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18">
      <style:text-properties style:font-name="Arial"/>
    </style:style>
    <style:style style:name="ce3" style:family="table-cell" style:parent-style-name="Default" style:data-style-name="N118">
      <style:text-properties style:font-name="Arial" fo:font-size="10pt" fo:language="en" fo:country="US" style:font-name-asian="DejaVu Sans Mono" style:font-size-asian="10pt" style:language-asian="en" style:country-asian="US" style:font-name-complex="DejaVu Sans Mono" style:font-size-complex="10pt" style:language-complex="en" style:country-complex="US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3" style:family="text">
      <style:text-properties style:text-position="super 58%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ingleLayer" table:style-name="ta1" table:print="false">
        <office:forms form:automatic-focus="false" form:apply-design-mode="false"/>
        <table:table-column table:style-name="co1" table:number-columns-repeated="32" table:default-cell-style-name="ce1"/>
        <table:table-column table:style-name="co2" table:number-columns-repeated="14" table:default-cell-style-name="ce1"/>
        <table:table-column table:style-name="co3" table:number-columns-repeated="978" table:default-cell-style-name="ce1"/>
        <table:table-row table:style-name="ro1">
          <table:table-cell office:value-type="string">
            <text:p>Inputs (X)</text:p>
          </table:table-cell>
          <table:table-cell table:number-columns-repeated="4"/>
          <table:table-cell office:value-type="string">
            <text:p>Inputs: 3</text:p>
          </table:table-cell>
          <table:table-cell table:number-columns-repeated="8"/>
          <table:table-cell office:value-type="string">
            <text:p>X<text:span text:style-name="T1">T</text:span>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Output Layer Neurons: 2</text:p>
          </table:table-cell>
          <table:table-cell table:number-columns-repeated="8"/>
          <table:table-cell table:number-matrix-columns-spanned="3" table:number-matrix-rows-spanned="4" table:formula="of:=TRANSPOSE([.A2:.D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Target Weights (W)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 =&gt; Target Outputs</text:p>
          </table:table-cell>
          <table:table-cell table:style-name="ce2" table:number-columns-repeated="22"/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15">
            <text:p>-15.000</text:p>
          </table:table-cell>
          <table:table-cell table:style-name="ce2"/>
          <table:table-cell table:style-name="ce2" table:number-matrix-columns-spanned="4" table:number-matrix-rows-spanned="2" table:formula="of:=MMULT([.A8:.C9];[.$A$2:.$D$4])" office:value-type="float" office:value="-15">
            <text:p>-1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/>
          <table:table-cell table:style-name="ce2" table:formula="of:=1/(1+EXP(-[.E8]))" office:value-type="float" office:value="0.000000305902226925625">
            <text:p>0.000</text:p>
          </table:table-cell>
          <table:table-cell table:style-name="ce2" table:formula="of:=1/(1+EXP(-[.F8]))" office:value-type="float" office:value="0.00669285092428486">
            <text:p>0.007</text:p>
          </table:table-cell>
          <table:table-cell table:style-name="ce2" table:formula="of:=1/(1+EXP(-[.G8]))" office:value-type="float" office:value="0.00669285092428486">
            <text:p>0.007</text:p>
          </table:table-cell>
          <table:table-cell table:style-name="ce2" table:formula="of:=1/(1+EXP(-[.H8]))" office:value-type="float" office:value="0.993307149075715">
            <text:p>0.993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5">
            <text:p>-5.000</text:p>
          </table:table-cell>
          <table:table-cell table:style-name="ce2"/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15">
            <text:p>15.000</text:p>
          </table:table-cell>
          <table:table-cell table:style-name="ce2"/>
          <table:table-cell table:style-name="ce2" table:formula="of:=1/(1+EXP(-[.E9]))" office:value-type="float" office:value="0.00669285092428486">
            <text:p>0.007</text:p>
          </table:table-cell>
          <table:table-cell table:style-name="ce2" table:formula="of:=1/(1+EXP(-[.F9]))" office:value-type="float" office:value="0.993307149075715">
            <text:p>0.993</text:p>
          </table:table-cell>
          <table:table-cell table:style-name="ce2" table:formula="of:=1/(1+EXP(-[.G9]))" office:value-type="float" office:value="0.993307149075715">
            <text:p>0.993</text:p>
          </table:table-cell>
          <table:table-cell table:style-name="ce2" table:formula="of:=1/(1+EXP(-[.H9]))" office:value-type="float" office:value="0.999999694097773">
            <text:p>1.000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style-name="ce2" table:number-columns-repeated="32"/>
          <table:table-cell table:number-columns-repeated="992"/>
        </table:table-row>
        <table:table-row table:style-name="ro1">
          <table:table-cell table:style-name="ce2" office:value-type="string">
            <text:p>Current Weights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</text:p>
          </table:table-cell>
          <table:table-cell table:style-name="ce2" table:number-columns-repeated="4"/>
          <table:table-cell table:style-name="ce3" office:value-type="string">
            <text:p>σ'</text:p>
          </table:table-cell>
          <table:table-cell table:style-name="ce2" table:number-columns-repeated="4"/>
          <table:table-cell table:style-name="ce2" office:value-type="string">
            <text:p>ε</text:p>
          </table:table-cell>
          <table:table-cell table:style-name="ce2" table:number-columns-repeated="4"/>
          <table:table-cell table:style-name="ce2" office:value-type="string">
            <text:p>ε<text:span text:style-name="T2">σ'</text:span></text:p>
          </table:table-cell>
          <table:table-cell table:style-name="ce2" table:number-columns-repeated="4"/>
          <table:table-cell table:style-name="ce2" office:value-type="string">
            <text:p>∆W = εσ'*X<text:span text:style-name="T1">T</text:span></text:p>
          </table:table-cell>
          <table:table-cell table:style-name="ce2" table:number-columns-repeated="2"/>
          <table:table-cell/>
          <table:table-cell office:value-type="string">
            <text:p>SSE</text:p>
          </table:table-cell>
          <table:table-cell table:number-columns-repeated="990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table:number-matrix-columns-spanned="4" table:number-matrix-rows-spanned="2" table:formula="of:=MMULT([.A12:.C13];[.$A$2:.$D$4])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2]))" office:value-type="float" office:value="0.731058578630005">
            <text:p>0.731</text:p>
          </table:table-cell>
          <table:table-cell table:style-name="ce2" table:formula="of:=1/(1+EXP(-[.F12]))" office:value-type="float" office:value="0.880797077977882">
            <text:p>0.881</text:p>
          </table:table-cell>
          <table:table-cell table:style-name="ce2" table:formula="of:=1/(1+EXP(-[.G12]))" office:value-type="float" office:value="0.880797077977882">
            <text:p>0.881</text:p>
          </table:table-cell>
          <table:table-cell table:style-name="ce2" table:formula="of:=1/(1+EXP(-[.H12]))" office:value-type="float" office:value="0.952574126822433">
            <text:p>0.953</text:p>
          </table:table-cell>
          <table:table-cell table:style-name="ce2"/>
          <table:table-cell table:style-name="ce2" table:formula="of:=[.J12]*(1-[.J12])" office:value-type="float" office:value="0.196611933241482">
            <text:p>0.197</text:p>
          </table:table-cell>
          <table:table-cell table:style-name="ce2" table:formula="of:=[.K12]*(1-[.K12])" office:value-type="float" office:value="0.104993585403507">
            <text:p>0.105</text:p>
          </table:table-cell>
          <table:table-cell table:style-name="ce2" table:formula="of:=[.L12]*(1-[.L12])" office:value-type="float" office:value="0.104993585403507">
            <text:p>0.105</text:p>
          </table:table-cell>
          <table:table-cell table:style-name="ce2" table:formula="of:=[.M12]*(1-[.M12])" office:value-type="float" office:value="0.045176659730912">
            <text:p>0.045</text:p>
          </table:table-cell>
          <table:table-cell table:style-name="ce2"/>
          <table:table-cell table:style-name="ce2" table:number-matrix-columns-spanned="4" table:number-matrix-rows-spanned="2" table:formula="of:=[.$J$8:.$M$9]-[.J12:.M13]" office:value-type="float" office:value="-0.731058272727778">
            <text:p>-0.731</text:p>
          </table:table-cell>
          <table:table-cell table:style-name="ce2" office:value-type="float" office:value="-0.874104227053597">
            <text:p>-0.874</text:p>
          </table:table-cell>
          <table:table-cell table:style-name="ce2" office:value-type="float" office:value="-0.874104227053597">
            <text:p>-0.874</text:p>
          </table:table-cell>
          <table:table-cell table:style-name="ce2" office:value-type="float" office:value="0.0407330222532819">
            <text:p>0.041</text:p>
          </table:table-cell>
          <table:table-cell table:style-name="ce2"/>
          <table:table-cell table:style-name="ce2" table:number-matrix-columns-spanned="4" table:number-matrix-rows-spanned="2" table:formula="of:=[.O12:.R13]*[.T12:.W13]" office:value-type="float" office:value="-0.143734780313187">
            <text:p>-0.144</text:p>
          </table:table-cell>
          <table:table-cell table:style-name="ce2" office:value-type="float" office:value="-0.091775336814718">
            <text:p>-0.092</text:p>
          </table:table-cell>
          <table:table-cell table:style-name="ce2" office:value-type="float" office:value="-0.091775336814718">
            <text:p>-0.092</text:p>
          </table:table-cell>
          <table:table-cell table:style-name="ce2" office:value-type="float" office:value="0.00184018188614818">
            <text:p>0.002</text:p>
          </table:table-cell>
          <table:table-cell table:style-name="ce2"/>
          <table:table-cell table:style-name="ce2" table:number-matrix-columns-spanned="3" table:number-matrix-rows-spanned="2" table:formula="of:=MMULT([.Y12:.AB13];[.$O$2:.$Q$5])" office:value-type="float" office:value="-0.0899351549285698">
            <text:p>-0.090</text:p>
          </table:table-cell>
          <table:table-cell table:style-name="ce2" office:value-type="float" office:value="-0.0899351549285698">
            <text:p>-0.090</text:p>
          </table:table-cell>
          <table:table-cell table:style-name="ce2" office:value-type="float" office:value="-0.325445272056475">
            <text:p>-0.325</text:p>
          </table:table-cell>
          <table:table-cell/>
          <table:table-cell table:number-matrix-columns-spanned="1" table:number-matrix-rows-spanned="1" table:formula="of:=SUM([.T12:.W13]^2)" office:value-type="float" office:value="2.61649370083445">
            <text:p>2.6164937008</text:p>
          </table:table-cell>
          <table:table-cell table:number-columns-repeated="990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3]))" office:value-type="float" office:value="0.731058578630005">
            <text:p>0.731</text:p>
          </table:table-cell>
          <table:table-cell table:style-name="ce2" table:formula="of:=1/(1+EXP(-[.F13]))" office:value-type="float" office:value="0.880797077977882">
            <text:p>0.881</text:p>
          </table:table-cell>
          <table:table-cell table:style-name="ce2" table:formula="of:=1/(1+EXP(-[.G13]))" office:value-type="float" office:value="0.880797077977882">
            <text:p>0.881</text:p>
          </table:table-cell>
          <table:table-cell table:style-name="ce2" table:formula="of:=1/(1+EXP(-[.H13]))" office:value-type="float" office:value="0.952574126822433">
            <text:p>0.953</text:p>
          </table:table-cell>
          <table:table-cell table:style-name="ce2"/>
          <table:table-cell table:style-name="ce2" table:formula="of:=[.J13]*(1-[.J13])" office:value-type="float" office:value="0.196611933241482">
            <text:p>0.197</text:p>
          </table:table-cell>
          <table:table-cell table:style-name="ce2" table:formula="of:=[.K13]*(1-[.K13])" office:value-type="float" office:value="0.104993585403507">
            <text:p>0.105</text:p>
          </table:table-cell>
          <table:table-cell table:style-name="ce2" table:formula="of:=[.L13]*(1-[.L13])" office:value-type="float" office:value="0.104993585403507">
            <text:p>0.105</text:p>
          </table:table-cell>
          <table:table-cell table:style-name="ce2" table:formula="of:=[.M13]*(1-[.M13])" office:value-type="float" office:value="0.045176659730912">
            <text:p>0.045</text:p>
          </table:table-cell>
          <table:table-cell table:style-name="ce2"/>
          <table:table-cell table:style-name="ce2" office:value-type="float" office:value="-0.72436572770572">
            <text:p>-0.724</text:p>
          </table:table-cell>
          <table:table-cell table:style-name="ce2" office:value-type="float" office:value="0.112510071097833">
            <text:p>0.113</text:p>
          </table:table-cell>
          <table:table-cell table:style-name="ce2" office:value-type="float" office:value="0.112510071097833">
            <text:p>0.113</text:p>
          </table:table-cell>
          <table:table-cell table:style-name="ce2" office:value-type="float" office:value="0.0474255672753396">
            <text:p>0.047</text:p>
          </table:table-cell>
          <table:table-cell table:style-name="ce2"/>
          <table:table-cell table:style-name="ce2" office:value-type="float" office:value="-0.142418946098094">
            <text:p>-0.142</text:p>
          </table:table-cell>
          <table:table-cell table:style-name="ce2" office:value-type="float" office:value="0.0118128357585649">
            <text:p>0.012</text:p>
          </table:table-cell>
          <table:table-cell table:style-name="ce2" office:value-type="float" office:value="0.0118128357585649">
            <text:p>0.012</text:p>
          </table:table-cell>
          <table:table-cell table:style-name="ce2" office:value-type="float" office:value="0.00214252871534349">
            <text:p>0.002</text:p>
          </table:table-cell>
          <table:table-cell table:style-name="ce2"/>
          <table:table-cell table:style-name="ce2" office:value-type="float" office:value="0.0139553644739084">
            <text:p>0.014</text:p>
          </table:table-cell>
          <table:table-cell table:style-name="ce2" office:value-type="float" office:value="0.0139553644739084">
            <text:p>0.014</text:p>
          </table:table-cell>
          <table:table-cell table:style-name="ce2" office:value-type="float" office:value="-0.116650745865621">
            <text:p>-0.117</text:p>
          </table:table-cell>
          <table:table-cell table:number-columns-repeated="992"/>
        </table:table-row>
        <table:table-row table:style-name="ro2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2" table:number-matrix-columns-spanned="3" table:number-matrix-rows-spanned="2" table:formula="of:=[.A12:.C13]+[.AD12:.AF13]" office:value-type="float" office:value="0.91006484507143">
            <text:p>0.910</text:p>
          </table:table-cell>
          <table:table-cell table:style-name="ce2" office:value-type="float" office:value="0.91006484507143">
            <text:p>0.910</text:p>
          </table:table-cell>
          <table:table-cell table:style-name="ce2" office:value-type="float" office:value="0.674554727943525">
            <text:p>0.675</text:p>
          </table:table-cell>
          <table:table-cell table:style-name="ce2"/>
          <table:table-cell table:style-name="ce2" table:number-matrix-columns-spanned="4" table:number-matrix-rows-spanned="2" table:formula="of:=MMULT([.A15:.C16];[.$A$2:.$D$4])" office:value-type="float" office:value="0.674554727943525">
            <text:p>0.675</text:p>
          </table:table-cell>
          <table:table-cell table:style-name="ce2" office:value-type="float" office:value="1.58461957301496">
            <text:p>1.585</text:p>
          </table:table-cell>
          <table:table-cell table:style-name="ce2" office:value-type="float" office:value="1.58461957301496">
            <text:p>1.585</text:p>
          </table:table-cell>
          <table:table-cell table:style-name="ce2" office:value-type="float" office:value="2.49468441808639">
            <text:p>2.495</text:p>
          </table:table-cell>
          <table:table-cell table:style-name="ce2"/>
          <table:table-cell table:style-name="ce2" table:formula="of:=1/(1+EXP(-[.E15]))" office:value-type="float" office:value="0.66252228755245">
            <text:p>0.663</text:p>
          </table:table-cell>
          <table:table-cell table:style-name="ce2" table:formula="of:=1/(1+EXP(-[.F15]))" office:value-type="float" office:value="0.829857767552993">
            <text:p>0.830</text:p>
          </table:table-cell>
          <table:table-cell table:style-name="ce2" table:formula="of:=1/(1+EXP(-[.G15]))" office:value-type="float" office:value="0.829857767552993">
            <text:p>0.830</text:p>
          </table:table-cell>
          <table:table-cell table:style-name="ce2" table:formula="of:=1/(1+EXP(-[.H15]))" office:value-type="float" office:value="0.923768336769899">
            <text:p>0.924</text:p>
          </table:table-cell>
          <table:table-cell table:style-name="ce2"/>
          <table:table-cell table:style-name="ce2" table:formula="of:=[.J15]*(1-[.J15])" office:value-type="float" office:value="0.223586506048719">
            <text:p>0.224</text:p>
          </table:table-cell>
          <table:table-cell table:style-name="ce2" table:formula="of:=[.K15]*(1-[.K15])" office:value-type="float" office:value="0.141193853184955">
            <text:p>0.141</text:p>
          </table:table-cell>
          <table:table-cell table:style-name="ce2" table:formula="of:=[.L15]*(1-[.L15])" office:value-type="float" office:value="0.141193853184955">
            <text:p>0.141</text:p>
          </table:table-cell>
          <table:table-cell table:style-name="ce2" table:formula="of:=[.M15]*(1-[.M15])" office:value-type="float" office:value="0.0704203967512733">
            <text:p>0.070</text:p>
          </table:table-cell>
          <table:table-cell table:style-name="ce2"/>
          <table:table-cell table:style-name="ce2" table:number-matrix-columns-spanned="4" table:number-matrix-rows-spanned="2" table:formula="of:=[.$J$8:.$M$9]-[.J15:.M16]" office:value-type="float" office:value="-0.662521981650223">
            <text:p>-0.663</text:p>
          </table:table-cell>
          <table:table-cell table:style-name="ce2" office:value-type="float" office:value="-0.823164916628708">
            <text:p>-0.823</text:p>
          </table:table-cell>
          <table:table-cell table:style-name="ce2" office:value-type="float" office:value="-0.823164916628708">
            <text:p>-0.823</text:p>
          </table:table-cell>
          <table:table-cell table:style-name="ce2" office:value-type="float" office:value="0.069538812305816">
            <text:p>0.070</text:p>
          </table:table-cell>
          <table:table-cell table:style-name="ce2"/>
          <table:table-cell table:style-name="ce2" table:number-matrix-columns-spanned="4" table:number-matrix-rows-spanned="2" table:formula="of:=[.O15:.R16]*[.T15:.W16]" office:value-type="float" office:value="-0.148130975057647">
            <text:p>-0.148</text:p>
          </table:table-cell>
          <table:table-cell table:style-name="ce2" office:value-type="float" office:value="-0.11622582638548">
            <text:p>-0.116</text:p>
          </table:table-cell>
          <table:table-cell table:style-name="ce2" office:value-type="float" office:value="-0.11622582638548">
            <text:p>-0.116</text:p>
          </table:table-cell>
          <table:table-cell table:style-name="ce2" office:value-type="float" office:value="0.00489695075218789">
            <text:p>0.005</text:p>
          </table:table-cell>
          <table:table-cell table:style-name="ce2"/>
          <table:table-cell table:style-name="ce2" table:number-matrix-columns-spanned="3" table:number-matrix-rows-spanned="2" table:formula="of:=MMULT([.Y15:.AB16];[.$O$2:.$Q$5])" office:value-type="float" office:value="-0.111328875633292">
            <text:p>-0.111</text:p>
          </table:table-cell>
          <table:table-cell table:style-name="ce2" office:value-type="float" office:value="-0.111328875633292">
            <text:p>-0.111</text:p>
          </table:table-cell>
          <table:table-cell table:style-name="ce2" office:value-type="float" office:value="-0.375685677076419">
            <text:p>-0.376</text:p>
          </table:table-cell>
          <table:table-cell/>
          <table:table-cell table:number-matrix-columns-spanned="1" table:number-matrix-rows-spanned="1" table:formula="of:=SUM([.T15:.W16]^2)" office:value-type="float" office:value="2.3234010405293">
            <text:p>2.3234010405</text:p>
          </table:table-cell>
          <table:table-cell table:number-columns-repeated="990"/>
        </table:table-row>
        <table:table-row table:style-name="ro2">
          <table:table-cell table:style-name="ce2" office:value-type="float" office:value="1.01395536447391">
            <text:p>1.014</text:p>
          </table:table-cell>
          <table:table-cell table:style-name="ce2" office:value-type="float" office:value="1.01395536447391">
            <text:p>1.014</text:p>
          </table:table-cell>
          <table:table-cell table:style-name="ce2" office:value-type="float" office:value="0.883349254134379">
            <text:p>0.883</text:p>
          </table:table-cell>
          <table:table-cell table:style-name="ce2"/>
          <table:table-cell table:style-name="ce2" office:value-type="float" office:value="0.883349254134379">
            <text:p>0.883</text:p>
          </table:table-cell>
          <table:table-cell table:style-name="ce2" office:value-type="float" office:value="1.89730461860829">
            <text:p>1.897</text:p>
          </table:table-cell>
          <table:table-cell table:style-name="ce2" office:value-type="float" office:value="1.89730461860829">
            <text:p>1.897</text:p>
          </table:table-cell>
          <table:table-cell table:style-name="ce2" office:value-type="float" office:value="2.9112599830822">
            <text:p>2.911</text:p>
          </table:table-cell>
          <table:table-cell table:style-name="ce2"/>
          <table:table-cell table:style-name="ce2" table:formula="of:=1/(1+EXP(-[.E16]))" office:value-type="float" office:value="0.707515787755482">
            <text:p>0.708</text:p>
          </table:table-cell>
          <table:table-cell table:style-name="ce2" table:formula="of:=1/(1+EXP(-[.F16]))" office:value-type="float" office:value="0.869586157405415">
            <text:p>0.870</text:p>
          </table:table-cell>
          <table:table-cell table:style-name="ce2" table:formula="of:=1/(1+EXP(-[.G16]))" office:value-type="float" office:value="0.869586157405415">
            <text:p>0.870</text:p>
          </table:table-cell>
          <table:table-cell table:style-name="ce2" table:formula="of:=1/(1+EXP(-[.H16]))" office:value-type="float" office:value="0.948400259435274">
            <text:p>0.948</text:p>
          </table:table-cell>
          <table:table-cell table:style-name="ce2"/>
          <table:table-cell table:style-name="ce2" table:formula="of:=[.J16]*(1-[.J16])" office:value-type="float" office:value="0.206937197832222">
            <text:p>0.207</text:p>
          </table:table-cell>
          <table:table-cell table:style-name="ce2" table:formula="of:=[.K16]*(1-[.K16])" office:value-type="float" office:value="0.1134060722543">
            <text:p>0.113</text:p>
          </table:table-cell>
          <table:table-cell table:style-name="ce2" table:formula="of:=[.L16]*(1-[.L16])" office:value-type="float" office:value="0.1134060722543">
            <text:p>0.113</text:p>
          </table:table-cell>
          <table:table-cell table:style-name="ce2" table:formula="of:=[.M16]*(1-[.M16])" office:value-type="float" office:value="0.0489372073383791">
            <text:p>0.049</text:p>
          </table:table-cell>
          <table:table-cell table:style-name="ce2"/>
          <table:table-cell table:style-name="ce2" office:value-type="float" office:value="-0.700822936831197">
            <text:p>-0.701</text:p>
          </table:table-cell>
          <table:table-cell table:style-name="ce2" office:value-type="float" office:value="0.123720991670301">
            <text:p>0.124</text:p>
          </table:table-cell>
          <table:table-cell table:style-name="ce2" office:value-type="float" office:value="0.123720991670301">
            <text:p>0.124</text:p>
          </table:table-cell>
          <table:table-cell table:style-name="ce2" office:value-type="float" office:value="0.0515994346624992">
            <text:p>0.052</text:p>
          </table:table-cell>
          <table:table-cell table:style-name="ce2"/>
          <table:table-cell table:style-name="ce2" office:value-type="float" office:value="-0.145026334724396">
            <text:p>-0.145</text:p>
          </table:table-cell>
          <table:table-cell table:style-name="ce2" office:value-type="float" office:value="0.0140307117207358">
            <text:p>0.014</text:p>
          </table:table-cell>
          <table:table-cell table:style-name="ce2" office:value-type="float" office:value="0.0140307117207358">
            <text:p>0.014</text:p>
          </table:table-cell>
          <table:table-cell table:style-name="ce2" office:value-type="float" office:value="0.00252513223262187">
            <text:p>0.003</text:p>
          </table:table-cell>
          <table:table-cell table:style-name="ce2"/>
          <table:table-cell table:style-name="ce2" office:value-type="float" office:value="0.0165558439533576">
            <text:p>0.017</text:p>
          </table:table-cell>
          <table:table-cell table:style-name="ce2" office:value-type="float" office:value="0.0165558439533576">
            <text:p>0.017</text:p>
          </table:table-cell>
          <table:table-cell table:style-name="ce2" office:value-type="float" office:value="-0.114439779050303">
            <text:p>-0.1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:.C16]+[.AD15:.AF16]" office:value-type="float" office:value="0.798735969438138">
            <text:p>0.799</text:p>
          </table:table-cell>
          <table:table-cell table:style-name="ce2" office:value-type="float" office:value="0.798735969438138">
            <text:p>0.799</text:p>
          </table:table-cell>
          <table:table-cell table:style-name="ce2" office:value-type="float" office:value="0.298869050867106">
            <text:p>0.299</text:p>
          </table:table-cell>
          <table:table-cell table:style-name="ce2"/>
          <table:table-cell table:style-name="ce2" table:number-matrix-columns-spanned="4" table:number-matrix-rows-spanned="2" table:formula="of:=MMULT([.A18:.C19];[.$A$2:.$D$4])" office:value-type="float" office:value="0.298869050867106">
            <text:p>0.299</text:p>
          </table:table-cell>
          <table:table-cell table:style-name="ce2" office:value-type="float" office:value="1.09760502030524">
            <text:p>1.098</text:p>
          </table:table-cell>
          <table:table-cell table:style-name="ce2" office:value-type="float" office:value="1.09760502030524">
            <text:p>1.098</text:p>
          </table:table-cell>
          <table:table-cell table:style-name="ce2" office:value-type="float" office:value="1.89634098974338">
            <text:p>1.896</text:p>
          </table:table-cell>
          <table:table-cell table:style-name="ce2"/>
          <table:table-cell table:style-name="ce2" table:formula="of:=1/(1+EXP(-[.E18]))" office:value-type="float" office:value="0.574166023647341">
            <text:p>0.574</text:p>
          </table:table-cell>
          <table:table-cell table:style-name="ce2" table:formula="of:=1/(1+EXP(-[.F18]))" office:value-type="float" office:value="0.749811089627075">
            <text:p>0.750</text:p>
          </table:table-cell>
          <table:table-cell table:style-name="ce2" table:formula="of:=1/(1+EXP(-[.G18]))" office:value-type="float" office:value="0.749811089627075">
            <text:p>0.750</text:p>
          </table:table-cell>
          <table:table-cell table:style-name="ce2" table:formula="of:=1/(1+EXP(-[.H18]))" office:value-type="float" office:value="0.869476837115441">
            <text:p>0.869</text:p>
          </table:table-cell>
          <table:table-cell table:style-name="ce2"/>
          <table:table-cell table:style-name="ce2" table:formula="of:=[.J18]*(1-[.J18])" office:value-type="float" office:value="0.244499400936342">
            <text:p>0.244</text:p>
          </table:table-cell>
          <table:table-cell table:style-name="ce2" table:formula="of:=[.K18]*(1-[.K18])" office:value-type="float" office:value="0.187594419499334">
            <text:p>0.188</text:p>
          </table:table-cell>
          <table:table-cell table:style-name="ce2" table:formula="of:=[.L18]*(1-[.L18])" office:value-type="float" office:value="0.187594419499334">
            <text:p>0.188</text:p>
          </table:table-cell>
          <table:table-cell table:style-name="ce2" table:formula="of:=[.M18]*(1-[.M18])" office:value-type="float" office:value="0.11348686683517">
            <text:p>0.113</text:p>
          </table:table-cell>
          <table:table-cell table:style-name="ce2"/>
          <table:table-cell table:style-name="ce2" table:number-matrix-columns-spanned="4" table:number-matrix-rows-spanned="2" table:formula="of:=[.$J$8:.$M$9]-[.J18:.M19]" office:value-type="float" office:value="-0.574165717745114">
            <text:p>-0.574</text:p>
          </table:table-cell>
          <table:table-cell table:style-name="ce2" office:value-type="float" office:value="-0.74311823870279">
            <text:p>-0.743</text:p>
          </table:table-cell>
          <table:table-cell table:style-name="ce2" office:value-type="float" office:value="-0.74311823870279">
            <text:p>-0.743</text:p>
          </table:table-cell>
          <table:table-cell table:style-name="ce2" office:value-type="float" office:value="0.123830311960274">
            <text:p>0.124</text:p>
          </table:table-cell>
          <table:table-cell table:style-name="ce2"/>
          <table:table-cell table:style-name="ce2" table:number-matrix-columns-spanned="4" table:number-matrix-rows-spanned="2" table:formula="of:=[.O18:.R19]*[.T18:.W19]" office:value-type="float" office:value="-0.140383174026865">
            <text:p>-0.140</text:p>
          </table:table-cell>
          <table:table-cell table:style-name="ce2" office:value-type="float" office:value="-0.139404834608817">
            <text:p>-0.139</text:p>
          </table:table-cell>
          <table:table-cell table:style-name="ce2" office:value-type="float" office:value="-0.139404834608817">
            <text:p>-0.139</text:p>
          </table:table-cell>
          <table:table-cell table:style-name="ce2" office:value-type="float" office:value="0.0140531141235932">
            <text:p>0.014</text:p>
          </table:table-cell>
          <table:table-cell table:style-name="ce2"/>
          <table:table-cell table:style-name="ce2" table:number-matrix-columns-spanned="3" table:number-matrix-rows-spanned="2" table:formula="of:=MMULT([.Y18:.AB19];[.$O$2:.$Q$5])" office:value-type="float" office:value="-0.125351720485224">
            <text:p>-0.125</text:p>
          </table:table-cell>
          <table:table-cell table:style-name="ce2" office:value-type="float" office:value="-0.125351720485224">
            <text:p>-0.125</text:p>
          </table:table-cell>
          <table:table-cell table:style-name="ce2" office:value-type="float" office:value="-0.405139729120906">
            <text:p>-0.405</text:p>
          </table:table-cell>
          <table:table-cell/>
          <table:table-cell table:number-matrix-columns-spanned="1" table:number-matrix-rows-spanned="1" table:formula="of:=SUM([.T18:.W19]^2)" office:value-type="float" office:value="1.94690571419056">
            <text:p>1.9469057142</text:p>
          </table:table-cell>
          <table:table-cell table:number-columns-repeated="990"/>
        </table:table-row>
        <table:table-row table:style-name="ro2">
          <table:table-cell table:style-name="ce2" office:value-type="float" office:value="1.03051120842727">
            <text:p>1.031</text:p>
          </table:table-cell>
          <table:table-cell table:style-name="ce2" office:value-type="float" office:value="1.03051120842727">
            <text:p>1.031</text:p>
          </table:table-cell>
          <table:table-cell table:style-name="ce2" office:value-type="float" office:value="0.768909475084076">
            <text:p>0.769</text:p>
          </table:table-cell>
          <table:table-cell table:style-name="ce2"/>
          <table:table-cell table:style-name="ce2" office:value-type="float" office:value="0.768909475084076">
            <text:p>0.769</text:p>
          </table:table-cell>
          <table:table-cell table:style-name="ce2" office:value-type="float" office:value="1.79942068351134">
            <text:p>1.799</text:p>
          </table:table-cell>
          <table:table-cell table:style-name="ce2" office:value-type="float" office:value="1.79942068351134">
            <text:p>1.799</text:p>
          </table:table-cell>
          <table:table-cell table:style-name="ce2" office:value-type="float" office:value="2.82993189193861">
            <text:p>2.830</text:p>
          </table:table-cell>
          <table:table-cell table:style-name="ce2"/>
          <table:table-cell table:style-name="ce2" table:formula="of:=1/(1+EXP(-[.E19]))" office:value-type="float" office:value="0.683284944099371">
            <text:p>0.683</text:p>
          </table:table-cell>
          <table:table-cell table:style-name="ce2" table:formula="of:=1/(1+EXP(-[.F19]))" office:value-type="float" office:value="0.858078400652904">
            <text:p>0.858</text:p>
          </table:table-cell>
          <table:table-cell table:style-name="ce2" table:formula="of:=1/(1+EXP(-[.G19]))" office:value-type="float" office:value="0.858078400652904">
            <text:p>0.858</text:p>
          </table:table-cell>
          <table:table-cell table:style-name="ce2" table:formula="of:=1/(1+EXP(-[.H19]))" office:value-type="float" office:value="0.944272018171909">
            <text:p>0.944</text:p>
          </table:table-cell>
          <table:table-cell table:style-name="ce2"/>
          <table:table-cell table:style-name="ce2" table:formula="of:=[.J19]*(1-[.J19])" office:value-type="float" office:value="0.21640662926649">
            <text:p>0.216</text:p>
          </table:table-cell>
          <table:table-cell table:style-name="ce2" table:formula="of:=[.K19]*(1-[.K19])" office:value-type="float" office:value="0.121779858985858">
            <text:p>0.122</text:p>
          </table:table-cell>
          <table:table-cell table:style-name="ce2" table:formula="of:=[.L19]*(1-[.L19])" office:value-type="float" office:value="0.121779858985858">
            <text:p>0.122</text:p>
          </table:table-cell>
          <table:table-cell table:style-name="ce2" table:formula="of:=[.M19]*(1-[.M19])" office:value-type="float" office:value="0.0526223738694587">
            <text:p>0.053</text:p>
          </table:table-cell>
          <table:table-cell table:style-name="ce2"/>
          <table:table-cell table:style-name="ce2" office:value-type="float" office:value="-0.676592093175086">
            <text:p>-0.677</text:p>
          </table:table-cell>
          <table:table-cell table:style-name="ce2" office:value-type="float" office:value="0.135228748422811">
            <text:p>0.135</text:p>
          </table:table-cell>
          <table:table-cell table:style-name="ce2" office:value-type="float" office:value="0.135228748422811">
            <text:p>0.135</text:p>
          </table:table-cell>
          <table:table-cell table:style-name="ce2" office:value-type="float" office:value="0.0557276759258637">
            <text:p>0.056</text:p>
          </table:table-cell>
          <table:table-cell table:style-name="ce2"/>
          <table:table-cell table:style-name="ce2" office:value-type="float" office:value="-0.14641901427238">
            <text:p>-0.146</text:p>
          </table:table-cell>
          <table:table-cell table:style-name="ce2" office:value-type="float" office:value="0.016468137913764">
            <text:p>0.016</text:p>
          </table:table-cell>
          <table:table-cell table:style-name="ce2" office:value-type="float" office:value="0.016468137913764">
            <text:p>0.016</text:p>
          </table:table-cell>
          <table:table-cell table:style-name="ce2" office:value-type="float" office:value="0.00293252259744683">
            <text:p>0.003</text:p>
          </table:table-cell>
          <table:table-cell table:style-name="ce2"/>
          <table:table-cell table:style-name="ce2" office:value-type="float" office:value="0.0194006605112108">
            <text:p>0.019</text:p>
          </table:table-cell>
          <table:table-cell table:style-name="ce2" office:value-type="float" office:value="0.0194006605112108">
            <text:p>0.019</text:p>
          </table:table-cell>
          <table:table-cell table:style-name="ce2" office:value-type="float" office:value="-0.110550215847405">
            <text:p>-0.1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:.C19]+[.AD18:.AF19]" office:value-type="float" office:value="0.673384248952914">
            <text:p>0.673</text:p>
          </table:table-cell>
          <table:table-cell table:style-name="ce2" office:value-type="float" office:value="0.673384248952914">
            <text:p>0.673</text:p>
          </table:table-cell>
          <table:table-cell table:style-name="ce2" office:value-type="float" office:value="-0.1062706782538">
            <text:p>-0.106</text:p>
          </table:table-cell>
          <table:table-cell table:style-name="ce2"/>
          <table:table-cell table:style-name="ce2" table:number-matrix-columns-spanned="4" table:number-matrix-rows-spanned="2" table:formula="of:=MMULT([.A21:.C22];[.$A$2:.$D$4])" office:value-type="float" office:value="-0.1062706782538">
            <text:p>-0.106</text:p>
          </table:table-cell>
          <table:table-cell table:style-name="ce2" office:value-type="float" office:value="0.567113570699114">
            <text:p>0.567</text:p>
          </table:table-cell>
          <table:table-cell table:style-name="ce2" office:value-type="float" office:value="0.567113570699114">
            <text:p>0.567</text:p>
          </table:table-cell>
          <table:table-cell table:style-name="ce2" office:value-type="float" office:value="1.24049781965203">
            <text:p>1.240</text:p>
          </table:table-cell>
          <table:table-cell table:style-name="ce2"/>
          <table:table-cell table:style-name="ce2" table:formula="of:=1/(1+EXP(-[.E21]))" office:value-type="float" office:value="0.473457305634239">
            <text:p>0.473</text:p>
          </table:table-cell>
          <table:table-cell table:style-name="ce2" table:formula="of:=1/(1+EXP(-[.F21]))" office:value-type="float" office:value="0.638096880242734">
            <text:p>0.638</text:p>
          </table:table-cell>
          <table:table-cell table:style-name="ce2" table:formula="of:=1/(1+EXP(-[.G21]))" office:value-type="float" office:value="0.638096880242734">
            <text:p>0.638</text:p>
          </table:table-cell>
          <table:table-cell table:style-name="ce2" table:formula="of:=1/(1+EXP(-[.H21]))" office:value-type="float" office:value="0.77565065509769">
            <text:p>0.776</text:p>
          </table:table-cell>
          <table:table-cell table:style-name="ce2"/>
          <table:table-cell table:style-name="ce2" table:formula="of:=[.J21]*(1-[.J21])" office:value-type="float" office:value="0.249295485375806">
            <text:p>0.249</text:p>
          </table:table-cell>
          <table:table-cell table:style-name="ce2" table:formula="of:=[.K21]*(1-[.K21])" office:value-type="float" office:value="0.230929251667224">
            <text:p>0.231</text:p>
          </table:table-cell>
          <table:table-cell table:style-name="ce2" table:formula="of:=[.L21]*(1-[.L21])" office:value-type="float" office:value="0.230929251667224">
            <text:p>0.231</text:p>
          </table:table-cell>
          <table:table-cell table:style-name="ce2" table:formula="of:=[.M21]*(1-[.M21])" office:value-type="float" office:value="0.174016716344214">
            <text:p>0.174</text:p>
          </table:table-cell>
          <table:table-cell table:style-name="ce2"/>
          <table:table-cell table:style-name="ce2" table:number-matrix-columns-spanned="4" table:number-matrix-rows-spanned="2" table:formula="of:=[.$J$8:.$M$9]-[.J21:.M22]" office:value-type="float" office:value="-0.473456999732012">
            <text:p>-0.473</text:p>
          </table:table-cell>
          <table:table-cell table:style-name="ce2" office:value-type="float" office:value="-0.631404029318449">
            <text:p>-0.631</text:p>
          </table:table-cell>
          <table:table-cell table:style-name="ce2" office:value-type="float" office:value="-0.631404029318449">
            <text:p>-0.631</text:p>
          </table:table-cell>
          <table:table-cell table:style-name="ce2" office:value-type="float" office:value="0.217656493978025">
            <text:p>0.218</text:p>
          </table:table-cell>
          <table:table-cell table:style-name="ce2"/>
          <table:table-cell table:style-name="ce2" table:number-matrix-columns-spanned="4" table:number-matrix-rows-spanned="2" table:formula="of:=[.O21:.R22]*[.T21:.W22]" office:value-type="float" office:value="-0.118030692552765">
            <text:p>-0.118</text:p>
          </table:table-cell>
          <table:table-cell table:style-name="ce2" office:value-type="float" office:value="-0.145809659990179">
            <text:p>-0.146</text:p>
          </table:table-cell>
          <table:table-cell table:style-name="ce2" office:value-type="float" office:value="-0.145809659990179">
            <text:p>-0.146</text:p>
          </table:table-cell>
          <table:table-cell table:style-name="ce2" office:value-type="float" office:value="0.0378758683730503">
            <text:p>0.038</text:p>
          </table:table-cell>
          <table:table-cell table:style-name="ce2"/>
          <table:table-cell table:style-name="ce2" table:number-matrix-columns-spanned="3" table:number-matrix-rows-spanned="2" table:formula="of:=MMULT([.Y21:.AB22];[.$O$2:.$Q$5])" office:value-type="float" office:value="-0.107933791617129">
            <text:p>-0.108</text:p>
          </table:table-cell>
          <table:table-cell table:style-name="ce2" office:value-type="float" office:value="-0.107933791617129">
            <text:p>-0.108</text:p>
          </table:table-cell>
          <table:table-cell table:style-name="ce2" office:value-type="float" office:value="-0.371774144160073">
            <text:p>-0.372</text:p>
          </table:table-cell>
          <table:table-cell/>
          <table:table-cell table:number-matrix-columns-spanned="1" table:number-matrix-rows-spanned="1" table:formula="of:=SUM([.T21:.W22]^2)" office:value-type="float" office:value="1.5408355757359">
            <text:p>1.5408355757</text:p>
          </table:table-cell>
          <table:table-cell table:number-columns-repeated="990"/>
        </table:table-row>
        <table:table-row table:style-name="ro2">
          <table:table-cell table:style-name="ce2" office:value-type="float" office:value="1.04991186893848">
            <text:p>1.050</text:p>
          </table:table-cell>
          <table:table-cell table:style-name="ce2" office:value-type="float" office:value="1.04991186893848">
            <text:p>1.050</text:p>
          </table:table-cell>
          <table:table-cell table:style-name="ce2" office:value-type="float" office:value="0.658359259236671">
            <text:p>0.658</text:p>
          </table:table-cell>
          <table:table-cell table:style-name="ce2"/>
          <table:table-cell table:style-name="ce2" office:value-type="float" office:value="0.658359259236671">
            <text:p>0.658</text:p>
          </table:table-cell>
          <table:table-cell table:style-name="ce2" office:value-type="float" office:value="1.70827112817515">
            <text:p>1.708</text:p>
          </table:table-cell>
          <table:table-cell table:style-name="ce2" office:value-type="float" office:value="1.70827112817515">
            <text:p>1.708</text:p>
          </table:table-cell>
          <table:table-cell table:style-name="ce2" office:value-type="float" office:value="2.75818299711363">
            <text:p>2.758</text:p>
          </table:table-cell>
          <table:table-cell table:style-name="ce2"/>
          <table:table-cell table:style-name="ce2" table:formula="of:=1/(1+EXP(-[.E22]))" office:value-type="float" office:value="0.658891722546616">
            <text:p>0.659</text:p>
          </table:table-cell>
          <table:table-cell table:style-name="ce2" table:formula="of:=1/(1+EXP(-[.F22]))" office:value-type="float" office:value="0.846611907131775">
            <text:p>0.847</text:p>
          </table:table-cell>
          <table:table-cell table:style-name="ce2" table:formula="of:=1/(1+EXP(-[.G22]))" office:value-type="float" office:value="0.846611907131775">
            <text:p>0.847</text:p>
          </table:table-cell>
          <table:table-cell table:style-name="ce2" table:formula="of:=1/(1+EXP(-[.H22]))" office:value-type="float" office:value="0.940373834546004">
            <text:p>0.940</text:p>
          </table:table-cell>
          <table:table-cell table:style-name="ce2"/>
          <table:table-cell table:style-name="ce2" table:formula="of:=[.J22]*(1-[.J22])" office:value-type="float" office:value="0.224753420506169">
            <text:p>0.225</text:p>
          </table:table-cell>
          <table:table-cell table:style-name="ce2" table:formula="of:=[.K22]*(1-[.K22])" office:value-type="float" office:value="0.129860185834474">
            <text:p>0.130</text:p>
          </table:table-cell>
          <table:table-cell table:style-name="ce2" table:formula="of:=[.L22]*(1-[.L22])" office:value-type="float" office:value="0.129860185834474">
            <text:p>0.130</text:p>
          </table:table-cell>
          <table:table-cell table:style-name="ce2" table:formula="of:=[.M22]*(1-[.M22])" office:value-type="float" office:value="0.0560708858472489">
            <text:p>0.056</text:p>
          </table:table-cell>
          <table:table-cell table:style-name="ce2"/>
          <table:table-cell table:style-name="ce2" office:value-type="float" office:value="-0.652198871622332">
            <text:p>-0.652</text:p>
          </table:table-cell>
          <table:table-cell table:style-name="ce2" office:value-type="float" office:value="0.14669524194394">
            <text:p>0.147</text:p>
          </table:table-cell>
          <table:table-cell table:style-name="ce2" office:value-type="float" office:value="0.14669524194394">
            <text:p>0.147</text:p>
          </table:table-cell>
          <table:table-cell table:style-name="ce2" office:value-type="float" office:value="0.0596258595517692">
            <text:p>0.060</text:p>
          </table:table-cell>
          <table:table-cell table:style-name="ce2"/>
          <table:table-cell table:style-name="ce2" office:value-type="float" office:value="-0.146583927247383">
            <text:p>-0.147</text:p>
          </table:table-cell>
          <table:table-cell table:style-name="ce2" office:value-type="float" office:value="0.0190498713798732">
            <text:p>0.019</text:p>
          </table:table-cell>
          <table:table-cell table:style-name="ce2" office:value-type="float" office:value="0.0190498713798732">
            <text:p>0.019</text:p>
          </table:table-cell>
          <table:table-cell table:style-name="ce2" office:value-type="float" office:value="0.00334327476447135">
            <text:p>0.003</text:p>
          </table:table-cell>
          <table:table-cell table:style-name="ce2"/>
          <table:table-cell table:style-name="ce2" office:value-type="float" office:value="0.0223931461443446">
            <text:p>0.022</text:p>
          </table:table-cell>
          <table:table-cell table:style-name="ce2" office:value-type="float" office:value="0.0223931461443446">
            <text:p>0.022</text:p>
          </table:table-cell>
          <table:table-cell table:style-name="ce2" office:value-type="float" office:value="-0.105140909723165">
            <text:p>-0.10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:.C22]+[.AD21:.AF22]" office:value-type="float" office:value="0.565450457335785">
            <text:p>0.565</text:p>
          </table:table-cell>
          <table:table-cell table:style-name="ce2" office:value-type="float" office:value="0.565450457335785">
            <text:p>0.565</text:p>
          </table:table-cell>
          <table:table-cell table:style-name="ce2" office:value-type="float" office:value="-0.478044822413873">
            <text:p>-0.478</text:p>
          </table:table-cell>
          <table:table-cell table:style-name="ce2"/>
          <table:table-cell table:style-name="ce2" table:number-matrix-columns-spanned="4" table:number-matrix-rows-spanned="2" table:formula="of:=MMULT([.A24:.C25];[.$A$2:.$D$4])" office:value-type="float" office:value="-0.478044822413873">
            <text:p>-0.478</text:p>
          </table:table-cell>
          <table:table-cell table:style-name="ce2" office:value-type="float" office:value="0.0874056349219117">
            <text:p>0.087</text:p>
          </table:table-cell>
          <table:table-cell table:style-name="ce2" office:value-type="float" office:value="0.0874056349219117">
            <text:p>0.087</text:p>
          </table:table-cell>
          <table:table-cell table:style-name="ce2" office:value-type="float" office:value="0.652856092257697">
            <text:p>0.653</text:p>
          </table:table-cell>
          <table:table-cell table:style-name="ce2"/>
          <table:table-cell table:style-name="ce2" table:formula="of:=1/(1+EXP(-[.E24]))" office:value-type="float" office:value="0.382713918112322">
            <text:p>0.383</text:p>
          </table:table-cell>
          <table:table-cell table:style-name="ce2" table:formula="of:=1/(1+EXP(-[.F24]))" office:value-type="float" office:value="0.52183750775113">
            <text:p>0.522</text:p>
          </table:table-cell>
          <table:table-cell table:style-name="ce2" table:formula="of:=1/(1+EXP(-[.G24]))" office:value-type="float" office:value="0.52183750775113">
            <text:p>0.522</text:p>
          </table:table-cell>
          <table:table-cell table:style-name="ce2" table:formula="of:=1/(1+EXP(-[.H24]))" office:value-type="float" office:value="0.657653787608878">
            <text:p>0.658</text:p>
          </table:table-cell>
          <table:table-cell table:style-name="ce2"/>
          <table:table-cell table:style-name="ce2" table:formula="of:=[.J24]*(1-[.J24])" office:value-type="float" office:value="0.236243974995437">
            <text:p>0.236</text:p>
          </table:table-cell>
          <table:table-cell table:style-name="ce2" table:formula="of:=[.K24]*(1-[.K24])" office:value-type="float" office:value="0.249523123255219">
            <text:p>0.250</text:p>
          </table:table-cell>
          <table:table-cell table:style-name="ce2" table:formula="of:=[.L24]*(1-[.L24])" office:value-type="float" office:value="0.249523123255219">
            <text:p>0.250</text:p>
          </table:table-cell>
          <table:table-cell table:style-name="ce2" table:formula="of:=[.M24]*(1-[.M24])" office:value-type="float" office:value="0.225145283252575">
            <text:p>0.225</text:p>
          </table:table-cell>
          <table:table-cell table:style-name="ce2"/>
          <table:table-cell table:style-name="ce2" table:number-matrix-columns-spanned="4" table:number-matrix-rows-spanned="2" table:formula="of:=[.$J$8:.$M$9]-[.J24:.M25]" office:value-type="float" office:value="-0.382713612210095">
            <text:p>-0.383</text:p>
          </table:table-cell>
          <table:table-cell table:style-name="ce2" office:value-type="float" office:value="-0.515144656826845">
            <text:p>-0.515</text:p>
          </table:table-cell>
          <table:table-cell table:style-name="ce2" office:value-type="float" office:value="-0.515144656826845">
            <text:p>-0.515</text:p>
          </table:table-cell>
          <table:table-cell table:style-name="ce2" office:value-type="float" office:value="0.335653361466837">
            <text:p>0.336</text:p>
          </table:table-cell>
          <table:table-cell table:style-name="ce2"/>
          <table:table-cell table:style-name="ce2" table:number-matrix-columns-spanned="4" table:number-matrix-rows-spanned="2" table:formula="of:=[.O24:.R25]*[.T24:.W25]" office:value-type="float" office:value="-0.0904137850333749">
            <text:p>-0.090</text:p>
          </table:table-cell>
          <table:table-cell table:style-name="ce2" office:value-type="float" office:value="-0.128540503699673">
            <text:p>-0.129</text:p>
          </table:table-cell>
          <table:table-cell table:style-name="ce2" office:value-type="float" office:value="-0.128540503699673">
            <text:p>-0.129</text:p>
          </table:table-cell>
          <table:table-cell table:style-name="ce2" office:value-type="float" office:value="0.0755707711421299">
            <text:p>0.076</text:p>
          </table:table-cell>
          <table:table-cell table:style-name="ce2"/>
          <table:table-cell table:style-name="ce2" table:number-matrix-columns-spanned="3" table:number-matrix-rows-spanned="2" table:formula="of:=MMULT([.Y24:.AB25];[.$O$2:.$Q$5])" office:value-type="float" office:value="-0.0529697325575427">
            <text:p>-0.053</text:p>
          </table:table-cell>
          <table:table-cell table:style-name="ce2" office:value-type="float" office:value="-0.0529697325575427">
            <text:p>-0.053</text:p>
          </table:table-cell>
          <table:table-cell table:style-name="ce2" office:value-type="float" office:value="-0.27192402129059">
            <text:p>-0.272</text:p>
          </table:table-cell>
          <table:table-cell/>
          <table:table-cell table:number-matrix-columns-spanned="1" table:number-matrix-rows-spanned="1" table:formula="of:=SUM([.T24:.W25]^2)" office:value-type="float" office:value="1.23825543277157">
            <text:p>1.2382554328</text:p>
          </table:table-cell>
          <table:table-cell table:number-columns-repeated="990"/>
        </table:table-row>
        <table:table-row table:style-name="ro2">
          <table:table-cell table:style-name="ce2" office:value-type="float" office:value="1.07230501508282">
            <text:p>1.072</text:p>
          </table:table-cell>
          <table:table-cell table:style-name="ce2" office:value-type="float" office:value="1.07230501508282">
            <text:p>1.072</text:p>
          </table:table-cell>
          <table:table-cell table:style-name="ce2" office:value-type="float" office:value="0.553218349513506">
            <text:p>0.553</text:p>
          </table:table-cell>
          <table:table-cell table:style-name="ce2"/>
          <table:table-cell table:style-name="ce2" office:value-type="float" office:value="0.553218349513506">
            <text:p>0.553</text:p>
          </table:table-cell>
          <table:table-cell table:style-name="ce2" office:value-type="float" office:value="1.62552336459633">
            <text:p>1.626</text:p>
          </table:table-cell>
          <table:table-cell table:style-name="ce2" office:value-type="float" office:value="1.62552336459633">
            <text:p>1.626</text:p>
          </table:table-cell>
          <table:table-cell table:style-name="ce2" office:value-type="float" office:value="2.69782837967915">
            <text:p>2.698</text:p>
          </table:table-cell>
          <table:table-cell table:style-name="ce2"/>
          <table:table-cell table:style-name="ce2" table:formula="of:=1/(1+EXP(-[.E25]))" office:value-type="float" office:value="0.634881949852743">
            <text:p>0.635</text:p>
          </table:table-cell>
          <table:table-cell table:style-name="ce2" table:formula="of:=1/(1+EXP(-[.F25]))" office:value-type="float" office:value="0.835555461353858">
            <text:p>0.836</text:p>
          </table:table-cell>
          <table:table-cell table:style-name="ce2" table:formula="of:=1/(1+EXP(-[.G25]))" office:value-type="float" office:value="0.835555461353858">
            <text:p>0.836</text:p>
          </table:table-cell>
          <table:table-cell table:style-name="ce2" table:formula="of:=1/(1+EXP(-[.H25]))" office:value-type="float" office:value="0.936898379916157">
            <text:p>0.937</text:p>
          </table:table-cell>
          <table:table-cell table:style-name="ce2"/>
          <table:table-cell table:style-name="ce2" table:formula="of:=[.J25]*(1-[.J25])" office:value-type="float" office:value="0.231806859603922">
            <text:p>0.232</text:p>
          </table:table-cell>
          <table:table-cell table:style-name="ce2" table:formula="of:=[.K25]*(1-[.K25])" office:value-type="float" office:value="0.137402532355599">
            <text:p>0.137</text:p>
          </table:table-cell>
          <table:table-cell table:style-name="ce2" table:formula="of:=[.L25]*(1-[.L25])" office:value-type="float" office:value="0.137402532355599">
            <text:p>0.137</text:p>
          </table:table-cell>
          <table:table-cell table:style-name="ce2" table:formula="of:=[.M25]*(1-[.M25])" office:value-type="float" office:value="0.0591198056266374">
            <text:p>0.059</text:p>
          </table:table-cell>
          <table:table-cell table:style-name="ce2"/>
          <table:table-cell table:style-name="ce2" office:value-type="float" office:value="-0.628189098928458">
            <text:p>-0.628</text:p>
          </table:table-cell>
          <table:table-cell table:style-name="ce2" office:value-type="float" office:value="0.157751687721857">
            <text:p>0.158</text:p>
          </table:table-cell>
          <table:table-cell table:style-name="ce2" office:value-type="float" office:value="0.157751687721857">
            <text:p>0.158</text:p>
          </table:table-cell>
          <table:table-cell table:style-name="ce2" office:value-type="float" office:value="0.063101314181616">
            <text:p>0.063</text:p>
          </table:table-cell>
          <table:table-cell table:style-name="ce2"/>
          <table:table-cell table:style-name="ce2" office:value-type="float" office:value="-0.145618542260023">
            <text:p>-0.146</text:p>
          </table:table-cell>
          <table:table-cell table:style-name="ce2" office:value-type="float" office:value="0.0216754813763529">
            <text:p>0.022</text:p>
          </table:table-cell>
          <table:table-cell table:style-name="ce2" office:value-type="float" office:value="0.0216754813763529">
            <text:p>0.022</text:p>
          </table:table-cell>
          <table:table-cell table:style-name="ce2" office:value-type="float" office:value="0.00373053742920251">
            <text:p>0.004</text:p>
          </table:table-cell>
          <table:table-cell table:style-name="ce2"/>
          <table:table-cell table:style-name="ce2" office:value-type="float" office:value="0.0254060188055554">
            <text:p>0.025</text:p>
          </table:table-cell>
          <table:table-cell table:style-name="ce2" office:value-type="float" office:value="0.0254060188055554">
            <text:p>0.025</text:p>
          </table:table-cell>
          <table:table-cell table:style-name="ce2" office:value-type="float" office:value="-0.0985370420781151">
            <text:p>-0.09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:.C25]+[.AD24:.AF25]" office:value-type="float" office:value="0.512480724778242">
            <text:p>0.512</text:p>
          </table:table-cell>
          <table:table-cell table:style-name="ce2" office:value-type="float" office:value="0.512480724778242">
            <text:p>0.512</text:p>
          </table:table-cell>
          <table:table-cell table:style-name="ce2" office:value-type="float" office:value="-0.749968843704463">
            <text:p>-0.750</text:p>
          </table:table-cell>
          <table:table-cell table:style-name="ce2"/>
          <table:table-cell table:style-name="ce2" table:number-matrix-columns-spanned="4" table:number-matrix-rows-spanned="2" table:formula="of:=MMULT([.A27:.C28];[.$A$2:.$D$4])" office:value-type="float" office:value="-0.749968843704463">
            <text:p>-0.750</text:p>
          </table:table-cell>
          <table:table-cell table:style-name="ce2" office:value-type="float" office:value="-0.237488118926221">
            <text:p>-0.237</text:p>
          </table:table-cell>
          <table:table-cell table:style-name="ce2" office:value-type="float" office:value="-0.237488118926221">
            <text:p>-0.237</text:p>
          </table:table-cell>
          <table:table-cell table:style-name="ce2" office:value-type="float" office:value="0.274992605852021">
            <text:p>0.275</text:p>
          </table:table-cell>
          <table:table-cell table:style-name="ce2"/>
          <table:table-cell table:style-name="ce2" table:formula="of:=1/(1+EXP(-[.E27]))" office:value-type="float" office:value="0.320828089663327">
            <text:p>0.321</text:p>
          </table:table-cell>
          <table:table-cell table:style-name="ce2" table:formula="of:=1/(1+EXP(-[.F27]))" office:value-type="float" office:value="0.440905456873325">
            <text:p>0.441</text:p>
          </table:table-cell>
          <table:table-cell table:style-name="ce2" table:formula="of:=1/(1+EXP(-[.G27]))" office:value-type="float" office:value="0.440905456873325">
            <text:p>0.441</text:p>
          </table:table-cell>
          <table:table-cell table:style-name="ce2" table:formula="of:=1/(1+EXP(-[.H27]))" office:value-type="float" office:value="0.568318169453411">
            <text:p>0.568</text:p>
          </table:table-cell>
          <table:table-cell table:style-name="ce2"/>
          <table:table-cell table:style-name="ce2" table:formula="of:=[.J27]*(1-[.J27])" office:value-type="float" office:value="0.217897426546307">
            <text:p>0.218</text:p>
          </table:table-cell>
          <table:table-cell table:style-name="ce2" table:formula="of:=[.K27]*(1-[.K27])" office:value-type="float" office:value="0.246507834972649">
            <text:p>0.247</text:p>
          </table:table-cell>
          <table:table-cell table:style-name="ce2" table:formula="of:=[.L27]*(1-[.L27])" office:value-type="float" office:value="0.246507834972649">
            <text:p>0.247</text:p>
          </table:table-cell>
          <table:table-cell table:style-name="ce2" table:formula="of:=[.M27]*(1-[.M27])" office:value-type="float" office:value="0.245332627722535">
            <text:p>0.245</text:p>
          </table:table-cell>
          <table:table-cell table:style-name="ce2"/>
          <table:table-cell table:style-name="ce2" table:number-matrix-columns-spanned="4" table:number-matrix-rows-spanned="2" table:formula="of:=[.$J$8:.$M$9]-[.J27:.M28]" office:value-type="float" office:value="-0.3208277837611">
            <text:p>-0.321</text:p>
          </table:table-cell>
          <table:table-cell table:style-name="ce2" office:value-type="float" office:value="-0.43421260594904">
            <text:p>-0.434</text:p>
          </table:table-cell>
          <table:table-cell table:style-name="ce2" office:value-type="float" office:value="-0.43421260594904">
            <text:p>-0.434</text:p>
          </table:table-cell>
          <table:table-cell table:style-name="ce2" office:value-type="float" office:value="0.424988979622304">
            <text:p>0.425</text:p>
          </table:table-cell>
          <table:table-cell table:style-name="ce2"/>
          <table:table-cell table:style-name="ce2" table:number-matrix-columns-spanned="4" table:number-matrix-rows-spanned="2" table:formula="of:=[.O27:.R28]*[.T27:.W28]" office:value-type="float" office:value="-0.0699075484460989">
            <text:p>-0.070</text:p>
          </table:table-cell>
          <table:table-cell table:style-name="ce2" office:value-type="float" office:value="-0.10703680941033">
            <text:p>-0.107</text:p>
          </table:table-cell>
          <table:table-cell table:style-name="ce2" office:value-type="float" office:value="-0.10703680941033">
            <text:p>-0.107</text:p>
          </table:table-cell>
          <table:table-cell table:style-name="ce2" office:value-type="float" office:value="0.104263663123859">
            <text:p>0.104</text:p>
          </table:table-cell>
          <table:table-cell table:style-name="ce2"/>
          <table:table-cell table:style-name="ce2" table:number-matrix-columns-spanned="3" table:number-matrix-rows-spanned="2" table:formula="of:=MMULT([.Y27:.AB28];[.$O$2:.$Q$5])" office:value-type="float" office:value="-0.00277314628647128">
            <text:p>-0.003</text:p>
          </table:table-cell>
          <table:table-cell table:style-name="ce2" office:value-type="float" office:value="-0.00277314628647128">
            <text:p>-0.003</text:p>
          </table:table-cell>
          <table:table-cell table:style-name="ce2" office:value-type="float" office:value="-0.1797175041429">
            <text:p>-0.180</text:p>
          </table:table-cell>
          <table:table-cell/>
          <table:table-cell table:number-matrix-columns-spanned="1" table:number-matrix-rows-spanned="1" table:formula="of:=SUM([.T27:.W28]^2)" office:value-type="float" office:value="1.08755749340374">
            <text:p>1.0875574934</text:p>
          </table:table-cell>
          <table:table-cell table:number-columns-repeated="990"/>
        </table:table-row>
        <table:table-row table:style-name="ro2">
          <table:table-cell table:style-name="ce2" office:value-type="float" office:value="1.09771103388838">
            <text:p>1.098</text:p>
          </table:table-cell>
          <table:table-cell table:style-name="ce2" office:value-type="float" office:value="1.09771103388838">
            <text:p>1.098</text:p>
          </table:table-cell>
          <table:table-cell table:style-name="ce2" office:value-type="float" office:value="0.454681307435391">
            <text:p>0.455</text:p>
          </table:table-cell>
          <table:table-cell table:style-name="ce2"/>
          <table:table-cell table:style-name="ce2" office:value-type="float" office:value="0.454681307435391">
            <text:p>0.455</text:p>
          </table:table-cell>
          <table:table-cell table:style-name="ce2" office:value-type="float" office:value="1.55239234132377">
            <text:p>1.552</text:p>
          </table:table-cell>
          <table:table-cell table:style-name="ce2" office:value-type="float" office:value="1.55239234132377">
            <text:p>1.552</text:p>
          </table:table-cell>
          <table:table-cell table:style-name="ce2" office:value-type="float" office:value="2.65010337521214">
            <text:p>2.650</text:p>
          </table:table-cell>
          <table:table-cell table:style-name="ce2"/>
          <table:table-cell table:style-name="ce2" table:formula="of:=1/(1+EXP(-[.E28]))" office:value-type="float" office:value="0.611751678529122">
            <text:p>0.612</text:p>
          </table:table-cell>
          <table:table-cell table:style-name="ce2" table:formula="of:=1/(1+EXP(-[.F28]))" office:value-type="float" office:value="0.825258991708918">
            <text:p>0.825</text:p>
          </table:table-cell>
          <table:table-cell table:style-name="ce2" table:formula="of:=1/(1+EXP(-[.G28]))" office:value-type="float" office:value="0.825258991708918">
            <text:p>0.825</text:p>
          </table:table-cell>
          <table:table-cell table:style-name="ce2" table:formula="of:=1/(1+EXP(-[.H28]))" office:value-type="float" office:value="0.934017361698316">
            <text:p>0.934</text:p>
          </table:table-cell>
          <table:table-cell table:style-name="ce2"/>
          <table:table-cell table:style-name="ce2" table:formula="of:=[.J28]*(1-[.J28])" office:value-type="float" office:value="0.237511562345924">
            <text:p>0.238</text:p>
          </table:table-cell>
          <table:table-cell table:style-name="ce2" table:formula="of:=[.K28]*(1-[.K28])" office:value-type="float" office:value="0.144206588312498">
            <text:p>0.144</text:p>
          </table:table-cell>
          <table:table-cell table:style-name="ce2" table:formula="of:=[.L28]*(1-[.L28])" office:value-type="float" office:value="0.144206588312498">
            <text:p>0.144</text:p>
          </table:table-cell>
          <table:table-cell table:style-name="ce2" table:formula="of:=[.M28]*(1-[.M28])" office:value-type="float" office:value="0.0616289297444332">
            <text:p>0.062</text:p>
          </table:table-cell>
          <table:table-cell table:style-name="ce2"/>
          <table:table-cell table:style-name="ce2" office:value-type="float" office:value="-0.605058827604838">
            <text:p>-0.605</text:p>
          </table:table-cell>
          <table:table-cell table:style-name="ce2" office:value-type="float" office:value="0.168048157366797">
            <text:p>0.168</text:p>
          </table:table-cell>
          <table:table-cell table:style-name="ce2" office:value-type="float" office:value="0.168048157366797">
            <text:p>0.168</text:p>
          </table:table-cell>
          <table:table-cell table:style-name="ce2" office:value-type="float" office:value="0.0659823323994571">
            <text:p>0.066</text:p>
          </table:table-cell>
          <table:table-cell table:style-name="ce2"/>
          <table:table-cell table:style-name="ce2" office:value-type="float" office:value="-0.143708467455618">
            <text:p>-0.144</text:p>
          </table:table-cell>
          <table:table-cell table:style-name="ce2" office:value-type="float" office:value="0.0242336514460676">
            <text:p>0.024</text:p>
          </table:table-cell>
          <table:table-cell table:style-name="ce2" office:value-type="float" office:value="0.0242336514460676">
            <text:p>0.024</text:p>
          </table:table-cell>
          <table:table-cell table:style-name="ce2" office:value-type="float" office:value="0.00406642052781998">
            <text:p>0.004</text:p>
          </table:table-cell>
          <table:table-cell table:style-name="ce2"/>
          <table:table-cell table:style-name="ce2" office:value-type="float" office:value="0.0283000719738876">
            <text:p>0.028</text:p>
          </table:table-cell>
          <table:table-cell table:style-name="ce2" office:value-type="float" office:value="0.0283000719738876">
            <text:p>0.028</text:p>
          </table:table-cell>
          <table:table-cell table:style-name="ce2" office:value-type="float" office:value="-0.0911747440356626">
            <text:p>-0.09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:.C28]+[.AD27:.AF28]" office:value-type="float" office:value="0.509707578491771">
            <text:p>0.510</text:p>
          </table:table-cell>
          <table:table-cell table:style-name="ce2" office:value-type="float" office:value="0.509707578491771">
            <text:p>0.510</text:p>
          </table:table-cell>
          <table:table-cell table:style-name="ce2" office:value-type="float" office:value="-0.929686347847364">
            <text:p>-0.930</text:p>
          </table:table-cell>
          <table:table-cell table:style-name="ce2"/>
          <table:table-cell table:style-name="ce2" table:number-matrix-columns-spanned="4" table:number-matrix-rows-spanned="2" table:formula="of:=MMULT([.A30:.C31];[.$A$2:.$D$4])" office:value-type="float" office:value="-0.929686347847364">
            <text:p>-0.930</text:p>
          </table:table-cell>
          <table:table-cell table:style-name="ce2" office:value-type="float" office:value="-0.419978769355593">
            <text:p>-0.420</text:p>
          </table:table-cell>
          <table:table-cell table:style-name="ce2" office:value-type="float" office:value="-0.419978769355593">
            <text:p>-0.420</text:p>
          </table:table-cell>
          <table:table-cell table:style-name="ce2" office:value-type="float" office:value="0.0897288091361783">
            <text:p>0.090</text:p>
          </table:table-cell>
          <table:table-cell table:style-name="ce2"/>
          <table:table-cell table:style-name="ce2" table:formula="of:=1/(1+EXP(-[.E30]))" office:value-type="float" office:value="0.282988352061266">
            <text:p>0.283</text:p>
          </table:table-cell>
          <table:table-cell table:style-name="ce2" table:formula="of:=1/(1+EXP(-[.F30]))" office:value-type="float" office:value="0.396521830453173">
            <text:p>0.397</text:p>
          </table:table-cell>
          <table:table-cell table:style-name="ce2" table:formula="of:=1/(1+EXP(-[.G30]))" office:value-type="float" office:value="0.396521830453173">
            <text:p>0.397</text:p>
          </table:table-cell>
          <table:table-cell table:style-name="ce2" table:formula="of:=1/(1+EXP(-[.H30]))" office:value-type="float" office:value="0.522417163768929">
            <text:p>0.522</text:p>
          </table:table-cell>
          <table:table-cell table:style-name="ce2"/>
          <table:table-cell table:style-name="ce2" table:formula="of:=[.J30]*(1-[.J30])" office:value-type="float" office:value="0.202905944658915">
            <text:p>0.203</text:p>
          </table:table-cell>
          <table:table-cell table:style-name="ce2" table:formula="of:=[.K30]*(1-[.K30])" office:value-type="float" office:value="0.239292268427238">
            <text:p>0.239</text:p>
          </table:table-cell>
          <table:table-cell table:style-name="ce2" table:formula="of:=[.L30]*(1-[.L30])" office:value-type="float" office:value="0.239292268427238">
            <text:p>0.239</text:p>
          </table:table-cell>
          <table:table-cell table:style-name="ce2" table:formula="of:=[.M30]*(1-[.M30])" office:value-type="float" office:value="0.249497470768557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30:.M31]" office:value-type="float" office:value="-0.282988046159039">
            <text:p>-0.283</text:p>
          </table:table-cell>
          <table:table-cell table:style-name="ce2" office:value-type="float" office:value="-0.389828979528888">
            <text:p>-0.390</text:p>
          </table:table-cell>
          <table:table-cell table:style-name="ce2" office:value-type="float" office:value="-0.389828979528888">
            <text:p>-0.390</text:p>
          </table:table-cell>
          <table:table-cell table:style-name="ce2" office:value-type="float" office:value="0.470889985306786">
            <text:p>0.471</text:p>
          </table:table-cell>
          <table:table-cell table:style-name="ce2"/>
          <table:table-cell table:style-name="ce2" table:number-matrix-columns-spanned="4" table:number-matrix-rows-spanned="2" table:formula="of:=[.O30:.R31]*[.T30:.W31]" office:value-type="float" office:value="-0.0574199568330805">
            <text:p>-0.057</text:p>
          </table:table-cell>
          <table:table-cell table:style-name="ce2" office:value-type="float" office:value="-0.093283060810143">
            <text:p>-0.093</text:p>
          </table:table-cell>
          <table:table-cell table:style-name="ce2" office:value-type="float" office:value="-0.093283060810143">
            <text:p>-0.093</text:p>
          </table:table-cell>
          <table:table-cell table:style-name="ce2" office:value-type="float" office:value="0.117485860344286">
            <text:p>0.117</text:p>
          </table:table-cell>
          <table:table-cell table:style-name="ce2"/>
          <table:table-cell table:style-name="ce2" table:number-matrix-columns-spanned="3" table:number-matrix-rows-spanned="2" table:formula="of:=MMULT([.Y30:.AB31];[.$O$2:.$Q$5])" office:value-type="float" office:value="0.024202799534143">
            <text:p>0.024</text:p>
          </table:table-cell>
          <table:table-cell table:style-name="ce2" office:value-type="float" office:value="0.024202799534143">
            <text:p>0.024</text:p>
          </table:table-cell>
          <table:table-cell table:style-name="ce2" office:value-type="float" office:value="-0.12650021810908">
            <text:p>-0.127</text:p>
          </table:table-cell>
          <table:table-cell/>
          <table:table-cell table:number-matrix-columns-spanned="1" table:number-matrix-rows-spanned="1" table:formula="of:=SUM([.T30:.W31]^2)" office:value-type="float" office:value="1.0133859184532">
            <text:p>1.0133859185</text:p>
          </table:table-cell>
          <table:table-cell table:number-columns-repeated="990"/>
        </table:table-row>
        <table:table-row table:style-name="ro2">
          <table:table-cell table:style-name="ce2" office:value-type="float" office:value="1.12601110586226">
            <text:p>1.126</text:p>
          </table:table-cell>
          <table:table-cell table:style-name="ce2" office:value-type="float" office:value="1.12601110586226">
            <text:p>1.126</text:p>
          </table:table-cell>
          <table:table-cell table:style-name="ce2" office:value-type="float" office:value="0.363506563399729">
            <text:p>0.364</text:p>
          </table:table-cell>
          <table:table-cell table:style-name="ce2"/>
          <table:table-cell table:style-name="ce2" office:value-type="float" office:value="0.363506563399729">
            <text:p>0.364</text:p>
          </table:table-cell>
          <table:table-cell table:style-name="ce2" office:value-type="float" office:value="1.48951766926199">
            <text:p>1.490</text:p>
          </table:table-cell>
          <table:table-cell table:style-name="ce2" office:value-type="float" office:value="1.48951766926199">
            <text:p>1.490</text:p>
          </table:table-cell>
          <table:table-cell table:style-name="ce2" office:value-type="float" office:value="2.61552877512426">
            <text:p>2.616</text:p>
          </table:table-cell>
          <table:table-cell table:style-name="ce2"/>
          <table:table-cell table:style-name="ce2" table:formula="of:=1/(1+EXP(-[.E31]))" office:value-type="float" office:value="0.589889008360115">
            <text:p>0.590</text:p>
          </table:table-cell>
          <table:table-cell table:style-name="ce2" table:formula="of:=1/(1+EXP(-[.F31]))" office:value-type="float" office:value="0.816005866339954">
            <text:p>0.816</text:p>
          </table:table-cell>
          <table:table-cell table:style-name="ce2" table:formula="of:=1/(1+EXP(-[.G31]))" office:value-type="float" office:value="0.816005866339954">
            <text:p>0.816</text:p>
          </table:table-cell>
          <table:table-cell table:style-name="ce2" table:formula="of:=1/(1+EXP(-[.H31]))" office:value-type="float" office:value="0.931854323062097">
            <text:p>0.932</text:p>
          </table:table-cell>
          <table:table-cell table:style-name="ce2"/>
          <table:table-cell table:style-name="ce2" table:formula="of:=[.J31]*(1-[.J31])" office:value-type="float" office:value="0.241919966176035">
            <text:p>0.242</text:p>
          </table:table-cell>
          <table:table-cell table:style-name="ce2" table:formula="of:=[.K31]*(1-[.K31])" office:value-type="float" office:value="0.150140292438735">
            <text:p>0.150</text:p>
          </table:table-cell>
          <table:table-cell table:style-name="ce2" table:formula="of:=[.L31]*(1-[.L31])" office:value-type="float" office:value="0.150140292438735">
            <text:p>0.150</text:p>
          </table:table-cell>
          <table:table-cell table:style-name="ce2" table:formula="of:=[.M31]*(1-[.M31])" office:value-type="float" office:value="0.0635018436525778">
            <text:p>0.064</text:p>
          </table:table-cell>
          <table:table-cell table:style-name="ce2"/>
          <table:table-cell table:style-name="ce2" office:value-type="float" office:value="-0.58319615743583">
            <text:p>-0.583</text:p>
          </table:table-cell>
          <table:table-cell table:style-name="ce2" office:value-type="float" office:value="0.177301282735761">
            <text:p>0.177</text:p>
          </table:table-cell>
          <table:table-cell table:style-name="ce2" office:value-type="float" office:value="0.177301282735761">
            <text:p>0.177</text:p>
          </table:table-cell>
          <table:table-cell table:style-name="ce2" office:value-type="float" office:value="0.0681453710356759">
            <text:p>0.068</text:p>
          </table:table-cell>
          <table:table-cell table:style-name="ce2"/>
          <table:table-cell table:style-name="ce2" office:value-type="float" office:value="-0.14108679468087">
            <text:p>-0.141</text:p>
          </table:table-cell>
          <table:table-cell table:style-name="ce2" office:value-type="float" office:value="0.0266200664397099">
            <text:p>0.027</text:p>
          </table:table-cell>
          <table:table-cell table:style-name="ce2" office:value-type="float" office:value="0.0266200664397099">
            <text:p>0.027</text:p>
          </table:table-cell>
          <table:table-cell table:style-name="ce2" office:value-type="float" office:value="0.00432735669715439">
            <text:p>0.004</text:p>
          </table:table-cell>
          <table:table-cell table:style-name="ce2"/>
          <table:table-cell table:style-name="ce2" office:value-type="float" office:value="0.0309474231368643">
            <text:p>0.031</text:p>
          </table:table-cell>
          <table:table-cell table:style-name="ce2" office:value-type="float" office:value="0.0309474231368643">
            <text:p>0.031</text:p>
          </table:table-cell>
          <table:table-cell table:style-name="ce2" office:value-type="float" office:value="-0.0835193051042955">
            <text:p>-0.08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:.C31]+[.AD30:.AF31]" office:value-type="float" office:value="0.533910378025914">
            <text:p>0.534</text:p>
          </table:table-cell>
          <table:table-cell table:style-name="ce2" office:value-type="float" office:value="0.533910378025914">
            <text:p>0.534</text:p>
          </table:table-cell>
          <table:table-cell table:style-name="ce2" office:value-type="float" office:value="-1.05618656595644">
            <text:p>-1.056</text:p>
          </table:table-cell>
          <table:table-cell table:style-name="ce2"/>
          <table:table-cell table:style-name="ce2" table:number-matrix-columns-spanned="4" table:number-matrix-rows-spanned="2" table:formula="of:=MMULT([.A33:.C34];[.$A$2:.$D$4])" office:value-type="float" office:value="-1.05618656595644">
            <text:p>-1.056</text:p>
          </table:table-cell>
          <table:table-cell table:style-name="ce2" office:value-type="float" office:value="-0.52227618793053">
            <text:p>-0.522</text:p>
          </table:table-cell>
          <table:table-cell table:style-name="ce2" office:value-type="float" office:value="-0.52227618793053">
            <text:p>-0.522</text:p>
          </table:table-cell>
          <table:table-cell table:style-name="ce2" office:value-type="float" office:value="0.011634190095384">
            <text:p>0.012</text:p>
          </table:table-cell>
          <table:table-cell table:style-name="ce2"/>
          <table:table-cell table:style-name="ce2" table:formula="of:=1/(1+EXP(-[.E33]))" office:value-type="float" office:value="0.258038881086305">
            <text:p>0.258</text:p>
          </table:table-cell>
          <table:table-cell table:style-name="ce2" table:formula="of:=1/(1+EXP(-[.F33]))" office:value-type="float" office:value="0.372320139044774">
            <text:p>0.372</text:p>
          </table:table-cell>
          <table:table-cell table:style-name="ce2" table:formula="of:=1/(1+EXP(-[.G33]))" office:value-type="float" office:value="0.372320139044774">
            <text:p>0.372</text:p>
          </table:table-cell>
          <table:table-cell table:style-name="ce2" table:formula="of:=1/(1+EXP(-[.H33]))" office:value-type="float" office:value="0.502908514717236">
            <text:p>0.503</text:p>
          </table:table-cell>
          <table:table-cell table:style-name="ce2"/>
          <table:table-cell table:style-name="ce2" table:formula="of:=[.J33]*(1-[.J33])" office:value-type="float" office:value="0.191454816934033">
            <text:p>0.191</text:p>
          </table:table-cell>
          <table:table-cell table:style-name="ce2" table:formula="of:=[.K33]*(1-[.K33])" office:value-type="float" office:value="0.233697853106454">
            <text:p>0.234</text:p>
          </table:table-cell>
          <table:table-cell table:style-name="ce2" table:formula="of:=[.L33]*(1-[.L33])" office:value-type="float" office:value="0.233697853106454">
            <text:p>0.234</text:p>
          </table:table-cell>
          <table:table-cell table:style-name="ce2" table:formula="of:=[.M33]*(1-[.M33])" office:value-type="float" office:value="0.24999154054214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3:.M34]" office:value-type="float" office:value="-0.258038575184078">
            <text:p>-0.258</text:p>
          </table:table-cell>
          <table:table-cell table:style-name="ce2" office:value-type="float" office:value="-0.365627288120489">
            <text:p>-0.366</text:p>
          </table:table-cell>
          <table:table-cell table:style-name="ce2" office:value-type="float" office:value="-0.365627288120489">
            <text:p>-0.366</text:p>
          </table:table-cell>
          <table:table-cell table:style-name="ce2" office:value-type="float" office:value="0.490398634358479">
            <text:p>0.490</text:p>
          </table:table-cell>
          <table:table-cell table:style-name="ce2"/>
          <table:table-cell table:style-name="ce2" table:number-matrix-columns-spanned="4" table:number-matrix-rows-spanned="2" table:formula="of:=[.O33:.R34]*[.T33:.W34]" office:value-type="float" office:value="-0.0494027281737863">
            <text:p>-0.049</text:p>
          </table:table-cell>
          <table:table-cell table:style-name="ce2" office:value-type="float" office:value="-0.0854463122708933">
            <text:p>-0.085</text:p>
          </table:table-cell>
          <table:table-cell table:style-name="ce2" office:value-type="float" office:value="-0.0854463122708933">
            <text:p>-0.085</text:p>
          </table:table-cell>
          <table:table-cell table:style-name="ce2" office:value-type="float" office:value="0.122595510083038">
            <text:p>0.123</text:p>
          </table:table-cell>
          <table:table-cell table:style-name="ce2"/>
          <table:table-cell table:style-name="ce2" table:number-matrix-columns-spanned="3" table:number-matrix-rows-spanned="2" table:formula="of:=MMULT([.Y33:.AB34];[.$O$2:.$Q$5])" office:value-type="float" office:value="0.0371491978121443">
            <text:p>0.037</text:p>
          </table:table-cell>
          <table:table-cell table:style-name="ce2" office:value-type="float" office:value="0.0371491978121443">
            <text:p>0.037</text:p>
          </table:table-cell>
          <table:table-cell table:style-name="ce2" office:value-type="float" office:value="-0.0976998426325354">
            <text:p>-0.098</text:p>
          </table:table-cell>
          <table:table-cell/>
          <table:table-cell table:number-matrix-columns-spanned="1" table:number-matrix-rows-spanned="1" table:formula="of:=SUM([.T33:.W34]^2)" office:value-type="float" office:value="0.964767763219961">
            <text:p>0.9647677632</text:p>
          </table:table-cell>
          <table:table-cell table:number-columns-repeated="990"/>
        </table:table-row>
        <table:table-row table:style-name="ro2">
          <table:table-cell table:style-name="ce2" office:value-type="float" office:value="1.15695852899913">
            <text:p>1.157</text:p>
          </table:table-cell>
          <table:table-cell table:style-name="ce2" office:value-type="float" office:value="1.15695852899913">
            <text:p>1.157</text:p>
          </table:table-cell>
          <table:table-cell table:style-name="ce2" office:value-type="float" office:value="0.279987258295433">
            <text:p>0.280</text:p>
          </table:table-cell>
          <table:table-cell table:style-name="ce2"/>
          <table:table-cell table:style-name="ce2" office:value-type="float" office:value="0.279987258295433">
            <text:p>0.280</text:p>
          </table:table-cell>
          <table:table-cell table:style-name="ce2" office:value-type="float" office:value="1.43694578729456">
            <text:p>1.437</text:p>
          </table:table-cell>
          <table:table-cell table:style-name="ce2" office:value-type="float" office:value="1.43694578729456">
            <text:p>1.437</text:p>
          </table:table-cell>
          <table:table-cell table:style-name="ce2" office:value-type="float" office:value="2.59390431629369">
            <text:p>2.594</text:p>
          </table:table-cell>
          <table:table-cell table:style-name="ce2"/>
          <table:table-cell table:style-name="ce2" table:formula="of:=1/(1+EXP(-[.E34]))" office:value-type="float" office:value="0.569543100137832">
            <text:p>0.570</text:p>
          </table:table-cell>
          <table:table-cell table:style-name="ce2" table:formula="of:=1/(1+EXP(-[.F34]))" office:value-type="float" office:value="0.80798124348349">
            <text:p>0.808</text:p>
          </table:table-cell>
          <table:table-cell table:style-name="ce2" table:formula="of:=1/(1+EXP(-[.G34]))" office:value-type="float" office:value="0.80798124348349">
            <text:p>0.808</text:p>
          </table:table-cell>
          <table:table-cell table:style-name="ce2" table:formula="of:=1/(1+EXP(-[.H34]))" office:value-type="float" office:value="0.93046823997322">
            <text:p>0.930</text:p>
          </table:table-cell>
          <table:table-cell table:style-name="ce2"/>
          <table:table-cell table:style-name="ce2" table:formula="of:=[.J34]*(1-[.J34])" office:value-type="float" office:value="0.245163757223219">
            <text:p>0.245</text:p>
          </table:table-cell>
          <table:table-cell table:style-name="ce2" table:formula="of:=[.K34]*(1-[.K34])" office:value-type="float" office:value="0.155147553662363">
            <text:p>0.155</text:p>
          </table:table-cell>
          <table:table-cell table:style-name="ce2" table:formula="of:=[.L34]*(1-[.L34])" office:value-type="float" office:value="0.155147553662363">
            <text:p>0.155</text:p>
          </table:table-cell>
          <table:table-cell table:style-name="ce2" table:formula="of:=[.M34]*(1-[.M34])" office:value-type="float" office:value="0.0646970943743582">
            <text:p>0.065</text:p>
          </table:table-cell>
          <table:table-cell table:style-name="ce2"/>
          <table:table-cell table:style-name="ce2" office:value-type="float" office:value="-0.562850249213547">
            <text:p>-0.563</text:p>
          </table:table-cell>
          <table:table-cell table:style-name="ce2" office:value-type="float" office:value="0.185325905592226">
            <text:p>0.185</text:p>
          </table:table-cell>
          <table:table-cell table:style-name="ce2" office:value-type="float" office:value="0.185325905592226">
            <text:p>0.185</text:p>
          </table:table-cell>
          <table:table-cell table:style-name="ce2" office:value-type="float" office:value="0.069531454124553">
            <text:p>0.070</text:p>
          </table:table-cell>
          <table:table-cell table:style-name="ce2"/>
          <table:table-cell table:style-name="ce2" office:value-type="float" office:value="-0.137990481851219">
            <text:p>-0.138</text:p>
          </table:table-cell>
          <table:table-cell table:style-name="ce2" office:value-type="float" office:value="0.0287528608828959">
            <text:p>0.029</text:p>
          </table:table-cell>
          <table:table-cell table:style-name="ce2" office:value-type="float" office:value="0.0287528608828959">
            <text:p>0.029</text:p>
          </table:table-cell>
          <table:table-cell table:style-name="ce2" office:value-type="float" office:value="0.00449848304948257">
            <text:p>0.004</text:p>
          </table:table-cell>
          <table:table-cell table:style-name="ce2"/>
          <table:table-cell table:style-name="ce2" office:value-type="float" office:value="0.0332513439323785">
            <text:p>0.033</text:p>
          </table:table-cell>
          <table:table-cell table:style-name="ce2" office:value-type="float" office:value="0.0332513439323785">
            <text:p>0.033</text:p>
          </table:table-cell>
          <table:table-cell table:style-name="ce2" office:value-type="float" office:value="-0.0759862770359443">
            <text:p>-0.07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3:.C34]+[.AD33:.AF34]" office:value-type="float" office:value="0.571059575838058">
            <text:p>0.571</text:p>
          </table:table-cell>
          <table:table-cell table:style-name="ce2" office:value-type="float" office:value="0.571059575838058">
            <text:p>0.571</text:p>
          </table:table-cell>
          <table:table-cell table:style-name="ce2" office:value-type="float" office:value="-1.15388640858898">
            <text:p>-1.154</text:p>
          </table:table-cell>
          <table:table-cell table:style-name="ce2"/>
          <table:table-cell table:style-name="ce2" table:number-matrix-columns-spanned="4" table:number-matrix-rows-spanned="2" table:formula="of:=MMULT([.A36:.C37];[.$A$2:.$D$4])" office:value-type="float" office:value="-1.15388640858898">
            <text:p>-1.154</text:p>
          </table:table-cell>
          <table:table-cell table:style-name="ce2" office:value-type="float" office:value="-0.582826832750921">
            <text:p>-0.583</text:p>
          </table:table-cell>
          <table:table-cell table:style-name="ce2" office:value-type="float" office:value="-0.582826832750921">
            <text:p>-0.583</text:p>
          </table:table-cell>
          <table:table-cell table:style-name="ce2" office:value-type="float" office:value="-0.0117672569128626">
            <text:p>-0.012</text:p>
          </table:table-cell>
          <table:table-cell table:style-name="ce2"/>
          <table:table-cell table:style-name="ce2" table:formula="of:=1/(1+EXP(-[.E36]))" office:value-type="float" office:value="0.239779930769172">
            <text:p>0.240</text:p>
          </table:table-cell>
          <table:table-cell table:style-name="ce2" table:formula="of:=1/(1+EXP(-[.F36]))" office:value-type="float" office:value="0.358282399199911">
            <text:p>0.358</text:p>
          </table:table-cell>
          <table:table-cell table:style-name="ce2" table:formula="of:=1/(1+EXP(-[.G36]))" office:value-type="float" office:value="0.358282399199911">
            <text:p>0.358</text:p>
          </table:table-cell>
          <table:table-cell table:style-name="ce2" table:formula="of:=1/(1+EXP(-[.H36]))" office:value-type="float" office:value="0.497058219716991">
            <text:p>0.497</text:p>
          </table:table-cell>
          <table:table-cell table:style-name="ce2"/>
          <table:table-cell table:style-name="ce2" table:formula="of:=[.J36]*(1-[.J36])" office:value-type="float" office:value="0.182285515569503">
            <text:p>0.182</text:p>
          </table:table-cell>
          <table:table-cell table:style-name="ce2" table:formula="of:=[.K36]*(1-[.K36])" office:value-type="float" office:value="0.229916121623467">
            <text:p>0.230</text:p>
          </table:table-cell>
          <table:table-cell table:style-name="ce2" table:formula="of:=[.L36]*(1-[.L36])" office:value-type="float" office:value="0.229916121623467">
            <text:p>0.230</text:p>
          </table:table-cell>
          <table:table-cell table:style-name="ce2" table:formula="of:=[.M36]*(1-[.M36])" office:value-type="float" office:value="0.24999134592876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6:.M37]" office:value-type="float" office:value="-0.239779624866945">
            <text:p>-0.240</text:p>
          </table:table-cell>
          <table:table-cell table:style-name="ce2" office:value-type="float" office:value="-0.351589548275626">
            <text:p>-0.352</text:p>
          </table:table-cell>
          <table:table-cell table:style-name="ce2" office:value-type="float" office:value="-0.351589548275626">
            <text:p>-0.352</text:p>
          </table:table-cell>
          <table:table-cell table:style-name="ce2" office:value-type="float" office:value="0.496248929358724">
            <text:p>0.496</text:p>
          </table:table-cell>
          <table:table-cell table:style-name="ce2"/>
          <table:table-cell table:style-name="ce2" table:number-matrix-columns-spanned="4" table:number-matrix-rows-spanned="2" table:formula="of:=[.O36:.R37]*[.T36:.W37]" office:value-type="float" office:value="-0.043708352541933">
            <text:p>-0.044</text:p>
          </table:table-cell>
          <table:table-cell table:style-name="ce2" office:value-type="float" office:value="-0.0808361053428786">
            <text:p>-0.081</text:p>
          </table:table-cell>
          <table:table-cell table:style-name="ce2" office:value-type="float" office:value="-0.0808361053428786">
            <text:p>-0.081</text:p>
          </table:table-cell>
          <table:table-cell table:style-name="ce2" office:value-type="float" office:value="0.124057937766097">
            <text:p>0.124</text:p>
          </table:table-cell>
          <table:table-cell table:style-name="ce2"/>
          <table:table-cell table:style-name="ce2" table:number-matrix-columns-spanned="3" table:number-matrix-rows-spanned="2" table:formula="of:=MMULT([.Y36:.AB37];[.$O$2:.$Q$5])" office:value-type="float" office:value="0.0432218324232183">
            <text:p>0.043</text:p>
          </table:table-cell>
          <table:table-cell table:style-name="ce2" office:value-type="float" office:value="0.0432218324232183">
            <text:p>0.043</text:p>
          </table:table-cell>
          <table:table-cell table:style-name="ce2" office:value-type="float" office:value="-0.0813226254615933">
            <text:p>-0.081</text:p>
          </table:table-cell>
          <table:table-cell/>
          <table:table-cell table:number-matrix-columns-spanned="1" table:number-matrix-rows-spanned="1" table:formula="of:=SUM([.T36:.W37]^2)" office:value-type="float" office:value="0.925748614739658">
            <text:p>0.9257486147</text:p>
          </table:table-cell>
          <table:table-cell table:number-columns-repeated="990"/>
        </table:table-row>
        <table:table-row table:style-name="ro2">
          <table:table-cell table:style-name="ce2" office:value-type="float" office:value="1.19020987293151">
            <text:p>1.190</text:p>
          </table:table-cell>
          <table:table-cell table:style-name="ce2" office:value-type="float" office:value="1.19020987293151">
            <text:p>1.190</text:p>
          </table:table-cell>
          <table:table-cell table:style-name="ce2" office:value-type="float" office:value="0.204000981259489">
            <text:p>0.204</text:p>
          </table:table-cell>
          <table:table-cell table:style-name="ce2"/>
          <table:table-cell table:style-name="ce2" office:value-type="float" office:value="0.204000981259489">
            <text:p>0.204</text:p>
          </table:table-cell>
          <table:table-cell table:style-name="ce2" office:value-type="float" office:value="1.394210854191">
            <text:p>1.394</text:p>
          </table:table-cell>
          <table:table-cell table:style-name="ce2" office:value-type="float" office:value="1.394210854191">
            <text:p>1.394</text:p>
          </table:table-cell>
          <table:table-cell table:style-name="ce2" office:value-type="float" office:value="2.5844207271225">
            <text:p>2.584</text:p>
          </table:table-cell>
          <table:table-cell table:style-name="ce2"/>
          <table:table-cell table:style-name="ce2" table:formula="of:=1/(1+EXP(-[.E37]))" office:value-type="float" office:value="0.550824107747457">
            <text:p>0.551</text:p>
          </table:table-cell>
          <table:table-cell table:style-name="ce2" table:formula="of:=1/(1+EXP(-[.F37]))" office:value-type="float" office:value="0.801263631233607">
            <text:p>0.801</text:p>
          </table:table-cell>
          <table:table-cell table:style-name="ce2" table:formula="of:=1/(1+EXP(-[.G37]))" office:value-type="float" office:value="0.801263631233607">
            <text:p>0.801</text:p>
          </table:table-cell>
          <table:table-cell table:style-name="ce2" table:formula="of:=1/(1+EXP(-[.H37]))" office:value-type="float" office:value="0.929852168888269">
            <text:p>0.930</text:p>
          </table:table-cell>
          <table:table-cell table:style-name="ce2"/>
          <table:table-cell table:style-name="ce2" table:formula="of:=[.J37]*(1-[.J37])" office:value-type="float" office:value="0.247416910071675">
            <text:p>0.247</text:p>
          </table:table-cell>
          <table:table-cell table:style-name="ce2" table:formula="of:=[.K37]*(1-[.K37])" office:value-type="float" office:value="0.159240224495941">
            <text:p>0.159</text:p>
          </table:table-cell>
          <table:table-cell table:style-name="ce2" table:formula="of:=[.L37]*(1-[.L37])" office:value-type="float" office:value="0.159240224495941">
            <text:p>0.159</text:p>
          </table:table-cell>
          <table:table-cell table:style-name="ce2" table:formula="of:=[.M37]*(1-[.M37])" office:value-type="float" office:value="0.0652271129020515">
            <text:p>0.065</text:p>
          </table:table-cell>
          <table:table-cell table:style-name="ce2"/>
          <table:table-cell table:style-name="ce2" office:value-type="float" office:value="-0.544131256823172">
            <text:p>-0.544</text:p>
          </table:table-cell>
          <table:table-cell table:style-name="ce2" office:value-type="float" office:value="0.192043517842108">
            <text:p>0.192</text:p>
          </table:table-cell>
          <table:table-cell table:style-name="ce2" office:value-type="float" office:value="0.192043517842108">
            <text:p>0.192</text:p>
          </table:table-cell>
          <table:table-cell table:style-name="ce2" office:value-type="float" office:value="0.0701475252095045">
            <text:p>0.070</text:p>
          </table:table-cell>
          <table:table-cell table:style-name="ce2"/>
          <table:table-cell table:style-name="ce2" office:value-type="float" office:value="-0.134627274236606">
            <text:p>-0.135</text:p>
          </table:table-cell>
          <table:table-cell table:style-name="ce2" office:value-type="float" office:value="0.0305810528941675">
            <text:p>0.031</text:p>
          </table:table-cell>
          <table:table-cell table:style-name="ce2" office:value-type="float" office:value="0.0305810528941675">
            <text:p>0.031</text:p>
          </table:table-cell>
          <table:table-cell table:style-name="ce2" office:value-type="float" office:value="0.00457552054663986">
            <text:p>0.005</text:p>
          </table:table-cell>
          <table:table-cell table:style-name="ce2"/>
          <table:table-cell table:style-name="ce2" office:value-type="float" office:value="0.0351565734408074">
            <text:p>0.035</text:p>
          </table:table-cell>
          <table:table-cell table:style-name="ce2" office:value-type="float" office:value="0.0351565734408074">
            <text:p>0.035</text:p>
          </table:table-cell>
          <table:table-cell table:style-name="ce2" office:value-type="float" office:value="-0.0688896479016313">
            <text:p>-0.06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6:.C37]+[.AD36:.AF37]" office:value-type="float" office:value="0.614281408261277">
            <text:p>0.614</text:p>
          </table:table-cell>
          <table:table-cell table:style-name="ce2" office:value-type="float" office:value="0.614281408261277">
            <text:p>0.614</text:p>
          </table:table-cell>
          <table:table-cell table:style-name="ce2" office:value-type="float" office:value="-1.23520903405057">
            <text:p>-1.235</text:p>
          </table:table-cell>
          <table:table-cell table:style-name="ce2"/>
          <table:table-cell table:style-name="ce2" table:number-matrix-columns-spanned="4" table:number-matrix-rows-spanned="2" table:formula="of:=MMULT([.A39:.C40];[.$A$2:.$D$4])" office:value-type="float" office:value="-1.23520903405057">
            <text:p>-1.235</text:p>
          </table:table-cell>
          <table:table-cell table:style-name="ce2" office:value-type="float" office:value="-0.620927625789296">
            <text:p>-0.621</text:p>
          </table:table-cell>
          <table:table-cell table:style-name="ce2" office:value-type="float" office:value="-0.620927625789296">
            <text:p>-0.621</text:p>
          </table:table-cell>
          <table:table-cell table:style-name="ce2" office:value-type="float" office:value="-0.00664621752801931">
            <text:p>-0.007</text:p>
          </table:table-cell>
          <table:table-cell table:style-name="ce2"/>
          <table:table-cell table:style-name="ce2" table:formula="of:=1/(1+EXP(-[.E39]))" office:value-type="float" office:value="0.225271023533593">
            <text:p>0.225</text:p>
          </table:table-cell>
          <table:table-cell table:style-name="ce2" table:formula="of:=1/(1+EXP(-[.F39]))" office:value-type="float" office:value="0.349570506832341">
            <text:p>0.350</text:p>
          </table:table-cell>
          <table:table-cell table:style-name="ce2" table:formula="of:=1/(1+EXP(-[.G39]))" office:value-type="float" office:value="0.349570506832341">
            <text:p>0.350</text:p>
          </table:table-cell>
          <table:table-cell table:style-name="ce2" table:formula="of:=1/(1+EXP(-[.H39]))" office:value-type="float" office:value="0.498338451734179">
            <text:p>0.498</text:p>
          </table:table-cell>
          <table:table-cell table:style-name="ce2"/>
          <table:table-cell table:style-name="ce2" table:formula="of:=[.J39]*(1-[.J39])" office:value-type="float" office:value="0.17452398948972">
            <text:p>0.175</text:p>
          </table:table-cell>
          <table:table-cell table:style-name="ce2" table:formula="of:=[.K39]*(1-[.K39])" office:value-type="float" office:value="0.227370967585321">
            <text:p>0.227</text:p>
          </table:table-cell>
          <table:table-cell table:style-name="ce2" table:formula="of:=[.L39]*(1-[.L39])" office:value-type="float" office:value="0.227370967585321">
            <text:p>0.227</text:p>
          </table:table-cell>
          <table:table-cell table:style-name="ce2" table:formula="of:=[.M39]*(1-[.M39])" office:value-type="float" office:value="0.2499972392573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39:.M40]" office:value-type="float" office:value="-0.225270717631366">
            <text:p>-0.225</text:p>
          </table:table-cell>
          <table:table-cell table:style-name="ce2" office:value-type="float" office:value="-0.342877655908056">
            <text:p>-0.343</text:p>
          </table:table-cell>
          <table:table-cell table:style-name="ce2" office:value-type="float" office:value="-0.342877655908056">
            <text:p>-0.343</text:p>
          </table:table-cell>
          <table:table-cell table:style-name="ce2" office:value-type="float" office:value="0.494968697341537">
            <text:p>0.495</text:p>
          </table:table-cell>
          <table:table-cell table:style-name="ce2"/>
          <table:table-cell table:style-name="ce2" table:number-matrix-columns-spanned="4" table:number-matrix-rows-spanned="2" table:formula="of:=[.O39:.R40]*[.T39:.W40]" office:value-type="float" office:value="-0.0393151443562382">
            <text:p>-0.039</text:p>
          </table:table-cell>
          <table:table-cell table:style-name="ce2" office:value-type="float" office:value="-0.0779604243872015">
            <text:p>-0.078</text:p>
          </table:table-cell>
          <table:table-cell table:style-name="ce2" office:value-type="float" office:value="-0.0779604243872015">
            <text:p>-0.078</text:p>
          </table:table-cell>
          <table:table-cell table:style-name="ce2" office:value-type="float" office:value="0.123740807854196">
            <text:p>0.124</text:p>
          </table:table-cell>
          <table:table-cell table:style-name="ce2"/>
          <table:table-cell table:style-name="ce2" table:number-matrix-columns-spanned="3" table:number-matrix-rows-spanned="2" table:formula="of:=MMULT([.Y39:.AB40];[.$O$2:.$Q$5])" office:value-type="float" office:value="0.0457803834669946">
            <text:p>0.046</text:p>
          </table:table-cell>
          <table:table-cell table:style-name="ce2" office:value-type="float" office:value="0.0457803834669946">
            <text:p>0.046</text:p>
          </table:table-cell>
          <table:table-cell table:style-name="ce2" office:value-type="float" office:value="-0.0714951852764451">
            <text:p>-0.071</text:p>
          </table:table-cell>
          <table:table-cell/>
          <table:table-cell table:number-matrix-columns-spanned="1" table:number-matrix-rows-spanned="1" table:formula="of:=SUM([.T39:.W40]^2)" office:value-type="float" office:value="0.891531910768117">
            <text:p>0.8915319108</text:p>
          </table:table-cell>
          <table:table-cell table:number-columns-repeated="990"/>
        </table:table-row>
        <table:table-row table:style-name="ro2">
          <table:table-cell table:style-name="ce2" office:value-type="float" office:value="1.22536644637231">
            <text:p>1.225</text:p>
          </table:table-cell>
          <table:table-cell table:style-name="ce2" office:value-type="float" office:value="1.22536644637231">
            <text:p>1.225</text:p>
          </table:table-cell>
          <table:table-cell table:style-name="ce2" office:value-type="float" office:value="0.135111333357858">
            <text:p>0.135</text:p>
          </table:table-cell>
          <table:table-cell table:style-name="ce2"/>
          <table:table-cell table:style-name="ce2" office:value-type="float" office:value="0.135111333357858">
            <text:p>0.135</text:p>
          </table:table-cell>
          <table:table-cell table:style-name="ce2" office:value-type="float" office:value="1.36047777973017">
            <text:p>1.360</text:p>
          </table:table-cell>
          <table:table-cell table:style-name="ce2" office:value-type="float" office:value="1.36047777973017">
            <text:p>1.360</text:p>
          </table:table-cell>
          <table:table-cell table:style-name="ce2" office:value-type="float" office:value="2.58584422610249">
            <text:p>2.586</text:p>
          </table:table-cell>
          <table:table-cell table:style-name="ce2"/>
          <table:table-cell table:style-name="ce2" table:formula="of:=1/(1+EXP(-[.E40]))" office:value-type="float" office:value="0.533726542236944">
            <text:p>0.534</text:p>
          </table:table-cell>
          <table:table-cell table:style-name="ce2" table:formula="of:=1/(1+EXP(-[.F40]))" office:value-type="float" office:value="0.795837338467731">
            <text:p>0.796</text:p>
          </table:table-cell>
          <table:table-cell table:style-name="ce2" table:formula="of:=1/(1+EXP(-[.G40]))" office:value-type="float" office:value="0.795837338467731">
            <text:p>0.796</text:p>
          </table:table-cell>
          <table:table-cell table:style-name="ce2" table:formula="of:=1/(1+EXP(-[.H40]))" office:value-type="float" office:value="0.92994496282122">
            <text:p>0.930</text:p>
          </table:table-cell>
          <table:table-cell table:style-name="ce2"/>
          <table:table-cell table:style-name="ce2" table:formula="of:=[.J40]*(1-[.J40])" office:value-type="float" office:value="0.24886252034874">
            <text:p>0.249</text:p>
          </table:table-cell>
          <table:table-cell table:style-name="ce2" table:formula="of:=[.K40]*(1-[.K40])" office:value-type="float" office:value="0.162480269168329">
            <text:p>0.162</text:p>
          </table:table-cell>
          <table:table-cell table:style-name="ce2" table:formula="of:=[.L40]*(1-[.L40])" office:value-type="float" office:value="0.162480269168329">
            <text:p>0.162</text:p>
          </table:table-cell>
          <table:table-cell table:style-name="ce2" table:formula="of:=[.M40]*(1-[.M40])" office:value-type="float" office:value="0.0651473289446596">
            <text:p>0.065</text:p>
          </table:table-cell>
          <table:table-cell table:style-name="ce2"/>
          <table:table-cell table:style-name="ce2" office:value-type="float" office:value="-0.527033691312659">
            <text:p>-0.527</text:p>
          </table:table-cell>
          <table:table-cell table:style-name="ce2" office:value-type="float" office:value="0.197469810607984">
            <text:p>0.197</text:p>
          </table:table-cell>
          <table:table-cell table:style-name="ce2" office:value-type="float" office:value="0.197469810607984">
            <text:p>0.197</text:p>
          </table:table-cell>
          <table:table-cell table:style-name="ce2" office:value-type="float" office:value="0.0700547312765528">
            <text:p>0.070</text:p>
          </table:table-cell>
          <table:table-cell table:style-name="ce2"/>
          <table:table-cell table:style-name="ce2" office:value-type="float" office:value="-0.131158932728768">
            <text:p>-0.131</text:p>
          </table:table-cell>
          <table:table-cell table:style-name="ce2" office:value-type="float" office:value="0.0320849479802041">
            <text:p>0.032</text:p>
          </table:table-cell>
          <table:table-cell table:style-name="ce2" office:value-type="float" office:value="0.0320849479802041">
            <text:p>0.032</text:p>
          </table:table-cell>
          <table:table-cell table:style-name="ce2" office:value-type="float" office:value="0.00456387862260332">
            <text:p>0.005</text:p>
          </table:table-cell>
          <table:table-cell table:style-name="ce2"/>
          <table:table-cell table:style-name="ce2" office:value-type="float" office:value="0.0366488266028075">
            <text:p>0.037</text:p>
          </table:table-cell>
          <table:table-cell table:style-name="ce2" office:value-type="float" office:value="0.0366488266028075">
            <text:p>0.037</text:p>
          </table:table-cell>
          <table:table-cell table:style-name="ce2" office:value-type="float" office:value="-0.0624251581457563">
            <text:p>-0.06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9:.C40]+[.AD39:.AF40]" office:value-type="float" office:value="0.660061791728271">
            <text:p>0.660</text:p>
          </table:table-cell>
          <table:table-cell table:style-name="ce2" office:value-type="float" office:value="0.660061791728271">
            <text:p>0.660</text:p>
          </table:table-cell>
          <table:table-cell table:style-name="ce2" office:value-type="float" office:value="-1.30670421932702">
            <text:p>-1.307</text:p>
          </table:table-cell>
          <table:table-cell table:style-name="ce2"/>
          <table:table-cell table:style-name="ce2" table:number-matrix-columns-spanned="4" table:number-matrix-rows-spanned="2" table:formula="of:=MMULT([.A42:.C43];[.$A$2:.$D$4])" office:value-type="float" office:value="-1.30670421932702">
            <text:p>-1.307</text:p>
          </table:table-cell>
          <table:table-cell table:style-name="ce2" office:value-type="float" office:value="-0.646642427598747">
            <text:p>-0.647</text:p>
          </table:table-cell>
          <table:table-cell table:style-name="ce2" office:value-type="float" office:value="-0.646642427598747">
            <text:p>-0.647</text:p>
          </table:table-cell>
          <table:table-cell table:style-name="ce2" office:value-type="float" office:value="0.0134193641295246">
            <text:p>0.013</text:p>
          </table:table-cell>
          <table:table-cell table:style-name="ce2"/>
          <table:table-cell table:style-name="ce2" table:formula="of:=1/(1+EXP(-[.E42]))" office:value-type="float" office:value="0.213038870076841">
            <text:p>0.213</text:p>
          </table:table-cell>
          <table:table-cell table:style-name="ce2" table:formula="of:=1/(1+EXP(-[.F42]))" office:value-type="float" office:value="0.343746556963657">
            <text:p>0.344</text:p>
          </table:table-cell>
          <table:table-cell table:style-name="ce2" table:formula="of:=1/(1+EXP(-[.G42]))" office:value-type="float" office:value="0.343746556963657">
            <text:p>0.344</text:p>
          </table:table-cell>
          <table:table-cell table:style-name="ce2" table:formula="of:=1/(1+EXP(-[.H42]))" office:value-type="float" office:value="0.503354790688493">
            <text:p>0.503</text:p>
          </table:table-cell>
          <table:table-cell table:style-name="ce2"/>
          <table:table-cell table:style-name="ce2" table:formula="of:=[.J42]*(1-[.J42])" office:value-type="float" office:value="0.167653309913224">
            <text:p>0.168</text:p>
          </table:table-cell>
          <table:table-cell table:style-name="ce2" table:formula="of:=[.K42]*(1-[.K42])" office:value-type="float" office:value="0.225584861539288">
            <text:p>0.226</text:p>
          </table:table-cell>
          <table:table-cell table:style-name="ce2" table:formula="of:=[.L42]*(1-[.L42])" office:value-type="float" office:value="0.225584861539288">
            <text:p>0.226</text:p>
          </table:table-cell>
          <table:table-cell table:style-name="ce2" table:formula="of:=[.M42]*(1-[.M42])" office:value-type="float" office:value="0.24998874537943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2:.M43]" office:value-type="float" office:value="-0.213038564174614">
            <text:p>-0.213</text:p>
          </table:table-cell>
          <table:table-cell table:style-name="ce2" office:value-type="float" office:value="-0.337053706039372">
            <text:p>-0.337</text:p>
          </table:table-cell>
          <table:table-cell table:style-name="ce2" office:value-type="float" office:value="-0.337053706039372">
            <text:p>-0.337</text:p>
          </table:table-cell>
          <table:table-cell table:style-name="ce2" office:value-type="float" office:value="0.489952358387222">
            <text:p>0.490</text:p>
          </table:table-cell>
          <table:table-cell table:style-name="ce2"/>
          <table:table-cell table:style-name="ce2" table:number-matrix-columns-spanned="4" table:number-matrix-rows-spanned="2" table:formula="of:=[.O42:.R43]*[.T42:.W43]" office:value-type="float" office:value="-0.0357166204230347">
            <text:p>-0.036</text:p>
          </table:table-cell>
          <table:table-cell table:style-name="ce2" office:value-type="float" office:value="-0.0760342136081957">
            <text:p>-0.076</text:p>
          </table:table-cell>
          <table:table-cell table:style-name="ce2" office:value-type="float" office:value="-0.0760342136081957">
            <text:p>-0.076</text:p>
          </table:table-cell>
          <table:table-cell table:style-name="ce2" office:value-type="float" office:value="0.122482575368918">
            <text:p>0.122</text:p>
          </table:table-cell>
          <table:table-cell table:style-name="ce2"/>
          <table:table-cell table:style-name="ce2" table:number-matrix-columns-spanned="3" table:number-matrix-rows-spanned="2" table:formula="of:=MMULT([.Y42:.AB43];[.$O$2:.$Q$5])" office:value-type="float" office:value="0.0464483617607219">
            <text:p>0.046</text:p>
          </table:table-cell>
          <table:table-cell table:style-name="ce2" office:value-type="float" office:value="0.0464483617607219">
            <text:p>0.046</text:p>
          </table:table-cell>
          <table:table-cell table:style-name="ce2" office:value-type="float" office:value="-0.0653024722705085">
            <text:p>-0.065</text:p>
          </table:table-cell>
          <table:table-cell/>
          <table:table-cell table:number-matrix-columns-spanned="1" table:number-matrix-rows-spanned="1" table:formula="of:=SUM([.T42:.W43]^2)" office:value-type="float" office:value="0.860418435933642">
            <text:p>0.8604184359</text:p>
          </table:table-cell>
          <table:table-cell table:number-columns-repeated="990"/>
        </table:table-row>
        <table:table-row table:style-name="ro2">
          <table:table-cell table:style-name="ce2" office:value-type="float" office:value="1.26201527297512">
            <text:p>1.262</text:p>
          </table:table-cell>
          <table:table-cell table:style-name="ce2" office:value-type="float" office:value="1.26201527297512">
            <text:p>1.262</text:p>
          </table:table-cell>
          <table:table-cell table:style-name="ce2" office:value-type="float" office:value="0.0726861752121013">
            <text:p>0.073</text:p>
          </table:table-cell>
          <table:table-cell table:style-name="ce2"/>
          <table:table-cell table:style-name="ce2" office:value-type="float" office:value="0.0726861752121013">
            <text:p>0.073</text:p>
          </table:table-cell>
          <table:table-cell table:style-name="ce2" office:value-type="float" office:value="1.33470144818722">
            <text:p>1.335</text:p>
          </table:table-cell>
          <table:table-cell table:style-name="ce2" office:value-type="float" office:value="1.33470144818722">
            <text:p>1.335</text:p>
          </table:table-cell>
          <table:table-cell table:style-name="ce2" office:value-type="float" office:value="2.59671672116235">
            <text:p>2.597</text:p>
          </table:table-cell>
          <table:table-cell table:style-name="ce2"/>
          <table:table-cell table:style-name="ce2" table:formula="of:=1/(1+EXP(-[.E43]))" office:value-type="float" office:value="0.518163547581363">
            <text:p>0.518</text:p>
          </table:table-cell>
          <table:table-cell table:style-name="ce2" table:formula="of:=1/(1+EXP(-[.F43]))" office:value-type="float" office:value="0.791617246095134">
            <text:p>0.792</text:p>
          </table:table-cell>
          <table:table-cell table:style-name="ce2" table:formula="of:=1/(1+EXP(-[.G43]))" office:value-type="float" office:value="0.791617246095134">
            <text:p>0.792</text:p>
          </table:table-cell>
          <table:table-cell table:style-name="ce2" table:formula="of:=1/(1+EXP(-[.H43]))" office:value-type="float" office:value="0.930649974259848">
            <text:p>0.931</text:p>
          </table:table-cell>
          <table:table-cell table:style-name="ce2"/>
          <table:table-cell table:style-name="ce2" table:formula="of:=[.J43]*(1-[.J43])" office:value-type="float" office:value="0.24967008553926">
            <text:p>0.250</text:p>
          </table:table-cell>
          <table:table-cell table:style-name="ce2" table:formula="of:=[.K43]*(1-[.K43])" office:value-type="float" office:value="0.16495938177989">
            <text:p>0.165</text:p>
          </table:table-cell>
          <table:table-cell table:style-name="ce2" table:formula="of:=[.L43]*(1-[.L43])" office:value-type="float" office:value="0.16495938177989">
            <text:p>0.165</text:p>
          </table:table-cell>
          <table:table-cell table:style-name="ce2" table:formula="of:=[.M43]*(1-[.M43])" office:value-type="float" office:value="0.0645405996699925">
            <text:p>0.065</text:p>
          </table:table-cell>
          <table:table-cell table:style-name="ce2"/>
          <table:table-cell table:style-name="ce2" office:value-type="float" office:value="-0.511470696657078">
            <text:p>-0.511</text:p>
          </table:table-cell>
          <table:table-cell table:style-name="ce2" office:value-type="float" office:value="0.201689902980581">
            <text:p>0.202</text:p>
          </table:table-cell>
          <table:table-cell table:style-name="ce2" office:value-type="float" office:value="0.201689902980581">
            <text:p>0.202</text:p>
          </table:table-cell>
          <table:table-cell table:style-name="ce2" office:value-type="float" office:value="0.0693497198379253">
            <text:p>0.069</text:p>
          </table:table-cell>
          <table:table-cell table:style-name="ce2"/>
          <table:table-cell table:style-name="ce2" office:value-type="float" office:value="-0.127698932585197">
            <text:p>-0.128</text:p>
          </table:table-cell>
          <table:table-cell table:style-name="ce2" office:value-type="float" office:value="0.0332706417069227">
            <text:p>0.033</text:p>
          </table:table-cell>
          <table:table-cell table:style-name="ce2" office:value-type="float" office:value="0.0332706417069227">
            <text:p>0.033</text:p>
          </table:table-cell>
          <table:table-cell table:style-name="ce2" office:value-type="float" office:value="0.00447587250528567">
            <text:p>0.004</text:p>
          </table:table-cell>
          <table:table-cell table:style-name="ce2"/>
          <table:table-cell table:style-name="ce2" office:value-type="float" office:value="0.0377465142122084">
            <text:p>0.038</text:p>
          </table:table-cell>
          <table:table-cell table:style-name="ce2" office:value-type="float" office:value="0.0377465142122084">
            <text:p>0.038</text:p>
          </table:table-cell>
          <table:table-cell table:style-name="ce2" office:value-type="float" office:value="-0.0566817766660664">
            <text:p>-0.05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2:.C43]+[.AD42:.AF43]" office:value-type="float" office:value="0.706510153488993">
            <text:p>0.707</text:p>
          </table:table-cell>
          <table:table-cell table:style-name="ce2" office:value-type="float" office:value="0.706510153488993">
            <text:p>0.707</text:p>
          </table:table-cell>
          <table:table-cell table:style-name="ce2" office:value-type="float" office:value="-1.37200669159753">
            <text:p>-1.372</text:p>
          </table:table-cell>
          <table:table-cell table:style-name="ce2"/>
          <table:table-cell table:style-name="ce2" table:number-matrix-columns-spanned="4" table:number-matrix-rows-spanned="2" table:formula="of:=MMULT([.A45:.C46];[.$A$2:.$D$4])" office:value-type="float" office:value="-1.37200669159753">
            <text:p>-1.372</text:p>
          </table:table-cell>
          <table:table-cell table:style-name="ce2" office:value-type="float" office:value="-0.665496538108533">
            <text:p>-0.665</text:p>
          </table:table-cell>
          <table:table-cell table:style-name="ce2" office:value-type="float" office:value="-0.665496538108533">
            <text:p>-0.665</text:p>
          </table:table-cell>
          <table:table-cell table:style-name="ce2" office:value-type="float" office:value="0.0410136153804601">
            <text:p>0.041</text:p>
          </table:table-cell>
          <table:table-cell table:style-name="ce2"/>
          <table:table-cell table:style-name="ce2" table:formula="of:=1/(1+EXP(-[.E45]))" office:value-type="float" office:value="0.202295828680758">
            <text:p>0.202</text:p>
          </table:table-cell>
          <table:table-cell table:style-name="ce2" table:formula="of:=1/(1+EXP(-[.F45]))" office:value-type="float" office:value="0.339505973515747">
            <text:p>0.340</text:p>
          </table:table-cell>
          <table:table-cell table:style-name="ce2" table:formula="of:=1/(1+EXP(-[.G45]))" office:value-type="float" office:value="0.339505973515747">
            <text:p>0.340</text:p>
          </table:table-cell>
          <table:table-cell table:style-name="ce2" table:formula="of:=1/(1+EXP(-[.H45]))" office:value-type="float" office:value="0.510251966801734">
            <text:p>0.510</text:p>
          </table:table-cell>
          <table:table-cell table:style-name="ce2"/>
          <table:table-cell table:style-name="ce2" table:formula="of:=[.J45]*(1-[.J45])" office:value-type="float" office:value="0.161372226379124">
            <text:p>0.161</text:p>
          </table:table-cell>
          <table:table-cell table:style-name="ce2" table:formula="of:=[.K45]*(1-[.K45])" office:value-type="float" office:value="0.224241667462872">
            <text:p>0.224</text:p>
          </table:table-cell>
          <table:table-cell table:style-name="ce2" table:formula="of:=[.L45]*(1-[.L45])" office:value-type="float" office:value="0.224241667462872">
            <text:p>0.224</text:p>
          </table:table-cell>
          <table:table-cell table:style-name="ce2" table:formula="of:=[.M45]*(1-[.M45])" office:value-type="float" office:value="0.24989489717669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5:.M46]" office:value-type="float" office:value="-0.202295522778531">
            <text:p>-0.202</text:p>
          </table:table-cell>
          <table:table-cell table:style-name="ce2" office:value-type="float" office:value="-0.332813122591462">
            <text:p>-0.333</text:p>
          </table:table-cell>
          <table:table-cell table:style-name="ce2" office:value-type="float" office:value="-0.332813122591462">
            <text:p>-0.333</text:p>
          </table:table-cell>
          <table:table-cell table:style-name="ce2" office:value-type="float" office:value="0.483055182273981">
            <text:p>0.483</text:p>
          </table:table-cell>
          <table:table-cell table:style-name="ce2"/>
          <table:table-cell table:style-name="ce2" table:number-matrix-columns-spanned="4" table:number-matrix-rows-spanned="2" table:formula="of:=[.O45:.R46]*[.T45:.W46]" office:value-type="float" office:value="-0.0326448788973003">
            <text:p>-0.033</text:p>
          </table:table-cell>
          <table:table-cell table:style-name="ce2" office:value-type="float" office:value="-0.0746305695634346">
            <text:p>-0.075</text:p>
          </table:table-cell>
          <table:table-cell table:style-name="ce2" office:value-type="float" office:value="-0.0746305695634346">
            <text:p>-0.075</text:p>
          </table:table-cell>
          <table:table-cell table:style-name="ce2" office:value-type="float" office:value="0.120713025105027">
            <text:p>0.121</text:p>
          </table:table-cell>
          <table:table-cell table:style-name="ce2"/>
          <table:table-cell table:style-name="ce2" table:number-matrix-columns-spanned="3" table:number-matrix-rows-spanned="2" table:formula="of:=MMULT([.Y45:.AB46];[.$O$2:.$Q$5])" office:value-type="float" office:value="0.0460824555415921">
            <text:p>0.046</text:p>
          </table:table-cell>
          <table:table-cell table:style-name="ce2" office:value-type="float" office:value="0.0460824555415921">
            <text:p>0.046</text:p>
          </table:table-cell>
          <table:table-cell table:style-name="ce2" office:value-type="float" office:value="-0.0611929929191428">
            <text:p>-0.061</text:p>
          </table:table-cell>
          <table:table-cell/>
          <table:table-cell table:number-matrix-columns-spanned="1" table:number-matrix-rows-spanned="1" table:formula="of:=SUM([.T45:.W46]^2)" office:value-type="float" office:value="0.831665377051746">
            <text:p>0.8316653771</text:p>
          </table:table-cell>
          <table:table-cell table:number-columns-repeated="990"/>
        </table:table-row>
        <table:table-row table:style-name="ro2">
          <table:table-cell table:style-name="ce2" office:value-type="float" office:value="1.29976178718733">
            <text:p>1.300</text:p>
          </table:table-cell>
          <table:table-cell table:style-name="ce2" office:value-type="float" office:value="1.29976178718733">
            <text:p>1.300</text:p>
          </table:table-cell>
          <table:table-cell table:style-name="ce2" office:value-type="float" office:value="0.016004398546035">
            <text:p>0.016</text:p>
          </table:table-cell>
          <table:table-cell table:style-name="ce2"/>
          <table:table-cell table:style-name="ce2" office:value-type="float" office:value="0.016004398546035">
            <text:p>0.016</text:p>
          </table:table-cell>
          <table:table-cell table:style-name="ce2" office:value-type="float" office:value="1.31576618573337">
            <text:p>1.316</text:p>
          </table:table-cell>
          <table:table-cell table:style-name="ce2" office:value-type="float" office:value="1.31576618573337">
            <text:p>1.316</text:p>
          </table:table-cell>
          <table:table-cell table:style-name="ce2" office:value-type="float" office:value="2.6155279729207">
            <text:p>2.616</text:p>
          </table:table-cell>
          <table:table-cell table:style-name="ce2"/>
          <table:table-cell table:style-name="ce2" table:formula="of:=1/(1+EXP(-[.E46]))" office:value-type="float" office:value="0.504001014234967">
            <text:p>0.504</text:p>
          </table:table-cell>
          <table:table-cell table:style-name="ce2" table:formula="of:=1/(1+EXP(-[.F46]))" office:value-type="float" office:value="0.788476447734684">
            <text:p>0.788</text:p>
          </table:table-cell>
          <table:table-cell table:style-name="ce2" table:formula="of:=1/(1+EXP(-[.G46]))" office:value-type="float" office:value="0.788476447734684">
            <text:p>0.788</text:p>
          </table:table-cell>
          <table:table-cell table:style-name="ce2" table:formula="of:=1/(1+EXP(-[.H46]))" office:value-type="float" office:value="0.931854272120674">
            <text:p>0.932</text:p>
          </table:table-cell>
          <table:table-cell table:style-name="ce2"/>
          <table:table-cell table:style-name="ce2" table:formula="of:=[.J46]*(1-[.J46])" office:value-type="float" office:value="0.249983991885092">
            <text:p>0.250</text:p>
          </table:table-cell>
          <table:table-cell table:style-name="ce2" table:formula="of:=[.K46]*(1-[.K46])" office:value-type="float" office:value="0.166781339102378">
            <text:p>0.167</text:p>
          </table:table-cell>
          <table:table-cell table:style-name="ce2" table:formula="of:=[.L46]*(1-[.L46])" office:value-type="float" office:value="0.166781339102378">
            <text:p>0.167</text:p>
          </table:table-cell>
          <table:table-cell table:style-name="ce2" table:formula="of:=[.M46]*(1-[.M46])" office:value-type="float" office:value="0.0635018876511225">
            <text:p>0.064</text:p>
          </table:table-cell>
          <table:table-cell table:style-name="ce2"/>
          <table:table-cell table:style-name="ce2" office:value-type="float" office:value="-0.497308163310682">
            <text:p>-0.497</text:p>
          </table:table-cell>
          <table:table-cell table:style-name="ce2" office:value-type="float" office:value="0.204830701341031">
            <text:p>0.205</text:p>
          </table:table-cell>
          <table:table-cell table:style-name="ce2" office:value-type="float" office:value="0.204830701341031">
            <text:p>0.205</text:p>
          </table:table-cell>
          <table:table-cell table:style-name="ce2" office:value-type="float" office:value="0.0681454219770986">
            <text:p>0.068</text:p>
          </table:table-cell>
          <table:table-cell table:style-name="ce2"/>
          <table:table-cell table:style-name="ce2" office:value-type="float" office:value="-0.124319079861447">
            <text:p>-0.124</text:p>
          </table:table-cell>
          <table:table-cell table:style-name="ce2" office:value-type="float" office:value="0.0341619386589365">
            <text:p>0.034</text:p>
          </table:table-cell>
          <table:table-cell table:style-name="ce2" office:value-type="float" office:value="0.0341619386589365">
            <text:p>0.034</text:p>
          </table:table-cell>
          <table:table-cell table:style-name="ce2" office:value-type="float" office:value="0.00432736293032805">
            <text:p>0.004</text:p>
          </table:table-cell>
          <table:table-cell table:style-name="ce2"/>
          <table:table-cell table:style-name="ce2" office:value-type="float" office:value="0.0384893015892646">
            <text:p>0.038</text:p>
          </table:table-cell>
          <table:table-cell table:style-name="ce2" office:value-type="float" office:value="0.0384893015892646">
            <text:p>0.038</text:p>
          </table:table-cell>
          <table:table-cell table:style-name="ce2" office:value-type="float" office:value="-0.0516678396132462">
            <text:p>-0.05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5:.C46]+[.AD45:.AF46]" office:value-type="float" office:value="0.752592609030585">
            <text:p>0.753</text:p>
          </table:table-cell>
          <table:table-cell table:style-name="ce2" office:value-type="float" office:value="0.752592609030585">
            <text:p>0.753</text:p>
          </table:table-cell>
          <table:table-cell table:style-name="ce2" office:value-type="float" office:value="-1.43319968451667">
            <text:p>-1.433</text:p>
          </table:table-cell>
          <table:table-cell table:style-name="ce2"/>
          <table:table-cell table:style-name="ce2" table:number-matrix-columns-spanned="4" table:number-matrix-rows-spanned="2" table:formula="of:=MMULT([.A48:.C49];[.$A$2:.$D$4])" office:value-type="float" office:value="-1.43319968451667">
            <text:p>-1.433</text:p>
          </table:table-cell>
          <table:table-cell table:style-name="ce2" office:value-type="float" office:value="-0.680607075486084">
            <text:p>-0.681</text:p>
          </table:table-cell>
          <table:table-cell table:style-name="ce2" office:value-type="float" office:value="-0.680607075486084">
            <text:p>-0.681</text:p>
          </table:table-cell>
          <table:table-cell table:style-name="ce2" office:value-type="float" office:value="0.0719855335445014">
            <text:p>0.072</text:p>
          </table:table-cell>
          <table:table-cell table:style-name="ce2"/>
          <table:table-cell table:style-name="ce2" table:formula="of:=1/(1+EXP(-[.E48]))" office:value-type="float" office:value="0.192600625837545">
            <text:p>0.193</text:p>
          </table:table-cell>
          <table:table-cell table:style-name="ce2" table:formula="of:=1/(1+EXP(-[.F48]))" office:value-type="float" office:value="0.336125823108138">
            <text:p>0.336</text:p>
          </table:table-cell>
          <table:table-cell table:style-name="ce2" table:formula="of:=1/(1+EXP(-[.G48]))" office:value-type="float" office:value="0.336125823108138">
            <text:p>0.336</text:p>
          </table:table-cell>
          <table:table-cell table:style-name="ce2" table:formula="of:=1/(1+EXP(-[.H48]))" office:value-type="float" office:value="0.517988616097235">
            <text:p>0.518</text:p>
          </table:table-cell>
          <table:table-cell table:style-name="ce2"/>
          <table:table-cell table:style-name="ce2" table:formula="of:=[.J48]*(1-[.J48])" office:value-type="float" office:value="0.155505624764531">
            <text:p>0.156</text:p>
          </table:table-cell>
          <table:table-cell table:style-name="ce2" table:formula="of:=[.K48]*(1-[.K48])" office:value-type="float" office:value="0.223145254148015">
            <text:p>0.223</text:p>
          </table:table-cell>
          <table:table-cell table:style-name="ce2" table:formula="of:=[.L48]*(1-[.L48])" office:value-type="float" office:value="0.223145254148015">
            <text:p>0.223</text:p>
          </table:table-cell>
          <table:table-cell table:style-name="ce2" table:formula="of:=[.M48]*(1-[.M48])" office:value-type="float" office:value="0.249676409690906">
            <text:p>0.250</text:p>
          </table:table-cell>
          <table:table-cell table:style-name="ce2"/>
          <table:table-cell table:style-name="ce2" table:number-matrix-columns-spanned="4" table:number-matrix-rows-spanned="2" table:formula="of:=[.$J$8:.$M$9]-[.J48:.M49]" office:value-type="float" office:value="-0.192600319935318">
            <text:p>-0.193</text:p>
          </table:table-cell>
          <table:table-cell table:style-name="ce2" office:value-type="float" office:value="-0.329432972183853">
            <text:p>-0.329</text:p>
          </table:table-cell>
          <table:table-cell table:style-name="ce2" office:value-type="float" office:value="-0.329432972183853">
            <text:p>-0.329</text:p>
          </table:table-cell>
          <table:table-cell table:style-name="ce2" office:value-type="float" office:value="0.47531853297848">
            <text:p>0.475</text:p>
          </table:table-cell>
          <table:table-cell table:style-name="ce2"/>
          <table:table-cell table:style-name="ce2" table:number-matrix-columns-spanned="4" table:number-matrix-rows-spanned="2" table:formula="of:=[.O48:.R49]*[.T48:.W49]" office:value-type="float" office:value="-0.0299504330813901">
            <text:p>-0.030</text:p>
          </table:table-cell>
          <table:table-cell table:style-name="ce2" office:value-type="float" office:value="-0.0735114043027018">
            <text:p>-0.074</text:p>
          </table:table-cell>
          <table:table-cell table:style-name="ce2" office:value-type="float" office:value="-0.0735114043027018">
            <text:p>-0.074</text:p>
          </table:table-cell>
          <table:table-cell table:style-name="ce2" office:value-type="float" office:value="0.118675824773616">
            <text:p>0.119</text:p>
          </table:table-cell>
          <table:table-cell table:style-name="ce2"/>
          <table:table-cell table:style-name="ce2" table:number-matrix-columns-spanned="3" table:number-matrix-rows-spanned="2" table:formula="of:=MMULT([.Y48:.AB49];[.$O$2:.$Q$5])" office:value-type="float" office:value="0.0451644204709138">
            <text:p>0.045</text:p>
          </table:table-cell>
          <table:table-cell table:style-name="ce2" office:value-type="float" office:value="0.0451644204709138">
            <text:p>0.045</text:p>
          </table:table-cell>
          <table:table-cell table:style-name="ce2" office:value-type="float" office:value="-0.0582974169131782">
            <text:p>-0.058</text:p>
          </table:table-cell>
          <table:table-cell/>
          <table:table-cell table:number-matrix-columns-spanned="1" table:number-matrix-rows-spanned="1" table:formula="of:=SUM([.T48:.W49]^2)" office:value-type="float" office:value="0.804868873237557">
            <text:p>0.8048688732</text:p>
          </table:table-cell>
          <table:table-cell table:number-columns-repeated="990"/>
        </table:table-row>
        <table:table-row table:style-name="ro2">
          <table:table-cell table:style-name="ce2" office:value-type="float" office:value="1.3382510887766">
            <text:p>1.338</text:p>
          </table:table-cell>
          <table:table-cell table:style-name="ce2" office:value-type="float" office:value="1.3382510887766">
            <text:p>1.338</text:p>
          </table:table-cell>
          <table:table-cell table:style-name="ce2" office:value-type="float" office:value="-0.0356634410672113">
            <text:p>-0.036</text:p>
          </table:table-cell>
          <table:table-cell table:style-name="ce2"/>
          <table:table-cell table:style-name="ce2" office:value-type="float" office:value="-0.0356634410672113">
            <text:p>-0.036</text:p>
          </table:table-cell>
          <table:table-cell table:style-name="ce2" office:value-type="float" office:value="1.30258764770938">
            <text:p>1.303</text:p>
          </table:table-cell>
          <table:table-cell table:style-name="ce2" office:value-type="float" office:value="1.30258764770938">
            <text:p>1.303</text:p>
          </table:table-cell>
          <table:table-cell table:style-name="ce2" office:value-type="float" office:value="2.64083873648598">
            <text:p>2.641</text:p>
          </table:table-cell>
          <table:table-cell table:style-name="ce2"/>
          <table:table-cell table:style-name="ce2" table:formula="of:=1/(1+EXP(-[.E49]))" office:value-type="float" office:value="0.491085084605815">
            <text:p>0.491</text:p>
          </table:table-cell>
          <table:table-cell table:style-name="ce2" table:formula="of:=1/(1+EXP(-[.F49]))" office:value-type="float" office:value="0.786270157799109">
            <text:p>0.786</text:p>
          </table:table-cell>
          <table:table-cell table:style-name="ce2" table:formula="of:=1/(1+EXP(-[.G49]))" office:value-type="float" office:value="0.786270157799109">
            <text:p>0.786</text:p>
          </table:table-cell>
          <table:table-cell table:style-name="ce2" table:formula="of:=1/(1+EXP(-[.H49]))" office:value-type="float" office:value="0.933444090899696">
            <text:p>0.933</text:p>
          </table:table-cell>
          <table:table-cell table:style-name="ce2"/>
          <table:table-cell table:style-name="ce2" table:formula="of:=[.J49]*(1-[.J49])" office:value-type="float" office:value="0.249920524283515">
            <text:p>0.250</text:p>
          </table:table-cell>
          <table:table-cell table:style-name="ce2" table:formula="of:=[.K49]*(1-[.K49])" office:value-type="float" office:value="0.168049396753673">
            <text:p>0.168</text:p>
          </table:table-cell>
          <table:table-cell table:style-name="ce2" table:formula="of:=[.L49]*(1-[.L49])" office:value-type="float" office:value="0.168049396753673">
            <text:p>0.168</text:p>
          </table:table-cell>
          <table:table-cell table:style-name="ce2" table:formula="of:=[.M49]*(1-[.M49])" office:value-type="float" office:value="0.0621262200641359">
            <text:p>0.062</text:p>
          </table:table-cell>
          <table:table-cell table:style-name="ce2"/>
          <table:table-cell table:style-name="ce2" office:value-type="float" office:value="-0.48439223368153">
            <text:p>-0.484</text:p>
          </table:table-cell>
          <table:table-cell table:style-name="ce2" office:value-type="float" office:value="0.207036991276606">
            <text:p>0.207</text:p>
          </table:table-cell>
          <table:table-cell table:style-name="ce2" office:value-type="float" office:value="0.207036991276606">
            <text:p>0.207</text:p>
          </table:table-cell>
          <table:table-cell table:style-name="ce2" office:value-type="float" office:value="0.0665556031980769">
            <text:p>0.067</text:p>
          </table:table-cell>
          <table:table-cell table:style-name="ce2"/>
          <table:table-cell table:style-name="ce2" office:value-type="float" office:value="-0.121059561000551">
            <text:p>-0.121</text:p>
          </table:table-cell>
          <table:table-cell table:style-name="ce2" office:value-type="float" office:value="0.0347924414897291">
            <text:p>0.035</text:p>
          </table:table-cell>
          <table:table-cell table:style-name="ce2" office:value-type="float" office:value="0.0347924414897291">
            <text:p>0.035</text:p>
          </table:table-cell>
          <table:table-cell table:style-name="ce2" office:value-type="float" office:value="0.00413484805078503">
            <text:p>0.004</text:p>
          </table:table-cell>
          <table:table-cell table:style-name="ce2"/>
          <table:table-cell table:style-name="ce2" office:value-type="float" office:value="0.0389272895405142">
            <text:p>0.039</text:p>
          </table:table-cell>
          <table:table-cell table:style-name="ce2" office:value-type="float" office:value="0.0389272895405142">
            <text:p>0.039</text:p>
          </table:table-cell>
          <table:table-cell table:style-name="ce2" office:value-type="float" office:value="-0.0473398299703073">
            <text:p>-0.04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48:.C49]+[.AD48:.AF49]" office:value-type="float" office:value="0.797757029501499">
            <text:p>0.798</text:p>
          </table:table-cell>
          <table:table-cell table:style-name="ce2" office:value-type="float" office:value="0.797757029501499">
            <text:p>0.798</text:p>
          </table:table-cell>
          <table:table-cell table:style-name="ce2" office:value-type="float" office:value="-1.49149710142985">
            <text:p>-1.491</text:p>
          </table:table-cell>
          <table:table-cell table:style-name="ce2"/>
          <table:table-cell table:style-name="ce2" table:number-matrix-columns-spanned="4" table:number-matrix-rows-spanned="2" table:formula="of:=MMULT([.A51:.C52];[.$A$2:.$D$4])" office:value-type="float" office:value="-1.49149710142985">
            <text:p>-1.491</text:p>
          </table:table-cell>
          <table:table-cell table:style-name="ce2" office:value-type="float" office:value="-0.693740071928348">
            <text:p>-0.694</text:p>
          </table:table-cell>
          <table:table-cell table:style-name="ce2" office:value-type="float" office:value="-0.693740071928348">
            <text:p>-0.694</text:p>
          </table:table-cell>
          <table:table-cell table:style-name="ce2" office:value-type="float" office:value="0.104016957573151">
            <text:p>0.104</text:p>
          </table:table-cell>
          <table:table-cell table:style-name="ce2"/>
          <table:table-cell table:style-name="ce2" table:formula="of:=1/(1+EXP(-[.E51]))" office:value-type="float" office:value="0.183697127013752">
            <text:p>0.184</text:p>
          </table:table-cell>
          <table:table-cell table:style-name="ce2" table:formula="of:=1/(1+EXP(-[.F51]))" office:value-type="float" office:value="0.333201592717749">
            <text:p>0.333</text:p>
          </table:table-cell>
          <table:table-cell table:style-name="ce2" table:formula="of:=1/(1+EXP(-[.G51]))" office:value-type="float" office:value="0.333201592717749">
            <text:p>0.333</text:p>
          </table:table-cell>
          <table:table-cell table:style-name="ce2" table:formula="of:=1/(1+EXP(-[.H51]))" office:value-type="float" office:value="0.525980818601296">
            <text:p>0.526</text:p>
          </table:table-cell>
          <table:table-cell table:style-name="ce2"/>
          <table:table-cell table:style-name="ce2" table:formula="of:=[.J51]*(1-[.J51])" office:value-type="float" office:value="0.149952492540645">
            <text:p>0.150</text:p>
          </table:table-cell>
          <table:table-cell table:style-name="ce2" table:formula="of:=[.K51]*(1-[.K51])" office:value-type="float" office:value="0.222178291328104">
            <text:p>0.222</text:p>
          </table:table-cell>
          <table:table-cell table:style-name="ce2" table:formula="of:=[.L51]*(1-[.L51])" office:value-type="float" office:value="0.222178291328104">
            <text:p>0.222</text:p>
          </table:table-cell>
          <table:table-cell table:style-name="ce2" table:formula="of:=[.M51]*(1-[.M51])" office:value-type="float" office:value="0.249324997064806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51:.M52]" office:value-type="float" office:value="-0.183696821111525">
            <text:p>-0.184</text:p>
          </table:table-cell>
          <table:table-cell table:style-name="ce2" office:value-type="float" office:value="-0.326508741793464">
            <text:p>-0.327</text:p>
          </table:table-cell>
          <table:table-cell table:style-name="ce2" office:value-type="float" office:value="-0.326508741793464">
            <text:p>-0.327</text:p>
          </table:table-cell>
          <table:table-cell table:style-name="ce2" office:value-type="float" office:value="0.467326330474419">
            <text:p>0.467</text:p>
          </table:table-cell>
          <table:table-cell table:style-name="ce2"/>
          <table:table-cell table:style-name="ce2" table:number-matrix-columns-spanned="4" table:number-matrix-rows-spanned="2" table:formula="of:=[.O51:.R52]*[.T51:.W52]" office:value-type="float" office:value="-0.0275457961974661">
            <text:p>-0.028</text:p>
          </table:table-cell>
          <table:table-cell table:style-name="ce2" office:value-type="float" office:value="-0.0725431543553609">
            <text:p>-0.073</text:p>
          </table:table-cell>
          <table:table-cell table:style-name="ce2" office:value-type="float" office:value="-0.0725431543553609">
            <text:p>-0.073</text:p>
          </table:table-cell>
          <table:table-cell table:style-name="ce2" office:value-type="float" office:value="0.116516135973841">
            <text:p>0.117</text:p>
          </table:table-cell>
          <table:table-cell table:style-name="ce2"/>
          <table:table-cell table:style-name="ce2" table:number-matrix-columns-spanned="3" table:number-matrix-rows-spanned="2" table:formula="of:=MMULT([.Y51:.AB52];[.$O$2:.$Q$5])" office:value-type="float" office:value="0.0439729816184804">
            <text:p>0.044</text:p>
          </table:table-cell>
          <table:table-cell table:style-name="ce2" office:value-type="float" office:value="0.0439729816184804">
            <text:p>0.044</text:p>
          </table:table-cell>
          <table:table-cell table:style-name="ce2" office:value-type="float" office:value="-0.0561159689343466">
            <text:p>-0.056</text:p>
          </table:table-cell>
          <table:table-cell/>
          <table:table-cell table:number-matrix-columns-spanned="1" table:number-matrix-rows-spanned="1" table:formula="of:=SUM([.T51:.W52]^2)" office:value-type="float" office:value="0.779765429200565">
            <text:p>0.7797654292</text:p>
          </table:table-cell>
          <table:table-cell table:number-columns-repeated="990"/>
        </table:table-row>
        <table:table-row table:style-name="ro2">
          <table:table-cell table:style-name="ce2" office:value-type="float" office:value="1.37717837831711">
            <text:p>1.377</text:p>
          </table:table-cell>
          <table:table-cell table:style-name="ce2" office:value-type="float" office:value="1.37717837831711">
            <text:p>1.377</text:p>
          </table:table-cell>
          <table:table-cell table:style-name="ce2" office:value-type="float" office:value="-0.0830032710375186">
            <text:p>-0.083</text:p>
          </table:table-cell>
          <table:table-cell table:style-name="ce2"/>
          <table:table-cell table:style-name="ce2" office:value-type="float" office:value="-0.0830032710375186">
            <text:p>-0.083</text:p>
          </table:table-cell>
          <table:table-cell table:style-name="ce2" office:value-type="float" office:value="1.29417510727959">
            <text:p>1.294</text:p>
          </table:table-cell>
          <table:table-cell table:style-name="ce2" office:value-type="float" office:value="1.29417510727959">
            <text:p>1.294</text:p>
          </table:table-cell>
          <table:table-cell table:style-name="ce2" office:value-type="float" office:value="2.6713534855967">
            <text:p>2.671</text:p>
          </table:table-cell>
          <table:table-cell table:style-name="ce2"/>
          <table:table-cell table:style-name="ce2" table:formula="of:=1/(1+EXP(-[.E52]))" office:value-type="float" office:value="0.479261087675995">
            <text:p>0.479</text:p>
          </table:table-cell>
          <table:table-cell table:style-name="ce2" table:formula="of:=1/(1+EXP(-[.F52]))" office:value-type="float" office:value="0.78485303100356">
            <text:p>0.785</text:p>
          </table:table-cell>
          <table:table-cell table:style-name="ce2" table:formula="of:=1/(1+EXP(-[.G52]))" office:value-type="float" office:value="0.78485303100356">
            <text:p>0.785</text:p>
          </table:table-cell>
          <table:table-cell table:style-name="ce2" table:formula="of:=1/(1+EXP(-[.H52]))" office:value-type="float" office:value="0.935314966725715">
            <text:p>0.935</text:p>
          </table:table-cell>
          <table:table-cell table:style-name="ce2"/>
          <table:table-cell table:style-name="ce2" table:formula="of:=[.J52]*(1-[.J52])" office:value-type="float" office:value="0.249569897515617">
            <text:p>0.250</text:p>
          </table:table-cell>
          <table:table-cell table:style-name="ce2" table:formula="of:=[.K52]*(1-[.K52])" office:value-type="float" office:value="0.168858750728085">
            <text:p>0.169</text:p>
          </table:table-cell>
          <table:table-cell table:style-name="ce2" table:formula="of:=[.L52]*(1-[.L52])" office:value-type="float" office:value="0.168858750728085">
            <text:p>0.169</text:p>
          </table:table-cell>
          <table:table-cell table:style-name="ce2" table:formula="of:=[.M52]*(1-[.M52])" office:value-type="float" office:value="0.06050087974459">
            <text:p>0.061</text:p>
          </table:table-cell>
          <table:table-cell table:style-name="ce2"/>
          <table:table-cell table:style-name="ce2" office:value-type="float" office:value="-0.47256823675171">
            <text:p>-0.473</text:p>
          </table:table-cell>
          <table:table-cell table:style-name="ce2" office:value-type="float" office:value="0.208454118072156">
            <text:p>0.208</text:p>
          </table:table-cell>
          <table:table-cell table:style-name="ce2" office:value-type="float" office:value="0.208454118072156">
            <text:p>0.208</text:p>
          </table:table-cell>
          <table:table-cell table:style-name="ce2" office:value-type="float" office:value="0.0646847273720584">
            <text:p>0.065</text:p>
          </table:table-cell>
          <table:table-cell table:style-name="ce2"/>
          <table:table-cell table:style-name="ce2" office:value-type="float" office:value="-0.11793880641526">
            <text:p>-0.118</text:p>
          </table:table-cell>
          <table:table-cell table:style-name="ce2" office:value-type="float" office:value="0.0351993019617889">
            <text:p>0.035</text:p>
          </table:table-cell>
          <table:table-cell table:style-name="ce2" office:value-type="float" office:value="0.0351993019617889">
            <text:p>0.035</text:p>
          </table:table-cell>
          <table:table-cell table:style-name="ce2" office:value-type="float" office:value="0.0039134829120485">
            <text:p>0.004</text:p>
          </table:table-cell>
          <table:table-cell table:style-name="ce2"/>
          <table:table-cell table:style-name="ce2" office:value-type="float" office:value="0.0391127848738374">
            <text:p>0.039</text:p>
          </table:table-cell>
          <table:table-cell table:style-name="ce2" office:value-type="float" office:value="0.0391127848738374">
            <text:p>0.039</text:p>
          </table:table-cell>
          <table:table-cell table:style-name="ce2" office:value-type="float" office:value="-0.0436267195796338">
            <text:p>-0.04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1:.C52]+[.AD51:.AF52]" office:value-type="float" office:value="0.841730011119979">
            <text:p>0.842</text:p>
          </table:table-cell>
          <table:table-cell table:style-name="ce2" office:value-type="float" office:value="0.841730011119979">
            <text:p>0.842</text:p>
          </table:table-cell>
          <table:table-cell table:style-name="ce2" office:value-type="float" office:value="-1.54761307036419">
            <text:p>-1.548</text:p>
          </table:table-cell>
          <table:table-cell table:style-name="ce2"/>
          <table:table-cell table:style-name="ce2" table:number-matrix-columns-spanned="4" table:number-matrix-rows-spanned="2" table:formula="of:=MMULT([.A54:.C55];[.$A$2:.$D$4])" office:value-type="float" office:value="-1.54761307036419">
            <text:p>-1.548</text:p>
          </table:table-cell>
          <table:table-cell table:style-name="ce2" office:value-type="float" office:value="-0.705883059244215">
            <text:p>-0.706</text:p>
          </table:table-cell>
          <table:table-cell table:style-name="ce2" office:value-type="float" office:value="-0.705883059244215">
            <text:p>-0.706</text:p>
          </table:table-cell>
          <table:table-cell table:style-name="ce2" office:value-type="float" office:value="0.135846951875765">
            <text:p>0.136</text:p>
          </table:table-cell>
          <table:table-cell table:style-name="ce2"/>
          <table:table-cell table:style-name="ce2" table:formula="of:=1/(1+EXP(-[.E54]))" office:value-type="float" office:value="0.175431282368522">
            <text:p>0.175</text:p>
          </table:table-cell>
          <table:table-cell table:style-name="ce2" table:formula="of:=1/(1+EXP(-[.F54]))" office:value-type="float" office:value="0.3305091709422">
            <text:p>0.331</text:p>
          </table:table-cell>
          <table:table-cell table:style-name="ce2" table:formula="of:=1/(1+EXP(-[.G54]))" office:value-type="float" office:value="0.3305091709422">
            <text:p>0.331</text:p>
          </table:table-cell>
          <table:table-cell table:style-name="ce2" table:formula="of:=1/(1+EXP(-[.H54]))" office:value-type="float" office:value="0.533909605565293">
            <text:p>0.534</text:p>
          </table:table-cell>
          <table:table-cell table:style-name="ce2"/>
          <table:table-cell table:style-name="ce2" table:formula="of:=[.J54]*(1-[.J54])" office:value-type="float" office:value="0.144655147535058">
            <text:p>0.145</text:p>
          </table:table-cell>
          <table:table-cell table:style-name="ce2" table:formula="of:=[.K54]*(1-[.K54])" office:value-type="float" office:value="0.2212728588653">
            <text:p>0.221</text:p>
          </table:table-cell>
          <table:table-cell table:style-name="ce2" table:formula="of:=[.L54]*(1-[.L54])" office:value-type="float" office:value="0.2212728588653">
            <text:p>0.221</text:p>
          </table:table-cell>
          <table:table-cell table:style-name="ce2" table:formula="of:=[.M54]*(1-[.M54])" office:value-type="float" office:value="0.248850138650406">
            <text:p>0.249</text:p>
          </table:table-cell>
          <table:table-cell table:style-name="ce2"/>
          <table:table-cell table:style-name="ce2" table:number-matrix-columns-spanned="4" table:number-matrix-rows-spanned="2" table:formula="of:=[.$J$8:.$M$9]-[.J54:.M55]" office:value-type="float" office:value="-0.175430976466295">
            <text:p>-0.175</text:p>
          </table:table-cell>
          <table:table-cell table:style-name="ce2" office:value-type="float" office:value="-0.323816320017916">
            <text:p>-0.324</text:p>
          </table:table-cell>
          <table:table-cell table:style-name="ce2" office:value-type="float" office:value="-0.323816320017916">
            <text:p>-0.324</text:p>
          </table:table-cell>
          <table:table-cell table:style-name="ce2" office:value-type="float" office:value="0.459397543510423">
            <text:p>0.459</text:p>
          </table:table-cell>
          <table:table-cell table:style-name="ce2"/>
          <table:table-cell table:style-name="ce2" table:number-matrix-columns-spanned="4" table:number-matrix-rows-spanned="2" table:formula="of:=[.O54:.R55]*[.T54:.W55]" office:value-type="float" office:value="-0.0253769937829513">
            <text:p>-0.025</text:p>
          </table:table-cell>
          <table:table-cell table:style-name="ce2" office:value-type="float" office:value="-0.071651762877605">
            <text:p>-0.072</text:p>
          </table:table-cell>
          <table:table-cell table:style-name="ce2" office:value-type="float" office:value="-0.071651762877605">
            <text:p>-0.072</text:p>
          </table:table-cell>
          <table:table-cell table:style-name="ce2" office:value-type="float" office:value="0.114321142398225">
            <text:p>0.114</text:p>
          </table:table-cell>
          <table:table-cell table:style-name="ce2"/>
          <table:table-cell table:style-name="ce2" table:number-matrix-columns-spanned="3" table:number-matrix-rows-spanned="2" table:formula="of:=MMULT([.Y54:.AB55];[.$O$2:.$Q$5])" office:value-type="float" office:value="0.0426693795206197">
            <text:p>0.043</text:p>
          </table:table-cell>
          <table:table-cell table:style-name="ce2" office:value-type="float" office:value="0.0426693795206197">
            <text:p>0.043</text:p>
          </table:table-cell>
          <table:table-cell table:style-name="ce2" office:value-type="float" office:value="-0.0543593771399366">
            <text:p>-0.054</text:p>
          </table:table-cell>
          <table:table-cell/>
          <table:table-cell table:number-matrix-columns-spanned="1" table:number-matrix-rows-spanned="1" table:formula="of:=SUM([.T54:.W55]^2)" office:value-type="float" office:value="0.756160923058753">
            <text:p>0.7561609231</text:p>
          </table:table-cell>
          <table:table-cell table:number-columns-repeated="990"/>
        </table:table-row>
        <table:table-row table:style-name="ro2">
          <table:table-cell table:style-name="ce2" office:value-type="float" office:value="1.41629116319095">
            <text:p>1.416</text:p>
          </table:table-cell>
          <table:table-cell table:style-name="ce2" office:value-type="float" office:value="1.41629116319095">
            <text:p>1.416</text:p>
          </table:table-cell>
          <table:table-cell table:style-name="ce2" office:value-type="float" office:value="-0.126629990617152">
            <text:p>-0.127</text:p>
          </table:table-cell>
          <table:table-cell table:style-name="ce2"/>
          <table:table-cell table:style-name="ce2" office:value-type="float" office:value="-0.126629990617152">
            <text:p>-0.127</text:p>
          </table:table-cell>
          <table:table-cell table:style-name="ce2" office:value-type="float" office:value="1.28966117257379">
            <text:p>1.290</text:p>
          </table:table-cell>
          <table:table-cell table:style-name="ce2" office:value-type="float" office:value="1.28966117257379">
            <text:p>1.290</text:p>
          </table:table-cell>
          <table:table-cell table:style-name="ce2" office:value-type="float" office:value="2.70595233576474">
            <text:p>2.706</text:p>
          </table:table-cell>
          <table:table-cell table:style-name="ce2"/>
          <table:table-cell table:style-name="ce2" table:formula="of:=1/(1+EXP(-[.E55]))" office:value-type="float" office:value="0.468384737361398">
            <text:p>0.468</text:p>
          </table:table-cell>
          <table:table-cell table:style-name="ce2" table:formula="of:=1/(1+EXP(-[.F55]))" office:value-type="float" office:value="0.784089833598839">
            <text:p>0.784</text:p>
          </table:table-cell>
          <table:table-cell table:style-name="ce2" table:formula="of:=1/(1+EXP(-[.G55]))" office:value-type="float" office:value="0.784089833598839">
            <text:p>0.784</text:p>
          </table:table-cell>
          <table:table-cell table:style-name="ce2" table:formula="of:=1/(1+EXP(-[.H55]))" office:value-type="float" office:value="0.937376965324802">
            <text:p>0.937</text:p>
          </table:table-cell>
          <table:table-cell table:style-name="ce2"/>
          <table:table-cell table:style-name="ce2" table:formula="of:=[.J55]*(1-[.J55])" office:value-type="float" office:value="0.249000475168292">
            <text:p>0.249</text:p>
          </table:table-cell>
          <table:table-cell table:style-name="ce2" table:formula="of:=[.K55]*(1-[.K55])" office:value-type="float" office:value="0.169292966445784">
            <text:p>0.169</text:p>
          </table:table-cell>
          <table:table-cell table:style-name="ce2" table:formula="of:=[.L55]*(1-[.L55])" office:value-type="float" office:value="0.169292966445784">
            <text:p>0.169</text:p>
          </table:table-cell>
          <table:table-cell table:style-name="ce2" table:formula="of:=[.M55]*(1-[.M55])" office:value-type="float" office:value="0.0587013902032669">
            <text:p>0.059</text:p>
          </table:table-cell>
          <table:table-cell table:style-name="ce2"/>
          <table:table-cell table:style-name="ce2" office:value-type="float" office:value="-0.461691886437113">
            <text:p>-0.462</text:p>
          </table:table-cell>
          <table:table-cell table:style-name="ce2" office:value-type="float" office:value="0.209217315476876">
            <text:p>0.209</text:p>
          </table:table-cell>
          <table:table-cell table:style-name="ce2" office:value-type="float" office:value="0.209217315476876">
            <text:p>0.209</text:p>
          </table:table-cell>
          <table:table-cell table:style-name="ce2" office:value-type="float" office:value="0.0626227287729709">
            <text:p>0.063</text:p>
          </table:table-cell>
          <table:table-cell table:style-name="ce2"/>
          <table:table-cell table:style-name="ce2" office:value-type="float" office:value="-0.114961499104186">
            <text:p>-0.115</text:p>
          </table:table-cell>
          <table:table-cell table:style-name="ce2" office:value-type="float" office:value="0.0354190199689038">
            <text:p>0.035</text:p>
          </table:table-cell>
          <table:table-cell table:style-name="ce2" office:value-type="float" office:value="0.0354190199689038">
            <text:p>0.035</text:p>
          </table:table-cell>
          <table:table-cell table:style-name="ce2" office:value-type="float" office:value="0.00367604123729551">
            <text:p>0.004</text:p>
          </table:table-cell>
          <table:table-cell table:style-name="ce2"/>
          <table:table-cell table:style-name="ce2" office:value-type="float" office:value="0.0390950612061993">
            <text:p>0.039</text:p>
          </table:table-cell>
          <table:table-cell table:style-name="ce2" office:value-type="float" office:value="0.0390950612061993">
            <text:p>0.039</text:p>
          </table:table-cell>
          <table:table-cell table:style-name="ce2" office:value-type="float" office:value="-0.0404474179290832">
            <text:p>-0.04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4:.C55]+[.AD54:.AF55]" office:value-type="float" office:value="0.884399390640599">
            <text:p>0.884</text:p>
          </table:table-cell>
          <table:table-cell table:style-name="ce2" office:value-type="float" office:value="0.884399390640599">
            <text:p>0.884</text:p>
          </table:table-cell>
          <table:table-cell table:style-name="ce2" office:value-type="float" office:value="-1.60197244750413">
            <text:p>-1.602</text:p>
          </table:table-cell>
          <table:table-cell table:style-name="ce2"/>
          <table:table-cell table:style-name="ce2" table:number-matrix-columns-spanned="4" table:number-matrix-rows-spanned="2" table:formula="of:=MMULT([.A57:.C58];[.$A$2:.$D$4])" office:value-type="float" office:value="-1.60197244750413">
            <text:p>-1.602</text:p>
          </table:table-cell>
          <table:table-cell table:style-name="ce2" office:value-type="float" office:value="-0.717573056863532">
            <text:p>-0.718</text:p>
          </table:table-cell>
          <table:table-cell table:style-name="ce2" office:value-type="float" office:value="-0.717573056863532">
            <text:p>-0.718</text:p>
          </table:table-cell>
          <table:table-cell table:style-name="ce2" office:value-type="float" office:value="0.166826333777067">
            <text:p>0.167</text:p>
          </table:table-cell>
          <table:table-cell table:style-name="ce2"/>
          <table:table-cell table:style-name="ce2" table:formula="of:=1/(1+EXP(-[.E57]))" office:value-type="float" office:value="0.167706118632236">
            <text:p>0.168</text:p>
          </table:table-cell>
          <table:table-cell table:style-name="ce2" table:formula="of:=1/(1+EXP(-[.F57]))" office:value-type="float" office:value="0.327927636064694">
            <text:p>0.328</text:p>
          </table:table-cell>
          <table:table-cell table:style-name="ce2" table:formula="of:=1/(1+EXP(-[.G57]))" office:value-type="float" office:value="0.327927636064694">
            <text:p>0.328</text:p>
          </table:table-cell>
          <table:table-cell table:style-name="ce2" table:formula="of:=1/(1+EXP(-[.H57]))" office:value-type="float" office:value="0.54161012380966">
            <text:p>0.542</text:p>
          </table:table-cell>
          <table:table-cell table:style-name="ce2"/>
          <table:table-cell table:style-name="ce2" table:formula="of:=[.J57]*(1-[.J57])" office:value-type="float" office:value="0.139580776405547">
            <text:p>0.140</text:p>
          </table:table-cell>
          <table:table-cell table:style-name="ce2" table:formula="of:=[.K57]*(1-[.K57])" office:value-type="float" office:value="0.220391101569716">
            <text:p>0.220</text:p>
          </table:table-cell>
          <table:table-cell table:style-name="ce2" table:formula="of:=[.L57]*(1-[.L57])" office:value-type="float" office:value="0.220391101569716">
            <text:p>0.220</text:p>
          </table:table-cell>
          <table:table-cell table:style-name="ce2" table:formula="of:=[.M57]*(1-[.M57])" office:value-type="float" office:value="0.248268597596545">
            <text:p>0.248</text:p>
          </table:table-cell>
          <table:table-cell table:style-name="ce2"/>
          <table:table-cell table:style-name="ce2" table:number-matrix-columns-spanned="4" table:number-matrix-rows-spanned="2" table:formula="of:=[.$J$8:.$M$9]-[.J57:.M58]" office:value-type="float" office:value="-0.167705812730009">
            <text:p>-0.168</text:p>
          </table:table-cell>
          <table:table-cell table:style-name="ce2" office:value-type="float" office:value="-0.32123478514041">
            <text:p>-0.321</text:p>
          </table:table-cell>
          <table:table-cell table:style-name="ce2" office:value-type="float" office:value="-0.32123478514041">
            <text:p>-0.321</text:p>
          </table:table-cell>
          <table:table-cell table:style-name="ce2" office:value-type="float" office:value="0.451697025266055">
            <text:p>0.452</text:p>
          </table:table-cell>
          <table:table-cell table:style-name="ce2"/>
          <table:table-cell table:style-name="ce2" table:number-matrix-columns-spanned="4" table:number-matrix-rows-spanned="2" table:formula="of:=[.O57:.R58]*[.T57:.W58]" office:value-type="float" office:value="-0.0234085075485779">
            <text:p>-0.023</text:p>
          </table:table-cell>
          <table:table-cell table:style-name="ce2" office:value-type="float" office:value="-0.0707972881596058">
            <text:p>-0.071</text:p>
          </table:table-cell>
          <table:table-cell table:style-name="ce2" office:value-type="float" office:value="-0.0707972881596058">
            <text:p>-0.071</text:p>
          </table:table-cell>
          <table:table-cell table:style-name="ce2" office:value-type="float" office:value="0.112142187001335">
            <text:p>0.112</text:p>
          </table:table-cell>
          <table:table-cell table:style-name="ce2"/>
          <table:table-cell table:style-name="ce2" table:number-matrix-columns-spanned="3" table:number-matrix-rows-spanned="2" table:formula="of:=MMULT([.Y57:.AB58];[.$O$2:.$Q$5])" office:value-type="float" office:value="0.0413448988417287">
            <text:p>0.041</text:p>
          </table:table-cell>
          <table:table-cell table:style-name="ce2" office:value-type="float" office:value="0.0413448988417287">
            <text:p>0.041</text:p>
          </table:table-cell>
          <table:table-cell table:style-name="ce2" office:value-type="float" office:value="-0.052860896866455">
            <text:p>-0.053</text:p>
          </table:table-cell>
          <table:table-cell/>
          <table:table-cell table:number-matrix-columns-spanned="1" table:number-matrix-rows-spanned="1" table:formula="of:=SUM([.T57:.W58]^2)" office:value-type="float" office:value="0.733901863183338">
            <text:p>0.7339018632</text:p>
          </table:table-cell>
          <table:table-cell table:number-columns-repeated="990"/>
        </table:table-row>
        <table:table-row table:style-name="ro2">
          <table:table-cell table:style-name="ce2" office:value-type="float" office:value="1.45538622439715">
            <text:p>1.455</text:p>
          </table:table-cell>
          <table:table-cell table:style-name="ce2" office:value-type="float" office:value="1.45538622439715">
            <text:p>1.455</text:p>
          </table:table-cell>
          <table:table-cell table:style-name="ce2" office:value-type="float" office:value="-0.167077408546236">
            <text:p>-0.167</text:p>
          </table:table-cell>
          <table:table-cell table:style-name="ce2"/>
          <table:table-cell table:style-name="ce2" office:value-type="float" office:value="-0.167077408546236">
            <text:p>-0.167</text:p>
          </table:table-cell>
          <table:table-cell table:style-name="ce2" office:value-type="float" office:value="1.28830881585091">
            <text:p>1.288</text:p>
          </table:table-cell>
          <table:table-cell table:style-name="ce2" office:value-type="float" office:value="1.28830881585091">
            <text:p>1.288</text:p>
          </table:table-cell>
          <table:table-cell table:style-name="ce2" office:value-type="float" office:value="2.74369504024806">
            <text:p>2.744</text:p>
          </table:table-cell>
          <table:table-cell table:style-name="ce2"/>
          <table:table-cell table:style-name="ce2" table:formula="of:=1/(1+EXP(-[.E58]))" office:value-type="float" office:value="0.458327542861046">
            <text:p>0.458</text:p>
          </table:table-cell>
          <table:table-cell table:style-name="ce2" table:formula="of:=1/(1+EXP(-[.F58]))" office:value-type="float" office:value="0.78386080116028">
            <text:p>0.784</text:p>
          </table:table-cell>
          <table:table-cell table:style-name="ce2" table:formula="of:=1/(1+EXP(-[.G58]))" office:value-type="float" office:value="0.78386080116028">
            <text:p>0.784</text:p>
          </table:table-cell>
          <table:table-cell table:style-name="ce2" table:formula="of:=1/(1+EXP(-[.H58]))" office:value-type="float" office:value="0.939556280178216">
            <text:p>0.940</text:p>
          </table:table-cell>
          <table:table-cell table:style-name="ce2"/>
          <table:table-cell table:style-name="ce2" table:formula="of:=[.J58]*(1-[.J58])" office:value-type="float" office:value="0.248263406316002">
            <text:p>0.248</text:p>
          </table:table-cell>
          <table:table-cell table:style-name="ce2" table:formula="of:=[.K58]*(1-[.K58])" office:value-type="float" office:value="0.169423045564644">
            <text:p>0.169</text:p>
          </table:table-cell>
          <table:table-cell table:style-name="ce2" table:formula="of:=[.L58]*(1-[.L58])" office:value-type="float" office:value="0.169423045564644">
            <text:p>0.169</text:p>
          </table:table-cell>
          <table:table-cell table:style-name="ce2" table:formula="of:=[.M58]*(1-[.M58])" office:value-type="float" office:value="0.0567902765558898">
            <text:p>0.057</text:p>
          </table:table-cell>
          <table:table-cell table:style-name="ce2"/>
          <table:table-cell table:style-name="ce2" office:value-type="float" office:value="-0.451634691936761">
            <text:p>-0.452</text:p>
          </table:table-cell>
          <table:table-cell table:style-name="ce2" office:value-type="float" office:value="0.209446347915435">
            <text:p>0.209</text:p>
          </table:table-cell>
          <table:table-cell table:style-name="ce2" office:value-type="float" office:value="0.209446347915435">
            <text:p>0.209</text:p>
          </table:table-cell>
          <table:table-cell table:style-name="ce2" office:value-type="float" office:value="0.0604434139195571">
            <text:p>0.060</text:p>
          </table:table-cell>
          <table:table-cell table:style-name="ce2"/>
          <table:table-cell table:style-name="ce2" office:value-type="float" office:value="-0.112124367030699">
            <text:p>-0.112</text:p>
          </table:table-cell>
          <table:table-cell table:style-name="ce2" office:value-type="float" office:value="0.035485038146225">
            <text:p>0.035</text:p>
          </table:table-cell>
          <table:table-cell table:style-name="ce2" office:value-type="float" office:value="0.035485038146225">
            <text:p>0.035</text:p>
          </table:table-cell>
          <table:table-cell table:style-name="ce2" office:value-type="float" office:value="0.00343259819247376">
            <text:p>0.003</text:p>
          </table:table-cell>
          <table:table-cell table:style-name="ce2"/>
          <table:table-cell table:style-name="ce2" office:value-type="float" office:value="0.0389176363386988">
            <text:p>0.039</text:p>
          </table:table-cell>
          <table:table-cell table:style-name="ce2" office:value-type="float" office:value="0.0389176363386988">
            <text:p>0.039</text:p>
          </table:table-cell>
          <table:table-cell table:style-name="ce2" office:value-type="float" office:value="-0.0377216925457748">
            <text:p>-0.03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57:.C58]+[.AD57:.AF58]" office:value-type="float" office:value="0.925744289482328">
            <text:p>0.926</text:p>
          </table:table-cell>
          <table:table-cell table:style-name="ce2" office:value-type="float" office:value="0.925744289482328">
            <text:p>0.926</text:p>
          </table:table-cell>
          <table:table-cell table:style-name="ce2" office:value-type="float" office:value="-1.65483334437059">
            <text:p>-1.655</text:p>
          </table:table-cell>
          <table:table-cell table:style-name="ce2"/>
          <table:table-cell table:style-name="ce2" table:number-matrix-columns-spanned="4" table:number-matrix-rows-spanned="2" table:formula="of:=MMULT([.A60:.C61];[.$A$2:.$D$4])" office:value-type="float" office:value="-1.65483334437059">
            <text:p>-1.655</text:p>
          </table:table-cell>
          <table:table-cell table:style-name="ce2" office:value-type="float" office:value="-0.729089054888258">
            <text:p>-0.729</text:p>
          </table:table-cell>
          <table:table-cell table:style-name="ce2" office:value-type="float" office:value="-0.729089054888258">
            <text:p>-0.729</text:p>
          </table:table-cell>
          <table:table-cell table:style-name="ce2" office:value-type="float" office:value="0.19665523459407">
            <text:p>0.197</text:p>
          </table:table-cell>
          <table:table-cell table:style-name="ce2"/>
          <table:table-cell table:style-name="ce2" table:formula="of:=1/(1+EXP(-[.E60]))" office:value-type="float" office:value="0.160456778791614">
            <text:p>0.160</text:p>
          </table:table-cell>
          <table:table-cell table:style-name="ce2" table:formula="of:=1/(1+EXP(-[.F60]))" office:value-type="float" office:value="0.32539465987515">
            <text:p>0.325</text:p>
          </table:table-cell>
          <table:table-cell table:style-name="ce2" table:formula="of:=1/(1+EXP(-[.G60]))" office:value-type="float" office:value="0.32539465987515">
            <text:p>0.325</text:p>
          </table:table-cell>
          <table:table-cell table:style-name="ce2" table:formula="of:=1/(1+EXP(-[.H60]))" office:value-type="float" office:value="0.549005975197397">
            <text:p>0.549</text:p>
          </table:table-cell>
          <table:table-cell table:style-name="ce2"/>
          <table:table-cell table:style-name="ce2" table:formula="of:=[.J60]*(1-[.J60])" office:value-type="float" office:value="0.134710400931433">
            <text:p>0.135</text:p>
          </table:table-cell>
          <table:table-cell table:style-name="ce2" table:formula="of:=[.K60]*(1-[.K60])" office:value-type="float" office:value="0.219512975199885">
            <text:p>0.220</text:p>
          </table:table-cell>
          <table:table-cell table:style-name="ce2" table:formula="of:=[.L60]*(1-[.L60])" office:value-type="float" office:value="0.219512975199885">
            <text:p>0.220</text:p>
          </table:table-cell>
          <table:table-cell table:style-name="ce2" table:formula="of:=[.M60]*(1-[.M60])" office:value-type="float" office:value="0.247598414394952">
            <text:p>0.248</text:p>
          </table:table-cell>
          <table:table-cell table:style-name="ce2"/>
          <table:table-cell table:style-name="ce2" table:number-matrix-columns-spanned="4" table:number-matrix-rows-spanned="2" table:formula="of:=[.$J$8:.$M$9]-[.J60:.M61]" office:value-type="float" office:value="-0.160456472889387">
            <text:p>-0.160</text:p>
          </table:table-cell>
          <table:table-cell table:style-name="ce2" office:value-type="float" office:value="-0.318701808950865">
            <text:p>-0.319</text:p>
          </table:table-cell>
          <table:table-cell table:style-name="ce2" office:value-type="float" office:value="-0.318701808950865">
            <text:p>-0.319</text:p>
          </table:table-cell>
          <table:table-cell table:style-name="ce2" office:value-type="float" office:value="0.444301173878319">
            <text:p>0.444</text:p>
          </table:table-cell>
          <table:table-cell table:style-name="ce2"/>
          <table:table-cell table:style-name="ce2" table:number-matrix-columns-spanned="4" table:number-matrix-rows-spanned="2" table:formula="of:=[.O60:.R61]*[.T60:.W61]" office:value-type="float" office:value="-0.021615155794973">
            <text:p>-0.022</text:p>
          </table:table-cell>
          <table:table-cell table:style-name="ce2" office:value-type="float" office:value="-0.0699591822843899">
            <text:p>-0.070</text:p>
          </table:table-cell>
          <table:table-cell table:style-name="ce2" office:value-type="float" office:value="-0.0699591822843899">
            <text:p>-0.070</text:p>
          </table:table-cell>
          <table:table-cell table:style-name="ce2" office:value-type="float" office:value="0.110008266166088">
            <text:p>0.110</text:p>
          </table:table-cell>
          <table:table-cell table:style-name="ce2"/>
          <table:table-cell table:style-name="ce2" table:number-matrix-columns-spanned="3" table:number-matrix-rows-spanned="2" table:formula="of:=MMULT([.Y60:.AB61];[.$O$2:.$Q$5])" office:value-type="float" office:value="0.0400490838816978">
            <text:p>0.040</text:p>
          </table:table-cell>
          <table:table-cell table:style-name="ce2" office:value-type="float" office:value="0.0400490838816978">
            <text:p>0.040</text:p>
          </table:table-cell>
          <table:table-cell table:style-name="ce2" office:value-type="float" office:value="-0.051525254197665">
            <text:p>-0.052</text:p>
          </table:table-cell>
          <table:table-cell/>
          <table:table-cell table:number-matrix-columns-spanned="1" table:number-matrix-rows-spanned="1" table:formula="of:=SUM([.T60:.W61]^2)" office:value-type="float" office:value="0.712861802422045">
            <text:p>0.7128618024</text:p>
          </table:table-cell>
          <table:table-cell table:number-columns-repeated="990"/>
        </table:table-row>
        <table:table-row table:style-name="ro2">
          <table:table-cell table:style-name="ce2" office:value-type="float" office:value="1.49430386073585">
            <text:p>1.494</text:p>
          </table:table-cell>
          <table:table-cell table:style-name="ce2" office:value-type="float" office:value="1.49430386073585">
            <text:p>1.494</text:p>
          </table:table-cell>
          <table:table-cell table:style-name="ce2" office:value-type="float" office:value="-0.20479910109201">
            <text:p>-0.205</text:p>
          </table:table-cell>
          <table:table-cell table:style-name="ce2"/>
          <table:table-cell table:style-name="ce2" office:value-type="float" office:value="-0.20479910109201">
            <text:p>-0.205</text:p>
          </table:table-cell>
          <table:table-cell table:style-name="ce2" office:value-type="float" office:value="1.28950475964383">
            <text:p>1.290</text:p>
          </table:table-cell>
          <table:table-cell table:style-name="ce2" office:value-type="float" office:value="1.28950475964383">
            <text:p>1.290</text:p>
          </table:table-cell>
          <table:table-cell table:style-name="ce2" office:value-type="float" office:value="2.78380862037968">
            <text:p>2.784</text:p>
          </table:table-cell>
          <table:table-cell table:style-name="ce2"/>
          <table:table-cell table:style-name="ce2" table:formula="of:=1/(1+EXP(-[.E61]))" office:value-type="float" office:value="0.448978431929922">
            <text:p>0.449</text:p>
          </table:table-cell>
          <table:table-cell table:style-name="ce2" table:formula="of:=1/(1+EXP(-[.F61]))" office:value-type="float" office:value="0.784063352813307">
            <text:p>0.784</text:p>
          </table:table-cell>
          <table:table-cell table:style-name="ce2" table:formula="of:=1/(1+EXP(-[.G61]))" office:value-type="float" office:value="0.784063352813307">
            <text:p>0.784</text:p>
          </table:table-cell>
          <table:table-cell table:style-name="ce2" table:formula="of:=1/(1+EXP(-[.H61]))" office:value-type="float" office:value="0.941794575344523">
            <text:p>0.942</text:p>
          </table:table-cell>
          <table:table-cell table:style-name="ce2"/>
          <table:table-cell table:style-name="ce2" table:formula="of:=[.J61]*(1-[.J61])" office:value-type="float" office:value="0.24739679959167">
            <text:p>0.247</text:p>
          </table:table-cell>
          <table:table-cell table:style-name="ce2" table:formula="of:=[.K61]*(1-[.K61])" office:value-type="float" office:value="0.169308011588463">
            <text:p>0.169</text:p>
          </table:table-cell>
          <table:table-cell table:style-name="ce2" table:formula="of:=[.L61]*(1-[.L61])" office:value-type="float" office:value="0.169308011588463">
            <text:p>0.169</text:p>
          </table:table-cell>
          <table:table-cell table:style-name="ce2" table:formula="of:=[.M61]*(1-[.M61])" office:value-type="float" office:value="0.0548175531961529">
            <text:p>0.055</text:p>
          </table:table-cell>
          <table:table-cell table:style-name="ce2"/>
          <table:table-cell table:style-name="ce2" office:value-type="float" office:value="-0.442285581005638">
            <text:p>-0.442</text:p>
          </table:table-cell>
          <table:table-cell table:style-name="ce2" office:value-type="float" office:value="0.209243796262408">
            <text:p>0.209</text:p>
          </table:table-cell>
          <table:table-cell table:style-name="ce2" office:value-type="float" office:value="0.209243796262408">
            <text:p>0.209</text:p>
          </table:table-cell>
          <table:table-cell table:style-name="ce2" office:value-type="float" office:value="0.0582051187532503">
            <text:p>0.058</text:p>
          </table:table-cell>
          <table:table-cell table:style-name="ce2"/>
          <table:table-cell table:style-name="ce2" office:value-type="float" office:value="-0.109420037246337">
            <text:p>-0.109</text:p>
          </table:table-cell>
          <table:table-cell table:style-name="ce2" office:value-type="float" office:value="0.0354266510824097">
            <text:p>0.035</text:p>
          </table:table-cell>
          <table:table-cell table:style-name="ce2" office:value-type="float" office:value="0.0354266510824097">
            <text:p>0.035</text:p>
          </table:table-cell>
          <table:table-cell table:style-name="ce2" office:value-type="float" office:value="0.00319066219354469">
            <text:p>0.003</text:p>
          </table:table-cell>
          <table:table-cell table:style-name="ce2"/>
          <table:table-cell table:style-name="ce2" office:value-type="float" office:value="0.0386173132759543">
            <text:p>0.039</text:p>
          </table:table-cell>
          <table:table-cell table:style-name="ce2" office:value-type="float" office:value="0.0386173132759543">
            <text:p>0.039</text:p>
          </table:table-cell>
          <table:table-cell table:style-name="ce2" office:value-type="float" office:value="-0.0353760728879732">
            <text:p>-0.03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0:.C61]+[.AD60:.AF61]" office:value-type="float" office:value="0.965793373364026">
            <text:p>0.966</text:p>
          </table:table-cell>
          <table:table-cell table:style-name="ce2" office:value-type="float" office:value="0.965793373364026">
            <text:p>0.966</text:p>
          </table:table-cell>
          <table:table-cell table:style-name="ce2" office:value-type="float" office:value="-1.70635859856825">
            <text:p>-1.706</text:p>
          </table:table-cell>
          <table:table-cell table:style-name="ce2"/>
          <table:table-cell table:style-name="ce2" table:number-matrix-columns-spanned="4" table:number-matrix-rows-spanned="2" table:formula="of:=MMULT([.A63:.C64];[.$A$2:.$D$4])" office:value-type="float" office:value="-1.70635859856825">
            <text:p>-1.706</text:p>
          </table:table-cell>
          <table:table-cell table:style-name="ce2" office:value-type="float" office:value="-0.740565225204225">
            <text:p>-0.741</text:p>
          </table:table-cell>
          <table:table-cell table:style-name="ce2" office:value-type="float" office:value="-0.740565225204225">
            <text:p>-0.741</text:p>
          </table:table-cell>
          <table:table-cell table:style-name="ce2" office:value-type="float" office:value="0.225228148159801">
            <text:p>0.225</text:p>
          </table:table-cell>
          <table:table-cell table:style-name="ce2"/>
          <table:table-cell table:style-name="ce2" table:formula="of:=1/(1+EXP(-[.E63]))" office:value-type="float" office:value="0.15363661899198">
            <text:p>0.154</text:p>
          </table:table-cell>
          <table:table-cell table:style-name="ce2" table:formula="of:=1/(1+EXP(-[.F63]))" office:value-type="float" office:value="0.322880556938957">
            <text:p>0.323</text:p>
          </table:table-cell>
          <table:table-cell table:style-name="ce2" table:formula="of:=1/(1+EXP(-[.G63]))" office:value-type="float" office:value="0.322880556938957">
            <text:p>0.323</text:p>
          </table:table-cell>
          <table:table-cell table:style-name="ce2" table:formula="of:=1/(1+EXP(-[.H63]))" office:value-type="float" office:value="0.556070211036967">
            <text:p>0.556</text:p>
          </table:table-cell>
          <table:table-cell table:style-name="ce2"/>
          <table:table-cell table:style-name="ce2" table:formula="of:=[.J63]*(1-[.J63])" office:value-type="float" office:value="0.130032408296693">
            <text:p>0.130</text:p>
          </table:table-cell>
          <table:table-cell table:style-name="ce2" table:formula="of:=[.K63]*(1-[.K63])" office:value-type="float" office:value="0.218628702889746">
            <text:p>0.219</text:p>
          </table:table-cell>
          <table:table-cell table:style-name="ce2" table:formula="of:=[.L63]*(1-[.L63])" office:value-type="float" office:value="0.218628702889746">
            <text:p>0.219</text:p>
          </table:table-cell>
          <table:table-cell table:style-name="ce2" table:formula="of:=[.M63]*(1-[.M63])" office:value-type="float" office:value="0.24685613143427">
            <text:p>0.247</text:p>
          </table:table-cell>
          <table:table-cell table:style-name="ce2"/>
          <table:table-cell table:style-name="ce2" table:number-matrix-columns-spanned="4" table:number-matrix-rows-spanned="2" table:formula="of:=[.$J$8:.$M$9]-[.J63:.M64]" office:value-type="float" office:value="-0.153636313089753">
            <text:p>-0.154</text:p>
          </table:table-cell>
          <table:table-cell table:style-name="ce2" office:value-type="float" office:value="-0.316187706014672">
            <text:p>-0.316</text:p>
          </table:table-cell>
          <table:table-cell table:style-name="ce2" office:value-type="float" office:value="-0.316187706014672">
            <text:p>-0.316</text:p>
          </table:table-cell>
          <table:table-cell table:style-name="ce2" office:value-type="float" office:value="0.437236938038748">
            <text:p>0.437</text:p>
          </table:table-cell>
          <table:table-cell table:style-name="ce2"/>
          <table:table-cell table:style-name="ce2" table:number-matrix-columns-spanned="4" table:number-matrix-rows-spanned="2" table:formula="of:=[.O63:.R64]*[.T63:.W64]" office:value-type="float" office:value="-0.0199776997928852">
            <text:p>-0.020</text:p>
          </table:table-cell>
          <table:table-cell table:style-name="ce2" office:value-type="float" office:value="-0.0691277080356721">
            <text:p>-0.069</text:p>
          </table:table-cell>
          <table:table-cell table:style-name="ce2" office:value-type="float" office:value="-0.0691277080356721">
            <text:p>-0.069</text:p>
          </table:table-cell>
          <table:table-cell table:style-name="ce2" office:value-type="float" office:value="0.107934619044411">
            <text:p>0.108</text:p>
          </table:table-cell>
          <table:table-cell table:style-name="ce2"/>
          <table:table-cell table:style-name="ce2" table:number-matrix-columns-spanned="3" table:number-matrix-rows-spanned="2" table:formula="of:=MMULT([.Y63:.AB64];[.$O$2:.$Q$5])" office:value-type="float" office:value="0.0388069110087388">
            <text:p>0.039</text:p>
          </table:table-cell>
          <table:table-cell table:style-name="ce2" office:value-type="float" office:value="0.0388069110087388">
            <text:p>0.039</text:p>
          </table:table-cell>
          <table:table-cell table:style-name="ce2" office:value-type="float" office:value="-0.0502984968198185">
            <text:p>-0.050</text:p>
          </table:table-cell>
          <table:table-cell/>
          <table:table-cell table:number-matrix-columns-spanned="1" table:number-matrix-rows-spanned="1" table:formula="of:=SUM([.T63:.W64]^2)" office:value-type="float" office:value="0.692933813492563">
            <text:p>0.6929338135</text:p>
          </table:table-cell>
          <table:table-cell table:number-columns-repeated="990"/>
        </table:table-row>
        <table:table-row table:style-name="ro2">
          <table:table-cell table:style-name="ce2" office:value-type="float" office:value="1.5329211740118">
            <text:p>1.533</text:p>
          </table:table-cell>
          <table:table-cell table:style-name="ce2" office:value-type="float" office:value="1.5329211740118">
            <text:p>1.533</text:p>
          </table:table-cell>
          <table:table-cell table:style-name="ce2" office:value-type="float" office:value="-0.240175173979984">
            <text:p>-0.240</text:p>
          </table:table-cell>
          <table:table-cell table:style-name="ce2"/>
          <table:table-cell table:style-name="ce2" office:value-type="float" office:value="-0.240175173979984">
            <text:p>-0.240</text:p>
          </table:table-cell>
          <table:table-cell table:style-name="ce2" office:value-type="float" office:value="1.29274600003182">
            <text:p>1.293</text:p>
          </table:table-cell>
          <table:table-cell table:style-name="ce2" office:value-type="float" office:value="1.29274600003182">
            <text:p>1.293</text:p>
          </table:table-cell>
          <table:table-cell table:style-name="ce2" office:value-type="float" office:value="2.82566717404362">
            <text:p>2.826</text:p>
          </table:table-cell>
          <table:table-cell table:style-name="ce2"/>
          <table:table-cell table:style-name="ce2" table:formula="of:=1/(1+EXP(-[.E64]))" office:value-type="float" office:value="0.440243182310823">
            <text:p>0.440</text:p>
          </table:table-cell>
          <table:table-cell table:style-name="ce2" table:formula="of:=1/(1+EXP(-[.F64]))" office:value-type="float" office:value="0.784611615503375">
            <text:p>0.785</text:p>
          </table:table-cell>
          <table:table-cell table:style-name="ce2" table:formula="of:=1/(1+EXP(-[.G64]))" office:value-type="float" office:value="0.784611615503375">
            <text:p>0.785</text:p>
          </table:table-cell>
          <table:table-cell table:style-name="ce2" table:formula="of:=1/(1+EXP(-[.H64]))" office:value-type="float" office:value="0.944047172920043">
            <text:p>0.944</text:p>
          </table:table-cell>
          <table:table-cell table:style-name="ce2"/>
          <table:table-cell table:style-name="ce2" table:formula="of:=[.J64]*(1-[.J64])" office:value-type="float" office:value="0.246429122739662">
            <text:p>0.246</text:p>
          </table:table-cell>
          <table:table-cell table:style-name="ce2" table:formula="of:=[.K64]*(1-[.K64])" office:value-type="float" office:value="0.168996228320559">
            <text:p>0.169</text:p>
          </table:table-cell>
          <table:table-cell table:style-name="ce2" table:formula="of:=[.L64]*(1-[.L64])" office:value-type="float" office:value="0.168996228320559">
            <text:p>0.169</text:p>
          </table:table-cell>
          <table:table-cell table:style-name="ce2" table:formula="of:=[.M64]*(1-[.M64])" office:value-type="float" office:value="0.0528221082217176">
            <text:p>0.053</text:p>
          </table:table-cell>
          <table:table-cell table:style-name="ce2"/>
          <table:table-cell table:style-name="ce2" office:value-type="float" office:value="-0.433550331386538">
            <text:p>-0.434</text:p>
          </table:table-cell>
          <table:table-cell table:style-name="ce2" office:value-type="float" office:value="0.208695533572341">
            <text:p>0.209</text:p>
          </table:table-cell>
          <table:table-cell table:style-name="ce2" office:value-type="float" office:value="0.208695533572341">
            <text:p>0.209</text:p>
          </table:table-cell>
          <table:table-cell table:style-name="ce2" office:value-type="float" office:value="0.0559525211777302">
            <text:p>0.056</text:p>
          </table:table-cell>
          <table:table-cell table:style-name="ce2"/>
          <table:table-cell table:style-name="ce2" office:value-type="float" office:value="-0.106839427827075">
            <text:p>-0.107</text:p>
          </table:table-cell>
          <table:table-cell table:style-name="ce2" office:value-type="float" office:value="0.0352687580410722">
            <text:p>0.035</text:p>
          </table:table-cell>
          <table:table-cell table:style-name="ce2" office:value-type="float" office:value="0.0352687580410722">
            <text:p>0.035</text:p>
          </table:table-cell>
          <table:table-cell table:style-name="ce2" office:value-type="float" office:value="0.00295553012892801">
            <text:p>0.003</text:p>
          </table:table-cell>
          <table:table-cell table:style-name="ce2"/>
          <table:table-cell table:style-name="ce2" office:value-type="float" office:value="0.0382242881700003">
            <text:p>0.038</text:p>
          </table:table-cell>
          <table:table-cell table:style-name="ce2" office:value-type="float" office:value="0.0382242881700003">
            <text:p>0.038</text:p>
          </table:table-cell>
          <table:table-cell table:style-name="ce2" office:value-type="float" office:value="-0.0333463816160021">
            <text:p>-0.03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3:.C64]+[.AD63:.AF64]" office:value-type="float" office:value="1.00460028437276">
            <text:p>1.005</text:p>
          </table:table-cell>
          <table:table-cell table:style-name="ce2" office:value-type="float" office:value="1.00460028437276">
            <text:p>1.005</text:p>
          </table:table-cell>
          <table:table-cell table:style-name="ce2" office:value-type="float" office:value="-1.75665709538807">
            <text:p>-1.757</text:p>
          </table:table-cell>
          <table:table-cell table:style-name="ce2"/>
          <table:table-cell table:style-name="ce2" table:number-matrix-columns-spanned="4" table:number-matrix-rows-spanned="2" table:formula="of:=MMULT([.A66:.C67];[.$A$2:.$D$4])" office:value-type="float" office:value="-1.75665709538807">
            <text:p>-1.757</text:p>
          </table:table-cell>
          <table:table-cell table:style-name="ce2" office:value-type="float" office:value="-0.752056811015305">
            <text:p>-0.752</text:p>
          </table:table-cell>
          <table:table-cell table:style-name="ce2" office:value-type="float" office:value="-0.752056811015305">
            <text:p>-0.752</text:p>
          </table:table-cell>
          <table:table-cell table:style-name="ce2" office:value-type="float" office:value="0.25254347335746">
            <text:p>0.253</text:p>
          </table:table-cell>
          <table:table-cell table:style-name="ce2"/>
          <table:table-cell table:style-name="ce2" table:formula="of:=1/(1+EXP(-[.E66]))" office:value-type="float" office:value="0.147209509532272">
            <text:p>0.147</text:p>
          </table:table-cell>
          <table:table-cell table:style-name="ce2" table:formula="of:=1/(1+EXP(-[.F66]))" office:value-type="float" office:value="0.32037329726496">
            <text:p>0.320</text:p>
          </table:table-cell>
          <table:table-cell table:style-name="ce2" table:formula="of:=1/(1+EXP(-[.G66]))" office:value-type="float" office:value="0.32037329726496">
            <text:p>0.320</text:p>
          </table:table-cell>
          <table:table-cell table:style-name="ce2" table:formula="of:=1/(1+EXP(-[.H66]))" office:value-type="float" office:value="0.56280243704194">
            <text:p>0.563</text:p>
          </table:table-cell>
          <table:table-cell table:style-name="ce2"/>
          <table:table-cell table:style-name="ce2" table:formula="of:=[.J66]*(1-[.J66])" office:value-type="float" office:value="0.12553886983554">
            <text:p>0.126</text:p>
          </table:table-cell>
          <table:table-cell table:style-name="ce2" table:formula="of:=[.K66]*(1-[.K66])" office:value-type="float" office:value="0.217734247664538">
            <text:p>0.218</text:p>
          </table:table-cell>
          <table:table-cell table:style-name="ce2" table:formula="of:=[.L66]*(1-[.L66])" office:value-type="float" office:value="0.217734247664538">
            <text:p>0.218</text:p>
          </table:table-cell>
          <table:table-cell table:style-name="ce2" table:formula="of:=[.M66]*(1-[.M66])" office:value-type="float" office:value="0.246055853901593">
            <text:p>0.246</text:p>
          </table:table-cell>
          <table:table-cell table:style-name="ce2"/>
          <table:table-cell table:style-name="ce2" table:number-matrix-columns-spanned="4" table:number-matrix-rows-spanned="2" table:formula="of:=[.$J$8:.$M$9]-[.J66:.M67]" office:value-type="float" office:value="-0.147209203630045">
            <text:p>-0.147</text:p>
          </table:table-cell>
          <table:table-cell table:style-name="ce2" office:value-type="float" office:value="-0.313680446340675">
            <text:p>-0.314</text:p>
          </table:table-cell>
          <table:table-cell table:style-name="ce2" office:value-type="float" office:value="-0.313680446340675">
            <text:p>-0.314</text:p>
          </table:table-cell>
          <table:table-cell table:style-name="ce2" office:value-type="float" office:value="0.430504712033775">
            <text:p>0.431</text:p>
          </table:table-cell>
          <table:table-cell table:style-name="ce2"/>
          <table:table-cell table:style-name="ce2" table:number-matrix-columns-spanned="4" table:number-matrix-rows-spanned="2" table:formula="of:=[.O66:.R67]*[.T66:.W67]" office:value-type="float" office:value="-0.0184804770531056">
            <text:p>-0.018</text:p>
          </table:table-cell>
          <table:table-cell table:style-name="ce2" office:value-type="float" office:value="-0.0682989759910633">
            <text:p>-0.068</text:p>
          </table:table-cell>
          <table:table-cell table:style-name="ce2" office:value-type="float" office:value="-0.0682989759910633">
            <text:p>-0.068</text:p>
          </table:table-cell>
          <table:table-cell table:style-name="ce2" office:value-type="float" office:value="0.10592820452813">
            <text:p>0.106</text:p>
          </table:table-cell>
          <table:table-cell table:style-name="ce2"/>
          <table:table-cell table:style-name="ce2" table:number-matrix-columns-spanned="3" table:number-matrix-rows-spanned="2" table:formula="of:=MMULT([.Y66:.AB67];[.$O$2:.$Q$5])" office:value-type="float" office:value="0.0376292285370666">
            <text:p>0.038</text:p>
          </table:table-cell>
          <table:table-cell table:style-name="ce2" office:value-type="float" office:value="0.0376292285370666">
            <text:p>0.038</text:p>
          </table:table-cell>
          <table:table-cell table:style-name="ce2" office:value-type="float" office:value="-0.0491502245071023">
            <text:p>-0.049</text:p>
          </table:table-cell>
          <table:table-cell/>
          <table:table-cell table:number-matrix-columns-spanned="1" table:number-matrix-rows-spanned="1" table:formula="of:=SUM([.T66:.W67]^2)" office:value-type="float" office:value="0.674025777829512">
            <text:p>0.6740257778</text:p>
          </table:table-cell>
          <table:table-cell table:number-columns-repeated="990"/>
        </table:table-row>
        <table:table-row table:style-name="ro2">
          <table:table-cell table:style-name="ce2" office:value-type="float" office:value="1.5711454621818">
            <text:p>1.571</text:p>
          </table:table-cell>
          <table:table-cell table:style-name="ce2" office:value-type="float" office:value="1.5711454621818">
            <text:p>1.571</text:p>
          </table:table-cell>
          <table:table-cell table:style-name="ce2" office:value-type="float" office:value="-0.273521555595986">
            <text:p>-0.274</text:p>
          </table:table-cell>
          <table:table-cell table:style-name="ce2"/>
          <table:table-cell table:style-name="ce2" office:value-type="float" office:value="-0.273521555595986">
            <text:p>-0.274</text:p>
          </table:table-cell>
          <table:table-cell table:style-name="ce2" office:value-type="float" office:value="1.29762390658581">
            <text:p>1.298</text:p>
          </table:table-cell>
          <table:table-cell table:style-name="ce2" office:value-type="float" office:value="1.29762390658581">
            <text:p>1.298</text:p>
          </table:table-cell>
          <table:table-cell table:style-name="ce2" office:value-type="float" office:value="2.86876936876761">
            <text:p>2.869</text:p>
          </table:table-cell>
          <table:table-cell table:style-name="ce2"/>
          <table:table-cell table:style-name="ce2" table:formula="of:=1/(1+EXP(-[.E67]))" office:value-type="float" office:value="0.432042763379881">
            <text:p>0.432</text:p>
          </table:table-cell>
          <table:table-cell table:style-name="ce2" table:formula="of:=1/(1+EXP(-[.F67]))" office:value-type="float" office:value="0.785434818820366">
            <text:p>0.785</text:p>
          </table:table-cell>
          <table:table-cell table:style-name="ce2" table:formula="of:=1/(1+EXP(-[.G67]))" office:value-type="float" office:value="0.785434818820366">
            <text:p>0.785</text:p>
          </table:table-cell>
          <table:table-cell table:style-name="ce2" table:formula="of:=1/(1+EXP(-[.H67]))" office:value-type="float" office:value="0.946280825138122">
            <text:p>0.946</text:p>
          </table:table-cell>
          <table:table-cell table:style-name="ce2"/>
          <table:table-cell table:style-name="ce2" table:formula="of:=[.J67]*(1-[.J67])" office:value-type="float" office:value="0.245381813990957">
            <text:p>0.245</text:p>
          </table:table-cell>
          <table:table-cell table:style-name="ce2" table:formula="of:=[.K67]*(1-[.K67])" office:value-type="float" office:value="0.168526964204985">
            <text:p>0.169</text:p>
          </table:table-cell>
          <table:table-cell table:style-name="ce2" table:formula="of:=[.L67]*(1-[.L67])" office:value-type="float" office:value="0.168526964204985">
            <text:p>0.169</text:p>
          </table:table-cell>
          <table:table-cell table:style-name="ce2" table:formula="of:=[.M67]*(1-[.M67])" office:value-type="float" office:value="0.0508334251140374">
            <text:p>0.051</text:p>
          </table:table-cell>
          <table:table-cell table:style-name="ce2"/>
          <table:table-cell table:style-name="ce2" office:value-type="float" office:value="-0.425349912455596">
            <text:p>-0.425</text:p>
          </table:table-cell>
          <table:table-cell table:style-name="ce2" office:value-type="float" office:value="0.20787233025535">
            <text:p>0.208</text:p>
          </table:table-cell>
          <table:table-cell table:style-name="ce2" office:value-type="float" office:value="0.20787233025535">
            <text:p>0.208</text:p>
          </table:table-cell>
          <table:table-cell table:style-name="ce2" office:value-type="float" office:value="0.0537188689596515">
            <text:p>0.054</text:p>
          </table:table-cell>
          <table:table-cell table:style-name="ce2"/>
          <table:table-cell table:style-name="ce2" office:value-type="float" office:value="-0.104373133099249">
            <text:p>-0.104</text:p>
          </table:table-cell>
          <table:table-cell table:style-name="ce2" office:value-type="float" office:value="0.0350320927601501">
            <text:p>0.035</text:p>
          </table:table-cell>
          <table:table-cell table:style-name="ce2" office:value-type="float" office:value="0.0350320927601501">
            <text:p>0.035</text:p>
          </table:table-cell>
          <table:table-cell table:style-name="ce2" office:value-type="float" office:value="0.00273071410247123">
            <text:p>0.003</text:p>
          </table:table-cell>
          <table:table-cell table:style-name="ce2"/>
          <table:table-cell table:style-name="ce2" office:value-type="float" office:value="0.0377628068626214">
            <text:p>0.038</text:p>
          </table:table-cell>
          <table:table-cell table:style-name="ce2" office:value-type="float" office:value="0.0377628068626214">
            <text:p>0.038</text:p>
          </table:table-cell>
          <table:table-cell table:style-name="ce2" office:value-type="float" office:value="-0.0315782334764776">
            <text:p>-0.03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6:.C67]+[.AD66:.AF67]" office:value-type="float" office:value="1.04222951290983">
            <text:p>1.042</text:p>
          </table:table-cell>
          <table:table-cell table:style-name="ce2" office:value-type="float" office:value="1.04222951290983">
            <text:p>1.042</text:p>
          </table:table-cell>
          <table:table-cell table:style-name="ce2" office:value-type="float" office:value="-1.80580731989517">
            <text:p>-1.806</text:p>
          </table:table-cell>
          <table:table-cell table:style-name="ce2"/>
          <table:table-cell table:style-name="ce2" table:number-matrix-columns-spanned="4" table:number-matrix-rows-spanned="2" table:formula="of:=MMULT([.A69:.C70];[.$A$2:.$D$4])" office:value-type="float" office:value="-1.80580731989517">
            <text:p>-1.806</text:p>
          </table:table-cell>
          <table:table-cell table:style-name="ce2" office:value-type="float" office:value="-0.76357780698534">
            <text:p>-0.764</text:p>
          </table:table-cell>
          <table:table-cell table:style-name="ce2" office:value-type="float" office:value="-0.76357780698534">
            <text:p>-0.764</text:p>
          </table:table-cell>
          <table:table-cell table:style-name="ce2" office:value-type="float" office:value="0.278651705924491">
            <text:p>0.279</text:p>
          </table:table-cell>
          <table:table-cell table:style-name="ce2"/>
          <table:table-cell table:style-name="ce2" table:formula="of:=1/(1+EXP(-[.E69]))" office:value-type="float" office:value="0.141145612922718">
            <text:p>0.141</text:p>
          </table:table-cell>
          <table:table-cell table:style-name="ce2" table:formula="of:=1/(1+EXP(-[.F69]))" office:value-type="float" office:value="0.317869990104772">
            <text:p>0.318</text:p>
          </table:table-cell>
          <table:table-cell table:style-name="ce2" table:formula="of:=1/(1+EXP(-[.G69]))" office:value-type="float" office:value="0.317869990104772">
            <text:p>0.318</text:p>
          </table:table-cell>
          <table:table-cell table:style-name="ce2" table:formula="of:=1/(1+EXP(-[.H69]))" office:value-type="float" office:value="0.569215640735355">
            <text:p>0.569</text:p>
          </table:table-cell>
          <table:table-cell table:style-name="ce2"/>
          <table:table-cell table:style-name="ce2" table:formula="of:=[.J69]*(1-[.J69])" office:value-type="float" office:value="0.121223528875388">
            <text:p>0.121</text:p>
          </table:table-cell>
          <table:table-cell table:style-name="ce2" table:formula="of:=[.K69]*(1-[.K69])" office:value-type="float" office:value="0.216828659495564">
            <text:p>0.217</text:p>
          </table:table-cell>
          <table:table-cell table:style-name="ce2" table:formula="of:=[.L69]*(1-[.L69])" office:value-type="float" office:value="0.216828659495564">
            <text:p>0.217</text:p>
          </table:table-cell>
          <table:table-cell table:style-name="ce2" table:formula="of:=[.M69]*(1-[.M69])" office:value-type="float" office:value="0.245209195077594">
            <text:p>0.245</text:p>
          </table:table-cell>
          <table:table-cell table:style-name="ce2"/>
          <table:table-cell table:style-name="ce2" table:number-matrix-columns-spanned="4" table:number-matrix-rows-spanned="2" table:formula="of:=[.$J$8:.$M$9]-[.J69:.M70]" office:value-type="float" office:value="-0.141145307020491">
            <text:p>-0.141</text:p>
          </table:table-cell>
          <table:table-cell table:style-name="ce2" office:value-type="float" office:value="-0.311177139180487">
            <text:p>-0.311</text:p>
          </table:table-cell>
          <table:table-cell table:style-name="ce2" office:value-type="float" office:value="-0.311177139180487">
            <text:p>-0.311</text:p>
          </table:table-cell>
          <table:table-cell table:style-name="ce2" office:value-type="float" office:value="0.42409150834036">
            <text:p>0.424</text:p>
          </table:table-cell>
          <table:table-cell table:style-name="ce2"/>
          <table:table-cell table:style-name="ce2" table:number-matrix-columns-spanned="4" table:number-matrix-rows-spanned="2" table:formula="of:=[.O69:.R70]*[.T69:.W70]" office:value-type="float" office:value="-0.017110132201224">
            <text:p>-0.017</text:p>
          </table:table-cell>
          <table:table-cell table:style-name="ce2" office:value-type="float" office:value="-0.0674721219541695">
            <text:p>-0.067</text:p>
          </table:table-cell>
          <table:table-cell table:style-name="ce2" office:value-type="float" office:value="-0.0674721219541695">
            <text:p>-0.067</text:p>
          </table:table-cell>
          <table:table-cell table:style-name="ce2" office:value-type="float" office:value="0.103991137399383">
            <text:p>0.104</text:p>
          </table:table-cell>
          <table:table-cell table:style-name="ce2"/>
          <table:table-cell table:style-name="ce2" table:number-matrix-columns-spanned="3" table:number-matrix-rows-spanned="2" table:formula="of:=MMULT([.Y69:.AB70];[.$O$2:.$Q$5])" office:value-type="float" office:value="0.0365190154452131">
            <text:p>0.037</text:p>
          </table:table-cell>
          <table:table-cell table:style-name="ce2" office:value-type="float" office:value="0.0365190154452131">
            <text:p>0.037</text:p>
          </table:table-cell>
          <table:table-cell table:style-name="ce2" office:value-type="float" office:value="-0.0480632387101804">
            <text:p>-0.048</text:p>
          </table:table-cell>
          <table:table-cell/>
          <table:table-cell table:number-matrix-columns-spanned="1" table:number-matrix-rows-spanned="1" table:formula="of:=SUM([.T69:.W70]^2)" office:value-type="float" office:value="0.656057202199929">
            <text:p>0.6560572022</text:p>
          </table:table-cell>
          <table:table-cell table:number-columns-repeated="990"/>
        </table:table-row>
        <table:table-row table:style-name="ro2">
          <table:table-cell table:style-name="ce2" office:value-type="float" office:value="1.60890826904442">
            <text:p>1.609</text:p>
          </table:table-cell>
          <table:table-cell table:style-name="ce2" office:value-type="float" office:value="1.60890826904442">
            <text:p>1.609</text:p>
          </table:table-cell>
          <table:table-cell table:style-name="ce2" office:value-type="float" office:value="-0.305099789072463">
            <text:p>-0.305</text:p>
          </table:table-cell>
          <table:table-cell table:style-name="ce2"/>
          <table:table-cell table:style-name="ce2" office:value-type="float" office:value="-0.305099789072463">
            <text:p>-0.305</text:p>
          </table:table-cell>
          <table:table-cell table:style-name="ce2" office:value-type="float" office:value="1.30380847997196">
            <text:p>1.304</text:p>
          </table:table-cell>
          <table:table-cell table:style-name="ce2" office:value-type="float" office:value="1.30380847997196">
            <text:p>1.304</text:p>
          </table:table-cell>
          <table:table-cell table:style-name="ce2" office:value-type="float" office:value="2.91271674901638">
            <text:p>2.913</text:p>
          </table:table-cell>
          <table:table-cell table:style-name="ce2"/>
          <table:table-cell table:style-name="ce2" table:formula="of:=1/(1+EXP(-[.E70]))" office:value-type="float" office:value="0.424311273175226">
            <text:p>0.424</text:p>
          </table:table-cell>
          <table:table-cell table:style-name="ce2" table:formula="of:=1/(1+EXP(-[.F70]))" office:value-type="float" office:value="0.786475246222988">
            <text:p>0.786</text:p>
          </table:table-cell>
          <table:table-cell table:style-name="ce2" table:formula="of:=1/(1+EXP(-[.G70]))" office:value-type="float" office:value="0.786475246222988">
            <text:p>0.786</text:p>
          </table:table-cell>
          <table:table-cell table:style-name="ce2" table:formula="of:=1/(1+EXP(-[.H70]))" office:value-type="float" office:value="0.948471502941967">
            <text:p>0.948</text:p>
          </table:table-cell>
          <table:table-cell table:style-name="ce2"/>
          <table:table-cell table:style-name="ce2" table:formula="of:=[.J70]*(1-[.J70])" office:value-type="float" office:value="0.244271216631645">
            <text:p>0.244</text:p>
          </table:table-cell>
          <table:table-cell table:style-name="ce2" table:formula="of:=[.K70]*(1-[.K70])" office:value-type="float" office:value="0.167931933301478">
            <text:p>0.168</text:p>
          </table:table-cell>
          <table:table-cell table:style-name="ce2" table:formula="of:=[.L70]*(1-[.L70])" office:value-type="float" office:value="0.167931933301478">
            <text:p>0.168</text:p>
          </table:table-cell>
          <table:table-cell table:style-name="ce2" table:formula="of:=[.M70]*(1-[.M70])" office:value-type="float" office:value="0.0488733110489731">
            <text:p>0.049</text:p>
          </table:table-cell>
          <table:table-cell table:style-name="ce2"/>
          <table:table-cell table:style-name="ce2" office:value-type="float" office:value="-0.417618422250941">
            <text:p>-0.418</text:p>
          </table:table-cell>
          <table:table-cell table:style-name="ce2" office:value-type="float" office:value="0.206831902852727">
            <text:p>0.207</text:p>
          </table:table-cell>
          <table:table-cell table:style-name="ce2" office:value-type="float" office:value="0.206831902852727">
            <text:p>0.207</text:p>
          </table:table-cell>
          <table:table-cell table:style-name="ce2" office:value-type="float" office:value="0.0515281911558058">
            <text:p>0.052</text:p>
          </table:table-cell>
          <table:table-cell table:style-name="ce2"/>
          <table:table-cell table:style-name="ce2" office:value-type="float" office:value="-0.102012160091025">
            <text:p>-0.102</text:p>
          </table:table-cell>
          <table:table-cell table:style-name="ce2" office:value-type="float" office:value="0.0347336813144819">
            <text:p>0.035</text:p>
          </table:table-cell>
          <table:table-cell table:style-name="ce2" office:value-type="float" office:value="0.0347336813144819">
            <text:p>0.035</text:p>
          </table:table-cell>
          <table:table-cell table:style-name="ce2" office:value-type="float" office:value="0.00251835331414864">
            <text:p>0.003</text:p>
          </table:table-cell>
          <table:table-cell table:style-name="ce2"/>
          <table:table-cell table:style-name="ce2" office:value-type="float" office:value="0.0372520346286306">
            <text:p>0.037</text:p>
          </table:table-cell>
          <table:table-cell table:style-name="ce2" office:value-type="float" office:value="0.0372520346286306">
            <text:p>0.037</text:p>
          </table:table-cell>
          <table:table-cell table:style-name="ce2" office:value-type="float" office:value="-0.0300264441479127">
            <text:p>-0.03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69:.C70]+[.AD69:.AF70]" office:value-type="float" office:value="1.07874852835504">
            <text:p>1.079</text:p>
          </table:table-cell>
          <table:table-cell table:style-name="ce2" office:value-type="float" office:value="1.07874852835504">
            <text:p>1.079</text:p>
          </table:table-cell>
          <table:table-cell table:style-name="ce2" office:value-type="float" office:value="-1.85387055860535">
            <text:p>-1.854</text:p>
          </table:table-cell>
          <table:table-cell table:style-name="ce2"/>
          <table:table-cell table:style-name="ce2" table:number-matrix-columns-spanned="4" table:number-matrix-rows-spanned="2" table:formula="of:=MMULT([.A72:.C73];[.$A$2:.$D$4])" office:value-type="float" office:value="-1.85387055860535">
            <text:p>-1.854</text:p>
          </table:table-cell>
          <table:table-cell table:style-name="ce2" office:value-type="float" office:value="-0.775122030250308">
            <text:p>-0.775</text:p>
          </table:table-cell>
          <table:table-cell table:style-name="ce2" office:value-type="float" office:value="-0.775122030250308">
            <text:p>-0.775</text:p>
          </table:table-cell>
          <table:table-cell table:style-name="ce2" office:value-type="float" office:value="0.303626498104737">
            <text:p>0.304</text:p>
          </table:table-cell>
          <table:table-cell table:style-name="ce2"/>
          <table:table-cell table:style-name="ce2" table:formula="of:=1/(1+EXP(-[.E72]))" office:value-type="float" office:value="0.135419089251821">
            <text:p>0.135</text:p>
          </table:table-cell>
          <table:table-cell table:style-name="ce2" table:formula="of:=1/(1+EXP(-[.F72]))" office:value-type="float" office:value="0.315372151219536">
            <text:p>0.315</text:p>
          </table:table-cell>
          <table:table-cell table:style-name="ce2" table:formula="of:=1/(1+EXP(-[.G72]))" office:value-type="float" office:value="0.315372151219536">
            <text:p>0.315</text:p>
          </table:table-cell>
          <table:table-cell table:style-name="ce2" table:formula="of:=1/(1+EXP(-[.H72]))" office:value-type="float" office:value="0.575328804177218">
            <text:p>0.575</text:p>
          </table:table-cell>
          <table:table-cell table:style-name="ce2"/>
          <table:table-cell table:style-name="ce2" table:formula="of:=[.J72]*(1-[.J72])" office:value-type="float" office:value="0.117080759518028">
            <text:p>0.117</text:p>
          </table:table-cell>
          <table:table-cell table:style-name="ce2" table:formula="of:=[.K72]*(1-[.K72])" office:value-type="float" office:value="0.215912557454698">
            <text:p>0.216</text:p>
          </table:table-cell>
          <table:table-cell table:style-name="ce2" table:formula="of:=[.L72]*(1-[.L72])" office:value-type="float" office:value="0.215912557454698">
            <text:p>0.216</text:p>
          </table:table-cell>
          <table:table-cell table:style-name="ce2" table:formula="of:=[.M72]*(1-[.M72])" office:value-type="float" office:value="0.24432557126123">
            <text:p>0.244</text:p>
          </table:table-cell>
          <table:table-cell table:style-name="ce2"/>
          <table:table-cell table:style-name="ce2" table:number-matrix-columns-spanned="4" table:number-matrix-rows-spanned="2" table:formula="of:=[.$J$8:.$M$9]-[.J72:.M73]" office:value-type="float" office:value="-0.135418783349594">
            <text:p>-0.135</text:p>
          </table:table-cell>
          <table:table-cell table:style-name="ce2" office:value-type="float" office:value="-0.308679300295251">
            <text:p>-0.309</text:p>
          </table:table-cell>
          <table:table-cell table:style-name="ce2" office:value-type="float" office:value="-0.308679300295251">
            <text:p>-0.309</text:p>
          </table:table-cell>
          <table:table-cell table:style-name="ce2" office:value-type="float" office:value="0.417978344898497">
            <text:p>0.418</text:p>
          </table:table-cell>
          <table:table-cell table:style-name="ce2"/>
          <table:table-cell table:style-name="ce2" table:number-matrix-columns-spanned="4" table:number-matrix-rows-spanned="2" table:formula="of:=[.O72:.R73]*[.T72:.W73]" office:value-type="float" office:value="-0.0158549340075778">
            <text:p>-0.016</text:p>
          </table:table-cell>
          <table:table-cell table:style-name="ce2" office:value-type="float" office:value="-0.0666477371600743">
            <text:p>-0.067</text:p>
          </table:table-cell>
          <table:table-cell table:style-name="ce2" office:value-type="float" office:value="-0.0666477371600743">
            <text:p>-0.067</text:p>
          </table:table-cell>
          <table:table-cell table:style-name="ce2" office:value-type="float" office:value="0.102122797892149">
            <text:p>0.102</text:p>
          </table:table-cell>
          <table:table-cell table:style-name="ce2"/>
          <table:table-cell table:style-name="ce2" table:number-matrix-columns-spanned="3" table:number-matrix-rows-spanned="2" table:formula="of:=MMULT([.Y72:.AB73];[.$O$2:.$Q$5])" office:value-type="float" office:value="0.0354750607320745">
            <text:p>0.035</text:p>
          </table:table-cell>
          <table:table-cell table:style-name="ce2" office:value-type="float" office:value="0.0354750607320745">
            <text:p>0.035</text:p>
          </table:table-cell>
          <table:table-cell table:style-name="ce2" office:value-type="float" office:value="-0.0470276104355776">
            <text:p>-0.047</text:p>
          </table:table-cell>
          <table:table-cell/>
          <table:table-cell table:number-matrix-columns-spanned="1" table:number-matrix-rows-spanned="1" table:formula="of:=SUM([.T72:.W73]^2)" office:value-type="float" office:value="0.638956968463295">
            <text:p>0.6389569685</text:p>
          </table:table-cell>
          <table:table-cell table:number-columns-repeated="990"/>
        </table:table-row>
        <table:table-row table:style-name="ro2">
          <table:table-cell table:style-name="ce2" office:value-type="float" office:value="1.64616030367305">
            <text:p>1.646</text:p>
          </table:table-cell>
          <table:table-cell table:style-name="ce2" office:value-type="float" office:value="1.64616030367305">
            <text:p>1.646</text:p>
          </table:table-cell>
          <table:table-cell table:style-name="ce2" office:value-type="float" office:value="-0.335126233220376">
            <text:p>-0.335</text:p>
          </table:table-cell>
          <table:table-cell table:style-name="ce2"/>
          <table:table-cell table:style-name="ce2" office:value-type="float" office:value="-0.335126233220376">
            <text:p>-0.335</text:p>
          </table:table-cell>
          <table:table-cell table:style-name="ce2" office:value-type="float" office:value="1.31103407045268">
            <text:p>1.311</text:p>
          </table:table-cell>
          <table:table-cell table:style-name="ce2" office:value-type="float" office:value="1.31103407045268">
            <text:p>1.311</text:p>
          </table:table-cell>
          <table:table-cell table:style-name="ce2" office:value-type="float" office:value="2.95719437412573">
            <text:p>2.957</text:p>
          </table:table-cell>
          <table:table-cell table:style-name="ce2"/>
          <table:table-cell table:style-name="ce2" table:formula="of:=1/(1+EXP(-[.E73]))" office:value-type="float" office:value="0.416993856921572">
            <text:p>0.417</text:p>
          </table:table-cell>
          <table:table-cell table:style-name="ce2" table:formula="of:=1/(1+EXP(-[.F73]))" office:value-type="float" office:value="0.787686141836564">
            <text:p>0.788</text:p>
          </table:table-cell>
          <table:table-cell table:style-name="ce2" table:formula="of:=1/(1+EXP(-[.G73]))" office:value-type="float" office:value="0.787686141836564">
            <text:p>0.788</text:p>
          </table:table-cell>
          <table:table-cell table:style-name="ce2" table:formula="of:=1/(1+EXP(-[.H73]))" office:value-type="float" office:value="0.950602415272706">
            <text:p>0.951</text:p>
          </table:table-cell>
          <table:table-cell table:style-name="ce2"/>
          <table:table-cell table:style-name="ce2" table:formula="of:=[.J73]*(1-[.J73])" office:value-type="float" office:value="0.243109980211243">
            <text:p>0.243</text:p>
          </table:table-cell>
          <table:table-cell table:style-name="ce2" table:formula="of:=[.K73]*(1-[.K73])" office:value-type="float" office:value="0.167236683795192">
            <text:p>0.167</text:p>
          </table:table-cell>
          <table:table-cell table:style-name="ce2" table:formula="of:=[.L73]*(1-[.L73])" office:value-type="float" office:value="0.167236683795192">
            <text:p>0.167</text:p>
          </table:table-cell>
          <table:table-cell table:style-name="ce2" table:formula="of:=[.M73]*(1-[.M73])" office:value-type="float" office:value="0.0469574633504036">
            <text:p>0.047</text:p>
          </table:table-cell>
          <table:table-cell table:style-name="ce2"/>
          <table:table-cell table:style-name="ce2" office:value-type="float" office:value="-0.410301005997287">
            <text:p>-0.410</text:p>
          </table:table-cell>
          <table:table-cell table:style-name="ce2" office:value-type="float" office:value="0.205621007239151">
            <text:p>0.206</text:p>
          </table:table-cell>
          <table:table-cell table:style-name="ce2" office:value-type="float" office:value="0.205621007239151">
            <text:p>0.206</text:p>
          </table:table-cell>
          <table:table-cell table:style-name="ce2" office:value-type="float" office:value="0.0493972788250667">
            <text:p>0.049</text:p>
          </table:table-cell>
          <table:table-cell table:style-name="ce2"/>
          <table:table-cell table:style-name="ce2" office:value-type="float" office:value="-0.0997482694486537">
            <text:p>-0.100</text:p>
          </table:table-cell>
          <table:table-cell table:style-name="ce2" office:value-type="float" office:value="0.0343873753693028">
            <text:p>0.034</text:p>
          </table:table-cell>
          <table:table-cell table:style-name="ce2" office:value-type="float" office:value="0.0343873753693028">
            <text:p>0.034</text:p>
          </table:table-cell>
          <table:table-cell table:style-name="ce2" office:value-type="float" office:value="0.00231957091003774">
            <text:p>0.002</text:p>
          </table:table-cell>
          <table:table-cell table:style-name="ce2"/>
          <table:table-cell table:style-name="ce2" office:value-type="float" office:value="0.0367069462793406">
            <text:p>0.037</text:p>
          </table:table-cell>
          <table:table-cell table:style-name="ce2" office:value-type="float" office:value="0.0367069462793406">
            <text:p>0.037</text:p>
          </table:table-cell>
          <table:table-cell table:style-name="ce2" office:value-type="float" office:value="-0.0286539478000103">
            <text:p>-0.02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2:.C73]+[.AD72:.AF73]" office:value-type="float" office:value="1.11422358908712">
            <text:p>1.114</text:p>
          </table:table-cell>
          <table:table-cell table:style-name="ce2" office:value-type="float" office:value="1.11422358908712">
            <text:p>1.114</text:p>
          </table:table-cell>
          <table:table-cell table:style-name="ce2" office:value-type="float" office:value="-1.90089816904093">
            <text:p>-1.901</text:p>
          </table:table-cell>
          <table:table-cell table:style-name="ce2"/>
          <table:table-cell table:style-name="ce2" table:number-matrix-columns-spanned="4" table:number-matrix-rows-spanned="2" table:formula="of:=MMULT([.A75:.C76];[.$A$2:.$D$4])" office:value-type="float" office:value="-1.90089816904093">
            <text:p>-1.901</text:p>
          </table:table-cell>
          <table:table-cell table:style-name="ce2" office:value-type="float" office:value="-0.786674579953811">
            <text:p>-0.787</text:p>
          </table:table-cell>
          <table:table-cell table:style-name="ce2" office:value-type="float" office:value="-0.786674579953811">
            <text:p>-0.787</text:p>
          </table:table-cell>
          <table:table-cell table:style-name="ce2" office:value-type="float" office:value="0.327549009133308">
            <text:p>0.328</text:p>
          </table:table-cell>
          <table:table-cell table:style-name="ce2"/>
          <table:table-cell table:style-name="ce2" table:formula="of:=1/(1+EXP(-[.E75]))" office:value-type="float" office:value="0.130006853126043">
            <text:p>0.130</text:p>
          </table:table-cell>
          <table:table-cell table:style-name="ce2" table:formula="of:=1/(1+EXP(-[.F75]))" office:value-type="float" office:value="0.312883147202453">
            <text:p>0.313</text:p>
          </table:table-cell>
          <table:table-cell table:style-name="ce2" table:formula="of:=1/(1+EXP(-[.G75]))" office:value-type="float" office:value="0.312883147202453">
            <text:p>0.313</text:p>
          </table:table-cell>
          <table:table-cell table:style-name="ce2" table:formula="of:=1/(1+EXP(-[.H75]))" office:value-type="float" office:value="0.581162893776655">
            <text:p>0.581</text:p>
          </table:table-cell>
          <table:table-cell table:style-name="ce2"/>
          <table:table-cell table:style-name="ce2" table:formula="of:=[.J75]*(1-[.J75])" office:value-type="float" office:value="0.113105071266307">
            <text:p>0.113</text:p>
          </table:table-cell>
          <table:table-cell table:style-name="ce2" table:formula="of:=[.K75]*(1-[.K75])" office:value-type="float" office:value="0.214987283399141">
            <text:p>0.215</text:p>
          </table:table-cell>
          <table:table-cell table:style-name="ce2" table:formula="of:=[.L75]*(1-[.L75])" office:value-type="float" office:value="0.214987283399141">
            <text:p>0.215</text:p>
          </table:table-cell>
          <table:table-cell table:style-name="ce2" table:formula="of:=[.M75]*(1-[.M75])" office:value-type="float" office:value="0.243412584673799">
            <text:p>0.243</text:p>
          </table:table-cell>
          <table:table-cell table:style-name="ce2"/>
          <table:table-cell table:style-name="ce2" table:number-matrix-columns-spanned="4" table:number-matrix-rows-spanned="2" table:formula="of:=[.$J$8:.$M$9]-[.J75:.M76]" office:value-type="float" office:value="-0.130006547223816">
            <text:p>-0.130</text:p>
          </table:table-cell>
          <table:table-cell table:style-name="ce2" office:value-type="float" office:value="-0.306190296278169">
            <text:p>-0.306</text:p>
          </table:table-cell>
          <table:table-cell table:style-name="ce2" office:value-type="float" office:value="-0.306190296278169">
            <text:p>-0.306</text:p>
          </table:table-cell>
          <table:table-cell table:style-name="ce2" office:value-type="float" office:value="0.412144255299061">
            <text:p>0.412</text:p>
          </table:table-cell>
          <table:table-cell table:style-name="ce2"/>
          <table:table-cell table:style-name="ce2" table:number-matrix-columns-spanned="4" table:number-matrix-rows-spanned="2" table:formula="of:=[.O75:.R76]*[.T75:.W76]" office:value-type="float" office:value="-0.0147043997888362">
            <text:p>-0.015</text:p>
          </table:table-cell>
          <table:table-cell table:style-name="ce2" office:value-type="float" office:value="-0.0658270200000217">
            <text:p>-0.066</text:p>
          </table:table-cell>
          <table:table-cell table:style-name="ce2" office:value-type="float" office:value="-0.0658270200000217">
            <text:p>-0.066</text:p>
          </table:table-cell>
          <table:table-cell table:style-name="ce2" office:value-type="float" office:value="0.100321098440803">
            <text:p>0.100</text:p>
          </table:table-cell>
          <table:table-cell table:style-name="ce2"/>
          <table:table-cell table:style-name="ce2" table:number-matrix-columns-spanned="3" table:number-matrix-rows-spanned="2" table:formula="of:=MMULT([.Y75:.AB76];[.$O$2:.$Q$5])" office:value-type="float" office:value="0.0344940784407809">
            <text:p>0.034</text:p>
          </table:table-cell>
          <table:table-cell table:style-name="ce2" office:value-type="float" office:value="0.0344940784407809">
            <text:p>0.034</text:p>
          </table:table-cell>
          <table:table-cell table:style-name="ce2" office:value-type="float" office:value="-0.046037341348077">
            <text:p>-0.046</text:p>
          </table:table-cell>
          <table:table-cell/>
          <table:table-cell table:number-matrix-columns-spanned="1" table:number-matrix-rows-spanned="1" table:formula="of:=SUM([.T75:.W76]^2)" office:value-type="float" office:value="0.622661692669016">
            <text:p>0.6226616927</text:p>
          </table:table-cell>
          <table:table-cell table:number-columns-repeated="990"/>
        </table:table-row>
        <table:table-row table:style-name="ro2">
          <table:table-cell table:style-name="ce2" office:value-type="float" office:value="1.68286724995239">
            <text:p>1.683</text:p>
          </table:table-cell>
          <table:table-cell table:style-name="ce2" office:value-type="float" office:value="1.68286724995239">
            <text:p>1.683</text:p>
          </table:table-cell>
          <table:table-cell table:style-name="ce2" office:value-type="float" office:value="-0.363780181020386">
            <text:p>-0.364</text:p>
          </table:table-cell>
          <table:table-cell table:style-name="ce2"/>
          <table:table-cell table:style-name="ce2" office:value-type="float" office:value="-0.363780181020386">
            <text:p>-0.364</text:p>
          </table:table-cell>
          <table:table-cell table:style-name="ce2" office:value-type="float" office:value="1.31908706893201">
            <text:p>1.319</text:p>
          </table:table-cell>
          <table:table-cell table:style-name="ce2" office:value-type="float" office:value="1.31908706893201">
            <text:p>1.319</text:p>
          </table:table-cell>
          <table:table-cell table:style-name="ce2" office:value-type="float" office:value="3.0019543188844">
            <text:p>3.002</text:p>
          </table:table-cell>
          <table:table-cell table:style-name="ce2"/>
          <table:table-cell table:style-name="ce2" table:formula="of:=1/(1+EXP(-[.E76]))" office:value-type="float" office:value="0.410044799702768">
            <text:p>0.410</text:p>
          </table:table-cell>
          <table:table-cell table:style-name="ce2" table:formula="of:=1/(1+EXP(-[.F76]))" office:value-type="float" office:value="0.789029778484062">
            <text:p>0.789</text:p>
          </table:table-cell>
          <table:table-cell table:style-name="ce2" table:formula="of:=1/(1+EXP(-[.G76]))" office:value-type="float" office:value="0.789029778484062">
            <text:p>0.789</text:p>
          </table:table-cell>
          <table:table-cell table:style-name="ce2" table:formula="of:=1/(1+EXP(-[.H76]))" office:value-type="float" office:value="0.952662338372766">
            <text:p>0.953</text:p>
          </table:table-cell>
          <table:table-cell table:style-name="ce2"/>
          <table:table-cell table:style-name="ce2" table:formula="of:=[.J76]*(1-[.J76])" office:value-type="float" office:value="0.241908061939485">
            <text:p>0.242</text:p>
          </table:table-cell>
          <table:table-cell table:style-name="ce2" table:formula="of:=[.K76]*(1-[.K76])" office:value-type="float" office:value="0.166461787149454">
            <text:p>0.166</text:p>
          </table:table-cell>
          <table:table-cell table:style-name="ce2" table:formula="of:=[.L76]*(1-[.L76])" office:value-type="float" office:value="0.166461787149454">
            <text:p>0.166</text:p>
          </table:table-cell>
          <table:table-cell table:style-name="ce2" table:formula="of:=[.M76]*(1-[.M76])" office:value-type="float" office:value="0.0450968074188992">
            <text:p>0.045</text:p>
          </table:table-cell>
          <table:table-cell table:style-name="ce2"/>
          <table:table-cell table:style-name="ce2" office:value-type="float" office:value="-0.403351948778483">
            <text:p>-0.403</text:p>
          </table:table-cell>
          <table:table-cell table:style-name="ce2" office:value-type="float" office:value="0.204277370591653">
            <text:p>0.204</text:p>
          </table:table-cell>
          <table:table-cell table:style-name="ce2" office:value-type="float" office:value="0.204277370591653">
            <text:p>0.204</text:p>
          </table:table-cell>
          <table:table-cell table:style-name="ce2" office:value-type="float" office:value="0.0473373557250066">
            <text:p>0.047</text:p>
          </table:table-cell>
          <table:table-cell table:style-name="ce2"/>
          <table:table-cell table:style-name="ce2" office:value-type="float" office:value="-0.0975740882085172">
            <text:p>-0.098</text:p>
          </table:table-cell>
          <table:table-cell table:style-name="ce2" office:value-type="float" office:value="0.0340043761828778">
            <text:p>0.034</text:p>
          </table:table-cell>
          <table:table-cell table:style-name="ce2" office:value-type="float" office:value="0.0340043761828778">
            <text:p>0.034</text:p>
          </table:table-cell>
          <table:table-cell table:style-name="ce2" office:value-type="float" office:value="0.00213476361485055">
            <text:p>0.002</text:p>
          </table:table-cell>
          <table:table-cell table:style-name="ce2"/>
          <table:table-cell table:style-name="ce2" office:value-type="float" office:value="0.0361391397977284">
            <text:p>0.036</text:p>
          </table:table-cell>
          <table:table-cell table:style-name="ce2" office:value-type="float" office:value="0.0361391397977284">
            <text:p>0.036</text:p>
          </table:table-cell>
          <table:table-cell table:style-name="ce2" office:value-type="float" office:value="-0.027430572227911">
            <text:p>-0.02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5:.C76]+[.AD75:.AF76]" office:value-type="float" office:value="1.1487176675279">
            <text:p>1.149</text:p>
          </table:table-cell>
          <table:table-cell table:style-name="ce2" office:value-type="float" office:value="1.1487176675279">
            <text:p>1.149</text:p>
          </table:table-cell>
          <table:table-cell table:style-name="ce2" office:value-type="float" office:value="-1.94693551038901">
            <text:p>-1.947</text:p>
          </table:table-cell>
          <table:table-cell table:style-name="ce2"/>
          <table:table-cell table:style-name="ce2" table:number-matrix-columns-spanned="4" table:number-matrix-rows-spanned="2" table:formula="of:=MMULT([.A78:.C79];[.$A$2:.$D$4])" office:value-type="float" office:value="-1.94693551038901">
            <text:p>-1.947</text:p>
          </table:table-cell>
          <table:table-cell table:style-name="ce2" office:value-type="float" office:value="-0.798217842861107">
            <text:p>-0.798</text:p>
          </table:table-cell>
          <table:table-cell table:style-name="ce2" office:value-type="float" office:value="-0.798217842861107">
            <text:p>-0.798</text:p>
          </table:table-cell>
          <table:table-cell table:style-name="ce2" office:value-type="float" office:value="0.350499824666793">
            <text:p>0.350</text:p>
          </table:table-cell>
          <table:table-cell table:style-name="ce2"/>
          <table:table-cell table:style-name="ce2" table:formula="of:=1/(1+EXP(-[.E78]))" office:value-type="float" office:value="0.124887894219799">
            <text:p>0.125</text:p>
          </table:table-cell>
          <table:table-cell table:style-name="ce2" table:formula="of:=1/(1+EXP(-[.F78]))" office:value-type="float" office:value="0.310406868575611">
            <text:p>0.310</text:p>
          </table:table-cell>
          <table:table-cell table:style-name="ce2" table:formula="of:=1/(1+EXP(-[.G78]))" office:value-type="float" office:value="0.310406868575611">
            <text:p>0.310</text:p>
          </table:table-cell>
          <table:table-cell table:style-name="ce2" table:formula="of:=1/(1+EXP(-[.H78]))" office:value-type="float" office:value="0.586738779847247">
            <text:p>0.587</text:p>
          </table:table-cell>
          <table:table-cell table:style-name="ce2"/>
          <table:table-cell table:style-name="ce2" table:formula="of:=[.J78]*(1-[.J78])" office:value-type="float" office:value="0.109290908097143">
            <text:p>0.109</text:p>
          </table:table-cell>
          <table:table-cell table:style-name="ce2" table:formula="of:=[.K78]*(1-[.K78])" office:value-type="float" office:value="0.214054444516694">
            <text:p>0.214</text:p>
          </table:table-cell>
          <table:table-cell table:style-name="ce2" table:formula="of:=[.L78]*(1-[.L78])" office:value-type="float" office:value="0.214054444516694">
            <text:p>0.214</text:p>
          </table:table-cell>
          <table:table-cell table:style-name="ce2" table:formula="of:=[.M78]*(1-[.M78])" office:value-type="float" office:value="0.242476384070611">
            <text:p>0.242</text:p>
          </table:table-cell>
          <table:table-cell table:style-name="ce2"/>
          <table:table-cell table:style-name="ce2" table:number-matrix-columns-spanned="4" table:number-matrix-rows-spanned="2" table:formula="of:=[.$J$8:.$M$9]-[.J78:.M79]" office:value-type="float" office:value="-0.124887588317572">
            <text:p>-0.125</text:p>
          </table:table-cell>
          <table:table-cell table:style-name="ce2" office:value-type="float" office:value="-0.303714017651327">
            <text:p>-0.304</text:p>
          </table:table-cell>
          <table:table-cell table:style-name="ce2" office:value-type="float" office:value="-0.303714017651327">
            <text:p>-0.304</text:p>
          </table:table-cell>
          <table:table-cell table:style-name="ce2" office:value-type="float" office:value="0.406568369228468">
            <text:p>0.407</text:p>
          </table:table-cell>
          <table:table-cell table:style-name="ce2"/>
          <table:table-cell table:style-name="ce2" table:number-matrix-columns-spanned="4" table:number-matrix-rows-spanned="2" table:formula="of:=[.O78:.R79]*[.T78:.W79]" office:value-type="float" office:value="-0.0136490779372896">
            <text:p>-0.014</text:p>
          </table:table-cell>
          <table:table-cell table:style-name="ce2" office:value-type="float" office:value="-0.0650113353402883">
            <text:p>-0.065</text:p>
          </table:table-cell>
          <table:table-cell table:style-name="ce2" office:value-type="float" office:value="-0.0650113353402883">
            <text:p>-0.065</text:p>
          </table:table-cell>
          <table:table-cell table:style-name="ce2" office:value-type="float" office:value="0.0985832280480039">
            <text:p>0.099</text:p>
          </table:table-cell>
          <table:table-cell table:style-name="ce2"/>
          <table:table-cell table:style-name="ce2" table:number-matrix-columns-spanned="3" table:number-matrix-rows-spanned="2" table:formula="of:=MMULT([.Y78:.AB79];[.$O$2:.$Q$5])" office:value-type="float" office:value="0.0335718927077157">
            <text:p>0.034</text:p>
          </table:table-cell>
          <table:table-cell table:style-name="ce2" office:value-type="float" office:value="0.0335718927077157">
            <text:p>0.034</text:p>
          </table:table-cell>
          <table:table-cell table:style-name="ce2" office:value-type="float" office:value="-0.0450885205698622">
            <text:p>-0.045</text:p>
          </table:table-cell>
          <table:table-cell/>
          <table:table-cell table:number-matrix-columns-spanned="1" table:number-matrix-rows-spanned="1" table:formula="of:=SUM([.T78:.W79]^2)" office:value-type="float" office:value="0.607114495735067">
            <text:p>0.6071144957</text:p>
          </table:table-cell>
          <table:table-cell table:number-columns-repeated="990"/>
        </table:table-row>
        <table:table-row table:style-name="ro2">
          <table:table-cell table:style-name="ce2" office:value-type="float" office:value="1.71900638975012">
            <text:p>1.719</text:p>
          </table:table-cell>
          <table:table-cell table:style-name="ce2" office:value-type="float" office:value="1.71900638975012">
            <text:p>1.719</text:p>
          </table:table-cell>
          <table:table-cell table:style-name="ce2" office:value-type="float" office:value="-0.391210753248297">
            <text:p>-0.391</text:p>
          </table:table-cell>
          <table:table-cell table:style-name="ce2"/>
          <table:table-cell table:style-name="ce2" office:value-type="float" office:value="-0.391210753248297">
            <text:p>-0.391</text:p>
          </table:table-cell>
          <table:table-cell table:style-name="ce2" office:value-type="float" office:value="1.32779563650182">
            <text:p>1.328</text:p>
          </table:table-cell>
          <table:table-cell table:style-name="ce2" office:value-type="float" office:value="1.32779563650182">
            <text:p>1.328</text:p>
          </table:table-cell>
          <table:table-cell table:style-name="ce2" office:value-type="float" office:value="3.04680202625194">
            <text:p>3.047</text:p>
          </table:table-cell>
          <table:table-cell table:style-name="ce2"/>
          <table:table-cell table:style-name="ce2" table:formula="of:=1/(1+EXP(-[.E79]))" office:value-type="float" office:value="0.403425870516378">
            <text:p>0.403</text:p>
          </table:table-cell>
          <table:table-cell table:style-name="ce2" table:formula="of:=1/(1+EXP(-[.F79]))" office:value-type="float" office:value="0.790475773446228">
            <text:p>0.790</text:p>
          </table:table-cell>
          <table:table-cell table:style-name="ce2" table:formula="of:=1/(1+EXP(-[.G79]))" office:value-type="float" office:value="0.790475773446228">
            <text:p>0.790</text:p>
          </table:table-cell>
          <table:table-cell table:style-name="ce2" table:formula="of:=1/(1+EXP(-[.H79]))" office:value-type="float" office:value="0.954644259889615">
            <text:p>0.955</text:p>
          </table:table-cell>
          <table:table-cell table:style-name="ce2"/>
          <table:table-cell table:style-name="ce2" table:formula="of:=[.J79]*(1-[.J79])" office:value-type="float" office:value="0.240673437514481">
            <text:p>0.241</text:p>
          </table:table-cell>
          <table:table-cell table:style-name="ce2" table:formula="of:=[.K79]*(1-[.K79])" office:value-type="float" office:value="0.165623825040816">
            <text:p>0.166</text:p>
          </table:table-cell>
          <table:table-cell table:style-name="ce2" table:formula="of:=[.L79]*(1-[.L79])" office:value-type="float" office:value="0.165623825040816">
            <text:p>0.166</text:p>
          </table:table-cell>
          <table:table-cell table:style-name="ce2" table:formula="of:=[.M79]*(1-[.M79])" office:value-type="float" office:value="0.0432985969494242">
            <text:p>0.043</text:p>
          </table:table-cell>
          <table:table-cell table:style-name="ce2"/>
          <table:table-cell table:style-name="ce2" office:value-type="float" office:value="-0.396733019592093">
            <text:p>-0.397</text:p>
          </table:table-cell>
          <table:table-cell table:style-name="ce2" office:value-type="float" office:value="0.202831375629487">
            <text:p>0.203</text:p>
          </table:table-cell>
          <table:table-cell table:style-name="ce2" office:value-type="float" office:value="0.202831375629487">
            <text:p>0.203</text:p>
          </table:table-cell>
          <table:table-cell table:style-name="ce2" office:value-type="float" office:value="0.045355434208158">
            <text:p>0.045</text:p>
          </table:table-cell>
          <table:table-cell table:style-name="ce2"/>
          <table:table-cell table:style-name="ce2" office:value-type="float" office:value="-0.0954830996007288">
            <text:p>-0.095</text:p>
          </table:table-cell>
          <table:table-cell table:style-name="ce2" office:value-type="float" office:value="0.0335937082700462">
            <text:p>0.034</text:p>
          </table:table-cell>
          <table:table-cell table:style-name="ce2" office:value-type="float" office:value="0.0335937082700462">
            <text:p>0.034</text:p>
          </table:table-cell>
          <table:table-cell table:style-name="ce2" office:value-type="float" office:value="0.00196382666524516">
            <text:p>0.002</text:p>
          </table:table-cell>
          <table:table-cell table:style-name="ce2"/>
          <table:table-cell table:style-name="ce2" office:value-type="float" office:value="0.0355575349352913">
            <text:p>0.036</text:p>
          </table:table-cell>
          <table:table-cell table:style-name="ce2" office:value-type="float" office:value="0.0355575349352913">
            <text:p>0.036</text:p>
          </table:table-cell>
          <table:table-cell table:style-name="ce2" office:value-type="float" office:value="-0.0263318563953913">
            <text:p>-0.02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78:.C79]+[.AD78:.AF79]" office:value-type="float" office:value="1.18228956023562">
            <text:p>1.182</text:p>
          </table:table-cell>
          <table:table-cell table:style-name="ce2" office:value-type="float" office:value="1.18228956023562">
            <text:p>1.182</text:p>
          </table:table-cell>
          <table:table-cell table:style-name="ce2" office:value-type="float" office:value="-1.99202403095887">
            <text:p>-1.992</text:p>
          </table:table-cell>
          <table:table-cell table:style-name="ce2"/>
          <table:table-cell table:style-name="ce2" table:number-matrix-columns-spanned="4" table:number-matrix-rows-spanned="2" table:formula="of:=MMULT([.A81:.C82];[.$A$2:.$D$4])" office:value-type="float" office:value="-1.99202403095887">
            <text:p>-1.992</text:p>
          </table:table-cell>
          <table:table-cell table:style-name="ce2" office:value-type="float" office:value="-0.809734470723253">
            <text:p>-0.810</text:p>
          </table:table-cell>
          <table:table-cell table:style-name="ce2" office:value-type="float" office:value="-0.809734470723253">
            <text:p>-0.810</text:p>
          </table:table-cell>
          <table:table-cell table:style-name="ce2" office:value-type="float" office:value="0.372555089512362">
            <text:p>0.373</text:p>
          </table:table-cell>
          <table:table-cell table:style-name="ce2"/>
          <table:table-cell table:style-name="ce2" table:formula="of:=1/(1+EXP(-[.E81]))" office:value-type="float" office:value="0.120042894341358">
            <text:p>0.120</text:p>
          </table:table-cell>
          <table:table-cell table:style-name="ce2" table:formula="of:=1/(1+EXP(-[.F81]))" office:value-type="float" office:value="0.30794708126368">
            <text:p>0.308</text:p>
          </table:table-cell>
          <table:table-cell table:style-name="ce2" table:formula="of:=1/(1+EXP(-[.G81]))" office:value-type="float" office:value="0.30794708126368">
            <text:p>0.308</text:p>
          </table:table-cell>
          <table:table-cell table:style-name="ce2" table:formula="of:=1/(1+EXP(-[.H81]))" office:value-type="float" office:value="0.592076233559705">
            <text:p>0.592</text:p>
          </table:table-cell>
          <table:table-cell table:style-name="ce2"/>
          <table:table-cell table:style-name="ce2" table:formula="of:=[.J81]*(1-[.J81])" office:value-type="float" office:value="0.105632597859508">
            <text:p>0.106</text:p>
          </table:table-cell>
          <table:table-cell table:style-name="ce2" table:formula="of:=[.K81]*(1-[.K81])" office:value-type="float" office:value="0.21311567640486">
            <text:p>0.213</text:p>
          </table:table-cell>
          <table:table-cell table:style-name="ce2" table:formula="of:=[.L81]*(1-[.L81])" office:value-type="float" office:value="0.21311567640486">
            <text:p>0.213</text:p>
          </table:table-cell>
          <table:table-cell table:style-name="ce2" table:formula="of:=[.M81]*(1-[.M81])" office:value-type="float" office:value="0.241521967213459">
            <text:p>0.242</text:p>
          </table:table-cell>
          <table:table-cell table:style-name="ce2"/>
          <table:table-cell table:style-name="ce2" table:number-matrix-columns-spanned="4" table:number-matrix-rows-spanned="2" table:formula="of:=[.$J$8:.$M$9]-[.J81:.M82]" office:value-type="float" office:value="-0.120042588439132">
            <text:p>-0.120</text:p>
          </table:table-cell>
          <table:table-cell table:style-name="ce2" office:value-type="float" office:value="-0.301254230339395">
            <text:p>-0.301</text:p>
          </table:table-cell>
          <table:table-cell table:style-name="ce2" office:value-type="float" office:value="-0.301254230339395">
            <text:p>-0.301</text:p>
          </table:table-cell>
          <table:table-cell table:style-name="ce2" office:value-type="float" office:value="0.40123091551601">
            <text:p>0.401</text:p>
          </table:table-cell>
          <table:table-cell table:style-name="ce2"/>
          <table:table-cell table:style-name="ce2" table:number-matrix-columns-spanned="4" table:number-matrix-rows-spanned="2" table:formula="of:=[.O81:.R82]*[.T81:.W82]" office:value-type="float" office:value="-0.0126804104706052">
            <text:p>-0.013</text:p>
          </table:table-cell>
          <table:table-cell table:style-name="ce2" office:value-type="float" office:value="-0.0642019990686057">
            <text:p>-0.064</text:p>
          </table:table-cell>
          <table:table-cell table:style-name="ce2" office:value-type="float" office:value="-0.0642019990686057">
            <text:p>-0.064</text:p>
          </table:table-cell>
          <table:table-cell table:style-name="ce2" office:value-type="float" office:value="0.0969060800222838">
            <text:p>0.097</text:p>
          </table:table-cell>
          <table:table-cell table:style-name="ce2"/>
          <table:table-cell table:style-name="ce2" table:number-matrix-columns-spanned="3" table:number-matrix-rows-spanned="2" table:formula="of:=MMULT([.Y81:.AB82];[.$O$2:.$Q$5])" office:value-type="float" office:value="0.0327040809536781">
            <text:p>0.033</text:p>
          </table:table-cell>
          <table:table-cell table:style-name="ce2" office:value-type="float" office:value="0.0327040809536781">
            <text:p>0.033</text:p>
          </table:table-cell>
          <table:table-cell table:style-name="ce2" office:value-type="float" office:value="-0.0441783285855328">
            <text:p>-0.044</text:p>
          </table:table-cell>
          <table:table-cell/>
          <table:table-cell table:number-matrix-columns-spanned="1" table:number-matrix-rows-spanned="1" table:formula="of:=SUM([.T81:.W82]^2)" office:value-type="float" office:value="0.59226405786391">
            <text:p>0.5922640579</text:p>
          </table:table-cell>
          <table:table-cell table:number-columns-repeated="990"/>
        </table:table-row>
        <table:table-row table:style-name="ro2">
          <table:table-cell table:style-name="ce2" office:value-type="float" office:value="1.75456392468541">
            <text:p>1.755</text:p>
          </table:table-cell>
          <table:table-cell table:style-name="ce2" office:value-type="float" office:value="1.75456392468541">
            <text:p>1.755</text:p>
          </table:table-cell>
          <table:table-cell table:style-name="ce2" office:value-type="float" office:value="-0.417542609643689">
            <text:p>-0.418</text:p>
          </table:table-cell>
          <table:table-cell table:style-name="ce2"/>
          <table:table-cell table:style-name="ce2" office:value-type="float" office:value="-0.417542609643689">
            <text:p>-0.418</text:p>
          </table:table-cell>
          <table:table-cell table:style-name="ce2" office:value-type="float" office:value="1.33702131504172">
            <text:p>1.337</text:p>
          </table:table-cell>
          <table:table-cell table:style-name="ce2" office:value-type="float" office:value="1.33702131504172">
            <text:p>1.337</text:p>
          </table:table-cell>
          <table:table-cell table:style-name="ce2" office:value-type="float" office:value="3.09158523972714">
            <text:p>3.092</text:p>
          </table:table-cell>
          <table:table-cell table:style-name="ce2"/>
          <table:table-cell table:style-name="ce2" table:formula="of:=1/(1+EXP(-[.E82]))" office:value-type="float" office:value="0.397104931342022">
            <text:p>0.397</text:p>
          </table:table-cell>
          <table:table-cell table:style-name="ce2" table:formula="of:=1/(1+EXP(-[.F82]))" office:value-type="float" office:value="0.791999671010257">
            <text:p>0.792</text:p>
          </table:table-cell>
          <table:table-cell table:style-name="ce2" table:formula="of:=1/(1+EXP(-[.G82]))" office:value-type="float" office:value="0.791999671010257">
            <text:p>0.792</text:p>
          </table:table-cell>
          <table:table-cell table:style-name="ce2" table:formula="of:=1/(1+EXP(-[.H82]))" office:value-type="float" office:value="0.956544306883883">
            <text:p>0.957</text:p>
          </table:table-cell>
          <table:table-cell table:style-name="ce2"/>
          <table:table-cell table:style-name="ce2" table:formula="of:=[.J82]*(1-[.J82])" office:value-type="float" office:value="0.23941260484587">
            <text:p>0.239</text:p>
          </table:table-cell>
          <table:table-cell table:style-name="ce2" table:formula="of:=[.K82]*(1-[.K82])" office:value-type="float" office:value="0.164736192129902">
            <text:p>0.165</text:p>
          </table:table-cell>
          <table:table-cell table:style-name="ce2" table:formula="of:=[.L82]*(1-[.L82])" office:value-type="float" office:value="0.164736192129902">
            <text:p>0.165</text:p>
          </table:table-cell>
          <table:table-cell table:style-name="ce2" table:formula="of:=[.M82]*(1-[.M82])" office:value-type="float" office:value="0.0415672958519146">
            <text:p>0.042</text:p>
          </table:table-cell>
          <table:table-cell table:style-name="ce2"/>
          <table:table-cell table:style-name="ce2" office:value-type="float" office:value="-0.390412080417737">
            <text:p>-0.390</text:p>
          </table:table-cell>
          <table:table-cell table:style-name="ce2" office:value-type="float" office:value="0.201307478065459">
            <text:p>0.201</text:p>
          </table:table-cell>
          <table:table-cell table:style-name="ce2" office:value-type="float" office:value="0.201307478065459">
            <text:p>0.201</text:p>
          </table:table-cell>
          <table:table-cell table:style-name="ce2" office:value-type="float" office:value="0.0434553872138898">
            <text:p>0.043</text:p>
          </table:table-cell>
          <table:table-cell table:style-name="ce2"/>
          <table:table-cell table:style-name="ce2" office:value-type="float" office:value="-0.0934695731361058">
            <text:p>-0.093</text:p>
          </table:table-cell>
          <table:table-cell table:style-name="ce2" office:value-type="float" office:value="0.0331626273837774">
            <text:p>0.033</text:p>
          </table:table-cell>
          <table:table-cell table:style-name="ce2" office:value-type="float" office:value="0.0331626273837774">
            <text:p>0.033</text:p>
          </table:table-cell>
          <table:table-cell table:style-name="ce2" office:value-type="float" office:value="0.00180632293667926">
            <text:p>0.002</text:p>
          </table:table-cell>
          <table:table-cell table:style-name="ce2"/>
          <table:table-cell table:style-name="ce2" office:value-type="float" office:value="0.0349689503204567">
            <text:p>0.035</text:p>
          </table:table-cell>
          <table:table-cell table:style-name="ce2" office:value-type="float" office:value="0.0349689503204567">
            <text:p>0.035</text:p>
          </table:table-cell>
          <table:table-cell table:style-name="ce2" office:value-type="float" office:value="-0.0253379954318717">
            <text:p>-0.02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1:.C82]+[.AD81:.AF82]" office:value-type="float" office:value="1.21499364118929">
            <text:p>1.215</text:p>
          </table:table-cell>
          <table:table-cell table:style-name="ce2" office:value-type="float" office:value="1.21499364118929">
            <text:p>1.215</text:p>
          </table:table-cell>
          <table:table-cell table:style-name="ce2" office:value-type="float" office:value="-2.0362023595444">
            <text:p>-2.036</text:p>
          </table:table-cell>
          <table:table-cell table:style-name="ce2"/>
          <table:table-cell table:style-name="ce2" table:number-matrix-columns-spanned="4" table:number-matrix-rows-spanned="2" table:formula="of:=MMULT([.A84:.C85];[.$A$2:.$D$4])" office:value-type="float" office:value="-2.0362023595444">
            <text:p>-2.036</text:p>
          </table:table-cell>
          <table:table-cell table:style-name="ce2" office:value-type="float" office:value="-0.821208718355108">
            <text:p>-0.821</text:p>
          </table:table-cell>
          <table:table-cell table:style-name="ce2" office:value-type="float" office:value="-0.821208718355108">
            <text:p>-0.821</text:p>
          </table:table-cell>
          <table:table-cell table:style-name="ce2" office:value-type="float" office:value="0.393784922834185">
            <text:p>0.394</text:p>
          </table:table-cell>
          <table:table-cell table:style-name="ce2"/>
          <table:table-cell table:style-name="ce2" table:formula="of:=1/(1+EXP(-[.E84]))" office:value-type="float" office:value="0.115453997676974">
            <text:p>0.115</text:p>
          </table:table-cell>
          <table:table-cell table:style-name="ce2" table:formula="of:=1/(1+EXP(-[.F84]))" office:value-type="float" office:value="0.305507142789702">
            <text:p>0.306</text:p>
          </table:table-cell>
          <table:table-cell table:style-name="ce2" table:formula="of:=1/(1+EXP(-[.G84]))" office:value-type="float" office:value="0.305507142789702">
            <text:p>0.306</text:p>
          </table:table-cell>
          <table:table-cell table:style-name="ce2" table:formula="of:=1/(1+EXP(-[.H84]))" office:value-type="float" office:value="0.597193509407858">
            <text:p>0.597</text:p>
          </table:table-cell>
          <table:table-cell table:style-name="ce2"/>
          <table:table-cell table:style-name="ce2" table:formula="of:=[.J84]*(1-[.J84])" office:value-type="float" office:value="0.102124372097379">
            <text:p>0.102</text:p>
          </table:table-cell>
          <table:table-cell table:style-name="ce2" table:formula="of:=[.K84]*(1-[.K84])" office:value-type="float" office:value="0.212172528494174">
            <text:p>0.212</text:p>
          </table:table-cell>
          <table:table-cell table:style-name="ce2" table:formula="of:=[.L84]*(1-[.L84])" office:value-type="float" office:value="0.212172528494174">
            <text:p>0.212</text:p>
          </table:table-cell>
          <table:table-cell table:style-name="ce2" table:formula="of:=[.M84]*(1-[.M84])" office:value-type="float" office:value="0.240553421728985">
            <text:p>0.241</text:p>
          </table:table-cell>
          <table:table-cell table:style-name="ce2"/>
          <table:table-cell table:style-name="ce2" table:number-matrix-columns-spanned="4" table:number-matrix-rows-spanned="2" table:formula="of:=[.$J$8:.$M$9]-[.J84:.M85]" office:value-type="float" office:value="-0.115453691774747">
            <text:p>-0.115</text:p>
          </table:table-cell>
          <table:table-cell table:style-name="ce2" office:value-type="float" office:value="-0.298814291865417">
            <text:p>-0.299</text:p>
          </table:table-cell>
          <table:table-cell table:style-name="ce2" office:value-type="float" office:value="-0.298814291865417">
            <text:p>-0.299</text:p>
          </table:table-cell>
          <table:table-cell table:style-name="ce2" office:value-type="float" office:value="0.396113639667857">
            <text:p>0.396</text:p>
          </table:table-cell>
          <table:table-cell table:style-name="ce2"/>
          <table:table-cell table:style-name="ce2" table:number-matrix-columns-spanned="4" table:number-matrix-rows-spanned="2" table:formula="of:=[.O84:.R85]*[.T84:.W85]" office:value-type="float" office:value="-0.0117906357788204">
            <text:p>-0.012</text:p>
          </table:table-cell>
          <table:table-cell table:style-name="ce2" office:value-type="float" office:value="-0.0634001838552817">
            <text:p>-0.063</text:p>
          </table:table-cell>
          <table:table-cell table:style-name="ce2" office:value-type="float" office:value="-0.0634001838552817">
            <text:p>-0.063</text:p>
          </table:table-cell>
          <table:table-cell table:style-name="ce2" office:value-type="float" office:value="0.0952864914156252">
            <text:p>0.095</text:p>
          </table:table-cell>
          <table:table-cell table:style-name="ce2"/>
          <table:table-cell table:style-name="ce2" table:number-matrix-columns-spanned="3" table:number-matrix-rows-spanned="2" table:formula="of:=MMULT([.Y84:.AB85];[.$O$2:.$Q$5])" office:value-type="float" office:value="0.0318863075603434">
            <text:p>0.032</text:p>
          </table:table-cell>
          <table:table-cell table:style-name="ce2" office:value-type="float" office:value="0.0318863075603434">
            <text:p>0.032</text:p>
          </table:table-cell>
          <table:table-cell table:style-name="ce2" office:value-type="float" office:value="-0.0433045120737586">
            <text:p>-0.043</text:p>
          </table:table-cell>
          <table:table-cell/>
          <table:table-cell table:number-matrix-columns-spanned="1" table:number-matrix-rows-spanned="1" table:formula="of:=SUM([.T84:.W85]^2)" office:value-type="float" office:value="0.57806387221814">
            <text:p>0.5780638722</text:p>
          </table:table-cell>
          <table:table-cell table:number-columns-repeated="990"/>
        </table:table-row>
        <table:table-row table:style-name="ro2">
          <table:table-cell table:style-name="ce2" office:value-type="float" office:value="1.78953287500587">
            <text:p>1.790</text:p>
          </table:table-cell>
          <table:table-cell table:style-name="ce2" office:value-type="float" office:value="1.78953287500587">
            <text:p>1.790</text:p>
          </table:table-cell>
          <table:table-cell table:style-name="ce2" office:value-type="float" office:value="-0.44288060507556">
            <text:p>-0.443</text:p>
          </table:table-cell>
          <table:table-cell table:style-name="ce2"/>
          <table:table-cell table:style-name="ce2" office:value-type="float" office:value="-0.44288060507556">
            <text:p>-0.443</text:p>
          </table:table-cell>
          <table:table-cell table:style-name="ce2" office:value-type="float" office:value="1.34665226993031">
            <text:p>1.347</text:p>
          </table:table-cell>
          <table:table-cell table:style-name="ce2" office:value-type="float" office:value="1.34665226993031">
            <text:p>1.347</text:p>
          </table:table-cell>
          <table:table-cell table:style-name="ce2" office:value-type="float" office:value="3.13618514493618">
            <text:p>3.136</text:p>
          </table:table-cell>
          <table:table-cell table:style-name="ce2"/>
          <table:table-cell table:style-name="ce2" table:formula="of:=1/(1+EXP(-[.E85]))" office:value-type="float" office:value="0.391054793186707">
            <text:p>0.391</text:p>
          </table:table-cell>
          <table:table-cell table:style-name="ce2" table:formula="of:=1/(1+EXP(-[.F85]))" office:value-type="float" office:value="0.793581776363053">
            <text:p>0.794</text:p>
          </table:table-cell>
          <table:table-cell table:style-name="ce2" table:formula="of:=1/(1+EXP(-[.G85]))" office:value-type="float" office:value="0.793581776363053">
            <text:p>0.794</text:p>
          </table:table-cell>
          <table:table-cell table:style-name="ce2" table:formula="of:=1/(1+EXP(-[.H85]))" office:value-type="float" office:value="0.958360913777277">
            <text:p>0.958</text:p>
          </table:table-cell>
          <table:table-cell table:style-name="ce2"/>
          <table:table-cell table:style-name="ce2" table:formula="of:=[.J85]*(1-[.J85])" office:value-type="float" office:value="0.238130941912409">
            <text:p>0.238</text:p>
          </table:table-cell>
          <table:table-cell table:style-name="ce2" table:formula="of:=[.K85]*(1-[.K85])" office:value-type="float" office:value="0.163809740587514">
            <text:p>0.164</text:p>
          </table:table-cell>
          <table:table-cell table:style-name="ce2" table:formula="of:=[.L85]*(1-[.L85])" office:value-type="float" office:value="0.163809740587514">
            <text:p>0.164</text:p>
          </table:table-cell>
          <table:table-cell table:style-name="ce2" table:formula="of:=[.M85]*(1-[.M85])" office:value-type="float" office:value="0.0399052727212594">
            <text:p>0.040</text:p>
          </table:table-cell>
          <table:table-cell table:style-name="ce2"/>
          <table:table-cell table:style-name="ce2" office:value-type="float" office:value="-0.384361942262422">
            <text:p>-0.384</text:p>
          </table:table-cell>
          <table:table-cell table:style-name="ce2" office:value-type="float" office:value="0.199725372712662">
            <text:p>0.200</text:p>
          </table:table-cell>
          <table:table-cell table:style-name="ce2" office:value-type="float" office:value="0.199725372712662">
            <text:p>0.200</text:p>
          </table:table-cell>
          <table:table-cell table:style-name="ce2" office:value-type="float" office:value="0.0416387803204957">
            <text:p>0.042</text:p>
          </table:table-cell>
          <table:table-cell table:style-name="ce2"/>
          <table:table-cell table:style-name="ce2" office:value-type="float" office:value="-0.0915284713462334">
            <text:p>-0.092</text:p>
          </table:table-cell>
          <table:table-cell table:style-name="ce2" office:value-type="float" office:value="0.0327169614928059">
            <text:p>0.033</text:p>
          </table:table-cell>
          <table:table-cell table:style-name="ce2" office:value-type="float" office:value="0.0327169614928059">
            <text:p>0.033</text:p>
          </table:table-cell>
          <table:table-cell table:style-name="ce2" office:value-type="float" office:value="0.00166160688446999">
            <text:p>0.002</text:p>
          </table:table-cell>
          <table:table-cell table:style-name="ce2"/>
          <table:table-cell table:style-name="ce2" office:value-type="float" office:value="0.0343785683772759">
            <text:p>0.034</text:p>
          </table:table-cell>
          <table:table-cell table:style-name="ce2" office:value-type="float" office:value="0.0343785683772759">
            <text:p>0.034</text:p>
          </table:table-cell>
          <table:table-cell table:style-name="ce2" office:value-type="float" office:value="-0.0244329414761517">
            <text:p>-0.02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4:.C85]+[.AD84:.AF85]" office:value-type="float" office:value="1.24687994874964">
            <text:p>1.247</text:p>
          </table:table-cell>
          <table:table-cell table:style-name="ce2" office:value-type="float" office:value="1.24687994874964">
            <text:p>1.247</text:p>
          </table:table-cell>
          <table:table-cell table:style-name="ce2" office:value-type="float" office:value="-2.07950687161816">
            <text:p>-2.080</text:p>
          </table:table-cell>
          <table:table-cell table:style-name="ce2"/>
          <table:table-cell table:style-name="ce2" table:number-matrix-columns-spanned="4" table:number-matrix-rows-spanned="2" table:formula="of:=MMULT([.A87:.C88];[.$A$2:.$D$4])" office:value-type="float" office:value="-2.07950687161816">
            <text:p>-2.080</text:p>
          </table:table-cell>
          <table:table-cell table:style-name="ce2" office:value-type="float" office:value="-0.832626922868523">
            <text:p>-0.833</text:p>
          </table:table-cell>
          <table:table-cell table:style-name="ce2" office:value-type="float" office:value="-0.832626922868523">
            <text:p>-0.833</text:p>
          </table:table-cell>
          <table:table-cell table:style-name="ce2" office:value-type="float" office:value="0.414253025881114">
            <text:p>0.414</text:p>
          </table:table-cell>
          <table:table-cell table:style-name="ce2"/>
          <table:table-cell table:style-name="ce2" table:formula="of:=1/(1+EXP(-[.E87]))" office:value-type="float" office:value="0.11110465893545">
            <text:p>0.111</text:p>
          </table:table-cell>
          <table:table-cell table:style-name="ce2" table:formula="of:=1/(1+EXP(-[.F87]))" office:value-type="float" office:value="0.303089907826332">
            <text:p>0.303</text:p>
          </table:table-cell>
          <table:table-cell table:style-name="ce2" table:formula="of:=1/(1+EXP(-[.G87]))" office:value-type="float" office:value="0.303089907826332">
            <text:p>0.303</text:p>
          </table:table-cell>
          <table:table-cell table:style-name="ce2" table:formula="of:=1/(1+EXP(-[.H87]))" office:value-type="float" office:value="0.602107234883464">
            <text:p>0.602</text:p>
          </table:table-cell>
          <table:table-cell table:style-name="ce2"/>
          <table:table-cell table:style-name="ce2" table:formula="of:=[.J87]*(1-[.J87])" office:value-type="float" office:value="0.0987604136982876">
            <text:p>0.099</text:p>
          </table:table-cell>
          <table:table-cell table:style-name="ce2" table:formula="of:=[.K87]*(1-[.K87])" office:value-type="float" office:value="0.211226415600157">
            <text:p>0.211</text:p>
          </table:table-cell>
          <table:table-cell table:style-name="ce2" table:formula="of:=[.L87]*(1-[.L87])" office:value-type="float" office:value="0.211226415600157">
            <text:p>0.211</text:p>
          </table:table-cell>
          <table:table-cell table:style-name="ce2" table:formula="of:=[.M87]*(1-[.M87])" office:value-type="float" office:value="0.239574112584453">
            <text:p>0.240</text:p>
          </table:table-cell>
          <table:table-cell table:style-name="ce2"/>
          <table:table-cell table:style-name="ce2" table:number-matrix-columns-spanned="4" table:number-matrix-rows-spanned="2" table:formula="of:=[.$J$8:.$M$9]-[.J87:.M88]" office:value-type="float" office:value="-0.111104353033223">
            <text:p>-0.111</text:p>
          </table:table-cell>
          <table:table-cell table:style-name="ce2" office:value-type="float" office:value="-0.296397056902047">
            <text:p>-0.296</text:p>
          </table:table-cell>
          <table:table-cell table:style-name="ce2" office:value-type="float" office:value="-0.296397056902047">
            <text:p>-0.296</text:p>
          </table:table-cell>
          <table:table-cell table:style-name="ce2" office:value-type="float" office:value="0.391199914192252">
            <text:p>0.391</text:p>
          </table:table-cell>
          <table:table-cell table:style-name="ce2"/>
          <table:table-cell table:style-name="ce2" table:number-matrix-columns-spanned="4" table:number-matrix-rows-spanned="2" table:formula="of:=[.O87:.R88]*[.T87:.W88]" office:value-type="float" office:value="-0.0109727118692418">
            <text:p>-0.011</text:p>
          </table:table-cell>
          <table:table-cell table:style-name="ce2" office:value-type="float" office:value="-0.0626068879238553">
            <text:p>-0.063</text:p>
          </table:table-cell>
          <table:table-cell table:style-name="ce2" office:value-type="float" office:value="-0.0626068879238553">
            <text:p>-0.063</text:p>
          </table:table-cell>
          <table:table-cell table:style-name="ce2" office:value-type="float" office:value="0.093721372285723">
            <text:p>0.094</text:p>
          </table:table-cell>
          <table:table-cell table:style-name="ce2"/>
          <table:table-cell table:style-name="ce2" table:number-matrix-columns-spanned="3" table:number-matrix-rows-spanned="2" table:formula="of:=MMULT([.Y87:.AB88];[.$O$2:.$Q$5])" office:value-type="float" office:value="0.0311144843618677">
            <text:p>0.031</text:p>
          </table:table-cell>
          <table:table-cell table:style-name="ce2" office:value-type="float" office:value="0.0311144843618677">
            <text:p>0.031</text:p>
          </table:table-cell>
          <table:table-cell table:style-name="ce2" office:value-type="float" office:value="-0.0424651154312293">
            <text:p>-0.042</text:p>
          </table:table-cell>
          <table:table-cell/>
          <table:table-cell table:number-matrix-columns-spanned="1" table:number-matrix-rows-spanned="1" table:formula="of:=SUM([.T87:.W88]^2)" office:value-type="float" office:value="0.564471641553779">
            <text:p>0.5644716416</text:p>
          </table:table-cell>
          <table:table-cell table:number-columns-repeated="990"/>
        </table:table-row>
        <table:table-row table:style-name="ro2">
          <table:table-cell table:style-name="ce2" office:value-type="float" office:value="1.82391144338314">
            <text:p>1.824</text:p>
          </table:table-cell>
          <table:table-cell table:style-name="ce2" office:value-type="float" office:value="1.82391144338314">
            <text:p>1.824</text:p>
          </table:table-cell>
          <table:table-cell table:style-name="ce2" office:value-type="float" office:value="-0.467313546551712">
            <text:p>-0.467</text:p>
          </table:table-cell>
          <table:table-cell table:style-name="ce2"/>
          <table:table-cell table:style-name="ce2" office:value-type="float" office:value="-0.467313546551712">
            <text:p>-0.467</text:p>
          </table:table-cell>
          <table:table-cell table:style-name="ce2" office:value-type="float" office:value="1.35659789683143">
            <text:p>1.357</text:p>
          </table:table-cell>
          <table:table-cell table:style-name="ce2" office:value-type="float" office:value="1.35659789683143">
            <text:p>1.357</text:p>
          </table:table-cell>
          <table:table-cell table:style-name="ce2" office:value-type="float" office:value="3.18050934021458">
            <text:p>3.181</text:p>
          </table:table-cell>
          <table:table-cell table:style-name="ce2"/>
          <table:table-cell table:style-name="ce2" table:formula="of:=1/(1+EXP(-[.E88]))" office:value-type="float" office:value="0.385252287885439">
            <text:p>0.385</text:p>
          </table:table-cell>
          <table:table-cell table:style-name="ce2" table:formula="of:=1/(1+EXP(-[.F88]))" office:value-type="float" office:value="0.795206210423976">
            <text:p>0.795</text:p>
          </table:table-cell>
          <table:table-cell table:style-name="ce2" table:formula="of:=1/(1+EXP(-[.G88]))" office:value-type="float" office:value="0.795206210423976">
            <text:p>0.795</text:p>
          </table:table-cell>
          <table:table-cell table:style-name="ce2" table:formula="of:=1/(1+EXP(-[.H88]))" office:value-type="float" office:value="0.960094185146179">
            <text:p>0.960</text:p>
          </table:table-cell>
          <table:table-cell table:style-name="ce2"/>
          <table:table-cell table:style-name="ce2" table:formula="of:=[.J88]*(1-[.J88])" office:value-type="float" office:value="0.236832962564474">
            <text:p>0.237</text:p>
          </table:table-cell>
          <table:table-cell table:style-name="ce2" table:formula="of:=[.K88]*(1-[.K88])" office:value-type="float" office:value="0.162853293327115">
            <text:p>0.163</text:p>
          </table:table-cell>
          <table:table-cell table:style-name="ce2" table:formula="of:=[.L88]*(1-[.L88])" office:value-type="float" office:value="0.162853293327115">
            <text:p>0.163</text:p>
          </table:table-cell>
          <table:table-cell table:style-name="ce2" table:formula="of:=[.M88]*(1-[.M88])" office:value-type="float" office:value="0.0383133407946738">
            <text:p>0.038</text:p>
          </table:table-cell>
          <table:table-cell table:style-name="ce2"/>
          <table:table-cell table:style-name="ce2" office:value-type="float" office:value="-0.378559436961154">
            <text:p>-0.379</text:p>
          </table:table-cell>
          <table:table-cell table:style-name="ce2" office:value-type="float" office:value="0.198100938651739">
            <text:p>0.198</text:p>
          </table:table-cell>
          <table:table-cell table:style-name="ce2" office:value-type="float" office:value="0.198100938651739">
            <text:p>0.198</text:p>
          </table:table-cell>
          <table:table-cell table:style-name="ce2" office:value-type="float" office:value="0.0399055089515943">
            <text:p>0.040</text:p>
          </table:table-cell>
          <table:table-cell table:style-name="ce2"/>
          <table:table-cell table:style-name="ce2" office:value-type="float" office:value="-0.0896553529622493">
            <text:p>-0.090</text:p>
          </table:table-cell>
          <table:table-cell table:style-name="ce2" office:value-type="float" office:value="0.0322613902706285">
            <text:p>0.032</text:p>
          </table:table-cell>
          <table:table-cell table:style-name="ce2" office:value-type="float" office:value="0.0322613902706285">
            <text:p>0.032</text:p>
          </table:table-cell>
          <table:table-cell table:style-name="ce2" office:value-type="float" office:value="0.00152891336404734">
            <text:p>0.002</text:p>
          </table:table-cell>
          <table:table-cell table:style-name="ce2"/>
          <table:table-cell table:style-name="ce2" office:value-type="float" office:value="0.0337903036346759">
            <text:p>0.034</text:p>
          </table:table-cell>
          <table:table-cell table:style-name="ce2" office:value-type="float" office:value="0.0337903036346759">
            <text:p>0.034</text:p>
          </table:table-cell>
          <table:table-cell table:style-name="ce2" office:value-type="float" office:value="-0.0236036590569449">
            <text:p>-0.02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87:.C88]+[.AD87:.AF88]" office:value-type="float" office:value="1.2779944331115">
            <text:p>1.278</text:p>
          </table:table-cell>
          <table:table-cell table:style-name="ce2" office:value-type="float" office:value="1.2779944331115">
            <text:p>1.278</text:p>
          </table:table-cell>
          <table:table-cell table:style-name="ce2" office:value-type="float" office:value="-2.12197198704939">
            <text:p>-2.122</text:p>
          </table:table-cell>
          <table:table-cell table:style-name="ce2"/>
          <table:table-cell table:style-name="ce2" table:number-matrix-columns-spanned="4" table:number-matrix-rows-spanned="2" table:formula="of:=MMULT([.A90:.C91];[.$A$2:.$D$4])" office:value-type="float" office:value="-2.12197198704939">
            <text:p>-2.122</text:p>
          </table:table-cell>
          <table:table-cell table:style-name="ce2" office:value-type="float" office:value="-0.843977553937885">
            <text:p>-0.844</text:p>
          </table:table-cell>
          <table:table-cell table:style-name="ce2" office:value-type="float" office:value="-0.843977553937885">
            <text:p>-0.844</text:p>
          </table:table-cell>
          <table:table-cell table:style-name="ce2" office:value-type="float" office:value="0.434016879173619">
            <text:p>0.434</text:p>
          </table:table-cell>
          <table:table-cell table:style-name="ce2"/>
          <table:table-cell table:style-name="ce2" table:formula="of:=1/(1+EXP(-[.E90]))" office:value-type="float" office:value="0.106979530816618">
            <text:p>0.107</text:p>
          </table:table-cell>
          <table:table-cell table:style-name="ce2" table:formula="of:=1/(1+EXP(-[.F90]))" office:value-type="float" office:value="0.300697727046876">
            <text:p>0.301</text:p>
          </table:table-cell>
          <table:table-cell table:style-name="ce2" table:formula="of:=1/(1+EXP(-[.G90]))" office:value-type="float" office:value="0.300697727046876">
            <text:p>0.301</text:p>
          </table:table-cell>
          <table:table-cell table:style-name="ce2" table:formula="of:=1/(1+EXP(-[.H90]))" office:value-type="float" office:value="0.606832453045122">
            <text:p>0.607</text:p>
          </table:table-cell>
          <table:table-cell table:style-name="ce2"/>
          <table:table-cell table:style-name="ce2" table:formula="of:=[.J90]*(1-[.J90])" office:value-type="float" office:value="0.0955349108028742">
            <text:p>0.096</text:p>
          </table:table-cell>
          <table:table-cell table:style-name="ce2" table:formula="of:=[.K90]*(1-[.K90])" office:value-type="float" office:value="0.210278603995718">
            <text:p>0.210</text:p>
          </table:table-cell>
          <table:table-cell table:style-name="ce2" table:formula="of:=[.L90]*(1-[.L90])" office:value-type="float" office:value="0.210278603995718">
            <text:p>0.210</text:p>
          </table:table-cell>
          <table:table-cell table:style-name="ce2" table:formula="of:=[.M90]*(1-[.M90])" office:value-type="float" office:value="0.238586826976362">
            <text:p>0.239</text:p>
          </table:table-cell>
          <table:table-cell table:style-name="ce2"/>
          <table:table-cell table:style-name="ce2" table:number-matrix-columns-spanned="4" table:number-matrix-rows-spanned="2" table:formula="of:=[.$J$8:.$M$9]-[.J90:.M91]" office:value-type="float" office:value="-0.106979224914391">
            <text:p>-0.107</text:p>
          </table:table-cell>
          <table:table-cell table:style-name="ce2" office:value-type="float" office:value="-0.294004876122591">
            <text:p>-0.294</text:p>
          </table:table-cell>
          <table:table-cell table:style-name="ce2" office:value-type="float" office:value="-0.294004876122591">
            <text:p>-0.294</text:p>
          </table:table-cell>
          <table:table-cell table:style-name="ce2" office:value-type="float" office:value="0.386474696030593">
            <text:p>0.386</text:p>
          </table:table-cell>
          <table:table-cell table:style-name="ce2"/>
          <table:table-cell table:style-name="ce2" table:number-matrix-columns-spanned="4" table:number-matrix-rows-spanned="2" table:formula="of:=[.O90:.R91]*[.T90:.W91]" office:value-type="float" office:value="-0.010220250709957">
            <text:p>-0.010</text:p>
          </table:table-cell>
          <table:table-cell table:style-name="ce2" office:value-type="float" office:value="-0.0618229349189926">
            <text:p>-0.062</text:p>
          </table:table-cell>
          <table:table-cell table:style-name="ce2" office:value-type="float" office:value="-0.0618229349189926">
            <text:p>-0.062</text:p>
          </table:table-cell>
          <table:table-cell table:style-name="ce2" office:value-type="float" office:value="0.0922077714325932">
            <text:p>0.092</text:p>
          </table:table-cell>
          <table:table-cell table:style-name="ce2"/>
          <table:table-cell table:style-name="ce2" table:number-matrix-columns-spanned="3" table:number-matrix-rows-spanned="2" table:formula="of:=MMULT([.Y90:.AB91];[.$O$2:.$Q$5])" office:value-type="float" office:value="0.0303848365136007">
            <text:p>0.030</text:p>
          </table:table-cell>
          <table:table-cell table:style-name="ce2" office:value-type="float" office:value="0.0303848365136007">
            <text:p>0.030</text:p>
          </table:table-cell>
          <table:table-cell table:style-name="ce2" office:value-type="float" office:value="-0.0416583491153489">
            <text:p>-0.042</text:p>
          </table:table-cell>
          <table:table-cell/>
          <table:table-cell table:number-matrix-columns-spanned="1" table:number-matrix-rows-spanned="1" table:formula="of:=SUM([.T90:.W91]^2)" office:value-type="float" office:value="0.551448780011719">
            <text:p>0.55144878</text:p>
          </table:table-cell>
          <table:table-cell table:number-columns-repeated="990"/>
        </table:table-row>
        <table:table-row table:style-name="ro2">
          <table:table-cell table:style-name="ce2" office:value-type="float" office:value="1.85770174701782">
            <text:p>1.858</text:p>
          </table:table-cell>
          <table:table-cell table:style-name="ce2" office:value-type="float" office:value="1.85770174701782">
            <text:p>1.858</text:p>
          </table:table-cell>
          <table:table-cell table:style-name="ce2" office:value-type="float" office:value="-0.490917205608657">
            <text:p>-0.491</text:p>
          </table:table-cell>
          <table:table-cell table:style-name="ce2"/>
          <table:table-cell table:style-name="ce2" office:value-type="float" office:value="-0.490917205608657">
            <text:p>-0.491</text:p>
          </table:table-cell>
          <table:table-cell table:style-name="ce2" office:value-type="float" office:value="1.36678454140916">
            <text:p>1.367</text:p>
          </table:table-cell>
          <table:table-cell table:style-name="ce2" office:value-type="float" office:value="1.36678454140916">
            <text:p>1.367</text:p>
          </table:table-cell>
          <table:table-cell table:style-name="ce2" office:value-type="float" office:value="3.22448628842698">
            <text:p>3.224</text:p>
          </table:table-cell>
          <table:table-cell table:style-name="ce2"/>
          <table:table-cell table:style-name="ce2" table:formula="of:=1/(1+EXP(-[.E91]))" office:value-type="float" office:value="0.379677521270094">
            <text:p>0.380</text:p>
          </table:table-cell>
          <table:table-cell table:style-name="ce2" table:formula="of:=1/(1+EXP(-[.F91]))" office:value-type="float" office:value="0.796860151073905">
            <text:p>0.797</text:p>
          </table:table-cell>
          <table:table-cell table:style-name="ce2" table:formula="of:=1/(1+EXP(-[.G91]))" office:value-type="float" office:value="0.796860151073905">
            <text:p>0.797</text:p>
          </table:table-cell>
          <table:table-cell table:style-name="ce2" table:formula="of:=1/(1+EXP(-[.H91]))" office:value-type="float" office:value="0.961745412664753">
            <text:p>0.962</text:p>
          </table:table-cell>
          <table:table-cell table:style-name="ce2"/>
          <table:table-cell table:style-name="ce2" table:formula="of:=[.J91]*(1-[.J91])" office:value-type="float" office:value="0.235522501112291">
            <text:p>0.236</text:p>
          </table:table-cell>
          <table:table-cell table:style-name="ce2" table:formula="of:=[.K91]*(1-[.K91])" office:value-type="float" office:value="0.161874050704378">
            <text:p>0.162</text:p>
          </table:table-cell>
          <table:table-cell table:style-name="ce2" table:formula="of:=[.L91]*(1-[.L91])" office:value-type="float" office:value="0.161874050704378">
            <text:p>0.162</text:p>
          </table:table-cell>
          <table:table-cell table:style-name="ce2" table:formula="of:=[.M91]*(1-[.M91])" office:value-type="float" office:value="0.0367911738830573">
            <text:p>0.037</text:p>
          </table:table-cell>
          <table:table-cell table:style-name="ce2"/>
          <table:table-cell table:style-name="ce2" office:value-type="float" office:value="-0.372984670345809">
            <text:p>-0.373</text:p>
          </table:table-cell>
          <table:table-cell table:style-name="ce2" office:value-type="float" office:value="0.19644699800181">
            <text:p>0.196</text:p>
          </table:table-cell>
          <table:table-cell table:style-name="ce2" office:value-type="float" office:value="0.19644699800181">
            <text:p>0.196</text:p>
          </table:table-cell>
          <table:table-cell table:style-name="ce2" office:value-type="float" office:value="0.0382542814330203">
            <text:p>0.038</text:p>
          </table:table-cell>
          <table:table-cell table:style-name="ce2"/>
          <table:table-cell table:style-name="ce2" office:value-type="float" office:value="-0.0878462824363884">
            <text:p>-0.088</text:p>
          </table:table-cell>
          <table:table-cell table:style-name="ce2" office:value-type="float" office:value="0.0317996713152679">
            <text:p>0.032</text:p>
          </table:table-cell>
          <table:table-cell table:style-name="ce2" office:value-type="float" office:value="0.0317996713152679">
            <text:p>0.032</text:p>
          </table:table-cell>
          <table:table-cell table:style-name="ce2" office:value-type="float" office:value="0.00140741991997366">
            <text:p>0.001</text:p>
          </table:table-cell>
          <table:table-cell table:style-name="ce2"/>
          <table:table-cell table:style-name="ce2" office:value-type="float" office:value="0.0332070912352415">
            <text:p>0.033</text:p>
          </table:table-cell>
          <table:table-cell table:style-name="ce2" office:value-type="float" office:value="0.0332070912352415">
            <text:p>0.033</text:p>
          </table:table-cell>
          <table:table-cell table:style-name="ce2" office:value-type="float" office:value="-0.022839519885879">
            <text:p>-0.02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0:.C91]+[.AD90:.AF91]" office:value-type="float" office:value="1.3083792696251">
            <text:p>1.308</text:p>
          </table:table-cell>
          <table:table-cell table:style-name="ce2" office:value-type="float" office:value="1.3083792696251">
            <text:p>1.308</text:p>
          </table:table-cell>
          <table:table-cell table:style-name="ce2" office:value-type="float" office:value="-2.16363033616474">
            <text:p>-2.164</text:p>
          </table:table-cell>
          <table:table-cell table:style-name="ce2"/>
          <table:table-cell table:style-name="ce2" table:number-matrix-columns-spanned="4" table:number-matrix-rows-spanned="2" table:formula="of:=MMULT([.A93:.C94];[.$A$2:.$D$4])" office:value-type="float" office:value="-2.16363033616474">
            <text:p>-2.164</text:p>
          </table:table-cell>
          <table:table-cell table:style-name="ce2" office:value-type="float" office:value="-0.855251066539633">
            <text:p>-0.855</text:p>
          </table:table-cell>
          <table:table-cell table:style-name="ce2" office:value-type="float" office:value="-0.855251066539633">
            <text:p>-0.855</text:p>
          </table:table-cell>
          <table:table-cell table:style-name="ce2" office:value-type="float" office:value="0.453128203085472">
            <text:p>0.453</text:p>
          </table:table-cell>
          <table:table-cell table:style-name="ce2"/>
          <table:table-cell table:style-name="ce2" table:formula="of:=1/(1+EXP(-[.E93]))" office:value-type="float" office:value="0.103064371609139">
            <text:p>0.103</text:p>
          </table:table-cell>
          <table:table-cell table:style-name="ce2" table:formula="of:=1/(1+EXP(-[.F93]))" office:value-type="float" office:value="0.298332487911124">
            <text:p>0.298</text:p>
          </table:table-cell>
          <table:table-cell table:style-name="ce2" table:formula="of:=1/(1+EXP(-[.G93]))" office:value-type="float" office:value="0.298332487911124">
            <text:p>0.298</text:p>
          </table:table-cell>
          <table:table-cell table:style-name="ce2" table:formula="of:=1/(1+EXP(-[.H93]))" office:value-type="float" office:value="0.611382734327949">
            <text:p>0.611</text:p>
          </table:table-cell>
          <table:table-cell table:style-name="ce2"/>
          <table:table-cell table:style-name="ce2" table:formula="of:=[.J93]*(1-[.J93])" office:value-type="float" office:value="0.0924421069139526">
            <text:p>0.092</text:p>
          </table:table-cell>
          <table:table-cell table:style-name="ce2" table:formula="of:=[.K93]*(1-[.K93])" office:value-type="float" office:value="0.209330214567883">
            <text:p>0.209</text:p>
          </table:table-cell>
          <table:table-cell table:style-name="ce2" table:formula="of:=[.L93]*(1-[.L93])" office:value-type="float" office:value="0.209330214567883">
            <text:p>0.209</text:p>
          </table:table-cell>
          <table:table-cell table:style-name="ce2" table:formula="of:=[.M93]*(1-[.M93])" office:value-type="float" office:value="0.23759388649363">
            <text:p>0.238</text:p>
          </table:table-cell>
          <table:table-cell table:style-name="ce2"/>
          <table:table-cell table:style-name="ce2" table:number-matrix-columns-spanned="4" table:number-matrix-rows-spanned="2" table:formula="of:=[.$J$8:.$M$9]-[.J93:.M94]" office:value-type="float" office:value="-0.103064065706912">
            <text:p>-0.103</text:p>
          </table:table-cell>
          <table:table-cell table:style-name="ce2" office:value-type="float" office:value="-0.29163963698684">
            <text:p>-0.292</text:p>
          </table:table-cell>
          <table:table-cell table:style-name="ce2" office:value-type="float" office:value="-0.29163963698684">
            <text:p>-0.292</text:p>
          </table:table-cell>
          <table:table-cell table:style-name="ce2" office:value-type="float" office:value="0.381924414747767">
            <text:p>0.382</text:p>
          </table:table-cell>
          <table:table-cell table:style-name="ce2"/>
          <table:table-cell table:style-name="ce2" table:number-matrix-columns-spanned="4" table:number-matrix-rows-spanned="2" table:formula="of:=[.O93:.R94]*[.T93:.W94]" office:value-type="float" office:value="-0.00952745938106505">
            <text:p>-0.010</text:p>
          </table:table-cell>
          <table:table-cell table:style-name="ce2" office:value-type="float" office:value="-0.0610489877869547">
            <text:p>-0.061</text:p>
          </table:table-cell>
          <table:table-cell table:style-name="ce2" office:value-type="float" office:value="-0.0610489877869547">
            <text:p>-0.061</text:p>
          </table:table-cell>
          <table:table-cell table:style-name="ce2" office:value-type="float" office:value="0.0907429060467268">
            <text:p>0.091</text:p>
          </table:table-cell>
          <table:table-cell table:style-name="ce2"/>
          <table:table-cell table:style-name="ce2" table:number-matrix-columns-spanned="3" table:number-matrix-rows-spanned="2" table:formula="of:=MMULT([.Y93:.AB94];[.$O$2:.$Q$5])" office:value-type="float" office:value="0.0296939182597721">
            <text:p>0.030</text:p>
          </table:table-cell>
          <table:table-cell table:style-name="ce2" office:value-type="float" office:value="0.0296939182597721">
            <text:p>0.030</text:p>
          </table:table-cell>
          <table:table-cell table:style-name="ce2" office:value-type="float" office:value="-0.0408825289082476">
            <text:p>-0.041</text:p>
          </table:table-cell>
          <table:table-cell/>
          <table:table-cell table:number-matrix-columns-spanned="1" table:number-matrix-rows-spanned="1" table:formula="of:=SUM([.T93:.W94]^2)" office:value-type="float" office:value="0.538959994398677">
            <text:p>0.5389599944</text:p>
          </table:table-cell>
          <table:table-cell table:number-columns-repeated="990"/>
        </table:table-row>
        <table:table-row table:style-name="ro2">
          <table:table-cell table:style-name="ce2" office:value-type="float" office:value="1.89090883825306">
            <text:p>1.891</text:p>
          </table:table-cell>
          <table:table-cell table:style-name="ce2" office:value-type="float" office:value="1.89090883825306">
            <text:p>1.891</text:p>
          </table:table-cell>
          <table:table-cell table:style-name="ce2" office:value-type="float" office:value="-0.513756725494536">
            <text:p>-0.514</text:p>
          </table:table-cell>
          <table:table-cell table:style-name="ce2"/>
          <table:table-cell table:style-name="ce2" office:value-type="float" office:value="-0.513756725494536">
            <text:p>-0.514</text:p>
          </table:table-cell>
          <table:table-cell table:style-name="ce2" office:value-type="float" office:value="1.37715211275853">
            <text:p>1.377</text:p>
          </table:table-cell>
          <table:table-cell table:style-name="ce2" office:value-type="float" office:value="1.37715211275853">
            <text:p>1.377</text:p>
          </table:table-cell>
          <table:table-cell table:style-name="ce2" office:value-type="float" office:value="3.26806095101159">
            <text:p>3.268</text:p>
          </table:table-cell>
          <table:table-cell table:style-name="ce2"/>
          <table:table-cell table:style-name="ce2" table:formula="of:=1/(1+EXP(-[.E94]))" office:value-type="float" office:value="0.374313275131587">
            <text:p>0.374</text:p>
          </table:table-cell>
          <table:table-cell table:style-name="ce2" table:formula="of:=1/(1+EXP(-[.F94]))" office:value-type="float" office:value="0.79853322759905">
            <text:p>0.799</text:p>
          </table:table-cell>
          <table:table-cell table:style-name="ce2" table:formula="of:=1/(1+EXP(-[.G94]))" office:value-type="float" office:value="0.79853322759905">
            <text:p>0.799</text:p>
          </table:table-cell>
          <table:table-cell table:style-name="ce2" table:formula="of:=1/(1+EXP(-[.H94]))" office:value-type="float" office:value="0.963316711865823">
            <text:p>0.963</text:p>
          </table:table-cell>
          <table:table-cell table:style-name="ce2"/>
          <table:table-cell table:style-name="ce2" table:formula="of:=[.J94]*(1-[.J94])" office:value-type="float" office:value="0.234202847191852">
            <text:p>0.234</text:p>
          </table:table-cell>
          <table:table-cell table:style-name="ce2" table:formula="of:=[.K94]*(1-[.K94])" office:value-type="float" office:value="0.160877912019294">
            <text:p>0.161</text:p>
          </table:table-cell>
          <table:table-cell table:style-name="ce2" table:formula="of:=[.L94]*(1-[.L94])" office:value-type="float" office:value="0.160877912019294">
            <text:p>0.161</text:p>
          </table:table-cell>
          <table:table-cell table:style-name="ce2" table:formula="of:=[.M94]*(1-[.M94])" office:value-type="float" office:value="0.035337624505842">
            <text:p>0.035</text:p>
          </table:table-cell>
          <table:table-cell table:style-name="ce2"/>
          <table:table-cell table:style-name="ce2" office:value-type="float" office:value="-0.367620424207302">
            <text:p>-0.368</text:p>
          </table:table-cell>
          <table:table-cell table:style-name="ce2" office:value-type="float" office:value="0.194773921476666">
            <text:p>0.195</text:p>
          </table:table-cell>
          <table:table-cell table:style-name="ce2" office:value-type="float" office:value="0.194773921476666">
            <text:p>0.195</text:p>
          </table:table-cell>
          <table:table-cell table:style-name="ce2" office:value-type="float" office:value="0.0366829822319501">
            <text:p>0.037</text:p>
          </table:table-cell>
          <table:table-cell table:style-name="ce2"/>
          <table:table-cell table:style-name="ce2" office:value-type="float" office:value="-0.0860977500352264">
            <text:p>-0.086</text:p>
          </table:table-cell>
          <table:table-cell table:style-name="ce2" office:value-type="float" office:value="0.0313348218029759">
            <text:p>0.031</text:p>
          </table:table-cell>
          <table:table-cell table:style-name="ce2" office:value-type="float" office:value="0.0313348218029759">
            <text:p>0.031</text:p>
          </table:table-cell>
          <table:table-cell table:style-name="ce2" office:value-type="float" office:value="0.00129628945186713">
            <text:p>0.001</text:p>
          </table:table-cell>
          <table:table-cell table:style-name="ce2"/>
          <table:table-cell table:style-name="ce2" office:value-type="float" office:value="0.032631111254843">
            <text:p>0.033</text:p>
          </table:table-cell>
          <table:table-cell table:style-name="ce2" office:value-type="float" office:value="0.032631111254843">
            <text:p>0.033</text:p>
          </table:table-cell>
          <table:table-cell table:style-name="ce2" office:value-type="float" office:value="-0.0221318169774075">
            <text:p>-0.02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3:.C94]+[.AD93:.AF94]" office:value-type="float" office:value="1.33807318788488">
            <text:p>1.338</text:p>
          </table:table-cell>
          <table:table-cell table:style-name="ce2" office:value-type="float" office:value="1.33807318788488">
            <text:p>1.338</text:p>
          </table:table-cell>
          <table:table-cell table:style-name="ce2" office:value-type="float" office:value="-2.20451286507299">
            <text:p>-2.205</text:p>
          </table:table-cell>
          <table:table-cell table:style-name="ce2"/>
          <table:table-cell table:style-name="ce2" table:number-matrix-columns-spanned="4" table:number-matrix-rows-spanned="2" table:formula="of:=MMULT([.A96:.C97];[.$A$2:.$D$4])" office:value-type="float" office:value="-2.20451286507299">
            <text:p>-2.205</text:p>
          </table:table-cell>
          <table:table-cell table:style-name="ce2" office:value-type="float" office:value="-0.866439677188109">
            <text:p>-0.866</text:p>
          </table:table-cell>
          <table:table-cell table:style-name="ce2" office:value-type="float" office:value="-0.866439677188109">
            <text:p>-0.866</text:p>
          </table:table-cell>
          <table:table-cell table:style-name="ce2" office:value-type="float" office:value="0.471633510696768">
            <text:p>0.472</text:p>
          </table:table-cell>
          <table:table-cell table:style-name="ce2"/>
          <table:table-cell table:style-name="ce2" table:formula="of:=1/(1+EXP(-[.E96]))" office:value-type="float" office:value="0.0993459637206797">
            <text:p>0.099</text:p>
          </table:table-cell>
          <table:table-cell table:style-name="ce2" table:formula="of:=1/(1+EXP(-[.F96]))" office:value-type="float" office:value="0.295995670766954">
            <text:p>0.296</text:p>
          </table:table-cell>
          <table:table-cell table:style-name="ce2" table:formula="of:=1/(1+EXP(-[.G96]))" office:value-type="float" office:value="0.295995670766954">
            <text:p>0.296</text:p>
          </table:table-cell>
          <table:table-cell table:style-name="ce2" table:formula="of:=1/(1+EXP(-[.H96]))" office:value-type="float" office:value="0.615770313521229">
            <text:p>0.616</text:p>
          </table:table-cell>
          <table:table-cell table:style-name="ce2"/>
          <table:table-cell table:style-name="ce2" table:formula="of:=[.J96]*(1-[.J96])" office:value-type="float" office:value="0.0894763432130891">
            <text:p>0.089</text:p>
          </table:table-cell>
          <table:table-cell table:style-name="ce2" table:formula="of:=[.K96]*(1-[.K96])" office:value-type="float" office:value="0.208382233654175">
            <text:p>0.208</text:p>
          </table:table-cell>
          <table:table-cell table:style-name="ce2" table:formula="of:=[.L96]*(1-[.L96])" office:value-type="float" office:value="0.208382233654175">
            <text:p>0.208</text:p>
          </table:table-cell>
          <table:table-cell table:style-name="ce2" table:formula="of:=[.M96]*(1-[.M96])" office:value-type="float" office:value="0.236597234507196">
            <text:p>0.237</text:p>
          </table:table-cell>
          <table:table-cell table:style-name="ce2"/>
          <table:table-cell table:style-name="ce2" table:number-matrix-columns-spanned="4" table:number-matrix-rows-spanned="2" table:formula="of:=[.$J$8:.$M$9]-[.J96:.M97]" office:value-type="float" office:value="-0.0993456578184527">
            <text:p>-0.099</text:p>
          </table:table-cell>
          <table:table-cell table:style-name="ce2" office:value-type="float" office:value="-0.289302819842669">
            <text:p>-0.289</text:p>
          </table:table-cell>
          <table:table-cell table:style-name="ce2" office:value-type="float" office:value="-0.289302819842669">
            <text:p>-0.289</text:p>
          </table:table-cell>
          <table:table-cell table:style-name="ce2" office:value-type="float" office:value="0.377536835554486">
            <text:p>0.378</text:p>
          </table:table-cell>
          <table:table-cell table:style-name="ce2"/>
          <table:table-cell table:style-name="ce2" table:number-matrix-columns-spanned="4" table:number-matrix-rows-spanned="2" table:formula="of:=[.O96:.R97]*[.T96:.W97]" office:value-type="float" office:value="-0.00888908617569398">
            <text:p>-0.009</text:p>
          </table:table-cell>
          <table:table-cell table:style-name="ce2" office:value-type="float" office:value="-0.0602855678012667">
            <text:p>-0.060</text:p>
          </table:table-cell>
          <table:table-cell table:style-name="ce2" office:value-type="float" office:value="-0.0602855678012667">
            <text:p>-0.060</text:p>
          </table:table-cell>
          <table:table-cell table:style-name="ce2" office:value-type="float" office:value="0.0893241712167896">
            <text:p>0.089</text:p>
          </table:table-cell>
          <table:table-cell table:style-name="ce2"/>
          <table:table-cell table:style-name="ce2" table:number-matrix-columns-spanned="3" table:number-matrix-rows-spanned="2" table:formula="of:=MMULT([.Y96:.AB97];[.$O$2:.$Q$5])" office:value-type="float" office:value="0.0290386034155229">
            <text:p>0.029</text:p>
          </table:table-cell>
          <table:table-cell table:style-name="ce2" office:value-type="float" office:value="0.0290386034155229">
            <text:p>0.029</text:p>
          </table:table-cell>
          <table:table-cell table:style-name="ce2" office:value-type="float" office:value="-0.0401360505614378">
            <text:p>-0.040</text:p>
          </table:table-cell>
          <table:table-cell/>
          <table:table-cell table:number-matrix-columns-spanned="1" table:number-matrix-rows-spanned="1" table:formula="of:=SUM([.T96:.W97]^2)" office:value-type="float" office:value="0.526972927223649">
            <text:p>0.5269729272</text:p>
          </table:table-cell>
          <table:table-cell table:number-columns-repeated="990"/>
        </table:table-row>
        <table:table-row table:style-name="ro2">
          <table:table-cell table:style-name="ce2" office:value-type="float" office:value="1.92353994950791">
            <text:p>1.924</text:p>
          </table:table-cell>
          <table:table-cell table:style-name="ce2" office:value-type="float" office:value="1.92353994950791">
            <text:p>1.924</text:p>
          </table:table-cell>
          <table:table-cell table:style-name="ce2" office:value-type="float" office:value="-0.535888542471943">
            <text:p>-0.536</text:p>
          </table:table-cell>
          <table:table-cell table:style-name="ce2"/>
          <table:table-cell table:style-name="ce2" office:value-type="float" office:value="-0.535888542471943">
            <text:p>-0.536</text:p>
          </table:table-cell>
          <table:table-cell table:style-name="ce2" office:value-type="float" office:value="1.38765140703596">
            <text:p>1.388</text:p>
          </table:table-cell>
          <table:table-cell table:style-name="ce2" office:value-type="float" office:value="1.38765140703596">
            <text:p>1.388</text:p>
          </table:table-cell>
          <table:table-cell table:style-name="ce2" office:value-type="float" office:value="3.31119135654387">
            <text:p>3.311</text:p>
          </table:table-cell>
          <table:table-cell table:style-name="ce2"/>
          <table:table-cell table:style-name="ce2" table:formula="of:=1/(1+EXP(-[.E97]))" office:value-type="float" office:value="0.369144529332688">
            <text:p>0.369</text:p>
          </table:table-cell>
          <table:table-cell table:style-name="ce2" table:formula="of:=1/(1+EXP(-[.F97]))" office:value-type="float" office:value="0.800217038953716">
            <text:p>0.800</text:p>
          </table:table-cell>
          <table:table-cell table:style-name="ce2" table:formula="of:=1/(1+EXP(-[.G97]))" office:value-type="float" office:value="0.800217038953716">
            <text:p>0.800</text:p>
          </table:table-cell>
          <table:table-cell table:style-name="ce2" table:formula="of:=1/(1+EXP(-[.H97]))" office:value-type="float" office:value="0.964810750905159">
            <text:p>0.965</text:p>
          </table:table-cell>
          <table:table-cell table:style-name="ce2"/>
          <table:table-cell table:style-name="ce2" table:formula="of:=[.J97]*(1-[.J97])" office:value-type="float" office:value="0.232876845796436">
            <text:p>0.233</text:p>
          </table:table-cell>
          <table:table-cell table:style-name="ce2" table:formula="of:=[.K97]*(1-[.K97])" office:value-type="float" office:value="0.159869729521863">
            <text:p>0.160</text:p>
          </table:table-cell>
          <table:table-cell table:style-name="ce2" table:formula="of:=[.L97]*(1-[.L97])" office:value-type="float" office:value="0.159869729521863">
            <text:p>0.160</text:p>
          </table:table-cell>
          <table:table-cell table:style-name="ce2" table:formula="of:=[.M97]*(1-[.M97])" office:value-type="float" office:value="0.0339509658429821">
            <text:p>0.034</text:p>
          </table:table-cell>
          <table:table-cell table:style-name="ce2"/>
          <table:table-cell table:style-name="ce2" office:value-type="float" office:value="-0.362451678408404">
            <text:p>-0.362</text:p>
          </table:table-cell>
          <table:table-cell table:style-name="ce2" office:value-type="float" office:value="0.193090110121999">
            <text:p>0.193</text:p>
          </table:table-cell>
          <table:table-cell table:style-name="ce2" office:value-type="float" office:value="0.193090110121999">
            <text:p>0.193</text:p>
          </table:table-cell>
          <table:table-cell table:style-name="ce2" office:value-type="float" office:value="0.0351889431926139">
            <text:p>0.035</text:p>
          </table:table-cell>
          <table:table-cell table:style-name="ce2"/>
          <table:table-cell table:style-name="ce2" office:value-type="float" office:value="-0.0844066036213733">
            <text:p>-0.084</text:p>
          </table:table-cell>
          <table:table-cell table:style-name="ce2" office:value-type="float" office:value="0.0308692636785508">
            <text:p>0.031</text:p>
          </table:table-cell>
          <table:table-cell table:style-name="ce2" office:value-type="float" office:value="0.0308692636785508">
            <text:p>0.031</text:p>
          </table:table-cell>
          <table:table-cell table:style-name="ce2" office:value-type="float" office:value="0.00119469860838307">
            <text:p>0.001</text:p>
          </table:table-cell>
          <table:table-cell table:style-name="ce2"/>
          <table:table-cell table:style-name="ce2" office:value-type="float" office:value="0.0320639622869339">
            <text:p>0.032</text:p>
          </table:table-cell>
          <table:table-cell table:style-name="ce2" office:value-type="float" office:value="0.0320639622869339">
            <text:p>0.032</text:p>
          </table:table-cell>
          <table:table-cell table:style-name="ce2" office:value-type="float" office:value="-0.0214733776558887">
            <text:p>-0.02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6:.C97]+[.AD96:.AF97]" office:value-type="float" office:value="1.3671117913004">
            <text:p>1.367</text:p>
          </table:table-cell>
          <table:table-cell table:style-name="ce2" office:value-type="float" office:value="1.3671117913004">
            <text:p>1.367</text:p>
          </table:table-cell>
          <table:table-cell table:style-name="ce2" office:value-type="float" office:value="-2.24464891563442">
            <text:p>-2.245</text:p>
          </table:table-cell>
          <table:table-cell table:style-name="ce2"/>
          <table:table-cell table:style-name="ce2" table:number-matrix-columns-spanned="4" table:number-matrix-rows-spanned="2" table:formula="of:=MMULT([.A99:.C100];[.$A$2:.$D$4])" office:value-type="float" office:value="-2.24464891563442">
            <text:p>-2.245</text:p>
          </table:table-cell>
          <table:table-cell table:style-name="ce2" office:value-type="float" office:value="-0.877537124334024">
            <text:p>-0.878</text:p>
          </table:table-cell>
          <table:table-cell table:style-name="ce2" office:value-type="float" office:value="-0.877537124334024">
            <text:p>-0.878</text:p>
          </table:table-cell>
          <table:table-cell table:style-name="ce2" office:value-type="float" office:value="0.489574666966376">
            <text:p>0.490</text:p>
          </table:table-cell>
          <table:table-cell table:style-name="ce2"/>
          <table:table-cell table:style-name="ce2" table:formula="of:=1/(1+EXP(-[.E99]))" office:value-type="float" office:value="0.0958120389537002">
            <text:p>0.096</text:p>
          </table:table-cell>
          <table:table-cell table:style-name="ce2" table:formula="of:=1/(1+EXP(-[.F99]))" office:value-type="float" office:value="0.293688407098832">
            <text:p>0.294</text:p>
          </table:table-cell>
          <table:table-cell table:style-name="ce2" table:formula="of:=1/(1+EXP(-[.G99]))" office:value-type="float" office:value="0.293688407098832">
            <text:p>0.294</text:p>
          </table:table-cell>
          <table:table-cell table:style-name="ce2" table:formula="of:=1/(1+EXP(-[.H99]))" office:value-type="float" office:value="0.620006229632424">
            <text:p>0.620</text:p>
          </table:table-cell>
          <table:table-cell table:style-name="ce2"/>
          <table:table-cell table:style-name="ce2" table:formula="of:=[.J99]*(1-[.J99])" office:value-type="float" office:value="0.0866320921452348">
            <text:p>0.087</text:p>
          </table:table-cell>
          <table:table-cell table:style-name="ce2" table:formula="of:=[.K99]*(1-[.K99])" office:value-type="float" office:value="0.207435526634583">
            <text:p>0.207</text:p>
          </table:table-cell>
          <table:table-cell table:style-name="ce2" table:formula="of:=[.L99]*(1-[.L99])" office:value-type="float" office:value="0.207435526634583">
            <text:p>0.207</text:p>
          </table:table-cell>
          <table:table-cell table:style-name="ce2" table:formula="of:=[.M99]*(1-[.M99])" office:value-type="float" office:value="0.23559850484941">
            <text:p>0.236</text:p>
          </table:table-cell>
          <table:table-cell table:style-name="ce2"/>
          <table:table-cell table:style-name="ce2" table:number-matrix-columns-spanned="4" table:number-matrix-rows-spanned="2" table:formula="of:=[.$J$8:.$M$9]-[.J99:.M100]" office:value-type="float" office:value="-0.0958117330514732">
            <text:p>-0.096</text:p>
          </table:table-cell>
          <table:table-cell table:style-name="ce2" office:value-type="float" office:value="-0.286995556174547">
            <text:p>-0.287</text:p>
          </table:table-cell>
          <table:table-cell table:style-name="ce2" office:value-type="float" office:value="-0.286995556174547">
            <text:p>-0.287</text:p>
          </table:table-cell>
          <table:table-cell table:style-name="ce2" office:value-type="float" office:value="0.373300919443291">
            <text:p>0.373</text:p>
          </table:table-cell>
          <table:table-cell table:style-name="ce2"/>
          <table:table-cell table:style-name="ce2" table:number-matrix-columns-spanned="4" table:number-matrix-rows-spanned="2" table:formula="of:=[.O99:.R100]*[.T99:.W100]" office:value-type="float" office:value="-0.00830037088630987">
            <text:p>-0.008</text:p>
          </table:table-cell>
          <table:table-cell table:style-name="ce2" office:value-type="float" office:value="-0.059533074336852">
            <text:p>-0.060</text:p>
          </table:table-cell>
          <table:table-cell table:style-name="ce2" office:value-type="float" office:value="-0.059533074336852">
            <text:p>-0.060</text:p>
          </table:table-cell>
          <table:table-cell table:style-name="ce2" office:value-type="float" office:value="0.0879491384797494">
            <text:p>0.088</text:p>
          </table:table-cell>
          <table:table-cell table:style-name="ce2"/>
          <table:table-cell table:style-name="ce2" table:number-matrix-columns-spanned="3" table:number-matrix-rows-spanned="2" table:formula="of:=MMULT([.Y99:.AB100];[.$O$2:.$Q$5])" office:value-type="float" office:value="0.0284160641428974">
            <text:p>0.028</text:p>
          </table:table-cell>
          <table:table-cell table:style-name="ce2" office:value-type="float" office:value="0.0284160641428974">
            <text:p>0.028</text:p>
          </table:table-cell>
          <table:table-cell table:style-name="ce2" office:value-type="float" office:value="-0.0394173810802645">
            <text:p>-0.039</text:p>
          </table:table-cell>
          <table:table-cell/>
          <table:table-cell table:number-matrix-columns-spanned="1" table:number-matrix-rows-spanned="1" table:formula="of:=SUM([.T99:.W100]^2)" office:value-type="float" office:value="0.515457848954883">
            <text:p>0.515457849</text:p>
          </table:table-cell>
          <table:table-cell table:number-columns-repeated="990"/>
        </table:table-row>
        <table:table-row table:style-name="ro2">
          <table:table-cell table:style-name="ce2" office:value-type="float" office:value="1.95560391179484">
            <text:p>1.956</text:p>
          </table:table-cell>
          <table:table-cell table:style-name="ce2" office:value-type="float" office:value="1.95560391179484">
            <text:p>1.956</text:p>
          </table:table-cell>
          <table:table-cell table:style-name="ce2" office:value-type="float" office:value="-0.557361920127832">
            <text:p>-0.557</text:p>
          </table:table-cell>
          <table:table-cell table:style-name="ce2"/>
          <table:table-cell table:style-name="ce2" office:value-type="float" office:value="-0.557361920127832">
            <text:p>-0.557</text:p>
          </table:table-cell>
          <table:table-cell table:style-name="ce2" office:value-type="float" office:value="1.39824199166701">
            <text:p>1.398</text:p>
          </table:table-cell>
          <table:table-cell table:style-name="ce2" office:value-type="float" office:value="1.39824199166701">
            <text:p>1.398</text:p>
          </table:table-cell>
          <table:table-cell table:style-name="ce2" office:value-type="float" office:value="3.35384590346185">
            <text:p>3.354</text:p>
          </table:table-cell>
          <table:table-cell table:style-name="ce2"/>
          <table:table-cell table:style-name="ce2" table:formula="of:=1/(1+EXP(-[.E100]))" office:value-type="float" office:value="0.364158079949606">
            <text:p>0.364</text:p>
          </table:table-cell>
          <table:table-cell table:style-name="ce2" table:formula="of:=1/(1+EXP(-[.F100]))" office:value-type="float" office:value="0.801904770979427">
            <text:p>0.802</text:p>
          </table:table-cell>
          <table:table-cell table:style-name="ce2" table:formula="of:=1/(1+EXP(-[.G100]))" office:value-type="float" office:value="0.801904770979427">
            <text:p>0.802</text:p>
          </table:table-cell>
          <table:table-cell table:style-name="ce2" table:formula="of:=1/(1+EXP(-[.H100]))" office:value-type="float" office:value="0.966230549371852">
            <text:p>0.966</text:p>
          </table:table-cell>
          <table:table-cell table:style-name="ce2"/>
          <table:table-cell table:style-name="ce2" table:formula="of:=[.J100]*(1-[.J100])" office:value-type="float" office:value="0.231546972757022">
            <text:p>0.232</text:p>
          </table:table-cell>
          <table:table-cell table:style-name="ce2" table:formula="of:=[.K100]*(1-[.K100])" office:value-type="float" office:value="0.15885350925986">
            <text:p>0.159</text:p>
          </table:table-cell>
          <table:table-cell table:style-name="ce2" table:formula="of:=[.L100]*(1-[.L100])" office:value-type="float" office:value="0.15885350925986">
            <text:p>0.159</text:p>
          </table:table-cell>
          <table:table-cell table:style-name="ce2" table:formula="of:=[.M100]*(1-[.M100])" office:value-type="float" office:value="0.0326290748324213">
            <text:p>0.033</text:p>
          </table:table-cell>
          <table:table-cell table:style-name="ce2"/>
          <table:table-cell table:style-name="ce2" office:value-type="float" office:value="-0.357465229025321">
            <text:p>-0.357</text:p>
          </table:table-cell>
          <table:table-cell table:style-name="ce2" office:value-type="float" office:value="0.191402378096288">
            <text:p>0.191</text:p>
          </table:table-cell>
          <table:table-cell table:style-name="ce2" office:value-type="float" office:value="0.191402378096288">
            <text:p>0.191</text:p>
          </table:table-cell>
          <table:table-cell table:style-name="ce2" office:value-type="float" office:value="0.0337691447259213">
            <text:p>0.034</text:p>
          </table:table-cell>
          <table:table-cell table:style-name="ce2"/>
          <table:table-cell table:style-name="ce2" office:value-type="float" office:value="-0.0827699916467089">
            <text:p>-0.083</text:p>
          </table:table-cell>
          <table:table-cell table:style-name="ce2" office:value-type="float" office:value="0.0304049394412778">
            <text:p>0.030</text:p>
          </table:table-cell>
          <table:table-cell table:style-name="ce2" office:value-type="float" office:value="0.0304049394412778">
            <text:p>0.030</text:p>
          </table:table-cell>
          <table:table-cell table:style-name="ce2" office:value-type="float" office:value="0.00110185595028895">
            <text:p>0.001</text:p>
          </table:table-cell>
          <table:table-cell table:style-name="ce2"/>
          <table:table-cell table:style-name="ce2" office:value-type="float" office:value="0.0315067953915668">
            <text:p>0.032</text:p>
          </table:table-cell>
          <table:table-cell table:style-name="ce2" office:value-type="float" office:value="0.0315067953915668">
            <text:p>0.032</text:p>
          </table:table-cell>
          <table:table-cell table:style-name="ce2" office:value-type="float" office:value="-0.0208582568138643">
            <text:p>-0.02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99:.C100]+[.AD99:.AF100]" office:value-type="float" office:value="1.3955278554433">
            <text:p>1.396</text:p>
          </table:table-cell>
          <table:table-cell table:style-name="ce2" office:value-type="float" office:value="1.3955278554433">
            <text:p>1.396</text:p>
          </table:table-cell>
          <table:table-cell table:style-name="ce2" office:value-type="float" office:value="-2.28406629671469">
            <text:p>-2.284</text:p>
          </table:table-cell>
          <table:table-cell table:style-name="ce2"/>
          <table:table-cell table:style-name="ce2" table:number-matrix-columns-spanned="4" table:number-matrix-rows-spanned="2" table:formula="of:=MMULT([.A102:.C103];[.$A$2:.$D$4])" office:value-type="float" office:value="-2.28406629671469">
            <text:p>-2.284</text:p>
          </table:table-cell>
          <table:table-cell table:style-name="ce2" office:value-type="float" office:value="-0.888538441271391">
            <text:p>-0.889</text:p>
          </table:table-cell>
          <table:table-cell table:style-name="ce2" office:value-type="float" office:value="-0.888538441271391">
            <text:p>-0.889</text:p>
          </table:table-cell>
          <table:table-cell table:style-name="ce2" office:value-type="float" office:value="0.506989414171906">
            <text:p>0.507</text:p>
          </table:table-cell>
          <table:table-cell table:style-name="ce2"/>
          <table:table-cell table:style-name="ce2" table:formula="of:=1/(1+EXP(-[.E102]))" office:value-type="float" office:value="0.0924512087549731">
            <text:p>0.092</text:p>
          </table:table-cell>
          <table:table-cell table:style-name="ce2" table:formula="of:=1/(1+EXP(-[.F102]))" office:value-type="float" office:value="0.291411533907487">
            <text:p>0.291</text:p>
          </table:table-cell>
          <table:table-cell table:style-name="ce2" table:formula="of:=1/(1+EXP(-[.G102]))" office:value-type="float" office:value="0.291411533907487">
            <text:p>0.291</text:p>
          </table:table-cell>
          <table:table-cell table:style-name="ce2" table:formula="of:=1/(1+EXP(-[.H102]))" office:value-type="float" office:value="0.624100458125666">
            <text:p>0.624</text:p>
          </table:table-cell>
          <table:table-cell table:style-name="ce2"/>
          <table:table-cell table:style-name="ce2" table:formula="of:=[.J102]*(1-[.J102])" office:value-type="float" office:value="0.0839039827547175">
            <text:p>0.084</text:p>
          </table:table-cell>
          <table:table-cell table:style-name="ce2" table:formula="of:=[.K102]*(1-[.K102])" office:value-type="float" office:value="0.206490851813173">
            <text:p>0.206</text:p>
          </table:table-cell>
          <table:table-cell table:style-name="ce2" table:formula="of:=[.L102]*(1-[.L102])" office:value-type="float" office:value="0.206490851813173">
            <text:p>0.206</text:p>
          </table:table-cell>
          <table:table-cell table:style-name="ce2" table:formula="of:=[.M102]*(1-[.M102])" office:value-type="float" office:value="0.234599076293">
            <text:p>0.235</text:p>
          </table:table-cell>
          <table:table-cell table:style-name="ce2"/>
          <table:table-cell table:style-name="ce2" table:number-matrix-columns-spanned="4" table:number-matrix-rows-spanned="2" table:formula="of:=[.$J$8:.$M$9]-[.J102:.M103]" office:value-type="float" office:value="-0.0924509028527462">
            <text:p>-0.092</text:p>
          </table:table-cell>
          <table:table-cell table:style-name="ce2" office:value-type="float" office:value="-0.284718682983202">
            <text:p>-0.285</text:p>
          </table:table-cell>
          <table:table-cell table:style-name="ce2" office:value-type="float" office:value="-0.284718682983202">
            <text:p>-0.285</text:p>
          </table:table-cell>
          <table:table-cell table:style-name="ce2" office:value-type="float" office:value="0.369206690950049">
            <text:p>0.369</text:p>
          </table:table-cell>
          <table:table-cell table:style-name="ce2"/>
          <table:table-cell table:style-name="ce2" table:number-matrix-columns-spanned="4" table:number-matrix-rows-spanned="2" table:formula="of:=[.O102:.R103]*[.T102:.W103]" office:value-type="float" office:value="-0.00775699895861488">
            <text:p>-0.008</text:p>
          </table:table-cell>
          <table:table-cell table:style-name="ce2" office:value-type="float" office:value="-0.0587918033763261">
            <text:p>-0.059</text:p>
          </table:table-cell>
          <table:table-cell table:style-name="ce2" office:value-type="float" office:value="-0.0587918033763261">
            <text:p>-0.059</text:p>
          </table:table-cell>
          <table:table-cell table:style-name="ce2" office:value-type="float" office:value="0.0866155486580766">
            <text:p>0.087</text:p>
          </table:table-cell>
          <table:table-cell table:style-name="ce2"/>
          <table:table-cell table:style-name="ce2" table:number-matrix-columns-spanned="3" table:number-matrix-rows-spanned="2" table:formula="of:=MMULT([.Y102:.AB103];[.$O$2:.$Q$5])" office:value-type="float" office:value="0.0278237452817505">
            <text:p>0.028</text:p>
          </table:table-cell>
          <table:table-cell table:style-name="ce2" office:value-type="float" office:value="0.0278237452817505">
            <text:p>0.028</text:p>
          </table:table-cell>
          <table:table-cell table:style-name="ce2" office:value-type="float" office:value="-0.0387250570531905">
            <text:p>-0.039</text:p>
          </table:table-cell>
          <table:table-cell/>
          <table:table-cell table:number-matrix-columns-spanned="1" table:number-matrix-rows-spanned="1" table:formula="of:=SUM([.T102:.W103]^2)" office:value-type="float" office:value="0.504387390395197">
            <text:p>0.5043873904</text:p>
          </table:table-cell>
          <table:table-cell table:number-columns-repeated="990"/>
        </table:table-row>
        <table:table-row table:style-name="ro2">
          <table:table-cell table:style-name="ce2" office:value-type="float" office:value="1.98711070718641">
            <text:p>1.987</text:p>
          </table:table-cell>
          <table:table-cell table:style-name="ce2" office:value-type="float" office:value="1.98711070718641">
            <text:p>1.987</text:p>
          </table:table-cell>
          <table:table-cell table:style-name="ce2" office:value-type="float" office:value="-0.578220176941696">
            <text:p>-0.578</text:p>
          </table:table-cell>
          <table:table-cell table:style-name="ce2"/>
          <table:table-cell table:style-name="ce2" office:value-type="float" office:value="-0.578220176941696">
            <text:p>-0.578</text:p>
          </table:table-cell>
          <table:table-cell table:style-name="ce2" office:value-type="float" office:value="1.40889053024471">
            <text:p>1.409</text:p>
          </table:table-cell>
          <table:table-cell table:style-name="ce2" office:value-type="float" office:value="1.40889053024471">
            <text:p>1.409</text:p>
          </table:table-cell>
          <table:table-cell table:style-name="ce2" office:value-type="float" office:value="3.39600123743112">
            <text:p>3.396</text:p>
          </table:table-cell>
          <table:table-cell table:style-name="ce2"/>
          <table:table-cell table:style-name="ce2" table:formula="of:=1/(1+EXP(-[.E103]))" office:value-type="float" office:value="0.359342233669766">
            <text:p>0.359</text:p>
          </table:table-cell>
          <table:table-cell table:style-name="ce2" table:formula="of:=1/(1+EXP(-[.F103]))" office:value-type="float" office:value="0.803590892150838">
            <text:p>0.804</text:p>
          </table:table-cell>
          <table:table-cell table:style-name="ce2" table:formula="of:=1/(1+EXP(-[.G103]))" office:value-type="float" office:value="0.803590892150838">
            <text:p>0.804</text:p>
          </table:table-cell>
          <table:table-cell table:style-name="ce2" table:formula="of:=1/(1+EXP(-[.H103]))" office:value-type="float" office:value="0.967579330106842">
            <text:p>0.968</text:p>
          </table:table-cell>
          <table:table-cell table:style-name="ce2"/>
          <table:table-cell table:style-name="ce2" table:formula="of:=[.J103]*(1-[.J103])" office:value-type="float" office:value="0.230215392770989">
            <text:p>0.230</text:p>
          </table:table-cell>
          <table:table-cell table:style-name="ce2" table:formula="of:=[.K103]*(1-[.K103])" office:value-type="float" office:value="0.157832570203058">
            <text:p>0.158</text:p>
          </table:table-cell>
          <table:table-cell table:style-name="ce2" table:formula="of:=[.L103]*(1-[.L103])" office:value-type="float" office:value="0.157832570203058">
            <text:p>0.158</text:p>
          </table:table-cell>
          <table:table-cell table:style-name="ce2" table:formula="of:=[.M103]*(1-[.M103])" office:value-type="float" office:value="0.0313695700568368">
            <text:p>0.031</text:p>
          </table:table-cell>
          <table:table-cell table:style-name="ce2"/>
          <table:table-cell table:style-name="ce2" office:value-type="float" office:value="-0.352649382745481">
            <text:p>-0.353</text:p>
          </table:table-cell>
          <table:table-cell table:style-name="ce2" office:value-type="float" office:value="0.189716256924878">
            <text:p>0.190</text:p>
          </table:table-cell>
          <table:table-cell table:style-name="ce2" office:value-type="float" office:value="0.189716256924878">
            <text:p>0.190</text:p>
          </table:table-cell>
          <table:table-cell table:style-name="ce2" office:value-type="float" office:value="0.032420363990931">
            <text:p>0.032</text:p>
          </table:table-cell>
          <table:table-cell table:style-name="ce2"/>
          <table:table-cell table:style-name="ce2" office:value-type="float" office:value="-0.0811853161591978">
            <text:p>-0.081</text:p>
          </table:table-cell>
          <table:table-cell table:style-name="ce2" office:value-type="float" office:value="0.0299434044397572">
            <text:p>0.030</text:p>
          </table:table-cell>
          <table:table-cell table:style-name="ce2" office:value-type="float" office:value="0.0299434044397572">
            <text:p>0.030</text:p>
          </table:table-cell>
          <table:table-cell table:style-name="ce2" office:value-type="float" office:value="0.00101701287948166">
            <text:p>0.001</text:p>
          </table:table-cell>
          <table:table-cell table:style-name="ce2"/>
          <table:table-cell table:style-name="ce2" office:value-type="float" office:value="0.0309604173192389">
            <text:p>0.031</text:p>
          </table:table-cell>
          <table:table-cell table:style-name="ce2" office:value-type="float" office:value="0.0309604173192389">
            <text:p>0.031</text:p>
          </table:table-cell>
          <table:table-cell table:style-name="ce2" office:value-type="float" office:value="-0.0202814944002017">
            <text:p>-0.02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2:.C103]+[.AD102:.AF103]" office:value-type="float" office:value="1.42335160072505">
            <text:p>1.423</text:p>
          </table:table-cell>
          <table:table-cell table:style-name="ce2" office:value-type="float" office:value="1.42335160072505">
            <text:p>1.423</text:p>
          </table:table-cell>
          <table:table-cell table:style-name="ce2" office:value-type="float" office:value="-2.32279135376788">
            <text:p>-2.323</text:p>
          </table:table-cell>
          <table:table-cell table:style-name="ce2"/>
          <table:table-cell table:style-name="ce2" table:number-matrix-columns-spanned="4" table:number-matrix-rows-spanned="2" table:formula="of:=MMULT([.A105:.C106];[.$A$2:.$D$4])" office:value-type="float" office:value="-2.32279135376788">
            <text:p>-2.323</text:p>
          </table:table-cell>
          <table:table-cell table:style-name="ce2" office:value-type="float" office:value="-0.899439753042831">
            <text:p>-0.899</text:p>
          </table:table-cell>
          <table:table-cell table:style-name="ce2" office:value-type="float" office:value="-0.899439753042831">
            <text:p>-0.899</text:p>
          </table:table-cell>
          <table:table-cell table:style-name="ce2" office:value-type="float" office:value="0.523911847682217">
            <text:p>0.524</text:p>
          </table:table-cell>
          <table:table-cell table:style-name="ce2"/>
          <table:table-cell table:style-name="ce2" table:formula="of:=1/(1+EXP(-[.E105]))" office:value-type="float" office:value="0.0892528987642622">
            <text:p>0.089</text:p>
          </table:table-cell>
          <table:table-cell table:style-name="ce2" table:formula="of:=1/(1+EXP(-[.F105]))" office:value-type="float" office:value="0.28916564190209">
            <text:p>0.289</text:p>
          </table:table-cell>
          <table:table-cell table:style-name="ce2" table:formula="of:=1/(1+EXP(-[.G105]))" office:value-type="float" office:value="0.28916564190209">
            <text:p>0.289</text:p>
          </table:table-cell>
          <table:table-cell table:style-name="ce2" table:formula="of:=1/(1+EXP(-[.H105]))" office:value-type="float" office:value="0.628062031229654">
            <text:p>0.628</text:p>
          </table:table-cell>
          <table:table-cell table:style-name="ce2"/>
          <table:table-cell table:style-name="ce2" table:formula="of:=[.J105]*(1-[.J105])" office:value-type="float" office:value="0.0812868188264386">
            <text:p>0.081</text:p>
          </table:table-cell>
          <table:table-cell table:style-name="ce2" table:formula="of:=[.K105]*(1-[.K105])" office:value-type="float" office:value="0.205548873445442">
            <text:p>0.206</text:p>
          </table:table-cell>
          <table:table-cell table:style-name="ce2" table:formula="of:=[.L105]*(1-[.L105])" office:value-type="float" office:value="0.205548873445442">
            <text:p>0.206</text:p>
          </table:table-cell>
          <table:table-cell table:style-name="ce2" table:formula="of:=[.M105]*(1-[.M105])" office:value-type="float" office:value="0.233600116157335">
            <text:p>0.234</text:p>
          </table:table-cell>
          <table:table-cell table:style-name="ce2"/>
          <table:table-cell table:style-name="ce2" table:number-matrix-columns-spanned="4" table:number-matrix-rows-spanned="2" table:formula="of:=[.$J$8:.$M$9]-[.J105:.M106]" office:value-type="float" office:value="-0.0892525928620353">
            <text:p>-0.089</text:p>
          </table:table-cell>
          <table:table-cell table:style-name="ce2" office:value-type="float" office:value="-0.282472790977805">
            <text:p>-0.282</text:p>
          </table:table-cell>
          <table:table-cell table:style-name="ce2" office:value-type="float" office:value="-0.282472790977805">
            <text:p>-0.282</text:p>
          </table:table-cell>
          <table:table-cell table:style-name="ce2" office:value-type="float" office:value="0.365245117846061">
            <text:p>0.365</text:p>
          </table:table-cell>
          <table:table-cell table:style-name="ce2"/>
          <table:table-cell table:style-name="ce2" table:number-matrix-columns-spanned="4" table:number-matrix-rows-spanned="2" table:formula="of:=[.O105:.R106]*[.T105:.W106]" office:value-type="float" office:value="-0.00725505934576614">
            <text:p>-0.007</text:p>
          </table:table-cell>
          <table:table-cell table:style-name="ce2" office:value-type="float" office:value="-0.0580619639644777">
            <text:p>-0.058</text:p>
          </table:table-cell>
          <table:table-cell table:style-name="ce2" office:value-type="float" office:value="-0.0580619639644777">
            <text:p>-0.058</text:p>
          </table:table-cell>
          <table:table-cell table:style-name="ce2" office:value-type="float" office:value="0.0853213019547395">
            <text:p>0.085</text:p>
          </table:table-cell>
          <table:table-cell table:style-name="ce2"/>
          <table:table-cell table:style-name="ce2" table:number-matrix-columns-spanned="3" table:number-matrix-rows-spanned="2" table:formula="of:=MMULT([.Y105:.AB106];[.$O$2:.$Q$5])" office:value-type="float" office:value="0.0272593379902618">
            <text:p>0.027</text:p>
          </table:table-cell>
          <table:table-cell table:style-name="ce2" office:value-type="float" office:value="0.0272593379902618">
            <text:p>0.027</text:p>
          </table:table-cell>
          <table:table-cell table:style-name="ce2" office:value-type="float" office:value="-0.038057685319982">
            <text:p>-0.038</text:p>
          </table:table-cell>
          <table:table-cell/>
          <table:table-cell table:number-matrix-columns-spanned="1" table:number-matrix-rows-spanned="1" table:formula="of:=SUM([.T105:.W106]^2)" office:value-type="float" office:value="0.493736308372256">
            <text:p>0.4937363084</text:p>
          </table:table-cell>
          <table:table-cell table:number-columns-repeated="990"/>
        </table:table-row>
        <table:table-row table:style-name="ro2">
          <table:table-cell table:style-name="ce2" office:value-type="float" office:value="2.01807112450564">
            <text:p>2.018</text:p>
          </table:table-cell>
          <table:table-cell table:style-name="ce2" office:value-type="float" office:value="2.01807112450564">
            <text:p>2.018</text:p>
          </table:table-cell>
          <table:table-cell table:style-name="ce2" office:value-type="float" office:value="-0.598501671341898">
            <text:p>-0.599</text:p>
          </table:table-cell>
          <table:table-cell table:style-name="ce2"/>
          <table:table-cell table:style-name="ce2" office:value-type="float" office:value="-0.598501671341898">
            <text:p>-0.599</text:p>
          </table:table-cell>
          <table:table-cell table:style-name="ce2" office:value-type="float" office:value="1.41956945316375">
            <text:p>1.420</text:p>
          </table:table-cell>
          <table:table-cell table:style-name="ce2" office:value-type="float" office:value="1.41956945316375">
            <text:p>1.420</text:p>
          </table:table-cell>
          <table:table-cell table:style-name="ce2" office:value-type="float" office:value="3.43764057766939">
            <text:p>3.438</text:p>
          </table:table-cell>
          <table:table-cell table:style-name="ce2"/>
          <table:table-cell table:style-name="ce2" table:formula="of:=1/(1+EXP(-[.E106]))" office:value-type="float" office:value="0.354686562522083">
            <text:p>0.355</text:p>
          </table:table-cell>
          <table:table-cell table:style-name="ce2" table:formula="of:=1/(1+EXP(-[.F106]))" office:value-type="float" office:value="0.805270911374282">
            <text:p>0.805</text:p>
          </table:table-cell>
          <table:table-cell table:style-name="ce2" table:formula="of:=1/(1+EXP(-[.G106]))" office:value-type="float" office:value="0.805270911374282">
            <text:p>0.805</text:p>
          </table:table-cell>
          <table:table-cell table:style-name="ce2" table:formula="of:=1/(1+EXP(-[.H106]))" office:value-type="float" office:value="0.968860410961118">
            <text:p>0.969</text:p>
          </table:table-cell>
          <table:table-cell table:style-name="ce2"/>
          <table:table-cell table:style-name="ce2" table:formula="of:=[.J106]*(1-[.J106])" office:value-type="float" office:value="0.228884004888351">
            <text:p>0.229</text:p>
          </table:table-cell>
          <table:table-cell table:style-name="ce2" table:formula="of:=[.K106]*(1-[.K106])" office:value-type="float" office:value="0.156809670668715">
            <text:p>0.157</text:p>
          </table:table-cell>
          <table:table-cell table:style-name="ce2" table:formula="of:=[.L106]*(1-[.L106])" office:value-type="float" office:value="0.156809670668715">
            <text:p>0.157</text:p>
          </table:table-cell>
          <table:table-cell table:style-name="ce2" table:formula="of:=[.M106]*(1-[.M106])" office:value-type="float" office:value="0.0301699150333713">
            <text:p>0.030</text:p>
          </table:table-cell>
          <table:table-cell table:style-name="ce2"/>
          <table:table-cell table:style-name="ce2" office:value-type="float" office:value="-0.347993711597798">
            <text:p>-0.348</text:p>
          </table:table-cell>
          <table:table-cell table:style-name="ce2" office:value-type="float" office:value="0.188036237701433">
            <text:p>0.188</text:p>
          </table:table-cell>
          <table:table-cell table:style-name="ce2" office:value-type="float" office:value="0.188036237701433">
            <text:p>0.188</text:p>
          </table:table-cell>
          <table:table-cell table:style-name="ce2" office:value-type="float" office:value="0.0311392831366547">
            <text:p>0.031</text:p>
          </table:table-cell>
          <table:table-cell table:style-name="ce2"/>
          <table:table-cell table:style-name="ce2" office:value-type="float" office:value="-0.0796501943864659">
            <text:p>-0.080</text:p>
          </table:table-cell>
          <table:table-cell table:style-name="ce2" office:value-type="float" office:value="0.0294859005077459">
            <text:p>0.029</text:p>
          </table:table-cell>
          <table:table-cell table:style-name="ce2" office:value-type="float" office:value="0.0294859005077459">
            <text:p>0.029</text:p>
          </table:table-cell>
          <table:table-cell table:style-name="ce2" office:value-type="float" office:value="0.000939469526432963">
            <text:p>0.001</text:p>
          </table:table-cell>
          <table:table-cell table:style-name="ce2"/>
          <table:table-cell table:style-name="ce2" office:value-type="float" office:value="0.0304253700341789">
            <text:p>0.030</text:p>
          </table:table-cell>
          <table:table-cell table:style-name="ce2" office:value-type="float" office:value="0.0304253700341789">
            <text:p>0.030</text:p>
          </table:table-cell>
          <table:table-cell table:style-name="ce2" office:value-type="float" office:value="-0.0197389238445411">
            <text:p>-0.02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5:.C106]+[.AD105:.AF106]" office:value-type="float" office:value="1.45061093871531">
            <text:p>1.451</text:p>
          </table:table-cell>
          <table:table-cell table:style-name="ce2" office:value-type="float" office:value="1.45061093871531">
            <text:p>1.451</text:p>
          </table:table-cell>
          <table:table-cell table:style-name="ce2" office:value-type="float" office:value="-2.36084903908786">
            <text:p>-2.361</text:p>
          </table:table-cell>
          <table:table-cell table:style-name="ce2"/>
          <table:table-cell table:style-name="ce2" table:number-matrix-columns-spanned="4" table:number-matrix-rows-spanned="2" table:formula="of:=MMULT([.A108:.C109];[.$A$2:.$D$4])" office:value-type="float" office:value="-2.36084903908786">
            <text:p>-2.361</text:p>
          </table:table-cell>
          <table:table-cell table:style-name="ce2" office:value-type="float" office:value="-0.910238100372551">
            <text:p>-0.910</text:p>
          </table:table-cell>
          <table:table-cell table:style-name="ce2" office:value-type="float" office:value="-0.910238100372551">
            <text:p>-0.910</text:p>
          </table:table-cell>
          <table:table-cell table:style-name="ce2" office:value-type="float" office:value="0.540372838342759">
            <text:p>0.540</text:p>
          </table:table-cell>
          <table:table-cell table:style-name="ce2"/>
          <table:table-cell table:style-name="ce2" table:formula="of:=1/(1+EXP(-[.E108]))" office:value-type="float" office:value="0.0862072874377802">
            <text:p>0.086</text:p>
          </table:table-cell>
          <table:table-cell table:style-name="ce2" table:formula="of:=1/(1+EXP(-[.F108]))" office:value-type="float" office:value="0.286951117017988">
            <text:p>0.287</text:p>
          </table:table-cell>
          <table:table-cell table:style-name="ce2" table:formula="of:=1/(1+EXP(-[.G108]))" office:value-type="float" office:value="0.286951117017988">
            <text:p>0.287</text:p>
          </table:table-cell>
          <table:table-cell table:style-name="ce2" table:formula="of:=1/(1+EXP(-[.H108]))" office:value-type="float" office:value="0.631899145173783">
            <text:p>0.632</text:p>
          </table:table-cell>
          <table:table-cell table:style-name="ce2"/>
          <table:table-cell table:style-name="ce2" table:formula="of:=[.J108]*(1-[.J108])" office:value-type="float" office:value="0.0787755910304001">
            <text:p>0.079</text:p>
          </table:table-cell>
          <table:table-cell table:style-name="ce2" table:formula="of:=[.K108]*(1-[.K108])" office:value-type="float" office:value="0.204610173460117">
            <text:p>0.205</text:p>
          </table:table-cell>
          <table:table-cell table:style-name="ce2" table:formula="of:=[.L108]*(1-[.L108])" office:value-type="float" office:value="0.204610173460117">
            <text:p>0.205</text:p>
          </table:table-cell>
          <table:table-cell table:style-name="ce2" table:formula="of:=[.M108]*(1-[.M108])" office:value-type="float" office:value="0.232602615502425">
            <text:p>0.233</text:p>
          </table:table-cell>
          <table:table-cell table:style-name="ce2"/>
          <table:table-cell table:style-name="ce2" table:number-matrix-columns-spanned="4" table:number-matrix-rows-spanned="2" table:formula="of:=[.$J$8:.$M$9]-[.J108:.M109]" office:value-type="float" office:value="-0.0862069815355533">
            <text:p>-0.086</text:p>
          </table:table-cell>
          <table:table-cell table:style-name="ce2" office:value-type="float" office:value="-0.280258266093703">
            <text:p>-0.280</text:p>
          </table:table-cell>
          <table:table-cell table:style-name="ce2" office:value-type="float" office:value="-0.280258266093703">
            <text:p>-0.280</text:p>
          </table:table-cell>
          <table:table-cell table:style-name="ce2" office:value-type="float" office:value="0.361408003901933">
            <text:p>0.361</text:p>
          </table:table-cell>
          <table:table-cell table:style-name="ce2"/>
          <table:table-cell table:style-name="ce2" table:number-matrix-columns-spanned="4" table:number-matrix-rows-spanned="2" table:formula="of:=[.O108:.R109]*[.T108:.W109]" office:value-type="float" office:value="-0.00679100592141">
            <text:p>-0.007</text:p>
          </table:table-cell>
          <table:table-cell table:style-name="ce2" office:value-type="float" office:value="-0.0573436924390642">
            <text:p>-0.057</text:p>
          </table:table-cell>
          <table:table-cell table:style-name="ce2" office:value-type="float" office:value="-0.0573436924390642">
            <text:p>-0.057</text:p>
          </table:table-cell>
          <table:table-cell table:style-name="ce2" office:value-type="float" office:value="0.0840644469711003">
            <text:p>0.084</text:p>
          </table:table-cell>
          <table:table-cell table:style-name="ce2"/>
          <table:table-cell table:style-name="ce2" table:number-matrix-columns-spanned="3" table:number-matrix-rows-spanned="2" table:formula="of:=MMULT([.Y108:.AB109];[.$O$2:.$Q$5])" office:value-type="float" office:value="0.0267207545320361">
            <text:p>0.027</text:p>
          </table:table-cell>
          <table:table-cell table:style-name="ce2" office:value-type="float" office:value="0.0267207545320361">
            <text:p>0.027</text:p>
          </table:table-cell>
          <table:table-cell table:style-name="ce2" office:value-type="float" office:value="-0.0374139438284381">
            <text:p>-0.037</text:p>
          </table:table-cell>
          <table:table-cell/>
          <table:table-cell table:number-matrix-columns-spanned="1" table:number-matrix-rows-spanned="1" table:formula="of:=SUM([.T108:.W109]^2)" office:value-type="float" office:value="0.483481279511">
            <text:p>0.4834812795</text:p>
          </table:table-cell>
          <table:table-cell table:number-columns-repeated="990"/>
        </table:table-row>
        <table:table-row table:style-name="ro2">
          <table:table-cell table:style-name="ce2" office:value-type="float" office:value="2.04849649453982">
            <text:p>2.048</text:p>
          </table:table-cell>
          <table:table-cell table:style-name="ce2" office:value-type="float" office:value="2.04849649453982">
            <text:p>2.048</text:p>
          </table:table-cell>
          <table:table-cell table:style-name="ce2" office:value-type="float" office:value="-0.618240595186439">
            <text:p>-0.618</text:p>
          </table:table-cell>
          <table:table-cell table:style-name="ce2"/>
          <table:table-cell table:style-name="ce2" office:value-type="float" office:value="-0.618240595186439">
            <text:p>-0.618</text:p>
          </table:table-cell>
          <table:table-cell table:style-name="ce2" office:value-type="float" office:value="1.43025589935338">
            <text:p>1.430</text:p>
          </table:table-cell>
          <table:table-cell table:style-name="ce2" office:value-type="float" office:value="1.43025589935338">
            <text:p>1.430</text:p>
          </table:table-cell>
          <table:table-cell table:style-name="ce2" office:value-type="float" office:value="3.47875239389321">
            <text:p>3.479</text:p>
          </table:table-cell>
          <table:table-cell table:style-name="ce2"/>
          <table:table-cell table:style-name="ce2" table:formula="of:=1/(1+EXP(-[.E109]))" office:value-type="float" office:value="0.350181706264797">
            <text:p>0.350</text:p>
          </table:table-cell>
          <table:table-cell table:style-name="ce2" table:formula="of:=1/(1+EXP(-[.F109]))" office:value-type="float" office:value="0.806941184718605">
            <text:p>0.807</text:p>
          </table:table-cell>
          <table:table-cell table:style-name="ce2" table:formula="of:=1/(1+EXP(-[.G109]))" office:value-type="float" office:value="0.806941184718605">
            <text:p>0.807</text:p>
          </table:table-cell>
          <table:table-cell table:style-name="ce2" table:formula="of:=1/(1+EXP(-[.H109]))" office:value-type="float" office:value="0.970077126547439">
            <text:p>0.970</text:p>
          </table:table-cell>
          <table:table-cell table:style-name="ce2"/>
          <table:table-cell table:style-name="ce2" table:formula="of:=[.J109]*(1-[.J109])" office:value-type="float" office:value="0.227554478862272">
            <text:p>0.228</text:p>
          </table:table-cell>
          <table:table-cell table:style-name="ce2" table:formula="of:=[.K109]*(1-[.K109])" office:value-type="float" office:value="0.155787109123539">
            <text:p>0.156</text:p>
          </table:table-cell>
          <table:table-cell table:style-name="ce2" table:formula="of:=[.L109]*(1-[.L109])" office:value-type="float" office:value="0.155787109123539">
            <text:p>0.156</text:p>
          </table:table-cell>
          <table:table-cell table:style-name="ce2" table:formula="of:=[.M109]*(1-[.M109])" office:value-type="float" office:value="0.0290274950969026">
            <text:p>0.029</text:p>
          </table:table-cell>
          <table:table-cell table:style-name="ce2"/>
          <table:table-cell table:style-name="ce2" office:value-type="float" office:value="-0.343488855340512">
            <text:p>-0.343</text:p>
          </table:table-cell>
          <table:table-cell table:style-name="ce2" office:value-type="float" office:value="0.18636596435711">
            <text:p>0.186</text:p>
          </table:table-cell>
          <table:table-cell table:style-name="ce2" office:value-type="float" office:value="0.18636596435711">
            <text:p>0.186</text:p>
          </table:table-cell>
          <table:table-cell table:style-name="ce2" office:value-type="float" office:value="0.0299225675503335">
            <text:p>0.030</text:p>
          </table:table-cell>
          <table:table-cell table:style-name="ce2"/>
          <table:table-cell table:style-name="ce2" office:value-type="float" office:value="-0.0781624274720088">
            <text:p>-0.078</text:p>
          </table:table-cell>
          <table:table-cell table:style-name="ce2" office:value-type="float" office:value="0.0290334148262147">
            <text:p>0.029</text:p>
          </table:table-cell>
          <table:table-cell table:style-name="ce2" office:value-type="float" office:value="0.0290334148262147">
            <text:p>0.029</text:p>
          </table:table-cell>
          <table:table-cell table:style-name="ce2" office:value-type="float" office:value="0.000868577182854041">
            <text:p>0.001</text:p>
          </table:table-cell>
          <table:table-cell table:style-name="ce2"/>
          <table:table-cell table:style-name="ce2" office:value-type="float" office:value="0.0299019920090688">
            <text:p>0.030</text:p>
          </table:table-cell>
          <table:table-cell table:style-name="ce2" office:value-type="float" office:value="0.0299019920090688">
            <text:p>0.030</text:p>
          </table:table-cell>
          <table:table-cell table:style-name="ce2" office:value-type="float" office:value="-0.0192270206367253">
            <text:p>-0.01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08:.C109]+[.AD108:.AF109]" office:value-type="float" office:value="1.47733169324735">
            <text:p>1.477</text:p>
          </table:table-cell>
          <table:table-cell table:style-name="ce2" office:value-type="float" office:value="1.47733169324735">
            <text:p>1.477</text:p>
          </table:table-cell>
          <table:table-cell table:style-name="ce2" office:value-type="float" office:value="-2.3982629829163">
            <text:p>-2.398</text:p>
          </table:table-cell>
          <table:table-cell table:style-name="ce2"/>
          <table:table-cell table:style-name="ce2" table:number-matrix-columns-spanned="4" table:number-matrix-rows-spanned="2" table:formula="of:=MMULT([.A111:.C112];[.$A$2:.$D$4])" office:value-type="float" office:value="-2.3982629829163">
            <text:p>-2.398</text:p>
          </table:table-cell>
          <table:table-cell table:style-name="ce2" office:value-type="float" office:value="-0.920931289668953">
            <text:p>-0.921</text:p>
          </table:table-cell>
          <table:table-cell table:style-name="ce2" office:value-type="float" office:value="-0.920931289668953">
            <text:p>-0.921</text:p>
          </table:table-cell>
          <table:table-cell table:style-name="ce2" office:value-type="float" office:value="0.556400403578393">
            <text:p>0.556</text:p>
          </table:table-cell>
          <table:table-cell table:style-name="ce2"/>
          <table:table-cell table:style-name="ce2" table:formula="of:=1/(1+EXP(-[.E111]))" office:value-type="float" office:value="0.083305248669231">
            <text:p>0.083</text:p>
          </table:table-cell>
          <table:table-cell table:style-name="ce2" table:formula="of:=1/(1+EXP(-[.F111]))" office:value-type="float" office:value="0.284768175617797">
            <text:p>0.285</text:p>
          </table:table-cell>
          <table:table-cell table:style-name="ce2" table:formula="of:=1/(1+EXP(-[.G111]))" office:value-type="float" office:value="0.284768175617797">
            <text:p>0.285</text:p>
          </table:table-cell>
          <table:table-cell table:style-name="ce2" table:formula="of:=1/(1+EXP(-[.H111]))" office:value-type="float" office:value="0.635619254738006">
            <text:p>0.636</text:p>
          </table:table-cell>
          <table:table-cell table:style-name="ce2"/>
          <table:table-cell table:style-name="ce2" table:formula="of:=[.J111]*(1-[.J111])" office:value-type="float" office:value="0.0763654842133886">
            <text:p>0.076</text:p>
          </table:table-cell>
          <table:table-cell table:style-name="ce2" table:formula="of:=[.K111]*(1-[.K111])" office:value-type="float" office:value="0.203675261773108">
            <text:p>0.204</text:p>
          </table:table-cell>
          <table:table-cell table:style-name="ce2" table:formula="of:=[.L111]*(1-[.L111])" office:value-type="float" office:value="0.203675261773108">
            <text:p>0.204</text:p>
          </table:table-cell>
          <table:table-cell table:style-name="ce2" table:formula="of:=[.M111]*(1-[.M111])" office:value-type="float" office:value="0.231607417744308">
            <text:p>0.232</text:p>
          </table:table-cell>
          <table:table-cell table:style-name="ce2"/>
          <table:table-cell table:style-name="ce2" table:number-matrix-columns-spanned="4" table:number-matrix-rows-spanned="2" table:formula="of:=[.$J$8:.$M$9]-[.J111:.M112]" office:value-type="float" office:value="-0.0833049427670041">
            <text:p>-0.083</text:p>
          </table:table-cell>
          <table:table-cell table:style-name="ce2" office:value-type="float" office:value="-0.278075324693512">
            <text:p>-0.278</text:p>
          </table:table-cell>
          <table:table-cell table:style-name="ce2" office:value-type="float" office:value="-0.278075324693512">
            <text:p>-0.278</text:p>
          </table:table-cell>
          <table:table-cell table:style-name="ce2" office:value-type="float" office:value="0.357687894337709">
            <text:p>0.358</text:p>
          </table:table-cell>
          <table:table-cell table:style-name="ce2"/>
          <table:table-cell table:style-name="ce2" table:number-matrix-columns-spanned="4" table:number-matrix-rows-spanned="2" table:formula="of:=[.O111:.R112]*[.T111:.W112]" office:value-type="float" office:value="-0.0063616222917709">
            <text:p>-0.006</text:p>
          </table:table-cell>
          <table:table-cell table:style-name="ce2" office:value-type="float" office:value="-0.0566370645495932">
            <text:p>-0.057</text:p>
          </table:table-cell>
          <table:table-cell table:style-name="ce2" office:value-type="float" office:value="-0.0566370645495932">
            <text:p>-0.057</text:p>
          </table:table-cell>
          <table:table-cell table:style-name="ce2" office:value-type="float" office:value="0.0828431695659555">
            <text:p>0.083</text:p>
          </table:table-cell>
          <table:table-cell table:style-name="ce2"/>
          <table:table-cell table:style-name="ce2" table:number-matrix-columns-spanned="3" table:number-matrix-rows-spanned="2" table:formula="of:=MMULT([.Y111:.AB112];[.$O$2:.$Q$5])" office:value-type="float" office:value="0.0262061050163623">
            <text:p>0.026</text:p>
          </table:table-cell>
          <table:table-cell table:style-name="ce2" office:value-type="float" office:value="0.0262061050163623">
            <text:p>0.026</text:p>
          </table:table-cell>
          <table:table-cell table:style-name="ce2" office:value-type="float" office:value="-0.0367925818250017">
            <text:p>-0.037</text:p>
          </table:table-cell>
          <table:table-cell/>
          <table:table-cell table:number-matrix-columns-spanned="1" table:number-matrix-rows-spanned="1" table:formula="of:=SUM([.T111:.W112]^2)" office:value-type="float" office:value="0.473600717955953">
            <text:p>0.473600718</text:p>
          </table:table-cell>
          <table:table-cell table:number-columns-repeated="990"/>
        </table:table-row>
        <table:table-row table:style-name="ro2">
          <table:table-cell table:style-name="ce2" office:value-type="float" office:value="2.07839848654889">
            <text:p>2.078</text:p>
          </table:table-cell>
          <table:table-cell table:style-name="ce2" office:value-type="float" office:value="2.07839848654889">
            <text:p>2.078</text:p>
          </table:table-cell>
          <table:table-cell table:style-name="ce2" office:value-type="float" office:value="-0.637467615823165">
            <text:p>-0.637</text:p>
          </table:table-cell>
          <table:table-cell table:style-name="ce2"/>
          <table:table-cell table:style-name="ce2" office:value-type="float" office:value="-0.637467615823165">
            <text:p>-0.637</text:p>
          </table:table-cell>
          <table:table-cell table:style-name="ce2" office:value-type="float" office:value="1.44093087072573">
            <text:p>1.441</text:p>
          </table:table-cell>
          <table:table-cell table:style-name="ce2" office:value-type="float" office:value="1.44093087072573">
            <text:p>1.441</text:p>
          </table:table-cell>
          <table:table-cell table:style-name="ce2" office:value-type="float" office:value="3.51932935727462">
            <text:p>3.519</text:p>
          </table:table-cell>
          <table:table-cell table:style-name="ce2"/>
          <table:table-cell table:style-name="ce2" table:formula="of:=1/(1+EXP(-[.E112]))" office:value-type="float" office:value="0.345819212418955">
            <text:p>0.346</text:p>
          </table:table-cell>
          <table:table-cell table:style-name="ce2" table:formula="of:=1/(1+EXP(-[.F112]))" office:value-type="float" office:value="0.80859876071374">
            <text:p>0.809</text:p>
          </table:table-cell>
          <table:table-cell table:style-name="ce2" table:formula="of:=1/(1+EXP(-[.G112]))" office:value-type="float" office:value="0.80859876071374">
            <text:p>0.809</text:p>
          </table:table-cell>
          <table:table-cell table:style-name="ce2" table:formula="of:=1/(1+EXP(-[.H112]))" office:value-type="float" office:value="0.971232772454666">
            <text:p>0.971</text:p>
          </table:table-cell>
          <table:table-cell table:style-name="ce2"/>
          <table:table-cell table:style-name="ce2" table:formula="of:=[.J112]*(1-[.J112])" office:value-type="float" office:value="0.226228284740889">
            <text:p>0.226</text:p>
          </table:table-cell>
          <table:table-cell table:style-name="ce2" table:formula="of:=[.K112]*(1-[.K112])" office:value-type="float" office:value="0.154766804885944">
            <text:p>0.155</text:p>
          </table:table-cell>
          <table:table-cell table:style-name="ce2" table:formula="of:=[.L112]*(1-[.L112])" office:value-type="float" office:value="0.154766804885944">
            <text:p>0.155</text:p>
          </table:table-cell>
          <table:table-cell table:style-name="ce2" table:formula="of:=[.M112]*(1-[.M112])" office:value-type="float" office:value="0.0279396741646893">
            <text:p>0.028</text:p>
          </table:table-cell>
          <table:table-cell table:style-name="ce2"/>
          <table:table-cell table:style-name="ce2" office:value-type="float" office:value="-0.33912636149467">
            <text:p>-0.339</text:p>
          </table:table-cell>
          <table:table-cell table:style-name="ce2" office:value-type="float" office:value="0.184708388361976">
            <text:p>0.185</text:p>
          </table:table-cell>
          <table:table-cell table:style-name="ce2" office:value-type="float" office:value="0.184708388361976">
            <text:p>0.185</text:p>
          </table:table-cell>
          <table:table-cell table:style-name="ce2" office:value-type="float" office:value="0.0287669216431073">
            <text:p>0.029</text:p>
          </table:table-cell>
          <table:table-cell table:style-name="ce2"/>
          <table:table-cell table:style-name="ce2" office:value-type="float" office:value="-0.0767199750713577">
            <text:p>-0.077</text:p>
          </table:table-cell>
          <table:table-cell table:style-name="ce2" office:value-type="float" office:value="0.028586727102415">
            <text:p>0.029</text:p>
          </table:table-cell>
          <table:table-cell table:style-name="ce2" office:value-type="float" office:value="0.028586727102415">
            <text:p>0.029</text:p>
          </table:table-cell>
          <table:table-cell table:style-name="ce2" office:value-type="float" office:value="0.000803738417429568">
            <text:p>0.001</text:p>
          </table:table-cell>
          <table:table-cell table:style-name="ce2"/>
          <table:table-cell table:style-name="ce2" office:value-type="float" office:value="0.0293904655198446">
            <text:p>0.029</text:p>
          </table:table-cell>
          <table:table-cell table:style-name="ce2" office:value-type="float" office:value="0.0293904655198446">
            <text:p>0.029</text:p>
          </table:table-cell>
          <table:table-cell table:style-name="ce2" office:value-type="float" office:value="-0.0187427824490981">
            <text:p>-0.01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1:.C112]+[.AD111:.AF112]" office:value-type="float" office:value="1.50353779826371">
            <text:p>1.504</text:p>
          </table:table-cell>
          <table:table-cell table:style-name="ce2" office:value-type="float" office:value="1.50353779826371">
            <text:p>1.504</text:p>
          </table:table-cell>
          <table:table-cell table:style-name="ce2" office:value-type="float" office:value="-2.4350555647413">
            <text:p>-2.435</text:p>
          </table:table-cell>
          <table:table-cell table:style-name="ce2"/>
          <table:table-cell table:style-name="ce2" table:number-matrix-columns-spanned="4" table:number-matrix-rows-spanned="2" table:formula="of:=MMULT([.A114:.C115];[.$A$2:.$D$4])" office:value-type="float" office:value="-2.4350555647413">
            <text:p>-2.435</text:p>
          </table:table-cell>
          <table:table-cell table:style-name="ce2" office:value-type="float" office:value="-0.931517766477592">
            <text:p>-0.932</text:p>
          </table:table-cell>
          <table:table-cell table:style-name="ce2" office:value-type="float" office:value="-0.931517766477592">
            <text:p>-0.932</text:p>
          </table:table-cell>
          <table:table-cell table:style-name="ce2" office:value-type="float" office:value="0.572020031786116">
            <text:p>0.572</text:p>
          </table:table-cell>
          <table:table-cell table:style-name="ce2"/>
          <table:table-cell table:style-name="ce2" table:formula="of:=1/(1+EXP(-[.E114]))" office:value-type="float" office:value="0.0805382983476738">
            <text:p>0.081</text:p>
          </table:table-cell>
          <table:table-cell table:style-name="ce2" table:formula="of:=1/(1+EXP(-[.F114]))" office:value-type="float" office:value="0.282616894069817">
            <text:p>0.283</text:p>
          </table:table-cell>
          <table:table-cell table:style-name="ce2" table:formula="of:=1/(1+EXP(-[.G114]))" office:value-type="float" office:value="0.282616894069817">
            <text:p>0.283</text:p>
          </table:table-cell>
          <table:table-cell table:style-name="ce2" table:formula="of:=1/(1+EXP(-[.H114]))" office:value-type="float" office:value="0.639229156165652">
            <text:p>0.639</text:p>
          </table:table-cell>
          <table:table-cell table:style-name="ce2"/>
          <table:table-cell table:style-name="ce2" table:formula="of:=[.J114]*(1-[.J114])" office:value-type="float" office:value="0.0740518808469348">
            <text:p>0.074</text:p>
          </table:table-cell>
          <table:table-cell table:style-name="ce2" table:formula="of:=[.K114]*(1-[.K114])" office:value-type="float" office:value="0.202744585256147">
            <text:p>0.203</text:p>
          </table:table-cell>
          <table:table-cell table:style-name="ce2" table:formula="of:=[.L114]*(1-[.L114])" office:value-type="float" office:value="0.202744585256147">
            <text:p>0.203</text:p>
          </table:table-cell>
          <table:table-cell table:style-name="ce2" table:formula="of:=[.M114]*(1-[.M114])" office:value-type="float" office:value="0.230615242073401">
            <text:p>0.231</text:p>
          </table:table-cell>
          <table:table-cell table:style-name="ce2"/>
          <table:table-cell table:style-name="ce2" table:number-matrix-columns-spanned="4" table:number-matrix-rows-spanned="2" table:formula="of:=[.$J$8:.$M$9]-[.J114:.M115]" office:value-type="float" office:value="-0.0805379924454468">
            <text:p>-0.081</text:p>
          </table:table-cell>
          <table:table-cell table:style-name="ce2" office:value-type="float" office:value="-0.275924043145532">
            <text:p>-0.276</text:p>
          </table:table-cell>
          <table:table-cell table:style-name="ce2" office:value-type="float" office:value="-0.275924043145532">
            <text:p>-0.276</text:p>
          </table:table-cell>
          <table:table-cell table:style-name="ce2" office:value-type="float" office:value="0.354077992910064">
            <text:p>0.354</text:p>
          </table:table-cell>
          <table:table-cell table:style-name="ce2"/>
          <table:table-cell table:style-name="ce2" table:number-matrix-columns-spanned="4" table:number-matrix-rows-spanned="2" table:formula="of:=[.O114:.R115]*[.T114:.W115]" office:value-type="float" office:value="-0.00596398982022157">
            <text:p>-0.006</text:p>
          </table:table-cell>
          <table:table-cell table:style-name="ce2" office:value-type="float" office:value="-0.05594210568974">
            <text:p>-0.056</text:p>
          </table:table-cell>
          <table:table-cell table:style-name="ce2" office:value-type="float" office:value="-0.05594210568974">
            <text:p>-0.056</text:p>
          </table:table-cell>
          <table:table-cell table:style-name="ce2" office:value-type="float" office:value="0.0816557820478182">
            <text:p>0.082</text:p>
          </table:table-cell>
          <table:table-cell table:style-name="ce2"/>
          <table:table-cell table:style-name="ce2" table:number-matrix-columns-spanned="3" table:number-matrix-rows-spanned="2" table:formula="of:=MMULT([.Y114:.AB115];[.$O$2:.$Q$5])" office:value-type="float" office:value="0.0257136763580782">
            <text:p>0.026</text:p>
          </table:table-cell>
          <table:table-cell table:style-name="ce2" office:value-type="float" office:value="0.0257136763580782">
            <text:p>0.026</text:p>
          </table:table-cell>
          <table:table-cell table:style-name="ce2" office:value-type="float" office:value="-0.0361924191518834">
            <text:p>-0.036</text:p>
          </table:table-cell>
          <table:table-cell/>
          <table:table-cell table:number-matrix-columns-spanned="1" table:number-matrix-rows-spanned="1" table:formula="of:=SUM([.T114:.W115]^2)" office:value-type="float" office:value="0.464074613704583">
            <text:p>0.4640746137</text:p>
          </table:table-cell>
          <table:table-cell table:number-columns-repeated="990"/>
        </table:table-row>
        <table:table-row table:style-name="ro2">
          <table:table-cell table:style-name="ce2" office:value-type="float" office:value="2.10778895206874">
            <text:p>2.108</text:p>
          </table:table-cell>
          <table:table-cell table:style-name="ce2" office:value-type="float" office:value="2.10778895206874">
            <text:p>2.108</text:p>
          </table:table-cell>
          <table:table-cell table:style-name="ce2" office:value-type="float" office:value="-0.656210398272263">
            <text:p>-0.656</text:p>
          </table:table-cell>
          <table:table-cell table:style-name="ce2"/>
          <table:table-cell table:style-name="ce2" office:value-type="float" office:value="-0.656210398272263">
            <text:p>-0.656</text:p>
          </table:table-cell>
          <table:table-cell table:style-name="ce2" office:value-type="float" office:value="1.45157855379647">
            <text:p>1.452</text:p>
          </table:table-cell>
          <table:table-cell table:style-name="ce2" office:value-type="float" office:value="1.45157855379647">
            <text:p>1.452</text:p>
          </table:table-cell>
          <table:table-cell table:style-name="ce2" office:value-type="float" office:value="3.55936750586521">
            <text:p>3.559</text:p>
          </table:table-cell>
          <table:table-cell table:style-name="ce2"/>
          <table:table-cell table:style-name="ce2" table:formula="of:=1/(1+EXP(-[.E115]))" office:value-type="float" office:value="0.34159140607703">
            <text:p>0.342</text:p>
          </table:table-cell>
          <table:table-cell table:style-name="ce2" table:formula="of:=1/(1+EXP(-[.F115]))" office:value-type="float" office:value="0.810241256071407">
            <text:p>0.810</text:p>
          </table:table-cell>
          <table:table-cell table:style-name="ce2" table:formula="of:=1/(1+EXP(-[.G115]))" office:value-type="float" office:value="0.810241256071407">
            <text:p>0.810</text:p>
          </table:table-cell>
          <table:table-cell table:style-name="ce2" table:formula="of:=1/(1+EXP(-[.H115]))" office:value-type="float" office:value="0.972330566241252">
            <text:p>0.972</text:p>
          </table:table-cell>
          <table:table-cell table:style-name="ce2"/>
          <table:table-cell table:style-name="ce2" table:formula="of:=[.J115]*(1-[.J115])" office:value-type="float" office:value="0.224906717371348">
            <text:p>0.225</text:p>
          </table:table-cell>
          <table:table-cell table:style-name="ce2" table:formula="of:=[.K115]*(1-[.K115])" office:value-type="float" office:value="0.153750363031235">
            <text:p>0.154</text:p>
          </table:table-cell>
          <table:table-cell table:style-name="ce2" table:formula="of:=[.L115]*(1-[.L115])" office:value-type="float" office:value="0.153750363031235">
            <text:p>0.154</text:p>
          </table:table-cell>
          <table:table-cell table:style-name="ce2" table:formula="of:=[.M115]*(1-[.M115])" office:value-type="float" office:value="0.0269038361942186">
            <text:p>0.027</text:p>
          </table:table-cell>
          <table:table-cell table:style-name="ce2"/>
          <table:table-cell table:style-name="ce2" office:value-type="float" office:value="-0.334898555152745">
            <text:p>-0.335</text:p>
          </table:table-cell>
          <table:table-cell table:style-name="ce2" office:value-type="float" office:value="0.183065893004308">
            <text:p>0.183</text:p>
          </table:table-cell>
          <table:table-cell table:style-name="ce2" office:value-type="float" office:value="0.183065893004308">
            <text:p>0.183</text:p>
          </table:table-cell>
          <table:table-cell table:style-name="ce2" office:value-type="float" office:value="0.0276691278565214">
            <text:p>0.028</text:p>
          </table:table-cell>
          <table:table-cell table:style-name="ce2"/>
          <table:table-cell table:style-name="ce2" office:value-type="float" office:value="-0.0753209346918111">
            <text:p>-0.075</text:p>
          </table:table-cell>
          <table:table-cell table:style-name="ce2" office:value-type="float" office:value="0.0281464475080497">
            <text:p>0.028</text:p>
          </table:table-cell>
          <table:table-cell table:style-name="ce2" office:value-type="float" office:value="0.0281464475080497">
            <text:p>0.028</text:p>
          </table:table-cell>
          <table:table-cell table:style-name="ce2" office:value-type="float" office:value="0.000744405683488745">
            <text:p>0.001</text:p>
          </table:table-cell>
          <table:table-cell table:style-name="ce2"/>
          <table:table-cell table:style-name="ce2" office:value-type="float" office:value="0.0288908531915384">
            <text:p>0.029</text:p>
          </table:table-cell>
          <table:table-cell table:style-name="ce2" office:value-type="float" office:value="0.0288908531915384">
            <text:p>0.029</text:p>
          </table:table-cell>
          <table:table-cell table:style-name="ce2" office:value-type="float" office:value="-0.018283633992223">
            <text:p>-0.01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4:.C115]+[.AD114:.AF115]" office:value-type="float" office:value="1.52925147462179">
            <text:p>1.529</text:p>
          </table:table-cell>
          <table:table-cell table:style-name="ce2" office:value-type="float" office:value="1.52925147462179">
            <text:p>1.529</text:p>
          </table:table-cell>
          <table:table-cell table:style-name="ce2" office:value-type="float" office:value="-2.47124798389318">
            <text:p>-2.471</text:p>
          </table:table-cell>
          <table:table-cell table:style-name="ce2"/>
          <table:table-cell table:style-name="ce2" table:number-matrix-columns-spanned="4" table:number-matrix-rows-spanned="2" table:formula="of:=MMULT([.A117:.C118];[.$A$2:.$D$4])" office:value-type="float" office:value="-2.47124798389318">
            <text:p>-2.471</text:p>
          </table:table-cell>
          <table:table-cell table:style-name="ce2" office:value-type="float" office:value="-0.941996509271397">
            <text:p>-0.942</text:p>
          </table:table-cell>
          <table:table-cell table:style-name="ce2" office:value-type="float" office:value="-0.941996509271397">
            <text:p>-0.942</text:p>
          </table:table-cell>
          <table:table-cell table:style-name="ce2" office:value-type="float" office:value="0.587254965350389">
            <text:p>0.587</text:p>
          </table:table-cell>
          <table:table-cell table:style-name="ce2"/>
          <table:table-cell table:style-name="ce2" table:formula="of:=1/(1+EXP(-[.E117]))" office:value-type="float" office:value="0.0778985447601156">
            <text:p>0.078</text:p>
          </table:table-cell>
          <table:table-cell table:style-name="ce2" table:formula="of:=1/(1+EXP(-[.F117]))" office:value-type="float" office:value="0.280497233482016">
            <text:p>0.280</text:p>
          </table:table-cell>
          <table:table-cell table:style-name="ce2" table:formula="of:=1/(1+EXP(-[.G117]))" office:value-type="float" office:value="0.280497233482016">
            <text:p>0.280</text:p>
          </table:table-cell>
          <table:table-cell table:style-name="ce2" table:formula="of:=1/(1+EXP(-[.H117]))" office:value-type="float" office:value="0.642735059710267">
            <text:p>0.643</text:p>
          </table:table-cell>
          <table:table-cell table:style-name="ce2"/>
          <table:table-cell table:style-name="ce2" table:formula="of:=[.J117]*(1-[.J117])" office:value-type="float" office:value="0.0718303614843718">
            <text:p>0.072</text:p>
          </table:table-cell>
          <table:table-cell table:style-name="ce2" table:formula="of:=[.K117]*(1-[.K117])" office:value-type="float" office:value="0.201818535490951">
            <text:p>0.202</text:p>
          </table:table-cell>
          <table:table-cell table:style-name="ce2" table:formula="of:=[.L117]*(1-[.L117])" office:value-type="float" office:value="0.201818535490951">
            <text:p>0.202</text:p>
          </table:table-cell>
          <table:table-cell table:style-name="ce2" table:formula="of:=[.M117]*(1-[.M117])" office:value-type="float" office:value="0.229626702729506">
            <text:p>0.230</text:p>
          </table:table-cell>
          <table:table-cell table:style-name="ce2"/>
          <table:table-cell table:style-name="ce2" table:number-matrix-columns-spanned="4" table:number-matrix-rows-spanned="2" table:formula="of:=[.$J$8:.$M$9]-[.J117:.M118]" office:value-type="float" office:value="-0.0778982388578886">
            <text:p>-0.078</text:p>
          </table:table-cell>
          <table:table-cell table:style-name="ce2" office:value-type="float" office:value="-0.273804382557731">
            <text:p>-0.274</text:p>
          </table:table-cell>
          <table:table-cell table:style-name="ce2" office:value-type="float" office:value="-0.273804382557731">
            <text:p>-0.274</text:p>
          </table:table-cell>
          <table:table-cell table:style-name="ce2" office:value-type="float" office:value="0.350572089365448">
            <text:p>0.351</text:p>
          </table:table-cell>
          <table:table-cell table:style-name="ce2"/>
          <table:table-cell table:style-name="ce2" table:number-matrix-columns-spanned="4" table:number-matrix-rows-spanned="2" table:formula="of:=[.O117:.R118]*[.T117:.W118]" office:value-type="float" office:value="-0.00559545865615808">
            <text:p>-0.006</text:p>
          </table:table-cell>
          <table:table-cell table:style-name="ce2" office:value-type="float" office:value="-0.0552587994988054">
            <text:p>-0.055</text:p>
          </table:table-cell>
          <table:table-cell table:style-name="ce2" office:value-type="float" office:value="-0.0552587994988054">
            <text:p>-0.055</text:p>
          </table:table-cell>
          <table:table-cell table:style-name="ce2" office:value-type="float" office:value="0.0805007129499818">
            <text:p>0.081</text:p>
          </table:table-cell>
          <table:table-cell table:style-name="ce2"/>
          <table:table-cell table:style-name="ce2" table:number-matrix-columns-spanned="3" table:number-matrix-rows-spanned="2" table:formula="of:=MMULT([.Y117:.AB118];[.$O$2:.$Q$5])" office:value-type="float" office:value="0.0252419134511763">
            <text:p>0.025</text:p>
          </table:table-cell>
          <table:table-cell table:style-name="ce2" office:value-type="float" office:value="0.0252419134511763">
            <text:p>0.025</text:p>
          </table:table-cell>
          <table:table-cell table:style-name="ce2" office:value-type="float" office:value="-0.0356123447037872">
            <text:p>-0.036</text:p>
          </table:table-cell>
          <table:table-cell/>
          <table:table-cell table:number-matrix-columns-spanned="1" table:number-matrix-rows-spanned="1" table:formula="of:=SUM([.T117:.W118]^2)" office:value-type="float" office:value="0.454884388802199">
            <text:p>0.4548843888</text:p>
          </table:table-cell>
          <table:table-cell table:number-columns-repeated="990"/>
        </table:table-row>
        <table:table-row table:style-name="ro2">
          <table:table-cell table:style-name="ce2" office:value-type="float" office:value="2.13667980526028">
            <text:p>2.137</text:p>
          </table:table-cell>
          <table:table-cell table:style-name="ce2" office:value-type="float" office:value="2.13667980526028">
            <text:p>2.137</text:p>
          </table:table-cell>
          <table:table-cell table:style-name="ce2" office:value-type="float" office:value="-0.674494032264486">
            <text:p>-0.674</text:p>
          </table:table-cell>
          <table:table-cell table:style-name="ce2"/>
          <table:table-cell table:style-name="ce2" office:value-type="float" office:value="-0.674494032264486">
            <text:p>-0.674</text:p>
          </table:table-cell>
          <table:table-cell table:style-name="ce2" office:value-type="float" office:value="1.46218577299579">
            <text:p>1.462</text:p>
          </table:table-cell>
          <table:table-cell table:style-name="ce2" office:value-type="float" office:value="1.46218577299579">
            <text:p>1.462</text:p>
          </table:table-cell>
          <table:table-cell table:style-name="ce2" office:value-type="float" office:value="3.59886557825607">
            <text:p>3.599</text:p>
          </table:table-cell>
          <table:table-cell table:style-name="ce2"/>
          <table:table-cell table:style-name="ce2" table:formula="of:=1/(1+EXP(-[.E118]))" office:value-type="float" office:value="0.337491283316223">
            <text:p>0.337</text:p>
          </table:table-cell>
          <table:table-cell table:style-name="ce2" table:formula="of:=1/(1+EXP(-[.F118]))" office:value-type="float" office:value="0.811866755444778">
            <text:p>0.812</text:p>
          </table:table-cell>
          <table:table-cell table:style-name="ce2" table:formula="of:=1/(1+EXP(-[.G118]))" office:value-type="float" office:value="0.811866755444778">
            <text:p>0.812</text:p>
          </table:table-cell>
          <table:table-cell table:style-name="ce2" table:formula="of:=1/(1+EXP(-[.H118]))" office:value-type="float" office:value="0.973373620927319">
            <text:p>0.973</text:p>
          </table:table-cell>
          <table:table-cell table:style-name="ce2"/>
          <table:table-cell table:style-name="ce2" table:formula="of:=[.J118]*(1-[.J118])" office:value-type="float" office:value="0.223590917001792">
            <text:p>0.224</text:p>
          </table:table-cell>
          <table:table-cell table:style-name="ce2" table:formula="of:=[.K118]*(1-[.K118])" office:value-type="float" office:value="0.152739126848347">
            <text:p>0.153</text:p>
          </table:table-cell>
          <table:table-cell table:style-name="ce2" table:formula="of:=[.L118]*(1-[.L118])" office:value-type="float" office:value="0.152739126848347">
            <text:p>0.153</text:p>
          </table:table-cell>
          <table:table-cell table:style-name="ce2" table:formula="of:=[.M118]*(1-[.M118])" office:value-type="float" office:value="0.0259174150101585">
            <text:p>0.026</text:p>
          </table:table-cell>
          <table:table-cell table:style-name="ce2"/>
          <table:table-cell table:style-name="ce2" office:value-type="float" office:value="-0.330798432391938">
            <text:p>-0.331</text:p>
          </table:table-cell>
          <table:table-cell table:style-name="ce2" office:value-type="float" office:value="0.181440393630938">
            <text:p>0.181</text:p>
          </table:table-cell>
          <table:table-cell table:style-name="ce2" office:value-type="float" office:value="0.181440393630938">
            <text:p>0.181</text:p>
          </table:table-cell>
          <table:table-cell table:style-name="ce2" office:value-type="float" office:value="0.0266260731704536">
            <text:p>0.027</text:p>
          </table:table-cell>
          <table:table-cell table:style-name="ce2"/>
          <table:table-cell table:style-name="ce2" office:value-type="float" office:value="-0.0739635248412688">
            <text:p>-0.074</text:p>
          </table:table-cell>
          <table:table-cell table:style-name="ce2" office:value-type="float" office:value="0.0277130472982099">
            <text:p>0.028</text:p>
          </table:table-cell>
          <table:table-cell table:style-name="ce2" office:value-type="float" office:value="0.0277130472982099">
            <text:p>0.028</text:p>
          </table:table-cell>
          <table:table-cell table:style-name="ce2" office:value-type="float" office:value="0.000690078988449494">
            <text:p>0.001</text:p>
          </table:table-cell>
          <table:table-cell table:style-name="ce2"/>
          <table:table-cell table:style-name="ce2" office:value-type="float" office:value="0.0284031262866594">
            <text:p>0.028</text:p>
          </table:table-cell>
          <table:table-cell table:style-name="ce2" office:value-type="float" office:value="0.0284031262866594">
            <text:p>0.028</text:p>
          </table:table-cell>
          <table:table-cell table:style-name="ce2" office:value-type="float" office:value="-0.0178473512563996">
            <text:p>-0.01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17:.C118]+[.AD117:.AF118]" office:value-type="float" office:value="1.55449338807296">
            <text:p>1.554</text:p>
          </table:table-cell>
          <table:table-cell table:style-name="ce2" office:value-type="float" office:value="1.55449338807296">
            <text:p>1.554</text:p>
          </table:table-cell>
          <table:table-cell table:style-name="ce2" office:value-type="float" office:value="-2.50686032859697">
            <text:p>-2.507</text:p>
          </table:table-cell>
          <table:table-cell table:style-name="ce2"/>
          <table:table-cell table:style-name="ce2" table:number-matrix-columns-spanned="4" table:number-matrix-rows-spanned="2" table:formula="of:=MMULT([.A120:.C121];[.$A$2:.$D$4])" office:value-type="float" office:value="-2.50686032859697">
            <text:p>-2.507</text:p>
          </table:table-cell>
          <table:table-cell table:style-name="ce2" office:value-type="float" office:value="-0.952366940524008">
            <text:p>-0.952</text:p>
          </table:table-cell>
          <table:table-cell table:style-name="ce2" office:value-type="float" office:value="-0.952366940524008">
            <text:p>-0.952</text:p>
          </table:table-cell>
          <table:table-cell table:style-name="ce2" office:value-type="float" office:value="0.602126447548955">
            <text:p>0.602</text:p>
          </table:table-cell>
          <table:table-cell table:style-name="ce2"/>
          <table:table-cell table:style-name="ce2" table:formula="of:=1/(1+EXP(-[.E120]))" office:value-type="float" office:value="0.0753786427054104">
            <text:p>0.075</text:p>
          </table:table-cell>
          <table:table-cell table:style-name="ce2" table:formula="of:=1/(1+EXP(-[.F120]))" office:value-type="float" office:value="0.27840906033731">
            <text:p>0.278</text:p>
          </table:table-cell>
          <table:table-cell table:style-name="ce2" table:formula="of:=1/(1+EXP(-[.G120]))" office:value-type="float" office:value="0.27840906033731">
            <text:p>0.278</text:p>
          </table:table-cell>
          <table:table-cell table:style-name="ce2" table:formula="of:=1/(1+EXP(-[.H120]))" office:value-type="float" office:value="0.646142653093435">
            <text:p>0.646</text:p>
          </table:table-cell>
          <table:table-cell table:style-name="ce2"/>
          <table:table-cell table:style-name="ce2" table:formula="of:=[.J120]*(1-[.J120])" office:value-type="float" office:value="0.0696967029293005">
            <text:p>0.070</text:p>
          </table:table-cell>
          <table:table-cell table:style-name="ce2" table:formula="of:=[.K120]*(1-[.K120])" office:value-type="float" office:value="0.200897455459406">
            <text:p>0.201</text:p>
          </table:table-cell>
          <table:table-cell table:style-name="ce2" table:formula="of:=[.L120]*(1-[.L120])" office:value-type="float" office:value="0.200897455459406">
            <text:p>0.201</text:p>
          </table:table-cell>
          <table:table-cell table:style-name="ce2" table:formula="of:=[.M120]*(1-[.M120])" office:value-type="float" office:value="0.228642324946812">
            <text:p>0.229</text:p>
          </table:table-cell>
          <table:table-cell table:style-name="ce2"/>
          <table:table-cell table:style-name="ce2" table:number-matrix-columns-spanned="4" table:number-matrix-rows-spanned="2" table:formula="of:=[.$J$8:.$M$9]-[.J120:.M121]" office:value-type="float" office:value="-0.0753783368031835">
            <text:p>-0.075</text:p>
          </table:table-cell>
          <table:table-cell table:style-name="ce2" office:value-type="float" office:value="-0.271716209413025">
            <text:p>-0.272</text:p>
          </table:table-cell>
          <table:table-cell table:style-name="ce2" office:value-type="float" office:value="-0.271716209413025">
            <text:p>-0.272</text:p>
          </table:table-cell>
          <table:table-cell table:style-name="ce2" office:value-type="float" office:value="0.34716449598228">
            <text:p>0.347</text:p>
          </table:table-cell>
          <table:table-cell table:style-name="ce2"/>
          <table:table-cell table:style-name="ce2" table:number-matrix-columns-spanned="4" table:number-matrix-rows-spanned="2" table:formula="of:=[.O120:.R121]*[.T120:.W121]" office:value-type="float" office:value="-0.00525362154747623">
            <text:p>-0.005</text:p>
          </table:table-cell>
          <table:table-cell table:style-name="ce2" office:value-type="float" office:value="-0.0545870950781519">
            <text:p>-0.055</text:p>
          </table:table-cell>
          <table:table-cell table:style-name="ce2" office:value-type="float" office:value="-0.0545870950781519">
            <text:p>-0.055</text:p>
          </table:table-cell>
          <table:table-cell table:style-name="ce2" office:value-type="float" office:value="0.0793764975003767">
            <text:p>0.079</text:p>
          </table:table-cell>
          <table:table-cell table:style-name="ce2"/>
          <table:table-cell table:style-name="ce2" table:number-matrix-columns-spanned="3" table:number-matrix-rows-spanned="2" table:formula="of:=MMULT([.Y120:.AB121];[.$O$2:.$Q$5])" office:value-type="float" office:value="0.0247894024222249">
            <text:p>0.025</text:p>
          </table:table-cell>
          <table:table-cell table:style-name="ce2" office:value-type="float" office:value="0.0247894024222249">
            <text:p>0.025</text:p>
          </table:table-cell>
          <table:table-cell table:style-name="ce2" office:value-type="float" office:value="-0.0350513142034032">
            <text:p>-0.035</text:p>
          </table:table-cell>
          <table:table-cell/>
          <table:table-cell table:number-matrix-columns-spanned="1" table:number-matrix-rows-spanned="1" table:formula="of:=SUM([.T120:.W121]^2)" office:value-type="float" office:value="0.446012769099643">
            <text:p>0.4460127691</text:p>
          </table:table-cell>
          <table:table-cell table:number-columns-repeated="990"/>
        </table:table-row>
        <table:table-row table:style-name="ro2">
          <table:table-cell table:style-name="ce2" office:value-type="float" office:value="2.16508293154693">
            <text:p>2.165</text:p>
          </table:table-cell>
          <table:table-cell table:style-name="ce2" office:value-type="float" office:value="2.16508293154693">
            <text:p>2.165</text:p>
          </table:table-cell>
          <table:table-cell table:style-name="ce2" office:value-type="float" office:value="-0.692341383520885">
            <text:p>-0.692</text:p>
          </table:table-cell>
          <table:table-cell table:style-name="ce2"/>
          <table:table-cell table:style-name="ce2" office:value-type="float" office:value="-0.692341383520885">
            <text:p>-0.692</text:p>
          </table:table-cell>
          <table:table-cell table:style-name="ce2" office:value-type="float" office:value="1.47274154802605">
            <text:p>1.473</text:p>
          </table:table-cell>
          <table:table-cell table:style-name="ce2" office:value-type="float" office:value="1.47274154802605">
            <text:p>1.473</text:p>
          </table:table-cell>
          <table:table-cell table:style-name="ce2" office:value-type="float" office:value="3.63782447957298">
            <text:p>3.638</text:p>
          </table:table-cell>
          <table:table-cell table:style-name="ce2"/>
          <table:table-cell table:style-name="ce2" table:formula="of:=1/(1+EXP(-[.E121]))" office:value-type="float" office:value="0.333512423384028">
            <text:p>0.334</text:p>
          </table:table-cell>
          <table:table-cell table:style-name="ce2" table:formula="of:=1/(1+EXP(-[.F121]))" office:value-type="float" office:value="0.813473730231326">
            <text:p>0.813</text:p>
          </table:table-cell>
          <table:table-cell table:style-name="ce2" table:formula="of:=1/(1+EXP(-[.G121]))" office:value-type="float" office:value="0.813473730231326">
            <text:p>0.813</text:p>
          </table:table-cell>
          <table:table-cell table:style-name="ce2" table:formula="of:=1/(1+EXP(-[.H121]))" office:value-type="float" office:value="0.974364927764926">
            <text:p>0.974</text:p>
          </table:table-cell>
          <table:table-cell table:style-name="ce2"/>
          <table:table-cell table:style-name="ce2" table:formula="of:=[.J121]*(1-[.J121])" office:value-type="float" office:value="0.222281886832541">
            <text:p>0.222</text:p>
          </table:table-cell>
          <table:table-cell table:style-name="ce2" table:formula="of:=[.K121]*(1-[.K121])" office:value-type="float" office:value="0.151734220454858">
            <text:p>0.152</text:p>
          </table:table-cell>
          <table:table-cell table:style-name="ce2" table:formula="of:=[.L121]*(1-[.L121])" office:value-type="float" office:value="0.151734220454858">
            <text:p>0.152</text:p>
          </table:table-cell>
          <table:table-cell table:style-name="ce2" table:formula="of:=[.M121]*(1-[.M121])" office:value-type="float" office:value="0.0249779153065761">
            <text:p>0.025</text:p>
          </table:table-cell>
          <table:table-cell table:style-name="ce2"/>
          <table:table-cell table:style-name="ce2" office:value-type="float" office:value="-0.326819572459743">
            <text:p>-0.327</text:p>
          </table:table-cell>
          <table:table-cell table:style-name="ce2" office:value-type="float" office:value="0.179833418844389">
            <text:p>0.180</text:p>
          </table:table-cell>
          <table:table-cell table:style-name="ce2" office:value-type="float" office:value="0.179833418844389">
            <text:p>0.180</text:p>
          </table:table-cell>
          <table:table-cell table:style-name="ce2" office:value-type="float" office:value="0.0256347663328466">
            <text:p>0.026</text:p>
          </table:table-cell>
          <table:table-cell table:style-name="ce2"/>
          <table:table-cell table:style-name="ce2" office:value-type="float" office:value="-0.0726460712201561">
            <text:p>-0.073</text:p>
          </table:table-cell>
          <table:table-cell table:style-name="ce2" office:value-type="float" office:value="0.0272868836200854">
            <text:p>0.027</text:p>
          </table:table-cell>
          <table:table-cell table:style-name="ce2" office:value-type="float" office:value="0.0272868836200854">
            <text:p>0.027</text:p>
          </table:table-cell>
          <table:table-cell table:style-name="ce2" office:value-type="float" office:value="0.00064030302236571">
            <text:p>0.001</text:p>
          </table:table-cell>
          <table:table-cell table:style-name="ce2"/>
          <table:table-cell table:style-name="ce2" office:value-type="float" office:value="0.0279271866424511">
            <text:p>0.028</text:p>
          </table:table-cell>
          <table:table-cell table:style-name="ce2" office:value-type="float" office:value="0.0279271866424511">
            <text:p>0.028</text:p>
          </table:table-cell>
          <table:table-cell table:style-name="ce2" office:value-type="float" office:value="-0.0174320009576197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0:.C121]+[.AD120:.AF121]" office:value-type="float" office:value="1.57928279049519">
            <text:p>1.579</text:p>
          </table:table-cell>
          <table:table-cell table:style-name="ce2" office:value-type="float" office:value="1.57928279049519">
            <text:p>1.579</text:p>
          </table:table-cell>
          <table:table-cell table:style-name="ce2" office:value-type="float" office:value="-2.54191164280037">
            <text:p>-2.542</text:p>
          </table:table-cell>
          <table:table-cell table:style-name="ce2"/>
          <table:table-cell table:style-name="ce2" table:number-matrix-columns-spanned="4" table:number-matrix-rows-spanned="2" table:formula="of:=MMULT([.A123:.C124];[.$A$2:.$D$4])" office:value-type="float" office:value="-2.54191164280037">
            <text:p>-2.542</text:p>
          </table:table-cell>
          <table:table-cell table:style-name="ce2" office:value-type="float" office:value="-0.962628852305186">
            <text:p>-0.963</text:p>
          </table:table-cell>
          <table:table-cell table:style-name="ce2" office:value-type="float" office:value="-0.962628852305186">
            <text:p>-0.963</text:p>
          </table:table-cell>
          <table:table-cell table:style-name="ce2" office:value-type="float" office:value="0.616653938190001">
            <text:p>0.617</text:p>
          </table:table-cell>
          <table:table-cell table:style-name="ce2"/>
          <table:table-cell table:style-name="ce2" table:formula="of:=1/(1+EXP(-[.E123]))" office:value-type="float" office:value="0.0729717511501353">
            <text:p>0.073</text:p>
          </table:table-cell>
          <table:table-cell table:style-name="ce2" table:formula="of:=1/(1+EXP(-[.F123]))" office:value-type="float" office:value="0.276352163696007">
            <text:p>0.276</text:p>
          </table:table-cell>
          <table:table-cell table:style-name="ce2" table:formula="of:=1/(1+EXP(-[.G123]))" office:value-type="float" office:value="0.276352163696007">
            <text:p>0.276</text:p>
          </table:table-cell>
          <table:table-cell table:style-name="ce2" table:formula="of:=1/(1+EXP(-[.H123]))" office:value-type="float" office:value="0.649457157059121">
            <text:p>0.649</text:p>
          </table:table-cell>
          <table:table-cell table:style-name="ce2"/>
          <table:table-cell table:style-name="ce2" table:formula="of:=[.J123]*(1-[.J123])" office:value-type="float" office:value="0.067646874684218">
            <text:p>0.068</text:p>
          </table:table-cell>
          <table:table-cell table:style-name="ce2" table:formula="of:=[.K123]*(1-[.K123])" office:value-type="float" office:value="0.199981645316542">
            <text:p>0.200</text:p>
          </table:table-cell>
          <table:table-cell table:style-name="ce2" table:formula="of:=[.L123]*(1-[.L123])" office:value-type="float" office:value="0.199981645316542">
            <text:p>0.200</text:p>
          </table:table-cell>
          <table:table-cell table:style-name="ce2" table:formula="of:=[.M123]*(1-[.M123])" office:value-type="float" office:value="0.227662558203805">
            <text:p>0.228</text:p>
          </table:table-cell>
          <table:table-cell table:style-name="ce2"/>
          <table:table-cell table:style-name="ce2" table:number-matrix-columns-spanned="4" table:number-matrix-rows-spanned="2" table:formula="of:=[.$J$8:.$M$9]-[.J123:.M124]" office:value-type="float" office:value="-0.0729714452479084">
            <text:p>-0.073</text:p>
          </table:table-cell>
          <table:table-cell table:style-name="ce2" office:value-type="float" office:value="-0.269659312771722">
            <text:p>-0.270</text:p>
          </table:table-cell>
          <table:table-cell table:style-name="ce2" office:value-type="float" office:value="-0.269659312771722">
            <text:p>-0.270</text:p>
          </table:table-cell>
          <table:table-cell table:style-name="ce2" office:value-type="float" office:value="0.343849992016595">
            <text:p>0.344</text:p>
          </table:table-cell>
          <table:table-cell table:style-name="ce2"/>
          <table:table-cell table:style-name="ce2" table:number-matrix-columns-spanned="4" table:number-matrix-rows-spanned="2" table:formula="of:=[.O123:.R124]*[.T123:.W124]" office:value-type="float" office:value="-0.00493629021221154">
            <text:p>-0.005</text:p>
          </table:table-cell>
          <table:table-cell table:style-name="ce2" office:value-type="float" office:value="-0.0539269130430171">
            <text:p>-0.054</text:p>
          </table:table-cell>
          <table:table-cell table:style-name="ce2" office:value-type="float" office:value="-0.0539269130430171">
            <text:p>-0.054</text:p>
          </table:table-cell>
          <table:table-cell table:style-name="ce2" office:value-type="float" office:value="0.078281768820856">
            <text:p>0.078</text:p>
          </table:table-cell>
          <table:table-cell table:style-name="ce2"/>
          <table:table-cell table:style-name="ce2" table:number-matrix-columns-spanned="3" table:number-matrix-rows-spanned="2" table:formula="of:=MMULT([.Y123:.AB124];[.$O$2:.$Q$5])" office:value-type="float" office:value="0.0243548557778389">
            <text:p>0.024</text:p>
          </table:table-cell>
          <table:table-cell table:style-name="ce2" office:value-type="float" office:value="0.0243548557778389">
            <text:p>0.024</text:p>
          </table:table-cell>
          <table:table-cell table:style-name="ce2" office:value-type="float" office:value="-0.0345083474773897">
            <text:p>-0.035</text:p>
          </table:table-cell>
          <table:table-cell/>
          <table:table-cell table:number-matrix-columns-spanned="1" table:number-matrix-rows-spanned="1" table:formula="of:=SUM([.T123:.W124]^2)" office:value-type="float" office:value="0.43744366962889">
            <text:p>0.4374436696</text:p>
          </table:table-cell>
          <table:table-cell table:number-columns-repeated="990"/>
        </table:table-row>
        <table:table-row table:style-name="ro2">
          <table:table-cell table:style-name="ce2" office:value-type="float" office:value="2.19301011818939">
            <text:p>2.193</text:p>
          </table:table-cell>
          <table:table-cell table:style-name="ce2" office:value-type="float" office:value="2.19301011818939">
            <text:p>2.193</text:p>
          </table:table-cell>
          <table:table-cell table:style-name="ce2" office:value-type="float" office:value="-0.709773384478505">
            <text:p>-0.710</text:p>
          </table:table-cell>
          <table:table-cell table:style-name="ce2"/>
          <table:table-cell table:style-name="ce2" office:value-type="float" office:value="-0.709773384478505">
            <text:p>-0.710</text:p>
          </table:table-cell>
          <table:table-cell table:style-name="ce2" office:value-type="float" office:value="1.48323673371088">
            <text:p>1.483</text:p>
          </table:table-cell>
          <table:table-cell table:style-name="ce2" office:value-type="float" office:value="1.48323673371088">
            <text:p>1.483</text:p>
          </table:table-cell>
          <table:table-cell table:style-name="ce2" office:value-type="float" office:value="3.67624685190027">
            <text:p>3.676</text:p>
          </table:table-cell>
          <table:table-cell table:style-name="ce2"/>
          <table:table-cell table:style-name="ce2" table:formula="of:=1/(1+EXP(-[.E124]))" office:value-type="float" office:value="0.329648915870877">
            <text:p>0.330</text:p>
          </table:table-cell>
          <table:table-cell table:style-name="ce2" table:formula="of:=1/(1+EXP(-[.F124]))" office:value-type="float" office:value="0.815060972508802">
            <text:p>0.815</text:p>
          </table:table-cell>
          <table:table-cell table:style-name="ce2" table:formula="of:=1/(1+EXP(-[.G124]))" office:value-type="float" office:value="0.815060972508802">
            <text:p>0.815</text:p>
          </table:table-cell>
          <table:table-cell table:style-name="ce2" table:formula="of:=1/(1+EXP(-[.H124]))" office:value-type="float" office:value="0.975307345865171">
            <text:p>0.975</text:p>
          </table:table-cell>
          <table:table-cell table:style-name="ce2"/>
          <table:table-cell table:style-name="ce2" table:formula="of:=[.J124]*(1-[.J124])" office:value-type="float" office:value="0.220980508136032">
            <text:p>0.221</text:p>
          </table:table-cell>
          <table:table-cell table:style-name="ce2" table:formula="of:=[.K124]*(1-[.K124])" office:value-type="float" office:value="0.150736583601808">
            <text:p>0.151</text:p>
          </table:table-cell>
          <table:table-cell table:style-name="ce2" table:formula="of:=[.L124]*(1-[.L124])" office:value-type="float" office:value="0.150736583601808">
            <text:p>0.151</text:p>
          </table:table-cell>
          <table:table-cell table:style-name="ce2" table:formula="of:=[.M124]*(1-[.M124])" office:value-type="float" office:value="0.0240829269666063">
            <text:p>0.024</text:p>
          </table:table-cell>
          <table:table-cell table:style-name="ce2"/>
          <table:table-cell table:style-name="ce2" office:value-type="float" office:value="-0.322956064946592">
            <text:p>-0.323</text:p>
          </table:table-cell>
          <table:table-cell table:style-name="ce2" office:value-type="float" office:value="0.178246176566914">
            <text:p>0.178</text:p>
          </table:table-cell>
          <table:table-cell table:style-name="ce2" office:value-type="float" office:value="0.178246176566914">
            <text:p>0.178</text:p>
          </table:table-cell>
          <table:table-cell table:style-name="ce2" office:value-type="float" office:value="0.0246923482326016">
            <text:p>0.025</text:p>
          </table:table-cell>
          <table:table-cell table:style-name="ce2"/>
          <table:table-cell table:style-name="ce2" office:value-type="float" office:value="-0.0713669953375114">
            <text:p>-0.071</text:p>
          </table:table-cell>
          <table:table-cell table:style-name="ce2" office:value-type="float" office:value="0.0268682196957812">
            <text:p>0.027</text:p>
          </table:table-cell>
          <table:table-cell table:style-name="ce2" office:value-type="float" office:value="0.0268682196957812">
            <text:p>0.027</text:p>
          </table:table-cell>
          <table:table-cell table:style-name="ce2" office:value-type="float" office:value="0.000594664019119754">
            <text:p>0.001</text:p>
          </table:table-cell>
          <table:table-cell table:style-name="ce2"/>
          <table:table-cell table:style-name="ce2" office:value-type="float" office:value="0.027462883714901">
            <text:p>0.027</text:p>
          </table:table-cell>
          <table:table-cell table:style-name="ce2" office:value-type="float" office:value="0.027462883714901">
            <text:p>0.027</text:p>
          </table:table-cell>
          <table:table-cell table:style-name="ce2" office:value-type="float" office:value="-0.0170358919268292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3:.C124]+[.AD123:.AF124]" office:value-type="float" office:value="1.60363764627303">
            <text:p>1.604</text:p>
          </table:table-cell>
          <table:table-cell table:style-name="ce2" office:value-type="float" office:value="1.60363764627303">
            <text:p>1.604</text:p>
          </table:table-cell>
          <table:table-cell table:style-name="ce2" office:value-type="float" office:value="-2.57641999027776">
            <text:p>-2.576</text:p>
          </table:table-cell>
          <table:table-cell table:style-name="ce2"/>
          <table:table-cell table:style-name="ce2" table:number-matrix-columns-spanned="4" table:number-matrix-rows-spanned="2" table:formula="of:=MMULT([.A126:.C127];[.$A$2:.$D$4])" office:value-type="float" office:value="-2.57641999027776">
            <text:p>-2.576</text:p>
          </table:table-cell>
          <table:table-cell table:style-name="ce2" office:value-type="float" office:value="-0.972782344004737">
            <text:p>-0.973</text:p>
          </table:table-cell>
          <table:table-cell table:style-name="ce2" office:value-type="float" office:value="-0.972782344004737">
            <text:p>-0.973</text:p>
          </table:table-cell>
          <table:table-cell table:style-name="ce2" office:value-type="float" office:value="0.630855302268289">
            <text:p>0.631</text:p>
          </table:table-cell>
          <table:table-cell table:style-name="ce2"/>
          <table:table-cell table:style-name="ce2" table:formula="of:=1/(1+EXP(-[.E126]))" office:value-type="float" office:value="0.0706714942315059">
            <text:p>0.071</text:p>
          </table:table-cell>
          <table:table-cell table:style-name="ce2" table:formula="of:=1/(1+EXP(-[.F126]))" office:value-type="float" office:value="0.274326269538404">
            <text:p>0.274</text:p>
          </table:table-cell>
          <table:table-cell table:style-name="ce2" table:formula="of:=1/(1+EXP(-[.G126]))" office:value-type="float" office:value="0.274326269538404">
            <text:p>0.274</text:p>
          </table:table-cell>
          <table:table-cell table:style-name="ce2" table:formula="of:=1/(1+EXP(-[.H126]))" office:value-type="float" office:value="0.652683374082614">
            <text:p>0.653</text:p>
          </table:table-cell>
          <table:table-cell table:style-name="ce2"/>
          <table:table-cell table:style-name="ce2" table:formula="of:=[.J126]*(1-[.J126])" office:value-type="float" office:value="0.0656770341345921">
            <text:p>0.066</text:p>
          </table:table-cell>
          <table:table-cell table:style-name="ce2" table:formula="of:=[.K126]*(1-[.K126])" office:value-type="float" office:value="0.199071367379547">
            <text:p>0.199</text:p>
          </table:table-cell>
          <table:table-cell table:style-name="ce2" table:formula="of:=[.L126]*(1-[.L126])" office:value-type="float" office:value="0.199071367379547">
            <text:p>0.199</text:p>
          </table:table-cell>
          <table:table-cell table:style-name="ce2" table:formula="of:=[.M126]*(1-[.M126])" office:value-type="float" office:value="0.226687787278748">
            <text:p>0.227</text:p>
          </table:table-cell>
          <table:table-cell table:style-name="ce2"/>
          <table:table-cell table:style-name="ce2" table:number-matrix-columns-spanned="4" table:number-matrix-rows-spanned="2" table:formula="of:=[.$J$8:.$M$9]-[.J126:.M127]" office:value-type="float" office:value="-0.070671188329279">
            <text:p>-0.071</text:p>
          </table:table-cell>
          <table:table-cell table:style-name="ce2" office:value-type="float" office:value="-0.267633418614119">
            <text:p>-0.268</text:p>
          </table:table-cell>
          <table:table-cell table:style-name="ce2" office:value-type="float" office:value="-0.267633418614119">
            <text:p>-0.268</text:p>
          </table:table-cell>
          <table:table-cell table:style-name="ce2" office:value-type="float" office:value="0.340623774993101">
            <text:p>0.341</text:p>
          </table:table-cell>
          <table:table-cell table:style-name="ce2"/>
          <table:table-cell table:style-name="ce2" table:number-matrix-columns-spanned="4" table:number-matrix-rows-spanned="2" table:formula="of:=[.O126:.R127]*[.T126:.W127]" office:value-type="float" office:value="-0.00464147404823424">
            <text:p>-0.005</text:p>
          </table:table-cell>
          <table:table-cell table:style-name="ce2" office:value-type="float" office:value="-0.0532781505999754">
            <text:p>-0.053</text:p>
          </table:table-cell>
          <table:table-cell table:style-name="ce2" office:value-type="float" office:value="-0.0532781505999754">
            <text:p>-0.053</text:p>
          </table:table-cell>
          <table:table-cell table:style-name="ce2" office:value-type="float" office:value="0.0772152498477203">
            <text:p>0.077</text:p>
          </table:table-cell>
          <table:table-cell table:style-name="ce2"/>
          <table:table-cell table:style-name="ce2" table:number-matrix-columns-spanned="3" table:number-matrix-rows-spanned="2" table:formula="of:=MMULT([.Y126:.AB127];[.$O$2:.$Q$5])" office:value-type="float" office:value="0.0239370992477449">
            <text:p>0.024</text:p>
          </table:table-cell>
          <table:table-cell table:style-name="ce2" office:value-type="float" office:value="0.0239370992477449">
            <text:p>0.024</text:p>
          </table:table-cell>
          <table:table-cell table:style-name="ce2" office:value-type="float" office:value="-0.0339825254004648">
            <text:p>-0.034</text:p>
          </table:table-cell>
          <table:table-cell/>
          <table:table-cell table:number-matrix-columns-spanned="1" table:number-matrix-rows-spanned="1" table:formula="of:=SUM([.T126:.W127]^2)" office:value-type="float" office:value="0.429162091936026">
            <text:p>0.4291620919</text:p>
          </table:table-cell>
          <table:table-cell table:number-columns-repeated="990"/>
        </table:table-row>
        <table:table-row table:style-name="ro2">
          <table:table-cell table:style-name="ce2" office:value-type="float" office:value="2.22047300190429">
            <text:p>2.220</text:p>
          </table:table-cell>
          <table:table-cell table:style-name="ce2" office:value-type="float" office:value="2.22047300190429">
            <text:p>2.220</text:p>
          </table:table-cell>
          <table:table-cell table:style-name="ce2" office:value-type="float" office:value="-0.726809276405334">
            <text:p>-0.727</text:p>
          </table:table-cell>
          <table:table-cell table:style-name="ce2"/>
          <table:table-cell table:style-name="ce2" office:value-type="float" office:value="-0.726809276405334">
            <text:p>-0.727</text:p>
          </table:table-cell>
          <table:table-cell table:style-name="ce2" office:value-type="float" office:value="1.49366372549895">
            <text:p>1.494</text:p>
          </table:table-cell>
          <table:table-cell table:style-name="ce2" office:value-type="float" office:value="1.49366372549895">
            <text:p>1.494</text:p>
          </table:table-cell>
          <table:table-cell table:style-name="ce2" office:value-type="float" office:value="3.71413672740324">
            <text:p>3.714</text:p>
          </table:table-cell>
          <table:table-cell table:style-name="ce2"/>
          <table:table-cell table:style-name="ce2" table:formula="of:=1/(1+EXP(-[.E127]))" office:value-type="float" office:value="0.325895299901417">
            <text:p>0.326</text:p>
          </table:table-cell>
          <table:table-cell table:style-name="ce2" table:formula="of:=1/(1+EXP(-[.F127]))" office:value-type="float" office:value="0.816627541040728">
            <text:p>0.817</text:p>
          </table:table-cell>
          <table:table-cell table:style-name="ce2" table:formula="of:=1/(1+EXP(-[.G127]))" office:value-type="float" office:value="0.816627541040728">
            <text:p>0.817</text:p>
          </table:table-cell>
          <table:table-cell table:style-name="ce2" table:formula="of:=1/(1+EXP(-[.H127]))" office:value-type="float" office:value="0.97620359686208">
            <text:p>0.976</text:p>
          </table:table-cell>
          <table:table-cell table:style-name="ce2"/>
          <table:table-cell table:style-name="ce2" table:formula="of:=[.J127]*(1-[.J127])" office:value-type="float" office:value="0.219687553403582">
            <text:p>0.220</text:p>
          </table:table-cell>
          <table:table-cell table:style-name="ce2" table:formula="of:=[.K127]*(1-[.K127])" office:value-type="float" office:value="0.149747000254502">
            <text:p>0.150</text:p>
          </table:table-cell>
          <table:table-cell table:style-name="ce2" table:formula="of:=[.L127]*(1-[.L127])" office:value-type="float" office:value="0.149747000254502">
            <text:p>0.150</text:p>
          </table:table-cell>
          <table:table-cell table:style-name="ce2" table:formula="of:=[.M127]*(1-[.M127])" office:value-type="float" office:value="0.0232301343356171">
            <text:p>0.023</text:p>
          </table:table-cell>
          <table:table-cell table:style-name="ce2"/>
          <table:table-cell table:style-name="ce2" office:value-type="float" office:value="-0.319202448977132">
            <text:p>-0.319</text:p>
          </table:table-cell>
          <table:table-cell table:style-name="ce2" office:value-type="float" office:value="0.176679608034988">
            <text:p>0.177</text:p>
          </table:table-cell>
          <table:table-cell table:style-name="ce2" office:value-type="float" office:value="0.176679608034988">
            <text:p>0.177</text:p>
          </table:table-cell>
          <table:table-cell table:style-name="ce2" office:value-type="float" office:value="0.0237960972356925">
            <text:p>0.024</text:p>
          </table:table-cell>
          <table:table-cell table:style-name="ce2"/>
          <table:table-cell table:style-name="ce2" office:value-type="float" office:value="-0.0701248050562179">
            <text:p>-0.070</text:p>
          </table:table-cell>
          <table:table-cell table:style-name="ce2" office:value-type="float" office:value="0.0264572413093806">
            <text:p>0.026</text:p>
          </table:table-cell>
          <table:table-cell table:style-name="ce2" office:value-type="float" office:value="0.0264572413093806">
            <text:p>0.026</text:p>
          </table:table-cell>
          <table:table-cell table:style-name="ce2" office:value-type="float" office:value="0.000552786535448545">
            <text:p>0.001</text:p>
          </table:table-cell>
          <table:table-cell table:style-name="ce2"/>
          <table:table-cell table:style-name="ce2" office:value-type="float" office:value="0.0270100278448292">
            <text:p>0.027</text:p>
          </table:table-cell>
          <table:table-cell table:style-name="ce2" office:value-type="float" office:value="0.0270100278448292">
            <text:p>0.027</text:p>
          </table:table-cell>
          <table:table-cell table:style-name="ce2" office:value-type="float" office:value="-0.0166575359020081">
            <text:p>-0.01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6:.C127]+[.AD126:.AF127]" office:value-type="float" office:value="1.62757474552077">
            <text:p>1.628</text:p>
          </table:table-cell>
          <table:table-cell table:style-name="ce2" office:value-type="float" office:value="1.62757474552077">
            <text:p>1.628</text:p>
          </table:table-cell>
          <table:table-cell table:style-name="ce2" office:value-type="float" office:value="-2.61040251567823">
            <text:p>-2.610</text:p>
          </table:table-cell>
          <table:table-cell table:style-name="ce2"/>
          <table:table-cell table:style-name="ce2" table:number-matrix-columns-spanned="4" table:number-matrix-rows-spanned="2" table:formula="of:=MMULT([.A129:.C130];[.$A$2:.$D$4])" office:value-type="float" office:value="-2.61040251567823">
            <text:p>-2.610</text:p>
          </table:table-cell>
          <table:table-cell table:style-name="ce2" office:value-type="float" office:value="-0.982827770157457">
            <text:p>-0.983</text:p>
          </table:table-cell>
          <table:table-cell table:style-name="ce2" office:value-type="float" office:value="-0.982827770157457">
            <text:p>-0.983</text:p>
          </table:table-cell>
          <table:table-cell table:style-name="ce2" office:value-type="float" office:value="0.644746975363314">
            <text:p>0.645</text:p>
          </table:table-cell>
          <table:table-cell table:style-name="ce2"/>
          <table:table-cell table:style-name="ce2" table:formula="of:=1/(1+EXP(-[.E129]))" office:value-type="float" office:value="0.0684719253972826">
            <text:p>0.068</text:p>
          </table:table-cell>
          <table:table-cell table:style-name="ce2" table:formula="of:=1/(1+EXP(-[.F129]))" office:value-type="float" office:value="0.272331052730597">
            <text:p>0.272</text:p>
          </table:table-cell>
          <table:table-cell table:style-name="ce2" table:formula="of:=1/(1+EXP(-[.G129]))" office:value-type="float" office:value="0.272331052730597">
            <text:p>0.272</text:p>
          </table:table-cell>
          <table:table-cell table:style-name="ce2" table:formula="of:=1/(1+EXP(-[.H129]))" office:value-type="float" office:value="0.655825731158485">
            <text:p>0.656</text:p>
          </table:table-cell>
          <table:table-cell table:style-name="ce2"/>
          <table:table-cell table:style-name="ce2" table:formula="of:=[.J129]*(1-[.J129])" office:value-type="float" office:value="0.0637835208296716">
            <text:p>0.064</text:p>
          </table:table-cell>
          <table:table-cell table:style-name="ce2" table:formula="of:=[.K129]*(1-[.K129])" office:value-type="float" office:value="0.198166850449242">
            <text:p>0.198</text:p>
          </table:table-cell>
          <table:table-cell table:style-name="ce2" table:formula="of:=[.L129]*(1-[.L129])" office:value-type="float" office:value="0.198166850449242">
            <text:p>0.198</text:p>
          </table:table-cell>
          <table:table-cell table:style-name="ce2" table:formula="of:=[.M129]*(1-[.M129])" office:value-type="float" office:value="0.225718341508923">
            <text:p>0.226</text:p>
          </table:table-cell>
          <table:table-cell table:style-name="ce2"/>
          <table:table-cell table:style-name="ce2" table:number-matrix-columns-spanned="4" table:number-matrix-rows-spanned="2" table:formula="of:=[.$J$8:.$M$9]-[.J129:.M130]" office:value-type="float" office:value="-0.0684716194950557">
            <text:p>-0.068</text:p>
          </table:table-cell>
          <table:table-cell table:style-name="ce2" office:value-type="float" office:value="-0.265638201806312">
            <text:p>-0.266</text:p>
          </table:table-cell>
          <table:table-cell table:style-name="ce2" office:value-type="float" office:value="-0.265638201806312">
            <text:p>-0.266</text:p>
          </table:table-cell>
          <table:table-cell table:style-name="ce2" office:value-type="float" office:value="0.33748141791723">
            <text:p>0.337</text:p>
          </table:table-cell>
          <table:table-cell table:style-name="ce2"/>
          <table:table-cell table:style-name="ce2" table:number-matrix-columns-spanned="4" table:number-matrix-rows-spanned="2" table:formula="of:=[.O129:.R130]*[.T129:.W130]" office:value-type="float" office:value="-0.00436736096830423">
            <text:p>-0.004</text:p>
          </table:table-cell>
          <table:table-cell table:style-name="ce2" office:value-type="float" office:value="-0.0526406858109569">
            <text:p>-0.053</text:p>
          </table:table-cell>
          <table:table-cell table:style-name="ce2" office:value-type="float" office:value="-0.0526406858109569">
            <text:p>-0.053</text:p>
          </table:table-cell>
          <table:table-cell table:style-name="ce2" office:value-type="float" office:value="0.076175745942357">
            <text:p>0.076</text:p>
          </table:table-cell>
          <table:table-cell table:style-name="ce2"/>
          <table:table-cell table:style-name="ce2" table:number-matrix-columns-spanned="3" table:number-matrix-rows-spanned="2" table:formula="of:=MMULT([.Y129:.AB130];[.$O$2:.$Q$5])" office:value-type="float" office:value="0.0235350601314002">
            <text:p>0.024</text:p>
          </table:table-cell>
          <table:table-cell table:style-name="ce2" office:value-type="float" office:value="0.0235350601314002">
            <text:p>0.024</text:p>
          </table:table-cell>
          <table:table-cell table:style-name="ce2" office:value-type="float" office:value="-0.033472986647861">
            <text:p>-0.033</text:p>
          </table:table-cell>
          <table:table-cell/>
          <table:table-cell table:number-matrix-columns-spanned="1" table:number-matrix-rows-spanned="1" table:formula="of:=SUM([.T129:.W130]^2)" office:value-type="float" office:value="0.421154031943905">
            <text:p>0.4211540319</text:p>
          </table:table-cell>
          <table:table-cell table:number-columns-repeated="990"/>
        </table:table-row>
        <table:table-row table:style-name="ro2">
          <table:table-cell table:style-name="ce2" office:value-type="float" office:value="2.24748302974912">
            <text:p>2.247</text:p>
          </table:table-cell>
          <table:table-cell table:style-name="ce2" office:value-type="float" office:value="2.24748302974912">
            <text:p>2.247</text:p>
          </table:table-cell>
          <table:table-cell table:style-name="ce2" office:value-type="float" office:value="-0.743466812307342">
            <text:p>-0.743</text:p>
          </table:table-cell>
          <table:table-cell table:style-name="ce2"/>
          <table:table-cell table:style-name="ce2" office:value-type="float" office:value="-0.743466812307342">
            <text:p>-0.743</text:p>
          </table:table-cell>
          <table:table-cell table:style-name="ce2" office:value-type="float" office:value="1.50401621744177">
            <text:p>1.504</text:p>
          </table:table-cell>
          <table:table-cell table:style-name="ce2" office:value-type="float" office:value="1.50401621744177">
            <text:p>1.504</text:p>
          </table:table-cell>
          <table:table-cell table:style-name="ce2" office:value-type="float" office:value="3.75149924719089">
            <text:p>3.751</text:p>
          </table:table-cell>
          <table:table-cell table:style-name="ce2"/>
          <table:table-cell table:style-name="ce2" table:formula="of:=1/(1+EXP(-[.E130]))" office:value-type="float" office:value="0.322246513011731">
            <text:p>0.322</text:p>
          </table:table-cell>
          <table:table-cell table:style-name="ce2" table:formula="of:=1/(1+EXP(-[.F130]))" office:value-type="float" office:value="0.81817271694663">
            <text:p>0.818</text:p>
          </table:table-cell>
          <table:table-cell table:style-name="ce2" table:formula="of:=1/(1+EXP(-[.G130]))" office:value-type="float" office:value="0.81817271694663">
            <text:p>0.818</text:p>
          </table:table-cell>
          <table:table-cell table:style-name="ce2" table:formula="of:=1/(1+EXP(-[.H130]))" office:value-type="float" office:value="0.97705626324554">
            <text:p>0.977</text:p>
          </table:table-cell>
          <table:table-cell table:style-name="ce2"/>
          <table:table-cell table:style-name="ce2" table:formula="of:=[.J130]*(1-[.J130])" office:value-type="float" office:value="0.218403697863511">
            <text:p>0.218</text:p>
          </table:table-cell>
          <table:table-cell table:style-name="ce2" table:formula="of:=[.K130]*(1-[.K130])" office:value-type="float" office:value="0.148766122190799">
            <text:p>0.149</text:p>
          </table:table-cell>
          <table:table-cell table:style-name="ce2" table:formula="of:=[.L130]*(1-[.L130])" office:value-type="float" office:value="0.148766122190799">
            <text:p>0.149</text:p>
          </table:table-cell>
          <table:table-cell table:style-name="ce2" table:formula="of:=[.M130]*(1-[.M130])" office:value-type="float" office:value="0.0224173216982017">
            <text:p>0.022</text:p>
          </table:table-cell>
          <table:table-cell table:style-name="ce2"/>
          <table:table-cell table:style-name="ce2" office:value-type="float" office:value="-0.315553662087447">
            <text:p>-0.316</text:p>
          </table:table-cell>
          <table:table-cell table:style-name="ce2" office:value-type="float" office:value="0.175134432129085">
            <text:p>0.175</text:p>
          </table:table-cell>
          <table:table-cell table:style-name="ce2" office:value-type="float" office:value="0.175134432129085">
            <text:p>0.175</text:p>
          </table:table-cell>
          <table:table-cell table:style-name="ce2" office:value-type="float" office:value="0.0229434308522326">
            <text:p>0.023</text:p>
          </table:table-cell>
          <table:table-cell table:style-name="ce2"/>
          <table:table-cell table:style-name="ce2" office:value-type="float" office:value="-0.0689180866742713">
            <text:p>-0.069</text:p>
          </table:table-cell>
          <table:table-cell table:style-name="ce2" office:value-type="float" office:value="0.0260540703299317">
            <text:p>0.026</text:p>
          </table:table-cell>
          <table:table-cell table:style-name="ce2" office:value-type="float" office:value="0.0260540703299317">
            <text:p>0.026</text:p>
          </table:table-cell>
          <table:table-cell table:style-name="ce2" office:value-type="float" office:value="0.000514330270274943">
            <text:p>0.001</text:p>
          </table:table-cell>
          <table:table-cell table:style-name="ce2"/>
          <table:table-cell table:style-name="ce2" office:value-type="float" office:value="0.0265684006002067">
            <text:p>0.027</text:p>
          </table:table-cell>
          <table:table-cell table:style-name="ce2" office:value-type="float" office:value="0.0265684006002067">
            <text:p>0.027</text:p>
          </table:table-cell>
          <table:table-cell table:style-name="ce2" office:value-type="float" office:value="-0.0162956157441329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29:.C130]+[.AD129:.AF130]" office:value-type="float" office:value="1.65110980565217">
            <text:p>1.651</text:p>
          </table:table-cell>
          <table:table-cell table:style-name="ce2" office:value-type="float" office:value="1.65110980565217">
            <text:p>1.651</text:p>
          </table:table-cell>
          <table:table-cell table:style-name="ce2" office:value-type="float" office:value="-2.64387550232609">
            <text:p>-2.644</text:p>
          </table:table-cell>
          <table:table-cell table:style-name="ce2"/>
          <table:table-cell table:style-name="ce2" table:number-matrix-columns-spanned="4" table:number-matrix-rows-spanned="2" table:formula="of:=MMULT([.A132:.C133];[.$A$2:.$D$4])" office:value-type="float" office:value="-2.64387550232609">
            <text:p>-2.644</text:p>
          </table:table-cell>
          <table:table-cell table:style-name="ce2" office:value-type="float" office:value="-0.992765696673918">
            <text:p>-0.993</text:p>
          </table:table-cell>
          <table:table-cell table:style-name="ce2" office:value-type="float" office:value="-0.992765696673918">
            <text:p>-0.993</text:p>
          </table:table-cell>
          <table:table-cell table:style-name="ce2" office:value-type="float" office:value="0.658344108978253">
            <text:p>0.658</text:p>
          </table:table-cell>
          <table:table-cell table:style-name="ce2"/>
          <table:table-cell table:style-name="ce2" table:formula="of:=1/(1+EXP(-[.E132]))" office:value-type="float" office:value="0.0663674944664265">
            <text:p>0.066</text:p>
          </table:table-cell>
          <table:table-cell table:style-name="ce2" table:formula="of:=1/(1+EXP(-[.F132]))" office:value-type="float" office:value="0.270366147016077">
            <text:p>0.270</text:p>
          </table:table-cell>
          <table:table-cell table:style-name="ce2" table:formula="of:=1/(1+EXP(-[.G132]))" office:value-type="float" office:value="0.270366147016077">
            <text:p>0.270</text:p>
          </table:table-cell>
          <table:table-cell table:style-name="ce2" table:formula="of:=1/(1+EXP(-[.H132]))" office:value-type="float" office:value="0.658888317466018">
            <text:p>0.659</text:p>
          </table:table-cell>
          <table:table-cell table:style-name="ce2"/>
          <table:table-cell table:style-name="ce2" table:formula="of:=[.J132]*(1-[.J132])" office:value-type="float" office:value="0.0619628501446753">
            <text:p>0.062</text:p>
          </table:table-cell>
          <table:table-cell table:style-name="ce2" table:formula="of:=[.K132]*(1-[.K132])" office:value-type="float" office:value="0.197268293563758">
            <text:p>0.197</text:p>
          </table:table-cell>
          <table:table-cell table:style-name="ce2" table:formula="of:=[.L132]*(1-[.L132])" office:value-type="float" office:value="0.197268293563758">
            <text:p>0.197</text:p>
          </table:table-cell>
          <table:table-cell table:style-name="ce2" table:formula="of:=[.M132]*(1-[.M132])" office:value-type="float" office:value="0.224754502572818">
            <text:p>0.225</text:p>
          </table:table-cell>
          <table:table-cell table:style-name="ce2"/>
          <table:table-cell table:style-name="ce2" table:number-matrix-columns-spanned="4" table:number-matrix-rows-spanned="2" table:formula="of:=[.$J$8:.$M$9]-[.J132:.M133]" office:value-type="float" office:value="-0.0663671885641996">
            <text:p>-0.066</text:p>
          </table:table-cell>
          <table:table-cell table:style-name="ce2" office:value-type="float" office:value="-0.263673296091792">
            <text:p>-0.264</text:p>
          </table:table-cell>
          <table:table-cell table:style-name="ce2" office:value-type="float" office:value="-0.263673296091792">
            <text:p>-0.264</text:p>
          </table:table-cell>
          <table:table-cell table:style-name="ce2" office:value-type="float" office:value="0.334418831609697">
            <text:p>0.334</text:p>
          </table:table-cell>
          <table:table-cell table:style-name="ce2"/>
          <table:table-cell table:style-name="ce2" table:number-matrix-columns-spanned="4" table:number-matrix-rows-spanned="2" table:formula="of:=[.O132:.R133]*[.T132:.W133]" office:value-type="float" office:value="-0.00411230015952691">
            <text:p>-0.004</text:p>
          </table:table-cell>
          <table:table-cell table:style-name="ce2" office:value-type="float" office:value="-0.0520143811783593">
            <text:p>-0.052</text:p>
          </table:table-cell>
          <table:table-cell table:style-name="ce2" office:value-type="float" office:value="-0.0520143811783593">
            <text:p>-0.052</text:p>
          </table:table-cell>
          <table:table-cell table:style-name="ce2" office:value-type="float" office:value="0.0751621381494203">
            <text:p>0.075</text:p>
          </table:table-cell>
          <table:table-cell table:style-name="ce2"/>
          <table:table-cell table:style-name="ce2" table:number-matrix-columns-spanned="3" table:number-matrix-rows-spanned="2" table:formula="of:=MMULT([.Y132:.AB133];[.$O$2:.$Q$5])" office:value-type="float" office:value="0.0231477569710611">
            <text:p>0.023</text:p>
          </table:table-cell>
          <table:table-cell table:style-name="ce2" office:value-type="float" office:value="0.0231477569710611">
            <text:p>0.023</text:p>
          </table:table-cell>
          <table:table-cell table:style-name="ce2" office:value-type="float" office:value="-0.0329789243668251">
            <text:p>-0.033</text:p>
          </table:table-cell>
          <table:table-cell/>
          <table:table-cell table:number-matrix-columns-spanned="1" table:number-matrix-rows-spanned="1" table:formula="of:=SUM([.T132:.W133]^2)" office:value-type="float" office:value="0.413406397110268">
            <text:p>0.4134063971</text:p>
          </table:table-cell>
          <table:table-cell table:number-columns-repeated="990"/>
        </table:table-row>
        <table:table-row table:style-name="ro2">
          <table:table-cell table:style-name="ce2" office:value-type="float" office:value="2.27405143034932">
            <text:p>2.274</text:p>
          </table:table-cell>
          <table:table-cell table:style-name="ce2" office:value-type="float" office:value="2.27405143034932">
            <text:p>2.274</text:p>
          </table:table-cell>
          <table:table-cell table:style-name="ce2" office:value-type="float" office:value="-0.759762428051475">
            <text:p>-0.760</text:p>
          </table:table-cell>
          <table:table-cell table:style-name="ce2"/>
          <table:table-cell table:style-name="ce2" office:value-type="float" office:value="-0.759762428051475">
            <text:p>-0.760</text:p>
          </table:table-cell>
          <table:table-cell table:style-name="ce2" office:value-type="float" office:value="1.51428900229785">
            <text:p>1.514</text:p>
          </table:table-cell>
          <table:table-cell table:style-name="ce2" office:value-type="float" office:value="1.51428900229785">
            <text:p>1.514</text:p>
          </table:table-cell>
          <table:table-cell table:style-name="ce2" office:value-type="float" office:value="3.78834043264717">
            <text:p>3.788</text:p>
          </table:table-cell>
          <table:table-cell table:style-name="ce2"/>
          <table:table-cell table:style-name="ce2" table:formula="of:=1/(1+EXP(-[.E133]))" office:value-type="float" office:value="0.318697847874428">
            <text:p>0.319</text:p>
          </table:table-cell>
          <table:table-cell table:style-name="ce2" table:formula="of:=1/(1+EXP(-[.F133]))" office:value-type="float" office:value="0.819695967144526">
            <text:p>0.820</text:p>
          </table:table-cell>
          <table:table-cell table:style-name="ce2" table:formula="of:=1/(1+EXP(-[.G133]))" office:value-type="float" office:value="0.819695967144526">
            <text:p>0.820</text:p>
          </table:table-cell>
          <table:table-cell table:style-name="ce2" table:formula="of:=1/(1+EXP(-[.H133]))" office:value-type="float" office:value="0.977867789335879">
            <text:p>0.978</text:p>
          </table:table-cell>
          <table:table-cell table:style-name="ce2"/>
          <table:table-cell table:style-name="ce2" table:formula="of:=[.J133]*(1-[.J133])" office:value-type="float" office:value="0.217129529634636">
            <text:p>0.217</text:p>
          </table:table-cell>
          <table:table-cell table:style-name="ce2" table:formula="of:=[.K133]*(1-[.K133])" office:value-type="float" office:value="0.147794488591526">
            <text:p>0.148</text:p>
          </table:table-cell>
          <table:table-cell table:style-name="ce2" table:formula="of:=[.L133]*(1-[.L133])" office:value-type="float" office:value="0.147794488591526">
            <text:p>0.148</text:p>
          </table:table-cell>
          <table:table-cell table:style-name="ce2" table:formula="of:=[.M133]*(1-[.M133])" office:value-type="float" office:value="0.0216423759152396">
            <text:p>0.022</text:p>
          </table:table-cell>
          <table:table-cell table:style-name="ce2"/>
          <table:table-cell table:style-name="ce2" office:value-type="float" office:value="-0.312004996950143">
            <text:p>-0.312</text:p>
          </table:table-cell>
          <table:table-cell table:style-name="ce2" office:value-type="float" office:value="0.173611181931189">
            <text:p>0.174</text:p>
          </table:table-cell>
          <table:table-cell table:style-name="ce2" office:value-type="float" office:value="0.173611181931189">
            <text:p>0.174</text:p>
          </table:table-cell>
          <table:table-cell table:style-name="ce2" office:value-type="float" office:value="0.0221319047618936">
            <text:p>0.022</text:p>
          </table:table-cell>
          <table:table-cell table:style-name="ce2"/>
          <table:table-cell table:style-name="ce2" office:value-type="float" office:value="-0.0677454982314407">
            <text:p>-0.068</text:p>
          </table:table-cell>
          <table:table-cell table:style-name="ce2" office:value-type="float" office:value="0.0256587758472904">
            <text:p>0.026</text:p>
          </table:table-cell>
          <table:table-cell table:style-name="ce2" office:value-type="float" office:value="0.0256587758472904">
            <text:p>0.026</text:p>
          </table:table-cell>
          <table:table-cell table:style-name="ce2" office:value-type="float" office:value="0.000478987002577184">
            <text:p>0.000</text:p>
          </table:table-cell>
          <table:table-cell table:style-name="ce2"/>
          <table:table-cell table:style-name="ce2" office:value-type="float" office:value="0.0261377628498676">
            <text:p>0.026</text:p>
          </table:table-cell>
          <table:table-cell table:style-name="ce2" office:value-type="float" office:value="0.0261377628498676">
            <text:p>0.026</text:p>
          </table:table-cell>
          <table:table-cell table:style-name="ce2" office:value-type="float" office:value="-0.0159489595342826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2:.C133]+[.AD132:.AF133]" office:value-type="float" office:value="1.67425756262323">
            <text:p>1.674</text:p>
          </table:table-cell>
          <table:table-cell table:style-name="ce2" office:value-type="float" office:value="1.67425756262323">
            <text:p>1.674</text:p>
          </table:table-cell>
          <table:table-cell table:style-name="ce2" office:value-type="float" office:value="-2.67685442669291">
            <text:p>-2.677</text:p>
          </table:table-cell>
          <table:table-cell table:style-name="ce2"/>
          <table:table-cell table:style-name="ce2" table:number-matrix-columns-spanned="4" table:number-matrix-rows-spanned="2" table:formula="of:=MMULT([.A135:.C136];[.$A$2:.$D$4])" office:value-type="float" office:value="-2.67685442669291">
            <text:p>-2.677</text:p>
          </table:table-cell>
          <table:table-cell table:style-name="ce2" office:value-type="float" office:value="-1.00259686406968">
            <text:p>-1.003</text:p>
          </table:table-cell>
          <table:table-cell table:style-name="ce2" office:value-type="float" office:value="-1.00259686406968">
            <text:p>-1.003</text:p>
          </table:table-cell>
          <table:table-cell table:style-name="ce2" office:value-type="float" office:value="0.67166069855355">
            <text:p>0.672</text:p>
          </table:table-cell>
          <table:table-cell table:style-name="ce2"/>
          <table:table-cell table:style-name="ce2" table:formula="of:=1/(1+EXP(-[.E135]))" office:value-type="float" office:value="0.06435301739495">
            <text:p>0.064</text:p>
          </table:table-cell>
          <table:table-cell table:style-name="ce2" table:formula="of:=1/(1+EXP(-[.F135]))" office:value-type="float" office:value="0.268431153366595">
            <text:p>0.268</text:p>
          </table:table-cell>
          <table:table-cell table:style-name="ce2" table:formula="of:=1/(1+EXP(-[.G135]))" office:value-type="float" office:value="0.268431153366595">
            <text:p>0.268</text:p>
          </table:table-cell>
          <table:table-cell table:style-name="ce2" table:formula="of:=1/(1+EXP(-[.H135]))" office:value-type="float" office:value="0.661874917597822">
            <text:p>0.662</text:p>
          </table:table-cell>
          <table:table-cell table:style-name="ce2"/>
          <table:table-cell table:style-name="ce2" table:formula="of:=[.J135]*(1-[.J135])" office:value-type="float" office:value="0.0602117065471153">
            <text:p>0.060</text:p>
          </table:table-cell>
          <table:table-cell table:style-name="ce2" table:formula="of:=[.K135]*(1-[.K135])" office:value-type="float" office:value="0.196375869268874">
            <text:p>0.196</text:p>
          </table:table-cell>
          <table:table-cell table:style-name="ce2" table:formula="of:=[.L135]*(1-[.L135])" office:value-type="float" office:value="0.196375869268874">
            <text:p>0.196</text:p>
          </table:table-cell>
          <table:table-cell table:style-name="ce2" table:formula="of:=[.M135]*(1-[.M135])" office:value-type="float" office:value="0.223796511052698">
            <text:p>0.224</text:p>
          </table:table-cell>
          <table:table-cell table:style-name="ce2"/>
          <table:table-cell table:style-name="ce2" table:number-matrix-columns-spanned="4" table:number-matrix-rows-spanned="2" table:formula="of:=[.$J$8:.$M$9]-[.J135:.M136]" office:value-type="float" office:value="-0.0643527114927231">
            <text:p>-0.064</text:p>
          </table:table-cell>
          <table:table-cell table:style-name="ce2" office:value-type="float" office:value="-0.26173830244231">
            <text:p>-0.262</text:p>
          </table:table-cell>
          <table:table-cell table:style-name="ce2" office:value-type="float" office:value="-0.26173830244231">
            <text:p>-0.262</text:p>
          </table:table-cell>
          <table:table-cell table:style-name="ce2" office:value-type="float" office:value="0.331432231477893">
            <text:p>0.331</text:p>
          </table:table-cell>
          <table:table-cell table:style-name="ce2"/>
          <table:table-cell table:style-name="ce2" table:number-matrix-columns-spanned="4" table:number-matrix-rows-spanned="2" table:formula="of:=[.O135:.R136]*[.T135:.W136]" office:value-type="float" office:value="-0.00387478657991101">
            <text:p>-0.004</text:p>
          </table:table-cell>
          <table:table-cell table:style-name="ce2" office:value-type="float" office:value="-0.0513990866630681">
            <text:p>-0.051</text:p>
          </table:table-cell>
          <table:table-cell table:style-name="ce2" office:value-type="float" office:value="-0.0513990866630681">
            <text:p>-0.051</text:p>
          </table:table-cell>
          <table:table-cell table:style-name="ce2" office:value-type="float" office:value="0.0741733770551629">
            <text:p>0.074</text:p>
          </table:table-cell>
          <table:table-cell table:style-name="ce2"/>
          <table:table-cell table:style-name="ce2" table:number-matrix-columns-spanned="3" table:number-matrix-rows-spanned="2" table:formula="of:=MMULT([.Y135:.AB136];[.$O$2:.$Q$5])" office:value-type="float" office:value="0.0227742903920948">
            <text:p>0.023</text:p>
          </table:table-cell>
          <table:table-cell table:style-name="ce2" office:value-type="float" office:value="0.0227742903920948">
            <text:p>0.023</text:p>
          </table:table-cell>
          <table:table-cell table:style-name="ce2" office:value-type="float" office:value="-0.0324995828508844">
            <text:p>-0.032</text:p>
          </table:table-cell>
          <table:table-cell/>
          <table:table-cell table:number-matrix-columns-spanned="1" table:number-matrix-rows-spanned="1" table:formula="of:=SUM([.T135:.W136]^2)" office:value-type="float" office:value="0.405906931809909">
            <text:p>0.4059069318</text:p>
          </table:table-cell>
          <table:table-cell table:number-columns-repeated="990"/>
        </table:table-row>
        <table:table-row table:style-name="ro2">
          <table:table-cell table:style-name="ce2" office:value-type="float" office:value="2.30018919319919">
            <text:p>2.300</text:p>
          </table:table-cell>
          <table:table-cell table:style-name="ce2" office:value-type="float" office:value="2.30018919319919">
            <text:p>2.300</text:p>
          </table:table-cell>
          <table:table-cell table:style-name="ce2" office:value-type="float" office:value="-0.775711387585758">
            <text:p>-0.776</text:p>
          </table:table-cell>
          <table:table-cell table:style-name="ce2"/>
          <table:table-cell table:style-name="ce2" office:value-type="float" office:value="-0.775711387585758">
            <text:p>-0.776</text:p>
          </table:table-cell>
          <table:table-cell table:style-name="ce2" office:value-type="float" office:value="1.52447780561343">
            <text:p>1.524</text:p>
          </table:table-cell>
          <table:table-cell table:style-name="ce2" office:value-type="float" office:value="1.52447780561343">
            <text:p>1.524</text:p>
          </table:table-cell>
          <table:table-cell table:style-name="ce2" office:value-type="float" office:value="3.82466699881262">
            <text:p>3.825</text:p>
          </table:table-cell>
          <table:table-cell table:style-name="ce2"/>
          <table:table-cell table:style-name="ce2" table:formula="of:=1/(1+EXP(-[.E136]))" office:value-type="float" office:value="0.31524491541842">
            <text:p>0.315</text:p>
          </table:table-cell>
          <table:table-cell table:style-name="ce2" table:formula="of:=1/(1+EXP(-[.F136]))" office:value-type="float" office:value="0.82119691407184">
            <text:p>0.821</text:p>
          </table:table-cell>
          <table:table-cell table:style-name="ce2" table:formula="of:=1/(1+EXP(-[.G136]))" office:value-type="float" office:value="0.82119691407184">
            <text:p>0.821</text:p>
          </table:table-cell>
          <table:table-cell table:style-name="ce2" table:formula="of:=1/(1+EXP(-[.H136]))" office:value-type="float" office:value="0.978640484128962">
            <text:p>0.979</text:p>
          </table:table-cell>
          <table:table-cell table:style-name="ce2"/>
          <table:table-cell table:style-name="ce2" table:formula="of:=[.J136]*(1-[.J136])" office:value-type="float" office:value="0.215865558721253">
            <text:p>0.216</text:p>
          </table:table-cell>
          <table:table-cell table:style-name="ce2" table:formula="of:=[.K136]*(1-[.K136])" office:value-type="float" office:value="0.146832542390727">
            <text:p>0.147</text:p>
          </table:table-cell>
          <table:table-cell table:style-name="ce2" table:formula="of:=[.L136]*(1-[.L136])" office:value-type="float" office:value="0.146832542390727">
            <text:p>0.147</text:p>
          </table:table-cell>
          <table:table-cell table:style-name="ce2" table:formula="of:=[.M136]*(1-[.M136])" office:value-type="float" office:value="0.0209032869527931">
            <text:p>0.021</text:p>
          </table:table-cell>
          <table:table-cell table:style-name="ce2"/>
          <table:table-cell table:style-name="ce2" office:value-type="float" office:value="-0.308552064494136">
            <text:p>-0.309</text:p>
          </table:table-cell>
          <table:table-cell table:style-name="ce2" office:value-type="float" office:value="0.172110235003876">
            <text:p>0.172</text:p>
          </table:table-cell>
          <table:table-cell table:style-name="ce2" office:value-type="float" office:value="0.172110235003876">
            <text:p>0.172</text:p>
          </table:table-cell>
          <table:table-cell table:style-name="ce2" office:value-type="float" office:value="0.0213592099688112">
            <text:p>0.021</text:p>
          </table:table-cell>
          <table:table-cell table:style-name="ce2"/>
          <table:table-cell table:style-name="ce2" office:value-type="float" office:value="-0.0666057637966228">
            <text:p>-0.067</text:p>
          </table:table-cell>
          <table:table-cell table:style-name="ce2" office:value-type="float" office:value="0.0252713833770846">
            <text:p>0.025</text:p>
          </table:table-cell>
          <table:table-cell table:style-name="ce2" office:value-type="float" office:value="0.0252713833770846">
            <text:p>0.025</text:p>
          </table:table-cell>
          <table:table-cell table:style-name="ce2" office:value-type="float" office:value="0.00044647769506302">
            <text:p>0.000</text:p>
          </table:table-cell>
          <table:table-cell table:style-name="ce2"/>
          <table:table-cell table:style-name="ce2" office:value-type="float" office:value="0.0257178610721477">
            <text:p>0.026</text:p>
          </table:table-cell>
          <table:table-cell table:style-name="ce2" office:value-type="float" office:value="0.0257178610721477">
            <text:p>0.026</text:p>
          </table:table-cell>
          <table:table-cell table:style-name="ce2" office:value-type="float" office:value="-0.0156165193473905">
            <text:p>-0.016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5:.C136]+[.AD135:.AF136]" office:value-type="float" office:value="1.69703185301533">
            <text:p>1.697</text:p>
          </table:table-cell>
          <table:table-cell table:style-name="ce2" office:value-type="float" office:value="1.69703185301533">
            <text:p>1.697</text:p>
          </table:table-cell>
          <table:table-cell table:style-name="ce2" office:value-type="float" office:value="-2.7093540095438">
            <text:p>-2.709</text:p>
          </table:table-cell>
          <table:table-cell table:style-name="ce2"/>
          <table:table-cell table:style-name="ce2" table:number-matrix-columns-spanned="4" table:number-matrix-rows-spanned="2" table:formula="of:=MMULT([.A138:.C139];[.$A$2:.$D$4])" office:value-type="float" office:value="-2.7093540095438">
            <text:p>-2.709</text:p>
          </table:table-cell>
          <table:table-cell table:style-name="ce2" office:value-type="float" office:value="-1.01232215652847">
            <text:p>-1.012</text:p>
          </table:table-cell>
          <table:table-cell table:style-name="ce2" office:value-type="float" office:value="-1.01232215652847">
            <text:p>-1.012</text:p>
          </table:table-cell>
          <table:table-cell table:style-name="ce2" office:value-type="float" office:value="0.684709696486855">
            <text:p>0.685</text:p>
          </table:table-cell>
          <table:table-cell table:style-name="ce2"/>
          <table:table-cell table:style-name="ce2" table:formula="of:=1/(1+EXP(-[.E138]))" office:value-type="float" office:value="0.0624236485370524">
            <text:p>0.062</text:p>
          </table:table-cell>
          <table:table-cell table:style-name="ce2" table:formula="of:=1/(1+EXP(-[.F138]))" office:value-type="float" office:value="0.266525646967719">
            <text:p>0.267</text:p>
          </table:table-cell>
          <table:table-cell table:style-name="ce2" table:formula="of:=1/(1+EXP(-[.G138]))" office:value-type="float" office:value="0.266525646967719">
            <text:p>0.267</text:p>
          </table:table-cell>
          <table:table-cell table:style-name="ce2" table:formula="of:=1/(1+EXP(-[.H138]))" office:value-type="float" office:value="0.664789040938964">
            <text:p>0.665</text:p>
          </table:table-cell>
          <table:table-cell table:style-name="ce2"/>
          <table:table-cell table:style-name="ce2" table:formula="of:=[.J138]*(1-[.J138])" office:value-type="float" office:value="0.058526936640375">
            <text:p>0.059</text:p>
          </table:table-cell>
          <table:table-cell table:style-name="ce2" table:formula="of:=[.K138]*(1-[.K138])" office:value-type="float" office:value="0.195489726476158">
            <text:p>0.195</text:p>
          </table:table-cell>
          <table:table-cell table:style-name="ce2" table:formula="of:=[.L138]*(1-[.L138])" office:value-type="float" office:value="0.195489726476158">
            <text:p>0.195</text:p>
          </table:table-cell>
          <table:table-cell table:style-name="ce2" table:formula="of:=[.M138]*(1-[.M138])" office:value-type="float" office:value="0.222844571986416">
            <text:p>0.223</text:p>
          </table:table-cell>
          <table:table-cell table:style-name="ce2"/>
          <table:table-cell table:style-name="ce2" table:number-matrix-columns-spanned="4" table:number-matrix-rows-spanned="2" table:formula="of:=[.$J$8:.$M$9]-[.J138:.M139]" office:value-type="float" office:value="-0.0624233426348255">
            <text:p>-0.062</text:p>
          </table:table-cell>
          <table:table-cell table:style-name="ce2" office:value-type="float" office:value="-0.259832796043434">
            <text:p>-0.260</text:p>
          </table:table-cell>
          <table:table-cell table:style-name="ce2" office:value-type="float" office:value="-0.259832796043434">
            <text:p>-0.260</text:p>
          </table:table-cell>
          <table:table-cell table:style-name="ce2" office:value-type="float" office:value="0.328518108136751">
            <text:p>0.329</text:p>
          </table:table-cell>
          <table:table-cell table:style-name="ce2"/>
          <table:table-cell table:style-name="ce2" table:number-matrix-columns-spanned="4" table:number-matrix-rows-spanned="2" table:formula="of:=[.O138:.R139]*[.T138:.W139]" office:value-type="float" office:value="-0.00365344701926885">
            <text:p>-0.004</text:p>
          </table:table-cell>
          <table:table-cell table:style-name="ce2" office:value-type="float" office:value="-0.0507946422280662">
            <text:p>-0.051</text:p>
          </table:table-cell>
          <table:table-cell table:style-name="ce2" office:value-type="float" office:value="-0.0507946422280662">
            <text:p>-0.051</text:p>
          </table:table-cell>
          <table:table-cell table:style-name="ce2" office:value-type="float" office:value="0.0732084771975217">
            <text:p>0.073</text:p>
          </table:table-cell>
          <table:table-cell table:style-name="ce2"/>
          <table:table-cell table:style-name="ce2" table:number-matrix-columns-spanned="3" table:number-matrix-rows-spanned="2" table:formula="of:=MMULT([.Y138:.AB139];[.$O$2:.$Q$5])" office:value-type="float" office:value="0.0224138349694555">
            <text:p>0.022</text:p>
          </table:table-cell>
          <table:table-cell table:style-name="ce2" office:value-type="float" office:value="0.0224138349694555">
            <text:p>0.022</text:p>
          </table:table-cell>
          <table:table-cell table:style-name="ce2" office:value-type="float" office:value="-0.0320342542778795">
            <text:p>-0.032</text:p>
          </table:table-cell>
          <table:table-cell/>
          <table:table-cell table:number-matrix-columns-spanned="1" table:number-matrix-rows-spanned="1" table:formula="of:=SUM([.T138:.W139]^2)" office:value-type="float" office:value="0.398644150007593">
            <text:p>0.39864415</text:p>
          </table:table-cell>
          <table:table-cell table:number-columns-repeated="990"/>
        </table:table-row>
        <table:table-row table:style-name="ro2">
          <table:table-cell table:style-name="ce2" office:value-type="float" office:value="2.32590705427134">
            <text:p>2.326</text:p>
          </table:table-cell>
          <table:table-cell table:style-name="ce2" office:value-type="float" office:value="2.32590705427134">
            <text:p>2.326</text:p>
          </table:table-cell>
          <table:table-cell table:style-name="ce2" office:value-type="float" office:value="-0.791327906933148">
            <text:p>-0.791</text:p>
          </table:table-cell>
          <table:table-cell table:style-name="ce2"/>
          <table:table-cell table:style-name="ce2" office:value-type="float" office:value="-0.791327906933148">
            <text:p>-0.791</text:p>
          </table:table-cell>
          <table:table-cell table:style-name="ce2" office:value-type="float" office:value="1.53457914733819">
            <text:p>1.535</text:p>
          </table:table-cell>
          <table:table-cell table:style-name="ce2" office:value-type="float" office:value="1.53457914733819">
            <text:p>1.535</text:p>
          </table:table-cell>
          <table:table-cell table:style-name="ce2" office:value-type="float" office:value="3.86048620160953">
            <text:p>3.860</text:p>
          </table:table-cell>
          <table:table-cell table:style-name="ce2"/>
          <table:table-cell table:style-name="ce2" table:formula="of:=1/(1+EXP(-[.E139]))" office:value-type="float" office:value="0.311883613190167">
            <text:p>0.312</text:p>
          </table:table-cell>
          <table:table-cell table:style-name="ce2" table:formula="of:=1/(1+EXP(-[.F139]))" office:value-type="float" office:value="0.82267531050145">
            <text:p>0.823</text:p>
          </table:table-cell>
          <table:table-cell table:style-name="ce2" table:formula="of:=1/(1+EXP(-[.G139]))" office:value-type="float" office:value="0.82267531050145">
            <text:p>0.823</text:p>
          </table:table-cell>
          <table:table-cell table:style-name="ce2" table:formula="of:=1/(1+EXP(-[.H139]))" office:value-type="float" office:value="0.979376525433818">
            <text:p>0.979</text:p>
          </table:table-cell>
          <table:table-cell table:style-name="ce2"/>
          <table:table-cell table:style-name="ce2" table:formula="of:=[.J139]*(1-[.J139])" office:value-type="float" office:value="0.214612225013613">
            <text:p>0.215</text:p>
          </table:table-cell>
          <table:table-cell table:style-name="ce2" table:formula="of:=[.K139]*(1-[.K139])" office:value-type="float" office:value="0.145880643992793">
            <text:p>0.146</text:p>
          </table:table-cell>
          <table:table-cell table:style-name="ce2" table:formula="of:=[.L139]*(1-[.L139])" office:value-type="float" office:value="0.145880643992793">
            <text:p>0.146</text:p>
          </table:table-cell>
          <table:table-cell table:style-name="ce2" table:formula="of:=[.M139]*(1-[.M139])" office:value-type="float" office:value="0.0201981468630002">
            <text:p>0.020</text:p>
          </table:table-cell>
          <table:table-cell table:style-name="ce2"/>
          <table:table-cell table:style-name="ce2" office:value-type="float" office:value="-0.305190762265882">
            <text:p>-0.305</text:p>
          </table:table-cell>
          <table:table-cell table:style-name="ce2" office:value-type="float" office:value="0.170631838574265">
            <text:p>0.171</text:p>
          </table:table-cell>
          <table:table-cell table:style-name="ce2" office:value-type="float" office:value="0.170631838574265">
            <text:p>0.171</text:p>
          </table:table-cell>
          <table:table-cell table:style-name="ce2" office:value-type="float" office:value="0.0206231686639552">
            <text:p>0.021</text:p>
          </table:table-cell>
          <table:table-cell table:style-name="ce2"/>
          <table:table-cell table:style-name="ce2" office:value-type="float" office:value="-0.0654976685434817">
            <text:p>-0.065</text:p>
          </table:table-cell>
          <table:table-cell table:style-name="ce2" office:value-type="float" office:value="0.024891882496888">
            <text:p>0.025</text:p>
          </table:table-cell>
          <table:table-cell table:style-name="ce2" office:value-type="float" office:value="0.024891882496888">
            <text:p>0.025</text:p>
          </table:table-cell>
          <table:table-cell table:style-name="ce2" office:value-type="float" office:value="0.000416549789454991">
            <text:p>0.000</text:p>
          </table:table-cell>
          <table:table-cell table:style-name="ce2"/>
          <table:table-cell table:style-name="ce2" office:value-type="float" office:value="0.025308432286343">
            <text:p>0.025</text:p>
          </table:table-cell>
          <table:table-cell table:style-name="ce2" office:value-type="float" office:value="0.025308432286343">
            <text:p>0.025</text:p>
          </table:table-cell>
          <table:table-cell table:style-name="ce2" office:value-type="float" office:value="-0.0152973537602507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38:.C139]+[.AD138:.AF139]" office:value-type="float" office:value="1.71944568798478">
            <text:p>1.719</text:p>
          </table:table-cell>
          <table:table-cell table:style-name="ce2" office:value-type="float" office:value="1.71944568798478">
            <text:p>1.719</text:p>
          </table:table-cell>
          <table:table-cell table:style-name="ce2" office:value-type="float" office:value="-2.74138826382168">
            <text:p>-2.741</text:p>
          </table:table-cell>
          <table:table-cell table:style-name="ce2"/>
          <table:table-cell table:style-name="ce2" table:number-matrix-columns-spanned="4" table:number-matrix-rows-spanned="2" table:formula="of:=MMULT([.A141:.C142];[.$A$2:.$D$4])" office:value-type="float" office:value="-2.74138826382168">
            <text:p>-2.741</text:p>
          </table:table-cell>
          <table:table-cell table:style-name="ce2" office:value-type="float" office:value="-1.0219425758369">
            <text:p>-1.022</text:p>
          </table:table-cell>
          <table:table-cell table:style-name="ce2" office:value-type="float" office:value="-1.0219425758369">
            <text:p>-1.022</text:p>
          </table:table-cell>
          <table:table-cell table:style-name="ce2" office:value-type="float" office:value="0.697503112147886">
            <text:p>0.698</text:p>
          </table:table-cell>
          <table:table-cell table:style-name="ce2"/>
          <table:table-cell table:style-name="ce2" table:formula="of:=1/(1+EXP(-[.E141]))" office:value-type="float" office:value="0.0605748552006159">
            <text:p>0.061</text:p>
          </table:table-cell>
          <table:table-cell table:style-name="ce2" table:formula="of:=1/(1+EXP(-[.F141]))" office:value-type="float" office:value="0.264649183066421">
            <text:p>0.265</text:p>
          </table:table-cell>
          <table:table-cell table:style-name="ce2" table:formula="of:=1/(1+EXP(-[.G141]))" office:value-type="float" office:value="0.264649183066421">
            <text:p>0.265</text:p>
          </table:table-cell>
          <table:table-cell table:style-name="ce2" table:formula="of:=1/(1+EXP(-[.H141]))" office:value-type="float" office:value="0.667633947699543">
            <text:p>0.668</text:p>
          </table:table-cell>
          <table:table-cell table:style-name="ce2"/>
          <table:table-cell table:style-name="ce2" table:formula="of:=[.J141]*(1-[.J141])" office:value-type="float" office:value="0.0569055421180403">
            <text:p>0.057</text:p>
          </table:table-cell>
          <table:table-cell table:style-name="ce2" table:formula="of:=[.K141]*(1-[.K141])" office:value-type="float" office:value="0.194609992968697">
            <text:p>0.195</text:p>
          </table:table-cell>
          <table:table-cell table:style-name="ce2" table:formula="of:=[.L141]*(1-[.L141])" office:value-type="float" office:value="0.194609992968697">
            <text:p>0.195</text:p>
          </table:table-cell>
          <table:table-cell table:style-name="ce2" table:formula="of:=[.M141]*(1-[.M141])" office:value-type="float" office:value="0.221898859578667">
            <text:p>0.222</text:p>
          </table:table-cell>
          <table:table-cell table:style-name="ce2"/>
          <table:table-cell table:style-name="ce2" table:number-matrix-columns-spanned="4" table:number-matrix-rows-spanned="2" table:formula="of:=[.$J$8:.$M$9]-[.J141:.M142]" office:value-type="float" office:value="-0.0605745492983889">
            <text:p>-0.061</text:p>
          </table:table-cell>
          <table:table-cell table:style-name="ce2" office:value-type="float" office:value="-0.257956332142136">
            <text:p>-0.258</text:p>
          </table:table-cell>
          <table:table-cell table:style-name="ce2" office:value-type="float" office:value="-0.257956332142136">
            <text:p>-0.258</text:p>
          </table:table-cell>
          <table:table-cell table:style-name="ce2" office:value-type="float" office:value="0.325673201376173">
            <text:p>0.326</text:p>
          </table:table-cell>
          <table:table-cell table:style-name="ce2"/>
          <table:table-cell table:style-name="ce2" table:number-matrix-columns-spanned="4" table:number-matrix-rows-spanned="2" table:formula="of:=[.O141:.R142]*[.T141:.W142]" office:value-type="float" office:value="-0.00344702756638078">
            <text:p>-0.003</text:p>
          </table:table-cell>
          <table:table-cell table:style-name="ce2" office:value-type="float" office:value="-0.050200879984412">
            <text:p>-0.050</text:p>
          </table:table-cell>
          <table:table-cell table:style-name="ce2" office:value-type="float" office:value="-0.050200879984412">
            <text:p>-0.050</text:p>
          </table:table-cell>
          <table:table-cell table:style-name="ce2" office:value-type="float" office:value="0.0722665119807063">
            <text:p>0.072</text:p>
          </table:table-cell>
          <table:table-cell table:style-name="ce2"/>
          <table:table-cell table:style-name="ce2" table:number-matrix-columns-spanned="3" table:number-matrix-rows-spanned="2" table:formula="of:=MMULT([.Y141:.AB142];[.$O$2:.$Q$5])" office:value-type="float" office:value="0.0220656319962942">
            <text:p>0.022</text:p>
          </table:table-cell>
          <table:table-cell table:style-name="ce2" office:value-type="float" office:value="0.0220656319962942">
            <text:p>0.022</text:p>
          </table:table-cell>
          <table:table-cell table:style-name="ce2" office:value-type="float" office:value="-0.0315822755544986">
            <text:p>-0.032</text:p>
          </table:table-cell>
          <table:table-cell/>
          <table:table-cell table:number-matrix-columns-spanned="1" table:number-matrix-rows-spanned="1" table:formula="of:=SUM([.T141:.W142]^2)" office:value-type="float" office:value="0.391607274406476">
            <text:p>0.3916072744</text:p>
          </table:table-cell>
          <table:table-cell table:number-columns-repeated="990"/>
        </table:table-row>
        <table:table-row table:style-name="ro2">
          <table:table-cell table:style-name="ce2" office:value-type="float" office:value="2.35121548655768">
            <text:p>2.351</text:p>
          </table:table-cell>
          <table:table-cell table:style-name="ce2" office:value-type="float" office:value="2.35121548655768">
            <text:p>2.351</text:p>
          </table:table-cell>
          <table:table-cell table:style-name="ce2" office:value-type="float" office:value="-0.806625260693399">
            <text:p>-0.807</text:p>
          </table:table-cell>
          <table:table-cell table:style-name="ce2"/>
          <table:table-cell table:style-name="ce2" office:value-type="float" office:value="-0.806625260693399">
            <text:p>-0.807</text:p>
          </table:table-cell>
          <table:table-cell table:style-name="ce2" office:value-type="float" office:value="1.54459022586428">
            <text:p>1.545</text:p>
          </table:table-cell>
          <table:table-cell table:style-name="ce2" office:value-type="float" office:value="1.54459022586428">
            <text:p>1.545</text:p>
          </table:table-cell>
          <table:table-cell table:style-name="ce2" office:value-type="float" office:value="3.89580571242196">
            <text:p>3.896</text:p>
          </table:table-cell>
          <table:table-cell table:style-name="ce2"/>
          <table:table-cell table:style-name="ce2" table:formula="of:=1/(1+EXP(-[.E142]))" office:value-type="float" office:value="0.308610098037254">
            <text:p>0.309</text:p>
          </table:table-cell>
          <table:table-cell table:style-name="ce2" table:formula="of:=1/(1+EXP(-[.F142]))" office:value-type="float" office:value="0.824131018511966">
            <text:p>0.824</text:p>
          </table:table-cell>
          <table:table-cell table:style-name="ce2" table:formula="of:=1/(1+EXP(-[.G142]))" office:value-type="float" office:value="0.824131018511966">
            <text:p>0.824</text:p>
          </table:table-cell>
          <table:table-cell table:style-name="ce2" table:formula="of:=1/(1+EXP(-[.H142]))" office:value-type="float" office:value="0.980077964870596">
            <text:p>0.980</text:p>
          </table:table-cell>
          <table:table-cell table:style-name="ce2"/>
          <table:table-cell table:style-name="ce2" table:formula="of:=[.J142]*(1-[.J142])" office:value-type="float" office:value="0.213369905426691">
            <text:p>0.213</text:p>
          </table:table-cell>
          <table:table-cell table:style-name="ce2" table:formula="of:=[.K142]*(1-[.K142])" office:value-type="float" office:value="0.144939082838395">
            <text:p>0.145</text:p>
          </table:table-cell>
          <table:table-cell table:style-name="ce2" table:formula="of:=[.L142]*(1-[.L142])" office:value-type="float" office:value="0.144939082838395">
            <text:p>0.145</text:p>
          </table:table-cell>
          <table:table-cell table:style-name="ce2" table:formula="of:=[.M142]*(1-[.M142])" office:value-type="float" office:value="0.0195251476457064">
            <text:p>0.020</text:p>
          </table:table-cell>
          <table:table-cell table:style-name="ce2"/>
          <table:table-cell table:style-name="ce2" office:value-type="float" office:value="-0.301917247112969">
            <text:p>-0.302</text:p>
          </table:table-cell>
          <table:table-cell table:style-name="ce2" office:value-type="float" office:value="0.169176130563749">
            <text:p>0.169</text:p>
          </table:table-cell>
          <table:table-cell table:style-name="ce2" office:value-type="float" office:value="0.169176130563749">
            <text:p>0.169</text:p>
          </table:table-cell>
          <table:table-cell table:style-name="ce2" office:value-type="float" office:value="0.0199217292271766">
            <text:p>0.020</text:p>
          </table:table-cell>
          <table:table-cell table:style-name="ce2"/>
          <table:table-cell table:style-name="ce2" office:value-type="float" office:value="-0.0644200544631811">
            <text:p>-0.064</text:p>
          </table:table-cell>
          <table:table-cell table:style-name="ce2" office:value-type="float" office:value="0.0245202332020584">
            <text:p>0.025</text:p>
          </table:table-cell>
          <table:table-cell table:style-name="ce2" office:value-type="float" office:value="0.0245202332020584">
            <text:p>0.025</text:p>
          </table:table-cell>
          <table:table-cell table:style-name="ce2" office:value-type="float" office:value="0.000388974704518408">
            <text:p>0.000</text:p>
          </table:table-cell>
          <table:table-cell table:style-name="ce2"/>
          <table:table-cell table:style-name="ce2" office:value-type="float" office:value="0.0249092079065768">
            <text:p>0.025</text:p>
          </table:table-cell>
          <table:table-cell table:style-name="ce2" office:value-type="float" office:value="0.0249092079065768">
            <text:p>0.025</text:p>
          </table:table-cell>
          <table:table-cell table:style-name="ce2" office:value-type="float" office:value="-0.0149906133545458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1:.C142]+[.AD141:.AF142]" office:value-type="float" office:value="1.74151131998108">
            <text:p>1.742</text:p>
          </table:table-cell>
          <table:table-cell table:style-name="ce2" office:value-type="float" office:value="1.74151131998108">
            <text:p>1.742</text:p>
          </table:table-cell>
          <table:table-cell table:style-name="ce2" office:value-type="float" office:value="-2.77297053937618">
            <text:p>-2.773</text:p>
          </table:table-cell>
          <table:table-cell table:style-name="ce2"/>
          <table:table-cell table:style-name="ce2" table:number-matrix-columns-spanned="4" table:number-matrix-rows-spanned="2" table:formula="of:=MMULT([.A144:.C145];[.$A$2:.$D$4])" office:value-type="float" office:value="-2.77297053937618">
            <text:p>-2.773</text:p>
          </table:table-cell>
          <table:table-cell table:style-name="ce2" office:value-type="float" office:value="-1.0314592193951">
            <text:p>-1.031</text:p>
          </table:table-cell>
          <table:table-cell table:style-name="ce2" office:value-type="float" office:value="-1.0314592193951">
            <text:p>-1.031</text:p>
          </table:table-cell>
          <table:table-cell table:style-name="ce2" office:value-type="float" office:value="0.710052100585976">
            <text:p>0.710</text:p>
          </table:table-cell>
          <table:table-cell table:style-name="ce2"/>
          <table:table-cell table:style-name="ce2" table:formula="of:=1/(1+EXP(-[.E144]))" office:value-type="float" office:value="0.0588023943072124">
            <text:p>0.059</text:p>
          </table:table-cell>
          <table:table-cell table:style-name="ce2" table:formula="of:=1/(1+EXP(-[.F144]))" office:value-type="float" office:value="0.262801301868407">
            <text:p>0.263</text:p>
          </table:table-cell>
          <table:table-cell table:style-name="ce2" table:formula="of:=1/(1+EXP(-[.G144]))" office:value-type="float" office:value="0.262801301868407">
            <text:p>0.263</text:p>
          </table:table-cell>
          <table:table-cell table:style-name="ce2" table:formula="of:=1/(1+EXP(-[.H144]))" office:value-type="float" office:value="0.67041267203161">
            <text:p>0.670</text:p>
          </table:table-cell>
          <table:table-cell table:style-name="ce2"/>
          <table:table-cell table:style-name="ce2" table:formula="of:=[.J144]*(1-[.J144])" office:value-type="float" office:value="0.0553446727309515">
            <text:p>0.055</text:p>
          </table:table-cell>
          <table:table-cell table:style-name="ce2" table:formula="of:=[.K144]*(1-[.K144])" office:value-type="float" office:value="0.193736777604678">
            <text:p>0.194</text:p>
          </table:table-cell>
          <table:table-cell table:style-name="ce2" table:formula="of:=[.L144]*(1-[.L144])" office:value-type="float" office:value="0.193736777604678">
            <text:p>0.194</text:p>
          </table:table-cell>
          <table:table-cell table:style-name="ce2" table:formula="of:=[.M144]*(1-[.M144])" office:value-type="float" office:value="0.220959521211047">
            <text:p>0.221</text:p>
          </table:table-cell>
          <table:table-cell table:style-name="ce2"/>
          <table:table-cell table:style-name="ce2" table:number-matrix-columns-spanned="4" table:number-matrix-rows-spanned="2" table:formula="of:=[.$J$8:.$M$9]-[.J144:.M145]" office:value-type="float" office:value="-0.0588020884049854">
            <text:p>-0.059</text:p>
          </table:table-cell>
          <table:table-cell table:style-name="ce2" office:value-type="float" office:value="-0.256108450944123">
            <text:p>-0.256</text:p>
          </table:table-cell>
          <table:table-cell table:style-name="ce2" office:value-type="float" office:value="-0.256108450944123">
            <text:p>-0.256</text:p>
          </table:table-cell>
          <table:table-cell table:style-name="ce2" office:value-type="float" office:value="0.322894477044105">
            <text:p>0.323</text:p>
          </table:table-cell>
          <table:table-cell table:style-name="ce2"/>
          <table:table-cell table:style-name="ce2" table:number-matrix-columns-spanned="4" table:number-matrix-rows-spanned="2" table:formula="of:=[.O144:.R145]*[.T144:.W145]" office:value-type="float" office:value="-0.00325438233867039">
            <text:p>-0.003</text:p>
          </table:table-cell>
          <table:table-cell table:style-name="ce2" office:value-type="float" office:value="-0.04961762600324">
            <text:p>-0.050</text:p>
          </table:table-cell>
          <table:table-cell table:style-name="ce2" office:value-type="float" office:value="-0.04961762600324">
            <text:p>-0.050</text:p>
          </table:table-cell>
          <table:table-cell table:style-name="ce2" office:value-type="float" office:value="0.0713466090493567">
            <text:p>0.071</text:p>
          </table:table-cell>
          <table:table-cell table:style-name="ce2"/>
          <table:table-cell table:style-name="ce2" table:number-matrix-columns-spanned="3" table:number-matrix-rows-spanned="2" table:formula="of:=MMULT([.Y144:.AB145];[.$O$2:.$Q$5])" office:value-type="float" office:value="0.0217289830461167">
            <text:p>0.022</text:p>
          </table:table-cell>
          <table:table-cell table:style-name="ce2" office:value-type="float" office:value="0.0217289830461167">
            <text:p>0.022</text:p>
          </table:table-cell>
          <table:table-cell table:style-name="ce2" office:value-type="float" office:value="-0.0311430252957936">
            <text:p>-0.031</text:p>
          </table:table-cell>
          <table:table-cell/>
          <table:table-cell table:number-matrix-columns-spanned="1" table:number-matrix-rows-spanned="1" table:formula="of:=SUM([.T144:.W145]^2)" office:value-type="float" office:value="0.384786181358243">
            <text:p>0.3847861814</text:p>
          </table:table-cell>
          <table:table-cell table:number-columns-repeated="990"/>
        </table:table-row>
        <table:table-row table:style-name="ro2">
          <table:table-cell table:style-name="ce2" office:value-type="float" office:value="2.37612469446426">
            <text:p>2.376</text:p>
          </table:table-cell>
          <table:table-cell table:style-name="ce2" office:value-type="float" office:value="2.37612469446426">
            <text:p>2.376</text:p>
          </table:table-cell>
          <table:table-cell table:style-name="ce2" office:value-type="float" office:value="-0.821615874047945">
            <text:p>-0.822</text:p>
          </table:table-cell>
          <table:table-cell table:style-name="ce2"/>
          <table:table-cell table:style-name="ce2" office:value-type="float" office:value="-0.821615874047945">
            <text:p>-0.822</text:p>
          </table:table-cell>
          <table:table-cell table:style-name="ce2" office:value-type="float" office:value="1.55450882041631">
            <text:p>1.555</text:p>
          </table:table-cell>
          <table:table-cell table:style-name="ce2" office:value-type="float" office:value="1.55450882041631">
            <text:p>1.555</text:p>
          </table:table-cell>
          <table:table-cell table:style-name="ce2" office:value-type="float" office:value="3.93063351488057">
            <text:p>3.931</text:p>
          </table:table-cell>
          <table:table-cell table:style-name="ce2"/>
          <table:table-cell table:style-name="ce2" table:formula="of:=1/(1+EXP(-[.E145]))" office:value-type="float" office:value="0.305420762378422">
            <text:p>0.305</text:p>
          </table:table-cell>
          <table:table-cell table:style-name="ce2" table:formula="of:=1/(1+EXP(-[.F145]))" office:value-type="float" office:value="0.825563991860954">
            <text:p>0.826</text:p>
          </table:table-cell>
          <table:table-cell table:style-name="ce2" table:formula="of:=1/(1+EXP(-[.G145]))" office:value-type="float" office:value="0.825563991860954">
            <text:p>0.826</text:p>
          </table:table-cell>
          <table:table-cell table:style-name="ce2" table:formula="of:=1/(1+EXP(-[.H145]))" office:value-type="float" office:value="0.980746733406736">
            <text:p>0.981</text:p>
          </table:table-cell>
          <table:table-cell table:style-name="ce2"/>
          <table:table-cell table:style-name="ce2" table:formula="of:=[.J145]*(1-[.J145])" office:value-type="float" office:value="0.212138920286606">
            <text:p>0.212</text:p>
          </table:table-cell>
          <table:table-cell table:style-name="ce2" table:formula="of:=[.K145]*(1-[.K145])" office:value-type="float" office:value="0.14400808720356">
            <text:p>0.144</text:p>
          </table:table-cell>
          <table:table-cell table:style-name="ce2" table:formula="of:=[.L145]*(1-[.L145])" office:value-type="float" office:value="0.14400808720356">
            <text:p>0.144</text:p>
          </table:table-cell>
          <table:table-cell table:style-name="ce2" table:formula="of:=[.M145]*(1-[.M145])" office:value-type="float" office:value="0.018882578318753">
            <text:p>0.019</text:p>
          </table:table-cell>
          <table:table-cell table:style-name="ce2"/>
          <table:table-cell table:style-name="ce2" office:value-type="float" office:value="-0.298727911454138">
            <text:p>-0.299</text:p>
          </table:table-cell>
          <table:table-cell table:style-name="ce2" office:value-type="float" office:value="0.167743157214761">
            <text:p>0.168</text:p>
          </table:table-cell>
          <table:table-cell table:style-name="ce2" office:value-type="float" office:value="0.167743157214761">
            <text:p>0.168</text:p>
          </table:table-cell>
          <table:table-cell table:style-name="ce2" office:value-type="float" office:value="0.0192529606910373">
            <text:p>0.019</text:p>
          </table:table-cell>
          <table:table-cell table:style-name="ce2"/>
          <table:table-cell table:style-name="ce2" office:value-type="float" office:value="-0.0633718165953535">
            <text:p>-0.063</text:p>
          </table:table-cell>
          <table:table-cell table:style-name="ce2" office:value-type="float" office:value="0.0241563712119838">
            <text:p>0.024</text:p>
          </table:table-cell>
          <table:table-cell table:style-name="ce2" office:value-type="float" office:value="0.0241563712119838">
            <text:p>0.024</text:p>
          </table:table-cell>
          <table:table-cell table:style-name="ce2" office:value-type="float" office:value="0.000363545538116385">
            <text:p>0.000</text:p>
          </table:table-cell>
          <table:table-cell table:style-name="ce2"/>
          <table:table-cell table:style-name="ce2" office:value-type="float" office:value="0.0245199167501002">
            <text:p>0.025</text:p>
          </table:table-cell>
          <table:table-cell table:style-name="ce2" office:value-type="float" office:value="0.0245199167501002">
            <text:p>0.025</text:p>
          </table:table-cell>
          <table:table-cell table:style-name="ce2" office:value-type="float" office:value="-0.0146955286332695">
            <text:p>-0.015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4:.C145]+[.AD144:.AF145]" office:value-type="float" office:value="1.76324030302719">
            <text:p>1.763</text:p>
          </table:table-cell>
          <table:table-cell table:style-name="ce2" office:value-type="float" office:value="1.76324030302719">
            <text:p>1.763</text:p>
          </table:table-cell>
          <table:table-cell table:style-name="ce2" office:value-type="float" office:value="-2.80411356467197">
            <text:p>-2.804</text:p>
          </table:table-cell>
          <table:table-cell table:style-name="ce2"/>
          <table:table-cell table:style-name="ce2" table:number-matrix-columns-spanned="4" table:number-matrix-rows-spanned="2" table:formula="of:=MMULT([.A147:.C148];[.$A$2:.$D$4])" office:value-type="float" office:value="-2.80411356467197">
            <text:p>-2.804</text:p>
          </table:table-cell>
          <table:table-cell table:style-name="ce2" office:value-type="float" office:value="-1.04087326164478">
            <text:p>-1.041</text:p>
          </table:table-cell>
          <table:table-cell table:style-name="ce2" office:value-type="float" office:value="-1.04087326164478">
            <text:p>-1.041</text:p>
          </table:table-cell>
          <table:table-cell table:style-name="ce2" office:value-type="float" office:value="0.722367041382416">
            <text:p>0.722</text:p>
          </table:table-cell>
          <table:table-cell table:style-name="ce2"/>
          <table:table-cell table:style-name="ce2" table:formula="of:=1/(1+EXP(-[.E147]))" office:value-type="float" office:value="0.0571022909789828">
            <text:p>0.057</text:p>
          </table:table-cell>
          <table:table-cell table:style-name="ce2" table:formula="of:=1/(1+EXP(-[.F147]))" office:value-type="float" office:value="0.260981532640408">
            <text:p>0.261</text:p>
          </table:table-cell>
          <table:table-cell table:style-name="ce2" table:formula="of:=1/(1+EXP(-[.G147]))" office:value-type="float" office:value="0.260981532640408">
            <text:p>0.261</text:p>
          </table:table-cell>
          <table:table-cell table:style-name="ce2" table:formula="of:=1/(1+EXP(-[.H147]))" office:value-type="float" office:value="0.673128042600244">
            <text:p>0.673</text:p>
          </table:table-cell>
          <table:table-cell table:style-name="ce2"/>
          <table:table-cell table:style-name="ce2" table:formula="of:=[.J147]*(1-[.J147])" office:value-type="float" office:value="0.0538416193439344">
            <text:p>0.054</text:p>
          </table:table-cell>
          <table:table-cell table:style-name="ce2" table:formula="of:=[.K147]*(1-[.K147])" office:value-type="float" office:value="0.192870172261072">
            <text:p>0.193</text:p>
          </table:table-cell>
          <table:table-cell table:style-name="ce2" table:formula="of:=[.L147]*(1-[.L147])" office:value-type="float" office:value="0.192870172261072">
            <text:p>0.193</text:p>
          </table:table-cell>
          <table:table-cell table:style-name="ce2" table:formula="of:=[.M147]*(1-[.M147])" office:value-type="float" office:value="0.220026680865408">
            <text:p>0.220</text:p>
          </table:table-cell>
          <table:table-cell table:style-name="ce2"/>
          <table:table-cell table:style-name="ce2" table:number-matrix-columns-spanned="4" table:number-matrix-rows-spanned="2" table:formula="of:=[.$J$8:.$M$9]-[.J147:.M148]" office:value-type="float" office:value="-0.0571019850767559">
            <text:p>-0.057</text:p>
          </table:table-cell>
          <table:table-cell table:style-name="ce2" office:value-type="float" office:value="-0.254288681716124">
            <text:p>-0.254</text:p>
          </table:table-cell>
          <table:table-cell table:style-name="ce2" office:value-type="float" office:value="-0.254288681716124">
            <text:p>-0.254</text:p>
          </table:table-cell>
          <table:table-cell table:style-name="ce2" office:value-type="float" office:value="0.320179106475471">
            <text:p>0.320</text:p>
          </table:table-cell>
          <table:table-cell table:style-name="ce2"/>
          <table:table-cell table:style-name="ce2" table:number-matrix-columns-spanned="4" table:number-matrix-rows-spanned="2" table:formula="of:=[.O147:.R148]*[.T147:.W148]" office:value-type="float" office:value="-0.00307446334428571">
            <text:p>-0.003</text:p>
          </table:table-cell>
          <table:table-cell table:style-name="ce2" office:value-type="float" office:value="-0.0490447018466296">
            <text:p>-0.049</text:p>
          </table:table-cell>
          <table:table-cell table:style-name="ce2" office:value-type="float" office:value="-0.0490447018466296">
            <text:p>-0.049</text:p>
          </table:table-cell>
          <table:table-cell table:style-name="ce2" office:value-type="float" office:value="0.0704479460802501">
            <text:p>0.070</text:p>
          </table:table-cell>
          <table:table-cell table:style-name="ce2"/>
          <table:table-cell table:style-name="ce2" table:number-matrix-columns-spanned="3" table:number-matrix-rows-spanned="2" table:formula="of:=MMULT([.Y147:.AB148];[.$O$2:.$Q$5])" office:value-type="float" office:value="0.0214032442336204">
            <text:p>0.021</text:p>
          </table:table-cell>
          <table:table-cell table:style-name="ce2" office:value-type="float" office:value="0.0214032442336204">
            <text:p>0.021</text:p>
          </table:table-cell>
          <table:table-cell table:style-name="ce2" office:value-type="float" office:value="-0.0307159209572949">
            <text:p>-0.031</text:p>
          </table:table-cell>
          <table:table-cell/>
          <table:table-cell table:number-matrix-columns-spanned="1" table:number-matrix-rows-spanned="1" table:formula="of:=SUM([.T147:.W148]^2)" office:value-type="float" office:value="0.378171350908627">
            <text:p>0.3781713509</text:p>
          </table:table-cell>
          <table:table-cell table:number-columns-repeated="990"/>
        </table:table-row>
        <table:table-row table:style-name="ro2">
          <table:table-cell table:style-name="ce2" office:value-type="float" office:value="2.40064461121436">
            <text:p>2.401</text:p>
          </table:table-cell>
          <table:table-cell table:style-name="ce2" office:value-type="float" office:value="2.40064461121436">
            <text:p>2.401</text:p>
          </table:table-cell>
          <table:table-cell table:style-name="ce2" office:value-type="float" office:value="-0.836311402681214">
            <text:p>-0.836</text:p>
          </table:table-cell>
          <table:table-cell table:style-name="ce2"/>
          <table:table-cell table:style-name="ce2" office:value-type="float" office:value="-0.836311402681214">
            <text:p>-0.836</text:p>
          </table:table-cell>
          <table:table-cell table:style-name="ce2" office:value-type="float" office:value="1.56433320853314">
            <text:p>1.564</text:p>
          </table:table-cell>
          <table:table-cell table:style-name="ce2" office:value-type="float" office:value="1.56433320853314">
            <text:p>1.564</text:p>
          </table:table-cell>
          <table:table-cell table:style-name="ce2" office:value-type="float" office:value="3.9649778197475">
            <text:p>3.965</text:p>
          </table:table-cell>
          <table:table-cell table:style-name="ce2"/>
          <table:table-cell table:style-name="ce2" table:formula="of:=1/(1+EXP(-[.E148]))" office:value-type="float" office:value="0.302312213467951">
            <text:p>0.302</text:p>
          </table:table-cell>
          <table:table-cell table:style-name="ce2" table:formula="of:=1/(1+EXP(-[.F148]))" office:value-type="float" office:value="0.826974261158693">
            <text:p>0.827</text:p>
          </table:table-cell>
          <table:table-cell table:style-name="ce2" table:formula="of:=1/(1+EXP(-[.G148]))" office:value-type="float" office:value="0.826974261158693">
            <text:p>0.827</text:p>
          </table:table-cell>
          <table:table-cell table:style-name="ce2" table:formula="of:=1/(1+EXP(-[.H148]))" office:value-type="float" office:value="0.981384647192529">
            <text:p>0.981</text:p>
          </table:table-cell>
          <table:table-cell table:style-name="ce2"/>
          <table:table-cell table:style-name="ce2" table:formula="of:=[.J148]*(1-[.J148])" office:value-type="float" office:value="0.210919539056059">
            <text:p>0.211</text:p>
          </table:table-cell>
          <table:table-cell table:style-name="ce2" table:formula="of:=[.K148]*(1-[.K148])" office:value-type="float" office:value="0.143087832539727">
            <text:p>0.143</text:p>
          </table:table-cell>
          <table:table-cell table:style-name="ce2" table:formula="of:=[.L148]*(1-[.L148])" office:value-type="float" office:value="0.143087832539727">
            <text:p>0.143</text:p>
          </table:table-cell>
          <table:table-cell table:style-name="ce2" table:formula="of:=[.M148]*(1-[.M148])" office:value-type="float" office:value="0.0182688214473244">
            <text:p>0.018</text:p>
          </table:table-cell>
          <table:table-cell table:style-name="ce2"/>
          <table:table-cell table:style-name="ce2" office:value-type="float" office:value="-0.295619362543666">
            <text:p>-0.296</text:p>
          </table:table-cell>
          <table:table-cell table:style-name="ce2" office:value-type="float" office:value="0.166332887917022">
            <text:p>0.166</text:p>
          </table:table-cell>
          <table:table-cell table:style-name="ce2" office:value-type="float" office:value="0.166332887917022">
            <text:p>0.166</text:p>
          </table:table-cell>
          <table:table-cell table:style-name="ce2" office:value-type="float" office:value="0.0186150469052441">
            <text:p>0.019</text:p>
          </table:table-cell>
          <table:table-cell table:style-name="ce2"/>
          <table:table-cell table:style-name="ce2" office:value-type="float" office:value="-0.0623518996837561">
            <text:p>-0.062</text:p>
          </table:table-cell>
          <table:table-cell table:style-name="ce2" office:value-type="float" office:value="0.0238002124121201">
            <text:p>0.024</text:p>
          </table:table-cell>
          <table:table-cell table:style-name="ce2" office:value-type="float" office:value="0.0238002124121201">
            <text:p>0.024</text:p>
          </table:table-cell>
          <table:table-cell table:style-name="ce2" office:value-type="float" office:value="0.000340074968145473">
            <text:p>0.000</text:p>
          </table:table-cell>
          <table:table-cell table:style-name="ce2"/>
          <table:table-cell table:style-name="ce2" office:value-type="float" office:value="0.0241402873802655">
            <text:p>0.024</text:p>
          </table:table-cell>
          <table:table-cell table:style-name="ce2" office:value-type="float" office:value="0.0241402873802655">
            <text:p>0.024</text:p>
          </table:table-cell>
          <table:table-cell table:style-name="ce2" office:value-type="float" office:value="-0.0144113998913705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47:.C148]+[.AD147:.AF148]" office:value-type="float" office:value="1.78464354726081">
            <text:p>1.785</text:p>
          </table:table-cell>
          <table:table-cell table:style-name="ce2" office:value-type="float" office:value="1.78464354726081">
            <text:p>1.785</text:p>
          </table:table-cell>
          <table:table-cell table:style-name="ce2" office:value-type="float" office:value="-2.83482948562927">
            <text:p>-2.835</text:p>
          </table:table-cell>
          <table:table-cell table:style-name="ce2"/>
          <table:table-cell table:style-name="ce2" table:number-matrix-columns-spanned="4" table:number-matrix-rows-spanned="2" table:formula="of:=MMULT([.A150:.C151];[.$A$2:.$D$4])" office:value-type="float" office:value="-2.83482948562927">
            <text:p>-2.835</text:p>
          </table:table-cell>
          <table:table-cell table:style-name="ce2" office:value-type="float" office:value="-1.05018593836845">
            <text:p>-1.050</text:p>
          </table:table-cell>
          <table:table-cell table:style-name="ce2" office:value-type="float" office:value="-1.05018593836845">
            <text:p>-1.050</text:p>
          </table:table-cell>
          <table:table-cell table:style-name="ce2" office:value-type="float" office:value="0.734457608892362">
            <text:p>0.734</text:p>
          </table:table-cell>
          <table:table-cell table:style-name="ce2"/>
          <table:table-cell table:style-name="ce2" table:formula="of:=1/(1+EXP(-[.E150]))" office:value-type="float" office:value="0.0554708188874168">
            <text:p>0.055</text:p>
          </table:table-cell>
          <table:table-cell table:style-name="ce2" table:formula="of:=1/(1+EXP(-[.F150]))" office:value-type="float" office:value="0.259189397146012">
            <text:p>0.259</text:p>
          </table:table-cell>
          <table:table-cell table:style-name="ce2" table:formula="of:=1/(1+EXP(-[.G150]))" office:value-type="float" office:value="0.259189397146012">
            <text:p>0.259</text:p>
          </table:table-cell>
          <table:table-cell table:style-name="ce2" table:formula="of:=1/(1+EXP(-[.H150]))" office:value-type="float" office:value="0.675782700926704">
            <text:p>0.676</text:p>
          </table:table-cell>
          <table:table-cell table:style-name="ce2"/>
          <table:table-cell table:style-name="ce2" table:formula="of:=[.J150]*(1-[.J150])" office:value-type="float" office:value="0.0523938071393762">
            <text:p>0.052</text:p>
          </table:table-cell>
          <table:table-cell table:style-name="ce2" table:formula="of:=[.K150]*(1-[.K150])" office:value-type="float" office:value="0.192010253553099">
            <text:p>0.192</text:p>
          </table:table-cell>
          <table:table-cell table:style-name="ce2" table:formula="of:=[.L150]*(1-[.L150])" office:value-type="float" office:value="0.192010253553099">
            <text:p>0.192</text:p>
          </table:table-cell>
          <table:table-cell table:style-name="ce2" table:formula="of:=[.M150]*(1-[.M150])" office:value-type="float" office:value="0.219100442054913">
            <text:p>0.219</text:p>
          </table:table-cell>
          <table:table-cell table:style-name="ce2"/>
          <table:table-cell table:style-name="ce2" table:number-matrix-columns-spanned="4" table:number-matrix-rows-spanned="2" table:formula="of:=[.$J$8:.$M$9]-[.J150:.M151]" office:value-type="float" office:value="-0.0554705129851899">
            <text:p>-0.055</text:p>
          </table:table-cell>
          <table:table-cell table:style-name="ce2" office:value-type="float" office:value="-0.252496546221727">
            <text:p>-0.252</text:p>
          </table:table-cell>
          <table:table-cell table:style-name="ce2" office:value-type="float" office:value="-0.252496546221727">
            <text:p>-0.252</text:p>
          </table:table-cell>
          <table:table-cell table:style-name="ce2" office:value-type="float" office:value="0.317524448149011">
            <text:p>0.318</text:p>
          </table:table-cell>
          <table:table-cell table:style-name="ce2"/>
          <table:table-cell table:style-name="ce2" table:number-matrix-columns-spanned="4" table:number-matrix-rows-spanned="2" table:formula="of:=[.O150:.R151]*[.T150:.W151]" office:value-type="float" office:value="-0.0029063113592683">
            <text:p>-0.003</text:p>
          </table:table-cell>
          <table:table-cell table:style-name="ce2" office:value-type="float" office:value="-0.0484819258613156">
            <text:p>-0.048</text:p>
          </table:table-cell>
          <table:table-cell table:style-name="ce2" office:value-type="float" office:value="-0.0484819258613156">
            <text:p>-0.048</text:p>
          </table:table-cell>
          <table:table-cell table:style-name="ce2" office:value-type="float" office:value="0.0695697469526906">
            <text:p>0.070</text:p>
          </table:table-cell>
          <table:table-cell table:style-name="ce2"/>
          <table:table-cell table:style-name="ce2" table:number-matrix-columns-spanned="3" table:number-matrix-rows-spanned="2" table:formula="of:=MMULT([.Y150:.AB151];[.$O$2:.$Q$5])" office:value-type="float" office:value="0.021087821091375">
            <text:p>0.021</text:p>
          </table:table-cell>
          <table:table-cell table:style-name="ce2" office:value-type="float" office:value="0.021087821091375">
            <text:p>0.021</text:p>
          </table:table-cell>
          <table:table-cell table:style-name="ce2" office:value-type="float" office:value="-0.0303004161292089">
            <text:p>-0.030</text:p>
          </table:table-cell>
          <table:table-cell/>
          <table:table-cell table:number-matrix-columns-spanned="1" table:number-matrix-rows-spanned="1" table:formula="of:=SUM([.T150:.W151]^2)" office:value-type="float" office:value="0.371753821427754">
            <text:p>0.3717538214</text:p>
          </table:table-cell>
          <table:table-cell table:number-columns-repeated="990"/>
        </table:table-row>
        <table:table-row table:style-name="ro2">
          <table:table-cell table:style-name="ce2" office:value-type="float" office:value="2.42478489859462">
            <text:p>2.425</text:p>
          </table:table-cell>
          <table:table-cell table:style-name="ce2" office:value-type="float" office:value="2.42478489859462">
            <text:p>2.425</text:p>
          </table:table-cell>
          <table:table-cell table:style-name="ce2" office:value-type="float" office:value="-0.850722802572585">
            <text:p>-0.851</text:p>
          </table:table-cell>
          <table:table-cell table:style-name="ce2"/>
          <table:table-cell table:style-name="ce2" office:value-type="float" office:value="-0.850722802572585">
            <text:p>-0.851</text:p>
          </table:table-cell>
          <table:table-cell table:style-name="ce2" office:value-type="float" office:value="1.57406209602204">
            <text:p>1.574</text:p>
          </table:table-cell>
          <table:table-cell table:style-name="ce2" office:value-type="float" office:value="1.57406209602204">
            <text:p>1.574</text:p>
          </table:table-cell>
          <table:table-cell table:style-name="ce2" office:value-type="float" office:value="3.99884699461666">
            <text:p>3.999</text:p>
          </table:table-cell>
          <table:table-cell table:style-name="ce2"/>
          <table:table-cell table:style-name="ce2" table:formula="of:=1/(1+EXP(-[.E151]))" office:value-type="float" office:value="0.299281255175551">
            <text:p>0.299</text:p>
          </table:table-cell>
          <table:table-cell table:style-name="ce2" table:formula="of:=1/(1+EXP(-[.F151]))" office:value-type="float" office:value="0.828361921357177">
            <text:p>0.828</text:p>
          </table:table-cell>
          <table:table-cell table:style-name="ce2" table:formula="of:=1/(1+EXP(-[.G151]))" office:value-type="float" office:value="0.828361921357177">
            <text:p>0.828</text:p>
          </table:table-cell>
          <table:table-cell table:style-name="ce2" table:formula="of:=1/(1+EXP(-[.H151]))" office:value-type="float" office:value="0.981993413520273">
            <text:p>0.982</text:p>
          </table:table-cell>
          <table:table-cell table:style-name="ce2"/>
          <table:table-cell table:style-name="ce2" table:formula="of:=[.J151]*(1-[.J151])" office:value-type="float" office:value="0.209711985476098">
            <text:p>0.210</text:p>
          </table:table-cell>
          <table:table-cell table:style-name="ce2" table:formula="of:=[.K151]*(1-[.K151])" office:value-type="float" office:value="0.142178448602623">
            <text:p>0.142</text:p>
          </table:table-cell>
          <table:table-cell table:style-name="ce2" table:formula="of:=[.L151]*(1-[.L151])" office:value-type="float" office:value="0.142178448602623">
            <text:p>0.142</text:p>
          </table:table-cell>
          <table:table-cell table:style-name="ce2" table:formula="of:=[.M151]*(1-[.M151])" office:value-type="float" office:value="0.0176823493230755">
            <text:p>0.018</text:p>
          </table:table-cell>
          <table:table-cell table:style-name="ce2"/>
          <table:table-cell table:style-name="ce2" office:value-type="float" office:value="-0.292588404251266">
            <text:p>-0.293</text:p>
          </table:table-cell>
          <table:table-cell table:style-name="ce2" office:value-type="float" office:value="0.164945227718538">
            <text:p>0.165</text:p>
          </table:table-cell>
          <table:table-cell table:style-name="ce2" office:value-type="float" office:value="0.164945227718538">
            <text:p>0.165</text:p>
          </table:table-cell>
          <table:table-cell table:style-name="ce2" office:value-type="float" office:value="0.0180062805775004">
            <text:p>0.018</text:p>
          </table:table-cell>
          <table:table-cell table:style-name="ce2"/>
          <table:table-cell table:style-name="ce2" office:value-type="float" office:value="-0.061359295182816">
            <text:p>-0.061</text:p>
          </table:table-cell>
          <table:table-cell table:style-name="ce2" office:value-type="float" office:value="0.0234516565814281">
            <text:p>0.023</text:p>
          </table:table-cell>
          <table:table-cell table:style-name="ce2" office:value-type="float" office:value="0.0234516565814281">
            <text:p>0.023</text:p>
          </table:table-cell>
          <table:table-cell table:style-name="ce2" office:value-type="float" office:value="0.000318393343180672">
            <text:p>0.000</text:p>
          </table:table-cell>
          <table:table-cell table:style-name="ce2"/>
          <table:table-cell table:style-name="ce2" office:value-type="float" office:value="0.0237700499246088">
            <text:p>0.024</text:p>
          </table:table-cell>
          <table:table-cell table:style-name="ce2" office:value-type="float" office:value="0.0237700499246088">
            <text:p>0.024</text:p>
          </table:table-cell>
          <table:table-cell table:style-name="ce2" office:value-type="float" office:value="-0.0141375886767791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0:.C151]+[.AD150:.AF151]" office:value-type="float" office:value="1.80573136835219">
            <text:p>1.806</text:p>
          </table:table-cell>
          <table:table-cell table:style-name="ce2" office:value-type="float" office:value="1.80573136835219">
            <text:p>1.806</text:p>
          </table:table-cell>
          <table:table-cell table:style-name="ce2" office:value-type="float" office:value="-2.86512990175847">
            <text:p>-2.865</text:p>
          </table:table-cell>
          <table:table-cell table:style-name="ce2"/>
          <table:table-cell table:style-name="ce2" table:number-matrix-columns-spanned="4" table:number-matrix-rows-spanned="2" table:formula="of:=MMULT([.A153:.C154];[.$A$2:.$D$4])" office:value-type="float" office:value="-2.86512990175847">
            <text:p>-2.865</text:p>
          </table:table-cell>
          <table:table-cell table:style-name="ce2" office:value-type="float" office:value="-1.05939853340629">
            <text:p>-1.059</text:p>
          </table:table-cell>
          <table:table-cell table:style-name="ce2" office:value-type="float" office:value="-1.05939853340629">
            <text:p>-1.059</text:p>
          </table:table-cell>
          <table:table-cell table:style-name="ce2" office:value-type="float" office:value="0.746332834945903">
            <text:p>0.746</text:p>
          </table:table-cell>
          <table:table-cell table:style-name="ce2"/>
          <table:table-cell table:style-name="ce2" table:formula="of:=1/(1+EXP(-[.E153]))" office:value-type="float" office:value="0.0539044822117066">
            <text:p>0.054</text:p>
          </table:table-cell>
          <table:table-cell table:style-name="ce2" table:formula="of:=1/(1+EXP(-[.F153]))" office:value-type="float" office:value="0.257424412521768">
            <text:p>0.257</text:p>
          </table:table-cell>
          <table:table-cell table:style-name="ce2" table:formula="of:=1/(1+EXP(-[.G153]))" office:value-type="float" office:value="0.257424412521768">
            <text:p>0.257</text:p>
          </table:table-cell>
          <table:table-cell table:style-name="ce2" table:formula="of:=1/(1+EXP(-[.H153]))" office:value-type="float" office:value="0.678379117777641">
            <text:p>0.678</text:p>
          </table:table-cell>
          <table:table-cell table:style-name="ce2"/>
          <table:table-cell table:style-name="ce2" table:formula="of:=[.J153]*(1-[.J153])" office:value-type="float" office:value="0.0509987890091944">
            <text:p>0.051</text:p>
          </table:table-cell>
          <table:table-cell table:style-name="ce2" table:formula="of:=[.K153]*(1-[.K153])" office:value-type="float" office:value="0.191157084359591">
            <text:p>0.191</text:p>
          </table:table-cell>
          <table:table-cell table:style-name="ce2" table:formula="of:=[.L153]*(1-[.L153])" office:value-type="float" office:value="0.191157084359591">
            <text:p>0.191</text:p>
          </table:table-cell>
          <table:table-cell table:style-name="ce2" table:formula="of:=[.M153]*(1-[.M153])" office:value-type="float" office:value="0.218180890340871">
            <text:p>0.218</text:p>
          </table:table-cell>
          <table:table-cell table:style-name="ce2"/>
          <table:table-cell table:style-name="ce2" table:number-matrix-columns-spanned="4" table:number-matrix-rows-spanned="2" table:formula="of:=[.$J$8:.$M$9]-[.J153:.M154]" office:value-type="float" office:value="-0.0539041763094797">
            <text:p>-0.054</text:p>
          </table:table-cell>
          <table:table-cell table:style-name="ce2" office:value-type="float" office:value="-0.250731561597483">
            <text:p>-0.251</text:p>
          </table:table-cell>
          <table:table-cell table:style-name="ce2" office:value-type="float" office:value="-0.250731561597483">
            <text:p>-0.251</text:p>
          </table:table-cell>
          <table:table-cell table:style-name="ce2" office:value-type="float" office:value="0.314928031298075">
            <text:p>0.315</text:p>
          </table:table-cell>
          <table:table-cell table:style-name="ce2"/>
          <table:table-cell table:style-name="ce2" table:number-matrix-columns-spanned="4" table:number-matrix-rows-spanned="2" table:formula="of:=[.O153:.R154]*[.T153:.W154]" office:value-type="float" office:value="-0.00274904771432157">
            <text:p>-0.003</text:p>
          </table:table-cell>
          <table:table-cell table:style-name="ce2" office:value-type="float" office:value="-0.0479291142719021">
            <text:p>-0.048</text:p>
          </table:table-cell>
          <table:table-cell table:style-name="ce2" office:value-type="float" office:value="-0.0479291142719021">
            <text:p>-0.048</text:p>
          </table:table-cell>
          <table:table-cell table:style-name="ce2" office:value-type="float" office:value="0.0687112782619115">
            <text:p>0.069</text:p>
          </table:table-cell>
          <table:table-cell table:style-name="ce2"/>
          <table:table-cell table:style-name="ce2" table:number-matrix-columns-spanned="3" table:number-matrix-rows-spanned="2" table:formula="of:=MMULT([.Y153:.AB154];[.$O$2:.$Q$5])" office:value-type="float" office:value="0.0207821639900094">
            <text:p>0.021</text:p>
          </table:table-cell>
          <table:table-cell table:style-name="ce2" office:value-type="float" office:value="0.0207821639900094">
            <text:p>0.021</text:p>
          </table:table-cell>
          <table:table-cell table:style-name="ce2" office:value-type="float" office:value="-0.0298959979962142">
            <text:p>-0.030</text:p>
          </table:table-cell>
          <table:table-cell/>
          <table:table-cell table:number-matrix-columns-spanned="1" table:number-matrix-rows-spanned="1" table:formula="of:=SUM([.T153:.W154]^2)" office:value-type="float" office:value="0.365525148340466">
            <text:p>0.3655251483</text:p>
          </table:table-cell>
          <table:table-cell table:number-columns-repeated="990"/>
        </table:table-row>
        <table:table-row table:style-name="ro2">
          <table:table-cell table:style-name="ce2" office:value-type="float" office:value="2.44855494851923">
            <text:p>2.449</text:p>
          </table:table-cell>
          <table:table-cell table:style-name="ce2" office:value-type="float" office:value="2.44855494851923">
            <text:p>2.449</text:p>
          </table:table-cell>
          <table:table-cell table:style-name="ce2" office:value-type="float" office:value="-0.864860391249364">
            <text:p>-0.865</text:p>
          </table:table-cell>
          <table:table-cell table:style-name="ce2"/>
          <table:table-cell table:style-name="ce2" office:value-type="float" office:value="-0.864860391249364">
            <text:p>-0.865</text:p>
          </table:table-cell>
          <table:table-cell table:style-name="ce2" office:value-type="float" office:value="1.58369455726987">
            <text:p>1.584</text:p>
          </table:table-cell>
          <table:table-cell table:style-name="ce2" office:value-type="float" office:value="1.58369455726987">
            <text:p>1.584</text:p>
          </table:table-cell>
          <table:table-cell table:style-name="ce2" office:value-type="float" office:value="4.0322495057891">
            <text:p>4.032</text:p>
          </table:table-cell>
          <table:table-cell table:style-name="ce2"/>
          <table:table-cell table:style-name="ce2" table:formula="of:=1/(1+EXP(-[.E154]))" office:value-type="float" office:value="0.296324871892428">
            <text:p>0.296</text:p>
          </table:table-cell>
          <table:table-cell table:style-name="ce2" table:formula="of:=1/(1+EXP(-[.F154]))" office:value-type="float" office:value="0.829727121161702">
            <text:p>0.830</text:p>
          </table:table-cell>
          <table:table-cell table:style-name="ce2" table:formula="of:=1/(1+EXP(-[.G154]))" office:value-type="float" office:value="0.829727121161702">
            <text:p>0.830</text:p>
          </table:table-cell>
          <table:table-cell table:style-name="ce2" table:formula="of:=1/(1+EXP(-[.H154]))" office:value-type="float" office:value="0.982574636778892">
            <text:p>0.983</text:p>
          </table:table-cell>
          <table:table-cell table:style-name="ce2"/>
          <table:table-cell table:style-name="ce2" table:formula="of:=[.J154]*(1-[.J154])" office:value-type="float" office:value="0.208516442190364">
            <text:p>0.209</text:p>
          </table:table-cell>
          <table:table-cell table:style-name="ce2" table:formula="of:=[.K154]*(1-[.K154])" office:value-type="float" office:value="0.141280025570416">
            <text:p>0.141</text:p>
          </table:table-cell>
          <table:table-cell table:style-name="ce2" table:formula="of:=[.L154]*(1-[.L154])" office:value-type="float" office:value="0.141280025570416">
            <text:p>0.141</text:p>
          </table:table-cell>
          <table:table-cell table:style-name="ce2" table:formula="of:=[.M154]*(1-[.M154])" office:value-type="float" office:value="0.0171217199377205">
            <text:p>0.017</text:p>
          </table:table-cell>
          <table:table-cell table:style-name="ce2"/>
          <table:table-cell table:style-name="ce2" office:value-type="float" office:value="-0.289632020968144">
            <text:p>-0.290</text:p>
          </table:table-cell>
          <table:table-cell table:style-name="ce2" office:value-type="float" office:value="0.163580027914013">
            <text:p>0.164</text:p>
          </table:table-cell>
          <table:table-cell table:style-name="ce2" office:value-type="float" office:value="0.163580027914013">
            <text:p>0.164</text:p>
          </table:table-cell>
          <table:table-cell table:style-name="ce2" office:value-type="float" office:value="0.017425057318881">
            <text:p>0.017</text:p>
          </table:table-cell>
          <table:table-cell table:style-name="ce2"/>
          <table:table-cell table:style-name="ce2" office:value-type="float" office:value="-0.0603930385566823">
            <text:p>-0.060</text:p>
          </table:table-cell>
          <table:table-cell table:style-name="ce2" office:value-type="float" office:value="0.0231105905265011">
            <text:p>0.023</text:p>
          </table:table-cell>
          <table:table-cell table:style-name="ce2" office:value-type="float" office:value="0.0231105905265011">
            <text:p>0.023</text:p>
          </table:table-cell>
          <table:table-cell table:style-name="ce2" office:value-type="float" office:value="0.000298346951312606">
            <text:p>0.000</text:p>
          </table:table-cell>
          <table:table-cell table:style-name="ce2"/>
          <table:table-cell table:style-name="ce2" office:value-type="float" office:value="0.0234089374778137">
            <text:p>0.023</text:p>
          </table:table-cell>
          <table:table-cell table:style-name="ce2" office:value-type="float" office:value="0.0234089374778137">
            <text:p>0.023</text:p>
          </table:table-cell>
          <table:table-cell table:style-name="ce2" office:value-type="float" office:value="-0.0138735105523675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3:.C154]+[.AD153:.AF154]" office:value-type="float" office:value="1.8265135323422">
            <text:p>1.827</text:p>
          </table:table-cell>
          <table:table-cell table:style-name="ce2" office:value-type="float" office:value="1.8265135323422">
            <text:p>1.827</text:p>
          </table:table-cell>
          <table:table-cell table:style-name="ce2" office:value-type="float" office:value="-2.89502589975469">
            <text:p>-2.895</text:p>
          </table:table-cell>
          <table:table-cell table:style-name="ce2"/>
          <table:table-cell table:style-name="ce2" table:number-matrix-columns-spanned="4" table:number-matrix-rows-spanned="2" table:formula="of:=MMULT([.A156:.C157];[.$A$2:.$D$4])" office:value-type="float" office:value="-2.89502589975469">
            <text:p>-2.895</text:p>
          </table:table-cell>
          <table:table-cell table:style-name="ce2" office:value-type="float" office:value="-1.06851236741249">
            <text:p>-1.069</text:p>
          </table:table-cell>
          <table:table-cell table:style-name="ce2" office:value-type="float" office:value="-1.06851236741249">
            <text:p>-1.069</text:p>
          </table:table-cell>
          <table:table-cell table:style-name="ce2" office:value-type="float" office:value="0.758001164929707">
            <text:p>0.758</text:p>
          </table:table-cell>
          <table:table-cell table:style-name="ce2"/>
          <table:table-cell table:style-name="ce2" table:formula="of:=1/(1+EXP(-[.E156]))" office:value-type="float" office:value="0.0523999990666465">
            <text:p>0.052</text:p>
          </table:table-cell>
          <table:table-cell table:style-name="ce2" table:formula="of:=1/(1+EXP(-[.F156]))" office:value-type="float" office:value="0.255686093682368">
            <text:p>0.256</text:p>
          </table:table-cell>
          <table:table-cell table:style-name="ce2" table:formula="of:=1/(1+EXP(-[.G156]))" office:value-type="float" office:value="0.255686093682368">
            <text:p>0.256</text:p>
          </table:table-cell>
          <table:table-cell table:style-name="ce2" table:formula="of:=1/(1+EXP(-[.H156]))" office:value-type="float" office:value="0.680919607836923">
            <text:p>0.681</text:p>
          </table:table-cell>
          <table:table-cell table:style-name="ce2"/>
          <table:table-cell table:style-name="ce2" table:formula="of:=[.J156]*(1-[.J156])" office:value-type="float" office:value="0.049654239164462">
            <text:p>0.050</text:p>
          </table:table-cell>
          <table:table-cell table:style-name="ce2" table:formula="of:=[.K156]*(1-[.K156])" office:value-type="float" office:value="0.19031071517982">
            <text:p>0.190</text:p>
          </table:table-cell>
          <table:table-cell table:style-name="ce2" table:formula="of:=[.L156]*(1-[.L156])" office:value-type="float" office:value="0.19031071517982">
            <text:p>0.190</text:p>
          </table:table-cell>
          <table:table-cell table:style-name="ce2" table:formula="of:=[.M156]*(1-[.M156])" office:value-type="float" office:value="0.217268095500134">
            <text:p>0.217</text:p>
          </table:table-cell>
          <table:table-cell table:style-name="ce2"/>
          <table:table-cell table:style-name="ce2" table:number-matrix-columns-spanned="4" table:number-matrix-rows-spanned="2" table:formula="of:=[.$J$8:.$M$9]-[.J156:.M157]" office:value-type="float" office:value="-0.0523996931644196">
            <text:p>-0.052</text:p>
          </table:table-cell>
          <table:table-cell table:style-name="ce2" office:value-type="float" office:value="-0.248993242758084">
            <text:p>-0.249</text:p>
          </table:table-cell>
          <table:table-cell table:style-name="ce2" office:value-type="float" office:value="-0.248993242758084">
            <text:p>-0.249</text:p>
          </table:table-cell>
          <table:table-cell table:style-name="ce2" office:value-type="float" office:value="0.312387541238793">
            <text:p>0.312</text:p>
          </table:table-cell>
          <table:table-cell table:style-name="ce2"/>
          <table:table-cell table:style-name="ce2" table:number-matrix-columns-spanned="4" table:number-matrix-rows-spanned="2" table:formula="of:=[.O156:.R157]*[.T156:.W157]" office:value-type="float" office:value="-0.00260186689653051">
            <text:p>-0.003</text:p>
          </table:table-cell>
          <table:table-cell table:style-name="ce2" office:value-type="float" office:value="-0.0473860821042333">
            <text:p>-0.047</text:p>
          </table:table-cell>
          <table:table-cell table:style-name="ce2" office:value-type="float" office:value="-0.0473860821042333">
            <text:p>-0.047</text:p>
          </table:table-cell>
          <table:table-cell table:style-name="ce2" office:value-type="float" office:value="0.0678718461429221">
            <text:p>0.068</text:p>
          </table:table-cell>
          <table:table-cell table:style-name="ce2"/>
          <table:table-cell table:style-name="ce2" table:number-matrix-columns-spanned="3" table:number-matrix-rows-spanned="2" table:formula="of:=MMULT([.Y156:.AB157];[.$O$2:.$Q$5])" office:value-type="float" office:value="0.0204857640386888">
            <text:p>0.020</text:p>
          </table:table-cell>
          <table:table-cell table:style-name="ce2" office:value-type="float" office:value="0.0204857640386888">
            <text:p>0.020</text:p>
          </table:table-cell>
          <table:table-cell table:style-name="ce2" office:value-type="float" office:value="-0.0295021849620751">
            <text:p>-0.030</text:p>
          </table:table-cell>
          <table:table-cell/>
          <table:table-cell table:number-matrix-columns-spanned="1" table:number-matrix-rows-spanned="1" table:formula="of:=SUM([.T156:.W157]^2)" office:value-type="float" office:value="0.35947736652892">
            <text:p>0.3594773665</text:p>
          </table:table-cell>
          <table:table-cell table:number-columns-repeated="990"/>
        </table:table-row>
        <table:table-row table:style-name="ro2">
          <table:table-cell table:style-name="ce2" office:value-type="float" office:value="2.47196388599705">
            <text:p>2.472</text:p>
          </table:table-cell>
          <table:table-cell table:style-name="ce2" office:value-type="float" office:value="2.47196388599705">
            <text:p>2.472</text:p>
          </table:table-cell>
          <table:table-cell table:style-name="ce2" office:value-type="float" office:value="-0.878733901801731">
            <text:p>-0.879</text:p>
          </table:table-cell>
          <table:table-cell table:style-name="ce2"/>
          <table:table-cell table:style-name="ce2" office:value-type="float" office:value="-0.878733901801731">
            <text:p>-0.879</text:p>
          </table:table-cell>
          <table:table-cell table:style-name="ce2" office:value-type="float" office:value="1.59322998419532">
            <text:p>1.593</text:p>
          </table:table-cell>
          <table:table-cell table:style-name="ce2" office:value-type="float" office:value="1.59322998419532">
            <text:p>1.593</text:p>
          </table:table-cell>
          <table:table-cell table:style-name="ce2" office:value-type="float" office:value="4.06519387019236">
            <text:p>4.065</text:p>
          </table:table-cell>
          <table:table-cell table:style-name="ce2"/>
          <table:table-cell table:style-name="ce2" table:formula="of:=1/(1+EXP(-[.E157]))" office:value-type="float" office:value="0.293440214245242">
            <text:p>0.293</text:p>
          </table:table-cell>
          <table:table-cell table:style-name="ce2" table:formula="of:=1/(1+EXP(-[.F157]))" office:value-type="float" office:value="0.831070054045793">
            <text:p>0.831</text:p>
          </table:table-cell>
          <table:table-cell table:style-name="ce2" table:formula="of:=1/(1+EXP(-[.G157]))" office:value-type="float" office:value="0.831070054045793">
            <text:p>0.831</text:p>
          </table:table-cell>
          <table:table-cell table:style-name="ce2" table:formula="of:=1/(1+EXP(-[.H157]))" office:value-type="float" office:value="0.983129824312038">
            <text:p>0.983</text:p>
          </table:table-cell>
          <table:table-cell table:style-name="ce2"/>
          <table:table-cell table:style-name="ce2" table:formula="of:=[.J157]*(1-[.J157])" office:value-type="float" office:value="0.207333054908949">
            <text:p>0.207</text:p>
          </table:table-cell>
          <table:table-cell table:style-name="ce2" table:formula="of:=[.K157]*(1-[.K157])" office:value-type="float" office:value="0.140392619314116">
            <text:p>0.140</text:p>
          </table:table-cell>
          <table:table-cell table:style-name="ce2" table:formula="of:=[.L157]*(1-[.L157])" office:value-type="float" office:value="0.140392619314116">
            <text:p>0.140</text:p>
          </table:table-cell>
          <table:table-cell table:style-name="ce2" table:formula="of:=[.M157]*(1-[.M157])" office:value-type="float" office:value="0.0165855728602191">
            <text:p>0.017</text:p>
          </table:table-cell>
          <table:table-cell table:style-name="ce2"/>
          <table:table-cell table:style-name="ce2" office:value-type="float" office:value="-0.286747363320957">
            <text:p>-0.287</text:p>
          </table:table-cell>
          <table:table-cell table:style-name="ce2" office:value-type="float" office:value="0.162237095029922">
            <text:p>0.162</text:p>
          </table:table-cell>
          <table:table-cell table:style-name="ce2" office:value-type="float" office:value="0.162237095029922">
            <text:p>0.162</text:p>
          </table:table-cell>
          <table:table-cell table:style-name="ce2" office:value-type="float" office:value="0.0168698697857348">
            <text:p>0.017</text:p>
          </table:table-cell>
          <table:table-cell table:style-name="ce2"/>
          <table:table-cell table:style-name="ce2" office:value-type="float" office:value="-0.0594522068244203">
            <text:p>-0.059</text:p>
          </table:table-cell>
          <table:table-cell table:style-name="ce2" office:value-type="float" office:value="0.0227768907211638">
            <text:p>0.023</text:p>
          </table:table-cell>
          <table:table-cell table:style-name="ce2" office:value-type="float" office:value="0.0227768907211638">
            <text:p>0.023</text:p>
          </table:table-cell>
          <table:table-cell table:style-name="ce2" office:value-type="float" office:value="0.000279796454473713">
            <text:p>0.000</text:p>
          </table:table-cell>
          <table:table-cell table:style-name="ce2"/>
          <table:table-cell table:style-name="ce2" office:value-type="float" office:value="0.0230566871756375">
            <text:p>0.023</text:p>
          </table:table-cell>
          <table:table-cell table:style-name="ce2" office:value-type="float" office:value="0.0230566871756375">
            <text:p>0.023</text:p>
          </table:table-cell>
          <table:table-cell table:style-name="ce2" office:value-type="float" office:value="-0.0136186289276189">
            <text:p>-0.014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6:.C157]+[.AD156:.AF157]" office:value-type="float" office:value="1.84699929638089">
            <text:p>1.847</text:p>
          </table:table-cell>
          <table:table-cell table:style-name="ce2" office:value-type="float" office:value="1.84699929638089">
            <text:p>1.847</text:p>
          </table:table-cell>
          <table:table-cell table:style-name="ce2" office:value-type="float" office:value="-2.92452808471676">
            <text:p>-2.925</text:p>
          </table:table-cell>
          <table:table-cell table:style-name="ce2"/>
          <table:table-cell table:style-name="ce2" table:number-matrix-columns-spanned="4" table:number-matrix-rows-spanned="2" table:formula="of:=MMULT([.A159:.C160];[.$A$2:.$D$4])" office:value-type="float" office:value="-2.92452808471676">
            <text:p>-2.925</text:p>
          </table:table-cell>
          <table:table-cell table:style-name="ce2" office:value-type="float" office:value="-1.07752878833588">
            <text:p>-1.078</text:p>
          </table:table-cell>
          <table:table-cell table:style-name="ce2" office:value-type="float" office:value="-1.07752878833588">
            <text:p>-1.078</text:p>
          </table:table-cell>
          <table:table-cell table:style-name="ce2" office:value-type="float" office:value="0.76947050804501">
            <text:p>0.769</text:p>
          </table:table-cell>
          <table:table-cell table:style-name="ce2"/>
          <table:table-cell table:style-name="ce2" table:formula="of:=1/(1+EXP(-[.E159]))" office:value-type="float" office:value="0.0509542862717894">
            <text:p>0.051</text:p>
          </table:table-cell>
          <table:table-cell table:style-name="ce2" table:formula="of:=1/(1+EXP(-[.F159]))" office:value-type="float" office:value="0.253973955328948">
            <text:p>0.254</text:p>
          </table:table-cell>
          <table:table-cell table:style-name="ce2" table:formula="of:=1/(1+EXP(-[.G159]))" office:value-type="float" office:value="0.253973955328948">
            <text:p>0.254</text:p>
          </table:table-cell>
          <table:table-cell table:style-name="ce2" table:formula="of:=1/(1+EXP(-[.H159]))" office:value-type="float" office:value="0.683406342864869">
            <text:p>0.683</text:p>
          </table:table-cell>
          <table:table-cell table:style-name="ce2"/>
          <table:table-cell table:style-name="ce2" table:formula="of:=[.J159]*(1-[.J159])" office:value-type="float" office:value="0.0483579469823219">
            <text:p>0.048</text:p>
          </table:table-cell>
          <table:table-cell table:style-name="ce2" table:formula="of:=[.K159]*(1-[.K159])" office:value-type="float" office:value="0.189471185343518">
            <text:p>0.189</text:p>
          </table:table-cell>
          <table:table-cell table:style-name="ce2" table:formula="of:=[.L159]*(1-[.L159])" office:value-type="float" office:value="0.189471185343518">
            <text:p>0.189</text:p>
          </table:table-cell>
          <table:table-cell table:style-name="ce2" table:formula="of:=[.M159]*(1-[.M159])" office:value-type="float" office:value="0.216362113396934">
            <text:p>0.216</text:p>
          </table:table-cell>
          <table:table-cell table:style-name="ce2"/>
          <table:table-cell table:style-name="ce2" table:number-matrix-columns-spanned="4" table:number-matrix-rows-spanned="2" table:formula="of:=[.$J$8:.$M$9]-[.J159:.M160]" office:value-type="float" office:value="-0.0509539803695625">
            <text:p>-0.051</text:p>
          </table:table-cell>
          <table:table-cell table:style-name="ce2" office:value-type="float" office:value="-0.247281104404664">
            <text:p>-0.247</text:p>
          </table:table-cell>
          <table:table-cell table:style-name="ce2" office:value-type="float" office:value="-0.247281104404664">
            <text:p>-0.247</text:p>
          </table:table-cell>
          <table:table-cell table:style-name="ce2" office:value-type="float" office:value="0.309900806210846">
            <text:p>0.310</text:p>
          </table:table-cell>
          <table:table-cell table:style-name="ce2"/>
          <table:table-cell table:style-name="ce2" table:number-matrix-columns-spanned="4" table:number-matrix-rows-spanned="2" table:formula="of:=[.O159:.R160]*[.T159:.W160]" office:value-type="float" office:value="-0.00246402988124957">
            <text:p>-0.002</text:p>
          </table:table-cell>
          <table:table-cell table:style-name="ce2" office:value-type="float" office:value="-0.0468526439646058">
            <text:p>-0.047</text:p>
          </table:table-cell>
          <table:table-cell table:style-name="ce2" office:value-type="float" office:value="-0.0468526439646058">
            <text:p>-0.047</text:p>
          </table:table-cell>
          <table:table-cell table:style-name="ce2" office:value-type="float" office:value="0.0670507933751925">
            <text:p>0.067</text:p>
          </table:table-cell>
          <table:table-cell table:style-name="ce2"/>
          <table:table-cell table:style-name="ce2" table:number-matrix-columns-spanned="3" table:number-matrix-rows-spanned="2" table:formula="of:=MMULT([.Y159:.AB160];[.$O$2:.$Q$5])" office:value-type="float" office:value="0.0201981494105867">
            <text:p>0.020</text:p>
          </table:table-cell>
          <table:table-cell table:style-name="ce2" office:value-type="float" office:value="0.0201981494105867">
            <text:p>0.020</text:p>
          </table:table-cell>
          <table:table-cell table:style-name="ce2" office:value-type="float" office:value="-0.0291185244352686">
            <text:p>-0.029</text:p>
          </table:table-cell>
          <table:table-cell/>
          <table:table-cell table:number-matrix-columns-spanned="1" table:number-matrix-rows-spanned="1" table:formula="of:=SUM([.T159:.W160]^2)" office:value-type="float" office:value="0.353602956029635">
            <text:p>0.353602956</text:p>
          </table:table-cell>
          <table:table-cell table:number-columns-repeated="990"/>
        </table:table-row>
        <table:table-row table:style-name="ro2">
          <table:table-cell table:style-name="ce2" office:value-type="float" office:value="2.49502057317268">
            <text:p>2.495</text:p>
          </table:table-cell>
          <table:table-cell table:style-name="ce2" office:value-type="float" office:value="2.49502057317268">
            <text:p>2.495</text:p>
          </table:table-cell>
          <table:table-cell table:style-name="ce2" office:value-type="float" office:value="-0.89235253072935">
            <text:p>-0.892</text:p>
          </table:table-cell>
          <table:table-cell table:style-name="ce2"/>
          <table:table-cell table:style-name="ce2" office:value-type="float" office:value="-0.89235253072935">
            <text:p>-0.892</text:p>
          </table:table-cell>
          <table:table-cell table:style-name="ce2" office:value-type="float" office:value="1.60266804244333">
            <text:p>1.603</text:p>
          </table:table-cell>
          <table:table-cell table:style-name="ce2" office:value-type="float" office:value="1.60266804244333">
            <text:p>1.603</text:p>
          </table:table-cell>
          <table:table-cell table:style-name="ce2" office:value-type="float" office:value="4.09768861561602">
            <text:p>4.098</text:p>
          </table:table-cell>
          <table:table-cell table:style-name="ce2"/>
          <table:table-cell table:style-name="ce2" table:formula="of:=1/(1+EXP(-[.E160]))" office:value-type="float" office:value="0.290624586356269">
            <text:p>0.291</text:p>
          </table:table-cell>
          <table:table-cell table:style-name="ce2" table:formula="of:=1/(1+EXP(-[.F160]))" office:value-type="float" office:value="0.832390950608755">
            <text:p>0.832</text:p>
          </table:table-cell>
          <table:table-cell table:style-name="ce2" table:formula="of:=1/(1+EXP(-[.G160]))" office:value-type="float" office:value="0.832390950608755">
            <text:p>0.832</text:p>
          </table:table-cell>
          <table:table-cell table:style-name="ce2" table:formula="of:=1/(1+EXP(-[.H160]))" office:value-type="float" office:value="0.983660392114954">
            <text:p>0.984</text:p>
          </table:table-cell>
          <table:table-cell table:style-name="ce2"/>
          <table:table-cell table:style-name="ce2" table:formula="of:=[.J160]*(1-[.J160])" office:value-type="float" office:value="0.206161936161517">
            <text:p>0.206</text:p>
          </table:table-cell>
          <table:table-cell table:style-name="ce2" table:formula="of:=[.K160]*(1-[.K160])" office:value-type="float" office:value="0.139516255953408">
            <text:p>0.140</text:p>
          </table:table-cell>
          <table:table-cell table:style-name="ce2" table:formula="of:=[.L160]*(1-[.L160])" office:value-type="float" office:value="0.139516255953408">
            <text:p>0.140</text:p>
          </table:table-cell>
          <table:table-cell table:style-name="ce2" table:formula="of:=[.M160]*(1-[.M160])" office:value-type="float" office:value="0.0160726250992088">
            <text:p>0.016</text:p>
          </table:table-cell>
          <table:table-cell table:style-name="ce2"/>
          <table:table-cell table:style-name="ce2" office:value-type="float" office:value="-0.283931735431984">
            <text:p>-0.284</text:p>
          </table:table-cell>
          <table:table-cell table:style-name="ce2" office:value-type="float" office:value="0.160916198466961">
            <text:p>0.161</text:p>
          </table:table-cell>
          <table:table-cell table:style-name="ce2" office:value-type="float" office:value="0.160916198466961">
            <text:p>0.161</text:p>
          </table:table-cell>
          <table:table-cell table:style-name="ce2" office:value-type="float" office:value="0.0163393019828189">
            <text:p>0.016</text:p>
          </table:table-cell>
          <table:table-cell table:style-name="ce2"/>
          <table:table-cell table:style-name="ce2" office:value-type="float" office:value="-0.0585359163143574">
            <text:p>-0.059</text:p>
          </table:table-cell>
          <table:table-cell table:style-name="ce2" office:value-type="float" office:value="0.0224504255323659">
            <text:p>0.022</text:p>
          </table:table-cell>
          <table:table-cell table:style-name="ce2" office:value-type="float" office:value="0.0224504255323659">
            <text:p>0.022</text:p>
          </table:table-cell>
          <table:table-cell table:style-name="ce2" office:value-type="float" office:value="0.000262615475152606">
            <text:p>0.000</text:p>
          </table:table-cell>
          <table:table-cell table:style-name="ce2"/>
          <table:table-cell table:style-name="ce2" office:value-type="float" office:value="0.0227130410075185">
            <text:p>0.023</text:p>
          </table:table-cell>
          <table:table-cell table:style-name="ce2" office:value-type="float" office:value="0.0227130410075185">
            <text:p>0.023</text:p>
          </table:table-cell>
          <table:table-cell table:style-name="ce2" office:value-type="float" office:value="-0.013372449774473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59:.C160]+[.AD159:.AF160]" office:value-type="float" office:value="1.86719744579147">
            <text:p>1.867</text:p>
          </table:table-cell>
          <table:table-cell table:style-name="ce2" office:value-type="float" office:value="1.86719744579147">
            <text:p>1.867</text:p>
          </table:table-cell>
          <table:table-cell table:style-name="ce2" office:value-type="float" office:value="-2.95364660915203">
            <text:p>-2.954</text:p>
          </table:table-cell>
          <table:table-cell table:style-name="ce2"/>
          <table:table-cell table:style-name="ce2" table:number-matrix-columns-spanned="4" table:number-matrix-rows-spanned="2" table:formula="of:=MMULT([.A162:.C163];[.$A$2:.$D$4])" office:value-type="float" office:value="-2.95364660915203">
            <text:p>-2.954</text:p>
          </table:table-cell>
          <table:table-cell table:style-name="ce2" office:value-type="float" office:value="-1.08644916336056">
            <text:p>-1.086</text:p>
          </table:table-cell>
          <table:table-cell table:style-name="ce2" office:value-type="float" office:value="-1.08644916336056">
            <text:p>-1.086</text:p>
          </table:table-cell>
          <table:table-cell table:style-name="ce2" office:value-type="float" office:value="0.780748282430915">
            <text:p>0.781</text:p>
          </table:table-cell>
          <table:table-cell table:style-name="ce2"/>
          <table:table-cell table:style-name="ce2" table:formula="of:=1/(1+EXP(-[.E162]))" office:value-type="float" office:value="0.0495644453446373">
            <text:p>0.050</text:p>
          </table:table-cell>
          <table:table-cell table:style-name="ce2" table:formula="of:=1/(1+EXP(-[.F162]))" office:value-type="float" office:value="0.252287513622405">
            <text:p>0.252</text:p>
          </table:table-cell>
          <table:table-cell table:style-name="ce2" table:formula="of:=1/(1+EXP(-[.G162]))" office:value-type="float" office:value="0.252287513622405">
            <text:p>0.252</text:p>
          </table:table-cell>
          <table:table-cell table:style-name="ce2" table:formula="of:=1/(1+EXP(-[.H162]))" office:value-type="float" office:value="0.685841363522528">
            <text:p>0.686</text:p>
          </table:table-cell>
          <table:table-cell table:style-name="ce2"/>
          <table:table-cell table:style-name="ce2" table:formula="of:=[.J162]*(1-[.J162])" office:value-type="float" office:value="0.0471078111023158">
            <text:p>0.047</text:p>
          </table:table-cell>
          <table:table-cell table:style-name="ce2" table:formula="of:=[.K162]*(1-[.K162])" office:value-type="float" office:value="0.18863852409263">
            <text:p>0.189</text:p>
          </table:table-cell>
          <table:table-cell table:style-name="ce2" table:formula="of:=[.L162]*(1-[.L162])" office:value-type="float" office:value="0.18863852409263">
            <text:p>0.189</text:p>
          </table:table-cell>
          <table:table-cell table:style-name="ce2" table:formula="of:=[.M162]*(1-[.M162])" office:value-type="float" office:value="0.215462987604087">
            <text:p>0.215</text:p>
          </table:table-cell>
          <table:table-cell table:style-name="ce2"/>
          <table:table-cell table:style-name="ce2" table:number-matrix-columns-spanned="4" table:number-matrix-rows-spanned="2" table:formula="of:=[.$J$8:.$M$9]-[.J162:.M163]" office:value-type="float" office:value="-0.0495641394424104">
            <text:p>-0.050</text:p>
          </table:table-cell>
          <table:table-cell table:style-name="ce2" office:value-type="float" office:value="-0.24559466269812">
            <text:p>-0.246</text:p>
          </table:table-cell>
          <table:table-cell table:style-name="ce2" office:value-type="float" office:value="-0.24559466269812">
            <text:p>-0.246</text:p>
          </table:table-cell>
          <table:table-cell table:style-name="ce2" office:value-type="float" office:value="0.307465785553187">
            <text:p>0.307</text:p>
          </table:table-cell>
          <table:table-cell table:style-name="ce2"/>
          <table:table-cell table:style-name="ce2" table:number-matrix-columns-spanned="4" table:number-matrix-rows-spanned="2" table:formula="of:=[.O162:.R163]*[.T162:.W163]" office:value-type="float" office:value="-0.00233485811830191">
            <text:p>-0.002</text:p>
          </table:table-cell>
          <table:table-cell table:style-name="ce2" office:value-type="float" office:value="-0.0463286146964005">
            <text:p>-0.046</text:p>
          </table:table-cell>
          <table:table-cell table:style-name="ce2" office:value-type="float" office:value="-0.0463286146964005">
            <text:p>-0.046</text:p>
          </table:table-cell>
          <table:table-cell table:style-name="ce2" office:value-type="float" office:value="0.0662474967413273">
            <text:p>0.066</text:p>
          </table:table-cell>
          <table:table-cell table:style-name="ce2"/>
          <table:table-cell table:style-name="ce2" table:number-matrix-columns-spanned="3" table:number-matrix-rows-spanned="2" table:formula="of:=MMULT([.Y162:.AB163];[.$O$2:.$Q$5])" office:value-type="float" office:value="0.0199188820449268">
            <text:p>0.020</text:p>
          </table:table-cell>
          <table:table-cell table:style-name="ce2" office:value-type="float" office:value="0.0199188820449268">
            <text:p>0.020</text:p>
          </table:table-cell>
          <table:table-cell table:style-name="ce2" office:value-type="float" office:value="-0.0287445907697756">
            <text:p>-0.029</text:p>
          </table:table-cell>
          <table:table-cell/>
          <table:table-cell table:number-matrix-columns-spanned="1" table:number-matrix-rows-spanned="1" table:formula="of:=SUM([.T162:.W163]^2)" office:value-type="float" office:value="0.347894810690586">
            <text:p>0.3478948107</text:p>
          </table:table-cell>
          <table:table-cell table:number-columns-repeated="990"/>
        </table:table-row>
        <table:table-row table:style-name="ro2">
          <table:table-cell table:style-name="ce2" office:value-type="float" office:value="2.5177336141802">
            <text:p>2.518</text:p>
          </table:table-cell>
          <table:table-cell table:style-name="ce2" office:value-type="float" office:value="2.5177336141802">
            <text:p>2.518</text:p>
          </table:table-cell>
          <table:table-cell table:style-name="ce2" office:value-type="float" office:value="-0.905724980503823">
            <text:p>-0.906</text:p>
          </table:table-cell>
          <table:table-cell table:style-name="ce2"/>
          <table:table-cell table:style-name="ce2" office:value-type="float" office:value="-0.905724980503823">
            <text:p>-0.906</text:p>
          </table:table-cell>
          <table:table-cell table:style-name="ce2" office:value-type="float" office:value="1.61200863367638">
            <text:p>1.612</text:p>
          </table:table-cell>
          <table:table-cell table:style-name="ce2" office:value-type="float" office:value="1.61200863367638">
            <text:p>1.612</text:p>
          </table:table-cell>
          <table:table-cell table:style-name="ce2" office:value-type="float" office:value="4.12974224785658">
            <text:p>4.130</text:p>
          </table:table-cell>
          <table:table-cell table:style-name="ce2"/>
          <table:table-cell table:style-name="ce2" table:formula="of:=1/(1+EXP(-[.E163]))" office:value-type="float" office:value="0.287875434433476">
            <text:p>0.288</text:p>
          </table:table-cell>
          <table:table-cell table:style-name="ce2" table:formula="of:=1/(1+EXP(-[.F163]))" office:value-type="float" office:value="0.833690072061912">
            <text:p>0.834</text:p>
          </table:table-cell>
          <table:table-cell table:style-name="ce2" table:formula="of:=1/(1+EXP(-[.G163]))" office:value-type="float" office:value="0.833690072061912">
            <text:p>0.834</text:p>
          </table:table-cell>
          <table:table-cell table:style-name="ce2" table:formula="of:=1/(1+EXP(-[.H163]))" office:value-type="float" office:value="0.984167670326004">
            <text:p>0.984</text:p>
          </table:table-cell>
          <table:table-cell table:style-name="ce2"/>
          <table:table-cell table:style-name="ce2" table:formula="of:=[.J163]*(1-[.J163])" office:value-type="float" office:value="0.205003168683214">
            <text:p>0.205</text:p>
          </table:table-cell>
          <table:table-cell table:style-name="ce2" table:formula="of:=[.K163]*(1-[.K163])" office:value-type="float" office:value="0.138650935807316">
            <text:p>0.139</text:p>
          </table:table-cell>
          <table:table-cell table:style-name="ce2" table:formula="of:=[.L163]*(1-[.L163])" office:value-type="float" office:value="0.138650935807316">
            <text:p>0.139</text:p>
          </table:table-cell>
          <table:table-cell table:style-name="ce2" table:formula="of:=[.M163]*(1-[.M163])" office:value-type="float" office:value="0.0155816670110904">
            <text:p>0.016</text:p>
          </table:table-cell>
          <table:table-cell table:style-name="ce2"/>
          <table:table-cell table:style-name="ce2" office:value-type="float" office:value="-0.281182583509192">
            <text:p>-0.281</text:p>
          </table:table-cell>
          <table:table-cell table:style-name="ce2" office:value-type="float" office:value="0.159617077013803">
            <text:p>0.160</text:p>
          </table:table-cell>
          <table:table-cell table:style-name="ce2" office:value-type="float" office:value="0.159617077013803">
            <text:p>0.160</text:p>
          </table:table-cell>
          <table:table-cell table:style-name="ce2" office:value-type="float" office:value="0.0158320237717695">
            <text:p>0.016</text:p>
          </table:table-cell>
          <table:table-cell table:style-name="ce2"/>
          <table:table-cell table:style-name="ce2" office:value-type="float" office:value="-0.0576433205979166">
            <text:p>-0.058</text:p>
          </table:table-cell>
          <table:table-cell table:style-name="ce2" office:value-type="float" office:value="0.0221310570987923">
            <text:p>0.022</text:p>
          </table:table-cell>
          <table:table-cell table:style-name="ce2" office:value-type="float" office:value="0.0221310570987923">
            <text:p>0.022</text:p>
          </table:table-cell>
          <table:table-cell table:style-name="ce2" office:value-type="float" office:value="0.00024668932252338">
            <text:p>0.000</text:p>
          </table:table-cell>
          <table:table-cell table:style-name="ce2"/>
          <table:table-cell table:style-name="ce2" office:value-type="float" office:value="0.0223777464213156">
            <text:p>0.022</text:p>
          </table:table-cell>
          <table:table-cell table:style-name="ce2" office:value-type="float" office:value="0.0223777464213156">
            <text:p>0.022</text:p>
          </table:table-cell>
          <table:table-cell table:style-name="ce2" office:value-type="float" office:value="-0.0131345170778087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2:.C163]+[.AD162:.AF163]" office:value-type="float" office:value="1.8871163278364">
            <text:p>1.887</text:p>
          </table:table-cell>
          <table:table-cell table:style-name="ce2" office:value-type="float" office:value="1.8871163278364">
            <text:p>1.887</text:p>
          </table:table-cell>
          <table:table-cell table:style-name="ce2" office:value-type="float" office:value="-2.98239119992181">
            <text:p>-2.982</text:p>
          </table:table-cell>
          <table:table-cell table:style-name="ce2"/>
          <table:table-cell table:style-name="ce2" table:number-matrix-columns-spanned="4" table:number-matrix-rows-spanned="2" table:formula="of:=MMULT([.A165:.C166];[.$A$2:.$D$4])" office:value-type="float" office:value="-2.98239119992181">
            <text:p>-2.982</text:p>
          </table:table-cell>
          <table:table-cell table:style-name="ce2" office:value-type="float" office:value="-1.09527487208541">
            <text:p>-1.095</text:p>
          </table:table-cell>
          <table:table-cell table:style-name="ce2" office:value-type="float" office:value="-1.09527487208541">
            <text:p>-1.095</text:p>
          </table:table-cell>
          <table:table-cell table:style-name="ce2" office:value-type="float" office:value="0.791841455750993">
            <text:p>0.792</text:p>
          </table:table-cell>
          <table:table-cell table:style-name="ce2"/>
          <table:table-cell table:style-name="ce2" table:formula="of:=1/(1+EXP(-[.E165]))" office:value-type="float" office:value="0.0482277496109605">
            <text:p>0.048</text:p>
          </table:table-cell>
          <table:table-cell table:style-name="ce2" table:formula="of:=1/(1+EXP(-[.F165]))" office:value-type="float" office:value="0.250626287573573">
            <text:p>0.251</text:p>
          </table:table-cell>
          <table:table-cell table:style-name="ce2" table:formula="of:=1/(1+EXP(-[.G165]))" office:value-type="float" office:value="0.250626287573573">
            <text:p>0.251</text:p>
          </table:table-cell>
          <table:table-cell table:style-name="ce2" table:formula="of:=1/(1+EXP(-[.H165]))" office:value-type="float" office:value="0.688226590015466">
            <text:p>0.688</text:p>
          </table:table-cell>
          <table:table-cell table:style-name="ce2"/>
          <table:table-cell table:style-name="ce2" table:formula="of:=[.J165]*(1-[.J165])" office:value-type="float" office:value="0.0459018337784231">
            <text:p>0.046</text:p>
          </table:table-cell>
          <table:table-cell table:style-name="ce2" table:formula="of:=[.K165]*(1-[.K165])" office:value-type="float" office:value="0.187812751550662">
            <text:p>0.188</text:p>
          </table:table-cell>
          <table:table-cell table:style-name="ce2" table:formula="of:=[.L165]*(1-[.L165])" office:value-type="float" office:value="0.187812751550662">
            <text:p>0.188</text:p>
          </table:table-cell>
          <table:table-cell table:style-name="ce2" table:formula="of:=[.M165]*(1-[.M165])" office:value-type="float" office:value="0.21457075081115">
            <text:p>0.215</text:p>
          </table:table-cell>
          <table:table-cell table:style-name="ce2"/>
          <table:table-cell table:style-name="ce2" table:number-matrix-columns-spanned="4" table:number-matrix-rows-spanned="2" table:formula="of:=[.$J$8:.$M$9]-[.J165:.M166]" office:value-type="float" office:value="-0.0482274437087336">
            <text:p>-0.048</text:p>
          </table:table-cell>
          <table:table-cell table:style-name="ce2" office:value-type="float" office:value="-0.243933436649288">
            <text:p>-0.244</text:p>
          </table:table-cell>
          <table:table-cell table:style-name="ce2" office:value-type="float" office:value="-0.243933436649288">
            <text:p>-0.244</text:p>
          </table:table-cell>
          <table:table-cell table:style-name="ce2" office:value-type="float" office:value="0.305080559060249">
            <text:p>0.305</text:p>
          </table:table-cell>
          <table:table-cell table:style-name="ce2"/>
          <table:table-cell table:style-name="ce2" table:number-matrix-columns-spanned="4" table:number-matrix-rows-spanned="2" table:formula="of:=[.O165:.R166]*[.T165:.W166]" office:value-type="float" office:value="-0.00221372810467654">
            <text:p>-0.002</text:p>
          </table:table-cell>
          <table:table-cell table:style-name="ce2" office:value-type="float" office:value="-0.0458138099323118">
            <text:p>-0.046</text:p>
          </table:table-cell>
          <table:table-cell table:style-name="ce2" office:value-type="float" office:value="-0.0458138099323118">
            <text:p>-0.046</text:p>
          </table:table-cell>
          <table:table-cell table:style-name="ce2" office:value-type="float" office:value="0.0654613646154429">
            <text:p>0.065</text:p>
          </table:table-cell>
          <table:table-cell table:style-name="ce2"/>
          <table:table-cell table:style-name="ce2" table:number-matrix-columns-spanned="3" table:number-matrix-rows-spanned="2" table:formula="of:=MMULT([.Y165:.AB166];[.$O$2:.$Q$5])" office:value-type="float" office:value="0.0196475546831311">
            <text:p>0.020</text:p>
          </table:table-cell>
          <table:table-cell table:style-name="ce2" office:value-type="float" office:value="0.0196475546831311">
            <text:p>0.020</text:p>
          </table:table-cell>
          <table:table-cell table:style-name="ce2" office:value-type="float" office:value="-0.0283799833538572">
            <text:p>-0.028</text:p>
          </table:table-cell>
          <table:table-cell/>
          <table:table-cell table:number-matrix-columns-spanned="1" table:number-matrix-rows-spanned="1" table:formula="of:=SUM([.T165:.W166]^2)" office:value-type="float" office:value="0.342346209492035">
            <text:p>0.3423462095</text:p>
          </table:table-cell>
          <table:table-cell table:number-columns-repeated="990"/>
        </table:table-row>
        <table:table-row table:style-name="ro2">
          <table:table-cell table:style-name="ce2" office:value-type="float" office:value="2.54011136060152">
            <text:p>2.540</text:p>
          </table:table-cell>
          <table:table-cell table:style-name="ce2" office:value-type="float" office:value="2.54011136060152">
            <text:p>2.540</text:p>
          </table:table-cell>
          <table:table-cell table:style-name="ce2" office:value-type="float" office:value="-0.918859497581632">
            <text:p>-0.919</text:p>
          </table:table-cell>
          <table:table-cell table:style-name="ce2"/>
          <table:table-cell table:style-name="ce2" office:value-type="float" office:value="-0.918859497581632">
            <text:p>-0.919</text:p>
          </table:table-cell>
          <table:table-cell table:style-name="ce2" office:value-type="float" office:value="1.62125186301989">
            <text:p>1.621</text:p>
          </table:table-cell>
          <table:table-cell table:style-name="ce2" office:value-type="float" office:value="1.62125186301989">
            <text:p>1.621</text:p>
          </table:table-cell>
          <table:table-cell table:style-name="ce2" office:value-type="float" office:value="4.1613632236214">
            <text:p>4.161</text:p>
          </table:table-cell>
          <table:table-cell table:style-name="ce2"/>
          <table:table-cell table:style-name="ce2" table:formula="of:=1/(1+EXP(-[.E166]))" office:value-type="float" office:value="0.285190336510641">
            <text:p>0.285</text:p>
          </table:table-cell>
          <table:table-cell table:style-name="ce2" table:formula="of:=1/(1+EXP(-[.F166]))" office:value-type="float" office:value="0.83496770466721">
            <text:p>0.835</text:p>
          </table:table-cell>
          <table:table-cell table:style-name="ce2" table:formula="of:=1/(1+EXP(-[.G166]))" office:value-type="float" office:value="0.83496770466721">
            <text:p>0.835</text:p>
          </table:table-cell>
          <table:table-cell table:style-name="ce2" table:formula="of:=1/(1+EXP(-[.H166]))" office:value-type="float" office:value="0.984652908484262">
            <text:p>0.985</text:p>
          </table:table-cell>
          <table:table-cell table:style-name="ce2"/>
          <table:table-cell table:style-name="ce2" table:formula="of:=[.J166]*(1-[.J166])" office:value-type="float" office:value="0.203856808471588">
            <text:p>0.204</text:p>
          </table:table-cell>
          <table:table-cell table:style-name="ce2" table:formula="of:=[.K166]*(1-[.K166])" office:value-type="float" office:value="0.137796636829981">
            <text:p>0.138</text:p>
          </table:table-cell>
          <table:table-cell table:style-name="ce2" table:formula="of:=[.L166]*(1-[.L166])" office:value-type="float" office:value="0.137796636829981">
            <text:p>0.138</text:p>
          </table:table-cell>
          <table:table-cell table:style-name="ce2" table:formula="of:=[.M166]*(1-[.M166])" office:value-type="float" office:value="0.0151115582977452">
            <text:p>0.015</text:p>
          </table:table-cell>
          <table:table-cell table:style-name="ce2"/>
          <table:table-cell table:style-name="ce2" office:value-type="float" office:value="-0.278497485586356">
            <text:p>-0.278</text:p>
          </table:table-cell>
          <table:table-cell table:style-name="ce2" office:value-type="float" office:value="0.158339444408505">
            <text:p>0.158</text:p>
          </table:table-cell>
          <table:table-cell table:style-name="ce2" office:value-type="float" office:value="0.158339444408505">
            <text:p>0.158</text:p>
          </table:table-cell>
          <table:table-cell table:style-name="ce2" office:value-type="float" office:value="0.0153467856135107">
            <text:p>0.015</text:p>
          </table:table-cell>
          <table:table-cell table:style-name="ce2"/>
          <table:table-cell table:style-name="ce2" office:value-type="float" office:value="-0.0567736085789968">
            <text:p>-0.057</text:p>
          </table:table-cell>
          <table:table-cell table:style-name="ce2" office:value-type="float" office:value="0.0218186429170196">
            <text:p>0.022</text:p>
          </table:table-cell>
          <table:table-cell table:style-name="ce2" office:value-type="float" office:value="0.0218186429170196">
            <text:p>0.022</text:p>
          </table:table-cell>
          <table:table-cell table:style-name="ce2" office:value-type="float" office:value="0.000231913845481564">
            <text:p>0.000</text:p>
          </table:table-cell>
          <table:table-cell table:style-name="ce2"/>
          <table:table-cell table:style-name="ce2" office:value-type="float" office:value="0.0220505567625012">
            <text:p>0.022</text:p>
          </table:table-cell>
          <table:table-cell table:style-name="ce2" office:value-type="float" office:value="0.0220505567625012">
            <text:p>0.022</text:p>
          </table:table-cell>
          <table:table-cell table:style-name="ce2" office:value-type="float" office:value="-0.0129044088994759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5:.C166]+[.AD165:.AF166]" office:value-type="float" office:value="1.90676388251953">
            <text:p>1.907</text:p>
          </table:table-cell>
          <table:table-cell table:style-name="ce2" office:value-type="float" office:value="1.90676388251953">
            <text:p>1.907</text:p>
          </table:table-cell>
          <table:table-cell table:style-name="ce2" office:value-type="float" office:value="-3.01077118327566">
            <text:p>-3.011</text:p>
          </table:table-cell>
          <table:table-cell table:style-name="ce2"/>
          <table:table-cell table:style-name="ce2" table:number-matrix-columns-spanned="4" table:number-matrix-rows-spanned="2" table:formula="of:=MMULT([.A168:.C169];[.$A$2:.$D$4])" office:value-type="float" office:value="-3.01077118327566">
            <text:p>-3.011</text:p>
          </table:table-cell>
          <table:table-cell table:style-name="ce2" office:value-type="float" office:value="-1.10400730075613">
            <text:p>-1.104</text:p>
          </table:table-cell>
          <table:table-cell table:style-name="ce2" office:value-type="float" office:value="-1.10400730075613">
            <text:p>-1.104</text:p>
          </table:table-cell>
          <table:table-cell table:style-name="ce2" office:value-type="float" office:value="0.802756581763398">
            <text:p>0.803</text:p>
          </table:table-cell>
          <table:table-cell table:style-name="ce2"/>
          <table:table-cell table:style-name="ce2" table:formula="of:=1/(1+EXP(-[.E168]))" office:value-type="float" office:value="0.0469416323348916">
            <text:p>0.047</text:p>
          </table:table-cell>
          <table:table-cell table:style-name="ce2" table:formula="of:=1/(1+EXP(-[.F168]))" office:value-type="float" office:value="0.248989800193789">
            <text:p>0.249</text:p>
          </table:table-cell>
          <table:table-cell table:style-name="ce2" table:formula="of:=1/(1+EXP(-[.G168]))" office:value-type="float" office:value="0.248989800193789">
            <text:p>0.249</text:p>
          </table:table-cell>
          <table:table-cell table:style-name="ce2" table:formula="of:=1/(1+EXP(-[.H168]))" office:value-type="float" office:value="0.690563831691645">
            <text:p>0.691</text:p>
          </table:table-cell>
          <table:table-cell table:style-name="ce2"/>
          <table:table-cell table:style-name="ce2" table:formula="of:=[.J168]*(1-[.J168])" office:value-type="float" office:value="0.0447381154886275">
            <text:p>0.045</text:p>
          </table:table-cell>
          <table:table-cell table:style-name="ce2" table:formula="of:=[.K168]*(1-[.K168])" office:value-type="float" office:value="0.186993879593246">
            <text:p>0.187</text:p>
          </table:table-cell>
          <table:table-cell table:style-name="ce2" table:formula="of:=[.L168]*(1-[.L168])" office:value-type="float" office:value="0.186993879593246">
            <text:p>0.187</text:p>
          </table:table-cell>
          <table:table-cell table:style-name="ce2" table:formula="of:=[.M168]*(1-[.M168])" office:value-type="float" office:value="0.213685426050998">
            <text:p>0.214</text:p>
          </table:table-cell>
          <table:table-cell table:style-name="ce2"/>
          <table:table-cell table:style-name="ce2" table:number-matrix-columns-spanned="4" table:number-matrix-rows-spanned="2" table:formula="of:=[.$J$8:.$M$9]-[.J168:.M169]" office:value-type="float" office:value="-0.0469413264326647">
            <text:p>-0.047</text:p>
          </table:table-cell>
          <table:table-cell table:style-name="ce2" office:value-type="float" office:value="-0.242296949269504">
            <text:p>-0.242</text:p>
          </table:table-cell>
          <table:table-cell table:style-name="ce2" office:value-type="float" office:value="-0.242296949269504">
            <text:p>-0.242</text:p>
          </table:table-cell>
          <table:table-cell table:style-name="ce2" office:value-type="float" office:value="0.30274331738407">
            <text:p>0.303</text:p>
          </table:table-cell>
          <table:table-cell table:style-name="ce2"/>
          <table:table-cell table:style-name="ce2" table:number-matrix-columns-spanned="4" table:number-matrix-rows-spanned="2" table:formula="of:=[.O168:.R169]*[.T168:.W169]" office:value-type="float" office:value="-0.00210006648313392">
            <text:p>-0.002</text:p>
          </table:table-cell>
          <table:table-cell table:style-name="ce2" office:value-type="float" office:value="-0.0453080465575124">
            <text:p>-0.045</text:p>
          </table:table-cell>
          <table:table-cell table:style-name="ce2" office:value-type="float" office:value="-0.0453080465575124">
            <text:p>-0.045</text:p>
          </table:table-cell>
          <table:table-cell table:style-name="ce2" office:value-type="float" office:value="0.0646918347593076">
            <text:p>0.065</text:p>
          </table:table-cell>
          <table:table-cell table:style-name="ce2"/>
          <table:table-cell table:style-name="ce2" table:number-matrix-columns-spanned="3" table:number-matrix-rows-spanned="2" table:formula="of:=MMULT([.Y168:.AB169];[.$O$2:.$Q$5])" office:value-type="float" office:value="0.0193837882017952">
            <text:p>0.019</text:p>
          </table:table-cell>
          <table:table-cell table:style-name="ce2" office:value-type="float" office:value="0.0193837882017952">
            <text:p>0.019</text:p>
          </table:table-cell>
          <table:table-cell table:style-name="ce2" office:value-type="float" office:value="-0.0280243248388511">
            <text:p>-0.028</text:p>
          </table:table-cell>
          <table:table-cell/>
          <table:table-cell table:number-matrix-columns-spanned="1" table:number-matrix-rows-spanned="1" table:formula="of:=SUM([.T168:.W169]^2)" office:value-type="float" office:value="0.336950790268064">
            <text:p>0.3369507903</text:p>
          </table:table-cell>
          <table:table-cell table:number-columns-repeated="990"/>
        </table:table-row>
        <table:table-row table:style-name="ro2">
          <table:table-cell table:style-name="ce2" office:value-type="float" office:value="2.56216191736402">
            <text:p>2.562</text:p>
          </table:table-cell>
          <table:table-cell table:style-name="ce2" office:value-type="float" office:value="2.56216191736402">
            <text:p>2.562</text:p>
          </table:table-cell>
          <table:table-cell table:style-name="ce2" office:value-type="float" office:value="-0.931763906481108">
            <text:p>-0.932</text:p>
          </table:table-cell>
          <table:table-cell table:style-name="ce2"/>
          <table:table-cell table:style-name="ce2" office:value-type="float" office:value="-0.931763906481108">
            <text:p>-0.932</text:p>
          </table:table-cell>
          <table:table-cell table:style-name="ce2" office:value-type="float" office:value="1.63039801088291">
            <text:p>1.630</text:p>
          </table:table-cell>
          <table:table-cell table:style-name="ce2" office:value-type="float" office:value="1.63039801088291">
            <text:p>1.630</text:p>
          </table:table-cell>
          <table:table-cell table:style-name="ce2" office:value-type="float" office:value="4.19255992824693">
            <text:p>4.193</text:p>
          </table:table-cell>
          <table:table-cell table:style-name="ce2"/>
          <table:table-cell table:style-name="ce2" table:formula="of:=1/(1+EXP(-[.E169]))" office:value-type="float" office:value="0.282566993187171">
            <text:p>0.283</text:p>
          </table:table-cell>
          <table:table-cell table:style-name="ce2" table:formula="of:=1/(1+EXP(-[.F169]))" office:value-type="float" office:value="0.836224154982186">
            <text:p>0.836</text:p>
          </table:table-cell>
          <table:table-cell table:style-name="ce2" table:formula="of:=1/(1+EXP(-[.G169]))" office:value-type="float" office:value="0.836224154982186">
            <text:p>0.836</text:p>
          </table:table-cell>
          <table:table-cell table:style-name="ce2" table:formula="of:=1/(1+EXP(-[.H169]))" office:value-type="float" office:value="0.985117280536184">
            <text:p>0.985</text:p>
          </table:table-cell>
          <table:table-cell table:style-name="ce2"/>
          <table:table-cell table:style-name="ce2" table:formula="of:=[.J169]*(1-[.J169])" office:value-type="float" office:value="0.202722887548332">
            <text:p>0.203</text:p>
          </table:table-cell>
          <table:table-cell table:style-name="ce2" table:formula="of:=[.K169]*(1-[.K169])" office:value-type="float" office:value="0.136953317606515">
            <text:p>0.137</text:p>
          </table:table-cell>
          <table:table-cell table:style-name="ce2" table:formula="of:=[.L169]*(1-[.L169])" office:value-type="float" office:value="0.136953317606515">
            <text:p>0.137</text:p>
          </table:table-cell>
          <table:table-cell table:style-name="ce2" table:formula="of:=[.M169]*(1-[.M169])" office:value-type="float" office:value="0.0146612241251774">
            <text:p>0.015</text:p>
          </table:table-cell>
          <table:table-cell table:style-name="ce2"/>
          <table:table-cell table:style-name="ce2" office:value-type="float" office:value="-0.275874142262887">
            <text:p>-0.276</text:p>
          </table:table-cell>
          <table:table-cell table:style-name="ce2" office:value-type="float" office:value="0.157082994093529">
            <text:p>0.157</text:p>
          </table:table-cell>
          <table:table-cell table:style-name="ce2" office:value-type="float" office:value="0.157082994093529">
            <text:p>0.157</text:p>
          </table:table-cell>
          <table:table-cell table:style-name="ce2" office:value-type="float" office:value="0.014882413561589">
            <text:p>0.015</text:p>
          </table:table-cell>
          <table:table-cell table:style-name="ce2"/>
          <table:table-cell table:style-name="ce2" office:value-type="float" office:value="-0.0559260027194518">
            <text:p>-0.056</text:p>
          </table:table-cell>
          <table:table-cell table:style-name="ce2" office:value-type="float" office:value="0.0215130371806734">
            <text:p>0.022</text:p>
          </table:table-cell>
          <table:table-cell table:style-name="ce2" office:value-type="float" office:value="0.0215130371806734">
            <text:p>0.022</text:p>
          </table:table-cell>
          <table:table-cell table:style-name="ce2" office:value-type="float" office:value="0.000218194400750036">
            <text:p>0.000</text:p>
          </table:table-cell>
          <table:table-cell table:style-name="ce2"/>
          <table:table-cell table:style-name="ce2" office:value-type="float" office:value="0.0217312315814235">
            <text:p>0.022</text:p>
          </table:table-cell>
          <table:table-cell table:style-name="ce2" office:value-type="float" office:value="0.0217312315814235">
            <text:p>0.022</text:p>
          </table:table-cell>
          <table:table-cell table:style-name="ce2" office:value-type="float" office:value="-0.0126817339573549">
            <text:p>-0.013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68:.C169]+[.AD168:.AF169]" office:value-type="float" office:value="1.92614767072133">
            <text:p>1.926</text:p>
          </table:table-cell>
          <table:table-cell table:style-name="ce2" office:value-type="float" office:value="1.92614767072133">
            <text:p>1.926</text:p>
          </table:table-cell>
          <table:table-cell table:style-name="ce2" office:value-type="float" office:value="-3.03879550811452">
            <text:p>-3.039</text:p>
          </table:table-cell>
          <table:table-cell table:style-name="ce2"/>
          <table:table-cell table:style-name="ce2" table:number-matrix-columns-spanned="4" table:number-matrix-rows-spanned="2" table:formula="of:=MMULT([.A171:.C172];[.$A$2:.$D$4])" office:value-type="float" office:value="-3.03879550811452">
            <text:p>-3.039</text:p>
          </table:table-cell>
          <table:table-cell table:style-name="ce2" office:value-type="float" office:value="-1.11264783739319">
            <text:p>-1.113</text:p>
          </table:table-cell>
          <table:table-cell table:style-name="ce2" office:value-type="float" office:value="-1.11264783739319">
            <text:p>-1.113</text:p>
          </table:table-cell>
          <table:table-cell table:style-name="ce2" office:value-type="float" office:value="0.813499833328137">
            <text:p>0.813</text:p>
          </table:table-cell>
          <table:table-cell table:style-name="ce2"/>
          <table:table-cell table:style-name="ce2" table:formula="of:=1/(1+EXP(-[.E171]))" office:value-type="float" office:value="0.045703675780231">
            <text:p>0.046</text:p>
          </table:table-cell>
          <table:table-cell table:style-name="ce2" table:formula="of:=1/(1+EXP(-[.F171]))" office:value-type="float" office:value="0.247377579442452">
            <text:p>0.247</text:p>
          </table:table-cell>
          <table:table-cell table:style-name="ce2" table:formula="of:=1/(1+EXP(-[.G171]))" office:value-type="float" office:value="0.247377579442452">
            <text:p>0.247</text:p>
          </table:table-cell>
          <table:table-cell table:style-name="ce2" table:formula="of:=1/(1+EXP(-[.H171]))" office:value-type="float" office:value="0.692854795710921">
            <text:p>0.693</text:p>
          </table:table-cell>
          <table:table-cell table:style-name="ce2"/>
          <table:table-cell table:style-name="ce2" table:formula="of:=[.J171]*(1-[.J171])" office:value-type="float" office:value="0.0436148498004065">
            <text:p>0.044</text:p>
          </table:table-cell>
          <table:table-cell table:style-name="ce2" table:formula="of:=[.K171]*(1-[.K171])" office:value-type="float" office:value="0.186181912631645">
            <text:p>0.186</text:p>
          </table:table-cell>
          <table:table-cell table:style-name="ce2" table:formula="of:=[.L171]*(1-[.L171])" office:value-type="float" office:value="0.186181912631645">
            <text:p>0.186</text:p>
          </table:table-cell>
          <table:table-cell table:style-name="ce2" table:formula="of:=[.M171]*(1-[.M171])" office:value-type="float" office:value="0.212807027771299">
            <text:p>0.213</text:p>
          </table:table-cell>
          <table:table-cell table:style-name="ce2"/>
          <table:table-cell table:style-name="ce2" table:number-matrix-columns-spanned="4" table:number-matrix-rows-spanned="2" table:formula="of:=[.$J$8:.$M$9]-[.J171:.M172]" office:value-type="float" office:value="-0.0457033698780041">
            <text:p>-0.046</text:p>
          </table:table-cell>
          <table:table-cell table:style-name="ce2" office:value-type="float" office:value="-0.240684728518167">
            <text:p>-0.241</text:p>
          </table:table-cell>
          <table:table-cell table:style-name="ce2" office:value-type="float" office:value="-0.240684728518167">
            <text:p>-0.241</text:p>
          </table:table-cell>
          <table:table-cell table:style-name="ce2" office:value-type="float" office:value="0.300452353364795">
            <text:p>0.300</text:p>
          </table:table-cell>
          <table:table-cell table:style-name="ce2"/>
          <table:table-cell table:style-name="ce2" table:number-matrix-columns-spanned="4" table:number-matrix-rows-spanned="2" table:formula="of:=[.O171:.R172]*[.T171:.W172]" office:value-type="float" office:value="-0.00199334561260157">
            <text:p>-0.002</text:p>
          </table:table-cell>
          <table:table-cell table:style-name="ce2" office:value-type="float" office:value="-0.0448111430967406">
            <text:p>-0.045</text:p>
          </table:table-cell>
          <table:table-cell table:style-name="ce2" office:value-type="float" office:value="-0.0448111430967406">
            <text:p>-0.045</text:p>
          </table:table-cell>
          <table:table-cell table:style-name="ce2" office:value-type="float" office:value="0.063938372306454">
            <text:p>0.064</text:p>
          </table:table-cell>
          <table:table-cell table:style-name="ce2"/>
          <table:table-cell table:style-name="ce2" table:number-matrix-columns-spanned="3" table:number-matrix-rows-spanned="2" table:formula="of:=MMULT([.Y171:.AB172];[.$O$2:.$Q$5])" office:value-type="float" office:value="0.0191272292097135">
            <text:p>0.019</text:p>
          </table:table-cell>
          <table:table-cell table:style-name="ce2" office:value-type="float" office:value="0.0191272292097135">
            <text:p>0.019</text:p>
          </table:table-cell>
          <table:table-cell table:style-name="ce2" office:value-type="float" office:value="-0.0276772594996287">
            <text:p>-0.028</text:p>
          </table:table-cell>
          <table:table-cell/>
          <table:table-cell table:number-matrix-columns-spanned="1" table:number-matrix-rows-spanned="1" table:formula="of:=SUM([.T171:.W172]^2)" office:value-type="float" office:value="0.331702525594984">
            <text:p>0.3317025256</text:p>
          </table:table-cell>
          <table:table-cell table:number-columns-repeated="990"/>
        </table:table-row>
        <table:table-row table:style-name="ro2">
          <table:table-cell table:style-name="ce2" office:value-type="float" office:value="2.58389314894544">
            <text:p>2.584</text:p>
          </table:table-cell>
          <table:table-cell table:style-name="ce2" office:value-type="float" office:value="2.58389314894544">
            <text:p>2.584</text:p>
          </table:table-cell>
          <table:table-cell table:style-name="ce2" office:value-type="float" office:value="-0.944445640438463">
            <text:p>-0.944</text:p>
          </table:table-cell>
          <table:table-cell table:style-name="ce2"/>
          <table:table-cell table:style-name="ce2" office:value-type="float" office:value="-0.944445640438463">
            <text:p>-0.944</text:p>
          </table:table-cell>
          <table:table-cell table:style-name="ce2" office:value-type="float" office:value="1.63944750850698">
            <text:p>1.639</text:p>
          </table:table-cell>
          <table:table-cell table:style-name="ce2" office:value-type="float" office:value="1.63944750850698">
            <text:p>1.639</text:p>
          </table:table-cell>
          <table:table-cell table:style-name="ce2" office:value-type="float" office:value="4.22334065745242">
            <text:p>4.223</text:p>
          </table:table-cell>
          <table:table-cell table:style-name="ce2"/>
          <table:table-cell table:style-name="ce2" table:formula="of:=1/(1+EXP(-[.E172]))" office:value-type="float" office:value="0.280003219241231">
            <text:p>0.280</text:p>
          </table:table-cell>
          <table:table-cell table:style-name="ce2" table:formula="of:=1/(1+EXP(-[.F172]))" office:value-type="float" office:value="0.837459745789911">
            <text:p>0.837</text:p>
          </table:table-cell>
          <table:table-cell table:style-name="ce2" table:formula="of:=1/(1+EXP(-[.G172]))" office:value-type="float" office:value="0.837459745789911">
            <text:p>0.837</text:p>
          </table:table-cell>
          <table:table-cell table:style-name="ce2" table:formula="of:=1/(1+EXP(-[.H172]))" office:value-type="float" office:value="0.985561889582992">
            <text:p>0.986</text:p>
          </table:table-cell>
          <table:table-cell table:style-name="ce2"/>
          <table:table-cell table:style-name="ce2" table:formula="of:=[.J172]*(1-[.J172])" office:value-type="float" office:value="0.201601416455778">
            <text:p>0.202</text:p>
          </table:table-cell>
          <table:table-cell table:style-name="ce2" table:formula="of:=[.K172]*(1-[.K172])" office:value-type="float" office:value="0.136120919971408">
            <text:p>0.136</text:p>
          </table:table-cell>
          <table:table-cell table:style-name="ce2" table:formula="of:=[.L172]*(1-[.L172])" office:value-type="float" office:value="0.136120919971408">
            <text:p>0.136</text:p>
          </table:table-cell>
          <table:table-cell table:style-name="ce2" table:formula="of:=[.M172]*(1-[.M172])" office:value-type="float" office:value="0.0142296513845948">
            <text:p>0.014</text:p>
          </table:table-cell>
          <table:table-cell table:style-name="ce2"/>
          <table:table-cell table:style-name="ce2" office:value-type="float" office:value="-0.273310368316946">
            <text:p>-0.273</text:p>
          </table:table-cell>
          <table:table-cell table:style-name="ce2" office:value-type="float" office:value="0.155847403285804">
            <text:p>0.156</text:p>
          </table:table-cell>
          <table:table-cell table:style-name="ce2" office:value-type="float" office:value="0.155847403285804">
            <text:p>0.156</text:p>
          </table:table-cell>
          <table:table-cell table:style-name="ce2" office:value-type="float" office:value="0.0144378045147815">
            <text:p>0.014</text:p>
          </table:table-cell>
          <table:table-cell table:style-name="ce2"/>
          <table:table-cell table:style-name="ce2" office:value-type="float" office:value="-0.0550997573847467">
            <text:p>-0.055</text:p>
          </table:table-cell>
          <table:table-cell table:style-name="ce2" office:value-type="float" office:value="0.0212140919104188">
            <text:p>0.021</text:p>
          </table:table-cell>
          <table:table-cell table:style-name="ce2" office:value-type="float" office:value="0.0212140919104188">
            <text:p>0.021</text:p>
          </table:table-cell>
          <table:table-cell table:style-name="ce2" office:value-type="float" office:value="0.000205444925004269">
            <text:p>0.000</text:p>
          </table:table-cell>
          <table:table-cell table:style-name="ce2"/>
          <table:table-cell table:style-name="ce2" office:value-type="float" office:value="0.021419536835423">
            <text:p>0.021</text:p>
          </table:table-cell>
          <table:table-cell table:style-name="ce2" office:value-type="float" office:value="0.021419536835423">
            <text:p>0.021</text:p>
          </table:table-cell>
          <table:table-cell table:style-name="ce2" office:value-type="float" office:value="-0.0124661286389049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1:.C172]+[.AD171:.AF172]" office:value-type="float" office:value="1.94527489993104">
            <text:p>1.945</text:p>
          </table:table-cell>
          <table:table-cell table:style-name="ce2" office:value-type="float" office:value="1.94527489993104">
            <text:p>1.945</text:p>
          </table:table-cell>
          <table:table-cell table:style-name="ce2" office:value-type="float" office:value="-3.06647276761414">
            <text:p>-3.066</text:p>
          </table:table-cell>
          <table:table-cell table:style-name="ce2"/>
          <table:table-cell table:style-name="ce2" table:number-matrix-columns-spanned="4" table:number-matrix-rows-spanned="2" table:formula="of:=MMULT([.A174:.C175];[.$A$2:.$D$4])" office:value-type="float" office:value="-3.06647276761414">
            <text:p>-3.066</text:p>
          </table:table-cell>
          <table:table-cell table:style-name="ce2" office:value-type="float" office:value="-1.1211978676831">
            <text:p>-1.121</text:p>
          </table:table-cell>
          <table:table-cell table:style-name="ce2" office:value-type="float" office:value="-1.1211978676831">
            <text:p>-1.121</text:p>
          </table:table-cell>
          <table:table-cell table:style-name="ce2" office:value-type="float" office:value="0.824077032247936">
            <text:p>0.824</text:p>
          </table:table-cell>
          <table:table-cell table:style-name="ce2"/>
          <table:table-cell table:style-name="ce2" table:formula="of:=1/(1+EXP(-[.E174]))" office:value-type="float" office:value="0.0445116011224553">
            <text:p>0.045</text:p>
          </table:table-cell>
          <table:table-cell table:style-name="ce2" table:formula="of:=1/(1+EXP(-[.F174]))" office:value-type="float" office:value="0.245789159002457">
            <text:p>0.246</text:p>
          </table:table-cell>
          <table:table-cell table:style-name="ce2" table:formula="of:=1/(1+EXP(-[.G174]))" office:value-type="float" office:value="0.245789159002457">
            <text:p>0.246</text:p>
          </table:table-cell>
          <table:table-cell table:style-name="ce2" table:formula="of:=1/(1+EXP(-[.H174]))" office:value-type="float" office:value="0.695101094888982">
            <text:p>0.695</text:p>
          </table:table-cell>
          <table:table-cell table:style-name="ce2"/>
          <table:table-cell table:style-name="ce2" table:formula="of:=[.J174]*(1-[.J174])" office:value-type="float" office:value="0.0425303184879707">
            <text:p>0.043</text:p>
          </table:table-cell>
          <table:table-cell table:style-name="ce2" table:formula="of:=[.K174]*(1-[.K174])" office:value-type="float" office:value="0.185376848319322">
            <text:p>0.185</text:p>
          </table:table-cell>
          <table:table-cell table:style-name="ce2" table:formula="of:=[.L174]*(1-[.L174])" office:value-type="float" office:value="0.185376848319322">
            <text:p>0.185</text:p>
          </table:table-cell>
          <table:table-cell table:style-name="ce2" table:formula="of:=[.M174]*(1-[.M174])" office:value-type="float" office:value="0.211935562773121">
            <text:p>0.212</text:p>
          </table:table-cell>
          <table:table-cell table:style-name="ce2"/>
          <table:table-cell table:style-name="ce2" table:number-matrix-columns-spanned="4" table:number-matrix-rows-spanned="2" table:formula="of:=[.$J$8:.$M$9]-[.J174:.M175]" office:value-type="float" office:value="-0.0445112952202283">
            <text:p>-0.045</text:p>
          </table:table-cell>
          <table:table-cell table:style-name="ce2" office:value-type="float" office:value="-0.239096308078172">
            <text:p>-0.239</text:p>
          </table:table-cell>
          <table:table-cell table:style-name="ce2" office:value-type="float" office:value="-0.239096308078172">
            <text:p>-0.239</text:p>
          </table:table-cell>
          <table:table-cell table:style-name="ce2" office:value-type="float" office:value="0.298206054186734">
            <text:p>0.298</text:p>
          </table:table-cell>
          <table:table-cell table:style-name="ce2"/>
          <table:table-cell table:style-name="ce2" table:number-matrix-columns-spanned="4" table:number-matrix-rows-spanned="2" table:formula="of:=[.O174:.R175]*[.T174:.W175]" office:value-type="float" office:value="-0.0018930795620284">
            <text:p>-0.002</text:p>
          </table:table-cell>
          <table:table-cell table:style-name="ce2" office:value-type="float" office:value="-0.0443229200363172">
            <text:p>-0.044</text:p>
          </table:table-cell>
          <table:table-cell table:style-name="ce2" office:value-type="float" office:value="-0.0443229200363172">
            <text:p>-0.044</text:p>
          </table:table-cell>
          <table:table-cell table:style-name="ce2" office:value-type="float" office:value="0.0632004679164171">
            <text:p>0.063</text:p>
          </table:table-cell>
          <table:table-cell table:style-name="ce2"/>
          <table:table-cell table:style-name="ce2" table:number-matrix-columns-spanned="3" table:number-matrix-rows-spanned="2" table:formula="of:=MMULT([.Y174:.AB175];[.$O$2:.$Q$5])" office:value-type="float" office:value="0.0188775478800999">
            <text:p>0.019</text:p>
          </table:table-cell>
          <table:table-cell table:style-name="ce2" office:value-type="float" office:value="0.0188775478800999">
            <text:p>0.019</text:p>
          </table:table-cell>
          <table:table-cell table:style-name="ce2" office:value-type="float" office:value="-0.0273384517182458">
            <text:p>-0.027</text:p>
          </table:table-cell>
          <table:table-cell/>
          <table:table-cell table:number-matrix-columns-spanned="1" table:number-matrix-rows-spanned="1" table:formula="of:=SUM([.T174:.W175]^2)" office:value-type="float" office:value="0.326595700638483">
            <text:p>0.3265957006</text:p>
          </table:table-cell>
          <table:table-cell table:number-columns-repeated="990"/>
        </table:table-row>
        <table:table-row table:style-name="ro2">
          <table:table-cell table:style-name="ce2" office:value-type="float" office:value="2.60531268578087">
            <text:p>2.605</text:p>
          </table:table-cell>
          <table:table-cell table:style-name="ce2" office:value-type="float" office:value="2.60531268578087">
            <text:p>2.605</text:p>
          </table:table-cell>
          <table:table-cell table:style-name="ce2" office:value-type="float" office:value="-0.956911769077368">
            <text:p>-0.957</text:p>
          </table:table-cell>
          <table:table-cell table:style-name="ce2"/>
          <table:table-cell table:style-name="ce2" office:value-type="float" office:value="-0.956911769077368">
            <text:p>-0.957</text:p>
          </table:table-cell>
          <table:table-cell table:style-name="ce2" office:value-type="float" office:value="1.6484009167035">
            <text:p>1.648</text:p>
          </table:table-cell>
          <table:table-cell table:style-name="ce2" office:value-type="float" office:value="1.6484009167035">
            <text:p>1.648</text:p>
          </table:table-cell>
          <table:table-cell table:style-name="ce2" office:value-type="float" office:value="4.25371360248436">
            <text:p>4.254</text:p>
          </table:table-cell>
          <table:table-cell table:style-name="ce2"/>
          <table:table-cell table:style-name="ce2" table:formula="of:=1/(1+EXP(-[.E175]))" office:value-type="float" office:value="0.27749693600934">
            <text:p>0.277</text:p>
          </table:table-cell>
          <table:table-cell table:style-name="ce2" table:formula="of:=1/(1+EXP(-[.F175]))" office:value-type="float" office:value="0.838674812612563">
            <text:p>0.839</text:p>
          </table:table-cell>
          <table:table-cell table:style-name="ce2" table:formula="of:=1/(1+EXP(-[.G175]))" office:value-type="float" office:value="0.838674812612563">
            <text:p>0.839</text:p>
          </table:table-cell>
          <table:table-cell table:style-name="ce2" table:formula="of:=1/(1+EXP(-[.H175]))" office:value-type="float" office:value="0.985987772366829">
            <text:p>0.986</text:p>
          </table:table-cell>
          <table:table-cell table:style-name="ce2"/>
          <table:table-cell table:style-name="ce2" table:formula="of:=[.J175]*(1-[.J175])" office:value-type="float" office:value="0.200492386514768">
            <text:p>0.200</text:p>
          </table:table-cell>
          <table:table-cell table:style-name="ce2" table:formula="of:=[.K175]*(1-[.K175])" office:value-type="float" office:value="0.135299371301846">
            <text:p>0.135</text:p>
          </table:table-cell>
          <table:table-cell table:style-name="ce2" table:formula="of:=[.L175]*(1-[.L175])" office:value-type="float" office:value="0.135299371301846">
            <text:p>0.135</text:p>
          </table:table-cell>
          <table:table-cell table:style-name="ce2" table:formula="of:=[.M175]*(1-[.M175])" office:value-type="float" office:value="0.0138158851099271">
            <text:p>0.014</text:p>
          </table:table-cell>
          <table:table-cell table:style-name="ce2"/>
          <table:table-cell table:style-name="ce2" office:value-type="float" office:value="-0.270804085085055">
            <text:p>-0.271</text:p>
          </table:table-cell>
          <table:table-cell table:style-name="ce2" office:value-type="float" office:value="0.154632336463153">
            <text:p>0.155</text:p>
          </table:table-cell>
          <table:table-cell table:style-name="ce2" office:value-type="float" office:value="0.154632336463153">
            <text:p>0.155</text:p>
          </table:table-cell>
          <table:table-cell table:style-name="ce2" office:value-type="float" office:value="0.0140119217309439">
            <text:p>0.014</text:p>
          </table:table-cell>
          <table:table-cell table:style-name="ce2"/>
          <table:table-cell table:style-name="ce2" office:value-type="float" office:value="-0.0542941572966511">
            <text:p>-0.054</text:p>
          </table:table-cell>
          <table:table-cell table:style-name="ce2" office:value-type="float" office:value="0.0209216579064">
            <text:p>0.021</text:p>
          </table:table-cell>
          <table:table-cell table:style-name="ce2" office:value-type="float" office:value="0.0209216579064">
            <text:p>0.021</text:p>
          </table:table-cell>
          <table:table-cell table:style-name="ce2" office:value-type="float" office:value="0.000193587100804012">
            <text:p>0.000</text:p>
          </table:table-cell>
          <table:table-cell table:style-name="ce2"/>
          <table:table-cell table:style-name="ce2" office:value-type="float" office:value="0.021115245007204">
            <text:p>0.021</text:p>
          </table:table-cell>
          <table:table-cell table:style-name="ce2" office:value-type="float" office:value="0.021115245007204">
            <text:p>0.021</text:p>
          </table:table-cell>
          <table:table-cell table:style-name="ce2" office:value-type="float" office:value="-0.0122572543830471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4:.C175]+[.AD174:.AF175]" office:value-type="float" office:value="1.96415244781114">
            <text:p>1.964</text:p>
          </table:table-cell>
          <table:table-cell table:style-name="ce2" office:value-type="float" office:value="1.96415244781114">
            <text:p>1.964</text:p>
          </table:table-cell>
          <table:table-cell table:style-name="ce2" office:value-type="float" office:value="-3.09381121933239">
            <text:p>-3.094</text:p>
          </table:table-cell>
          <table:table-cell table:style-name="ce2"/>
          <table:table-cell table:style-name="ce2" table:number-matrix-columns-spanned="4" table:number-matrix-rows-spanned="2" table:formula="of:=MMULT([.A177:.C178];[.$A$2:.$D$4])" office:value-type="float" office:value="-3.09381121933239">
            <text:p>-3.094</text:p>
          </table:table-cell>
          <table:table-cell table:style-name="ce2" office:value-type="float" office:value="-1.12965877152125">
            <text:p>-1.130</text:p>
          </table:table-cell>
          <table:table-cell table:style-name="ce2" office:value-type="float" office:value="-1.12965877152125">
            <text:p>-1.130</text:p>
          </table:table-cell>
          <table:table-cell table:style-name="ce2" office:value-type="float" office:value="0.83449367628989">
            <text:p>0.834</text:p>
          </table:table-cell>
          <table:table-cell table:style-name="ce2"/>
          <table:table-cell table:style-name="ce2" table:formula="of:=1/(1+EXP(-[.E177]))" office:value-type="float" office:value="0.043363259138271">
            <text:p>0.043</text:p>
          </table:table-cell>
          <table:table-cell table:style-name="ce2" table:formula="of:=1/(1+EXP(-[.F177]))" office:value-type="float" office:value="0.244224078909564">
            <text:p>0.244</text:p>
          </table:table-cell>
          <table:table-cell table:style-name="ce2" table:formula="of:=1/(1+EXP(-[.G177]))" office:value-type="float" office:value="0.244224078909564">
            <text:p>0.244</text:p>
          </table:table-cell>
          <table:table-cell table:style-name="ce2" table:formula="of:=1/(1+EXP(-[.H177]))" office:value-type="float" office:value="0.697304254805889">
            <text:p>0.697</text:p>
          </table:table-cell>
          <table:table-cell table:style-name="ce2"/>
          <table:table-cell table:style-name="ce2" table:formula="of:=[.J177]*(1-[.J177])" office:value-type="float" office:value="0.0414828868951781">
            <text:p>0.041</text:p>
          </table:table-cell>
          <table:table-cell table:style-name="ce2" table:formula="of:=[.K177]*(1-[.K177])" office:value-type="float" office:value="0.184578678190339">
            <text:p>0.185</text:p>
          </table:table-cell>
          <table:table-cell table:style-name="ce2" table:formula="of:=[.L177]*(1-[.L177])" office:value-type="float" office:value="0.184578678190339">
            <text:p>0.185</text:p>
          </table:table-cell>
          <table:table-cell table:style-name="ce2" table:formula="of:=[.M177]*(1-[.M177])" office:value-type="float" office:value="0.211071031035493">
            <text:p>0.211</text:p>
          </table:table-cell>
          <table:table-cell table:style-name="ce2"/>
          <table:table-cell table:style-name="ce2" table:number-matrix-columns-spanned="4" table:number-matrix-rows-spanned="2" table:formula="of:=[.$J$8:.$M$9]-[.J177:.M178]" office:value-type="float" office:value="-0.0433629532360441">
            <text:p>-0.043</text:p>
          </table:table-cell>
          <table:table-cell table:style-name="ce2" office:value-type="float" office:value="-0.237531227985279">
            <text:p>-0.238</text:p>
          </table:table-cell>
          <table:table-cell table:style-name="ce2" office:value-type="float" office:value="-0.237531227985279">
            <text:p>-0.238</text:p>
          </table:table-cell>
          <table:table-cell table:style-name="ce2" office:value-type="float" office:value="0.296002894269827">
            <text:p>0.296</text:p>
          </table:table-cell>
          <table:table-cell table:style-name="ce2"/>
          <table:table-cell table:style-name="ce2" table:number-matrix-columns-spanned="4" table:number-matrix-rows-spanned="2" table:formula="of:=[.O177:.R178]*[.T177:.W178]" office:value-type="float" office:value="-0.00179882048453171">
            <text:p>-0.002</text:p>
          </table:table-cell>
          <table:table-cell table:style-name="ce2" office:value-type="float" office:value="-0.043843200090451">
            <text:p>-0.044</text:p>
          </table:table-cell>
          <table:table-cell table:style-name="ce2" office:value-type="float" office:value="-0.043843200090451">
            <text:p>-0.044</text:p>
          </table:table-cell>
          <table:table-cell table:style-name="ce2" office:value-type="float" office:value="0.0624776360830223">
            <text:p>0.062</text:p>
          </table:table-cell>
          <table:table-cell table:style-name="ce2"/>
          <table:table-cell table:style-name="ce2" table:number-matrix-columns-spanned="3" table:number-matrix-rows-spanned="2" table:formula="of:=MMULT([.Y177:.AB178];[.$O$2:.$Q$5])" office:value-type="float" office:value="0.0186344359925713">
            <text:p>0.019</text:p>
          </table:table-cell>
          <table:table-cell table:style-name="ce2" office:value-type="float" office:value="0.0186344359925713">
            <text:p>0.019</text:p>
          </table:table-cell>
          <table:table-cell table:style-name="ce2" office:value-type="float" office:value="-0.0270075845824114">
            <text:p>-0.027</text:p>
          </table:table-cell>
          <table:table-cell/>
          <table:table-cell table:number-matrix-columns-spanned="1" table:number-matrix-rows-spanned="1" table:formula="of:=SUM([.T177:.W178]^2)" office:value-type="float" office:value="0.321624892773903">
            <text:p>0.3216248928</text:p>
          </table:table-cell>
          <table:table-cell table:number-columns-repeated="990"/>
        </table:table-row>
        <table:table-row table:style-name="ro2">
          <table:table-cell table:style-name="ce2" office:value-type="float" office:value="2.62642793078807">
            <text:p>2.626</text:p>
          </table:table-cell>
          <table:table-cell table:style-name="ce2" office:value-type="float" office:value="2.62642793078807">
            <text:p>2.626</text:p>
          </table:table-cell>
          <table:table-cell table:style-name="ce2" office:value-type="float" office:value="-0.969169023460415">
            <text:p>-0.969</text:p>
          </table:table-cell>
          <table:table-cell table:style-name="ce2"/>
          <table:table-cell table:style-name="ce2" office:value-type="float" office:value="-0.969169023460415">
            <text:p>-0.969</text:p>
          </table:table-cell>
          <table:table-cell table:style-name="ce2" office:value-type="float" office:value="1.65725890732765">
            <text:p>1.657</text:p>
          </table:table-cell>
          <table:table-cell table:style-name="ce2" office:value-type="float" office:value="1.65725890732765">
            <text:p>1.657</text:p>
          </table:table-cell>
          <table:table-cell table:style-name="ce2" office:value-type="float" office:value="4.28368683811573">
            <text:p>4.284</text:p>
          </table:table-cell>
          <table:table-cell table:style-name="ce2"/>
          <table:table-cell table:style-name="ce2" table:formula="of:=1/(1+EXP(-[.E178]))" office:value-type="float" office:value="0.275046164441692">
            <text:p>0.275</text:p>
          </table:table-cell>
          <table:table-cell table:style-name="ce2" table:formula="of:=1/(1+EXP(-[.F178]))" office:value-type="float" office:value="0.839869700723622">
            <text:p>0.840</text:p>
          </table:table-cell>
          <table:table-cell table:style-name="ce2" table:formula="of:=1/(1+EXP(-[.G178]))" office:value-type="float" office:value="0.839869700723622">
            <text:p>0.840</text:p>
          </table:table-cell>
          <table:table-cell table:style-name="ce2" table:formula="of:=1/(1+EXP(-[.H178]))" office:value-type="float" office:value="0.986395903498342">
            <text:p>0.986</text:p>
          </table:table-cell>
          <table:table-cell table:style-name="ce2"/>
          <table:table-cell table:style-name="ce2" table:formula="of:=[.J178]*(1-[.J178])" office:value-type="float" office:value="0.199395771867606">
            <text:p>0.199</text:p>
          </table:table-cell>
          <table:table-cell table:style-name="ce2" table:formula="of:=[.K178]*(1-[.K178])" office:value-type="float" office:value="0.134488586530035">
            <text:p>0.134</text:p>
          </table:table-cell>
          <table:table-cell table:style-name="ce2" table:formula="of:=[.L178]*(1-[.L178])" office:value-type="float" office:value="0.134488586530035">
            <text:p>0.134</text:p>
          </table:table-cell>
          <table:table-cell table:style-name="ce2" table:formula="of:=[.M178]*(1-[.M178])" office:value-type="float" office:value="0.0134190250600315">
            <text:p>0.013</text:p>
          </table:table-cell>
          <table:table-cell table:style-name="ce2"/>
          <table:table-cell table:style-name="ce2" office:value-type="float" office:value="-0.268353313517408">
            <text:p>-0.268</text:p>
          </table:table-cell>
          <table:table-cell table:style-name="ce2" office:value-type="float" office:value="0.153437448352093">
            <text:p>0.153</text:p>
          </table:table-cell>
          <table:table-cell table:style-name="ce2" office:value-type="float" office:value="0.153437448352093">
            <text:p>0.153</text:p>
          </table:table-cell>
          <table:table-cell table:style-name="ce2" office:value-type="float" office:value="0.013603790599431">
            <text:p>0.014</text:p>
          </table:table-cell>
          <table:table-cell table:style-name="ce2"/>
          <table:table-cell table:style-name="ce2" office:value-type="float" office:value="-0.0535085160820331">
            <text:p>-0.054</text:p>
          </table:table-cell>
          <table:table-cell table:style-name="ce2" office:value-type="float" office:value="0.0206355855496483">
            <text:p>0.021</text:p>
          </table:table-cell>
          <table:table-cell table:style-name="ce2" office:value-type="float" office:value="0.0206355855496483">
            <text:p>0.021</text:p>
          </table:table-cell>
          <table:table-cell table:style-name="ce2" office:value-type="float" office:value="0.000182549606965185">
            <text:p>0.000</text:p>
          </table:table-cell>
          <table:table-cell table:style-name="ce2"/>
          <table:table-cell table:style-name="ce2" office:value-type="float" office:value="0.0208181351566135">
            <text:p>0.021</text:p>
          </table:table-cell>
          <table:table-cell table:style-name="ce2" office:value-type="float" office:value="0.0208181351566135">
            <text:p>0.021</text:p>
          </table:table-cell>
          <table:table-cell table:style-name="ce2" office:value-type="float" office:value="-0.0120547953757714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77:.C178]+[.AD177:.AF178]" office:value-type="float" office:value="1.98278688380371">
            <text:p>1.983</text:p>
          </table:table-cell>
          <table:table-cell table:style-name="ce2" office:value-type="float" office:value="1.98278688380371">
            <text:p>1.983</text:p>
          </table:table-cell>
          <table:table-cell table:style-name="ce2" office:value-type="float" office:value="-3.1208188039148">
            <text:p>-3.121</text:p>
          </table:table-cell>
          <table:table-cell table:style-name="ce2"/>
          <table:table-cell table:style-name="ce2" table:number-matrix-columns-spanned="4" table:number-matrix-rows-spanned="2" table:formula="of:=MMULT([.A180:.C181];[.$A$2:.$D$4])" office:value-type="float" office:value="-3.1208188039148">
            <text:p>-3.121</text:p>
          </table:table-cell>
          <table:table-cell table:style-name="ce2" office:value-type="float" office:value="-1.13803192011109">
            <text:p>-1.138</text:p>
          </table:table-cell>
          <table:table-cell table:style-name="ce2" office:value-type="float" office:value="-1.13803192011109">
            <text:p>-1.138</text:p>
          </table:table-cell>
          <table:table-cell table:style-name="ce2" office:value-type="float" office:value="0.844754963692621">
            <text:p>0.845</text:p>
          </table:table-cell>
          <table:table-cell table:style-name="ce2"/>
          <table:table-cell table:style-name="ce2" table:formula="of:=1/(1+EXP(-[.E180]))" office:value-type="float" office:value="0.0422566216062523">
            <text:p>0.042</text:p>
          </table:table-cell>
          <table:table-cell table:style-name="ce2" table:formula="of:=1/(1+EXP(-[.F180]))" office:value-type="float" office:value="0.242681886057764">
            <text:p>0.243</text:p>
          </table:table-cell>
          <table:table-cell table:style-name="ce2" table:formula="of:=1/(1+EXP(-[.G180]))" office:value-type="float" office:value="0.242681886057764">
            <text:p>0.243</text:p>
          </table:table-cell>
          <table:table-cell table:style-name="ce2" table:formula="of:=1/(1+EXP(-[.H180]))" office:value-type="float" office:value="0.699465720258402">
            <text:p>0.699</text:p>
          </table:table-cell>
          <table:table-cell table:style-name="ce2"/>
          <table:table-cell table:style-name="ce2" table:formula="of:=[.J180]*(1-[.J180])" office:value-type="float" office:value="0.0404709995366783">
            <text:p>0.040</text:p>
          </table:table-cell>
          <table:table-cell table:style-name="ce2" table:formula="of:=[.K180]*(1-[.K180])" office:value-type="float" office:value="0.18378738823721">
            <text:p>0.184</text:p>
          </table:table-cell>
          <table:table-cell table:style-name="ce2" table:formula="of:=[.L180]*(1-[.L180])" office:value-type="float" office:value="0.18378738823721">
            <text:p>0.184</text:p>
          </table:table-cell>
          <table:table-cell table:style-name="ce2" table:formula="of:=[.M180]*(1-[.M180])" office:value-type="float" office:value="0.210213426441797">
            <text:p>0.210</text:p>
          </table:table-cell>
          <table:table-cell table:style-name="ce2"/>
          <table:table-cell table:style-name="ce2" table:number-matrix-columns-spanned="4" table:number-matrix-rows-spanned="2" table:formula="of:=[.$J$8:.$M$9]-[.J180:.M181]" office:value-type="float" office:value="-0.0422563157040254">
            <text:p>-0.042</text:p>
          </table:table-cell>
          <table:table-cell table:style-name="ce2" office:value-type="float" office:value="-0.235989035133479">
            <text:p>-0.236</text:p>
          </table:table-cell>
          <table:table-cell table:style-name="ce2" office:value-type="float" office:value="-0.235989035133479">
            <text:p>-0.236</text:p>
          </table:table-cell>
          <table:table-cell table:style-name="ce2" office:value-type="float" office:value="0.293841428817313">
            <text:p>0.294</text:p>
          </table:table-cell>
          <table:table-cell table:style-name="ce2"/>
          <table:table-cell table:style-name="ce2" table:number-matrix-columns-spanned="4" table:number-matrix-rows-spanned="2" table:formula="of:=[.O180:.R181]*[.T180:.W181]" office:value-type="float" office:value="-0.00171015533327934">
            <text:p>-0.002</text:p>
          </table:table-cell>
          <table:table-cell table:style-name="ce2" office:value-type="float" office:value="-0.0433718084198015">
            <text:p>-0.043</text:p>
          </table:table-cell>
          <table:table-cell table:style-name="ce2" office:value-type="float" office:value="-0.0433718084198015">
            <text:p>-0.043</text:p>
          </table:table-cell>
          <table:table-cell table:style-name="ce2" office:value-type="float" office:value="0.0617694135822408">
            <text:p>0.062</text:p>
          </table:table-cell>
          <table:table-cell table:style-name="ce2"/>
          <table:table-cell table:style-name="ce2" table:number-matrix-columns-spanned="3" table:number-matrix-rows-spanned="2" table:formula="of:=MMULT([.Y180:.AB181];[.$O$2:.$Q$5])" office:value-type="float" office:value="0.0183976051624393">
            <text:p>0.018</text:p>
          </table:table-cell>
          <table:table-cell table:style-name="ce2" office:value-type="float" office:value="0.0183976051624393">
            <text:p>0.018</text:p>
          </table:table-cell>
          <table:table-cell table:style-name="ce2" office:value-type="float" office:value="-0.0266843585906415">
            <text:p>-0.027</text:p>
          </table:table-cell>
          <table:table-cell/>
          <table:table-cell table:number-matrix-columns-spanned="1" table:number-matrix-rows-spanned="1" table:formula="of:=SUM([.T180:.W181]^2)" office:value-type="float" office:value="0.316784952813944">
            <text:p>0.3167849528</text:p>
          </table:table-cell>
          <table:table-cell table:number-columns-repeated="990"/>
        </table:table-row>
        <table:table-row table:style-name="ro2">
          <table:table-cell table:style-name="ce2" office:value-type="float" office:value="2.64724606594468">
            <text:p>2.647</text:p>
          </table:table-cell>
          <table:table-cell table:style-name="ce2" office:value-type="float" office:value="2.64724606594468">
            <text:p>2.647</text:p>
          </table:table-cell>
          <table:table-cell table:style-name="ce2" office:value-type="float" office:value="-0.981223818836186">
            <text:p>-0.981</text:p>
          </table:table-cell>
          <table:table-cell table:style-name="ce2"/>
          <table:table-cell table:style-name="ce2" office:value-type="float" office:value="-0.981223818836186">
            <text:p>-0.981</text:p>
          </table:table-cell>
          <table:table-cell table:style-name="ce2" office:value-type="float" office:value="1.6660222471085">
            <text:p>1.666</text:p>
          </table:table-cell>
          <table:table-cell table:style-name="ce2" office:value-type="float" office:value="1.6660222471085">
            <text:p>1.666</text:p>
          </table:table-cell>
          <table:table-cell table:style-name="ce2" office:value-type="float" office:value="4.31326831305318">
            <text:p>4.313</text:p>
          </table:table-cell>
          <table:table-cell table:style-name="ce2"/>
          <table:table-cell table:style-name="ce2" table:formula="of:=1/(1+EXP(-[.E181]))" office:value-type="float" office:value="0.272649018755663">
            <text:p>0.273</text:p>
          </table:table-cell>
          <table:table-cell table:style-name="ce2" table:formula="of:=1/(1+EXP(-[.F181]))" office:value-type="float" office:value="0.841044762587209">
            <text:p>0.841</text:p>
          </table:table-cell>
          <table:table-cell table:style-name="ce2" table:formula="of:=1/(1+EXP(-[.G181]))" office:value-type="float" office:value="0.841044762587209">
            <text:p>0.841</text:p>
          </table:table-cell>
          <table:table-cell table:style-name="ce2" table:formula="of:=1/(1+EXP(-[.H181]))" office:value-type="float" office:value="0.986787199431688">
            <text:p>0.987</text:p>
          </table:table-cell>
          <table:table-cell table:style-name="ce2"/>
          <table:table-cell table:style-name="ce2" table:formula="of:=[.J181]*(1-[.J181])" office:value-type="float" office:value="0.198311531327237">
            <text:p>0.198</text:p>
          </table:table-cell>
          <table:table-cell table:style-name="ce2" table:formula="of:=[.K181]*(1-[.K181])" office:value-type="float" office:value="0.133688469911835">
            <text:p>0.134</text:p>
          </table:table-cell>
          <table:table-cell table:style-name="ce2" table:formula="of:=[.L181]*(1-[.L181])" office:value-type="float" office:value="0.133688469911835">
            <text:p>0.134</text:p>
          </table:table-cell>
          <table:table-cell table:style-name="ce2" table:formula="of:=[.M181]*(1-[.M181])" office:value-type="float" office:value="0.013038222469454">
            <text:p>0.013</text:p>
          </table:table-cell>
          <table:table-cell table:style-name="ce2"/>
          <table:table-cell table:style-name="ce2" office:value-type="float" office:value="-0.265956167831378">
            <text:p>-0.266</text:p>
          </table:table-cell>
          <table:table-cell table:style-name="ce2" office:value-type="float" office:value="0.152262386488507">
            <text:p>0.152</text:p>
          </table:table-cell>
          <table:table-cell table:style-name="ce2" office:value-type="float" office:value="0.152262386488507">
            <text:p>0.152</text:p>
          </table:table-cell>
          <table:table-cell table:style-name="ce2" office:value-type="float" office:value="0.013212494666085">
            <text:p>0.013</text:p>
          </table:table-cell>
          <table:table-cell table:style-name="ce2"/>
          <table:table-cell table:style-name="ce2" office:value-type="float" office:value="-0.0527421749085643">
            <text:p>-0.053</text:p>
          </table:table-cell>
          <table:table-cell table:style-name="ce2" office:value-type="float" office:value="0.0203557254747728">
            <text:p>0.020</text:p>
          </table:table-cell>
          <table:table-cell table:style-name="ce2" office:value-type="float" office:value="0.0203557254747728">
            <text:p>0.020</text:p>
          </table:table-cell>
          <table:table-cell table:style-name="ce2" office:value-type="float" office:value="0.00017226744483289">
            <text:p>0.000</text:p>
          </table:table-cell>
          <table:table-cell table:style-name="ce2"/>
          <table:table-cell table:style-name="ce2" office:value-type="float" office:value="0.0205279929196057">
            <text:p>0.021</text:p>
          </table:table-cell>
          <table:table-cell table:style-name="ce2" office:value-type="float" office:value="0.0205279929196057">
            <text:p>0.021</text:p>
          </table:table-cell>
          <table:table-cell table:style-name="ce2" office:value-type="float" office:value="-0.0118584565141857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0:.C181]+[.AD180:.AF181]" office:value-type="float" office:value="2.00118448896615">
            <text:p>2.001</text:p>
          </table:table-cell>
          <table:table-cell table:style-name="ce2" office:value-type="float" office:value="2.00118448896615">
            <text:p>2.001</text:p>
          </table:table-cell>
          <table:table-cell table:style-name="ce2" office:value-type="float" office:value="-3.14750316250544">
            <text:p>-3.148</text:p>
          </table:table-cell>
          <table:table-cell table:style-name="ce2"/>
          <table:table-cell table:style-name="ce2" table:number-matrix-columns-spanned="4" table:number-matrix-rows-spanned="2" table:formula="of:=MMULT([.A183:.C184];[.$A$2:.$D$4])" office:value-type="float" office:value="-3.14750316250544">
            <text:p>-3.148</text:p>
          </table:table-cell>
          <table:table-cell table:style-name="ce2" office:value-type="float" office:value="-1.14631867353929">
            <text:p>-1.146</text:p>
          </table:table-cell>
          <table:table-cell table:style-name="ce2" office:value-type="float" office:value="-1.14631867353929">
            <text:p>-1.146</text:p>
          </table:table-cell>
          <table:table-cell table:style-name="ce2" office:value-type="float" office:value="0.854865815426858">
            <text:p>0.855</text:p>
          </table:table-cell>
          <table:table-cell table:style-name="ce2"/>
          <table:table-cell table:style-name="ce2" table:formula="of:=1/(1+EXP(-[.E183]))" office:value-type="float" office:value="0.0411897733581849">
            <text:p>0.041</text:p>
          </table:table-cell>
          <table:table-cell table:style-name="ce2" table:formula="of:=1/(1+EXP(-[.F183]))" office:value-type="float" office:value="0.241162134599339">
            <text:p>0.241</text:p>
          </table:table-cell>
          <table:table-cell table:style-name="ce2" table:formula="of:=1/(1+EXP(-[.G183]))" office:value-type="float" office:value="0.241162134599339">
            <text:p>0.241</text:p>
          </table:table-cell>
          <table:table-cell table:style-name="ce2" table:formula="of:=1/(1+EXP(-[.H183]))" office:value-type="float" office:value="0.701586861125788">
            <text:p>0.702</text:p>
          </table:table-cell>
          <table:table-cell table:style-name="ce2"/>
          <table:table-cell table:style-name="ce2" table:formula="of:=[.J183]*(1-[.J183])" office:value-type="float" office:value="0.0394931759288863">
            <text:p>0.039</text:p>
          </table:table-cell>
          <table:table-cell table:style-name="ce2" table:formula="of:=[.K183]*(1-[.K183])" office:value-type="float" office:value="0.183002959434829">
            <text:p>0.183</text:p>
          </table:table-cell>
          <table:table-cell table:style-name="ce2" table:formula="of:=[.L183]*(1-[.L183])" office:value-type="float" office:value="0.183002959434829">
            <text:p>0.183</text:p>
          </table:table-cell>
          <table:table-cell table:style-name="ce2" table:formula="of:=[.M183]*(1-[.M183])" office:value-type="float" office:value="0.209362737421452">
            <text:p>0.209</text:p>
          </table:table-cell>
          <table:table-cell table:style-name="ce2"/>
          <table:table-cell table:style-name="ce2" table:number-matrix-columns-spanned="4" table:number-matrix-rows-spanned="2" table:formula="of:=[.$J$8:.$M$9]-[.J183:.M184]" office:value-type="float" office:value="-0.041189467455958">
            <text:p>-0.041</text:p>
          </table:table-cell>
          <table:table-cell table:style-name="ce2" office:value-type="float" office:value="-0.234469283675054">
            <text:p>-0.234</text:p>
          </table:table-cell>
          <table:table-cell table:style-name="ce2" office:value-type="float" office:value="-0.234469283675054">
            <text:p>-0.234</text:p>
          </table:table-cell>
          <table:table-cell table:style-name="ce2" office:value-type="float" office:value="0.291720287949928">
            <text:p>0.292</text:p>
          </table:table-cell>
          <table:table-cell table:style-name="ce2"/>
          <table:table-cell table:style-name="ce2" table:number-matrix-columns-spanned="4" table:number-matrix-rows-spanned="2" table:formula="of:=[.O183:.R184]*[.T183:.W184]" office:value-type="float" office:value="-0.00162670288465528">
            <text:p>-0.002</text:p>
          </table:table-cell>
          <table:table-cell table:style-name="ce2" office:value-type="float" office:value="-0.0429085728090994">
            <text:p>-0.043</text:p>
          </table:table-cell>
          <table:table-cell table:style-name="ce2" office:value-type="float" office:value="-0.0429085728090994">
            <text:p>-0.043</text:p>
          </table:table-cell>
          <table:table-cell table:style-name="ce2" office:value-type="float" office:value="0.0610753580465712">
            <text:p>0.061</text:p>
          </table:table-cell>
          <table:table-cell table:style-name="ce2"/>
          <table:table-cell table:style-name="ce2" table:number-matrix-columns-spanned="3" table:number-matrix-rows-spanned="2" table:formula="of:=MMULT([.Y183:.AB184];[.$O$2:.$Q$5])" office:value-type="float" office:value="0.0181667852374718">
            <text:p>0.018</text:p>
          </table:table-cell>
          <table:table-cell table:style-name="ce2" office:value-type="float" office:value="0.0181667852374718">
            <text:p>0.018</text:p>
          </table:table-cell>
          <table:table-cell table:style-name="ce2" office:value-type="float" office:value="-0.026368490456283">
            <text:p>-0.026</text:p>
          </table:table-cell>
          <table:table-cell/>
          <table:table-cell table:number-matrix-columns-spanned="1" table:number-matrix-rows-spanned="1" table:formula="of:=SUM([.T183:.W184]^2)" office:value-type="float" office:value="0.312070987695622">
            <text:p>0.3120709877</text:p>
          </table:table-cell>
          <table:table-cell table:number-columns-repeated="990"/>
        </table:table-row>
        <table:table-row table:style-name="ro2">
          <table:table-cell table:style-name="ce2" office:value-type="float" office:value="2.66777405886429">
            <text:p>2.668</text:p>
          </table:table-cell>
          <table:table-cell table:style-name="ce2" office:value-type="float" office:value="2.66777405886429">
            <text:p>2.668</text:p>
          </table:table-cell>
          <table:table-cell table:style-name="ce2" office:value-type="float" office:value="-0.993082275350372">
            <text:p>-0.993</text:p>
          </table:table-cell>
          <table:table-cell table:style-name="ce2"/>
          <table:table-cell table:style-name="ce2" office:value-type="float" office:value="-0.993082275350372">
            <text:p>-0.993</text:p>
          </table:table-cell>
          <table:table-cell table:style-name="ce2" office:value-type="float" office:value="1.67469178351392">
            <text:p>1.675</text:p>
          </table:table-cell>
          <table:table-cell table:style-name="ce2" office:value-type="float" office:value="1.67469178351392">
            <text:p>1.675</text:p>
          </table:table-cell>
          <table:table-cell table:style-name="ce2" office:value-type="float" office:value="4.34246584237821">
            <text:p>4.342</text:p>
          </table:table-cell>
          <table:table-cell table:style-name="ce2"/>
          <table:table-cell table:style-name="ce2" table:formula="of:=1/(1+EXP(-[.E184]))" office:value-type="float" office:value="0.270303700620992">
            <text:p>0.270</text:p>
          </table:table-cell>
          <table:table-cell table:style-name="ce2" table:formula="of:=1/(1+EXP(-[.F184]))" office:value-type="float" office:value="0.842200355664122">
            <text:p>0.842</text:p>
          </table:table-cell>
          <table:table-cell table:style-name="ce2" table:formula="of:=1/(1+EXP(-[.G184]))" office:value-type="float" office:value="0.842200355664122">
            <text:p>0.842</text:p>
          </table:table-cell>
          <table:table-cell table:style-name="ce2" table:formula="of:=1/(1+EXP(-[.H184]))" office:value-type="float" office:value="0.987162522195287">
            <text:p>0.987</text:p>
          </table:table-cell>
          <table:table-cell table:style-name="ce2"/>
          <table:table-cell table:style-name="ce2" table:formula="of:=[.J184]*(1-[.J184])" office:value-type="float" office:value="0.197239610051589">
            <text:p>0.197</text:p>
          </table:table-cell>
          <table:table-cell table:style-name="ce2" table:formula="of:=[.K184]*(1-[.K184])" office:value-type="float" office:value="0.132898916583348">
            <text:p>0.133</text:p>
          </table:table-cell>
          <table:table-cell table:style-name="ce2" table:formula="of:=[.L184]*(1-[.L184])" office:value-type="float" office:value="0.132898916583348">
            <text:p>0.133</text:p>
          </table:table-cell>
          <table:table-cell table:style-name="ce2" table:formula="of:=[.M184]*(1-[.M184])" office:value-type="float" office:value="0.0126726769683269">
            <text:p>0.013</text:p>
          </table:table-cell>
          <table:table-cell table:style-name="ce2"/>
          <table:table-cell table:style-name="ce2" office:value-type="float" office:value="-0.263610849696708">
            <text:p>-0.264</text:p>
          </table:table-cell>
          <table:table-cell table:style-name="ce2" office:value-type="float" office:value="0.151106793411593">
            <text:p>0.151</text:p>
          </table:table-cell>
          <table:table-cell table:style-name="ce2" office:value-type="float" office:value="0.151106793411593">
            <text:p>0.151</text:p>
          </table:table-cell>
          <table:table-cell table:style-name="ce2" office:value-type="float" office:value="0.0128371719024865">
            <text:p>0.013</text:p>
          </table:table-cell>
          <table:table-cell table:style-name="ce2"/>
          <table:table-cell table:style-name="ce2" office:value-type="float" office:value="-0.0519945011995467">
            <text:p>-0.052</text:p>
          </table:table-cell>
          <table:table-cell table:style-name="ce2" office:value-type="float" office:value="0.0200819291327845">
            <text:p>0.020</text:p>
          </table:table-cell>
          <table:table-cell table:style-name="ce2" office:value-type="float" office:value="0.0200819291327845">
            <text:p>0.020</text:p>
          </table:table-cell>
          <table:table-cell table:style-name="ce2" office:value-type="float" office:value="0.000162681332707094">
            <text:p>0.000</text:p>
          </table:table-cell>
          <table:table-cell table:style-name="ce2"/>
          <table:table-cell table:style-name="ce2" office:value-type="float" office:value="0.0202446104654916">
            <text:p>0.020</text:p>
          </table:table-cell>
          <table:table-cell table:style-name="ce2" office:value-type="float" office:value="0.0202446104654916">
            <text:p>0.020</text:p>
          </table:table-cell>
          <table:table-cell table:style-name="ce2" office:value-type="float" office:value="-0.0116679616012705">
            <text:p>-0.012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3:.C184]+[.AD183:.AF184]" office:value-type="float" office:value="2.01935127420362">
            <text:p>2.019</text:p>
          </table:table-cell>
          <table:table-cell table:style-name="ce2" office:value-type="float" office:value="2.01935127420362">
            <text:p>2.019</text:p>
          </table:table-cell>
          <table:table-cell table:style-name="ce2" office:value-type="float" office:value="-3.17387165296173">
            <text:p>-3.174</text:p>
          </table:table-cell>
          <table:table-cell table:style-name="ce2"/>
          <table:table-cell table:style-name="ce2" table:number-matrix-columns-spanned="4" table:number-matrix-rows-spanned="2" table:formula="of:=MMULT([.A186:.C187];[.$A$2:.$D$4])" office:value-type="float" office:value="-3.17387165296173">
            <text:p>-3.174</text:p>
          </table:table-cell>
          <table:table-cell table:style-name="ce2" office:value-type="float" office:value="-1.1545203787581">
            <text:p>-1.155</text:p>
          </table:table-cell>
          <table:table-cell table:style-name="ce2" office:value-type="float" office:value="-1.1545203787581">
            <text:p>-1.155</text:p>
          </table:table-cell>
          <table:table-cell table:style-name="ce2" office:value-type="float" office:value="0.864830895445519">
            <text:p>0.865</text:p>
          </table:table-cell>
          <table:table-cell table:style-name="ce2"/>
          <table:table-cell table:style-name="ce2" table:formula="of:=1/(1+EXP(-[.E186]))" office:value-type="float" office:value="0.040160904926258">
            <text:p>0.040</text:p>
          </table:table-cell>
          <table:table-cell table:style-name="ce2" table:formula="of:=1/(1+EXP(-[.F186]))" office:value-type="float" office:value="0.239664386255489">
            <text:p>0.240</text:p>
          </table:table-cell>
          <table:table-cell table:style-name="ce2" table:formula="of:=1/(1+EXP(-[.G186]))" office:value-type="float" office:value="0.239664386255489">
            <text:p>0.240</text:p>
          </table:table-cell>
          <table:table-cell table:style-name="ce2" table:formula="of:=1/(1+EXP(-[.H186]))" office:value-type="float" office:value="0.703668977710546">
            <text:p>0.704</text:p>
          </table:table-cell>
          <table:table-cell table:style-name="ce2"/>
          <table:table-cell table:style-name="ce2" table:formula="of:=[.J186]*(1-[.J186])" office:value-type="float" office:value="0.0385480066417621">
            <text:p>0.039</text:p>
          </table:table-cell>
          <table:table-cell table:style-name="ce2" table:formula="of:=[.K186]*(1-[.K186])" office:value-type="float" office:value="0.182225368216269">
            <text:p>0.182</text:p>
          </table:table-cell>
          <table:table-cell table:style-name="ce2" table:formula="of:=[.L186]*(1-[.L186])" office:value-type="float" office:value="0.182225368216269">
            <text:p>0.182</text:p>
          </table:table-cell>
          <table:table-cell table:style-name="ce2" table:formula="of:=[.M186]*(1-[.M186])" office:value-type="float" office:value="0.208518947518341">
            <text:p>0.209</text:p>
          </table:table-cell>
          <table:table-cell table:style-name="ce2"/>
          <table:table-cell table:style-name="ce2" table:number-matrix-columns-spanned="4" table:number-matrix-rows-spanned="2" table:formula="of:=[.$J$8:.$M$9]-[.J186:.M187]" office:value-type="float" office:value="-0.0401605990240311">
            <text:p>-0.040</text:p>
          </table:table-cell>
          <table:table-cell table:style-name="ce2" office:value-type="float" office:value="-0.232971535331204">
            <text:p>-0.233</text:p>
          </table:table-cell>
          <table:table-cell table:style-name="ce2" office:value-type="float" office:value="-0.232971535331204">
            <text:p>-0.233</text:p>
          </table:table-cell>
          <table:table-cell table:style-name="ce2" office:value-type="float" office:value="0.28963817136517">
            <text:p>0.290</text:p>
          </table:table-cell>
          <table:table-cell table:style-name="ce2"/>
          <table:table-cell table:style-name="ce2" table:number-matrix-columns-spanned="4" table:number-matrix-rows-spanned="2" table:formula="of:=[.O186:.R187]*[.T186:.W187]" office:value-type="float" office:value="-0.00154811103791549">
            <text:p>-0.002</text:p>
          </table:table-cell>
          <table:table-cell table:style-name="ce2" office:value-type="float" office:value="-0.0424533238096381">
            <text:p>-0.042</text:p>
          </table:table-cell>
          <table:table-cell table:style-name="ce2" office:value-type="float" office:value="-0.0424533238096381">
            <text:p>-0.042</text:p>
          </table:table-cell>
          <table:table-cell table:style-name="ce2" office:value-type="float" office:value="0.0603950466542021">
            <text:p>0.060</text:p>
          </table:table-cell>
          <table:table-cell table:style-name="ce2"/>
          <table:table-cell table:style-name="ce2" table:number-matrix-columns-spanned="3" table:number-matrix-rows-spanned="2" table:formula="of:=MMULT([.Y186:.AB187];[.$O$2:.$Q$5])" office:value-type="float" office:value="0.017941722844564">
            <text:p>0.018</text:p>
          </table:table-cell>
          <table:table-cell table:style-name="ce2" office:value-type="float" office:value="0.017941722844564">
            <text:p>0.018</text:p>
          </table:table-cell>
          <table:table-cell table:style-name="ce2" office:value-type="float" office:value="-0.0260597120029896">
            <text:p>-0.026</text:p>
          </table:table-cell>
          <table:table-cell/>
          <table:table-cell table:number-matrix-columns-spanned="1" table:number-matrix-rows-spanned="1" table:formula="of:=SUM([.T186:.W187]^2)" office:value-type="float" office:value="0.307478344493776">
            <text:p>0.3074783445</text:p>
          </table:table-cell>
          <table:table-cell table:number-columns-repeated="990"/>
        </table:table-row>
        <table:table-row table:style-name="ro2">
          <table:table-cell table:style-name="ce2" office:value-type="float" office:value="2.68801866932978">
            <text:p>2.688</text:p>
          </table:table-cell>
          <table:table-cell table:style-name="ce2" office:value-type="float" office:value="2.68801866932978">
            <text:p>2.688</text:p>
          </table:table-cell>
          <table:table-cell table:style-name="ce2" office:value-type="float" office:value="-1.00475023695164">
            <text:p>-1.005</text:p>
          </table:table-cell>
          <table:table-cell table:style-name="ce2"/>
          <table:table-cell table:style-name="ce2" office:value-type="float" office:value="-1.00475023695164">
            <text:p>-1.005</text:p>
          </table:table-cell>
          <table:table-cell table:style-name="ce2" office:value-type="float" office:value="1.68326843237814">
            <text:p>1.683</text:p>
          </table:table-cell>
          <table:table-cell table:style-name="ce2" office:value-type="float" office:value="1.68326843237814">
            <text:p>1.683</text:p>
          </table:table-cell>
          <table:table-cell table:style-name="ce2" office:value-type="float" office:value="4.37128710170792">
            <text:p>4.371</text:p>
          </table:table-cell>
          <table:table-cell table:style-name="ce2"/>
          <table:table-cell table:style-name="ce2" table:formula="of:=1/(1+EXP(-[.E187]))" office:value-type="float" office:value="0.268008493819268">
            <text:p>0.268</text:p>
          </table:table-cell>
          <table:table-cell table:style-name="ce2" table:formula="of:=1/(1+EXP(-[.F187]))" office:value-type="float" office:value="0.843336840533411">
            <text:p>0.843</text:p>
          </table:table-cell>
          <table:table-cell table:style-name="ce2" table:formula="of:=1/(1+EXP(-[.G187]))" office:value-type="float" office:value="0.843336840533411">
            <text:p>0.843</text:p>
          </table:table-cell>
          <table:table-cell table:style-name="ce2" table:formula="of:=1/(1+EXP(-[.H187]))" office:value-type="float" office:value="0.987522682888174">
            <text:p>0.988</text:p>
          </table:table-cell>
          <table:table-cell table:style-name="ce2"/>
          <table:table-cell table:style-name="ce2" table:formula="of:=[.J187]*(1-[.J187])" office:value-type="float" office:value="0.196179941059996">
            <text:p>0.196</text:p>
          </table:table-cell>
          <table:table-cell table:style-name="ce2" table:formula="of:=[.K187]*(1-[.K187])" office:value-type="float" office:value="0.132119813932535">
            <text:p>0.132</text:p>
          </table:table-cell>
          <table:table-cell table:style-name="ce2" table:formula="of:=[.L187]*(1-[.L187])" office:value-type="float" office:value="0.132119813932535">
            <text:p>0.132</text:p>
          </table:table-cell>
          <table:table-cell table:style-name="ce2" table:formula="of:=[.M187]*(1-[.M187])" office:value-type="float" office:value="0.0123216336695169">
            <text:p>0.012</text:p>
          </table:table-cell>
          <table:table-cell table:style-name="ce2"/>
          <table:table-cell table:style-name="ce2" office:value-type="float" office:value="-0.261315642894983">
            <text:p>-0.261</text:p>
          </table:table-cell>
          <table:table-cell table:style-name="ce2" office:value-type="float" office:value="0.149970308542304">
            <text:p>0.150</text:p>
          </table:table-cell>
          <table:table-cell table:style-name="ce2" office:value-type="float" office:value="0.149970308542304">
            <text:p>0.150</text:p>
          </table:table-cell>
          <table:table-cell table:style-name="ce2" office:value-type="float" office:value="0.012477011209599">
            <text:p>0.012</text:p>
          </table:table-cell>
          <table:table-cell table:style-name="ce2"/>
          <table:table-cell table:style-name="ce2" office:value-type="float" office:value="-0.0512648874211927">
            <text:p>-0.051</text:p>
          </table:table-cell>
          <table:table-cell table:style-name="ce2" office:value-type="float" office:value="0.0198140492600141">
            <text:p>0.020</text:p>
          </table:table-cell>
          <table:table-cell table:style-name="ce2" office:value-type="float" office:value="0.0198140492600141">
            <text:p>0.020</text:p>
          </table:table-cell>
          <table:table-cell table:style-name="ce2" office:value-type="float" office:value="0.000153737161415135">
            <text:p>0.000</text:p>
          </table:table-cell>
          <table:table-cell table:style-name="ce2"/>
          <table:table-cell table:style-name="ce2" office:value-type="float" office:value="0.0199677864214292">
            <text:p>0.020</text:p>
          </table:table-cell>
          <table:table-cell table:style-name="ce2" office:value-type="float" office:value="0.0199677864214292">
            <text:p>0.020</text:p>
          </table:table-cell>
          <table:table-cell table:style-name="ce2" office:value-type="float" office:value="-0.0114830517397494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6:.C187]+[.AD186:.AF187]" office:value-type="float" office:value="2.03729299704819">
            <text:p>2.037</text:p>
          </table:table-cell>
          <table:table-cell table:style-name="ce2" office:value-type="float" office:value="2.03729299704819">
            <text:p>2.037</text:p>
          </table:table-cell>
          <table:table-cell table:style-name="ce2" office:value-type="float" office:value="-3.19993136496472">
            <text:p>-3.200</text:p>
          </table:table-cell>
          <table:table-cell table:style-name="ce2"/>
          <table:table-cell table:style-name="ce2" table:number-matrix-columns-spanned="4" table:number-matrix-rows-spanned="2" table:formula="of:=MMULT([.A189:.C190];[.$A$2:.$D$4])" office:value-type="float" office:value="-3.19993136496472">
            <text:p>-3.200</text:p>
          </table:table-cell>
          <table:table-cell table:style-name="ce2" office:value-type="float" office:value="-1.16263836791653">
            <text:p>-1.163</text:p>
          </table:table-cell>
          <table:table-cell table:style-name="ce2" office:value-type="float" office:value="-1.16263836791653">
            <text:p>-1.163</text:p>
          </table:table-cell>
          <table:table-cell table:style-name="ce2" office:value-type="float" office:value="0.874654629131658">
            <text:p>0.875</text:p>
          </table:table-cell>
          <table:table-cell table:style-name="ce2"/>
          <table:table-cell table:style-name="ce2" table:formula="of:=1/(1+EXP(-[.E189]))" office:value-type="float" office:value="0.0391683057362501">
            <text:p>0.039</text:p>
          </table:table-cell>
          <table:table-cell table:style-name="ce2" table:formula="of:=1/(1+EXP(-[.F189]))" office:value-type="float" office:value="0.238188210551019">
            <text:p>0.238</text:p>
          </table:table-cell>
          <table:table-cell table:style-name="ce2" table:formula="of:=1/(1+EXP(-[.G189]))" office:value-type="float" office:value="0.238188210551019">
            <text:p>0.238</text:p>
          </table:table-cell>
          <table:table-cell table:style-name="ce2" table:formula="of:=1/(1+EXP(-[.H189]))" office:value-type="float" office:value="0.705713305608324">
            <text:p>0.706</text:p>
          </table:table-cell>
          <table:table-cell table:style-name="ce2"/>
          <table:table-cell table:style-name="ce2" table:formula="of:=[.J189]*(1-[.J189])" office:value-type="float" office:value="0.0376341495620017">
            <text:p>0.038</text:p>
          </table:table-cell>
          <table:table-cell table:style-name="ce2" table:formula="of:=[.K189]*(1-[.K189])" office:value-type="float" office:value="0.181454586905522">
            <text:p>0.181</text:p>
          </table:table-cell>
          <table:table-cell table:style-name="ce2" table:formula="of:=[.L189]*(1-[.L189])" office:value-type="float" office:value="0.181454586905522">
            <text:p>0.181</text:p>
          </table:table-cell>
          <table:table-cell table:style-name="ce2" table:formula="of:=[.M189]*(1-[.M189])" office:value-type="float" office:value="0.207682035895696">
            <text:p>0.208</text:p>
          </table:table-cell>
          <table:table-cell table:style-name="ce2"/>
          <table:table-cell table:style-name="ce2" table:number-matrix-columns-spanned="4" table:number-matrix-rows-spanned="2" table:formula="of:=[.$J$8:.$M$9]-[.J189:.M190]" office:value-type="float" office:value="-0.0391679998340232">
            <text:p>-0.039</text:p>
          </table:table-cell>
          <table:table-cell table:style-name="ce2" office:value-type="float" office:value="-0.231495359626734">
            <text:p>-0.231</text:p>
          </table:table-cell>
          <table:table-cell table:style-name="ce2" office:value-type="float" office:value="-0.231495359626734">
            <text:p>-0.231</text:p>
          </table:table-cell>
          <table:table-cell table:style-name="ce2" office:value-type="float" office:value="0.287593843467391">
            <text:p>0.288</text:p>
          </table:table-cell>
          <table:table-cell table:style-name="ce2"/>
          <table:table-cell table:style-name="ce2" table:number-matrix-columns-spanned="4" table:number-matrix-rows-spanned="2" table:formula="of:=[.O189:.R190]*[.T189:.W190]" office:value-type="float" office:value="-0.00147405436379809">
            <text:p>-0.001</text:p>
          </table:table-cell>
          <table:table-cell table:style-name="ce2" office:value-type="float" office:value="-0.0420058948516143">
            <text:p>-0.042</text:p>
          </table:table-cell>
          <table:table-cell table:style-name="ce2" office:value-type="float" office:value="-0.0420058948516143">
            <text:p>-0.042</text:p>
          </table:table-cell>
          <table:table-cell table:style-name="ce2" office:value-type="float" office:value="0.0597280749223759">
            <text:p>0.060</text:p>
          </table:table-cell>
          <table:table-cell table:style-name="ce2"/>
          <table:table-cell table:style-name="ce2" table:number-matrix-columns-spanned="3" table:number-matrix-rows-spanned="2" table:formula="of:=MMULT([.Y189:.AB190];[.$O$2:.$Q$5])" office:value-type="float" office:value="0.0177221800707616">
            <text:p>0.018</text:p>
          </table:table-cell>
          <table:table-cell table:style-name="ce2" office:value-type="float" office:value="0.0177221800707616">
            <text:p>0.018</text:p>
          </table:table-cell>
          <table:table-cell table:style-name="ce2" office:value-type="float" office:value="-0.0257577691446508">
            <text:p>-0.026</text:p>
          </table:table-cell>
          <table:table-cell/>
          <table:table-cell table:number-matrix-columns-spanned="1" table:number-matrix-rows-spanned="1" table:formula="of:=SUM([.T189:.W190]^2)" office:value-type="float" office:value="0.303002595642139">
            <text:p>0.3030025956</text:p>
          </table:table-cell>
          <table:table-cell table:number-columns-repeated="990"/>
        </table:table-row>
        <table:table-row table:style-name="ro2">
          <table:table-cell table:style-name="ce2" office:value-type="float" office:value="2.70798645575121">
            <text:p>2.708</text:p>
          </table:table-cell>
          <table:table-cell table:style-name="ce2" office:value-type="float" office:value="2.70798645575121">
            <text:p>2.708</text:p>
          </table:table-cell>
          <table:table-cell table:style-name="ce2" office:value-type="float" office:value="-1.01623328869139">
            <text:p>-1.016</text:p>
          </table:table-cell>
          <table:table-cell table:style-name="ce2"/>
          <table:table-cell table:style-name="ce2" office:value-type="float" office:value="-1.01623328869139">
            <text:p>-1.016</text:p>
          </table:table-cell>
          <table:table-cell table:style-name="ce2" office:value-type="float" office:value="1.69175316705982">
            <text:p>1.692</text:p>
          </table:table-cell>
          <table:table-cell table:style-name="ce2" office:value-type="float" office:value="1.69175316705982">
            <text:p>1.692</text:p>
          </table:table-cell>
          <table:table-cell table:style-name="ce2" office:value-type="float" office:value="4.39973962281103">
            <text:p>4.400</text:p>
          </table:table-cell>
          <table:table-cell table:style-name="ce2"/>
          <table:table-cell table:style-name="ce2" table:formula="of:=1/(1+EXP(-[.E190]))" office:value-type="float" office:value="0.265761759328014">
            <text:p>0.266</text:p>
          </table:table-cell>
          <table:table-cell table:style-name="ce2" table:formula="of:=1/(1+EXP(-[.F190]))" office:value-type="float" office:value="0.844454579285913">
            <text:p>0.844</text:p>
          </table:table-cell>
          <table:table-cell table:style-name="ce2" table:formula="of:=1/(1+EXP(-[.G190]))" office:value-type="float" office:value="0.844454579285913">
            <text:p>0.844</text:p>
          </table:table-cell>
          <table:table-cell table:style-name="ce2" table:formula="of:=1/(1+EXP(-[.H190]))" office:value-type="float" office:value="0.987868444952799">
            <text:p>0.988</text:p>
          </table:table-cell>
          <table:table-cell table:style-name="ce2"/>
          <table:table-cell table:style-name="ce2" table:formula="of:=[.J190]*(1-[.J190])" office:value-type="float" office:value="0.195132446606893">
            <text:p>0.195</text:p>
          </table:table-cell>
          <table:table-cell table:style-name="ce2" table:formula="of:=[.K190]*(1-[.K190])" office:value-type="float" office:value="0.131351042808965">
            <text:p>0.131</text:p>
          </table:table-cell>
          <table:table-cell table:style-name="ce2" table:formula="of:=[.L190]*(1-[.L190])" office:value-type="float" office:value="0.131351042808965">
            <text:p>0.131</text:p>
          </table:table-cell>
          <table:table-cell table:style-name="ce2" table:formula="of:=[.M190]*(1-[.M190])" office:value-type="float" office:value="0.0119843804193374">
            <text:p>0.012</text:p>
          </table:table-cell>
          <table:table-cell table:style-name="ce2"/>
          <table:table-cell table:style-name="ce2" office:value-type="float" office:value="-0.259068908403729">
            <text:p>-0.259</text:p>
          </table:table-cell>
          <table:table-cell table:style-name="ce2" office:value-type="float" office:value="0.148852569789802">
            <text:p>0.149</text:p>
          </table:table-cell>
          <table:table-cell table:style-name="ce2" office:value-type="float" office:value="0.148852569789802">
            <text:p>0.149</text:p>
          </table:table-cell>
          <table:table-cell table:style-name="ce2" office:value-type="float" office:value="0.0121312491449737">
            <text:p>0.012</text:p>
          </table:table-cell>
          <table:table-cell table:style-name="ce2"/>
          <table:table-cell table:style-name="ce2" office:value-type="float" office:value="-0.0505527499365965">
            <text:p>-0.051</text:p>
          </table:table-cell>
          <table:table-cell table:style-name="ce2" office:value-type="float" office:value="0.0195519402666848">
            <text:p>0.020</text:p>
          </table:table-cell>
          <table:table-cell table:style-name="ce2" office:value-type="float" office:value="0.0195519402666848">
            <text:p>0.020</text:p>
          </table:table-cell>
          <table:table-cell table:style-name="ce2" office:value-type="float" office:value="0.000145385504715126">
            <text:p>0.000</text:p>
          </table:table-cell>
          <table:table-cell table:style-name="ce2"/>
          <table:table-cell table:style-name="ce2" office:value-type="float" office:value="0.0196973257713999">
            <text:p>0.020</text:p>
          </table:table-cell>
          <table:table-cell table:style-name="ce2" office:value-type="float" office:value="0.0196973257713999">
            <text:p>0.020</text:p>
          </table:table-cell>
          <table:table-cell table:style-name="ce2" office:value-type="float" office:value="-0.0113034838985119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89:.C190]+[.AD189:.AF190]" office:value-type="float" office:value="2.05501517711895">
            <text:p>2.055</text:p>
          </table:table-cell>
          <table:table-cell table:style-name="ce2" office:value-type="float" office:value="2.05501517711895">
            <text:p>2.055</text:p>
          </table:table-cell>
          <table:table-cell table:style-name="ce2" office:value-type="float" office:value="-3.22568913410937">
            <text:p>-3.226</text:p>
          </table:table-cell>
          <table:table-cell table:style-name="ce2"/>
          <table:table-cell table:style-name="ce2" table:number-matrix-columns-spanned="4" table:number-matrix-rows-spanned="2" table:formula="of:=MMULT([.A192:.C193];[.$A$2:.$D$4])" office:value-type="float" office:value="-3.22568913410937">
            <text:p>-3.226</text:p>
          </table:table-cell>
          <table:table-cell table:style-name="ce2" office:value-type="float" office:value="-1.17067395699042">
            <text:p>-1.171</text:p>
          </table:table-cell>
          <table:table-cell table:style-name="ce2" office:value-type="float" office:value="-1.17067395699042">
            <text:p>-1.171</text:p>
          </table:table-cell>
          <table:table-cell table:style-name="ce2" office:value-type="float" office:value="0.88434122012853">
            <text:p>0.884</text:p>
          </table:table-cell>
          <table:table-cell table:style-name="ce2"/>
          <table:table-cell table:style-name="ce2" table:formula="of:=1/(1+EXP(-[.E192]))" office:value-type="float" office:value="0.038210357801383">
            <text:p>0.038</text:p>
          </table:table-cell>
          <table:table-cell table:style-name="ce2" table:formula="of:=1/(1+EXP(-[.F192]))" office:value-type="float" office:value="0.23673318498458">
            <text:p>0.237</text:p>
          </table:table-cell>
          <table:table-cell table:style-name="ce2" table:formula="of:=1/(1+EXP(-[.G192]))" office:value-type="float" office:value="0.23673318498458">
            <text:p>0.237</text:p>
          </table:table-cell>
          <table:table-cell table:style-name="ce2" table:formula="of:=1/(1+EXP(-[.H192]))" office:value-type="float" office:value="0.707721020155024">
            <text:p>0.708</text:p>
          </table:table-cell>
          <table:table-cell table:style-name="ce2"/>
          <table:table-cell table:style-name="ce2" table:formula="of:=[.J192]*(1-[.J192])" office:value-type="float" office:value="0.0367503263580733">
            <text:p>0.037</text:p>
          </table:table-cell>
          <table:table-cell table:style-name="ce2" table:formula="of:=[.K192]*(1-[.K192])" office:value-type="float" office:value="0.180690584111637">
            <text:p>0.181</text:p>
          </table:table-cell>
          <table:table-cell table:style-name="ce2" table:formula="of:=[.L192]*(1-[.L192])" office:value-type="float" office:value="0.180690584111637">
            <text:p>0.181</text:p>
          </table:table-cell>
          <table:table-cell table:style-name="ce2" table:formula="of:=[.M192]*(1-[.M192])" office:value-type="float" office:value="0.206851977785756">
            <text:p>0.207</text:p>
          </table:table-cell>
          <table:table-cell table:style-name="ce2"/>
          <table:table-cell table:style-name="ce2" table:number-matrix-columns-spanned="4" table:number-matrix-rows-spanned="2" table:formula="of:=[.$J$8:.$M$9]-[.J192:.M193]" office:value-type="float" office:value="-0.0382100518991561">
            <text:p>-0.038</text:p>
          </table:table-cell>
          <table:table-cell table:style-name="ce2" office:value-type="float" office:value="-0.230040334060295">
            <text:p>-0.230</text:p>
          </table:table-cell>
          <table:table-cell table:style-name="ce2" office:value-type="float" office:value="-0.230040334060295">
            <text:p>-0.230</text:p>
          </table:table-cell>
          <table:table-cell table:style-name="ce2" office:value-type="float" office:value="0.285586128920691">
            <text:p>0.286</text:p>
          </table:table-cell>
          <table:table-cell table:style-name="ce2"/>
          <table:table-cell table:style-name="ce2" table:number-matrix-columns-spanned="4" table:number-matrix-rows-spanned="2" table:formula="of:=[.O192:.R193]*[.T192:.W193]" office:value-type="float" office:value="-0.0014042318774529">
            <text:p>-0.001</text:p>
          </table:table-cell>
          <table:table-cell table:style-name="ce2" office:value-type="float" office:value="-0.0415661223305908">
            <text:p>-0.042</text:p>
          </table:table-cell>
          <table:table-cell table:style-name="ce2" office:value-type="float" office:value="-0.0415661223305908">
            <text:p>-0.042</text:p>
          </table:table-cell>
          <table:table-cell table:style-name="ce2" office:value-type="float" office:value="0.0590740555954228">
            <text:p>0.059</text:p>
          </table:table-cell>
          <table:table-cell table:style-name="ce2"/>
          <table:table-cell table:style-name="ce2" table:number-matrix-columns-spanned="3" table:number-matrix-rows-spanned="2" table:formula="of:=MMULT([.Y192:.AB193];[.$O$2:.$Q$5])" office:value-type="float" office:value="0.017507933264832">
            <text:p>0.018</text:p>
          </table:table-cell>
          <table:table-cell table:style-name="ce2" office:value-type="float" office:value="0.017507933264832">
            <text:p>0.018</text:p>
          </table:table-cell>
          <table:table-cell table:style-name="ce2" office:value-type="float" office:value="-0.0254624209432117">
            <text:p>-0.025</text:p>
          </table:table-cell>
          <table:table-cell/>
          <table:table-cell table:number-matrix-columns-spanned="1" table:number-matrix-rows-spanned="1" table:formula="of:=SUM([.T192:.W193]^2)" office:value-type="float" office:value="0.298639525255112">
            <text:p>0.2986395253</text:p>
          </table:table-cell>
          <table:table-cell table:number-columns-repeated="990"/>
        </table:table-row>
        <table:table-row table:style-name="ro2">
          <table:table-cell table:style-name="ce2" office:value-type="float" office:value="2.72768378152261">
            <text:p>2.728</text:p>
          </table:table-cell>
          <table:table-cell table:style-name="ce2" office:value-type="float" office:value="2.72768378152261">
            <text:p>2.728</text:p>
          </table:table-cell>
          <table:table-cell table:style-name="ce2" office:value-type="float" office:value="-1.0275367725899">
            <text:p>-1.028</text:p>
          </table:table-cell>
          <table:table-cell table:style-name="ce2"/>
          <table:table-cell table:style-name="ce2" office:value-type="float" office:value="-1.0275367725899">
            <text:p>-1.028</text:p>
          </table:table-cell>
          <table:table-cell table:style-name="ce2" office:value-type="float" office:value="1.70014700893271">
            <text:p>1.700</text:p>
          </table:table-cell>
          <table:table-cell table:style-name="ce2" office:value-type="float" office:value="1.70014700893271">
            <text:p>1.700</text:p>
          </table:table-cell>
          <table:table-cell table:style-name="ce2" office:value-type="float" office:value="4.42783079045532">
            <text:p>4.428</text:p>
          </table:table-cell>
          <table:table-cell table:style-name="ce2"/>
          <table:table-cell table:style-name="ce2" table:formula="of:=1/(1+EXP(-[.E193]))" office:value-type="float" office:value="0.263561930786139">
            <text:p>0.264</text:p>
          </table:table-cell>
          <table:table-cell table:style-name="ce2" table:formula="of:=1/(1+EXP(-[.F193]))" office:value-type="float" office:value="0.84555393415264">
            <text:p>0.846</text:p>
          </table:table-cell>
          <table:table-cell table:style-name="ce2" table:formula="of:=1/(1+EXP(-[.G193]))" office:value-type="float" office:value="0.84555393415264">
            <text:p>0.846</text:p>
          </table:table-cell>
          <table:table-cell table:style-name="ce2" table:formula="of:=1/(1+EXP(-[.H193]))" office:value-type="float" office:value="0.988200527235634">
            <text:p>0.988</text:p>
          </table:table-cell>
          <table:table-cell table:style-name="ce2"/>
          <table:table-cell table:style-name="ce2" table:formula="of:=[.J193]*(1-[.J193])" office:value-type="float" office:value="0.194097039426422">
            <text:p>0.194</text:p>
          </table:table-cell>
          <table:table-cell table:style-name="ce2" table:formula="of:=[.K193]*(1-[.K193])" office:value-type="float" office:value="0.130592478591633">
            <text:p>0.131</text:p>
          </table:table-cell>
          <table:table-cell table:style-name="ce2" table:formula="of:=[.L193]*(1-[.L193])" office:value-type="float" office:value="0.130592478591633">
            <text:p>0.131</text:p>
          </table:table-cell>
          <table:table-cell table:style-name="ce2" table:formula="of:=[.M193]*(1-[.M193])" office:value-type="float" office:value="0.0116602452068493">
            <text:p>0.012</text:p>
          </table:table-cell>
          <table:table-cell table:style-name="ce2"/>
          <table:table-cell table:style-name="ce2" office:value-type="float" office:value="-0.256869079861855">
            <text:p>-0.257</text:p>
          </table:table-cell>
          <table:table-cell table:style-name="ce2" office:value-type="float" office:value="0.147753214923075">
            <text:p>0.148</text:p>
          </table:table-cell>
          <table:table-cell table:style-name="ce2" office:value-type="float" office:value="0.147753214923075">
            <text:p>0.148</text:p>
          </table:table-cell>
          <table:table-cell table:style-name="ce2" office:value-type="float" office:value="0.0117991668621393">
            <text:p>0.012</text:p>
          </table:table-cell>
          <table:table-cell table:style-name="ce2"/>
          <table:table-cell table:style-name="ce2" office:value-type="float" office:value="-0.049857527921375">
            <text:p>-0.050</text:p>
          </table:table-cell>
          <table:table-cell table:style-name="ce2" office:value-type="float" office:value="0.0192954585566867">
            <text:p>0.019</text:p>
          </table:table-cell>
          <table:table-cell table:style-name="ce2" office:value-type="float" office:value="0.0192954585566867">
            <text:p>0.019</text:p>
          </table:table-cell>
          <table:table-cell table:style-name="ce2" office:value-type="float" office:value="0.000137581178849075">
            <text:p>0.000</text:p>
          </table:table-cell>
          <table:table-cell table:style-name="ce2"/>
          <table:table-cell table:style-name="ce2" office:value-type="float" office:value="0.0194330397355358">
            <text:p>0.019</text:p>
          </table:table-cell>
          <table:table-cell table:style-name="ce2" office:value-type="float" office:value="0.0194330397355358">
            <text:p>0.019</text:p>
          </table:table-cell>
          <table:table-cell table:style-name="ce2" office:value-type="float" office:value="-0.0111290296291526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2:.C193]+[.AD192:.AF193]" office:value-type="float" office:value="2.07252311038378">
            <text:p>2.073</text:p>
          </table:table-cell>
          <table:table-cell table:style-name="ce2" office:value-type="float" office:value="2.07252311038378">
            <text:p>2.073</text:p>
          </table:table-cell>
          <table:table-cell table:style-name="ce2" office:value-type="float" office:value="-3.25115155505258">
            <text:p>-3.251</text:p>
          </table:table-cell>
          <table:table-cell table:style-name="ce2"/>
          <table:table-cell table:style-name="ce2" table:number-matrix-columns-spanned="4" table:number-matrix-rows-spanned="2" table:formula="of:=MMULT([.A195:.C196];[.$A$2:.$D$4])" office:value-type="float" office:value="-3.25115155505258">
            <text:p>-3.251</text:p>
          </table:table-cell>
          <table:table-cell table:style-name="ce2" office:value-type="float" office:value="-1.1786284446688">
            <text:p>-1.179</text:p>
          </table:table-cell>
          <table:table-cell table:style-name="ce2" office:value-type="float" office:value="-1.1786284446688">
            <text:p>-1.179</text:p>
          </table:table-cell>
          <table:table-cell table:style-name="ce2" office:value-type="float" office:value="0.893894665714982">
            <text:p>0.894</text:p>
          </table:table-cell>
          <table:table-cell table:style-name="ce2"/>
          <table:table-cell table:style-name="ce2" table:formula="of:=1/(1+EXP(-[.E195]))" office:value-type="float" office:value="0.0372855298756204">
            <text:p>0.037</text:p>
          </table:table-cell>
          <table:table-cell table:style-name="ce2" table:formula="of:=1/(1+EXP(-[.F195]))" office:value-type="float" office:value="0.235298895144263">
            <text:p>0.235</text:p>
          </table:table-cell>
          <table:table-cell table:style-name="ce2" table:formula="of:=1/(1+EXP(-[.G195]))" office:value-type="float" office:value="0.235298895144263">
            <text:p>0.235</text:p>
          </table:table-cell>
          <table:table-cell table:style-name="ce2" table:formula="of:=1/(1+EXP(-[.H195]))" office:value-type="float" office:value="0.709693240493633">
            <text:p>0.710</text:p>
          </table:table-cell>
          <table:table-cell table:style-name="ce2"/>
          <table:table-cell table:style-name="ce2" table:formula="of:=[.J195]*(1-[.J195])" office:value-type="float" office:value="0.0358953191375147">
            <text:p>0.036</text:p>
          </table:table-cell>
          <table:table-cell table:style-name="ce2" table:formula="of:=[.K195]*(1-[.K195])" office:value-type="float" office:value="0.179933325088152">
            <text:p>0.180</text:p>
          </table:table-cell>
          <table:table-cell table:style-name="ce2" table:formula="of:=[.L195]*(1-[.L195])" office:value-type="float" office:value="0.179933325088152">
            <text:p>0.180</text:p>
          </table:table-cell>
          <table:table-cell table:style-name="ce2" table:formula="of:=[.M195]*(1-[.M195])" office:value-type="float" office:value="0.206028744891279">
            <text:p>0.206</text:p>
          </table:table-cell>
          <table:table-cell table:style-name="ce2"/>
          <table:table-cell table:style-name="ce2" table:number-matrix-columns-spanned="4" table:number-matrix-rows-spanned="2" table:formula="of:=[.$J$8:.$M$9]-[.J195:.M196]" office:value-type="float" office:value="-0.0372852239733935">
            <text:p>-0.037</text:p>
          </table:table-cell>
          <table:table-cell table:style-name="ce2" office:value-type="float" office:value="-0.228606044219978">
            <text:p>-0.229</text:p>
          </table:table-cell>
          <table:table-cell table:style-name="ce2" office:value-type="float" office:value="-0.228606044219978">
            <text:p>-0.229</text:p>
          </table:table-cell>
          <table:table-cell table:style-name="ce2" office:value-type="float" office:value="0.283613908582082">
            <text:p>0.284</text:p>
          </table:table-cell>
          <table:table-cell table:style-name="ce2"/>
          <table:table-cell table:style-name="ce2" table:number-matrix-columns-spanned="4" table:number-matrix-rows-spanned="2" table:formula="of:=[.O195:.R196]*[.T195:.W196]" office:value-type="float" office:value="-0.00133836501363867">
            <text:p>-0.001</text:p>
          </table:table-cell>
          <table:table-cell table:style-name="ce2" office:value-type="float" office:value="-0.0411338456717499">
            <text:p>-0.041</text:p>
          </table:table-cell>
          <table:table-cell table:style-name="ce2" office:value-type="float" office:value="-0.0411338456717499">
            <text:p>-0.041</text:p>
          </table:table-cell>
          <table:table-cell table:style-name="ce2" office:value-type="float" office:value="0.0584326176188764">
            <text:p>0.058</text:p>
          </table:table-cell>
          <table:table-cell table:style-name="ce2"/>
          <table:table-cell table:style-name="ce2" table:number-matrix-columns-spanned="3" table:number-matrix-rows-spanned="2" table:formula="of:=MMULT([.Y195:.AB196];[.$O$2:.$Q$5])" office:value-type="float" office:value="0.0172987719471265">
            <text:p>0.017</text:p>
          </table:table-cell>
          <table:table-cell table:style-name="ce2" office:value-type="float" office:value="0.0172987719471265">
            <text:p>0.017</text:p>
          </table:table-cell>
          <table:table-cell table:style-name="ce2" office:value-type="float" office:value="-0.0251734387382621">
            <text:p>-0.025</text:p>
          </table:table-cell>
          <table:table-cell/>
          <table:table-cell table:number-matrix-columns-spanned="1" table:number-matrix-rows-spanned="1" table:formula="of:=SUM([.T195:.W196]^2)" office:value-type="float" office:value="0.294385116454142">
            <text:p>0.2943851165</text:p>
          </table:table-cell>
          <table:table-cell table:number-columns-repeated="990"/>
        </table:table-row>
        <table:table-row table:style-name="ro2">
          <table:table-cell table:style-name="ce2" office:value-type="float" office:value="2.74711682125815">
            <text:p>2.747</text:p>
          </table:table-cell>
          <table:table-cell table:style-name="ce2" office:value-type="float" office:value="2.74711682125815">
            <text:p>2.747</text:p>
          </table:table-cell>
          <table:table-cell table:style-name="ce2" office:value-type="float" office:value="-1.03866580221906">
            <text:p>-1.039</text:p>
          </table:table-cell>
          <table:table-cell table:style-name="ce2"/>
          <table:table-cell table:style-name="ce2" office:value-type="float" office:value="-1.03866580221906">
            <text:p>-1.039</text:p>
          </table:table-cell>
          <table:table-cell table:style-name="ce2" office:value-type="float" office:value="1.70845101903909">
            <text:p>1.708</text:p>
          </table:table-cell>
          <table:table-cell table:style-name="ce2" office:value-type="float" office:value="1.70845101903909">
            <text:p>1.708</text:p>
          </table:table-cell>
          <table:table-cell table:style-name="ce2" office:value-type="float" office:value="4.45556784029723">
            <text:p>4.456</text:p>
          </table:table-cell>
          <table:table-cell table:style-name="ce2"/>
          <table:table-cell table:style-name="ce2" table:formula="of:=1/(1+EXP(-[.E196]))" office:value-type="float" office:value="0.261407510302983">
            <text:p>0.261</text:p>
          </table:table-cell>
          <table:table-cell table:style-name="ce2" table:formula="of:=1/(1+EXP(-[.F196]))" office:value-type="float" office:value="0.846635266336233">
            <text:p>0.847</text:p>
          </table:table-cell>
          <table:table-cell table:style-name="ce2" table:formula="of:=1/(1+EXP(-[.G196]))" office:value-type="float" office:value="0.846635266336233">
            <text:p>0.847</text:p>
          </table:table-cell>
          <table:table-cell table:style-name="ce2" table:formula="of:=1/(1+EXP(-[.H196]))" office:value-type="float" office:value="0.988519606847186">
            <text:p>0.989</text:p>
          </table:table-cell>
          <table:table-cell table:style-name="ce2"/>
          <table:table-cell table:style-name="ce2" table:formula="of:=[.J196]*(1-[.J196])" office:value-type="float" office:value="0.193073623860179">
            <text:p>0.193</text:p>
          </table:table-cell>
          <table:table-cell table:style-name="ce2" table:formula="of:=[.K196]*(1-[.K196])" office:value-type="float" office:value="0.129843992132009">
            <text:p>0.130</text:p>
          </table:table-cell>
          <table:table-cell table:style-name="ce2" table:formula="of:=[.L196]*(1-[.L196])" office:value-type="float" office:value="0.129843992132009">
            <text:p>0.130</text:p>
          </table:table-cell>
          <table:table-cell table:style-name="ce2" table:formula="of:=[.M196]*(1-[.M196])" office:value-type="float" office:value="0.0113485937258709">
            <text:p>0.011</text:p>
          </table:table-cell>
          <table:table-cell table:style-name="ce2"/>
          <table:table-cell table:style-name="ce2" office:value-type="float" office:value="-0.254714659378698">
            <text:p>-0.255</text:p>
          </table:table-cell>
          <table:table-cell table:style-name="ce2" office:value-type="float" office:value="0.146671882739483">
            <text:p>0.147</text:p>
          </table:table-cell>
          <table:table-cell table:style-name="ce2" office:value-type="float" office:value="0.146671882739483">
            <text:p>0.147</text:p>
          </table:table-cell>
          <table:table-cell table:style-name="ce2" office:value-type="float" office:value="0.0114800872505871">
            <text:p>0.011</text:p>
          </table:table-cell>
          <table:table-cell table:style-name="ce2"/>
          <table:table-cell table:style-name="ce2" office:value-type="float" office:value="-0.0491786823365564">
            <text:p>-0.049</text:p>
          </table:table-cell>
          <table:table-cell table:style-name="ce2" office:value-type="float" office:value="0.0190444627884124">
            <text:p>0.019</text:p>
          </table:table-cell>
          <table:table-cell table:style-name="ce2" office:value-type="float" office:value="0.0190444627884124">
            <text:p>0.019</text:p>
          </table:table-cell>
          <table:table-cell table:style-name="ce2" office:value-type="float" office:value="0.000130282846144464">
            <text:p>0.000</text:p>
          </table:table-cell>
          <table:table-cell table:style-name="ce2"/>
          <table:table-cell table:style-name="ce2" office:value-type="float" office:value="0.0191747456345568">
            <text:p>0.019</text:p>
          </table:table-cell>
          <table:table-cell table:style-name="ce2" office:value-type="float" office:value="0.0191747456345568">
            <text:p>0.019</text:p>
          </table:table-cell>
          <table:table-cell table:style-name="ce2" office:value-type="float" office:value="-0.0109594739135872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5:.C196]+[.AD195:.AF196]" office:value-type="float" office:value="2.08982188233091">
            <text:p>2.090</text:p>
          </table:table-cell>
          <table:table-cell table:style-name="ce2" office:value-type="float" office:value="2.08982188233091">
            <text:p>2.090</text:p>
          </table:table-cell>
          <table:table-cell table:style-name="ce2" office:value-type="float" office:value="-3.27632499379084">
            <text:p>-3.276</text:p>
          </table:table-cell>
          <table:table-cell table:style-name="ce2"/>
          <table:table-cell table:style-name="ce2" table:number-matrix-columns-spanned="4" table:number-matrix-rows-spanned="2" table:formula="of:=MMULT([.A198:.C199];[.$A$2:.$D$4])" office:value-type="float" office:value="-3.27632499379084">
            <text:p>-3.276</text:p>
          </table:table-cell>
          <table:table-cell table:style-name="ce2" office:value-type="float" office:value="-1.18650311145993">
            <text:p>-1.187</text:p>
          </table:table-cell>
          <table:table-cell table:style-name="ce2" office:value-type="float" office:value="-1.18650311145993">
            <text:p>-1.187</text:p>
          </table:table-cell>
          <table:table-cell table:style-name="ce2" office:value-type="float" office:value="0.903318770870973">
            <text:p>0.903</text:p>
          </table:table-cell>
          <table:table-cell table:style-name="ce2"/>
          <table:table-cell table:style-name="ce2" table:formula="of:=1/(1+EXP(-[.E198]))" office:value-type="float" office:value="0.0363923720288976">
            <text:p>0.036</text:p>
          </table:table-cell>
          <table:table-cell table:style-name="ce2" table:formula="of:=1/(1+EXP(-[.F198]))" office:value-type="float" office:value="0.2338849347769">
            <text:p>0.234</text:p>
          </table:table-cell>
          <table:table-cell table:style-name="ce2" table:formula="of:=1/(1+EXP(-[.G198]))" office:value-type="float" office:value="0.2338849347769">
            <text:p>0.234</text:p>
          </table:table-cell>
          <table:table-cell table:style-name="ce2" table:formula="of:=1/(1+EXP(-[.H198]))" office:value-type="float" office:value="0.711631033298545">
            <text:p>0.712</text:p>
          </table:table-cell>
          <table:table-cell table:style-name="ce2"/>
          <table:table-cell table:style-name="ce2" table:formula="of:=[.J198]*(1-[.J198])" office:value-type="float" office:value="0.0350679672870079">
            <text:p>0.035</text:p>
          </table:table-cell>
          <table:table-cell table:style-name="ce2" table:formula="of:=[.K198]*(1-[.K198])" office:value-type="float" office:value="0.179182772061305">
            <text:p>0.179</text:p>
          </table:table-cell>
          <table:table-cell table:style-name="ce2" table:formula="of:=[.L198]*(1-[.L198])" office:value-type="float" office:value="0.179182772061305">
            <text:p>0.179</text:p>
          </table:table-cell>
          <table:table-cell table:style-name="ce2" table:formula="of:=[.M198]*(1-[.M198])" office:value-type="float" office:value="0.20521230574499">
            <text:p>0.205</text:p>
          </table:table-cell>
          <table:table-cell table:style-name="ce2"/>
          <table:table-cell table:style-name="ce2" table:number-matrix-columns-spanned="4" table:number-matrix-rows-spanned="2" table:formula="of:=[.$J$8:.$M$9]-[.J198:.M199]" office:value-type="float" office:value="-0.0363920661266707">
            <text:p>-0.036</text:p>
          </table:table-cell>
          <table:table-cell table:style-name="ce2" office:value-type="float" office:value="-0.227192083852616">
            <text:p>-0.227</text:p>
          </table:table-cell>
          <table:table-cell table:style-name="ce2" office:value-type="float" office:value="-0.227192083852616">
            <text:p>-0.227</text:p>
          </table:table-cell>
          <table:table-cell table:style-name="ce2" office:value-type="float" office:value="0.281676115777171">
            <text:p>0.282</text:p>
          </table:table-cell>
          <table:table-cell table:style-name="ce2"/>
          <table:table-cell table:style-name="ce2" table:number-matrix-columns-spanned="4" table:number-matrix-rows-spanned="2" table:formula="of:=[.O198:.R199]*[.T198:.W199]" office:value-type="float" office:value="-0.00127619578443672">
            <text:p>-0.001</text:p>
          </table:table-cell>
          <table:table-cell table:style-name="ce2" office:value-type="float" office:value="-0.0407089073750962">
            <text:p>-0.041</text:p>
          </table:table-cell>
          <table:table-cell table:style-name="ce2" office:value-type="float" office:value="-0.0407089073750962">
            <text:p>-0.041</text:p>
          </table:table-cell>
          <table:table-cell table:style-name="ce2" office:value-type="float" office:value="0.0578034051919261">
            <text:p>0.058</text:p>
          </table:table-cell>
          <table:table-cell table:style-name="ce2"/>
          <table:table-cell table:style-name="ce2" table:number-matrix-columns-spanned="3" table:number-matrix-rows-spanned="2" table:formula="of:=MMULT([.Y198:.AB199];[.$O$2:.$Q$5])" office:value-type="float" office:value="0.0170944978168299">
            <text:p>0.017</text:p>
          </table:table-cell>
          <table:table-cell table:style-name="ce2" office:value-type="float" office:value="0.0170944978168299">
            <text:p>0.017</text:p>
          </table:table-cell>
          <table:table-cell table:style-name="ce2" office:value-type="float" office:value="-0.0248906053427031">
            <text:p>-0.025</text:p>
          </table:table-cell>
          <table:table-cell/>
          <table:table-cell table:number-matrix-columns-spanned="1" table:number-matrix-rows-spanned="1" table:formula="of:=SUM([.T198:.W199]^2)" office:value-type="float" office:value="0.290235539612162">
            <text:p>0.2902355396</text:p>
          </table:table-cell>
          <table:table-cell table:number-columns-repeated="990"/>
        </table:table-row>
        <table:table-row table:style-name="ro2">
          <table:table-cell table:style-name="ce2" office:value-type="float" office:value="2.7662915668927">
            <text:p>2.766</text:p>
          </table:table-cell>
          <table:table-cell table:style-name="ce2" office:value-type="float" office:value="2.7662915668927">
            <text:p>2.766</text:p>
          </table:table-cell>
          <table:table-cell table:style-name="ce2" office:value-type="float" office:value="-1.04962527613264">
            <text:p>-1.050</text:p>
          </table:table-cell>
          <table:table-cell table:style-name="ce2"/>
          <table:table-cell table:style-name="ce2" office:value-type="float" office:value="-1.04962527613264">
            <text:p>-1.050</text:p>
          </table:table-cell>
          <table:table-cell table:style-name="ce2" office:value-type="float" office:value="1.71666629076006">
            <text:p>1.717</text:p>
          </table:table-cell>
          <table:table-cell table:style-name="ce2" office:value-type="float" office:value="1.71666629076006">
            <text:p>1.717</text:p>
          </table:table-cell>
          <table:table-cell table:style-name="ce2" office:value-type="float" office:value="4.48295785765276">
            <text:p>4.483</text:p>
          </table:table-cell>
          <table:table-cell table:style-name="ce2"/>
          <table:table-cell table:style-name="ce2" table:formula="of:=1/(1+EXP(-[.E199]))" office:value-type="float" office:value="0.259297064577794">
            <text:p>0.259</text:p>
          </table:table-cell>
          <table:table-cell table:style-name="ce2" table:formula="of:=1/(1+EXP(-[.F199]))" office:value-type="float" office:value="0.847698935018236">
            <text:p>0.848</text:p>
          </table:table-cell>
          <table:table-cell table:style-name="ce2" table:formula="of:=1/(1+EXP(-[.G199]))" office:value-type="float" office:value="0.847698935018236">
            <text:p>0.848</text:p>
          </table:table-cell>
          <table:table-cell table:style-name="ce2" table:formula="of:=1/(1+EXP(-[.H199]))" office:value-type="float" office:value="0.988826321832979">
            <text:p>0.989</text:p>
          </table:table-cell>
          <table:table-cell table:style-name="ce2"/>
          <table:table-cell table:style-name="ce2" table:formula="of:=[.J199]*(1-[.J199])" office:value-type="float" office:value="0.192062096879133">
            <text:p>0.192</text:p>
          </table:table-cell>
          <table:table-cell table:style-name="ce2" table:formula="of:=[.K199]*(1-[.K199])" office:value-type="float" office:value="0.129105450587184">
            <text:p>0.129</text:p>
          </table:table-cell>
          <table:table-cell table:style-name="ce2" table:formula="of:=[.L199]*(1-[.L199])" office:value-type="float" office:value="0.129105450587184">
            <text:p>0.129</text:p>
          </table:table-cell>
          <table:table-cell table:style-name="ce2" table:formula="of:=[.M199]*(1-[.M199])" office:value-type="float" office:value="0.0110488270832407">
            <text:p>0.011</text:p>
          </table:table-cell>
          <table:table-cell table:style-name="ce2"/>
          <table:table-cell table:style-name="ce2" office:value-type="float" office:value="-0.252604213653509">
            <text:p>-0.253</text:p>
          </table:table-cell>
          <table:table-cell table:style-name="ce2" office:value-type="float" office:value="0.145608214057479">
            <text:p>0.146</text:p>
          </table:table-cell>
          <table:table-cell table:style-name="ce2" office:value-type="float" office:value="0.145608214057479">
            <text:p>0.146</text:p>
          </table:table-cell>
          <table:table-cell table:style-name="ce2" office:value-type="float" office:value="0.0111733722647939">
            <text:p>0.011</text:p>
          </table:table-cell>
          <table:table-cell table:style-name="ce2"/>
          <table:table-cell table:style-name="ce2" office:value-type="float" office:value="-0.0485156949547976">
            <text:p>-0.049</text:p>
          </table:table-cell>
          <table:table-cell table:style-name="ce2" office:value-type="float" office:value="0.0187988140850859">
            <text:p>0.019</text:p>
          </table:table-cell>
          <table:table-cell table:style-name="ce2" office:value-type="float" office:value="0.0187988140850859">
            <text:p>0.019</text:p>
          </table:table-cell>
          <table:table-cell table:style-name="ce2" office:value-type="float" office:value="0.000123452658090385">
            <text:p>0.000</text:p>
          </table:table-cell>
          <table:table-cell table:style-name="ce2"/>
          <table:table-cell table:style-name="ce2" office:value-type="float" office:value="0.0189222667431763">
            <text:p>0.019</text:p>
          </table:table-cell>
          <table:table-cell table:style-name="ce2" office:value-type="float" office:value="0.0189222667431763">
            <text:p>0.019</text:p>
          </table:table-cell>
          <table:table-cell table:style-name="ce2" office:value-type="float" office:value="-0.0107946141265353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198:.C199]+[.AD198:.AF199]" office:value-type="float" office:value="2.10691638014774">
            <text:p>2.107</text:p>
          </table:table-cell>
          <table:table-cell table:style-name="ce2" office:value-type="float" office:value="2.10691638014774">
            <text:p>2.107</text:p>
          </table:table-cell>
          <table:table-cell table:style-name="ce2" office:value-type="float" office:value="-3.30121559913354">
            <text:p>-3.301</text:p>
          </table:table-cell>
          <table:table-cell table:style-name="ce2"/>
          <table:table-cell table:style-name="ce2" table:number-matrix-columns-spanned="4" table:number-matrix-rows-spanned="2" table:formula="of:=MMULT([.A201:.C202];[.$A$2:.$D$4])" office:value-type="float" office:value="-3.30121559913354">
            <text:p>-3.301</text:p>
          </table:table-cell>
          <table:table-cell table:style-name="ce2" office:value-type="float" office:value="-1.19429921898581">
            <text:p>-1.194</text:p>
          </table:table-cell>
          <table:table-cell table:style-name="ce2" office:value-type="float" office:value="-1.19429921898581">
            <text:p>-1.194</text:p>
          </table:table-cell>
          <table:table-cell table:style-name="ce2" office:value-type="float" office:value="0.912617161161929">
            <text:p>0.913</text:p>
          </table:table-cell>
          <table:table-cell table:style-name="ce2"/>
          <table:table-cell table:style-name="ce2" table:formula="of:=1/(1+EXP(-[.E201]))" office:value-type="float" office:value="0.0355295106101239">
            <text:p>0.036</text:p>
          </table:table-cell>
          <table:table-cell table:style-name="ce2" table:formula="of:=1/(1+EXP(-[.F201]))" office:value-type="float" office:value="0.232490905818231">
            <text:p>0.232</text:p>
          </table:table-cell>
          <table:table-cell table:style-name="ce2" table:formula="of:=1/(1+EXP(-[.G201]))" office:value-type="float" office:value="0.232490905818231">
            <text:p>0.232</text:p>
          </table:table-cell>
          <table:table-cell table:style-name="ce2" table:formula="of:=1/(1+EXP(-[.H201]))" office:value-type="float" office:value="0.713535416190926">
            <text:p>0.714</text:p>
          </table:table-cell>
          <table:table-cell table:style-name="ce2"/>
          <table:table-cell table:style-name="ce2" table:formula="of:=[.J201]*(1-[.J201])" office:value-type="float" office:value="0.034267164485929">
            <text:p>0.034</text:p>
          </table:table-cell>
          <table:table-cell table:style-name="ce2" table:formula="of:=[.K201]*(1-[.K201])" office:value-type="float" office:value="0.178438884530049">
            <text:p>0.178</text:p>
          </table:table-cell>
          <table:table-cell table:style-name="ce2" table:formula="of:=[.L201]*(1-[.L201])" office:value-type="float" office:value="0.178438884530049">
            <text:p>0.178</text:p>
          </table:table-cell>
          <table:table-cell table:style-name="ce2" table:formula="of:=[.M201]*(1-[.M201])" office:value-type="float" office:value="0.204402626032168">
            <text:p>0.204</text:p>
          </table:table-cell>
          <table:table-cell table:style-name="ce2"/>
          <table:table-cell table:style-name="ce2" table:number-matrix-columns-spanned="4" table:number-matrix-rows-spanned="2" table:formula="of:=[.$J$8:.$M$9]-[.J201:.M202]" office:value-type="float" office:value="-0.035529204707897">
            <text:p>-0.036</text:p>
          </table:table-cell>
          <table:table-cell table:style-name="ce2" office:value-type="float" office:value="-0.225798054893946">
            <text:p>-0.226</text:p>
          </table:table-cell>
          <table:table-cell table:style-name="ce2" office:value-type="float" office:value="-0.225798054893946">
            <text:p>-0.226</text:p>
          </table:table-cell>
          <table:table-cell table:style-name="ce2" office:value-type="float" office:value="0.27977173288479">
            <text:p>0.280</text:p>
          </table:table-cell>
          <table:table-cell table:style-name="ce2"/>
          <table:table-cell table:style-name="ce2" table:number-matrix-columns-spanned="4" table:number-matrix-rows-spanned="2" table:formula="of:=[.O201:.R202]*[.T201:.W202]" office:value-type="float" office:value="-0.00121748510177975">
            <text:p>-0.001</text:p>
          </table:table-cell>
          <table:table-cell table:style-name="ce2" office:value-type="float" office:value="-0.0402911530443306">
            <text:p>-0.040</text:p>
          </table:table-cell>
          <table:table-cell table:style-name="ce2" office:value-type="float" office:value="-0.0402911530443306">
            <text:p>-0.040</text:p>
          </table:table-cell>
          <table:table-cell table:style-name="ce2" office:value-type="float" office:value="0.0571860768912213">
            <text:p>0.057</text:p>
          </table:table-cell>
          <table:table-cell table:style-name="ce2"/>
          <table:table-cell table:style-name="ce2" table:number-matrix-columns-spanned="3" table:number-matrix-rows-spanned="2" table:formula="of:=MMULT([.Y201:.AB202];[.$O$2:.$Q$5])" office:value-type="float" office:value="0.0168949238468907">
            <text:p>0.017</text:p>
          </table:table-cell>
          <table:table-cell table:style-name="ce2" office:value-type="float" office:value="0.0168949238468907">
            <text:p>0.017</text:p>
          </table:table-cell>
          <table:table-cell table:style-name="ce2" office:value-type="float" office:value="-0.0246137142992197">
            <text:p>-0.025</text:p>
          </table:table-cell>
          <table:table-cell/>
          <table:table-cell table:number-matrix-columns-spanned="1" table:number-matrix-rows-spanned="1" table:formula="of:=SUM([.T201:.W202]^2)" office:value-type="float" office:value="0.286187141438062">
            <text:p>0.2861871414</text:p>
          </table:table-cell>
          <table:table-cell table:number-columns-repeated="990"/>
        </table:table-row>
        <table:table-row table:style-name="ro2">
          <table:table-cell table:style-name="ce2" office:value-type="float" office:value="2.78521383363588">
            <text:p>2.785</text:p>
          </table:table-cell>
          <table:table-cell table:style-name="ce2" office:value-type="float" office:value="2.78521383363588">
            <text:p>2.785</text:p>
          </table:table-cell>
          <table:table-cell table:style-name="ce2" office:value-type="float" office:value="-1.06041989025918">
            <text:p>-1.060</text:p>
          </table:table-cell>
          <table:table-cell table:style-name="ce2"/>
          <table:table-cell table:style-name="ce2" office:value-type="float" office:value="-1.06041989025918">
            <text:p>-1.060</text:p>
          </table:table-cell>
          <table:table-cell table:style-name="ce2" office:value-type="float" office:value="1.7247939433767">
            <text:p>1.725</text:p>
          </table:table-cell>
          <table:table-cell table:style-name="ce2" office:value-type="float" office:value="1.7247939433767">
            <text:p>1.725</text:p>
          </table:table-cell>
          <table:table-cell table:style-name="ce2" office:value-type="float" office:value="4.51000777701258">
            <text:p>4.510</text:p>
          </table:table-cell>
          <table:table-cell table:style-name="ce2"/>
          <table:table-cell table:style-name="ce2" table:formula="of:=1/(1+EXP(-[.E202]))" office:value-type="float" office:value="0.257229221300489">
            <text:p>0.257</text:p>
          </table:table-cell>
          <table:table-cell table:style-name="ce2" table:formula="of:=1/(1+EXP(-[.F202]))" office:value-type="float" office:value="0.848745296518766">
            <text:p>0.849</text:p>
          </table:table-cell>
          <table:table-cell table:style-name="ce2" table:formula="of:=1/(1+EXP(-[.G202]))" office:value-type="float" office:value="0.848745296518766">
            <text:p>0.849</text:p>
          </table:table-cell>
          <table:table-cell table:style-name="ce2" table:formula="of:=1/(1+EXP(-[.H202]))" office:value-type="float" office:value="0.989121273666852">
            <text:p>0.989</text:p>
          </table:table-cell>
          <table:table-cell table:style-name="ce2"/>
          <table:table-cell table:style-name="ce2" table:formula="of:=[.J202]*(1-[.J202])" office:value-type="float" office:value="0.191062349009633">
            <text:p>0.191</text:p>
          </table:table-cell>
          <table:table-cell table:style-name="ce2" table:formula="of:=[.K202]*(1-[.K202])" office:value-type="float" office:value="0.128376718156038">
            <text:p>0.128</text:p>
          </table:table-cell>
          <table:table-cell table:style-name="ce2" table:formula="of:=[.L202]*(1-[.L202])" office:value-type="float" office:value="0.128376718156038">
            <text:p>0.128</text:p>
          </table:table-cell>
          <table:table-cell table:style-name="ce2" table:formula="of:=[.M202]*(1-[.M202])" office:value-type="float" office:value="0.0107603796465162">
            <text:p>0.011</text:p>
          </table:table-cell>
          <table:table-cell table:style-name="ce2"/>
          <table:table-cell table:style-name="ce2" office:value-type="float" office:value="-0.250536370376205">
            <text:p>-0.251</text:p>
          </table:table-cell>
          <table:table-cell table:style-name="ce2" office:value-type="float" office:value="0.144561852556949">
            <text:p>0.145</text:p>
          </table:table-cell>
          <table:table-cell table:style-name="ce2" office:value-type="float" office:value="0.144561852556949">
            <text:p>0.145</text:p>
          </table:table-cell>
          <table:table-cell table:style-name="ce2" office:value-type="float" office:value="0.0108784204309207">
            <text:p>0.011</text:p>
          </table:table-cell>
          <table:table-cell table:style-name="ce2"/>
          <table:table-cell table:style-name="ce2" office:value-type="float" office:value="-0.0478680674364251">
            <text:p>-0.048</text:p>
          </table:table-cell>
          <table:table-cell table:style-name="ce2" office:value-type="float" office:value="0.0185583762018181">
            <text:p>0.019</text:p>
          </table:table-cell>
          <table:table-cell table:style-name="ce2" office:value-type="float" office:value="0.0185583762018181">
            <text:p>0.019</text:p>
          </table:table-cell>
          <table:table-cell table:style-name="ce2" office:value-type="float" office:value="0.000117055933791125">
            <text:p>0.000</text:p>
          </table:table-cell>
          <table:table-cell table:style-name="ce2"/>
          <table:table-cell table:style-name="ce2" office:value-type="float" office:value="0.0186754321356092">
            <text:p>0.019</text:p>
          </table:table-cell>
          <table:table-cell table:style-name="ce2" office:value-type="float" office:value="0.0186754321356092">
            <text:p>0.019</text:p>
          </table:table-cell>
          <table:table-cell table:style-name="ce2" office:value-type="float" office:value="-0.0106342590989978">
            <text:p>-0.011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1:.C202]+[.AD201:.AF202]" office:value-type="float" office:value="2.12381130399463">
            <text:p>2.124</text:p>
          </table:table-cell>
          <table:table-cell table:style-name="ce2" office:value-type="float" office:value="2.12381130399463">
            <text:p>2.124</text:p>
          </table:table-cell>
          <table:table-cell table:style-name="ce2" office:value-type="float" office:value="-3.32582931343276">
            <text:p>-3.326</text:p>
          </table:table-cell>
          <table:table-cell table:style-name="ce2"/>
          <table:table-cell table:style-name="ce2" table:number-matrix-columns-spanned="4" table:number-matrix-rows-spanned="2" table:formula="of:=MMULT([.A204:.C205];[.$A$2:.$D$4])" office:value-type="float" office:value="-3.32582931343276">
            <text:p>-3.326</text:p>
          </table:table-cell>
          <table:table-cell table:style-name="ce2" office:value-type="float" office:value="-1.20201800943814">
            <text:p>-1.202</text:p>
          </table:table-cell>
          <table:table-cell table:style-name="ce2" office:value-type="float" office:value="-1.20201800943814">
            <text:p>-1.202</text:p>
          </table:table-cell>
          <table:table-cell table:style-name="ce2" office:value-type="float" office:value="0.921793294556491">
            <text:p>0.922</text:p>
          </table:table-cell>
          <table:table-cell table:style-name="ce2"/>
          <table:table-cell table:style-name="ce2" table:formula="of:=1/(1+EXP(-[.E204]))" office:value-type="float" office:value="0.0346956435668406">
            <text:p>0.035</text:p>
          </table:table-cell>
          <table:table-cell table:style-name="ce2" table:formula="of:=1/(1+EXP(-[.F204]))" office:value-type="float" office:value="0.231116418390039">
            <text:p>0.231</text:p>
          </table:table-cell>
          <table:table-cell table:style-name="ce2" table:formula="of:=1/(1+EXP(-[.G204]))" office:value-type="float" office:value="0.231116418390039">
            <text:p>0.231</text:p>
          </table:table-cell>
          <table:table-cell table:style-name="ce2" table:formula="of:=1/(1+EXP(-[.H204]))" office:value-type="float" office:value="0.715407360875012">
            <text:p>0.715</text:p>
          </table:table-cell>
          <table:table-cell table:style-name="ce2"/>
          <table:table-cell table:style-name="ce2" table:formula="of:=[.J204]*(1-[.J204])" office:value-type="float" office:value="0.0334918558843234">
            <text:p>0.033</text:p>
          </table:table-cell>
          <table:table-cell table:style-name="ce2" table:formula="of:=[.K204]*(1-[.K204])" office:value-type="float" office:value="0.177701619540599">
            <text:p>0.178</text:p>
          </table:table-cell>
          <table:table-cell table:style-name="ce2" table:formula="of:=[.L204]*(1-[.L204])" office:value-type="float" office:value="0.177701619540599">
            <text:p>0.178</text:p>
          </table:table-cell>
          <table:table-cell table:style-name="ce2" table:formula="of:=[.M204]*(1-[.M204])" office:value-type="float" office:value="0.203599668880862">
            <text:p>0.204</text:p>
          </table:table-cell>
          <table:table-cell table:style-name="ce2"/>
          <table:table-cell table:style-name="ce2" table:number-matrix-columns-spanned="4" table:number-matrix-rows-spanned="2" table:formula="of:=[.$J$8:.$M$9]-[.J204:.M205]" office:value-type="float" office:value="-0.0346953376646137">
            <text:p>-0.035</text:p>
          </table:table-cell>
          <table:table-cell table:style-name="ce2" office:value-type="float" office:value="-0.224423567465754">
            <text:p>-0.224</text:p>
          </table:table-cell>
          <table:table-cell table:style-name="ce2" office:value-type="float" office:value="-0.224423567465754">
            <text:p>-0.224</text:p>
          </table:table-cell>
          <table:table-cell table:style-name="ce2" office:value-type="float" office:value="0.277899788200703">
            <text:p>0.278</text:p>
          </table:table-cell>
          <table:table-cell table:style-name="ce2"/>
          <table:table-cell table:style-name="ce2" table:number-matrix-columns-spanned="4" table:number-matrix-rows-spanned="2" table:formula="of:=[.O204:.R205]*[.T204:.W205]" office:value-type="float" office:value="-0.00116201124892118">
            <text:p>-0.001</text:p>
          </table:table-cell>
          <table:table-cell table:style-name="ce2" office:value-type="float" office:value="-0.0398804314017435">
            <text:p>-0.040</text:p>
          </table:table-cell>
          <table:table-cell table:style-name="ce2" office:value-type="float" office:value="-0.0398804314017435">
            <text:p>-0.040</text:p>
          </table:table-cell>
          <table:table-cell table:style-name="ce2" office:value-type="float" office:value="0.056580304859725">
            <text:p>0.057</text:p>
          </table:table-cell>
          <table:table-cell table:style-name="ce2"/>
          <table:table-cell table:style-name="ce2" table:number-matrix-columns-spanned="3" table:number-matrix-rows-spanned="2" table:formula="of:=MMULT([.Y204:.AB205];[.$O$2:.$Q$5])" office:value-type="float" office:value="0.0166998734579815">
            <text:p>0.017</text:p>
          </table:table-cell>
          <table:table-cell table:style-name="ce2" office:value-type="float" office:value="0.0166998734579815">
            <text:p>0.017</text:p>
          </table:table-cell>
          <table:table-cell table:style-name="ce2" office:value-type="float" office:value="-0.0243425691926831">
            <text:p>-0.024</text:p>
          </table:table-cell>
          <table:table-cell/>
          <table:table-cell table:number-matrix-columns-spanned="1" table:number-matrix-rows-spanned="1" table:formula="of:=SUM([.T204:.W205]^2)" office:value-type="float" office:value="0.282236434830709">
            <text:p>0.2822364348</text:p>
          </table:table-cell>
          <table:table-cell table:number-columns-repeated="990"/>
        </table:table-row>
        <table:table-row table:style-name="ro2">
          <table:table-cell table:style-name="ce2" office:value-type="float" office:value="2.80388926577149">
            <text:p>2.804</text:p>
          </table:table-cell>
          <table:table-cell table:style-name="ce2" office:value-type="float" office:value="2.80388926577149">
            <text:p>2.804</text:p>
          </table:table-cell>
          <table:table-cell table:style-name="ce2" office:value-type="float" office:value="-1.07105414935818">
            <text:p>-1.071</text:p>
          </table:table-cell>
          <table:table-cell table:style-name="ce2"/>
          <table:table-cell table:style-name="ce2" office:value-type="float" office:value="-1.07105414935818">
            <text:p>-1.071</text:p>
          </table:table-cell>
          <table:table-cell table:style-name="ce2" office:value-type="float" office:value="1.73283511641331">
            <text:p>1.733</text:p>
          </table:table-cell>
          <table:table-cell table:style-name="ce2" office:value-type="float" office:value="1.73283511641331">
            <text:p>1.733</text:p>
          </table:table-cell>
          <table:table-cell table:style-name="ce2" office:value-type="float" office:value="4.5367243821848">
            <text:p>4.537</text:p>
          </table:table-cell>
          <table:table-cell table:style-name="ce2"/>
          <table:table-cell table:style-name="ce2" table:formula="of:=1/(1+EXP(-[.E205]))" office:value-type="float" office:value="0.255202665807895">
            <text:p>0.255</text:p>
          </table:table-cell>
          <table:table-cell table:style-name="ce2" table:formula="of:=1/(1+EXP(-[.F205]))" office:value-type="float" office:value="0.849774703588363">
            <text:p>0.850</text:p>
          </table:table-cell>
          <table:table-cell table:style-name="ce2" table:formula="of:=1/(1+EXP(-[.G205]))" office:value-type="float" office:value="0.849774703588363">
            <text:p>0.850</text:p>
          </table:table-cell>
          <table:table-cell table:style-name="ce2" table:formula="of:=1/(1+EXP(-[.H205]))" office:value-type="float" office:value="0.989405029577618">
            <text:p>0.989</text:p>
          </table:table-cell>
          <table:table-cell table:style-name="ce2"/>
          <table:table-cell table:style-name="ce2" table:formula="of:=[.J205]*(1-[.J205])" office:value-type="float" office:value="0.190074265172439">
            <text:p>0.190</text:p>
          </table:table-cell>
          <table:table-cell table:style-name="ce2" table:formula="of:=[.K205]*(1-[.K205])" office:value-type="float" office:value="0.127657656729673">
            <text:p>0.128</text:p>
          </table:table-cell>
          <table:table-cell table:style-name="ce2" table:formula="of:=[.L205]*(1-[.L205])" office:value-type="float" office:value="0.127657656729673">
            <text:p>0.128</text:p>
          </table:table-cell>
          <table:table-cell table:style-name="ce2" table:formula="of:=[.M205]*(1-[.M205])" office:value-type="float" office:value="0.0104827170241306">
            <text:p>0.010</text:p>
          </table:table-cell>
          <table:table-cell table:style-name="ce2"/>
          <table:table-cell table:style-name="ce2" office:value-type="float" office:value="-0.24850981488361">
            <text:p>-0.249</text:p>
          </table:table-cell>
          <table:table-cell table:style-name="ce2" office:value-type="float" office:value="0.143532445487352">
            <text:p>0.144</text:p>
          </table:table-cell>
          <table:table-cell table:style-name="ce2" office:value-type="float" office:value="0.143532445487352">
            <text:p>0.144</text:p>
          </table:table-cell>
          <table:table-cell table:style-name="ce2" office:value-type="float" office:value="0.0105946645201548">
            <text:p>0.011</text:p>
          </table:table-cell>
          <table:table-cell table:style-name="ce2"/>
          <table:table-cell table:style-name="ce2" office:value-type="float" office:value="-0.047235320452141">
            <text:p>-0.047</text:p>
          </table:table-cell>
          <table:table-cell table:style-name="ce2" office:value-type="float" office:value="0.0183230156555948">
            <text:p>0.018</text:p>
          </table:table-cell>
          <table:table-cell table:style-name="ce2" office:value-type="float" office:value="0.0183230156555948">
            <text:p>0.018</text:p>
          </table:table-cell>
          <table:table-cell table:style-name="ce2" office:value-type="float" office:value="0.000111060870130379">
            <text:p>0.000</text:p>
          </table:table-cell>
          <table:table-cell table:style-name="ce2"/>
          <table:table-cell table:style-name="ce2" office:value-type="float" office:value="0.0184340765257252">
            <text:p>0.018</text:p>
          </table:table-cell>
          <table:table-cell table:style-name="ce2" office:value-type="float" office:value="0.0184340765257252">
            <text:p>0.018</text:p>
          </table:table-cell>
          <table:table-cell table:style-name="ce2" office:value-type="float" office:value="-0.01047822827082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4:.C205]+[.AD204:.AF205]" office:value-type="float" office:value="2.14051117745261">
            <text:p>2.141</text:p>
          </table:table-cell>
          <table:table-cell table:style-name="ce2" office:value-type="float" office:value="2.14051117745261">
            <text:p>2.141</text:p>
          </table:table-cell>
          <table:table-cell table:style-name="ce2" office:value-type="float" office:value="-3.35017188262545">
            <text:p>-3.350</text:p>
          </table:table-cell>
          <table:table-cell table:style-name="ce2"/>
          <table:table-cell table:style-name="ce2" table:number-matrix-columns-spanned="4" table:number-matrix-rows-spanned="2" table:formula="of:=MMULT([.A207:.C208];[.$A$2:.$D$4])" office:value-type="float" office:value="-3.35017188262545">
            <text:p>-3.350</text:p>
          </table:table-cell>
          <table:table-cell table:style-name="ce2" office:value-type="float" office:value="-1.20966070517284">
            <text:p>-1.210</text:p>
          </table:table-cell>
          <table:table-cell table:style-name="ce2" office:value-type="float" office:value="-1.20966070517284">
            <text:p>-1.210</text:p>
          </table:table-cell>
          <table:table-cell table:style-name="ce2" office:value-type="float" office:value="0.930850472279771">
            <text:p>0.931</text:p>
          </table:table-cell>
          <table:table-cell table:style-name="ce2"/>
          <table:table-cell table:style-name="ce2" table:formula="of:=1/(1+EXP(-[.E207]))" office:value-type="float" office:value="0.0338895360931616">
            <text:p>0.034</text:p>
          </table:table-cell>
          <table:table-cell table:style-name="ce2" table:formula="of:=1/(1+EXP(-[.F207]))" office:value-type="float" office:value="0.229761090769496">
            <text:p>0.230</text:p>
          </table:table-cell>
          <table:table-cell table:style-name="ce2" table:formula="of:=1/(1+EXP(-[.G207]))" office:value-type="float" office:value="0.229761090769496">
            <text:p>0.230</text:p>
          </table:table-cell>
          <table:table-cell table:style-name="ce2" table:formula="of:=1/(1+EXP(-[.H207]))" office:value-type="float" office:value="0.717247796021973">
            <text:p>0.717</text:p>
          </table:table-cell>
          <table:table-cell table:style-name="ce2"/>
          <table:table-cell table:style-name="ce2" table:formula="of:=[.J207]*(1-[.J207])" office:value-type="float" office:value="0.0327410354365519">
            <text:p>0.033</text:p>
          </table:table-cell>
          <table:table-cell table:style-name="ce2" table:formula="of:=[.K207]*(1-[.K207])" office:value-type="float" office:value="0.176970931937907">
            <text:p>0.177</text:p>
          </table:table-cell>
          <table:table-cell table:style-name="ce2" table:formula="of:=[.L207]*(1-[.L207])" office:value-type="float" office:value="0.176970931937907">
            <text:p>0.177</text:p>
          </table:table-cell>
          <table:table-cell table:style-name="ce2" table:formula="of:=[.M207]*(1-[.M207])" office:value-type="float" office:value="0.202803395123595">
            <text:p>0.203</text:p>
          </table:table-cell>
          <table:table-cell table:style-name="ce2"/>
          <table:table-cell table:style-name="ce2" table:number-matrix-columns-spanned="4" table:number-matrix-rows-spanned="2" table:formula="of:=[.$J$8:.$M$9]-[.J207:.M208]" office:value-type="float" office:value="-0.0338892301909346">
            <text:p>-0.034</text:p>
          </table:table-cell>
          <table:table-cell table:style-name="ce2" office:value-type="float" office:value="-0.223068239845211">
            <text:p>-0.223</text:p>
          </table:table-cell>
          <table:table-cell table:style-name="ce2" office:value-type="float" office:value="-0.223068239845211">
            <text:p>-0.223</text:p>
          </table:table-cell>
          <table:table-cell table:style-name="ce2" office:value-type="float" office:value="0.276059353053743">
            <text:p>0.276</text:p>
          </table:table-cell>
          <table:table-cell table:style-name="ce2"/>
          <table:table-cell table:style-name="ce2" table:number-matrix-columns-spanned="4" table:number-matrix-rows-spanned="2" table:formula="of:=[.O207:.R208]*[.T207:.W208]" office:value-type="float" office:value="-0.00110956848659885">
            <text:p>-0.001</text:p>
          </table:table-cell>
          <table:table-cell table:style-name="ce2" office:value-type="float" office:value="-0.0394765942911557">
            <text:p>-0.039</text:p>
          </table:table-cell>
          <table:table-cell table:style-name="ce2" office:value-type="float" office:value="-0.0394765942911557">
            <text:p>-0.039</text:p>
          </table:table-cell>
          <table:table-cell table:style-name="ce2" office:value-type="float" office:value="0.0559857740549222">
            <text:p>0.056</text:p>
          </table:table-cell>
          <table:table-cell table:style-name="ce2"/>
          <table:table-cell table:style-name="ce2" table:number-matrix-columns-spanned="3" table:number-matrix-rows-spanned="2" table:formula="of:=MMULT([.Y207:.AB208];[.$O$2:.$Q$5])" office:value-type="float" office:value="0.0165091797637665">
            <text:p>0.017</text:p>
          </table:table-cell>
          <table:table-cell table:style-name="ce2" office:value-type="float" office:value="0.0165091797637665">
            <text:p>0.017</text:p>
          </table:table-cell>
          <table:table-cell table:style-name="ce2" office:value-type="float" office:value="-0.024076983013988">
            <text:p>-0.024</text:p>
          </table:table-cell>
          <table:table-cell/>
          <table:table-cell table:number-matrix-columns-spanned="1" table:number-matrix-rows-spanned="1" table:formula="of:=SUM([.T207:.W208]^2)" office:value-type="float" office:value="0.278380089438833">
            <text:p>0.2783800894</text:p>
          </table:table-cell>
          <table:table-cell table:number-columns-repeated="990"/>
        </table:table-row>
        <table:table-row table:style-name="ro2">
          <table:table-cell table:style-name="ce2" office:value-type="float" office:value="2.82232334229721">
            <text:p>2.822</text:p>
          </table:table-cell>
          <table:table-cell table:style-name="ce2" office:value-type="float" office:value="2.82232334229721">
            <text:p>2.822</text:p>
          </table:table-cell>
          <table:table-cell table:style-name="ce2" office:value-type="float" office:value="-1.081532377629">
            <text:p>-1.082</text:p>
          </table:table-cell>
          <table:table-cell table:style-name="ce2"/>
          <table:table-cell table:style-name="ce2" office:value-type="float" office:value="-1.081532377629">
            <text:p>-1.082</text:p>
          </table:table-cell>
          <table:table-cell table:style-name="ce2" office:value-type="float" office:value="1.74079096466822">
            <text:p>1.741</text:p>
          </table:table-cell>
          <table:table-cell table:style-name="ce2" office:value-type="float" office:value="1.74079096466822">
            <text:p>1.741</text:p>
          </table:table-cell>
          <table:table-cell table:style-name="ce2" office:value-type="float" office:value="4.56311430696543">
            <text:p>4.563</text:p>
          </table:table-cell>
          <table:table-cell table:style-name="ce2"/>
          <table:table-cell table:style-name="ce2" table:formula="of:=1/(1+EXP(-[.E208]))" office:value-type="float" office:value="0.253216137972614">
            <text:p>0.253</text:p>
          </table:table-cell>
          <table:table-cell table:style-name="ce2" table:formula="of:=1/(1+EXP(-[.F208]))" office:value-type="float" office:value="0.850787504814604">
            <text:p>0.851</text:p>
          </table:table-cell>
          <table:table-cell table:style-name="ce2" table:formula="of:=1/(1+EXP(-[.G208]))" office:value-type="float" office:value="0.850787504814604">
            <text:p>0.851</text:p>
          </table:table-cell>
          <table:table-cell table:style-name="ce2" table:formula="of:=1/(1+EXP(-[.H208]))" office:value-type="float" office:value="0.989678124719706">
            <text:p>0.990</text:p>
          </table:table-cell>
          <table:table-cell table:style-name="ce2"/>
          <table:table-cell table:style-name="ce2" table:formula="of:=[.J208]*(1-[.J208])" office:value-type="float" office:value="0.189097725442848">
            <text:p>0.189</text:p>
          </table:table-cell>
          <table:table-cell table:style-name="ce2" table:formula="of:=[.K208]*(1-[.K208])" office:value-type="float" office:value="0.126948126465944">
            <text:p>0.127</text:p>
          </table:table-cell>
          <table:table-cell table:style-name="ce2" table:formula="of:=[.L208]*(1-[.L208])" office:value-type="float" office:value="0.126948126465944">
            <text:p>0.127</text:p>
          </table:table-cell>
          <table:table-cell table:style-name="ce2" table:formula="of:=[.M208]*(1-[.M208])" office:value-type="float" office:value="0.0102153341709922">
            <text:p>0.010</text:p>
          </table:table-cell>
          <table:table-cell table:style-name="ce2"/>
          <table:table-cell table:style-name="ce2" office:value-type="float" office:value="-0.246523287048329">
            <text:p>-0.247</text:p>
          </table:table-cell>
          <table:table-cell table:style-name="ce2" office:value-type="float" office:value="0.142519644261112">
            <text:p>0.143</text:p>
          </table:table-cell>
          <table:table-cell table:style-name="ce2" office:value-type="float" office:value="0.142519644261112">
            <text:p>0.143</text:p>
          </table:table-cell>
          <table:table-cell table:style-name="ce2" office:value-type="float" office:value="0.0103215693780672">
            <text:p>0.010</text:p>
          </table:table-cell>
          <table:table-cell table:style-name="ce2"/>
          <table:table-cell table:style-name="ce2" office:value-type="float" office:value="-0.0466169928495334">
            <text:p>-0.047</text:p>
          </table:table-cell>
          <table:table-cell table:style-name="ce2" office:value-type="float" office:value="0.018092601823541">
            <text:p>0.018</text:p>
          </table:table-cell>
          <table:table-cell table:style-name="ce2" office:value-type="float" office:value="0.018092601823541">
            <text:p>0.018</text:p>
          </table:table-cell>
          <table:table-cell table:style-name="ce2" office:value-type="float" office:value="0.000105438280366036">
            <text:p>0.000</text:p>
          </table:table-cell>
          <table:table-cell table:style-name="ce2"/>
          <table:table-cell table:style-name="ce2" office:value-type="float" office:value="0.018198040103907">
            <text:p>0.018</text:p>
          </table:table-cell>
          <table:table-cell table:style-name="ce2" office:value-type="float" office:value="0.018198040103907">
            <text:p>0.018</text:p>
          </table:table-cell>
          <table:table-cell table:style-name="ce2" office:value-type="float" office:value="-0.0103263509220854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07:.C208]+[.AD207:.AF208]" office:value-type="float" office:value="2.15702035721638">
            <text:p>2.157</text:p>
          </table:table-cell>
          <table:table-cell table:style-name="ce2" office:value-type="float" office:value="2.15702035721638">
            <text:p>2.157</text:p>
          </table:table-cell>
          <table:table-cell table:style-name="ce2" office:value-type="float" office:value="-3.37424886563943">
            <text:p>-3.374</text:p>
          </table:table-cell>
          <table:table-cell table:style-name="ce2"/>
          <table:table-cell table:style-name="ce2" table:number-matrix-columns-spanned="4" table:number-matrix-rows-spanned="2" table:formula="of:=MMULT([.A210:.C211];[.$A$2:.$D$4])" office:value-type="float" office:value="-3.37424886563943">
            <text:p>-3.374</text:p>
          </table:table-cell>
          <table:table-cell table:style-name="ce2" office:value-type="float" office:value="-1.21722850842306">
            <text:p>-1.217</text:p>
          </table:table-cell>
          <table:table-cell table:style-name="ce2" office:value-type="float" office:value="-1.21722850842306">
            <text:p>-1.217</text:p>
          </table:table-cell>
          <table:table-cell table:style-name="ce2" office:value-type="float" office:value="0.939791848793316">
            <text:p>0.940</text:p>
          </table:table-cell>
          <table:table-cell table:style-name="ce2"/>
          <table:table-cell table:style-name="ce2" table:formula="of:=1/(1+EXP(-[.E210]))" office:value-type="float" office:value="0.0331100165801144">
            <text:p>0.033</text:p>
          </table:table-cell>
          <table:table-cell table:style-name="ce2" table:formula="of:=1/(1+EXP(-[.F210]))" office:value-type="float" office:value="0.228424549335199">
            <text:p>0.228</text:p>
          </table:table-cell>
          <table:table-cell table:style-name="ce2" table:formula="of:=1/(1+EXP(-[.G210]))" office:value-type="float" office:value="0.228424549335199">
            <text:p>0.228</text:p>
          </table:table-cell>
          <table:table-cell table:style-name="ce2" table:formula="of:=1/(1+EXP(-[.H210]))" office:value-type="float" office:value="0.719057609925133">
            <text:p>0.719</text:p>
          </table:table-cell>
          <table:table-cell table:style-name="ce2"/>
          <table:table-cell table:style-name="ce2" table:formula="of:=[.J210]*(1-[.J210])" office:value-type="float" office:value="0.0320137433821789">
            <text:p>0.032</text:p>
          </table:table-cell>
          <table:table-cell table:style-name="ce2" table:formula="of:=[.K210]*(1-[.K210])" office:value-type="float" office:value="0.17624677459621">
            <text:p>0.176</text:p>
          </table:table-cell>
          <table:table-cell table:style-name="ce2" table:formula="of:=[.L210]*(1-[.L210])" office:value-type="float" office:value="0.17624677459621">
            <text:p>0.176</text:p>
          </table:table-cell>
          <table:table-cell table:style-name="ce2" table:formula="of:=[.M210]*(1-[.M210])" office:value-type="float" office:value="0.202013763533888">
            <text:p>0.202</text:p>
          </table:table-cell>
          <table:table-cell table:style-name="ce2"/>
          <table:table-cell table:style-name="ce2" table:number-matrix-columns-spanned="4" table:number-matrix-rows-spanned="2" table:formula="of:=[.$J$8:.$M$9]-[.J210:.M211]" office:value-type="float" office:value="-0.0331097106778874">
            <text:p>-0.033</text:p>
          </table:table-cell>
          <table:table-cell table:style-name="ce2" office:value-type="float" office:value="-0.221731698410914">
            <text:p>-0.222</text:p>
          </table:table-cell>
          <table:table-cell table:style-name="ce2" office:value-type="float" office:value="-0.221731698410914">
            <text:p>-0.222</text:p>
          </table:table-cell>
          <table:table-cell table:style-name="ce2" office:value-type="float" office:value="0.274249539150582">
            <text:p>0.274</text:p>
          </table:table-cell>
          <table:table-cell table:style-name="ce2"/>
          <table:table-cell table:style-name="ce2" table:number-matrix-columns-spanned="4" table:number-matrix-rows-spanned="2" table:formula="of:=[.O210:.R211]*[.T210:.W211]" office:value-type="float" office:value="-0.00105996578110008">
            <text:p>-0.001</text:p>
          </table:table-cell>
          <table:table-cell table:style-name="ce2" office:value-type="float" office:value="-0.0390794966706632">
            <text:p>-0.039</text:p>
          </table:table-cell>
          <table:table-cell table:style-name="ce2" office:value-type="float" office:value="-0.0390794966706632">
            <text:p>-0.039</text:p>
          </table:table-cell>
          <table:table-cell table:style-name="ce2" office:value-type="float" office:value="0.0554021815512435">
            <text:p>0.055</text:p>
          </table:table-cell>
          <table:table-cell table:style-name="ce2"/>
          <table:table-cell table:style-name="ce2" table:number-matrix-columns-spanned="3" table:number-matrix-rows-spanned="2" table:formula="of:=MMULT([.Y210:.AB211];[.$O$2:.$Q$5])" office:value-type="float" office:value="0.0163226848805803">
            <text:p>0.016</text:p>
          </table:table-cell>
          <table:table-cell table:style-name="ce2" office:value-type="float" office:value="0.0163226848805803">
            <text:p>0.016</text:p>
          </table:table-cell>
          <table:table-cell table:style-name="ce2" office:value-type="float" office:value="-0.023816777571183">
            <text:p>-0.024</text:p>
          </table:table-cell>
          <table:table-cell/>
          <table:table-cell table:number-matrix-columns-spanned="1" table:number-matrix-rows-spanned="1" table:formula="of:=SUM([.T210:.W211]^2)" office:value-type="float" office:value="0.274614922869062">
            <text:p>0.2746149229</text:p>
          </table:table-cell>
          <table:table-cell table:number-columns-repeated="990"/>
        </table:table-row>
        <table:table-row table:style-name="ro2">
          <table:table-cell table:style-name="ce2" office:value-type="float" office:value="2.84052138240112">
            <text:p>2.841</text:p>
          </table:table-cell>
          <table:table-cell table:style-name="ce2" office:value-type="float" office:value="2.84052138240112">
            <text:p>2.841</text:p>
          </table:table-cell>
          <table:table-cell table:style-name="ce2" office:value-type="float" office:value="-1.09185872855108">
            <text:p>-1.092</text:p>
          </table:table-cell>
          <table:table-cell table:style-name="ce2"/>
          <table:table-cell table:style-name="ce2" office:value-type="float" office:value="-1.09185872855108">
            <text:p>-1.092</text:p>
          </table:table-cell>
          <table:table-cell table:style-name="ce2" office:value-type="float" office:value="1.74866265385004">
            <text:p>1.749</text:p>
          </table:table-cell>
          <table:table-cell table:style-name="ce2" office:value-type="float" office:value="1.74866265385004">
            <text:p>1.749</text:p>
          </table:table-cell>
          <table:table-cell table:style-name="ce2" office:value-type="float" office:value="4.58918403625116">
            <text:p>4.589</text:p>
          </table:table-cell>
          <table:table-cell table:style-name="ce2"/>
          <table:table-cell table:style-name="ce2" table:formula="of:=1/(1+EXP(-[.E211]))" office:value-type="float" office:value="0.251268429304187">
            <text:p>0.251</text:p>
          </table:table-cell>
          <table:table-cell table:style-name="ce2" table:formula="of:=1/(1+EXP(-[.F211]))" office:value-type="float" office:value="0.851784044128361">
            <text:p>0.852</text:p>
          </table:table-cell>
          <table:table-cell table:style-name="ce2" table:formula="of:=1/(1+EXP(-[.G211]))" office:value-type="float" office:value="0.851784044128361">
            <text:p>0.852</text:p>
          </table:table-cell>
          <table:table-cell table:style-name="ce2" table:formula="of:=1/(1+EXP(-[.H211]))" office:value-type="float" office:value="0.989941064197942">
            <text:p>0.990</text:p>
          </table:table-cell>
          <table:table-cell table:style-name="ce2"/>
          <table:table-cell table:style-name="ce2" table:formula="of:=[.J211]*(1-[.J211])" office:value-type="float" office:value="0.188132605739194">
            <text:p>0.188</text:p>
          </table:table-cell>
          <table:table-cell table:style-name="ce2" table:formula="of:=[.K211]*(1-[.K211])" office:value-type="float" office:value="0.126247986296695">
            <text:p>0.126</text:p>
          </table:table-cell>
          <table:table-cell table:style-name="ce2" table:formula="of:=[.L211]*(1-[.L211])" office:value-type="float" office:value="0.126247986296695">
            <text:p>0.126</text:p>
          </table:table-cell>
          <table:table-cell table:style-name="ce2" table:formula="of:=[.M211]*(1-[.M211])" office:value-type="float" office:value="0.00995775361258793">
            <text:p>0.010</text:p>
          </table:table-cell>
          <table:table-cell table:style-name="ce2"/>
          <table:table-cell table:style-name="ce2" office:value-type="float" office:value="-0.244575578379902">
            <text:p>-0.245</text:p>
          </table:table-cell>
          <table:table-cell table:style-name="ce2" office:value-type="float" office:value="0.141523104947354">
            <text:p>0.142</text:p>
          </table:table-cell>
          <table:table-cell table:style-name="ce2" office:value-type="float" office:value="0.141523104947354">
            <text:p>0.142</text:p>
          </table:table-cell>
          <table:table-cell table:style-name="ce2" office:value-type="float" office:value="0.0100586298998309">
            <text:p>0.010</text:p>
          </table:table-cell>
          <table:table-cell table:style-name="ce2"/>
          <table:table-cell table:style-name="ce2" office:value-type="float" office:value="-0.0460126408607814">
            <text:p>-0.046</text:p>
          </table:table-cell>
          <table:table-cell table:style-name="ce2" office:value-type="float" office:value="0.0178670070140593">
            <text:p>0.018</text:p>
          </table:table-cell>
          <table:table-cell table:style-name="ce2" office:value-type="float" office:value="0.0178670070140593">
            <text:p>0.018</text:p>
          </table:table-cell>
          <table:table-cell table:style-name="ce2" office:value-type="float" office:value="0.000100161358222726">
            <text:p>0.000</text:p>
          </table:table-cell>
          <table:table-cell table:style-name="ce2"/>
          <table:table-cell table:style-name="ce2" office:value-type="float" office:value="0.017967168372282">
            <text:p>0.018</text:p>
          </table:table-cell>
          <table:table-cell table:style-name="ce2" office:value-type="float" office:value="0.017967168372282">
            <text:p>0.018</text:p>
          </table:table-cell>
          <table:table-cell table:style-name="ce2" office:value-type="float" office:value="-0.010178465474440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0:.C211]+[.AD210:.AF211]" office:value-type="float" office:value="2.17334304209696">
            <text:p>2.173</text:p>
          </table:table-cell>
          <table:table-cell table:style-name="ce2" office:value-type="float" office:value="2.17334304209696">
            <text:p>2.173</text:p>
          </table:table-cell>
          <table:table-cell table:style-name="ce2" office:value-type="float" office:value="-3.39806564321062">
            <text:p>-3.398</text:p>
          </table:table-cell>
          <table:table-cell table:style-name="ce2"/>
          <table:table-cell table:style-name="ce2" table:number-matrix-columns-spanned="4" table:number-matrix-rows-spanned="2" table:formula="of:=MMULT([.A213:.C214];[.$A$2:.$D$4])" office:value-type="float" office:value="-3.39806564321062">
            <text:p>-3.398</text:p>
          </table:table-cell>
          <table:table-cell table:style-name="ce2" office:value-type="float" office:value="-1.22472260111366">
            <text:p>-1.225</text:p>
          </table:table-cell>
          <table:table-cell table:style-name="ce2" office:value-type="float" office:value="-1.22472260111366">
            <text:p>-1.225</text:p>
          </table:table-cell>
          <table:table-cell table:style-name="ce2" office:value-type="float" office:value="0.948620440983294">
            <text:p>0.949</text:p>
          </table:table-cell>
          <table:table-cell table:style-name="ce2"/>
          <table:table-cell table:style-name="ce2" table:formula="of:=1/(1+EXP(-[.E213]))" office:value-type="float" office:value="0.0323559728447536">
            <text:p>0.032</text:p>
          </table:table-cell>
          <table:table-cell table:style-name="ce2" table:formula="of:=1/(1+EXP(-[.F213]))" office:value-type="float" office:value="0.227106428493738">
            <text:p>0.227</text:p>
          </table:table-cell>
          <table:table-cell table:style-name="ce2" table:formula="of:=1/(1+EXP(-[.G213]))" office:value-type="float" office:value="0.227106428493738">
            <text:p>0.227</text:p>
          </table:table-cell>
          <table:table-cell table:style-name="ce2" table:formula="of:=1/(1+EXP(-[.H213]))" office:value-type="float" office:value="0.720837652947827">
            <text:p>0.721</text:p>
          </table:table-cell>
          <table:table-cell table:style-name="ce2"/>
          <table:table-cell table:style-name="ce2" table:formula="of:=[.J213]*(1-[.J213])" office:value-type="float" office:value="0.0313090638660232">
            <text:p>0.031</text:p>
          </table:table-cell>
          <table:table-cell table:style-name="ce2" table:formula="of:=[.K213]*(1-[.K213])" office:value-type="float" office:value="0.175529098630557">
            <text:p>0.176</text:p>
          </table:table-cell>
          <table:table-cell table:style-name="ce2" table:formula="of:=[.L213]*(1-[.L213])" office:value-type="float" office:value="0.175529098630557">
            <text:p>0.176</text:p>
          </table:table-cell>
          <table:table-cell table:style-name="ce2" table:formula="of:=[.M213]*(1-[.M213])" office:value-type="float" office:value="0.201230731040495">
            <text:p>0.201</text:p>
          </table:table-cell>
          <table:table-cell table:style-name="ce2"/>
          <table:table-cell table:style-name="ce2" table:number-matrix-columns-spanned="4" table:number-matrix-rows-spanned="2" table:formula="of:=[.$J$8:.$M$9]-[.J213:.M214]" office:value-type="float" office:value="-0.0323556669425267">
            <text:p>-0.032</text:p>
          </table:table-cell>
          <table:table-cell table:style-name="ce2" office:value-type="float" office:value="-0.220413577569453">
            <text:p>-0.220</text:p>
          </table:table-cell>
          <table:table-cell table:style-name="ce2" office:value-type="float" office:value="-0.220413577569453">
            <text:p>-0.220</text:p>
          </table:table-cell>
          <table:table-cell table:style-name="ce2" office:value-type="float" office:value="0.272469496127888">
            <text:p>0.272</text:p>
          </table:table-cell>
          <table:table-cell table:style-name="ce2"/>
          <table:table-cell table:style-name="ce2" table:number-matrix-columns-spanned="4" table:number-matrix-rows-spanned="2" table:formula="of:=[.O213:.R214]*[.T213:.W214]" office:value-type="float" office:value="-0.00101302564273134">
            <text:p>-0.001</text:p>
          </table:table-cell>
          <table:table-cell table:style-name="ce2" office:value-type="float" office:value="-0.0386889965967024">
            <text:p>-0.039</text:p>
          </table:table-cell>
          <table:table-cell table:style-name="ce2" office:value-type="float" office:value="-0.0386889965967024">
            <text:p>-0.039</text:p>
          </table:table-cell>
          <table:table-cell table:style-name="ce2" office:value-type="float" office:value="0.0548292358920504">
            <text:p>0.055</text:p>
          </table:table-cell>
          <table:table-cell table:style-name="ce2"/>
          <table:table-cell table:style-name="ce2" table:number-matrix-columns-spanned="3" table:number-matrix-rows-spanned="2" table:formula="of:=MMULT([.Y213:.AB214];[.$O$2:.$Q$5])" office:value-type="float" office:value="0.016140239295348">
            <text:p>0.016</text:p>
          </table:table-cell>
          <table:table-cell table:style-name="ce2" office:value-type="float" office:value="0.016140239295348">
            <text:p>0.016</text:p>
          </table:table-cell>
          <table:table-cell table:style-name="ce2" office:value-type="float" office:value="-0.0235617829440857">
            <text:p>-0.024</text:p>
          </table:table-cell>
          <table:table-cell/>
          <table:table-cell table:number-matrix-columns-spanned="1" table:number-matrix-rows-spanned="1" table:formula="of:=SUM([.T213:.W214]^2)" office:value-type="float" office:value="0.270937892489847">
            <text:p>0.2709378925</text:p>
          </table:table-cell>
          <table:table-cell table:number-columns-repeated="990"/>
        </table:table-row>
        <table:table-row table:style-name="ro2">
          <table:table-cell table:style-name="ce2" office:value-type="float" office:value="2.8584885507734">
            <text:p>2.858</text:p>
          </table:table-cell>
          <table:table-cell table:style-name="ce2" office:value-type="float" office:value="2.8584885507734">
            <text:p>2.858</text:p>
          </table:table-cell>
          <table:table-cell table:style-name="ce2" office:value-type="float" office:value="-1.10203719402552">
            <text:p>-1.102</text:p>
          </table:table-cell>
          <table:table-cell table:style-name="ce2"/>
          <table:table-cell table:style-name="ce2" office:value-type="float" office:value="-1.10203719402552">
            <text:p>-1.102</text:p>
          </table:table-cell>
          <table:table-cell table:style-name="ce2" office:value-type="float" office:value="1.75645135674788">
            <text:p>1.756</text:p>
          </table:table-cell>
          <table:table-cell table:style-name="ce2" office:value-type="float" office:value="1.75645135674788">
            <text:p>1.756</text:p>
          </table:table-cell>
          <table:table-cell table:style-name="ce2" office:value-type="float" office:value="4.61493990752128">
            <text:p>4.615</text:p>
          </table:table-cell>
          <table:table-cell table:style-name="ce2"/>
          <table:table-cell table:style-name="ce2" table:formula="of:=1/(1+EXP(-[.E214]))" office:value-type="float" office:value="0.249358380244401">
            <text:p>0.249</text:p>
          </table:table-cell>
          <table:table-cell table:style-name="ce2" table:formula="of:=1/(1+EXP(-[.F214]))" office:value-type="float" office:value="0.852764660396634">
            <text:p>0.853</text:p>
          </table:table-cell>
          <table:table-cell table:style-name="ce2" table:formula="of:=1/(1+EXP(-[.G214]))" office:value-type="float" office:value="0.852764660396634">
            <text:p>0.853</text:p>
          </table:table-cell>
          <table:table-cell table:style-name="ce2" table:formula="of:=1/(1+EXP(-[.H214]))" office:value-type="float" office:value="0.990194324956132">
            <text:p>0.990</text:p>
          </table:table-cell>
          <table:table-cell table:style-name="ce2"/>
          <table:table-cell table:style-name="ce2" table:formula="of:=[.J214]*(1-[.J214])" office:value-type="float" office:value="0.18717877844629">
            <text:p>0.187</text:p>
          </table:table-cell>
          <table:table-cell table:style-name="ce2" table:formula="of:=[.K214]*(1-[.K214])" office:value-type="float" office:value="0.125557094375248">
            <text:p>0.126</text:p>
          </table:table-cell>
          <table:table-cell table:style-name="ce2" table:formula="of:=[.L214]*(1-[.L214])" office:value-type="float" office:value="0.125557094375248">
            <text:p>0.126</text:p>
          </table:table-cell>
          <table:table-cell table:style-name="ce2" table:formula="of:=[.M214]*(1-[.M214])" office:value-type="float" office:value="0.00970952378080259">
            <text:p>0.010</text:p>
          </table:table-cell>
          <table:table-cell table:style-name="ce2"/>
          <table:table-cell table:style-name="ce2" office:value-type="float" office:value="-0.242665529320117">
            <text:p>-0.243</text:p>
          </table:table-cell>
          <table:table-cell table:style-name="ce2" office:value-type="float" office:value="0.140542488679081">
            <text:p>0.141</text:p>
          </table:table-cell>
          <table:table-cell table:style-name="ce2" office:value-type="float" office:value="0.140542488679081">
            <text:p>0.141</text:p>
          </table:table-cell>
          <table:table-cell table:style-name="ce2" office:value-type="float" office:value="0.00980536914164154">
            <text:p>0.010</text:p>
          </table:table-cell>
          <table:table-cell table:style-name="ce2"/>
          <table:table-cell table:style-name="ce2" office:value-type="float" office:value="-0.0454218373491618">
            <text:p>-0.045</text:p>
          </table:table-cell>
          <table:table-cell table:style-name="ce2" office:value-type="float" office:value="0.0176461065148116">
            <text:p>0.018</text:p>
          </table:table-cell>
          <table:table-cell table:style-name="ce2" office:value-type="float" office:value="0.0176461065148116">
            <text:p>0.018</text:p>
          </table:table-cell>
          <table:table-cell table:style-name="ce2" office:value-type="float" office:value="0.0000952054648603164">
            <text:p>0.000</text:p>
          </table:table-cell>
          <table:table-cell table:style-name="ce2"/>
          <table:table-cell table:style-name="ce2" office:value-type="float" office:value="0.0177413119796719">
            <text:p>0.018</text:p>
          </table:table-cell>
          <table:table-cell table:style-name="ce2" office:value-type="float" office:value="0.0177413119796719">
            <text:p>0.018</text:p>
          </table:table-cell>
          <table:table-cell table:style-name="ce2" office:value-type="float" office:value="-0.0100344188546783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3:.C214]+[.AD213:.AF214]" office:value-type="float" office:value="2.1894832813923">
            <text:p>2.189</text:p>
          </table:table-cell>
          <table:table-cell table:style-name="ce2" office:value-type="float" office:value="2.1894832813923">
            <text:p>2.189</text:p>
          </table:table-cell>
          <table:table-cell table:style-name="ce2" office:value-type="float" office:value="-3.4216274261547">
            <text:p>-3.422</text:p>
          </table:table-cell>
          <table:table-cell table:style-name="ce2"/>
          <table:table-cell table:style-name="ce2" table:number-matrix-columns-spanned="4" table:number-matrix-rows-spanned="2" table:formula="of:=MMULT([.A216:.C217];[.$A$2:.$D$4])" office:value-type="float" office:value="-3.4216274261547">
            <text:p>-3.422</text:p>
          </table:table-cell>
          <table:table-cell table:style-name="ce2" office:value-type="float" office:value="-1.2321441447624">
            <text:p>-1.232</text:p>
          </table:table-cell>
          <table:table-cell table:style-name="ce2" office:value-type="float" office:value="-1.2321441447624">
            <text:p>-1.232</text:p>
          </table:table-cell>
          <table:table-cell table:style-name="ce2" office:value-type="float" office:value="0.957339136629904">
            <text:p>0.957</text:p>
          </table:table-cell>
          <table:table-cell table:style-name="ce2"/>
          <table:table-cell table:style-name="ce2" table:formula="of:=1/(1+EXP(-[.E216]))" office:value-type="float" office:value="0.0316263486164567">
            <text:p>0.032</text:p>
          </table:table-cell>
          <table:table-cell table:style-name="ce2" table:formula="of:=1/(1+EXP(-[.F216]))" office:value-type="float" office:value="0.225806370590103">
            <text:p>0.226</text:p>
          </table:table-cell>
          <table:table-cell table:style-name="ce2" table:formula="of:=1/(1+EXP(-[.G216]))" office:value-type="float" office:value="0.225806370590103">
            <text:p>0.226</text:p>
          </table:table-cell>
          <table:table-cell table:style-name="ce2" table:formula="of:=1/(1+EXP(-[.H216]))" office:value-type="float" office:value="0.722588739782921">
            <text:p>0.723</text:p>
          </table:table-cell>
          <table:table-cell table:style-name="ce2"/>
          <table:table-cell table:style-name="ce2" table:formula="of:=[.J216]*(1-[.J216])" office:value-type="float" office:value="0.0306261226896471">
            <text:p>0.031</text:p>
          </table:table-cell>
          <table:table-cell table:style-name="ce2" table:formula="of:=[.K216]*(1-[.K216])" office:value-type="float" office:value="0.174817853591028">
            <text:p>0.175</text:p>
          </table:table-cell>
          <table:table-cell table:style-name="ce2" table:formula="of:=[.L216]*(1-[.L216])" office:value-type="float" office:value="0.174817853591028">
            <text:p>0.175</text:p>
          </table:table-cell>
          <table:table-cell table:style-name="ce2" table:formula="of:=[.M216]*(1-[.M216])" office:value-type="float" office:value="0.200454252921851">
            <text:p>0.200</text:p>
          </table:table-cell>
          <table:table-cell table:style-name="ce2"/>
          <table:table-cell table:style-name="ce2" table:number-matrix-columns-spanned="4" table:number-matrix-rows-spanned="2" table:formula="of:=[.$J$8:.$M$9]-[.J216:.M217]" office:value-type="float" office:value="-0.0316260427142298">
            <text:p>-0.032</text:p>
          </table:table-cell>
          <table:table-cell table:style-name="ce2" office:value-type="float" office:value="-0.219113519665818">
            <text:p>-0.219</text:p>
          </table:table-cell>
          <table:table-cell table:style-name="ce2" office:value-type="float" office:value="-0.219113519665818">
            <text:p>-0.219</text:p>
          </table:table-cell>
          <table:table-cell table:style-name="ce2" office:value-type="float" office:value="0.270718409292794">
            <text:p>0.271</text:p>
          </table:table-cell>
          <table:table-cell table:style-name="ce2"/>
          <table:table-cell table:style-name="ce2" table:number-matrix-columns-spanned="4" table:number-matrix-rows-spanned="2" table:formula="of:=[.O216:.R217]*[.T216:.W217]" office:value-type="float" office:value="-0.000968583064354021">
            <text:p>-0.001</text:p>
          </table:table-cell>
          <table:table-cell table:style-name="ce2" office:value-type="float" office:value="-0.0383049552007539">
            <text:p>-0.038</text:p>
          </table:table-cell>
          <table:table-cell table:style-name="ce2" office:value-type="float" office:value="-0.0383049552007539">
            <text:p>-0.038</text:p>
          </table:table-cell>
          <table:table-cell table:style-name="ce2" office:value-type="float" office:value="0.0542666564869789">
            <text:p>0.054</text:p>
          </table:table-cell>
          <table:table-cell table:style-name="ce2"/>
          <table:table-cell table:style-name="ce2" table:number-matrix-columns-spanned="3" table:number-matrix-rows-spanned="2" table:formula="of:=MMULT([.Y216:.AB217];[.$O$2:.$Q$5])" office:value-type="float" office:value="0.0159617012862251">
            <text:p>0.016</text:p>
          </table:table-cell>
          <table:table-cell table:style-name="ce2" office:value-type="float" office:value="0.0159617012862251">
            <text:p>0.016</text:p>
          </table:table-cell>
          <table:table-cell table:style-name="ce2" office:value-type="float" office:value="-0.0233118369788828">
            <text:p>-0.023</text:p>
          </table:table-cell>
          <table:table-cell/>
          <table:table-cell table:number-matrix-columns-spanned="1" table:number-matrix-rows-spanned="1" table:formula="of:=SUM([.T216:.W217]^2)" office:value-type="float" office:value="0.267346087783807">
            <text:p>0.2673460878</text:p>
          </table:table-cell>
          <table:table-cell table:number-columns-repeated="990"/>
        </table:table-row>
        <table:table-row table:style-name="ro2">
          <table:table-cell table:style-name="ce2" office:value-type="float" office:value="2.87622986275307">
            <text:p>2.876</text:p>
          </table:table-cell>
          <table:table-cell table:style-name="ce2" office:value-type="float" office:value="2.87622986275307">
            <text:p>2.876</text:p>
          </table:table-cell>
          <table:table-cell table:style-name="ce2" office:value-type="float" office:value="-1.1120716128802">
            <text:p>-1.112</text:p>
          </table:table-cell>
          <table:table-cell table:style-name="ce2"/>
          <table:table-cell table:style-name="ce2" office:value-type="float" office:value="-1.1120716128802">
            <text:p>-1.112</text:p>
          </table:table-cell>
          <table:table-cell table:style-name="ce2" office:value-type="float" office:value="1.76415824987287">
            <text:p>1.764</text:p>
          </table:table-cell>
          <table:table-cell table:style-name="ce2" office:value-type="float" office:value="1.76415824987287">
            <text:p>1.764</text:p>
          </table:table-cell>
          <table:table-cell table:style-name="ce2" office:value-type="float" office:value="4.64038811262595">
            <text:p>4.640</text:p>
          </table:table-cell>
          <table:table-cell table:style-name="ce2"/>
          <table:table-cell table:style-name="ce2" table:formula="of:=1/(1+EXP(-[.E217]))" office:value-type="float" office:value="0.247484877640518">
            <text:p>0.247</text:p>
          </table:table-cell>
          <table:table-cell table:style-name="ce2" table:formula="of:=1/(1+EXP(-[.F217]))" office:value-type="float" office:value="0.853729687090571">
            <text:p>0.854</text:p>
          </table:table-cell>
          <table:table-cell table:style-name="ce2" table:formula="of:=1/(1+EXP(-[.G217]))" office:value-type="float" office:value="0.853729687090571">
            <text:p>0.854</text:p>
          </table:table-cell>
          <table:table-cell table:style-name="ce2" table:formula="of:=1/(1+EXP(-[.H217]))" office:value-type="float" office:value="0.990438357538576">
            <text:p>0.990</text:p>
          </table:table-cell>
          <table:table-cell table:style-name="ce2"/>
          <table:table-cell table:style-name="ce2" table:formula="of:=[.J217]*(1-[.J217])" office:value-type="float" office:value="0.186236112979776">
            <text:p>0.186</text:p>
          </table:table-cell>
          <table:table-cell table:style-name="ce2" table:formula="of:=[.K217]*(1-[.K217])" office:value-type="float" office:value="0.124875308470807">
            <text:p>0.125</text:p>
          </table:table-cell>
          <table:table-cell table:style-name="ce2" table:formula="of:=[.L217]*(1-[.L217])" office:value-type="float" office:value="0.124875308470807">
            <text:p>0.125</text:p>
          </table:table-cell>
          <table:table-cell table:style-name="ce2" table:formula="of:=[.M217]*(1-[.M217])" office:value-type="float" office:value="0.00947021745486345">
            <text:p>0.009</text:p>
          </table:table-cell>
          <table:table-cell table:style-name="ce2"/>
          <table:table-cell table:style-name="ce2" office:value-type="float" office:value="-0.240792026716233">
            <text:p>-0.241</text:p>
          </table:table-cell>
          <table:table-cell table:style-name="ce2" office:value-type="float" office:value="0.139577461985144">
            <text:p>0.140</text:p>
          </table:table-cell>
          <table:table-cell table:style-name="ce2" office:value-type="float" office:value="0.139577461985144">
            <text:p>0.140</text:p>
          </table:table-cell>
          <table:table-cell table:style-name="ce2" office:value-type="float" office:value="0.00956133655919655">
            <text:p>0.010</text:p>
          </table:table-cell>
          <table:table-cell table:style-name="ce2"/>
          <table:table-cell table:style-name="ce2" office:value-type="float" office:value="-0.0448441710921535">
            <text:p>-0.045</text:p>
          </table:table-cell>
          <table:table-cell table:style-name="ce2" office:value-type="float" office:value="0.0174297786209672">
            <text:p>0.017</text:p>
          </table:table-cell>
          <table:table-cell table:style-name="ce2" office:value-type="float" office:value="0.0174297786209672">
            <text:p>0.017</text:p>
          </table:table-cell>
          <table:table-cell table:style-name="ce2" office:value-type="float" office:value="0.0000905479363747272">
            <text:p>0.000</text:p>
          </table:table-cell>
          <table:table-cell table:style-name="ce2"/>
          <table:table-cell table:style-name="ce2" office:value-type="float" office:value="0.0175203265573419">
            <text:p>0.018</text:p>
          </table:table-cell>
          <table:table-cell table:style-name="ce2" office:value-type="float" office:value="0.0175203265573419">
            <text:p>0.018</text:p>
          </table:table-cell>
          <table:table-cell table:style-name="ce2" office:value-type="float" office:value="-0.0098940659138445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6:.C217]+[.AD216:.AF217]" office:value-type="float" office:value="2.20544498267853">
            <text:p>2.205</text:p>
          </table:table-cell>
          <table:table-cell table:style-name="ce2" office:value-type="float" office:value="2.20544498267853">
            <text:p>2.205</text:p>
          </table:table-cell>
          <table:table-cell table:style-name="ce2" office:value-type="float" office:value="-3.44493926313359">
            <text:p>-3.445</text:p>
          </table:table-cell>
          <table:table-cell table:style-name="ce2"/>
          <table:table-cell table:style-name="ce2" table:number-matrix-columns-spanned="4" table:number-matrix-rows-spanned="2" table:formula="of:=MMULT([.A219:.C220];[.$A$2:.$D$4])" office:value-type="float" office:value="-3.44493926313359">
            <text:p>-3.445</text:p>
          </table:table-cell>
          <table:table-cell table:style-name="ce2" office:value-type="float" office:value="-1.23949428045506">
            <text:p>-1.239</text:p>
          </table:table-cell>
          <table:table-cell table:style-name="ce2" office:value-type="float" office:value="-1.23949428045506">
            <text:p>-1.239</text:p>
          </table:table-cell>
          <table:table-cell table:style-name="ce2" office:value-type="float" office:value="0.965950702223472">
            <text:p>0.966</text:p>
          </table:table-cell>
          <table:table-cell table:style-name="ce2"/>
          <table:table-cell table:style-name="ce2" table:formula="of:=1/(1+EXP(-[.E219]))" office:value-type="float" office:value="0.0309201402606654">
            <text:p>0.031</text:p>
          </table:table-cell>
          <table:table-cell table:style-name="ce2" table:formula="of:=1/(1+EXP(-[.F219]))" office:value-type="float" office:value="0.22452402580475">
            <text:p>0.225</text:p>
          </table:table-cell>
          <table:table-cell table:style-name="ce2" table:formula="of:=1/(1+EXP(-[.G219]))" office:value-type="float" office:value="0.22452402580475">
            <text:p>0.225</text:p>
          </table:table-cell>
          <table:table-cell table:style-name="ce2" table:formula="of:=1/(1+EXP(-[.H219]))" office:value-type="float" office:value="0.724311651541096">
            <text:p>0.724</text:p>
          </table:table-cell>
          <table:table-cell table:style-name="ce2"/>
          <table:table-cell table:style-name="ce2" table:formula="of:=[.J219]*(1-[.J219])" office:value-type="float" office:value="0.0299640851869261">
            <text:p>0.030</text:p>
          </table:table-cell>
          <table:table-cell table:style-name="ce2" table:formula="of:=[.K219]*(1-[.K219])" office:value-type="float" office:value="0.174112987641178">
            <text:p>0.174</text:p>
          </table:table-cell>
          <table:table-cell table:style-name="ce2" table:formula="of:=[.L219]*(1-[.L219])" office:value-type="float" office:value="0.174112987641178">
            <text:p>0.174</text:p>
          </table:table-cell>
          <table:table-cell table:style-name="ce2" table:formula="of:=[.M219]*(1-[.M219])" office:value-type="float" office:value="0.199684282982906">
            <text:p>0.200</text:p>
          </table:table-cell>
          <table:table-cell table:style-name="ce2"/>
          <table:table-cell table:style-name="ce2" table:number-matrix-columns-spanned="4" table:number-matrix-rows-spanned="2" table:formula="of:=[.$J$8:.$M$9]-[.J219:.M220]" office:value-type="float" office:value="-0.0309198343584384">
            <text:p>-0.031</text:p>
          </table:table-cell>
          <table:table-cell table:style-name="ce2" office:value-type="float" office:value="-0.217831174880466">
            <text:p>-0.218</text:p>
          </table:table-cell>
          <table:table-cell table:style-name="ce2" office:value-type="float" office:value="-0.217831174880466">
            <text:p>-0.218</text:p>
          </table:table-cell>
          <table:table-cell table:style-name="ce2" office:value-type="float" office:value="0.268995497534619">
            <text:p>0.269</text:p>
          </table:table-cell>
          <table:table-cell table:style-name="ce2"/>
          <table:table-cell table:style-name="ce2" table:number-matrix-columns-spanned="4" table:number-matrix-rows-spanned="2" table:formula="of:=[.O219:.R220]*[.T219:.W220]" office:value-type="float" office:value="-0.000926484550681895">
            <text:p>-0.001</text:p>
          </table:table-cell>
          <table:table-cell table:style-name="ce2" office:value-type="float" office:value="-0.0379272366598258">
            <text:p>-0.038</text:p>
          </table:table-cell>
          <table:table-cell table:style-name="ce2" office:value-type="float" office:value="-0.0379272366598258">
            <text:p>-0.038</text:p>
          </table:table-cell>
          <table:table-cell table:style-name="ce2" office:value-type="float" office:value="0.0537141730508304">
            <text:p>0.054</text:p>
          </table:table-cell>
          <table:table-cell table:style-name="ce2"/>
          <table:table-cell table:style-name="ce2" table:number-matrix-columns-spanned="3" table:number-matrix-rows-spanned="2" table:formula="of:=MMULT([.Y219:.AB220];[.$O$2:.$Q$5])" office:value-type="float" office:value="0.0157869363910046">
            <text:p>0.016</text:p>
          </table:table-cell>
          <table:table-cell table:style-name="ce2" office:value-type="float" office:value="0.0157869363910046">
            <text:p>0.016</text:p>
          </table:table-cell>
          <table:table-cell table:style-name="ce2" office:value-type="float" office:value="-0.0230667848195032">
            <text:p>-0.023</text:p>
          </table:table-cell>
          <table:table-cell/>
          <table:table-cell table:number-matrix-columns-spanned="1" table:number-matrix-rows-spanned="1" table:formula="of:=SUM([.T219:.W220]^2)" office:value-type="float" office:value="0.263836723205361">
            <text:p>0.2638367232</text:p>
          </table:table-cell>
          <table:table-cell table:number-columns-repeated="990"/>
        </table:table-row>
        <table:table-row table:style-name="ro2">
          <table:table-cell table:style-name="ce2" office:value-type="float" office:value="2.89375018931042">
            <text:p>2.894</text:p>
          </table:table-cell>
          <table:table-cell table:style-name="ce2" office:value-type="float" office:value="2.89375018931042">
            <text:p>2.894</text:p>
          </table:table-cell>
          <table:table-cell table:style-name="ce2" office:value-type="float" office:value="-1.12196567879405">
            <text:p>-1.122</text:p>
          </table:table-cell>
          <table:table-cell table:style-name="ce2"/>
          <table:table-cell table:style-name="ce2" office:value-type="float" office:value="-1.12196567879405">
            <text:p>-1.122</text:p>
          </table:table-cell>
          <table:table-cell table:style-name="ce2" office:value-type="float" office:value="1.77178451051637">
            <text:p>1.772</text:p>
          </table:table-cell>
          <table:table-cell table:style-name="ce2" office:value-type="float" office:value="1.77178451051637">
            <text:p>1.772</text:p>
          </table:table-cell>
          <table:table-cell table:style-name="ce2" office:value-type="float" office:value="4.66553469982679">
            <text:p>4.666</text:p>
          </table:table-cell>
          <table:table-cell table:style-name="ce2"/>
          <table:table-cell table:style-name="ce2" table:formula="of:=1/(1+EXP(-[.E220]))" office:value-type="float" office:value="0.245646852381844">
            <text:p>0.246</text:p>
          </table:table-cell>
          <table:table-cell table:style-name="ce2" table:formula="of:=1/(1+EXP(-[.F220]))" office:value-type="float" office:value="0.854679452018815">
            <text:p>0.855</text:p>
          </table:table-cell>
          <table:table-cell table:style-name="ce2" table:formula="of:=1/(1+EXP(-[.G220]))" office:value-type="float" office:value="0.854679452018815">
            <text:p>0.855</text:p>
          </table:table-cell>
          <table:table-cell table:style-name="ce2" table:formula="of:=1/(1+EXP(-[.H220]))" office:value-type="float" office:value="0.990673587733156">
            <text:p>0.991</text:p>
          </table:table-cell>
          <table:table-cell table:style-name="ce2"/>
          <table:table-cell table:style-name="ce2" table:formula="of:=[.J220]*(1-[.J220])" office:value-type="float" office:value="0.185304476296737">
            <text:p>0.185</text:p>
          </table:table-cell>
          <table:table-cell table:style-name="ce2" table:formula="of:=[.K220]*(1-[.K220])" office:value-type="float" office:value="0.124202486315633">
            <text:p>0.124</text:p>
          </table:table-cell>
          <table:table-cell table:style-name="ce2" table:formula="of:=[.L220]*(1-[.L220])" office:value-type="float" office:value="0.124202486315633">
            <text:p>0.124</text:p>
          </table:table-cell>
          <table:table-cell table:style-name="ce2" table:formula="of:=[.M220]*(1-[.M220])" office:value-type="float" office:value="0.00923943030107259">
            <text:p>0.009</text:p>
          </table:table-cell>
          <table:table-cell table:style-name="ce2"/>
          <table:table-cell table:style-name="ce2" office:value-type="float" office:value="-0.23895400145756">
            <text:p>-0.239</text:p>
          </table:table-cell>
          <table:table-cell table:style-name="ce2" office:value-type="float" office:value="0.1386276970569">
            <text:p>0.139</text:p>
          </table:table-cell>
          <table:table-cell table:style-name="ce2" office:value-type="float" office:value="0.1386276970569">
            <text:p>0.139</text:p>
          </table:table-cell>
          <table:table-cell table:style-name="ce2" office:value-type="float" office:value="0.00932610636461673">
            <text:p>0.009</text:p>
          </table:table-cell>
          <table:table-cell table:style-name="ce2"/>
          <table:table-cell table:style-name="ce2" office:value-type="float" office:value="-0.0442792460991028">
            <text:p>-0.044</text:p>
          </table:table-cell>
          <table:table-cell table:style-name="ce2" office:value-type="float" office:value="0.0172179046466774">
            <text:p>0.017</text:p>
          </table:table-cell>
          <table:table-cell table:style-name="ce2" office:value-type="float" office:value="0.0172179046466774">
            <text:p>0.017</text:p>
          </table:table-cell>
          <table:table-cell table:style-name="ce2" office:value-type="float" office:value="0.0000861679097362657">
            <text:p>0.000</text:p>
          </table:table-cell>
          <table:table-cell table:style-name="ce2"/>
          <table:table-cell table:style-name="ce2" office:value-type="float" office:value="0.0173040725564136">
            <text:p>0.017</text:p>
          </table:table-cell>
          <table:table-cell table:style-name="ce2" office:value-type="float" office:value="0.0173040725564136">
            <text:p>0.017</text:p>
          </table:table-cell>
          <table:table-cell table:style-name="ce2" office:value-type="float" office:value="-0.00975726889601178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19:.C220]+[.AD219:.AF220]" office:value-type="float" office:value="2.22123191906953">
            <text:p>2.221</text:p>
          </table:table-cell>
          <table:table-cell table:style-name="ce2" office:value-type="float" office:value="2.22123191906953">
            <text:p>2.221</text:p>
          </table:table-cell>
          <table:table-cell table:style-name="ce2" office:value-type="float" office:value="-3.46800604795309">
            <text:p>-3.468</text:p>
          </table:table-cell>
          <table:table-cell table:style-name="ce2"/>
          <table:table-cell table:style-name="ce2" table:number-matrix-columns-spanned="4" table:number-matrix-rows-spanned="2" table:formula="of:=MMULT([.A222:.C223];[.$A$2:.$D$4])" office:value-type="float" office:value="-3.46800604795309">
            <text:p>-3.468</text:p>
          </table:table-cell>
          <table:table-cell table:style-name="ce2" office:value-type="float" office:value="-1.24677412888356">
            <text:p>-1.247</text:p>
          </table:table-cell>
          <table:table-cell table:style-name="ce2" office:value-type="float" office:value="-1.24677412888356">
            <text:p>-1.247</text:p>
          </table:table-cell>
          <table:table-cell table:style-name="ce2" office:value-type="float" office:value="0.974457790185978">
            <text:p>0.974</text:p>
          </table:table-cell>
          <table:table-cell table:style-name="ce2"/>
          <table:table-cell table:style-name="ce2" table:formula="of:=1/(1+EXP(-[.E222]))" office:value-type="float" office:value="0.0302363937220131">
            <text:p>0.030</text:p>
          </table:table-cell>
          <table:table-cell table:style-name="ce2" table:formula="of:=1/(1+EXP(-[.F222]))" office:value-type="float" office:value="0.223259052039761">
            <text:p>0.223</text:p>
          </table:table-cell>
          <table:table-cell table:style-name="ce2" table:formula="of:=1/(1+EXP(-[.G222]))" office:value-type="float" office:value="0.223259052039761">
            <text:p>0.223</text:p>
          </table:table-cell>
          <table:table-cell table:style-name="ce2" table:formula="of:=1/(1+EXP(-[.H222]))" office:value-type="float" office:value="0.726007137683206">
            <text:p>0.726</text:p>
          </table:table-cell>
          <table:table-cell table:style-name="ce2"/>
          <table:table-cell table:style-name="ce2" table:formula="of:=[.J222]*(1-[.J222])" office:value-type="float" office:value="0.0293221542167005">
            <text:p>0.029</text:p>
          </table:table-cell>
          <table:table-cell table:style-name="ce2" table:formula="of:=[.K222]*(1-[.K222])" office:value-type="float" office:value="0.173414447722068">
            <text:p>0.173</text:p>
          </table:table-cell>
          <table:table-cell table:style-name="ce2" table:formula="of:=[.L222]*(1-[.L222])" office:value-type="float" office:value="0.173414447722068">
            <text:p>0.173</text:p>
          </table:table-cell>
          <table:table-cell table:style-name="ce2" table:formula="of:=[.M222]*(1-[.M222])" office:value-type="float" office:value="0.198920773716244">
            <text:p>0.199</text:p>
          </table:table-cell>
          <table:table-cell table:style-name="ce2"/>
          <table:table-cell table:style-name="ce2" table:number-matrix-columns-spanned="4" table:number-matrix-rows-spanned="2" table:formula="of:=[.$J$8:.$M$9]-[.J222:.M223]" office:value-type="float" office:value="-0.0302360878197862">
            <text:p>-0.030</text:p>
          </table:table-cell>
          <table:table-cell table:style-name="ce2" office:value-type="float" office:value="-0.216566201115476">
            <text:p>-0.217</text:p>
          </table:table-cell>
          <table:table-cell table:style-name="ce2" office:value-type="float" office:value="-0.216566201115476">
            <text:p>-0.217</text:p>
          </table:table-cell>
          <table:table-cell table:style-name="ce2" office:value-type="float" office:value="0.267300011392509">
            <text:p>0.267</text:p>
          </table:table-cell>
          <table:table-cell table:style-name="ce2"/>
          <table:table-cell table:style-name="ce2" table:number-matrix-columns-spanned="4" table:number-matrix-rows-spanned="2" table:formula="of:=[.O222:.R223]*[.T222:.W223]" office:value-type="float" office:value="-0.00088658722996147">
            <text:p>-0.001</text:p>
          </table:table-cell>
          <table:table-cell table:style-name="ce2" office:value-type="float" office:value="-0.0375557081617066">
            <text:p>-0.038</text:p>
          </table:table-cell>
          <table:table-cell table:style-name="ce2" office:value-type="float" office:value="-0.0375557081617066">
            <text:p>-0.038</text:p>
          </table:table-cell>
          <table:table-cell table:style-name="ce2" office:value-type="float" office:value="0.0531715250805589">
            <text:p>0.053</text:p>
          </table:table-cell>
          <table:table-cell table:style-name="ce2"/>
          <table:table-cell table:style-name="ce2" table:number-matrix-columns-spanned="3" table:number-matrix-rows-spanned="2" table:formula="of:=MMULT([.Y222:.AB223];[.$O$2:.$Q$5])" office:value-type="float" office:value="0.0156158169188522">
            <text:p>0.016</text:p>
          </table:table-cell>
          <table:table-cell table:style-name="ce2" office:value-type="float" office:value="0.0156158169188522">
            <text:p>0.016</text:p>
          </table:table-cell>
          <table:table-cell table:style-name="ce2" office:value-type="float" office:value="-0.0228264784728159">
            <text:p>-0.023</text:p>
          </table:table-cell>
          <table:table-cell/>
          <table:table-cell table:number-matrix-columns-spanned="1" table:number-matrix-rows-spanned="1" table:formula="of:=SUM([.T222:.W223]^2)" office:value-type="float" office:value="0.260407131504426">
            <text:p>0.2604071315</text:p>
          </table:table-cell>
          <table:table-cell table:number-columns-repeated="990"/>
        </table:table-row>
        <table:table-row table:style-name="ro2">
          <table:table-cell table:style-name="ce2" office:value-type="float" office:value="2.91105426186683">
            <text:p>2.911</text:p>
          </table:table-cell>
          <table:table-cell table:style-name="ce2" office:value-type="float" office:value="2.91105426186683">
            <text:p>2.911</text:p>
          </table:table-cell>
          <table:table-cell table:style-name="ce2" office:value-type="float" office:value="-1.13172294769006">
            <text:p>-1.132</text:p>
          </table:table-cell>
          <table:table-cell table:style-name="ce2"/>
          <table:table-cell table:style-name="ce2" office:value-type="float" office:value="-1.13172294769006">
            <text:p>-1.132</text:p>
          </table:table-cell>
          <table:table-cell table:style-name="ce2" office:value-type="float" office:value="1.77933131417677">
            <text:p>1.779</text:p>
          </table:table-cell>
          <table:table-cell table:style-name="ce2" office:value-type="float" office:value="1.77933131417677">
            <text:p>1.779</text:p>
          </table:table-cell>
          <table:table-cell table:style-name="ce2" office:value-type="float" office:value="4.6903855760436">
            <text:p>4.690</text:p>
          </table:table-cell>
          <table:table-cell table:style-name="ce2"/>
          <table:table-cell table:style-name="ce2" table:formula="of:=1/(1+EXP(-[.E223]))" office:value-type="float" office:value="0.243843277186561">
            <text:p>0.244</text:p>
          </table:table-cell>
          <table:table-cell table:style-name="ce2" table:formula="of:=1/(1+EXP(-[.F223]))" office:value-type="float" office:value="0.855614277117545">
            <text:p>0.856</text:p>
          </table:table-cell>
          <table:table-cell table:style-name="ce2" table:formula="of:=1/(1+EXP(-[.G223]))" office:value-type="float" office:value="0.855614277117545">
            <text:p>0.856</text:p>
          </table:table-cell>
          <table:table-cell table:style-name="ce2" table:formula="of:=1/(1+EXP(-[.H223]))" office:value-type="float" office:value="0.990900418104071">
            <text:p>0.991</text:p>
          </table:table-cell>
          <table:table-cell table:style-name="ce2"/>
          <table:table-cell table:style-name="ce2" table:formula="of:=[.J223]*(1-[.J223])" office:value-type="float" office:value="0.184383733357479">
            <text:p>0.184</text:p>
          </table:table-cell>
          <table:table-cell table:style-name="ce2" table:formula="of:=[.K223]*(1-[.K223])" office:value-type="float" office:value="0.123538485910166">
            <text:p>0.124</text:p>
          </table:table-cell>
          <table:table-cell table:style-name="ce2" table:formula="of:=[.L223]*(1-[.L223])" office:value-type="float" office:value="0.123538485910166">
            <text:p>0.124</text:p>
          </table:table-cell>
          <table:table-cell table:style-name="ce2" table:formula="of:=[.M223]*(1-[.M223])" office:value-type="float" office:value="0.00901677950524792">
            <text:p>0.009</text:p>
          </table:table-cell>
          <table:table-cell table:style-name="ce2"/>
          <table:table-cell table:style-name="ce2" office:value-type="float" office:value="-0.237150426262276">
            <text:p>-0.237</text:p>
          </table:table-cell>
          <table:table-cell table:style-name="ce2" office:value-type="float" office:value="0.13769287195817">
            <text:p>0.138</text:p>
          </table:table-cell>
          <table:table-cell table:style-name="ce2" office:value-type="float" office:value="0.13769287195817">
            <text:p>0.138</text:p>
          </table:table-cell>
          <table:table-cell table:style-name="ce2" office:value-type="float" office:value="0.00909927599370164">
            <text:p>0.009</text:p>
          </table:table-cell>
          <table:table-cell table:style-name="ce2"/>
          <table:table-cell table:style-name="ce2" office:value-type="float" office:value="-0.0437266809615559">
            <text:p>-0.044</text:p>
          </table:table-cell>
          <table:table-cell table:style-name="ce2" office:value-type="float" office:value="0.0170103689223346">
            <text:p>0.017</text:p>
          </table:table-cell>
          <table:table-cell table:style-name="ce2" office:value-type="float" office:value="0.0170103689223346">
            <text:p>0.017</text:p>
          </table:table-cell>
          <table:table-cell table:style-name="ce2" office:value-type="float" office:value="0.0000820461652926033">
            <text:p>0.000</text:p>
          </table:table-cell>
          <table:table-cell table:style-name="ce2"/>
          <table:table-cell table:style-name="ce2" office:value-type="float" office:value="0.0170924150876273">
            <text:p>0.017</text:p>
          </table:table-cell>
          <table:table-cell table:style-name="ce2" office:value-type="float" office:value="0.0170924150876273">
            <text:p>0.017</text:p>
          </table:table-cell>
          <table:table-cell table:style-name="ce2" office:value-type="float" office:value="-0.00962389695159401">
            <text:p>-0.010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2:.C223]+[.AD222:.AF223]" office:value-type="float" office:value="2.23684773598839">
            <text:p>2.237</text:p>
          </table:table-cell>
          <table:table-cell table:style-name="ce2" office:value-type="float" office:value="2.23684773598839">
            <text:p>2.237</text:p>
          </table:table-cell>
          <table:table-cell table:style-name="ce2" office:value-type="float" office:value="-3.4908325264259">
            <text:p>-3.491</text:p>
          </table:table-cell>
          <table:table-cell table:style-name="ce2"/>
          <table:table-cell table:style-name="ce2" table:number-matrix-columns-spanned="4" table:number-matrix-rows-spanned="2" table:formula="of:=MMULT([.A225:.C226];[.$A$2:.$D$4])" office:value-type="float" office:value="-3.4908325264259">
            <text:p>-3.491</text:p>
          </table:table-cell>
          <table:table-cell table:style-name="ce2" office:value-type="float" office:value="-1.25398479043752">
            <text:p>-1.254</text:p>
          </table:table-cell>
          <table:table-cell table:style-name="ce2" office:value-type="float" office:value="-1.25398479043752">
            <text:p>-1.254</text:p>
          </table:table-cell>
          <table:table-cell table:style-name="ce2" office:value-type="float" office:value="0.982862945550866">
            <text:p>0.983</text:p>
          </table:table-cell>
          <table:table-cell table:style-name="ce2"/>
          <table:table-cell table:style-name="ce2" table:formula="of:=1/(1+EXP(-[.E225]))" office:value-type="float" office:value="0.0295742016703022">
            <text:p>0.030</text:p>
          </table:table-cell>
          <table:table-cell table:style-name="ce2" table:formula="of:=1/(1+EXP(-[.F225]))" office:value-type="float" office:value="0.222011114796174">
            <text:p>0.222</text:p>
          </table:table-cell>
          <table:table-cell table:style-name="ce2" table:formula="of:=1/(1+EXP(-[.G225]))" office:value-type="float" office:value="0.222011114796174">
            <text:p>0.222</text:p>
          </table:table-cell>
          <table:table-cell table:style-name="ce2" table:formula="of:=1/(1+EXP(-[.H225]))" office:value-type="float" office:value="0.727675917810505">
            <text:p>0.728</text:p>
          </table:table-cell>
          <table:table-cell table:style-name="ce2"/>
          <table:table-cell table:style-name="ce2" table:formula="of:=[.J225]*(1-[.J225])" office:value-type="float" office:value="0.0286995682658665">
            <text:p>0.029</text:p>
          </table:table-cell>
          <table:table-cell table:style-name="ce2" table:formula="of:=[.K225]*(1-[.K225])" office:value-type="float" office:value="0.172722179703134">
            <text:p>0.173</text:p>
          </table:table-cell>
          <table:table-cell table:style-name="ce2" table:formula="of:=[.L225]*(1-[.L225])" office:value-type="float" office:value="0.172722179703134">
            <text:p>0.173</text:p>
          </table:table-cell>
          <table:table-cell table:style-name="ce2" table:formula="of:=[.M225]*(1-[.M225])" office:value-type="float" office:value="0.198163676449144">
            <text:p>0.198</text:p>
          </table:table-cell>
          <table:table-cell table:style-name="ce2"/>
          <table:table-cell table:style-name="ce2" table:number-matrix-columns-spanned="4" table:number-matrix-rows-spanned="2" table:formula="of:=[.$J$8:.$M$9]-[.J225:.M226]" office:value-type="float" office:value="-0.0295738957680753">
            <text:p>-0.030</text:p>
          </table:table-cell>
          <table:table-cell table:style-name="ce2" office:value-type="float" office:value="-0.215318263871889">
            <text:p>-0.215</text:p>
          </table:table-cell>
          <table:table-cell table:style-name="ce2" office:value-type="float" office:value="-0.215318263871889">
            <text:p>-0.215</text:p>
          </table:table-cell>
          <table:table-cell table:style-name="ce2" office:value-type="float" office:value="0.26563123126521">
            <text:p>0.266</text:p>
          </table:table-cell>
          <table:table-cell table:style-name="ce2"/>
          <table:table-cell table:style-name="ce2" table:number-matrix-columns-spanned="4" table:number-matrix-rows-spanned="2" table:formula="of:=[.O225:.R226]*[.T225:.W226]" office:value-type="float" office:value="-0.000848758040483496">
            <text:p>-0.001</text:p>
          </table:table-cell>
          <table:table-cell table:style-name="ce2" office:value-type="float" office:value="-0.0371902398658472">
            <text:p>-0.037</text:p>
          </table:table-cell>
          <table:table-cell table:style-name="ce2" office:value-type="float" office:value="-0.0371902398658472">
            <text:p>-0.037</text:p>
          </table:table-cell>
          <table:table-cell table:style-name="ce2" office:value-type="float" office:value="0.0526384613672268">
            <text:p>0.053</text:p>
          </table:table-cell>
          <table:table-cell table:style-name="ce2"/>
          <table:table-cell table:style-name="ce2" table:number-matrix-columns-spanned="3" table:number-matrix-rows-spanned="2" table:formula="of:=MMULT([.Y225:.AB226];[.$O$2:.$Q$5])" office:value-type="float" office:value="0.0154482215013797">
            <text:p>0.015</text:p>
          </table:table-cell>
          <table:table-cell table:style-name="ce2" office:value-type="float" office:value="0.0154482215013797">
            <text:p>0.015</text:p>
          </table:table-cell>
          <table:table-cell table:style-name="ce2" office:value-type="float" office:value="-0.022590776404951">
            <text:p>-0.023</text:p>
          </table:table-cell>
          <table:table-cell/>
          <table:table-cell table:number-matrix-columns-spanned="1" table:number-matrix-rows-spanned="1" table:formula="of:=SUM([.T225:.W226]^2)" office:value-type="float" office:value="0.257054757480407">
            <text:p>0.2570547575</text:p>
          </table:table-cell>
          <table:table-cell table:number-columns-repeated="990"/>
        </table:table-row>
        <table:table-row table:style-name="ro2">
          <table:table-cell table:style-name="ce2" office:value-type="float" office:value="2.92814667695446">
            <text:p>2.928</text:p>
          </table:table-cell>
          <table:table-cell table:style-name="ce2" office:value-type="float" office:value="2.92814667695446">
            <text:p>2.928</text:p>
          </table:table-cell>
          <table:table-cell table:style-name="ce2" office:value-type="float" office:value="-1.14134684464165">
            <text:p>-1.141</text:p>
          </table:table-cell>
          <table:table-cell table:style-name="ce2"/>
          <table:table-cell table:style-name="ce2" office:value-type="float" office:value="-1.14134684464165">
            <text:p>-1.141</text:p>
          </table:table-cell>
          <table:table-cell table:style-name="ce2" office:value-type="float" office:value="1.7867998323128">
            <text:p>1.787</text:p>
          </table:table-cell>
          <table:table-cell table:style-name="ce2" office:value-type="float" office:value="1.7867998323128">
            <text:p>1.787</text:p>
          </table:table-cell>
          <table:table-cell table:style-name="ce2" office:value-type="float" office:value="4.71494650926726">
            <text:p>4.715</text:p>
          </table:table-cell>
          <table:table-cell table:style-name="ce2"/>
          <table:table-cell table:style-name="ce2" table:formula="of:=1/(1+EXP(-[.E226]))" office:value-type="float" office:value="0.242073164526968">
            <text:p>0.242</text:p>
          </table:table-cell>
          <table:table-cell table:style-name="ce2" table:formula="of:=1/(1+EXP(-[.F226]))" office:value-type="float" office:value="0.856534478289721">
            <text:p>0.857</text:p>
          </table:table-cell>
          <table:table-cell table:style-name="ce2" table:formula="of:=1/(1+EXP(-[.G226]))" office:value-type="float" office:value="0.856534478289721">
            <text:p>0.857</text:p>
          </table:table-cell>
          <table:table-cell table:style-name="ce2" table:formula="of:=1/(1+EXP(-[.H226]))" office:value-type="float" office:value="0.991119229421851">
            <text:p>0.991</text:p>
          </table:table-cell>
          <table:table-cell table:style-name="ce2"/>
          <table:table-cell table:style-name="ce2" table:formula="of:=[.J226]*(1-[.J226])" office:value-type="float" office:value="0.183473747542867">
            <text:p>0.183</text:p>
          </table:table-cell>
          <table:table-cell table:style-name="ce2" table:formula="of:=[.K226]*(1-[.K226])" office:value-type="float" office:value="0.122883165790676">
            <text:p>0.123</text:p>
          </table:table-cell>
          <table:table-cell table:style-name="ce2" table:formula="of:=[.L226]*(1-[.L226])" office:value-type="float" office:value="0.122883165790676">
            <text:p>0.123</text:p>
          </table:table-cell>
          <table:table-cell table:style-name="ce2" table:formula="of:=[.M226]*(1-[.M226])" office:value-type="float" office:value="0.00880190249208702">
            <text:p>0.009</text:p>
          </table:table-cell>
          <table:table-cell table:style-name="ce2"/>
          <table:table-cell table:style-name="ce2" office:value-type="float" office:value="-0.235380313602683">
            <text:p>-0.235</text:p>
          </table:table-cell>
          <table:table-cell table:style-name="ce2" office:value-type="float" office:value="0.136772670785994">
            <text:p>0.137</text:p>
          </table:table-cell>
          <table:table-cell table:style-name="ce2" office:value-type="float" office:value="0.136772670785994">
            <text:p>0.137</text:p>
          </table:table-cell>
          <table:table-cell table:style-name="ce2" office:value-type="float" office:value="0.00888046467592174">
            <text:p>0.009</text:p>
          </table:table-cell>
          <table:table-cell table:style-name="ce2"/>
          <table:table-cell table:style-name="ce2" office:value-type="float" office:value="-0.0431861082344997">
            <text:p>-0.043</text:p>
          </table:table-cell>
          <table:table-cell table:style-name="ce2" office:value-type="float" office:value="0.0168070587798289">
            <text:p>0.017</text:p>
          </table:table-cell>
          <table:table-cell table:style-name="ce2" office:value-type="float" office:value="0.0168070587798289">
            <text:p>0.017</text:p>
          </table:table-cell>
          <table:table-cell table:style-name="ce2" office:value-type="float" office:value="0.0000781649841618863">
            <text:p>0.000</text:p>
          </table:table-cell>
          <table:table-cell table:style-name="ce2"/>
          <table:table-cell table:style-name="ce2" office:value-type="float" office:value="0.0168852237639908">
            <text:p>0.017</text:p>
          </table:table-cell>
          <table:table-cell table:style-name="ce2" office:value-type="float" office:value="0.0168852237639908">
            <text:p>0.017</text:p>
          </table:table-cell>
          <table:table-cell table:style-name="ce2" office:value-type="float" office:value="-0.0094938256906799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5:.C226]+[.AD225:.AF226]" office:value-type="float" office:value="2.25229595748976">
            <text:p>2.252</text:p>
          </table:table-cell>
          <table:table-cell table:style-name="ce2" office:value-type="float" office:value="2.25229595748976">
            <text:p>2.252</text:p>
          </table:table-cell>
          <table:table-cell table:style-name="ce2" office:value-type="float" office:value="-3.51342330283086">
            <text:p>-3.513</text:p>
          </table:table-cell>
          <table:table-cell table:style-name="ce2"/>
          <table:table-cell table:style-name="ce2" table:number-matrix-columns-spanned="4" table:number-matrix-rows-spanned="2" table:formula="of:=MMULT([.A228:.C229];[.$A$2:.$D$4])" office:value-type="float" office:value="-3.51342330283086">
            <text:p>-3.513</text:p>
          </table:table-cell>
          <table:table-cell table:style-name="ce2" office:value-type="float" office:value="-1.26112734534109">
            <text:p>-1.261</text:p>
          </table:table-cell>
          <table:table-cell table:style-name="ce2" office:value-type="float" office:value="-1.26112734534109">
            <text:p>-1.261</text:p>
          </table:table-cell>
          <table:table-cell table:style-name="ce2" office:value-type="float" office:value="0.991168612148674">
            <text:p>0.991</text:p>
          </table:table-cell>
          <table:table-cell table:style-name="ce2"/>
          <table:table-cell table:style-name="ce2" table:formula="of:=1/(1+EXP(-[.E228]))" office:value-type="float" office:value="0.0289327008341765">
            <text:p>0.029</text:p>
          </table:table-cell>
          <table:table-cell table:style-name="ce2" table:formula="of:=1/(1+EXP(-[.F228]))" office:value-type="float" office:value="0.220779887044284">
            <text:p>0.221</text:p>
          </table:table-cell>
          <table:table-cell table:style-name="ce2" table:formula="of:=1/(1+EXP(-[.G228]))" office:value-type="float" office:value="0.220779887044284">
            <text:p>0.221</text:p>
          </table:table-cell>
          <table:table-cell table:style-name="ce2" table:formula="of:=1/(1+EXP(-[.H228]))" office:value-type="float" office:value="0.729318683325149">
            <text:p>0.729</text:p>
          </table:table-cell>
          <table:table-cell table:style-name="ce2"/>
          <table:table-cell table:style-name="ce2" table:formula="of:=[.J228]*(1-[.J228])" office:value-type="float" office:value="0.0280955996566166">
            <text:p>0.028</text:p>
          </table:table-cell>
          <table:table-cell table:style-name="ce2" table:formula="of:=[.K228]*(1-[.K228])" office:value-type="float" office:value="0.172036128520997">
            <text:p>0.172</text:p>
          </table:table-cell>
          <table:table-cell table:style-name="ce2" table:formula="of:=[.L228]*(1-[.L228])" office:value-type="float" office:value="0.172036128520997">
            <text:p>0.172</text:p>
          </table:table-cell>
          <table:table-cell table:style-name="ce2" table:formula="of:=[.M228]*(1-[.M228])" office:value-type="float" office:value="0.19741294147802">
            <text:p>0.197</text:p>
          </table:table-cell>
          <table:table-cell table:style-name="ce2"/>
          <table:table-cell table:style-name="ce2" table:number-matrix-columns-spanned="4" table:number-matrix-rows-spanned="2" table:formula="of:=[.$J$8:.$M$9]-[.J228:.M229]" office:value-type="float" office:value="-0.0289323949319496">
            <text:p>-0.029</text:p>
          </table:table-cell>
          <table:table-cell table:style-name="ce2" office:value-type="float" office:value="-0.214087036119999">
            <text:p>-0.214</text:p>
          </table:table-cell>
          <table:table-cell table:style-name="ce2" office:value-type="float" office:value="-0.214087036119999">
            <text:p>-0.214</text:p>
          </table:table-cell>
          <table:table-cell table:style-name="ce2" office:value-type="float" office:value="0.263988465750566">
            <text:p>0.264</text:p>
          </table:table-cell>
          <table:table-cell table:style-name="ce2"/>
          <table:table-cell table:style-name="ce2" table:number-matrix-columns-spanned="4" table:number-matrix-rows-spanned="2" table:formula="of:=[.O228:.R229]*[.T228:.W229]" office:value-type="float" office:value="-0.000812872985115178">
            <text:p>-0.001</text:p>
          </table:table-cell>
          <table:table-cell table:style-name="ce2" office:value-type="float" office:value="-0.0368307048606196">
            <text:p>-0.037</text:p>
          </table:table-cell>
          <table:table-cell table:style-name="ce2" office:value-type="float" office:value="-0.0368307048606196">
            <text:p>-0.037</text:p>
          </table:table-cell>
          <table:table-cell table:style-name="ce2" office:value-type="float" office:value="0.0521147395400888">
            <text:p>0.052</text:p>
          </table:table-cell>
          <table:table-cell table:style-name="ce2"/>
          <table:table-cell table:style-name="ce2" table:number-matrix-columns-spanned="3" table:number-matrix-rows-spanned="2" table:formula="of:=MMULT([.Y228:.AB229];[.$O$2:.$Q$5])" office:value-type="float" office:value="0.0152840346794692">
            <text:p>0.015</text:p>
          </table:table-cell>
          <table:table-cell table:style-name="ce2" office:value-type="float" office:value="0.0152840346794692">
            <text:p>0.015</text:p>
          </table:table-cell>
          <table:table-cell table:style-name="ce2" office:value-type="float" office:value="-0.0223595431662656">
            <text:p>-0.022</text:p>
          </table:table-cell>
          <table:table-cell/>
          <table:table-cell table:number-matrix-columns-spanned="1" table:number-matrix-rows-spanned="1" table:formula="of:=SUM([.T228:.W229]^2)" office:value-type="float" office:value="0.253777152133912">
            <text:p>0.2537771521</text:p>
          </table:table-cell>
          <table:table-cell table:number-columns-repeated="990"/>
        </table:table-row>
        <table:table-row table:style-name="ro2">
          <table:table-cell table:style-name="ce2" office:value-type="float" office:value="2.94503190071845">
            <text:p>2.945</text:p>
          </table:table-cell>
          <table:table-cell table:style-name="ce2" office:value-type="float" office:value="2.94503190071845">
            <text:p>2.945</text:p>
          </table:table-cell>
          <table:table-cell table:style-name="ce2" office:value-type="float" office:value="-1.15084067033233">
            <text:p>-1.151</text:p>
          </table:table-cell>
          <table:table-cell table:style-name="ce2"/>
          <table:table-cell table:style-name="ce2" office:value-type="float" office:value="-1.15084067033233">
            <text:p>-1.151</text:p>
          </table:table-cell>
          <table:table-cell table:style-name="ce2" office:value-type="float" office:value="1.79419123038612">
            <text:p>1.794</text:p>
          </table:table-cell>
          <table:table-cell table:style-name="ce2" office:value-type="float" office:value="1.79419123038612">
            <text:p>1.794</text:p>
          </table:table-cell>
          <table:table-cell table:style-name="ce2" office:value-type="float" office:value="4.73922313110456">
            <text:p>4.739</text:p>
          </table:table-cell>
          <table:table-cell table:style-name="ce2"/>
          <table:table-cell table:style-name="ce2" table:formula="of:=1/(1+EXP(-[.E229]))" office:value-type="float" office:value="0.240335564682493">
            <text:p>0.240</text:p>
          </table:table-cell>
          <table:table-cell table:style-name="ce2" table:formula="of:=1/(1+EXP(-[.F229]))" office:value-type="float" office:value="0.857440365286968">
            <text:p>0.857</text:p>
          </table:table-cell>
          <table:table-cell table:style-name="ce2" table:formula="of:=1/(1+EXP(-[.G229]))" office:value-type="float" office:value="0.857440365286968">
            <text:p>0.857</text:p>
          </table:table-cell>
          <table:table-cell table:style-name="ce2" table:formula="of:=1/(1+EXP(-[.H229]))" office:value-type="float" office:value="0.99133038199774">
            <text:p>0.991</text:p>
          </table:table-cell>
          <table:table-cell table:style-name="ce2"/>
          <table:table-cell table:style-name="ce2" table:formula="of:=[.J229]*(1-[.J229])" office:value-type="float" office:value="0.18257438103124">
            <text:p>0.183</text:p>
          </table:table-cell>
          <table:table-cell table:style-name="ce2" table:formula="of:=[.K229]*(1-[.K229])" office:value-type="float" office:value="0.122236385263519">
            <text:p>0.122</text:p>
          </table:table-cell>
          <table:table-cell table:style-name="ce2" table:formula="of:=[.L229]*(1-[.L229])" office:value-type="float" office:value="0.122236385263519">
            <text:p>0.122</text:p>
          </table:table-cell>
          <table:table-cell table:style-name="ce2" table:formula="of:=[.M229]*(1-[.M229])" office:value-type="float" office:value="0.00859445572595496">
            <text:p>0.009</text:p>
          </table:table-cell>
          <table:table-cell table:style-name="ce2"/>
          <table:table-cell table:style-name="ce2" office:value-type="float" office:value="-0.233642713758208">
            <text:p>-0.234</text:p>
          </table:table-cell>
          <table:table-cell table:style-name="ce2" office:value-type="float" office:value="0.135866783788747">
            <text:p>0.136</text:p>
          </table:table-cell>
          <table:table-cell table:style-name="ce2" office:value-type="float" office:value="0.135866783788747">
            <text:p>0.136</text:p>
          </table:table-cell>
          <table:table-cell table:style-name="ce2" office:value-type="float" office:value="0.00866931210003308">
            <text:p>0.009</text:p>
          </table:table-cell>
          <table:table-cell table:style-name="ce2"/>
          <table:table-cell table:style-name="ce2" office:value-type="float" office:value="-0.0426571738468641">
            <text:p>-0.043</text:p>
          </table:table-cell>
          <table:table-cell table:style-name="ce2" office:value-type="float" office:value="0.0166078645277165">
            <text:p>0.017</text:p>
          </table:table-cell>
          <table:table-cell table:style-name="ce2" office:value-type="float" office:value="0.0166078645277165">
            <text:p>0.017</text:p>
          </table:table-cell>
          <table:table-cell table:style-name="ce2" office:value-type="float" office:value="0.0000745080190182199">
            <text:p>0.000</text:p>
          </table:table-cell>
          <table:table-cell table:style-name="ce2"/>
          <table:table-cell table:style-name="ce2" office:value-type="float" office:value="0.0166823725467348">
            <text:p>0.017</text:p>
          </table:table-cell>
          <table:table-cell table:style-name="ce2" office:value-type="float" office:value="0.0166823725467348">
            <text:p>0.017</text:p>
          </table:table-cell>
          <table:table-cell table:style-name="ce2" office:value-type="float" office:value="-0.00936693677241281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28:.C229]+[.AD228:.AF229]" office:value-type="float" office:value="2.26757999216923">
            <text:p>2.268</text:p>
          </table:table-cell>
          <table:table-cell table:style-name="ce2" office:value-type="float" office:value="2.26757999216923">
            <text:p>2.268</text:p>
          </table:table-cell>
          <table:table-cell table:style-name="ce2" office:value-type="float" office:value="-3.53578284599712">
            <text:p>-3.536</text:p>
          </table:table-cell>
          <table:table-cell table:style-name="ce2"/>
          <table:table-cell table:style-name="ce2" table:number-matrix-columns-spanned="4" table:number-matrix-rows-spanned="2" table:formula="of:=MMULT([.A231:.C232];[.$A$2:.$D$4])" office:value-type="float" office:value="-3.53578284599712">
            <text:p>-3.536</text:p>
          </table:table-cell>
          <table:table-cell table:style-name="ce2" office:value-type="float" office:value="-1.26820285382789">
            <text:p>-1.268</text:p>
          </table:table-cell>
          <table:table-cell table:style-name="ce2" office:value-type="float" office:value="-1.26820285382789">
            <text:p>-1.268</text:p>
          </table:table-cell>
          <table:table-cell table:style-name="ce2" office:value-type="float" office:value="0.999377138341347">
            <text:p>0.999</text:p>
          </table:table-cell>
          <table:table-cell table:style-name="ce2"/>
          <table:table-cell table:style-name="ce2" table:formula="of:=1/(1+EXP(-[.E231]))" office:value-type="float" office:value="0.0283110695085938">
            <text:p>0.028</text:p>
          </table:table-cell>
          <table:table-cell table:style-name="ce2" table:formula="of:=1/(1+EXP(-[.F231]))" office:value-type="float" office:value="0.219565049088439">
            <text:p>0.220</text:p>
          </table:table-cell>
          <table:table-cell table:style-name="ce2" table:formula="of:=1/(1+EXP(-[.G231]))" office:value-type="float" office:value="0.219565049088439">
            <text:p>0.220</text:p>
          </table:table-cell>
          <table:table-cell table:style-name="ce2" table:formula="of:=1/(1+EXP(-[.H231]))" office:value-type="float" office:value="0.730936098972145">
            <text:p>0.731</text:p>
          </table:table-cell>
          <table:table-cell table:style-name="ce2"/>
          <table:table-cell table:style-name="ce2" table:formula="of:=[.J231]*(1-[.J231])" office:value-type="float" office:value="0.0275095528518734">
            <text:p>0.028</text:p>
          </table:table-cell>
          <table:table-cell table:style-name="ce2" table:formula="of:=[.K231]*(1-[.K231])" office:value-type="float" office:value="0.17135623830723">
            <text:p>0.171</text:p>
          </table:table-cell>
          <table:table-cell table:style-name="ce2" table:formula="of:=[.L231]*(1-[.L231])" office:value-type="float" office:value="0.17135623830723">
            <text:p>0.171</text:p>
          </table:table-cell>
          <table:table-cell table:style-name="ce2" table:formula="of:=[.M231]*(1-[.M231])" office:value-type="float" office:value="0.196668518191528">
            <text:p>0.197</text:p>
          </table:table-cell>
          <table:table-cell table:style-name="ce2"/>
          <table:table-cell table:style-name="ce2" table:number-matrix-columns-spanned="4" table:number-matrix-rows-spanned="2" table:formula="of:=[.$J$8:.$M$9]-[.J231:.M232]" office:value-type="float" office:value="-0.0283107636063669">
            <text:p>-0.028</text:p>
          </table:table-cell>
          <table:table-cell table:style-name="ce2" office:value-type="float" office:value="-0.212872198164154">
            <text:p>-0.213</text:p>
          </table:table-cell>
          <table:table-cell table:style-name="ce2" office:value-type="float" office:value="-0.212872198164154">
            <text:p>-0.213</text:p>
          </table:table-cell>
          <table:table-cell table:style-name="ce2" office:value-type="float" office:value="0.26237105010357">
            <text:p>0.262</text:p>
          </table:table-cell>
          <table:table-cell table:style-name="ce2"/>
          <table:table-cell table:style-name="ce2" table:number-matrix-columns-spanned="4" table:number-matrix-rows-spanned="2" table:formula="of:=[.O231:.R232]*[.T231:.W232]" office:value-type="float" office:value="-0.000778816447706243">
            <text:p>-0.001</text:p>
          </table:table-cell>
          <table:table-cell table:style-name="ce2" office:value-type="float" office:value="-0.0364769791176008">
            <text:p>-0.036</text:p>
          </table:table-cell>
          <table:table-cell table:style-name="ce2" office:value-type="float" office:value="-0.0364769791176008">
            <text:p>-0.036</text:p>
          </table:table-cell>
          <table:table-cell table:style-name="ce2" office:value-type="float" office:value="0.0516001256402242">
            <text:p>0.052</text:p>
          </table:table-cell>
          <table:table-cell table:style-name="ce2"/>
          <table:table-cell table:style-name="ce2" table:number-matrix-columns-spanned="3" table:number-matrix-rows-spanned="2" table:formula="of:=MMULT([.Y231:.AB232];[.$O$2:.$Q$5])" office:value-type="float" office:value="0.0151231465226234">
            <text:p>0.015</text:p>
          </table:table-cell>
          <table:table-cell table:style-name="ce2" office:value-type="float" office:value="0.0151231465226234">
            <text:p>0.015</text:p>
          </table:table-cell>
          <table:table-cell table:style-name="ce2" office:value-type="float" office:value="-0.0221326490426837">
            <text:p>-0.022</text:p>
          </table:table-cell>
          <table:table-cell/>
          <table:table-cell table:number-matrix-columns-spanned="1" table:number-matrix-rows-spanned="1" table:formula="of:=SUM([.T231:.W232]^2)" office:value-type="float" office:value="0.250571967186401">
            <text:p>0.2505719672</text:p>
          </table:table-cell>
          <table:table-cell table:number-columns-repeated="990"/>
        </table:table-row>
        <table:table-row table:style-name="ro2">
          <table:table-cell table:style-name="ce2" office:value-type="float" office:value="2.96171427326518">
            <text:p>2.962</text:p>
          </table:table-cell>
          <table:table-cell table:style-name="ce2" office:value-type="float" office:value="2.96171427326518">
            <text:p>2.962</text:p>
          </table:table-cell>
          <table:table-cell table:style-name="ce2" office:value-type="float" office:value="-1.16020760710474">
            <text:p>-1.160</text:p>
          </table:table-cell>
          <table:table-cell table:style-name="ce2"/>
          <table:table-cell table:style-name="ce2" office:value-type="float" office:value="-1.16020760710474">
            <text:p>-1.160</text:p>
          </table:table-cell>
          <table:table-cell table:style-name="ce2" office:value-type="float" office:value="1.80150666616044">
            <text:p>1.802</text:p>
          </table:table-cell>
          <table:table-cell table:style-name="ce2" office:value-type="float" office:value="1.80150666616044">
            <text:p>1.802</text:p>
          </table:table-cell>
          <table:table-cell table:style-name="ce2" office:value-type="float" office:value="4.76322093942562">
            <text:p>4.763</text:p>
          </table:table-cell>
          <table:table-cell table:style-name="ce2"/>
          <table:table-cell table:style-name="ce2" table:formula="of:=1/(1+EXP(-[.E232]))" office:value-type="float" office:value="0.238629563910761">
            <text:p>0.239</text:p>
          </table:table-cell>
          <table:table-cell table:style-name="ce2" table:formula="of:=1/(1+EXP(-[.F232]))" office:value-type="float" office:value="0.858332241628382">
            <text:p>0.858</text:p>
          </table:table-cell>
          <table:table-cell table:style-name="ce2" table:formula="of:=1/(1+EXP(-[.G232]))" office:value-type="float" office:value="0.858332241628382">
            <text:p>0.858</text:p>
          </table:table-cell>
          <table:table-cell table:style-name="ce2" table:formula="of:=1/(1+EXP(-[.H232]))" office:value-type="float" office:value="0.991534216929104">
            <text:p>0.992</text:p>
          </table:table-cell>
          <table:table-cell table:style-name="ce2"/>
          <table:table-cell table:style-name="ce2" table:formula="of:=[.J232]*(1-[.J232])" office:value-type="float" office:value="0.181685495138521">
            <text:p>0.182</text:p>
          </table:table-cell>
          <table:table-cell table:style-name="ce2" table:formula="of:=[.K232]*(1-[.K232])" office:value-type="float" office:value="0.121598004609579">
            <text:p>0.122</text:p>
          </table:table-cell>
          <table:table-cell table:style-name="ce2" table:formula="of:=[.L232]*(1-[.L232])" office:value-type="float" office:value="0.121598004609579">
            <text:p>0.122</text:p>
          </table:table-cell>
          <table:table-cell table:style-name="ce2" table:formula="of:=[.M232]*(1-[.M232])" office:value-type="float" office:value="0.0083941135878926">
            <text:p>0.008</text:p>
          </table:table-cell>
          <table:table-cell table:style-name="ce2"/>
          <table:table-cell table:style-name="ce2" office:value-type="float" office:value="-0.231936712986477">
            <text:p>-0.232</text:p>
          </table:table-cell>
          <table:table-cell table:style-name="ce2" office:value-type="float" office:value="0.134974907447334">
            <text:p>0.135</text:p>
          </table:table-cell>
          <table:table-cell table:style-name="ce2" office:value-type="float" office:value="0.134974907447334">
            <text:p>0.135</text:p>
          </table:table-cell>
          <table:table-cell table:style-name="ce2" office:value-type="float" office:value="0.00846547716866908">
            <text:p>0.008</text:p>
          </table:table-cell>
          <table:table-cell table:style-name="ce2"/>
          <table:table-cell table:style-name="ce2" office:value-type="float" office:value="-0.0421395365397491">
            <text:p>-0.042</text:p>
          </table:table-cell>
          <table:table-cell table:style-name="ce2" office:value-type="float" office:value="0.0164126794179584">
            <text:p>0.016</text:p>
          </table:table-cell>
          <table:table-cell table:style-name="ce2" office:value-type="float" office:value="0.0164126794179584">
            <text:p>0.016</text:p>
          </table:table-cell>
          <table:table-cell table:style-name="ce2" office:value-type="float" office:value="0.0000710601769295197">
            <text:p>0.000</text:p>
          </table:table-cell>
          <table:table-cell table:style-name="ce2"/>
          <table:table-cell table:style-name="ce2" office:value-type="float" office:value="0.0164837395948879">
            <text:p>0.016</text:p>
          </table:table-cell>
          <table:table-cell table:style-name="ce2" office:value-type="float" office:value="0.0164837395948879">
            <text:p>0.016</text:p>
          </table:table-cell>
          <table:table-cell table:style-name="ce2" office:value-type="float" office:value="-0.00924311752690274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1:.C232]+[.AD231:.AF232]" office:value-type="float" office:value="2.28270313869186">
            <text:p>2.283</text:p>
          </table:table-cell>
          <table:table-cell table:style-name="ce2" office:value-type="float" office:value="2.28270313869186">
            <text:p>2.283</text:p>
          </table:table-cell>
          <table:table-cell table:style-name="ce2" office:value-type="float" office:value="-3.5579154950398">
            <text:p>-3.558</text:p>
          </table:table-cell>
          <table:table-cell table:style-name="ce2"/>
          <table:table-cell table:style-name="ce2" table:number-matrix-columns-spanned="4" table:number-matrix-rows-spanned="2" table:formula="of:=MMULT([.A234:.C235];[.$A$2:.$D$4])" office:value-type="float" office:value="-3.5579154950398">
            <text:p>-3.558</text:p>
          </table:table-cell>
          <table:table-cell table:style-name="ce2" office:value-type="float" office:value="-1.27521235634795">
            <text:p>-1.275</text:p>
          </table:table-cell>
          <table:table-cell table:style-name="ce2" office:value-type="float" office:value="-1.27521235634795">
            <text:p>-1.275</text:p>
          </table:table-cell>
          <table:table-cell table:style-name="ce2" office:value-type="float" office:value="1.00749078234391">
            <text:p>1.007</text:p>
          </table:table-cell>
          <table:table-cell table:style-name="ce2"/>
          <table:table-cell table:style-name="ce2" table:formula="of:=1/(1+EXP(-[.E234]))" office:value-type="float" office:value="0.027708525223343">
            <text:p>0.028</text:p>
          </table:table-cell>
          <table:table-cell table:style-name="ce2" table:formula="of:=1/(1+EXP(-[.F234]))" office:value-type="float" office:value="0.218366288427644">
            <text:p>0.218</text:p>
          </table:table-cell>
          <table:table-cell table:style-name="ce2" table:formula="of:=1/(1+EXP(-[.G234]))" office:value-type="float" office:value="0.218366288427644">
            <text:p>0.218</text:p>
          </table:table-cell>
          <table:table-cell table:style-name="ce2" table:formula="of:=1/(1+EXP(-[.H234]))" office:value-type="float" office:value="0.732528804272845">
            <text:p>0.733</text:p>
          </table:table-cell>
          <table:table-cell table:style-name="ce2"/>
          <table:table-cell table:style-name="ce2" table:formula="of:=[.J234]*(1-[.J234])" office:value-type="float" office:value="0.0269407628532904">
            <text:p>0.027</text:p>
          </table:table-cell>
          <table:table-cell table:style-name="ce2" table:formula="of:=[.K234]*(1-[.K234])" office:value-type="float" office:value="0.170682452505979">
            <text:p>0.171</text:p>
          </table:table-cell>
          <table:table-cell table:style-name="ce2" table:formula="of:=[.L234]*(1-[.L234])" office:value-type="float" office:value="0.170682452505979">
            <text:p>0.171</text:p>
          </table:table-cell>
          <table:table-cell table:style-name="ce2" table:formula="of:=[.M234]*(1-[.M234])" office:value-type="float" office:value="0.195930355183441">
            <text:p>0.196</text:p>
          </table:table-cell>
          <table:table-cell table:style-name="ce2"/>
          <table:table-cell table:style-name="ce2" table:number-matrix-columns-spanned="4" table:number-matrix-rows-spanned="2" table:formula="of:=[.$J$8:.$M$9]-[.J234:.M235]" office:value-type="float" office:value="-0.0277082193211161">
            <text:p>-0.028</text:p>
          </table:table-cell>
          <table:table-cell table:style-name="ce2" office:value-type="float" office:value="-0.211673437503359">
            <text:p>-0.212</text:p>
          </table:table-cell>
          <table:table-cell table:style-name="ce2" office:value-type="float" office:value="-0.211673437503359">
            <text:p>-0.212</text:p>
          </table:table-cell>
          <table:table-cell table:style-name="ce2" office:value-type="float" office:value="0.260778344802871">
            <text:p>0.261</text:p>
          </table:table-cell>
          <table:table-cell table:style-name="ce2"/>
          <table:table-cell table:style-name="ce2" table:number-matrix-columns-spanned="4" table:number-matrix-rows-spanned="2" table:formula="of:=[.O234:.R235]*[.T234:.W235]" office:value-type="float" office:value="-0.000746480565817147">
            <text:p>-0.001</text:p>
          </table:table-cell>
          <table:table-cell table:style-name="ce2" office:value-type="float" office:value="-0.0361289414434444">
            <text:p>-0.036</text:p>
          </table:table-cell>
          <table:table-cell table:style-name="ce2" office:value-type="float" office:value="-0.0361289414434444">
            <text:p>-0.036</text:p>
          </table:table-cell>
          <table:table-cell table:style-name="ce2" office:value-type="float" office:value="0.0510943937213763">
            <text:p>0.051</text:p>
          </table:table-cell>
          <table:table-cell table:style-name="ce2"/>
          <table:table-cell table:style-name="ce2" table:number-matrix-columns-spanned="3" table:number-matrix-rows-spanned="2" table:formula="of:=MMULT([.Y234:.AB235];[.$O$2:.$Q$5])" office:value-type="float" office:value="0.0149654522779318">
            <text:p>0.015</text:p>
          </table:table-cell>
          <table:table-cell table:style-name="ce2" office:value-type="float" office:value="0.0149654522779318">
            <text:p>0.015</text:p>
          </table:table-cell>
          <table:table-cell table:style-name="ce2" office:value-type="float" office:value="-0.0219099697313297">
            <text:p>-0.022</text:p>
          </table:table-cell>
          <table:table-cell/>
          <table:table-cell table:number-matrix-columns-spanned="1" table:number-matrix-rows-spanned="1" table:formula="of:=SUM([.T234:.W235]^2)" office:value-type="float" office:value="0.247436949940573">
            <text:p>0.2474369499</text:p>
          </table:table-cell>
          <table:table-cell table:number-columns-repeated="990"/>
        </table:table-row>
        <table:table-row table:style-name="ro2">
          <table:table-cell table:style-name="ce2" office:value-type="float" office:value="2.97819801286007">
            <text:p>2.978</text:p>
          </table:table-cell>
          <table:table-cell table:style-name="ce2" office:value-type="float" office:value="2.97819801286007">
            <text:p>2.978</text:p>
          </table:table-cell>
          <table:table-cell table:style-name="ce2" office:value-type="float" office:value="-1.16945072463165">
            <text:p>-1.169</text:p>
          </table:table-cell>
          <table:table-cell table:style-name="ce2"/>
          <table:table-cell table:style-name="ce2" office:value-type="float" office:value="-1.16945072463165">
            <text:p>-1.169</text:p>
          </table:table-cell>
          <table:table-cell table:style-name="ce2" office:value-type="float" office:value="1.80874728822842">
            <text:p>1.809</text:p>
          </table:table-cell>
          <table:table-cell table:style-name="ce2" office:value-type="float" office:value="1.80874728822842">
            <text:p>1.809</text:p>
          </table:table-cell>
          <table:table-cell table:style-name="ce2" office:value-type="float" office:value="4.78694530108849">
            <text:p>4.787</text:p>
          </table:table-cell>
          <table:table-cell table:style-name="ce2"/>
          <table:table-cell table:style-name="ce2" table:formula="of:=1/(1+EXP(-[.E235]))" office:value-type="float" office:value="0.236954282727962">
            <text:p>0.237</text:p>
          </table:table-cell>
          <table:table-cell table:style-name="ce2" table:formula="of:=1/(1+EXP(-[.F235]))" office:value-type="float" office:value="0.859210404551241">
            <text:p>0.859</text:p>
          </table:table-cell>
          <table:table-cell table:style-name="ce2" table:formula="of:=1/(1+EXP(-[.G235]))" office:value-type="float" office:value="0.859210404551241">
            <text:p>0.859</text:p>
          </table:table-cell>
          <table:table-cell table:style-name="ce2" table:formula="of:=1/(1+EXP(-[.H235]))" office:value-type="float" office:value="0.991731057262065">
            <text:p>0.992</text:p>
          </table:table-cell>
          <table:table-cell table:style-name="ce2"/>
          <table:table-cell table:style-name="ce2" table:formula="of:=[.J235]*(1-[.J235])" office:value-type="float" office:value="0.180806950624839">
            <text:p>0.181</text:p>
          </table:table-cell>
          <table:table-cell table:style-name="ce2" table:formula="of:=[.K235]*(1-[.K235])" office:value-type="float" office:value="0.120967885262133">
            <text:p>0.121</text:p>
          </table:table-cell>
          <table:table-cell table:style-name="ce2" table:formula="of:=[.L235]*(1-[.L235])" office:value-type="float" office:value="0.120967885262133">
            <text:p>0.121</text:p>
          </table:table-cell>
          <table:table-cell table:style-name="ce2" table:formula="of:=[.M235]*(1-[.M235])" office:value-type="float" office:value="0.00820056732393207">
            <text:p>0.008</text:p>
          </table:table-cell>
          <table:table-cell table:style-name="ce2"/>
          <table:table-cell table:style-name="ce2" office:value-type="float" office:value="-0.230261431803677">
            <text:p>-0.230</text:p>
          </table:table-cell>
          <table:table-cell table:style-name="ce2" office:value-type="float" office:value="0.134096744524474">
            <text:p>0.134</text:p>
          </table:table-cell>
          <table:table-cell table:style-name="ce2" office:value-type="float" office:value="0.134096744524474">
            <text:p>0.134</text:p>
          </table:table-cell>
          <table:table-cell table:style-name="ce2" office:value-type="float" office:value="0.00826863683570833">
            <text:p>0.008</text:p>
          </table:table-cell>
          <table:table-cell table:style-name="ce2"/>
          <table:table-cell table:style-name="ce2" office:value-type="float" office:value="-0.0416328673309323">
            <text:p>-0.042</text:p>
          </table:table-cell>
          <table:table-cell table:style-name="ce2" office:value-type="float" office:value="0.0162213996056622">
            <text:p>0.016</text:p>
          </table:table-cell>
          <table:table-cell table:style-name="ce2" office:value-type="float" office:value="0.0162213996056622">
            <text:p>0.016</text:p>
          </table:table-cell>
          <table:table-cell table:style-name="ce2" office:value-type="float" office:value="0.0000678075130483708">
            <text:p>0.000</text:p>
          </table:table-cell>
          <table:table-cell table:style-name="ce2"/>
          <table:table-cell table:style-name="ce2" office:value-type="float" office:value="0.0162892071187105">
            <text:p>0.016</text:p>
          </table:table-cell>
          <table:table-cell table:style-name="ce2" office:value-type="float" office:value="0.0162892071187105">
            <text:p>0.016</text:p>
          </table:table-cell>
          <table:table-cell table:style-name="ce2" office:value-type="float" office:value="-0.00912226060655956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4:.C235]+[.AD234:.AF235]" office:value-type="float" office:value="2.29766859096979">
            <text:p>2.298</text:p>
          </table:table-cell>
          <table:table-cell table:style-name="ce2" office:value-type="float" office:value="2.29766859096979">
            <text:p>2.298</text:p>
          </table:table-cell>
          <table:table-cell table:style-name="ce2" office:value-type="float" office:value="-3.57982546477113">
            <text:p>-3.580</text:p>
          </table:table-cell>
          <table:table-cell table:style-name="ce2"/>
          <table:table-cell table:style-name="ce2" table:number-matrix-columns-spanned="4" table:number-matrix-rows-spanned="2" table:formula="of:=MMULT([.A237:.C238];[.$A$2:.$D$4])" office:value-type="float" office:value="-3.57982546477113">
            <text:p>-3.580</text:p>
          </table:table-cell>
          <table:table-cell table:style-name="ce2" office:value-type="float" office:value="-1.28215687380135">
            <text:p>-1.282</text:p>
          </table:table-cell>
          <table:table-cell table:style-name="ce2" office:value-type="float" office:value="-1.28215687380135">
            <text:p>-1.282</text:p>
          </table:table-cell>
          <table:table-cell table:style-name="ce2" office:value-type="float" office:value="1.01551171716844">
            <text:p>1.016</text:p>
          </table:table-cell>
          <table:table-cell table:style-name="ce2"/>
          <table:table-cell table:style-name="ce2" table:formula="of:=1/(1+EXP(-[.E237]))" office:value-type="float" office:value="0.0271243225608936">
            <text:p>0.027</text:p>
          </table:table-cell>
          <table:table-cell table:style-name="ce2" table:formula="of:=1/(1+EXP(-[.F237]))" office:value-type="float" office:value="0.21718329961311">
            <text:p>0.217</text:p>
          </table:table-cell>
          <table:table-cell table:style-name="ce2" table:formula="of:=1/(1+EXP(-[.G237]))" office:value-type="float" office:value="0.21718329961311">
            <text:p>0.217</text:p>
          </table:table-cell>
          <table:table-cell table:style-name="ce2" table:formula="of:=1/(1+EXP(-[.H237]))" office:value-type="float" office:value="0.734097414859093">
            <text:p>0.734</text:p>
          </table:table-cell>
          <table:table-cell table:style-name="ce2"/>
          <table:table-cell table:style-name="ce2" table:formula="of:=[.J237]*(1-[.J237])" office:value-type="float" office:value="0.0263885936865062">
            <text:p>0.026</text:p>
          </table:table-cell>
          <table:table-cell table:style-name="ce2" table:formula="of:=[.K237]*(1-[.K237])" office:value-type="float" office:value="0.170014713982272">
            <text:p>0.170</text:p>
          </table:table-cell>
          <table:table-cell table:style-name="ce2" table:formula="of:=[.L237]*(1-[.L237])" office:value-type="float" office:value="0.170014713982272">
            <text:p>0.170</text:p>
          </table:table-cell>
          <table:table-cell table:style-name="ce2" table:formula="of:=[.M237]*(1-[.M237])" office:value-type="float" office:value="0.19519840035629">
            <text:p>0.195</text:p>
          </table:table-cell>
          <table:table-cell table:style-name="ce2"/>
          <table:table-cell table:style-name="ce2" table:number-matrix-columns-spanned="4" table:number-matrix-rows-spanned="2" table:formula="of:=[.$J$8:.$M$9]-[.J237:.M238]" office:value-type="float" office:value="-0.0271240166586667">
            <text:p>-0.027</text:p>
          </table:table-cell>
          <table:table-cell table:style-name="ce2" office:value-type="float" office:value="-0.210490448688826">
            <text:p>-0.210</text:p>
          </table:table-cell>
          <table:table-cell table:style-name="ce2" office:value-type="float" office:value="-0.210490448688826">
            <text:p>-0.210</text:p>
          </table:table-cell>
          <table:table-cell table:style-name="ce2" office:value-type="float" office:value="0.259209734216622">
            <text:p>0.259</text:p>
          </table:table-cell>
          <table:table-cell table:style-name="ce2"/>
          <table:table-cell table:style-name="ce2" table:number-matrix-columns-spanned="4" table:number-matrix-rows-spanned="2" table:formula="of:=[.O237:.R238]*[.T237:.W238]" office:value-type="float" office:value="-0.000715764654751581">
            <text:p>-0.001</text:p>
          </table:table-cell>
          <table:table-cell table:style-name="ce2" office:value-type="float" office:value="-0.0357864734298309">
            <text:p>-0.036</text:p>
          </table:table-cell>
          <table:table-cell table:style-name="ce2" office:value-type="float" office:value="-0.0357864734298309">
            <text:p>-0.036</text:p>
          </table:table-cell>
          <table:table-cell table:style-name="ce2" office:value-type="float" office:value="0.0505973254758636">
            <text:p>0.051</text:p>
          </table:table-cell>
          <table:table-cell table:style-name="ce2"/>
          <table:table-cell table:style-name="ce2" table:number-matrix-columns-spanned="3" table:number-matrix-rows-spanned="2" table:formula="of:=MMULT([.Y237:.AB238];[.$O$2:.$Q$5])" office:value-type="float" office:value="0.0148108520460328">
            <text:p>0.015</text:p>
          </table:table-cell>
          <table:table-cell table:style-name="ce2" office:value-type="float" office:value="0.0148108520460328">
            <text:p>0.015</text:p>
          </table:table-cell>
          <table:table-cell table:style-name="ce2" office:value-type="float" office:value="-0.0216913860385497">
            <text:p>-0.022</text:p>
          </table:table-cell>
          <table:table-cell/>
          <table:table-cell table:number-matrix-columns-spanned="1" table:number-matrix-rows-spanned="1" table:formula="of:=SUM([.T237:.W238]^2)" office:value-type="float" office:value="0.244369938456601">
            <text:p>0.2443699385</text:p>
          </table:table-cell>
          <table:table-cell table:number-columns-repeated="990"/>
        </table:table-row>
        <table:table-row table:style-name="ro2">
          <table:table-cell table:style-name="ce2" office:value-type="float" office:value="2.99448721997878">
            <text:p>2.994</text:p>
          </table:table-cell>
          <table:table-cell table:style-name="ce2" office:value-type="float" office:value="2.99448721997878">
            <text:p>2.994</text:p>
          </table:table-cell>
          <table:table-cell table:style-name="ce2" office:value-type="float" office:value="-1.17857298523821">
            <text:p>-1.179</text:p>
          </table:table-cell>
          <table:table-cell table:style-name="ce2"/>
          <table:table-cell table:style-name="ce2" office:value-type="float" office:value="-1.17857298523821">
            <text:p>-1.179</text:p>
          </table:table-cell>
          <table:table-cell table:style-name="ce2" office:value-type="float" office:value="1.81591423474057">
            <text:p>1.816</text:p>
          </table:table-cell>
          <table:table-cell table:style-name="ce2" office:value-type="float" office:value="1.81591423474057">
            <text:p>1.816</text:p>
          </table:table-cell>
          <table:table-cell table:style-name="ce2" office:value-type="float" office:value="4.81040145471935">
            <text:p>4.810</text:p>
          </table:table-cell>
          <table:table-cell table:style-name="ce2"/>
          <table:table-cell table:style-name="ce2" table:formula="of:=1/(1+EXP(-[.E238]))" office:value-type="float" office:value="0.23530887429051">
            <text:p>0.235</text:p>
          </table:table-cell>
          <table:table-cell table:style-name="ce2" table:formula="of:=1/(1+EXP(-[.F238]))" office:value-type="float" office:value="0.860075144989256">
            <text:p>0.860</text:p>
          </table:table-cell>
          <table:table-cell table:style-name="ce2" table:formula="of:=1/(1+EXP(-[.G238]))" office:value-type="float" office:value="0.860075144989256">
            <text:p>0.860</text:p>
          </table:table-cell>
          <table:table-cell table:style-name="ce2" table:formula="of:=1/(1+EXP(-[.H238]))" office:value-type="float" office:value="0.991921209077129">
            <text:p>0.992</text:p>
          </table:table-cell>
          <table:table-cell table:style-name="ce2"/>
          <table:table-cell table:style-name="ce2" table:formula="of:=[.J238]*(1-[.J238])" office:value-type="float" office:value="0.179938607970643">
            <text:p>0.180</text:p>
          </table:table-cell>
          <table:table-cell table:style-name="ce2" table:formula="of:=[.K238]*(1-[.K238])" office:value-type="float" office:value="0.120345889960966">
            <text:p>0.120</text:p>
          </table:table-cell>
          <table:table-cell table:style-name="ce2" table:formula="of:=[.L238]*(1-[.L238])" office:value-type="float" office:value="0.120345889960966">
            <text:p>0.120</text:p>
          </table:table-cell>
          <table:table-cell table:style-name="ce2" table:formula="of:=[.M238]*(1-[.M238])" office:value-type="float" office:value="0.00801352406009543">
            <text:p>0.008</text:p>
          </table:table-cell>
          <table:table-cell table:style-name="ce2"/>
          <table:table-cell table:style-name="ce2" office:value-type="float" office:value="-0.228616023366225">
            <text:p>-0.229</text:p>
          </table:table-cell>
          <table:table-cell table:style-name="ce2" office:value-type="float" office:value="0.133232004086459">
            <text:p>0.133</text:p>
          </table:table-cell>
          <table:table-cell table:style-name="ce2" office:value-type="float" office:value="0.133232004086459">
            <text:p>0.133</text:p>
          </table:table-cell>
          <table:table-cell table:style-name="ce2" office:value-type="float" office:value="0.0080784850206439">
            <text:p>0.008</text:p>
          </table:table-cell>
          <table:table-cell table:style-name="ce2"/>
          <table:table-cell table:style-name="ce2" office:value-type="float" office:value="-0.0411368490043026">
            <text:p>-0.041</text:p>
          </table:table-cell>
          <table:table-cell table:style-name="ce2" office:value-type="float" office:value="0.016033924103068">
            <text:p>0.016</text:p>
          </table:table-cell>
          <table:table-cell table:style-name="ce2" office:value-type="float" office:value="0.016033924103068">
            <text:p>0.016</text:p>
          </table:table-cell>
          <table:table-cell table:style-name="ce2" office:value-type="float" office:value="0.0000647371340820504">
            <text:p>0.000</text:p>
          </table:table-cell>
          <table:table-cell table:style-name="ce2"/>
          <table:table-cell table:style-name="ce2" office:value-type="float" office:value="0.01609866123715">
            <text:p>0.016</text:p>
          </table:table-cell>
          <table:table-cell table:style-name="ce2" office:value-type="float" office:value="0.01609866123715">
            <text:p>0.016</text:p>
          </table:table-cell>
          <table:table-cell table:style-name="ce2" office:value-type="float" office:value="-0.00900426366408458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37:.C238]+[.AD237:.AF238]" office:value-type="float" office:value="2.31247944301582">
            <text:p>2.312</text:p>
          </table:table-cell>
          <table:table-cell table:style-name="ce2" office:value-type="float" office:value="2.31247944301582">
            <text:p>2.312</text:p>
          </table:table-cell>
          <table:table-cell table:style-name="ce2" office:value-type="float" office:value="-3.60151685080968">
            <text:p>-3.602</text:p>
          </table:table-cell>
          <table:table-cell table:style-name="ce2"/>
          <table:table-cell table:style-name="ce2" table:number-matrix-columns-spanned="4" table:number-matrix-rows-spanned="2" table:formula="of:=MMULT([.A240:.C241];[.$A$2:.$D$4])" office:value-type="float" office:value="-3.60151685080968">
            <text:p>-3.602</text:p>
          </table:table-cell>
          <table:table-cell table:style-name="ce2" office:value-type="float" office:value="-1.28903740779386">
            <text:p>-1.289</text:p>
          </table:table-cell>
          <table:table-cell table:style-name="ce2" office:value-type="float" office:value="-1.28903740779386">
            <text:p>-1.289</text:p>
          </table:table-cell>
          <table:table-cell table:style-name="ce2" office:value-type="float" office:value="1.02344203522196">
            <text:p>1.023</text:p>
          </table:table-cell>
          <table:table-cell table:style-name="ce2"/>
          <table:table-cell table:style-name="ce2" table:formula="of:=1/(1+EXP(-[.E240]))" office:value-type="float" office:value="0.0265577511128093">
            <text:p>0.027</text:p>
          </table:table-cell>
          <table:table-cell table:style-name="ce2" table:formula="of:=1/(1+EXP(-[.F240]))" office:value-type="float" office:value="0.216015784103705">
            <text:p>0.216</text:p>
          </table:table-cell>
          <table:table-cell table:style-name="ce2" table:formula="of:=1/(1+EXP(-[.G240]))" office:value-type="float" office:value="0.216015784103705">
            <text:p>0.216</text:p>
          </table:table-cell>
          <table:table-cell table:style-name="ce2" table:formula="of:=1/(1+EXP(-[.H240]))" office:value-type="float" office:value="0.735642523716278">
            <text:p>0.736</text:p>
          </table:table-cell>
          <table:table-cell table:style-name="ce2"/>
          <table:table-cell table:style-name="ce2" table:formula="of:=[.J240]*(1-[.J240])" office:value-type="float" office:value="0.0258524369686394">
            <text:p>0.026</text:p>
          </table:table-cell>
          <table:table-cell table:style-name="ce2" table:formula="of:=[.K240]*(1-[.K240])" office:value-type="float" office:value="0.169352965121767">
            <text:p>0.169</text:p>
          </table:table-cell>
          <table:table-cell table:style-name="ce2" table:formula="of:=[.L240]*(1-[.L240])" office:value-type="float" office:value="0.169352965121767">
            <text:p>0.169</text:p>
          </table:table-cell>
          <table:table-cell table:style-name="ce2" table:formula="of:=[.M240]*(1-[.M240])" office:value-type="float" office:value="0.194472601016623">
            <text:p>0.194</text:p>
          </table:table-cell>
          <table:table-cell table:style-name="ce2"/>
          <table:table-cell table:style-name="ce2" table:number-matrix-columns-spanned="4" table:number-matrix-rows-spanned="2" table:formula="of:=[.$J$8:.$M$9]-[.J240:.M241]" office:value-type="float" office:value="-0.0265574452105824">
            <text:p>-0.027</text:p>
          </table:table-cell>
          <table:table-cell table:style-name="ce2" office:value-type="float" office:value="-0.20932293317942">
            <text:p>-0.209</text:p>
          </table:table-cell>
          <table:table-cell table:style-name="ce2" office:value-type="float" office:value="-0.20932293317942">
            <text:p>-0.209</text:p>
          </table:table-cell>
          <table:table-cell table:style-name="ce2" office:value-type="float" office:value="0.257664625359437">
            <text:p>0.258</text:p>
          </table:table-cell>
          <table:table-cell table:style-name="ce2"/>
          <table:table-cell table:style-name="ce2" table:number-matrix-columns-spanned="4" table:number-matrix-rows-spanned="2" table:formula="of:=[.O240:.R241]*[.T240:.W241]" office:value-type="float" office:value="-0.000686574678354676">
            <text:p>-0.001</text:p>
          </table:table-cell>
          <table:table-cell table:style-name="ce2" office:value-type="float" office:value="-0.0354494594019202">
            <text:p>-0.035</text:p>
          </table:table-cell>
          <table:table-cell table:style-name="ce2" office:value-type="float" office:value="-0.0354494594019202">
            <text:p>-0.035</text:p>
          </table:table-cell>
          <table:table-cell table:style-name="ce2" office:value-type="float" office:value="0.0501087098836236">
            <text:p>0.050</text:p>
          </table:table-cell>
          <table:table-cell table:style-name="ce2"/>
          <table:table-cell table:style-name="ce2" table:number-matrix-columns-spanned="3" table:number-matrix-rows-spanned="2" table:formula="of:=MMULT([.Y240:.AB241];[.$O$2:.$Q$5])" office:value-type="float" office:value="0.0146592504817034">
            <text:p>0.015</text:p>
          </table:table-cell>
          <table:table-cell table:style-name="ce2" office:value-type="float" office:value="0.0146592504817034">
            <text:p>0.015</text:p>
          </table:table-cell>
          <table:table-cell table:style-name="ce2" office:value-type="float" office:value="-0.0214767835985715">
            <text:p>-0.021</text:p>
          </table:table-cell>
          <table:table-cell/>
          <table:table-cell table:number-matrix-columns-spanned="1" table:number-matrix-rows-spanned="1" table:formula="of:=SUM([.T240:.W241]^2)" office:value-type="float" office:value="0.241368857021391">
            <text:p>0.241368857</text:p>
          </table:table-cell>
          <table:table-cell table:number-columns-repeated="990"/>
        </table:table-row>
        <table:table-row table:style-name="ro2">
          <table:table-cell table:style-name="ce2" office:value-type="float" office:value="3.01058588121593">
            <text:p>3.011</text:p>
          </table:table-cell>
          <table:table-cell table:style-name="ce2" office:value-type="float" office:value="3.01058588121593">
            <text:p>3.011</text:p>
          </table:table-cell>
          <table:table-cell table:style-name="ce2" office:value-type="float" office:value="-1.18757724890229">
            <text:p>-1.188</text:p>
          </table:table-cell>
          <table:table-cell table:style-name="ce2"/>
          <table:table-cell table:style-name="ce2" office:value-type="float" office:value="-1.18757724890229">
            <text:p>-1.188</text:p>
          </table:table-cell>
          <table:table-cell table:style-name="ce2" office:value-type="float" office:value="1.82300863231364">
            <text:p>1.823</text:p>
          </table:table-cell>
          <table:table-cell table:style-name="ce2" office:value-type="float" office:value="1.82300863231364">
            <text:p>1.823</text:p>
          </table:table-cell>
          <table:table-cell table:style-name="ce2" office:value-type="float" office:value="4.83359451352957">
            <text:p>4.834</text:p>
          </table:table-cell>
          <table:table-cell table:style-name="ce2"/>
          <table:table-cell table:style-name="ce2" table:formula="of:=1/(1+EXP(-[.E241]))" office:value-type="float" office:value="0.233692522870723">
            <text:p>0.234</text:p>
          </table:table-cell>
          <table:table-cell table:style-name="ce2" table:formula="of:=1/(1+EXP(-[.F241]))" office:value-type="float" office:value="0.8609267475745">
            <text:p>0.861</text:p>
          </table:table-cell>
          <table:table-cell table:style-name="ce2" table:formula="of:=1/(1+EXP(-[.G241]))" office:value-type="float" office:value="0.8609267475745">
            <text:p>0.861</text:p>
          </table:table-cell>
          <table:table-cell table:style-name="ce2" table:formula="of:=1/(1+EXP(-[.H241]))" office:value-type="float" office:value="0.992104962503198">
            <text:p>0.992</text:p>
          </table:table-cell>
          <table:table-cell table:style-name="ce2"/>
          <table:table-cell table:style-name="ce2" table:formula="of:=[.J241]*(1-[.J241])" office:value-type="float" office:value="0.179080327625039">
            <text:p>0.179</text:p>
          </table:table-cell>
          <table:table-cell table:style-name="ce2" table:formula="of:=[.K241]*(1-[.K241])" office:value-type="float" office:value="0.119731882885293">
            <text:p>0.120</text:p>
          </table:table-cell>
          <table:table-cell table:style-name="ce2" table:formula="of:=[.L241]*(1-[.L241])" office:value-type="float" office:value="0.119731882885293">
            <text:p>0.120</text:p>
          </table:table-cell>
          <table:table-cell table:style-name="ce2" table:formula="of:=[.M241]*(1-[.M241])" office:value-type="float" office:value="0.00783270587972607">
            <text:p>0.008</text:p>
          </table:table-cell>
          <table:table-cell table:style-name="ce2"/>
          <table:table-cell table:style-name="ce2" office:value-type="float" office:value="-0.226999671946438">
            <text:p>-0.227</text:p>
          </table:table-cell>
          <table:table-cell table:style-name="ce2" office:value-type="float" office:value="0.132380401501215">
            <text:p>0.132</text:p>
          </table:table-cell>
          <table:table-cell table:style-name="ce2" office:value-type="float" office:value="0.132380401501215">
            <text:p>0.132</text:p>
          </table:table-cell>
          <table:table-cell table:style-name="ce2" office:value-type="float" office:value="0.00789473159457499">
            <text:p>0.008</text:p>
          </table:table-cell>
          <table:table-cell table:style-name="ce2"/>
          <table:table-cell table:style-name="ce2" office:value-type="float" office:value="-0.0406511756229446">
            <text:p>-0.041</text:p>
          </table:table-cell>
          <table:table-cell table:style-name="ce2" office:value-type="float" office:value="0.0158501547288515">
            <text:p>0.016</text:p>
          </table:table-cell>
          <table:table-cell table:style-name="ce2" office:value-type="float" office:value="0.0158501547288515">
            <text:p>0.016</text:p>
          </table:table-cell>
          <table:table-cell table:style-name="ce2" office:value-type="float" office:value="0.0000618371105796867">
            <text:p>0.000</text:p>
          </table:table-cell>
          <table:table-cell table:style-name="ce2"/>
          <table:table-cell table:style-name="ce2" office:value-type="float" office:value="0.0159119918394312">
            <text:p>0.016</text:p>
          </table:table-cell>
          <table:table-cell table:style-name="ce2" office:value-type="float" office:value="0.0159119918394312">
            <text:p>0.016</text:p>
          </table:table-cell>
          <table:table-cell table:style-name="ce2" office:value-type="float" office:value="-0.00888902905466183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0:.C241]+[.AD240:.AF241]" office:value-type="float" office:value="2.32713869349753">
            <text:p>2.327</text:p>
          </table:table-cell>
          <table:table-cell table:style-name="ce2" office:value-type="float" office:value="2.32713869349753">
            <text:p>2.327</text:p>
          </table:table-cell>
          <table:table-cell table:style-name="ce2" office:value-type="float" office:value="-3.62299363440826">
            <text:p>-3.623</text:p>
          </table:table-cell>
          <table:table-cell table:style-name="ce2"/>
          <table:table-cell table:style-name="ce2" table:number-matrix-columns-spanned="4" table:number-matrix-rows-spanned="2" table:formula="of:=MMULT([.A243:.C244];[.$A$2:.$D$4])" office:value-type="float" office:value="-3.62299363440826">
            <text:p>-3.623</text:p>
          </table:table-cell>
          <table:table-cell table:style-name="ce2" office:value-type="float" office:value="-1.29585494091073">
            <text:p>-1.296</text:p>
          </table:table-cell>
          <table:table-cell table:style-name="ce2" office:value-type="float" office:value="-1.29585494091073">
            <text:p>-1.296</text:p>
          </table:table-cell>
          <table:table-cell table:style-name="ce2" office:value-type="float" office:value="1.03128375258679">
            <text:p>1.031</text:p>
          </table:table-cell>
          <table:table-cell table:style-name="ce2"/>
          <table:table-cell table:style-name="ce2" table:formula="of:=1/(1+EXP(-[.E243]))" office:value-type="float" office:value="0.0260081335648233">
            <text:p>0.026</text:p>
          </table:table-cell>
          <table:table-cell table:style-name="ce2" table:formula="of:=1/(1+EXP(-[.F243]))" office:value-type="float" office:value="0.214863450120124">
            <text:p>0.215</text:p>
          </table:table-cell>
          <table:table-cell table:style-name="ce2" table:formula="of:=1/(1+EXP(-[.G243]))" office:value-type="float" office:value="0.214863450120124">
            <text:p>0.215</text:p>
          </table:table-cell>
          <table:table-cell table:style-name="ce2" table:formula="of:=1/(1+EXP(-[.H243]))" office:value-type="float" office:value="0.73716470234274">
            <text:p>0.737</text:p>
          </table:table-cell>
          <table:table-cell table:style-name="ce2"/>
          <table:table-cell table:style-name="ce2" table:formula="of:=[.J243]*(1-[.J243])" office:value-type="float" office:value="0.0253317105532976">
            <text:p>0.025</text:p>
          </table:table-cell>
          <table:table-cell table:style-name="ce2" table:formula="of:=[.K243]*(1-[.K243])" office:value-type="float" office:value="0.168697147922601">
            <text:p>0.169</text:p>
          </table:table-cell>
          <table:table-cell table:style-name="ce2" table:formula="of:=[.L243]*(1-[.L243])" office:value-type="float" office:value="0.168697147922601">
            <text:p>0.169</text:p>
          </table:table-cell>
          <table:table-cell table:style-name="ce2" table:formula="of:=[.M243]*(1-[.M243])" office:value-type="float" office:value="0.193752903962679">
            <text:p>0.194</text:p>
          </table:table-cell>
          <table:table-cell table:style-name="ce2"/>
          <table:table-cell table:style-name="ce2" table:number-matrix-columns-spanned="4" table:number-matrix-rows-spanned="2" table:formula="of:=[.$J$8:.$M$9]-[.J243:.M244]" office:value-type="float" office:value="-0.0260078276625963">
            <text:p>-0.026</text:p>
          </table:table-cell>
          <table:table-cell table:style-name="ce2" office:value-type="float" office:value="-0.208170599195839">
            <text:p>-0.208</text:p>
          </table:table-cell>
          <table:table-cell table:style-name="ce2" office:value-type="float" office:value="-0.208170599195839">
            <text:p>-0.208</text:p>
          </table:table-cell>
          <table:table-cell table:style-name="ce2" office:value-type="float" office:value="0.256142446732975">
            <text:p>0.256</text:p>
          </table:table-cell>
          <table:table-cell table:style-name="ce2"/>
          <table:table-cell table:style-name="ce2" table:number-matrix-columns-spanned="4" table:number-matrix-rows-spanned="2" table:formula="of:=[.O243:.R244]*[.T243:.W244]" office:value-type="float" office:value="-0.000658822762468936">
            <text:p>-0.001</text:p>
          </table:table-cell>
          <table:table-cell table:style-name="ce2" office:value-type="float" office:value="-0.035117786365677">
            <text:p>-0.035</text:p>
          </table:table-cell>
          <table:table-cell table:style-name="ce2" office:value-type="float" office:value="-0.035117786365677">
            <text:p>-0.035</text:p>
          </table:table-cell>
          <table:table-cell table:style-name="ce2" office:value-type="float" office:value="0.0496283428826198">
            <text:p>0.050</text:p>
          </table:table-cell>
          <table:table-cell table:style-name="ce2"/>
          <table:table-cell table:style-name="ce2" table:number-matrix-columns-spanned="3" table:number-matrix-rows-spanned="2" table:formula="of:=MMULT([.Y243:.AB244];[.$O$2:.$Q$5])" office:value-type="float" office:value="0.0145105565169428">
            <text:p>0.015</text:p>
          </table:table-cell>
          <table:table-cell table:style-name="ce2" office:value-type="float" office:value="0.0145105565169428">
            <text:p>0.015</text:p>
          </table:table-cell>
          <table:table-cell table:style-name="ce2" office:value-type="float" office:value="-0.0212660526112032">
            <text:p>-0.021</text:p>
          </table:table-cell>
          <table:table-cell/>
          <table:table-cell table:number-matrix-columns-spanned="1" table:number-matrix-rows-spanned="1" table:formula="of:=SUM([.T243:.W244]^2)" office:value-type="float" office:value="0.238431711889968">
            <text:p>0.2384317119</text:p>
          </table:table-cell>
          <table:table-cell table:number-columns-repeated="990"/>
        </table:table-row>
        <table:table-row table:style-name="ro2">
          <table:table-cell table:style-name="ce2" office:value-type="float" office:value="3.02649787305536">
            <text:p>3.026</text:p>
          </table:table-cell>
          <table:table-cell table:style-name="ce2" office:value-type="float" office:value="3.02649787305536">
            <text:p>3.026</text:p>
          </table:table-cell>
          <table:table-cell table:style-name="ce2" office:value-type="float" office:value="-1.19646627795695">
            <text:p>-1.196</text:p>
          </table:table-cell>
          <table:table-cell table:style-name="ce2"/>
          <table:table-cell table:style-name="ce2" office:value-type="float" office:value="-1.19646627795695">
            <text:p>-1.196</text:p>
          </table:table-cell>
          <table:table-cell table:style-name="ce2" office:value-type="float" office:value="1.83003159509841">
            <text:p>1.830</text:p>
          </table:table-cell>
          <table:table-cell table:style-name="ce2" office:value-type="float" office:value="1.83003159509841">
            <text:p>1.830</text:p>
          </table:table-cell>
          <table:table-cell table:style-name="ce2" office:value-type="float" office:value="4.85652946815377">
            <text:p>4.857</text:p>
          </table:table-cell>
          <table:table-cell table:style-name="ce2"/>
          <table:table-cell table:style-name="ce2" table:formula="of:=1/(1+EXP(-[.E244]))" office:value-type="float" office:value="0.232104442419867">
            <text:p>0.232</text:p>
          </table:table-cell>
          <table:table-cell table:style-name="ce2" table:formula="of:=1/(1+EXP(-[.F244]))" office:value-type="float" office:value="0.861765490659681">
            <text:p>0.862</text:p>
          </table:table-cell>
          <table:table-cell table:style-name="ce2" table:formula="of:=1/(1+EXP(-[.G244]))" office:value-type="float" office:value="0.861765490659681">
            <text:p>0.862</text:p>
          </table:table-cell>
          <table:table-cell table:style-name="ce2" table:formula="of:=1/(1+EXP(-[.H244]))" office:value-type="float" office:value="0.992282592664957">
            <text:p>0.992</text:p>
          </table:table-cell>
          <table:table-cell table:style-name="ce2"/>
          <table:table-cell table:style-name="ce2" table:formula="of:=[.J244]*(1-[.J244])" office:value-type="float" office:value="0.178231970228829">
            <text:p>0.178</text:p>
          </table:table-cell>
          <table:table-cell table:style-name="ce2" table:formula="of:=[.K244]*(1-[.K244])" office:value-type="float" office:value="0.11912572976776">
            <text:p>0.119</text:p>
          </table:table-cell>
          <table:table-cell table:style-name="ce2" table:formula="of:=[.L244]*(1-[.L244])" office:value-type="float" office:value="0.11912572976776">
            <text:p>0.119</text:p>
          </table:table-cell>
          <table:table-cell table:style-name="ce2" table:formula="of:=[.M244]*(1-[.M244])" office:value-type="float" office:value="0.00765784895906759">
            <text:p>0.008</text:p>
          </table:table-cell>
          <table:table-cell table:style-name="ce2"/>
          <table:table-cell table:style-name="ce2" office:value-type="float" office:value="-0.225411591495582">
            <text:p>-0.225</text:p>
          </table:table-cell>
          <table:table-cell table:style-name="ce2" office:value-type="float" office:value="0.131541658416034">
            <text:p>0.132</text:p>
          </table:table-cell>
          <table:table-cell table:style-name="ce2" office:value-type="float" office:value="0.131541658416034">
            <text:p>0.132</text:p>
          </table:table-cell>
          <table:table-cell table:style-name="ce2" office:value-type="float" office:value="0.00771710143281557">
            <text:p>0.008</text:p>
          </table:table-cell>
          <table:table-cell table:style-name="ce2"/>
          <table:table-cell table:style-name="ce2" office:value-type="float" office:value="-0.0401755520646736">
            <text:p>-0.040</text:p>
          </table:table-cell>
          <table:table-cell table:style-name="ce2" office:value-type="float" office:value="0.0156699960536715">
            <text:p>0.016</text:p>
          </table:table-cell>
          <table:table-cell table:style-name="ce2" office:value-type="float" office:value="0.0156699960536715">
            <text:p>0.016</text:p>
          </table:table-cell>
          <table:table-cell table:style-name="ce2" office:value-type="float" office:value="0.0000590963971743057">
            <text:p>0.000</text:p>
          </table:table-cell>
          <table:table-cell table:style-name="ce2"/>
          <table:table-cell table:style-name="ce2" office:value-type="float" office:value="0.0157290924508458">
            <text:p>0.016</text:p>
          </table:table-cell>
          <table:table-cell table:style-name="ce2" office:value-type="float" office:value="0.0157290924508458">
            <text:p>0.016</text:p>
          </table:table-cell>
          <table:table-cell table:style-name="ce2" office:value-type="float" office:value="-0.00877646356015631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3:.C244]+[.AD243:.AF244]" office:value-type="float" office:value="2.34164925001447">
            <text:p>2.342</text:p>
          </table:table-cell>
          <table:table-cell table:style-name="ce2" office:value-type="float" office:value="2.34164925001447">
            <text:p>2.342</text:p>
          </table:table-cell>
          <table:table-cell table:style-name="ce2" office:value-type="float" office:value="-3.64425968701946">
            <text:p>-3.644</text:p>
          </table:table-cell>
          <table:table-cell table:style-name="ce2"/>
          <table:table-cell table:style-name="ce2" table:number-matrix-columns-spanned="4" table:number-matrix-rows-spanned="2" table:formula="of:=MMULT([.A246:.C247];[.$A$2:.$D$4])" office:value-type="float" office:value="-3.64425968701946">
            <text:p>-3.644</text:p>
          </table:table-cell>
          <table:table-cell table:style-name="ce2" office:value-type="float" office:value="-1.30261043700499">
            <text:p>-1.303</text:p>
          </table:table-cell>
          <table:table-cell table:style-name="ce2" office:value-type="float" office:value="-1.30261043700499">
            <text:p>-1.303</text:p>
          </table:table-cell>
          <table:table-cell table:style-name="ce2" office:value-type="float" office:value="1.03903881300948">
            <text:p>1.039</text:p>
          </table:table-cell>
          <table:table-cell table:style-name="ce2"/>
          <table:table-cell table:style-name="ce2" table:formula="of:=1/(1+EXP(-[.E246]))" office:value-type="float" office:value="0.0254748239014573">
            <text:p>0.025</text:p>
          </table:table-cell>
          <table:table-cell table:style-name="ce2" table:formula="of:=1/(1+EXP(-[.F246]))" office:value-type="float" office:value="0.213726012498496">
            <text:p>0.214</text:p>
          </table:table-cell>
          <table:table-cell table:style-name="ce2" table:formula="of:=1/(1+EXP(-[.G246]))" office:value-type="float" office:value="0.213726012498496">
            <text:p>0.214</text:p>
          </table:table-cell>
          <table:table-cell table:style-name="ce2" table:formula="of:=1/(1+EXP(-[.H246]))" office:value-type="float" office:value="0.738664501832322">
            <text:p>0.739</text:p>
          </table:table-cell>
          <table:table-cell table:style-name="ce2"/>
          <table:table-cell table:style-name="ce2" table:formula="of:=[.J246]*(1-[.J246])" office:value-type="float" office:value="0.0248258572486471">
            <text:p>0.025</text:p>
          </table:table-cell>
          <table:table-cell table:style-name="ce2" table:formula="of:=[.K246]*(1-[.K246])" office:value-type="float" office:value="0.168047204079989">
            <text:p>0.168</text:p>
          </table:table-cell>
          <table:table-cell table:style-name="ce2" table:formula="of:=[.L246]*(1-[.L246])" office:value-type="float" office:value="0.168047204079989">
            <text:p>0.168</text:p>
          </table:table-cell>
          <table:table-cell table:style-name="ce2" table:formula="of:=[.M246]*(1-[.M246])" office:value-type="float" office:value="0.19303925556513">
            <text:p>0.193</text:p>
          </table:table-cell>
          <table:table-cell table:style-name="ce2"/>
          <table:table-cell table:style-name="ce2" table:number-matrix-columns-spanned="4" table:number-matrix-rows-spanned="2" table:formula="of:=[.$J$8:.$M$9]-[.J246:.M247]" office:value-type="float" office:value="-0.0254745179992304">
            <text:p>-0.025</text:p>
          </table:table-cell>
          <table:table-cell table:style-name="ce2" office:value-type="float" office:value="-0.207033161574211">
            <text:p>-0.207</text:p>
          </table:table-cell>
          <table:table-cell table:style-name="ce2" office:value-type="float" office:value="-0.207033161574211">
            <text:p>-0.207</text:p>
          </table:table-cell>
          <table:table-cell table:style-name="ce2" office:value-type="float" office:value="0.254642647243393">
            <text:p>0.255</text:p>
          </table:table-cell>
          <table:table-cell table:style-name="ce2"/>
          <table:table-cell table:style-name="ce2" table:number-matrix-columns-spanned="4" table:number-matrix-rows-spanned="2" table:formula="of:=[.O246:.R247]*[.T246:.W247]" office:value-type="float" office:value="-0.000632426747326984">
            <text:p>-0.001</text:p>
          </table:table-cell>
          <table:table-cell table:style-name="ce2" office:value-type="float" office:value="-0.0347913439543869">
            <text:p>-0.035</text:p>
          </table:table-cell>
          <table:table-cell table:style-name="ce2" office:value-type="float" office:value="-0.0347913439543869">
            <text:p>-0.035</text:p>
          </table:table-cell>
          <table:table-cell table:style-name="ce2" office:value-type="float" office:value="0.0491560270589985">
            <text:p>0.049</text:p>
          </table:table-cell>
          <table:table-cell table:style-name="ce2"/>
          <table:table-cell table:style-name="ce2" table:number-matrix-columns-spanned="3" table:number-matrix-rows-spanned="2" table:formula="of:=MMULT([.Y246:.AB247];[.$O$2:.$Q$5])" office:value-type="float" office:value="0.0143646831046117">
            <text:p>0.014</text:p>
          </table:table-cell>
          <table:table-cell table:style-name="ce2" office:value-type="float" office:value="0.0143646831046117">
            <text:p>0.014</text:p>
          </table:table-cell>
          <table:table-cell table:style-name="ce2" office:value-type="float" office:value="-0.0210590875971022">
            <text:p>-0.021</text:p>
          </table:table-cell>
          <table:table-cell/>
          <table:table-cell table:number-matrix-columns-spanned="1" table:number-matrix-rows-spanned="1" table:formula="of:=SUM([.T246:.W247]^2)" office:value-type="float" office:value="0.235556587279786">
            <text:p>0.2355565873</text:p>
          </table:table-cell>
          <table:table-cell table:number-columns-repeated="990"/>
        </table:table-row>
        <table:table-row table:style-name="ro2">
          <table:table-cell table:style-name="ce2" office:value-type="float" office:value="3.04222696550621">
            <text:p>3.042</text:p>
          </table:table-cell>
          <table:table-cell table:style-name="ce2" office:value-type="float" office:value="3.04222696550621">
            <text:p>3.042</text:p>
          </table:table-cell>
          <table:table-cell table:style-name="ce2" office:value-type="float" office:value="-1.20524274151711">
            <text:p>-1.205</text:p>
          </table:table-cell>
          <table:table-cell table:style-name="ce2"/>
          <table:table-cell table:style-name="ce2" office:value-type="float" office:value="-1.20524274151711">
            <text:p>-1.205</text:p>
          </table:table-cell>
          <table:table-cell table:style-name="ce2" office:value-type="float" office:value="1.8369842239891">
            <text:p>1.837</text:p>
          </table:table-cell>
          <table:table-cell table:style-name="ce2" office:value-type="float" office:value="1.8369842239891">
            <text:p>1.837</text:p>
          </table:table-cell>
          <table:table-cell table:style-name="ce2" office:value-type="float" office:value="4.8792111894953">
            <text:p>4.879</text:p>
          </table:table-cell>
          <table:table-cell table:style-name="ce2"/>
          <table:table-cell table:style-name="ce2" table:formula="of:=1/(1+EXP(-[.E247]))" office:value-type="float" office:value="0.230543875212486">
            <text:p>0.231</text:p>
          </table:table-cell>
          <table:table-cell table:style-name="ce2" table:formula="of:=1/(1+EXP(-[.F247]))" office:value-type="float" office:value="0.862591646357799">
            <text:p>0.863</text:p>
          </table:table-cell>
          <table:table-cell table:style-name="ce2" table:formula="of:=1/(1+EXP(-[.G247]))" office:value-type="float" office:value="0.862591646357799">
            <text:p>0.863</text:p>
          </table:table-cell>
          <table:table-cell table:style-name="ce2" table:formula="of:=1/(1+EXP(-[.H247]))" office:value-type="float" office:value="0.992454360568298">
            <text:p>0.992</text:p>
          </table:table-cell>
          <table:table-cell table:style-name="ce2"/>
          <table:table-cell table:style-name="ce2" table:formula="of:=[.J247]*(1-[.J247])" office:value-type="float" office:value="0.177393396814495">
            <text:p>0.177</text:p>
          </table:table-cell>
          <table:table-cell table:style-name="ce2" table:formula="of:=[.K247]*(1-[.K247])" office:value-type="float" office:value="0.118527297991541">
            <text:p>0.119</text:p>
          </table:table-cell>
          <table:table-cell table:style-name="ce2" table:formula="of:=[.L247]*(1-[.L247])" office:value-type="float" office:value="0.118527297991541">
            <text:p>0.119</text:p>
          </table:table-cell>
          <table:table-cell table:style-name="ce2" table:formula="of:=[.M247]*(1-[.M247])" office:value-type="float" office:value="0.00748870275726869">
            <text:p>0.007</text:p>
          </table:table-cell>
          <table:table-cell table:style-name="ce2"/>
          <table:table-cell table:style-name="ce2" office:value-type="float" office:value="-0.223851024288201">
            <text:p>-0.224</text:p>
          </table:table-cell>
          <table:table-cell table:style-name="ce2" office:value-type="float" office:value="0.130715502717917">
            <text:p>0.131</text:p>
          </table:table-cell>
          <table:table-cell table:style-name="ce2" office:value-type="float" office:value="0.130715502717917">
            <text:p>0.131</text:p>
          </table:table-cell>
          <table:table-cell table:style-name="ce2" office:value-type="float" office:value="0.00754533352947495">
            <text:p>0.008</text:p>
          </table:table-cell>
          <table:table-cell table:style-name="ce2"/>
          <table:table-cell table:style-name="ce2" office:value-type="float" office:value="-0.0397096935788881">
            <text:p>-0.040</text:p>
          </table:table-cell>
          <table:table-cell table:style-name="ce2" office:value-type="float" office:value="0.0154933553427606">
            <text:p>0.015</text:p>
          </table:table-cell>
          <table:table-cell table:style-name="ce2" office:value-type="float" office:value="0.0154933553427606">
            <text:p>0.015</text:p>
          </table:table-cell>
          <table:table-cell table:style-name="ce2" office:value-type="float" office:value="0.000056504760006691">
            <text:p>0.000</text:p>
          </table:table-cell>
          <table:table-cell table:style-name="ce2"/>
          <table:table-cell table:style-name="ce2" office:value-type="float" office:value="0.0155498601027673">
            <text:p>0.016</text:p>
          </table:table-cell>
          <table:table-cell table:style-name="ce2" office:value-type="float" office:value="0.0155498601027673">
            <text:p>0.016</text:p>
          </table:table-cell>
          <table:table-cell table:style-name="ce2" office:value-type="float" office:value="-0.0086664781333602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6:.C247]+[.AD246:.AF247]" office:value-type="float" office:value="2.35601393311908">
            <text:p>2.356</text:p>
          </table:table-cell>
          <table:table-cell table:style-name="ce2" office:value-type="float" office:value="2.35601393311908">
            <text:p>2.356</text:p>
          </table:table-cell>
          <table:table-cell table:style-name="ce2" office:value-type="float" office:value="-3.66531877461656">
            <text:p>-3.665</text:p>
          </table:table-cell>
          <table:table-cell table:style-name="ce2"/>
          <table:table-cell table:style-name="ce2" table:number-matrix-columns-spanned="4" table:number-matrix-rows-spanned="2" table:formula="of:=MMULT([.A249:.C250];[.$A$2:.$D$4])" office:value-type="float" office:value="-3.66531877461656">
            <text:p>-3.665</text:p>
          </table:table-cell>
          <table:table-cell table:style-name="ce2" office:value-type="float" office:value="-1.30930484149748">
            <text:p>-1.309</text:p>
          </table:table-cell>
          <table:table-cell table:style-name="ce2" office:value-type="float" office:value="-1.30930484149748">
            <text:p>-1.309</text:p>
          </table:table-cell>
          <table:table-cell table:style-name="ce2" office:value-type="float" office:value="1.0467090916216">
            <text:p>1.047</text:p>
          </table:table-cell>
          <table:table-cell table:style-name="ce2"/>
          <table:table-cell table:style-name="ce2" table:formula="of:=1/(1+EXP(-[.E249]))" office:value-type="float" office:value="0.0249572057217886">
            <text:p>0.025</text:p>
          </table:table-cell>
          <table:table-cell table:style-name="ce2" table:formula="of:=1/(1+EXP(-[.F249]))" office:value-type="float" office:value="0.212603192544008">
            <text:p>0.213</text:p>
          </table:table-cell>
          <table:table-cell table:style-name="ce2" table:formula="of:=1/(1+EXP(-[.G249]))" office:value-type="float" office:value="0.212603192544008">
            <text:p>0.213</text:p>
          </table:table-cell>
          <table:table-cell table:style-name="ce2" table:formula="of:=1/(1+EXP(-[.H249]))" office:value-type="float" office:value="0.740142453886186">
            <text:p>0.740</text:p>
          </table:table-cell>
          <table:table-cell table:style-name="ce2"/>
          <table:table-cell table:style-name="ce2" table:formula="of:=[.J249]*(1-[.J249])" office:value-type="float" office:value="0.0243343436043489">
            <text:p>0.024</text:p>
          </table:table-cell>
          <table:table-cell table:style-name="ce2" table:formula="of:=[.K249]*(1-[.K249])" office:value-type="float" office:value="0.167403075064103">
            <text:p>0.167</text:p>
          </table:table-cell>
          <table:table-cell table:style-name="ce2" table:formula="of:=[.L249]*(1-[.L249])" office:value-type="float" office:value="0.167403075064103">
            <text:p>0.167</text:p>
          </table:table-cell>
          <table:table-cell table:style-name="ce2" table:formula="of:=[.M249]*(1-[.M249])" office:value-type="float" office:value="0.192331601841521">
            <text:p>0.192</text:p>
          </table:table-cell>
          <table:table-cell table:style-name="ce2"/>
          <table:table-cell table:style-name="ce2" table:number-matrix-columns-spanned="4" table:number-matrix-rows-spanned="2" table:formula="of:=[.$J$8:.$M$9]-[.J249:.M250]" office:value-type="float" office:value="-0.0249568998195617">
            <text:p>-0.025</text:p>
          </table:table-cell>
          <table:table-cell table:style-name="ce2" office:value-type="float" office:value="-0.205910341619723">
            <text:p>-0.206</text:p>
          </table:table-cell>
          <table:table-cell table:style-name="ce2" office:value-type="float" office:value="-0.205910341619723">
            <text:p>-0.206</text:p>
          </table:table-cell>
          <table:table-cell table:style-name="ce2" office:value-type="float" office:value="0.25316469518953">
            <text:p>0.253</text:p>
          </table:table-cell>
          <table:table-cell table:style-name="ce2"/>
          <table:table-cell table:style-name="ce2" table:number-matrix-columns-spanned="4" table:number-matrix-rows-spanned="2" table:formula="of:=[.O249:.R250]*[.T249:.W250]" office:value-type="float" office:value="-0.000607309775508527">
            <text:p>-0.001</text:p>
          </table:table-cell>
          <table:table-cell table:style-name="ce2" office:value-type="float" office:value="-0.0344700243746416">
            <text:p>-0.034</text:p>
          </table:table-cell>
          <table:table-cell table:style-name="ce2" office:value-type="float" office:value="-0.0344700243746416">
            <text:p>-0.034</text:p>
          </table:table-cell>
          <table:table-cell table:style-name="ce2" office:value-type="float" office:value="0.0486915713555227">
            <text:p>0.049</text:p>
          </table:table-cell>
          <table:table-cell table:style-name="ce2"/>
          <table:table-cell table:style-name="ce2" table:number-matrix-columns-spanned="3" table:number-matrix-rows-spanned="2" table:formula="of:=MMULT([.Y249:.AB250];[.$O$2:.$Q$5])" office:value-type="float" office:value="0.0142215469808811">
            <text:p>0.014</text:p>
          </table:table-cell>
          <table:table-cell table:style-name="ce2" office:value-type="float" office:value="0.0142215469808811">
            <text:p>0.014</text:p>
          </table:table-cell>
          <table:table-cell table:style-name="ce2" office:value-type="float" office:value="-0.020855787169269">
            <text:p>-0.021</text:p>
          </table:table-cell>
          <table:table-cell/>
          <table:table-cell table:number-matrix-columns-spanned="1" table:number-matrix-rows-spanned="1" table:formula="of:=SUM([.T249:.W250]^2)" office:value-type="float" office:value="0.232741641600312">
            <text:p>0.2327416416</text:p>
          </table:table-cell>
          <table:table-cell table:number-columns-repeated="990"/>
        </table:table-row>
        <table:table-row table:style-name="ro2">
          <table:table-cell table:style-name="ce2" office:value-type="float" office:value="3.05777682560897">
            <text:p>3.058</text:p>
          </table:table-cell>
          <table:table-cell table:style-name="ce2" office:value-type="float" office:value="3.05777682560897">
            <text:p>3.058</text:p>
          </table:table-cell>
          <table:table-cell table:style-name="ce2" office:value-type="float" office:value="-1.21390921965047">
            <text:p>-1.214</text:p>
          </table:table-cell>
          <table:table-cell table:style-name="ce2"/>
          <table:table-cell table:style-name="ce2" office:value-type="float" office:value="-1.21390921965047">
            <text:p>-1.214</text:p>
          </table:table-cell>
          <table:table-cell table:style-name="ce2" office:value-type="float" office:value="1.8438676059585">
            <text:p>1.844</text:p>
          </table:table-cell>
          <table:table-cell table:style-name="ce2" office:value-type="float" office:value="1.8438676059585">
            <text:p>1.844</text:p>
          </table:table-cell>
          <table:table-cell table:style-name="ce2" office:value-type="float" office:value="4.90164443156748">
            <text:p>4.902</text:p>
          </table:table-cell>
          <table:table-cell table:style-name="ce2"/>
          <table:table-cell table:style-name="ce2" table:formula="of:=1/(1+EXP(-[.E250]))" office:value-type="float" office:value="0.229010090566445">
            <text:p>0.229</text:p>
          </table:table-cell>
          <table:table-cell table:style-name="ce2" table:formula="of:=1/(1+EXP(-[.F250]))" office:value-type="float" office:value="0.863405480596606">
            <text:p>0.863</text:p>
          </table:table-cell>
          <table:table-cell table:style-name="ce2" table:formula="of:=1/(1+EXP(-[.G250]))" office:value-type="float" office:value="0.863405480596606">
            <text:p>0.863</text:p>
          </table:table-cell>
          <table:table-cell table:style-name="ce2" table:formula="of:=1/(1+EXP(-[.H250]))" office:value-type="float" office:value="0.992620513928089">
            <text:p>0.993</text:p>
          </table:table-cell>
          <table:table-cell table:style-name="ce2"/>
          <table:table-cell table:style-name="ce2" table:formula="of:=[.J250]*(1-[.J250])" office:value-type="float" office:value="0.176564468985194">
            <text:p>0.177</text:p>
          </table:table-cell>
          <table:table-cell table:style-name="ce2" table:formula="of:=[.K250]*(1-[.K250])" office:value-type="float" office:value="0.11793645667235">
            <text:p>0.118</text:p>
          </table:table-cell>
          <table:table-cell table:style-name="ce2" table:formula="of:=[.L250]*(1-[.L250])" office:value-type="float" office:value="0.11793645667235">
            <text:p>0.118</text:p>
          </table:table-cell>
          <table:table-cell table:style-name="ce2" table:formula="of:=[.M250]*(1-[.M250])" office:value-type="float" office:value="0.00732502925722599">
            <text:p>0.007</text:p>
          </table:table-cell>
          <table:table-cell table:style-name="ce2"/>
          <table:table-cell table:style-name="ce2" office:value-type="float" office:value="-0.22231723964216">
            <text:p>-0.222</text:p>
          </table:table-cell>
          <table:table-cell table:style-name="ce2" office:value-type="float" office:value="0.129901668479109">
            <text:p>0.130</text:p>
          </table:table-cell>
          <table:table-cell table:style-name="ce2" office:value-type="float" office:value="0.129901668479109">
            <text:p>0.130</text:p>
          </table:table-cell>
          <table:table-cell table:style-name="ce2" office:value-type="float" office:value="0.00737918016968453">
            <text:p>0.007</text:p>
          </table:table-cell>
          <table:table-cell table:style-name="ce2"/>
          <table:table-cell table:style-name="ce2" office:value-type="float" office:value="-0.039253325363672">
            <text:p>-0.039</text:p>
          </table:table-cell>
          <table:table-cell table:style-name="ce2" office:value-type="float" office:value="0.0153201424962524">
            <text:p>0.015</text:p>
          </table:table-cell>
          <table:table-cell table:style-name="ce2" office:value-type="float" office:value="0.0153201424962524">
            <text:p>0.015</text:p>
          </table:table-cell>
          <table:table-cell table:style-name="ce2" office:value-type="float" office:value="0.000054052710637281">
            <text:p>0.000</text:p>
          </table:table-cell>
          <table:table-cell table:style-name="ce2"/>
          <table:table-cell table:style-name="ce2" office:value-type="float" office:value="0.0153741952068897">
            <text:p>0.015</text:p>
          </table:table-cell>
          <table:table-cell table:style-name="ce2" office:value-type="float" office:value="0.0153741952068897">
            <text:p>0.015</text:p>
          </table:table-cell>
          <table:table-cell table:style-name="ce2" office:value-type="float" office:value="-0.00855898766052989">
            <text:p>-0.009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49:.C250]+[.AD249:.AF250]" office:value-type="float" office:value="2.37023548009996">
            <text:p>2.370</text:p>
          </table:table-cell>
          <table:table-cell table:style-name="ce2" office:value-type="float" office:value="2.37023548009996">
            <text:p>2.370</text:p>
          </table:table-cell>
          <table:table-cell table:style-name="ce2" office:value-type="float" office:value="-3.68617456178583">
            <text:p>-3.686</text:p>
          </table:table-cell>
          <table:table-cell table:style-name="ce2"/>
          <table:table-cell table:style-name="ce2" table:number-matrix-columns-spanned="4" table:number-matrix-rows-spanned="2" table:formula="of:=MMULT([.A252:.C253];[.$A$2:.$D$4])" office:value-type="float" office:value="-3.68617456178583">
            <text:p>-3.686</text:p>
          </table:table-cell>
          <table:table-cell table:style-name="ce2" office:value-type="float" office:value="-1.31593908168587">
            <text:p>-1.316</text:p>
          </table:table-cell>
          <table:table-cell table:style-name="ce2" office:value-type="float" office:value="-1.31593908168587">
            <text:p>-1.316</text:p>
          </table:table-cell>
          <table:table-cell table:style-name="ce2" office:value-type="float" office:value="1.05429639841409">
            <text:p>1.054</text:p>
          </table:table-cell>
          <table:table-cell table:style-name="ce2"/>
          <table:table-cell table:style-name="ce2" table:formula="of:=1/(1+EXP(-[.E252]))" office:value-type="float" office:value="0.0244546906586201">
            <text:p>0.024</text:p>
          </table:table-cell>
          <table:table-cell table:style-name="ce2" table:formula="of:=1/(1+EXP(-[.F252]))" office:value-type="float" office:value="0.211494717885059">
            <text:p>0.211</text:p>
          </table:table-cell>
          <table:table-cell table:style-name="ce2" table:formula="of:=1/(1+EXP(-[.G252]))" office:value-type="float" office:value="0.211494717885059">
            <text:p>0.211</text:p>
          </table:table-cell>
          <table:table-cell table:style-name="ce2" table:formula="of:=1/(1+EXP(-[.H252]))" office:value-type="float" office:value="0.741599071759491">
            <text:p>0.742</text:p>
          </table:table-cell>
          <table:table-cell table:style-name="ce2"/>
          <table:table-cell table:style-name="ce2" table:formula="of:=[.J252]*(1-[.J252])" office:value-type="float" office:value="0.0238566587634113">
            <text:p>0.024</text:p>
          </table:table-cell>
          <table:table-cell table:style-name="ce2" table:formula="of:=[.K252]*(1-[.K252])" office:value-type="float" office:value="0.166764702191779">
            <text:p>0.167</text:p>
          </table:table-cell>
          <table:table-cell table:style-name="ce2" table:formula="of:=[.L252]*(1-[.L252])" office:value-type="float" office:value="0.166764702191779">
            <text:p>0.167</text:p>
          </table:table-cell>
          <table:table-cell table:style-name="ce2" table:formula="of:=[.M252]*(1-[.M252])" office:value-type="float" office:value="0.191629888524952">
            <text:p>0.192</text:p>
          </table:table-cell>
          <table:table-cell table:style-name="ce2"/>
          <table:table-cell table:style-name="ce2" table:number-matrix-columns-spanned="4" table:number-matrix-rows-spanned="2" table:formula="of:=[.$J$8:.$M$9]-[.J252:.M253]" office:value-type="float" office:value="-0.0244543847563931">
            <text:p>-0.024</text:p>
          </table:table-cell>
          <table:table-cell table:style-name="ce2" office:value-type="float" office:value="-0.204801866960775">
            <text:p>-0.205</text:p>
          </table:table-cell>
          <table:table-cell table:style-name="ce2" office:value-type="float" office:value="-0.204801866960775">
            <text:p>-0.205</text:p>
          </table:table-cell>
          <table:table-cell table:style-name="ce2" office:value-type="float" office:value="0.251708077316224">
            <text:p>0.252</text:p>
          </table:table-cell>
          <table:table-cell table:style-name="ce2"/>
          <table:table-cell table:style-name="ce2" table:number-matrix-columns-spanned="4" table:number-matrix-rows-spanned="2" table:formula="of:=[.O252:.R253]*[.T252:.W253]" office:value-type="float" office:value="-0.000583399912402437">
            <text:p>-0.001</text:p>
          </table:table-cell>
          <table:table-cell table:style-name="ce2" office:value-type="float" office:value="-0.0341537223520338">
            <text:p>-0.034</text:p>
          </table:table-cell>
          <table:table-cell table:style-name="ce2" office:value-type="float" office:value="-0.0341537223520338">
            <text:p>-0.034</text:p>
          </table:table-cell>
          <table:table-cell table:style-name="ce2" office:value-type="float" office:value="0.048234790796938">
            <text:p>0.048</text:p>
          </table:table-cell>
          <table:table-cell table:style-name="ce2"/>
          <table:table-cell table:style-name="ce2" table:number-matrix-columns-spanned="3" table:number-matrix-rows-spanned="2" table:formula="of:=MMULT([.Y252:.AB253];[.$O$2:.$Q$5])" office:value-type="float" office:value="0.0140810684449042">
            <text:p>0.014</text:p>
          </table:table-cell>
          <table:table-cell table:style-name="ce2" office:value-type="float" office:value="0.0140810684449042">
            <text:p>0.014</text:p>
          </table:table-cell>
          <table:table-cell table:style-name="ce2" office:value-type="float" office:value="-0.020656053819532">
            <text:p>-0.021</text:p>
          </table:table-cell>
          <table:table-cell/>
          <table:table-cell table:number-matrix-columns-spanned="1" table:number-matrix-rows-spanned="1" table:formula="of:=SUM([.T252:.W253]^2)" office:value-type="float" office:value="0.229985103901668">
            <text:p>0.2299851039</text:p>
          </table:table-cell>
          <table:table-cell table:number-columns-repeated="990"/>
        </table:table-row>
        <table:table-row table:style-name="ro2">
          <table:table-cell table:style-name="ce2" office:value-type="float" office:value="3.07315102081586">
            <text:p>3.073</text:p>
          </table:table-cell>
          <table:table-cell table:style-name="ce2" office:value-type="float" office:value="3.07315102081586">
            <text:p>3.073</text:p>
          </table:table-cell>
          <table:table-cell table:style-name="ce2" office:value-type="float" office:value="-1.222468207311">
            <text:p>-1.222</text:p>
          </table:table-cell>
          <table:table-cell table:style-name="ce2"/>
          <table:table-cell table:style-name="ce2" office:value-type="float" office:value="-1.222468207311">
            <text:p>-1.222</text:p>
          </table:table-cell>
          <table:table-cell table:style-name="ce2" office:value-type="float" office:value="1.85068281350486">
            <text:p>1.851</text:p>
          </table:table-cell>
          <table:table-cell table:style-name="ce2" office:value-type="float" office:value="1.85068281350486">
            <text:p>1.851</text:p>
          </table:table-cell>
          <table:table-cell table:style-name="ce2" office:value-type="float" office:value="4.92383383432073">
            <text:p>4.924</text:p>
          </table:table-cell>
          <table:table-cell table:style-name="ce2"/>
          <table:table-cell table:style-name="ce2" table:formula="of:=1/(1+EXP(-[.E253]))" office:value-type="float" office:value="0.227502383633575">
            <text:p>0.228</text:p>
          </table:table-cell>
          <table:table-cell table:style-name="ce2" table:formula="of:=1/(1+EXP(-[.F253]))" office:value-type="float" office:value="0.86420725318562">
            <text:p>0.864</text:p>
          </table:table-cell>
          <table:table-cell table:style-name="ce2" table:formula="of:=1/(1+EXP(-[.G253]))" office:value-type="float" office:value="0.86420725318562">
            <text:p>0.864</text:p>
          </table:table-cell>
          <table:table-cell table:style-name="ce2" table:formula="of:=1/(1+EXP(-[.H253]))" office:value-type="float" office:value="0.992781287942311">
            <text:p>0.993</text:p>
          </table:table-cell>
          <table:table-cell table:style-name="ce2"/>
          <table:table-cell table:style-name="ce2" table:formula="of:=[.J253]*(1-[.J253])" office:value-type="float" office:value="0.175745049074616">
            <text:p>0.176</text:p>
          </table:table-cell>
          <table:table-cell table:style-name="ce2" table:formula="of:=[.K253]*(1-[.K253])" office:value-type="float" office:value="0.117353076726986">
            <text:p>0.117</text:p>
          </table:table-cell>
          <table:table-cell table:style-name="ce2" table:formula="of:=[.L253]*(1-[.L253])" office:value-type="float" office:value="0.117353076726986">
            <text:p>0.117</text:p>
          </table:table-cell>
          <table:table-cell table:style-name="ce2" table:formula="of:=[.M253]*(1-[.M253])" office:value-type="float" office:value="0.00716660225391672">
            <text:p>0.007</text:p>
          </table:table-cell>
          <table:table-cell table:style-name="ce2"/>
          <table:table-cell table:style-name="ce2" office:value-type="float" office:value="-0.22080953270929">
            <text:p>-0.221</text:p>
          </table:table-cell>
          <table:table-cell table:style-name="ce2" office:value-type="float" office:value="0.129099895890095">
            <text:p>0.129</text:p>
          </table:table-cell>
          <table:table-cell table:style-name="ce2" office:value-type="float" office:value="0.129099895890095">
            <text:p>0.129</text:p>
          </table:table-cell>
          <table:table-cell table:style-name="ce2" office:value-type="float" office:value="0.00721840615546154">
            <text:p>0.007</text:p>
          </table:table-cell>
          <table:table-cell table:style-name="ce2"/>
          <table:table-cell table:style-name="ce2" office:value-type="float" office:value="-0.0388061821621373">
            <text:p>-0.039</text:p>
          </table:table-cell>
          <table:table-cell table:style-name="ce2" office:value-type="float" office:value="0.0151502699878362">
            <text:p>0.015</text:p>
          </table:table-cell>
          <table:table-cell table:style-name="ce2" office:value-type="float" office:value="0.0151502699878362">
            <text:p>0.015</text:p>
          </table:table-cell>
          <table:table-cell table:style-name="ce2" office:value-type="float" office:value="0.000051731445823417">
            <text:p>0.000</text:p>
          </table:table-cell>
          <table:table-cell table:style-name="ce2"/>
          <table:table-cell table:style-name="ce2" office:value-type="float" office:value="0.0152020014336596">
            <text:p>0.015</text:p>
          </table:table-cell>
          <table:table-cell table:style-name="ce2" office:value-type="float" office:value="0.0152020014336596">
            <text:p>0.015</text:p>
          </table:table-cell>
          <table:table-cell table:style-name="ce2" office:value-type="float" office:value="-0.00845391074064142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2:.C253]+[.AD252:.AF253]" office:value-type="float" office:value="2.38431654854487">
            <text:p>2.384</text:p>
          </table:table-cell>
          <table:table-cell table:style-name="ce2" office:value-type="float" office:value="2.38431654854487">
            <text:p>2.384</text:p>
          </table:table-cell>
          <table:table-cell table:style-name="ce2" office:value-type="float" office:value="-3.70683061560536">
            <text:p>-3.707</text:p>
          </table:table-cell>
          <table:table-cell table:style-name="ce2"/>
          <table:table-cell table:style-name="ce2" table:number-matrix-columns-spanned="4" table:number-matrix-rows-spanned="2" table:formula="of:=MMULT([.A255:.C256];[.$A$2:.$D$4])" office:value-type="float" office:value="-3.70683061560536">
            <text:p>-3.707</text:p>
          </table:table-cell>
          <table:table-cell table:style-name="ce2" office:value-type="float" office:value="-1.3225140670605">
            <text:p>-1.323</text:p>
          </table:table-cell>
          <table:table-cell table:style-name="ce2" office:value-type="float" office:value="-1.3225140670605">
            <text:p>-1.323</text:p>
          </table:table-cell>
          <table:table-cell table:style-name="ce2" office:value-type="float" office:value="1.06180248148437">
            <text:p>1.062</text:p>
          </table:table-cell>
          <table:table-cell table:style-name="ce2"/>
          <table:table-cell table:style-name="ce2" table:formula="of:=1/(1+EXP(-[.E255]))" office:value-type="float" office:value="0.0239667168939146">
            <text:p>0.024</text:p>
          </table:table-cell>
          <table:table-cell table:style-name="ce2" table:formula="of:=1/(1+EXP(-[.F255]))" office:value-type="float" office:value="0.210400322328383">
            <text:p>0.210</text:p>
          </table:table-cell>
          <table:table-cell table:style-name="ce2" table:formula="of:=1/(1+EXP(-[.G255]))" office:value-type="float" office:value="0.210400322328383">
            <text:p>0.210</text:p>
          </table:table-cell>
          <table:table-cell table:style-name="ce2" table:formula="of:=1/(1+EXP(-[.H255]))" office:value-type="float" office:value="0.743034851148006">
            <text:p>0.743</text:p>
          </table:table-cell>
          <table:table-cell table:style-name="ce2"/>
          <table:table-cell table:style-name="ce2" table:formula="of:=[.J255]*(1-[.J255])" office:value-type="float" office:value="0.0233923133752416">
            <text:p>0.023</text:p>
          </table:table-cell>
          <table:table-cell table:style-name="ce2" table:formula="of:=[.K255]*(1-[.K255])" office:value-type="float" office:value="0.166132026692495">
            <text:p>0.166</text:p>
          </table:table-cell>
          <table:table-cell table:style-name="ce2" table:formula="of:=[.L255]*(1-[.L255])" office:value-type="float" office:value="0.166132026692495">
            <text:p>0.166</text:p>
          </table:table-cell>
          <table:table-cell table:style-name="ce2" table:formula="of:=[.M255]*(1-[.M255])" office:value-type="float" office:value="0.190934061127466">
            <text:p>0.191</text:p>
          </table:table-cell>
          <table:table-cell table:style-name="ce2"/>
          <table:table-cell table:style-name="ce2" table:number-matrix-columns-spanned="4" table:number-matrix-rows-spanned="2" table:formula="of:=[.$J$8:.$M$9]-[.J255:.M256]" office:value-type="float" office:value="-0.0239664109916877">
            <text:p>-0.024</text:p>
          </table:table-cell>
          <table:table-cell table:style-name="ce2" office:value-type="float" office:value="-0.203707471404098">
            <text:p>-0.204</text:p>
          </table:table-cell>
          <table:table-cell table:style-name="ce2" office:value-type="float" office:value="-0.203707471404098">
            <text:p>-0.204</text:p>
          </table:table-cell>
          <table:table-cell table:style-name="ce2" office:value-type="float" office:value="0.250272297927709">
            <text:p>0.250</text:p>
          </table:table-cell>
          <table:table-cell table:style-name="ce2"/>
          <table:table-cell table:style-name="ce2" table:number-matrix-columns-spanned="4" table:number-matrix-rows-spanned="2" table:formula="of:=[.O255:.R256]*[.T255:.W256]" office:value-type="float" office:value="-0.000560629796397393">
            <text:p>-0.001</text:p>
          </table:table-cell>
          <table:table-cell table:style-name="ce2" office:value-type="float" office:value="-0.0338423350767664">
            <text:p>-0.034</text:p>
          </table:table-cell>
          <table:table-cell table:style-name="ce2" office:value-type="float" office:value="-0.0338423350767664">
            <text:p>-0.034</text:p>
          </table:table-cell>
          <table:table-cell table:style-name="ce2" office:value-type="float" office:value="0.0477855062310407">
            <text:p>0.048</text:p>
          </table:table-cell>
          <table:table-cell table:style-name="ce2"/>
          <table:table-cell table:style-name="ce2" table:number-matrix-columns-spanned="3" table:number-matrix-rows-spanned="2" table:formula="of:=MMULT([.Y255:.AB256];[.$O$2:.$Q$5])" office:value-type="float" office:value="0.0139431711542743">
            <text:p>0.014</text:p>
          </table:table-cell>
          <table:table-cell table:style-name="ce2" office:value-type="float" office:value="0.0139431711542743">
            <text:p>0.014</text:p>
          </table:table-cell>
          <table:table-cell table:style-name="ce2" office:value-type="float" office:value="-0.0204597937188895">
            <text:p>-0.020</text:p>
          </table:table-cell>
          <table:table-cell/>
          <table:table-cell table:number-matrix-columns-spanned="1" table:number-matrix-rows-spanned="1" table:formula="of:=SUM([.T255:.W256]^2)" office:value-type="float" office:value="0.227285270527391">
            <text:p>0.2272852705</text:p>
          </table:table-cell>
          <table:table-cell table:number-columns-repeated="990"/>
        </table:table-row>
        <table:table-row table:style-name="ro2">
          <table:table-cell table:style-name="ce2" office:value-type="float" office:value="3.08835302224952">
            <text:p>3.088</text:p>
          </table:table-cell>
          <table:table-cell table:style-name="ce2" office:value-type="float" office:value="3.08835302224952">
            <text:p>3.088</text:p>
          </table:table-cell>
          <table:table-cell table:style-name="ce2" office:value-type="float" office:value="-1.23092211805164">
            <text:p>-1.231</text:p>
          </table:table-cell>
          <table:table-cell table:style-name="ce2"/>
          <table:table-cell table:style-name="ce2" office:value-type="float" office:value="-1.23092211805164">
            <text:p>-1.231</text:p>
          </table:table-cell>
          <table:table-cell table:style-name="ce2" office:value-type="float" office:value="1.85743090419788">
            <text:p>1.857</text:p>
          </table:table-cell>
          <table:table-cell table:style-name="ce2" office:value-type="float" office:value="1.85743090419788">
            <text:p>1.857</text:p>
          </table:table-cell>
          <table:table-cell table:style-name="ce2" office:value-type="float" office:value="4.94578392644741">
            <text:p>4.946</text:p>
          </table:table-cell>
          <table:table-cell table:style-name="ce2"/>
          <table:table-cell table:style-name="ce2" table:formula="of:=1/(1+EXP(-[.E256]))" office:value-type="float" office:value="0.226020074256216">
            <text:p>0.226</text:p>
          </table:table-cell>
          <table:table-cell table:style-name="ce2" table:formula="of:=1/(1+EXP(-[.F256]))" office:value-type="float" office:value="0.864997217893693">
            <text:p>0.865</text:p>
          </table:table-cell>
          <table:table-cell table:style-name="ce2" table:formula="of:=1/(1+EXP(-[.G256]))" office:value-type="float" office:value="0.864997217893693">
            <text:p>0.865</text:p>
          </table:table-cell>
          <table:table-cell table:style-name="ce2" table:formula="of:=1/(1+EXP(-[.H256]))" office:value-type="float" office:value="0.99293690601629">
            <text:p>0.993</text:p>
          </table:table-cell>
          <table:table-cell table:style-name="ce2"/>
          <table:table-cell table:style-name="ce2" table:formula="of:=[.J256]*(1-[.J256])" office:value-type="float" office:value="0.174935000289431">
            <text:p>0.175</text:p>
          </table:table-cell>
          <table:table-cell table:style-name="ce2" table:formula="of:=[.K256]*(1-[.K256])" office:value-type="float" office:value="0.116777030929864">
            <text:p>0.117</text:p>
          </table:table-cell>
          <table:table-cell table:style-name="ce2" table:formula="of:=[.L256]*(1-[.L256])" office:value-type="float" office:value="0.116777030929864">
            <text:p>0.117</text:p>
          </table:table-cell>
          <table:table-cell table:style-name="ce2" table:formula="of:=[.M256]*(1-[.M256])" office:value-type="float" office:value="0.00701320668708681">
            <text:p>0.007</text:p>
          </table:table-cell>
          <table:table-cell table:style-name="ce2"/>
          <table:table-cell table:style-name="ce2" office:value-type="float" office:value="-0.219327223331931">
            <text:p>-0.219</text:p>
          </table:table-cell>
          <table:table-cell table:style-name="ce2" office:value-type="float" office:value="0.128309931182023">
            <text:p>0.128</text:p>
          </table:table-cell>
          <table:table-cell table:style-name="ce2" office:value-type="float" office:value="0.128309931182023">
            <text:p>0.128</text:p>
          </table:table-cell>
          <table:table-cell table:style-name="ce2" office:value-type="float" office:value="0.00706278808148253">
            <text:p>0.007</text:p>
          </table:table-cell>
          <table:table-cell table:style-name="ce2"/>
          <table:table-cell table:style-name="ce2" office:value-type="float" office:value="-0.0383680078770514">
            <text:p>-0.038</text:p>
          </table:table-cell>
          <table:table-cell table:style-name="ce2" office:value-type="float" office:value="0.0149836528022518">
            <text:p>0.015</text:p>
          </table:table-cell>
          <table:table-cell table:style-name="ce2" office:value-type="float" office:value="0.0149836528022518">
            <text:p>0.015</text:p>
          </table:table-cell>
          <table:table-cell table:style-name="ce2" office:value-type="float" office:value="0.0000495327926025303">
            <text:p>0.000</text:p>
          </table:table-cell>
          <table:table-cell table:style-name="ce2"/>
          <table:table-cell table:style-name="ce2" office:value-type="float" office:value="0.0150331855948544">
            <text:p>0.015</text:p>
          </table:table-cell>
          <table:table-cell table:style-name="ce2" office:value-type="float" office:value="0.0150331855948544">
            <text:p>0.015</text:p>
          </table:table-cell>
          <table:table-cell table:style-name="ce2" office:value-type="float" office:value="-0.0083511694799452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5:.C256]+[.AD255:.AF256]" office:value-type="float" office:value="2.39825971969914">
            <text:p>2.398</text:p>
          </table:table-cell>
          <table:table-cell table:style-name="ce2" office:value-type="float" office:value="2.39825971969914">
            <text:p>2.398</text:p>
          </table:table-cell>
          <table:table-cell table:style-name="ce2" office:value-type="float" office:value="-3.72729040932425">
            <text:p>-3.727</text:p>
          </table:table-cell>
          <table:table-cell table:style-name="ce2"/>
          <table:table-cell table:style-name="ce2" table:number-matrix-columns-spanned="4" table:number-matrix-rows-spanned="2" table:formula="of:=MMULT([.A258:.C259];[.$A$2:.$D$4])" office:value-type="float" office:value="-3.72729040932425">
            <text:p>-3.727</text:p>
          </table:table-cell>
          <table:table-cell table:style-name="ce2" office:value-type="float" office:value="-1.32903068962511">
            <text:p>-1.329</text:p>
          </table:table-cell>
          <table:table-cell table:style-name="ce2" office:value-type="float" office:value="-1.32903068962511">
            <text:p>-1.329</text:p>
          </table:table-cell>
          <table:table-cell table:style-name="ce2" office:value-type="float" office:value="1.06922903007403">
            <text:p>1.069</text:p>
          </table:table-cell>
          <table:table-cell table:style-name="ce2"/>
          <table:table-cell table:style-name="ce2" table:formula="of:=1/(1+EXP(-[.E258]))" office:value-type="float" office:value="0.0234927477638983">
            <text:p>0.023</text:p>
          </table:table-cell>
          <table:table-cell table:style-name="ce2" table:formula="of:=1/(1+EXP(-[.F258]))" office:value-type="float" office:value="0.209319745715473">
            <text:p>0.209</text:p>
          </table:table-cell>
          <table:table-cell table:style-name="ce2" table:formula="of:=1/(1+EXP(-[.G258]))" office:value-type="float" office:value="0.209319745715473">
            <text:p>0.209</text:p>
          </table:table-cell>
          <table:table-cell table:style-name="ce2" table:formula="of:=1/(1+EXP(-[.H258]))" office:value-type="float" office:value="0.74445027101927">
            <text:p>0.744</text:p>
          </table:table-cell>
          <table:table-cell table:style-name="ce2"/>
          <table:table-cell table:style-name="ce2" table:formula="of:=[.J258]*(1-[.J258])" office:value-type="float" office:value="0.0229408385664001">
            <text:p>0.023</text:p>
          </table:table-cell>
          <table:table-cell table:style-name="ce2" table:formula="of:=[.K258]*(1-[.K258])" office:value-type="float" office:value="0.165504989769083">
            <text:p>0.166</text:p>
          </table:table-cell>
          <table:table-cell table:style-name="ce2" table:formula="of:=[.L258]*(1-[.L258])" office:value-type="float" office:value="0.165504989769083">
            <text:p>0.166</text:p>
          </table:table-cell>
          <table:table-cell table:style-name="ce2" table:formula="of:=[.M258]*(1-[.M258])" office:value-type="float" office:value="0.190244064998606">
            <text:p>0.190</text:p>
          </table:table-cell>
          <table:table-cell table:style-name="ce2"/>
          <table:table-cell table:style-name="ce2" table:number-matrix-columns-spanned="4" table:number-matrix-rows-spanned="2" table:formula="of:=[.$J$8:.$M$9]-[.J258:.M259]" office:value-type="float" office:value="-0.0234924418616714">
            <text:p>-0.023</text:p>
          </table:table-cell>
          <table:table-cell table:style-name="ce2" office:value-type="float" office:value="-0.202626894791188">
            <text:p>-0.203</text:p>
          </table:table-cell>
          <table:table-cell table:style-name="ce2" office:value-type="float" office:value="-0.202626894791188">
            <text:p>-0.203</text:p>
          </table:table-cell>
          <table:table-cell table:style-name="ce2" office:value-type="float" office:value="0.248856878056446">
            <text:p>0.249</text:p>
          </table:table-cell>
          <table:table-cell table:style-name="ce2"/>
          <table:table-cell table:style-name="ce2" table:number-matrix-columns-spanned="4" table:number-matrix-rows-spanned="2" table:formula="of:=[.O258:.R259]*[.T258:.W259]" office:value-type="float" office:value="-0.000538936316279143">
            <text:p>-0.001</text:p>
          </table:table-cell>
          <table:table-cell table:style-name="ce2" office:value-type="float" office:value="-0.0335357621493565">
            <text:p>-0.034</text:p>
          </table:table-cell>
          <table:table-cell table:style-name="ce2" office:value-type="float" office:value="-0.0335357621493565">
            <text:p>-0.034</text:p>
          </table:table-cell>
          <table:table-cell table:style-name="ce2" office:value-type="float" office:value="0.0473435440843205">
            <text:p>0.047</text:p>
          </table:table-cell>
          <table:table-cell table:style-name="ce2"/>
          <table:table-cell table:style-name="ce2" table:number-matrix-columns-spanned="3" table:number-matrix-rows-spanned="2" table:formula="of:=MMULT([.Y258:.AB259];[.$O$2:.$Q$5])" office:value-type="float" office:value="0.0138077819349639">
            <text:p>0.014</text:p>
          </table:table-cell>
          <table:table-cell table:style-name="ce2" office:value-type="float" office:value="0.0138077819349639">
            <text:p>0.014</text:p>
          </table:table-cell>
          <table:table-cell table:style-name="ce2" office:value-type="float" office:value="-0.0202669165306717">
            <text:p>-0.020</text:p>
          </table:table-cell>
          <table:table-cell/>
          <table:table-cell table:number-matrix-columns-spanned="1" table:number-matrix-rows-spanned="1" table:formula="of:=SUM([.T258:.W259]^2)" office:value-type="float" office:value="0.224640501957529">
            <text:p>0.224640502</text:p>
          </table:table-cell>
          <table:table-cell table:number-columns-repeated="990"/>
        </table:table-row>
        <table:table-row table:style-name="ro2">
          <table:table-cell table:style-name="ce2" office:value-type="float" office:value="3.10338620784438">
            <text:p>3.103</text:p>
          </table:table-cell>
          <table:table-cell table:style-name="ce2" office:value-type="float" office:value="3.10338620784438">
            <text:p>3.103</text:p>
          </table:table-cell>
          <table:table-cell table:style-name="ce2" office:value-type="float" office:value="-1.23927328753159">
            <text:p>-1.239</text:p>
          </table:table-cell>
          <table:table-cell table:style-name="ce2"/>
          <table:table-cell table:style-name="ce2" office:value-type="float" office:value="-1.23927328753159">
            <text:p>-1.239</text:p>
          </table:table-cell>
          <table:table-cell table:style-name="ce2" office:value-type="float" office:value="1.86411292031279">
            <text:p>1.864</text:p>
          </table:table-cell>
          <table:table-cell table:style-name="ce2" office:value-type="float" office:value="1.86411292031279">
            <text:p>1.864</text:p>
          </table:table-cell>
          <table:table-cell table:style-name="ce2" office:value-type="float" office:value="4.96749912815717">
            <text:p>4.967</text:p>
          </table:table-cell>
          <table:table-cell table:style-name="ce2"/>
          <table:table-cell table:style-name="ce2" table:formula="of:=1/(1+EXP(-[.E259]))" office:value-type="float" office:value="0.224562505885347">
            <text:p>0.225</text:p>
          </table:table-cell>
          <table:table-cell table:style-name="ce2" table:formula="of:=1/(1+EXP(-[.F259]))" office:value-type="float" office:value="0.865775622535407">
            <text:p>0.866</text:p>
          </table:table-cell>
          <table:table-cell table:style-name="ce2" table:formula="of:=1/(1+EXP(-[.G259]))" office:value-type="float" office:value="0.865775622535407">
            <text:p>0.866</text:p>
          </table:table-cell>
          <table:table-cell table:style-name="ce2" table:formula="of:=1/(1+EXP(-[.H259]))" office:value-type="float" office:value="0.993087580440463">
            <text:p>0.993</text:p>
          </table:table-cell>
          <table:table-cell table:style-name="ce2"/>
          <table:table-cell table:style-name="ce2" table:formula="of:=[.J259]*(1-[.J259])" office:value-type="float" office:value="0.17413418683584">
            <text:p>0.174</text:p>
          </table:table-cell>
          <table:table-cell table:style-name="ce2" table:formula="of:=[.K259]*(1-[.K259])" office:value-type="float" office:value="0.116208193958835">
            <text:p>0.116</text:p>
          </table:table-cell>
          <table:table-cell table:style-name="ce2" table:formula="of:=[.L259]*(1-[.L259])" office:value-type="float" office:value="0.116208193958835">
            <text:p>0.116</text:p>
          </table:table-cell>
          <table:table-cell table:style-name="ce2" table:formula="of:=[.M259]*(1-[.M259])" office:value-type="float" office:value="0.00686463801536974">
            <text:p>0.007</text:p>
          </table:table-cell>
          <table:table-cell table:style-name="ce2"/>
          <table:table-cell table:style-name="ce2" office:value-type="float" office:value="-0.217869654961062">
            <text:p>-0.218</text:p>
          </table:table-cell>
          <table:table-cell table:style-name="ce2" office:value-type="float" office:value="0.127531526540308">
            <text:p>0.128</text:p>
          </table:table-cell>
          <table:table-cell table:style-name="ce2" office:value-type="float" office:value="0.127531526540308">
            <text:p>0.128</text:p>
          </table:table-cell>
          <table:table-cell table:style-name="ce2" office:value-type="float" office:value="0.00691211365730982">
            <text:p>0.007</text:p>
          </table:table-cell>
          <table:table-cell table:style-name="ce2"/>
          <table:table-cell table:style-name="ce2" office:value-type="float" office:value="-0.0379385552028496">
            <text:p>-0.038</text:p>
          </table:table-cell>
          <table:table-cell table:style-name="ce2" office:value-type="float" office:value="0.0148202083720624">
            <text:p>0.015</text:p>
          </table:table-cell>
          <table:table-cell table:style-name="ce2" office:value-type="float" office:value="0.0148202083720624">
            <text:p>0.015</text:p>
          </table:table-cell>
          <table:table-cell table:style-name="ce2" office:value-type="float" office:value="0.0000474491581785253">
            <text:p>0.000</text:p>
          </table:table-cell>
          <table:table-cell table:style-name="ce2"/>
          <table:table-cell table:style-name="ce2" office:value-type="float" office:value="0.014867657530241">
            <text:p>0.015</text:p>
          </table:table-cell>
          <table:table-cell table:style-name="ce2" office:value-type="float" office:value="0.014867657530241">
            <text:p>0.015</text:p>
          </table:table-cell>
          <table:table-cell table:style-name="ce2" office:value-type="float" office:value="-0.00825068930054617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58:.C259]+[.AD258:.AF259]" office:value-type="float" office:value="2.4120675016341">
            <text:p>2.412</text:p>
          </table:table-cell>
          <table:table-cell table:style-name="ce2" office:value-type="float" office:value="2.4120675016341">
            <text:p>2.412</text:p>
          </table:table-cell>
          <table:table-cell table:style-name="ce2" office:value-type="float" office:value="-3.74755732585492">
            <text:p>-3.748</text:p>
          </table:table-cell>
          <table:table-cell table:style-name="ce2"/>
          <table:table-cell table:style-name="ce2" table:number-matrix-columns-spanned="4" table:number-matrix-rows-spanned="2" table:formula="of:=MMULT([.A261:.C262];[.$A$2:.$D$4])" office:value-type="float" office:value="-3.74755732585492">
            <text:p>-3.748</text:p>
          </table:table-cell>
          <table:table-cell table:style-name="ce2" office:value-type="float" office:value="-1.33548982422082">
            <text:p>-1.335</text:p>
          </table:table-cell>
          <table:table-cell table:style-name="ce2" office:value-type="float" office:value="-1.33548982422082">
            <text:p>-1.335</text:p>
          </table:table-cell>
          <table:table-cell table:style-name="ce2" office:value-type="float" office:value="1.07657767741328">
            <text:p>1.077</text:p>
          </table:table-cell>
          <table:table-cell table:style-name="ce2"/>
          <table:table-cell table:style-name="ce2" table:formula="of:=1/(1+EXP(-[.E261]))" office:value-type="float" office:value="0.0230322704477423">
            <text:p>0.023</text:p>
          </table:table-cell>
          <table:table-cell table:style-name="ce2" table:formula="of:=1/(1+EXP(-[.F261]))" office:value-type="float" office:value="0.208252733780641">
            <text:p>0.208</text:p>
          </table:table-cell>
          <table:table-cell table:style-name="ce2" table:formula="of:=1/(1+EXP(-[.G261]))" office:value-type="float" office:value="0.208252733780641">
            <text:p>0.208</text:p>
          </table:table-cell>
          <table:table-cell table:style-name="ce2" table:formula="of:=1/(1+EXP(-[.H261]))" office:value-type="float" office:value="0.745845794392527">
            <text:p>0.746</text:p>
          </table:table-cell>
          <table:table-cell table:style-name="ce2"/>
          <table:table-cell table:style-name="ce2" table:formula="of:=[.J261]*(1-[.J261])" office:value-type="float" office:value="0.0225017849657643">
            <text:p>0.023</text:p>
          </table:table-cell>
          <table:table-cell table:style-name="ce2" table:formula="of:=[.K261]*(1-[.K261])" office:value-type="float" office:value="0.16488353265353">
            <text:p>0.165</text:p>
          </table:table-cell>
          <table:table-cell table:style-name="ce2" table:formula="of:=[.L261]*(1-[.L261])" office:value-type="float" office:value="0.16488353265353">
            <text:p>0.165</text:p>
          </table:table-cell>
          <table:table-cell table:style-name="ce2" table:formula="of:=[.M261]*(1-[.M261])" office:value-type="float" office:value="0.189559845379507">
            <text:p>0.190</text:p>
          </table:table-cell>
          <table:table-cell table:style-name="ce2"/>
          <table:table-cell table:style-name="ce2" table:number-matrix-columns-spanned="4" table:number-matrix-rows-spanned="2" table:formula="of:=[.$J$8:.$M$9]-[.J261:.M262]" office:value-type="float" office:value="-0.0230319645455153">
            <text:p>-0.023</text:p>
          </table:table-cell>
          <table:table-cell table:style-name="ce2" office:value-type="float" office:value="-0.201559882856356">
            <text:p>-0.202</text:p>
          </table:table-cell>
          <table:table-cell table:style-name="ce2" office:value-type="float" office:value="-0.201559882856356">
            <text:p>-0.202</text:p>
          </table:table-cell>
          <table:table-cell table:style-name="ce2" office:value-type="float" office:value="0.247461354683188">
            <text:p>0.247</text:p>
          </table:table-cell>
          <table:table-cell table:style-name="ce2"/>
          <table:table-cell table:style-name="ce2" table:number-matrix-columns-spanned="4" table:number-matrix-rows-spanned="2" table:formula="of:=[.O261:.R262]*[.T261:.W262]" office:value-type="float" office:value="-0.000518260313542294">
            <text:p>-0.001</text:p>
          </table:table-cell>
          <table:table-cell table:style-name="ce2" office:value-type="float" office:value="-0.0332339055265878">
            <text:p>-0.033</text:p>
          </table:table-cell>
          <table:table-cell table:style-name="ce2" office:value-type="float" office:value="-0.0332339055265878">
            <text:p>-0.033</text:p>
          </table:table-cell>
          <table:table-cell table:style-name="ce2" office:value-type="float" office:value="0.0469087361311485">
            <text:p>0.047</text:p>
          </table:table-cell>
          <table:table-cell table:style-name="ce2"/>
          <table:table-cell table:style-name="ce2" table:number-matrix-columns-spanned="3" table:number-matrix-rows-spanned="2" table:formula="of:=MMULT([.Y261:.AB262];[.$O$2:.$Q$5])" office:value-type="float" office:value="0.0136748306045607">
            <text:p>0.014</text:p>
          </table:table-cell>
          <table:table-cell table:style-name="ce2" office:value-type="float" office:value="0.0136748306045607">
            <text:p>0.014</text:p>
          </table:table-cell>
          <table:table-cell table:style-name="ce2" office:value-type="float" office:value="-0.0200773352355693">
            <text:p>-0.020</text:p>
          </table:table-cell>
          <table:table-cell/>
          <table:table-cell table:number-matrix-columns-spanned="1" table:number-matrix-rows-spanned="1" table:formula="of:=SUM([.T261:.W262]^2)" office:value-type="float" office:value="0.222049219829396">
            <text:p>0.2220492198</text:p>
          </table:table-cell>
          <table:table-cell table:number-columns-repeated="990"/>
        </table:table-row>
        <table:table-row table:style-name="ro2">
          <table:table-cell table:style-name="ce2" office:value-type="float" office:value="3.11825386537462">
            <text:p>3.118</text:p>
          </table:table-cell>
          <table:table-cell table:style-name="ce2" office:value-type="float" office:value="3.11825386537462">
            <text:p>3.118</text:p>
          </table:table-cell>
          <table:table-cell table:style-name="ce2" office:value-type="float" office:value="-1.24752397683213">
            <text:p>-1.248</text:p>
          </table:table-cell>
          <table:table-cell table:style-name="ce2"/>
          <table:table-cell table:style-name="ce2" office:value-type="float" office:value="-1.24752397683213">
            <text:p>-1.248</text:p>
          </table:table-cell>
          <table:table-cell table:style-name="ce2" office:value-type="float" office:value="1.87072988854249">
            <text:p>1.871</text:p>
          </table:table-cell>
          <table:table-cell table:style-name="ce2" office:value-type="float" office:value="1.87072988854249">
            <text:p>1.871</text:p>
          </table:table-cell>
          <table:table-cell table:style-name="ce2" office:value-type="float" office:value="4.98898375391711">
            <text:p>4.989</text:p>
          </table:table-cell>
          <table:table-cell table:style-name="ce2"/>
          <table:table-cell table:style-name="ce2" table:formula="of:=1/(1+EXP(-[.E262]))" office:value-type="float" office:value="0.2231290445563">
            <text:p>0.223</text:p>
          </table:table-cell>
          <table:table-cell table:style-name="ce2" table:formula="of:=1/(1+EXP(-[.F262]))" office:value-type="float" office:value="0.866542709064784">
            <text:p>0.867</text:p>
          </table:table-cell>
          <table:table-cell table:style-name="ce2" table:formula="of:=1/(1+EXP(-[.G262]))" office:value-type="float" office:value="0.866542709064784">
            <text:p>0.867</text:p>
          </table:table-cell>
          <table:table-cell table:style-name="ce2" table:formula="of:=1/(1+EXP(-[.H262]))" office:value-type="float" office:value="0.993233513024912">
            <text:p>0.993</text:p>
          </table:table-cell>
          <table:table-cell table:style-name="ce2"/>
          <table:table-cell table:style-name="ce2" table:formula="of:=[.J262]*(1-[.J262])" office:value-type="float" office:value="0.173342474031693">
            <text:p>0.173</text:p>
          </table:table-cell>
          <table:table-cell table:style-name="ce2" table:formula="of:=[.K262]*(1-[.K262])" office:value-type="float" office:value="0.115646442431449">
            <text:p>0.116</text:p>
          </table:table-cell>
          <table:table-cell table:style-name="ce2" table:formula="of:=[.L262]*(1-[.L262])" office:value-type="float" office:value="0.115646442431449">
            <text:p>0.116</text:p>
          </table:table-cell>
          <table:table-cell table:style-name="ce2" table:formula="of:=[.M262]*(1-[.M262])" office:value-type="float" office:value="0.00672070162910437">
            <text:p>0.007</text:p>
          </table:table-cell>
          <table:table-cell table:style-name="ce2"/>
          <table:table-cell table:style-name="ce2" office:value-type="float" office:value="-0.216436193632015">
            <text:p>-0.216</text:p>
          </table:table-cell>
          <table:table-cell table:style-name="ce2" office:value-type="float" office:value="0.126764440010931">
            <text:p>0.127</text:p>
          </table:table-cell>
          <table:table-cell table:style-name="ce2" office:value-type="float" office:value="0.126764440010931">
            <text:p>0.127</text:p>
          </table:table-cell>
          <table:table-cell table:style-name="ce2" office:value-type="float" office:value="0.00676618107286142">
            <text:p>0.007</text:p>
          </table:table-cell>
          <table:table-cell table:style-name="ce2"/>
          <table:table-cell table:style-name="ce2" office:value-type="float" office:value="-0.0375175852741759">
            <text:p>-0.038</text:p>
          </table:table-cell>
          <table:table-cell table:style-name="ce2" office:value-type="float" office:value="0.014659856514079">
            <text:p>0.015</text:p>
          </table:table-cell>
          <table:table-cell table:style-name="ce2" office:value-type="float" office:value="0.014659856514079">
            <text:p>0.015</text:p>
          </table:table-cell>
          <table:table-cell table:style-name="ce2" office:value-type="float" office:value="0.0000454734841591949">
            <text:p>0.000</text:p>
          </table:table-cell>
          <table:table-cell table:style-name="ce2"/>
          <table:table-cell table:style-name="ce2" office:value-type="float" office:value="0.0147053299982382">
            <text:p>0.015</text:p>
          </table:table-cell>
          <table:table-cell table:style-name="ce2" office:value-type="float" office:value="0.0147053299982382">
            <text:p>0.015</text:p>
          </table:table-cell>
          <table:table-cell table:style-name="ce2" office:value-type="float" office:value="-0.00815239876185873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1:.C262]+[.AD261:.AF262]" office:value-type="float" office:value="2.42574233223866">
            <text:p>2.426</text:p>
          </table:table-cell>
          <table:table-cell table:style-name="ce2" office:value-type="float" office:value="2.42574233223866">
            <text:p>2.426</text:p>
          </table:table-cell>
          <table:table-cell table:style-name="ce2" office:value-type="float" office:value="-3.76763466109049">
            <text:p>-3.768</text:p>
          </table:table-cell>
          <table:table-cell table:style-name="ce2"/>
          <table:table-cell table:style-name="ce2" table:number-matrix-columns-spanned="4" table:number-matrix-rows-spanned="2" table:formula="of:=MMULT([.A264:.C265];[.$A$2:.$D$4])" office:value-type="float" office:value="-3.76763466109049">
            <text:p>-3.768</text:p>
          </table:table-cell>
          <table:table-cell table:style-name="ce2" office:value-type="float" office:value="-1.34189232885183">
            <text:p>-1.342</text:p>
          </table:table-cell>
          <table:table-cell table:style-name="ce2" office:value-type="float" office:value="-1.34189232885183">
            <text:p>-1.342</text:p>
          </table:table-cell>
          <table:table-cell table:style-name="ce2" office:value-type="float" office:value="1.08385000338683">
            <text:p>1.084</text:p>
          </table:table-cell>
          <table:table-cell table:style-name="ce2"/>
          <table:table-cell table:style-name="ce2" table:formula="of:=1/(1+EXP(-[.E264]))" office:value-type="float" office:value="0.022584794734193">
            <text:p>0.023</text:p>
          </table:table-cell>
          <table:table-cell table:style-name="ce2" table:formula="of:=1/(1+EXP(-[.F264]))" office:value-type="float" office:value="0.207199038010939">
            <text:p>0.207</text:p>
          </table:table-cell>
          <table:table-cell table:style-name="ce2" table:formula="of:=1/(1+EXP(-[.G264]))" office:value-type="float" office:value="0.207199038010939">
            <text:p>0.207</text:p>
          </table:table-cell>
          <table:table-cell table:style-name="ce2" table:formula="of:=1/(1+EXP(-[.H264]))" office:value-type="float" office:value="0.747221869071279">
            <text:p>0.747</text:p>
          </table:table-cell>
          <table:table-cell table:style-name="ce2"/>
          <table:table-cell table:style-name="ce2" table:formula="of:=[.J264]*(1-[.J264])" office:value-type="float" office:value="0.0220747217810074">
            <text:p>0.022</text:p>
          </table:table-cell>
          <table:table-cell table:style-name="ce2" table:formula="of:=[.K264]*(1-[.K264])" office:value-type="float" office:value="0.16426759665828">
            <text:p>0.164</text:p>
          </table:table-cell>
          <table:table-cell table:style-name="ce2" table:formula="of:=[.L264]*(1-[.L264])" office:value-type="float" office:value="0.16426759665828">
            <text:p>0.164</text:p>
          </table:table-cell>
          <table:table-cell table:style-name="ce2" table:formula="of:=[.M264]*(1-[.M264])" office:value-type="float" office:value="0.188881347452904">
            <text:p>0.189</text:p>
          </table:table-cell>
          <table:table-cell table:style-name="ce2"/>
          <table:table-cell table:style-name="ce2" table:number-matrix-columns-spanned="4" table:number-matrix-rows-spanned="2" table:formula="of:=[.$J$8:.$M$9]-[.J264:.M265]" office:value-type="float" office:value="-0.0225844888319661">
            <text:p>-0.023</text:p>
          </table:table-cell>
          <table:table-cell table:style-name="ce2" office:value-type="float" office:value="-0.200506187086654">
            <text:p>-0.201</text:p>
          </table:table-cell>
          <table:table-cell table:style-name="ce2" office:value-type="float" office:value="-0.200506187086654">
            <text:p>-0.201</text:p>
          </table:table-cell>
          <table:table-cell table:style-name="ce2" office:value-type="float" office:value="0.246085280004437">
            <text:p>0.246</text:p>
          </table:table-cell>
          <table:table-cell table:style-name="ce2"/>
          <table:table-cell table:style-name="ce2" table:number-matrix-columns-spanned="4" table:number-matrix-rows-spanned="2" table:formula="of:=[.O264:.R265]*[.T264:.W265]" office:value-type="float" office:value="-0.000498546307531921">
            <text:p>0.000</text:p>
          </table:table-cell>
          <table:table-cell table:style-name="ce2" office:value-type="float" office:value="-0.0329366694678402">
            <text:p>-0.033</text:p>
          </table:table-cell>
          <table:table-cell table:style-name="ce2" office:value-type="float" office:value="-0.0329366694678402">
            <text:p>-0.033</text:p>
          </table:table-cell>
          <table:table-cell table:style-name="ce2" office:value-type="float" office:value="0.0464809192755631">
            <text:p>0.046</text:p>
          </table:table-cell>
          <table:table-cell table:style-name="ce2"/>
          <table:table-cell table:style-name="ce2" table:number-matrix-columns-spanned="3" table:number-matrix-rows-spanned="2" table:formula="of:=MMULT([.Y264:.AB265];[.$O$2:.$Q$5])" office:value-type="float" office:value="0.0135442498077228">
            <text:p>0.014</text:p>
          </table:table-cell>
          <table:table-cell table:style-name="ce2" office:value-type="float" office:value="0.0135442498077228">
            <text:p>0.014</text:p>
          </table:table-cell>
          <table:table-cell table:style-name="ce2" office:value-type="float" office:value="-0.0198909659676493">
            <text:p>-0.020</text:p>
          </table:table-cell>
          <table:table-cell/>
          <table:table-cell table:number-matrix-columns-spanned="1" table:number-matrix-rows-spanned="1" table:formula="of:=SUM([.T264:.W265]^2)" office:value-type="float" office:value="0.219509904124236">
            <text:p>0.2195099041</text:p>
          </table:table-cell>
          <table:table-cell table:number-columns-repeated="990"/>
        </table:table-row>
        <table:table-row table:style-name="ro2">
          <table:table-cell table:style-name="ce2" office:value-type="float" office:value="3.13295919537286">
            <text:p>3.133</text:p>
          </table:table-cell>
          <table:table-cell table:style-name="ce2" office:value-type="float" office:value="3.13295919537286">
            <text:p>3.133</text:p>
          </table:table-cell>
          <table:table-cell table:style-name="ce2" office:value-type="float" office:value="-1.25567637559399">
            <text:p>-1.256</text:p>
          </table:table-cell>
          <table:table-cell table:style-name="ce2"/>
          <table:table-cell table:style-name="ce2" office:value-type="float" office:value="-1.25567637559399">
            <text:p>-1.256</text:p>
          </table:table-cell>
          <table:table-cell table:style-name="ce2" office:value-type="float" office:value="1.87728281977887">
            <text:p>1.877</text:p>
          </table:table-cell>
          <table:table-cell table:style-name="ce2" office:value-type="float" office:value="1.87728281977887">
            <text:p>1.877</text:p>
          </table:table-cell>
          <table:table-cell table:style-name="ce2" office:value-type="float" office:value="5.01024201515173">
            <text:p>5.010</text:p>
          </table:table-cell>
          <table:table-cell table:style-name="ce2"/>
          <table:table-cell table:style-name="ce2" table:formula="of:=1/(1+EXP(-[.E265]))" office:value-type="float" office:value="0.2217190779184">
            <text:p>0.222</text:p>
          </table:table-cell>
          <table:table-cell table:style-name="ce2" table:formula="of:=1/(1+EXP(-[.F265]))" office:value-type="float" office:value="0.867298713674954">
            <text:p>0.867</text:p>
          </table:table-cell>
          <table:table-cell table:style-name="ce2" table:formula="of:=1/(1+EXP(-[.G265]))" office:value-type="float" office:value="0.867298713674954">
            <text:p>0.867</text:p>
          </table:table-cell>
          <table:table-cell table:style-name="ce2" table:formula="of:=1/(1+EXP(-[.H265]))" office:value-type="float" office:value="0.993374895693627">
            <text:p>0.993</text:p>
          </table:table-cell>
          <table:table-cell table:style-name="ce2"/>
          <table:table-cell table:style-name="ce2" table:formula="of:=[.J265]*(1-[.J265])" office:value-type="float" office:value="0.172559728405415">
            <text:p>0.173</text:p>
          </table:table-cell>
          <table:table-cell table:style-name="ce2" table:formula="of:=[.K265]*(1-[.K265])" office:value-type="float" office:value="0.115091654932724">
            <text:p>0.115</text:p>
          </table:table-cell>
          <table:table-cell table:style-name="ce2" table:formula="of:=[.L265]*(1-[.L265])" office:value-type="float" office:value="0.115091654932724">
            <text:p>0.115</text:p>
          </table:table-cell>
          <table:table-cell table:style-name="ce2" table:formula="of:=[.M265]*(1-[.M265])" office:value-type="float" office:value="0.00658121229930309">
            <text:p>0.007</text:p>
          </table:table-cell>
          <table:table-cell table:style-name="ce2"/>
          <table:table-cell table:style-name="ce2" office:value-type="float" office:value="-0.215026226994115">
            <text:p>-0.215</text:p>
          </table:table-cell>
          <table:table-cell table:style-name="ce2" office:value-type="float" office:value="0.126008435400762">
            <text:p>0.126</text:p>
          </table:table-cell>
          <table:table-cell table:style-name="ce2" office:value-type="float" office:value="0.126008435400762">
            <text:p>0.126</text:p>
          </table:table-cell>
          <table:table-cell table:style-name="ce2" office:value-type="float" office:value="0.00662479840414643">
            <text:p>0.007</text:p>
          </table:table-cell>
          <table:table-cell table:style-name="ce2"/>
          <table:table-cell table:style-name="ce2" office:value-type="float" office:value="-0.0371048673301456">
            <text:p>-0.037</text:p>
          </table:table-cell>
          <table:table-cell table:style-name="ce2" office:value-type="float" office:value="0.014502519365757">
            <text:p>0.015</text:p>
          </table:table-cell>
          <table:table-cell table:style-name="ce2" office:value-type="float" office:value="0.014502519365757">
            <text:p>0.015</text:p>
          </table:table-cell>
          <table:table-cell table:style-name="ce2" office:value-type="float" office:value="0.000043599204737772">
            <text:p>0.000</text:p>
          </table:table-cell>
          <table:table-cell table:style-name="ce2"/>
          <table:table-cell table:style-name="ce2" office:value-type="float" office:value="0.0145461185704947">
            <text:p>0.015</text:p>
          </table:table-cell>
          <table:table-cell table:style-name="ce2" office:value-type="float" office:value="0.0145461185704947">
            <text:p>0.015</text:p>
          </table:table-cell>
          <table:table-cell table:style-name="ce2" office:value-type="float" office:value="-0.0080562293938938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4:.C265]+[.AD264:.AF265]" office:value-type="float" office:value="2.43928658204639">
            <text:p>2.439</text:p>
          </table:table-cell>
          <table:table-cell table:style-name="ce2" office:value-type="float" office:value="2.43928658204639">
            <text:p>2.439</text:p>
          </table:table-cell>
          <table:table-cell table:style-name="ce2" office:value-type="float" office:value="-3.78752562705814">
            <text:p>-3.788</text:p>
          </table:table-cell>
          <table:table-cell table:style-name="ce2"/>
          <table:table-cell table:style-name="ce2" table:number-matrix-columns-spanned="4" table:number-matrix-rows-spanned="2" table:formula="of:=MMULT([.A267:.C268];[.$A$2:.$D$4])" office:value-type="float" office:value="-3.78752562705814">
            <text:p>-3.788</text:p>
          </table:table-cell>
          <table:table-cell table:style-name="ce2" office:value-type="float" office:value="-1.34823904501176">
            <text:p>-1.348</text:p>
          </table:table-cell>
          <table:table-cell table:style-name="ce2" office:value-type="float" office:value="-1.34823904501176">
            <text:p>-1.348</text:p>
          </table:table-cell>
          <table:table-cell table:style-name="ce2" office:value-type="float" office:value="1.09104753703463">
            <text:p>1.091</text:p>
          </table:table-cell>
          <table:table-cell table:style-name="ce2"/>
          <table:table-cell table:style-name="ce2" table:formula="of:=1/(1+EXP(-[.E267]))" office:value-type="float" office:value="0.0221498518609415">
            <text:p>0.022</text:p>
          </table:table-cell>
          <table:table-cell table:style-name="ce2" table:formula="of:=1/(1+EXP(-[.F267]))" office:value-type="float" office:value="0.206158415508159">
            <text:p>0.206</text:p>
          </table:table-cell>
          <table:table-cell table:style-name="ce2" table:formula="of:=1/(1+EXP(-[.G267]))" office:value-type="float" office:value="0.206158415508159">
            <text:p>0.206</text:p>
          </table:table-cell>
          <table:table-cell table:style-name="ce2" table:formula="of:=1/(1+EXP(-[.H267]))" office:value-type="float" office:value="0.748578928331952">
            <text:p>0.749</text:p>
          </table:table-cell>
          <table:table-cell table:style-name="ce2"/>
          <table:table-cell table:style-name="ce2" table:formula="of:=[.J267]*(1-[.J267])" office:value-type="float" office:value="0.0216592359234799">
            <text:p>0.022</text:p>
          </table:table-cell>
          <table:table-cell table:style-name="ce2" table:formula="of:=[.K267]*(1-[.K267])" office:value-type="float" office:value="0.163657123223324">
            <text:p>0.164</text:p>
          </table:table-cell>
          <table:table-cell table:style-name="ce2" table:formula="of:=[.L267]*(1-[.L267])" office:value-type="float" office:value="0.163657123223324">
            <text:p>0.164</text:p>
          </table:table-cell>
          <table:table-cell table:style-name="ce2" table:formula="of:=[.M267]*(1-[.M267])" office:value-type="float" office:value="0.188208516389338">
            <text:p>0.188</text:p>
          </table:table-cell>
          <table:table-cell table:style-name="ce2"/>
          <table:table-cell table:style-name="ce2" table:number-matrix-columns-spanned="4" table:number-matrix-rows-spanned="2" table:formula="of:=[.$J$8:.$M$9]-[.J267:.M268]" office:value-type="float" office:value="-0.0221495459587146">
            <text:p>-0.022</text:p>
          </table:table-cell>
          <table:table-cell table:style-name="ce2" office:value-type="float" office:value="-0.199465564583874">
            <text:p>-0.199</text:p>
          </table:table-cell>
          <table:table-cell table:style-name="ce2" office:value-type="float" office:value="-0.199465564583874">
            <text:p>-0.199</text:p>
          </table:table-cell>
          <table:table-cell table:style-name="ce2" office:value-type="float" office:value="0.244728220743764">
            <text:p>0.245</text:p>
          </table:table-cell>
          <table:table-cell table:style-name="ce2"/>
          <table:table-cell table:style-name="ce2" table:number-matrix-columns-spanned="4" table:number-matrix-rows-spanned="2" table:formula="of:=[.O267:.R268]*[.T267:.W268]" office:value-type="float" office:value="-0.00047974224151776">
            <text:p>0.000</text:p>
          </table:table-cell>
          <table:table-cell table:style-name="ce2" office:value-type="float" office:value="-0.0326439604819131">
            <text:p>-0.033</text:p>
          </table:table-cell>
          <table:table-cell table:style-name="ce2" office:value-type="float" office:value="-0.0326439604819131">
            <text:p>-0.033</text:p>
          </table:table-cell>
          <table:table-cell table:style-name="ce2" office:value-type="float" office:value="0.0460599353447863">
            <text:p>0.046</text:p>
          </table:table-cell>
          <table:table-cell table:style-name="ce2"/>
          <table:table-cell table:style-name="ce2" table:number-matrix-columns-spanned="3" table:number-matrix-rows-spanned="2" table:formula="of:=MMULT([.Y267:.AB268];[.$O$2:.$Q$5])" office:value-type="float" office:value="0.0134159748628732">
            <text:p>0.013</text:p>
          </table:table-cell>
          <table:table-cell table:style-name="ce2" office:value-type="float" office:value="0.0134159748628732">
            <text:p>0.013</text:p>
          </table:table-cell>
          <table:table-cell table:style-name="ce2" office:value-type="float" office:value="-0.0197077278605577">
            <text:p>-0.020</text:p>
          </table:table-cell>
          <table:table-cell/>
          <table:table-cell table:number-matrix-columns-spanned="1" table:number-matrix-rows-spanned="1" table:formula="of:=SUM([.T267:.W268]^2)" office:value-type="float" office:value="0.217021090508979">
            <text:p>0.2170210905</text:p>
          </table:table-cell>
          <table:table-cell table:number-columns-repeated="990"/>
        </table:table-row>
        <table:table-row table:style-name="ro2">
          <table:table-cell table:style-name="ce2" office:value-type="float" office:value="3.14750531394335">
            <text:p>3.148</text:p>
          </table:table-cell>
          <table:table-cell table:style-name="ce2" office:value-type="float" office:value="3.14750531394335">
            <text:p>3.148</text:p>
          </table:table-cell>
          <table:table-cell table:style-name="ce2" office:value-type="float" office:value="-1.26373260498789">
            <text:p>-1.264</text:p>
          </table:table-cell>
          <table:table-cell table:style-name="ce2"/>
          <table:table-cell table:style-name="ce2" office:value-type="float" office:value="-1.26373260498789">
            <text:p>-1.264</text:p>
          </table:table-cell>
          <table:table-cell table:style-name="ce2" office:value-type="float" office:value="1.88377270895547">
            <text:p>1.884</text:p>
          </table:table-cell>
          <table:table-cell table:style-name="ce2" office:value-type="float" office:value="1.88377270895547">
            <text:p>1.884</text:p>
          </table:table-cell>
          <table:table-cell table:style-name="ce2" office:value-type="float" office:value="5.03127802289882">
            <text:p>5.031</text:p>
          </table:table-cell>
          <table:table-cell table:style-name="ce2"/>
          <table:table-cell table:style-name="ce2" table:formula="of:=1/(1+EXP(-[.E268]))" office:value-type="float" office:value="0.220332014315119">
            <text:p>0.220</text:p>
          </table:table-cell>
          <table:table-cell table:style-name="ce2" table:formula="of:=1/(1+EXP(-[.F268]))" office:value-type="float" office:value="0.868043866902642">
            <text:p>0.868</text:p>
          </table:table-cell>
          <table:table-cell table:style-name="ce2" table:formula="of:=1/(1+EXP(-[.G268]))" office:value-type="float" office:value="0.868043866902642">
            <text:p>0.868</text:p>
          </table:table-cell>
          <table:table-cell table:style-name="ce2" table:formula="of:=1/(1+EXP(-[.H268]))" office:value-type="float" office:value="0.993511911041269">
            <text:p>0.994</text:p>
          </table:table-cell>
          <table:table-cell table:style-name="ce2"/>
          <table:table-cell table:style-name="ce2" table:formula="of:=[.J268]*(1-[.J268])" office:value-type="float" office:value="0.171785817782961">
            <text:p>0.172</text:p>
          </table:table-cell>
          <table:table-cell table:style-name="ce2" table:formula="of:=[.K268]*(1-[.K268])" office:value-type="float" office:value="0.11454371203535">
            <text:p>0.115</text:p>
          </table:table-cell>
          <table:table-cell table:style-name="ce2" table:formula="of:=[.L268]*(1-[.L268])" office:value-type="float" office:value="0.11454371203535">
            <text:p>0.115</text:p>
          </table:table-cell>
          <table:table-cell table:style-name="ce2" table:formula="of:=[.M268]*(1-[.M268])" office:value-type="float" office:value="0.00644599366039403">
            <text:p>0.006</text:p>
          </table:table-cell>
          <table:table-cell table:style-name="ce2"/>
          <table:table-cell table:style-name="ce2" office:value-type="float" office:value="-0.213639163390834">
            <text:p>-0.214</text:p>
          </table:table-cell>
          <table:table-cell table:style-name="ce2" office:value-type="float" office:value="0.125263282173073">
            <text:p>0.125</text:p>
          </table:table-cell>
          <table:table-cell table:style-name="ce2" office:value-type="float" office:value="0.125263282173073">
            <text:p>0.125</text:p>
          </table:table-cell>
          <table:table-cell table:style-name="ce2" office:value-type="float" office:value="0.00648778305650344">
            <text:p>0.006</text:p>
          </table:table-cell>
          <table:table-cell table:style-name="ce2"/>
          <table:table-cell table:style-name="ce2" office:value-type="float" office:value="-0.0367001783935622">
            <text:p>-0.037</text:p>
          </table:table-cell>
          <table:table-cell table:style-name="ce2" office:value-type="float" office:value="0.0143481213218352">
            <text:p>0.014</text:p>
          </table:table-cell>
          <table:table-cell table:style-name="ce2" office:value-type="float" office:value="0.0143481213218352">
            <text:p>0.014</text:p>
          </table:table-cell>
          <table:table-cell table:style-name="ce2" office:value-type="float" office:value="0.000041820208452233">
            <text:p>0.000</text:p>
          </table:table-cell>
          <table:table-cell table:style-name="ce2"/>
          <table:table-cell table:style-name="ce2" office:value-type="float" office:value="0.0143899415302875">
            <text:p>0.014</text:p>
          </table:table-cell>
          <table:table-cell table:style-name="ce2" office:value-type="float" office:value="0.0143899415302875">
            <text:p>0.014</text:p>
          </table:table-cell>
          <table:table-cell table:style-name="ce2" office:value-type="float" office:value="-0.00796211554143945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67:.C268]+[.AD267:.AF268]" office:value-type="float" office:value="2.45270255690926">
            <text:p>2.453</text:p>
          </table:table-cell>
          <table:table-cell table:style-name="ce2" office:value-type="float" office:value="2.45270255690926">
            <text:p>2.453</text:p>
          </table:table-cell>
          <table:table-cell table:style-name="ce2" office:value-type="float" office:value="-3.8072333549187">
            <text:p>-3.807</text:p>
          </table:table-cell>
          <table:table-cell table:style-name="ce2"/>
          <table:table-cell table:style-name="ce2" table:number-matrix-columns-spanned="4" table:number-matrix-rows-spanned="2" table:formula="of:=MMULT([.A270:.C271];[.$A$2:.$D$4])" office:value-type="float" office:value="-3.8072333549187">
            <text:p>-3.807</text:p>
          </table:table-cell>
          <table:table-cell table:style-name="ce2" office:value-type="float" office:value="-1.35453079800944">
            <text:p>-1.355</text:p>
          </table:table-cell>
          <table:table-cell table:style-name="ce2" office:value-type="float" office:value="-1.35453079800944">
            <text:p>-1.355</text:p>
          </table:table-cell>
          <table:table-cell table:style-name="ce2" office:value-type="float" office:value="1.09817175889982">
            <text:p>1.098</text:p>
          </table:table-cell>
          <table:table-cell table:style-name="ce2"/>
          <table:table-cell table:style-name="ce2" table:formula="of:=1/(1+EXP(-[.E270]))" office:value-type="float" office:value="0.0217269934219098">
            <text:p>0.022</text:p>
          </table:table-cell>
          <table:table-cell table:style-name="ce2" table:formula="of:=1/(1+EXP(-[.F270]))" office:value-type="float" office:value="0.20513062885308">
            <text:p>0.205</text:p>
          </table:table-cell>
          <table:table-cell table:style-name="ce2" table:formula="of:=1/(1+EXP(-[.G270]))" office:value-type="float" office:value="0.20513062885308">
            <text:p>0.205</text:p>
          </table:table-cell>
          <table:table-cell table:style-name="ce2" table:formula="of:=1/(1+EXP(-[.H270]))" office:value-type="float" office:value="0.749917391571914">
            <text:p>0.750</text:p>
          </table:table-cell>
          <table:table-cell table:style-name="ce2"/>
          <table:table-cell table:style-name="ce2" table:formula="of:=[.J270]*(1-[.J270])" office:value-type="float" office:value="0.0212549311787541">
            <text:p>0.021</text:p>
          </table:table-cell>
          <table:table-cell table:style-name="ce2" table:formula="of:=[.K270]*(1-[.K270])" office:value-type="float" office:value="0.16305205395942">
            <text:p>0.163</text:p>
          </table:table-cell>
          <table:table-cell table:style-name="ce2" table:formula="of:=[.L270]*(1-[.L270])" office:value-type="float" office:value="0.16305205395942">
            <text:p>0.163</text:p>
          </table:table-cell>
          <table:table-cell table:style-name="ce2" table:formula="of:=[.M270]*(1-[.M270])" office:value-type="float" office:value="0.187541297389891">
            <text:p>0.188</text:p>
          </table:table-cell>
          <table:table-cell table:style-name="ce2"/>
          <table:table-cell table:style-name="ce2" table:number-matrix-columns-spanned="4" table:number-matrix-rows-spanned="2" table:formula="of:=[.$J$8:.$M$9]-[.J270:.M271]" office:value-type="float" office:value="-0.0217266875196829">
            <text:p>-0.022</text:p>
          </table:table-cell>
          <table:table-cell table:style-name="ce2" office:value-type="float" office:value="-0.198437777928795">
            <text:p>-0.198</text:p>
          </table:table-cell>
          <table:table-cell table:style-name="ce2" office:value-type="float" office:value="-0.198437777928795">
            <text:p>-0.198</text:p>
          </table:table-cell>
          <table:table-cell table:style-name="ce2" office:value-type="float" office:value="0.243389757503802">
            <text:p>0.243</text:p>
          </table:table-cell>
          <table:table-cell table:style-name="ce2"/>
          <table:table-cell table:style-name="ce2" table:number-matrix-columns-spanned="4" table:number-matrix-rows-spanned="2" table:formula="of:=[.O270:.R271]*[.T270:.W271]" office:value-type="float" office:value="-0.000461799247973156">
            <text:p>0.000</text:p>
          </table:table-cell>
          <table:table-cell table:style-name="ce2" office:value-type="float" office:value="-0.0323556872744333">
            <text:p>-0.032</text:p>
          </table:table-cell>
          <table:table-cell table:style-name="ce2" office:value-type="float" office:value="-0.0323556872744333">
            <text:p>-0.032</text:p>
          </table:table-cell>
          <table:table-cell table:style-name="ce2" office:value-type="float" office:value="0.0456456308936739">
            <text:p>0.046</text:p>
          </table:table-cell>
          <table:table-cell table:style-name="ce2"/>
          <table:table-cell table:style-name="ce2" table:number-matrix-columns-spanned="3" table:number-matrix-rows-spanned="2" table:formula="of:=MMULT([.Y270:.AB271];[.$O$2:.$Q$5])" office:value-type="float" office:value="0.0132899436192406">
            <text:p>0.013</text:p>
          </table:table-cell>
          <table:table-cell table:style-name="ce2" office:value-type="float" office:value="0.0132899436192406">
            <text:p>0.013</text:p>
          </table:table-cell>
          <table:table-cell table:style-name="ce2" office:value-type="float" office:value="-0.0195275429031658">
            <text:p>-0.020</text:p>
          </table:table-cell>
          <table:table-cell/>
          <table:table-cell table:number-matrix-columns-spanned="1" table:number-matrix-rows-spanned="1" table:formula="of:=SUM([.T270:.W271]^2)" office:value-type="float" office:value="0.214581367823054">
            <text:p>0.2145813678</text:p>
          </table:table-cell>
          <table:table-cell table:number-columns-repeated="990"/>
        </table:table-row>
        <table:table-row table:style-name="ro2">
          <table:table-cell table:style-name="ce2" office:value-type="float" office:value="3.16189525547364">
            <text:p>3.162</text:p>
          </table:table-cell>
          <table:table-cell table:style-name="ce2" office:value-type="float" office:value="3.16189525547364">
            <text:p>3.162</text:p>
          </table:table-cell>
          <table:table-cell table:style-name="ce2" office:value-type="float" office:value="-1.27169472052932">
            <text:p>-1.272</text:p>
          </table:table-cell>
          <table:table-cell table:style-name="ce2"/>
          <table:table-cell table:style-name="ce2" office:value-type="float" office:value="-1.27169472052932">
            <text:p>-1.272</text:p>
          </table:table-cell>
          <table:table-cell table:style-name="ce2" office:value-type="float" office:value="1.89020053494432">
            <text:p>1.890</text:p>
          </table:table-cell>
          <table:table-cell table:style-name="ce2" office:value-type="float" office:value="1.89020053494432">
            <text:p>1.890</text:p>
          </table:table-cell>
          <table:table-cell table:style-name="ce2" office:value-type="float" office:value="5.05209579041796">
            <text:p>5.052</text:p>
          </table:table-cell>
          <table:table-cell table:style-name="ce2"/>
          <table:table-cell table:style-name="ce2" table:formula="of:=1/(1+EXP(-[.E271]))" office:value-type="float" office:value="0.218967281911605">
            <text:p>0.219</text:p>
          </table:table-cell>
          <table:table-cell table:style-name="ce2" table:formula="of:=1/(1+EXP(-[.F271]))" office:value-type="float" office:value="0.868778393736449">
            <text:p>0.869</text:p>
          </table:table-cell>
          <table:table-cell table:style-name="ce2" table:formula="of:=1/(1+EXP(-[.G271]))" office:value-type="float" office:value="0.868778393736449">
            <text:p>0.869</text:p>
          </table:table-cell>
          <table:table-cell table:style-name="ce2" table:formula="of:=1/(1+EXP(-[.H271]))" office:value-type="float" office:value="0.993644732854997">
            <text:p>0.994</text:p>
          </table:table-cell>
          <table:table-cell table:style-name="ce2"/>
          <table:table-cell table:style-name="ce2" table:formula="of:=[.J271]*(1-[.J271])" office:value-type="float" office:value="0.171020611363849">
            <text:p>0.171</text:p>
          </table:table-cell>
          <table:table-cell table:style-name="ce2" table:formula="of:=[.K271]*(1-[.K271])" office:value-type="float" office:value="0.114002496313164">
            <text:p>0.114</text:p>
          </table:table-cell>
          <table:table-cell table:style-name="ce2" table:formula="of:=[.L271]*(1-[.L271])" office:value-type="float" office:value="0.114002496313164">
            <text:p>0.114</text:p>
          </table:table-cell>
          <table:table-cell table:style-name="ce2" table:formula="of:=[.M271]*(1-[.M271])" office:value-type="float" office:value="0.00631487772451898">
            <text:p>0.006</text:p>
          </table:table-cell>
          <table:table-cell table:style-name="ce2"/>
          <table:table-cell table:style-name="ce2" office:value-type="float" office:value="-0.212274430987321">
            <text:p>-0.212</text:p>
          </table:table-cell>
          <table:table-cell table:style-name="ce2" office:value-type="float" office:value="0.124528755339266">
            <text:p>0.125</text:p>
          </table:table-cell>
          <table:table-cell table:style-name="ce2" office:value-type="float" office:value="0.124528755339266">
            <text:p>0.125</text:p>
          </table:table-cell>
          <table:table-cell table:style-name="ce2" office:value-type="float" office:value="0.00635496124277635">
            <text:p>0.006</text:p>
          </table:table-cell>
          <table:table-cell table:style-name="ce2"/>
          <table:table-cell table:style-name="ce2" office:value-type="float" office:value="-0.0363033029643647">
            <text:p>-0.036</text:p>
          </table:table-cell>
          <table:table-cell table:style-name="ce2" office:value-type="float" office:value="0.0141965889714476">
            <text:p>0.014</text:p>
          </table:table-cell>
          <table:table-cell table:style-name="ce2" office:value-type="float" office:value="0.0141965889714476">
            <text:p>0.014</text:p>
          </table:table-cell>
          <table:table-cell table:style-name="ce2" office:value-type="float" office:value="0.0000401308031921898">
            <text:p>0.000</text:p>
          </table:table-cell>
          <table:table-cell table:style-name="ce2"/>
          <table:table-cell table:style-name="ce2" office:value-type="float" office:value="0.0142367197746398">
            <text:p>0.014</text:p>
          </table:table-cell>
          <table:table-cell table:style-name="ce2" office:value-type="float" office:value="0.0142367197746398">
            <text:p>0.014</text:p>
          </table:table-cell>
          <table:table-cell table:style-name="ce2" office:value-type="float" office:value="-0.00786999421827731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0:.C271]+[.AD270:.AF271]" office:value-type="float" office:value="2.4659925005285">
            <text:p>2.466</text:p>
          </table:table-cell>
          <table:table-cell table:style-name="ce2" office:value-type="float" office:value="2.4659925005285">
            <text:p>2.466</text:p>
          </table:table-cell>
          <table:table-cell table:style-name="ce2" office:value-type="float" office:value="-3.82676089782187">
            <text:p>-3.827</text:p>
          </table:table-cell>
          <table:table-cell table:style-name="ce2"/>
          <table:table-cell table:style-name="ce2" table:number-matrix-columns-spanned="4" table:number-matrix-rows-spanned="2" table:formula="of:=MMULT([.A273:.C274];[.$A$2:.$D$4])" office:value-type="float" office:value="-3.82676089782187">
            <text:p>-3.827</text:p>
          </table:table-cell>
          <table:table-cell table:style-name="ce2" office:value-type="float" office:value="-1.36076839729337">
            <text:p>-1.361</text:p>
          </table:table-cell>
          <table:table-cell table:style-name="ce2" office:value-type="float" office:value="-1.36076839729337">
            <text:p>-1.361</text:p>
          </table:table-cell>
          <table:table-cell table:style-name="ce2" office:value-type="float" office:value="1.10522410323514">
            <text:p>1.105</text:p>
          </table:table-cell>
          <table:table-cell table:style-name="ce2"/>
          <table:table-cell table:style-name="ce2" table:formula="of:=1/(1+EXP(-[.E273]))" office:value-type="float" office:value="0.0213157903379891">
            <text:p>0.021</text:p>
          </table:table-cell>
          <table:table-cell table:style-name="ce2" table:formula="of:=1/(1+EXP(-[.F273]))" office:value-type="float" office:value="0.204115445972091">
            <text:p>0.204</text:p>
          </table:table-cell>
          <table:table-cell table:style-name="ce2" table:formula="of:=1/(1+EXP(-[.G273]))" office:value-type="float" office:value="0.204115445972091">
            <text:p>0.204</text:p>
          </table:table-cell>
          <table:table-cell table:style-name="ce2" table:formula="of:=1/(1+EXP(-[.H273]))" office:value-type="float" office:value="0.751237664919761">
            <text:p>0.751</text:p>
          </table:table-cell>
          <table:table-cell table:style-name="ce2"/>
          <table:table-cell table:style-name="ce2" table:formula="of:=[.J273]*(1-[.J273])" office:value-type="float" office:value="0.020861427420256">
            <text:p>0.021</text:p>
          </table:table-cell>
          <table:table-cell table:style-name="ce2" table:formula="of:=[.K273]*(1-[.K273])" office:value-type="float" office:value="0.162452330687705">
            <text:p>0.162</text:p>
          </table:table-cell>
          <table:table-cell table:style-name="ce2" table:formula="of:=[.L273]*(1-[.L273])" office:value-type="float" office:value="0.162452330687705">
            <text:p>0.162</text:p>
          </table:table-cell>
          <table:table-cell table:style-name="ce2" table:formula="of:=[.M273]*(1-[.M273])" office:value-type="float" office:value="0.186879635725666">
            <text:p>0.187</text:p>
          </table:table-cell>
          <table:table-cell table:style-name="ce2"/>
          <table:table-cell table:style-name="ce2" table:number-matrix-columns-spanned="4" table:number-matrix-rows-spanned="2" table:formula="of:=[.$J$8:.$M$9]-[.J273:.M274]" office:value-type="float" office:value="-0.0213154844357622">
            <text:p>-0.021</text:p>
          </table:table-cell>
          <table:table-cell table:style-name="ce2" office:value-type="float" office:value="-0.197422595047806">
            <text:p>-0.197</text:p>
          </table:table-cell>
          <table:table-cell table:style-name="ce2" office:value-type="float" office:value="-0.197422595047806">
            <text:p>-0.197</text:p>
          </table:table-cell>
          <table:table-cell table:style-name="ce2" office:value-type="float" office:value="0.242069484155954">
            <text:p>0.242</text:p>
          </table:table-cell>
          <table:table-cell table:style-name="ce2"/>
          <table:table-cell table:style-name="ce2" table:number-matrix-columns-spanned="4" table:number-matrix-rows-spanned="2" table:formula="of:=[.O273:.R274]*[.T273:.W274]" office:value-type="float" office:value="-0.000444671431484249">
            <text:p>0.000</text:p>
          </table:table-cell>
          <table:table-cell table:style-name="ce2" office:value-type="float" office:value="-0.0320717606959311">
            <text:p>-0.032</text:p>
          </table:table-cell>
          <table:table-cell table:style-name="ce2" office:value-type="float" office:value="-0.0320717606959311">
            <text:p>-0.032</text:p>
          </table:table-cell>
          <table:table-cell table:style-name="ce2" office:value-type="float" office:value="0.0452378570193645">
            <text:p>0.045</text:p>
          </table:table-cell>
          <table:table-cell table:style-name="ce2"/>
          <table:table-cell table:style-name="ce2" table:number-matrix-columns-spanned="3" table:number-matrix-rows-spanned="2" table:formula="of:=MMULT([.Y273:.AB274];[.$O$2:.$Q$5])" office:value-type="float" office:value="0.0131660963234333">
            <text:p>0.013</text:p>
          </table:table-cell>
          <table:table-cell table:style-name="ce2" office:value-type="float" office:value="0.0131660963234333">
            <text:p>0.013</text:p>
          </table:table-cell>
          <table:table-cell table:style-name="ce2" office:value-type="float" office:value="-0.0193503358039821">
            <text:p>-0.019</text:p>
          </table:table-cell>
          <table:table-cell/>
          <table:table-cell table:number-matrix-columns-spanned="1" table:number-matrix-rows-spanned="1" table:formula="of:=SUM([.T273:.W274]^2)" office:value-type="float" office:value="0.212189375700996">
            <text:p>0.2121893757</text:p>
          </table:table-cell>
          <table:table-cell table:number-columns-repeated="990"/>
        </table:table-row>
        <table:table-row table:style-name="ro2">
          <table:table-cell table:style-name="ce2" office:value-type="float" office:value="3.17613197524828">
            <text:p>3.176</text:p>
          </table:table-cell>
          <table:table-cell table:style-name="ce2" office:value-type="float" office:value="3.17613197524828">
            <text:p>3.176</text:p>
          </table:table-cell>
          <table:table-cell table:style-name="ce2" office:value-type="float" office:value="-1.2795647147476">
            <text:p>-1.280</text:p>
          </table:table-cell>
          <table:table-cell table:style-name="ce2"/>
          <table:table-cell table:style-name="ce2" office:value-type="float" office:value="-1.2795647147476">
            <text:p>-1.280</text:p>
          </table:table-cell>
          <table:table-cell table:style-name="ce2" office:value-type="float" office:value="1.89656726050068">
            <text:p>1.897</text:p>
          </table:table-cell>
          <table:table-cell table:style-name="ce2" office:value-type="float" office:value="1.89656726050068">
            <text:p>1.897</text:p>
          </table:table-cell>
          <table:table-cell table:style-name="ce2" office:value-type="float" office:value="5.07269923574896">
            <text:p>5.073</text:p>
          </table:table-cell>
          <table:table-cell table:style-name="ce2"/>
          <table:table-cell table:style-name="ce2" table:formula="of:=1/(1+EXP(-[.E274]))" office:value-type="float" office:value="0.217624327866681">
            <text:p>0.218</text:p>
          </table:table-cell>
          <table:table-cell table:style-name="ce2" table:formula="of:=1/(1+EXP(-[.F274]))" office:value-type="float" office:value="0.869502513728022">
            <text:p>0.870</text:p>
          </table:table-cell>
          <table:table-cell table:style-name="ce2" table:formula="of:=1/(1+EXP(-[.G274]))" office:value-type="float" office:value="0.869502513728022">
            <text:p>0.870</text:p>
          </table:table-cell>
          <table:table-cell table:style-name="ce2" table:formula="of:=1/(1+EXP(-[.H274]))" office:value-type="float" office:value="0.993773526603722">
            <text:p>0.994</text:p>
          </table:table-cell>
          <table:table-cell table:style-name="ce2"/>
          <table:table-cell table:style-name="ce2" table:formula="of:=[.J274]*(1-[.J274])" office:value-type="float" office:value="0.170263979787256">
            <text:p>0.170</text:p>
          </table:table-cell>
          <table:table-cell table:style-name="ce2" table:formula="of:=[.K274]*(1-[.K274])" office:value-type="float" office:value="0.113467892348673">
            <text:p>0.113</text:p>
          </table:table-cell>
          <table:table-cell table:style-name="ce2" table:formula="of:=[.L274]*(1-[.L274])" office:value-type="float" office:value="0.113467892348673">
            <text:p>0.113</text:p>
          </table:table-cell>
          <table:table-cell table:style-name="ce2" table:formula="of:=[.M274]*(1-[.M274])" office:value-type="float" office:value="0.00618770442532292">
            <text:p>0.006</text:p>
          </table:table-cell>
          <table:table-cell table:style-name="ce2"/>
          <table:table-cell table:style-name="ce2" office:value-type="float" office:value="-0.210931476942396">
            <text:p>-0.211</text:p>
          </table:table-cell>
          <table:table-cell table:style-name="ce2" office:value-type="float" office:value="0.123804635347693">
            <text:p>0.124</text:p>
          </table:table-cell>
          <table:table-cell table:style-name="ce2" office:value-type="float" office:value="0.123804635347693">
            <text:p>0.124</text:p>
          </table:table-cell>
          <table:table-cell table:style-name="ce2" office:value-type="float" office:value="0.00622616749405047">
            <text:p>0.006</text:p>
          </table:table-cell>
          <table:table-cell table:style-name="ce2"/>
          <table:table-cell table:style-name="ce2" office:value-type="float" office:value="-0.0359140327266163">
            <text:p>-0.036</text:p>
          </table:table-cell>
          <table:table-cell table:style-name="ce2" office:value-type="float" office:value="0.0140478510358987">
            <text:p>0.014</text:p>
          </table:table-cell>
          <table:table-cell table:style-name="ce2" office:value-type="float" office:value="0.0140478510358987">
            <text:p>0.014</text:p>
          </table:table-cell>
          <table:table-cell table:style-name="ce2" office:value-type="float" office:value="0.0000385256841557378">
            <text:p>0.000</text:p>
          </table:table-cell>
          <table:table-cell table:style-name="ce2"/>
          <table:table-cell table:style-name="ce2" office:value-type="float" office:value="0.0140863767200545">
            <text:p>0.014</text:p>
          </table:table-cell>
          <table:table-cell table:style-name="ce2" office:value-type="float" office:value="0.0140863767200545">
            <text:p>0.014</text:p>
          </table:table-cell>
          <table:table-cell table:style-name="ce2" office:value-type="float" office:value="-0.0077798049706631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3:.C274]+[.AD273:.AF274]" office:value-type="float" office:value="2.47915859685193">
            <text:p>2.479</text:p>
          </table:table-cell>
          <table:table-cell table:style-name="ce2" office:value-type="float" office:value="2.47915859685193">
            <text:p>2.479</text:p>
          </table:table-cell>
          <table:table-cell table:style-name="ce2" office:value-type="float" office:value="-3.84611123362585">
            <text:p>-3.846</text:p>
          </table:table-cell>
          <table:table-cell table:style-name="ce2"/>
          <table:table-cell table:style-name="ce2" table:number-matrix-columns-spanned="4" table:number-matrix-rows-spanned="2" table:formula="of:=MMULT([.A276:.C277];[.$A$2:.$D$4])" office:value-type="float" office:value="-3.84611123362585">
            <text:p>-3.846</text:p>
          </table:table-cell>
          <table:table-cell table:style-name="ce2" office:value-type="float" office:value="-1.36695263677391">
            <text:p>-1.367</text:p>
          </table:table-cell>
          <table:table-cell table:style-name="ce2" office:value-type="float" office:value="-1.36695263677391">
            <text:p>-1.367</text:p>
          </table:table-cell>
          <table:table-cell table:style-name="ce2" office:value-type="float" office:value="1.11220596007802">
            <text:p>1.112</text:p>
          </table:table-cell>
          <table:table-cell table:style-name="ce2"/>
          <table:table-cell table:style-name="ce2" table:formula="of:=1/(1+EXP(-[.E276]))" office:value-type="float" office:value="0.0209158318870892">
            <text:p>0.021</text:p>
          </table:table-cell>
          <table:table-cell table:style-name="ce2" table:formula="of:=1/(1+EXP(-[.F276]))" office:value-type="float" office:value="0.203112640006309">
            <text:p>0.203</text:p>
          </table:table-cell>
          <table:table-cell table:style-name="ce2" table:formula="of:=1/(1+EXP(-[.G276]))" office:value-type="float" office:value="0.203112640006309">
            <text:p>0.203</text:p>
          </table:table-cell>
          <table:table-cell table:style-name="ce2" table:formula="of:=1/(1+EXP(-[.H276]))" office:value-type="float" office:value="0.752540141810579">
            <text:p>0.753</text:p>
          </table:table-cell>
          <table:table-cell table:style-name="ce2"/>
          <table:table-cell table:style-name="ce2" table:formula="of:=[.J276]*(1-[.J276])" office:value-type="float" office:value="0.0204783598635602">
            <text:p>0.020</text:p>
          </table:table-cell>
          <table:table-cell table:style-name="ce2" table:formula="of:=[.K276]*(1-[.K276])" office:value-type="float" office:value="0.161857895475977">
            <text:p>0.162</text:p>
          </table:table-cell>
          <table:table-cell table:style-name="ce2" table:formula="of:=[.L276]*(1-[.L276])" office:value-type="float" office:value="0.161857895475977">
            <text:p>0.162</text:p>
          </table:table-cell>
          <table:table-cell table:style-name="ce2" table:formula="of:=[.M276]*(1-[.M276])" office:value-type="float" office:value="0.186223476774293">
            <text:p>0.186</text:p>
          </table:table-cell>
          <table:table-cell table:style-name="ce2"/>
          <table:table-cell table:style-name="ce2" table:number-matrix-columns-spanned="4" table:number-matrix-rows-spanned="2" table:formula="of:=[.$J$8:.$M$9]-[.J276:.M277]" office:value-type="float" office:value="-0.0209155259848622">
            <text:p>-0.021</text:p>
          </table:table-cell>
          <table:table-cell table:style-name="ce2" office:value-type="float" office:value="-0.196419789082025">
            <text:p>-0.196</text:p>
          </table:table-cell>
          <table:table-cell table:style-name="ce2" office:value-type="float" office:value="-0.196419789082025">
            <text:p>-0.196</text:p>
          </table:table-cell>
          <table:table-cell table:style-name="ce2" office:value-type="float" office:value="0.240767007265137">
            <text:p>0.241</text:p>
          </table:table-cell>
          <table:table-cell table:style-name="ce2"/>
          <table:table-cell table:style-name="ce2" table:number-matrix-columns-spanned="4" table:number-matrix-rows-spanned="2" table:formula="of:=[.O276:.R277]*[.T276:.W277]" office:value-type="float" office:value="-0.000428315667853653">
            <text:p>0.000</text:p>
          </table:table-cell>
          <table:table-cell table:style-name="ce2" office:value-type="float" office:value="-0.0317920936906517">
            <text:p>-0.032</text:p>
          </table:table-cell>
          <table:table-cell table:style-name="ce2" office:value-type="float" office:value="-0.0317920936906517">
            <text:p>-0.032</text:p>
          </table:table-cell>
          <table:table-cell table:style-name="ce2" office:value-type="float" office:value="0.0448364691854552">
            <text:p>0.045</text:p>
          </table:table-cell>
          <table:table-cell table:style-name="ce2"/>
          <table:table-cell table:style-name="ce2" table:number-matrix-columns-spanned="3" table:number-matrix-rows-spanned="2" table:formula="of:=MMULT([.Y276:.AB277];[.$O$2:.$Q$5])" office:value-type="float" office:value="0.0130443754948034">
            <text:p>0.013</text:p>
          </table:table-cell>
          <table:table-cell table:style-name="ce2" office:value-type="float" office:value="0.0130443754948034">
            <text:p>0.013</text:p>
          </table:table-cell>
          <table:table-cell table:style-name="ce2" office:value-type="float" office:value="-0.019176033863702">
            <text:p>-0.019</text:p>
          </table:table-cell>
          <table:table-cell/>
          <table:table-cell table:number-matrix-columns-spanned="1" table:number-matrix-rows-spanned="1" table:formula="of:=SUM([.T276:.W277]^2)" office:value-type="float" office:value="0.209843802322233">
            <text:p>0.2098438023</text:p>
          </table:table-cell>
          <table:table-cell table:number-columns-repeated="990"/>
        </table:table-row>
        <table:table-row table:style-name="ro2">
          <table:table-cell table:style-name="ce2" office:value-type="float" office:value="3.19021835196833">
            <text:p>3.190</text:p>
          </table:table-cell>
          <table:table-cell table:style-name="ce2" office:value-type="float" office:value="3.19021835196833">
            <text:p>3.190</text:p>
          </table:table-cell>
          <table:table-cell table:style-name="ce2" office:value-type="float" office:value="-1.28734451971827">
            <text:p>-1.287</text:p>
          </table:table-cell>
          <table:table-cell table:style-name="ce2"/>
          <table:table-cell table:style-name="ce2" office:value-type="float" office:value="-1.28734451971827">
            <text:p>-1.287</text:p>
          </table:table-cell>
          <table:table-cell table:style-name="ce2" office:value-type="float" office:value="1.90287383225007">
            <text:p>1.903</text:p>
          </table:table-cell>
          <table:table-cell table:style-name="ce2" office:value-type="float" office:value="1.90287383225007">
            <text:p>1.903</text:p>
          </table:table-cell>
          <table:table-cell table:style-name="ce2" office:value-type="float" office:value="5.0930921842184">
            <text:p>5.093</text:p>
          </table:table-cell>
          <table:table-cell table:style-name="ce2"/>
          <table:table-cell table:style-name="ce2" table:formula="of:=1/(1+EXP(-[.E277]))" office:value-type="float" office:value="0.216302617546604">
            <text:p>0.216</text:p>
          </table:table-cell>
          <table:table-cell table:style-name="ce2" table:formula="of:=1/(1+EXP(-[.F277]))" office:value-type="float" office:value="0.870216441105364">
            <text:p>0.870</text:p>
          </table:table-cell>
          <table:table-cell table:style-name="ce2" table:formula="of:=1/(1+EXP(-[.G277]))" office:value-type="float" office:value="0.870216441105364">
            <text:p>0.870</text:p>
          </table:table-cell>
          <table:table-cell table:style-name="ce2" table:formula="of:=1/(1+EXP(-[.H277]))" office:value-type="float" office:value="0.993898449897034">
            <text:p>0.994</text:p>
          </table:table-cell>
          <table:table-cell table:style-name="ce2"/>
          <table:table-cell table:style-name="ce2" table:formula="of:=[.J277]*(1-[.J277])" office:value-type="float" office:value="0.169515795189092">
            <text:p>0.170</text:p>
          </table:table-cell>
          <table:table-cell table:style-name="ce2" table:formula="of:=[.K277]*(1-[.K277])" office:value-type="float" office:value="0.112939786735279">
            <text:p>0.113</text:p>
          </table:table-cell>
          <table:table-cell table:style-name="ce2" table:formula="of:=[.L277]*(1-[.L277])" office:value-type="float" office:value="0.112939786735279">
            <text:p>0.113</text:p>
          </table:table-cell>
          <table:table-cell table:style-name="ce2" table:formula="of:=[.M277]*(1-[.M277])" office:value-type="float" office:value="0.00606432118930665">
            <text:p>0.006</text:p>
          </table:table-cell>
          <table:table-cell table:style-name="ce2"/>
          <table:table-cell table:style-name="ce2" office:value-type="float" office:value="-0.209609766622319">
            <text:p>-0.210</text:p>
          </table:table-cell>
          <table:table-cell table:style-name="ce2" office:value-type="float" office:value="0.123090707970351">
            <text:p>0.123</text:p>
          </table:table-cell>
          <table:table-cell table:style-name="ce2" office:value-type="float" office:value="0.123090707970351">
            <text:p>0.123</text:p>
          </table:table-cell>
          <table:table-cell table:style-name="ce2" office:value-type="float" office:value="0.00610124420073865">
            <text:p>0.006</text:p>
          </table:table-cell>
          <table:table-cell table:style-name="ce2"/>
          <table:table-cell table:style-name="ce2" office:value-type="float" office:value="-0.0355321662683823">
            <text:p>-0.036</text:p>
          </table:table-cell>
          <table:table-cell table:style-name="ce2" office:value-type="float" office:value="0.0139018383072659">
            <text:p>0.014</text:p>
          </table:table-cell>
          <table:table-cell table:style-name="ce2" office:value-type="float" office:value="0.0139018383072659">
            <text:p>0.014</text:p>
          </table:table-cell>
          <table:table-cell table:style-name="ce2" office:value-type="float" office:value="0.0000369999044876737">
            <text:p>0.000</text:p>
          </table:table-cell>
          <table:table-cell table:style-name="ce2"/>
          <table:table-cell table:style-name="ce2" office:value-type="float" office:value="0.0139388382117536">
            <text:p>0.014</text:p>
          </table:table-cell>
          <table:table-cell table:style-name="ce2" office:value-type="float" office:value="0.0139388382117536">
            <text:p>0.014</text:p>
          </table:table-cell>
          <table:table-cell table:style-name="ce2" office:value-type="float" office:value="-0.0076914897493627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6:.C277]+[.AD276:.AF277]" office:value-type="float" office:value="2.49220297234674">
            <text:p>2.492</text:p>
          </table:table-cell>
          <table:table-cell table:style-name="ce2" office:value-type="float" office:value="2.49220297234674">
            <text:p>2.492</text:p>
          </table:table-cell>
          <table:table-cell table:style-name="ce2" office:value-type="float" office:value="-3.86528726748955">
            <text:p>-3.865</text:p>
          </table:table-cell>
          <table:table-cell table:style-name="ce2"/>
          <table:table-cell table:style-name="ce2" table:number-matrix-columns-spanned="4" table:number-matrix-rows-spanned="2" table:formula="of:=MMULT([.A279:.C280];[.$A$2:.$D$4])" office:value-type="float" office:value="-3.86528726748955">
            <text:p>-3.865</text:p>
          </table:table-cell>
          <table:table-cell table:style-name="ce2" office:value-type="float" office:value="-1.37308429514281">
            <text:p>-1.373</text:p>
          </table:table-cell>
          <table:table-cell table:style-name="ce2" office:value-type="float" office:value="-1.37308429514281">
            <text:p>-1.373</text:p>
          </table:table-cell>
          <table:table-cell table:style-name="ce2" office:value-type="float" office:value="1.11911867720392">
            <text:p>1.119</text:p>
          </table:table-cell>
          <table:table-cell table:style-name="ce2"/>
          <table:table-cell table:style-name="ce2" table:formula="of:=1/(1+EXP(-[.E279]))" office:value-type="float" office:value="0.0205267247896598">
            <text:p>0.021</text:p>
          </table:table-cell>
          <table:table-cell table:style-name="ce2" table:formula="of:=1/(1+EXP(-[.F279]))" office:value-type="float" office:value="0.202121989183264">
            <text:p>0.202</text:p>
          </table:table-cell>
          <table:table-cell table:style-name="ce2" table:formula="of:=1/(1+EXP(-[.G279]))" office:value-type="float" office:value="0.202121989183264">
            <text:p>0.202</text:p>
          </table:table-cell>
          <table:table-cell table:style-name="ce2" table:formula="of:=1/(1+EXP(-[.H279]))" office:value-type="float" office:value="0.753825203528635">
            <text:p>0.754</text:p>
          </table:table-cell>
          <table:table-cell table:style-name="ce2"/>
          <table:table-cell table:style-name="ce2" table:formula="of:=[.J279]*(1-[.J279])" office:value-type="float" office:value="0.0201053783590694">
            <text:p>0.020</text:p>
          </table:table-cell>
          <table:table-cell table:style-name="ce2" table:formula="of:=[.K279]*(1-[.K279])" office:value-type="float" office:value="0.161268690671864">
            <text:p>0.161</text:p>
          </table:table-cell>
          <table:table-cell table:style-name="ce2" table:formula="of:=[.L279]*(1-[.L279])" office:value-type="float" office:value="0.161268690671864">
            <text:p>0.161</text:p>
          </table:table-cell>
          <table:table-cell table:style-name="ce2" table:formula="of:=[.M279]*(1-[.M279])" office:value-type="float" office:value="0.185572766053647">
            <text:p>0.186</text:p>
          </table:table-cell>
          <table:table-cell table:style-name="ce2"/>
          <table:table-cell table:style-name="ce2" table:number-matrix-columns-spanned="4" table:number-matrix-rows-spanned="2" table:formula="of:=[.$J$8:.$M$9]-[.J279:.M280]" office:value-type="float" office:value="-0.0205264188874329">
            <text:p>-0.021</text:p>
          </table:table-cell>
          <table:table-cell table:style-name="ce2" office:value-type="float" office:value="-0.195429138258979">
            <text:p>-0.195</text:p>
          </table:table-cell>
          <table:table-cell table:style-name="ce2" office:value-type="float" office:value="-0.195429138258979">
            <text:p>-0.195</text:p>
          </table:table-cell>
          <table:table-cell table:style-name="ce2" office:value-type="float" office:value="0.23948194554708">
            <text:p>0.239</text:p>
          </table:table-cell>
          <table:table-cell table:style-name="ce2"/>
          <table:table-cell table:style-name="ce2" table:number-matrix-columns-spanned="4" table:number-matrix-rows-spanned="2" table:formula="of:=[.O279:.R280]*[.T279:.W280]" office:value-type="float" office:value="-0.000412691418088585">
            <text:p>0.000</text:p>
          </table:table-cell>
          <table:table-cell table:style-name="ce2" office:value-type="float" office:value="-0.0315166012461563">
            <text:p>-0.032</text:p>
          </table:table-cell>
          <table:table-cell table:style-name="ce2" office:value-type="float" office:value="-0.0315166012461563">
            <text:p>-0.032</text:p>
          </table:table-cell>
          <table:table-cell table:style-name="ce2" office:value-type="float" office:value="0.0444413270550805">
            <text:p>0.044</text:p>
          </table:table-cell>
          <table:table-cell table:style-name="ce2"/>
          <table:table-cell table:style-name="ce2" table:number-matrix-columns-spanned="3" table:number-matrix-rows-spanned="2" table:formula="of:=MMULT([.Y279:.AB280];[.$O$2:.$Q$5])" office:value-type="float" office:value="0.0129247258089242">
            <text:p>0.013</text:p>
          </table:table-cell>
          <table:table-cell table:style-name="ce2" office:value-type="float" office:value="0.0129247258089242">
            <text:p>0.013</text:p>
          </table:table-cell>
          <table:table-cell table:style-name="ce2" office:value-type="float" office:value="-0.0190045668553206">
            <text:p>-0.019</text:p>
          </table:table-cell>
          <table:table-cell/>
          <table:table-cell table:number-matrix-columns-spanned="1" table:number-matrix-rows-spanned="1" table:formula="of:=SUM([.T279:.W280]^2)" office:value-type="float" office:value="0.207543382280102">
            <text:p>0.2075433823</text:p>
          </table:table-cell>
          <table:table-cell table:number-columns-repeated="990"/>
        </table:table-row>
        <table:table-row table:style-name="ro2">
          <table:table-cell table:style-name="ce2" office:value-type="float" office:value="3.20415719018009">
            <text:p>3.204</text:p>
          </table:table-cell>
          <table:table-cell table:style-name="ce2" office:value-type="float" office:value="3.20415719018009">
            <text:p>3.204</text:p>
          </table:table-cell>
          <table:table-cell table:style-name="ce2" office:value-type="float" office:value="-1.29503600946763">
            <text:p>-1.295</text:p>
          </table:table-cell>
          <table:table-cell table:style-name="ce2"/>
          <table:table-cell table:style-name="ce2" office:value-type="float" office:value="-1.29503600946763">
            <text:p>-1.295</text:p>
          </table:table-cell>
          <table:table-cell table:style-name="ce2" office:value-type="float" office:value="1.90912118071246">
            <text:p>1.909</text:p>
          </table:table-cell>
          <table:table-cell table:style-name="ce2" office:value-type="float" office:value="1.90912118071246">
            <text:p>1.909</text:p>
          </table:table-cell>
          <table:table-cell table:style-name="ce2" office:value-type="float" office:value="5.11327837089255">
            <text:p>5.113</text:p>
          </table:table-cell>
          <table:table-cell table:style-name="ce2"/>
          <table:table-cell table:style-name="ce2" table:formula="of:=1/(1+EXP(-[.E280]))" office:value-type="float" office:value="0.215001633778088">
            <text:p>0.215</text:p>
          </table:table-cell>
          <table:table-cell table:style-name="ce2" table:formula="of:=1/(1+EXP(-[.F280]))" office:value-type="float" office:value="0.870920384887589">
            <text:p>0.871</text:p>
          </table:table-cell>
          <table:table-cell table:style-name="ce2" table:formula="of:=1/(1+EXP(-[.G280]))" office:value-type="float" office:value="0.870920384887589">
            <text:p>0.871</text:p>
          </table:table-cell>
          <table:table-cell table:style-name="ce2" table:formula="of:=1/(1+EXP(-[.H280]))" office:value-type="float" office:value="0.994019652915804">
            <text:p>0.994</text:p>
          </table:table-cell>
          <table:table-cell table:style-name="ce2"/>
          <table:table-cell table:style-name="ce2" table:formula="of:=[.J280]*(1-[.J280])" office:value-type="float" office:value="0.168775931250841">
            <text:p>0.169</text:p>
          </table:table-cell>
          <table:table-cell table:style-name="ce2" table:formula="of:=[.K280]*(1-[.K280])" office:value-type="float" office:value="0.112418068074843">
            <text:p>0.112</text:p>
          </table:table-cell>
          <table:table-cell table:style-name="ce2" table:formula="of:=[.L280]*(1-[.L280])" office:value-type="float" office:value="0.112418068074843">
            <text:p>0.112</text:p>
          </table:table-cell>
          <table:table-cell table:style-name="ce2" table:formula="of:=[.M280]*(1-[.M280])" office:value-type="float" office:value="0.00594458253294826">
            <text:p>0.006</text:p>
          </table:table-cell>
          <table:table-cell table:style-name="ce2"/>
          <table:table-cell table:style-name="ce2" office:value-type="float" office:value="-0.208308782853803">
            <text:p>-0.208</text:p>
          </table:table-cell>
          <table:table-cell table:style-name="ce2" office:value-type="float" office:value="0.122386764188126">
            <text:p>0.122</text:p>
          </table:table-cell>
          <table:table-cell table:style-name="ce2" office:value-type="float" office:value="0.122386764188126">
            <text:p>0.122</text:p>
          </table:table-cell>
          <table:table-cell table:style-name="ce2" office:value-type="float" office:value="0.00598004118196871">
            <text:p>0.006</text:p>
          </table:table-cell>
          <table:table-cell table:style-name="ce2"/>
          <table:table-cell table:style-name="ce2" office:value-type="float" office:value="-0.0351575088138799">
            <text:p>-0.035</text:p>
          </table:table-cell>
          <table:table-cell table:style-name="ce2" office:value-type="float" office:value="0.0137584835879605">
            <text:p>0.014</text:p>
          </table:table-cell>
          <table:table-cell table:style-name="ce2" office:value-type="float" office:value="0.0137584835879605">
            <text:p>0.014</text:p>
          </table:table-cell>
          <table:table-cell table:style-name="ce2" office:value-type="float" office:value="0.0000355488483566424">
            <text:p>0.000</text:p>
          </table:table-cell>
          <table:table-cell table:style-name="ce2"/>
          <table:table-cell table:style-name="ce2" office:value-type="float" office:value="0.0137940324363171">
            <text:p>0.014</text:p>
          </table:table-cell>
          <table:table-cell table:style-name="ce2" office:value-type="float" office:value="0.0137940324363171">
            <text:p>0.014</text:p>
          </table:table-cell>
          <table:table-cell table:style-name="ce2" office:value-type="float" office:value="-0.00760499278960226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79:.C280]+[.AD279:.AF280]" office:value-type="float" office:value="2.50512769815566">
            <text:p>2.505</text:p>
          </table:table-cell>
          <table:table-cell table:style-name="ce2" office:value-type="float" office:value="2.50512769815566">
            <text:p>2.505</text:p>
          </table:table-cell>
          <table:table-cell table:style-name="ce2" office:value-type="float" office:value="-3.88429183434487">
            <text:p>-3.884</text:p>
          </table:table-cell>
          <table:table-cell table:style-name="ce2"/>
          <table:table-cell table:style-name="ce2" table:number-matrix-columns-spanned="4" table:number-matrix-rows-spanned="2" table:formula="of:=MMULT([.A282:.C283];[.$A$2:.$D$4])" office:value-type="float" office:value="-3.88429183434487">
            <text:p>-3.884</text:p>
          </table:table-cell>
          <table:table-cell table:style-name="ce2" office:value-type="float" office:value="-1.37916413618921">
            <text:p>-1.379</text:p>
          </table:table-cell>
          <table:table-cell table:style-name="ce2" office:value-type="float" office:value="-1.37916413618921">
            <text:p>-1.379</text:p>
          </table:table-cell>
          <table:table-cell table:style-name="ce2" office:value-type="float" office:value="1.12596356196645">
            <text:p>1.126</text:p>
          </table:table-cell>
          <table:table-cell table:style-name="ce2"/>
          <table:table-cell table:style-name="ce2" table:formula="of:=1/(1+EXP(-[.E282]))" office:value-type="float" office:value="0.0201480923461212">
            <text:p>0.020</text:p>
          </table:table-cell>
          <table:table-cell table:style-name="ce2" table:formula="of:=1/(1+EXP(-[.F282]))" office:value-type="float" office:value="0.201143276691211">
            <text:p>0.201</text:p>
          </table:table-cell>
          <table:table-cell table:style-name="ce2" table:formula="of:=1/(1+EXP(-[.G282]))" office:value-type="float" office:value="0.201143276691211">
            <text:p>0.201</text:p>
          </table:table-cell>
          <table:table-cell table:style-name="ce2" table:formula="of:=1/(1+EXP(-[.H282]))" office:value-type="float" office:value="0.755093219719792">
            <text:p>0.755</text:p>
          </table:table-cell>
          <table:table-cell table:style-name="ce2"/>
          <table:table-cell table:style-name="ce2" table:formula="of:=[.J282]*(1-[.J282])" office:value-type="float" office:value="0.0197421467209334">
            <text:p>0.020</text:p>
          </table:table-cell>
          <table:table-cell table:style-name="ce2" table:formula="of:=[.K282]*(1-[.K282])" office:value-type="float" office:value="0.160684658933134">
            <text:p>0.161</text:p>
          </table:table-cell>
          <table:table-cell table:style-name="ce2" table:formula="of:=[.L282]*(1-[.L282])" office:value-type="float" office:value="0.160684658933134">
            <text:p>0.161</text:p>
          </table:table-cell>
          <table:table-cell table:style-name="ce2" table:formula="of:=[.M282]*(1-[.M282])" office:value-type="float" office:value="0.18492744925299">
            <text:p>0.185</text:p>
          </table:table-cell>
          <table:table-cell table:style-name="ce2"/>
          <table:table-cell table:style-name="ce2" table:number-matrix-columns-spanned="4" table:number-matrix-rows-spanned="2" table:formula="of:=[.$J$8:.$M$9]-[.J282:.M283]" office:value-type="float" office:value="-0.0201477864438942">
            <text:p>-0.020</text:p>
          </table:table-cell>
          <table:table-cell table:style-name="ce2" office:value-type="float" office:value="-0.194450425766926">
            <text:p>-0.194</text:p>
          </table:table-cell>
          <table:table-cell table:style-name="ce2" office:value-type="float" office:value="-0.194450425766926">
            <text:p>-0.194</text:p>
          </table:table-cell>
          <table:table-cell table:style-name="ce2" office:value-type="float" office:value="0.238213929355923">
            <text:p>0.238</text:p>
          </table:table-cell>
          <table:table-cell table:style-name="ce2"/>
          <table:table-cell table:style-name="ce2" table:number-matrix-columns-spanned="4" table:number-matrix-rows-spanned="2" table:formula="of:=[.O282:.R283]*[.T282:.W283]" office:value-type="float" office:value="-0.000397760556077392">
            <text:p>0.000</text:p>
          </table:table-cell>
          <table:table-cell table:style-name="ce2" office:value-type="float" office:value="-0.0312452003437611">
            <text:p>-0.031</text:p>
          </table:table-cell>
          <table:table-cell table:style-name="ce2" office:value-type="float" office:value="-0.0312452003437611">
            <text:p>-0.031</text:p>
          </table:table-cell>
          <table:table-cell table:style-name="ce2" office:value-type="float" office:value="0.0440522943323227">
            <text:p>0.044</text:p>
          </table:table-cell>
          <table:table-cell table:style-name="ce2"/>
          <table:table-cell table:style-name="ce2" table:number-matrix-columns-spanned="3" table:number-matrix-rows-spanned="2" table:formula="of:=MMULT([.Y282:.AB283];[.$O$2:.$Q$5])" office:value-type="float" office:value="0.0128070939885616">
            <text:p>0.013</text:p>
          </table:table-cell>
          <table:table-cell table:style-name="ce2" office:value-type="float" office:value="0.0128070939885616">
            <text:p>0.013</text:p>
          </table:table-cell>
          <table:table-cell table:style-name="ce2" office:value-type="float" office:value="-0.0188358669112769">
            <text:p>-0.019</text:p>
          </table:table-cell>
          <table:table-cell/>
          <table:table-cell table:number-matrix-columns-spanned="1" table:number-matrix-rows-spanned="1" table:formula="of:=SUM([.T282:.W283]^2)" office:value-type="float" office:value="0.205286894562691">
            <text:p>0.2052868946</text:p>
          </table:table-cell>
          <table:table-cell table:number-columns-repeated="990"/>
        </table:table-row>
        <table:table-row table:style-name="ro2">
          <table:table-cell table:style-name="ce2" office:value-type="float" office:value="3.21795122261641">
            <text:p>3.218</text:p>
          </table:table-cell>
          <table:table-cell table:style-name="ce2" office:value-type="float" office:value="3.21795122261641">
            <text:p>3.218</text:p>
          </table:table-cell>
          <table:table-cell table:style-name="ce2" office:value-type="float" office:value="-1.30264100225723">
            <text:p>-1.303</text:p>
          </table:table-cell>
          <table:table-cell table:style-name="ce2"/>
          <table:table-cell table:style-name="ce2" office:value-type="float" office:value="-1.30264100225723">
            <text:p>-1.303</text:p>
          </table:table-cell>
          <table:table-cell table:style-name="ce2" office:value-type="float" office:value="1.91531022035918">
            <text:p>1.915</text:p>
          </table:table-cell>
          <table:table-cell table:style-name="ce2" office:value-type="float" office:value="1.91531022035918">
            <text:p>1.915</text:p>
          </table:table-cell>
          <table:table-cell table:style-name="ce2" office:value-type="float" office:value="5.13326144297558">
            <text:p>5.133</text:p>
          </table:table-cell>
          <table:table-cell table:style-name="ce2"/>
          <table:table-cell table:style-name="ce2" table:formula="of:=1/(1+EXP(-[.E283]))" office:value-type="float" office:value="0.213720876138259">
            <text:p>0.214</text:p>
          </table:table-cell>
          <table:table-cell table:style-name="ce2" table:formula="of:=1/(1+EXP(-[.F283]))" office:value-type="float" office:value="0.871614549000553">
            <text:p>0.872</text:p>
          </table:table-cell>
          <table:table-cell table:style-name="ce2" table:formula="of:=1/(1+EXP(-[.G283]))" office:value-type="float" office:value="0.871614549000553">
            <text:p>0.872</text:p>
          </table:table-cell>
          <table:table-cell table:style-name="ce2" table:formula="of:=1/(1+EXP(-[.H283]))" office:value-type="float" office:value="0.994137278816402">
            <text:p>0.994</text:p>
          </table:table-cell>
          <table:table-cell table:style-name="ce2"/>
          <table:table-cell table:style-name="ce2" table:formula="of:=[.J283]*(1-[.J283])" office:value-type="float" office:value="0.168044263240954">
            <text:p>0.168</text:p>
          </table:table-cell>
          <table:table-cell table:style-name="ce2" table:formula="of:=[.K283]*(1-[.K283])" office:value-type="float" office:value="0.111902626971116">
            <text:p>0.112</text:p>
          </table:table-cell>
          <table:table-cell table:style-name="ce2" table:formula="of:=[.L283]*(1-[.L283])" office:value-type="float" office:value="0.111902626971116">
            <text:p>0.112</text:p>
          </table:table-cell>
          <table:table-cell table:style-name="ce2" table:formula="of:=[.M283]*(1-[.M283])" office:value-type="float" office:value="0.00582834968392149">
            <text:p>0.006</text:p>
          </table:table-cell>
          <table:table-cell table:style-name="ce2"/>
          <table:table-cell table:style-name="ce2" office:value-type="float" office:value="-0.207028025213974">
            <text:p>-0.207</text:p>
          </table:table-cell>
          <table:table-cell table:style-name="ce2" office:value-type="float" office:value="0.121692600075163">
            <text:p>0.122</text:p>
          </table:table-cell>
          <table:table-cell table:style-name="ce2" office:value-type="float" office:value="0.121692600075163">
            <text:p>0.122</text:p>
          </table:table-cell>
          <table:table-cell table:style-name="ce2" office:value-type="float" office:value="0.0058624152813711">
            <text:p>0.006</text:p>
          </table:table-cell>
          <table:table-cell table:style-name="ce2"/>
          <table:table-cell table:style-name="ce2" office:value-type="float" office:value="-0.034789871967312">
            <text:p>-0.035</text:p>
          </table:table-cell>
          <table:table-cell table:style-name="ce2" office:value-type="float" office:value="0.0136177216313561">
            <text:p>0.014</text:p>
          </table:table-cell>
          <table:table-cell table:style-name="ce2" office:value-type="float" office:value="0.0136177216313561">
            <text:p>0.014</text:p>
          </table:table-cell>
          <table:table-cell table:style-name="ce2" office:value-type="float" office:value="0.0000341682062521958">
            <text:p>0.000</text:p>
          </table:table-cell>
          <table:table-cell table:style-name="ce2"/>
          <table:table-cell table:style-name="ce2" office:value-type="float" office:value="0.0136518898376083">
            <text:p>0.014</text:p>
          </table:table-cell>
          <table:table-cell table:style-name="ce2" office:value-type="float" office:value="0.0136518898376083">
            <text:p>0.014</text:p>
          </table:table-cell>
          <table:table-cell table:style-name="ce2" office:value-type="float" office:value="-0.00752026049834758">
            <text:p>-0.008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2:.C283]+[.AD282:.AF283]" office:value-type="float" office:value="2.51793479214422">
            <text:p>2.518</text:p>
          </table:table-cell>
          <table:table-cell table:style-name="ce2" office:value-type="float" office:value="2.51793479214422">
            <text:p>2.518</text:p>
          </table:table-cell>
          <table:table-cell table:style-name="ce2" office:value-type="float" office:value="-3.90312770125615">
            <text:p>-3.903</text:p>
          </table:table-cell>
          <table:table-cell table:style-name="ce2"/>
          <table:table-cell table:style-name="ce2" table:number-matrix-columns-spanned="4" table:number-matrix-rows-spanned="2" table:formula="of:=MMULT([.A285:.C286];[.$A$2:.$D$4])" office:value-type="float" office:value="-3.90312770125615">
            <text:p>-3.903</text:p>
          </table:table-cell>
          <table:table-cell table:style-name="ce2" office:value-type="float" office:value="-1.38519290911192">
            <text:p>-1.385</text:p>
          </table:table-cell>
          <table:table-cell table:style-name="ce2" office:value-type="float" office:value="-1.38519290911192">
            <text:p>-1.385</text:p>
          </table:table-cell>
          <table:table-cell table:style-name="ce2" office:value-type="float" office:value="1.1327418830323">
            <text:p>1.133</text:p>
          </table:table-cell>
          <table:table-cell table:style-name="ce2"/>
          <table:table-cell table:style-name="ce2" table:formula="of:=1/(1+EXP(-[.E285]))" office:value-type="float" office:value="0.0197795736228942">
            <text:p>0.020</text:p>
          </table:table-cell>
          <table:table-cell table:style-name="ce2" table:formula="of:=1/(1+EXP(-[.F285]))" office:value-type="float" office:value="0.200176290556128">
            <text:p>0.200</text:p>
          </table:table-cell>
          <table:table-cell table:style-name="ce2" table:formula="of:=1/(1+EXP(-[.G285]))" office:value-type="float" office:value="0.200176290556128">
            <text:p>0.200</text:p>
          </table:table-cell>
          <table:table-cell table:style-name="ce2" table:formula="of:=1/(1+EXP(-[.H285]))" office:value-type="float" office:value="0.756344548875698">
            <text:p>0.756</text:p>
          </table:table-cell>
          <table:table-cell table:style-name="ce2"/>
          <table:table-cell table:style-name="ce2" table:formula="of:=[.J285]*(1-[.J285])" office:value-type="float" office:value="0.0193883420901907">
            <text:p>0.019</text:p>
          </table:table-cell>
          <table:table-cell table:style-name="ce2" table:formula="of:=[.K285]*(1-[.K285])" office:value-type="float" office:value="0.160105743255317">
            <text:p>0.160</text:p>
          </table:table-cell>
          <table:table-cell table:style-name="ce2" table:formula="of:=[.L285]*(1-[.L285])" office:value-type="float" office:value="0.160105743255317">
            <text:p>0.160</text:p>
          </table:table-cell>
          <table:table-cell table:style-name="ce2" table:formula="of:=[.M285]*(1-[.M285])" office:value-type="float" office:value="0.184287472261715">
            <text:p>0.184</text:p>
          </table:table-cell>
          <table:table-cell table:style-name="ce2"/>
          <table:table-cell table:style-name="ce2" table:number-matrix-columns-spanned="4" table:number-matrix-rows-spanned="2" table:formula="of:=[.$J$8:.$M$9]-[.J285:.M286]" office:value-type="float" office:value="-0.0197792677206673">
            <text:p>-0.020</text:p>
          </table:table-cell>
          <table:table-cell table:style-name="ce2" office:value-type="float" office:value="-0.193483439631843">
            <text:p>-0.193</text:p>
          </table:table-cell>
          <table:table-cell table:style-name="ce2" office:value-type="float" office:value="-0.193483439631843">
            <text:p>-0.193</text:p>
          </table:table-cell>
          <table:table-cell table:style-name="ce2" office:value-type="float" office:value="0.236962600200017">
            <text:p>0.237</text:p>
          </table:table-cell>
          <table:table-cell table:style-name="ce2"/>
          <table:table-cell table:style-name="ce2" table:number-matrix-columns-spanned="4" table:number-matrix-rows-spanned="2" table:formula="of:=[.O285:.R286]*[.T285:.W286]" office:value-type="float" office:value="-0.000383487208861763">
            <text:p>0.000</text:p>
          </table:table-cell>
          <table:table-cell table:style-name="ce2" office:value-type="float" office:value="-0.0309778099098514">
            <text:p>-0.031</text:p>
          </table:table-cell>
          <table:table-cell table:style-name="ce2" office:value-type="float" office:value="-0.0309778099098514">
            <text:p>-0.031</text:p>
          </table:table-cell>
          <table:table-cell table:style-name="ce2" office:value-type="float" office:value="0.0436692386114245">
            <text:p>0.044</text:p>
          </table:table-cell>
          <table:table-cell table:style-name="ce2"/>
          <table:table-cell table:style-name="ce2" table:number-matrix-columns-spanned="3" table:number-matrix-rows-spanned="2" table:formula="of:=MMULT([.Y285:.AB286];[.$O$2:.$Q$5])" office:value-type="float" office:value="0.0126914287015731">
            <text:p>0.013</text:p>
          </table:table-cell>
          <table:table-cell table:style-name="ce2" office:value-type="float" office:value="0.0126914287015731">
            <text:p>0.013</text:p>
          </table:table-cell>
          <table:table-cell table:style-name="ce2" office:value-type="float" office:value="-0.0186698684171401">
            <text:p>-0.019</text:p>
          </table:table-cell>
          <table:table-cell/>
          <table:table-cell table:number-matrix-columns-spanned="1" table:number-matrix-rows-spanned="1" table:formula="of:=SUM([.T285:.W286]^2)" office:value-type="float" office:value="0.203073160638633">
            <text:p>0.2030731606</text:p>
          </table:table-cell>
          <table:table-cell table:number-columns-repeated="990"/>
        </table:table-row>
        <table:table-row table:style-name="ro2">
          <table:table-cell table:style-name="ce2" office:value-type="float" office:value="3.23160311245401">
            <text:p>3.232</text:p>
          </table:table-cell>
          <table:table-cell table:style-name="ce2" office:value-type="float" office:value="3.23160311245401">
            <text:p>3.232</text:p>
          </table:table-cell>
          <table:table-cell table:style-name="ce2" office:value-type="float" office:value="-1.31016126275558">
            <text:p>-1.310</text:p>
          </table:table-cell>
          <table:table-cell table:style-name="ce2"/>
          <table:table-cell table:style-name="ce2" office:value-type="float" office:value="-1.31016126275558">
            <text:p>-1.310</text:p>
          </table:table-cell>
          <table:table-cell table:style-name="ce2" office:value-type="float" office:value="1.92144184969844">
            <text:p>1.921</text:p>
          </table:table-cell>
          <table:table-cell table:style-name="ce2" office:value-type="float" office:value="1.92144184969844">
            <text:p>1.921</text:p>
          </table:table-cell>
          <table:table-cell table:style-name="ce2" office:value-type="float" office:value="5.15304496215245">
            <text:p>5.153</text:p>
          </table:table-cell>
          <table:table-cell table:style-name="ce2"/>
          <table:table-cell table:style-name="ce2" table:formula="of:=1/(1+EXP(-[.E286]))" office:value-type="float" office:value="0.212459860279375">
            <text:p>0.212</text:p>
          </table:table-cell>
          <table:table-cell table:style-name="ce2" table:formula="of:=1/(1+EXP(-[.F286]))" office:value-type="float" office:value="0.872299132392834">
            <text:p>0.872</text:p>
          </table:table-cell>
          <table:table-cell table:style-name="ce2" table:formula="of:=1/(1+EXP(-[.G286]))" office:value-type="float" office:value="0.872299132392834">
            <text:p>0.872</text:p>
          </table:table-cell>
          <table:table-cell table:style-name="ce2" table:formula="of:=1/(1+EXP(-[.H286]))" office:value-type="float" office:value="0.994251464110277">
            <text:p>0.994</text:p>
          </table:table-cell>
          <table:table-cell table:style-name="ce2"/>
          <table:table-cell table:style-name="ce2" table:formula="of:=[.J286]*(1-[.J286])" office:value-type="float" office:value="0.167320668049444">
            <text:p>0.167</text:p>
          </table:table-cell>
          <table:table-cell table:style-name="ce2" table:formula="of:=[.K286]*(1-[.K286])" office:value-type="float" office:value="0.111393356019543">
            <text:p>0.111</text:p>
          </table:table-cell>
          <table:table-cell table:style-name="ce2" table:formula="of:=[.L286]*(1-[.L286])" office:value-type="float" office:value="0.111393356019543">
            <text:p>0.111</text:p>
          </table:table-cell>
          <table:table-cell table:style-name="ce2" table:formula="of:=[.M286]*(1-[.M286])" office:value-type="float" office:value="0.0057154902248478">
            <text:p>0.006</text:p>
          </table:table-cell>
          <table:table-cell table:style-name="ce2"/>
          <table:table-cell table:style-name="ce2" office:value-type="float" office:value="-0.20576700935509">
            <text:p>-0.206</text:p>
          </table:table-cell>
          <table:table-cell table:style-name="ce2" office:value-type="float" office:value="0.121008016682881">
            <text:p>0.121</text:p>
          </table:table-cell>
          <table:table-cell table:style-name="ce2" office:value-type="float" office:value="0.121008016682881">
            <text:p>0.121</text:p>
          </table:table-cell>
          <table:table-cell table:style-name="ce2" office:value-type="float" office:value="0.00574822998749625">
            <text:p>0.006</text:p>
          </table:table-cell>
          <table:table-cell table:style-name="ce2"/>
          <table:table-cell table:style-name="ce2" office:value-type="float" office:value="-0.0344290734678298">
            <text:p>-0.034</text:p>
          </table:table-cell>
          <table:table-cell table:style-name="ce2" office:value-type="float" office:value="0.013479489083575">
            <text:p>0.013</text:p>
          </table:table-cell>
          <table:table-cell table:style-name="ce2" office:value-type="float" office:value="0.013479489083575">
            <text:p>0.013</text:p>
          </table:table-cell>
          <table:table-cell table:style-name="ce2" office:value-type="float" office:value="0.0000328539523037118">
            <text:p>0.000</text:p>
          </table:table-cell>
          <table:table-cell table:style-name="ce2"/>
          <table:table-cell table:style-name="ce2" office:value-type="float" office:value="0.0135123430358787">
            <text:p>0.014</text:p>
          </table:table-cell>
          <table:table-cell table:style-name="ce2" office:value-type="float" office:value="0.0135123430358787">
            <text:p>0.014</text:p>
          </table:table-cell>
          <table:table-cell table:style-name="ce2" office:value-type="float" office:value="-0.00743724134837604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5:.C286]+[.AD285:.AF286]" office:value-type="float" office:value="2.5306262208458">
            <text:p>2.531</text:p>
          </table:table-cell>
          <table:table-cell table:style-name="ce2" office:value-type="float" office:value="2.5306262208458">
            <text:p>2.531</text:p>
          </table:table-cell>
          <table:table-cell table:style-name="ce2" office:value-type="float" office:value="-3.92179756967329">
            <text:p>-3.922</text:p>
          </table:table-cell>
          <table:table-cell table:style-name="ce2"/>
          <table:table-cell table:style-name="ce2" table:number-matrix-columns-spanned="4" table:number-matrix-rows-spanned="2" table:formula="of:=MMULT([.A288:.C289];[.$A$2:.$D$4])" office:value-type="float" office:value="-3.92179756967329">
            <text:p>-3.922</text:p>
          </table:table-cell>
          <table:table-cell table:style-name="ce2" office:value-type="float" office:value="-1.39117134882749">
            <text:p>-1.391</text:p>
          </table:table-cell>
          <table:table-cell table:style-name="ce2" office:value-type="float" office:value="-1.39117134882749">
            <text:p>-1.391</text:p>
          </table:table-cell>
          <table:table-cell table:style-name="ce2" office:value-type="float" office:value="1.13945487201831">
            <text:p>1.139</text:p>
          </table:table-cell>
          <table:table-cell table:style-name="ce2"/>
          <table:table-cell table:style-name="ce2" table:formula="of:=1/(1+EXP(-[.E288]))" office:value-type="float" office:value="0.0194208226839562">
            <text:p>0.019</text:p>
          </table:table-cell>
          <table:table-cell table:style-name="ce2" table:formula="of:=1/(1+EXP(-[.F288]))" office:value-type="float" office:value="0.199220823521409">
            <text:p>0.199</text:p>
          </table:table-cell>
          <table:table-cell table:style-name="ce2" table:formula="of:=1/(1+EXP(-[.G288]))" office:value-type="float" office:value="0.199220823521409">
            <text:p>0.199</text:p>
          </table:table-cell>
          <table:table-cell table:style-name="ce2" table:formula="of:=1/(1+EXP(-[.H288]))" office:value-type="float" office:value="0.75757953879169">
            <text:p>0.758</text:p>
          </table:table-cell>
          <table:table-cell table:style-name="ce2"/>
          <table:table-cell table:style-name="ce2" table:formula="of:=[.J288]*(1-[.J288])" office:value-type="float" office:value="0.0190436543302345">
            <text:p>0.019</text:p>
          </table:table-cell>
          <table:table-cell table:style-name="ce2" table:formula="of:=[.K288]*(1-[.K288])" office:value-type="float" office:value="0.159531886996861">
            <text:p>0.160</text:p>
          </table:table-cell>
          <table:table-cell table:style-name="ce2" table:formula="of:=[.L288]*(1-[.L288])" office:value-type="float" office:value="0.159531886996861">
            <text:p>0.160</text:p>
          </table:table-cell>
          <table:table-cell table:style-name="ce2" table:formula="of:=[.M288]*(1-[.M288])" office:value-type="float" office:value="0.18365278119586">
            <text:p>0.184</text:p>
          </table:table-cell>
          <table:table-cell table:style-name="ce2"/>
          <table:table-cell table:style-name="ce2" table:number-matrix-columns-spanned="4" table:number-matrix-rows-spanned="2" table:formula="of:=[.$J$8:.$M$9]-[.J288:.M289]" office:value-type="float" office:value="-0.0194205167817293">
            <text:p>-0.019</text:p>
          </table:table-cell>
          <table:table-cell table:style-name="ce2" office:value-type="float" office:value="-0.192527972597124">
            <text:p>-0.193</text:p>
          </table:table-cell>
          <table:table-cell table:style-name="ce2" office:value-type="float" office:value="-0.192527972597124">
            <text:p>-0.193</text:p>
          </table:table-cell>
          <table:table-cell table:style-name="ce2" office:value-type="float" office:value="0.235727610284025">
            <text:p>0.236</text:p>
          </table:table-cell>
          <table:table-cell table:style-name="ce2"/>
          <table:table-cell table:style-name="ce2" table:number-matrix-columns-spanned="4" table:number-matrix-rows-spanned="2" table:formula="of:=[.O288:.R289]*[.T288:.W289]" office:value-type="float" office:value="-0.000369837608505771">
            <text:p>0.000</text:p>
          </table:table-cell>
          <table:table-cell table:style-name="ce2" office:value-type="float" office:value="-0.0307143507680991">
            <text:p>-0.031</text:p>
          </table:table-cell>
          <table:table-cell table:style-name="ce2" office:value-type="float" office:value="-0.0307143507680991">
            <text:p>-0.031</text:p>
          </table:table-cell>
          <table:table-cell table:style-name="ce2" office:value-type="float" office:value="0.043292031233315">
            <text:p>0.043</text:p>
          </table:table-cell>
          <table:table-cell table:style-name="ce2"/>
          <table:table-cell table:style-name="ce2" table:number-matrix-columns-spanned="3" table:number-matrix-rows-spanned="2" table:formula="of:=MMULT([.Y288:.AB289];[.$O$2:.$Q$5])" office:value-type="float" office:value="0.0125776804652159">
            <text:p>0.013</text:p>
          </table:table-cell>
          <table:table-cell table:style-name="ce2" office:value-type="float" office:value="0.0125776804652159">
            <text:p>0.013</text:p>
          </table:table-cell>
          <table:table-cell table:style-name="ce2" office:value-type="float" office:value="-0.018506507911389">
            <text:p>-0.019</text:p>
          </table:table-cell>
          <table:table-cell/>
          <table:table-cell table:number-matrix-columns-spanned="1" table:number-matrix-rows-spanned="1" table:formula="of:=SUM([.T288:.W289]^2)" office:value-type="float" office:value="0.20090104264148">
            <text:p>0.2009010426</text:p>
          </table:table-cell>
          <table:table-cell table:number-columns-repeated="990"/>
        </table:table-row>
        <table:table-row table:style-name="ro2">
          <table:table-cell table:style-name="ce2" office:value-type="float" office:value="3.24511545548989">
            <text:p>3.245</text:p>
          </table:table-cell>
          <table:table-cell table:style-name="ce2" office:value-type="float" office:value="3.24511545548989">
            <text:p>3.245</text:p>
          </table:table-cell>
          <table:table-cell table:style-name="ce2" office:value-type="float" office:value="-1.31759850410395">
            <text:p>-1.318</text:p>
          </table:table-cell>
          <table:table-cell table:style-name="ce2"/>
          <table:table-cell table:style-name="ce2" office:value-type="float" office:value="-1.31759850410395">
            <text:p>-1.318</text:p>
          </table:table-cell>
          <table:table-cell table:style-name="ce2" office:value-type="float" office:value="1.92751695138594">
            <text:p>1.928</text:p>
          </table:table-cell>
          <table:table-cell table:style-name="ce2" office:value-type="float" office:value="1.92751695138594">
            <text:p>1.928</text:p>
          </table:table-cell>
          <table:table-cell table:style-name="ce2" office:value-type="float" office:value="5.17263240687583">
            <text:p>5.173</text:p>
          </table:table-cell>
          <table:table-cell table:style-name="ce2"/>
          <table:table-cell table:style-name="ce2" table:formula="of:=1/(1+EXP(-[.E289]))" office:value-type="float" office:value="0.211218117286296">
            <text:p>0.211</text:p>
          </table:table-cell>
          <table:table-cell table:style-name="ce2" table:formula="of:=1/(1+EXP(-[.F289]))" office:value-type="float" office:value="0.872974329151646">
            <text:p>0.873</text:p>
          </table:table-cell>
          <table:table-cell table:style-name="ce2" table:formula="of:=1/(1+EXP(-[.G289]))" office:value-type="float" office:value="0.872974329151646">
            <text:p>0.873</text:p>
          </table:table-cell>
          <table:table-cell table:style-name="ce2" table:formula="of:=1/(1+EXP(-[.H289]))" office:value-type="float" office:value="0.994362339020547">
            <text:p>0.994</text:p>
          </table:table-cell>
          <table:table-cell table:style-name="ce2"/>
          <table:table-cell table:style-name="ce2" table:formula="of:=[.J289]*(1-[.J289])" office:value-type="float" office:value="0.166605024216329">
            <text:p>0.167</text:p>
          </table:table-cell>
          <table:table-cell table:style-name="ce2" table:formula="of:=[.K289]*(1-[.K289])" office:value-type="float" office:value="0.11089014979388">
            <text:p>0.111</text:p>
          </table:table-cell>
          <table:table-cell table:style-name="ce2" table:formula="of:=[.L289]*(1-[.L289])" office:value-type="float" office:value="0.11089014979388">
            <text:p>0.111</text:p>
          </table:table-cell>
          <table:table-cell table:style-name="ce2" table:formula="of:=[.M289]*(1-[.M289])" office:value-type="float" office:value="0.00560587775813425">
            <text:p>0.006</text:p>
          </table:table-cell>
          <table:table-cell table:style-name="ce2"/>
          <table:table-cell table:style-name="ce2" office:value-type="float" office:value="-0.204525266362011">
            <text:p>-0.205</text:p>
          </table:table-cell>
          <table:table-cell table:style-name="ce2" office:value-type="float" office:value="0.12033281992407">
            <text:p>0.120</text:p>
          </table:table-cell>
          <table:table-cell table:style-name="ce2" office:value-type="float" office:value="0.12033281992407">
            <text:p>0.120</text:p>
          </table:table-cell>
          <table:table-cell table:style-name="ce2" office:value-type="float" office:value="0.00563735507722651">
            <text:p>0.006</text:p>
          </table:table-cell>
          <table:table-cell table:style-name="ce2"/>
          <table:table-cell table:style-name="ce2" office:value-type="float" office:value="-0.034074936955094">
            <text:p>-0.034</text:p>
          </table:table-cell>
          <table:table-cell table:style-name="ce2" office:value-type="float" office:value="0.0133437244265">
            <text:p>0.013</text:p>
          </table:table-cell>
          <table:table-cell table:style-name="ce2" office:value-type="float" office:value="0.0133437244265">
            <text:p>0.013</text:p>
          </table:table-cell>
          <table:table-cell table:style-name="ce2" office:value-type="float" office:value="0.0000316023234421293">
            <text:p>0.000</text:p>
          </table:table-cell>
          <table:table-cell table:style-name="ce2"/>
          <table:table-cell table:style-name="ce2" office:value-type="float" office:value="0.0133753267499422">
            <text:p>0.013</text:p>
          </table:table-cell>
          <table:table-cell table:style-name="ce2" office:value-type="float" office:value="0.0133753267499422">
            <text:p>0.013</text:p>
          </table:table-cell>
          <table:table-cell table:style-name="ce2" office:value-type="float" office:value="-0.00735588577865181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88:.C289]+[.AD288:.AF289]" office:value-type="float" office:value="2.54320390131101">
            <text:p>2.543</text:p>
          </table:table-cell>
          <table:table-cell table:style-name="ce2" office:value-type="float" office:value="2.54320390131101">
            <text:p>2.543</text:p>
          </table:table-cell>
          <table:table-cell table:style-name="ce2" office:value-type="float" office:value="-3.94030407758468">
            <text:p>-3.940</text:p>
          </table:table-cell>
          <table:table-cell table:style-name="ce2"/>
          <table:table-cell table:style-name="ce2" table:number-matrix-columns-spanned="4" table:number-matrix-rows-spanned="2" table:formula="of:=MMULT([.A291:.C292];[.$A$2:.$D$4])" office:value-type="float" office:value="-3.94030407758468">
            <text:p>-3.940</text:p>
          </table:table-cell>
          <table:table-cell table:style-name="ce2" office:value-type="float" office:value="-1.39710017627366">
            <text:p>-1.397</text:p>
          </table:table-cell>
          <table:table-cell table:style-name="ce2" office:value-type="float" office:value="-1.39710017627366">
            <text:p>-1.397</text:p>
          </table:table-cell>
          <table:table-cell table:style-name="ce2" office:value-type="float" office:value="1.14610372503735">
            <text:p>1.146</text:p>
          </table:table-cell>
          <table:table-cell table:style-name="ce2"/>
          <table:table-cell table:style-name="ce2" table:formula="of:=1/(1+EXP(-[.E291]))" office:value-type="float" office:value="0.0190715078650641">
            <text:p>0.019</text:p>
          </table:table-cell>
          <table:table-cell table:style-name="ce2" table:formula="of:=1/(1+EXP(-[.F291]))" office:value-type="float" office:value="0.198276672930276">
            <text:p>0.198</text:p>
          </table:table-cell>
          <table:table-cell table:style-name="ce2" table:formula="of:=1/(1+EXP(-[.G291]))" office:value-type="float" office:value="0.198276672930276">
            <text:p>0.198</text:p>
          </table:table-cell>
          <table:table-cell table:style-name="ce2" table:formula="of:=1/(1+EXP(-[.H291]))" office:value-type="float" office:value="0.758798527000167">
            <text:p>0.759</text:p>
          </table:table-cell>
          <table:table-cell table:style-name="ce2"/>
          <table:table-cell table:style-name="ce2" table:formula="of:=[.J291]*(1-[.J291])" office:value-type="float" office:value="0.0187077854528169">
            <text:p>0.019</text:p>
          </table:table-cell>
          <table:table-cell table:style-name="ce2" table:formula="of:=[.K291]*(1-[.K291])" office:value-type="float" office:value="0.158963033901976">
            <text:p>0.159</text:p>
          </table:table-cell>
          <table:table-cell table:style-name="ce2" table:formula="of:=[.L291]*(1-[.L291])" office:value-type="float" office:value="0.158963033901976">
            <text:p>0.159</text:p>
          </table:table-cell>
          <table:table-cell table:style-name="ce2" table:formula="of:=[.M291]*(1-[.M291])" office:value-type="float" office:value="0.183023322422544">
            <text:p>0.183</text:p>
          </table:table-cell>
          <table:table-cell table:style-name="ce2"/>
          <table:table-cell table:style-name="ce2" table:number-matrix-columns-spanned="4" table:number-matrix-rows-spanned="2" table:formula="of:=[.$J$8:.$M$9]-[.J291:.M292]" office:value-type="float" office:value="-0.0190712019628372">
            <text:p>-0.019</text:p>
          </table:table-cell>
          <table:table-cell table:style-name="ce2" office:value-type="float" office:value="-0.191583822005991">
            <text:p>-0.192</text:p>
          </table:table-cell>
          <table:table-cell table:style-name="ce2" office:value-type="float" office:value="-0.191583822005991">
            <text:p>-0.192</text:p>
          </table:table-cell>
          <table:table-cell table:style-name="ce2" office:value-type="float" office:value="0.234508622075548">
            <text:p>0.235</text:p>
          </table:table-cell>
          <table:table-cell table:style-name="ce2"/>
          <table:table-cell table:style-name="ce2" table:number-matrix-columns-spanned="4" table:number-matrix-rows-spanned="2" table:formula="of:=[.O291:.R292]*[.T291:.W292]" office:value-type="float" office:value="-0.000356779954648098">
            <text:p>0.000</text:p>
          </table:table-cell>
          <table:table-cell table:style-name="ce2" office:value-type="float" office:value="-0.0304547455926085">
            <text:p>-0.030</text:p>
          </table:table-cell>
          <table:table-cell table:style-name="ce2" office:value-type="float" office:value="-0.0304547455926085">
            <text:p>-0.030</text:p>
          </table:table-cell>
          <table:table-cell table:style-name="ce2" office:value-type="float" office:value="0.0429205471489994">
            <text:p>0.043</text:p>
          </table:table-cell>
          <table:table-cell table:style-name="ce2"/>
          <table:table-cell table:style-name="ce2" table:number-matrix-columns-spanned="3" table:number-matrix-rows-spanned="2" table:formula="of:=MMULT([.Y291:.AB292];[.$O$2:.$Q$5])" office:value-type="float" office:value="0.012465801556391">
            <text:p>0.012</text:p>
          </table:table-cell>
          <table:table-cell table:style-name="ce2" office:value-type="float" office:value="0.012465801556391">
            <text:p>0.012</text:p>
          </table:table-cell>
          <table:table-cell table:style-name="ce2" office:value-type="float" office:value="-0.0183457239908656">
            <text:p>-0.018</text:p>
          </table:table-cell>
          <table:table-cell/>
          <table:table-cell table:number-matrix-columns-spanned="1" table:number-matrix-rows-spanned="1" table:formula="of:=SUM([.T291:.W292]^2)" office:value-type="float" office:value="0.198769441646714">
            <text:p>0.1987694416</text:p>
          </table:table-cell>
          <table:table-cell table:number-columns-repeated="990"/>
        </table:table-row>
        <table:table-row table:style-name="ro2">
          <table:table-cell table:style-name="ce2" office:value-type="float" office:value="3.25849078223983">
            <text:p>3.258</text:p>
          </table:table-cell>
          <table:table-cell table:style-name="ce2" office:value-type="float" office:value="3.25849078223983">
            <text:p>3.258</text:p>
          </table:table-cell>
          <table:table-cell table:style-name="ce2" office:value-type="float" office:value="-1.32495438988261">
            <text:p>-1.325</text:p>
          </table:table-cell>
          <table:table-cell table:style-name="ce2"/>
          <table:table-cell table:style-name="ce2" office:value-type="float" office:value="-1.32495438988261">
            <text:p>-1.325</text:p>
          </table:table-cell>
          <table:table-cell table:style-name="ce2" office:value-type="float" office:value="1.93353639235723">
            <text:p>1.934</text:p>
          </table:table-cell>
          <table:table-cell table:style-name="ce2" office:value-type="float" office:value="1.93353639235723">
            <text:p>1.934</text:p>
          </table:table-cell>
          <table:table-cell table:style-name="ce2" office:value-type="float" office:value="5.19202717459706">
            <text:p>5.192</text:p>
          </table:table-cell>
          <table:table-cell table:style-name="ce2"/>
          <table:table-cell table:style-name="ce2" table:formula="of:=1/(1+EXP(-[.E292]))" office:value-type="float" office:value="0.209995193064831">
            <text:p>0.210</text:p>
          </table:table-cell>
          <table:table-cell table:style-name="ce2" table:formula="of:=1/(1+EXP(-[.F292]))" office:value-type="float" office:value="0.873640328618285">
            <text:p>0.874</text:p>
          </table:table-cell>
          <table:table-cell table:style-name="ce2" table:formula="of:=1/(1+EXP(-[.G292]))" office:value-type="float" office:value="0.873640328618285">
            <text:p>0.874</text:p>
          </table:table-cell>
          <table:table-cell table:style-name="ce2" table:formula="of:=1/(1+EXP(-[.H292]))" office:value-type="float" office:value="0.994470027817119">
            <text:p>0.994</text:p>
          </table:table-cell>
          <table:table-cell table:style-name="ce2"/>
          <table:table-cell table:style-name="ce2" table:formula="of:=[.J292]*(1-[.J292])" office:value-type="float" office:value="0.165897211954495">
            <text:p>0.166</text:p>
          </table:table-cell>
          <table:table-cell table:style-name="ce2" table:formula="of:=[.K292]*(1-[.K292])" office:value-type="float" office:value="0.11039290483002">
            <text:p>0.110</text:p>
          </table:table-cell>
          <table:table-cell table:style-name="ce2" table:formula="of:=[.L292]*(1-[.L292])" office:value-type="float" office:value="0.11039290483002">
            <text:p>0.110</text:p>
          </table:table-cell>
          <table:table-cell table:style-name="ce2" table:formula="of:=[.M292]*(1-[.M292])" office:value-type="float" office:value="0.00549939159053809">
            <text:p>0.005</text:p>
          </table:table-cell>
          <table:table-cell table:style-name="ce2"/>
          <table:table-cell table:style-name="ce2" office:value-type="float" office:value="-0.203302342140546">
            <text:p>-0.203</text:p>
          </table:table-cell>
          <table:table-cell table:style-name="ce2" office:value-type="float" office:value="0.11966682045743">
            <text:p>0.120</text:p>
          </table:table-cell>
          <table:table-cell table:style-name="ce2" office:value-type="float" office:value="0.11966682045743">
            <text:p>0.120</text:p>
          </table:table-cell>
          <table:table-cell table:style-name="ce2" office:value-type="float" office:value="0.00552966628065454">
            <text:p>0.006</text:p>
          </table:table-cell>
          <table:table-cell table:style-name="ce2"/>
          <table:table-cell table:style-name="ce2" office:value-type="float" office:value="-0.0337272917449354">
            <text:p>-0.034</text:p>
          </table:table-cell>
          <table:table-cell table:style-name="ce2" office:value-type="float" office:value="0.0132103679220682">
            <text:p>0.013</text:p>
          </table:table-cell>
          <table:table-cell table:style-name="ce2" office:value-type="float" office:value="0.0132103679220682">
            <text:p>0.013</text:p>
          </table:table-cell>
          <table:table-cell table:style-name="ce2" office:value-type="float" office:value="0.0000304098002423137">
            <text:p>0.000</text:p>
          </table:table-cell>
          <table:table-cell table:style-name="ce2"/>
          <table:table-cell table:style-name="ce2" office:value-type="float" office:value="0.0132407777223105">
            <text:p>0.013</text:p>
          </table:table-cell>
          <table:table-cell table:style-name="ce2" office:value-type="float" office:value="0.0132407777223105">
            <text:p>0.013</text:p>
          </table:table-cell>
          <table:table-cell table:style-name="ce2" office:value-type="float" office:value="-0.00727614610055679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1:.C292]+[.AD291:.AF292]" office:value-type="float" office:value="2.5556697028674">
            <text:p>2.556</text:p>
          </table:table-cell>
          <table:table-cell table:style-name="ce2" office:value-type="float" office:value="2.5556697028674">
            <text:p>2.556</text:p>
          </table:table-cell>
          <table:table-cell table:style-name="ce2" office:value-type="float" office:value="-3.95864980157554">
            <text:p>-3.959</text:p>
          </table:table-cell>
          <table:table-cell table:style-name="ce2"/>
          <table:table-cell table:style-name="ce2" table:number-matrix-columns-spanned="4" table:number-matrix-rows-spanned="2" table:formula="of:=MMULT([.A294:.C295];[.$A$2:.$D$4])" office:value-type="float" office:value="-3.95864980157554">
            <text:p>-3.959</text:p>
          </table:table-cell>
          <table:table-cell table:style-name="ce2" office:value-type="float" office:value="-1.40298009870814">
            <text:p>-1.403</text:p>
          </table:table-cell>
          <table:table-cell table:style-name="ce2" office:value-type="float" office:value="-1.40298009870814">
            <text:p>-1.403</text:p>
          </table:table-cell>
          <table:table-cell table:style-name="ce2" office:value-type="float" office:value="1.15268960415926">
            <text:p>1.153</text:p>
          </table:table-cell>
          <table:table-cell table:style-name="ce2"/>
          <table:table-cell table:style-name="ce2" table:formula="of:=1/(1+EXP(-[.E294]))" office:value-type="float" office:value="0.0187313110879853">
            <text:p>0.019</text:p>
          </table:table-cell>
          <table:table-cell table:style-name="ce2" table:formula="of:=1/(1+EXP(-[.F294]))" office:value-type="float" office:value="0.197343640610908">
            <text:p>0.197</text:p>
          </table:table-cell>
          <table:table-cell table:style-name="ce2" table:formula="of:=1/(1+EXP(-[.G294]))" office:value-type="float" office:value="0.197343640610908">
            <text:p>0.197</text:p>
          </table:table-cell>
          <table:table-cell table:style-name="ce2" table:formula="of:=1/(1+EXP(-[.H294]))" office:value-type="float" office:value="0.760001841181056">
            <text:p>0.760</text:p>
          </table:table-cell>
          <table:table-cell table:style-name="ce2"/>
          <table:table-cell table:style-name="ce2" table:formula="of:=[.J294]*(1-[.J294])" office:value-type="float" office:value="0.0183804490729104">
            <text:p>0.018</text:p>
          </table:table-cell>
          <table:table-cell table:style-name="ce2" table:formula="of:=[.K294]*(1-[.K294])" office:value-type="float" office:value="0.158399128121341">
            <text:p>0.158</text:p>
          </table:table-cell>
          <table:table-cell table:style-name="ce2" table:formula="of:=[.L294]*(1-[.L294])" office:value-type="float" office:value="0.158399128121341">
            <text:p>0.158</text:p>
          </table:table-cell>
          <table:table-cell table:style-name="ce2" table:formula="of:=[.M294]*(1-[.M294])" office:value-type="float" office:value="0.182399042582461">
            <text:p>0.182</text:p>
          </table:table-cell>
          <table:table-cell table:style-name="ce2"/>
          <table:table-cell table:style-name="ce2" table:number-matrix-columns-spanned="4" table:number-matrix-rows-spanned="2" table:formula="of:=[.$J$8:.$M$9]-[.J294:.M295]" office:value-type="float" office:value="-0.0187310051857583">
            <text:p>-0.019</text:p>
          </table:table-cell>
          <table:table-cell table:style-name="ce2" office:value-type="float" office:value="-0.190650789686623">
            <text:p>-0.191</text:p>
          </table:table-cell>
          <table:table-cell table:style-name="ce2" office:value-type="float" office:value="-0.190650789686623">
            <text:p>-0.191</text:p>
          </table:table-cell>
          <table:table-cell table:style-name="ce2" office:value-type="float" office:value="0.233305307894659">
            <text:p>0.233</text:p>
          </table:table-cell>
          <table:table-cell table:style-name="ce2"/>
          <table:table-cell table:style-name="ce2" table:number-matrix-columns-spanned="4" table:number-matrix-rows-spanned="2" table:formula="of:=[.O294:.R295]*[.T294:.W295]" office:value-type="float" office:value="-0.000344284286901252">
            <text:p>0.000</text:p>
          </table:table-cell>
          <table:table-cell table:style-name="ce2" office:value-type="float" office:value="-0.0301989188620061">
            <text:p>-0.030</text:p>
          </table:table-cell>
          <table:table-cell table:style-name="ce2" office:value-type="float" office:value="-0.0301989188620061">
            <text:p>-0.030</text:p>
          </table:table-cell>
          <table:table-cell table:style-name="ce2" office:value-type="float" office:value="0.0425546647893921">
            <text:p>0.043</text:p>
          </table:table-cell>
          <table:table-cell table:style-name="ce2"/>
          <table:table-cell table:style-name="ce2" table:number-matrix-columns-spanned="3" table:number-matrix-rows-spanned="2" table:formula="of:=MMULT([.Y294:.AB295];[.$O$2:.$Q$5])" office:value-type="float" office:value="0.012355745927386">
            <text:p>0.012</text:p>
          </table:table-cell>
          <table:table-cell table:style-name="ce2" office:value-type="float" office:value="0.012355745927386">
            <text:p>0.012</text:p>
          </table:table-cell>
          <table:table-cell table:style-name="ce2" office:value-type="float" office:value="-0.0181874572215214">
            <text:p>-0.018</text:p>
          </table:table-cell>
          <table:table-cell/>
          <table:table-cell table:number-matrix-columns-spanned="1" table:number-matrix-rows-spanned="1" table:formula="of:=SUM([.T294:.W295]^2)" office:value-type="float" office:value="0.196677296035869">
            <text:p>0.196677296</text:p>
          </table:table-cell>
          <table:table-cell table:number-columns-repeated="990"/>
        </table:table-row>
        <table:table-row table:style-name="ro2">
          <table:table-cell table:style-name="ce2" office:value-type="float" office:value="3.27173155996215">
            <text:p>3.272</text:p>
          </table:table-cell>
          <table:table-cell table:style-name="ce2" office:value-type="float" office:value="3.27173155996215">
            <text:p>3.272</text:p>
          </table:table-cell>
          <table:table-cell table:style-name="ce2" office:value-type="float" office:value="-1.33223053598316">
            <text:p>-1.332</text:p>
          </table:table-cell>
          <table:table-cell table:style-name="ce2"/>
          <table:table-cell table:style-name="ce2" office:value-type="float" office:value="-1.33223053598316">
            <text:p>-1.332</text:p>
          </table:table-cell>
          <table:table-cell table:style-name="ce2" office:value-type="float" office:value="1.93950102397898">
            <text:p>1.940</text:p>
          </table:table-cell>
          <table:table-cell table:style-name="ce2" office:value-type="float" office:value="1.93950102397898">
            <text:p>1.940</text:p>
          </table:table-cell>
          <table:table-cell table:style-name="ce2" office:value-type="float" office:value="5.21123258394113">
            <text:p>5.211</text:p>
          </table:table-cell>
          <table:table-cell table:style-name="ce2"/>
          <table:table-cell table:style-name="ce2" table:formula="of:=1/(1+EXP(-[.E295]))" office:value-type="float" office:value="0.208790647759196">
            <text:p>0.209</text:p>
          </table:table-cell>
          <table:table-cell table:style-name="ce2" table:formula="of:=1/(1+EXP(-[.F295]))" office:value-type="float" office:value="0.874297315502803">
            <text:p>0.874</text:p>
          </table:table-cell>
          <table:table-cell table:style-name="ce2" table:formula="of:=1/(1+EXP(-[.G295]))" office:value-type="float" office:value="0.874297315502803">
            <text:p>0.874</text:p>
          </table:table-cell>
          <table:table-cell table:style-name="ce2" table:formula="of:=1/(1+EXP(-[.H295]))" office:value-type="float" office:value="0.994574649131759">
            <text:p>0.995</text:p>
          </table:table-cell>
          <table:table-cell table:style-name="ce2"/>
          <table:table-cell table:style-name="ce2" table:formula="of:=[.J295]*(1-[.J295])" office:value-type="float" office:value="0.165197113167491">
            <text:p>0.165</text:p>
          </table:table-cell>
          <table:table-cell table:style-name="ce2" table:formula="of:=[.K295]*(1-[.K295])" office:value-type="float" office:value="0.109901519607395">
            <text:p>0.110</text:p>
          </table:table-cell>
          <table:table-cell table:style-name="ce2" table:formula="of:=[.L295]*(1-[.L295])" office:value-type="float" office:value="0.109901519607395">
            <text:p>0.110</text:p>
          </table:table-cell>
          <table:table-cell table:style-name="ce2" table:formula="of:=[.M295]*(1-[.M295])" office:value-type="float" office:value="0.00539591643619718">
            <text:p>0.005</text:p>
          </table:table-cell>
          <table:table-cell table:style-name="ce2"/>
          <table:table-cell table:style-name="ce2" office:value-type="float" office:value="-0.202097796834911">
            <text:p>-0.202</text:p>
          </table:table-cell>
          <table:table-cell table:style-name="ce2" office:value-type="float" office:value="0.119009833572912">
            <text:p>0.119</text:p>
          </table:table-cell>
          <table:table-cell table:style-name="ce2" office:value-type="float" office:value="0.119009833572912">
            <text:p>0.119</text:p>
          </table:table-cell>
          <table:table-cell table:style-name="ce2" office:value-type="float" office:value="0.0054250449660137">
            <text:p>0.005</text:p>
          </table:table-cell>
          <table:table-cell table:style-name="ce2"/>
          <table:table-cell table:style-name="ce2" office:value-type="float" office:value="-0.0333859726146375">
            <text:p>-0.033</text:p>
          </table:table-cell>
          <table:table-cell table:style-name="ce2" office:value-type="float" office:value="0.0130793615578861">
            <text:p>0.013</text:p>
          </table:table-cell>
          <table:table-cell table:style-name="ce2" office:value-type="float" office:value="0.0130793615578861">
            <text:p>0.013</text:p>
          </table:table-cell>
          <table:table-cell table:style-name="ce2" office:value-type="float" office:value="0.0000292730892992221">
            <text:p>0.000</text:p>
          </table:table-cell>
          <table:table-cell table:style-name="ce2"/>
          <table:table-cell table:style-name="ce2" office:value-type="float" office:value="0.0131086346471854">
            <text:p>0.013</text:p>
          </table:table-cell>
          <table:table-cell table:style-name="ce2" office:value-type="float" office:value="0.0131086346471854">
            <text:p>0.013</text:p>
          </table:table-cell>
          <table:table-cell table:style-name="ce2" office:value-type="float" office:value="-0.00719797640956596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4:.C295]+[.AD294:.AF295]" office:value-type="float" office:value="2.56802544879479">
            <text:p>2.568</text:p>
          </table:table-cell>
          <table:table-cell table:style-name="ce2" office:value-type="float" office:value="2.56802544879479">
            <text:p>2.568</text:p>
          </table:table-cell>
          <table:table-cell table:style-name="ce2" office:value-type="float" office:value="-3.97683725879706">
            <text:p>-3.977</text:p>
          </table:table-cell>
          <table:table-cell table:style-name="ce2"/>
          <table:table-cell table:style-name="ce2" table:number-matrix-columns-spanned="4" table:number-matrix-rows-spanned="2" table:formula="of:=MMULT([.A297:.C298];[.$A$2:.$D$4])" office:value-type="float" office:value="-3.97683725879706">
            <text:p>-3.977</text:p>
          </table:table-cell>
          <table:table-cell table:style-name="ce2" office:value-type="float" office:value="-1.40881181000227">
            <text:p>-1.409</text:p>
          </table:table-cell>
          <table:table-cell table:style-name="ce2" office:value-type="float" office:value="-1.40881181000227">
            <text:p>-1.409</text:p>
          </table:table-cell>
          <table:table-cell table:style-name="ce2" office:value-type="float" office:value="1.15921363879252">
            <text:p>1.159</text:p>
          </table:table-cell>
          <table:table-cell table:style-name="ce2"/>
          <table:table-cell table:style-name="ce2" table:formula="of:=1/(1+EXP(-[.E297]))" office:value-type="float" office:value="0.0183999272122617">
            <text:p>0.018</text:p>
          </table:table-cell>
          <table:table-cell table:style-name="ce2" table:formula="of:=1/(1+EXP(-[.F297]))" office:value-type="float" office:value="0.196421532764286">
            <text:p>0.196</text:p>
          </table:table-cell>
          <table:table-cell table:style-name="ce2" table:formula="of:=1/(1+EXP(-[.G297]))" office:value-type="float" office:value="0.196421532764286">
            <text:p>0.196</text:p>
          </table:table-cell>
          <table:table-cell table:style-name="ce2" table:formula="of:=1/(1+EXP(-[.H297]))" office:value-type="float" office:value="0.761189799550875">
            <text:p>0.761</text:p>
          </table:table-cell>
          <table:table-cell table:style-name="ce2"/>
          <table:table-cell table:style-name="ce2" table:formula="of:=[.J297]*(1-[.J297])" office:value-type="float" office:value="0.0180613698908452">
            <text:p>0.018</text:p>
          </table:table-cell>
          <table:table-cell table:style-name="ce2" table:formula="of:=[.K297]*(1-[.K297])" office:value-type="float" office:value="0.157840114230815">
            <text:p>0.158</text:p>
          </table:table-cell>
          <table:table-cell table:style-name="ce2" table:formula="of:=[.L297]*(1-[.L297])" office:value-type="float" office:value="0.157840114230815">
            <text:p>0.158</text:p>
          </table:table-cell>
          <table:table-cell table:style-name="ce2" table:formula="of:=[.M297]*(1-[.M297])" office:value-type="float" office:value="0.181779888610574">
            <text:p>0.182</text:p>
          </table:table-cell>
          <table:table-cell table:style-name="ce2"/>
          <table:table-cell table:style-name="ce2" table:number-matrix-columns-spanned="4" table:number-matrix-rows-spanned="2" table:formula="of:=[.$J$8:.$M$9]-[.J297:.M298]" office:value-type="float" office:value="-0.0183996213100348">
            <text:p>-0.018</text:p>
          </table:table-cell>
          <table:table-cell table:style-name="ce2" office:value-type="float" office:value="-0.189728681840002">
            <text:p>-0.190</text:p>
          </table:table-cell>
          <table:table-cell table:style-name="ce2" office:value-type="float" office:value="-0.189728681840002">
            <text:p>-0.190</text:p>
          </table:table-cell>
          <table:table-cell table:style-name="ce2" office:value-type="float" office:value="0.232117349524841">
            <text:p>0.232</text:p>
          </table:table-cell>
          <table:table-cell table:style-name="ce2"/>
          <table:table-cell table:style-name="ce2" table:number-matrix-columns-spanned="4" table:number-matrix-rows-spanned="2" table:formula="of:=[.O297:.R298]*[.T297:.W298]" office:value-type="float" office:value="-0.000332322366332016">
            <text:p>0.000</text:p>
          </table:table-cell>
          <table:table-cell table:style-name="ce2" office:value-type="float" office:value="-0.0299467968144878">
            <text:p>-0.030</text:p>
          </table:table-cell>
          <table:table-cell table:style-name="ce2" office:value-type="float" office:value="-0.0299467968144878">
            <text:p>-0.030</text:p>
          </table:table-cell>
          <table:table-cell table:style-name="ce2" office:value-type="float" office:value="0.0421942659412072">
            <text:p>0.042</text:p>
          </table:table-cell>
          <table:table-cell table:style-name="ce2"/>
          <table:table-cell table:style-name="ce2" table:number-matrix-columns-spanned="3" table:number-matrix-rows-spanned="2" table:formula="of:=MMULT([.Y297:.AB298];[.$O$2:.$Q$5])" office:value-type="float" office:value="0.0122474691267194">
            <text:p>0.012</text:p>
          </table:table-cell>
          <table:table-cell table:style-name="ce2" office:value-type="float" office:value="0.0122474691267194">
            <text:p>0.012</text:p>
          </table:table-cell>
          <table:table-cell table:style-name="ce2" office:value-type="float" office:value="-0.0180316500541004">
            <text:p>-0.018</text:p>
          </table:table-cell>
          <table:table-cell/>
          <table:table-cell table:number-matrix-columns-spanned="1" table:number-matrix-rows-spanned="1" table:formula="of:=SUM([.T297:.W298]^2)" office:value-type="float" office:value="0.194623579942613">
            <text:p>0.1946235799</text:p>
          </table:table-cell>
          <table:table-cell table:number-columns-repeated="990"/>
        </table:table-row>
        <table:table-row table:style-name="ro2">
          <table:table-cell table:style-name="ce2" office:value-type="float" office:value="3.28484019460933">
            <text:p>3.285</text:p>
          </table:table-cell>
          <table:table-cell table:style-name="ce2" office:value-type="float" office:value="3.28484019460933">
            <text:p>3.285</text:p>
          </table:table-cell>
          <table:table-cell table:style-name="ce2" office:value-type="float" office:value="-1.33942851239273">
            <text:p>-1.339</text:p>
          </table:table-cell>
          <table:table-cell table:style-name="ce2"/>
          <table:table-cell table:style-name="ce2" office:value-type="float" office:value="-1.33942851239273">
            <text:p>-1.339</text:p>
          </table:table-cell>
          <table:table-cell table:style-name="ce2" office:value-type="float" office:value="1.9454116822166">
            <text:p>1.945</text:p>
          </table:table-cell>
          <table:table-cell table:style-name="ce2" office:value-type="float" office:value="1.9454116822166">
            <text:p>1.945</text:p>
          </table:table-cell>
          <table:table-cell table:style-name="ce2" office:value-type="float" office:value="5.23025187682593">
            <text:p>5.230</text:p>
          </table:table-cell>
          <table:table-cell table:style-name="ce2"/>
          <table:table-cell table:style-name="ce2" table:formula="of:=1/(1+EXP(-[.E298]))" office:value-type="float" office:value="0.207604055196967">
            <text:p>0.208</text:p>
          </table:table-cell>
          <table:table-cell table:style-name="ce2" table:formula="of:=1/(1+EXP(-[.F298]))" office:value-type="float" office:value="0.874945469997621">
            <text:p>0.875</text:p>
          </table:table-cell>
          <table:table-cell table:style-name="ce2" table:formula="of:=1/(1+EXP(-[.G298]))" office:value-type="float" office:value="0.874945469997621">
            <text:p>0.875</text:p>
          </table:table-cell>
          <table:table-cell table:style-name="ce2" table:formula="of:=1/(1+EXP(-[.H298]))" office:value-type="float" office:value="0.994676316254426">
            <text:p>0.995</text:p>
          </table:table-cell>
          <table:table-cell table:style-name="ce2"/>
          <table:table-cell table:style-name="ce2" table:formula="of:=[.J298]*(1-[.J298])" office:value-type="float" office:value="0.164504611462742">
            <text:p>0.165</text:p>
          </table:table-cell>
          <table:table-cell table:style-name="ce2" table:formula="of:=[.K298]*(1-[.K298])" office:value-type="float" office:value="0.109415894528263">
            <text:p>0.109</text:p>
          </table:table-cell>
          <table:table-cell table:style-name="ce2" table:formula="of:=[.L298]*(1-[.L298])" office:value-type="float" office:value="0.109415894528263">
            <text:p>0.109</text:p>
          </table:table-cell>
          <table:table-cell table:style-name="ce2" table:formula="of:=[.M298]*(1-[.M298])" office:value-type="float" office:value="0.00529534213695102">
            <text:p>0.005</text:p>
          </table:table-cell>
          <table:table-cell table:style-name="ce2"/>
          <table:table-cell table:style-name="ce2" office:value-type="float" office:value="-0.200911204272682">
            <text:p>-0.201</text:p>
          </table:table-cell>
          <table:table-cell table:style-name="ce2" office:value-type="float" office:value="0.118361679078094">
            <text:p>0.118</text:p>
          </table:table-cell>
          <table:table-cell table:style-name="ce2" office:value-type="float" office:value="0.118361679078094">
            <text:p>0.118</text:p>
          </table:table-cell>
          <table:table-cell table:style-name="ce2" office:value-type="float" office:value="0.00532337784334691">
            <text:p>0.005</text:p>
          </table:table-cell>
          <table:table-cell table:style-name="ce2"/>
          <table:table-cell table:style-name="ce2" office:value-type="float" office:value="-0.0330508195973892">
            <text:p>-0.033</text:p>
          </table:table-cell>
          <table:table-cell table:style-name="ce2" office:value-type="float" office:value="0.0129506489941969">
            <text:p>0.013</text:p>
          </table:table-cell>
          <table:table-cell table:style-name="ce2" office:value-type="float" office:value="0.0129506489941969">
            <text:p>0.013</text:p>
          </table:table-cell>
          <table:table-cell table:style-name="ce2" office:value-type="float" office:value="0.0000281891070047863">
            <text:p>0.000</text:p>
          </table:table-cell>
          <table:table-cell table:style-name="ce2"/>
          <table:table-cell table:style-name="ce2" office:value-type="float" office:value="0.0129788381012017">
            <text:p>0.013</text:p>
          </table:table-cell>
          <table:table-cell table:style-name="ce2" office:value-type="float" office:value="0.0129788381012017">
            <text:p>0.013</text:p>
          </table:table-cell>
          <table:table-cell table:style-name="ce2" office:value-type="float" office:value="-0.00712133250199054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297:.C298]+[.AD297:.AF298]" office:value-type="float" office:value="2.58027291792151">
            <text:p>2.580</text:p>
          </table:table-cell>
          <table:table-cell table:style-name="ce2" office:value-type="float" office:value="2.58027291792151">
            <text:p>2.580</text:p>
          </table:table-cell>
          <table:table-cell table:style-name="ce2" office:value-type="float" office:value="-3.99486890885116">
            <text:p>-3.995</text:p>
          </table:table-cell>
          <table:table-cell table:style-name="ce2"/>
          <table:table-cell table:style-name="ce2" table:number-matrix-columns-spanned="4" table:number-matrix-rows-spanned="2" table:formula="of:=MMULT([.A300:.C301];[.$A$2:.$D$4])" office:value-type="float" office:value="-3.99486890885116">
            <text:p>-3.995</text:p>
          </table:table-cell>
          <table:table-cell table:style-name="ce2" office:value-type="float" office:value="-1.41459599092965">
            <text:p>-1.415</text:p>
          </table:table-cell>
          <table:table-cell table:style-name="ce2" office:value-type="float" office:value="-1.41459599092965">
            <text:p>-1.415</text:p>
          </table:table-cell>
          <table:table-cell table:style-name="ce2" office:value-type="float" office:value="1.16567692699185">
            <text:p>1.166</text:p>
          </table:table-cell>
          <table:table-cell table:style-name="ce2"/>
          <table:table-cell table:style-name="ce2" table:formula="of:=1/(1+EXP(-[.E300]))" office:value-type="float" office:value="0.0180770634222021">
            <text:p>0.018</text:p>
          </table:table-cell>
          <table:table-cell table:style-name="ce2" table:formula="of:=1/(1+EXP(-[.F300]))" office:value-type="float" office:value="0.195510159854734">
            <text:p>0.196</text:p>
          </table:table-cell>
          <table:table-cell table:style-name="ce2" table:formula="of:=1/(1+EXP(-[.G300]))" office:value-type="float" office:value="0.195510159854734">
            <text:p>0.196</text:p>
          </table:table-cell>
          <table:table-cell table:style-name="ce2" table:formula="of:=1/(1+EXP(-[.H300]))" office:value-type="float" office:value="0.762362711231771">
            <text:p>0.762</text:p>
          </table:table-cell>
          <table:table-cell table:style-name="ce2"/>
          <table:table-cell table:style-name="ce2" table:formula="of:=[.J300]*(1-[.J300])" office:value-type="float" office:value="0.0177502832002318">
            <text:p>0.018</text:p>
          </table:table-cell>
          <table:table-cell table:style-name="ce2" table:formula="of:=[.K300]*(1-[.K300])" office:value-type="float" office:value="0.157285937248311">
            <text:p>0.157</text:p>
          </table:table-cell>
          <table:table-cell table:style-name="ce2" table:formula="of:=[.L300]*(1-[.L300])" office:value-type="float" office:value="0.157285937248311">
            <text:p>0.157</text:p>
          </table:table-cell>
          <table:table-cell table:style-name="ce2" table:formula="of:=[.M300]*(1-[.M300])" office:value-type="float" office:value="0.181165807755114">
            <text:p>0.181</text:p>
          </table:table-cell>
          <table:table-cell table:style-name="ce2"/>
          <table:table-cell table:style-name="ce2" table:number-matrix-columns-spanned="4" table:number-matrix-rows-spanned="2" table:formula="of:=[.$J$8:.$M$9]-[.J300:.M301]" office:value-type="float" office:value="-0.0180767575199752">
            <text:p>-0.018</text:p>
          </table:table-cell>
          <table:table-cell table:style-name="ce2" office:value-type="float" office:value="-0.18881730893045">
            <text:p>-0.189</text:p>
          </table:table-cell>
          <table:table-cell table:style-name="ce2" office:value-type="float" office:value="-0.18881730893045">
            <text:p>-0.189</text:p>
          </table:table-cell>
          <table:table-cell table:style-name="ce2" office:value-type="float" office:value="0.230944437843944">
            <text:p>0.231</text:p>
          </table:table-cell>
          <table:table-cell table:style-name="ce2"/>
          <table:table-cell table:style-name="ce2" table:number-matrix-columns-spanned="4" table:number-matrix-rows-spanned="2" table:formula="of:=[.O300:.R301]*[.T300:.W301]" office:value-type="float" office:value="-0.00032086756532148">
            <text:p>0.000</text:p>
          </table:table-cell>
          <table:table-cell table:style-name="ce2" office:value-type="float" office:value="-0.0296983074038296">
            <text:p>-0.030</text:p>
          </table:table-cell>
          <table:table-cell table:style-name="ce2" office:value-type="float" office:value="-0.0296983074038296">
            <text:p>-0.030</text:p>
          </table:table-cell>
          <table:table-cell table:style-name="ce2" office:value-type="float" office:value="0.0418392356285489">
            <text:p>0.042</text:p>
          </table:table-cell>
          <table:table-cell table:style-name="ce2"/>
          <table:table-cell table:style-name="ce2" table:number-matrix-columns-spanned="3" table:number-matrix-rows-spanned="2" table:formula="of:=MMULT([.Y300:.AB301];[.$O$2:.$Q$5])" office:value-type="float" office:value="0.0121409282247194">
            <text:p>0.012</text:p>
          </table:table-cell>
          <table:table-cell table:style-name="ce2" office:value-type="float" office:value="0.0121409282247194">
            <text:p>0.012</text:p>
          </table:table-cell>
          <table:table-cell table:style-name="ce2" office:value-type="float" office:value="-0.0178782467444317">
            <text:p>-0.018</text:p>
          </table:table-cell>
          <table:table-cell/>
          <table:table-cell table:number-matrix-columns-spanned="1" table:number-matrix-rows-spanned="1" table:formula="of:=SUM([.T300:.W301]^2)" office:value-type="float" office:value="0.192607301776006">
            <text:p>0.1926073018</text:p>
          </table:table-cell>
          <table:table-cell table:number-columns-repeated="990"/>
        </table:table-row>
        <table:table-row table:style-name="ro2">
          <table:table-cell table:style-name="ce2" office:value-type="float" office:value="3.29781903271053">
            <text:p>3.298</text:p>
          </table:table-cell>
          <table:table-cell table:style-name="ce2" office:value-type="float" office:value="3.29781903271053">
            <text:p>3.298</text:p>
          </table:table-cell>
          <table:table-cell table:style-name="ce2" office:value-type="float" office:value="-1.34654984489472">
            <text:p>-1.347</text:p>
          </table:table-cell>
          <table:table-cell table:style-name="ce2"/>
          <table:table-cell table:style-name="ce2" office:value-type="float" office:value="-1.34654984489472">
            <text:p>-1.347</text:p>
          </table:table-cell>
          <table:table-cell table:style-name="ce2" office:value-type="float" office:value="1.95126918781581">
            <text:p>1.951</text:p>
          </table:table-cell>
          <table:table-cell table:style-name="ce2" office:value-type="float" office:value="1.95126918781581">
            <text:p>1.951</text:p>
          </table:table-cell>
          <table:table-cell table:style-name="ce2" office:value-type="float" office:value="5.24908822052635">
            <text:p>5.249</text:p>
          </table:table-cell>
          <table:table-cell table:style-name="ce2"/>
          <table:table-cell table:style-name="ce2" table:formula="of:=1/(1+EXP(-[.E301]))" office:value-type="float" office:value="0.20643500235998">
            <text:p>0.206</text:p>
          </table:table-cell>
          <table:table-cell table:style-name="ce2" table:formula="of:=1/(1+EXP(-[.F301]))" office:value-type="float" office:value="0.875584967889843">
            <text:p>0.876</text:p>
          </table:table-cell>
          <table:table-cell table:style-name="ce2" table:formula="of:=1/(1+EXP(-[.G301]))" office:value-type="float" office:value="0.875584967889843">
            <text:p>0.876</text:p>
          </table:table-cell>
          <table:table-cell table:style-name="ce2" table:formula="of:=1/(1+EXP(-[.H301]))" office:value-type="float" office:value="0.994775137412085">
            <text:p>0.995</text:p>
          </table:table-cell>
          <table:table-cell table:style-name="ce2"/>
          <table:table-cell table:style-name="ce2" table:formula="of:=[.J301]*(1-[.J301])" office:value-type="float" office:value="0.163819592160615">
            <text:p>0.164</text:p>
          </table:table-cell>
          <table:table-cell table:style-name="ce2" table:formula="of:=[.K301]*(1-[.K301])" office:value-type="float" office:value="0.108935931895185">
            <text:p>0.109</text:p>
          </table:table-cell>
          <table:table-cell table:style-name="ce2" table:formula="of:=[.L301]*(1-[.L301])" office:value-type="float" office:value="0.108935931895185">
            <text:p>0.109</text:p>
          </table:table-cell>
          <table:table-cell table:style-name="ce2" table:formula="of:=[.M301]*(1-[.M301])" office:value-type="float" office:value="0.0051975633988524">
            <text:p>0.005</text:p>
          </table:table-cell>
          <table:table-cell table:style-name="ce2"/>
          <table:table-cell table:style-name="ce2" office:value-type="float" office:value="-0.199742151435696">
            <text:p>-0.200</text:p>
          </table:table-cell>
          <table:table-cell table:style-name="ce2" office:value-type="float" office:value="0.117722181185872">
            <text:p>0.118</text:p>
          </table:table-cell>
          <table:table-cell table:style-name="ce2" office:value-type="float" office:value="0.117722181185872">
            <text:p>0.118</text:p>
          </table:table-cell>
          <table:table-cell table:style-name="ce2" office:value-type="float" office:value="0.005224556685688">
            <text:p>0.005</text:p>
          </table:table-cell>
          <table:table-cell table:style-name="ce2"/>
          <table:table-cell table:style-name="ce2" office:value-type="float" office:value="-0.0327216777854795">
            <text:p>-0.033</text:p>
          </table:table-cell>
          <table:table-cell table:style-name="ce2" office:value-type="float" office:value="0.0128241755122168">
            <text:p>0.013</text:p>
          </table:table-cell>
          <table:table-cell table:style-name="ce2" office:value-type="float" office:value="0.0128241755122168">
            <text:p>0.013</text:p>
          </table:table-cell>
          <table:table-cell table:style-name="ce2" office:value-type="float" office:value="0.0000271549646047615">
            <text:p>0.000</text:p>
          </table:table-cell>
          <table:table-cell table:style-name="ce2"/>
          <table:table-cell table:style-name="ce2" office:value-type="float" office:value="0.0128513304768216">
            <text:p>0.013</text:p>
          </table:table-cell>
          <table:table-cell table:style-name="ce2" office:value-type="float" office:value="0.0128513304768216">
            <text:p>0.013</text:p>
          </table:table-cell>
          <table:table-cell table:style-name="ce2" office:value-type="float" office:value="-0.00704617179644111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0:.C301]+[.AD300:.AF301]" office:value-type="float" office:value="2.59241384614623">
            <text:p>2.592</text:p>
          </table:table-cell>
          <table:table-cell table:style-name="ce2" office:value-type="float" office:value="2.59241384614623">
            <text:p>2.592</text:p>
          </table:table-cell>
          <table:table-cell table:style-name="ce2" office:value-type="float" office:value="-4.0127471555956">
            <text:p>-4.013</text:p>
          </table:table-cell>
          <table:table-cell table:style-name="ce2"/>
          <table:table-cell table:style-name="ce2" table:number-matrix-columns-spanned="4" table:number-matrix-rows-spanned="2" table:formula="of:=MMULT([.A303:.C304];[.$A$2:.$D$4])" office:value-type="float" office:value="-4.0127471555956">
            <text:p>-4.013</text:p>
          </table:table-cell>
          <table:table-cell table:style-name="ce2" office:value-type="float" office:value="-1.42033330944937">
            <text:p>-1.420</text:p>
          </table:table-cell>
          <table:table-cell table:style-name="ce2" office:value-type="float" office:value="-1.42033330944937">
            <text:p>-1.420</text:p>
          </table:table-cell>
          <table:table-cell table:style-name="ce2" office:value-type="float" office:value="1.17208053669686">
            <text:p>1.172</text:p>
          </table:table-cell>
          <table:table-cell table:style-name="ce2"/>
          <table:table-cell table:style-name="ce2" table:formula="of:=1/(1+EXP(-[.E303]))" office:value-type="float" office:value="0.0177624386469543">
            <text:p>0.018</text:p>
          </table:table-cell>
          <table:table-cell table:style-name="ce2" table:formula="of:=1/(1+EXP(-[.F303]))" office:value-type="float" office:value="0.194609336503126">
            <text:p>0.195</text:p>
          </table:table-cell>
          <table:table-cell table:style-name="ce2" table:formula="of:=1/(1+EXP(-[.G303]))" office:value-type="float" office:value="0.194609336503126">
            <text:p>0.195</text:p>
          </table:table-cell>
          <table:table-cell table:style-name="ce2" table:formula="of:=1/(1+EXP(-[.H303]))" office:value-type="float" office:value="0.76352087660182">
            <text:p>0.764</text:p>
          </table:table-cell>
          <table:table-cell table:style-name="ce2"/>
          <table:table-cell table:style-name="ce2" table:formula="of:=[.J303]*(1-[.J303])" office:value-type="float" office:value="0.0174469344202675">
            <text:p>0.017</text:p>
          </table:table-cell>
          <table:table-cell table:style-name="ce2" table:formula="of:=[.K303]*(1-[.K303])" office:value-type="float" office:value="0.156736542648939">
            <text:p>0.157</text:p>
          </table:table-cell>
          <table:table-cell table:style-name="ce2" table:formula="of:=[.L303]*(1-[.L303])" office:value-type="float" office:value="0.156736542648939">
            <text:p>0.157</text:p>
          </table:table-cell>
          <table:table-cell table:style-name="ce2" table:formula="of:=[.M303]*(1-[.M303])" office:value-type="float" office:value="0.180556747595008">
            <text:p>0.181</text:p>
          </table:table-cell>
          <table:table-cell table:style-name="ce2"/>
          <table:table-cell table:style-name="ce2" table:number-matrix-columns-spanned="4" table:number-matrix-rows-spanned="2" table:formula="of:=[.$J$8:.$M$9]-[.J303:.M304]" office:value-type="float" office:value="-0.0177621327447274">
            <text:p>-0.018</text:p>
          </table:table-cell>
          <table:table-cell table:style-name="ce2" office:value-type="float" office:value="-0.187916485578841">
            <text:p>-0.188</text:p>
          </table:table-cell>
          <table:table-cell table:style-name="ce2" office:value-type="float" office:value="-0.187916485578841">
            <text:p>-0.188</text:p>
          </table:table-cell>
          <table:table-cell table:style-name="ce2" office:value-type="float" office:value="0.229786272473895">
            <text:p>0.230</text:p>
          </table:table-cell>
          <table:table-cell table:style-name="ce2"/>
          <table:table-cell table:style-name="ce2" table:number-matrix-columns-spanned="4" table:number-matrix-rows-spanned="2" table:formula="of:=[.O303:.R304]*[.T303:.W304]" office:value-type="float" office:value="-0.000309894765161344">
            <text:p>0.000</text:p>
          </table:table-cell>
          <table:table-cell table:style-name="ce2" office:value-type="float" office:value="-0.0294533802563667">
            <text:p>-0.029</text:p>
          </table:table-cell>
          <table:table-cell table:style-name="ce2" office:value-type="float" office:value="-0.0294533802563667">
            <text:p>-0.029</text:p>
          </table:table-cell>
          <table:table-cell table:style-name="ce2" office:value-type="float" office:value="0.0414894619998669">
            <text:p>0.041</text:p>
          </table:table-cell>
          <table:table-cell table:style-name="ce2"/>
          <table:table-cell table:style-name="ce2" table:number-matrix-columns-spanned="3" table:number-matrix-rows-spanned="2" table:formula="of:=MMULT([.Y303:.AB304];[.$O$2:.$Q$5])" office:value-type="float" office:value="0.0120360817435002">
            <text:p>0.012</text:p>
          </table:table-cell>
          <table:table-cell table:style-name="ce2" office:value-type="float" office:value="0.0120360817435002">
            <text:p>0.012</text:p>
          </table:table-cell>
          <table:table-cell table:style-name="ce2" office:value-type="float" office:value="-0.0177271932780278">
            <text:p>-0.018</text:p>
          </table:table-cell>
          <table:table-cell/>
          <table:table-cell table:number-matrix-columns-spanned="1" table:number-matrix-rows-spanned="1" table:formula="of:=SUM([.T303:.W304]^2)" office:value-type="float" office:value="0.190627502816438">
            <text:p>0.1906275028</text:p>
          </table:table-cell>
          <table:table-cell table:number-columns-repeated="990"/>
        </table:table-row>
        <table:table-row table:style-name="ro2">
          <table:table-cell table:style-name="ce2" office:value-type="float" office:value="3.31067036318735">
            <text:p>3.311</text:p>
          </table:table-cell>
          <table:table-cell table:style-name="ce2" office:value-type="float" office:value="3.31067036318735">
            <text:p>3.311</text:p>
          </table:table-cell>
          <table:table-cell table:style-name="ce2" office:value-type="float" office:value="-1.35359601669116">
            <text:p>-1.354</text:p>
          </table:table-cell>
          <table:table-cell table:style-name="ce2"/>
          <table:table-cell table:style-name="ce2" office:value-type="float" office:value="-1.35359601669116">
            <text:p>-1.354</text:p>
          </table:table-cell>
          <table:table-cell table:style-name="ce2" office:value-type="float" office:value="1.95707434649619">
            <text:p>1.957</text:p>
          </table:table-cell>
          <table:table-cell table:style-name="ce2" office:value-type="float" office:value="1.95707434649619">
            <text:p>1.957</text:p>
          </table:table-cell>
          <table:table-cell table:style-name="ce2" office:value-type="float" office:value="5.26774470968355">
            <text:p>5.268</text:p>
          </table:table-cell>
          <table:table-cell table:style-name="ce2"/>
          <table:table-cell table:style-name="ce2" table:formula="of:=1/(1+EXP(-[.E304]))" office:value-type="float" office:value="0.205283088879761">
            <text:p>0.205</text:p>
          </table:table-cell>
          <table:table-cell table:style-name="ce2" table:formula="of:=1/(1+EXP(-[.F304]))" office:value-type="float" office:value="0.876215980672092">
            <text:p>0.876</text:p>
          </table:table-cell>
          <table:table-cell table:style-name="ce2" table:formula="of:=1/(1+EXP(-[.G304]))" office:value-type="float" office:value="0.876215980672092">
            <text:p>0.876</text:p>
          </table:table-cell>
          <table:table-cell table:style-name="ce2" table:formula="of:=1/(1+EXP(-[.H304]))" office:value-type="float" office:value="0.994871216031154">
            <text:p>0.995</text:p>
          </table:table-cell>
          <table:table-cell table:style-name="ce2"/>
          <table:table-cell table:style-name="ce2" table:formula="of:=[.J304]*(1-[.J304])" office:value-type="float" office:value="0.163141942299745">
            <text:p>0.163</text:p>
          </table:table-cell>
          <table:table-cell table:style-name="ce2" table:formula="of:=[.K304]*(1-[.K304])" office:value-type="float" office:value="0.108461535886936">
            <text:p>0.108</text:p>
          </table:table-cell>
          <table:table-cell table:style-name="ce2" table:formula="of:=[.L304]*(1-[.L304])" office:value-type="float" office:value="0.108461535886936">
            <text:p>0.108</text:p>
          </table:table-cell>
          <table:table-cell table:style-name="ce2" table:formula="of:=[.M304]*(1-[.M304])" office:value-type="float" office:value="0.00510247954384721">
            <text:p>0.005</text:p>
          </table:table-cell>
          <table:table-cell table:style-name="ce2"/>
          <table:table-cell table:style-name="ce2" office:value-type="float" office:value="-0.198590237955476">
            <text:p>-0.199</text:p>
          </table:table-cell>
          <table:table-cell table:style-name="ce2" office:value-type="float" office:value="0.117091168403624">
            <text:p>0.117</text:p>
          </table:table-cell>
          <table:table-cell table:style-name="ce2" office:value-type="float" office:value="0.117091168403624">
            <text:p>0.117</text:p>
          </table:table-cell>
          <table:table-cell table:style-name="ce2" office:value-type="float" office:value="0.00512847806661931">
            <text:p>0.005</text:p>
          </table:table-cell>
          <table:table-cell table:style-name="ce2"/>
          <table:table-cell table:style-name="ce2" office:value-type="float" office:value="-0.032398397141825">
            <text:p>-0.032</text:p>
          </table:table-cell>
          <table:table-cell table:style-name="ce2" office:value-type="float" office:value="0.0126998879638529">
            <text:p>0.013</text:p>
          </table:table-cell>
          <table:table-cell table:style-name="ce2" office:value-type="float" office:value="0.0126998879638529">
            <text:p>0.013</text:p>
          </table:table-cell>
          <table:table-cell table:style-name="ce2" office:value-type="float" office:value="0.0000261679544259941">
            <text:p>0.000</text:p>
          </table:table-cell>
          <table:table-cell table:style-name="ce2"/>
          <table:table-cell table:style-name="ce2" office:value-type="float" office:value="0.0127260559182789">
            <text:p>0.013</text:p>
          </table:table-cell>
          <table:table-cell table:style-name="ce2" office:value-type="float" office:value="0.0127260559182789">
            <text:p>0.013</text:p>
          </table:table-cell>
          <table:table-cell table:style-name="ce2" office:value-type="float" office:value="-0.00697245325969313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3:.C304]+[.AD303:.AF304]" office:value-type="float" office:value="2.60444992788973">
            <text:p>2.604</text:p>
          </table:table-cell>
          <table:table-cell table:style-name="ce2" office:value-type="float" office:value="2.60444992788973">
            <text:p>2.604</text:p>
          </table:table-cell>
          <table:table-cell table:style-name="ce2" office:value-type="float" office:value="-4.03047434887362">
            <text:p>-4.030</text:p>
          </table:table-cell>
          <table:table-cell table:style-name="ce2"/>
          <table:table-cell table:style-name="ce2" table:number-matrix-columns-spanned="4" table:number-matrix-rows-spanned="2" table:formula="of:=MMULT([.A306:.C307];[.$A$2:.$D$4])" office:value-type="float" office:value="-4.03047434887362">
            <text:p>-4.030</text:p>
          </table:table-cell>
          <table:table-cell table:style-name="ce2" office:value-type="float" office:value="-1.4260244209839">
            <text:p>-1.426</text:p>
          </table:table-cell>
          <table:table-cell table:style-name="ce2" office:value-type="float" office:value="-1.4260244209839">
            <text:p>-1.426</text:p>
          </table:table-cell>
          <table:table-cell table:style-name="ce2" office:value-type="float" office:value="1.17842550690583">
            <text:p>1.178</text:p>
          </table:table-cell>
          <table:table-cell table:style-name="ce2"/>
          <table:table-cell table:style-name="ce2" table:formula="of:=1/(1+EXP(-[.E306]))" office:value-type="float" office:value="0.0174557830116551">
            <text:p>0.017</text:p>
          </table:table-cell>
          <table:table-cell table:style-name="ce2" table:formula="of:=1/(1+EXP(-[.F306]))" office:value-type="float" office:value="0.193718881382743">
            <text:p>0.194</text:p>
          </table:table-cell>
          <table:table-cell table:style-name="ce2" table:formula="of:=1/(1+EXP(-[.G306]))" office:value-type="float" office:value="0.193718881382743">
            <text:p>0.194</text:p>
          </table:table-cell>
          <table:table-cell table:style-name="ce2" table:formula="of:=1/(1+EXP(-[.H306]))" office:value-type="float" office:value="0.764664587627759">
            <text:p>0.765</text:p>
          </table:table-cell>
          <table:table-cell table:style-name="ce2"/>
          <table:table-cell table:style-name="ce2" table:formula="of:=[.J306]*(1-[.J306])" office:value-type="float" office:value="0.0171510786511051">
            <text:p>0.017</text:p>
          </table:table-cell>
          <table:table-cell table:style-name="ce2" table:formula="of:=[.K306]*(1-[.K306])" office:value-type="float" office:value="0.156191876378562">
            <text:p>0.156</text:p>
          </table:table-cell>
          <table:table-cell table:style-name="ce2" table:formula="of:=[.L306]*(1-[.L306])" office:value-type="float" office:value="0.156191876378562">
            <text:p>0.156</text:p>
          </table:table-cell>
          <table:table-cell table:style-name="ce2" table:formula="of:=[.M306]*(1-[.M306])" office:value-type="float" office:value="0.179952656055828">
            <text:p>0.180</text:p>
          </table:table-cell>
          <table:table-cell table:style-name="ce2"/>
          <table:table-cell table:style-name="ce2" table:number-matrix-columns-spanned="4" table:number-matrix-rows-spanned="2" table:formula="of:=[.$J$8:.$M$9]-[.J306:.M307]" office:value-type="float" office:value="-0.0174554771094281">
            <text:p>-0.017</text:p>
          </table:table-cell>
          <table:table-cell table:style-name="ce2" office:value-type="float" office:value="-0.187026030458459">
            <text:p>-0.187</text:p>
          </table:table-cell>
          <table:table-cell table:style-name="ce2" office:value-type="float" office:value="-0.187026030458459">
            <text:p>-0.187</text:p>
          </table:table-cell>
          <table:table-cell table:style-name="ce2" office:value-type="float" office:value="0.228642561447956">
            <text:p>0.229</text:p>
          </table:table-cell>
          <table:table-cell table:style-name="ce2"/>
          <table:table-cell table:style-name="ce2" table:number-matrix-columns-spanned="4" table:number-matrix-rows-spanned="2" table:formula="of:=[.O306:.R307]*[.T306:.W307]" office:value-type="float" office:value="-0.000299380260796366">
            <text:p>0.000</text:p>
          </table:table-cell>
          <table:table-cell table:style-name="ce2" office:value-type="float" office:value="-0.0292119466289407">
            <text:p>-0.029</text:p>
          </table:table-cell>
          <table:table-cell table:style-name="ce2" office:value-type="float" office:value="-0.0292119466289407">
            <text:p>-0.029</text:p>
          </table:table-cell>
          <table:table-cell table:style-name="ce2" office:value-type="float" office:value="0.0411448362199677">
            <text:p>0.041</text:p>
          </table:table-cell>
          <table:table-cell table:style-name="ce2"/>
          <table:table-cell table:style-name="ce2" table:number-matrix-columns-spanned="3" table:number-matrix-rows-spanned="2" table:formula="of:=MMULT([.Y306:.AB307];[.$O$2:.$Q$5])" office:value-type="float" office:value="0.011932889591027">
            <text:p>0.012</text:p>
          </table:table-cell>
          <table:table-cell table:style-name="ce2" office:value-type="float" office:value="0.011932889591027">
            <text:p>0.012</text:p>
          </table:table-cell>
          <table:table-cell table:style-name="ce2" office:value-type="float" office:value="-0.0175784372987101">
            <text:p>-0.018</text:p>
          </table:table-cell>
          <table:table-cell/>
          <table:table-cell table:number-matrix-columns-spanned="1" table:number-matrix-rows-spanned="1" table:formula="of:=SUM([.T306:.W307]^2)" office:value-type="float" office:value="0.188683255880086">
            <text:p>0.1886832559</text:p>
          </table:table-cell>
          <table:table-cell table:number-columns-repeated="990"/>
        </table:table-row>
        <table:table-row table:style-name="ro2">
          <table:table-cell table:style-name="ce2" office:value-type="float" office:value="3.32339641910563">
            <text:p>3.323</text:p>
          </table:table-cell>
          <table:table-cell table:style-name="ce2" office:value-type="float" office:value="3.32339641910563">
            <text:p>3.323</text:p>
          </table:table-cell>
          <table:table-cell table:style-name="ce2" office:value-type="float" office:value="-1.36056846995085">
            <text:p>-1.361</text:p>
          </table:table-cell>
          <table:table-cell table:style-name="ce2"/>
          <table:table-cell table:style-name="ce2" office:value-type="float" office:value="-1.36056846995085">
            <text:p>-1.361</text:p>
          </table:table-cell>
          <table:table-cell table:style-name="ce2" office:value-type="float" office:value="1.96282794915478">
            <text:p>1.963</text:p>
          </table:table-cell>
          <table:table-cell table:style-name="ce2" office:value-type="float" office:value="1.96282794915478">
            <text:p>1.963</text:p>
          </table:table-cell>
          <table:table-cell table:style-name="ce2" office:value-type="float" office:value="5.28622436826041">
            <text:p>5.286</text:p>
          </table:table-cell>
          <table:table-cell table:style-name="ce2"/>
          <table:table-cell table:style-name="ce2" table:formula="of:=1/(1+EXP(-[.E307]))" office:value-type="float" office:value="0.204147926556144">
            <text:p>0.204</text:p>
          </table:table-cell>
          <table:table-cell table:style-name="ce2" table:formula="of:=1/(1+EXP(-[.F307]))" office:value-type="float" office:value="0.87683867565167">
            <text:p>0.877</text:p>
          </table:table-cell>
          <table:table-cell table:style-name="ce2" table:formula="of:=1/(1+EXP(-[.G307]))" office:value-type="float" office:value="0.87683867565167">
            <text:p>0.877</text:p>
          </table:table-cell>
          <table:table-cell table:style-name="ce2" table:formula="of:=1/(1+EXP(-[.H307]))" office:value-type="float" office:value="0.994964650984624">
            <text:p>0.995</text:p>
          </table:table-cell>
          <table:table-cell table:style-name="ce2"/>
          <table:table-cell table:style-name="ce2" table:formula="of:=[.J307]*(1-[.J307])" office:value-type="float" office:value="0.162471550638971">
            <text:p>0.162</text:p>
          </table:table-cell>
          <table:table-cell table:style-name="ce2" table:formula="of:=[.K307]*(1-[.K307])" office:value-type="float" office:value="0.107992612533095">
            <text:p>0.108</text:p>
          </table:table-cell>
          <table:table-cell table:style-name="ce2" table:formula="of:=[.L307]*(1-[.L307])" office:value-type="float" office:value="0.107992612533095">
            <text:p>0.108</text:p>
          </table:table-cell>
          <table:table-cell table:style-name="ce2" table:formula="of:=[.M307]*(1-[.M307])" office:value-type="float" office:value="0.00500999427566974">
            <text:p>0.005</text:p>
          </table:table-cell>
          <table:table-cell table:style-name="ce2"/>
          <table:table-cell table:style-name="ce2" office:value-type="float" office:value="-0.197455075631859">
            <text:p>-0.197</text:p>
          </table:table-cell>
          <table:table-cell table:style-name="ce2" office:value-type="float" office:value="0.116468473424045">
            <text:p>0.116</text:p>
          </table:table-cell>
          <table:table-cell table:style-name="ce2" office:value-type="float" office:value="0.116468473424045">
            <text:p>0.116</text:p>
          </table:table-cell>
          <table:table-cell table:style-name="ce2" office:value-type="float" office:value="0.0050350431131494">
            <text:p>0.005</text:p>
          </table:table-cell>
          <table:table-cell table:style-name="ce2"/>
          <table:table-cell table:style-name="ce2" office:value-type="float" office:value="-0.0320808323194436">
            <text:p>-0.032</text:p>
          </table:table-cell>
          <table:table-cell table:style-name="ce2" office:value-type="float" office:value="0.012577734722804">
            <text:p>0.013</text:p>
          </table:table-cell>
          <table:table-cell table:style-name="ce2" office:value-type="float" office:value="0.012577734722804">
            <text:p>0.013</text:p>
          </table:table-cell>
          <table:table-cell table:style-name="ce2" office:value-type="float" office:value="0.0000252255371746288">
            <text:p>0.000</text:p>
          </table:table-cell>
          <table:table-cell table:style-name="ce2"/>
          <table:table-cell table:style-name="ce2" office:value-type="float" office:value="0.0126029602599786">
            <text:p>0.013</text:p>
          </table:table-cell>
          <table:table-cell table:style-name="ce2" office:value-type="float" office:value="0.0126029602599786">
            <text:p>0.013</text:p>
          </table:table-cell>
          <table:table-cell table:style-name="ce2" office:value-type="float" office:value="-0.00690013733666102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6:.C307]+[.AD306:.AF307]" office:value-type="float" office:value="2.61638281748075">
            <text:p>2.616</text:p>
          </table:table-cell>
          <table:table-cell table:style-name="ce2" office:value-type="float" office:value="2.61638281748075">
            <text:p>2.616</text:p>
          </table:table-cell>
          <table:table-cell table:style-name="ce2" office:value-type="float" office:value="-4.04805278617233">
            <text:p>-4.048</text:p>
          </table:table-cell>
          <table:table-cell table:style-name="ce2"/>
          <table:table-cell table:style-name="ce2" table:number-matrix-columns-spanned="4" table:number-matrix-rows-spanned="2" table:formula="of:=MMULT([.A309:.C310];[.$A$2:.$D$4])" office:value-type="float" office:value="-4.04805278617233">
            <text:p>-4.048</text:p>
          </table:table-cell>
          <table:table-cell table:style-name="ce2" office:value-type="float" office:value="-1.43166996869158">
            <text:p>-1.432</text:p>
          </table:table-cell>
          <table:table-cell table:style-name="ce2" office:value-type="float" office:value="-1.43166996869158">
            <text:p>-1.432</text:p>
          </table:table-cell>
          <table:table-cell table:style-name="ce2" office:value-type="float" office:value="1.18471284878918">
            <text:p>1.185</text:p>
          </table:table-cell>
          <table:table-cell table:style-name="ce2"/>
          <table:table-cell table:style-name="ce2" table:formula="of:=1/(1+EXP(-[.E309]))" office:value-type="float" office:value="0.0171568373177901">
            <text:p>0.017</text:p>
          </table:table-cell>
          <table:table-cell table:style-name="ce2" table:formula="of:=1/(1+EXP(-[.F309]))" office:value-type="float" office:value="0.192838617117746">
            <text:p>0.193</text:p>
          </table:table-cell>
          <table:table-cell table:style-name="ce2" table:formula="of:=1/(1+EXP(-[.G309]))" office:value-type="float" office:value="0.192838617117746">
            <text:p>0.193</text:p>
          </table:table-cell>
          <table:table-cell table:style-name="ce2" table:formula="of:=1/(1+EXP(-[.H309]))" office:value-type="float" office:value="0.765794128181254">
            <text:p>0.766</text:p>
          </table:table-cell>
          <table:table-cell table:style-name="ce2"/>
          <table:table-cell table:style-name="ce2" table:formula="of:=[.J309]*(1-[.J309])" office:value-type="float" office:value="0.016862480251041">
            <text:p>0.017</text:p>
          </table:table-cell>
          <table:table-cell table:style-name="ce2" table:formula="of:=[.K309]*(1-[.K309])" office:value-type="float" office:value="0.155651884865861">
            <text:p>0.156</text:p>
          </table:table-cell>
          <table:table-cell table:style-name="ce2" table:formula="of:=[.L309]*(1-[.L309])" office:value-type="float" office:value="0.155651884865861">
            <text:p>0.156</text:p>
          </table:table-cell>
          <table:table-cell table:style-name="ce2" table:formula="of:=[.M309]*(1-[.M309])" office:value-type="float" office:value="0.179353481424367">
            <text:p>0.179</text:p>
          </table:table-cell>
          <table:table-cell table:style-name="ce2"/>
          <table:table-cell table:style-name="ce2" table:number-matrix-columns-spanned="4" table:number-matrix-rows-spanned="2" table:formula="of:=[.$J$8:.$M$9]-[.J309:.M310]" office:value-type="float" office:value="-0.0171565314155632">
            <text:p>-0.017</text:p>
          </table:table-cell>
          <table:table-cell table:style-name="ce2" office:value-type="float" office:value="-0.186145766193461">
            <text:p>-0.186</text:p>
          </table:table-cell>
          <table:table-cell table:style-name="ce2" office:value-type="float" office:value="-0.186145766193461">
            <text:p>-0.186</text:p>
          </table:table-cell>
          <table:table-cell table:style-name="ce2" office:value-type="float" office:value="0.227513020894461">
            <text:p>0.228</text:p>
          </table:table-cell>
          <table:table-cell table:style-name="ce2"/>
          <table:table-cell table:style-name="ce2" table:number-matrix-columns-spanned="4" table:number-matrix-rows-spanned="2" table:formula="of:=[.O309:.R310]*[.T309:.W310]" office:value-type="float" office:value="-0.000289301672171299">
            <text:p>0.000</text:p>
          </table:table-cell>
          <table:table-cell table:style-name="ce2" office:value-type="float" office:value="-0.0289739393678121">
            <text:p>-0.029</text:p>
          </table:table-cell>
          <table:table-cell table:style-name="ce2" office:value-type="float" office:value="-0.0289739393678121">
            <text:p>-0.029</text:p>
          </table:table-cell>
          <table:table-cell table:style-name="ce2" office:value-type="float" office:value="0.0408052523667963">
            <text:p>0.041</text:p>
          </table:table-cell>
          <table:table-cell table:style-name="ce2"/>
          <table:table-cell table:style-name="ce2" table:number-matrix-columns-spanned="3" table:number-matrix-rows-spanned="2" table:formula="of:=MMULT([.Y309:.AB310];[.$O$2:.$Q$5])" office:value-type="float" office:value="0.0118313129989842">
            <text:p>0.012</text:p>
          </table:table-cell>
          <table:table-cell table:style-name="ce2" office:value-type="float" office:value="0.0118313129989842">
            <text:p>0.012</text:p>
          </table:table-cell>
          <table:table-cell table:style-name="ce2" office:value-type="float" office:value="-0.0174319280409992">
            <text:p>-0.017</text:p>
          </table:table-cell>
          <table:table-cell/>
          <table:table-cell table:number-matrix-columns-spanned="1" table:number-matrix-rows-spanned="1" table:formula="of:=SUM([.T309:.W310]^2)" office:value-type="float" office:value="0.186773664047983">
            <text:p>0.186773664</text:p>
          </table:table-cell>
          <table:table-cell table:number-columns-repeated="990"/>
        </table:table-row>
        <table:table-row table:style-name="ro2">
          <table:table-cell table:style-name="ce2" office:value-type="float" office:value="3.33599937936561">
            <text:p>3.336</text:p>
          </table:table-cell>
          <table:table-cell table:style-name="ce2" office:value-type="float" office:value="3.33599937936561">
            <text:p>3.336</text:p>
          </table:table-cell>
          <table:table-cell table:style-name="ce2" office:value-type="float" office:value="-1.36746860728751">
            <text:p>-1.367</text:p>
          </table:table-cell>
          <table:table-cell table:style-name="ce2"/>
          <table:table-cell table:style-name="ce2" office:value-type="float" office:value="-1.36746860728751">
            <text:p>-1.367</text:p>
          </table:table-cell>
          <table:table-cell table:style-name="ce2" office:value-type="float" office:value="1.9685307720781">
            <text:p>1.969</text:p>
          </table:table-cell>
          <table:table-cell table:style-name="ce2" office:value-type="float" office:value="1.9685307720781">
            <text:p>1.969</text:p>
          </table:table-cell>
          <table:table-cell table:style-name="ce2" office:value-type="float" office:value="5.30453015144371">
            <text:p>5.305</text:p>
          </table:table-cell>
          <table:table-cell table:style-name="ce2"/>
          <table:table-cell table:style-name="ce2" table:formula="of:=1/(1+EXP(-[.E310]))" office:value-type="float" office:value="0.203029138897831">
            <text:p>0.203</text:p>
          </table:table-cell>
          <table:table-cell table:style-name="ce2" table:formula="of:=1/(1+EXP(-[.F310]))" office:value-type="float" office:value="0.877453216057938">
            <text:p>0.877</text:p>
          </table:table-cell>
          <table:table-cell table:style-name="ce2" table:formula="of:=1/(1+EXP(-[.G310]))" office:value-type="float" office:value="0.877453216057938">
            <text:p>0.877</text:p>
          </table:table-cell>
          <table:table-cell table:style-name="ce2" table:formula="of:=1/(1+EXP(-[.H310]))" office:value-type="float" office:value="0.995055536824849">
            <text:p>0.995</text:p>
          </table:table-cell>
          <table:table-cell table:style-name="ce2"/>
          <table:table-cell table:style-name="ce2" table:formula="of:=[.J310]*(1-[.J310])" office:value-type="float" office:value="0.161808307656236">
            <text:p>0.162</text:p>
          </table:table-cell>
          <table:table-cell table:style-name="ce2" table:formula="of:=[.K310]*(1-[.K310])" office:value-type="float" office:value="0.107529069687519">
            <text:p>0.108</text:p>
          </table:table-cell>
          <table:table-cell table:style-name="ce2" table:formula="of:=[.L310]*(1-[.L310])" office:value-type="float" office:value="0.107529069687519">
            <text:p>0.108</text:p>
          </table:table-cell>
          <table:table-cell table:style-name="ce2" table:formula="of:=[.M310]*(1-[.M310])" office:value-type="float" office:value="0.00492001545906076">
            <text:p>0.005</text:p>
          </table:table-cell>
          <table:table-cell table:style-name="ce2"/>
          <table:table-cell table:style-name="ce2" office:value-type="float" office:value="-0.196336287973546">
            <text:p>-0.196</text:p>
          </table:table-cell>
          <table:table-cell table:style-name="ce2" office:value-type="float" office:value="0.115853933017777">
            <text:p>0.116</text:p>
          </table:table-cell>
          <table:table-cell table:style-name="ce2" office:value-type="float" office:value="0.115853933017777">
            <text:p>0.116</text:p>
          </table:table-cell>
          <table:table-cell table:style-name="ce2" office:value-type="float" office:value="0.00494415727292419">
            <text:p>0.005</text:p>
          </table:table-cell>
          <table:table-cell table:style-name="ce2"/>
          <table:table-cell table:style-name="ce2" office:value-type="float" office:value="-0.0317688424885068">
            <text:p>-0.032</text:p>
          </table:table-cell>
          <table:table-cell table:style-name="ce2" office:value-type="float" office:value="0.0124576656370417">
            <text:p>0.012</text:p>
          </table:table-cell>
          <table:table-cell table:style-name="ce2" office:value-type="float" office:value="0.0124576656370417">
            <text:p>0.012</text:p>
          </table:table-cell>
          <table:table-cell table:style-name="ce2" office:value-type="float" office:value="0.0000243253302148147">
            <text:p>0.000</text:p>
          </table:table-cell>
          <table:table-cell table:style-name="ce2"/>
          <table:table-cell table:style-name="ce2" office:value-type="float" office:value="0.0124819909672565">
            <text:p>0.012</text:p>
          </table:table-cell>
          <table:table-cell table:style-name="ce2" office:value-type="float" office:value="0.0124819909672565">
            <text:p>0.012</text:p>
          </table:table-cell>
          <table:table-cell table:style-name="ce2" office:value-type="float" office:value="-0.00682918588420855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matrix-columns-spanned="3" table:number-matrix-rows-spanned="2" table:formula="of:=[.A309:.C310]+[.AD309:.AF310]" office:value-type="float" office:value="2.62821413047974">
            <text:p>2.628</text:p>
          </table:table-cell>
          <table:table-cell table:style-name="ce2" office:value-type="float" office:value="2.62821413047974">
            <text:p>2.628</text:p>
          </table:table-cell>
          <table:table-cell table:style-name="ce2" office:value-type="float" office:value="-4.06548471421333">
            <text:p>-4.065</text:p>
          </table:table-cell>
          <table:table-cell table:style-name="ce2"/>
          <table:table-cell table:style-name="ce2" table:number-matrix-columns-spanned="4" table:number-matrix-rows-spanned="2" table:formula="of:=MMULT([.A312:.C313];[.$A$2:.$D$4])" office:value-type="float" office:value="-4.06548471421333">
            <text:p>-4.065</text:p>
          </table:table-cell>
          <table:table-cell table:style-name="ce2" office:value-type="float" office:value="-1.43727058373359">
            <text:p>-1.437</text:p>
          </table:table-cell>
          <table:table-cell table:style-name="ce2" office:value-type="float" office:value="-1.43727058373359">
            <text:p>-1.437</text:p>
          </table:table-cell>
          <table:table-cell table:style-name="ce2" office:value-type="float" office:value="1.19094354674615">
            <text:p>1.191</text:p>
          </table:table-cell>
          <table:table-cell table:style-name="ce2"/>
          <table:table-cell table:style-name="ce2" table:formula="of:=1/(1+EXP(-[.E312]))" office:value-type="float" office:value="0.0168653525510202">
            <text:p>0.017</text:p>
          </table:table-cell>
          <table:table-cell table:style-name="ce2" table:formula="of:=1/(1+EXP(-[.F312]))" office:value-type="float" office:value="0.191968370184205">
            <text:p>0.192</text:p>
          </table:table-cell>
          <table:table-cell table:style-name="ce2" table:formula="of:=1/(1+EXP(-[.G312]))" office:value-type="float" office:value="0.191968370184205">
            <text:p>0.192</text:p>
          </table:table-cell>
          <table:table-cell table:style-name="ce2" table:formula="of:=1/(1+EXP(-[.H312]))" office:value-type="float" office:value="0.766909774339718">
            <text:p>0.767</text:p>
          </table:table-cell>
          <table:table-cell table:style-name="ce2"/>
          <table:table-cell table:style-name="ce2" table:formula="of:=[.J312]*(1-[.J312])" office:value-type="float" office:value="0.01658091243435">
            <text:p>0.017</text:p>
          </table:table-cell>
          <table:table-cell table:style-name="ce2" table:formula="of:=[.K312]*(1-[.K312])" office:value-type="float" office:value="0.155116515033025">
            <text:p>0.155</text:p>
          </table:table-cell>
          <table:table-cell table:style-name="ce2" table:formula="of:=[.L312]*(1-[.L312])" office:value-type="float" office:value="0.155116515033025">
            <text:p>0.155</text:p>
          </table:table-cell>
          <table:table-cell table:style-name="ce2" table:formula="of:=[.M312]*(1-[.M312])" office:value-type="float" office:value="0.178759172361921">
            <text:p>0.179</text:p>
          </table:table-cell>
          <table:table-cell table:style-name="ce2"/>
          <table:table-cell table:style-name="ce2" table:number-matrix-columns-spanned="4" table:number-matrix-rows-spanned="2" table:formula="of:=[.$J$8:.$M$9]-[.J312:.M313]" office:value-type="float" office:value="-0.0168650466487932">
            <text:p>-0.017</text:p>
          </table:table-cell>
          <table:table-cell table:style-name="ce2" office:value-type="float" office:value="-0.18527551925992">
            <text:p>-0.185</text:p>
          </table:table-cell>
          <table:table-cell table:style-name="ce2" office:value-type="float" office:value="-0.18527551925992">
            <text:p>-0.185</text:p>
          </table:table-cell>
          <table:table-cell table:style-name="ce2" office:value-type="float" office:value="0.226397374735997">
            <text:p>0.226</text:p>
          </table:table-cell>
          <table:table-cell table:style-name="ce2"/>
          <table:table-cell table:style-name="ce2" table:number-matrix-columns-spanned="4" table:number-matrix-rows-spanned="2" table:formula="of:=[.O312:.R313]*[.T312:.W313]" office:value-type="float" office:value="-0.000279637861684868">
            <text:p>0.000</text:p>
          </table:table-cell>
          <table:table-cell table:style-name="ce2" office:value-type="float" office:value="-0.0287392928685329">
            <text:p>-0.029</text:p>
          </table:table-cell>
          <table:table-cell table:style-name="ce2" office:value-type="float" office:value="-0.0287392928685329">
            <text:p>-0.029</text:p>
          </table:table-cell>
          <table:table-cell table:style-name="ce2" office:value-type="float" office:value="0.0404706073327184">
            <text:p>0.040</text:p>
          </table:table-cell>
          <table:table-cell table:style-name="ce2"/>
          <table:table-cell table:style-name="ce2" table:number-matrix-columns-spanned="3" table:number-matrix-rows-spanned="2" table:formula="of:=MMULT([.Y312:.AB313];[.$O$2:.$Q$5])" office:value-type="float" office:value="0.0117313144641854">
            <text:p>0.012</text:p>
          </table:table-cell>
          <table:table-cell table:style-name="ce2" office:value-type="float" office:value="0.0117313144641854">
            <text:p>0.012</text:p>
          </table:table-cell>
          <table:table-cell table:style-name="ce2" office:value-type="float" office:value="-0.0172876162660324">
            <text:p>-0.017</text:p>
          </table:table-cell>
          <table:table-cell/>
          <table:table-cell table:number-matrix-columns-spanned="1" table:number-matrix-rows-spanned="1" table:formula="of:=SUM([.T312:.W313]^2)" office:value-type="float" office:value="0.184897859456047">
            <text:p>0.1848978595</text:p>
          </table:table-cell>
          <table:table-cell table:number-columns-repeated="990"/>
        </table:table-row>
        <table:table-row table:style-name="ro2">
          <table:table-cell table:style-name="ce2" office:value-type="float" office:value="3.34848137033287">
            <text:p>3.348</text:p>
          </table:table-cell>
          <table:table-cell table:style-name="ce2" office:value-type="float" office:value="3.34848137033287">
            <text:p>3.348</text:p>
          </table:table-cell>
          <table:table-cell table:style-name="ce2" office:value-type="float" office:value="-1.37429779317172">
            <text:p>-1.374</text:p>
          </table:table-cell>
          <table:table-cell table:style-name="ce2"/>
          <table:table-cell table:style-name="ce2" office:value-type="float" office:value="-1.37429779317172">
            <text:p>-1.374</text:p>
          </table:table-cell>
          <table:table-cell table:style-name="ce2" office:value-type="float" office:value="1.97418357716115">
            <text:p>1.974</text:p>
          </table:table-cell>
          <table:table-cell table:style-name="ce2" office:value-type="float" office:value="1.97418357716115">
            <text:p>1.974</text:p>
          </table:table-cell>
          <table:table-cell table:style-name="ce2" office:value-type="float" office:value="5.32266494749401">
            <text:p>5.323</text:p>
          </table:table-cell>
          <table:table-cell table:style-name="ce2"/>
          <table:table-cell table:style-name="ce2" table:formula="of:=1/(1+EXP(-[.E313]))" office:value-type="float" office:value="0.201926360683705">
            <text:p>0.202</text:p>
          </table:table-cell>
          <table:table-cell table:style-name="ce2" table:formula="of:=1/(1+EXP(-[.F313]))" office:value-type="float" office:value="0.878059761147772">
            <text:p>0.878</text:p>
          </table:table-cell>
          <table:table-cell table:style-name="ce2" table:formula="of:=1/(1+EXP(-[.G313]))" office:value-type="float" office:value="0.878059761147772">
            <text:p>0.878</text:p>
          </table:table-cell>
          <table:table-cell table:style-name="ce2" table:formula="of:=1/(1+EXP(-[.H313]))" office:value-type="float" office:value="0.995143964002915">
            <text:p>0.995</text:p>
          </table:table-cell>
          <table:table-cell table:style-name="ce2"/>
          <table:table-cell table:style-name="ce2" table:formula="of:=[.J313]*(1-[.J313])" office:value-type="float" office:value="0.161152105544739">
            <text:p>0.161</text:p>
          </table:table-cell>
          <table:table-cell table:style-name="ce2" table:formula="of:=[.K313]*(1-[.K313])" office:value-type="float" office:value="0.10707081700089">
            <text:p>0.107</text:p>
          </table:table-cell>
          <table:table-cell table:style-name="ce2" table:formula="of:=[.L313]*(1-[.L313])" office:value-type="float" office:value="0.10707081700089">
            <text:p>0.107</text:p>
          </table:table-cell>
          <table:table-cell table:style-name="ce2" table:formula="of:=[.M313]*(1-[.M313])" office:value-type="float" office:value="0.00483245491147997">
            <text:p>0.005</text:p>
          </table:table-cell>
          <table:table-cell table:style-name="ce2"/>
          <table:table-cell table:style-name="ce2" office:value-type="float" office:value="-0.19523350975942">
            <text:p>-0.195</text:p>
          </table:table-cell>
          <table:table-cell table:style-name="ce2" office:value-type="float" office:value="0.115247387927943">
            <text:p>0.115</text:p>
          </table:table-cell>
          <table:table-cell table:style-name="ce2" office:value-type="float" office:value="0.115247387927943">
            <text:p>0.115</text:p>
          </table:table-cell>
          <table:table-cell table:style-name="ce2" office:value-type="float" office:value="0.00485573009485796">
            <text:p>0.005</text:p>
          </table:table-cell>
          <table:table-cell table:style-name="ce2"/>
          <table:table-cell table:style-name="ce2" office:value-type="float" office:value="-0.0314622911706201">
            <text:p>-0.031</text:p>
          </table:table-cell>
          <table:table-cell table:style-name="ce2" office:value-type="float" office:value="0.0123396319826633">
            <text:p>0.012</text:p>
          </table:table-cell>
          <table:table-cell table:style-name="ce2" office:value-type="float" office:value="0.0123396319826633">
            <text:p>0.012</text:p>
          </table:table-cell>
          <table:table-cell table:style-name="ce2" office:value-type="float" office:value="0.0000234650967457174">
            <text:p>0.000</text:p>
          </table:table-cell>
          <table:table-cell table:style-name="ce2"/>
          <table:table-cell table:style-name="ce2" office:value-type="float" office:value="0.0123630970794091">
            <text:p>0.012</text:p>
          </table:table-cell>
          <table:table-cell table:style-name="ce2" office:value-type="float" office:value="0.0123630970794091">
            <text:p>0.012</text:p>
          </table:table-cell>
          <table:table-cell table:style-name="ce2" office:value-type="float" office:value="-0.00675956210854767">
            <text:p>-0.007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2" table:number-rows-repeated="44699">
          <table:table-cell table:style-name="Default" table:number-columns-repeated="34"/>
          <table:table-cell table:number-columns-repeated="990"/>
        </table:table-row>
        <table:table-row table:style-name="ro2" table:number-rows-repeated="1003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woLayer" table:style-name="ta1" table:print="false">
        <office:forms form:automatic-focus="false" form:apply-design-mode="false"/>
        <table:table-column table:style-name="co1" table:number-columns-repeated="32" table:default-cell-style-name="ce1"/>
        <table:table-column table:style-name="co2" table:number-columns-repeated="72" table:default-cell-style-name="ce1"/>
        <table:table-column table:style-name="co3" table:number-columns-repeated="920" table:default-cell-style-name="ce1"/>
        <table:table-row table:style-name="ro1">
          <table:table-cell office:value-type="string">
            <text:p>Inputs (X)</text:p>
          </table:table-cell>
          <table:table-cell table:number-columns-repeated="4"/>
          <table:table-cell office:value-type="string">
            <text:p>Inputs: 3</text:p>
          </table:table-cell>
          <table:table-cell table:number-columns-repeated="8"/>
          <table:table-cell office:value-type="string">
            <text:p>X<text:span text:style-name="T1">T</text:span></text:p>
          </table:table-cell>
          <table:table-cell table:style-name="Default"/>
          <table:table-cell table:number-columns-repeated="1008"/>
        </table:table-row>
        <table:table-row table:style-name="ro2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Hidden Layer Neurons: 2</text:p>
          </table:table-cell>
          <table:table-cell table:number-columns-repeated="8"/>
          <table:table-cell table:number-matrix-columns-spanned="3" table:number-matrix-rows-spanned="4" table:formula="of:=TRANSPOSE([.A2:.D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Output Layer Neurons: 1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4"/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>
            <text:p>Target Weights (W)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 =&gt; Target Hidden Outputs</text:p>
          </table:table-cell>
          <table:table-cell table:style-name="ce2" table:number-columns-repeated="4"/>
          <table:table-cell table:style-name="ce2" office:value-type="string">
            <text:p>Hidden Slopes</text:p>
          </table:table-cell>
          <table:table-cell table:style-name="ce2" table:number-columns-repeated="4"/>
          <table:table-cell table:style-name="ce2" office:value-type="string">
            <text:p>Target Output Weights (W2)</text:p>
          </table:table-cell>
          <table:table-cell table:style-name="ce2" table:number-columns-repeated="3"/>
          <table:table-cell table:style-name="ce2" office:value-type="string">
            <text:p>W2*H</text:p>
          </table:table-cell>
          <table:table-cell table:style-name="ce2" table:number-columns-repeated="4"/>
          <table:table-cell table:style-name="ce3" office:value-type="string">
            <text:p>σ2 =&gt; Outputs</text:p>
          </table:table-cell>
          <table:table-cell table:style-name="ce2" table:number-columns-repeated="3"/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15">
            <text:p>-15.000</text:p>
          </table:table-cell>
          <table:table-cell table:style-name="ce2"/>
          <table:table-cell table:style-name="ce2" table:number-matrix-columns-spanned="4" table:number-matrix-rows-spanned="2" table:formula="of:=MMULT([.A8:.C9];[.$A$2:.$D$4])" office:value-type="float" office:value="-15">
            <text:p>-1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/>
          <table:table-cell table:style-name="ce2" table:formula="of:=1/(1+EXP(-[.E8]))" office:value-type="float" office:value="0.000000305902226925625">
            <text:p>0.000</text:p>
          </table:table-cell>
          <table:table-cell table:style-name="ce2" table:formula="of:=1/(1+EXP(-[.F8]))" office:value-type="float" office:value="0.00669285092428486">
            <text:p>0.007</text:p>
          </table:table-cell>
          <table:table-cell table:style-name="ce2" table:formula="of:=1/(1+EXP(-[.G8]))" office:value-type="float" office:value="0.00669285092428486">
            <text:p>0.007</text:p>
          </table:table-cell>
          <table:table-cell table:style-name="ce2" table:formula="of:=1/(1+EXP(-[.H8]))" office:value-type="float" office:value="0.993307149075715">
            <text:p>0.993</text:p>
          </table:table-cell>
          <table:table-cell table:style-name="ce2" table:number-columns-repeated="6"/>
          <table:table-cell table:style-name="ce2" office:value-type="float" office:value="-10">
            <text:p>-10.000</text:p>
          </table:table-cell>
          <table:table-cell table:style-name="ce2" office:value-type="float" office:value="10">
            <text:p>10.000</text:p>
          </table:table-cell>
          <table:table-cell table:style-name="ce2" office:value-type="float" office:value="-5">
            <text:p>-5.000</text:p>
          </table:table-cell>
          <table:table-cell table:style-name="ce2"/>
          <table:table-cell table:style-name="ce2" table:number-matrix-columns-spanned="4" table:number-matrix-rows-spanned="1" table:formula="of:=MMULT([.T8:.V8];[.J8:.M10])" office:value-type="float" office:value="-4.93307454977942">
            <text:p>-4.933</text:p>
          </table:table-cell>
          <table:table-cell table:style-name="ce2" office:value-type="float" office:value="4.8661429815143">
            <text:p>4.866</text:p>
          </table:table-cell>
          <table:table-cell table:style-name="ce2" office:value-type="float" office:value="4.8661429815143">
            <text:p>4.866</text:p>
          </table:table-cell>
          <table:table-cell table:style-name="ce2" office:value-type="float" office:value="-4.93307454977942">
            <text:p>-4.933</text:p>
          </table:table-cell>
          <table:table-cell table:style-name="ce2"/>
          <table:table-cell table:style-name="ce2" table:formula="of:=1/(1+EXP(-[.X8]))" office:value-type="float" office:value="0.00715278818889649">
            <text:p>0.007</text:p>
          </table:table-cell>
          <table:table-cell table:style-name="ce2" table:formula="of:=1/(1+EXP(-[.Y8]))" office:value-type="float" office:value="0.99235586417174">
            <text:p>0.992</text:p>
          </table:table-cell>
          <table:table-cell table:style-name="ce2" table:formula="of:=1/(1+EXP(-[.Z8]))" office:value-type="float" office:value="0.99235586417174">
            <text:p>0.992</text:p>
          </table:table-cell>
          <table:table-cell table:style-name="ce2" table:formula="of:=1/(1+EXP(-[.AA8]))" office:value-type="float" office:value="0.00715278818889648">
            <text:p>0.007</text:p>
          </table:table-cell>
          <table:table-cell table:number-columns-repeated="992"/>
        </table:table-row>
        <table:table-row table:style-name="ro2">
          <table:table-cell table:number-columns-repeated="2" table:style-name="ce2" office:value-type="float" office:value="10">
            <text:p>10.000</text:p>
          </table:table-cell>
          <table:table-cell table:style-name="ce2" office:value-type="float" office:value="-5">
            <text:p>-5.000</text:p>
          </table:table-cell>
          <table:table-cell table:style-name="ce2"/>
          <table:table-cell table:style-name="ce2" office:value-type="float" office:value="-5">
            <text:p>-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5">
            <text:p>5.000</text:p>
          </table:table-cell>
          <table:table-cell table:style-name="ce2" office:value-type="float" office:value="15">
            <text:p>15.000</text:p>
          </table:table-cell>
          <table:table-cell table:style-name="ce2"/>
          <table:table-cell table:style-name="ce2" table:formula="of:=1/(1+EXP(-[.E9]))" office:value-type="float" office:value="0.00669285092428486">
            <text:p>0.007</text:p>
          </table:table-cell>
          <table:table-cell table:style-name="ce2" table:formula="of:=1/(1+EXP(-[.F9]))" office:value-type="float" office:value="0.993307149075715">
            <text:p>0.993</text:p>
          </table:table-cell>
          <table:table-cell table:style-name="ce2" table:formula="of:=1/(1+EXP(-[.G9]))" office:value-type="float" office:value="0.993307149075715">
            <text:p>0.993</text:p>
          </table:table-cell>
          <table:table-cell table:style-name="ce2" table:formula="of:=1/(1+EXP(-[.H9]))" office:value-type="float" office:value="0.999999694097773">
            <text:p>1.000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 table:number-columns-repeated="19"/>
          <table:table-cell table:number-columns-repeated="992"/>
        </table:table-row>
        <table:table-row table:style-name="ro2">
          <table:table-cell table:style-name="ce2" table:number-columns-repeated="32"/>
          <table:table-cell table:number-columns-repeated="6"/>
          <table:table-cell office:value-type="string">
            <text:p>Output Error</text:p>
          </table:table-cell>
          <table:table-cell table:number-columns-repeated="985"/>
        </table:table-row>
        <table:table-row table:style-name="ro1">
          <table:table-cell table:style-name="ce2" office:value-type="string">
            <text:p>Current Weights (W)</text:p>
          </table:table-cell>
          <table:table-cell table:style-name="ce2" table:number-columns-repeated="3"/>
          <table:table-cell table:style-name="ce2" office:value-type="string">
            <text:p>W*X</text:p>
          </table:table-cell>
          <table:table-cell table:style-name="ce2" table:number-columns-repeated="4"/>
          <table:table-cell table:style-name="ce3" office:value-type="string">
            <text:p>σ_h</text:p>
          </table:table-cell>
          <table:table-cell table:style-name="ce2" table:number-columns-repeated="4"/>
          <table:table-cell table:style-name="ce3" office:value-type="string">
            <text:p>σ'_h</text:p>
          </table:table-cell>
          <table:table-cell table:style-name="ce2" table:number-columns-repeated="4"/>
          <table:table-cell table:style-name="ce2" office:value-type="string">
            <text:p>W2</text:p>
          </table:table-cell>
          <table:table-cell table:style-name="ce2" table:number-columns-repeated="3"/>
          <table:table-cell table:style-name="ce2" office:value-type="string">
            <text:p>W2*H</text:p>
          </table:table-cell>
          <table:table-cell table:style-name="ce2" table:number-columns-repeated="4"/>
          <table:table-cell table:style-name="ce3" office:value-type="string">
            <text:p>σ</text:p>
          </table:table-cell>
          <table:table-cell table:style-name="ce2" table:number-columns-repeated="4"/>
          <table:table-cell table:style-name="ce3" office:value-type="string">
            <text:p>σ'</text:p>
          </table:table-cell>
          <table:table-cell table:number-columns-repeated="4"/>
          <table:table-cell table:style-name="ce2" office:value-type="string">
            <text:p>ε</text:p>
          </table:table-cell>
          <table:table-cell table:style-name="ce2" table:number-columns-repeated="3"/>
          <table:table-cell/>
          <table:table-cell table:style-name="ce2" office:value-type="string">
            <text:p>ε<text:span text:style-name="T2">σ'</text:span></text:p>
          </table:table-cell>
          <table:table-cell table:style-name="ce2" table:number-columns-repeated="4"/>
          <table:table-cell table:style-name="Default" office:value-type="string">
            <text:p>H<text:span text:style-name="T1">T</text:span></text:p>
          </table:table-cell>
          <table:table-cell table:number-columns-repeated="3"/>
          <table:table-cell table:style-name="ce2" office:value-type="string">
            <text:p>∆W2 = εσ'*H<text:span text:style-name="T1">T</text:span></text:p>
          </table:table-cell>
          <table:table-cell/>
          <table:table-cell table:style-name="Default"/>
          <table:table-cell/>
          <table:table-cell office:value-type="string">
            <text:p>New W2</text:p>
          </table:table-cell>
          <table:table-cell table:number-columns-repeated="3"/>
          <table:table-cell table:style-name="ce2" office:value-type="string">
            <text:p>ε_h = W2<text:span text:style-name="T3">T</text:span><text:span text:style-name="T4">*ε</text:span></text:p>
          </table:table-cell>
          <table:table-cell table:number-columns-repeated="4"/>
          <table:table-cell table:style-name="ce2" office:value-type="string">
            <text:p>ε_h . <text:span text:style-name="T2">σ'_h</text:span></text:p>
          </table:table-cell>
          <table:table-cell table:number-columns-repeated="4"/>
          <table:table-cell table:style-name="ce2" office:value-type="string">
            <text:p>∆W_h = εhσh'*X<text:span text:style-name="T1">T</text:span></text:p>
          </table:table-cell>
          <table:table-cell table:number-columns-repeated="3"/>
          <table:table-cell office:value-type="string">
            <text:p>new W_h</text:p>
          </table:table-cell>
          <table:table-cell table:number-columns-repeated="3"/>
          <table:table-cell office:value-type="string">
            <text:p>SSE <text:span text:style-name="T5">before</text:span> training</text:p>
          </table:table-cell>
          <table:table-cell table:number-columns-repeated="945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table:number-matrix-columns-spanned="4" table:number-matrix-rows-spanned="2" table:formula="of:=MMULT([.A13:.C14];[.$A$2:.$D$4])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3]))" office:value-type="float" office:value="0.731058578630005">
            <text:p>0.731</text:p>
          </table:table-cell>
          <table:table-cell table:style-name="ce2" table:formula="of:=1/(1+EXP(-[.F13]))" office:value-type="float" office:value="0.880797077977882">
            <text:p>0.881</text:p>
          </table:table-cell>
          <table:table-cell table:style-name="ce2" table:formula="of:=1/(1+EXP(-[.G13]))" office:value-type="float" office:value="0.880797077977882">
            <text:p>0.881</text:p>
          </table:table-cell>
          <table:table-cell table:style-name="ce2" table:formula="of:=1/(1+EXP(-[.H13]))" office:value-type="float" office:value="0.952574126822433">
            <text:p>0.953</text:p>
          </table:table-cell>
          <table:table-cell table:style-name="ce2"/>
          <table:table-cell table:style-name="ce2" table:formula="of:=[.J13]*(1-[.J13])" office:value-type="float" office:value="0.196611933241482">
            <text:p>0.197</text:p>
          </table:table-cell>
          <table:table-cell table:style-name="ce2" table:formula="of:=[.K13]*(1-[.K13])" office:value-type="float" office:value="0.104993585403507">
            <text:p>0.105</text:p>
          </table:table-cell>
          <table:table-cell table:style-name="ce2" table:formula="of:=[.L13]*(1-[.L13])" office:value-type="float" office:value="0.104993585403507">
            <text:p>0.105</text:p>
          </table:table-cell>
          <table:table-cell table:style-name="ce2" table:formula="of:=[.M13]*(1-[.M13])" office:value-type="float" office:value="0.045176659730912">
            <text:p>0.045</text:p>
          </table:table-cell>
          <table:table-cell table:style-name="ce2"/>
          <table:table-cell table:style-name="ce2" office:value-type="float" office:value="-2">
            <text:p>-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-1">
            <text:p>-1.000</text:p>
          </table:table-cell>
          <table:table-cell table:style-name="ce2"/>
          <table:table-cell table:style-name="ce2" table:number-matrix-columns-spanned="4" table:number-matrix-rows-spanned="1" table:formula="of:=MMULT([.T13:.V13];[.J13:.M15])" office:value-type="float" office:value="-1">
            <text:p>-1.000</text:p>
          </table:table-cell>
          <table:table-cell table:style-name="ce2" office:value-type="float" office:value="-1">
            <text:p>-1.000</text:p>
          </table:table-cell>
          <table:table-cell table:style-name="ce2" office:value-type="float" office:value="-1">
            <text:p>-1.000</text:p>
          </table:table-cell>
          <table:table-cell table:style-name="ce2" office:value-type="float" office:value="-1">
            <text:p>-1.000</text:p>
          </table:table-cell>
          <table:table-cell table:style-name="ce2"/>
          <table:table-cell table:style-name="ce2" table:formula="of:=1/(1+EXP(-[.X13]))" office:value-type="float" office:value="0.268941421369995">
            <text:p>0.269</text:p>
          </table:table-cell>
          <table:table-cell table:style-name="ce2" table:formula="of:=1/(1+EXP(-[.Y13]))" office:value-type="float" office:value="0.268941421369995">
            <text:p>0.269</text:p>
          </table:table-cell>
          <table:table-cell table:style-name="ce2" table:formula="of:=1/(1+EXP(-[.Z13]))" office:value-type="float" office:value="0.268941421369995">
            <text:p>0.269</text:p>
          </table:table-cell>
          <table:table-cell table:style-name="ce2" table:formula="of:=1/(1+EXP(-[.AA13]))" office:value-type="float" office:value="0.268941421369995">
            <text:p>0.269</text:p>
          </table:table-cell>
          <table:table-cell/>
          <table:table-cell table:style-name="ce2" table:formula="of:=[.AC13]*(1-[.AC13])" office:value-type="float" office:value="0.196611933241482">
            <text:p>0.197</text:p>
          </table:table-cell>
          <table:table-cell table:style-name="ce2" table:formula="of:=[.AD13]*(1-[.AD13])" office:value-type="float" office:value="0.196611933241482">
            <text:p>0.197</text:p>
          </table:table-cell>
          <table:table-cell table:style-name="ce2" table:formula="of:=[.AE13]*(1-[.AE13])" office:value-type="float" office:value="0.196611933241482">
            <text:p>0.197</text:p>
          </table:table-cell>
          <table:table-cell table:style-name="ce2" table:formula="of:=[.AF13]*(1-[.AF13])" office:value-type="float" office:value="0.196611933241482">
            <text:p>0.197</text:p>
          </table:table-cell>
          <table:table-cell/>
          <table:table-cell table:style-name="ce2" table:number-matrix-columns-spanned="4" table:number-matrix-rows-spanned="1" table:formula="of:=[.$AC$8:.$AF$8]-[.AC13:.AF13]" office:value-type="float" office:value="-0.261788633181099">
            <text:p>-0.262</text:p>
          </table:table-cell>
          <table:table-cell table:style-name="ce2" office:value-type="float" office:value="0.723414442801744">
            <text:p>0.723</text:p>
          </table:table-cell>
          <table:table-cell table:style-name="ce2" office:value-type="float" office:value="0.723414442801744">
            <text:p>0.723</text:p>
          </table:table-cell>
          <table:table-cell table:style-name="ce2" office:value-type="float" office:value="-0.261788633181099">
            <text:p>-0.262</text:p>
          </table:table-cell>
          <table:table-cell/>
          <table:table-cell table:number-matrix-columns-spanned="4" table:number-matrix-rows-spanned="1" table:formula="of:=[.AM13:.AP13]*[.AH13:.AK13]" office:value-type="float" office:value="-0.0514707692703809">
            <text:p>-0.0514707693</text:p>
          </table:table-cell>
          <table:table-cell office:value-type="float" office:value="0.14223191213406">
            <text:p>0.1422319121</text:p>
          </table:table-cell>
          <table:table-cell office:value-type="float" office:value="0.14223191213406">
            <text:p>0.1422319121</text:p>
          </table:table-cell>
          <table:table-cell office:value-type="float" office:value="-0.0514707692703809">
            <text:p>-0.0514707693</text:p>
          </table:table-cell>
          <table:table-cell/>
          <table:table-cell table:number-matrix-columns-spanned="3" table:number-matrix-rows-spanned="4" table:formula="of:=TRANSPOSE([.J13:.M15])" office:value-type="float" office:value="0.731058578630005">
            <text:p>0.7310585786</text:p>
          </table:table-cell>
          <table:table-cell office:value-type="float" office:value="0.731058578630005">
            <text:p>0.731058578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3:.AU13];[.AW13:.AY16])" office:value-type="float" office:value="0.163897034687365">
            <text:p>0.1638970347</text:p>
          </table:table-cell>
          <table:table-cell office:value-type="float" office:value="0.163897034687365">
            <text:p>0.1638970347</text:p>
          </table:table-cell>
          <table:table-cell office:value-type="float" office:value="0.181522285727359">
            <text:p>0.1815222857</text:p>
          </table:table-cell>
          <table:table-cell/>
          <table:table-cell table:number-matrix-columns-spanned="3" table:number-matrix-rows-spanned="1" table:formula="of:=[.T13:.V13]+[.BA13:.BC13]" office:value-type="float" office:value="-1.83610296531264">
            <text:p>-1.8361029653</text:p>
          </table:table-cell>
          <table:table-cell office:value-type="float" office:value="2.16389703468736">
            <text:p>2.1638970347</text:p>
          </table:table-cell>
          <table:table-cell office:value-type="float" office:value="-0.818477714272641">
            <text:p>-0.8184777143</text:p>
          </table:table-cell>
          <table:table-cell/>
          <table:table-cell table:number-matrix-columns-spanned="4" table:number-matrix-rows-spanned="3" table:formula="of:=MMULT(TRANSPOSE([.BE13:.BG13]);[.AM13:.AP13])" office:value-type="float" office:value="0.480670885668957">
            <text:p>0.4806708857</text:p>
          </table:table-cell>
          <table:table-cell office:value-type="float" office:value="-1.32826340357827">
            <text:p>-1.3282634036</text:p>
          </table:table-cell>
          <table:table-cell office:value-type="float" office:value="-1.32826340357827">
            <text:p>-1.3282634036</text:p>
          </table:table-cell>
          <table:table-cell office:value-type="float" office:value="0.480670885668957">
            <text:p>0.4806708857</text:p>
          </table:table-cell>
          <table:table-cell/>
          <table:table-cell table:number-matrix-columns-spanned="4" table:number-matrix-rows-spanned="3" table:formula="of:=[.BI13:.BL15]*[.O13:.R15]" office:value-type="float" office:value="0.0945056320842689">
            <text:p>0.0945056321</text:p>
          </table:table-cell>
          <table:table-cell office:value-type="float" office:value="-0.139459137101948">
            <text:p>-0.1394591371</text:p>
          </table:table-cell>
          <table:table-cell office:value-type="float" office:value="-0.139459137101948">
            <text:p>-0.1394591371</text:p>
          </table:table-cell>
          <table:table-cell office:value-type="float" office:value="0.0217151050444226">
            <text:p>0.021715105</text:p>
          </table:table-cell>
          <table:table-cell/>
          <table:table-cell table:number-matrix-columns-spanned="3" table:number-matrix-rows-spanned="2" table:formula="of:=MMULT([.BN13:.BQ14];[.$O$2:.$Q$5])" office:value-type="float" office:value="-0.117744032057525">
            <text:p>-0.1177440321</text:p>
          </table:table-cell>
          <table:table-cell office:value-type="float" office:value="-0.117744032057525">
            <text:p>-0.1177440321</text:p>
          </table:table-cell>
          <table:table-cell office:value-type="float" office:value="-0.162697537075204">
            <text:p>-0.1626975371</text:p>
          </table:table-cell>
          <table:table-cell/>
          <table:table-cell table:number-matrix-columns-spanned="3" table:number-matrix-rows-spanned="2" table:formula="of:=[.A13:.C14]+[.BS13:.BU14]" office:value-type="float" office:value="0.882255967942475">
            <text:p>0.8822559679</text:p>
          </table:table-cell>
          <table:table-cell office:value-type="float" office:value="0.882255967942475">
            <text:p>0.8822559679</text:p>
          </table:table-cell>
          <table:table-cell office:value-type="float" office:value="0.837302462924796">
            <text:p>0.8373024629</text:p>
          </table:table-cell>
          <table:table-cell/>
          <table:table-cell table:formula="of:=SUMSQ([.AM13:.AP13])" office:value-type="float" office:value="1.18372348903397">
            <text:p>1.183723489</text:p>
          </table:table-cell>
          <table:table-cell table:number-columns-repeated="945"/>
        </table:table-row>
        <table:table-row table:style-name="ro2">
          <table:table-cell table:number-columns-repeated="3" table:style-name="ce2" office:value-type="float" office:value="1">
            <text:p>1.000</text:p>
          </table:table-cell>
          <table:table-cell table:style-name="ce2"/>
          <table:table-cell table:style-name="ce2" office:value-type="float" office:value="1">
            <text:p>1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2">
            <text:p>2.000</text:p>
          </table:table-cell>
          <table:table-cell table:style-name="ce2" office:value-type="float" office:value="3">
            <text:p>3.000</text:p>
          </table:table-cell>
          <table:table-cell table:style-name="ce2"/>
          <table:table-cell table:style-name="ce2" table:formula="of:=1/(1+EXP(-[.E14]))" office:value-type="float" office:value="0.731058578630005">
            <text:p>0.731</text:p>
          </table:table-cell>
          <table:table-cell table:style-name="ce2" table:formula="of:=1/(1+EXP(-[.F14]))" office:value-type="float" office:value="0.880797077977882">
            <text:p>0.881</text:p>
          </table:table-cell>
          <table:table-cell table:style-name="ce2" table:formula="of:=1/(1+EXP(-[.G14]))" office:value-type="float" office:value="0.880797077977882">
            <text:p>0.881</text:p>
          </table:table-cell>
          <table:table-cell table:style-name="ce2" table:formula="of:=1/(1+EXP(-[.H14]))" office:value-type="float" office:value="0.952574126822433">
            <text:p>0.953</text:p>
          </table:table-cell>
          <table:table-cell table:style-name="ce2"/>
          <table:table-cell table:style-name="ce2" table:formula="of:=[.J14]*(1-[.J14])" office:value-type="float" office:value="0.196611933241482">
            <text:p>0.197</text:p>
          </table:table-cell>
          <table:table-cell table:style-name="ce2" table:formula="of:=[.K14]*(1-[.K14])" office:value-type="float" office:value="0.104993585403507">
            <text:p>0.105</text:p>
          </table:table-cell>
          <table:table-cell table:style-name="ce2" table:formula="of:=[.L14]*(1-[.L14])" office:value-type="float" office:value="0.104993585403507">
            <text:p>0.105</text:p>
          </table:table-cell>
          <table:table-cell table:style-name="ce2" table:formula="of:=[.M14]*(1-[.M14])" office:value-type="float" office:value="0.045176659730912">
            <text:p>0.04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880797077977882">
            <text:p>0.880797078</text:p>
          </table:table-cell>
          <table:table-cell office:value-type="float" office:value="0.880797077977882">
            <text:p>0.88079707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566483647055438">
            <text:p>-0.5664836471</text:p>
          </table:table-cell>
          <table:table-cell office:value-type="float" office:value="1.56539436762871">
            <text:p>1.5653943676</text:p>
          </table:table-cell>
          <table:table-cell office:value-type="float" office:value="1.56539436762871">
            <text:p>1.5653943676</text:p>
          </table:table-cell>
          <table:table-cell office:value-type="float" office:value="-0.566483647055438">
            <text:p>-0.5664836471</text:p>
          </table:table-cell>
          <table:table-cell/>
          <table:table-cell office:value-type="float" office:value="-0.111377444997255">
            <text:p>-0.111377445</text:p>
          </table:table-cell>
          <table:table-cell office:value-type="float" office:value="0.164356367227793">
            <text:p>0.1643563672</text:p>
          </table:table-cell>
          <table:table-cell office:value-type="float" office:value="0.164356367227793">
            <text:p>0.1643563672</text:p>
          </table:table-cell>
          <table:table-cell office:value-type="float" office:value="-0.0255918389661496">
            <text:p>-0.025591839</text:p>
          </table:table-cell>
          <table:table-cell/>
          <table:table-cell office:value-type="float" office:value="0.138764528261643">
            <text:p>0.1387645283</text:p>
          </table:table-cell>
          <table:table-cell office:value-type="float" office:value="0.138764528261643">
            <text:p>0.1387645283</text:p>
          </table:table-cell>
          <table:table-cell office:value-type="float" office:value="0.191743450492181">
            <text:p>0.1917434505</text:p>
          </table:table-cell>
          <table:table-cell/>
          <table:table-cell office:value-type="float" office:value="1.13876452826164">
            <text:p>1.1387645283</text:p>
          </table:table-cell>
          <table:table-cell office:value-type="float" office:value="1.13876452826164">
            <text:p>1.1387645283</text:p>
          </table:table-cell>
          <table:table-cell office:value-type="float" office:value="1.19174345049218">
            <text:p>1.191743450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5]*(1-[.J15])" office:value-type="float" office:value="0">
            <text:p>0.000</text:p>
          </table:table-cell>
          <table:table-cell table:style-name="ce2" table:formula="of:=[.K15]*(1-[.K15])" office:value-type="float" office:value="0">
            <text:p>0.000</text:p>
          </table:table-cell>
          <table:table-cell table:style-name="ce2" table:formula="of:=[.L15]*(1-[.L15])" office:value-type="float" office:value="0">
            <text:p>0.000</text:p>
          </table:table-cell>
          <table:table-cell table:style-name="ce2" table:formula="of:=[.M15]*(1-[.M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880797077977882">
            <text:p>0.880797078</text:p>
          </table:table-cell>
          <table:table-cell office:value-type="float" office:value="0.880797077977882">
            <text:p>0.88079707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4268162108625">
            <text:p>0.2142681621</text:p>
          </table:table-cell>
          <table:table-cell office:value-type="float" office:value="-0.592098599616188">
            <text:p>-0.5920985996</text:p>
          </table:table-cell>
          <table:table-cell office:value-type="float" office:value="-0.592098599616188">
            <text:p>-0.5920985996</text:p>
          </table:table-cell>
          <table:table-cell office:value-type="float" office:value="0.214268162108625">
            <text:p>0.214268162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style-name="ce2" table:number-columns-repeated="32"/>
          <table:table-cell table:number-columns-repeated="16"/>
          <table:table-cell office:value-type="float" office:value="0.952574126822433">
            <text:p>0.9525741268</text:p>
          </table:table-cell>
          <table:table-cell office:value-type="float" office:value="0.952574126822433">
            <text:p>0.95257412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 table:number-columns-repeated="992"/>
        </table:table-row>
        <table:table-row table:style-name="ro2">
          <table:table-cell table:style-name="ce2" table:number-matrix-columns-spanned="3" table:number-matrix-rows-spanned="2" table:formula="of:=[.BW13:.BY14]" office:value-type="float" office:value="0.882255967942475">
            <text:p>0.882</text:p>
          </table:table-cell>
          <table:table-cell table:style-name="ce2" office:value-type="float" office:value="0.882255967942475">
            <text:p>0.882</text:p>
          </table:table-cell>
          <table:table-cell table:style-name="ce2" office:value-type="float" office:value="0.837302462924796">
            <text:p>0.837</text:p>
          </table:table-cell>
          <table:table-cell table:style-name="ce2"/>
          <table:table-cell table:style-name="ce2" table:number-matrix-columns-spanned="4" table:number-matrix-rows-spanned="2" table:formula="of:=MMULT([.A18:.C19];[.$A$2:.$D$4])" office:value-type="float" office:value="0.837302462924796">
            <text:p>0.837</text:p>
          </table:table-cell>
          <table:table-cell table:style-name="ce2" office:value-type="float" office:value="1.71955843086727">
            <text:p>1.720</text:p>
          </table:table-cell>
          <table:table-cell table:style-name="ce2" office:value-type="float" office:value="1.71955843086727">
            <text:p>1.720</text:p>
          </table:table-cell>
          <table:table-cell table:style-name="ce2" office:value-type="float" office:value="2.60181439880975">
            <text:p>2.602</text:p>
          </table:table-cell>
          <table:table-cell table:style-name="ce2"/>
          <table:table-cell table:style-name="ce2" table:formula="of:=1/(1+EXP(-[.E18]))" office:value-type="float" office:value="0.69789677953868">
            <text:p>0.698</text:p>
          </table:table-cell>
          <table:table-cell table:style-name="ce2" table:formula="of:=1/(1+EXP(-[.F18]))" office:value-type="float" office:value="0.848071950707581">
            <text:p>0.848</text:p>
          </table:table-cell>
          <table:table-cell table:style-name="ce2" table:formula="of:=1/(1+EXP(-[.G18]))" office:value-type="float" office:value="0.848071950707581">
            <text:p>0.848</text:p>
          </table:table-cell>
          <table:table-cell table:style-name="ce2" table:formula="of:=1/(1+EXP(-[.H18]))" office:value-type="float" office:value="0.93097826003063">
            <text:p>0.931</text:p>
          </table:table-cell>
          <table:table-cell table:style-name="ce2"/>
          <table:table-cell table:style-name="ce2" table:formula="of:=[.J18]*(1-[.J18])" office:value-type="float" office:value="0.210836864648219">
            <text:p>0.211</text:p>
          </table:table-cell>
          <table:table-cell table:style-name="ce2" table:formula="of:=[.K18]*(1-[.K18])" office:value-type="float" office:value="0.128845917130619">
            <text:p>0.129</text:p>
          </table:table-cell>
          <table:table-cell table:style-name="ce2" table:formula="of:=[.L18]*(1-[.L18])" office:value-type="float" office:value="0.128845917130619">
            <text:p>0.129</text:p>
          </table:table-cell>
          <table:table-cell table:style-name="ce2" table:formula="of:=[.M18]*(1-[.M18])" office:value-type="float" office:value="0.0642577393809706">
            <text:p>0.064</text:p>
          </table:table-cell>
          <table:table-cell table:style-name="ce2"/>
          <table:table-cell table:style-name="ce2" table:number-matrix-columns-spanned="3" table:number-matrix-rows-spanned="1" table:formula="of:=[.BE13:.BG13]" office:value-type="float" office:value="-1.83610296531264">
            <text:p>-1.836</text:p>
          </table:table-cell>
          <table:table-cell table:style-name="ce2" office:value-type="float" office:value="2.16389703468736">
            <text:p>2.164</text:p>
          </table:table-cell>
          <table:table-cell table:style-name="ce2" office:value-type="float" office:value="-0.818477714272641">
            <text:p>-0.818</text:p>
          </table:table-cell>
          <table:table-cell table:style-name="ce2"/>
          <table:table-cell table:style-name="ce2" table:number-matrix-columns-spanned="4" table:number-matrix-rows-spanned="1" table:formula="of:=MMULT([.T18:.V18];[.J18:.M20])" office:value-type="float" office:value="-0.440064924240844">
            <text:p>-0.440</text:p>
          </table:table-cell>
          <table:table-cell table:style-name="ce2" office:value-type="float" office:value="-0.403509155474145">
            <text:p>-0.404</text:p>
          </table:table-cell>
          <table:table-cell table:style-name="ce2" office:value-type="float" office:value="-0.403509155474145">
            <text:p>-0.404</text:p>
          </table:table-cell>
          <table:table-cell table:style-name="ce2" office:value-type="float" office:value="-0.429300756990687">
            <text:p>-0.429</text:p>
          </table:table-cell>
          <table:table-cell table:style-name="ce2"/>
          <table:table-cell table:style-name="ce2" table:formula="of:=1/(1+EXP(-[.X18]))" office:value-type="float" office:value="0.391725499215268">
            <text:p>0.392</text:p>
          </table:table-cell>
          <table:table-cell table:style-name="ce2" table:formula="of:=1/(1+EXP(-[.Y18]))" office:value-type="float" office:value="0.400469520318426">
            <text:p>0.400</text:p>
          </table:table-cell>
          <table:table-cell table:style-name="ce2" table:formula="of:=1/(1+EXP(-[.Z18]))" office:value-type="float" office:value="0.400469520318426">
            <text:p>0.400</text:p>
          </table:table-cell>
          <table:table-cell table:style-name="ce2" table:formula="of:=1/(1+EXP(-[.AA18]))" office:value-type="float" office:value="0.394293316697629">
            <text:p>0.394</text:p>
          </table:table-cell>
          <table:table-cell/>
          <table:table-cell table:style-name="ce2" table:formula="of:=[.AC18]*(1-[.AC18])" office:value-type="float" office:value="0.238276632479817">
            <text:p>0.238</text:p>
          </table:table-cell>
          <table:table-cell table:style-name="ce2" table:formula="of:=[.AD18]*(1-[.AD18])" office:value-type="float" office:value="0.240093683614356">
            <text:p>0.240</text:p>
          </table:table-cell>
          <table:table-cell table:style-name="ce2" table:formula="of:=[.AE18]*(1-[.AE18])" office:value-type="float" office:value="0.240093683614356">
            <text:p>0.240</text:p>
          </table:table-cell>
          <table:table-cell table:style-name="ce2" table:formula="of:=[.AF18]*(1-[.AF18])" office:value-type="float" office:value="0.238826097105212">
            <text:p>0.239</text:p>
          </table:table-cell>
          <table:table-cell/>
          <table:table-cell table:style-name="ce2" table:number-matrix-columns-spanned="4" table:number-matrix-rows-spanned="1" table:formula="of:=[.$AC$8:.$AF$8]-[.AC18:.AF18]" office:value-type="float" office:value="-0.384572711026371">
            <text:p>-0.385</text:p>
          </table:table-cell>
          <table:table-cell table:style-name="ce2" office:value-type="float" office:value="0.591886343853314">
            <text:p>0.592</text:p>
          </table:table-cell>
          <table:table-cell table:style-name="ce2" office:value-type="float" office:value="0.591886343853314">
            <text:p>0.592</text:p>
          </table:table-cell>
          <table:table-cell table:style-name="ce2" office:value-type="float" office:value="-0.387140528508733">
            <text:p>-0.387</text:p>
          </table:table-cell>
          <table:table-cell/>
          <table:table-cell table:number-matrix-columns-spanned="4" table:number-matrix-rows-spanned="1" table:formula="of:=[.AM18:.AP18]*[.AH18:.AK18]" office:value-type="float" office:value="-0.0916346905269975">
            <text:p>-0.0916346905</text:p>
          </table:table-cell>
          <table:table-cell office:value-type="float" office:value="0.142108172576775">
            <text:p>0.1421081726</text:p>
          </table:table-cell>
          <table:table-cell office:value-type="float" office:value="0.142108172576775">
            <text:p>0.1421081726</text:p>
          </table:table-cell>
          <table:table-cell office:value-type="float" office:value="-0.0924592614549898">
            <text:p>-0.0924592615</text:p>
          </table:table-cell>
          <table:table-cell/>
          <table:table-cell table:number-matrix-columns-spanned="3" table:number-matrix-rows-spanned="4" table:formula="of:=TRANSPOSE([.J18:.M20])" office:value-type="float" office:value="0.69789677953868">
            <text:p>0.6978967795</text:p>
          </table:table-cell>
          <table:table-cell office:value-type="float" office:value="0.767052733941527">
            <text:p>0.767052733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8:.AU18];[.AW18:.AY21])" office:value-type="float" office:value="0.091006792491452">
            <text:p>0.0910067925</text:p>
          </table:table-cell>
          <table:table-cell office:value-type="float" office:value="0.0990712276528692">
            <text:p>0.0990712277</text:p>
          </table:table-cell>
          <table:table-cell office:value-type="float" office:value="0.100122393171563">
            <text:p>0.1001223932</text:p>
          </table:table-cell>
          <table:table-cell/>
          <table:table-cell table:number-matrix-columns-spanned="3" table:number-matrix-rows-spanned="1" table:formula="of:=[.T18:.V18]+[.BA18:.BC18]" office:value-type="float" office:value="-1.74509617282118">
            <text:p>-1.7450961728</text:p>
          </table:table-cell>
          <table:table-cell office:value-type="float" office:value="2.26296826234023">
            <text:p>2.2629682623</text:p>
          </table:table-cell>
          <table:table-cell office:value-type="float" office:value="-0.718355321101078">
            <text:p>-0.7183553211</text:p>
          </table:table-cell>
          <table:table-cell/>
          <table:table-cell table:number-matrix-columns-spanned="4" table:number-matrix-rows-spanned="3" table:formula="of:=MMULT(TRANSPOSE([.BE18:.BG18]);[.AM18:.AP18])" office:value-type="float" office:value="0.671116366183587">
            <text:p>0.6711163662</text:p>
          </table:table-cell>
          <table:table-cell office:value-type="float" office:value="-1.03289859340354">
            <text:p>-1.0328985934</text:p>
          </table:table-cell>
          <table:table-cell office:value-type="float" office:value="-1.03289859340354">
            <text:p>-1.0328985934</text:p>
          </table:table-cell>
          <table:table-cell office:value-type="float" office:value="0.675597454644559">
            <text:p>0.6755974546</text:p>
          </table:table-cell>
          <table:table-cell/>
          <table:table-cell table:number-matrix-columns-spanned="4" table:number-matrix-rows-spanned="3" table:formula="of:=[.BI18:.BL20]*[.O18:.R20]" office:value-type="float" office:value="0.141496070460254">
            <text:p>0.1414960705</text:p>
          </table:table-cell>
          <table:table-cell office:value-type="float" office:value="-0.133084766570006">
            <text:p>-0.1330847666</text:p>
          </table:table-cell>
          <table:table-cell office:value-type="float" office:value="-0.133084766570006">
            <text:p>-0.1330847666</text:p>
          </table:table-cell>
          <table:table-cell office:value-type="float" office:value="0.0434123651669972">
            <text:p>0.0434123652</text:p>
          </table:table-cell>
          <table:table-cell/>
          <table:table-cell table:number-matrix-columns-spanned="3" table:number-matrix-rows-spanned="2" table:formula="of:=MMULT([.BN18:.BQ19];[.$O$2:.$Q$5])" office:value-type="float" office:value="-0.0896724014030088">
            <text:p>-0.0896724014</text:p>
          </table:table-cell>
          <table:table-cell office:value-type="float" office:value="-0.0896724014030088">
            <text:p>-0.0896724014</text:p>
          </table:table-cell>
          <table:table-cell office:value-type="float" office:value="-0.0812610975127612">
            <text:p>-0.0812610975</text:p>
          </table:table-cell>
          <table:table-cell/>
          <table:table-cell table:number-matrix-columns-spanned="3" table:number-matrix-rows-spanned="2" table:formula="of:=[.A18:.C19]+[.BS18:.BU19]" office:value-type="float" office:value="0.792583566539466">
            <text:p>0.7925835665</text:p>
          </table:table-cell>
          <table:table-cell office:value-type="float" office:value="0.792583566539466">
            <text:p>0.7925835665</text:p>
          </table:table-cell>
          <table:table-cell office:value-type="float" office:value="0.756041365412035">
            <text:p>0.7560413654</text:p>
          </table:table-cell>
          <table:table-cell/>
          <table:table-cell table:formula="of:=SUMSQ([.AM18:.AP18])" office:value-type="float" office:value="0.998432846960279">
            <text:p>0.998432847</text:p>
          </table:table-cell>
          <table:table-cell table:number-columns-repeated="945"/>
        </table:table-row>
        <table:table-row table:style-name="ro2">
          <table:table-cell table:style-name="ce2" office:value-type="float" office:value="1.13876452826164">
            <text:p>1.139</text:p>
          </table:table-cell>
          <table:table-cell table:style-name="ce2" office:value-type="float" office:value="1.13876452826164">
            <text:p>1.139</text:p>
          </table:table-cell>
          <table:table-cell table:style-name="ce2" office:value-type="float" office:value="1.19174345049218">
            <text:p>1.192</text:p>
          </table:table-cell>
          <table:table-cell table:style-name="ce2"/>
          <table:table-cell table:style-name="ce2" office:value-type="float" office:value="1.19174345049218">
            <text:p>1.192</text:p>
          </table:table-cell>
          <table:table-cell table:style-name="ce2" office:value-type="float" office:value="2.33050797875382">
            <text:p>2.331</text:p>
          </table:table-cell>
          <table:table-cell table:style-name="ce2" office:value-type="float" office:value="2.33050797875382">
            <text:p>2.331</text:p>
          </table:table-cell>
          <table:table-cell table:style-name="ce2" office:value-type="float" office:value="3.46927250701547">
            <text:p>3.469</text:p>
          </table:table-cell>
          <table:table-cell table:style-name="ce2"/>
          <table:table-cell table:style-name="ce2" table:formula="of:=1/(1+EXP(-[.E19]))" office:value-type="float" office:value="0.767052733941527">
            <text:p>0.767</text:p>
          </table:table-cell>
          <table:table-cell table:style-name="ce2" table:formula="of:=1/(1+EXP(-[.F19]))" office:value-type="float" office:value="0.911372376170423">
            <text:p>0.911</text:p>
          </table:table-cell>
          <table:table-cell table:style-name="ce2" table:formula="of:=1/(1+EXP(-[.G19]))" office:value-type="float" office:value="0.911372376170423">
            <text:p>0.911</text:p>
          </table:table-cell>
          <table:table-cell table:style-name="ce2" table:formula="of:=1/(1+EXP(-[.H19]))" office:value-type="float" office:value="0.969800719500956">
            <text:p>0.970</text:p>
          </table:table-cell>
          <table:table-cell table:style-name="ce2"/>
          <table:table-cell table:style-name="ce2" table:formula="of:=[.J19]*(1-[.J19])" office:value-type="float" office:value="0.178682837294356">
            <text:p>0.179</text:p>
          </table:table-cell>
          <table:table-cell table:style-name="ce2" table:formula="of:=[.K19]*(1-[.K19])" office:value-type="float" office:value="0.0807727681239">
            <text:p>0.081</text:p>
          </table:table-cell>
          <table:table-cell table:style-name="ce2" table:formula="of:=[.L19]*(1-[.L19])" office:value-type="float" office:value="0.0807727681239">
            <text:p>0.081</text:p>
          </table:table-cell>
          <table:table-cell table:style-name="ce2" table:formula="of:=[.M19]*(1-[.M19])" office:value-type="float" office:value="0.0292872839563839">
            <text:p>0.029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848071950707581">
            <text:p>0.8480719507</text:p>
          </table:table-cell>
          <table:table-cell office:value-type="float" office:value="0.911372376170423">
            <text:p>0.911372376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7027583961482">
            <text:p>-0.8702758396</text:p>
          </table:table-cell>
          <table:table-cell office:value-type="float" office:value="1.33942001105265">
            <text:p>1.3394200111</text:p>
          </table:table-cell>
          <table:table-cell office:value-type="float" office:value="1.33942001105265">
            <text:p>1.3394200111</text:p>
          </table:table-cell>
          <table:table-cell office:value-type="float" office:value="-0.876086729080887">
            <text:p>-0.8760867291</text:p>
          </table:table-cell>
          <table:table-cell/>
          <table:table-cell office:value-type="float" office:value="-0.155503356251104">
            <text:p>-0.1555033563</text:p>
          </table:table-cell>
          <table:table-cell office:value-type="float" office:value="0.108188661973267">
            <text:p>0.108188662</text:p>
          </table:table-cell>
          <table:table-cell office:value-type="float" office:value="0.108188661973267">
            <text:p>0.108188662</text:p>
          </table:table-cell>
          <table:table-cell office:value-type="float" office:value="-0.0256582008050115">
            <text:p>-0.0256582008</text:p>
          </table:table-cell>
          <table:table-cell/>
          <table:table-cell office:value-type="float" office:value="0.0825304611682555">
            <text:p>0.0825304612</text:p>
          </table:table-cell>
          <table:table-cell office:value-type="float" office:value="0.0825304611682555">
            <text:p>0.0825304612</text:p>
          </table:table-cell>
          <table:table-cell office:value-type="float" office:value="0.0352157668904186">
            <text:p>0.0352157669</text:p>
          </table:table-cell>
          <table:table-cell/>
          <table:table-cell office:value-type="float" office:value="1.2212949894299">
            <text:p>1.2212949894</text:p>
          </table:table-cell>
          <table:table-cell office:value-type="float" office:value="1.2212949894299">
            <text:p>1.2212949894</text:p>
          </table:table-cell>
          <table:table-cell office:value-type="float" office:value="1.2269592173826">
            <text:p>1.226959217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0]*(1-[.J20])" office:value-type="float" office:value="0">
            <text:p>0.000</text:p>
          </table:table-cell>
          <table:table-cell table:style-name="ce2" table:formula="of:=[.K20]*(1-[.K20])" office:value-type="float" office:value="0">
            <text:p>0.000</text:p>
          </table:table-cell>
          <table:table-cell table:style-name="ce2" table:formula="of:=[.L20]*(1-[.L20])" office:value-type="float" office:value="0">
            <text:p>0.000</text:p>
          </table:table-cell>
          <table:table-cell table:style-name="ce2" table:formula="of:=[.M20]*(1-[.M2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848071950707581">
            <text:p>0.8480719507</text:p>
          </table:table-cell>
          <table:table-cell office:value-type="float" office:value="0.911372376170423">
            <text:p>0.911372376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76259853316061">
            <text:p>0.2762598533</text:p>
          </table:table-cell>
          <table:table-cell office:value-type="float" office:value="-0.42518470459409">
            <text:p>-0.4251847046</text:p>
          </table:table-cell>
          <table:table-cell office:value-type="float" office:value="-0.42518470459409">
            <text:p>-0.4251847046</text:p>
          </table:table-cell>
          <table:table-cell office:value-type="float" office:value="0.278104458668132">
            <text:p>0.278104458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93097826003063">
            <text:p>0.93097826</text:p>
          </table:table-cell>
          <table:table-cell office:value-type="float" office:value="0.969800719500956">
            <text:p>0.969800719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8:.BY19]" office:value-type="float" office:value="0.792583566539466">
            <text:p>0.793</text:p>
          </table:table-cell>
          <table:table-cell table:style-name="ce2" office:value-type="float" office:value="0.792583566539466">
            <text:p>0.793</text:p>
          </table:table-cell>
          <table:table-cell table:style-name="ce2" office:value-type="float" office:value="0.756041365412035">
            <text:p>0.756</text:p>
          </table:table-cell>
          <table:table-cell table:style-name="ce2"/>
          <table:table-cell table:style-name="ce2" table:number-matrix-columns-spanned="4" table:number-matrix-rows-spanned="2" table:formula="of:=MMULT([.A23:.C24];[.$A$2:.$D$4])" office:value-type="float" office:value="0.756041365412035">
            <text:p>0.756</text:p>
          </table:table-cell>
          <table:table-cell table:style-name="ce2" office:value-type="float" office:value="1.5486249319515">
            <text:p>1.549</text:p>
          </table:table-cell>
          <table:table-cell table:style-name="ce2" office:value-type="float" office:value="1.5486249319515">
            <text:p>1.549</text:p>
          </table:table-cell>
          <table:table-cell table:style-name="ce2" office:value-type="float" office:value="2.34120849849097">
            <text:p>2.341</text:p>
          </table:table-cell>
          <table:table-cell table:style-name="ce2"/>
          <table:table-cell table:style-name="ce2" table:formula="of:=1/(1+EXP(-[.E23]))" office:value-type="float" office:value="0.680493655036041">
            <text:p>0.680</text:p>
          </table:table-cell>
          <table:table-cell table:style-name="ce2" table:formula="of:=1/(1+EXP(-[.F23]))" office:value-type="float" office:value="0.824715040551019">
            <text:p>0.825</text:p>
          </table:table-cell>
          <table:table-cell table:style-name="ce2" table:formula="of:=1/(1+EXP(-[.G23]))" office:value-type="float" office:value="0.824715040551019">
            <text:p>0.825</text:p>
          </table:table-cell>
          <table:table-cell table:style-name="ce2" table:formula="of:=1/(1+EXP(-[.H23]))" office:value-type="float" office:value="0.912232890661932">
            <text:p>0.912</text:p>
          </table:table-cell>
          <table:table-cell table:style-name="ce2"/>
          <table:table-cell table:style-name="ce2" table:formula="of:=[.J23]*(1-[.J23])" office:value-type="float" office:value="0.217422040491731">
            <text:p>0.217</text:p>
          </table:table-cell>
          <table:table-cell table:style-name="ce2" table:formula="of:=[.K23]*(1-[.K23])" office:value-type="float" office:value="0.14456014243995">
            <text:p>0.145</text:p>
          </table:table-cell>
          <table:table-cell table:style-name="ce2" table:formula="of:=[.L23]*(1-[.L23])" office:value-type="float" office:value="0.14456014243995">
            <text:p>0.145</text:p>
          </table:table-cell>
          <table:table-cell table:style-name="ce2" table:formula="of:=[.M23]*(1-[.M23])" office:value-type="float" office:value="0.080064043856508">
            <text:p>0.080</text:p>
          </table:table-cell>
          <table:table-cell table:style-name="ce2"/>
          <table:table-cell table:style-name="ce2" table:number-matrix-columns-spanned="3" table:number-matrix-rows-spanned="1" table:formula="of:=[.BE18:.BG18]" office:value-type="float" office:value="-1.74509617282118">
            <text:p>-1.745</text:p>
          </table:table-cell>
          <table:table-cell table:style-name="ce2" office:value-type="float" office:value="2.26296826234023">
            <text:p>2.263</text:p>
          </table:table-cell>
          <table:table-cell table:style-name="ce2" office:value-type="float" office:value="-0.718355321101078">
            <text:p>-0.718</text:p>
          </table:table-cell>
          <table:table-cell table:style-name="ce2"/>
          <table:table-cell table:style-name="ce2" table:number-matrix-columns-spanned="4" table:number-matrix-rows-spanned="1" table:formula="of:=MMULT([.T23:.V23];[.J23:.M25])" office:value-type="float" office:value="-0.155960692431682">
            <text:p>-0.156</text:p>
          </table:table-cell>
          <table:table-cell table:style-name="ce2" office:value-type="float" office:value="-0.074650152696078">
            <text:p>-0.075</text:p>
          </table:table-cell>
          <table:table-cell table:style-name="ce2" office:value-type="float" office:value="-0.074650152696078">
            <text:p>-0.075</text:p>
          </table:table-cell>
          <table:table-cell table:style-name="ce2" office:value-type="float" office:value="-0.103566056800969">
            <text:p>-0.104</text:p>
          </table:table-cell>
          <table:table-cell table:style-name="ce2"/>
          <table:table-cell table:style-name="ce2" table:formula="of:=1/(1+EXP(-[.X23]))" office:value-type="float" office:value="0.461088667356406">
            <text:p>0.461</text:p>
          </table:table-cell>
          <table:table-cell table:style-name="ce2" table:formula="of:=1/(1+EXP(-[.Y23]))" office:value-type="float" office:value="0.481346123641223">
            <text:p>0.481</text:p>
          </table:table-cell>
          <table:table-cell table:style-name="ce2" table:formula="of:=1/(1+EXP(-[.Z23]))" office:value-type="float" office:value="0.481346123641223">
            <text:p>0.481</text:p>
          </table:table-cell>
          <table:table-cell table:style-name="ce2" table:formula="of:=1/(1+EXP(-[.AA23]))" office:value-type="float" office:value="0.4741316035475">
            <text:p>0.474</text:p>
          </table:table-cell>
          <table:table-cell/>
          <table:table-cell table:style-name="ce2" table:formula="of:=[.AC23]*(1-[.AC23])" office:value-type="float" office:value="0.2484859081919">
            <text:p>0.248</text:p>
          </table:table-cell>
          <table:table-cell table:style-name="ce2" table:formula="of:=[.AD23]*(1-[.AD23])" office:value-type="float" office:value="0.249652032896791">
            <text:p>0.250</text:p>
          </table:table-cell>
          <table:table-cell table:style-name="ce2" table:formula="of:=[.AE23]*(1-[.AE23])" office:value-type="float" office:value="0.249652032896791">
            <text:p>0.250</text:p>
          </table:table-cell>
          <table:table-cell table:style-name="ce2" table:formula="of:=[.AF23]*(1-[.AF23])" office:value-type="float" office:value="0.249330826064976">
            <text:p>0.249</text:p>
          </table:table-cell>
          <table:table-cell/>
          <table:table-cell table:style-name="ce2" table:number-matrix-columns-spanned="4" table:number-matrix-rows-spanned="1" table:formula="of:=[.$AC$8:.$AF$8]-[.AC23:.AF23]" office:value-type="float" office:value="-0.45393587916751">
            <text:p>-0.454</text:p>
          </table:table-cell>
          <table:table-cell table:style-name="ce2" office:value-type="float" office:value="0.511009740530517">
            <text:p>0.511</text:p>
          </table:table-cell>
          <table:table-cell table:style-name="ce2" office:value-type="float" office:value="0.511009740530517">
            <text:p>0.511</text:p>
          </table:table-cell>
          <table:table-cell table:style-name="ce2" office:value-type="float" office:value="-0.466978815358603">
            <text:p>-0.467</text:p>
          </table:table-cell>
          <table:table-cell/>
          <table:table-cell table:number-matrix-columns-spanned="4" table:number-matrix-rows-spanned="1" table:formula="of:=[.AM23:.AP23]*[.AH23:.AK23]" office:value-type="float" office:value="-0.112796669195827">
            <text:p>-0.1127966692</text:p>
          </table:table-cell>
          <table:table-cell office:value-type="float" office:value="0.127574620553505">
            <text:p>0.1275746206</text:p>
          </table:table-cell>
          <table:table-cell office:value-type="float" office:value="0.127574620553505">
            <text:p>0.1275746206</text:p>
          </table:table-cell>
          <table:table-cell office:value-type="float" office:value="-0.116432213788205">
            <text:p>-0.1164322138</text:p>
          </table:table-cell>
          <table:table-cell/>
          <table:table-cell table:number-matrix-columns-spanned="3" table:number-matrix-rows-spanned="4" table:formula="of:=TRANSPOSE([.J23:.M25])" office:value-type="float" office:value="0.680493655036041">
            <text:p>0.680493655</text:p>
          </table:table-cell>
          <table:table-cell office:value-type="float" office:value="0.773285923105355">
            <text:p>0.773285923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3:.AU23];[.AW23:.AY26])" office:value-type="float" office:value="0.0274547040789888">
            <text:p>0.0274547041</text:p>
          </table:table-cell>
          <table:table-cell office:value-type="float" office:value="0.0340855280959153">
            <text:p>0.0340855281</text:p>
          </table:table-cell>
          <table:table-cell office:value-type="float" office:value="0.0259203581229792">
            <text:p>0.0259203581</text:p>
          </table:table-cell>
          <table:table-cell/>
          <table:table-cell table:number-matrix-columns-spanned="3" table:number-matrix-rows-spanned="1" table:formula="of:=[.T23:.V23]+[.BA23:.BC23]" office:value-type="float" office:value="-1.71764146874219">
            <text:p>-1.7176414687</text:p>
          </table:table-cell>
          <table:table-cell office:value-type="float" office:value="2.29705379043615">
            <text:p>2.2970537904</text:p>
          </table:table-cell>
          <table:table-cell office:value-type="float" office:value="-0.692434962978099">
            <text:p>-0.692434963</text:p>
          </table:table-cell>
          <table:table-cell/>
          <table:table-cell table:number-matrix-columns-spanned="4" table:number-matrix-rows-spanned="3" table:formula="of:=MMULT(TRANSPOSE([.BE23:.BG23]);[.AM23:.AP23])" office:value-type="float" office:value="0.779699090208061">
            <text:p>0.7796990902</text:p>
          </table:table-cell>
          <table:table-cell office:value-type="float" office:value="-0.877731521266404">
            <text:p>-0.8777315213</text:p>
          </table:table-cell>
          <table:table-cell office:value-type="float" office:value="-0.877731521266404">
            <text:p>-0.8777315213</text:p>
          </table:table-cell>
          <table:table-cell office:value-type="float" office:value="0.802102178284041">
            <text:p>0.8021021783</text:p>
          </table:table-cell>
          <table:table-cell/>
          <table:table-cell table:number-matrix-columns-spanned="4" table:number-matrix-rows-spanned="3" table:formula="of:=[.BI23:.BL25]*[.O23:.R25]" office:value-type="float" office:value="0.169523767162583">
            <text:p>0.1695237672</text:p>
          </table:table-cell>
          <table:table-cell office:value-type="float" office:value="-0.126884993738305">
            <text:p>-0.1268849937</text:p>
          </table:table-cell>
          <table:table-cell office:value-type="float" office:value="-0.126884993738305">
            <text:p>-0.1268849937</text:p>
          </table:table-cell>
          <table:table-cell office:value-type="float" office:value="0.064219543979534">
            <text:p>0.064219544</text:p>
          </table:table-cell>
          <table:table-cell/>
          <table:table-cell table:number-matrix-columns-spanned="3" table:number-matrix-rows-spanned="2" table:formula="of:=MMULT([.BN23:.BQ24];[.$O$2:.$Q$5])" office:value-type="float" office:value="-0.0626654497587713">
            <text:p>-0.0626654498</text:p>
          </table:table-cell>
          <table:table-cell office:value-type="float" office:value="-0.0626654497587713">
            <text:p>-0.0626654498</text:p>
          </table:table-cell>
          <table:table-cell office:value-type="float" office:value="-0.0200266763344939">
            <text:p>-0.0200266763</text:p>
          </table:table-cell>
          <table:table-cell/>
          <table:table-cell table:number-matrix-columns-spanned="3" table:number-matrix-rows-spanned="2" table:formula="of:=[.A23:.C24]+[.BS23:.BU24]" office:value-type="float" office:value="0.729918116780695">
            <text:p>0.7299181168</text:p>
          </table:table-cell>
          <table:table-cell office:value-type="float" office:value="0.729918116780695">
            <text:p>0.7299181168</text:p>
          </table:table-cell>
          <table:table-cell office:value-type="float" office:value="0.736014689077541">
            <text:p>0.7360146891</text:p>
          </table:table-cell>
          <table:table-cell/>
          <table:table-cell table:formula="of:=SUMSQ([.AM23:.AP23])" office:value-type="float" office:value="0.946388906223436">
            <text:p>0.9463889062</text:p>
          </table:table-cell>
          <table:table-cell table:number-columns-repeated="945"/>
        </table:table-row>
        <table:table-row table:style-name="ro2">
          <table:table-cell table:style-name="ce2" office:value-type="float" office:value="1.2212949894299">
            <text:p>1.221</text:p>
          </table:table-cell>
          <table:table-cell table:style-name="ce2" office:value-type="float" office:value="1.2212949894299">
            <text:p>1.221</text:p>
          </table:table-cell>
          <table:table-cell table:style-name="ce2" office:value-type="float" office:value="1.2269592173826">
            <text:p>1.227</text:p>
          </table:table-cell>
          <table:table-cell table:style-name="ce2"/>
          <table:table-cell table:style-name="ce2" office:value-type="float" office:value="1.2269592173826">
            <text:p>1.227</text:p>
          </table:table-cell>
          <table:table-cell table:style-name="ce2" office:value-type="float" office:value="2.4482542068125">
            <text:p>2.448</text:p>
          </table:table-cell>
          <table:table-cell table:style-name="ce2" office:value-type="float" office:value="2.4482542068125">
            <text:p>2.448</text:p>
          </table:table-cell>
          <table:table-cell table:style-name="ce2" office:value-type="float" office:value="3.6695491962424">
            <text:p>3.670</text:p>
          </table:table-cell>
          <table:table-cell table:style-name="ce2"/>
          <table:table-cell table:style-name="ce2" table:formula="of:=1/(1+EXP(-[.E24]))" office:value-type="float" office:value="0.773285923105355">
            <text:p>0.773</text:p>
          </table:table-cell>
          <table:table-cell table:style-name="ce2" table:formula="of:=1/(1+EXP(-[.F24]))" office:value-type="float" office:value="0.920433690565603">
            <text:p>0.920</text:p>
          </table:table-cell>
          <table:table-cell table:style-name="ce2" table:formula="of:=1/(1+EXP(-[.G24]))" office:value-type="float" office:value="0.920433690565603">
            <text:p>0.920</text:p>
          </table:table-cell>
          <table:table-cell table:style-name="ce2" table:formula="of:=1/(1+EXP(-[.H24]))" office:value-type="float" office:value="0.975145532193095">
            <text:p>0.975</text:p>
          </table:table-cell>
          <table:table-cell table:style-name="ce2"/>
          <table:table-cell table:style-name="ce2" table:formula="of:=[.J24]*(1-[.J24])" office:value-type="float" office:value="0.175314804232454">
            <text:p>0.175</text:p>
          </table:table-cell>
          <table:table-cell table:style-name="ce2" table:formula="of:=[.K24]*(1-[.K24])" office:value-type="float" office:value="0.0732355118373871">
            <text:p>0.073</text:p>
          </table:table-cell>
          <table:table-cell table:style-name="ce2" table:formula="of:=[.L24]*(1-[.L24])" office:value-type="float" office:value="0.0732355118373871">
            <text:p>0.073</text:p>
          </table:table-cell>
          <table:table-cell table:style-name="ce2" table:formula="of:=[.M24]*(1-[.M24])" office:value-type="float" office:value="0.0242367232369408">
            <text:p>0.024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824715040551019">
            <text:p>0.8247150406</text:p>
          </table:table-cell>
          <table:table-cell office:value-type="float" office:value="0.920433690565603">
            <text:p>0.920433690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4271513185669">
            <text:p>-1.0427151319</text:p>
          </table:table-cell>
          <table:table-cell office:value-type="float" office:value="1.17381686143542">
            <text:p>1.1738168614</text:p>
          </table:table-cell>
          <table:table-cell office:value-type="float" office:value="1.17381686143542">
            <text:p>1.1738168614</text:p>
          </table:table-cell>
          <table:table-cell office:value-type="float" office:value="-1.07267545787286">
            <text:p>-1.0726754579</text:p>
          </table:table-cell>
          <table:table-cell/>
          <table:table-cell office:value-type="float" office:value="-0.182803399211674">
            <text:p>-0.1828033992</text:p>
          </table:table-cell>
          <table:table-cell office:value-type="float" office:value="0.085965078650578">
            <text:p>0.0859650787</text:p>
          </table:table-cell>
          <table:table-cell office:value-type="float" office:value="0.085965078650578">
            <text:p>0.0859650787</text:p>
          </table:table-cell>
          <table:table-cell office:value-type="float" office:value="-0.0259981381955233">
            <text:p>-0.0259981382</text:p>
          </table:table-cell>
          <table:table-cell/>
          <table:table-cell office:value-type="float" office:value="0.0599669404550547">
            <text:p>0.0599669405</text:p>
          </table:table-cell>
          <table:table-cell office:value-type="float" office:value="0.0599669404550547">
            <text:p>0.0599669405</text:p>
          </table:table-cell>
          <table:table-cell office:value-type="float" office:value="-0.0368713801060413">
            <text:p>-0.0368713801</text:p>
          </table:table-cell>
          <table:table-cell/>
          <table:table-cell office:value-type="float" office:value="1.28126192988495">
            <text:p>1.2812619299</text:p>
          </table:table-cell>
          <table:table-cell office:value-type="float" office:value="1.28126192988495">
            <text:p>1.2812619299</text:p>
          </table:table-cell>
          <table:table-cell office:value-type="float" office:value="1.19008783727656">
            <text:p>1.190087837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5]*(1-[.J25])" office:value-type="float" office:value="0">
            <text:p>0.000</text:p>
          </table:table-cell>
          <table:table-cell table:style-name="ce2" table:formula="of:=[.K25]*(1-[.K25])" office:value-type="float" office:value="0">
            <text:p>0.000</text:p>
          </table:table-cell>
          <table:table-cell table:style-name="ce2" table:formula="of:=[.L25]*(1-[.L25])" office:value-type="float" office:value="0">
            <text:p>0.000</text:p>
          </table:table-cell>
          <table:table-cell table:style-name="ce2" table:formula="of:=[.M25]*(1-[.M2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824715040551019">
            <text:p>0.8247150406</text:p>
          </table:table-cell>
          <table:table-cell office:value-type="float" office:value="0.920433690565603">
            <text:p>0.920433690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4321073685785">
            <text:p>0.3143210737</text:p>
          </table:table-cell>
          <table:table-cell office:value-type="float" office:value="-0.353841010765696">
            <text:p>-0.3538410108</text:p>
          </table:table-cell>
          <table:table-cell office:value-type="float" office:value="-0.353841010765696">
            <text:p>-0.3538410108</text:p>
          </table:table-cell>
          <table:table-cell office:value-type="float" office:value="0.323352458724391">
            <text:p>0.323352458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912232890661932">
            <text:p>0.9122328907</text:p>
          </table:table-cell>
          <table:table-cell office:value-type="float" office:value="0.975145532193095">
            <text:p>0.975145532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3:.BY24]" office:value-type="float" office:value="0.729918116780695">
            <text:p>0.730</text:p>
          </table:table-cell>
          <table:table-cell table:style-name="ce2" office:value-type="float" office:value="0.729918116780695">
            <text:p>0.730</text:p>
          </table:table-cell>
          <table:table-cell table:style-name="ce2" office:value-type="float" office:value="0.736014689077541">
            <text:p>0.736</text:p>
          </table:table-cell>
          <table:table-cell table:style-name="ce2"/>
          <table:table-cell table:style-name="ce2" table:number-matrix-columns-spanned="4" table:number-matrix-rows-spanned="2" table:formula="of:=MMULT([.A28:.C29];[.$A$2:.$D$4])" office:value-type="float" office:value="0.736014689077541">
            <text:p>0.736</text:p>
          </table:table-cell>
          <table:table-cell table:style-name="ce2" office:value-type="float" office:value="1.46593280585824">
            <text:p>1.466</text:p>
          </table:table-cell>
          <table:table-cell table:style-name="ce2" office:value-type="float" office:value="1.46593280585824">
            <text:p>1.466</text:p>
          </table:table-cell>
          <table:table-cell table:style-name="ce2" office:value-type="float" office:value="2.19585092263893">
            <text:p>2.196</text:p>
          </table:table-cell>
          <table:table-cell table:style-name="ce2"/>
          <table:table-cell table:style-name="ce2" table:formula="of:=1/(1+EXP(-[.E28]))" office:value-type="float" office:value="0.676123764462946">
            <text:p>0.676</text:p>
          </table:table-cell>
          <table:table-cell table:style-name="ce2" table:formula="of:=1/(1+EXP(-[.F28]))" office:value-type="float" office:value="0.812438405287912">
            <text:p>0.812</text:p>
          </table:table-cell>
          <table:table-cell table:style-name="ce2" table:formula="of:=1/(1+EXP(-[.G28]))" office:value-type="float" office:value="0.812438405287912">
            <text:p>0.812</text:p>
          </table:table-cell>
          <table:table-cell table:style-name="ce2" table:formula="of:=1/(1+EXP(-[.H28]))" office:value-type="float" office:value="0.89987630312998">
            <text:p>0.900</text:p>
          </table:table-cell>
          <table:table-cell table:style-name="ce2"/>
          <table:table-cell table:style-name="ce2" table:formula="of:=[.J28]*(1-[.J28])" office:value-type="float" office:value="0.218980419591401">
            <text:p>0.219</text:p>
          </table:table-cell>
          <table:table-cell table:style-name="ce2" table:formula="of:=[.K28]*(1-[.K28])" office:value-type="float" office:value="0.152382242901146">
            <text:p>0.152</text:p>
          </table:table-cell>
          <table:table-cell table:style-name="ce2" table:formula="of:=[.L28]*(1-[.L28])" office:value-type="float" office:value="0.152382242901146">
            <text:p>0.152</text:p>
          </table:table-cell>
          <table:table-cell table:style-name="ce2" table:formula="of:=[.M28]*(1-[.M28])" office:value-type="float" office:value="0.0900989421951003">
            <text:p>0.090</text:p>
          </table:table-cell>
          <table:table-cell table:style-name="ce2"/>
          <table:table-cell table:style-name="ce2" table:number-matrix-columns-spanned="3" table:number-matrix-rows-spanned="1" table:formula="of:=[.BE23:.BG23]" office:value-type="float" office:value="-1.71764146874219">
            <text:p>-1.718</text:p>
          </table:table-cell>
          <table:table-cell table:style-name="ce2" office:value-type="float" office:value="2.29705379043615">
            <text:p>2.297</text:p>
          </table:table-cell>
          <table:table-cell table:style-name="ce2" office:value-type="float" office:value="-0.692434962978099">
            <text:p>-0.692</text:p>
          </table:table-cell>
          <table:table-cell table:style-name="ce2"/>
          <table:table-cell table:style-name="ce2" table:number-matrix-columns-spanned="4" table:number-matrix-rows-spanned="1" table:formula="of:=MMULT([.T28:.V28];[.J28:.M30])" office:value-type="float" office:value="-0.0924916259396368">
            <text:p>-0.092</text:p>
          </table:table-cell>
          <table:table-cell table:style-name="ce2" office:value-type="float" office:value="0.0302205775610501">
            <text:p>0.030</text:p>
          </table:table-cell>
          <table:table-cell table:style-name="ce2" office:value-type="float" office:value="0.0302205775610501">
            <text:p>0.030</text:p>
          </table:table-cell>
          <table:table-cell table:style-name="ce2" office:value-type="float" office:value="0.006308228857825">
            <text:p>0.006</text:p>
          </table:table-cell>
          <table:table-cell table:style-name="ce2"/>
          <table:table-cell table:style-name="ce2" table:formula="of:=1/(1+EXP(-[.X28]))" office:value-type="float" office:value="0.476893563554625">
            <text:p>0.477</text:p>
          </table:table-cell>
          <table:table-cell table:style-name="ce2" table:formula="of:=1/(1+EXP(-[.Y28]))" office:value-type="float" office:value="0.507554569443833">
            <text:p>0.508</text:p>
          </table:table-cell>
          <table:table-cell table:style-name="ce2" table:formula="of:=1/(1+EXP(-[.Z28]))" office:value-type="float" office:value="0.507554569443833">
            <text:p>0.508</text:p>
          </table:table-cell>
          <table:table-cell table:style-name="ce2" table:formula="of:=1/(1+EXP(-[.AA28]))" office:value-type="float" office:value="0.501577051984725">
            <text:p>0.502</text:p>
          </table:table-cell>
          <table:table-cell/>
          <table:table-cell table:style-name="ce2" table:formula="of:=[.AC28]*(1-[.AC28])" office:value-type="float" office:value="0.249466092594796">
            <text:p>0.249</text:p>
          </table:table-cell>
          <table:table-cell table:style-name="ce2" table:formula="of:=[.AD28]*(1-[.AD28])" office:value-type="float" office:value="0.249942928480518">
            <text:p>0.250</text:p>
          </table:table-cell>
          <table:table-cell table:style-name="ce2" table:formula="of:=[.AE28]*(1-[.AE28])" office:value-type="float" office:value="0.249942928480518">
            <text:p>0.250</text:p>
          </table:table-cell>
          <table:table-cell table:style-name="ce2" table:formula="of:=[.AF28]*(1-[.AF28])" office:value-type="float" office:value="0.249997512907037">
            <text:p>0.250</text:p>
          </table:table-cell>
          <table:table-cell/>
          <table:table-cell table:style-name="ce2" table:number-matrix-columns-spanned="4" table:number-matrix-rows-spanned="1" table:formula="of:=[.$AC$8:.$AF$8]-[.AC28:.AF28]" office:value-type="float" office:value="-0.469740775365728">
            <text:p>-0.470</text:p>
          </table:table-cell>
          <table:table-cell table:style-name="ce2" office:value-type="float" office:value="0.484801294727907">
            <text:p>0.485</text:p>
          </table:table-cell>
          <table:table-cell table:style-name="ce2" office:value-type="float" office:value="0.484801294727907">
            <text:p>0.485</text:p>
          </table:table-cell>
          <table:table-cell table:style-name="ce2" office:value-type="float" office:value="-0.494424263795829">
            <text:p>-0.494</text:p>
          </table:table-cell>
          <table:table-cell/>
          <table:table-cell table:number-matrix-columns-spanned="4" table:number-matrix-rows-spanned="1" table:formula="of:=[.AM28:.AP28]*[.AH28:.AK28]" office:value-type="float" office:value="-0.117184395762938">
            <text:p>-0.1171843958</text:p>
          </table:table-cell>
          <table:table-cell office:value-type="float" office:value="0.12117265533544">
            <text:p>0.1211726553</text:p>
          </table:table-cell>
          <table:table-cell office:value-type="float" office:value="0.12117265533544">
            <text:p>0.1211726553</text:p>
          </table:table-cell>
          <table:table-cell office:value-type="float" office:value="-0.12360483626985">
            <text:p>-0.1236048363</text:p>
          </table:table-cell>
          <table:table-cell/>
          <table:table-cell table:number-matrix-columns-spanned="3" table:number-matrix-rows-spanned="4" table:formula="of:=TRANSPOSE([.J28:.M30])" office:value-type="float" office:value="0.676123764462946">
            <text:p>0.6761237645</text:p>
          </table:table-cell>
          <table:table-cell office:value-type="float" office:value="0.766756773487519">
            <text:p>0.766756773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8:.AU28];[.AW28:.AY31])" office:value-type="float" office:value="0.00643041981940068">
            <text:p>0.0064304198</text:p>
          </table:table-cell>
          <table:table-cell office:value-type="float" office:value="0.0128448458985412">
            <text:p>0.0128448459</text:p>
          </table:table-cell>
          <table:table-cell office:value-type="float" office:value="0.00155607863809161">
            <text:p>0.0015560786</text:p>
          </table:table-cell>
          <table:table-cell/>
          <table:table-cell table:number-matrix-columns-spanned="3" table:number-matrix-rows-spanned="1" table:formula="of:=[.T28:.V28]+[.BA28:.BC28]" office:value-type="float" office:value="-1.71121104892279">
            <text:p>-1.7112110489</text:p>
          </table:table-cell>
          <table:table-cell office:value-type="float" office:value="2.30989863633469">
            <text:p>2.3098986363</text:p>
          </table:table-cell>
          <table:table-cell office:value-type="float" office:value="-0.690878884340007">
            <text:p>-0.6908788843</text:p>
          </table:table-cell>
          <table:table-cell/>
          <table:table-cell table:number-matrix-columns-spanned="4" table:number-matrix-rows-spanned="3" table:formula="of:=MMULT(TRANSPOSE([.BE28:.BG28]);[.AM28:.AP28])" office:value-type="float" office:value="0.803825604935394">
            <text:p>0.8038256049</text:p>
          </table:table-cell>
          <table:table-cell office:value-type="float" office:value="-0.82959733207047">
            <text:p>-0.8295973321</text:p>
          </table:table-cell>
          <table:table-cell office:value-type="float" office:value="-0.82959733207047">
            <text:p>-0.8295973321</text:p>
          </table:table-cell>
          <table:table-cell office:value-type="float" office:value="0.84606426306294">
            <text:p>0.8460642631</text:p>
          </table:table-cell>
          <table:table-cell/>
          <table:table-cell table:number-matrix-columns-spanned="4" table:number-matrix-rows-spanned="3" table:formula="of:=[.BI28:.BL30]*[.O28:.R30]" office:value-type="float" office:value="0.176022068247064">
            <text:p>0.1760220682</text:p>
          </table:table-cell>
          <table:table-cell office:value-type="float" office:value="-0.126415902165705">
            <text:p>-0.1264159022</text:p>
          </table:table-cell>
          <table:table-cell office:value-type="float" office:value="-0.126415902165705">
            <text:p>-0.1264159022</text:p>
          </table:table-cell>
          <table:table-cell office:value-type="float" office:value="0.076229495131048">
            <text:p>0.0762294951</text:p>
          </table:table-cell>
          <table:table-cell/>
          <table:table-cell table:number-matrix-columns-spanned="3" table:number-matrix-rows-spanned="2" table:formula="of:=MMULT([.BN28:.BQ29];[.$O$2:.$Q$5])" office:value-type="float" office:value="-0.0501864070346571">
            <text:p>-0.050186407</text:p>
          </table:table-cell>
          <table:table-cell office:value-type="float" office:value="-0.0501864070346571">
            <text:p>-0.050186407</text:p>
          </table:table-cell>
          <table:table-cell office:value-type="float" office:value="-0.000580240953298186">
            <text:p>-0.000580241</text:p>
          </table:table-cell>
          <table:table-cell/>
          <table:table-cell table:number-matrix-columns-spanned="3" table:number-matrix-rows-spanned="2" table:formula="of:=[.A28:.C29]+[.BS28:.BU29]" office:value-type="float" office:value="0.679731709746038">
            <text:p>0.6797317097</text:p>
          </table:table-cell>
          <table:table-cell office:value-type="float" office:value="0.679731709746038">
            <text:p>0.6797317097</text:p>
          </table:table-cell>
          <table:table-cell office:value-type="float" office:value="0.735434448124243">
            <text:p>0.7354344481</text:p>
          </table:table-cell>
          <table:table-cell/>
          <table:table-cell table:formula="of:=SUMSQ([.AM28:.AP28])" office:value-type="float" office:value="0.935176339410952">
            <text:p>0.9351763394</text:p>
          </table:table-cell>
          <table:table-cell table:number-columns-repeated="945"/>
        </table:table-row>
        <table:table-row table:style-name="ro2">
          <table:table-cell table:style-name="ce2" office:value-type="float" office:value="1.28126192988495">
            <text:p>1.281</text:p>
          </table:table-cell>
          <table:table-cell table:style-name="ce2" office:value-type="float" office:value="1.28126192988495">
            <text:p>1.281</text:p>
          </table:table-cell>
          <table:table-cell table:style-name="ce2" office:value-type="float" office:value="1.19008783727656">
            <text:p>1.190</text:p>
          </table:table-cell>
          <table:table-cell table:style-name="ce2"/>
          <table:table-cell table:style-name="ce2" office:value-type="float" office:value="1.19008783727656">
            <text:p>1.190</text:p>
          </table:table-cell>
          <table:table-cell table:style-name="ce2" office:value-type="float" office:value="2.47134976716151">
            <text:p>2.471</text:p>
          </table:table-cell>
          <table:table-cell table:style-name="ce2" office:value-type="float" office:value="2.47134976716151">
            <text:p>2.471</text:p>
          </table:table-cell>
          <table:table-cell table:style-name="ce2" office:value-type="float" office:value="3.75261169704647">
            <text:p>3.753</text:p>
          </table:table-cell>
          <table:table-cell table:style-name="ce2"/>
          <table:table-cell table:style-name="ce2" table:formula="of:=1/(1+EXP(-[.E29]))" office:value-type="float" office:value="0.766756773487519">
            <text:p>0.767</text:p>
          </table:table-cell>
          <table:table-cell table:style-name="ce2" table:formula="of:=1/(1+EXP(-[.F29]))" office:value-type="float" office:value="0.922108766054742">
            <text:p>0.922</text:p>
          </table:table-cell>
          <table:table-cell table:style-name="ce2" table:formula="of:=1/(1+EXP(-[.G29]))" office:value-type="float" office:value="0.922108766054742">
            <text:p>0.922</text:p>
          </table:table-cell>
          <table:table-cell table:style-name="ce2" table:formula="of:=1/(1+EXP(-[.H29]))" office:value-type="float" office:value="0.977081188161573">
            <text:p>0.977</text:p>
          </table:table-cell>
          <table:table-cell table:style-name="ce2"/>
          <table:table-cell table:style-name="ce2" table:formula="of:=[.J29]*(1-[.J29])" office:value-type="float" office:value="0.178840823798528">
            <text:p>0.179</text:p>
          </table:table-cell>
          <table:table-cell table:style-name="ce2" table:formula="of:=[.K29]*(1-[.K29])" office:value-type="float" office:value="0.0718241896197434">
            <text:p>0.072</text:p>
          </table:table-cell>
          <table:table-cell table:style-name="ce2" table:formula="of:=[.L29]*(1-[.L29])" office:value-type="float" office:value="0.0718241896197434">
            <text:p>0.072</text:p>
          </table:table-cell>
          <table:table-cell table:style-name="ce2" table:formula="of:=[.M29]*(1-[.M29])" office:value-type="float" office:value="0.0223935399023414">
            <text:p>0.02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812438405287912">
            <text:p>0.8124384053</text:p>
          </table:table-cell>
          <table:table-cell office:value-type="float" office:value="0.922108766054742">
            <text:p>0.922108766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850535764481">
            <text:p>-1.0850535764</text:p>
          </table:table-cell>
          <table:table-cell office:value-type="float" office:value="1.11984184958528">
            <text:p>1.1198418496</text:p>
          </table:table-cell>
          <table:table-cell office:value-type="float" office:value="1.11984184958528">
            <text:p>1.1198418496</text:p>
          </table:table-cell>
          <table:table-cell office:value-type="float" office:value="-1.14206993271277">
            <text:p>-1.1420699327</text:p>
          </table:table-cell>
          <table:table-cell/>
          <table:table-cell office:value-type="float" office:value="-0.194051875477517">
            <text:p>-0.1940518755</text:p>
          </table:table-cell>
          <table:table-cell office:value-type="float" office:value="0.0804317333487376">
            <text:p>0.0804317333</text:p>
          </table:table-cell>
          <table:table-cell office:value-type="float" office:value="0.0804317333487376">
            <text:p>0.0804317333</text:p>
          </table:table-cell>
          <table:table-cell office:value-type="float" office:value="-0.0255749886094677">
            <text:p>-0.0255749886</text:p>
          </table:table-cell>
          <table:table-cell/>
          <table:table-cell office:value-type="float" office:value="0.0548567447392699">
            <text:p>0.0548567447</text:p>
          </table:table-cell>
          <table:table-cell office:value-type="float" office:value="0.0548567447392699">
            <text:p>0.0548567447</text:p>
          </table:table-cell>
          <table:table-cell office:value-type="float" office:value="-0.0587633973895094">
            <text:p>-0.0587633974</text:p>
          </table:table-cell>
          <table:table-cell/>
          <table:table-cell office:value-type="float" office:value="1.33611867462422">
            <text:p>1.3361186746</text:p>
          </table:table-cell>
          <table:table-cell office:value-type="float" office:value="1.33611867462422">
            <text:p>1.3361186746</text:p>
          </table:table-cell>
          <table:table-cell office:value-type="float" office:value="1.13132443988705">
            <text:p>1.131324439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0]*(1-[.J30])" office:value-type="float" office:value="0">
            <text:p>0.000</text:p>
          </table:table-cell>
          <table:table-cell table:style-name="ce2" table:formula="of:=[.K30]*(1-[.K30])" office:value-type="float" office:value="0">
            <text:p>0.000</text:p>
          </table:table-cell>
          <table:table-cell table:style-name="ce2" table:formula="of:=[.L30]*(1-[.L30])" office:value-type="float" office:value="0">
            <text:p>0.000</text:p>
          </table:table-cell>
          <table:table-cell table:style-name="ce2" table:formula="of:=[.M30]*(1-[.M3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812438405287912">
            <text:p>0.8124384053</text:p>
          </table:table-cell>
          <table:table-cell office:value-type="float" office:value="0.922108766054742">
            <text:p>0.922108766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4533982813684">
            <text:p>0.3245339828</text:p>
          </table:table-cell>
          <table:table-cell office:value-type="float" office:value="-0.334938977628207">
            <text:p>-0.3349389776</text:p>
          </table:table-cell>
          <table:table-cell office:value-type="float" office:value="-0.334938977628207">
            <text:p>-0.3349389776</text:p>
          </table:table-cell>
          <table:table-cell office:value-type="float" office:value="0.341587283761891">
            <text:p>0.341587283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9987630312998">
            <text:p>0.8998763031</text:p>
          </table:table-cell>
          <table:table-cell office:value-type="float" office:value="0.977081188161573">
            <text:p>0.977081188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8:.BY29]" office:value-type="float" office:value="0.679731709746038">
            <text:p>0.680</text:p>
          </table:table-cell>
          <table:table-cell table:style-name="ce2" office:value-type="float" office:value="0.679731709746038">
            <text:p>0.680</text:p>
          </table:table-cell>
          <table:table-cell table:style-name="ce2" office:value-type="float" office:value="0.735434448124243">
            <text:p>0.735</text:p>
          </table:table-cell>
          <table:table-cell table:style-name="ce2"/>
          <table:table-cell table:style-name="ce2" table:number-matrix-columns-spanned="4" table:number-matrix-rows-spanned="2" table:formula="of:=MMULT([.A33:.C34];[.$A$2:.$D$4])" office:value-type="float" office:value="0.735434448124243">
            <text:p>0.735</text:p>
          </table:table-cell>
          <table:table-cell table:style-name="ce2" office:value-type="float" office:value="1.41516615787028">
            <text:p>1.415</text:p>
          </table:table-cell>
          <table:table-cell table:style-name="ce2" office:value-type="float" office:value="1.41516615787028">
            <text:p>1.415</text:p>
          </table:table-cell>
          <table:table-cell table:style-name="ce2" office:value-type="float" office:value="2.09489786761632">
            <text:p>2.095</text:p>
          </table:table-cell>
          <table:table-cell table:style-name="ce2"/>
          <table:table-cell table:style-name="ce2" table:formula="of:=1/(1+EXP(-[.E33]))" office:value-type="float" office:value="0.675996690072826">
            <text:p>0.676</text:p>
          </table:table-cell>
          <table:table-cell table:style-name="ce2" table:formula="of:=1/(1+EXP(-[.F33]))" office:value-type="float" office:value="0.804579503817967">
            <text:p>0.805</text:p>
          </table:table-cell>
          <table:table-cell table:style-name="ce2" table:formula="of:=1/(1+EXP(-[.G33]))" office:value-type="float" office:value="0.804579503817967">
            <text:p>0.805</text:p>
          </table:table-cell>
          <table:table-cell table:style-name="ce2" table:formula="of:=1/(1+EXP(-[.H33]))" office:value-type="float" office:value="0.890406288613855">
            <text:p>0.890</text:p>
          </table:table-cell>
          <table:table-cell table:style-name="ce2"/>
          <table:table-cell table:style-name="ce2" table:formula="of:=[.J33]*(1-[.J33])" office:value-type="float" office:value="0.21902516508341">
            <text:p>0.219</text:p>
          </table:table-cell>
          <table:table-cell table:style-name="ce2" table:formula="of:=[.K33]*(1-[.K33])" office:value-type="float" office:value="0.157231325854001">
            <text:p>0.157</text:p>
          </table:table-cell>
          <table:table-cell table:style-name="ce2" table:formula="of:=[.L33]*(1-[.L33])" office:value-type="float" office:value="0.157231325854001">
            <text:p>0.157</text:p>
          </table:table-cell>
          <table:table-cell table:style-name="ce2" table:formula="of:=[.M33]*(1-[.M33])" office:value-type="float" office:value="0.0975829298107552">
            <text:p>0.098</text:p>
          </table:table-cell>
          <table:table-cell table:style-name="ce2"/>
          <table:table-cell table:style-name="ce2" table:number-matrix-columns-spanned="3" table:number-matrix-rows-spanned="1" table:formula="of:=[.BE28:.BG28]" office:value-type="float" office:value="-1.71121104892279">
            <text:p>-1.711</text:p>
          </table:table-cell>
          <table:table-cell table:style-name="ce2" office:value-type="float" office:value="2.30989863633469">
            <text:p>2.310</text:p>
          </table:table-cell>
          <table:table-cell table:style-name="ce2" office:value-type="float" office:value="-0.690878884340007">
            <text:p>-0.691</text:p>
          </table:table-cell>
          <table:table-cell table:style-name="ce2"/>
          <table:table-cell table:style-name="ce2" table:number-matrix-columns-spanned="4" table:number-matrix-rows-spanned="1" table:formula="of:=MMULT([.T33:.V33];[.J33:.M35])" office:value-type="float" office:value="-0.101176251426638">
            <text:p>-0.101</text:p>
          </table:table-cell>
          <table:table-cell table:style-name="ce2" office:value-type="float" office:value="0.0616443510612841">
            <text:p>0.062</text:p>
          </table:table-cell>
          <table:table-cell table:style-name="ce2" office:value-type="float" office:value="0.0616443510612841">
            <text:p>0.062</text:p>
          </table:table-cell>
          <table:table-cell table:style-name="ce2" office:value-type="float" office:value="0.0449789416179716">
            <text:p>0.045</text:p>
          </table:table-cell>
          <table:table-cell table:style-name="ce2"/>
          <table:table-cell table:style-name="ce2" table:formula="of:=1/(1+EXP(-[.X33]))" office:value-type="float" office:value="0.474727492250112">
            <text:p>0.475</text:p>
          </table:table-cell>
          <table:table-cell table:style-name="ce2" table:formula="of:=1/(1+EXP(-[.Y33]))" office:value-type="float" office:value="0.515406209407895">
            <text:p>0.515</text:p>
          </table:table-cell>
          <table:table-cell table:style-name="ce2" table:formula="of:=1/(1+EXP(-[.Z33]))" office:value-type="float" office:value="0.515406209407895">
            <text:p>0.515</text:p>
          </table:table-cell>
          <table:table-cell table:style-name="ce2" table:formula="of:=1/(1+EXP(-[.AA33]))" office:value-type="float" office:value="0.511242840014404">
            <text:p>0.511</text:p>
          </table:table-cell>
          <table:table-cell/>
          <table:table-cell table:style-name="ce2" table:formula="of:=[.AC33]*(1-[.AC33])" office:value-type="float" office:value="0.249361300352032">
            <text:p>0.249</text:p>
          </table:table-cell>
          <table:table-cell table:style-name="ce2" table:formula="of:=[.AD33]*(1-[.AD33])" office:value-type="float" office:value="0.24976264871168">
            <text:p>0.250</text:p>
          </table:table-cell>
          <table:table-cell table:style-name="ce2" table:formula="of:=[.AE33]*(1-[.AE33])" office:value-type="float" office:value="0.24976264871168">
            <text:p>0.250</text:p>
          </table:table-cell>
          <table:table-cell table:style-name="ce2" table:formula="of:=[.AF33]*(1-[.AF33])" office:value-type="float" office:value="0.24987359854841">
            <text:p>0.250</text:p>
          </table:table-cell>
          <table:table-cell/>
          <table:table-cell table:style-name="ce2" table:number-matrix-columns-spanned="4" table:number-matrix-rows-spanned="1" table:formula="of:=[.$AC$8:.$AF$8]-[.AC33:.AF33]" office:value-type="float" office:value="-0.467574704061215">
            <text:p>-0.468</text:p>
          </table:table-cell>
          <table:table-cell table:style-name="ce2" office:value-type="float" office:value="0.476949654763844">
            <text:p>0.477</text:p>
          </table:table-cell>
          <table:table-cell table:style-name="ce2" office:value-type="float" office:value="0.476949654763844">
            <text:p>0.477</text:p>
          </table:table-cell>
          <table:table-cell table:style-name="ce2" office:value-type="float" office:value="-0.504090051825507">
            <text:p>-0.504</text:p>
          </table:table-cell>
          <table:table-cell/>
          <table:table-cell table:number-matrix-columns-spanned="4" table:number-matrix-rows-spanned="1" table:formula="of:=[.AM33:.AP33]*[.AH33:.AK33]" office:value-type="float" office:value="-0.116595036216421">
            <text:p>-0.1165950362</text:p>
          </table:table-cell>
          <table:table-cell office:value-type="float" office:value="0.119124209075939">
            <text:p>0.1191242091</text:p>
          </table:table-cell>
          <table:table-cell office:value-type="float" office:value="0.119124209075939">
            <text:p>0.1191242091</text:p>
          </table:table-cell>
          <table:table-cell office:value-type="float" office:value="-0.125958795242094">
            <text:p>-0.1259587952</text:p>
          </table:table-cell>
          <table:table-cell/>
          <table:table-cell table:number-matrix-columns-spanned="3" table:number-matrix-rows-spanned="4" table:formula="of:=TRANSPOSE([.J33:.M35])" office:value-type="float" office:value="0.675996690072826">
            <text:p>0.6759966901</text:p>
          </table:table-cell>
          <table:table-cell office:value-type="float" office:value="0.756083236956451">
            <text:p>0.75608323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3:.AU33];[.AW33:.AY36])" office:value-type="float" office:value="0.000717432111046176">
            <text:p>0.0007174321</text:p>
          </table:table-cell>
          <table:table-cell office:value-type="float" office:value="0.00825619914380314">
            <text:p>0.0082561991</text:p>
          </table:table-cell>
          <table:table-cell office:value-type="float" office:value="-0.00430541330663711">
            <text:p>-0.0043054133</text:p>
          </table:table-cell>
          <table:table-cell/>
          <table:table-cell table:number-matrix-columns-spanned="3" table:number-matrix-rows-spanned="1" table:formula="of:=[.T33:.V33]+[.BA33:.BC33]" office:value-type="float" office:value="-1.71049361681175">
            <text:p>-1.7104936168</text:p>
          </table:table-cell>
          <table:table-cell office:value-type="float" office:value="2.31815483547849">
            <text:p>2.3181548355</text:p>
          </table:table-cell>
          <table:table-cell office:value-type="float" office:value="-0.695184297646644">
            <text:p>-0.6951842976</text:p>
          </table:table-cell>
          <table:table-cell/>
          <table:table-cell table:number-matrix-columns-spanned="4" table:number-matrix-rows-spanned="3" table:formula="of:=MMULT(TRANSPOSE([.BE33:.BG33]);[.AM33:.AP33])" office:value-type="float" office:value="0.799783546679351">
            <text:p>0.7997835467</text:p>
          </table:table-cell>
          <table:table-cell office:value-type="float" office:value="-0.815819340014122">
            <text:p>-0.81581934</text:p>
          </table:table-cell>
          <table:table-cell office:value-type="float" office:value="-0.815819340014122">
            <text:p>-0.81581934</text:p>
          </table:table-cell>
          <table:table-cell office:value-type="float" office:value="0.862242815945833">
            <text:p>0.8622428159</text:p>
          </table:table-cell>
          <table:table-cell/>
          <table:table-cell table:number-matrix-columns-spanned="4" table:number-matrix-rows-spanned="3" table:formula="of:=[.BI33:.BL35]*[.O33:.R35]" office:value-type="float" office:value="0.17517272334244">
            <text:p>0.1751727233</text:p>
          </table:table-cell>
          <table:table-cell office:value-type="float" office:value="-0.128272356487756">
            <text:p>-0.1282723565</text:p>
          </table:table-cell>
          <table:table-cell office:value-type="float" office:value="-0.128272356487756">
            <text:p>-0.1282723565</text:p>
          </table:table-cell>
          <table:table-cell office:value-type="float" office:value="0.0841401801882702">
            <text:p>0.0841401802</text:p>
          </table:table-cell>
          <table:table-cell/>
          <table:table-cell table:number-matrix-columns-spanned="3" table:number-matrix-rows-spanned="2" table:formula="of:=MMULT([.BN33:.BQ34];[.$O$2:.$Q$5])" office:value-type="float" office:value="-0.0441321762994863">
            <text:p>-0.0441321763</text:p>
          </table:table-cell>
          <table:table-cell office:value-type="float" office:value="-0.0441321762994863">
            <text:p>-0.0441321763</text:p>
          </table:table-cell>
          <table:table-cell office:value-type="float" office:value="0.00276819055519698">
            <text:p>0.0027681906</text:p>
          </table:table-cell>
          <table:table-cell/>
          <table:table-cell table:number-matrix-columns-spanned="3" table:number-matrix-rows-spanned="2" table:formula="of:=[.A33:.C34]+[.BS33:.BU34]" office:value-type="float" office:value="0.635599533446552">
            <text:p>0.6355995334</text:p>
          </table:table-cell>
          <table:table-cell office:value-type="float" office:value="0.635599533446552">
            <text:p>0.6355995334</text:p>
          </table:table-cell>
          <table:table-cell office:value-type="float" office:value="0.73820263867944">
            <text:p>0.7382026387</text:p>
          </table:table-cell>
          <table:table-cell/>
          <table:table-cell table:formula="of:=SUMSQ([.AM33:.AP33])" office:value-type="float" office:value="0.927694830586076">
            <text:p>0.9276948306</text:p>
          </table:table-cell>
          <table:table-cell table:number-columns-repeated="945"/>
        </table:table-row>
        <table:table-row table:style-name="ro2">
          <table:table-cell table:style-name="ce2" office:value-type="float" office:value="1.33611867462422">
            <text:p>1.336</text:p>
          </table:table-cell>
          <table:table-cell table:style-name="ce2" office:value-type="float" office:value="1.33611867462422">
            <text:p>1.336</text:p>
          </table:table-cell>
          <table:table-cell table:style-name="ce2" office:value-type="float" office:value="1.13132443988705">
            <text:p>1.131</text:p>
          </table:table-cell>
          <table:table-cell table:style-name="ce2"/>
          <table:table-cell table:style-name="ce2" office:value-type="float" office:value="1.13132443988705">
            <text:p>1.131</text:p>
          </table:table-cell>
          <table:table-cell table:style-name="ce2" office:value-type="float" office:value="2.46744311451127">
            <text:p>2.467</text:p>
          </table:table-cell>
          <table:table-cell table:style-name="ce2" office:value-type="float" office:value="2.46744311451127">
            <text:p>2.467</text:p>
          </table:table-cell>
          <table:table-cell table:style-name="ce2" office:value-type="float" office:value="3.8035617891355">
            <text:p>3.804</text:p>
          </table:table-cell>
          <table:table-cell table:style-name="ce2"/>
          <table:table-cell table:style-name="ce2" table:formula="of:=1/(1+EXP(-[.E34]))" office:value-type="float" office:value="0.756083236956451">
            <text:p>0.756</text:p>
          </table:table-cell>
          <table:table-cell table:style-name="ce2" table:formula="of:=1/(1+EXP(-[.F34]))" office:value-type="float" office:value="0.921827710782236">
            <text:p>0.922</text:p>
          </table:table-cell>
          <table:table-cell table:style-name="ce2" table:formula="of:=1/(1+EXP(-[.G34]))" office:value-type="float" office:value="0.921827710782236">
            <text:p>0.922</text:p>
          </table:table-cell>
          <table:table-cell table:style-name="ce2" table:formula="of:=1/(1+EXP(-[.H34]))" office:value-type="float" office:value="0.97819483050985">
            <text:p>0.978</text:p>
          </table:table-cell>
          <table:table-cell table:style-name="ce2"/>
          <table:table-cell table:style-name="ce2" table:formula="of:=[.J34]*(1-[.J34])" office:value-type="float" office:value="0.184421375749906">
            <text:p>0.184</text:p>
          </table:table-cell>
          <table:table-cell table:style-name="ce2" table:formula="of:=[.K34]*(1-[.K34])" office:value-type="float" office:value="0.0720613824162186">
            <text:p>0.072</text:p>
          </table:table-cell>
          <table:table-cell table:style-name="ce2" table:formula="of:=[.L34]*(1-[.L34])" office:value-type="float" office:value="0.0720613824162186">
            <text:p>0.072</text:p>
          </table:table-cell>
          <table:table-cell table:style-name="ce2" table:formula="of:=[.M34]*(1-[.M34])" office:value-type="float" office:value="0.0213297040736562">
            <text:p>0.02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804579503817967">
            <text:p>0.8045795038</text:p>
          </table:table-cell>
          <table:table-cell office:value-type="float" office:value="0.921827710782236">
            <text:p>0.92182771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8391056116693">
            <text:p>-1.0839105612</text:p>
          </table:table-cell>
          <table:table-cell office:value-type="float" office:value="1.1056431484706">
            <text:p>1.1056431485</text:p>
          </table:table-cell>
          <table:table-cell office:value-type="float" office:value="1.1056431484706">
            <text:p>1.1056431485</text:p>
          </table:table-cell>
          <table:table-cell office:value-type="float" office:value="-1.1685587911559">
            <text:p>-1.1685587912</text:p>
          </table:table-cell>
          <table:table-cell/>
          <table:table-cell office:value-type="float" office:value="-0.199896276880258">
            <text:p>-0.1998962769</text:p>
          </table:table-cell>
          <table:table-cell office:value-type="float" office:value="0.0796741737378122">
            <text:p>0.0796741737</text:p>
          </table:table-cell>
          <table:table-cell office:value-type="float" office:value="0.0796741737378122">
            <text:p>0.0796741737</text:p>
          </table:table-cell>
          <table:table-cell office:value-type="float" office:value="-0.0249250132080249">
            <text:p>-0.0249250132</text:p>
          </table:table-cell>
          <table:table-cell/>
          <table:table-cell office:value-type="float" office:value="0.0547491605297873">
            <text:p>0.0547491605</text:p>
          </table:table-cell>
          <table:table-cell office:value-type="float" office:value="0.0547491605297873">
            <text:p>0.0547491605</text:p>
          </table:table-cell>
          <table:table-cell office:value-type="float" office:value="-0.0654729426126587">
            <text:p>-0.0654729426</text:p>
          </table:table-cell>
          <table:table-cell/>
          <table:table-cell office:value-type="float" office:value="1.39086783515401">
            <text:p>1.3908678352</text:p>
          </table:table-cell>
          <table:table-cell office:value-type="float" office:value="1.39086783515401">
            <text:p>1.3908678352</text:p>
          </table:table-cell>
          <table:table-cell office:value-type="float" office:value="1.06585149727439">
            <text:p>1.065851497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5]*(1-[.J35])" office:value-type="float" office:value="0">
            <text:p>0.000</text:p>
          </table:table-cell>
          <table:table-cell table:style-name="ce2" table:formula="of:=[.K35]*(1-[.K35])" office:value-type="float" office:value="0">
            <text:p>0.000</text:p>
          </table:table-cell>
          <table:table-cell table:style-name="ce2" table:formula="of:=[.L35]*(1-[.L35])" office:value-type="float" office:value="0">
            <text:p>0.000</text:p>
          </table:table-cell>
          <table:table-cell table:style-name="ce2" table:formula="of:=[.M35]*(1-[.M3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804579503817967">
            <text:p>0.8045795038</text:p>
          </table:table-cell>
          <table:table-cell office:value-type="float" office:value="0.921827710782236">
            <text:p>0.92182771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5050592240134">
            <text:p>0.3250505922</text:p>
          </table:table-cell>
          <table:table-cell office:value-type="float" office:value="-0.331567910759813">
            <text:p>-0.3315679108</text:p>
          </table:table-cell>
          <table:table-cell office:value-type="float" office:value="-0.331567910759813">
            <text:p>-0.3315679108</text:p>
          </table:table-cell>
          <table:table-cell office:value-type="float" office:value="0.350435488628976">
            <text:p>0.350435488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90406288613855">
            <text:p>0.8904062886</text:p>
          </table:table-cell>
          <table:table-cell office:value-type="float" office:value="0.97819483050985">
            <text:p>0.978194830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3:.BY34]" office:value-type="float" office:value="0.635599533446552">
            <text:p>0.636</text:p>
          </table:table-cell>
          <table:table-cell table:style-name="ce2" office:value-type="float" office:value="0.635599533446552">
            <text:p>0.636</text:p>
          </table:table-cell>
          <table:table-cell table:style-name="ce2" office:value-type="float" office:value="0.73820263867944">
            <text:p>0.738</text:p>
          </table:table-cell>
          <table:table-cell table:style-name="ce2"/>
          <table:table-cell table:style-name="ce2" table:number-matrix-columns-spanned="4" table:number-matrix-rows-spanned="2" table:formula="of:=MMULT([.A38:.C39];[.$A$2:.$D$4])" office:value-type="float" office:value="0.73820263867944">
            <text:p>0.738</text:p>
          </table:table-cell>
          <table:table-cell table:style-name="ce2" office:value-type="float" office:value="1.37380217212599">
            <text:p>1.374</text:p>
          </table:table-cell>
          <table:table-cell table:style-name="ce2" office:value-type="float" office:value="1.37380217212599">
            <text:p>1.374</text:p>
          </table:table-cell>
          <table:table-cell table:style-name="ce2" office:value-type="float" office:value="2.00940170557254">
            <text:p>2.009</text:p>
          </table:table-cell>
          <table:table-cell table:style-name="ce2"/>
          <table:table-cell table:style-name="ce2" table:formula="of:=1/(1+EXP(-[.E38]))" office:value-type="float" office:value="0.676602697836818">
            <text:p>0.677</text:p>
          </table:table-cell>
          <table:table-cell table:style-name="ce2" table:formula="of:=1/(1+EXP(-[.F38]))" office:value-type="float" office:value="0.797993757141739">
            <text:p>0.798</text:p>
          </table:table-cell>
          <table:table-cell table:style-name="ce2" table:formula="of:=1/(1+EXP(-[.G38]))" office:value-type="float" office:value="0.797993757141739">
            <text:p>0.798</text:p>
          </table:table-cell>
          <table:table-cell table:style-name="ce2" table:formula="of:=1/(1+EXP(-[.H38]))" office:value-type="float" office:value="0.881780668117353">
            <text:p>0.882</text:p>
          </table:table-cell>
          <table:table-cell table:style-name="ce2"/>
          <table:table-cell table:style-name="ce2" table:formula="of:=[.J38]*(1-[.J38])" office:value-type="float" office:value="0.218811487116758">
            <text:p>0.219</text:p>
          </table:table-cell>
          <table:table-cell table:style-name="ce2" table:formula="of:=[.K38]*(1-[.K38])" office:value-type="float" office:value="0.16119972070455">
            <text:p>0.161</text:p>
          </table:table-cell>
          <table:table-cell table:style-name="ce2" table:formula="of:=[.L38]*(1-[.L38])" office:value-type="float" office:value="0.16119972070455">
            <text:p>0.161</text:p>
          </table:table-cell>
          <table:table-cell table:style-name="ce2" table:formula="of:=[.M38]*(1-[.M38])" office:value-type="float" office:value="0.104243521451868">
            <text:p>0.104</text:p>
          </table:table-cell>
          <table:table-cell table:style-name="ce2"/>
          <table:table-cell table:style-name="ce2" table:number-matrix-columns-spanned="3" table:number-matrix-rows-spanned="1" table:formula="of:=[.BE33:.BG33]" office:value-type="float" office:value="-1.71049361681175">
            <text:p>-1.710</text:p>
          </table:table-cell>
          <table:table-cell table:style-name="ce2" office:value-type="float" office:value="2.31815483547849">
            <text:p>2.318</text:p>
          </table:table-cell>
          <table:table-cell table:style-name="ce2" office:value-type="float" office:value="-0.695184297646644">
            <text:p>-0.695</text:p>
          </table:table-cell>
          <table:table-cell table:style-name="ce2"/>
          <table:table-cell table:style-name="ce2" table:number-matrix-columns-spanned="4" table:number-matrix-rows-spanned="1" table:formula="of:=MMULT([.T38:.V38];[.J38:.M40])" office:value-type="float" office:value="-0.128248670600582">
            <text:p>-0.128</text:p>
          </table:table-cell>
          <table:table-cell table:style-name="ce2" office:value-type="float" office:value="0.074992314855945">
            <text:p>0.075</text:p>
          </table:table-cell>
          <table:table-cell table:style-name="ce2" office:value-type="float" office:value="0.074992314855945">
            <text:p>0.075</text:p>
          </table:table-cell>
          <table:table-cell table:style-name="ce2" office:value-type="float" office:value="0.066274212791184">
            <text:p>0.066</text:p>
          </table:table-cell>
          <table:table-cell table:style-name="ce2"/>
          <table:table-cell table:style-name="ce2" table:formula="of:=1/(1+EXP(-[.X38]))" office:value-type="float" office:value="0.467981705989505">
            <text:p>0.468</text:p>
          </table:table-cell>
          <table:table-cell table:style-name="ce2" table:formula="of:=1/(1+EXP(-[.Y38]))" office:value-type="float" office:value="0.518739297291523">
            <text:p>0.519</text:p>
          </table:table-cell>
          <table:table-cell table:style-name="ce2" table:formula="of:=1/(1+EXP(-[.Z38]))" office:value-type="float" office:value="0.518739297291523">
            <text:p>0.519</text:p>
          </table:table-cell>
          <table:table-cell table:style-name="ce2" table:formula="of:=1/(1+EXP(-[.AA38]))" office:value-type="float" office:value="0.516562491395259">
            <text:p>0.517</text:p>
          </table:table-cell>
          <table:table-cell/>
          <table:table-cell table:style-name="ce2" table:formula="of:=[.AC38]*(1-[.AC38])" office:value-type="float" office:value="0.248974828848658">
            <text:p>0.249</text:p>
          </table:table-cell>
          <table:table-cell table:style-name="ce2" table:formula="of:=[.AD38]*(1-[.AD38])" office:value-type="float" office:value="0.24964883873702">
            <text:p>0.250</text:p>
          </table:table-cell>
          <table:table-cell table:style-name="ce2" table:formula="of:=[.AE38]*(1-[.AE38])" office:value-type="float" office:value="0.24964883873702">
            <text:p>0.250</text:p>
          </table:table-cell>
          <table:table-cell table:style-name="ce2" table:formula="of:=[.AF38]*(1-[.AF38])" office:value-type="float" office:value="0.249725683878782">
            <text:p>0.250</text:p>
          </table:table-cell>
          <table:table-cell/>
          <table:table-cell table:style-name="ce2" table:number-matrix-columns-spanned="4" table:number-matrix-rows-spanned="1" table:formula="of:=[.$AC$8:.$AF$8]-[.AC38:.AF38]" office:value-type="float" office:value="-0.460828917800609">
            <text:p>-0.461</text:p>
          </table:table-cell>
          <table:table-cell table:style-name="ce2" office:value-type="float" office:value="0.473616566880217">
            <text:p>0.474</text:p>
          </table:table-cell>
          <table:table-cell table:style-name="ce2" office:value-type="float" office:value="0.473616566880217">
            <text:p>0.474</text:p>
          </table:table-cell>
          <table:table-cell table:style-name="ce2" office:value-type="float" office:value="-0.509409703206362">
            <text:p>-0.509</text:p>
          </table:table-cell>
          <table:table-cell/>
          <table:table-cell table:number-matrix-columns-spanned="4" table:number-matrix-rows-spanned="1" table:formula="of:=[.AM38:.AP38]*[.AH38:.AK38]" office:value-type="float" office:value="-0.114734800937919">
            <text:p>-0.1147348009</text:p>
          </table:table-cell>
          <table:table-cell office:value-type="float" office:value="0.11823782592826">
            <text:p>0.1182378259</text:p>
          </table:table-cell>
          <table:table-cell office:value-type="float" office:value="0.11823782592826">
            <text:p>0.1182378259</text:p>
          </table:table-cell>
          <table:table-cell office:value-type="float" office:value="-0.127212686507696">
            <text:p>-0.1272126865</text:p>
          </table:table-cell>
          <table:table-cell/>
          <table:table-cell table:number-matrix-columns-spanned="3" table:number-matrix-rows-spanned="4" table:formula="of:=TRANSPOSE([.J38:.M40])" office:value-type="float" office:value="0.676602697836818">
            <text:p>0.6766026978</text:p>
          </table:table-cell>
          <table:table-cell office:value-type="float" office:value="0.743807185104458">
            <text:p>0.743807185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8:.AU38];[.AW38:.AY41])" office:value-type="float" office:value="-0.00109746965459898">
            <text:p>-0.0010974697</text:p>
          </table:table-cell>
          <table:table-cell office:value-type="float" office:value="0.0079098998375952">
            <text:p>0.0079098998</text:p>
          </table:table-cell>
          <table:table-cell office:value-type="float" office:value="-0.00547183558909413">
            <text:p>-0.0054718356</text:p>
          </table:table-cell>
          <table:table-cell/>
          <table:table-cell table:number-matrix-columns-spanned="3" table:number-matrix-rows-spanned="1" table:formula="of:=[.T38:.V38]+[.BA38:.BC38]" office:value-type="float" office:value="-1.71159108646635">
            <text:p>-1.7115910865</text:p>
          </table:table-cell>
          <table:table-cell office:value-type="float" office:value="2.32606473531609">
            <text:p>2.3260647353</text:p>
          </table:table-cell>
          <table:table-cell office:value-type="float" office:value="-0.700656133235738">
            <text:p>-0.7006561332</text:p>
          </table:table-cell>
          <table:table-cell/>
          <table:table-cell table:number-matrix-columns-spanned="4" table:number-matrix-rows-spanned="3" table:formula="of:=MMULT(TRANSPOSE([.BE38:.BG38]);[.AM38:.AP38])" office:value-type="float" office:value="0.788750668093454">
            <text:p>0.7887506681</text:p>
          </table:table-cell>
          <table:table-cell office:value-type="float" office:value="-0.810637894274971">
            <text:p>-0.8106378943</text:p>
          </table:table-cell>
          <table:table-cell office:value-type="float" office:value="-0.810637894274971">
            <text:p>-0.8106378943</text:p>
          </table:table-cell>
          <table:table-cell office:value-type="float" office:value="0.871901107367476">
            <text:p>0.8719011074</text:p>
          </table:table-cell>
          <table:table-cell/>
          <table:table-cell table:number-matrix-columns-spanned="4" table:number-matrix-rows-spanned="3" table:formula="of:=[.BI38:.BL40]*[.O38:.R40]" office:value-type="float" office:value="0.172587706649865">
            <text:p>0.1725877066</text:p>
          </table:table-cell>
          <table:table-cell office:value-type="float" office:value="-0.13067460214965">
            <text:p>-0.1306746021</text:p>
          </table:table-cell>
          <table:table-cell office:value-type="float" office:value="-0.13067460214965">
            <text:p>-0.1306746021</text:p>
          </table:table-cell>
          <table:table-cell office:value-type="float" office:value="0.0908900417897686">
            <text:p>0.0908900418</text:p>
          </table:table-cell>
          <table:table-cell/>
          <table:table-cell table:number-matrix-columns-spanned="3" table:number-matrix-rows-spanned="2" table:formula="of:=MMULT([.BN38:.BQ39];[.$O$2:.$Q$5])" office:value-type="float" office:value="-0.0397845603598816">
            <text:p>-0.0397845604</text:p>
          </table:table-cell>
          <table:table-cell office:value-type="float" office:value="-0.0397845603598816">
            <text:p>-0.0397845604</text:p>
          </table:table-cell>
          <table:table-cell office:value-type="float" office:value="0.00212854414033305">
            <text:p>0.0021285441</text:p>
          </table:table-cell>
          <table:table-cell/>
          <table:table-cell table:number-matrix-columns-spanned="3" table:number-matrix-rows-spanned="2" table:formula="of:=[.A38:.C39]+[.BS38:.BU39]" office:value-type="float" office:value="0.59581497308667">
            <text:p>0.5958149731</text:p>
          </table:table-cell>
          <table:table-cell office:value-type="float" office:value="0.59581497308667">
            <text:p>0.5958149731</text:p>
          </table:table-cell>
          <table:table-cell office:value-type="float" office:value="0.740331182819773">
            <text:p>0.7403311828</text:p>
          </table:table-cell>
          <table:table-cell/>
          <table:table-cell table:formula="of:=SUMSQ([.AM38:.AP38])" office:value-type="float" office:value="0.92048684204888">
            <text:p>0.920486842</text:p>
          </table:table-cell>
          <table:table-cell table:number-columns-repeated="945"/>
        </table:table-row>
        <table:table-row table:style-name="ro2">
          <table:table-cell table:style-name="ce2" office:value-type="float" office:value="1.39086783515401">
            <text:p>1.391</text:p>
          </table:table-cell>
          <table:table-cell table:style-name="ce2" office:value-type="float" office:value="1.39086783515401">
            <text:p>1.391</text:p>
          </table:table-cell>
          <table:table-cell table:style-name="ce2" office:value-type="float" office:value="1.06585149727439">
            <text:p>1.066</text:p>
          </table:table-cell>
          <table:table-cell table:style-name="ce2"/>
          <table:table-cell table:style-name="ce2" office:value-type="float" office:value="1.06585149727439">
            <text:p>1.066</text:p>
          </table:table-cell>
          <table:table-cell table:style-name="ce2" office:value-type="float" office:value="2.4567193324284">
            <text:p>2.457</text:p>
          </table:table-cell>
          <table:table-cell table:style-name="ce2" office:value-type="float" office:value="2.4567193324284">
            <text:p>2.457</text:p>
          </table:table-cell>
          <table:table-cell table:style-name="ce2" office:value-type="float" office:value="3.84758716758241">
            <text:p>3.848</text:p>
          </table:table-cell>
          <table:table-cell table:style-name="ce2"/>
          <table:table-cell table:style-name="ce2" table:formula="of:=1/(1+EXP(-[.E39]))" office:value-type="float" office:value="0.743807185104458">
            <text:p>0.744</text:p>
          </table:table-cell>
          <table:table-cell table:style-name="ce2" table:formula="of:=1/(1+EXP(-[.F39]))" office:value-type="float" office:value="0.921051436112739">
            <text:p>0.921</text:p>
          </table:table-cell>
          <table:table-cell table:style-name="ce2" table:formula="of:=1/(1+EXP(-[.G39]))" office:value-type="float" office:value="0.921051436112739">
            <text:p>0.921</text:p>
          </table:table-cell>
          <table:table-cell table:style-name="ce2" table:formula="of:=1/(1+EXP(-[.H39]))" office:value-type="float" office:value="0.979114371457443">
            <text:p>0.979</text:p>
          </table:table-cell>
          <table:table-cell table:style-name="ce2"/>
          <table:table-cell table:style-name="ce2" table:formula="of:=[.J39]*(1-[.J39])" office:value-type="float" office:value="0.19055805649144">
            <text:p>0.191</text:p>
          </table:table-cell>
          <table:table-cell table:style-name="ce2" table:formula="of:=[.K39]*(1-[.K39])" office:value-type="float" office:value="0.0727156881473998">
            <text:p>0.073</text:p>
          </table:table-cell>
          <table:table-cell table:style-name="ce2" table:formula="of:=[.L39]*(1-[.L39])" office:value-type="float" office:value="0.0727156881473998">
            <text:p>0.073</text:p>
          </table:table-cell>
          <table:table-cell table:style-name="ce2" table:formula="of:=[.M39]*(1-[.M39])" office:value-type="float" office:value="0.0204494190629389">
            <text:p>0.02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97993757141739">
            <text:p>0.7979937571</text:p>
          </table:table-cell>
          <table:table-cell office:value-type="float" office:value="0.921051436112739">
            <text:p>0.921051436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7191789470987">
            <text:p>-1.0719178947</text:p>
          </table:table-cell>
          <table:table-cell office:value-type="float" office:value="1.10166279428155">
            <text:p>1.1016627943</text:p>
          </table:table-cell>
          <table:table-cell office:value-type="float" office:value="1.10166279428155">
            <text:p>1.1016627943</text:p>
          </table:table-cell>
          <table:table-cell office:value-type="float" office:value="-1.18491994645615">
            <text:p>-1.1849199465</text:p>
          </table:table-cell>
          <table:table-cell/>
          <table:table-cell office:value-type="float" office:value="-0.20426259073431">
            <text:p>-0.2042625907</text:p>
          </table:table-cell>
          <table:table-cell office:value-type="float" office:value="0.08010816819257">
            <text:p>0.0801081682</text:p>
          </table:table-cell>
          <table:table-cell office:value-type="float" office:value="0.08010816819257">
            <text:p>0.0801081682</text:p>
          </table:table-cell>
          <table:table-cell office:value-type="float" office:value="-0.0242309245411171">
            <text:p>-0.0242309245</text:p>
          </table:table-cell>
          <table:table-cell/>
          <table:table-cell office:value-type="float" office:value="0.0558772436514529">
            <text:p>0.0558772437</text:p>
          </table:table-cell>
          <table:table-cell office:value-type="float" office:value="0.0558772436514529">
            <text:p>0.0558772437</text:p>
          </table:table-cell>
          <table:table-cell office:value-type="float" office:value="-0.0682771788902869">
            <text:p>-0.0682771789</text:p>
          </table:table-cell>
          <table:table-cell/>
          <table:table-cell office:value-type="float" office:value="1.44674507880546">
            <text:p>1.4467450788</text:p>
          </table:table-cell>
          <table:table-cell office:value-type="float" office:value="1.44674507880546">
            <text:p>1.4467450788</text:p>
          </table:table-cell>
          <table:table-cell office:value-type="float" office:value="0.997574318384103">
            <text:p>0.997574318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0]*(1-[.J40])" office:value-type="float" office:value="0">
            <text:p>0.000</text:p>
          </table:table-cell>
          <table:table-cell table:style-name="ce2" table:formula="of:=[.K40]*(1-[.K40])" office:value-type="float" office:value="0">
            <text:p>0.000</text:p>
          </table:table-cell>
          <table:table-cell table:style-name="ce2" table:formula="of:=[.L40]*(1-[.L40])" office:value-type="float" office:value="0">
            <text:p>0.000</text:p>
          </table:table-cell>
          <table:table-cell table:style-name="ce2" table:formula="of:=[.M40]*(1-[.M4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97993757141739">
            <text:p>0.7979937571</text:p>
          </table:table-cell>
          <table:table-cell office:value-type="float" office:value="0.921051436112739">
            <text:p>0.921051436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2882607629384">
            <text:p>0.3228826076</text:p>
          </table:table-cell>
          <table:table-cell office:value-type="float" office:value="-0.331842352386678">
            <text:p>-0.3318423524</text:p>
          </table:table-cell>
          <table:table-cell office:value-type="float" office:value="-0.331842352386678">
            <text:p>-0.3318423524</text:p>
          </table:table-cell>
          <table:table-cell office:value-type="float" office:value="0.356921032881335">
            <text:p>0.356921032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81780668117353">
            <text:p>0.8817806681</text:p>
          </table:table-cell>
          <table:table-cell office:value-type="float" office:value="0.979114371457443">
            <text:p>0.979114371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8:.BY39]" office:value-type="float" office:value="0.59581497308667">
            <text:p>0.596</text:p>
          </table:table-cell>
          <table:table-cell table:style-name="ce2" office:value-type="float" office:value="0.59581497308667">
            <text:p>0.596</text:p>
          </table:table-cell>
          <table:table-cell table:style-name="ce2" office:value-type="float" office:value="0.740331182819773">
            <text:p>0.740</text:p>
          </table:table-cell>
          <table:table-cell table:style-name="ce2"/>
          <table:table-cell table:style-name="ce2" table:number-matrix-columns-spanned="4" table:number-matrix-rows-spanned="2" table:formula="of:=MMULT([.A43:.C44];[.$A$2:.$D$4])" office:value-type="float" office:value="0.740331182819773">
            <text:p>0.740</text:p>
          </table:table-cell>
          <table:table-cell table:style-name="ce2" office:value-type="float" office:value="1.33614615590644">
            <text:p>1.336</text:p>
          </table:table-cell>
          <table:table-cell table:style-name="ce2" office:value-type="float" office:value="1.33614615590644">
            <text:p>1.336</text:p>
          </table:table-cell>
          <table:table-cell table:style-name="ce2" office:value-type="float" office:value="1.93196112899311">
            <text:p>1.932</text:p>
          </table:table-cell>
          <table:table-cell table:style-name="ce2"/>
          <table:table-cell table:style-name="ce2" table:formula="of:=1/(1+EXP(-[.E43]))" office:value-type="float" office:value="0.677068272557148">
            <text:p>0.677</text:p>
          </table:table-cell>
          <table:table-cell table:style-name="ce2" table:formula="of:=1/(1+EXP(-[.F43]))" office:value-type="float" office:value="0.791855463784401">
            <text:p>0.792</text:p>
          </table:table-cell>
          <table:table-cell table:style-name="ce2" table:formula="of:=1/(1+EXP(-[.G43]))" office:value-type="float" office:value="0.791855463784401">
            <text:p>0.792</text:p>
          </table:table-cell>
          <table:table-cell table:style-name="ce2" table:formula="of:=1/(1+EXP(-[.H43]))" office:value-type="float" office:value="0.873466328342212">
            <text:p>0.873</text:p>
          </table:table-cell>
          <table:table-cell table:style-name="ce2"/>
          <table:table-cell table:style-name="ce2" table:formula="of:=[.J43]*(1-[.J43])" office:value-type="float" office:value="0.218646826853627">
            <text:p>0.219</text:p>
          </table:table-cell>
          <table:table-cell table:style-name="ce2" table:formula="of:=[.K43]*(1-[.K43])" office:value-type="float" office:value="0.164820388259192">
            <text:p>0.165</text:p>
          </table:table-cell>
          <table:table-cell table:style-name="ce2" table:formula="of:=[.L43]*(1-[.L43])" office:value-type="float" office:value="0.164820388259192">
            <text:p>0.165</text:p>
          </table:table-cell>
          <table:table-cell table:style-name="ce2" table:formula="of:=[.M43]*(1-[.M43])" office:value-type="float" office:value="0.110522901594587">
            <text:p>0.111</text:p>
          </table:table-cell>
          <table:table-cell table:style-name="ce2"/>
          <table:table-cell table:style-name="ce2" table:number-matrix-columns-spanned="3" table:number-matrix-rows-spanned="1" table:formula="of:=[.BE38:.BG38]" office:value-type="float" office:value="-1.71159108646635">
            <text:p>-1.712</text:p>
          </table:table-cell>
          <table:table-cell table:style-name="ce2" office:value-type="float" office:value="2.32606473531609">
            <text:p>2.326</text:p>
          </table:table-cell>
          <table:table-cell table:style-name="ce2" office:value-type="float" office:value="-0.700656133235738">
            <text:p>-0.701</text:p>
          </table:table-cell>
          <table:table-cell table:style-name="ce2"/>
          <table:table-cell table:style-name="ce2" table:number-matrix-columns-spanned="4" table:number-matrix-rows-spanned="1" table:formula="of:=MMULT([.T43:.V43];[.J43:.M45])" office:value-type="float" office:value="-0.16014053786388">
            <text:p>-0.160</text:p>
          </table:table-cell>
          <table:table-cell table:style-name="ce2" office:value-type="float" office:value="0.0843280551930643">
            <text:p>0.084</text:p>
          </table:table-cell>
          <table:table-cell table:style-name="ce2" office:value-type="float" office:value="0.0843280551930643">
            <text:p>0.084</text:p>
          </table:table-cell>
          <table:table-cell table:style-name="ce2" office:value-type="float" office:value="0.0838356543638083">
            <text:p>0.084</text:p>
          </table:table-cell>
          <table:table-cell table:style-name="ce2"/>
          <table:table-cell table:style-name="ce2" table:formula="of:=1/(1+EXP(-[.X43]))" office:value-type="float" office:value="0.460050205078998">
            <text:p>0.460</text:p>
          </table:table-cell>
          <table:table-cell table:style-name="ce2" table:formula="of:=1/(1+EXP(-[.Y43]))" office:value-type="float" office:value="0.521069529438013">
            <text:p>0.521</text:p>
          </table:table-cell>
          <table:table-cell table:style-name="ce2" table:formula="of:=1/(1+EXP(-[.Z43]))" office:value-type="float" office:value="0.521069529438013">
            <text:p>0.521</text:p>
          </table:table-cell>
          <table:table-cell table:style-name="ce2" table:formula="of:=1/(1+EXP(-[.AA43]))" office:value-type="float" office:value="0.520946646547388">
            <text:p>0.521</text:p>
          </table:table-cell>
          <table:table-cell/>
          <table:table-cell table:style-name="ce2" table:formula="of:=[.AC43]*(1-[.AC43])" office:value-type="float" office:value="0.24840401388577">
            <text:p>0.248</text:p>
          </table:table-cell>
          <table:table-cell table:style-name="ce2" table:formula="of:=[.AD43]*(1-[.AD43])" office:value-type="float" office:value="0.249556074929261">
            <text:p>0.250</text:p>
          </table:table-cell>
          <table:table-cell table:style-name="ce2" table:formula="of:=[.AE43]*(1-[.AE43])" office:value-type="float" office:value="0.249556074929261">
            <text:p>0.250</text:p>
          </table:table-cell>
          <table:table-cell table:style-name="ce2" table:formula="of:=[.AF43]*(1-[.AF43])" office:value-type="float" office:value="0.249561237998419">
            <text:p>0.250</text:p>
          </table:table-cell>
          <table:table-cell/>
          <table:table-cell table:style-name="ce2" table:number-matrix-columns-spanned="4" table:number-matrix-rows-spanned="1" table:formula="of:=[.$AC$8:.$AF$8]-[.AC43:.AF43]" office:value-type="float" office:value="-0.452897416890102">
            <text:p>-0.453</text:p>
          </table:table-cell>
          <table:table-cell table:style-name="ce2" office:value-type="float" office:value="0.471286334733726">
            <text:p>0.471</text:p>
          </table:table-cell>
          <table:table-cell table:style-name="ce2" office:value-type="float" office:value="0.471286334733726">
            <text:p>0.471</text:p>
          </table:table-cell>
          <table:table-cell table:style-name="ce2" office:value-type="float" office:value="-0.513793858358491">
            <text:p>-0.514</text:p>
          </table:table-cell>
          <table:table-cell/>
          <table:table-cell table:number-matrix-columns-spanned="4" table:number-matrix-rows-spanned="1" table:formula="of:=[.AM43:.AP43]*[.AH43:.AK43]" office:value-type="float" office:value="-0.112501536233998">
            <text:p>-0.1125015362</text:p>
          </table:table-cell>
          <table:table-cell office:value-type="float" office:value="0.117612367863946">
            <text:p>0.1176123679</text:p>
          </table:table-cell>
          <table:table-cell office:value-type="float" office:value="0.117612367863946">
            <text:p>0.1176123679</text:p>
          </table:table-cell>
          <table:table-cell office:value-type="float" office:value="-0.128223031367929">
            <text:p>-0.1282230314</text:p>
          </table:table-cell>
          <table:table-cell/>
          <table:table-cell table:number-matrix-columns-spanned="3" table:number-matrix-rows-spanned="4" table:formula="of:=TRANSPOSE([.J43:.M45])" office:value-type="float" office:value="0.677068272557148">
            <text:p>0.6770682726</text:p>
          </table:table-cell>
          <table:table-cell office:value-type="float" office:value="0.730581393461912">
            <text:p>0.730581393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3:.AU43];[.AW43:.AY46])" office:value-type="float" office:value="-0.00190572901245845">
            <text:p>-0.001905729</text:p>
          </table:table-cell>
          <table:table-cell office:value-type="float" office:value="0.00859267554006896">
            <text:p>0.0085926755</text:p>
          </table:table-cell>
          <table:table-cell office:value-type="float" office:value="-0.00549983187403476">
            <text:p>-0.0054998319</text:p>
          </table:table-cell>
          <table:table-cell/>
          <table:table-cell table:number-matrix-columns-spanned="3" table:number-matrix-rows-spanned="1" table:formula="of:=[.T43:.V43]+[.BA43:.BC43]" office:value-type="float" office:value="-1.7134968154788">
            <text:p>-1.7134968155</text:p>
          </table:table-cell>
          <table:table-cell office:value-type="float" office:value="2.33465741085616">
            <text:p>2.3346574109</text:p>
          </table:table-cell>
          <table:table-cell office:value-type="float" office:value="-0.706155965109773">
            <text:p>-0.7061559651</text:p>
          </table:table-cell>
          <table:table-cell/>
          <table:table-cell table:number-matrix-columns-spanned="4" table:number-matrix-rows-spanned="3" table:formula="of:=MMULT(TRANSPOSE([.BE43:.BG43]);[.AM43:.AP43])" office:value-type="float" office:value="0.776038281579766">
            <text:p>0.7760382816</text:p>
          </table:table-cell>
          <table:table-cell office:value-type="float" office:value="-0.807547633744918">
            <text:p>-0.8075476337</text:p>
          </table:table-cell>
          <table:table-cell office:value-type="float" office:value="-0.807547633744918">
            <text:p>-0.8075476337</text:p>
          </table:table-cell>
          <table:table-cell office:value-type="float" office:value="0.880384140109843">
            <text:p>0.8803841401</text:p>
          </table:table-cell>
          <table:table-cell/>
          <table:table-cell table:number-matrix-columns-spanned="4" table:number-matrix-rows-spanned="3" table:formula="of:=[.BI43:.BL45]*[.O43:.R45]" office:value-type="float" office:value="0.169678307784358">
            <text:p>0.1696783078</text:p>
          </table:table-cell>
          <table:table-cell office:value-type="float" office:value="-0.133100314531629">
            <text:p>-0.1331003145</text:p>
          </table:table-cell>
          <table:table-cell office:value-type="float" office:value="-0.133100314531629">
            <text:p>-0.1331003145</text:p>
          </table:table-cell>
          <table:table-cell office:value-type="float" office:value="0.0973026096827951">
            <text:p>0.0973026097</text:p>
          </table:table-cell>
          <table:table-cell/>
          <table:table-cell table:number-matrix-columns-spanned="3" table:number-matrix-rows-spanned="2" table:formula="of:=MMULT([.BN43:.BQ44];[.$O$2:.$Q$5])" office:value-type="float" office:value="-0.0357977048488341">
            <text:p>-0.0357977048</text:p>
          </table:table-cell>
          <table:table-cell office:value-type="float" office:value="-0.0357977048488341">
            <text:p>-0.0357977048</text:p>
          </table:table-cell>
          <table:table-cell office:value-type="float" office:value="0.000780288403894352">
            <text:p>0.0007802884</text:p>
          </table:table-cell>
          <table:table-cell/>
          <table:table-cell table:number-matrix-columns-spanned="3" table:number-matrix-rows-spanned="2" table:formula="of:=[.A43:.C44]+[.BS43:.BU44]" office:value-type="float" office:value="0.560017268237836">
            <text:p>0.5600172682</text:p>
          </table:table-cell>
          <table:table-cell office:value-type="float" office:value="0.560017268237836">
            <text:p>0.5600172682</text:p>
          </table:table-cell>
          <table:table-cell office:value-type="float" office:value="0.741111471223667">
            <text:p>0.7411114712</text:p>
          </table:table-cell>
          <table:table-cell/>
          <table:table-cell table:formula="of:=SUMSQ([.AM43:.AP43])" office:value-type="float" office:value="0.913321817726132">
            <text:p>0.9133218177</text:p>
          </table:table-cell>
          <table:table-cell table:number-columns-repeated="945"/>
        </table:table-row>
        <table:table-row table:style-name="ro2">
          <table:table-cell table:style-name="ce2" office:value-type="float" office:value="1.44674507880546">
            <text:p>1.447</text:p>
          </table:table-cell>
          <table:table-cell table:style-name="ce2" office:value-type="float" office:value="1.44674507880546">
            <text:p>1.447</text:p>
          </table:table-cell>
          <table:table-cell table:style-name="ce2" office:value-type="float" office:value="0.997574318384103">
            <text:p>0.998</text:p>
          </table:table-cell>
          <table:table-cell table:style-name="ce2"/>
          <table:table-cell table:style-name="ce2" office:value-type="float" office:value="0.997574318384103">
            <text:p>0.998</text:p>
          </table:table-cell>
          <table:table-cell table:style-name="ce2" office:value-type="float" office:value="2.44431939718957">
            <text:p>2.444</text:p>
          </table:table-cell>
          <table:table-cell table:style-name="ce2" office:value-type="float" office:value="2.44431939718957">
            <text:p>2.444</text:p>
          </table:table-cell>
          <table:table-cell table:style-name="ce2" office:value-type="float" office:value="3.89106447599503">
            <text:p>3.891</text:p>
          </table:table-cell>
          <table:table-cell table:style-name="ce2"/>
          <table:table-cell table:style-name="ce2" table:formula="of:=1/(1+EXP(-[.E44]))" office:value-type="float" office:value="0.730581393461912">
            <text:p>0.731</text:p>
          </table:table-cell>
          <table:table-cell table:style-name="ce2" table:formula="of:=1/(1+EXP(-[.F44]))" office:value-type="float" office:value="0.920145045628324">
            <text:p>0.920</text:p>
          </table:table-cell>
          <table:table-cell table:style-name="ce2" table:formula="of:=1/(1+EXP(-[.G44]))" office:value-type="float" office:value="0.920145045628324">
            <text:p>0.920</text:p>
          </table:table-cell>
          <table:table-cell table:style-name="ce2" table:formula="of:=1/(1+EXP(-[.H44]))" office:value-type="float" office:value="0.979985180510809">
            <text:p>0.980</text:p>
          </table:table-cell>
          <table:table-cell table:style-name="ce2"/>
          <table:table-cell table:style-name="ce2" table:formula="of:=[.J44]*(1-[.J44])" office:value-type="float" office:value="0.196832220989163">
            <text:p>0.197</text:p>
          </table:table-cell>
          <table:table-cell table:style-name="ce2" table:formula="of:=[.K44]*(1-[.K44])" office:value-type="float" office:value="0.0734781406339734">
            <text:p>0.073</text:p>
          </table:table-cell>
          <table:table-cell table:style-name="ce2" table:formula="of:=[.L44]*(1-[.L44])" office:value-type="float" office:value="0.0734781406339734">
            <text:p>0.073</text:p>
          </table:table-cell>
          <table:table-cell table:style-name="ce2" table:formula="of:=[.M44]*(1-[.M44])" office:value-type="float" office:value="0.0196142264900062">
            <text:p>0.02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91855463784401">
            <text:p>0.7918554638</text:p>
          </table:table-cell>
          <table:table-cell office:value-type="float" office:value="0.920145045628324">
            <text:p>0.920145045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5736031070009">
            <text:p>-1.0573603107</text:p>
          </table:table-cell>
          <table:table-cell office:value-type="float" office:value="1.10029213402133">
            <text:p>1.100292134</text:p>
          </table:table-cell>
          <table:table-cell office:value-type="float" office:value="1.10029213402133">
            <text:p>1.100292134</text:p>
          </table:table-cell>
          <table:table-cell office:value-type="float" office:value="-1.19953263906903">
            <text:p>-1.1995326391</text:p>
          </table:table-cell>
          <table:table-cell/>
          <table:table-cell office:value-type="float" office:value="-0.20812257834089">
            <text:p>-0.2081225783</text:p>
          </table:table-cell>
          <table:table-cell office:value-type="float" office:value="0.0808474201620739">
            <text:p>0.0808474202</text:p>
          </table:table-cell>
          <table:table-cell office:value-type="float" office:value="0.0808474201620739">
            <text:p>0.0808474202</text:p>
          </table:table-cell>
          <table:table-cell office:value-type="float" office:value="-0.0235279048648549">
            <text:p>-0.0235279049</text:p>
          </table:table-cell>
          <table:table-cell/>
          <table:table-cell office:value-type="float" office:value="0.057319515297219">
            <text:p>0.0573195153</text:p>
          </table:table-cell>
          <table:table-cell office:value-type="float" office:value="0.057319515297219">
            <text:p>0.0573195153</text:p>
          </table:table-cell>
          <table:table-cell office:value-type="float" office:value="-0.0699556428815968">
            <text:p>-0.0699556429</text:p>
          </table:table-cell>
          <table:table-cell/>
          <table:table-cell office:value-type="float" office:value="1.50406459410268">
            <text:p>1.5040645941</text:p>
          </table:table-cell>
          <table:table-cell office:value-type="float" office:value="1.50406459410268">
            <text:p>1.5040645941</text:p>
          </table:table-cell>
          <table:table-cell office:value-type="float" office:value="0.927618675502506">
            <text:p>0.927618675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5]*(1-[.J45])" office:value-type="float" office:value="0">
            <text:p>0.000</text:p>
          </table:table-cell>
          <table:table-cell table:style-name="ce2" table:formula="of:=[.K45]*(1-[.K45])" office:value-type="float" office:value="0">
            <text:p>0.000</text:p>
          </table:table-cell>
          <table:table-cell table:style-name="ce2" table:formula="of:=[.L45]*(1-[.L45])" office:value-type="float" office:value="0">
            <text:p>0.000</text:p>
          </table:table-cell>
          <table:table-cell table:style-name="ce2" table:formula="of:=[.M45]*(1-[.M4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91855463784401">
            <text:p>0.7918554638</text:p>
          </table:table-cell>
          <table:table-cell office:value-type="float" office:value="0.920145045628324">
            <text:p>0.920145045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9816212519753">
            <text:p>0.3198162125</text:p>
          </table:table-cell>
          <table:table-cell office:value-type="float" office:value="-0.332801656546942">
            <text:p>-0.3328016565</text:p>
          </table:table-cell>
          <table:table-cell office:value-type="float" office:value="-0.332801656546942">
            <text:p>-0.3328016565</text:p>
          </table:table-cell>
          <table:table-cell office:value-type="float" office:value="0.362818597916615">
            <text:p>0.362818597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73466328342212">
            <text:p>0.8734663283</text:p>
          </table:table-cell>
          <table:table-cell office:value-type="float" office:value="0.979985180510809">
            <text:p>0.979985180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3:.BY44]" office:value-type="float" office:value="0.560017268237836">
            <text:p>0.560</text:p>
          </table:table-cell>
          <table:table-cell table:style-name="ce2" office:value-type="float" office:value="0.560017268237836">
            <text:p>0.560</text:p>
          </table:table-cell>
          <table:table-cell table:style-name="ce2" office:value-type="float" office:value="0.741111471223667">
            <text:p>0.741</text:p>
          </table:table-cell>
          <table:table-cell table:style-name="ce2"/>
          <table:table-cell table:style-name="ce2" table:number-matrix-columns-spanned="4" table:number-matrix-rows-spanned="2" table:formula="of:=MMULT([.A48:.C49];[.$A$2:.$D$4])" office:value-type="float" office:value="0.741111471223667">
            <text:p>0.741</text:p>
          </table:table-cell>
          <table:table-cell table:style-name="ce2" office:value-type="float" office:value="1.3011287394615">
            <text:p>1.301</text:p>
          </table:table-cell>
          <table:table-cell table:style-name="ce2" office:value-type="float" office:value="1.3011287394615">
            <text:p>1.301</text:p>
          </table:table-cell>
          <table:table-cell table:style-name="ce2" office:value-type="float" office:value="1.86114600769934">
            <text:p>1.861</text:p>
          </table:table-cell>
          <table:table-cell table:style-name="ce2"/>
          <table:table-cell table:style-name="ce2" table:formula="of:=1/(1+EXP(-[.E48]))" office:value-type="float" office:value="0.677238856563413">
            <text:p>0.677</text:p>
          </table:table-cell>
          <table:table-cell table:style-name="ce2" table:formula="of:=1/(1+EXP(-[.F48]))" office:value-type="float" office:value="0.786024886756174">
            <text:p>0.786</text:p>
          </table:table-cell>
          <table:table-cell table:style-name="ce2" table:formula="of:=1/(1+EXP(-[.G48]))" office:value-type="float" office:value="0.786024886756174">
            <text:p>0.786</text:p>
          </table:table-cell>
          <table:table-cell table:style-name="ce2" table:formula="of:=1/(1+EXP(-[.H48]))" office:value-type="float" office:value="0.865430468662778">
            <text:p>0.865</text:p>
          </table:table-cell>
          <table:table-cell table:style-name="ce2"/>
          <table:table-cell table:style-name="ce2" table:formula="of:=[.J48]*(1-[.J48])" office:value-type="float" office:value="0.218586387724094">
            <text:p>0.219</text:p>
          </table:table-cell>
          <table:table-cell table:style-name="ce2" table:formula="of:=[.K48]*(1-[.K48])" office:value-type="float" office:value="0.168189764156118">
            <text:p>0.168</text:p>
          </table:table-cell>
          <table:table-cell table:style-name="ce2" table:formula="of:=[.L48]*(1-[.L48])" office:value-type="float" office:value="0.168189764156118">
            <text:p>0.168</text:p>
          </table:table-cell>
          <table:table-cell table:style-name="ce2" table:formula="of:=[.M48]*(1-[.M48])" office:value-type="float" office:value="0.116460572572902">
            <text:p>0.116</text:p>
          </table:table-cell>
          <table:table-cell table:style-name="ce2"/>
          <table:table-cell table:style-name="ce2" table:number-matrix-columns-spanned="3" table:number-matrix-rows-spanned="1" table:formula="of:=[.BE43:.BG43]" office:value-type="float" office:value="-1.7134968154788">
            <text:p>-1.713</text:p>
          </table:table-cell>
          <table:table-cell table:style-name="ce2" office:value-type="float" office:value="2.33465741085616">
            <text:p>2.335</text:p>
          </table:table-cell>
          <table:table-cell table:style-name="ce2" office:value-type="float" office:value="-0.706155965109773">
            <text:p>-0.706</text:p>
          </table:table-cell>
          <table:table-cell table:style-name="ce2"/>
          <table:table-cell table:style-name="ce2" table:number-matrix-columns-spanned="4" table:number-matrix-rows-spanned="1" table:formula="of:=MMULT([.T48:.V48];[.J48:.M50])" office:value-type="float" office:value="-0.193605960171311">
            <text:p>-0.194</text:p>
          </table:table-cell>
          <table:table-cell table:style-name="ce2" office:value-type="float" office:value="0.0930371231311326">
            <text:p>0.093</text:p>
          </table:table-cell>
          <table:table-cell table:style-name="ce2" office:value-type="float" office:value="0.0930371231311326">
            <text:p>0.093</text:p>
          </table:table-cell>
          <table:table-cell table:style-name="ce2" office:value-type="float" office:value="0.100864221414024">
            <text:p>0.101</text:p>
          </table:table-cell>
          <table:table-cell table:style-name="ce2"/>
          <table:table-cell table:style-name="ce2" table:formula="of:=1/(1+EXP(-[.X48]))" office:value-type="float" office:value="0.451749132567413">
            <text:p>0.452</text:p>
          </table:table-cell>
          <table:table-cell table:style-name="ce2" table:formula="of:=1/(1+EXP(-[.Y48]))" office:value-type="float" office:value="0.523242517779648">
            <text:p>0.523</text:p>
          </table:table-cell>
          <table:table-cell table:style-name="ce2" table:formula="of:=1/(1+EXP(-[.Z48]))" office:value-type="float" office:value="0.523242517779648">
            <text:p>0.523</text:p>
          </table:table-cell>
          <table:table-cell table:style-name="ce2" table:formula="of:=1/(1+EXP(-[.AA48]))" office:value-type="float" office:value="0.525194698927242">
            <text:p>0.525</text:p>
          </table:table-cell>
          <table:table-cell/>
          <table:table-cell table:style-name="ce2" table:formula="of:=[.AC48]*(1-[.AC48])" office:value-type="float" office:value="0.247671853792003">
            <text:p>0.248</text:p>
          </table:table-cell>
          <table:table-cell table:style-name="ce2" table:formula="of:=[.AD48]*(1-[.AD48])" office:value-type="float" office:value="0.249459785367263">
            <text:p>0.249</text:p>
          </table:table-cell>
          <table:table-cell table:style-name="ce2" table:formula="of:=[.AE48]*(1-[.AE48])" office:value-type="float" office:value="0.249459785367263">
            <text:p>0.249</text:p>
          </table:table-cell>
          <table:table-cell table:style-name="ce2" table:formula="of:=[.AF48]*(1-[.AF48])" office:value-type="float" office:value="0.249365227145966">
            <text:p>0.249</text:p>
          </table:table-cell>
          <table:table-cell/>
          <table:table-cell table:style-name="ce2" table:number-matrix-columns-spanned="4" table:number-matrix-rows-spanned="1" table:formula="of:=[.$AC$8:.$AF$8]-[.AC48:.AF48]" office:value-type="float" office:value="-0.444596344378517">
            <text:p>-0.445</text:p>
          </table:table-cell>
          <table:table-cell table:style-name="ce2" office:value-type="float" office:value="0.469113346392092">
            <text:p>0.469</text:p>
          </table:table-cell>
          <table:table-cell table:style-name="ce2" office:value-type="float" office:value="0.469113346392092">
            <text:p>0.469</text:p>
          </table:table-cell>
          <table:table-cell table:style-name="ce2" office:value-type="float" office:value="-0.518041910738346">
            <text:p>-0.518</text:p>
          </table:table-cell>
          <table:table-cell/>
          <table:table-cell table:number-matrix-columns-spanned="4" table:number-matrix-rows-spanned="1" table:formula="of:=[.AM48:.AP48]*[.AH48:.AK48]" office:value-type="float" office:value="-0.110114000801375">
            <text:p>-0.1101140008</text:p>
          </table:table-cell>
          <table:table-cell office:value-type="float" office:value="0.11702491470389">
            <text:p>0.1170249147</text:p>
          </table:table-cell>
          <table:table-cell office:value-type="float" office:value="0.11702491470389">
            <text:p>0.1170249147</text:p>
          </table:table-cell>
          <table:table-cell office:value-type="float" office:value="-0.129181638742398">
            <text:p>-0.1291816387</text:p>
          </table:table-cell>
          <table:table-cell/>
          <table:table-cell table:number-matrix-columns-spanned="3" table:number-matrix-rows-spanned="4" table:formula="of:=TRANSPOSE([.J48:.M50])" office:value-type="float" office:value="0.677238856563413">
            <text:p>0.6772388566</text:p>
          </table:table-cell>
          <table:table-cell office:value-type="float" office:value="0.716591916740735">
            <text:p>0.716591916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8:.AU48];[.AW48:.AY51])" office:value-type="float" office:value="-0.00240221549825338">
            <text:p>-0.0024022155</text:p>
          </table:table-cell>
          <table:table-cell office:value-type="float" office:value="0.00952760581017062">
            <text:p>0.0095276058</text:p>
          </table:table-cell>
          <table:table-cell office:value-type="float" office:value="-0.00524581013599351">
            <text:p>-0.0052458101</text:p>
          </table:table-cell>
          <table:table-cell/>
          <table:table-cell table:number-matrix-columns-spanned="3" table:number-matrix-rows-spanned="1" table:formula="of:=[.T48:.V48]+[.BA48:.BC48]" office:value-type="float" office:value="-1.71589903097706">
            <text:p>-1.715899031</text:p>
          </table:table-cell>
          <table:table-cell office:value-type="float" office:value="2.34418501666633">
            <text:p>2.3441850167</text:p>
          </table:table-cell>
          <table:table-cell office:value-type="float" office:value="-0.711401775245767">
            <text:p>-0.7114017752</text:p>
          </table:table-cell>
          <table:table-cell/>
          <table:table-cell table:number-matrix-columns-spanned="4" table:number-matrix-rows-spanned="3" table:formula="of:=MMULT(TRANSPOSE([.BE48:.BG48]);[.AM48:.AP48])" office:value-type="float" office:value="0.76288243649504">
            <text:p>0.7628824365</text:p>
          </table:table-cell>
          <table:table-cell office:value-type="float" office:value="-0.804951136492595">
            <text:p>-0.8049511365</text:p>
          </table:table-cell>
          <table:table-cell office:value-type="float" office:value="-0.804951136492595">
            <text:p>-0.8049511365</text:p>
          </table:table-cell>
          <table:table-cell office:value-type="float" office:value="0.888907612641431">
            <text:p>0.8889076126</text:p>
          </table:table-cell>
          <table:table-cell/>
          <table:table-cell table:number-matrix-columns-spanned="4" table:number-matrix-rows-spanned="3" table:formula="of:=[.BI48:.BL50]*[.O48:.R50]" office:value-type="float" office:value="0.166755716051606">
            <text:p>0.1667557161</text:p>
          </table:table-cell>
          <table:table-cell office:value-type="float" office:value="-0.135384541803889">
            <text:p>-0.1353845418</text:p>
          </table:table-cell>
          <table:table-cell office:value-type="float" office:value="-0.135384541803889">
            <text:p>-0.1353845418</text:p>
          </table:table-cell>
          <table:table-cell office:value-type="float" office:value="0.103522689532633">
            <text:p>0.1035226895</text:p>
          </table:table-cell>
          <table:table-cell/>
          <table:table-cell table:number-matrix-columns-spanned="3" table:number-matrix-rows-spanned="2" table:formula="of:=MMULT([.BN48:.BQ49];[.$O$2:.$Q$5])" office:value-type="float" office:value="-0.031861852271256">
            <text:p>-0.0318618523</text:p>
          </table:table-cell>
          <table:table-cell office:value-type="float" office:value="-0.031861852271256">
            <text:p>-0.0318618523</text:p>
          </table:table-cell>
          <table:table-cell office:value-type="float" office:value="-0.000490678023538291">
            <text:p>-0.000490678</text:p>
          </table:table-cell>
          <table:table-cell/>
          <table:table-cell table:number-matrix-columns-spanned="3" table:number-matrix-rows-spanned="2" table:formula="of:=[.A48:.C49]+[.BS48:.BU49]" office:value-type="float" office:value="0.52815541596658">
            <text:p>0.528155416</text:p>
          </table:table-cell>
          <table:table-cell office:value-type="float" office:value="0.52815541596658">
            <text:p>0.528155416</text:p>
          </table:table-cell>
          <table:table-cell office:value-type="float" office:value="0.740620793200129">
            <text:p>0.7406207932</text:p>
          </table:table-cell>
          <table:table-cell/>
          <table:table-cell table:formula="of:=SUMSQ([.AM48:.AP48])" office:value-type="float" office:value="0.90616799424255">
            <text:p>0.9061679942</text:p>
          </table:table-cell>
          <table:table-cell table:number-columns-repeated="945"/>
        </table:table-row>
        <table:table-row table:style-name="ro2">
          <table:table-cell table:style-name="ce2" office:value-type="float" office:value="1.50406459410268">
            <text:p>1.504</text:p>
          </table:table-cell>
          <table:table-cell table:style-name="ce2" office:value-type="float" office:value="1.50406459410268">
            <text:p>1.504</text:p>
          </table:table-cell>
          <table:table-cell table:style-name="ce2" office:value-type="float" office:value="0.927618675502506">
            <text:p>0.928</text:p>
          </table:table-cell>
          <table:table-cell table:style-name="ce2"/>
          <table:table-cell table:style-name="ce2" office:value-type="float" office:value="0.927618675502506">
            <text:p>0.928</text:p>
          </table:table-cell>
          <table:table-cell table:style-name="ce2" office:value-type="float" office:value="2.43168326960519">
            <text:p>2.432</text:p>
          </table:table-cell>
          <table:table-cell table:style-name="ce2" office:value-type="float" office:value="2.43168326960519">
            <text:p>2.432</text:p>
          </table:table-cell>
          <table:table-cell table:style-name="ce2" office:value-type="float" office:value="3.93574786370787">
            <text:p>3.936</text:p>
          </table:table-cell>
          <table:table-cell table:style-name="ce2"/>
          <table:table-cell table:style-name="ce2" table:formula="of:=1/(1+EXP(-[.E49]))" office:value-type="float" office:value="0.716591916740735">
            <text:p>0.717</text:p>
          </table:table-cell>
          <table:table-cell table:style-name="ce2" table:formula="of:=1/(1+EXP(-[.F49]))" office:value-type="float" office:value="0.91921162334379">
            <text:p>0.919</text:p>
          </table:table-cell>
          <table:table-cell table:style-name="ce2" table:formula="of:=1/(1+EXP(-[.G49]))" office:value-type="float" office:value="0.91921162334379">
            <text:p>0.919</text:p>
          </table:table-cell>
          <table:table-cell table:style-name="ce2" table:formula="of:=1/(1+EXP(-[.H49]))" office:value-type="float" office:value="0.980843068429488">
            <text:p>0.981</text:p>
          </table:table-cell>
          <table:table-cell table:style-name="ce2"/>
          <table:table-cell table:style-name="ce2" table:formula="of:=[.J49]*(1-[.J49])" office:value-type="float" office:value="0.203087941602574">
            <text:p>0.203</text:p>
          </table:table-cell>
          <table:table-cell table:style-name="ce2" table:formula="of:=[.K49]*(1-[.K49])" office:value-type="float" office:value="0.0742616148534646">
            <text:p>0.074</text:p>
          </table:table-cell>
          <table:table-cell table:style-name="ce2" table:formula="of:=[.L49]*(1-[.L49])" office:value-type="float" office:value="0.0742616148534646">
            <text:p>0.074</text:p>
          </table:table-cell>
          <table:table-cell table:style-name="ce2" table:formula="of:=[.M49]*(1-[.M49])" office:value-type="float" office:value="0.0187899435433146">
            <text:p>0.019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86024886756174">
            <text:p>0.7860248868</text:p>
          </table:table-cell>
          <table:table-cell office:value-type="float" office:value="0.91921162334379">
            <text:p>0.919211623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4221608895674">
            <text:p>-1.042216089</text:p>
          </table:table-cell>
          <table:table-cell office:value-type="float" office:value="1.09968847773054">
            <text:p>1.0996884777</text:p>
          </table:table-cell>
          <table:table-cell office:value-type="float" office:value="1.09968847773054">
            <text:p>1.0996884777</text:p>
          </table:table-cell>
          <table:table-cell office:value-type="float" office:value="-1.21438608515803">
            <text:p>-1.2143860852</text:p>
          </table:table-cell>
          <table:table-cell/>
          <table:table-cell office:value-type="float" office:value="-0.21166152021131">
            <text:p>-0.2116615202</text:p>
          </table:table-cell>
          <table:table-cell office:value-type="float" office:value="0.0816646421920183">
            <text:p>0.0816646422</text:p>
          </table:table-cell>
          <table:table-cell office:value-type="float" office:value="0.0816646421920183">
            <text:p>0.0816646422</text:p>
          </table:table-cell>
          <table:table-cell office:value-type="float" office:value="-0.0228182459799062">
            <text:p>-0.022818246</text:p>
          </table:table-cell>
          <table:table-cell/>
          <table:table-cell office:value-type="float" office:value="0.0588463962121121">
            <text:p>0.0588463962</text:p>
          </table:table-cell>
          <table:table-cell office:value-type="float" office:value="0.0588463962121121">
            <text:p>0.0588463962</text:p>
          </table:table-cell>
          <table:table-cell office:value-type="float" office:value="-0.0711504818071799">
            <text:p>-0.0711504818</text:p>
          </table:table-cell>
          <table:table-cell/>
          <table:table-cell office:value-type="float" office:value="1.56291099031479">
            <text:p>1.5629109903</text:p>
          </table:table-cell>
          <table:table-cell office:value-type="float" office:value="1.56291099031479">
            <text:p>1.5629109903</text:p>
          </table:table-cell>
          <table:table-cell office:value-type="float" office:value="0.856468193695327">
            <text:p>0.856468193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0]*(1-[.J50])" office:value-type="float" office:value="0">
            <text:p>0.000</text:p>
          </table:table-cell>
          <table:table-cell table:style-name="ce2" table:formula="of:=[.K50]*(1-[.K50])" office:value-type="float" office:value="0">
            <text:p>0.000</text:p>
          </table:table-cell>
          <table:table-cell table:style-name="ce2" table:formula="of:=[.L50]*(1-[.L50])" office:value-type="float" office:value="0">
            <text:p>0.000</text:p>
          </table:table-cell>
          <table:table-cell table:style-name="ce2" table:formula="of:=[.M50]*(1-[.M5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86024886756174">
            <text:p>0.7860248868</text:p>
          </table:table-cell>
          <table:table-cell office:value-type="float" office:value="0.91921162334379">
            <text:p>0.919211623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6286628658655">
            <text:p>0.3162866287</text:p>
          </table:table-cell>
          <table:table-cell office:value-type="float" office:value="-0.333728067414816">
            <text:p>-0.3337280674</text:p>
          </table:table-cell>
          <table:table-cell office:value-type="float" office:value="-0.333728067414816">
            <text:p>-0.3337280674</text:p>
          </table:table-cell>
          <table:table-cell office:value-type="float" office:value="0.368535934950968">
            <text:p>0.36853593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65430468662778">
            <text:p>0.8654304687</text:p>
          </table:table-cell>
          <table:table-cell office:value-type="float" office:value="0.980843068429488">
            <text:p>0.980843068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8:.BY49]" office:value-type="float" office:value="0.52815541596658">
            <text:p>0.528</text:p>
          </table:table-cell>
          <table:table-cell table:style-name="ce2" office:value-type="float" office:value="0.52815541596658">
            <text:p>0.528</text:p>
          </table:table-cell>
          <table:table-cell table:style-name="ce2" office:value-type="float" office:value="0.740620793200129">
            <text:p>0.741</text:p>
          </table:table-cell>
          <table:table-cell table:style-name="ce2"/>
          <table:table-cell table:style-name="ce2" table:number-matrix-columns-spanned="4" table:number-matrix-rows-spanned="2" table:formula="of:=MMULT([.A53:.C54];[.$A$2:.$D$4])" office:value-type="float" office:value="0.740620793200129">
            <text:p>0.741</text:p>
          </table:table-cell>
          <table:table-cell table:style-name="ce2" office:value-type="float" office:value="1.26877620916671">
            <text:p>1.269</text:p>
          </table:table-cell>
          <table:table-cell table:style-name="ce2" office:value-type="float" office:value="1.26877620916671">
            <text:p>1.269</text:p>
          </table:table-cell>
          <table:table-cell table:style-name="ce2" office:value-type="float" office:value="1.79693162513329">
            <text:p>1.797</text:p>
          </table:table-cell>
          <table:table-cell table:style-name="ce2"/>
          <table:table-cell table:style-name="ce2" table:formula="of:=1/(1+EXP(-[.E53]))" office:value-type="float" office:value="0.677131591700338">
            <text:p>0.677</text:p>
          </table:table-cell>
          <table:table-cell table:style-name="ce2" table:formula="of:=1/(1+EXP(-[.F53]))" office:value-type="float" office:value="0.780533183128296">
            <text:p>0.781</text:p>
          </table:table-cell>
          <table:table-cell table:style-name="ce2" table:formula="of:=1/(1+EXP(-[.G53]))" office:value-type="float" office:value="0.780533183128296">
            <text:p>0.781</text:p>
          </table:table-cell>
          <table:table-cell table:style-name="ce2" table:formula="of:=1/(1+EXP(-[.H53]))" office:value-type="float" office:value="0.857775013228702">
            <text:p>0.858</text:p>
          </table:table-cell>
          <table:table-cell table:style-name="ce2"/>
          <table:table-cell table:style-name="ce2" table:formula="of:=[.J53]*(1-[.J53])" office:value-type="float" office:value="0.218624399221705">
            <text:p>0.219</text:p>
          </table:table-cell>
          <table:table-cell table:style-name="ce2" table:formula="of:=[.K53]*(1-[.K53])" office:value-type="float" office:value="0.171301133163906">
            <text:p>0.171</text:p>
          </table:table-cell>
          <table:table-cell table:style-name="ce2" table:formula="of:=[.L53]*(1-[.L53])" office:value-type="float" office:value="0.171301133163906">
            <text:p>0.171</text:p>
          </table:table-cell>
          <table:table-cell table:style-name="ce2" table:formula="of:=[.M53]*(1-[.M53])" office:value-type="float" office:value="0.121997039909202">
            <text:p>0.122</text:p>
          </table:table-cell>
          <table:table-cell table:style-name="ce2"/>
          <table:table-cell table:style-name="ce2" table:number-matrix-columns-spanned="3" table:number-matrix-rows-spanned="1" table:formula="of:=[.BE48:.BG48]" office:value-type="float" office:value="-1.71589903097706">
            <text:p>-1.716</text:p>
          </table:table-cell>
          <table:table-cell table:style-name="ce2" office:value-type="float" office:value="2.34418501666633">
            <text:p>2.344</text:p>
          </table:table-cell>
          <table:table-cell table:style-name="ce2" office:value-type="float" office:value="-0.711401775245767">
            <text:p>-0.711</text:p>
          </table:table-cell>
          <table:table-cell table:style-name="ce2"/>
          <table:table-cell table:style-name="ce2" table:number-matrix-columns-spanned="4" table:number-matrix-rows-spanned="1" table:formula="of:=MMULT([.T53:.V53];[.J53:.M55])" office:value-type="float" office:value="-0.227855640456749">
            <text:p>-0.228</text:p>
          </table:table-cell>
          <table:table-cell table:style-name="ce2" office:value-type="float" office:value="0.101931196970516">
            <text:p>0.102</text:p>
          </table:table-cell>
          <table:table-cell table:style-name="ce2" office:value-type="float" office:value="0.101931196970516">
            <text:p>0.102</text:p>
          </table:table-cell>
          <table:table-cell table:style-name="ce2" office:value-type="float" office:value="0.118025360507803">
            <text:p>0.118</text:p>
          </table:table-cell>
          <table:table-cell table:style-name="ce2"/>
          <table:table-cell table:style-name="ce2" table:formula="of:=1/(1+EXP(-[.X53]))" office:value-type="float" office:value="0.443281272294433">
            <text:p>0.443</text:p>
          </table:table-cell>
          <table:table-cell table:style-name="ce2" table:formula="of:=1/(1+EXP(-[.Y53]))" office:value-type="float" office:value="0.525460758351761">
            <text:p>0.525</text:p>
          </table:table-cell>
          <table:table-cell table:style-name="ce2" table:formula="of:=1/(1+EXP(-[.Z53]))" office:value-type="float" office:value="0.525460758351761">
            <text:p>0.525</text:p>
          </table:table-cell>
          <table:table-cell table:style-name="ce2" table:formula="of:=1/(1+EXP(-[.AA53]))" office:value-type="float" office:value="0.529472135864591">
            <text:p>0.529</text:p>
          </table:table-cell>
          <table:table-cell/>
          <table:table-cell table:style-name="ce2" table:formula="of:=[.AC53]*(1-[.AC53])" office:value-type="float" office:value="0.246782985927462">
            <text:p>0.247</text:p>
          </table:table-cell>
          <table:table-cell table:style-name="ce2" table:formula="of:=[.AD53]*(1-[.AD53])" office:value-type="float" office:value="0.249351749784153">
            <text:p>0.249</text:p>
          </table:table-cell>
          <table:table-cell table:style-name="ce2" table:formula="of:=[.AE53]*(1-[.AE53])" office:value-type="float" office:value="0.249351749784153">
            <text:p>0.249</text:p>
          </table:table-cell>
          <table:table-cell table:style-name="ce2" table:formula="of:=[.AF53]*(1-[.AF53])" office:value-type="float" office:value="0.249131393207579">
            <text:p>0.249</text:p>
          </table:table-cell>
          <table:table-cell/>
          <table:table-cell table:style-name="ce2" table:number-matrix-columns-spanned="4" table:number-matrix-rows-spanned="1" table:formula="of:=[.$AC$8:.$AF$8]-[.AC53:.AF53]" office:value-type="float" office:value="-0.436128484105537">
            <text:p>-0.436</text:p>
          </table:table-cell>
          <table:table-cell table:style-name="ce2" office:value-type="float" office:value="0.466895105819978">
            <text:p>0.467</text:p>
          </table:table-cell>
          <table:table-cell table:style-name="ce2" office:value-type="float" office:value="0.466895105819978">
            <text:p>0.467</text:p>
          </table:table-cell>
          <table:table-cell table:style-name="ce2" office:value-type="float" office:value="-0.522319347675694">
            <text:p>-0.522</text:p>
          </table:table-cell>
          <table:table-cell/>
          <table:table-cell table:number-matrix-columns-spanned="4" table:number-matrix-rows-spanned="1" table:formula="of:=[.AM53:.AP53]*[.AH53:.AK53]" office:value-type="float" office:value="-0.107629089555582">
            <text:p>-0.1076290896</text:p>
          </table:table-cell>
          <table:table-cell office:value-type="float" office:value="0.116421111601869">
            <text:p>0.1164211116</text:p>
          </table:table-cell>
          <table:table-cell office:value-type="float" office:value="0.116421111601869">
            <text:p>0.1164211116</text:p>
          </table:table-cell>
          <table:table-cell office:value-type="float" office:value="-0.13012614678572">
            <text:p>-0.1301261468</text:p>
          </table:table-cell>
          <table:table-cell/>
          <table:table-cell table:number-matrix-columns-spanned="3" table:number-matrix-rows-spanned="4" table:formula="of:=TRANSPOSE([.J53:.M55])" office:value-type="float" office:value="0.677131591700338">
            <text:p>0.6771315917</text:p>
          </table:table-cell>
          <table:table-cell office:value-type="float" office:value="0.701922231024051">
            <text:p>0.70192223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53:.AU53];[.AW53:.AY56])" office:value-type="float" office:value="-0.00275693236066719">
            <text:p>-0.0027569324</text:p>
          </table:table-cell>
          <table:table-cell office:value-type="float" office:value="0.0105255567515329">
            <text:p>0.0105255568</text:p>
          </table:table-cell>
          <table:table-cell office:value-type="float" office:value="-0.00491301313756348">
            <text:p>-0.0049130131</text:p>
          </table:table-cell>
          <table:table-cell/>
          <table:table-cell table:number-matrix-columns-spanned="3" table:number-matrix-rows-spanned="1" table:formula="of:=[.T53:.V53]+[.BA53:.BC53]" office:value-type="float" office:value="-1.71865596333773">
            <text:p>-1.7186559633</text:p>
          </table:table-cell>
          <table:table-cell office:value-type="float" office:value="2.35471057341786">
            <text:p>2.3547105734</text:p>
          </table:table-cell>
          <table:table-cell office:value-type="float" office:value="-0.71631478838333">
            <text:p>-0.7163147884</text:p>
          </table:table-cell>
          <table:table-cell/>
          <table:table-cell table:number-matrix-columns-spanned="4" table:number-matrix-rows-spanned="3" table:formula="of:=MMULT(TRANSPOSE([.BE53:.BG53]);[.AM53:.AP53])" office:value-type="float" office:value="0.749554819989423">
            <text:p>0.74955482</text:p>
          </table:table-cell>
          <table:table-cell office:value-type="float" office:value="-0.802432057870704">
            <text:p>-0.8024320579</text:p>
          </table:table-cell>
          <table:table-cell office:value-type="float" office:value="-0.802432057870704">
            <text:p>-0.8024320579</text:p>
          </table:table-cell>
          <table:table-cell office:value-type="float" office:value="0.897687261649502">
            <text:p>0.8976872616</text:p>
          </table:table-cell>
          <table:table-cell/>
          <table:table-cell table:number-matrix-columns-spanned="4" table:number-matrix-rows-spanned="3" table:formula="of:=[.BI53:.BL55]*[.O53:.R55]" office:value-type="float" office:value="0.163870972203921">
            <text:p>0.1638709722</text:p>
          </table:table-cell>
          <table:table-cell office:value-type="float" office:value="-0.137457520800297">
            <text:p>-0.1374575208</text:p>
          </table:table-cell>
          <table:table-cell office:value-type="float" office:value="-0.137457520800297">
            <text:p>-0.1374575208</text:p>
          </table:table-cell>
          <table:table-cell office:value-type="float" office:value="0.109515188685437">
            <text:p>0.1095151887</text:p>
          </table:table-cell>
          <table:table-cell/>
          <table:table-cell table:number-matrix-columns-spanned="3" table:number-matrix-rows-spanned="2" table:formula="of:=MMULT([.BN53:.BQ54];[.$O$2:.$Q$5])" office:value-type="float" office:value="-0.0279423321148598">
            <text:p>-0.0279423321</text:p>
          </table:table-cell>
          <table:table-cell office:value-type="float" office:value="-0.0279423321148598">
            <text:p>-0.0279423321</text:p>
          </table:table-cell>
          <table:table-cell office:value-type="float" office:value="-0.00152888071123576">
            <text:p>-0.0015288807</text:p>
          </table:table-cell>
          <table:table-cell/>
          <table:table-cell table:number-matrix-columns-spanned="3" table:number-matrix-rows-spanned="2" table:formula="of:=[.A53:.C54]+[.BS53:.BU54]" office:value-type="float" office:value="0.50021308385172">
            <text:p>0.5002130839</text:p>
          </table:table-cell>
          <table:table-cell office:value-type="float" office:value="0.50021308385172">
            <text:p>0.5002130839</text:p>
          </table:table-cell>
          <table:table-cell office:value-type="float" office:value="0.739091912488893">
            <text:p>0.7390919125</text:p>
          </table:table-cell>
          <table:table-cell/>
          <table:table-cell table:formula="of:=SUMSQ([.AM53:.AP53])" office:value-type="float" office:value="0.899007635281853">
            <text:p>0.8990076353</text:p>
          </table:table-cell>
          <table:table-cell table:number-columns-repeated="945"/>
        </table:table-row>
        <table:table-row table:style-name="ro2">
          <table:table-cell table:style-name="ce2" office:value-type="float" office:value="1.56291099031479">
            <text:p>1.563</text:p>
          </table:table-cell>
          <table:table-cell table:style-name="ce2" office:value-type="float" office:value="1.56291099031479">
            <text:p>1.563</text:p>
          </table:table-cell>
          <table:table-cell table:style-name="ce2" office:value-type="float" office:value="0.856468193695327">
            <text:p>0.856</text:p>
          </table:table-cell>
          <table:table-cell table:style-name="ce2"/>
          <table:table-cell table:style-name="ce2" office:value-type="float" office:value="0.856468193695327">
            <text:p>0.856</text:p>
          </table:table-cell>
          <table:table-cell table:style-name="ce2" office:value-type="float" office:value="2.41937918401012">
            <text:p>2.419</text:p>
          </table:table-cell>
          <table:table-cell table:style-name="ce2" office:value-type="float" office:value="2.41937918401012">
            <text:p>2.419</text:p>
          </table:table-cell>
          <table:table-cell table:style-name="ce2" office:value-type="float" office:value="3.98229017432492">
            <text:p>3.982</text:p>
          </table:table-cell>
          <table:table-cell table:style-name="ce2"/>
          <table:table-cell table:style-name="ce2" table:formula="of:=1/(1+EXP(-[.E54]))" office:value-type="float" office:value="0.701922231024051">
            <text:p>0.702</text:p>
          </table:table-cell>
          <table:table-cell table:style-name="ce2" table:formula="of:=1/(1+EXP(-[.F54]))" office:value-type="float" office:value="0.918293176300927">
            <text:p>0.918</text:p>
          </table:table-cell>
          <table:table-cell table:style-name="ce2" table:formula="of:=1/(1+EXP(-[.G54]))" office:value-type="float" office:value="0.918293176300927">
            <text:p>0.918</text:p>
          </table:table-cell>
          <table:table-cell table:style-name="ce2" table:formula="of:=1/(1+EXP(-[.H54]))" office:value-type="float" office:value="0.981698301707299">
            <text:p>0.982</text:p>
          </table:table-cell>
          <table:table-cell table:style-name="ce2"/>
          <table:table-cell table:style-name="ce2" table:formula="of:=[.J54]*(1-[.J54])" office:value-type="float" office:value="0.20922741261827">
            <text:p>0.209</text:p>
          </table:table-cell>
          <table:table-cell table:style-name="ce2" table:formula="of:=[.K54]*(1-[.K54])" office:value-type="float" office:value="0.0750308186600815">
            <text:p>0.075</text:p>
          </table:table-cell>
          <table:table-cell table:style-name="ce2" table:formula="of:=[.L54]*(1-[.L54])" office:value-type="float" office:value="0.0750308186600815">
            <text:p>0.075</text:p>
          </table:table-cell>
          <table:table-cell table:style-name="ce2" table:formula="of:=[.M54]*(1-[.M54])" office:value-type="float" office:value="0.0179667461323034">
            <text:p>0.018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80533183128296">
            <text:p>0.7805331831</text:p>
          </table:table-cell>
          <table:table-cell office:value-type="float" office:value="0.918293176300927">
            <text:p>0.918293176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2695635289201">
            <text:p>-1.0269563529</text:p>
          </table:table-cell>
          <table:table-cell office:value-type="float" office:value="1.09940284235135">
            <text:p>1.0994028424</text:p>
          </table:table-cell>
          <table:table-cell office:value-type="float" office:value="1.09940284235135">
            <text:p>1.0994028424</text:p>
          </table:table-cell>
          <table:table-cell office:value-type="float" office:value="-1.22991089067268">
            <text:p>-1.2299108907</text:p>
          </table:table-cell>
          <table:table-cell/>
          <table:table-cell office:value-type="float" office:value="-0.21486742058749">
            <text:p>-0.2148674206</text:p>
          </table:table-cell>
          <table:table-cell office:value-type="float" office:value="0.0824890952988426">
            <text:p>0.0824890953</text:p>
          </table:table-cell>
          <table:table-cell office:value-type="float" office:value="0.0824890952988426">
            <text:p>0.0824890953</text:p>
          </table:table-cell>
          <table:table-cell office:value-type="float" office:value="-0.0220974967380712">
            <text:p>-0.0220974967</text:p>
          </table:table-cell>
          <table:table-cell/>
          <table:table-cell office:value-type="float" office:value="0.0603915985607715">
            <text:p>0.0603915986</text:p>
          </table:table-cell>
          <table:table-cell office:value-type="float" office:value="0.0603915985607715">
            <text:p>0.0603915986</text:p>
          </table:table-cell>
          <table:table-cell office:value-type="float" office:value="-0.0719867267278763">
            <text:p>-0.0719867267</text:p>
          </table:table-cell>
          <table:table-cell/>
          <table:table-cell office:value-type="float" office:value="1.62330258887557">
            <text:p>1.6233025889</text:p>
          </table:table-cell>
          <table:table-cell office:value-type="float" office:value="1.62330258887557">
            <text:p>1.6233025889</text:p>
          </table:table-cell>
          <table:table-cell office:value-type="float" office:value="0.78448146696745">
            <text:p>0.78448146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5]*(1-[.J55])" office:value-type="float" office:value="0">
            <text:p>0.000</text:p>
          </table:table-cell>
          <table:table-cell table:style-name="ce2" table:formula="of:=[.K55]*(1-[.K55])" office:value-type="float" office:value="0">
            <text:p>0.000</text:p>
          </table:table-cell>
          <table:table-cell table:style-name="ce2" table:formula="of:=[.L55]*(1-[.L55])" office:value-type="float" office:value="0">
            <text:p>0.000</text:p>
          </table:table-cell>
          <table:table-cell table:style-name="ce2" table:formula="of:=[.M55]*(1-[.M5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80533183128296">
            <text:p>0.7805331831</text:p>
          </table:table-cell>
          <table:table-cell office:value-type="float" office:value="0.918293176300927">
            <text:p>0.918293176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24052828">
            <text:p>0.3124052828</text:p>
          </table:table-cell>
          <table:table-cell office:value-type="float" office:value="-0.33444386892265">
            <text:p>-0.3344438689</text:p>
          </table:table-cell>
          <table:table-cell office:value-type="float" office:value="-0.33444386892265">
            <text:p>-0.3344438689</text:p>
          </table:table-cell>
          <table:table-cell office:value-type="float" office:value="0.374145072998834">
            <text:p>0.37414507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7775013228702">
            <text:p>0.8577750132</text:p>
          </table:table-cell>
          <table:table-cell office:value-type="float" office:value="0.981698301707299">
            <text:p>0.981698301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53:.BY54]" office:value-type="float" office:value="0.50021308385172">
            <text:p>0.500</text:p>
          </table:table-cell>
          <table:table-cell table:style-name="ce2" office:value-type="float" office:value="0.50021308385172">
            <text:p>0.500</text:p>
          </table:table-cell>
          <table:table-cell table:style-name="ce2" office:value-type="float" office:value="0.739091912488893">
            <text:p>0.739</text:p>
          </table:table-cell>
          <table:table-cell table:style-name="ce2"/>
          <table:table-cell table:style-name="ce2" table:number-matrix-columns-spanned="4" table:number-matrix-rows-spanned="2" table:formula="of:=MMULT([.A58:.C59];[.$A$2:.$D$4])" office:value-type="float" office:value="0.739091912488893">
            <text:p>0.739</text:p>
          </table:table-cell>
          <table:table-cell table:style-name="ce2" office:value-type="float" office:value="1.23930499634061">
            <text:p>1.239</text:p>
          </table:table-cell>
          <table:table-cell table:style-name="ce2" office:value-type="float" office:value="1.23930499634061">
            <text:p>1.239</text:p>
          </table:table-cell>
          <table:table-cell table:style-name="ce2" office:value-type="float" office:value="1.73951808019233">
            <text:p>1.740</text:p>
          </table:table-cell>
          <table:table-cell table:style-name="ce2"/>
          <table:table-cell table:style-name="ce2" table:formula="of:=1/(1+EXP(-[.E58]))" office:value-type="float" office:value="0.676797250594546">
            <text:p>0.677</text:p>
          </table:table-cell>
          <table:table-cell table:style-name="ce2" table:formula="of:=1/(1+EXP(-[.F58]))" office:value-type="float" office:value="0.775443015654104">
            <text:p>0.775</text:p>
          </table:table-cell>
          <table:table-cell table:style-name="ce2" table:formula="of:=1/(1+EXP(-[.G58]))" office:value-type="float" office:value="0.775443015654104">
            <text:p>0.775</text:p>
          </table:table-cell>
          <table:table-cell table:style-name="ce2" table:formula="of:=1/(1+EXP(-[.H58]))" office:value-type="float" office:value="0.850625842352786">
            <text:p>0.851</text:p>
          </table:table-cell>
          <table:table-cell table:style-name="ce2"/>
          <table:table-cell table:style-name="ce2" table:formula="of:=[.J58]*(1-[.J58])" office:value-type="float" office:value="0.218742732182209">
            <text:p>0.219</text:p>
          </table:table-cell>
          <table:table-cell table:style-name="ce2" table:formula="of:=[.K58]*(1-[.K58])" office:value-type="float" office:value="0.174131145127373">
            <text:p>0.174</text:p>
          </table:table-cell>
          <table:table-cell table:style-name="ce2" table:formula="of:=[.L58]*(1-[.L58])" office:value-type="float" office:value="0.174131145127373">
            <text:p>0.174</text:p>
          </table:table-cell>
          <table:table-cell table:style-name="ce2" table:formula="of:=[.M58]*(1-[.M58])" office:value-type="float" office:value="0.127061518674399">
            <text:p>0.127</text:p>
          </table:table-cell>
          <table:table-cell table:style-name="ce2"/>
          <table:table-cell table:style-name="ce2" table:number-matrix-columns-spanned="3" table:number-matrix-rows-spanned="1" table:formula="of:=[.BE53:.BG53]" office:value-type="float" office:value="-1.71865596333773">
            <text:p>-1.719</text:p>
          </table:table-cell>
          <table:table-cell table:style-name="ce2" office:value-type="float" office:value="2.35471057341786">
            <text:p>2.355</text:p>
          </table:table-cell>
          <table:table-cell table:style-name="ce2" office:value-type="float" office:value="-0.71631478838333">
            <text:p>-0.716</text:p>
          </table:table-cell>
          <table:table-cell table:style-name="ce2"/>
          <table:table-cell table:style-name="ce2" table:number-matrix-columns-spanned="4" table:number-matrix-rows-spanned="1" table:formula="of:=MMULT([.T58:.V58];[.J58:.M60])" office:value-type="float" office:value="-0.262645781767716">
            <text:p>-0.263</text:p>
          </table:table-cell>
          <table:table-cell table:style-name="ce2" office:value-type="float" office:value="0.111221559810058">
            <text:p>0.111</text:p>
          </table:table-cell>
          <table:table-cell table:style-name="ce2" office:value-type="float" office:value="0.111221559810058">
            <text:p>0.111</text:p>
          </table:table-cell>
          <table:table-cell table:style-name="ce2" office:value-type="float" office:value="0.135384012449746">
            <text:p>0.135</text:p>
          </table:table-cell>
          <table:table-cell table:style-name="ce2"/>
          <table:table-cell table:style-name="ce2" table:formula="of:=1/(1+EXP(-[.X58]))" office:value-type="float" office:value="0.434713428021019">
            <text:p>0.435</text:p>
          </table:table-cell>
          <table:table-cell table:style-name="ce2" table:formula="of:=1/(1+EXP(-[.Y58]))" office:value-type="float" office:value="0.527776762097143">
            <text:p>0.528</text:p>
          </table:table-cell>
          <table:table-cell table:style-name="ce2" table:formula="of:=1/(1+EXP(-[.Z58]))" office:value-type="float" office:value="0.527776762097143">
            <text:p>0.528</text:p>
          </table:table-cell>
          <table:table-cell table:style-name="ce2" table:formula="of:=1/(1+EXP(-[.AA58]))" office:value-type="float" office:value="0.53379440121851">
            <text:p>0.534</text:p>
          </table:table-cell>
          <table:table-cell/>
          <table:table-cell table:style-name="ce2" table:formula="of:=[.AC58]*(1-[.AC58])" office:value-type="float" office:value="0.245737663519233">
            <text:p>0.246</text:p>
          </table:table-cell>
          <table:table-cell table:style-name="ce2" table:formula="of:=[.AD58]*(1-[.AD58])" office:value-type="float" office:value="0.249228451487399">
            <text:p>0.249</text:p>
          </table:table-cell>
          <table:table-cell table:style-name="ce2" table:formula="of:=[.AE58]*(1-[.AE58])" office:value-type="float" office:value="0.249228451487399">
            <text:p>0.249</text:p>
          </table:table-cell>
          <table:table-cell table:style-name="ce2" table:formula="of:=[.AF58]*(1-[.AF58])" office:value-type="float" office:value="0.248857938446282">
            <text:p>0.249</text:p>
          </table:table-cell>
          <table:table-cell/>
          <table:table-cell table:style-name="ce2" table:number-matrix-columns-spanned="4" table:number-matrix-rows-spanned="1" table:formula="of:=[.$AC$8:.$AF$8]-[.AC58:.AF58]" office:value-type="float" office:value="-0.427560639832123">
            <text:p>-0.428</text:p>
          </table:table-cell>
          <table:table-cell table:style-name="ce2" office:value-type="float" office:value="0.464579102074597">
            <text:p>0.465</text:p>
          </table:table-cell>
          <table:table-cell table:style-name="ce2" office:value-type="float" office:value="0.464579102074597">
            <text:p>0.465</text:p>
          </table:table-cell>
          <table:table-cell table:style-name="ce2" office:value-type="float" office:value="-0.526641613029614">
            <text:p>-0.527</text:p>
          </table:table-cell>
          <table:table-cell/>
          <table:table-cell table:number-matrix-columns-spanned="4" table:number-matrix-rows-spanned="1" table:formula="of:=[.AM58:.AP58]*[.AH58:.AK58]" office:value-type="float" office:value="-0.105067752645134">
            <text:p>-0.1050677526</text:p>
          </table:table-cell>
          <table:table-cell office:value-type="float" office:value="0.115786330203458">
            <text:p>0.1157863302</text:p>
          </table:table-cell>
          <table:table-cell office:value-type="float" office:value="0.115786330203458">
            <text:p>0.1157863302</text:p>
          </table:table-cell>
          <table:table-cell office:value-type="float" office:value="-0.131058946118574">
            <text:p>-0.1310589461</text:p>
          </table:table-cell>
          <table:table-cell/>
          <table:table-cell table:number-matrix-columns-spanned="3" table:number-matrix-rows-spanned="4" table:formula="of:=TRANSPOSE([.J58:.M60])" office:value-type="float" office:value="0.676797250594546">
            <text:p>0.6767972506</text:p>
          </table:table-cell>
          <table:table-cell office:value-type="float" office:value="0.686645168018951">
            <text:p>0.68664516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58:.AU58];[.AW58:.AY61])" office:value-type="float" office:value="-0.0030202904273729">
            <text:p>-0.0030202904</text:p>
          </table:table-cell>
          <table:table-cell office:value-type="float" office:value="0.0115322977140434">
            <text:p>0.0115322977</text:p>
          </table:table-cell>
          <table:table-cell office:value-type="float" office:value="-0.00455403835679294">
            <text:p>-0.0045540384</text:p>
          </table:table-cell>
          <table:table-cell/>
          <table:table-cell table:number-matrix-columns-spanned="3" table:number-matrix-rows-spanned="1" table:formula="of:=[.T58:.V58]+[.BA58:.BC58]" office:value-type="float" office:value="-1.7216762537651">
            <text:p>-1.7216762538</text:p>
          </table:table-cell>
          <table:table-cell office:value-type="float" office:value="2.3662428711319">
            <text:p>2.3662428711</text:p>
          </table:table-cell>
          <table:table-cell office:value-type="float" office:value="-0.720868826740123">
            <text:p>-0.7208688267</text:p>
          </table:table-cell>
          <table:table-cell/>
          <table:table-cell table:number-matrix-columns-spanned="4" table:number-matrix-rows-spanned="3" table:formula="of:=MMULT(TRANSPOSE([.BE58:.BG58]);[.AM58:.AP58])" office:value-type="float" office:value="0.736121000643578">
            <text:p>0.7361210006</text:p>
          </table:table-cell>
          <table:table-cell office:value-type="float" office:value="-0.799854808037345">
            <text:p>-0.799854808</text:p>
          </table:table-cell>
          <table:table-cell office:value-type="float" office:value="-0.799854808037345">
            <text:p>-0.799854808</text:p>
          </table:table-cell>
          <table:table-cell office:value-type="float" office:value="0.906706359397634">
            <text:p>0.9067063594</text:p>
          </table:table-cell>
          <table:table-cell/>
          <table:table-cell table:number-matrix-columns-spanned="4" table:number-matrix-rows-spanned="3" table:formula="of:=[.BI58:.BL60]*[.O58:.R60]" office:value-type="float" office:value="0.161021118897478">
            <text:p>0.1610211189</text:p>
          </table:table-cell>
          <table:table-cell office:value-type="float" office:value="-0.139279633659178">
            <text:p>-0.1392796337</text:p>
          </table:table-cell>
          <table:table-cell office:value-type="float" office:value="-0.139279633659178">
            <text:p>-0.1392796337</text:p>
          </table:table-cell>
          <table:table-cell office:value-type="float" office:value="0.115207487016799">
            <text:p>0.115207487</text:p>
          </table:table-cell>
          <table:table-cell/>
          <table:table-cell table:number-matrix-columns-spanned="3" table:number-matrix-rows-spanned="2" table:formula="of:=MMULT([.BN58:.BQ59];[.$O$2:.$Q$5])" office:value-type="float" office:value="-0.024072146642379">
            <text:p>-0.0240721466</text:p>
          </table:table-cell>
          <table:table-cell office:value-type="float" office:value="-0.024072146642379">
            <text:p>-0.0240721466</text:p>
          </table:table-cell>
          <table:table-cell office:value-type="float" office:value="-0.00233066140407868">
            <text:p>-0.0023306614</text:p>
          </table:table-cell>
          <table:table-cell/>
          <table:table-cell table:number-matrix-columns-spanned="3" table:number-matrix-rows-spanned="2" table:formula="of:=[.A58:.C59]+[.BS58:.BU59]" office:value-type="float" office:value="0.476140937209341">
            <text:p>0.4761409372</text:p>
          </table:table-cell>
          <table:table-cell office:value-type="float" office:value="0.476140937209341">
            <text:p>0.4761409372</text:p>
          </table:table-cell>
          <table:table-cell office:value-type="float" office:value="0.736761251084815">
            <text:p>0.7367612511</text:p>
          </table:table-cell>
          <table:table-cell/>
          <table:table-cell table:formula="of:=SUMSQ([.AM58:.AP58])" office:value-type="float" office:value="0.891826973476965">
            <text:p>0.8918269735</text:p>
          </table:table-cell>
          <table:table-cell table:number-columns-repeated="945"/>
        </table:table-row>
        <table:table-row table:style-name="ro2">
          <table:table-cell table:style-name="ce2" office:value-type="float" office:value="1.62330258887557">
            <text:p>1.623</text:p>
          </table:table-cell>
          <table:table-cell table:style-name="ce2" office:value-type="float" office:value="1.62330258887557">
            <text:p>1.623</text:p>
          </table:table-cell>
          <table:table-cell table:style-name="ce2" office:value-type="float" office:value="0.78448146696745">
            <text:p>0.784</text:p>
          </table:table-cell>
          <table:table-cell table:style-name="ce2"/>
          <table:table-cell table:style-name="ce2" office:value-type="float" office:value="0.78448146696745">
            <text:p>0.784</text:p>
          </table:table-cell>
          <table:table-cell table:style-name="ce2" office:value-type="float" office:value="2.40778405584302">
            <text:p>2.408</text:p>
          </table:table-cell>
          <table:table-cell table:style-name="ce2" office:value-type="float" office:value="2.40778405584302">
            <text:p>2.408</text:p>
          </table:table-cell>
          <table:table-cell table:style-name="ce2" office:value-type="float" office:value="4.03108664471858">
            <text:p>4.031</text:p>
          </table:table-cell>
          <table:table-cell table:style-name="ce2"/>
          <table:table-cell table:style-name="ce2" table:formula="of:=1/(1+EXP(-[.E59]))" office:value-type="float" office:value="0.686645168018951">
            <text:p>0.687</text:p>
          </table:table-cell>
          <table:table-cell table:style-name="ce2" table:formula="of:=1/(1+EXP(-[.F59]))" office:value-type="float" office:value="0.917418954016201">
            <text:p>0.917</text:p>
          </table:table-cell>
          <table:table-cell table:style-name="ce2" table:formula="of:=1/(1+EXP(-[.G59]))" office:value-type="float" office:value="0.917418954016201">
            <text:p>0.917</text:p>
          </table:table-cell>
          <table:table-cell table:style-name="ce2" table:formula="of:=1/(1+EXP(-[.H59]))" office:value-type="float" office:value="0.982554715420347">
            <text:p>0.983</text:p>
          </table:table-cell>
          <table:table-cell table:style-name="ce2"/>
          <table:table-cell table:style-name="ce2" table:formula="of:=[.J59]*(1-[.J59])" office:value-type="float" office:value="0.215163581255178">
            <text:p>0.215</text:p>
          </table:table-cell>
          <table:table-cell table:style-name="ce2" table:formula="of:=[.K59]*(1-[.K59])" office:value-type="float" office:value="0.0757614168280206">
            <text:p>0.076</text:p>
          </table:table-cell>
          <table:table-cell table:style-name="ce2" table:formula="of:=[.L59]*(1-[.L59])" office:value-type="float" office:value="0.0757614168280206">
            <text:p>0.076</text:p>
          </table:table-cell>
          <table:table-cell table:style-name="ce2" table:formula="of:=[.M59]*(1-[.M59])" office:value-type="float" office:value="0.0171409466255882">
            <text:p>0.017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75443015654104">
            <text:p>0.7754430157</text:p>
          </table:table-cell>
          <table:table-cell office:value-type="float" office:value="0.917418954016201">
            <text:p>0.91741895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1.01171231597936">
            <text:p>-1.011712316</text:p>
          </table:table-cell>
          <table:table-cell office:value-type="float" office:value="1.09930698836088">
            <text:p>1.0993069884</text:p>
          </table:table-cell>
          <table:table-cell office:value-type="float" office:value="1.09930698836088">
            <text:p>1.0993069884</text:p>
          </table:table-cell>
          <table:table-cell office:value-type="float" office:value="-1.24616196247273">
            <text:p>-1.2461619625</text:p>
          </table:table-cell>
          <table:table-cell/>
          <table:table-cell office:value-type="float" office:value="-0.217683645106088">
            <text:p>-0.2176836451</text:p>
          </table:table-cell>
          <table:table-cell office:value-type="float" office:value="0.0832850549671643">
            <text:p>0.083285055</text:p>
          </table:table-cell>
          <table:table-cell office:value-type="float" office:value="0.0832850549671643">
            <text:p>0.083285055</text:p>
          </table:table-cell>
          <table:table-cell office:value-type="float" office:value="-0.0213603956855834">
            <text:p>-0.0213603957</text:p>
          </table:table-cell>
          <table:table-cell/>
          <table:table-cell office:value-type="float" office:value="0.0619246592815809">
            <text:p>0.0619246593</text:p>
          </table:table-cell>
          <table:table-cell office:value-type="float" office:value="0.0619246592815809">
            <text:p>0.0619246593</text:p>
          </table:table-cell>
          <table:table-cell office:value-type="float" office:value="-0.072473930857343">
            <text:p>-0.0724739309</text:p>
          </table:table-cell>
          <table:table-cell/>
          <table:table-cell office:value-type="float" office:value="1.68522724815715">
            <text:p>1.6852272482</text:p>
          </table:table-cell>
          <table:table-cell office:value-type="float" office:value="1.68522724815715">
            <text:p>1.6852272482</text:p>
          </table:table-cell>
          <table:table-cell office:value-type="float" office:value="0.712007536110107">
            <text:p>0.712007536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60]*(1-[.J60])" office:value-type="float" office:value="0">
            <text:p>0.000</text:p>
          </table:table-cell>
          <table:table-cell table:style-name="ce2" table:formula="of:=[.K60]*(1-[.K60])" office:value-type="float" office:value="0">
            <text:p>0.000</text:p>
          </table:table-cell>
          <table:table-cell table:style-name="ce2" table:formula="of:=[.L60]*(1-[.L60])" office:value-type="float" office:value="0">
            <text:p>0.000</text:p>
          </table:table-cell>
          <table:table-cell table:style-name="ce2" table:formula="of:=[.M60]*(1-[.M6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75443015654104">
            <text:p>0.7754430157</text:p>
          </table:table-cell>
          <table:table-cell office:value-type="float" office:value="0.917418954016201">
            <text:p>0.91741895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8215136796039">
            <text:p>0.3082151368</text:p>
          </table:table-cell>
          <table:table-cell office:value-type="float" office:value="-0.334900592240494">
            <text:p>-0.3349005922</text:p>
          </table:table-cell>
          <table:table-cell office:value-type="float" office:value="-0.334900592240494">
            <text:p>-0.3349005922</text:p>
          </table:table-cell>
          <table:table-cell office:value-type="float" office:value="0.379639521697183">
            <text:p>0.37963952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0625842352786">
            <text:p>0.8506258424</text:p>
          </table:table-cell>
          <table:table-cell office:value-type="float" office:value="0.982554715420347">
            <text:p>0.982554715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58:.BY59]" office:value-type="float" office:value="0.476140937209341">
            <text:p>0.476</text:p>
          </table:table-cell>
          <table:table-cell table:style-name="ce2" office:value-type="float" office:value="0.476140937209341">
            <text:p>0.476</text:p>
          </table:table-cell>
          <table:table-cell table:style-name="ce2" office:value-type="float" office:value="0.736761251084815">
            <text:p>0.737</text:p>
          </table:table-cell>
          <table:table-cell table:style-name="ce2"/>
          <table:table-cell table:style-name="ce2" table:number-matrix-columns-spanned="4" table:number-matrix-rows-spanned="2" table:formula="of:=MMULT([.A63:.C64];[.$A$2:.$D$4])" office:value-type="float" office:value="0.736761251084815">
            <text:p>0.737</text:p>
          </table:table-cell>
          <table:table-cell table:style-name="ce2" office:value-type="float" office:value="1.21290218829416">
            <text:p>1.213</text:p>
          </table:table-cell>
          <table:table-cell table:style-name="ce2" office:value-type="float" office:value="1.21290218829416">
            <text:p>1.213</text:p>
          </table:table-cell>
          <table:table-cell table:style-name="ce2" office:value-type="float" office:value="1.6890431255035">
            <text:p>1.689</text:p>
          </table:table-cell>
          <table:table-cell table:style-name="ce2"/>
          <table:table-cell table:style-name="ce2" table:formula="of:=1/(1+EXP(-[.E63]))" office:value-type="float" office:value="0.676287225423915">
            <text:p>0.676</text:p>
          </table:table-cell>
          <table:table-cell table:style-name="ce2" table:formula="of:=1/(1+EXP(-[.F63]))" office:value-type="float" office:value="0.770812054956249">
            <text:p>0.771</text:p>
          </table:table-cell>
          <table:table-cell table:style-name="ce2" table:formula="of:=1/(1+EXP(-[.G63]))" office:value-type="float" office:value="0.770812054956249">
            <text:p>0.771</text:p>
          </table:table-cell>
          <table:table-cell table:style-name="ce2" table:formula="of:=1/(1+EXP(-[.H63]))" office:value-type="float" office:value="0.844098280119135">
            <text:p>0.844</text:p>
          </table:table-cell>
          <table:table-cell table:style-name="ce2"/>
          <table:table-cell table:style-name="ce2" table:formula="of:=[.J63]*(1-[.J63])" office:value-type="float" office:value="0.218922814152338">
            <text:p>0.219</text:p>
          </table:table-cell>
          <table:table-cell table:style-name="ce2" table:formula="of:=[.K63]*(1-[.K63])" office:value-type="float" office:value="0.176660830890374">
            <text:p>0.177</text:p>
          </table:table-cell>
          <table:table-cell table:style-name="ce2" table:formula="of:=[.L63]*(1-[.L63])" office:value-type="float" office:value="0.176660830890374">
            <text:p>0.177</text:p>
          </table:table-cell>
          <table:table-cell table:style-name="ce2" table:formula="of:=[.M63]*(1-[.M63])" office:value-type="float" office:value="0.131596373619053">
            <text:p>0.132</text:p>
          </table:table-cell>
          <table:table-cell table:style-name="ce2"/>
          <table:table-cell table:style-name="ce2" table:number-matrix-columns-spanned="3" table:number-matrix-rows-spanned="1" table:formula="of:=[.BE58:.BG58]" office:value-type="float" office:value="-1.7216762537651">
            <text:p>-1.722</text:p>
          </table:table-cell>
          <table:table-cell table:style-name="ce2" office:value-type="float" office:value="2.3662428711319">
            <text:p>2.366</text:p>
          </table:table-cell>
          <table:table-cell table:style-name="ce2" office:value-type="float" office:value="-0.720868826740123">
            <text:p>-0.721</text:p>
          </table:table-cell>
          <table:table-cell table:style-name="ce2"/>
          <table:table-cell table:style-name="ce2" table:number-matrix-columns-spanned="4" table:number-matrix-rows-spanned="1" table:formula="of:=MMULT([.T63:.V63];[.J63:.M65])" office:value-type="float" office:value="-0.297835230949403">
            <text:p>-0.298</text:p>
          </table:table-cell>
          <table:table-cell table:style-name="ce2" office:value-type="float" office:value="0.120978908087449">
            <text:p>0.121</text:p>
          </table:table-cell>
          <table:table-cell table:style-name="ce2" office:value-type="float" office:value="0.120978908087449">
            <text:p>0.121</text:p>
          </table:table-cell>
          <table:table-cell table:style-name="ce2" office:value-type="float" office:value="0.152863220605338">
            <text:p>0.153</text:p>
          </table:table-cell>
          <table:table-cell table:style-name="ce2"/>
          <table:table-cell table:style-name="ce2" table:formula="of:=1/(1+EXP(-[.X63]))" office:value-type="float" office:value="0.426086764063022">
            <text:p>0.426</text:p>
          </table:table-cell>
          <table:table-cell table:style-name="ce2" table:formula="of:=1/(1+EXP(-[.Y63]))" office:value-type="float" office:value="0.530207892707464">
            <text:p>0.530</text:p>
          </table:table-cell>
          <table:table-cell table:style-name="ce2" table:formula="of:=1/(1+EXP(-[.Z63]))" office:value-type="float" office:value="0.530207892707464">
            <text:p>0.530</text:p>
          </table:table-cell>
          <table:table-cell table:style-name="ce2" table:formula="of:=1/(1+EXP(-[.AA63]))" office:value-type="float" office:value="0.538141562381265">
            <text:p>0.538</text:p>
          </table:table-cell>
          <table:table-cell/>
          <table:table-cell table:style-name="ce2" table:formula="of:=[.AC63]*(1-[.AC63])" office:value-type="float" office:value="0.244536833553325">
            <text:p>0.245</text:p>
          </table:table-cell>
          <table:table-cell table:style-name="ce2" table:formula="of:=[.AD63]*(1-[.AD63])" office:value-type="float" office:value="0.249087483218174">
            <text:p>0.249</text:p>
          </table:table-cell>
          <table:table-cell table:style-name="ce2" table:formula="of:=[.AE63]*(1-[.AE63])" office:value-type="float" office:value="0.249087483218174">
            <text:p>0.249</text:p>
          </table:table-cell>
          <table:table-cell table:style-name="ce2" table:formula="of:=[.AF63]*(1-[.AF63])" office:value-type="float" office:value="0.248545221219116">
            <text:p>0.249</text:p>
          </table:table-cell>
          <table:table-cell/>
          <table:table-cell table:style-name="ce2" table:number-matrix-columns-spanned="4" table:number-matrix-rows-spanned="1" table:formula="of:=[.$AC$8:.$AF$8]-[.AC63:.AF63]" office:value-type="float" office:value="-0.418933975874126">
            <text:p>-0.419</text:p>
          </table:table-cell>
          <table:table-cell table:style-name="ce2" office:value-type="float" office:value="0.462147971464276">
            <text:p>0.462</text:p>
          </table:table-cell>
          <table:table-cell table:style-name="ce2" office:value-type="float" office:value="0.462147971464276">
            <text:p>0.462</text:p>
          </table:table-cell>
          <table:table-cell table:style-name="ce2" office:value-type="float" office:value="-0.530988774192369">
            <text:p>-0.531</text:p>
          </table:table-cell>
          <table:table-cell/>
          <table:table-cell table:number-matrix-columns-spanned="4" table:number-matrix-rows-spanned="1" table:formula="of:=[.AM63:.AP63]*[.AH63:.AK63]" office:value-type="float" office:value="-0.102444787928164">
            <text:p>-0.1024447879</text:p>
          </table:table-cell>
          <table:table-cell office:value-type="float" office:value="0.115115275086421">
            <text:p>0.1151152751</text:p>
          </table:table-cell>
          <table:table-cell office:value-type="float" office:value="0.115115275086421">
            <text:p>0.1151152751</text:p>
          </table:table-cell>
          <table:table-cell office:value-type="float" office:value="-0.131974722346509">
            <text:p>-0.1319747223</text:p>
          </table:table-cell>
          <table:table-cell/>
          <table:table-cell table:number-matrix-columns-spanned="3" table:number-matrix-rows-spanned="4" table:formula="of:=TRANSPOSE([.J63:.M65])" office:value-type="float" office:value="0.676287225423915">
            <text:p>0.6762872254</text:p>
          </table:table-cell>
          <table:table-cell office:value-type="float" office:value="0.670844600059345">
            <text:p>0.670844600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63:.AU63];[.AW63:.AY66])" office:value-type="float" office:value="-0.0032172540465321">
            <text:p>-0.003217254</text:p>
          </table:table-cell>
          <table:table-cell office:value-type="float" office:value="0.0125227491469466">
            <text:p>0.0125227491</text:p>
          </table:table-cell>
          <table:table-cell office:value-type="float" office:value="-0.00418896010183109">
            <text:p>-0.0041889601</text:p>
          </table:table-cell>
          <table:table-cell/>
          <table:table-cell table:number-matrix-columns-spanned="3" table:number-matrix-rows-spanned="1" table:formula="of:=[.T63:.V63]+[.BA63:.BC63]" office:value-type="float" office:value="-1.72489350781163">
            <text:p>-1.7248935078</text:p>
          </table:table-cell>
          <table:table-cell office:value-type="float" office:value="2.37876562027885">
            <text:p>2.3787656203</text:p>
          </table:table-cell>
          <table:table-cell office:value-type="float" office:value="-0.725057786841954">
            <text:p>-0.7250577868</text:p>
          </table:table-cell>
          <table:table-cell/>
          <table:table-cell table:number-matrix-columns-spanned="4" table:number-matrix-rows-spanned="3" table:formula="of:=MMULT(TRANSPOSE([.BE63:.BG63]);[.AM63:.AP63])" office:value-type="float" office:value="0.722616495186994">
            <text:p>0.7226164952</text:p>
          </table:table-cell>
          <table:table-cell office:value-type="float" office:value="-0.797156035627044">
            <text:p>-0.7971560356</text:p>
          </table:table-cell>
          <table:table-cell office:value-type="float" office:value="-0.797156035627044">
            <text:p>-0.7971560356</text:p>
          </table:table-cell>
          <table:table-cell office:value-type="float" office:value="0.915899089325272">
            <text:p>0.9158990893</text:p>
          </table:table-cell>
          <table:table-cell/>
          <table:table-cell table:number-matrix-columns-spanned="4" table:number-matrix-rows-spanned="3" table:formula="of:=[.BI63:.BL65]*[.O63:.R65]" office:value-type="float" office:value="0.158197236679236">
            <text:p>0.1581972367</text:p>
          </table:table-cell>
          <table:table-cell office:value-type="float" office:value="-0.14082624760315">
            <text:p>-0.1408262476</text:p>
          </table:table-cell>
          <table:table-cell office:value-type="float" office:value="-0.14082624760315">
            <text:p>-0.1408262476</text:p>
          </table:table-cell>
          <table:table-cell office:value-type="float" office:value="0.120528998756199">
            <text:p>0.1205289988</text:p>
          </table:table-cell>
          <table:table-cell/>
          <table:table-cell table:number-matrix-columns-spanned="3" table:number-matrix-rows-spanned="2" table:formula="of:=MMULT([.BN63:.BQ64];[.$O$2:.$Q$5])" office:value-type="float" office:value="-0.0202972488469507">
            <text:p>-0.0202972488</text:p>
          </table:table-cell>
          <table:table-cell office:value-type="float" office:value="-0.0202972488469507">
            <text:p>-0.0202972488</text:p>
          </table:table-cell>
          <table:table-cell office:value-type="float" office:value="-0.00292625977086454">
            <text:p>-0.0029262598</text:p>
          </table:table-cell>
          <table:table-cell/>
          <table:table-cell table:number-matrix-columns-spanned="3" table:number-matrix-rows-spanned="2" table:formula="of:=[.A63:.C64]+[.BS63:.BU64]" office:value-type="float" office:value="0.45584368836239">
            <text:p>0.4558436884</text:p>
          </table:table-cell>
          <table:table-cell office:value-type="float" office:value="0.45584368836239">
            <text:p>0.4558436884</text:p>
          </table:table-cell>
          <table:table-cell office:value-type="float" office:value="0.73383499131395">
            <text:p>0.7338349913</text:p>
          </table:table-cell>
          <table:table-cell/>
          <table:table-cell table:formula="of:=SUMSQ([.AM63:.AP63])" office:value-type="float" office:value="0.884616249517107">
            <text:p>0.8846162495</text:p>
          </table:table-cell>
          <table:table-cell table:number-columns-repeated="945"/>
        </table:table-row>
        <table:table-row table:style-name="ro2">
          <table:table-cell table:style-name="ce2" office:value-type="float" office:value="1.68522724815715">
            <text:p>1.685</text:p>
          </table:table-cell>
          <table:table-cell table:style-name="ce2" office:value-type="float" office:value="1.68522724815715">
            <text:p>1.685</text:p>
          </table:table-cell>
          <table:table-cell table:style-name="ce2" office:value-type="float" office:value="0.712007536110107">
            <text:p>0.712</text:p>
          </table:table-cell>
          <table:table-cell table:style-name="ce2"/>
          <table:table-cell table:style-name="ce2" office:value-type="float" office:value="0.712007536110107">
            <text:p>0.712</text:p>
          </table:table-cell>
          <table:table-cell table:style-name="ce2" office:value-type="float" office:value="2.39723478426725">
            <text:p>2.397</text:p>
          </table:table-cell>
          <table:table-cell table:style-name="ce2" office:value-type="float" office:value="2.39723478426725">
            <text:p>2.397</text:p>
          </table:table-cell>
          <table:table-cell table:style-name="ce2" office:value-type="float" office:value="4.0824620324244">
            <text:p>4.082</text:p>
          </table:table-cell>
          <table:table-cell table:style-name="ce2"/>
          <table:table-cell table:style-name="ce2" table:formula="of:=1/(1+EXP(-[.E64]))" office:value-type="float" office:value="0.670844600059345">
            <text:p>0.671</text:p>
          </table:table-cell>
          <table:table-cell table:style-name="ce2" table:formula="of:=1/(1+EXP(-[.F64]))" office:value-type="float" office:value="0.916616198794548">
            <text:p>0.917</text:p>
          </table:table-cell>
          <table:table-cell table:style-name="ce2" table:formula="of:=1/(1+EXP(-[.G64]))" office:value-type="float" office:value="0.916616198794548">
            <text:p>0.917</text:p>
          </table:table-cell>
          <table:table-cell table:style-name="ce2" table:formula="of:=1/(1+EXP(-[.H64]))" office:value-type="float" office:value="0.98341385005733">
            <text:p>0.983</text:p>
          </table:table-cell>
          <table:table-cell table:style-name="ce2"/>
          <table:table-cell table:style-name="ce2" table:formula="of:=[.J64]*(1-[.J64])" office:value-type="float" office:value="0.220812122630562">
            <text:p>0.221</text:p>
          </table:table-cell>
          <table:table-cell table:style-name="ce2" table:formula="of:=[.K64]*(1-[.K64])" office:value-type="float" office:value="0.0764309429019818">
            <text:p>0.076</text:p>
          </table:table-cell>
          <table:table-cell table:style-name="ce2" table:formula="of:=[.L64]*(1-[.L64])" office:value-type="float" office:value="0.0764309429019818">
            <text:p>0.076</text:p>
          </table:table-cell>
          <table:table-cell table:style-name="ce2" table:formula="of:=[.M64]*(1-[.M64])" office:value-type="float" office:value="0.0163110495727495">
            <text:p>0.016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70812054956249">
            <text:p>0.770812055</text:p>
          </table:table-cell>
          <table:table-cell office:value-type="float" office:value="0.916616198794548">
            <text:p>0.916616198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965457389761">
            <text:p>-0.996545739</text:p>
          </table:table-cell>
          <table:table-cell office:value-type="float" office:value="1.09934170600083">
            <text:p>1.099341706</text:p>
          </table:table-cell>
          <table:table-cell office:value-type="float" office:value="1.09934170600083">
            <text:p>1.099341706</text:p>
          </table:table-cell>
          <table:table-cell office:value-type="float" office:value="-1.26309784080282">
            <text:p>-1.2630978408</text:p>
          </table:table-cell>
          <table:table-cell/>
          <table:table-cell office:value-type="float" office:value="-0.220049379921755">
            <text:p>-0.2200493799</text:p>
          </table:table-cell>
          <table:table-cell office:value-type="float" office:value="0.0840237231611168">
            <text:p>0.0840237232</text:p>
          </table:table-cell>
          <table:table-cell office:value-type="float" office:value="0.0840237231611168">
            <text:p>0.0840237232</text:p>
          </table:table-cell>
          <table:table-cell office:value-type="float" office:value="-0.0206024514965676">
            <text:p>-0.0206024515</text:p>
          </table:table-cell>
          <table:table-cell/>
          <table:table-cell office:value-type="float" office:value="0.0634212716645491">
            <text:p>0.0634212717</text:p>
          </table:table-cell>
          <table:table-cell office:value-type="float" office:value="0.0634212716645491">
            <text:p>0.0634212717</text:p>
          </table:table-cell>
          <table:table-cell office:value-type="float" office:value="-0.0726043850960894">
            <text:p>-0.0726043851</text:p>
          </table:table-cell>
          <table:table-cell/>
          <table:table-cell office:value-type="float" office:value="1.7486485198217">
            <text:p>1.7486485198</text:p>
          </table:table-cell>
          <table:table-cell office:value-type="float" office:value="1.7486485198217">
            <text:p>1.7486485198</text:p>
          </table:table-cell>
          <table:table-cell office:value-type="float" office:value="0.639403151014018">
            <text:p>0.63940315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65]*(1-[.J65])" office:value-type="float" office:value="0">
            <text:p>0.000</text:p>
          </table:table-cell>
          <table:table-cell table:style-name="ce2" table:formula="of:=[.K65]*(1-[.K65])" office:value-type="float" office:value="0">
            <text:p>0.000</text:p>
          </table:table-cell>
          <table:table-cell table:style-name="ce2" table:formula="of:=[.L65]*(1-[.L65])" office:value-type="float" office:value="0">
            <text:p>0.000</text:p>
          </table:table-cell>
          <table:table-cell table:style-name="ce2" table:formula="of:=[.M65]*(1-[.M6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70812054956249">
            <text:p>0.770812055</text:p>
          </table:table-cell>
          <table:table-cell office:value-type="float" office:value="0.916616198794548">
            <text:p>0.916616198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3751341380194">
            <text:p>0.3037513414</text:p>
          </table:table-cell>
          <table:table-cell office:value-type="float" office:value="-0.335083985383386">
            <text:p>-0.3350839854</text:p>
          </table:table-cell>
          <table:table-cell office:value-type="float" office:value="-0.335083985383386">
            <text:p>-0.3350839854</text:p>
          </table:table-cell>
          <table:table-cell office:value-type="float" office:value="0.384997545453841">
            <text:p>0.384997545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4098280119135">
            <text:p>0.8440982801</text:p>
          </table:table-cell>
          <table:table-cell office:value-type="float" office:value="0.98341385005733">
            <text:p>0.983413850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63:.BY64]" office:value-type="float" office:value="0.45584368836239">
            <text:p>0.456</text:p>
          </table:table-cell>
          <table:table-cell table:style-name="ce2" office:value-type="float" office:value="0.45584368836239">
            <text:p>0.456</text:p>
          </table:table-cell>
          <table:table-cell table:style-name="ce2" office:value-type="float" office:value="0.73383499131395">
            <text:p>0.734</text:p>
          </table:table-cell>
          <table:table-cell table:style-name="ce2"/>
          <table:table-cell table:style-name="ce2" table:number-matrix-columns-spanned="4" table:number-matrix-rows-spanned="2" table:formula="of:=MMULT([.A68:.C69];[.$A$2:.$D$4])" office:value-type="float" office:value="0.73383499131395">
            <text:p>0.734</text:p>
          </table:table-cell>
          <table:table-cell table:style-name="ce2" office:value-type="float" office:value="1.18967867967634">
            <text:p>1.190</text:p>
          </table:table-cell>
          <table:table-cell table:style-name="ce2" office:value-type="float" office:value="1.18967867967634">
            <text:p>1.190</text:p>
          </table:table-cell>
          <table:table-cell table:style-name="ce2" office:value-type="float" office:value="1.64552236803873">
            <text:p>1.646</text:p>
          </table:table-cell>
          <table:table-cell table:style-name="ce2"/>
          <table:table-cell table:style-name="ce2" table:formula="of:=1/(1+EXP(-[.E68]))" office:value-type="float" office:value="0.675646270212736">
            <text:p>0.676</text:p>
          </table:table-cell>
          <table:table-cell table:style-name="ce2" table:formula="of:=1/(1+EXP(-[.F68]))" office:value-type="float" office:value="0.766683591418756">
            <text:p>0.767</text:p>
          </table:table-cell>
          <table:table-cell table:style-name="ce2" table:formula="of:=1/(1+EXP(-[.G68]))" office:value-type="float" office:value="0.766683591418756">
            <text:p>0.767</text:p>
          </table:table-cell>
          <table:table-cell table:style-name="ce2" table:formula="of:=1/(1+EXP(-[.H68]))" office:value-type="float" office:value="0.838284966999806">
            <text:p>0.838</text:p>
          </table:table-cell>
          <table:table-cell table:style-name="ce2"/>
          <table:table-cell table:style-name="ce2" table:formula="of:=[.J68]*(1-[.J68])" office:value-type="float" office:value="0.219148387760354">
            <text:p>0.219</text:p>
          </table:table-cell>
          <table:table-cell table:style-name="ce2" table:formula="of:=[.K68]*(1-[.K68])" office:value-type="float" office:value="0.178879862067994">
            <text:p>0.179</text:p>
          </table:table-cell>
          <table:table-cell table:style-name="ce2" table:formula="of:=[.L68]*(1-[.L68])" office:value-type="float" office:value="0.178879862067994">
            <text:p>0.179</text:p>
          </table:table-cell>
          <table:table-cell table:style-name="ce2" table:formula="of:=[.M68]*(1-[.M68])" office:value-type="float" office:value="0.13556328110194">
            <text:p>0.136</text:p>
          </table:table-cell>
          <table:table-cell table:style-name="ce2"/>
          <table:table-cell table:style-name="ce2" table:number-matrix-columns-spanned="3" table:number-matrix-rows-spanned="1" table:formula="of:=[.BE63:.BG63]" office:value-type="float" office:value="-1.72489350781163">
            <text:p>-1.725</text:p>
          </table:table-cell>
          <table:table-cell table:style-name="ce2" office:value-type="float" office:value="2.37876562027885">
            <text:p>2.379</text:p>
          </table:table-cell>
          <table:table-cell table:style-name="ce2" office:value-type="float" office:value="-0.725057786841954">
            <text:p>-0.725</text:p>
          </table:table-cell>
          <table:table-cell table:style-name="ce2"/>
          <table:table-cell table:style-name="ce2" table:number-matrix-columns-spanned="4" table:number-matrix-rows-spanned="1" table:formula="of:=MMULT([.T68:.V68];[.J68:.M70])" office:value-type="float" office:value="-0.333291599254672">
            <text:p>-0.333</text:p>
          </table:table-cell>
          <table:table-cell table:style-name="ce2" office:value-type="float" office:value="0.131233770375819">
            <text:p>0.131</text:p>
          </table:table-cell>
          <table:table-cell table:style-name="ce2" office:value-type="float" office:value="0.131233770375819">
            <text:p>0.131</text:p>
          </table:table-cell>
          <table:table-cell table:style-name="ce2" office:value-type="float" office:value="0.170351164803279">
            <text:p>0.170</text:p>
          </table:table-cell>
          <table:table-cell table:style-name="ce2"/>
          <table:table-cell table:style-name="ce2" table:formula="of:=1/(1+EXP(-[.X68]))" office:value-type="float" office:value="0.417439942556094">
            <text:p>0.417</text:p>
          </table:table-cell>
          <table:table-cell table:style-name="ce2" table:formula="of:=1/(1+EXP(-[.Y68]))" office:value-type="float" office:value="0.532761437136309">
            <text:p>0.533</text:p>
          </table:table-cell>
          <table:table-cell table:style-name="ce2" table:formula="of:=1/(1+EXP(-[.Z68]))" office:value-type="float" office:value="0.532761437136309">
            <text:p>0.533</text:p>
          </table:table-cell>
          <table:table-cell table:style-name="ce2" table:formula="of:=1/(1+EXP(-[.AA68]))" office:value-type="float" office:value="0.542485099427882">
            <text:p>0.542</text:p>
          </table:table-cell>
          <table:table-cell/>
          <table:table-cell table:style-name="ce2" table:formula="of:=[.AC68]*(1-[.AC68])" office:value-type="float" office:value="0.243183836914859">
            <text:p>0.243</text:p>
          </table:table-cell>
          <table:table-cell table:style-name="ce2" table:formula="of:=[.AD68]*(1-[.AD68])" office:value-type="float" office:value="0.248926688236764">
            <text:p>0.249</text:p>
          </table:table-cell>
          <table:table-cell table:style-name="ce2" table:formula="of:=[.AE68]*(1-[.AE68])" office:value-type="float" office:value="0.248926688236764">
            <text:p>0.249</text:p>
          </table:table-cell>
          <table:table-cell table:style-name="ce2" table:formula="of:=[.AF68]*(1-[.AF68])" office:value-type="float" office:value="0.248195016326603">
            <text:p>0.248</text:p>
          </table:table-cell>
          <table:table-cell/>
          <table:table-cell table:style-name="ce2" table:number-matrix-columns-spanned="4" table:number-matrix-rows-spanned="1" table:formula="of:=[.$AC$8:.$AF$8]-[.AC68:.AF68]" office:value-type="float" office:value="-0.410287154367197">
            <text:p>-0.410</text:p>
          </table:table-cell>
          <table:table-cell table:style-name="ce2" office:value-type="float" office:value="0.45959442703543">
            <text:p>0.460</text:p>
          </table:table-cell>
          <table:table-cell table:style-name="ce2" office:value-type="float" office:value="0.45959442703543">
            <text:p>0.460</text:p>
          </table:table-cell>
          <table:table-cell table:style-name="ce2" office:value-type="float" office:value="-0.535332311238985">
            <text:p>-0.535</text:p>
          </table:table-cell>
          <table:table-cell/>
          <table:table-cell table:number-matrix-columns-spanned="4" table:number-matrix-rows-spanned="1" table:formula="of:=[.AM68:.AP68]*[.AH68:.AK68]" office:value-type="float" office:value="-0.099775204435894">
            <text:p>-0.0997752044</text:p>
          </table:table-cell>
          <table:table-cell office:value-type="float" office:value="0.114405318654003">
            <text:p>0.1144053187</text:p>
          </table:table-cell>
          <table:table-cell office:value-type="float" office:value="0.114405318654003">
            <text:p>0.1144053187</text:p>
          </table:table-cell>
          <table:table-cell office:value-type="float" office:value="-0.132866811728118">
            <text:p>-0.1328668117</text:p>
          </table:table-cell>
          <table:table-cell/>
          <table:table-cell table:number-matrix-columns-spanned="3" table:number-matrix-rows-spanned="4" table:formula="of:=TRANSPOSE([.J68:.M70])" office:value-type="float" office:value="0.675646270212736">
            <text:p>0.6756462702</text:p>
          </table:table-cell>
          <table:table-cell office:value-type="float" office:value="0.654618529618665">
            <text:p>0.654618529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68:.AU68];[.AW68:.AY71])" office:value-type="float" office:value="-0.00336763445558427">
            <text:p>-0.0033676345</text:p>
          </table:table-cell>
          <table:table-cell office:value-type="float" office:value="0.0134780500401186">
            <text:p>0.01347805</text:p>
          </table:table-cell>
          <table:table-cell office:value-type="float" office:value="-0.00383137885600707">
            <text:p>-0.0038313789</text:p>
          </table:table-cell>
          <table:table-cell/>
          <table:table-cell table:number-matrix-columns-spanned="3" table:number-matrix-rows-spanned="1" table:formula="of:=[.T68:.V68]+[.BA68:.BC68]" office:value-type="float" office:value="-1.72826114226721">
            <text:p>-1.7282611423</text:p>
          </table:table-cell>
          <table:table-cell office:value-type="float" office:value="2.39224367031897">
            <text:p>2.3922436703</text:p>
          </table:table-cell>
          <table:table-cell office:value-type="float" office:value="-0.728889165697961">
            <text:p>-0.7288891657</text:p>
          </table:table-cell>
          <table:table-cell/>
          <table:table-cell table:number-matrix-columns-spanned="4" table:number-matrix-rows-spanned="3" table:formula="of:=MMULT(TRANSPOSE([.BE68:.BG68]);[.AM68:.AP68])" office:value-type="float" office:value="0.709083346064217">
            <text:p>0.7090833461</text:p>
          </table:table-cell>
          <table:table-cell office:value-type="float" office:value="-0.794299189447899">
            <text:p>-0.7942991894</text:p>
          </table:table-cell>
          <table:table-cell office:value-type="float" office:value="-0.794299189447899">
            <text:p>-0.7942991894</text:p>
          </table:table-cell>
          <table:table-cell office:value-type="float" office:value="0.925194031714437">
            <text:p>0.9251940317</text:p>
          </table:table-cell>
          <table:table-cell/>
          <table:table-cell table:number-matrix-columns-spanned="4" table:number-matrix-rows-spanned="3" table:formula="of:=[.BI68:.BL70]*[.O68:.R70]" office:value-type="float" office:value="0.155394472077691">
            <text:p>0.1553944721</text:p>
          </table:table-cell>
          <table:table-cell office:value-type="float" office:value="-0.14208412944916">
            <text:p>-0.1420841294</text:p>
          </table:table-cell>
          <table:table-cell office:value-type="float" office:value="-0.14208412944916">
            <text:p>-0.1420841294</text:p>
          </table:table-cell>
          <table:table-cell office:value-type="float" office:value="0.125422338595142">
            <text:p>0.1254223386</text:p>
          </table:table-cell>
          <table:table-cell/>
          <table:table-cell table:number-matrix-columns-spanned="3" table:number-matrix-rows-spanned="2" table:formula="of:=MMULT([.BN68:.BQ69];[.$O$2:.$Q$5])" office:value-type="float" office:value="-0.016661790854018">
            <text:p>-0.0166617909</text:p>
          </table:table-cell>
          <table:table-cell office:value-type="float" office:value="-0.016661790854018">
            <text:p>-0.0166617909</text:p>
          </table:table-cell>
          <table:table-cell office:value-type="float" office:value="-0.00335144822548691">
            <text:p>-0.0033514482</text:p>
          </table:table-cell>
          <table:table-cell/>
          <table:table-cell table:number-matrix-columns-spanned="3" table:number-matrix-rows-spanned="2" table:formula="of:=[.A68:.C69]+[.BS68:.BU69]" office:value-type="float" office:value="0.439181897508372">
            <text:p>0.4391818975</text:p>
          </table:table-cell>
          <table:table-cell office:value-type="float" office:value="0.439181897508372">
            <text:p>0.4391818975</text:p>
          </table:table-cell>
          <table:table-cell office:value-type="float" office:value="0.730483543088463">
            <text:p>0.7304835431</text:p>
          </table:table-cell>
          <table:table-cell/>
          <table:table-cell table:formula="of:=SUMSQ([.AM68:.AP68])" office:value-type="float" office:value="0.877370307219257">
            <text:p>0.8773703072</text:p>
          </table:table-cell>
          <table:table-cell table:number-columns-repeated="945"/>
        </table:table-row>
        <table:table-row table:style-name="ro2">
          <table:table-cell table:style-name="ce2" office:value-type="float" office:value="1.7486485198217">
            <text:p>1.749</text:p>
          </table:table-cell>
          <table:table-cell table:style-name="ce2" office:value-type="float" office:value="1.7486485198217">
            <text:p>1.749</text:p>
          </table:table-cell>
          <table:table-cell table:style-name="ce2" office:value-type="float" office:value="0.639403151014018">
            <text:p>0.639</text:p>
          </table:table-cell>
          <table:table-cell table:style-name="ce2"/>
          <table:table-cell table:style-name="ce2" office:value-type="float" office:value="0.639403151014018">
            <text:p>0.639</text:p>
          </table:table-cell>
          <table:table-cell table:style-name="ce2" office:value-type="float" office:value="2.38805167083571">
            <text:p>2.388</text:p>
          </table:table-cell>
          <table:table-cell table:style-name="ce2" office:value-type="float" office:value="2.38805167083571">
            <text:p>2.388</text:p>
          </table:table-cell>
          <table:table-cell table:style-name="ce2" office:value-type="float" office:value="4.13670019065741">
            <text:p>4.137</text:p>
          </table:table-cell>
          <table:table-cell table:style-name="ce2"/>
          <table:table-cell table:style-name="ce2" table:formula="of:=1/(1+EXP(-[.E69]))" office:value-type="float" office:value="0.654618529618665">
            <text:p>0.655</text:p>
          </table:table-cell>
          <table:table-cell table:style-name="ce2" table:formula="of:=1/(1+EXP(-[.F69]))" office:value-type="float" office:value="0.915911634180372">
            <text:p>0.916</text:p>
          </table:table-cell>
          <table:table-cell table:style-name="ce2" table:formula="of:=1/(1+EXP(-[.G69]))" office:value-type="float" office:value="0.915911634180372">
            <text:p>0.916</text:p>
          </table:table-cell>
          <table:table-cell table:style-name="ce2" table:formula="of:=1/(1+EXP(-[.H69]))" office:value-type="float" office:value="0.98427572223144">
            <text:p>0.984</text:p>
          </table:table-cell>
          <table:table-cell table:style-name="ce2"/>
          <table:table-cell table:style-name="ce2" table:formula="of:=[.J69]*(1-[.J69])" office:value-type="float" office:value="0.226093110298562">
            <text:p>0.226</text:p>
          </table:table-cell>
          <table:table-cell table:style-name="ce2" table:formula="of:=[.K69]*(1-[.K69])" office:value-type="float" office:value="0.0770175125534123">
            <text:p>0.077</text:p>
          </table:table-cell>
          <table:table-cell table:style-name="ce2" table:formula="of:=[.L69]*(1-[.L69])" office:value-type="float" office:value="0.0770175125534123">
            <text:p>0.077</text:p>
          </table:table-cell>
          <table:table-cell table:style-name="ce2" table:formula="of:=[.M69]*(1-[.M69])" office:value-type="float" office:value="0.0154770248572176">
            <text:p>0.01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66683591418756">
            <text:p>0.7666835914</text:p>
          </table:table-cell>
          <table:table-cell office:value-type="float" office:value="0.915911634180372">
            <text:p>0.91591163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8150684804811">
            <text:p>-0.981506848</text:p>
          </table:table-cell>
          <table:table-cell office:value-type="float" office:value="1.09946185898938">
            <text:p>1.099461859</text:p>
          </table:table-cell>
          <table:table-cell office:value-type="float" office:value="1.09946185898938">
            <text:p>1.099461859</text:p>
          </table:table-cell>
          <table:table-cell office:value-type="float" office:value="-1.28064533307869">
            <text:p>-1.2806453331</text:p>
          </table:table-cell>
          <table:table-cell/>
          <table:table-cell office:value-type="float" office:value="-0.221911936054535">
            <text:p>-0.2219119361</text:p>
          </table:table-cell>
          <table:table-cell office:value-type="float" office:value="0.0846778175267127">
            <text:p>0.0846778175</text:p>
          </table:table-cell>
          <table:table-cell office:value-type="float" office:value="0.0846778175267127">
            <text:p>0.0846778175</text:p>
          </table:table-cell>
          <table:table-cell office:value-type="float" office:value="-0.0198205796533386">
            <text:p>-0.0198205797</text:p>
          </table:table-cell>
          <table:table-cell/>
          <table:table-cell office:value-type="float" office:value="0.0648572378733741">
            <text:p>0.0648572379</text:p>
          </table:table-cell>
          <table:table-cell office:value-type="float" office:value="0.0648572378733741">
            <text:p>0.0648572379</text:p>
          </table:table-cell>
          <table:table-cell office:value-type="float" office:value="-0.0723768806544484">
            <text:p>-0.0723768807</text:p>
          </table:table-cell>
          <table:table-cell/>
          <table:table-cell office:value-type="float" office:value="1.81350575769507">
            <text:p>1.8135057577</text:p>
          </table:table-cell>
          <table:table-cell office:value-type="float" office:value="1.81350575769507">
            <text:p>1.8135057577</text:p>
          </table:table-cell>
          <table:table-cell office:value-type="float" office:value="0.56702627035957">
            <text:p>0.567026270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70]*(1-[.J70])" office:value-type="float" office:value="0">
            <text:p>0.000</text:p>
          </table:table-cell>
          <table:table-cell table:style-name="ce2" table:formula="of:=[.K70]*(1-[.K70])" office:value-type="float" office:value="0">
            <text:p>0.000</text:p>
          </table:table-cell>
          <table:table-cell table:style-name="ce2" table:formula="of:=[.L70]*(1-[.L70])" office:value-type="float" office:value="0">
            <text:p>0.000</text:p>
          </table:table-cell>
          <table:table-cell table:style-name="ce2" table:formula="of:=[.M70]*(1-[.M7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66683591418756">
            <text:p>0.7666835914</text:p>
          </table:table-cell>
          <table:table-cell office:value-type="float" office:value="0.915911634180372">
            <text:p>0.91591163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99053861643297">
            <text:p>0.2990538616</text:p>
          </table:table-cell>
          <table:table-cell office:value-type="float" office:value="-0.334993398481287">
            <text:p>-0.3349933985</text:p>
          </table:table-cell>
          <table:table-cell office:value-type="float" office:value="-0.334993398481287">
            <text:p>-0.3349933985</text:p>
          </table:table-cell>
          <table:table-cell office:value-type="float" office:value="0.390197921710145">
            <text:p>0.39019792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8284966999806">
            <text:p>0.838284967</text:p>
          </table:table-cell>
          <table:table-cell office:value-type="float" office:value="0.98427572223144">
            <text:p>0.984275722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68:.BY69]" office:value-type="float" office:value="0.439181897508372">
            <text:p>0.439</text:p>
          </table:table-cell>
          <table:table-cell table:style-name="ce2" office:value-type="float" office:value="0.439181897508372">
            <text:p>0.439</text:p>
          </table:table-cell>
          <table:table-cell table:style-name="ce2" office:value-type="float" office:value="0.730483543088463">
            <text:p>0.730</text:p>
          </table:table-cell>
          <table:table-cell table:style-name="ce2"/>
          <table:table-cell table:style-name="ce2" table:number-matrix-columns-spanned="4" table:number-matrix-rows-spanned="2" table:formula="of:=MMULT([.A73:.C74];[.$A$2:.$D$4])" office:value-type="float" office:value="0.730483543088463">
            <text:p>0.730</text:p>
          </table:table-cell>
          <table:table-cell table:style-name="ce2" office:value-type="float" office:value="1.16966544059684">
            <text:p>1.170</text:p>
          </table:table-cell>
          <table:table-cell table:style-name="ce2" office:value-type="float" office:value="1.16966544059684">
            <text:p>1.170</text:p>
          </table:table-cell>
          <table:table-cell table:style-name="ce2" office:value-type="float" office:value="1.60884733810521">
            <text:p>1.609</text:p>
          </table:table-cell>
          <table:table-cell table:style-name="ce2"/>
          <table:table-cell table:style-name="ce2" table:formula="of:=1/(1+EXP(-[.E73]))" office:value-type="float" office:value="0.674911373814326">
            <text:p>0.675</text:p>
          </table:table-cell>
          <table:table-cell table:style-name="ce2" table:formula="of:=1/(1+EXP(-[.F73]))" office:value-type="float" office:value="0.76308453721825">
            <text:p>0.763</text:p>
          </table:table-cell>
          <table:table-cell table:style-name="ce2" table:formula="of:=1/(1+EXP(-[.G73]))" office:value-type="float" office:value="0.76308453721825">
            <text:p>0.763</text:p>
          </table:table-cell>
          <table:table-cell table:style-name="ce2" table:formula="of:=1/(1+EXP(-[.H73]))" office:value-type="float" office:value="0.833251292973061">
            <text:p>0.833</text:p>
          </table:table-cell>
          <table:table-cell table:style-name="ce2"/>
          <table:table-cell table:style-name="ce2" table:formula="of:=[.J73]*(1-[.J73])" office:value-type="float" office:value="0.219406011310385">
            <text:p>0.219</text:p>
          </table:table-cell>
          <table:table-cell table:style-name="ce2" table:formula="of:=[.K73]*(1-[.K73])" office:value-type="float" office:value="0.180786526276659">
            <text:p>0.181</text:p>
          </table:table-cell>
          <table:table-cell table:style-name="ce2" table:formula="of:=[.L73]*(1-[.L73])" office:value-type="float" office:value="0.180786526276659">
            <text:p>0.181</text:p>
          </table:table-cell>
          <table:table-cell table:style-name="ce2" table:formula="of:=[.M73]*(1-[.M73])" office:value-type="float" office:value="0.138943575731783">
            <text:p>0.139</text:p>
          </table:table-cell>
          <table:table-cell table:style-name="ce2"/>
          <table:table-cell table:style-name="ce2" table:number-matrix-columns-spanned="3" table:number-matrix-rows-spanned="1" table:formula="of:=[.BE68:.BG68]" office:value-type="float" office:value="-1.72826114226721">
            <text:p>-1.728</text:p>
          </table:table-cell>
          <table:table-cell table:style-name="ce2" office:value-type="float" office:value="2.39224367031897">
            <text:p>2.392</text:p>
          </table:table-cell>
          <table:table-cell table:style-name="ce2" office:value-type="float" office:value="-0.728889165697961">
            <text:p>-0.729</text:p>
          </table:table-cell>
          <table:table-cell table:style-name="ce2"/>
          <table:table-cell table:style-name="ce2" table:number-matrix-columns-spanned="4" table:number-matrix-rows-spanned="1" table:formula="of:=MMULT([.T73:.V73];[.J73:.M75])" office:value-type="float" office:value="-0.368877273421712">
            <text:p>-0.369</text:p>
          </table:table-cell>
          <table:table-cell table:style-name="ce2" office:value-type="float" office:value="0.141995495756325">
            <text:p>0.142</text:p>
          </table:table-cell>
          <table:table-cell table:style-name="ce2" office:value-type="float" office:value="0.141995495756325">
            <text:p>0.142</text:p>
          </table:table-cell>
          <table:table-cell table:style-name="ce2" office:value-type="float" office:value="0.187727377875726">
            <text:p>0.188</text:p>
          </table:table-cell>
          <table:table-cell table:style-name="ce2"/>
          <table:table-cell table:style-name="ce2" table:formula="of:=1/(1+EXP(-[.X73]))" office:value-type="float" office:value="0.408812339721934">
            <text:p>0.409</text:p>
          </table:table-cell>
          <table:table-cell table:style-name="ce2" table:formula="of:=1/(1+EXP(-[.Y73]))" office:value-type="float" office:value="0.535439347800053">
            <text:p>0.535</text:p>
          </table:table-cell>
          <table:table-cell table:style-name="ce2" table:formula="of:=1/(1+EXP(-[.Z73]))" office:value-type="float" office:value="0.535439347800053">
            <text:p>0.535</text:p>
          </table:table-cell>
          <table:table-cell table:style-name="ce2" table:formula="of:=1/(1+EXP(-[.AA73]))" office:value-type="float" office:value="0.546794499157785">
            <text:p>0.547</text:p>
          </table:table-cell>
          <table:table-cell/>
          <table:table-cell table:style-name="ce2" table:formula="of:=[.AC73]*(1-[.AC73])" office:value-type="float" office:value="0.241684810613012">
            <text:p>0.242</text:p>
          </table:table-cell>
          <table:table-cell table:style-name="ce2" table:formula="of:=[.AD73]*(1-[.AD73])" office:value-type="float" office:value="0.248744052627507">
            <text:p>0.249</text:p>
          </table:table-cell>
          <table:table-cell table:style-name="ce2" table:formula="of:=[.AE73]*(1-[.AE73])" office:value-type="float" office:value="0.248744052627507">
            <text:p>0.249</text:p>
          </table:table-cell>
          <table:table-cell table:style-name="ce2" table:formula="of:=[.AF73]*(1-[.AF73])" office:value-type="float" office:value="0.247810274848572">
            <text:p>0.248</text:p>
          </table:table-cell>
          <table:table-cell/>
          <table:table-cell table:style-name="ce2" table:number-matrix-columns-spanned="4" table:number-matrix-rows-spanned="1" table:formula="of:=[.$AC$8:.$AF$8]-[.AC73:.AF73]" office:value-type="float" office:value="-0.401659551533037">
            <text:p>-0.402</text:p>
          </table:table-cell>
          <table:table-cell table:style-name="ce2" office:value-type="float" office:value="0.456916516371687">
            <text:p>0.457</text:p>
          </table:table-cell>
          <table:table-cell table:style-name="ce2" office:value-type="float" office:value="0.456916516371687">
            <text:p>0.457</text:p>
          </table:table-cell>
          <table:table-cell table:style-name="ce2" office:value-type="float" office:value="-0.539641710968889">
            <text:p>-0.540</text:p>
          </table:table-cell>
          <table:table-cell/>
          <table:table-cell table:number-matrix-columns-spanned="4" table:number-matrix-rows-spanned="1" table:formula="of:=[.AM73:.AP73]*[.AH73:.AK73]" office:value-type="float" office:value="-0.0970750126431694">
            <text:p>-0.0970750126</text:p>
          </table:table-cell>
          <table:table-cell office:value-type="float" office:value="0.113655265994736">
            <text:p>0.113655266</text:p>
          </table:table-cell>
          <table:table-cell office:value-type="float" office:value="0.113655265994736">
            <text:p>0.113655266</text:p>
          </table:table-cell>
          <table:table-cell office:value-type="float" office:value="-0.133728760714954">
            <text:p>-0.1337287607</text:p>
          </table:table-cell>
          <table:table-cell/>
          <table:table-cell table:number-matrix-columns-spanned="3" table:number-matrix-rows-spanned="4" table:formula="of:=TRANSPOSE([.J73:.M75])" office:value-type="float" office:value="0.674911373814326">
            <text:p>0.6749113738</text:p>
          </table:table-cell>
          <table:table-cell office:value-type="float" office:value="0.638076719797613">
            <text:p>0.638076719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73:.AU73];[.AW73:.AY76])" office:value-type="float" office:value="-0.00348954081144479">
            <text:p>-0.0034895408</text:p>
          </table:table-cell>
          <table:table-cell office:value-type="float" office:value="0.0143815886806966">
            <text:p>0.0143815887</text:p>
          </table:table-cell>
          <table:table-cell office:value-type="float" office:value="-0.00349324136865148">
            <text:p>-0.0034932414</text:p>
          </table:table-cell>
          <table:table-cell/>
          <table:table-cell table:number-matrix-columns-spanned="3" table:number-matrix-rows-spanned="1" table:formula="of:=[.T73:.V73]+[.BA73:.BC73]" office:value-type="float" office:value="-1.73175068307866">
            <text:p>-1.7317506831</text:p>
          </table:table-cell>
          <table:table-cell office:value-type="float" office:value="2.40662525899967">
            <text:p>2.406625259</text:p>
          </table:table-cell>
          <table:table-cell office:value-type="float" office:value="-0.732382407066613">
            <text:p>-0.7323824071</text:p>
          </table:table-cell>
          <table:table-cell/>
          <table:table-cell table:number-matrix-columns-spanned="4" table:number-matrix-rows-spanned="3" table:formula="of:=MMULT(TRANSPOSE([.BE73:.BG73]);[.AM73:.AP73])" office:value-type="float" office:value="0.695574202732405">
            <text:p>0.6955742027</text:p>
          </table:table-cell>
          <table:table-cell office:value-type="float" office:value="-0.79126548933659">
            <text:p>-0.7912654893</text:p>
          </table:table-cell>
          <table:table-cell office:value-type="float" office:value="-0.79126548933659">
            <text:p>-0.7912654893</text:p>
          </table:table-cell>
          <table:table-cell office:value-type="float" office:value="0.934524901588109">
            <text:p>0.9345249016</text:p>
          </table:table-cell>
          <table:table-cell/>
          <table:table-cell table:number-matrix-columns-spanned="4" table:number-matrix-rows-spanned="3" table:formula="of:=[.BI73:.BL75]*[.O73:.R75]" office:value-type="float" office:value="0.152613161391918">
            <text:p>0.1526131614</text:p>
          </table:table-cell>
          <table:table-cell office:value-type="float" office:value="-0.143050139179763">
            <text:p>-0.1430501392</text:p>
          </table:table-cell>
          <table:table-cell office:value-type="float" office:value="-0.143050139179763">
            <text:p>-0.1430501392</text:p>
          </table:table-cell>
          <table:table-cell office:value-type="float" office:value="0.129846231437044">
            <text:p>0.1298462314</text:p>
          </table:table-cell>
          <table:table-cell/>
          <table:table-cell table:number-matrix-columns-spanned="3" table:number-matrix-rows-spanned="2" table:formula="of:=MMULT([.BN73:.BQ74];[.$O$2:.$Q$5])" office:value-type="float" office:value="-0.0132039077427188">
            <text:p>-0.0132039077</text:p>
          </table:table-cell>
          <table:table-cell office:value-type="float" office:value="-0.0132039077427188">
            <text:p>-0.0132039077</text:p>
          </table:table-cell>
          <table:table-cell office:value-type="float" office:value="-0.00364088553056385">
            <text:p>-0.0036408855</text:p>
          </table:table-cell>
          <table:table-cell/>
          <table:table-cell table:number-matrix-columns-spanned="3" table:number-matrix-rows-spanned="2" table:formula="of:=[.A73:.C74]+[.BS73:.BU74]" office:value-type="float" office:value="0.425977989765654">
            <text:p>0.4259779898</text:p>
          </table:table-cell>
          <table:table-cell office:value-type="float" office:value="0.425977989765654">
            <text:p>0.4259779898</text:p>
          </table:table-cell>
          <table:table-cell office:value-type="float" office:value="0.726842657557899">
            <text:p>0.7268426576</text:p>
          </table:table-cell>
          <table:table-cell/>
          <table:table-cell table:formula="of:=SUMSQ([.AM73:.AP73])" office:value-type="float" office:value="0.870088977421626">
            <text:p>0.8700889774</text:p>
          </table:table-cell>
          <table:table-cell table:number-columns-repeated="945"/>
        </table:table-row>
        <table:table-row table:style-name="ro2">
          <table:table-cell table:style-name="ce2" office:value-type="float" office:value="1.81350575769507">
            <text:p>1.814</text:p>
          </table:table-cell>
          <table:table-cell table:style-name="ce2" office:value-type="float" office:value="1.81350575769507">
            <text:p>1.814</text:p>
          </table:table-cell>
          <table:table-cell table:style-name="ce2" office:value-type="float" office:value="0.56702627035957">
            <text:p>0.567</text:p>
          </table:table-cell>
          <table:table-cell table:style-name="ce2"/>
          <table:table-cell table:style-name="ce2" office:value-type="float" office:value="0.56702627035957">
            <text:p>0.567</text:p>
          </table:table-cell>
          <table:table-cell table:style-name="ce2" office:value-type="float" office:value="2.38053202805464">
            <text:p>2.381</text:p>
          </table:table-cell>
          <table:table-cell table:style-name="ce2" office:value-type="float" office:value="2.38053202805464">
            <text:p>2.381</text:p>
          </table:table-cell>
          <table:table-cell table:style-name="ce2" office:value-type="float" office:value="4.19403778574971">
            <text:p>4.194</text:p>
          </table:table-cell>
          <table:table-cell table:style-name="ce2"/>
          <table:table-cell table:style-name="ce2" table:formula="of:=1/(1+EXP(-[.E74]))" office:value-type="float" office:value="0.638076719797613">
            <text:p>0.638</text:p>
          </table:table-cell>
          <table:table-cell table:style-name="ce2" table:formula="of:=1/(1+EXP(-[.F74]))" office:value-type="float" office:value="0.915330675784204">
            <text:p>0.915</text:p>
          </table:table-cell>
          <table:table-cell table:style-name="ce2" table:formula="of:=1/(1+EXP(-[.G74]))" office:value-type="float" office:value="0.915330675784204">
            <text:p>0.915</text:p>
          </table:table-cell>
          <table:table-cell table:style-name="ce2" table:formula="of:=1/(1+EXP(-[.H74]))" office:value-type="float" office:value="0.985138932209491">
            <text:p>0.985</text:p>
          </table:table-cell>
          <table:table-cell table:style-name="ce2"/>
          <table:table-cell table:style-name="ce2" table:formula="of:=[.J74]*(1-[.J74])" office:value-type="float" office:value="0.230934819449931">
            <text:p>0.231</text:p>
          </table:table-cell>
          <table:table-cell table:style-name="ce2" table:formula="of:=[.K74]*(1-[.K74])" office:value-type="float" office:value="0.0775004297526365">
            <text:p>0.078</text:p>
          </table:table-cell>
          <table:table-cell table:style-name="ce2" table:formula="of:=[.L74]*(1-[.L74])" office:value-type="float" office:value="0.0775004297526365">
            <text:p>0.078</text:p>
          </table:table-cell>
          <table:table-cell table:style-name="ce2" table:formula="of:=[.M74]*(1-[.M74])" office:value-type="float" office:value="0.0146402164546348">
            <text:p>0.01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6308453721825">
            <text:p>0.7630845372</text:p>
          </table:table-cell>
          <table:table-cell office:value-type="float" office:value="0.915330675784204">
            <text:p>0.915330675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66644022237886">
            <text:p>-0.9666440222</text:p>
          </table:table-cell>
          <table:table-cell office:value-type="float" office:value="1.09962682955424">
            <text:p>1.0996268296</text:p>
          </table:table-cell>
          <table:table-cell office:value-type="float" office:value="1.09962682955424">
            <text:p>1.0996268296</text:p>
          </table:table-cell>
          <table:table-cell office:value-type="float" office:value="-1.29871537242752">
            <text:p>-1.2987153724</text:p>
          </table:table-cell>
          <table:table-cell/>
          <table:table-cell office:value-type="float" office:value="-0.223231762747862">
            <text:p>-0.2232317627</text:p>
          </table:table-cell>
          <table:table-cell office:value-type="float" office:value="0.0852215518579824">
            <text:p>0.0852215519</text:p>
          </table:table-cell>
          <table:table-cell office:value-type="float" office:value="0.0852215518579824">
            <text:p>0.0852215519</text:p>
          </table:table-cell>
          <table:table-cell office:value-type="float" office:value="-0.0190134741653006">
            <text:p>-0.0190134742</text:p>
          </table:table-cell>
          <table:table-cell/>
          <table:table-cell office:value-type="float" office:value="0.0662080776926819">
            <text:p>0.0662080777</text:p>
          </table:table-cell>
          <table:table-cell office:value-type="float" office:value="0.0662080776926819">
            <text:p>0.0662080777</text:p>
          </table:table-cell>
          <table:table-cell office:value-type="float" office:value="-0.0718021331971973">
            <text:p>-0.0718021332</text:p>
          </table:table-cell>
          <table:table-cell/>
          <table:table-cell office:value-type="float" office:value="1.87971383538775">
            <text:p>1.8797138354</text:p>
          </table:table-cell>
          <table:table-cell office:value-type="float" office:value="1.87971383538775">
            <text:p>1.8797138354</text:p>
          </table:table-cell>
          <table:table-cell office:value-type="float" office:value="0.495224137162372">
            <text:p>0.495224137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75]*(1-[.J75])" office:value-type="float" office:value="0">
            <text:p>0.000</text:p>
          </table:table-cell>
          <table:table-cell table:style-name="ce2" table:formula="of:=[.K75]*(1-[.K75])" office:value-type="float" office:value="0">
            <text:p>0.000</text:p>
          </table:table-cell>
          <table:table-cell table:style-name="ce2" table:formula="of:=[.L75]*(1-[.L75])" office:value-type="float" office:value="0">
            <text:p>0.000</text:p>
          </table:table-cell>
          <table:table-cell table:style-name="ce2" table:formula="of:=[.M75]*(1-[.M7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6308453721825">
            <text:p>0.7630845372</text:p>
          </table:table-cell>
          <table:table-cell office:value-type="float" office:value="0.915330675784204">
            <text:p>0.915330675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94168389173062">
            <text:p>0.2941683892</text:p>
          </table:table-cell>
          <table:table-cell office:value-type="float" office:value="-0.334637618088787">
            <text:p>-0.3346376181</text:p>
          </table:table-cell>
          <table:table-cell office:value-type="float" office:value="-0.334637618088787">
            <text:p>-0.3346376181</text:p>
          </table:table-cell>
          <table:table-cell office:value-type="float" office:value="0.39522409523294">
            <text:p>0.395224095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3251292973061">
            <text:p>0.833251293</text:p>
          </table:table-cell>
          <table:table-cell office:value-type="float" office:value="0.985138932209491">
            <text:p>0.985138932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73:.BY74]" office:value-type="float" office:value="0.425977989765654">
            <text:p>0.426</text:p>
          </table:table-cell>
          <table:table-cell table:style-name="ce2" office:value-type="float" office:value="0.425977989765654">
            <text:p>0.426</text:p>
          </table:table-cell>
          <table:table-cell table:style-name="ce2" office:value-type="float" office:value="0.726842657557899">
            <text:p>0.727</text:p>
          </table:table-cell>
          <table:table-cell table:style-name="ce2"/>
          <table:table-cell table:style-name="ce2" table:number-matrix-columns-spanned="4" table:number-matrix-rows-spanned="2" table:formula="of:=MMULT([.A78:.C79];[.$A$2:.$D$4])" office:value-type="float" office:value="0.726842657557899">
            <text:p>0.727</text:p>
          </table:table-cell>
          <table:table-cell table:style-name="ce2" office:value-type="float" office:value="1.15282064732355">
            <text:p>1.153</text:p>
          </table:table-cell>
          <table:table-cell table:style-name="ce2" office:value-type="float" office:value="1.15282064732355">
            <text:p>1.153</text:p>
          </table:table-cell>
          <table:table-cell table:style-name="ce2" office:value-type="float" office:value="1.57879863708921">
            <text:p>1.579</text:p>
          </table:table-cell>
          <table:table-cell table:style-name="ce2"/>
          <table:table-cell table:style-name="ce2" table:formula="of:=1/(1+EXP(-[.E78]))" office:value-type="float" office:value="0.674112033479699">
            <text:p>0.674</text:p>
          </table:table-cell>
          <table:table-cell table:style-name="ce2" table:formula="of:=1/(1+EXP(-[.F78]))" office:value-type="float" office:value="0.760025742514372">
            <text:p>0.760</text:p>
          </table:table-cell>
          <table:table-cell table:style-name="ce2" table:formula="of:=1/(1+EXP(-[.G78]))" office:value-type="float" office:value="0.760025742514372">
            <text:p>0.760</text:p>
          </table:table-cell>
          <table:table-cell table:style-name="ce2" table:formula="of:=1/(1+EXP(-[.H78]))" office:value-type="float" office:value="0.829034308397397">
            <text:p>0.829</text:p>
          </table:table-cell>
          <table:table-cell table:style-name="ce2"/>
          <table:table-cell table:style-name="ce2" table:formula="of:=[.J78]*(1-[.J78])" office:value-type="float" office:value="0.219684999797564">
            <text:p>0.220</text:p>
          </table:table-cell>
          <table:table-cell table:style-name="ce2" table:formula="of:=[.K78]*(1-[.K78])" office:value-type="float" office:value="0.18238661322985">
            <text:p>0.182</text:p>
          </table:table-cell>
          <table:table-cell table:style-name="ce2" table:formula="of:=[.L78]*(1-[.L78])" office:value-type="float" office:value="0.18238661322985">
            <text:p>0.182</text:p>
          </table:table-cell>
          <table:table-cell table:style-name="ce2" table:formula="of:=[.M78]*(1-[.M78])" office:value-type="float" office:value="0.141736423897446">
            <text:p>0.142</text:p>
          </table:table-cell>
          <table:table-cell table:style-name="ce2"/>
          <table:table-cell table:style-name="ce2" table:number-matrix-columns-spanned="3" table:number-matrix-rows-spanned="1" table:formula="of:=[.BE73:.BG73]" office:value-type="float" office:value="-1.73175068307866">
            <text:p>-1.732</text:p>
          </table:table-cell>
          <table:table-cell table:style-name="ce2" office:value-type="float" office:value="2.40662525899967">
            <text:p>2.407</text:p>
          </table:table-cell>
          <table:table-cell table:style-name="ce2" office:value-type="float" office:value="-0.732382407066613">
            <text:p>-0.732</text:p>
          </table:table-cell>
          <table:table-cell table:style-name="ce2"/>
          <table:table-cell table:style-name="ce2" table:number-matrix-columns-spanned="4" table:number-matrix-rows-spanned="1" table:formula="of:=MMULT([.T78:.V78];[.J78:.M80])" office:value-type="float" office:value="-0.404452672865249">
            <text:p>-0.404</text:p>
          </table:table-cell>
          <table:table-cell table:style-name="ce2" office:value-type="float" office:value="0.153254619371218">
            <text:p>0.153</text:p>
          </table:table-cell>
          <table:table-cell table:style-name="ce2" office:value-type="float" office:value="0.153254619371218">
            <text:p>0.153</text:p>
          </table:table-cell>
          <table:table-cell table:style-name="ce2" office:value-type="float" office:value="0.204871121904546">
            <text:p>0.205</text:p>
          </table:table-cell>
          <table:table-cell table:style-name="ce2"/>
          <table:table-cell table:style-name="ce2" table:formula="of:=1/(1+EXP(-[.X78]))" office:value-type="float" office:value="0.400243009040634">
            <text:p>0.400</text:p>
          </table:table-cell>
          <table:table-cell table:style-name="ce2" table:formula="of:=1/(1+EXP(-[.Y78]))" office:value-type="float" office:value="0.538238841220641">
            <text:p>0.538</text:p>
          </table:table-cell>
          <table:table-cell table:style-name="ce2" table:formula="of:=1/(1+EXP(-[.Z78]))" office:value-type="float" office:value="0.538238841220641">
            <text:p>0.538</text:p>
          </table:table-cell>
          <table:table-cell table:style-name="ce2" table:formula="of:=1/(1+EXP(-[.AA78]))" office:value-type="float" office:value="0.551039385723122">
            <text:p>0.551</text:p>
          </table:table-cell>
          <table:table-cell/>
          <table:table-cell table:style-name="ce2" table:formula="of:=[.AC78]*(1-[.AC78])" office:value-type="float" office:value="0.240048542754733">
            <text:p>0.240</text:p>
          </table:table-cell>
          <table:table-cell table:style-name="ce2" table:formula="of:=[.AD78]*(1-[.AD78])" office:value-type="float" office:value="0.248537791022103">
            <text:p>0.249</text:p>
          </table:table-cell>
          <table:table-cell table:style-name="ce2" table:formula="of:=[.AE78]*(1-[.AE78])" office:value-type="float" office:value="0.248537791022103">
            <text:p>0.249</text:p>
          </table:table-cell>
          <table:table-cell table:style-name="ce2" table:formula="of:=[.AF78]*(1-[.AF78])" office:value-type="float" office:value="0.247394981105006">
            <text:p>0.247</text:p>
          </table:table-cell>
          <table:table-cell/>
          <table:table-cell table:style-name="ce2" table:number-matrix-columns-spanned="4" table:number-matrix-rows-spanned="1" table:formula="of:=[.$AC$8:.$AF$8]-[.AC78:.AF78]" office:value-type="float" office:value="-0.393090220851737">
            <text:p>-0.393</text:p>
          </table:table-cell>
          <table:table-cell table:style-name="ce2" office:value-type="float" office:value="0.454117022951099">
            <text:p>0.454</text:p>
          </table:table-cell>
          <table:table-cell table:style-name="ce2" office:value-type="float" office:value="0.454117022951099">
            <text:p>0.454</text:p>
          </table:table-cell>
          <table:table-cell table:style-name="ce2" office:value-type="float" office:value="-0.543886597534225">
            <text:p>-0.544</text:p>
          </table:table-cell>
          <table:table-cell/>
          <table:table-cell table:number-matrix-columns-spanned="4" table:number-matrix-rows-spanned="1" table:formula="of:=[.AM78:.AP78]*[.AH78:.AK78]" office:value-type="float" office:value="-0.0943607346865957">
            <text:p>-0.0943607347</text:p>
          </table:table-cell>
          <table:table-cell office:value-type="float" office:value="0.1128652417498">
            <text:p>0.1128652417</text:p>
          </table:table-cell>
          <table:table-cell office:value-type="float" office:value="0.1128652417498">
            <text:p>0.1128652417</text:p>
          </table:table-cell>
          <table:table-cell office:value-type="float" office:value="-0.134554814520246">
            <text:p>-0.1345548145</text:p>
          </table:table-cell>
          <table:table-cell/>
          <table:table-cell table:number-matrix-columns-spanned="3" table:number-matrix-rows-spanned="4" table:formula="of:=TRANSPOSE([.J78:.M80])" office:value-type="float" office:value="0.674112033479699">
            <text:p>0.6741120335</text:p>
          </table:table-cell>
          <table:table-cell office:value-type="float" office:value="0.621336331055098">
            <text:p>0.621336331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78:.AU78];[.AW78:.AY81])" office:value-type="float" office:value="-0.00359928600764059">
            <text:p>-0.003599286</text:p>
          </table:table-cell>
          <table:table-cell office:value-type="float" office:value="0.0152190469412239">
            <text:p>0.0152190469</text:p>
          </table:table-cell>
          <table:table-cell office:value-type="float" office:value="-0.00318506570724239">
            <text:p>-0.0031850657</text:p>
          </table:table-cell>
          <table:table-cell/>
          <table:table-cell table:number-matrix-columns-spanned="3" table:number-matrix-rows-spanned="1" table:formula="of:=[.T78:.V78]+[.BA78:.BC78]" office:value-type="float" office:value="-1.7353499690863">
            <text:p>-1.7353499691</text:p>
          </table:table-cell>
          <table:table-cell office:value-type="float" office:value="2.42184430594089">
            <text:p>2.4218443059</text:p>
          </table:table-cell>
          <table:table-cell office:value-type="float" office:value="-0.735567472773855">
            <text:p>-0.7355674728</text:p>
          </table:table-cell>
          <table:table-cell/>
          <table:table-cell table:number-matrix-columns-spanned="4" table:number-matrix-rows-spanned="3" table:formula="of:=MMULT(TRANSPOSE([.BE78:.BG78]);[.AM78:.AP78])" office:value-type="float" office:value="0.682149102603189">
            <text:p>0.6821491026</text:p>
          </table:table-cell>
          <table:table-cell office:value-type="float" office:value="-0.788051961739752">
            <text:p>-0.7880519617</text:p>
          </table:table-cell>
          <table:table-cell office:value-type="float" office:value="-0.788051961739752">
            <text:p>-0.7880519617</text:p>
          </table:table-cell>
          <table:table-cell office:value-type="float" office:value="0.943833590217471">
            <text:p>0.9438335902</text:p>
          </table:table-cell>
          <table:table-cell/>
          <table:table-cell table:number-matrix-columns-spanned="4" table:number-matrix-rows-spanned="3" table:formula="of:=[.BI78:.BL80]*[.O78:.R80]" office:value-type="float" office:value="0.14985792546729">
            <text:p>0.1498579255</text:p>
          </table:table-cell>
          <table:table-cell office:value-type="float" office:value="-0.143730128350852">
            <text:p>-0.1437301284</text:p>
          </table:table-cell>
          <table:table-cell office:value-type="float" office:value="-0.143730128350852">
            <text:p>-0.1437301284</text:p>
          </table:table-cell>
          <table:table-cell office:value-type="float" office:value="0.133775597831712">
            <text:p>0.1337755978</text:p>
          </table:table-cell>
          <table:table-cell/>
          <table:table-cell table:number-matrix-columns-spanned="3" table:number-matrix-rows-spanned="2" table:formula="of:=MMULT([.BN78:.BQ79];[.$O$2:.$Q$5])" office:value-type="float" office:value="-0.00995453051914041">
            <text:p>-0.0099545305</text:p>
          </table:table-cell>
          <table:table-cell office:value-type="float" office:value="-0.00995453051914041">
            <text:p>-0.0099545305</text:p>
          </table:table-cell>
          <table:table-cell office:value-type="float" office:value="-0.00382673340270276">
            <text:p>-0.0038267334</text:p>
          </table:table-cell>
          <table:table-cell/>
          <table:table-cell table:number-matrix-columns-spanned="3" table:number-matrix-rows-spanned="2" table:formula="of:=[.A78:.C79]+[.BS78:.BU79]" office:value-type="float" office:value="0.416023459246513">
            <text:p>0.4160234592</text:p>
          </table:table-cell>
          <table:table-cell office:value-type="float" office:value="0.416023459246513">
            <text:p>0.4160234592</text:p>
          </table:table-cell>
          <table:table-cell office:value-type="float" office:value="0.723015924155197">
            <text:p>0.7230159242</text:p>
          </table:table-cell>
          <table:table-cell/>
          <table:table-cell table:formula="of:=SUMSQ([.AM78:.AP78])" office:value-type="float" office:value="0.862777093774562">
            <text:p>0.8627770938</text:p>
          </table:table-cell>
          <table:table-cell table:number-columns-repeated="945"/>
        </table:table-row>
        <table:table-row table:style-name="ro2">
          <table:table-cell table:style-name="ce2" office:value-type="float" office:value="1.87971383538775">
            <text:p>1.880</text:p>
          </table:table-cell>
          <table:table-cell table:style-name="ce2" office:value-type="float" office:value="1.87971383538775">
            <text:p>1.880</text:p>
          </table:table-cell>
          <table:table-cell table:style-name="ce2" office:value-type="float" office:value="0.495224137162372">
            <text:p>0.495</text:p>
          </table:table-cell>
          <table:table-cell table:style-name="ce2"/>
          <table:table-cell table:style-name="ce2" office:value-type="float" office:value="0.495224137162372">
            <text:p>0.495</text:p>
          </table:table-cell>
          <table:table-cell table:style-name="ce2" office:value-type="float" office:value="2.37493797255012">
            <text:p>2.375</text:p>
          </table:table-cell>
          <table:table-cell table:style-name="ce2" office:value-type="float" office:value="2.37493797255012">
            <text:p>2.375</text:p>
          </table:table-cell>
          <table:table-cell table:style-name="ce2" office:value-type="float" office:value="4.25465180793788">
            <text:p>4.255</text:p>
          </table:table-cell>
          <table:table-cell table:style-name="ce2"/>
          <table:table-cell table:style-name="ce2" table:formula="of:=1/(1+EXP(-[.E79]))" office:value-type="float" office:value="0.621336331055098">
            <text:p>0.621</text:p>
          </table:table-cell>
          <table:table-cell table:style-name="ce2" table:formula="of:=1/(1+EXP(-[.F79]))" office:value-type="float" office:value="0.914896125585277">
            <text:p>0.915</text:p>
          </table:table-cell>
          <table:table-cell table:style-name="ce2" table:formula="of:=1/(1+EXP(-[.G79]))" office:value-type="float" office:value="0.914896125585277">
            <text:p>0.915</text:p>
          </table:table-cell>
          <table:table-cell table:style-name="ce2" table:formula="of:=1/(1+EXP(-[.H79]))" office:value-type="float" office:value="0.986000728597158">
            <text:p>0.986</text:p>
          </table:table-cell>
          <table:table-cell table:style-name="ce2"/>
          <table:table-cell table:style-name="ce2" table:formula="of:=[.J79]*(1-[.J79])" office:value-type="float" office:value="0.235277494766088">
            <text:p>0.235</text:p>
          </table:table-cell>
          <table:table-cell table:style-name="ce2" table:formula="of:=[.K79]*(1-[.K79])" office:value-type="float" office:value="0.077861204974326">
            <text:p>0.078</text:p>
          </table:table-cell>
          <table:table-cell table:style-name="ce2" table:formula="of:=[.L79]*(1-[.L79])" office:value-type="float" office:value="0.077861204974326">
            <text:p>0.078</text:p>
          </table:table-cell>
          <table:table-cell table:style-name="ce2" table:formula="of:=[.M79]*(1-[.M79])" office:value-type="float" office:value="0.0138032918030314">
            <text:p>0.014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60025742514372">
            <text:p>0.7600257425</text:p>
          </table:table-cell>
          <table:table-cell office:value-type="float" office:value="0.914896125585277">
            <text:p>0.914896125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52003313090827">
            <text:p>-0.9520033131</text:p>
          </table:table-cell>
          <table:table-cell office:value-type="float" office:value="1.09980072626495">
            <text:p>1.0998007263</text:p>
          </table:table-cell>
          <table:table-cell office:value-type="float" office:value="1.09980072626495">
            <text:p>1.0998007263</text:p>
          </table:table-cell>
          <table:table-cell office:value-type="float" office:value="-1.31720865931583">
            <text:p>-1.3172086593</text:p>
          </table:table-cell>
          <table:table-cell/>
          <table:table-cell office:value-type="float" office:value="-0.223984954513025">
            <text:p>-0.2239849545</text:p>
          </table:table-cell>
          <table:table-cell office:value-type="float" office:value="0.0856318097786276">
            <text:p>0.0856318098</text:p>
          </table:table-cell>
          <table:table-cell office:value-type="float" office:value="0.0856318097786276">
            <text:p>0.0856318098</text:p>
          </table:table-cell>
          <table:table-cell office:value-type="float" office:value="-0.0181818154900162">
            <text:p>-0.0181818155</text:p>
          </table:table-cell>
          <table:table-cell/>
          <table:table-cell office:value-type="float" office:value="0.0674499942886115">
            <text:p>0.0674499943</text:p>
          </table:table-cell>
          <table:table-cell office:value-type="float" office:value="0.0674499942886115">
            <text:p>0.0674499943</text:p>
          </table:table-cell>
          <table:table-cell office:value-type="float" office:value="-0.0709031504457862">
            <text:p>-0.0709031504</text:p>
          </table:table-cell>
          <table:table-cell/>
          <table:table-cell office:value-type="float" office:value="1.94716382967636">
            <text:p>1.9471638297</text:p>
          </table:table-cell>
          <table:table-cell office:value-type="float" office:value="1.94716382967636">
            <text:p>1.9471638297</text:p>
          </table:table-cell>
          <table:table-cell office:value-type="float" office:value="0.424320986716586">
            <text:p>0.424320986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80]*(1-[.J80])" office:value-type="float" office:value="0">
            <text:p>0.000</text:p>
          </table:table-cell>
          <table:table-cell table:style-name="ce2" table:formula="of:=[.K80]*(1-[.K80])" office:value-type="float" office:value="0">
            <text:p>0.000</text:p>
          </table:table-cell>
          <table:table-cell table:style-name="ce2" table:formula="of:=[.L80]*(1-[.L80])" office:value-type="float" office:value="0">
            <text:p>0.000</text:p>
          </table:table-cell>
          <table:table-cell table:style-name="ce2" table:formula="of:=[.M80]*(1-[.M8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60025742514372">
            <text:p>0.7600257425</text:p>
          </table:table-cell>
          <table:table-cell office:value-type="float" office:value="0.914896125585277">
            <text:p>0.914896125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89144380324029">
            <text:p>0.2891443803</text:p>
          </table:table-cell>
          <table:table-cell office:value-type="float" office:value="-0.334033710915727">
            <text:p>-0.3340337109</text:p>
          </table:table-cell>
          <table:table-cell office:value-type="float" office:value="-0.334033710915727">
            <text:p>-0.3340337109</text:p>
          </table:table-cell>
          <table:table-cell office:value-type="float" office:value="0.400065290023821">
            <text:p>0.4000652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9034308397397">
            <text:p>0.8290343084</text:p>
          </table:table-cell>
          <table:table-cell office:value-type="float" office:value="0.986000728597158">
            <text:p>0.986000728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78:.BY79]" office:value-type="float" office:value="0.416023459246513">
            <text:p>0.416</text:p>
          </table:table-cell>
          <table:table-cell table:style-name="ce2" office:value-type="float" office:value="0.416023459246513">
            <text:p>0.416</text:p>
          </table:table-cell>
          <table:table-cell table:style-name="ce2" office:value-type="float" office:value="0.723015924155197">
            <text:p>0.723</text:p>
          </table:table-cell>
          <table:table-cell table:style-name="ce2"/>
          <table:table-cell table:style-name="ce2" table:number-matrix-columns-spanned="4" table:number-matrix-rows-spanned="2" table:formula="of:=MMULT([.A83:.C84];[.$A$2:.$D$4])" office:value-type="float" office:value="0.723015924155197">
            <text:p>0.723</text:p>
          </table:table-cell>
          <table:table-cell table:style-name="ce2" office:value-type="float" office:value="1.13903938340171">
            <text:p>1.139</text:p>
          </table:table-cell>
          <table:table-cell table:style-name="ce2" office:value-type="float" office:value="1.13903938340171">
            <text:p>1.139</text:p>
          </table:table-cell>
          <table:table-cell table:style-name="ce2" office:value-type="float" office:value="1.55506284264822">
            <text:p>1.555</text:p>
          </table:table-cell>
          <table:table-cell table:style-name="ce2"/>
          <table:table-cell table:style-name="ce2" table:formula="of:=1/(1+EXP(-[.E83]))" office:value-type="float" office:value="0.673270798080878">
            <text:p>0.673</text:p>
          </table:table-cell>
          <table:table-cell table:style-name="ce2" table:formula="of:=1/(1+EXP(-[.F83]))" office:value-type="float" office:value="0.757503224985587">
            <text:p>0.758</text:p>
          </table:table-cell>
          <table:table-cell table:style-name="ce2" table:formula="of:=1/(1+EXP(-[.G83]))" office:value-type="float" office:value="0.757503224985587">
            <text:p>0.758</text:p>
          </table:table-cell>
          <table:table-cell table:style-name="ce2" table:formula="of:=1/(1+EXP(-[.H83]))" office:value-type="float" office:value="0.825643761152837">
            <text:p>0.826</text:p>
          </table:table-cell>
          <table:table-cell table:style-name="ce2"/>
          <table:table-cell table:style-name="ce2" table:formula="of:=[.J83]*(1-[.J83])" office:value-type="float" office:value="0.219977230532416">
            <text:p>0.220</text:p>
          </table:table-cell>
          <table:table-cell table:style-name="ce2" table:formula="of:=[.K83]*(1-[.K83])" office:value-type="float" office:value="0.183692089122022">
            <text:p>0.184</text:p>
          </table:table-cell>
          <table:table-cell table:style-name="ce2" table:formula="of:=[.L83]*(1-[.L83])" office:value-type="float" office:value="0.183692089122022">
            <text:p>0.184</text:p>
          </table:table-cell>
          <table:table-cell table:style-name="ce2" table:formula="of:=[.M83]*(1-[.M83])" office:value-type="float" office:value="0.143956140822234">
            <text:p>0.144</text:p>
          </table:table-cell>
          <table:table-cell table:style-name="ce2"/>
          <table:table-cell table:style-name="ce2" table:number-matrix-columns-spanned="3" table:number-matrix-rows-spanned="1" table:formula="of:=[.BE78:.BG78]" office:value-type="float" office:value="-1.7353499690863">
            <text:p>-1.735</text:p>
          </table:table-cell>
          <table:table-cell table:style-name="ce2" office:value-type="float" office:value="2.42184430594089">
            <text:p>2.422</text:p>
          </table:table-cell>
          <table:table-cell table:style-name="ce2" office:value-type="float" office:value="-0.735567472773855">
            <text:p>-0.736</text:p>
          </table:table-cell>
          <table:table-cell table:style-name="ce2"/>
          <table:table-cell table:style-name="ce2" table:number-matrix-columns-spanned="4" table:number-matrix-rows-spanned="1" table:formula="of:=MMULT([.T83:.V83];[.J83:.M85])" office:value-type="float" office:value="-0.439882457649285">
            <text:p>-0.440</text:p>
          </table:table-cell>
          <table:table-cell table:style-name="ce2" office:value-type="float" office:value="0.164983214073119">
            <text:p>0.165</text:p>
          </table:table-cell>
          <table:table-cell table:style-name="ce2" office:value-type="float" office:value="0.164983214073119">
            <text:p>0.165</text:p>
          </table:table-cell>
          <table:table-cell table:style-name="ce2" office:value-type="float" office:value="0.22166606007256">
            <text:p>0.222</text:p>
          </table:table-cell>
          <table:table-cell table:style-name="ce2"/>
          <table:table-cell table:style-name="ce2" table:formula="of:=1/(1+EXP(-[.X83]))" office:value-type="float" office:value="0.391768977599103">
            <text:p>0.392</text:p>
          </table:table-cell>
          <table:table-cell table:style-name="ce2" table:formula="of:=1/(1+EXP(-[.Y83]))" office:value-type="float" office:value="0.541152500098829">
            <text:p>0.541</text:p>
          </table:table-cell>
          <table:table-cell table:style-name="ce2" table:formula="of:=1/(1+EXP(-[.Z83]))" office:value-type="float" office:value="0.541152500098829">
            <text:p>0.541</text:p>
          </table:table-cell>
          <table:table-cell table:style-name="ce2" table:formula="of:=1/(1+EXP(-[.AA83]))" office:value-type="float" office:value="0.555190713022353">
            <text:p>0.555</text:p>
          </table:table-cell>
          <table:table-cell/>
          <table:table-cell table:style-name="ce2" table:formula="of:=[.AC83]*(1-[.AC83])" office:value-type="float" office:value="0.238286045790057">
            <text:p>0.238</text:p>
          </table:table-cell>
          <table:table-cell table:style-name="ce2" table:formula="of:=[.AD83]*(1-[.AD83])" office:value-type="float" office:value="0.248306471735616">
            <text:p>0.248</text:p>
          </table:table-cell>
          <table:table-cell table:style-name="ce2" table:formula="of:=[.AE83]*(1-[.AE83])" office:value-type="float" office:value="0.248306471735616">
            <text:p>0.248</text:p>
          </table:table-cell>
          <table:table-cell table:style-name="ce2" table:formula="of:=[.AF83]*(1-[.AF83])" office:value-type="float" office:value="0.246953985196084">
            <text:p>0.247</text:p>
          </table:table-cell>
          <table:table-cell/>
          <table:table-cell table:style-name="ce2" table:number-matrix-columns-spanned="4" table:number-matrix-rows-spanned="1" table:formula="of:=[.$AC$8:.$AF$8]-[.AC83:.AF83]" office:value-type="float" office:value="-0.384616189410207">
            <text:p>-0.385</text:p>
          </table:table-cell>
          <table:table-cell table:style-name="ce2" office:value-type="float" office:value="0.451203364072911">
            <text:p>0.451</text:p>
          </table:table-cell>
          <table:table-cell table:style-name="ce2" office:value-type="float" office:value="0.451203364072911">
            <text:p>0.451</text:p>
          </table:table-cell>
          <table:table-cell table:style-name="ce2" office:value-type="float" office:value="-0.548037924833456">
            <text:p>-0.548</text:p>
          </table:table-cell>
          <table:table-cell/>
          <table:table-cell table:number-matrix-columns-spanned="4" table:number-matrix-rows-spanned="1" table:formula="of:=[.AM83:.AP83]*[.AH83:.AK83]" office:value-type="float" office:value="-0.0916486709213977">
            <text:p>-0.0916486709</text:p>
          </table:table-cell>
          <table:table-cell office:value-type="float" office:value="0.112036715368185">
            <text:p>0.1120367154</text:p>
          </table:table-cell>
          <table:table-cell office:value-type="float" office:value="0.112036715368185">
            <text:p>0.1120367154</text:p>
          </table:table-cell>
          <table:table-cell office:value-type="float" office:value="-0.135340149576214">
            <text:p>-0.1353401496</text:p>
          </table:table-cell>
          <table:table-cell/>
          <table:table-cell table:number-matrix-columns-spanned="3" table:number-matrix-rows-spanned="4" table:formula="of:=TRANSPOSE([.J83:.M85])" office:value-type="float" office:value="0.673270798080878">
            <text:p>0.6732707981</text:p>
          </table:table-cell>
          <table:table-cell office:value-type="float" office:value="0.604516760292791">
            <text:p>0.604516760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83:.AU83];[.AW83:.AY86])" office:value-type="float" office:value="-0.0037107775290092">
            <text:p>-0.0037107775</text:p>
          </table:table-cell>
          <table:table-cell office:value-type="float" office:value="0.0159790272340266">
            <text:p>0.0159790272</text:p>
          </table:table-cell>
          <table:table-cell office:value-type="float" office:value="-0.00291538976124178">
            <text:p>-0.0029153898</text:p>
          </table:table-cell>
          <table:table-cell/>
          <table:table-cell table:number-matrix-columns-spanned="3" table:number-matrix-rows-spanned="1" table:formula="of:=[.T83:.V83]+[.BA83:.BC83]" office:value-type="float" office:value="-1.73906074661531">
            <text:p>-1.7390607466</text:p>
          </table:table-cell>
          <table:table-cell office:value-type="float" office:value="2.43782333317492">
            <text:p>2.4378233332</text:p>
          </table:table-cell>
          <table:table-cell office:value-type="float" office:value="-0.738482862535097">
            <text:p>-0.7384828625</text:p>
          </table:table-cell>
          <table:table-cell/>
          <table:table-cell table:number-matrix-columns-spanned="4" table:number-matrix-rows-spanned="3" table:formula="of:=MMULT(TRANSPOSE([.BE83:.BG83]);[.AM83:.AP83])" office:value-type="float" office:value="0.66887091751605">
            <text:p>0.6688709175</text:p>
          </table:table-cell>
          <table:table-cell office:value-type="float" office:value="-0.784670059199975">
            <text:p>-0.7846700592</text:p>
          </table:table-cell>
          <table:table-cell office:value-type="float" office:value="-0.784670059199975">
            <text:p>-0.7846700592</text:p>
          </table:table-cell>
          <table:table-cell office:value-type="float" office:value="0.953071242734375">
            <text:p>0.9530712427</text:p>
          </table:table-cell>
          <table:table-cell/>
          <table:table-cell table:number-matrix-columns-spanned="4" table:number-matrix-rows-spanned="3" table:formula="of:=[.BI83:.BL85]*[.O83:.R85]" office:value-type="float" office:value="0.147136372018856">
            <text:p>0.147136372</text:p>
          </table:table-cell>
          <table:table-cell office:value-type="float" office:value="-0.144137682445944">
            <text:p>-0.1441376824</text:p>
          </table:table-cell>
          <table:table-cell office:value-type="float" office:value="-0.144137682445944">
            <text:p>-0.1441376824</text:p>
          </table:table-cell>
          <table:table-cell office:value-type="float" office:value="0.137200458032691">
            <text:p>0.137200458</text:p>
          </table:table-cell>
          <table:table-cell/>
          <table:table-cell table:number-matrix-columns-spanned="3" table:number-matrix-rows-spanned="2" table:formula="of:=MMULT([.BN83:.BQ84];[.$O$2:.$Q$5])" office:value-type="float" office:value="-0.00693722441325278">
            <text:p>-0.0069372244</text:p>
          </table:table-cell>
          <table:table-cell office:value-type="float" office:value="-0.00693722441325278">
            <text:p>-0.0069372244</text:p>
          </table:table-cell>
          <table:table-cell office:value-type="float" office:value="-0.00393853484034046">
            <text:p>-0.0039385348</text:p>
          </table:table-cell>
          <table:table-cell/>
          <table:table-cell table:number-matrix-columns-spanned="3" table:number-matrix-rows-spanned="2" table:formula="of:=[.A83:.C84]+[.BS83:.BU84]" office:value-type="float" office:value="0.40908623483326">
            <text:p>0.4090862348</text:p>
          </table:table-cell>
          <table:table-cell office:value-type="float" office:value="0.40908623483326">
            <text:p>0.4090862348</text:p>
          </table:table-cell>
          <table:table-cell office:value-type="float" office:value="0.719077389314856">
            <text:p>0.7190773893</text:p>
          </table:table-cell>
          <table:table-cell/>
          <table:table-cell table:formula="of:=SUMSQ([.AM83:.AP83])" office:value-type="float" office:value="0.855444131713613">
            <text:p>0.8554441317</text:p>
          </table:table-cell>
          <table:table-cell table:number-columns-repeated="945"/>
        </table:table-row>
        <table:table-row table:style-name="ro2">
          <table:table-cell table:style-name="ce2" office:value-type="float" office:value="1.94716382967636">
            <text:p>1.947</text:p>
          </table:table-cell>
          <table:table-cell table:style-name="ce2" office:value-type="float" office:value="1.94716382967636">
            <text:p>1.947</text:p>
          </table:table-cell>
          <table:table-cell table:style-name="ce2" office:value-type="float" office:value="0.424320986716586">
            <text:p>0.424</text:p>
          </table:table-cell>
          <table:table-cell table:style-name="ce2"/>
          <table:table-cell table:style-name="ce2" office:value-type="float" office:value="0.424320986716586">
            <text:p>0.424</text:p>
          </table:table-cell>
          <table:table-cell table:style-name="ce2" office:value-type="float" office:value="2.37148481639295">
            <text:p>2.371</text:p>
          </table:table-cell>
          <table:table-cell table:style-name="ce2" office:value-type="float" office:value="2.37148481639295">
            <text:p>2.371</text:p>
          </table:table-cell>
          <table:table-cell table:style-name="ce2" office:value-type="float" office:value="4.31864864606931">
            <text:p>4.319</text:p>
          </table:table-cell>
          <table:table-cell table:style-name="ce2"/>
          <table:table-cell table:style-name="ce2" table:formula="of:=1/(1+EXP(-[.E84]))" office:value-type="float" office:value="0.604516760292791">
            <text:p>0.605</text:p>
          </table:table-cell>
          <table:table-cell table:style-name="ce2" table:formula="of:=1/(1+EXP(-[.F84]))" office:value-type="float" office:value="0.91462687319527">
            <text:p>0.915</text:p>
          </table:table-cell>
          <table:table-cell table:style-name="ce2" table:formula="of:=1/(1+EXP(-[.G84]))" office:value-type="float" office:value="0.91462687319527">
            <text:p>0.915</text:p>
          </table:table-cell>
          <table:table-cell table:style-name="ce2" table:formula="of:=1/(1+EXP(-[.H84]))" office:value-type="float" office:value="0.986857165993899">
            <text:p>0.987</text:p>
          </table:table-cell>
          <table:table-cell table:style-name="ce2"/>
          <table:table-cell table:style-name="ce2" table:formula="of:=[.J84]*(1-[.J84])" office:value-type="float" office:value="0.239076246817899">
            <text:p>0.239</text:p>
          </table:table-cell>
          <table:table-cell table:style-name="ce2" table:formula="of:=[.K84]*(1-[.K84])" office:value-type="float" office:value="0.0780845560243133">
            <text:p>0.078</text:p>
          </table:table-cell>
          <table:table-cell table:style-name="ce2" table:formula="of:=[.L84]*(1-[.L84])" office:value-type="float" office:value="0.0780845560243133">
            <text:p>0.078</text:p>
          </table:table-cell>
          <table:table-cell table:style-name="ce2" table:formula="of:=[.M84]*(1-[.M84])" office:value-type="float" office:value="0.0129700999203892">
            <text:p>0.013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7503224985587">
            <text:p>0.757503225</text:p>
          </table:table-cell>
          <table:table-cell office:value-type="float" office:value="0.91462687319527">
            <text:p>0.914626873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37626320861026">
            <text:p>-0.9376263209</text:p>
          </table:table-cell>
          <table:table-cell office:value-type="float" office:value="1.09995408894396">
            <text:p>1.0999540889</text:p>
          </table:table-cell>
          <table:table-cell office:value-type="float" office:value="1.09995408894396">
            <text:p>1.0999540889</text:p>
          </table:table-cell>
          <table:table-cell office:value-type="float" office:value="-1.33601964062376">
            <text:p>-1.3360196406</text:p>
          </table:table-cell>
          <table:table-cell/>
          <table:table-cell office:value-type="float" office:value="-0.224164181709129">
            <text:p>-0.2241641817</text:p>
          </table:table-cell>
          <table:table-cell office:value-type="float" office:value="0.085889426682317">
            <text:p>0.0858894267</text:p>
          </table:table-cell>
          <table:table-cell office:value-type="float" office:value="0.085889426682317">
            <text:p>0.0858894267</text:p>
          </table:table-cell>
          <table:table-cell office:value-type="float" office:value="-0.0173283082344927">
            <text:p>-0.0173283082</text:p>
          </table:table-cell>
          <table:table-cell/>
          <table:table-cell office:value-type="float" office:value="0.0685611184478243">
            <text:p>0.0685611184</text:p>
          </table:table-cell>
          <table:table-cell office:value-type="float" office:value="0.0685611184478243">
            <text:p>0.0685611184</text:p>
          </table:table-cell>
          <table:table-cell office:value-type="float" office:value="-0.0697136365789881">
            <text:p>-0.0697136366</text:p>
          </table:table-cell>
          <table:table-cell/>
          <table:table-cell office:value-type="float" office:value="2.01572494812419">
            <text:p>2.0157249481</text:p>
          </table:table-cell>
          <table:table-cell office:value-type="float" office:value="2.01572494812419">
            <text:p>2.0157249481</text:p>
          </table:table-cell>
          <table:table-cell office:value-type="float" office:value="0.354607350137598">
            <text:p>0.354607350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85]*(1-[.J85])" office:value-type="float" office:value="0">
            <text:p>0.000</text:p>
          </table:table-cell>
          <table:table-cell table:style-name="ce2" table:formula="of:=[.K85]*(1-[.K85])" office:value-type="float" office:value="0">
            <text:p>0.000</text:p>
          </table:table-cell>
          <table:table-cell table:style-name="ce2" table:formula="of:=[.L85]*(1-[.L85])" office:value-type="float" office:value="0">
            <text:p>0.000</text:p>
          </table:table-cell>
          <table:table-cell table:style-name="ce2" table:formula="of:=[.M85]*(1-[.M8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7503224985587">
            <text:p>0.757503225</text:p>
          </table:table-cell>
          <table:table-cell office:value-type="float" office:value="0.91462687319527">
            <text:p>0.914626873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84032464532991">
            <text:p>0.2840324645</text:p>
          </table:table-cell>
          <table:table-cell office:value-type="float" office:value="-0.333205951886028">
            <text:p>-0.3332059519</text:p>
          </table:table-cell>
          <table:table-cell office:value-type="float" office:value="-0.333205951886028">
            <text:p>-0.3332059519</text:p>
          </table:table-cell>
          <table:table-cell office:value-type="float" office:value="0.404716615508805">
            <text:p>0.404716615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5643761152837">
            <text:p>0.8256437612</text:p>
          </table:table-cell>
          <table:table-cell office:value-type="float" office:value="0.986857165993899">
            <text:p>0.98685716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83:.BY84]" office:value-type="float" office:value="0.40908623483326">
            <text:p>0.409</text:p>
          </table:table-cell>
          <table:table-cell table:style-name="ce2" office:value-type="float" office:value="0.40908623483326">
            <text:p>0.409</text:p>
          </table:table-cell>
          <table:table-cell table:style-name="ce2" office:value-type="float" office:value="0.719077389314856">
            <text:p>0.719</text:p>
          </table:table-cell>
          <table:table-cell table:style-name="ce2"/>
          <table:table-cell table:style-name="ce2" table:number-matrix-columns-spanned="4" table:number-matrix-rows-spanned="2" table:formula="of:=MMULT([.A88:.C89];[.$A$2:.$D$4])" office:value-type="float" office:value="0.719077389314856">
            <text:p>0.719</text:p>
          </table:table-cell>
          <table:table-cell table:style-name="ce2" office:value-type="float" office:value="1.12816362414812">
            <text:p>1.128</text:p>
          </table:table-cell>
          <table:table-cell table:style-name="ce2" office:value-type="float" office:value="1.12816362414812">
            <text:p>1.128</text:p>
          </table:table-cell>
          <table:table-cell table:style-name="ce2" office:value-type="float" office:value="1.53724985898138">
            <text:p>1.537</text:p>
          </table:table-cell>
          <table:table-cell table:style-name="ce2"/>
          <table:table-cell table:style-name="ce2" table:formula="of:=1/(1+EXP(-[.E88]))" office:value-type="float" office:value="0.672403819560245">
            <text:p>0.672</text:p>
          </table:table-cell>
          <table:table-cell table:style-name="ce2" table:formula="of:=1/(1+EXP(-[.F88]))" office:value-type="float" office:value="0.755499843237596">
            <text:p>0.755</text:p>
          </table:table-cell>
          <table:table-cell table:style-name="ce2" table:formula="of:=1/(1+EXP(-[.G88]))" office:value-type="float" office:value="0.755499843237596">
            <text:p>0.755</text:p>
          </table:table-cell>
          <table:table-cell table:style-name="ce2" table:formula="of:=1/(1+EXP(-[.H88]))" office:value-type="float" office:value="0.823064579942718">
            <text:p>0.823</text:p>
          </table:table-cell>
          <table:table-cell table:style-name="ce2"/>
          <table:table-cell table:style-name="ce2" table:formula="of:=[.J88]*(1-[.J88])" office:value-type="float" office:value="0.220276923001039">
            <text:p>0.220</text:p>
          </table:table-cell>
          <table:table-cell table:style-name="ce2" table:formula="of:=[.K88]*(1-[.K88])" office:value-type="float" office:value="0.184719830105564">
            <text:p>0.185</text:p>
          </table:table-cell>
          <table:table-cell table:style-name="ce2" table:formula="of:=[.L88]*(1-[.L88])" office:value-type="float" office:value="0.184719830105564">
            <text:p>0.185</text:p>
          </table:table-cell>
          <table:table-cell table:style-name="ce2" table:formula="of:=[.M88]*(1-[.M88])" office:value-type="float" office:value="0.145629277186435">
            <text:p>0.146</text:p>
          </table:table-cell>
          <table:table-cell table:style-name="ce2"/>
          <table:table-cell table:style-name="ce2" table:number-matrix-columns-spanned="3" table:number-matrix-rows-spanned="1" table:formula="of:=[.BE83:.BG83]" office:value-type="float" office:value="-1.73906074661531">
            <text:p>-1.739</text:p>
          </table:table-cell>
          <table:table-cell table:style-name="ce2" office:value-type="float" office:value="2.43782333317492">
            <text:p>2.438</text:p>
          </table:table-cell>
          <table:table-cell table:style-name="ce2" office:value-type="float" office:value="-0.738482862535097">
            <text:p>-0.738</text:p>
          </table:table-cell>
          <table:table-cell table:style-name="ce2"/>
          <table:table-cell table:style-name="ce2" table:number-matrix-columns-spanned="4" table:number-matrix-rows-spanned="1" table:formula="of:=MMULT([.T88:.V88];[.J88:.M90])" office:value-type="float" office:value="-0.475041312956537">
            <text:p>-0.475</text:p>
          </table:table-cell>
          <table:table-cell table:style-name="ce2" office:value-type="float" office:value="0.177136254628623">
            <text:p>0.177</text:p>
          </table:table-cell>
          <table:table-cell table:style-name="ce2" office:value-type="float" office:value="0.177136254628623">
            <text:p>0.177</text:p>
          </table:table-cell>
          <table:table-cell table:style-name="ce2" office:value-type="float" office:value="0.238004158200386">
            <text:p>0.238</text:p>
          </table:table-cell>
          <table:table-cell table:style-name="ce2"/>
          <table:table-cell table:style-name="ce2" table:formula="of:=1/(1+EXP(-[.X88]))" office:value-type="float" office:value="0.383423728636706">
            <text:p>0.383</text:p>
          </table:table-cell>
          <table:table-cell table:style-name="ce2" table:formula="of:=1/(1+EXP(-[.Y88]))" office:value-type="float" office:value="0.544168633144856">
            <text:p>0.544</text:p>
          </table:table-cell>
          <table:table-cell table:style-name="ce2" table:formula="of:=1/(1+EXP(-[.Z88]))" office:value-type="float" office:value="0.544168633144856">
            <text:p>0.544</text:p>
          </table:table-cell>
          <table:table-cell table:style-name="ce2" table:formula="of:=1/(1+EXP(-[.AA88]))" office:value-type="float" office:value="0.559221746968993">
            <text:p>0.559</text:p>
          </table:table-cell>
          <table:table-cell/>
          <table:table-cell table:style-name="ce2" table:formula="of:=[.AC88]*(1-[.AC88])" office:value-type="float" office:value="0.236409972955032">
            <text:p>0.236</text:p>
          </table:table-cell>
          <table:table-cell table:style-name="ce2" table:formula="of:=[.AD88]*(1-[.AD88])" office:value-type="float" office:value="0.248049131846115">
            <text:p>0.248</text:p>
          </table:table-cell>
          <table:table-cell table:style-name="ce2" table:formula="of:=[.AE88]*(1-[.AE88])" office:value-type="float" office:value="0.248049131846115">
            <text:p>0.248</text:p>
          </table:table-cell>
          <table:table-cell table:style-name="ce2" table:formula="of:=[.AF88]*(1-[.AF88])" office:value-type="float" office:value="0.246492784685941">
            <text:p>0.246</text:p>
          </table:table-cell>
          <table:table-cell/>
          <table:table-cell table:style-name="ce2" table:number-matrix-columns-spanned="4" table:number-matrix-rows-spanned="1" table:formula="of:=[.$AC$8:.$AF$8]-[.AC88:.AF88]" office:value-type="float" office:value="-0.37627094044781">
            <text:p>-0.376</text:p>
          </table:table-cell>
          <table:table-cell table:style-name="ce2" office:value-type="float" office:value="0.448187231026883">
            <text:p>0.448</text:p>
          </table:table-cell>
          <table:table-cell table:style-name="ce2" office:value-type="float" office:value="0.448187231026883">
            <text:p>0.448</text:p>
          </table:table-cell>
          <table:table-cell table:style-name="ce2" office:value-type="float" office:value="-0.552068958780096">
            <text:p>-0.552</text:p>
          </table:table-cell>
          <table:table-cell/>
          <table:table-cell table:number-matrix-columns-spanned="4" table:number-matrix-rows-spanned="1" table:formula="of:=[.AM88:.AP88]*[.AH88:.AK88]" office:value-type="float" office:value="-0.088954202855031">
            <text:p>-0.0889542029</text:p>
          </table:table-cell>
          <table:table-cell office:value-type="float" office:value="0.111172453560733">
            <text:p>0.1111724536</text:p>
          </table:table-cell>
          <table:table-cell office:value-type="float" office:value="0.111172453560733">
            <text:p>0.1111724536</text:p>
          </table:table-cell>
          <table:table-cell office:value-type="float" office:value="-0.136081014988374">
            <text:p>-0.136081015</text:p>
          </table:table-cell>
          <table:table-cell/>
          <table:table-cell table:number-matrix-columns-spanned="3" table:number-matrix-rows-spanned="4" table:formula="of:=TRANSPOSE([.J88:.M90])" office:value-type="float" office:value="0.672403819560245">
            <text:p>0.6724038196</text:p>
          </table:table-cell>
          <table:table-cell office:value-type="float" office:value="0.587734401649186">
            <text:p>0.587734401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88:.AU88];[.AW88:.AY91])" office:value-type="float" office:value="-0.00383506673029937">
            <text:p>-0.0038350667</text:p>
          </table:table-cell>
          <table:table-cell office:value-type="float" office:value="0.0166534855312527">
            <text:p>0.0166534855</text:p>
          </table:table-cell>
          <table:table-cell office:value-type="float" office:value="-0.00269031072193954">
            <text:p>-0.0026903107</text:p>
          </table:table-cell>
          <table:table-cell/>
          <table:table-cell table:number-matrix-columns-spanned="3" table:number-matrix-rows-spanned="1" table:formula="of:=[.T88:.V88]+[.BA88:.BC88]" office:value-type="float" office:value="-1.74289581334561">
            <text:p>-1.7428958133</text:p>
          </table:table-cell>
          <table:table-cell office:value-type="float" office:value="2.45447681870617">
            <text:p>2.4544768187</text:p>
          </table:table-cell>
          <table:table-cell office:value-type="float" office:value="-0.741173173257036">
            <text:p>-0.7411731733</text:p>
          </table:table-cell>
          <table:table-cell/>
          <table:table-cell table:number-matrix-columns-spanned="4" table:number-matrix-rows-spanned="3" table:formula="of:=MMULT(TRANSPOSE([.BE88:.BG88]);[.AM88:.AP88])" office:value-type="float" office:value="0.655801046790102">
            <text:p>0.6558010468</text:p>
          </table:table-cell>
          <table:table-cell office:value-type="float" office:value="-0.781143648551716">
            <text:p>-0.7811436486</text:p>
          </table:table-cell>
          <table:table-cell office:value-type="float" office:value="-0.781143648551716">
            <text:p>-0.7811436486</text:p>
          </table:table-cell>
          <table:table-cell office:value-type="float" office:value="0.962198676935899">
            <text:p>0.9621986769</text:p>
          </table:table-cell>
          <table:table-cell/>
          <table:table-cell table:number-matrix-columns-spanned="4" table:number-matrix-rows-spanned="3" table:formula="of:=[.BI88:.BL90]*[.O88:.R90]" office:value-type="float" office:value="0.144457836687784">
            <text:p>0.1444578367</text:p>
          </table:table-cell>
          <table:table-cell office:value-type="float" office:value="-0.144292722048513">
            <text:p>-0.144292722</text:p>
          </table:table-cell>
          <table:table-cell office:value-type="float" office:value="-0.144292722048513">
            <text:p>-0.144292722</text:p>
          </table:table-cell>
          <table:table-cell office:value-type="float" office:value="0.140124297831919">
            <text:p>0.1401242978</text:p>
          </table:table-cell>
          <table:table-cell/>
          <table:table-cell table:number-matrix-columns-spanned="3" table:number-matrix-rows-spanned="2" table:formula="of:=MMULT([.BN88:.BQ89];[.$O$2:.$Q$5])" office:value-type="float" office:value="-0.004168424216594">
            <text:p>-0.0041684242</text:p>
          </table:table-cell>
          <table:table-cell office:value-type="float" office:value="-0.004168424216594">
            <text:p>-0.0041684242</text:p>
          </table:table-cell>
          <table:table-cell office:value-type="float" office:value="-0.00400330957732331">
            <text:p>-0.0040033096</text:p>
          </table:table-cell>
          <table:table-cell/>
          <table:table-cell table:number-matrix-columns-spanned="3" table:number-matrix-rows-spanned="2" table:formula="of:=[.A88:.C89]+[.BS88:.BU89]" office:value-type="float" office:value="0.404917810616666">
            <text:p>0.4049178106</text:p>
          </table:table-cell>
          <table:table-cell office:value-type="float" office:value="0.404917810616666">
            <text:p>0.4049178106</text:p>
          </table:table-cell>
          <table:table-cell office:value-type="float" office:value="0.715074079737533">
            <text:p>0.7150740797</text:p>
          </table:table-cell>
          <table:table-cell/>
          <table:table-cell table:formula="of:=SUMSQ([.AM88:.AP88])" office:value-type="float" office:value="0.848103543985109">
            <text:p>0.848103544</text:p>
          </table:table-cell>
          <table:table-cell table:number-columns-repeated="945"/>
        </table:table-row>
        <table:table-row table:style-name="ro2">
          <table:table-cell table:style-name="ce2" office:value-type="float" office:value="2.01572494812419">
            <text:p>2.016</text:p>
          </table:table-cell>
          <table:table-cell table:style-name="ce2" office:value-type="float" office:value="2.01572494812419">
            <text:p>2.016</text:p>
          </table:table-cell>
          <table:table-cell table:style-name="ce2" office:value-type="float" office:value="0.354607350137598">
            <text:p>0.355</text:p>
          </table:table-cell>
          <table:table-cell table:style-name="ce2"/>
          <table:table-cell table:style-name="ce2" office:value-type="float" office:value="0.354607350137598">
            <text:p>0.355</text:p>
          </table:table-cell>
          <table:table-cell table:style-name="ce2" office:value-type="float" office:value="2.37033229826179">
            <text:p>2.370</text:p>
          </table:table-cell>
          <table:table-cell table:style-name="ce2" office:value-type="float" office:value="2.37033229826179">
            <text:p>2.370</text:p>
          </table:table-cell>
          <table:table-cell table:style-name="ce2" office:value-type="float" office:value="4.38605724638597">
            <text:p>4.386</text:p>
          </table:table-cell>
          <table:table-cell table:style-name="ce2"/>
          <table:table-cell table:style-name="ce2" table:formula="of:=1/(1+EXP(-[.E89]))" office:value-type="float" office:value="0.587734401649186">
            <text:p>0.588</text:p>
          </table:table-cell>
          <table:table-cell table:style-name="ce2" table:formula="of:=1/(1+EXP(-[.F89]))" office:value-type="float" office:value="0.914536836313181">
            <text:p>0.915</text:p>
          </table:table-cell>
          <table:table-cell table:style-name="ce2" table:formula="of:=1/(1+EXP(-[.G89]))" office:value-type="float" office:value="0.914536836313181">
            <text:p>0.915</text:p>
          </table:table-cell>
          <table:table-cell table:style-name="ce2" table:formula="of:=1/(1+EXP(-[.H89]))" office:value-type="float" office:value="0.987703370821136">
            <text:p>0.988</text:p>
          </table:table-cell>
          <table:table-cell table:style-name="ce2"/>
          <table:table-cell table:style-name="ce2" table:formula="of:=[.J89]*(1-[.J89])" office:value-type="float" office:value="0.242302674767259">
            <text:p>0.242</text:p>
          </table:table-cell>
          <table:table-cell table:style-name="ce2" table:formula="of:=[.K89]*(1-[.K89])" office:value-type="float" office:value="0.0781592113394589">
            <text:p>0.078</text:p>
          </table:table-cell>
          <table:table-cell table:style-name="ce2" table:formula="of:=[.L89]*(1-[.L89])" office:value-type="float" office:value="0.0781592113394589">
            <text:p>0.078</text:p>
          </table:table-cell>
          <table:table-cell table:style-name="ce2" table:formula="of:=[.M89]*(1-[.M89])" office:value-type="float" office:value="0.0121454220897018">
            <text:p>0.01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5499843237596">
            <text:p>0.7554998432</text:p>
          </table:table-cell>
          <table:table-cell office:value-type="float" office:value="0.914536836313181">
            <text:p>0.914536836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23548300881919">
            <text:p>-0.9235483009</text:p>
          </table:table-cell>
          <table:table-cell office:value-type="float" office:value="1.10006516899559">
            <text:p>1.100065169</text:p>
          </table:table-cell>
          <table:table-cell office:value-type="float" office:value="1.10006516899559">
            <text:p>1.100065169</text:p>
          </table:table-cell>
          <table:table-cell office:value-type="float" office:value="-1.355040461653">
            <text:p>-1.3550404617</text:p>
          </table:table-cell>
          <table:table-cell/>
          <table:table-cell office:value-type="float" office:value="-0.223778223580446">
            <text:p>-0.2237782236</text:p>
          </table:table-cell>
          <table:table-cell office:value-type="float" office:value="0.0859802260307041">
            <text:p>0.085980226</text:p>
          </table:table-cell>
          <table:table-cell office:value-type="float" office:value="0.0859802260307041">
            <text:p>0.085980226</text:p>
          </table:table-cell>
          <table:table-cell office:value-type="float" office:value="-0.0164575383554001">
            <text:p>-0.0164575384</text:p>
          </table:table-cell>
          <table:table-cell/>
          <table:table-cell office:value-type="float" office:value="0.069522687675304">
            <text:p>0.0695226877</text:p>
          </table:table-cell>
          <table:table-cell office:value-type="float" office:value="0.069522687675304">
            <text:p>0.0695226877</text:p>
          </table:table-cell>
          <table:table-cell office:value-type="float" office:value="-0.0682753098744384">
            <text:p>-0.0682753099</text:p>
          </table:table-cell>
          <table:table-cell/>
          <table:table-cell office:value-type="float" office:value="2.08524763579949">
            <text:p>2.0852476358</text:p>
          </table:table-cell>
          <table:table-cell office:value-type="float" office:value="2.08524763579949">
            <text:p>2.0852476358</text:p>
          </table:table-cell>
          <table:table-cell office:value-type="float" office:value="0.286332040263159">
            <text:p>0.286332040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90]*(1-[.J90])" office:value-type="float" office:value="0">
            <text:p>0.000</text:p>
          </table:table-cell>
          <table:table-cell table:style-name="ce2" table:formula="of:=[.K90]*(1-[.K90])" office:value-type="float" office:value="0">
            <text:p>0.000</text:p>
          </table:table-cell>
          <table:table-cell table:style-name="ce2" table:formula="of:=[.L90]*(1-[.L90])" office:value-type="float" office:value="0">
            <text:p>0.000</text:p>
          </table:table-cell>
          <table:table-cell table:style-name="ce2" table:formula="of:=[.M90]*(1-[.M9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5499843237596">
            <text:p>0.7554998432</text:p>
          </table:table-cell>
          <table:table-cell office:value-type="float" office:value="0.914536836313181">
            <text:p>0.914536836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78881926936112">
            <text:p>0.2788819269</text:p>
          </table:table-cell>
          <table:table-cell office:value-type="float" office:value="-0.33218435223348">
            <text:p>-0.3321843522</text:p>
          </table:table-cell>
          <table:table-cell office:value-type="float" office:value="-0.33218435223348">
            <text:p>-0.3321843522</text:p>
          </table:table-cell>
          <table:table-cell office:value-type="float" office:value="0.409178702035752">
            <text:p>0.40917870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3064579942718">
            <text:p>0.8230645799</text:p>
          </table:table-cell>
          <table:table-cell office:value-type="float" office:value="0.987703370821136">
            <text:p>0.987703370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88:.BY89]" office:value-type="float" office:value="0.404917810616666">
            <text:p>0.405</text:p>
          </table:table-cell>
          <table:table-cell table:style-name="ce2" office:value-type="float" office:value="0.404917810616666">
            <text:p>0.405</text:p>
          </table:table-cell>
          <table:table-cell table:style-name="ce2" office:value-type="float" office:value="0.715074079737533">
            <text:p>0.715</text:p>
          </table:table-cell>
          <table:table-cell table:style-name="ce2"/>
          <table:table-cell table:style-name="ce2" table:number-matrix-columns-spanned="4" table:number-matrix-rows-spanned="2" table:formula="of:=MMULT([.A93:.C94];[.$A$2:.$D$4])" office:value-type="float" office:value="0.715074079737533">
            <text:p>0.715</text:p>
          </table:table-cell>
          <table:table-cell table:style-name="ce2" office:value-type="float" office:value="1.1199918903542">
            <text:p>1.120</text:p>
          </table:table-cell>
          <table:table-cell table:style-name="ce2" office:value-type="float" office:value="1.1199918903542">
            <text:p>1.120</text:p>
          </table:table-cell>
          <table:table-cell table:style-name="ce2" office:value-type="float" office:value="1.52490970097087">
            <text:p>1.525</text:p>
          </table:table-cell>
          <table:table-cell table:style-name="ce2"/>
          <table:table-cell table:style-name="ce2" table:formula="of:=1/(1+EXP(-[.E93]))" office:value-type="float" office:value="0.671521374972493">
            <text:p>0.672</text:p>
          </table:table-cell>
          <table:table-cell table:style-name="ce2" table:formula="of:=1/(1+EXP(-[.F93]))" office:value-type="float" office:value="0.753987212189824">
            <text:p>0.754</text:p>
          </table:table-cell>
          <table:table-cell table:style-name="ce2" table:formula="of:=1/(1+EXP(-[.G93]))" office:value-type="float" office:value="0.753987212189824">
            <text:p>0.754</text:p>
          </table:table-cell>
          <table:table-cell table:style-name="ce2" table:formula="of:=1/(1+EXP(-[.H93]))" office:value-type="float" office:value="0.821260321568125">
            <text:p>0.821</text:p>
          </table:table-cell>
          <table:table-cell table:style-name="ce2"/>
          <table:table-cell table:style-name="ce2" table:formula="of:=[.J93]*(1-[.J93])" office:value-type="float" office:value="0.220580417927545">
            <text:p>0.221</text:p>
          </table:table-cell>
          <table:table-cell table:style-name="ce2" table:formula="of:=[.K93]*(1-[.K93])" office:value-type="float" office:value="0.185490496044041">
            <text:p>0.185</text:p>
          </table:table-cell>
          <table:table-cell table:style-name="ce2" table:formula="of:=[.L93]*(1-[.L93])" office:value-type="float" office:value="0.185490496044041">
            <text:p>0.185</text:p>
          </table:table-cell>
          <table:table-cell table:style-name="ce2" table:formula="of:=[.M93]*(1-[.M93])" office:value-type="float" office:value="0.146791805785945">
            <text:p>0.147</text:p>
          </table:table-cell>
          <table:table-cell table:style-name="ce2"/>
          <table:table-cell table:style-name="ce2" table:number-matrix-columns-spanned="3" table:number-matrix-rows-spanned="1" table:formula="of:=[.BE88:.BG88]" office:value-type="float" office:value="-1.74289581334561">
            <text:p>-1.743</text:p>
          </table:table-cell>
          <table:table-cell table:style-name="ce2" office:value-type="float" office:value="2.45447681870617">
            <text:p>2.454</text:p>
          </table:table-cell>
          <table:table-cell table:style-name="ce2" office:value-type="float" office:value="-0.741173173257036">
            <text:p>-0.741</text:p>
          </table:table-cell>
          <table:table-cell table:style-name="ce2"/>
          <table:table-cell table:style-name="ce2" table:number-matrix-columns-spanned="4" table:number-matrix-rows-spanned="1" table:formula="of:=MMULT([.T93:.V93];[.J93:.M95])" office:value-type="float" office:value="-0.509818361728284">
            <text:p>-0.510</text:p>
          </table:table-cell>
          <table:table-cell table:style-name="ce2" office:value-type="float" office:value="0.189654309103998">
            <text:p>0.190</text:p>
          </table:table-cell>
          <table:table-cell table:style-name="ce2" office:value-type="float" office:value="0.189654309103998">
            <text:p>0.190</text:p>
          </table:table-cell>
          <table:table-cell table:style-name="ce2" office:value-type="float" office:value="0.253789171285622">
            <text:p>0.254</text:p>
          </table:table-cell>
          <table:table-cell table:style-name="ce2"/>
          <table:table-cell table:style-name="ce2" table:formula="of:=1/(1+EXP(-[.X93]))" office:value-type="float" office:value="0.375236106747796">
            <text:p>0.375</text:p>
          </table:table-cell>
          <table:table-cell table:style-name="ce2" table:formula="of:=1/(1+EXP(-[.Y93]))" office:value-type="float" office:value="0.547271969313958">
            <text:p>0.547</text:p>
          </table:table-cell>
          <table:table-cell table:style-name="ce2" table:formula="of:=1/(1+EXP(-[.Z93]))" office:value-type="float" office:value="0.547271969313958">
            <text:p>0.547</text:p>
          </table:table-cell>
          <table:table-cell table:style-name="ce2" table:formula="of:=1/(1+EXP(-[.AA93]))" office:value-type="float" office:value="0.563108924292349">
            <text:p>0.563</text:p>
          </table:table-cell>
          <table:table-cell/>
          <table:table-cell table:style-name="ce2" table:formula="of:=[.AC93]*(1-[.AC93])" office:value-type="float" office:value="0.234433970940553">
            <text:p>0.234</text:p>
          </table:table-cell>
          <table:table-cell table:style-name="ce2" table:formula="of:=[.AD93]*(1-[.AD93])" office:value-type="float" office:value="0.24776536091718">
            <text:p>0.248</text:p>
          </table:table-cell>
          <table:table-cell table:style-name="ce2" table:formula="of:=[.AE93]*(1-[.AE93])" office:value-type="float" office:value="0.24776536091718">
            <text:p>0.248</text:p>
          </table:table-cell>
          <table:table-cell table:style-name="ce2" table:formula="of:=[.AF93]*(1-[.AF93])" office:value-type="float" office:value="0.246017263674663">
            <text:p>0.246</text:p>
          </table:table-cell>
          <table:table-cell/>
          <table:table-cell table:style-name="ce2" table:number-matrix-columns-spanned="4" table:number-matrix-rows-spanned="1" table:formula="of:=[.$AC$8:.$AF$8]-[.AC93:.AF93]" office:value-type="float" office:value="-0.368083318558899">
            <text:p>-0.368</text:p>
          </table:table-cell>
          <table:table-cell table:style-name="ce2" office:value-type="float" office:value="0.445083894857782">
            <text:p>0.445</text:p>
          </table:table-cell>
          <table:table-cell table:style-name="ce2" office:value-type="float" office:value="0.445083894857782">
            <text:p>0.445</text:p>
          </table:table-cell>
          <table:table-cell table:style-name="ce2" office:value-type="float" office:value="-0.555956136103452">
            <text:p>-0.556</text:p>
          </table:table-cell>
          <table:table-cell/>
          <table:table-cell table:number-matrix-columns-spanned="4" table:number-matrix-rows-spanned="1" table:formula="of:=[.AM93:.AP93]*[.AH93:.AK93]" office:value-type="float" office:value="-0.0862912340067391">
            <text:p>-0.086291234</text:p>
          </table:table-cell>
          <table:table-cell office:value-type="float" office:value="0.110276371847863">
            <text:p>0.1102763718</text:p>
          </table:table-cell>
          <table:table-cell office:value-type="float" office:value="0.110276371847863">
            <text:p>0.1102763718</text:p>
          </table:table-cell>
          <table:table-cell office:value-type="float" office:value="-0.13677480732731">
            <text:p>-0.1367748073</text:p>
          </table:table-cell>
          <table:table-cell/>
          <table:table-cell table:number-matrix-columns-spanned="3" table:number-matrix-rows-spanned="4" table:formula="of:=TRANSPOSE([.J93:.M95])" office:value-type="float" office:value="0.671521374972493">
            <text:p>0.671521375</text:p>
          </table:table-cell>
          <table:table-cell office:value-type="float" office:value="0.571097919465909">
            <text:p>0.571097919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93:.AU93];[.AW93:.AY96])" office:value-type="float" office:value="-0.00398018199636667">
            <text:p>-0.003980182</text:p>
          </table:table-cell>
          <table:table-cell office:value-type="float" office:value="0.017237823200803">
            <text:p>0.0172378232</text:p>
          </table:table-cell>
          <table:table-cell office:value-type="float" office:value="-0.00251329763832356">
            <text:p>-0.0025132976</text:p>
          </table:table-cell>
          <table:table-cell/>
          <table:table-cell table:number-matrix-columns-spanned="3" table:number-matrix-rows-spanned="1" table:formula="of:=[.T93:.V93]+[.BA93:.BC93]" office:value-type="float" office:value="-1.74687599534198">
            <text:p>-1.7468759953</text:p>
          </table:table-cell>
          <table:table-cell office:value-type="float" office:value="2.47171464190697">
            <text:p>2.4717146419</text:p>
          </table:table-cell>
          <table:table-cell office:value-type="float" office:value="-0.74368647089536">
            <text:p>-0.7436864709</text:p>
          </table:table-cell>
          <table:table-cell/>
          <table:table-cell table:number-matrix-columns-spanned="4" table:number-matrix-rows-spanned="3" table:formula="of:=MMULT(TRANSPOSE([.BE93:.BG93]);[.AM93:.AP93])" office:value-type="float" office:value="0.642995913476354">
            <text:p>0.6429959135</text:p>
          </table:table-cell>
          <table:table-cell office:value-type="float" office:value="-0.777506371840371">
            <text:p>-0.7775063718</text:p>
          </table:table-cell>
          <table:table-cell office:value-type="float" office:value="-0.777506371840371">
            <text:p>-0.7775063718</text:p>
          </table:table-cell>
          <table:table-cell office:value-type="float" office:value="0.971186428622197">
            <text:p>0.9711864286</text:p>
          </table:table-cell>
          <table:table-cell/>
          <table:table-cell table:number-matrix-columns-spanned="4" table:number-matrix-rows-spanned="3" table:formula="of:=[.BI93:.BL95]*[.O93:.R95]" office:value-type="float" office:value="0.141832307320318">
            <text:p>0.1418323073</text:p>
          </table:table-cell>
          <table:table-cell office:value-type="float" office:value="-0.144220042590073">
            <text:p>-0.1442200426</text:p>
          </table:table-cell>
          <table:table-cell office:value-type="float" office:value="-0.144220042590073">
            <text:p>-0.1442200426</text:p>
          </table:table-cell>
          <table:table-cell office:value-type="float" office:value="0.142562209612255">
            <text:p>0.1425622096</text:p>
          </table:table-cell>
          <table:table-cell/>
          <table:table-cell table:number-matrix-columns-spanned="3" table:number-matrix-rows-spanned="2" table:formula="of:=MMULT([.BN93:.BQ94];[.$O$2:.$Q$5])" office:value-type="float" office:value="-0.00165783297781841">
            <text:p>-0.001657833</text:p>
          </table:table-cell>
          <table:table-cell office:value-type="float" office:value="-0.00165783297781841">
            <text:p>-0.001657833</text:p>
          </table:table-cell>
          <table:table-cell office:value-type="float" office:value="-0.00404556824757343">
            <text:p>-0.0040455682</text:p>
          </table:table-cell>
          <table:table-cell/>
          <table:table-cell table:number-matrix-columns-spanned="3" table:number-matrix-rows-spanned="2" table:formula="of:=[.A93:.C94]+[.BS93:.BU94]" office:value-type="float" office:value="0.403259977638848">
            <text:p>0.4032599776</text:p>
          </table:table-cell>
          <table:table-cell office:value-type="float" office:value="0.403259977638848">
            <text:p>0.4032599776</text:p>
          </table:table-cell>
          <table:table-cell office:value-type="float" office:value="0.711028511489959">
            <text:p>0.7110285115</text:p>
          </table:table-cell>
          <table:table-cell/>
          <table:table-cell table:formula="of:=SUMSQ([.AM93:.AP93])" office:value-type="float" office:value="0.840771901595958">
            <text:p>0.8407719016</text:p>
          </table:table-cell>
          <table:table-cell table:number-columns-repeated="945"/>
        </table:table-row>
        <table:table-row table:style-name="ro2">
          <table:table-cell table:style-name="ce2" office:value-type="float" office:value="2.08524763579949">
            <text:p>2.085</text:p>
          </table:table-cell>
          <table:table-cell table:style-name="ce2" office:value-type="float" office:value="2.08524763579949">
            <text:p>2.085</text:p>
          </table:table-cell>
          <table:table-cell table:style-name="ce2" office:value-type="float" office:value="0.286332040263159">
            <text:p>0.286</text:p>
          </table:table-cell>
          <table:table-cell table:style-name="ce2"/>
          <table:table-cell table:style-name="ce2" office:value-type="float" office:value="0.286332040263159">
            <text:p>0.286</text:p>
          </table:table-cell>
          <table:table-cell table:style-name="ce2" office:value-type="float" office:value="2.37157967606265">
            <text:p>2.372</text:p>
          </table:table-cell>
          <table:table-cell table:style-name="ce2" office:value-type="float" office:value="2.37157967606265">
            <text:p>2.372</text:p>
          </table:table-cell>
          <table:table-cell table:style-name="ce2" office:value-type="float" office:value="4.45682731186214">
            <text:p>4.457</text:p>
          </table:table-cell>
          <table:table-cell table:style-name="ce2"/>
          <table:table-cell table:style-name="ce2" table:formula="of:=1/(1+EXP(-[.E94]))" office:value-type="float" office:value="0.571097919465909">
            <text:p>0.571</text:p>
          </table:table-cell>
          <table:table-cell table:style-name="ce2" table:formula="of:=1/(1+EXP(-[.F94]))" office:value-type="float" office:value="0.914634279979139">
            <text:p>0.915</text:p>
          </table:table-cell>
          <table:table-cell table:style-name="ce2" table:formula="of:=1/(1+EXP(-[.G94]))" office:value-type="float" office:value="0.914634279979139">
            <text:p>0.915</text:p>
          </table:table-cell>
          <table:table-cell table:style-name="ce2" table:formula="of:=1/(1+EXP(-[.H94]))" office:value-type="float" office:value="0.988533891287516">
            <text:p>0.989</text:p>
          </table:table-cell>
          <table:table-cell table:style-name="ce2"/>
          <table:table-cell table:style-name="ce2" table:formula="of:=[.J94]*(1-[.J94])" office:value-type="float" office:value="0.244945085847619">
            <text:p>0.245</text:p>
          </table:table-cell>
          <table:table-cell table:style-name="ce2" table:formula="of:=[.K94]*(1-[.K94])" office:value-type="float" office:value="0.0780784138661809">
            <text:p>0.078</text:p>
          </table:table-cell>
          <table:table-cell table:style-name="ce2" table:formula="of:=[.L94]*(1-[.L94])" office:value-type="float" office:value="0.0780784138661809">
            <text:p>0.078</text:p>
          </table:table-cell>
          <table:table-cell table:style-name="ce2" table:formula="of:=[.M94]*(1-[.M94])" office:value-type="float" office:value="0.0113346370634777">
            <text:p>0.01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3987212189824">
            <text:p>0.7539872122</text:p>
          </table:table-cell>
          <table:table-cell office:value-type="float" office:value="0.914634279979139">
            <text:p>0.9146342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90979692792374">
            <text:p>-0.9097969279</text:p>
          </table:table-cell>
          <table:table-cell office:value-type="float" office:value="1.10012037979696">
            <text:p>1.1001203798</text:p>
          </table:table-cell>
          <table:table-cell office:value-type="float" office:value="1.10012037979696">
            <text:p>1.1001203798</text:p>
          </table:table-cell>
          <table:table-cell office:value-type="float" office:value="-1.37416492186493">
            <text:p>-1.3741649219</text:p>
          </table:table-cell>
          <table:table-cell/>
          <table:table-cell office:value-type="float" office:value="-0.222850286614181">
            <text:p>-0.2228502866</text:p>
          </table:table-cell>
          <table:table-cell office:value-type="float" office:value="0.0858956543164074">
            <text:p>0.0858956543</text:p>
          </table:table-cell>
          <table:table-cell office:value-type="float" office:value="0.0858956543164074">
            <text:p>0.0858956543</text:p>
          </table:table-cell>
          <table:table-cell office:value-type="float" office:value="-0.0155756606547012">
            <text:p>-0.0155756607</text:p>
          </table:table-cell>
          <table:table-cell/>
          <table:table-cell office:value-type="float" office:value="0.0703199936617062">
            <text:p>0.0703199937</text:p>
          </table:table-cell>
          <table:table-cell office:value-type="float" office:value="0.0703199936617062">
            <text:p>0.0703199937</text:p>
          </table:table-cell>
          <table:table-cell office:value-type="float" office:value="-0.0666346386360669">
            <text:p>-0.0666346386</text:p>
          </table:table-cell>
          <table:table-cell/>
          <table:table-cell office:value-type="float" office:value="2.1555676294612">
            <text:p>2.1555676295</text:p>
          </table:table-cell>
          <table:table-cell office:value-type="float" office:value="2.1555676294612">
            <text:p>2.1555676295</text:p>
          </table:table-cell>
          <table:table-cell office:value-type="float" office:value="0.219697401627093">
            <text:p>0.219697401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95]*(1-[.J95])" office:value-type="float" office:value="0">
            <text:p>0.000</text:p>
          </table:table-cell>
          <table:table-cell table:style-name="ce2" table:formula="of:=[.K95]*(1-[.K95])" office:value-type="float" office:value="0">
            <text:p>0.000</text:p>
          </table:table-cell>
          <table:table-cell table:style-name="ce2" table:formula="of:=[.L95]*(1-[.L95])" office:value-type="float" office:value="0">
            <text:p>0.000</text:p>
          </table:table-cell>
          <table:table-cell table:style-name="ce2" table:formula="of:=[.M95]*(1-[.M9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3987212189824">
            <text:p>0.7539872122</text:p>
          </table:table-cell>
          <table:table-cell office:value-type="float" office:value="0.914634279979139">
            <text:p>0.9146342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7373858417452">
            <text:p>0.2737385842</text:p>
          </table:table-cell>
          <table:table-cell office:value-type="float" office:value="-0.331002871019145">
            <text:p>-0.331002871</text:p>
          </table:table-cell>
          <table:table-cell office:value-type="float" office:value="-0.331002871019145">
            <text:p>-0.331002871</text:p>
          </table:table-cell>
          <table:table-cell office:value-type="float" office:value="0.413457056831397">
            <text:p>0.413457056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1260321568125">
            <text:p>0.8212603216</text:p>
          </table:table-cell>
          <table:table-cell office:value-type="float" office:value="0.988533891287516">
            <text:p>0.988533891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93:.BY94]" office:value-type="float" office:value="0.403259977638848">
            <text:p>0.403</text:p>
          </table:table-cell>
          <table:table-cell table:style-name="ce2" office:value-type="float" office:value="0.403259977638848">
            <text:p>0.403</text:p>
          </table:table-cell>
          <table:table-cell table:style-name="ce2" office:value-type="float" office:value="0.711028511489959">
            <text:p>0.711</text:p>
          </table:table-cell>
          <table:table-cell table:style-name="ce2"/>
          <table:table-cell table:style-name="ce2" table:number-matrix-columns-spanned="4" table:number-matrix-rows-spanned="2" table:formula="of:=MMULT([.A98:.C99];[.$A$2:.$D$4])" office:value-type="float" office:value="0.711028511489959">
            <text:p>0.711</text:p>
          </table:table-cell>
          <table:table-cell table:style-name="ce2" office:value-type="float" office:value="1.11428848912881">
            <text:p>1.114</text:p>
          </table:table-cell>
          <table:table-cell table:style-name="ce2" office:value-type="float" office:value="1.11428848912881">
            <text:p>1.114</text:p>
          </table:table-cell>
          <table:table-cell table:style-name="ce2" office:value-type="float" office:value="1.51754846676766">
            <text:p>1.518</text:p>
          </table:table-cell>
          <table:table-cell table:style-name="ce2"/>
          <table:table-cell table:style-name="ce2" table:formula="of:=1/(1+EXP(-[.E98]))" office:value-type="float" office:value="0.670628383407504">
            <text:p>0.671</text:p>
          </table:table-cell>
          <table:table-cell table:style-name="ce2" table:formula="of:=1/(1+EXP(-[.F98]))" office:value-type="float" office:value="0.752927753617166">
            <text:p>0.753</text:p>
          </table:table-cell>
          <table:table-cell table:style-name="ce2" table:formula="of:=1/(1+EXP(-[.G98]))" office:value-type="float" office:value="0.752927753617166">
            <text:p>0.753</text:p>
          </table:table-cell>
          <table:table-cell table:style-name="ce2" table:formula="of:=1/(1+EXP(-[.H98]))" office:value-type="float" office:value="0.820177196144137">
            <text:p>0.820</text:p>
          </table:table-cell>
          <table:table-cell table:style-name="ce2"/>
          <table:table-cell table:style-name="ce2" table:formula="of:=[.J98]*(1-[.J98])" office:value-type="float" office:value="0.220885954775742">
            <text:p>0.221</text:p>
          </table:table-cell>
          <table:table-cell table:style-name="ce2" table:formula="of:=[.K98]*(1-[.K98])" office:value-type="float" office:value="0.186027551450174">
            <text:p>0.186</text:p>
          </table:table-cell>
          <table:table-cell table:style-name="ce2" table:formula="of:=[.L98]*(1-[.L98])" office:value-type="float" office:value="0.186027551450174">
            <text:p>0.186</text:p>
          </table:table-cell>
          <table:table-cell table:style-name="ce2" table:formula="of:=[.M98]*(1-[.M98])" office:value-type="float" office:value="0.147486563069279">
            <text:p>0.147</text:p>
          </table:table-cell>
          <table:table-cell table:style-name="ce2"/>
          <table:table-cell table:style-name="ce2" table:number-matrix-columns-spanned="3" table:number-matrix-rows-spanned="1" table:formula="of:=[.BE93:.BG93]" office:value-type="float" office:value="-1.74687599534198">
            <text:p>-1.747</text:p>
          </table:table-cell>
          <table:table-cell table:style-name="ce2" office:value-type="float" office:value="2.47171464190697">
            <text:p>2.472</text:p>
          </table:table-cell>
          <table:table-cell table:style-name="ce2" office:value-type="float" office:value="-0.74368647089536">
            <text:p>-0.744</text:p>
          </table:table-cell>
          <table:table-cell table:style-name="ce2"/>
          <table:table-cell table:style-name="ce2" table:number-matrix-columns-spanned="4" table:number-matrix-rows-spanned="1" table:formula="of:=MMULT([.T98:.V98];[.J98:.M100])" office:value-type="float" office:value="-0.544119880110253">
            <text:p>-0.544</text:p>
          </table:table-cell>
          <table:table-cell table:style-name="ce2" office:value-type="float" office:value="0.202467193614914">
            <text:p>0.202</text:p>
          </table:table-cell>
          <table:table-cell table:style-name="ce2" office:value-type="float" office:value="0.202467193614914">
            <text:p>0.202</text:p>
          </table:table-cell>
          <table:table-cell table:style-name="ce2" office:value-type="float" office:value="0.268939474425907">
            <text:p>0.269</text:p>
          </table:table-cell>
          <table:table-cell table:style-name="ce2"/>
          <table:table-cell table:style-name="ce2" table:formula="of:=1/(1+EXP(-[.X98]))" office:value-type="float" office:value="0.367229714674955">
            <text:p>0.367</text:p>
          </table:table-cell>
          <table:table-cell table:style-name="ce2" table:formula="of:=1/(1+EXP(-[.Y98]))" office:value-type="float" office:value="0.550444593237689">
            <text:p>0.550</text:p>
          </table:table-cell>
          <table:table-cell table:style-name="ce2" table:formula="of:=1/(1+EXP(-[.Z98]))" office:value-type="float" office:value="0.550444593237689">
            <text:p>0.550</text:p>
          </table:table-cell>
          <table:table-cell table:style-name="ce2" table:formula="of:=1/(1+EXP(-[.AA98]))" office:value-type="float" office:value="0.56683252898083">
            <text:p>0.567</text:p>
          </table:table-cell>
          <table:table-cell/>
          <table:table-cell table:style-name="ce2" table:formula="of:=[.AC98]*(1-[.AC98])" office:value-type="float" office:value="0.232372051334706">
            <text:p>0.232</text:p>
          </table:table-cell>
          <table:table-cell table:style-name="ce2" table:formula="of:=[.AD98]*(1-[.AD98])" office:value-type="float" office:value="0.247455343013084">
            <text:p>0.247</text:p>
          </table:table-cell>
          <table:table-cell table:style-name="ce2" table:formula="of:=[.AE98]*(1-[.AE98])" office:value-type="float" office:value="0.247455343013084">
            <text:p>0.247</text:p>
          </table:table-cell>
          <table:table-cell table:style-name="ce2" table:formula="of:=[.AF98]*(1-[.AF98])" office:value-type="float" office:value="0.245533413070027">
            <text:p>0.246</text:p>
          </table:table-cell>
          <table:table-cell/>
          <table:table-cell table:style-name="ce2" table:number-matrix-columns-spanned="4" table:number-matrix-rows-spanned="1" table:formula="of:=[.$AC$8:.$AF$8]-[.AC98:.AF98]" office:value-type="float" office:value="-0.360076926486058">
            <text:p>-0.360</text:p>
          </table:table-cell>
          <table:table-cell table:style-name="ce2" office:value-type="float" office:value="0.441911270934051">
            <text:p>0.442</text:p>
          </table:table-cell>
          <table:table-cell table:style-name="ce2" office:value-type="float" office:value="0.441911270934051">
            <text:p>0.442</text:p>
          </table:table-cell>
          <table:table-cell table:style-name="ce2" office:value-type="float" office:value="-0.559679740791933">
            <text:p>-0.560</text:p>
          </table:table-cell>
          <table:table-cell/>
          <table:table-cell table:number-matrix-columns-spanned="4" table:number-matrix-rows-spanned="1" table:formula="of:=[.AM98:.AP98]*[.AH98:.AK98]" office:value-type="float" office:value="-0.0836718140458615">
            <text:p>-0.083671814</text:p>
          </table:table-cell>
          <table:table-cell office:value-type="float" office:value="0.109353305130334">
            <text:p>0.1093533051</text:p>
          </table:table-cell>
          <table:table-cell office:value-type="float" office:value="0.109353305130334">
            <text:p>0.1093533051</text:p>
          </table:table-cell>
          <table:table-cell office:value-type="float" office:value="-0.137420076982791">
            <text:p>-0.137420077</text:p>
          </table:table-cell>
          <table:table-cell/>
          <table:table-cell table:number-matrix-columns-spanned="3" table:number-matrix-rows-spanned="4" table:formula="of:=TRANSPOSE([.J98:.M100])" office:value-type="float" office:value="0.670628383407504">
            <text:p>0.6706283834</text:p>
          </table:table-cell>
          <table:table-cell office:value-type="float" office:value="0.554704492302099">
            <text:p>0.554704492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98:.AU98];[.AW98:.AY101])" office:value-type="float" office:value="-0.00415123005921747">
            <text:p>-0.0041512301</text:p>
          </table:table-cell>
          <table:table-cell office:value-type="float" office:value="0.0177306643054035">
            <text:p>0.0177306643</text:p>
          </table:table-cell>
          <table:table-cell office:value-type="float" office:value="-0.00238528076798555">
            <text:p>-0.0023852808</text:p>
          </table:table-cell>
          <table:table-cell/>
          <table:table-cell table:number-matrix-columns-spanned="3" table:number-matrix-rows-spanned="1" table:formula="of:=[.T98:.V98]+[.BA98:.BC98]" office:value-type="float" office:value="-1.75102722540119">
            <text:p>-1.7510272254</text:p>
          </table:table-cell>
          <table:table-cell office:value-type="float" office:value="2.48944530621238">
            <text:p>2.4894453062</text:p>
          </table:table-cell>
          <table:table-cell office:value-type="float" office:value="-0.746071751663346">
            <text:p>-0.7460717517</text:p>
          </table:table-cell>
          <table:table-cell/>
          <table:table-cell table:number-matrix-columns-spanned="4" table:number-matrix-rows-spanned="3" table:formula="of:=MMULT(TRANSPOSE([.BE98:.BG98]);[.AM98:.AP98])" office:value-type="float" office:value="0.630504501515872">
            <text:p>0.6305045015</text:p>
          </table:table-cell>
          <table:table-cell office:value-type="float" office:value="-0.773798666617166">
            <text:p>-0.7737986666</text:p>
          </table:table-cell>
          <table:table-cell office:value-type="float" office:value="-0.773798666617166">
            <text:p>-0.7737986666</text:p>
          </table:table-cell>
          <table:table-cell office:value-type="float" office:value="0.980014463632158">
            <text:p>0.9800144636</text:p>
          </table:table-cell>
          <table:table-cell/>
          <table:table-cell table:number-matrix-columns-spanned="4" table:number-matrix-rows-spanned="3" table:formula="of:=[.BI98:.BL100]*[.O98:.R100]" office:value-type="float" office:value="0.139269588807736">
            <text:p>0.1392695888</text:p>
          </table:table-cell>
          <table:table-cell office:value-type="float" office:value="-0.143947871266201">
            <text:p>-0.1439478713</text:p>
          </table:table-cell>
          <table:table-cell office:value-type="float" office:value="-0.143947871266201">
            <text:p>-0.1439478713</text:p>
          </table:table-cell>
          <table:table-cell office:value-type="float" office:value="0.14453896499929">
            <text:p>0.144538965</text:p>
          </table:table-cell>
          <table:table-cell/>
          <table:table-cell table:number-matrix-columns-spanned="3" table:number-matrix-rows-spanned="2" table:formula="of:=MMULT([.BN98:.BQ99];[.$O$2:.$Q$5])" office:value-type="float" office:value="0.000591093733088521">
            <text:p>0.0005910937</text:p>
          </table:table-cell>
          <table:table-cell office:value-type="float" office:value="0.000591093733088521">
            <text:p>0.0005910937</text:p>
          </table:table-cell>
          <table:table-cell office:value-type="float" office:value="-0.00408718872537606">
            <text:p>-0.0040871887</text:p>
          </table:table-cell>
          <table:table-cell/>
          <table:table-cell table:number-matrix-columns-spanned="3" table:number-matrix-rows-spanned="2" table:formula="of:=[.A98:.C99]+[.BS98:.BU99]" office:value-type="float" office:value="0.403851071371936">
            <text:p>0.4038510714</text:p>
          </table:table-cell>
          <table:table-cell office:value-type="float" office:value="0.403851071371936">
            <text:p>0.4038510714</text:p>
          </table:table-cell>
          <table:table-cell office:value-type="float" office:value="0.706941322764583">
            <text:p>0.7069413228</text:p>
          </table:table-cell>
          <table:table-cell/>
          <table:table-cell table:formula="of:=SUMSQ([.AM98:.AP98])" office:value-type="float" office:value="0.833467947997668">
            <text:p>0.833467948</text:p>
          </table:table-cell>
          <table:table-cell table:number-columns-repeated="945"/>
        </table:table-row>
        <table:table-row table:style-name="ro2">
          <table:table-cell table:style-name="ce2" office:value-type="float" office:value="2.1555676294612">
            <text:p>2.156</text:p>
          </table:table-cell>
          <table:table-cell table:style-name="ce2" office:value-type="float" office:value="2.1555676294612">
            <text:p>2.156</text:p>
          </table:table-cell>
          <table:table-cell table:style-name="ce2" office:value-type="float" office:value="0.219697401627093">
            <text:p>0.220</text:p>
          </table:table-cell>
          <table:table-cell table:style-name="ce2"/>
          <table:table-cell table:style-name="ce2" office:value-type="float" office:value="0.219697401627093">
            <text:p>0.220</text:p>
          </table:table-cell>
          <table:table-cell table:style-name="ce2" office:value-type="float" office:value="2.37526503108829">
            <text:p>2.375</text:p>
          </table:table-cell>
          <table:table-cell table:style-name="ce2" office:value-type="float" office:value="2.37526503108829">
            <text:p>2.375</text:p>
          </table:table-cell>
          <table:table-cell table:style-name="ce2" office:value-type="float" office:value="4.53083266054949">
            <text:p>4.531</text:p>
          </table:table-cell>
          <table:table-cell table:style-name="ce2"/>
          <table:table-cell table:style-name="ce2" table:formula="of:=1/(1+EXP(-[.E99]))" office:value-type="float" office:value="0.554704492302099">
            <text:p>0.555</text:p>
          </table:table-cell>
          <table:table-cell table:style-name="ce2" table:formula="of:=1/(1+EXP(-[.F99]))" office:value-type="float" office:value="0.914921587301893">
            <text:p>0.915</text:p>
          </table:table-cell>
          <table:table-cell table:style-name="ce2" table:formula="of:=1/(1+EXP(-[.G99]))" office:value-type="float" office:value="0.914921587301893">
            <text:p>0.915</text:p>
          </table:table-cell>
          <table:table-cell table:style-name="ce2" table:formula="of:=1/(1+EXP(-[.H99]))" office:value-type="float" office:value="0.98934308990689">
            <text:p>0.989</text:p>
          </table:table-cell>
          <table:table-cell table:style-name="ce2"/>
          <table:table-cell table:style-name="ce2" table:formula="of:=[.J99]*(1-[.J99])" office:value-type="float" office:value="0.24700741852197">
            <text:p>0.247</text:p>
          </table:table-cell>
          <table:table-cell table:style-name="ce2" table:formula="of:=[.K99]*(1-[.K99])" office:value-type="float" office:value="0.0778400763908774">
            <text:p>0.078</text:p>
          </table:table-cell>
          <table:table-cell table:style-name="ce2" table:formula="of:=[.L99]*(1-[.L99])" office:value-type="float" office:value="0.0778400763908774">
            <text:p>0.078</text:p>
          </table:table-cell>
          <table:table-cell table:style-name="ce2" table:formula="of:=[.M99]*(1-[.M99])" office:value-type="float" office:value="0.010543340360377">
            <text:p>0.01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2927753617166">
            <text:p>0.7529277536</text:p>
          </table:table-cell>
          <table:table-cell office:value-type="float" office:value="0.914921587301893">
            <text:p>0.914921587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96391814516096">
            <text:p>-0.8963918145</text:p>
          </table:table-cell>
          <table:table-cell office:value-type="float" office:value="1.10011393918912">
            <text:p>1.1001139392</text:p>
          </table:table-cell>
          <table:table-cell office:value-type="float" office:value="1.10011393918912">
            <text:p>1.1001139392</text:p>
          </table:table-cell>
          <table:table-cell office:value-type="float" office:value="-1.39329210369664">
            <text:p>-1.3932921037</text:p>
          </table:table-cell>
          <table:table-cell/>
          <table:table-cell office:value-type="float" office:value="-0.221415428087845">
            <text:p>-0.2214154281</text:p>
          </table:table-cell>
          <table:table-cell office:value-type="float" office:value="0.0856329530651501">
            <text:p>0.0856329531</text:p>
          </table:table-cell>
          <table:table-cell office:value-type="float" office:value="0.0856329530651501">
            <text:p>0.0856329531</text:p>
          </table:table-cell>
          <table:table-cell office:value-type="float" office:value="-0.0146899528706994">
            <text:p>-0.0146899529</text:p>
          </table:table-cell>
          <table:table-cell/>
          <table:table-cell office:value-type="float" office:value="0.0709430001944507">
            <text:p>0.0709430002</text:p>
          </table:table-cell>
          <table:table-cell office:value-type="float" office:value="0.0709430001944507">
            <text:p>0.0709430002</text:p>
          </table:table-cell>
          <table:table-cell office:value-type="float" office:value="-0.0648394748282445">
            <text:p>-0.0648394748</text:p>
          </table:table-cell>
          <table:table-cell/>
          <table:table-cell office:value-type="float" office:value="2.22651062965565">
            <text:p>2.2265106297</text:p>
          </table:table-cell>
          <table:table-cell office:value-type="float" office:value="2.22651062965565">
            <text:p>2.2265106297</text:p>
          </table:table-cell>
          <table:table-cell office:value-type="float" office:value="0.154857926798848">
            <text:p>0.154857926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00]*(1-[.J100])" office:value-type="float" office:value="0">
            <text:p>0.000</text:p>
          </table:table-cell>
          <table:table-cell table:style-name="ce2" table:formula="of:=[.K100]*(1-[.K100])" office:value-type="float" office:value="0">
            <text:p>0.000</text:p>
          </table:table-cell>
          <table:table-cell table:style-name="ce2" table:formula="of:=[.L100]*(1-[.L100])" office:value-type="float" office:value="0">
            <text:p>0.000</text:p>
          </table:table-cell>
          <table:table-cell table:style-name="ce2" table:formula="of:=[.M100]*(1-[.M10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2927753617166">
            <text:p>0.7529277536</text:p>
          </table:table-cell>
          <table:table-cell office:value-type="float" office:value="0.914921587301893">
            <text:p>0.914921587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68643223277007">
            <text:p>0.2686432233</text:p>
          </table:table-cell>
          <table:table-cell office:value-type="float" office:value="-0.329697515985543">
            <text:p>-0.329697516</text:p>
          </table:table-cell>
          <table:table-cell office:value-type="float" office:value="-0.329697515985543">
            <text:p>-0.329697516</text:p>
          </table:table-cell>
          <table:table-cell office:value-type="float" office:value="0.417561244583125">
            <text:p>0.417561244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0177196144137">
            <text:p>0.8201771961</text:p>
          </table:table-cell>
          <table:table-cell office:value-type="float" office:value="0.98934308990689">
            <text:p>0.989343089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98:.BY99]" office:value-type="float" office:value="0.403851071371936">
            <text:p>0.404</text:p>
          </table:table-cell>
          <table:table-cell table:style-name="ce2" office:value-type="float" office:value="0.403851071371936">
            <text:p>0.404</text:p>
          </table:table-cell>
          <table:table-cell table:style-name="ce2" office:value-type="float" office:value="0.706941322764583">
            <text:p>0.707</text:p>
          </table:table-cell>
          <table:table-cell table:style-name="ce2"/>
          <table:table-cell table:style-name="ce2" table:number-matrix-columns-spanned="4" table:number-matrix-rows-spanned="2" table:formula="of:=MMULT([.A103:.C104];[.$A$2:.$D$4])" office:value-type="float" office:value="0.706941322764583">
            <text:p>0.707</text:p>
          </table:table-cell>
          <table:table-cell table:style-name="ce2" office:value-type="float" office:value="1.11079239413652">
            <text:p>1.111</text:p>
          </table:table-cell>
          <table:table-cell table:style-name="ce2" office:value-type="float" office:value="1.11079239413652">
            <text:p>1.111</text:p>
          </table:table-cell>
          <table:table-cell table:style-name="ce2" office:value-type="float" office:value="1.51464346550846">
            <text:p>1.515</text:p>
          </table:table-cell>
          <table:table-cell table:style-name="ce2"/>
          <table:table-cell table:style-name="ce2" table:formula="of:=1/(1+EXP(-[.E103]))" office:value-type="float" office:value="0.669724952036841">
            <text:p>0.670</text:p>
          </table:table-cell>
          <table:table-cell table:style-name="ce2" table:formula="of:=1/(1+EXP(-[.F103]))" office:value-type="float" office:value="0.752276808684928">
            <text:p>0.752</text:p>
          </table:table-cell>
          <table:table-cell table:style-name="ce2" table:formula="of:=1/(1+EXP(-[.G103]))" office:value-type="float" office:value="0.752276808684928">
            <text:p>0.752</text:p>
          </table:table-cell>
          <table:table-cell table:style-name="ce2" table:formula="of:=1/(1+EXP(-[.H103]))" office:value-type="float" office:value="0.819748348916987">
            <text:p>0.820</text:p>
          </table:table-cell>
          <table:table-cell table:style-name="ce2"/>
          <table:table-cell table:style-name="ce2" table:formula="of:=[.J103]*(1-[.J103])" office:value-type="float" office:value="0.221193440656092">
            <text:p>0.221</text:p>
          </table:table-cell>
          <table:table-cell table:style-name="ce2" table:formula="of:=[.K103]*(1-[.K103])" office:value-type="float" office:value="0.186356411799748">
            <text:p>0.186</text:p>
          </table:table-cell>
          <table:table-cell table:style-name="ce2" table:formula="of:=[.L103]*(1-[.L103])" office:value-type="float" office:value="0.186356411799748">
            <text:p>0.186</text:p>
          </table:table-cell>
          <table:table-cell table:style-name="ce2" table:formula="of:=[.M103]*(1-[.M103])" office:value-type="float" office:value="0.14776099336486">
            <text:p>0.148</text:p>
          </table:table-cell>
          <table:table-cell table:style-name="ce2"/>
          <table:table-cell table:style-name="ce2" table:number-matrix-columns-spanned="3" table:number-matrix-rows-spanned="1" table:formula="of:=[.BE98:.BG98]" office:value-type="float" office:value="-1.75102722540119">
            <text:p>-1.751</text:p>
          </table:table-cell>
          <table:table-cell table:style-name="ce2" office:value-type="float" office:value="2.48944530621238">
            <text:p>2.489</text:p>
          </table:table-cell>
          <table:table-cell table:style-name="ce2" office:value-type="float" office:value="-0.746071751663346">
            <text:p>-0.746</text:p>
          </table:table-cell>
          <table:table-cell table:style-name="ce2"/>
          <table:table-cell table:style-name="ce2" table:number-matrix-columns-spanned="4" table:number-matrix-rows-spanned="1" table:formula="of:=MMULT([.T103:.V103];[.J103:.M105])" office:value-type="float" office:value="-0.577870279984011">
            <text:p>-0.578</text:p>
          </table:table-cell>
          <table:table-cell table:style-name="ce2" office:value-type="float" office:value="0.215498067692202">
            <text:p>0.215</text:p>
          </table:table-cell>
          <table:table-cell table:style-name="ce2" office:value-type="float" office:value="0.215498067692202">
            <text:p>0.215</text:p>
          </table:table-cell>
          <table:table-cell table:style-name="ce2" office:value-type="float" office:value="0.283389926851928">
            <text:p>0.283</text:p>
          </table:table-cell>
          <table:table-cell table:style-name="ce2"/>
          <table:table-cell table:style-name="ce2" table:formula="of:=1/(1+EXP(-[.X103]))" office:value-type="float" office:value="0.35942278929909">
            <text:p>0.359</text:p>
          </table:table-cell>
          <table:table-cell table:style-name="ce2" table:formula="of:=1/(1+EXP(-[.Y103]))" office:value-type="float" office:value="0.553666988854161">
            <text:p>0.554</text:p>
          </table:table-cell>
          <table:table-cell table:style-name="ce2" table:formula="of:=1/(1+EXP(-[.Z103]))" office:value-type="float" office:value="0.553666988854161">
            <text:p>0.554</text:p>
          </table:table-cell>
          <table:table-cell table:style-name="ce2" table:formula="of:=1/(1+EXP(-[.AA103]))" office:value-type="float" office:value="0.570377112986805">
            <text:p>0.570</text:p>
          </table:table-cell>
          <table:table-cell/>
          <table:table-cell table:style-name="ce2" table:formula="of:=[.AC103]*(1-[.AC103])" office:value-type="float" office:value="0.230238047831552">
            <text:p>0.230</text:p>
          </table:table-cell>
          <table:table-cell table:style-name="ce2" table:formula="of:=[.AD103]*(1-[.AD103])" office:value-type="float" office:value="0.247119854307327">
            <text:p>0.247</text:p>
          </table:table-cell>
          <table:table-cell table:style-name="ce2" table:formula="of:=[.AE103]*(1-[.AE103])" office:value-type="float" office:value="0.247119854307327">
            <text:p>0.247</text:p>
          </table:table-cell>
          <table:table-cell table:style-name="ce2" table:formula="of:=[.AF103]*(1-[.AF103])" office:value-type="float" office:value="0.245047061967642">
            <text:p>0.245</text:p>
          </table:table-cell>
          <table:table-cell/>
          <table:table-cell table:style-name="ce2" table:number-matrix-columns-spanned="4" table:number-matrix-rows-spanned="1" table:formula="of:=[.$AC$8:.$AF$8]-[.AC103:.AF103]" office:value-type="float" office:value="-0.352270001110194">
            <text:p>-0.352</text:p>
          </table:table-cell>
          <table:table-cell table:style-name="ce2" office:value-type="float" office:value="0.438688875317578">
            <text:p>0.439</text:p>
          </table:table-cell>
          <table:table-cell table:style-name="ce2" office:value-type="float" office:value="0.438688875317578">
            <text:p>0.439</text:p>
          </table:table-cell>
          <table:table-cell table:style-name="ce2" office:value-type="float" office:value="-0.563224324797909">
            <text:p>-0.563</text:p>
          </table:table-cell>
          <table:table-cell/>
          <table:table-cell table:number-matrix-columns-spanned="4" table:number-matrix-rows-spanned="1" table:formula="of:=[.AM103:.AP103]*[.AH103:.AK103]" office:value-type="float" office:value="-0.0811059573652297">
            <text:p>-0.0811059574</text:p>
          </table:table-cell>
          <table:table-cell office:value-type="float" office:value="0.108408730954725">
            <text:p>0.108408731</text:p>
          </table:table-cell>
          <table:table-cell office:value-type="float" office:value="0.108408730954725">
            <text:p>0.108408731</text:p>
          </table:table-cell>
          <table:table-cell office:value-type="float" office:value="-0.138016466020437">
            <text:p>-0.138016466</text:p>
          </table:table-cell>
          <table:table-cell/>
          <table:table-cell table:number-matrix-columns-spanned="3" table:number-matrix-rows-spanned="4" table:formula="of:=TRANSPOSE([.J103:.M105])" office:value-type="float" office:value="0.669724952036841">
            <text:p>0.669724952</text:p>
          </table:table-cell>
          <table:table-cell office:value-type="float" office:value="0.538637299192769">
            <text:p>0.538637299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03:.AU103];[.AW103:.AY106])" office:value-type="float" office:value="-0.00435070523753373">
            <text:p>-0.0043507052</text:p>
          </table:table-cell>
          <table:table-cell office:value-type="float" office:value="0.0181334050943766">
            <text:p>0.0181334051</text:p>
          </table:table-cell>
          <table:table-cell office:value-type="float" office:value="-0.00230496147621589">
            <text:p>-0.0023049615</text:p>
          </table:table-cell>
          <table:table-cell/>
          <table:table-cell table:number-matrix-columns-spanned="3" table:number-matrix-rows-spanned="1" table:formula="of:=[.T103:.V103]+[.BA103:.BC103]" office:value-type="float" office:value="-1.75537793063873">
            <text:p>-1.7553779306</text:p>
          </table:table-cell>
          <table:table-cell office:value-type="float" office:value="2.50757871130675">
            <text:p>2.5075787113</text:p>
          </table:table-cell>
          <table:table-cell office:value-type="float" office:value="-0.748376713139561">
            <text:p>-0.7483767131</text:p>
          </table:table-cell>
          <table:table-cell/>
          <table:table-cell table:number-matrix-columns-spanned="4" table:number-matrix-rows-spanned="3" table:formula="of:=MMULT(TRANSPOSE([.BE103:.BG103]);[.AM103:.AP103])" office:value-type="float" office:value="0.618366985574914">
            <text:p>0.6183669856</text:p>
          </table:table-cell>
          <table:table-cell office:value-type="float" office:value="-0.770064770149201">
            <text:p>-0.7700647701</text:p>
          </table:table-cell>
          <table:table-cell office:value-type="float" office:value="-0.770064770149201">
            <text:p>-0.7700647701</text:p>
          </table:table-cell>
          <table:table-cell office:value-type="float" office:value="0.988671549749147">
            <text:p>0.9886715497</text:p>
          </table:table-cell>
          <table:table-cell/>
          <table:table-cell table:number-matrix-columns-spanned="4" table:number-matrix-rows-spanned="3" table:formula="of:=[.BI103:.BL105]*[.O103:.R105]" office:value-type="float" office:value="0.136778721127451">
            <text:p>0.1367787211</text:p>
          </table:table-cell>
          <table:table-cell office:value-type="float" office:value="-0.143506507418403">
            <text:p>-0.1435065074</text:p>
          </table:table-cell>
          <table:table-cell office:value-type="float" office:value="-0.143506507418403">
            <text:p>-0.1435065074</text:p>
          </table:table-cell>
          <table:table-cell office:value-type="float" office:value="0.14608709030251">
            <text:p>0.1460870903</text:p>
          </table:table-cell>
          <table:table-cell/>
          <table:table-cell table:number-matrix-columns-spanned="3" table:number-matrix-rows-spanned="2" table:formula="of:=MMULT([.BN103:.BQ104];[.$O$2:.$Q$5])" office:value-type="float" office:value="0.00258058288410687">
            <text:p>0.0025805829</text:p>
          </table:table-cell>
          <table:table-cell office:value-type="float" office:value="0.00258058288410687">
            <text:p>0.0025805829</text:p>
          </table:table-cell>
          <table:table-cell office:value-type="float" office:value="-0.00414720340684494">
            <text:p>-0.0041472034</text:p>
          </table:table-cell>
          <table:table-cell/>
          <table:table-cell table:number-matrix-columns-spanned="3" table:number-matrix-rows-spanned="2" table:formula="of:=[.A103:.C104]+[.BS103:.BU104]" office:value-type="float" office:value="0.406431654256043">
            <text:p>0.4064316543</text:p>
          </table:table-cell>
          <table:table-cell office:value-type="float" office:value="0.406431654256043">
            <text:p>0.4064316543</text:p>
          </table:table-cell>
          <table:table-cell office:value-type="float" office:value="0.702794119357738">
            <text:p>0.7027941194</text:p>
          </table:table-cell>
          <table:table-cell/>
          <table:table-cell table:formula="of:=SUMSQ([.AM103:.AP103])" office:value-type="float" office:value="0.82621165238104">
            <text:p>0.8262116524</text:p>
          </table:table-cell>
          <table:table-cell table:number-columns-repeated="945"/>
        </table:table-row>
        <table:table-row table:style-name="ro2">
          <table:table-cell table:style-name="ce2" office:value-type="float" office:value="2.22651062965565">
            <text:p>2.227</text:p>
          </table:table-cell>
          <table:table-cell table:style-name="ce2" office:value-type="float" office:value="2.22651062965565">
            <text:p>2.227</text:p>
          </table:table-cell>
          <table:table-cell table:style-name="ce2" office:value-type="float" office:value="0.154857926798848">
            <text:p>0.155</text:p>
          </table:table-cell>
          <table:table-cell table:style-name="ce2"/>
          <table:table-cell table:style-name="ce2" office:value-type="float" office:value="0.154857926798848">
            <text:p>0.155</text:p>
          </table:table-cell>
          <table:table-cell table:style-name="ce2" office:value-type="float" office:value="2.3813685564545">
            <text:p>2.381</text:p>
          </table:table-cell>
          <table:table-cell table:style-name="ce2" office:value-type="float" office:value="2.3813685564545">
            <text:p>2.381</text:p>
          </table:table-cell>
          <table:table-cell table:style-name="ce2" office:value-type="float" office:value="4.60787918611015">
            <text:p>4.608</text:p>
          </table:table-cell>
          <table:table-cell table:style-name="ce2"/>
          <table:table-cell table:style-name="ce2" table:formula="of:=1/(1+EXP(-[.E104]))" office:value-type="float" office:value="0.538637299192769">
            <text:p>0.539</text:p>
          </table:table-cell>
          <table:table-cell table:style-name="ce2" table:formula="of:=1/(1+EXP(-[.F104]))" office:value-type="float" office:value="0.915395484574013">
            <text:p>0.915</text:p>
          </table:table-cell>
          <table:table-cell table:style-name="ce2" table:formula="of:=1/(1+EXP(-[.G104]))" office:value-type="float" office:value="0.915395484574013">
            <text:p>0.915</text:p>
          </table:table-cell>
          <table:table-cell table:style-name="ce2" table:formula="of:=1/(1+EXP(-[.H104]))" office:value-type="float" office:value="0.990125530894599">
            <text:p>0.990</text:p>
          </table:table-cell>
          <table:table-cell table:style-name="ce2"/>
          <table:table-cell table:style-name="ce2" table:formula="of:=[.J104]*(1-[.J104])" office:value-type="float" office:value="0.248507159111088">
            <text:p>0.249</text:p>
          </table:table-cell>
          <table:table-cell table:style-name="ce2" table:formula="of:=[.K104]*(1-[.K104])" office:value-type="float" office:value="0.0774465913955208">
            <text:p>0.077</text:p>
          </table:table-cell>
          <table:table-cell table:style-name="ce2" table:formula="of:=[.L104]*(1-[.L104])" office:value-type="float" office:value="0.0774465913955208">
            <text:p>0.077</text:p>
          </table:table-cell>
          <table:table-cell table:style-name="ce2" table:formula="of:=[.M104]*(1-[.M104])" office:value-type="float" office:value="0.00977696396528772">
            <text:p>0.01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2276808684928">
            <text:p>0.7522768087</text:p>
          </table:table-cell>
          <table:table-cell office:value-type="float" office:value="0.915395484574013">
            <text:p>0.915395484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83344755415928">
            <text:p>-0.8833447554</text:p>
          </table:table-cell>
          <table:table-cell office:value-type="float" office:value="1.10004688463346">
            <text:p>1.1000468846</text:p>
          </table:table-cell>
          <table:table-cell office:value-type="float" office:value="1.10004688463346">
            <text:p>1.1000468846</text:p>
          </table:table-cell>
          <table:table-cell office:value-type="float" office:value="-1.41232932655336">
            <text:p>-1.4123293266</text:p>
          </table:table-cell>
          <table:table-cell/>
          <table:table-cell office:value-type="float" office:value="-0.219517495684092">
            <text:p>-0.2195174957</text:p>
          </table:table-cell>
          <table:table-cell office:value-type="float" office:value="0.0851948815901233">
            <text:p>0.0851948816</text:p>
          </table:table-cell>
          <table:table-cell office:value-type="float" office:value="0.0851948815901233">
            <text:p>0.0851948816</text:p>
          </table:table-cell>
          <table:table-cell office:value-type="float" office:value="-0.0138082929328312">
            <text:p>-0.0138082929</text:p>
          </table:table-cell>
          <table:table-cell/>
          <table:table-cell office:value-type="float" office:value="0.071386588657292">
            <text:p>0.0713865887</text:p>
          </table:table-cell>
          <table:table-cell office:value-type="float" office:value="0.071386588657292">
            <text:p>0.0713865887</text:p>
          </table:table-cell>
          <table:table-cell office:value-type="float" office:value="-0.0629360254366763">
            <text:p>-0.0629360254</text:p>
          </table:table-cell>
          <table:table-cell/>
          <table:table-cell office:value-type="float" office:value="2.29789721831294">
            <text:p>2.2978972183</text:p>
          </table:table-cell>
          <table:table-cell office:value-type="float" office:value="2.29789721831294">
            <text:p>2.2978972183</text:p>
          </table:table-cell>
          <table:table-cell office:value-type="float" office:value="0.0919219013621719">
            <text:p>0.091921901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05]*(1-[.J105])" office:value-type="float" office:value="0">
            <text:p>0.000</text:p>
          </table:table-cell>
          <table:table-cell table:style-name="ce2" table:formula="of:=[.K105]*(1-[.K105])" office:value-type="float" office:value="0">
            <text:p>0.000</text:p>
          </table:table-cell>
          <table:table-cell table:style-name="ce2" table:formula="of:=[.L105]*(1-[.L105])" office:value-type="float" office:value="0">
            <text:p>0.000</text:p>
          </table:table-cell>
          <table:table-cell table:style-name="ce2" table:formula="of:=[.M105]*(1-[.M10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2276808684928">
            <text:p>0.7522768087</text:p>
          </table:table-cell>
          <table:table-cell office:value-type="float" office:value="0.915395484574013">
            <text:p>0.915395484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63630665568517">
            <text:p>0.2636306656</text:p>
          </table:table-cell>
          <table:table-cell office:value-type="float" office:value="-0.32830453860106">
            <text:p>-0.3283045386</text:p>
          </table:table-cell>
          <table:table-cell office:value-type="float" office:value="-0.32830453860106">
            <text:p>-0.3283045386</text:p>
          </table:table-cell>
          <table:table-cell office:value-type="float" office:value="0.421503968952508">
            <text:p>0.42150396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19748348916987">
            <text:p>0.8197483489</text:p>
          </table:table-cell>
          <table:table-cell office:value-type="float" office:value="0.990125530894599">
            <text:p>0.990125530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03:.BY104]" office:value-type="float" office:value="0.406431654256043">
            <text:p>0.406</text:p>
          </table:table-cell>
          <table:table-cell table:style-name="ce2" office:value-type="float" office:value="0.406431654256043">
            <text:p>0.406</text:p>
          </table:table-cell>
          <table:table-cell table:style-name="ce2" office:value-type="float" office:value="0.702794119357738">
            <text:p>0.703</text:p>
          </table:table-cell>
          <table:table-cell table:style-name="ce2"/>
          <table:table-cell table:style-name="ce2" table:number-matrix-columns-spanned="4" table:number-matrix-rows-spanned="2" table:formula="of:=MMULT([.A108:.C109];[.$A$2:.$D$4])" office:value-type="float" office:value="0.702794119357738">
            <text:p>0.703</text:p>
          </table:table-cell>
          <table:table-cell table:style-name="ce2" office:value-type="float" office:value="1.10922577361378">
            <text:p>1.109</text:p>
          </table:table-cell>
          <table:table-cell table:style-name="ce2" office:value-type="float" office:value="1.10922577361378">
            <text:p>1.109</text:p>
          </table:table-cell>
          <table:table-cell table:style-name="ce2" office:value-type="float" office:value="1.51565742786983">
            <text:p>1.516</text:p>
          </table:table-cell>
          <table:table-cell table:style-name="ce2"/>
          <table:table-cell table:style-name="ce2" table:formula="of:=1/(1+EXP(-[.E108]))" office:value-type="float" office:value="0.66880697301124">
            <text:p>0.669</text:p>
          </table:table-cell>
          <table:table-cell table:style-name="ce2" table:formula="of:=1/(1+EXP(-[.F108]))" office:value-type="float" office:value="0.751984743534813">
            <text:p>0.752</text:p>
          </table:table-cell>
          <table:table-cell table:style-name="ce2" table:formula="of:=1/(1+EXP(-[.G108]))" office:value-type="float" office:value="0.751984743534813">
            <text:p>0.752</text:p>
          </table:table-cell>
          <table:table-cell table:style-name="ce2" table:formula="of:=1/(1+EXP(-[.H108]))" office:value-type="float" office:value="0.819898124430768">
            <text:p>0.820</text:p>
          </table:table-cell>
          <table:table-cell table:style-name="ce2"/>
          <table:table-cell table:style-name="ce2" table:formula="of:=[.J108]*(1-[.J108])" office:value-type="float" office:value="0.221504205862782">
            <text:p>0.222</text:p>
          </table:table-cell>
          <table:table-cell table:style-name="ce2" table:formula="of:=[.K108]*(1-[.K108])" office:value-type="float" office:value="0.186503689025695">
            <text:p>0.187</text:p>
          </table:table-cell>
          <table:table-cell table:style-name="ce2" table:formula="of:=[.L108]*(1-[.L108])" office:value-type="float" office:value="0.186503689025695">
            <text:p>0.187</text:p>
          </table:table-cell>
          <table:table-cell table:style-name="ce2" table:formula="of:=[.M108]*(1-[.M108])" office:value-type="float" office:value="0.147665189985677">
            <text:p>0.148</text:p>
          </table:table-cell>
          <table:table-cell table:style-name="ce2"/>
          <table:table-cell table:style-name="ce2" table:number-matrix-columns-spanned="3" table:number-matrix-rows-spanned="1" table:formula="of:=[.BE103:.BG103]" office:value-type="float" office:value="-1.75537793063873">
            <text:p>-1.755</text:p>
          </table:table-cell>
          <table:table-cell table:style-name="ce2" office:value-type="float" office:value="2.50757871130675">
            <text:p>2.508</text:p>
          </table:table-cell>
          <table:table-cell table:style-name="ce2" office:value-type="float" office:value="-0.748376713139561">
            <text:p>-0.748</text:p>
          </table:table-cell>
          <table:table-cell table:style-name="ce2"/>
          <table:table-cell table:style-name="ce2" table:number-matrix-columns-spanned="4" table:number-matrix-rows-spanned="1" table:formula="of:=MMULT([.T108:.V108];[.J108:.M110])" office:value-type="float" office:value="-0.611011548874648">
            <text:p>-0.611</text:p>
          </table:table-cell>
          <table:table-cell table:style-name="ce2" office:value-type="float" office:value="0.228667471296146">
            <text:p>0.229</text:p>
          </table:table-cell>
          <table:table-cell table:style-name="ce2" office:value-type="float" office:value="0.228667471296146">
            <text:p>0.229</text:p>
          </table:table-cell>
          <table:table-cell table:style-name="ce2" office:value-type="float" office:value="0.297092575944753">
            <text:p>0.297</text:p>
          </table:table-cell>
          <table:table-cell table:style-name="ce2"/>
          <table:table-cell table:style-name="ce2" table:formula="of:=1/(1+EXP(-[.X108]))" office:value-type="float" office:value="0.35182848449162">
            <text:p>0.352</text:p>
          </table:table-cell>
          <table:table-cell table:style-name="ce2" table:formula="of:=1/(1+EXP(-[.Y108]))" office:value-type="float" office:value="0.556919064508467">
            <text:p>0.557</text:p>
          </table:table-cell>
          <table:table-cell table:style-name="ce2" table:formula="of:=1/(1+EXP(-[.Z108]))" office:value-type="float" office:value="0.556919064508467">
            <text:p>0.557</text:p>
          </table:table-cell>
          <table:table-cell table:style-name="ce2" table:formula="of:=1/(1+EXP(-[.AA108]))" office:value-type="float" office:value="0.573731619472768">
            <text:p>0.574</text:p>
          </table:table-cell>
          <table:table-cell/>
          <table:table-cell table:style-name="ce2" table:formula="of:=[.AC108]*(1-[.AC108])" office:value-type="float" office:value="0.22804520199195">
            <text:p>0.228</text:p>
          </table:table-cell>
          <table:table-cell table:style-name="ce2" table:formula="of:=[.AD108]*(1-[.AD108])" office:value-type="float" office:value="0.246760220095481">
            <text:p>0.247</text:p>
          </table:table-cell>
          <table:table-cell table:style-name="ce2" table:formula="of:=[.AE108]*(1-[.AE108])" office:value-type="float" office:value="0.246760220095481">
            <text:p>0.247</text:p>
          </table:table-cell>
          <table:table-cell table:style-name="ce2" table:formula="of:=[.AF108]*(1-[.AF108])" office:value-type="float" office:value="0.244563648289923">
            <text:p>0.245</text:p>
          </table:table-cell>
          <table:table-cell/>
          <table:table-cell table:style-name="ce2" table:number-matrix-columns-spanned="4" table:number-matrix-rows-spanned="1" table:formula="of:=[.$AC$8:.$AF$8]-[.AC108:.AF108]" office:value-type="float" office:value="-0.344675696302724">
            <text:p>-0.345</text:p>
          </table:table-cell>
          <table:table-cell table:style-name="ce2" office:value-type="float" office:value="0.435436799663272">
            <text:p>0.435</text:p>
          </table:table-cell>
          <table:table-cell table:style-name="ce2" office:value-type="float" office:value="0.435436799663272">
            <text:p>0.435</text:p>
          </table:table-cell>
          <table:table-cell table:style-name="ce2" office:value-type="float" office:value="-0.566578831283871">
            <text:p>-0.567</text:p>
          </table:table-cell>
          <table:table-cell/>
          <table:table-cell table:number-matrix-columns-spanned="4" table:number-matrix-rows-spanned="1" table:formula="of:=[.AM108:.AP108]*[.AH108:.AK108]" office:value-type="float" office:value="-0.0786016387850707">
            <text:p>-0.0786016388</text:p>
          </table:table-cell>
          <table:table-cell office:value-type="float" office:value="0.107448480522581">
            <text:p>0.1074484805</text:p>
          </table:table-cell>
          <table:table-cell office:value-type="float" office:value="0.107448480522581">
            <text:p>0.1074484805</text:p>
          </table:table-cell>
          <table:table-cell office:value-type="float" office:value="-0.138564586022624">
            <text:p>-0.138564586</text:p>
          </table:table-cell>
          <table:table-cell/>
          <table:table-cell table:number-matrix-columns-spanned="3" table:number-matrix-rows-spanned="4" table:formula="of:=TRANSPOSE([.J108:.M110])" office:value-type="float" office:value="0.66880697301124">
            <text:p>0.668806973</text:p>
          </table:table-cell>
          <table:table-cell office:value-type="float" office:value="0.522964307613997">
            <text:p>0.522964307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08:.AU108];[.AW108:.AY111])" office:value-type="float" office:value="-0.00457893216408496">
            <text:p>-0.0045789322</text:p>
          </table:table-cell>
          <table:table-cell office:value-type="float" office:value="0.0184496395276496">
            <text:p>0.0184496395</text:p>
          </table:table-cell>
          <table:table-cell office:value-type="float" office:value="-0.00226926376253328">
            <text:p>-0.0022692638</text:p>
          </table:table-cell>
          <table:table-cell/>
          <table:table-cell table:number-matrix-columns-spanned="3" table:number-matrix-rows-spanned="1" table:formula="of:=[.T108:.V108]+[.BA108:.BC108]" office:value-type="float" office:value="-1.75995686280281">
            <text:p>-1.7599568628</text:p>
          </table:table-cell>
          <table:table-cell office:value-type="float" office:value="2.5260283508344">
            <text:p>2.5260283508</text:p>
          </table:table-cell>
          <table:table-cell office:value-type="float" office:value="-0.750645976902095">
            <text:p>-0.7506459769</text:p>
          </table:table-cell>
          <table:table-cell/>
          <table:table-cell table:number-matrix-columns-spanned="4" table:number-matrix-rows-spanned="3" table:formula="of:=MMULT(TRANSPOSE([.BE108:.BG108]);[.AM108:.AP108])" office:value-type="float" office:value="0.606614357149317">
            <text:p>0.6066143571</text:p>
          </table:table-cell>
          <table:table-cell office:value-type="float" office:value="-0.766349983884269">
            <text:p>-0.7663499839</text:p>
          </table:table-cell>
          <table:table-cell office:value-type="float" office:value="-0.766349983884269">
            <text:p>-0.7663499839</text:p>
          </table:table-cell>
          <table:table-cell office:value-type="float" office:value="0.997154302436845">
            <text:p>0.9971543024</text:p>
          </table:table-cell>
          <table:table-cell/>
          <table:table-cell table:number-matrix-columns-spanned="4" table:number-matrix-rows-spanned="3" table:formula="of:=[.BI108:.BL110]*[.O108:.R110]" office:value-type="float" office:value="0.134367631445322">
            <text:p>0.1343676314</text:p>
          </table:table-cell>
          <table:table-cell office:value-type="float" office:value="-0.142927099079198">
            <text:p>-0.1429270991</text:p>
          </table:table-cell>
          <table:table-cell office:value-type="float" office:value="-0.142927099079198">
            <text:p>-0.1429270991</text:p>
          </table:table-cell>
          <table:table-cell office:value-type="float" office:value="0.147244979514372">
            <text:p>0.1472449795</text:p>
          </table:table-cell>
          <table:table-cell/>
          <table:table-cell table:number-matrix-columns-spanned="3" table:number-matrix-rows-spanned="2" table:formula="of:=MMULT([.BN108:.BQ109];[.$O$2:.$Q$5])" office:value-type="float" office:value="0.00431788043517398">
            <text:p>0.0043178804</text:p>
          </table:table-cell>
          <table:table-cell office:value-type="float" office:value="0.00431788043517398">
            <text:p>0.0043178804</text:p>
          </table:table-cell>
          <table:table-cell office:value-type="float" office:value="-0.00424158719870207">
            <text:p>-0.0042415872</text:p>
          </table:table-cell>
          <table:table-cell/>
          <table:table-cell table:number-matrix-columns-spanned="3" table:number-matrix-rows-spanned="2" table:formula="of:=[.A108:.C109]+[.BS108:.BU109]" office:value-type="float" office:value="0.410749534691217">
            <text:p>0.4107495347</text:p>
          </table:table-cell>
          <table:table-cell office:value-type="float" office:value="0.410749534691217">
            <text:p>0.4107495347</text:p>
          </table:table-cell>
          <table:table-cell office:value-type="float" office:value="0.698552532159036">
            <text:p>0.6985525322</text:p>
          </table:table-cell>
          <table:table-cell/>
          <table:table-cell table:formula="of:=SUMSQ([.AM108:.AP108])" office:value-type="float" office:value="0.81902332068275">
            <text:p>0.8190233207</text:p>
          </table:table-cell>
          <table:table-cell table:number-columns-repeated="945"/>
        </table:table-row>
        <table:table-row table:style-name="ro2">
          <table:table-cell table:style-name="ce2" office:value-type="float" office:value="2.29789721831294">
            <text:p>2.298</text:p>
          </table:table-cell>
          <table:table-cell table:style-name="ce2" office:value-type="float" office:value="2.29789721831294">
            <text:p>2.298</text:p>
          </table:table-cell>
          <table:table-cell table:style-name="ce2" office:value-type="float" office:value="0.0919219013621719">
            <text:p>0.092</text:p>
          </table:table-cell>
          <table:table-cell table:style-name="ce2"/>
          <table:table-cell table:style-name="ce2" office:value-type="float" office:value="0.0919219013621719">
            <text:p>0.092</text:p>
          </table:table-cell>
          <table:table-cell table:style-name="ce2" office:value-type="float" office:value="2.38981911967511">
            <text:p>2.390</text:p>
          </table:table-cell>
          <table:table-cell table:style-name="ce2" office:value-type="float" office:value="2.38981911967511">
            <text:p>2.390</text:p>
          </table:table-cell>
          <table:table-cell table:style-name="ce2" office:value-type="float" office:value="4.68771633798805">
            <text:p>4.688</text:p>
          </table:table-cell>
          <table:table-cell table:style-name="ce2"/>
          <table:table-cell table:style-name="ce2" table:formula="of:=1/(1+EXP(-[.E109]))" office:value-type="float" office:value="0.522964307613997">
            <text:p>0.523</text:p>
          </table:table-cell>
          <table:table-cell table:style-name="ce2" table:formula="of:=1/(1+EXP(-[.F109]))" office:value-type="float" office:value="0.916047658666193">
            <text:p>0.916</text:p>
          </table:table-cell>
          <table:table-cell table:style-name="ce2" table:formula="of:=1/(1+EXP(-[.G109]))" office:value-type="float" office:value="0.916047658666193">
            <text:p>0.916</text:p>
          </table:table-cell>
          <table:table-cell table:style-name="ce2" table:formula="of:=1/(1+EXP(-[.H109]))" office:value-type="float" office:value="0.990876318609093">
            <text:p>0.991</text:p>
          </table:table-cell>
          <table:table-cell table:style-name="ce2"/>
          <table:table-cell table:style-name="ce2" table:formula="of:=[.J109]*(1-[.J109])" office:value-type="float" office:value="0.24947264057581">
            <text:p>0.249</text:p>
          </table:table-cell>
          <table:table-cell table:style-name="ce2" table:formula="of:=[.K109]*(1-[.K109])" office:value-type="float" office:value="0.0769043457183786">
            <text:p>0.077</text:p>
          </table:table-cell>
          <table:table-cell table:style-name="ce2" table:formula="of:=[.L109]*(1-[.L109])" office:value-type="float" office:value="0.0769043457183786">
            <text:p>0.077</text:p>
          </table:table-cell>
          <table:table-cell table:style-name="ce2" table:formula="of:=[.M109]*(1-[.M109])" office:value-type="float" office:value="0.00904043982878391">
            <text:p>0.009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1984743534813">
            <text:p>0.7519847435</text:p>
          </table:table-cell>
          <table:table-cell office:value-type="float" office:value="0.916047658666193">
            <text:p>0.916047658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70660580704269">
            <text:p>-0.8706605807</text:p>
          </table:table-cell>
          <table:table-cell office:value-type="float" office:value="1.09992570094603">
            <text:p>1.0999257009</text:p>
          </table:table-cell>
          <table:table-cell office:value-type="float" office:value="1.09992570094603">
            <text:p>1.0999257009</text:p>
          </table:table-cell>
          <table:table-cell office:value-type="float" office:value="-1.43119419080568">
            <text:p>-1.4311941908</text:p>
          </table:table-cell>
          <table:table-cell/>
          <table:table-cell office:value-type="float" office:value="-0.217205994113562">
            <text:p>-0.2172059941</text:p>
          </table:table-cell>
          <table:table-cell office:value-type="float" office:value="0.084589066370083">
            <text:p>0.0845890664</text:p>
          </table:table-cell>
          <table:table-cell office:value-type="float" office:value="0.084589066370083">
            <text:p>0.0845890664</text:p>
          </table:table-cell>
          <table:table-cell office:value-type="float" office:value="-0.0129386249652838">
            <text:p>-0.012938625</text:p>
          </table:table-cell>
          <table:table-cell/>
          <table:table-cell office:value-type="float" office:value="0.0716504414047992">
            <text:p>0.0716504414</text:p>
          </table:table-cell>
          <table:table-cell office:value-type="float" office:value="0.0716504414047992">
            <text:p>0.0716504414</text:p>
          </table:table-cell>
          <table:table-cell office:value-type="float" office:value="-0.0609664863386796">
            <text:p>-0.0609664863</text:p>
          </table:table-cell>
          <table:table-cell/>
          <table:table-cell office:value-type="float" office:value="2.36954765971774">
            <text:p>2.3695476597</text:p>
          </table:table-cell>
          <table:table-cell office:value-type="float" office:value="2.36954765971774">
            <text:p>2.3695476597</text:p>
          </table:table-cell>
          <table:table-cell office:value-type="float" office:value="0.0309554150234923">
            <text:p>0.03095541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10]*(1-[.J110])" office:value-type="float" office:value="0">
            <text:p>0.000</text:p>
          </table:table-cell>
          <table:table-cell table:style-name="ce2" table:formula="of:=[.K110]*(1-[.K110])" office:value-type="float" office:value="0">
            <text:p>0.000</text:p>
          </table:table-cell>
          <table:table-cell table:style-name="ce2" table:formula="of:=[.L110]*(1-[.L110])" office:value-type="float" office:value="0">
            <text:p>0.000</text:p>
          </table:table-cell>
          <table:table-cell table:style-name="ce2" table:formula="of:=[.M110]*(1-[.M11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1984743534813">
            <text:p>0.7519847435</text:p>
          </table:table-cell>
          <table:table-cell office:value-type="float" office:value="0.916047658666193">
            <text:p>0.916047658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58729424765568">
            <text:p>0.2587294248</text:p>
          </table:table-cell>
          <table:table-cell office:value-type="float" office:value="-0.326858881862358">
            <text:p>-0.3268588819</text:p>
          </table:table-cell>
          <table:table-cell office:value-type="float" office:value="-0.326858881862358">
            <text:p>-0.3268588819</text:p>
          </table:table-cell>
          <table:table-cell office:value-type="float" office:value="0.425300120301129">
            <text:p>0.425300120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19898124430768">
            <text:p>0.8198981244</text:p>
          </table:table-cell>
          <table:table-cell office:value-type="float" office:value="0.990876318609093">
            <text:p>0.990876318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08:.BY109]" office:value-type="float" office:value="0.410749534691217">
            <text:p>0.411</text:p>
          </table:table-cell>
          <table:table-cell table:style-name="ce2" office:value-type="float" office:value="0.410749534691217">
            <text:p>0.411</text:p>
          </table:table-cell>
          <table:table-cell table:style-name="ce2" office:value-type="float" office:value="0.698552532159036">
            <text:p>0.699</text:p>
          </table:table-cell>
          <table:table-cell table:style-name="ce2"/>
          <table:table-cell table:style-name="ce2" table:number-matrix-columns-spanned="4" table:number-matrix-rows-spanned="2" table:formula="of:=MMULT([.A113:.C114];[.$A$2:.$D$4])" office:value-type="float" office:value="0.698552532159036">
            <text:p>0.699</text:p>
          </table:table-cell>
          <table:table-cell table:style-name="ce2" office:value-type="float" office:value="1.10930206685025">
            <text:p>1.109</text:p>
          </table:table-cell>
          <table:table-cell table:style-name="ce2" office:value-type="float" office:value="1.10930206685025">
            <text:p>1.109</text:p>
          </table:table-cell>
          <table:table-cell table:style-name="ce2" office:value-type="float" office:value="1.52005160154147">
            <text:p>1.520</text:p>
          </table:table-cell>
          <table:table-cell table:style-name="ce2"/>
          <table:table-cell table:style-name="ce2" table:formula="of:=1/(1+EXP(-[.E113]))" office:value-type="float" office:value="0.667866771823817">
            <text:p>0.668</text:p>
          </table:table-cell>
          <table:table-cell table:style-name="ce2" table:formula="of:=1/(1+EXP(-[.F113]))" office:value-type="float" office:value="0.751998972231313">
            <text:p>0.752</text:p>
          </table:table-cell>
          <table:table-cell table:style-name="ce2" table:formula="of:=1/(1+EXP(-[.G113]))" office:value-type="float" office:value="0.751998972231313">
            <text:p>0.752</text:p>
          </table:table-cell>
          <table:table-cell table:style-name="ce2" table:formula="of:=1/(1+EXP(-[.H113]))" office:value-type="float" office:value="0.820546079056235">
            <text:p>0.821</text:p>
          </table:table-cell>
          <table:table-cell table:style-name="ce2"/>
          <table:table-cell table:style-name="ce2" table:formula="of:=[.J113]*(1-[.J113])" office:value-type="float" office:value="0.221820746917451">
            <text:p>0.222</text:p>
          </table:table-cell>
          <table:table-cell table:style-name="ce2" table:formula="of:=[.K113]*(1-[.K113])" office:value-type="float" office:value="0.186496517994362">
            <text:p>0.186</text:p>
          </table:table-cell>
          <table:table-cell table:style-name="ce2" table:formula="of:=[.L113]*(1-[.L113])" office:value-type="float" office:value="0.186496517994362">
            <text:p>0.186</text:p>
          </table:table-cell>
          <table:table-cell table:style-name="ce2" table:formula="of:=[.M113]*(1-[.M113])" office:value-type="float" office:value="0.147250211201674">
            <text:p>0.147</text:p>
          </table:table-cell>
          <table:table-cell table:style-name="ce2"/>
          <table:table-cell table:style-name="ce2" table:number-matrix-columns-spanned="3" table:number-matrix-rows-spanned="1" table:formula="of:=[.BE108:.BG108]" office:value-type="float" office:value="-1.75995686280281">
            <text:p>-1.760</text:p>
          </table:table-cell>
          <table:table-cell table:style-name="ce2" office:value-type="float" office:value="2.5260283508344">
            <text:p>2.526</text:p>
          </table:table-cell>
          <table:table-cell table:style-name="ce2" office:value-type="float" office:value="-0.750645976902095">
            <text:p>-0.751</text:p>
          </table:table-cell>
          <table:table-cell table:style-name="ce2"/>
          <table:table-cell table:style-name="ce2" table:number-matrix-columns-spanned="4" table:number-matrix-rows-spanned="1" table:formula="of:=MMULT([.T113:.V113];[.J113:.M115])" office:value-type="float" office:value="-0.643501506868596">
            <text:p>-0.644</text:p>
          </table:table-cell>
          <table:table-cell table:style-name="ce2" office:value-type="float" office:value="0.241896915664629">
            <text:p>0.242</text:p>
          </table:table-cell>
          <table:table-cell table:style-name="ce2" office:value-type="float" office:value="0.241896915664629">
            <text:p>0.242</text:p>
          </table:table-cell>
          <table:table-cell table:style-name="ce2" office:value-type="float" office:value="0.310016195101968">
            <text:p>0.310</text:p>
          </table:table-cell>
          <table:table-cell table:style-name="ce2"/>
          <table:table-cell table:style-name="ce2" table:formula="of:=1/(1+EXP(-[.X113]))" office:value-type="float" office:value="0.344455448458423">
            <text:p>0.344</text:p>
          </table:table-cell>
          <table:table-cell table:style-name="ce2" table:formula="of:=1/(1+EXP(-[.Y113]))" office:value-type="float" office:value="0.560181061228669">
            <text:p>0.560</text:p>
          </table:table-cell>
          <table:table-cell table:style-name="ce2" table:formula="of:=1/(1+EXP(-[.Z113]))" office:value-type="float" office:value="0.560181061228669">
            <text:p>0.560</text:p>
          </table:table-cell>
          <table:table-cell table:style-name="ce2" table:formula="of:=1/(1+EXP(-[.AA113]))" office:value-type="float" office:value="0.576889214167807">
            <text:p>0.577</text:p>
          </table:table-cell>
          <table:table-cell/>
          <table:table-cell table:style-name="ce2" table:formula="of:=[.AC113]*(1-[.AC113])" office:value-type="float" office:value="0.22580589248573">
            <text:p>0.226</text:p>
          </table:table-cell>
          <table:table-cell table:style-name="ce2" table:formula="of:=[.AD113]*(1-[.AD113])" office:value-type="float" office:value="0.246378239869391">
            <text:p>0.246</text:p>
          </table:table-cell>
          <table:table-cell table:style-name="ce2" table:formula="of:=[.AE113]*(1-[.AE113])" office:value-type="float" office:value="0.246378239869391">
            <text:p>0.246</text:p>
          </table:table-cell>
          <table:table-cell table:style-name="ce2" table:formula="of:=[.AF113]*(1-[.AF113])" office:value-type="float" office:value="0.244088048744657">
            <text:p>0.244</text:p>
          </table:table-cell>
          <table:table-cell/>
          <table:table-cell table:style-name="ce2" table:number-matrix-columns-spanned="4" table:number-matrix-rows-spanned="1" table:formula="of:=[.$AC$8:.$AF$8]-[.AC113:.AF113]" office:value-type="float" office:value="-0.337302660269527">
            <text:p>-0.337</text:p>
          </table:table-cell>
          <table:table-cell table:style-name="ce2" office:value-type="float" office:value="0.432174802943071">
            <text:p>0.432</text:p>
          </table:table-cell>
          <table:table-cell table:style-name="ce2" office:value-type="float" office:value="0.432174802943071">
            <text:p>0.432</text:p>
          </table:table-cell>
          <table:table-cell table:style-name="ce2" office:value-type="float" office:value="-0.569736425978911">
            <text:p>-0.570</text:p>
          </table:table-cell>
          <table:table-cell/>
          <table:table-cell table:number-matrix-columns-spanned="4" table:number-matrix-rows-spanned="1" table:formula="of:=[.AM113:.AP113]*[.AH113:.AK113]" office:value-type="float" office:value="-0.0761649282399714">
            <text:p>-0.0761649282</text:p>
          </table:table-cell>
          <table:table-cell office:value-type="float" office:value="0.106478467265015">
            <text:p>0.1064784673</text:p>
          </table:table-cell>
          <table:table-cell office:value-type="float" office:value="0.106478467265015">
            <text:p>0.1064784673</text:p>
          </table:table-cell>
          <table:table-cell office:value-type="float" office:value="-0.139065852515947">
            <text:p>-0.1390658525</text:p>
          </table:table-cell>
          <table:table-cell/>
          <table:table-cell table:number-matrix-columns-spanned="3" table:number-matrix-rows-spanned="4" table:formula="of:=TRANSPOSE([.J113:.M115])" office:value-type="float" office:value="0.667866771823817">
            <text:p>0.6678667718</text:p>
          </table:table-cell>
          <table:table-cell office:value-type="float" office:value="0.507738235843286">
            <text:p>0.507738235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13:.AU113];[.AW113:.AY116])" office:value-type="float" office:value="-0.00483456886628204">
            <text:p>-0.0048345689</text:p>
          </table:table-cell>
          <table:table-cell office:value-type="float" office:value="0.0186845563580114">
            <text:p>0.0186845564</text:p>
          </table:table-cell>
          <table:table-cell office:value-type="float" office:value="-0.00227384622588872">
            <text:p>-0.0022738462</text:p>
          </table:table-cell>
          <table:table-cell/>
          <table:table-cell table:number-matrix-columns-spanned="3" table:number-matrix-rows-spanned="1" table:formula="of:=[.T113:.V113]+[.BA113:.BC113]" office:value-type="float" office:value="-1.76479143166909">
            <text:p>-1.7647914317</text:p>
          </table:table-cell>
          <table:table-cell office:value-type="float" office:value="2.54471290719241">
            <text:p>2.5447129072</text:p>
          </table:table-cell>
          <table:table-cell office:value-type="float" office:value="-0.752919823127983">
            <text:p>-0.7529198231</text:p>
          </table:table-cell>
          <table:table-cell/>
          <table:table-cell table:number-matrix-columns-spanned="4" table:number-matrix-rows-spanned="3" table:formula="of:=MMULT(TRANSPOSE([.BE113:.BG113]);[.AM113:.AP113])" office:value-type="float" office:value="0.595268844722852">
            <text:p>0.5952688447</text:p>
          </table:table-cell>
          <table:table-cell office:value-type="float" office:value="-0.762698389217211">
            <text:p>-0.7626983892</text:p>
          </table:table-cell>
          <table:table-cell office:value-type="float" office:value="-0.762698389217211">
            <text:p>-0.7626983892</text:p>
          </table:table-cell>
          <table:table-cell office:value-type="float" office:value="1.00546596287735">
            <text:p>1.0054659629</text:p>
          </table:table-cell>
          <table:table-cell/>
          <table:table-cell table:number-matrix-columns-spanned="4" table:number-matrix-rows-spanned="3" table:formula="of:=[.BI113:.BL115]*[.O113:.R115]" office:value-type="float" office:value="0.132042979753111">
            <text:p>0.1320429798</text:p>
          </table:table-cell>
          <table:table-cell office:value-type="float" office:value="-0.142240593868918">
            <text:p>-0.1422405939</text:p>
          </table:table-cell>
          <table:table-cell office:value-type="float" office:value="-0.142240593868918">
            <text:p>-0.1422405939</text:p>
          </table:table-cell>
          <table:table-cell office:value-type="float" office:value="0.148055075389785">
            <text:p>0.1480550754</text:p>
          </table:table-cell>
          <table:table-cell/>
          <table:table-cell table:number-matrix-columns-spanned="3" table:number-matrix-rows-spanned="2" table:formula="of:=MMULT([.BN113:.BQ114];[.$O$2:.$Q$5])" office:value-type="float" office:value="0.0058144815208663">
            <text:p>0.0058144815</text:p>
          </table:table-cell>
          <table:table-cell office:value-type="float" office:value="0.0058144815208663">
            <text:p>0.0058144815</text:p>
          </table:table-cell>
          <table:table-cell office:value-type="float" office:value="-0.00438313259494116">
            <text:p>-0.0043831326</text:p>
          </table:table-cell>
          <table:table-cell/>
          <table:table-cell table:number-matrix-columns-spanned="3" table:number-matrix-rows-spanned="2" table:formula="of:=[.A113:.C114]+[.BS113:.BU114]" office:value-type="float" office:value="0.416564016212084">
            <text:p>0.4165640162</text:p>
          </table:table-cell>
          <table:table-cell office:value-type="float" office:value="0.416564016212084">
            <text:p>0.4165640162</text:p>
          </table:table-cell>
          <table:table-cell office:value-type="float" office:value="0.694169399564095">
            <text:p>0.6941693996</text:p>
          </table:table-cell>
          <table:table-cell/>
          <table:table-cell table:formula="of:=SUMSQ([.AM113:.AP113])" office:value-type="float" office:value="0.811922800309887">
            <text:p>0.8119228003</text:p>
          </table:table-cell>
          <table:table-cell table:number-columns-repeated="945"/>
        </table:table-row>
        <table:table-row table:style-name="ro2">
          <table:table-cell table:style-name="ce2" office:value-type="float" office:value="2.36954765971774">
            <text:p>2.370</text:p>
          </table:table-cell>
          <table:table-cell table:style-name="ce2" office:value-type="float" office:value="2.36954765971774">
            <text:p>2.370</text:p>
          </table:table-cell>
          <table:table-cell table:style-name="ce2" office:value-type="float" office:value="0.0309554150234923">
            <text:p>0.031</text:p>
          </table:table-cell>
          <table:table-cell table:style-name="ce2"/>
          <table:table-cell table:style-name="ce2" office:value-type="float" office:value="0.0309554150234923">
            <text:p>0.031</text:p>
          </table:table-cell>
          <table:table-cell table:style-name="ce2" office:value-type="float" office:value="2.40050307474123">
            <text:p>2.401</text:p>
          </table:table-cell>
          <table:table-cell table:style-name="ce2" office:value-type="float" office:value="2.40050307474123">
            <text:p>2.401</text:p>
          </table:table-cell>
          <table:table-cell table:style-name="ce2" office:value-type="float" office:value="4.77005073445897">
            <text:p>4.770</text:p>
          </table:table-cell>
          <table:table-cell table:style-name="ce2"/>
          <table:table-cell table:style-name="ce2" table:formula="of:=1/(1+EXP(-[.E114]))" office:value-type="float" office:value="0.507738235843286">
            <text:p>0.508</text:p>
          </table:table-cell>
          <table:table-cell table:style-name="ce2" table:formula="of:=1/(1+EXP(-[.F114]))" office:value-type="float" office:value="0.916865657426548">
            <text:p>0.917</text:p>
          </table:table-cell>
          <table:table-cell table:style-name="ce2" table:formula="of:=1/(1+EXP(-[.G114]))" office:value-type="float" office:value="0.916865657426548">
            <text:p>0.917</text:p>
          </table:table-cell>
          <table:table-cell table:style-name="ce2" table:formula="of:=1/(1+EXP(-[.H114]))" office:value-type="float" office:value="0.991591354965448">
            <text:p>0.992</text:p>
          </table:table-cell>
          <table:table-cell table:style-name="ce2"/>
          <table:table-cell table:style-name="ce2" table:formula="of:=[.J114]*(1-[.J114])" office:value-type="float" office:value="0.249940119706034">
            <text:p>0.250</text:p>
          </table:table-cell>
          <table:table-cell table:style-name="ce2" table:formula="of:=[.K114]*(1-[.K114])" office:value-type="float" office:value="0.0762230236583318">
            <text:p>0.076</text:p>
          </table:table-cell>
          <table:table-cell table:style-name="ce2" table:formula="of:=[.L114]*(1-[.L114])" office:value-type="float" office:value="0.0762230236583318">
            <text:p>0.076</text:p>
          </table:table-cell>
          <table:table-cell table:style-name="ce2" table:formula="of:=[.M114]*(1-[.M114])" office:value-type="float" office:value="0.00833793972323443">
            <text:p>0.008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1998972231313">
            <text:p>0.7519989722</text:p>
          </table:table-cell>
          <table:table-cell office:value-type="float" office:value="0.916865657426548">
            <text:p>0.916865657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58338433218203">
            <text:p>-0.8583384332</text:p>
          </table:table-cell>
          <table:table-cell office:value-type="float" office:value="1.09976079921257">
            <text:p>1.0997607992</text:p>
          </table:table-cell>
          <table:table-cell office:value-type="float" office:value="1.09976079921257">
            <text:p>1.0997607992</text:p>
          </table:table-cell>
          <table:table-cell office:value-type="float" office:value="-1.44981563688621">
            <text:p>-1.4498156369</text:p>
          </table:table-cell>
          <table:table-cell/>
          <table:table-cell office:value-type="float" office:value="-0.214533210746847">
            <text:p>-0.2145332107</text:p>
          </table:table-cell>
          <table:table-cell office:value-type="float" office:value="0.0838270934168857">
            <text:p>0.0838270934</text:p>
          </table:table-cell>
          <table:table-cell office:value-type="float" office:value="0.0838270934168857">
            <text:p>0.0838270934</text:p>
          </table:table-cell>
          <table:table-cell office:value-type="float" office:value="-0.01208847539016">
            <text:p>-0.0120884754</text:p>
          </table:table-cell>
          <table:table-cell/>
          <table:table-cell office:value-type="float" office:value="0.0717386180267258">
            <text:p>0.071738618</text:p>
          </table:table-cell>
          <table:table-cell office:value-type="float" office:value="0.0717386180267258">
            <text:p>0.071738618</text:p>
          </table:table-cell>
          <table:table-cell office:value-type="float" office:value="-0.0589674993032355">
            <text:p>-0.0589674993</text:p>
          </table:table-cell>
          <table:table-cell/>
          <table:table-cell office:value-type="float" office:value="2.44128627774447">
            <text:p>2.4412862777</text:p>
          </table:table-cell>
          <table:table-cell office:value-type="float" office:value="2.44128627774447">
            <text:p>2.4412862777</text:p>
          </table:table-cell>
          <table:table-cell office:value-type="float" office:value="-0.0280120842797432">
            <text:p>-0.028012084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15]*(1-[.J115])" office:value-type="float" office:value="0">
            <text:p>0.000</text:p>
          </table:table-cell>
          <table:table-cell table:style-name="ce2" table:formula="of:=[.K115]*(1-[.K115])" office:value-type="float" office:value="0">
            <text:p>0.000</text:p>
          </table:table-cell>
          <table:table-cell table:style-name="ce2" table:formula="of:=[.L115]*(1-[.L115])" office:value-type="float" office:value="0">
            <text:p>0.000</text:p>
          </table:table-cell>
          <table:table-cell table:style-name="ce2" table:formula="of:=[.M115]*(1-[.M1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1998972231313">
            <text:p>0.7519989722</text:p>
          </table:table-cell>
          <table:table-cell office:value-type="float" office:value="0.916865657426548">
            <text:p>0.916865657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5396185931073">
            <text:p>0.2539618593</text:p>
          </table:table-cell>
          <table:table-cell office:value-type="float" office:value="-0.325392976192268">
            <text:p>-0.3253929762</text:p>
          </table:table-cell>
          <table:table-cell office:value-type="float" office:value="-0.325392976192268">
            <text:p>-0.3253929762</text:p>
          </table:table-cell>
          <table:table-cell office:value-type="float" office:value="0.428965849077611">
            <text:p>0.428965849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0546079056235">
            <text:p>0.8205460791</text:p>
          </table:table-cell>
          <table:table-cell office:value-type="float" office:value="0.991591354965448">
            <text:p>0.99159135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13:.BY114]" office:value-type="float" office:value="0.416564016212084">
            <text:p>0.417</text:p>
          </table:table-cell>
          <table:table-cell table:style-name="ce2" office:value-type="float" office:value="0.416564016212084">
            <text:p>0.417</text:p>
          </table:table-cell>
          <table:table-cell table:style-name="ce2" office:value-type="float" office:value="0.694169399564095">
            <text:p>0.694</text:p>
          </table:table-cell>
          <table:table-cell table:style-name="ce2"/>
          <table:table-cell table:style-name="ce2" table:number-matrix-columns-spanned="4" table:number-matrix-rows-spanned="2" table:formula="of:=MMULT([.A118:.C119];[.$A$2:.$D$4])" office:value-type="float" office:value="0.694169399564095">
            <text:p>0.694</text:p>
          </table:table-cell>
          <table:table-cell table:style-name="ce2" office:value-type="float" office:value="1.11073341577618">
            <text:p>1.111</text:p>
          </table:table-cell>
          <table:table-cell table:style-name="ce2" office:value-type="float" office:value="1.11073341577618">
            <text:p>1.111</text:p>
          </table:table-cell>
          <table:table-cell table:style-name="ce2" office:value-type="float" office:value="1.52729743198826">
            <text:p>1.527</text:p>
          </table:table-cell>
          <table:table-cell table:style-name="ce2"/>
          <table:table-cell table:style-name="ce2" table:formula="of:=1/(1+EXP(-[.E118]))" office:value-type="float" office:value="0.666893787731012">
            <text:p>0.667</text:p>
          </table:table-cell>
          <table:table-cell table:style-name="ce2" table:formula="of:=1/(1+EXP(-[.F118]))" office:value-type="float" office:value="0.752265817525788">
            <text:p>0.752</text:p>
          </table:table-cell>
          <table:table-cell table:style-name="ce2" table:formula="of:=1/(1+EXP(-[.G118]))" office:value-type="float" office:value="0.752265817525788">
            <text:p>0.752</text:p>
          </table:table-cell>
          <table:table-cell table:style-name="ce2" table:formula="of:=1/(1+EXP(-[.H118]))" office:value-type="float" office:value="0.82161055209354">
            <text:p>0.822</text:p>
          </table:table-cell>
          <table:table-cell table:style-name="ce2"/>
          <table:table-cell table:style-name="ce2" table:formula="of:=[.J118]*(1-[.J118])" office:value-type="float" office:value="0.222146463616796">
            <text:p>0.222</text:p>
          </table:table-cell>
          <table:table-cell table:style-name="ce2" table:formula="of:=[.K118]*(1-[.K118])" office:value-type="float" office:value="0.186361957308046">
            <text:p>0.186</text:p>
          </table:table-cell>
          <table:table-cell table:style-name="ce2" table:formula="of:=[.L118]*(1-[.L118])" office:value-type="float" office:value="0.186361957308046">
            <text:p>0.186</text:p>
          </table:table-cell>
          <table:table-cell table:style-name="ce2" table:formula="of:=[.M118]*(1-[.M118])" office:value-type="float" office:value="0.146566652782089">
            <text:p>0.147</text:p>
          </table:table-cell>
          <table:table-cell table:style-name="ce2"/>
          <table:table-cell table:style-name="ce2" table:number-matrix-columns-spanned="3" table:number-matrix-rows-spanned="1" table:formula="of:=[.BE113:.BG113]" office:value-type="float" office:value="-1.76479143166909">
            <text:p>-1.765</text:p>
          </table:table-cell>
          <table:table-cell table:style-name="ce2" office:value-type="float" office:value="2.54471290719241">
            <text:p>2.545</text:p>
          </table:table-cell>
          <table:table-cell table:style-name="ce2" office:value-type="float" office:value="-0.752919823127983">
            <text:p>-0.753</text:p>
          </table:table-cell>
          <table:table-cell table:style-name="ce2"/>
          <table:table-cell table:style-name="ce2" table:number-matrix-columns-spanned="4" table:number-matrix-rows-spanned="1" table:formula="of:=MMULT([.T118:.V118];[.J118:.M120])" office:value-type="float" office:value="-0.675311324860763">
            <text:p>-0.675</text:p>
          </table:table-cell>
          <table:table-cell table:style-name="ce2" office:value-type="float" office:value="0.255111788042917">
            <text:p>0.255</text:p>
          </table:table-cell>
          <table:table-cell table:style-name="ce2" office:value-type="float" office:value="0.255111788042917">
            <text:p>0.255</text:p>
          </table:table-cell>
          <table:table-cell table:style-name="ce2" office:value-type="float" office:value="0.322144828392781">
            <text:p>0.322</text:p>
          </table:table-cell>
          <table:table-cell table:style-name="ce2"/>
          <table:table-cell table:style-name="ce2" table:formula="of:=1/(1+EXP(-[.X118]))" office:value-type="float" office:value="0.337308568393013">
            <text:p>0.337</text:p>
          </table:table-cell>
          <table:table-cell table:style-name="ce2" table:formula="of:=1/(1+EXP(-[.Y118]))" office:value-type="float" office:value="0.563434283643045">
            <text:p>0.563</text:p>
          </table:table-cell>
          <table:table-cell table:style-name="ce2" table:formula="of:=1/(1+EXP(-[.Z118]))" office:value-type="float" office:value="0.563434283643045">
            <text:p>0.563</text:p>
          </table:table-cell>
          <table:table-cell table:style-name="ce2" table:formula="of:=1/(1+EXP(-[.AA118]))" office:value-type="float" office:value="0.579846874146294">
            <text:p>0.580</text:p>
          </table:table-cell>
          <table:table-cell/>
          <table:table-cell table:style-name="ce2" table:formula="of:=[.AC118]*(1-[.AC118])" office:value-type="float" office:value="0.223531498081669">
            <text:p>0.224</text:p>
          </table:table-cell>
          <table:table-cell table:style-name="ce2" table:formula="of:=[.AD118]*(1-[.AD118])" office:value-type="float" office:value="0.245976091658694">
            <text:p>0.246</text:p>
          </table:table-cell>
          <table:table-cell table:style-name="ce2" table:formula="of:=[.AE118]*(1-[.AE118])" office:value-type="float" office:value="0.245976091658694">
            <text:p>0.246</text:p>
          </table:table-cell>
          <table:table-cell table:style-name="ce2" table:formula="of:=[.AF118]*(1-[.AF118])" office:value-type="float" office:value="0.243624476689066">
            <text:p>0.244</text:p>
          </table:table-cell>
          <table:table-cell/>
          <table:table-cell table:style-name="ce2" table:number-matrix-columns-spanned="4" table:number-matrix-rows-spanned="1" table:formula="of:=[.$AC$8:.$AF$8]-[.AC118:.AF118]" office:value-type="float" office:value="-0.330155780204116">
            <text:p>-0.330</text:p>
          </table:table-cell>
          <table:table-cell table:style-name="ce2" office:value-type="float" office:value="0.428921580528694">
            <text:p>0.429</text:p>
          </table:table-cell>
          <table:table-cell table:style-name="ce2" office:value-type="float" office:value="0.428921580528694">
            <text:p>0.429</text:p>
          </table:table-cell>
          <table:table-cell table:style-name="ce2" office:value-type="float" office:value="-0.572694085957397">
            <text:p>-0.573</text:p>
          </table:table-cell>
          <table:table-cell/>
          <table:table-cell table:number-matrix-columns-spanned="4" table:number-matrix-rows-spanned="1" table:formula="of:=[.AM118:.AP118]*[.AH118:.AK118]" office:value-type="float" office:value="-0.0738002161493484">
            <text:p>-0.0738002161</text:p>
          </table:table-cell>
          <table:table-cell office:value-type="float" office:value="0.105504454006518">
            <text:p>0.105504454</text:p>
          </table:table-cell>
          <table:table-cell office:value-type="float" office:value="0.105504454006518">
            <text:p>0.105504454</text:p>
          </table:table-cell>
          <table:table-cell office:value-type="float" office:value="-0.139522296994294">
            <text:p>-0.139522297</text:p>
          </table:table-cell>
          <table:table-cell/>
          <table:table-cell table:number-matrix-columns-spanned="3" table:number-matrix-rows-spanned="4" table:formula="of:=TRANSPOSE([.J118:.M120])" office:value-type="float" office:value="0.666893787731012">
            <text:p>0.6668937877</text:p>
          </table:table-cell>
          <table:table-cell office:value-type="float" office:value="0.492997436819853">
            <text:p>0.492997436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18:.AU118];[.AW118:.AY121])" office:value-type="float" office:value="-0.00511510845439676">
            <text:p>-0.0051151085</text:p>
          </table:table-cell>
          <table:table-cell office:value-type="float" office:value="0.0188443797581976">
            <text:p>0.0188443798</text:p>
          </table:table-cell>
          <table:table-cell office:value-type="float" office:value="-0.00231360513060649">
            <text:p>-0.0023136051</text:p>
          </table:table-cell>
          <table:table-cell/>
          <table:table-cell table:number-matrix-columns-spanned="3" table:number-matrix-rows-spanned="1" table:formula="of:=[.T118:.V118]+[.BA118:.BC118]" office:value-type="float" office:value="-1.76990654012349">
            <text:p>-1.7699065401</text:p>
          </table:table-cell>
          <table:table-cell office:value-type="float" office:value="2.56355728695061">
            <text:p>2.563557287</text:p>
          </table:table-cell>
          <table:table-cell office:value-type="float" office:value="-0.75523342825859">
            <text:p>-0.7552334283</text:p>
          </table:table-cell>
          <table:table-cell/>
          <table:table-cell table:number-matrix-columns-spanned="4" table:number-matrix-rows-spanned="3" table:formula="of:=MMULT(TRANSPOSE([.BE118:.BG118]);[.AM118:.AP118])" office:value-type="float" office:value="0.584344874642839">
            <text:p>0.5843448746</text:p>
          </table:table-cell>
          <table:table-cell office:value-type="float" office:value="-0.75915111057784">
            <text:p>-0.7591511106</text:p>
          </table:table-cell>
          <table:table-cell office:value-type="float" office:value="-0.75915111057784">
            <text:p>-0.7591511106</text:p>
          </table:table-cell>
          <table:table-cell office:value-type="float" office:value="1.01361500822604">
            <text:p>1.0136150082</text:p>
          </table:table-cell>
          <table:table-cell/>
          <table:table-cell table:number-matrix-columns-spanned="4" table:number-matrix-rows-spanned="3" table:formula="of:=[.BI118:.BL120]*[.O118:.R120]" office:value-type="float" office:value="0.129810147434507">
            <text:p>0.1298101474</text:p>
          </table:table-cell>
          <table:table-cell office:value-type="float" office:value="-0.141476886859863">
            <text:p>-0.1414768869</text:p>
          </table:table-cell>
          <table:table-cell office:value-type="float" office:value="-0.141476886859863">
            <text:p>-0.1414768869</text:p>
          </table:table-cell>
          <table:table-cell office:value-type="float" office:value="0.14856215896538">
            <text:p>0.148562159</text:p>
          </table:table-cell>
          <table:table-cell/>
          <table:table-cell table:number-matrix-columns-spanned="3" table:number-matrix-rows-spanned="2" table:formula="of:=MMULT([.BN118:.BQ119];[.$O$2:.$Q$5])" office:value-type="float" office:value="0.00708527210551704">
            <text:p>0.0070852721</text:p>
          </table:table-cell>
          <table:table-cell office:value-type="float" office:value="0.00708527210551704">
            <text:p>0.0070852721</text:p>
          </table:table-cell>
          <table:table-cell office:value-type="float" office:value="-0.00458146731983924">
            <text:p>-0.0045814673</text:p>
          </table:table-cell>
          <table:table-cell/>
          <table:table-cell table:number-matrix-columns-spanned="3" table:number-matrix-rows-spanned="2" table:formula="of:=[.A118:.C119]+[.BS118:.BU119]" office:value-type="float" office:value="0.423649288317601">
            <text:p>0.4236492883</text:p>
          </table:table-cell>
          <table:table-cell office:value-type="float" office:value="0.423649288317601">
            <text:p>0.4236492883</text:p>
          </table:table-cell>
          <table:table-cell office:value-type="float" office:value="0.689587932244256">
            <text:p>0.6895879322</text:p>
          </table:table-cell>
          <table:table-cell/>
          <table:table-cell table:formula="of:=SUMSQ([.AM118:.AP118])" office:value-type="float" office:value="0.804928799779234">
            <text:p>0.8049287998</text:p>
          </table:table-cell>
          <table:table-cell table:number-columns-repeated="945"/>
        </table:table-row>
        <table:table-row table:style-name="ro2">
          <table:table-cell table:style-name="ce2" office:value-type="float" office:value="2.44128627774447">
            <text:p>2.441</text:p>
          </table:table-cell>
          <table:table-cell table:style-name="ce2" office:value-type="float" office:value="2.44128627774447">
            <text:p>2.441</text:p>
          </table:table-cell>
          <table:table-cell table:style-name="ce2" office:value-type="float" office:value="-0.0280120842797432">
            <text:p>-0.028</text:p>
          </table:table-cell>
          <table:table-cell table:style-name="ce2"/>
          <table:table-cell table:style-name="ce2" office:value-type="float" office:value="-0.0280120842797432">
            <text:p>-0.028</text:p>
          </table:table-cell>
          <table:table-cell table:style-name="ce2" office:value-type="float" office:value="2.41327419346472">
            <text:p>2.413</text:p>
          </table:table-cell>
          <table:table-cell table:style-name="ce2" office:value-type="float" office:value="2.41327419346472">
            <text:p>2.413</text:p>
          </table:table-cell>
          <table:table-cell table:style-name="ce2" office:value-type="float" office:value="4.85456047120919">
            <text:p>4.855</text:p>
          </table:table-cell>
          <table:table-cell table:style-name="ce2"/>
          <table:table-cell table:style-name="ce2" table:formula="of:=1/(1+EXP(-[.E119]))" office:value-type="float" office:value="0.492997436819853">
            <text:p>0.493</text:p>
          </table:table-cell>
          <table:table-cell table:style-name="ce2" table:formula="of:=1/(1+EXP(-[.F119]))" office:value-type="float" office:value="0.917833942554587">
            <text:p>0.918</text:p>
          </table:table-cell>
          <table:table-cell table:style-name="ce2" table:formula="of:=1/(1+EXP(-[.G119]))" office:value-type="float" office:value="0.917833942554587">
            <text:p>0.918</text:p>
          </table:table-cell>
          <table:table-cell table:style-name="ce2" table:formula="of:=1/(1+EXP(-[.H119]))" office:value-type="float" office:value="0.992267499759033">
            <text:p>0.992</text:p>
          </table:table-cell>
          <table:table-cell table:style-name="ce2"/>
          <table:table-cell table:style-name="ce2" table:formula="of:=[.J119]*(1-[.J119])" office:value-type="float" office:value="0.249950964108908">
            <text:p>0.250</text:p>
          </table:table-cell>
          <table:table-cell table:style-name="ce2" table:formula="of:=[.K119]*(1-[.K119])" office:value-type="float" office:value="0.0754147964492901">
            <text:p>0.075</text:p>
          </table:table-cell>
          <table:table-cell table:style-name="ce2" table:formula="of:=[.L119]*(1-[.L119])" office:value-type="float" office:value="0.0754147964492901">
            <text:p>0.075</text:p>
          </table:table-cell>
          <table:table-cell table:style-name="ce2" table:formula="of:=[.M119]*(1-[.M119])" office:value-type="float" office:value="0.00767270868099006">
            <text:p>0.008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2265817525788">
            <text:p>0.7522658175</text:p>
          </table:table-cell>
          <table:table-cell office:value-type="float" office:value="0.917833942554587">
            <text:p>0.917833942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46373256171127">
            <text:p>-0.8463732562</text:p>
          </table:table-cell>
          <table:table-cell office:value-type="float" office:value="1.09956504329471">
            <text:p>1.0995650433</text:p>
          </table:table-cell>
          <table:table-cell office:value-type="float" office:value="1.09956504329471">
            <text:p>1.0995650433</text:p>
          </table:table-cell>
          <table:table-cell office:value-type="float" office:value="-1.4681340972496">
            <text:p>-1.4681340972</text:p>
          </table:table-cell>
          <table:table-cell/>
          <table:table-cell office:value-type="float" office:value="-0.211551811375969">
            <text:p>-0.2115518114</text:p>
          </table:table-cell>
          <table:table-cell office:value-type="float" office:value="0.0829234739228252">
            <text:p>0.0829234739</text:p>
          </table:table-cell>
          <table:table-cell office:value-type="float" office:value="0.0829234739228252">
            <text:p>0.0829234739</text:p>
          </table:table-cell>
          <table:table-cell office:value-type="float" office:value="-0.0112645652328245">
            <text:p>-0.0112645652</text:p>
          </table:table-cell>
          <table:table-cell/>
          <table:table-cell office:value-type="float" office:value="0.0716589086900007">
            <text:p>0.0716589087</text:p>
          </table:table-cell>
          <table:table-cell office:value-type="float" office:value="0.0716589086900007">
            <text:p>0.0716589087</text:p>
          </table:table-cell>
          <table:table-cell office:value-type="float" office:value="-0.056969428763143">
            <text:p>-0.0569694288</text:p>
          </table:table-cell>
          <table:table-cell/>
          <table:table-cell office:value-type="float" office:value="2.51294518643447">
            <text:p>2.5129451864</text:p>
          </table:table-cell>
          <table:table-cell office:value-type="float" office:value="2.51294518643447">
            <text:p>2.5129451864</text:p>
          </table:table-cell>
          <table:table-cell office:value-type="float" office:value="-0.0849815130428862">
            <text:p>-0.08498151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20]*(1-[.J120])" office:value-type="float" office:value="0">
            <text:p>0.000</text:p>
          </table:table-cell>
          <table:table-cell table:style-name="ce2" table:formula="of:=[.K120]*(1-[.K120])" office:value-type="float" office:value="0">
            <text:p>0.000</text:p>
          </table:table-cell>
          <table:table-cell table:style-name="ce2" table:formula="of:=[.L120]*(1-[.L120])" office:value-type="float" office:value="0">
            <text:p>0.000</text:p>
          </table:table-cell>
          <table:table-cell table:style-name="ce2" table:formula="of:=[.M120]*(1-[.M12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2265817525788">
            <text:p>0.7522658175</text:p>
          </table:table-cell>
          <table:table-cell office:value-type="float" office:value="0.917833942554587">
            <text:p>0.917833942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49344681742944">
            <text:p>0.2493446817</text:p>
          </table:table-cell>
          <table:table-cell office:value-type="float" office:value="-0.323935915716778">
            <text:p>-0.3239359157</text:p>
          </table:table-cell>
          <table:table-cell office:value-type="float" office:value="-0.323935915716778">
            <text:p>-0.3239359157</text:p>
          </table:table-cell>
          <table:table-cell office:value-type="float" office:value="0.432517717881024">
            <text:p>0.432517717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161055209354">
            <text:p>0.8216105521</text:p>
          </table:table-cell>
          <table:table-cell office:value-type="float" office:value="0.992267499759033">
            <text:p>0.992267499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18:.BY119]" office:value-type="float" office:value="0.423649288317601">
            <text:p>0.424</text:p>
          </table:table-cell>
          <table:table-cell table:style-name="ce2" office:value-type="float" office:value="0.423649288317601">
            <text:p>0.424</text:p>
          </table:table-cell>
          <table:table-cell table:style-name="ce2" office:value-type="float" office:value="0.689587932244256">
            <text:p>0.690</text:p>
          </table:table-cell>
          <table:table-cell table:style-name="ce2"/>
          <table:table-cell table:style-name="ce2" table:number-matrix-columns-spanned="4" table:number-matrix-rows-spanned="2" table:formula="of:=MMULT([.A123:.C124];[.$A$2:.$D$4])" office:value-type="float" office:value="0.689587932244256">
            <text:p>0.690</text:p>
          </table:table-cell>
          <table:table-cell table:style-name="ce2" office:value-type="float" office:value="1.11323722056186">
            <text:p>1.113</text:p>
          </table:table-cell>
          <table:table-cell table:style-name="ce2" office:value-type="float" office:value="1.11323722056186">
            <text:p>1.113</text:p>
          </table:table-cell>
          <table:table-cell table:style-name="ce2" office:value-type="float" office:value="1.53688650887946">
            <text:p>1.537</text:p>
          </table:table-cell>
          <table:table-cell table:style-name="ce2"/>
          <table:table-cell table:style-name="ce2" table:formula="of:=1/(1+EXP(-[.E123]))" office:value-type="float" office:value="0.665875253959607">
            <text:p>0.666</text:p>
          </table:table-cell>
          <table:table-cell table:style-name="ce2" table:formula="of:=1/(1+EXP(-[.F123]))" office:value-type="float" office:value="0.752732136704197">
            <text:p>0.753</text:p>
          </table:table-cell>
          <table:table-cell table:style-name="ce2" table:formula="of:=1/(1+EXP(-[.G123]))" office:value-type="float" office:value="0.752732136704197">
            <text:p>0.753</text:p>
          </table:table-cell>
          <table:table-cell table:style-name="ce2" table:formula="of:=1/(1+EXP(-[.H123]))" office:value-type="float" office:value="0.823011659318476">
            <text:p>0.823</text:p>
          </table:table-cell>
          <table:table-cell table:style-name="ce2"/>
          <table:table-cell table:style-name="ce2" table:formula="of:=[.J123]*(1-[.J123])" office:value-type="float" office:value="0.222485400123836">
            <text:p>0.222</text:p>
          </table:table-cell>
          <table:table-cell table:style-name="ce2" table:formula="of:=[.K123]*(1-[.K123])" office:value-type="float" office:value="0.186126467076931">
            <text:p>0.186</text:p>
          </table:table-cell>
          <table:table-cell table:style-name="ce2" table:formula="of:=[.L123]*(1-[.L123])" office:value-type="float" office:value="0.186126467076931">
            <text:p>0.186</text:p>
          </table:table-cell>
          <table:table-cell table:style-name="ce2" table:formula="of:=[.M123]*(1-[.M123])" office:value-type="float" office:value="0.145663467944325">
            <text:p>0.146</text:p>
          </table:table-cell>
          <table:table-cell table:style-name="ce2"/>
          <table:table-cell table:style-name="ce2" table:number-matrix-columns-spanned="3" table:number-matrix-rows-spanned="1" table:formula="of:=[.BE118:.BG118]" office:value-type="float" office:value="-1.76990654012349">
            <text:p>-1.770</text:p>
          </table:table-cell>
          <table:table-cell table:style-name="ce2" office:value-type="float" office:value="2.56355728695061">
            <text:p>2.564</text:p>
          </table:table-cell>
          <table:table-cell table:style-name="ce2" office:value-type="float" office:value="-0.75523342825859">
            <text:p>-0.755</text:p>
          </table:table-cell>
          <table:table-cell table:style-name="ce2"/>
          <table:table-cell table:style-name="ce2" table:number-matrix-columns-spanned="4" table:number-matrix-rows-spanned="1" table:formula="of:=MMULT([.T123:.V123];[.J123:.M125])" office:value-type="float" office:value="-0.706422742130938">
            <text:p>-0.706</text:p>
          </table:table-cell>
          <table:table-cell table:style-name="ce2" office:value-type="float" office:value="0.26824347618185">
            <text:p>0.268</text:p>
          </table:table-cell>
          <table:table-cell table:style-name="ce2" office:value-type="float" office:value="0.26824347618185">
            <text:p>0.268</text:p>
          </table:table-cell>
          <table:table-cell table:style-name="ce2" office:value-type="float" office:value="0.333475635618328">
            <text:p>0.333</text:p>
          </table:table-cell>
          <table:table-cell table:style-name="ce2"/>
          <table:table-cell table:style-name="ce2" table:formula="of:=1/(1+EXP(-[.X123]))" office:value-type="float" office:value="0.330389764692118">
            <text:p>0.330</text:p>
          </table:table-cell>
          <table:table-cell table:style-name="ce2" table:formula="of:=1/(1+EXP(-[.Y123]))" office:value-type="float" office:value="0.566661630213963">
            <text:p>0.567</text:p>
          </table:table-cell>
          <table:table-cell table:style-name="ce2" table:formula="of:=1/(1+EXP(-[.Z123]))" office:value-type="float" office:value="0.566661630213963">
            <text:p>0.567</text:p>
          </table:table-cell>
          <table:table-cell table:style-name="ce2" table:formula="of:=1/(1+EXP(-[.AA123]))" office:value-type="float" office:value="0.582604811432831">
            <text:p>0.583</text:p>
          </table:table-cell>
          <table:table-cell/>
          <table:table-cell table:style-name="ce2" table:formula="of:=[.AC123]*(1-[.AC123])" office:value-type="float" office:value="0.221232368078805">
            <text:p>0.221</text:p>
          </table:table-cell>
          <table:table-cell table:style-name="ce2" table:formula="of:=[.AD123]*(1-[.AD123])" office:value-type="float" office:value="0.245556227057217">
            <text:p>0.246</text:p>
          </table:table-cell>
          <table:table-cell table:style-name="ce2" table:formula="of:=[.AE123]*(1-[.AE123])" office:value-type="float" office:value="0.245556227057217">
            <text:p>0.246</text:p>
          </table:table-cell>
          <table:table-cell table:style-name="ce2" table:formula="of:=[.AF123]*(1-[.AF123])" office:value-type="float" office:value="0.243176445128146">
            <text:p>0.243</text:p>
          </table:table-cell>
          <table:table-cell/>
          <table:table-cell table:style-name="ce2" table:number-matrix-columns-spanned="4" table:number-matrix-rows-spanned="1" table:formula="of:=[.$AC$8:.$AF$8]-[.AC123:.AF123]" office:value-type="float" office:value="-0.323236976503221">
            <text:p>-0.323</text:p>
          </table:table-cell>
          <table:table-cell table:style-name="ce2" office:value-type="float" office:value="0.425694233957776">
            <text:p>0.426</text:p>
          </table:table-cell>
          <table:table-cell table:style-name="ce2" office:value-type="float" office:value="0.425694233957776">
            <text:p>0.426</text:p>
          </table:table-cell>
          <table:table-cell table:style-name="ce2" office:value-type="float" office:value="-0.575452023243935">
            <text:p>-0.575</text:p>
          </table:table-cell>
          <table:table-cell/>
          <table:table-cell table:number-matrix-columns-spanned="4" table:number-matrix-rows-spanned="1" table:formula="of:=[.AM123:.AP123]*[.AH123:.AK123]" office:value-type="float" office:value="-0.0715104817624406">
            <text:p>-0.0715104818</text:p>
          </table:table-cell>
          <table:table-cell office:value-type="float" office:value="0.104531869970684">
            <text:p>0.10453187</text:p>
          </table:table-cell>
          <table:table-cell office:value-type="float" office:value="0.104531869970684">
            <text:p>0.10453187</text:p>
          </table:table-cell>
          <table:table-cell office:value-type="float" office:value="-0.13993637735426">
            <text:p>-0.1399363774</text:p>
          </table:table-cell>
          <table:table-cell/>
          <table:table-cell table:number-matrix-columns-spanned="3" table:number-matrix-rows-spanned="4" table:formula="of:=TRANSPOSE([.J123:.M125])" office:value-type="float" office:value="0.665875253959607">
            <text:p>0.665875254</text:p>
          </table:table-cell>
          <table:table-cell office:value-type="float" office:value="0.478767398436841">
            <text:p>0.478767398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23:.AU123];[.AW123:.AY126])" office:value-type="float" office:value="-0.00541733465624841">
            <text:p>-0.0054173347</text:p>
          </table:table-cell>
          <table:table-cell office:value-type="float" office:value="0.0189358964291828">
            <text:p>0.0189358964</text:p>
          </table:table-cell>
          <table:table-cell office:value-type="float" office:value="-0.0023831191753326">
            <text:p>-0.0023831192</text:p>
          </table:table-cell>
          <table:table-cell/>
          <table:table-cell table:number-matrix-columns-spanned="3" table:number-matrix-rows-spanned="1" table:formula="of:=[.T123:.V123]+[.BA123:.BC123]" office:value-type="float" office:value="-1.77532387477974">
            <text:p>-1.7753238748</text:p>
          </table:table-cell>
          <table:table-cell office:value-type="float" office:value="2.58249318337979">
            <text:p>2.5824931834</text:p>
          </table:table-cell>
          <table:table-cell office:value-type="float" office:value="-0.757616547433922">
            <text:p>-0.7576165474</text:p>
          </table:table-cell>
          <table:table-cell/>
          <table:table-cell table:number-matrix-columns-spanned="4" table:number-matrix-rows-spanned="3" table:formula="of:=MMULT(TRANSPOSE([.BE123:.BG123]);[.AM123:.AP123])" office:value-type="float" office:value="0.573850321597786">
            <text:p>0.5738503216</text:p>
          </table:table-cell>
          <table:table-cell office:value-type="float" office:value="-0.755745136901312">
            <text:p>-0.7557451369</text:p>
          </table:table-cell>
          <table:table-cell office:value-type="float" office:value="-0.755745136901312">
            <text:p>-0.7557451369</text:p>
          </table:table-cell>
          <table:table-cell office:value-type="float" office:value="1.02161371565526">
            <text:p>1.0216137157</text:p>
          </table:table-cell>
          <table:table-cell/>
          <table:table-cell table:number-matrix-columns-spanned="4" table:number-matrix-rows-spanned="3" table:formula="of:=[.BI123:.BL125]*[.O123:.R125]" office:value-type="float" office:value="0.127673318411875">
            <text:p>0.1276733184</text:p>
          </table:table-cell>
          <table:table-cell office:value-type="float" office:value="-0.140664172342013">
            <text:p>-0.1406641723</text:p>
          </table:table-cell>
          <table:table-cell office:value-type="float" office:value="-0.140664172342013">
            <text:p>-0.1406641723</text:p>
          </table:table-cell>
          <table:table-cell office:value-type="float" office:value="0.148811796721833">
            <text:p>0.1488117967</text:p>
          </table:table-cell>
          <table:table-cell/>
          <table:table-cell table:number-matrix-columns-spanned="3" table:number-matrix-rows-spanned="2" table:formula="of:=MMULT([.BN123:.BQ124];[.$O$2:.$Q$5])" office:value-type="float" office:value="0.00814762437982006">
            <text:p>0.0081476244</text:p>
          </table:table-cell>
          <table:table-cell office:value-type="float" office:value="0.00814762437982006">
            <text:p>0.0081476244</text:p>
          </table:table-cell>
          <table:table-cell office:value-type="float" office:value="-0.00484322955031769">
            <text:p>-0.0048432296</text:p>
          </table:table-cell>
          <table:table-cell/>
          <table:table-cell table:number-matrix-columns-spanned="3" table:number-matrix-rows-spanned="2" table:formula="of:=[.A123:.C124]+[.BS123:.BU124]" office:value-type="float" office:value="0.431796912697421">
            <text:p>0.4317969127</text:p>
          </table:table-cell>
          <table:table-cell office:value-type="float" office:value="0.431796912697421">
            <text:p>0.4317969127</text:p>
          </table:table-cell>
          <table:table-cell office:value-type="float" office:value="0.684744702693938">
            <text:p>0.6847447027</text:p>
          </table:table-cell>
          <table:table-cell/>
          <table:table-cell table:formula="of:=SUMSQ([.AM123:.AP123])" office:value-type="float" office:value="0.798058335684278">
            <text:p>0.7980583357</text:p>
          </table:table-cell>
          <table:table-cell table:number-columns-repeated="945"/>
        </table:table-row>
        <table:table-row table:style-name="ro2">
          <table:table-cell table:style-name="ce2" office:value-type="float" office:value="2.51294518643447">
            <text:p>2.513</text:p>
          </table:table-cell>
          <table:table-cell table:style-name="ce2" office:value-type="float" office:value="2.51294518643447">
            <text:p>2.513</text:p>
          </table:table-cell>
          <table:table-cell table:style-name="ce2" office:value-type="float" office:value="-0.0849815130428862">
            <text:p>-0.085</text:p>
          </table:table-cell>
          <table:table-cell table:style-name="ce2"/>
          <table:table-cell table:style-name="ce2" office:value-type="float" office:value="-0.0849815130428862">
            <text:p>-0.085</text:p>
          </table:table-cell>
          <table:table-cell table:style-name="ce2" office:value-type="float" office:value="2.42796367339158">
            <text:p>2.428</text:p>
          </table:table-cell>
          <table:table-cell table:style-name="ce2" office:value-type="float" office:value="2.42796367339158">
            <text:p>2.428</text:p>
          </table:table-cell>
          <table:table-cell table:style-name="ce2" office:value-type="float" office:value="4.94090885982605">
            <text:p>4.941</text:p>
          </table:table-cell>
          <table:table-cell table:style-name="ce2"/>
          <table:table-cell table:style-name="ce2" table:formula="of:=1/(1+EXP(-[.E124]))" office:value-type="float" office:value="0.478767398436841">
            <text:p>0.479</text:p>
          </table:table-cell>
          <table:table-cell table:style-name="ce2" table:formula="of:=1/(1+EXP(-[.F124]))" office:value-type="float" office:value="0.918934969054862">
            <text:p>0.919</text:p>
          </table:table-cell>
          <table:table-cell table:style-name="ce2" table:formula="of:=1/(1+EXP(-[.G124]))" office:value-type="float" office:value="0.918934969054862">
            <text:p>0.919</text:p>
          </table:table-cell>
          <table:table-cell table:style-name="ce2" table:formula="of:=1/(1+EXP(-[.H124]))" office:value-type="float" office:value="0.992902633874947">
            <text:p>0.993</text:p>
          </table:table-cell>
          <table:table-cell table:style-name="ce2"/>
          <table:table-cell table:style-name="ce2" table:formula="of:=[.J124]*(1-[.J124])" office:value-type="float" office:value="0.24954917663086">
            <text:p>0.250</text:p>
          </table:table-cell>
          <table:table-cell table:style-name="ce2" table:formula="of:=[.K124]*(1-[.K124])" office:value-type="float" office:value="0.0744934917030016">
            <text:p>0.074</text:p>
          </table:table-cell>
          <table:table-cell table:style-name="ce2" table:formula="of:=[.L124]*(1-[.L124])" office:value-type="float" office:value="0.0744934917030016">
            <text:p>0.074</text:p>
          </table:table-cell>
          <table:table-cell table:style-name="ce2" table:formula="of:=[.M124]*(1-[.M124])" office:value-type="float" office:value="0.00704699351914024">
            <text:p>0.007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2732136704197">
            <text:p>0.7527321367</text:p>
          </table:table-cell>
          <table:table-cell office:value-type="float" office:value="0.918934969054862">
            <text:p>0.918934969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34757288435863">
            <text:p>-0.8347572884</text:p>
          </table:table-cell>
          <table:table-cell office:value-type="float" office:value="1.09935245740004">
            <text:p>1.0993524574</text:p>
          </table:table-cell>
          <table:table-cell office:value-type="float" office:value="1.09935245740004">
            <text:p>1.0993524574</text:p>
          </table:table-cell>
          <table:table-cell office:value-type="float" office:value="-1.48610092738957">
            <text:p>-1.4861009274</text:p>
          </table:table-cell>
          <table:table-cell/>
          <table:table-cell office:value-type="float" office:value="-0.208312994015779">
            <text:p>-0.208312994</text:p>
          </table:table-cell>
          <table:table-cell office:value-type="float" office:value="0.0818946031640044">
            <text:p>0.0818946032</text:p>
          </table:table-cell>
          <table:table-cell office:value-type="float" office:value="0.0818946031640044">
            <text:p>0.0818946032</text:p>
          </table:table-cell>
          <table:table-cell office:value-type="float" office:value="-0.0104725436041026">
            <text:p>-0.0104725436</text:p>
          </table:table-cell>
          <table:table-cell/>
          <table:table-cell office:value-type="float" office:value="0.0714220595599018">
            <text:p>0.0714220596</text:p>
          </table:table-cell>
          <table:table-cell office:value-type="float" office:value="0.0714220595599018">
            <text:p>0.0714220596</text:p>
          </table:table-cell>
          <table:table-cell office:value-type="float" office:value="-0.054996331291873">
            <text:p>-0.0549963313</text:p>
          </table:table-cell>
          <table:table-cell/>
          <table:table-cell office:value-type="float" office:value="2.58436724599437">
            <text:p>2.584367246</text:p>
          </table:table-cell>
          <table:table-cell office:value-type="float" office:value="2.58436724599437">
            <text:p>2.584367246</text:p>
          </table:table-cell>
          <table:table-cell office:value-type="float" office:value="-0.139977844334759">
            <text:p>-0.139977844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25]*(1-[.J125])" office:value-type="float" office:value="0">
            <text:p>0.000</text:p>
          </table:table-cell>
          <table:table-cell table:style-name="ce2" table:formula="of:=[.K125]*(1-[.K125])" office:value-type="float" office:value="0">
            <text:p>0.000</text:p>
          </table:table-cell>
          <table:table-cell table:style-name="ce2" table:formula="of:=[.L125]*(1-[.L125])" office:value-type="float" office:value="0">
            <text:p>0.000</text:p>
          </table:table-cell>
          <table:table-cell table:style-name="ce2" table:formula="of:=[.M125]*(1-[.M12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2732136704197">
            <text:p>0.7527321367</text:p>
          </table:table-cell>
          <table:table-cell office:value-type="float" office:value="0.918934969054862">
            <text:p>0.918934969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4488968214135">
            <text:p>0.2448896821</text:p>
          </table:table-cell>
          <table:table-cell office:value-type="float" office:value="-0.322512995793619">
            <text:p>-0.3225129958</text:p>
          </table:table-cell>
          <table:table-cell office:value-type="float" office:value="-0.322512995793619">
            <text:p>-0.3225129958</text:p>
          </table:table-cell>
          <table:table-cell office:value-type="float" office:value="0.435971975063935">
            <text:p>0.435971975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3011659318476">
            <text:p>0.8230116593</text:p>
          </table:table-cell>
          <table:table-cell office:value-type="float" office:value="0.992902633874947">
            <text:p>0.992902633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23:.BY124]" office:value-type="float" office:value="0.431796912697421">
            <text:p>0.432</text:p>
          </table:table-cell>
          <table:table-cell table:style-name="ce2" office:value-type="float" office:value="0.431796912697421">
            <text:p>0.432</text:p>
          </table:table-cell>
          <table:table-cell table:style-name="ce2" office:value-type="float" office:value="0.684744702693938">
            <text:p>0.685</text:p>
          </table:table-cell>
          <table:table-cell table:style-name="ce2"/>
          <table:table-cell table:style-name="ce2" table:number-matrix-columns-spanned="4" table:number-matrix-rows-spanned="2" table:formula="of:=MMULT([.A128:.C129];[.$A$2:.$D$4])" office:value-type="float" office:value="0.684744702693938">
            <text:p>0.685</text:p>
          </table:table-cell>
          <table:table-cell table:style-name="ce2" office:value-type="float" office:value="1.11654161539136">
            <text:p>1.117</text:p>
          </table:table-cell>
          <table:table-cell table:style-name="ce2" office:value-type="float" office:value="1.11654161539136">
            <text:p>1.117</text:p>
          </table:table-cell>
          <table:table-cell table:style-name="ce2" office:value-type="float" office:value="1.54833852808878">
            <text:p>1.548</text:p>
          </table:table-cell>
          <table:table-cell table:style-name="ce2"/>
          <table:table-cell table:style-name="ce2" table:formula="of:=1/(1+EXP(-[.E128]))" office:value-type="float" office:value="0.664796841837197">
            <text:p>0.665</text:p>
          </table:table-cell>
          <table:table-cell table:style-name="ce2" table:formula="of:=1/(1+EXP(-[.F128]))" office:value-type="float" office:value="0.753346658277061">
            <text:p>0.753</text:p>
          </table:table-cell>
          <table:table-cell table:style-name="ce2" table:formula="of:=1/(1+EXP(-[.G128]))" office:value-type="float" office:value="0.753346658277061">
            <text:p>0.753</text:p>
          </table:table-cell>
          <table:table-cell table:style-name="ce2" table:formula="of:=1/(1+EXP(-[.H128]))" office:value-type="float" office:value="0.824673634117328">
            <text:p>0.825</text:p>
          </table:table-cell>
          <table:table-cell table:style-name="ce2"/>
          <table:table-cell table:style-name="ce2" table:formula="of:=[.J128]*(1-[.J128])" office:value-type="float" office:value="0.222842000920486">
            <text:p>0.223</text:p>
          </table:table-cell>
          <table:table-cell table:style-name="ce2" table:formula="of:=[.K128]*(1-[.K128])" office:value-type="float" office:value="0.185815470739846">
            <text:p>0.186</text:p>
          </table:table-cell>
          <table:table-cell table:style-name="ce2" table:formula="of:=[.L128]*(1-[.L128])" office:value-type="float" office:value="0.185815470739846">
            <text:p>0.186</text:p>
          </table:table-cell>
          <table:table-cell table:style-name="ce2" table:formula="of:=[.M128]*(1-[.M128])" office:value-type="float" office:value="0.144587031309047">
            <text:p>0.145</text:p>
          </table:table-cell>
          <table:table-cell table:style-name="ce2"/>
          <table:table-cell table:style-name="ce2" table:number-matrix-columns-spanned="3" table:number-matrix-rows-spanned="1" table:formula="of:=[.BE123:.BG123]" office:value-type="float" office:value="-1.77532387477974">
            <text:p>-1.775</text:p>
          </table:table-cell>
          <table:table-cell table:style-name="ce2" office:value-type="float" office:value="2.58249318337979">
            <text:p>2.582</text:p>
          </table:table-cell>
          <table:table-cell table:style-name="ce2" office:value-type="float" office:value="-0.757616547433922">
            <text:p>-0.758</text:p>
          </table:table-cell>
          <table:table-cell table:style-name="ce2"/>
          <table:table-cell table:style-name="ce2" table:number-matrix-columns-spanned="4" table:number-matrix-rows-spanned="1" table:formula="of:=MMULT([.T128:.V128];[.J128:.M130])" office:value-type="float" office:value="-0.736825344251758">
            <text:p>-0.737</text:p>
          </table:table-cell>
          <table:table-cell table:style-name="ce2" office:value-type="float" office:value="0.281230735630449">
            <text:p>0.281</text:p>
          </table:table-cell>
          <table:table-cell table:style-name="ce2" office:value-type="float" office:value="0.281230735630449">
            <text:p>0.281</text:p>
          </table:table-cell>
          <table:table-cell table:style-name="ce2" office:value-type="float" office:value="0.344016373951605">
            <text:p>0.344</text:p>
          </table:table-cell>
          <table:table-cell table:style-name="ce2"/>
          <table:table-cell table:style-name="ce2" table:formula="of:=1/(1+EXP(-[.X128]))" office:value-type="float" office:value="0.323698743278151">
            <text:p>0.324</text:p>
          </table:table-cell>
          <table:table-cell table:style-name="ce2" table:formula="of:=1/(1+EXP(-[.Y128]))" office:value-type="float" office:value="0.569847929313843">
            <text:p>0.570</text:p>
          </table:table-cell>
          <table:table-cell table:style-name="ce2" table:formula="of:=1/(1+EXP(-[.Z128]))" office:value-type="float" office:value="0.569847929313843">
            <text:p>0.570</text:p>
          </table:table-cell>
          <table:table-cell table:style-name="ce2" table:formula="of:=1/(1+EXP(-[.AA128]))" office:value-type="float" office:value="0.585165817089775">
            <text:p>0.585</text:p>
          </table:table-cell>
          <table:table-cell/>
          <table:table-cell table:style-name="ce2" table:formula="of:=[.AC128]*(1-[.AC128])" office:value-type="float" office:value="0.218917866878297">
            <text:p>0.219</text:p>
          </table:table-cell>
          <table:table-cell table:style-name="ce2" table:formula="of:=[.AD128]*(1-[.AD128])" office:value-type="float" office:value="0.245121266770568">
            <text:p>0.245</text:p>
          </table:table-cell>
          <table:table-cell table:style-name="ce2" table:formula="of:=[.AE128]*(1-[.AE128])" office:value-type="float" office:value="0.245121266770568">
            <text:p>0.245</text:p>
          </table:table-cell>
          <table:table-cell table:style-name="ce2" table:formula="of:=[.AF128]*(1-[.AF128])" office:value-type="float" office:value="0.242746783599431">
            <text:p>0.243</text:p>
          </table:table-cell>
          <table:table-cell/>
          <table:table-cell table:style-name="ce2" table:number-matrix-columns-spanned="4" table:number-matrix-rows-spanned="1" table:formula="of:=[.$AC$8:.$AF$8]-[.AC128:.AF128]" office:value-type="float" office:value="-0.316545955089255">
            <text:p>-0.317</text:p>
          </table:table-cell>
          <table:table-cell table:style-name="ce2" office:value-type="float" office:value="0.422507934857896">
            <text:p>0.423</text:p>
          </table:table-cell>
          <table:table-cell table:style-name="ce2" office:value-type="float" office:value="0.422507934857896">
            <text:p>0.423</text:p>
          </table:table-cell>
          <table:table-cell table:style-name="ce2" office:value-type="float" office:value="-0.578013028900878">
            <text:p>-0.578</text:p>
          </table:table-cell>
          <table:table-cell/>
          <table:table-cell table:number-matrix-columns-spanned="4" table:number-matrix-rows-spanned="1" table:formula="of:=[.AM128:.AP128]*[.AH128:.AK128]" office:value-type="float" office:value="-0.0692975652570927">
            <text:p>-0.0692975653</text:p>
          </table:table-cell>
          <table:table-cell office:value-type="float" office:value="0.103565680212984">
            <text:p>0.1035656802</text:p>
          </table:table-cell>
          <table:table-cell office:value-type="float" office:value="0.103565680212984">
            <text:p>0.1035656802</text:p>
          </table:table-cell>
          <table:table-cell office:value-type="float" office:value="-0.140310803644253">
            <text:p>-0.1403108036</text:p>
          </table:table-cell>
          <table:table-cell/>
          <table:table-cell table:number-matrix-columns-spanned="3" table:number-matrix-rows-spanned="4" table:formula="of:=TRANSPOSE([.J128:.M130])" office:value-type="float" office:value="0.664796841837197">
            <text:p>0.6647968418</text:p>
          </table:table-cell>
          <table:table-cell office:value-type="float" office:value="0.465062566710087">
            <text:p>0.465062566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28:.AU128];[.AW128:.AY131])" office:value-type="float" office:value="-0.00573770467586651">
            <text:p>-0.0057377047</text:p>
          </table:table-cell>
          <table:table-cell office:value-type="float" office:value="0.0189660855462483">
            <text:p>0.0189660855</text:p>
          </table:table-cell>
          <table:table-cell office:value-type="float" office:value="-0.00247700847537727">
            <text:p>-0.0024770085</text:p>
          </table:table-cell>
          <table:table-cell/>
          <table:table-cell table:number-matrix-columns-spanned="3" table:number-matrix-rows-spanned="1" table:formula="of:=[.T128:.V128]+[.BA128:.BC128]" office:value-type="float" office:value="-1.78106157945561">
            <text:p>-1.7810615795</text:p>
          </table:table-cell>
          <table:table-cell office:value-type="float" office:value="2.60145926892604">
            <text:p>2.6014592689</text:p>
          </table:table-cell>
          <table:table-cell office:value-type="float" office:value="-0.7600935559093">
            <text:p>-0.7600935559</text:p>
          </table:table-cell>
          <table:table-cell/>
          <table:table-cell table:number-matrix-columns-spanned="4" table:number-matrix-rows-spanned="3" table:formula="of:=MMULT(TRANSPOSE([.BE128:.BG128]);[.AM128:.AP128])" office:value-type="float" office:value="0.563787838741551">
            <text:p>0.5637878387</text:p>
          </table:table-cell>
          <table:table-cell office:value-type="float" office:value="-0.752512649790531">
            <text:p>-0.7525126498</text:p>
          </table:table-cell>
          <table:table-cell office:value-type="float" office:value="-0.752512649790531">
            <text:p>-0.7525126498</text:p>
          </table:table-cell>
          <table:table-cell office:value-type="float" office:value="1.02947679820012">
            <text:p>1.0294767982</text:p>
          </table:table-cell>
          <table:table-cell/>
          <table:table-cell table:number-matrix-columns-spanned="4" table:number-matrix-rows-spanned="3" table:formula="of:=[.BI128:.BL130]*[.O128:.R130]" office:value-type="float" office:value="0.125635610079803">
            <text:p>0.1256356101</text:p>
          </table:table-cell>
          <table:table-cell office:value-type="float" office:value="-0.139828492258516">
            <text:p>-0.1398284923</text:p>
          </table:table-cell>
          <table:table-cell office:value-type="float" office:value="-0.139828492258516">
            <text:p>-0.1398284923</text:p>
          </table:table-cell>
          <table:table-cell office:value-type="float" office:value="0.148848994053298">
            <text:p>0.1488489941</text:p>
          </table:table-cell>
          <table:table-cell/>
          <table:table-cell table:number-matrix-columns-spanned="3" table:number-matrix-rows-spanned="2" table:formula="of:=MMULT([.BN128:.BQ129];[.$O$2:.$Q$5])" office:value-type="float" office:value="0.00902050179478156">
            <text:p>0.0090205018</text:p>
          </table:table-cell>
          <table:table-cell office:value-type="float" office:value="0.00902050179478156">
            <text:p>0.0090205018</text:p>
          </table:table-cell>
          <table:table-cell office:value-type="float" office:value="-0.00517238038393145">
            <text:p>-0.0051723804</text:p>
          </table:table-cell>
          <table:table-cell/>
          <table:table-cell table:number-matrix-columns-spanned="3" table:number-matrix-rows-spanned="2" table:formula="of:=[.A128:.C129]+[.BS128:.BU129]" office:value-type="float" office:value="0.440817414492202">
            <text:p>0.4408174145</text:p>
          </table:table-cell>
          <table:table-cell office:value-type="float" office:value="0.440817414492202">
            <text:p>0.4408174145</text:p>
          </table:table-cell>
          <table:table-cell office:value-type="float" office:value="0.679572322310007">
            <text:p>0.6795723223</text:p>
          </table:table-cell>
          <table:table-cell/>
          <table:table-cell table:formula="of:=SUMSQ([.AM128:.AP128])" office:value-type="float" office:value="0.791326313298305">
            <text:p>0.7913263133</text:p>
          </table:table-cell>
          <table:table-cell table:number-columns-repeated="945"/>
        </table:table-row>
        <table:table-row table:style-name="ro2">
          <table:table-cell table:style-name="ce2" office:value-type="float" office:value="2.58436724599437">
            <text:p>2.584</text:p>
          </table:table-cell>
          <table:table-cell table:style-name="ce2" office:value-type="float" office:value="2.58436724599437">
            <text:p>2.584</text:p>
          </table:table-cell>
          <table:table-cell table:style-name="ce2" office:value-type="float" office:value="-0.139977844334759">
            <text:p>-0.140</text:p>
          </table:table-cell>
          <table:table-cell table:style-name="ce2"/>
          <table:table-cell table:style-name="ce2" office:value-type="float" office:value="-0.139977844334759">
            <text:p>-0.140</text:p>
          </table:table-cell>
          <table:table-cell table:style-name="ce2" office:value-type="float" office:value="2.44438940165961">
            <text:p>2.444</text:p>
          </table:table-cell>
          <table:table-cell table:style-name="ce2" office:value-type="float" office:value="2.44438940165961">
            <text:p>2.444</text:p>
          </table:table-cell>
          <table:table-cell table:style-name="ce2" office:value-type="float" office:value="5.02875664765398">
            <text:p>5.029</text:p>
          </table:table-cell>
          <table:table-cell table:style-name="ce2"/>
          <table:table-cell table:style-name="ce2" table:formula="of:=1/(1+EXP(-[.E129]))" office:value-type="float" office:value="0.465062566710087">
            <text:p>0.465</text:p>
          </table:table-cell>
          <table:table-cell table:style-name="ce2" table:formula="of:=1/(1+EXP(-[.F129]))" office:value-type="float" office:value="0.920150189275332">
            <text:p>0.920</text:p>
          </table:table-cell>
          <table:table-cell table:style-name="ce2" table:formula="of:=1/(1+EXP(-[.G129]))" office:value-type="float" office:value="0.920150189275332">
            <text:p>0.920</text:p>
          </table:table-cell>
          <table:table-cell table:style-name="ce2" table:formula="of:=1/(1+EXP(-[.H129]))" office:value-type="float" office:value="0.993495638032074">
            <text:p>0.993</text:p>
          </table:table-cell>
          <table:table-cell table:style-name="ce2"/>
          <table:table-cell table:style-name="ce2" table:formula="of:=[.J129]*(1-[.J129])" office:value-type="float" office:value="0.248779375755113">
            <text:p>0.249</text:p>
          </table:table-cell>
          <table:table-cell table:style-name="ce2" table:formula="of:=[.K129]*(1-[.K129])" office:value-type="float" office:value="0.0734738184519029">
            <text:p>0.073</text:p>
          </table:table-cell>
          <table:table-cell table:style-name="ce2" table:formula="of:=[.L129]*(1-[.L129])" office:value-type="float" office:value="0.0734738184519029">
            <text:p>0.073</text:p>
          </table:table-cell>
          <table:table-cell table:style-name="ce2" table:formula="of:=[.M129]*(1-[.M129])" office:value-type="float" office:value="0.00646205524331579">
            <text:p>0.006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3346658277061">
            <text:p>0.7533466583</text:p>
          </table:table-cell>
          <table:table-cell office:value-type="float" office:value="0.920150189275332">
            <text:p>0.920150189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23481408907988">
            <text:p>-0.8234814089</text:p>
          </table:table-cell>
          <table:table-cell office:value-type="float" office:value="1.09913718333087">
            <text:p>1.0991371833</text:p>
          </table:table-cell>
          <table:table-cell office:value-type="float" office:value="1.09913718333087">
            <text:p>1.0991371833</text:p>
          </table:table-cell>
          <table:table-cell office:value-type="float" office:value="-1.50367735159421">
            <text:p>-1.5036773516</text:p>
          </table:table-cell>
          <table:table-cell/>
          <table:table-cell office:value-type="float" office:value="-0.20486519085407">
            <text:p>-0.2048651909</text:p>
          </table:table-cell>
          <table:table-cell office:value-type="float" office:value="0.0807578058617886">
            <text:p>0.0807578059</text:p>
          </table:table-cell>
          <table:table-cell office:value-type="float" office:value="0.0807578058617886">
            <text:p>0.0807578059</text:p>
          </table:table-cell>
          <table:table-cell office:value-type="float" office:value="-0.00971684611412454">
            <text:p>-0.0097168461</text:p>
          </table:table-cell>
          <table:table-cell/>
          <table:table-cell office:value-type="float" office:value="0.071040959747664">
            <text:p>0.0710409597</text:p>
          </table:table-cell>
          <table:table-cell office:value-type="float" office:value="0.071040959747664">
            <text:p>0.0710409597</text:p>
          </table:table-cell>
          <table:table-cell office:value-type="float" office:value="-0.0530664252446174">
            <text:p>-0.0530664252</text:p>
          </table:table-cell>
          <table:table-cell/>
          <table:table-cell office:value-type="float" office:value="2.65540820574203">
            <text:p>2.6554082057</text:p>
          </table:table-cell>
          <table:table-cell office:value-type="float" office:value="2.65540820574203">
            <text:p>2.6554082057</text:p>
          </table:table-cell>
          <table:table-cell office:value-type="float" office:value="-0.193044269579377">
            <text:p>-0.193044269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30]*(1-[.J130])" office:value-type="float" office:value="0">
            <text:p>0.000</text:p>
          </table:table-cell>
          <table:table-cell table:style-name="ce2" table:formula="of:=[.K130]*(1-[.K130])" office:value-type="float" office:value="0">
            <text:p>0.000</text:p>
          </table:table-cell>
          <table:table-cell table:style-name="ce2" table:formula="of:=[.L130]*(1-[.L130])" office:value-type="float" office:value="0">
            <text:p>0.000</text:p>
          </table:table-cell>
          <table:table-cell table:style-name="ce2" table:formula="of:=[.M130]*(1-[.M13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3346658277061">
            <text:p>0.7533466583</text:p>
          </table:table-cell>
          <table:table-cell office:value-type="float" office:value="0.920150189275332">
            <text:p>0.920150189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40604540612497">
            <text:p>0.2406045406</text:p>
          </table:table-cell>
          <table:table-cell office:value-type="float" office:value="-0.321145558606033">
            <text:p>-0.3211455586</text:p>
          </table:table-cell>
          <table:table-cell office:value-type="float" office:value="-0.321145558606033">
            <text:p>-0.3211455586</text:p>
          </table:table-cell>
          <table:table-cell office:value-type="float" office:value="0.439343978499173">
            <text:p>0.439343978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4673634117328">
            <text:p>0.8246736341</text:p>
          </table:table-cell>
          <table:table-cell office:value-type="float" office:value="0.993495638032074">
            <text:p>0.99349563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28:.BY129]" office:value-type="float" office:value="0.440817414492202">
            <text:p>0.441</text:p>
          </table:table-cell>
          <table:table-cell table:style-name="ce2" office:value-type="float" office:value="0.440817414492202">
            <text:p>0.441</text:p>
          </table:table-cell>
          <table:table-cell table:style-name="ce2" office:value-type="float" office:value="0.679572322310007">
            <text:p>0.680</text:p>
          </table:table-cell>
          <table:table-cell table:style-name="ce2"/>
          <table:table-cell table:style-name="ce2" table:number-matrix-columns-spanned="4" table:number-matrix-rows-spanned="2" table:formula="of:=MMULT([.A133:.C134];[.$A$2:.$D$4])" office:value-type="float" office:value="0.679572322310007">
            <text:p>0.680</text:p>
          </table:table-cell>
          <table:table-cell table:style-name="ce2" office:value-type="float" office:value="1.12038973680221">
            <text:p>1.120</text:p>
          </table:table-cell>
          <table:table-cell table:style-name="ce2" office:value-type="float" office:value="1.12038973680221">
            <text:p>1.120</text:p>
          </table:table-cell>
          <table:table-cell table:style-name="ce2" office:value-type="float" office:value="1.56120715129441">
            <text:p>1.561</text:p>
          </table:table-cell>
          <table:table-cell table:style-name="ce2"/>
          <table:table-cell table:style-name="ce2" table:formula="of:=1/(1+EXP(-[.E133]))" office:value-type="float" office:value="0.663643237491773">
            <text:p>0.664</text:p>
          </table:table-cell>
          <table:table-cell table:style-name="ce2" table:formula="of:=1/(1+EXP(-[.F133]))" office:value-type="float" office:value="0.754061001467589">
            <text:p>0.754</text:p>
          </table:table-cell>
          <table:table-cell table:style-name="ce2" table:formula="of:=1/(1+EXP(-[.G133]))" office:value-type="float" office:value="0.754061001467589">
            <text:p>0.754</text:p>
          </table:table-cell>
          <table:table-cell table:style-name="ce2" table:formula="of:=1/(1+EXP(-[.H133]))" office:value-type="float" office:value="0.826526503097101">
            <text:p>0.827</text:p>
          </table:table-cell>
          <table:table-cell table:style-name="ce2"/>
          <table:table-cell table:style-name="ce2" table:formula="of:=[.J133]*(1-[.J133])" office:value-type="float" office:value="0.223220890823211">
            <text:p>0.223</text:p>
          </table:table-cell>
          <table:table-cell table:style-name="ce2" table:formula="of:=[.K133]*(1-[.K133])" office:value-type="float" office:value="0.185453007533286">
            <text:p>0.185</text:p>
          </table:table-cell>
          <table:table-cell table:style-name="ce2" table:formula="of:=[.L133]*(1-[.L133])" office:value-type="float" office:value="0.185453007533286">
            <text:p>0.185</text:p>
          </table:table-cell>
          <table:table-cell table:style-name="ce2" table:formula="of:=[.M133]*(1-[.M133])" office:value-type="float" office:value="0.143380442775179">
            <text:p>0.143</text:p>
          </table:table-cell>
          <table:table-cell table:style-name="ce2"/>
          <table:table-cell table:style-name="ce2" table:number-matrix-columns-spanned="3" table:number-matrix-rows-spanned="1" table:formula="of:=[.BE128:.BG128]" office:value-type="float" office:value="-1.78106157945561">
            <text:p>-1.781</text:p>
          </table:table-cell>
          <table:table-cell table:style-name="ce2" office:value-type="float" office:value="2.60145926892604">
            <text:p>2.601</text:p>
          </table:table-cell>
          <table:table-cell table:style-name="ce2" office:value-type="float" office:value="-0.7600935559093">
            <text:p>-0.760</text:p>
          </table:table-cell>
          <table:table-cell table:style-name="ce2"/>
          <table:table-cell table:style-name="ce2" table:number-matrix-columns-spanned="4" table:number-matrix-rows-spanned="1" table:formula="of:=MMULT([.T133:.V133];[.J133:.M135])" office:value-type="float" office:value="-0.766514148849051">
            <text:p>-0.767</text:p>
          </table:table-cell>
          <table:table-cell table:style-name="ce2" office:value-type="float" office:value="0.294020399094341">
            <text:p>0.294</text:p>
          </table:table-cell>
          <table:table-cell table:style-name="ce2" office:value-type="float" office:value="0.294020399094341">
            <text:p>0.294</text:p>
          </table:table-cell>
          <table:table-cell table:style-name="ce2" office:value-type="float" office:value="0.353782824865508">
            <text:p>0.354</text:p>
          </table:table-cell>
          <table:table-cell table:style-name="ce2"/>
          <table:table-cell table:style-name="ce2" table:formula="of:=1/(1+EXP(-[.X133]))" office:value-type="float" office:value="0.317233647805159">
            <text:p>0.317</text:p>
          </table:table-cell>
          <table:table-cell table:style-name="ce2" table:formula="of:=1/(1+EXP(-[.Y133]))" office:value-type="float" office:value="0.572980107055102">
            <text:p>0.573</text:p>
          </table:table-cell>
          <table:table-cell table:style-name="ce2" table:formula="of:=1/(1+EXP(-[.Z133]))" office:value-type="float" office:value="0.572980107055102">
            <text:p>0.573</text:p>
          </table:table-cell>
          <table:table-cell table:style-name="ce2" table:formula="of:=1/(1+EXP(-[.AA133]))" office:value-type="float" office:value="0.58753460252835">
            <text:p>0.588</text:p>
          </table:table-cell>
          <table:table-cell/>
          <table:table-cell table:style-name="ce2" table:formula="of:=[.AC133]*(1-[.AC133])" office:value-type="float" office:value="0.216596460505391">
            <text:p>0.217</text:p>
          </table:table-cell>
          <table:table-cell table:style-name="ce2" table:formula="of:=[.AD133]*(1-[.AD133])" office:value-type="float" office:value="0.244673903974226">
            <text:p>0.245</text:p>
          </table:table-cell>
          <table:table-cell table:style-name="ce2" table:formula="of:=[.AE133]*(1-[.AE133])" office:value-type="float" office:value="0.244673903974226">
            <text:p>0.245</text:p>
          </table:table-cell>
          <table:table-cell table:style-name="ce2" table:formula="of:=[.AF133]*(1-[.AF133])" office:value-type="float" office:value="0.242337693360204">
            <text:p>0.242</text:p>
          </table:table-cell>
          <table:table-cell/>
          <table:table-cell table:style-name="ce2" table:number-matrix-columns-spanned="4" table:number-matrix-rows-spanned="1" table:formula="of:=[.$AC$8:.$AF$8]-[.AC133:.AF133]" office:value-type="float" office:value="-0.310080859616262">
            <text:p>-0.310</text:p>
          </table:table-cell>
          <table:table-cell table:style-name="ce2" office:value-type="float" office:value="0.419375757116637">
            <text:p>0.419</text:p>
          </table:table-cell>
          <table:table-cell table:style-name="ce2" office:value-type="float" office:value="0.419375757116637">
            <text:p>0.419</text:p>
          </table:table-cell>
          <table:table-cell table:style-name="ce2" office:value-type="float" office:value="-0.580381814339453">
            <text:p>-0.580</text:p>
          </table:table-cell>
          <table:table-cell/>
          <table:table-cell table:number-matrix-columns-spanned="4" table:number-matrix-rows-spanned="1" table:formula="of:=[.AM133:.AP133]*[.AH133:.AK133]" office:value-type="float" office:value="-0.0671624166633516">
            <text:p>-0.0671624167</text:p>
          </table:table-cell>
          <table:table-cell office:value-type="float" office:value="0.102610303725874">
            <text:p>0.1026103037</text:p>
          </table:table-cell>
          <table:table-cell office:value-type="float" office:value="0.102610303725874">
            <text:p>0.1026103037</text:p>
          </table:table-cell>
          <table:table-cell office:value-type="float" office:value="-0.140648390155233">
            <text:p>-0.1406483902</text:p>
          </table:table-cell>
          <table:table-cell/>
          <table:table-cell table:number-matrix-columns-spanned="3" table:number-matrix-rows-spanned="4" table:formula="of:=TRANSPOSE([.J133:.M135])" office:value-type="float" office:value="0.663643237491773">
            <text:p>0.6636432375</text:p>
          </table:table-cell>
          <table:table-cell office:value-type="float" office:value="0.451888251284321">
            <text:p>0.451888251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33:.AU133];[.AW133:.AY136])" office:value-type="float" office:value="-0.00607264893662692">
            <text:p>-0.0060726489</text:p>
          </table:table-cell>
          <table:table-cell office:value-type="float" office:value="0.0189418484469827">
            <text:p>0.0189418484</text:p>
          </table:table-cell>
          <table:table-cell office:value-type="float" office:value="-0.00259019936683594">
            <text:p>-0.0025901994</text:p>
          </table:table-cell>
          <table:table-cell/>
          <table:table-cell table:number-matrix-columns-spanned="3" table:number-matrix-rows-spanned="1" table:formula="of:=[.T133:.V133]+[.BA133:.BC133]" office:value-type="float" office:value="-1.78713422839223">
            <text:p>-1.7871342284</text:p>
          </table:table-cell>
          <table:table-cell office:value-type="float" office:value="2.62040111737302">
            <text:p>2.6204011174</text:p>
          </table:table-cell>
          <table:table-cell office:value-type="float" office:value="-0.762683755276136">
            <text:p>-0.7626837553</text:p>
          </table:table-cell>
          <table:table-cell/>
          <table:table-cell table:number-matrix-columns-spanned="4" table:number-matrix-rows-spanned="3" table:formula="of:=MMULT(TRANSPOSE([.BE133:.BG133]);[.AM133:.AP133])" office:value-type="float" office:value="0.554156117789509">
            <text:p>0.5541561178</text:p>
          </table:table-cell>
          <table:table-cell office:value-type="float" office:value="-0.74948077010105">
            <text:p>-0.7494807701</text:p>
          </table:table-cell>
          <table:table-cell office:value-type="float" office:value="-0.74948077010105">
            <text:p>-0.7494807701</text:p>
          </table:table-cell>
          <table:table-cell office:value-type="float" office:value="1.03722020594242">
            <text:p>1.0372202059</text:p>
          </table:table-cell>
          <table:table-cell/>
          <table:table-cell table:number-matrix-columns-spanned="4" table:number-matrix-rows-spanned="3" table:formula="of:=[.BI133:.BL135]*[.O133:.R135]" office:value-type="float" office:value="0.123699222268107">
            <text:p>0.1236992223</text:p>
          </table:table-cell>
          <table:table-cell office:value-type="float" office:value="-0.138993462903603">
            <text:p>-0.1389934629</text:p>
          </table:table-cell>
          <table:table-cell office:value-type="float" office:value="-0.138993462903603">
            <text:p>-0.1389934629</text:p>
          </table:table-cell>
          <table:table-cell office:value-type="float" office:value="0.148717092383387">
            <text:p>0.1487170924</text:p>
          </table:table-cell>
          <table:table-cell/>
          <table:table-cell table:number-matrix-columns-spanned="3" table:number-matrix-rows-spanned="2" table:formula="of:=MMULT([.BN133:.BQ134];[.$O$2:.$Q$5])" office:value-type="float" office:value="0.00972362947978428">
            <text:p>0.0097236295</text:p>
          </table:table-cell>
          <table:table-cell office:value-type="float" office:value="0.00972362947978428">
            <text:p>0.0097236295</text:p>
          </table:table-cell>
          <table:table-cell office:value-type="float" office:value="-0.00557061115571192">
            <text:p>-0.0055706112</text:p>
          </table:table-cell>
          <table:table-cell/>
          <table:table-cell table:number-matrix-columns-spanned="3" table:number-matrix-rows-spanned="2" table:formula="of:=[.A133:.C134]+[.BS133:.BU134]" office:value-type="float" office:value="0.450541043971987">
            <text:p>0.450541044</text:p>
          </table:table-cell>
          <table:table-cell office:value-type="float" office:value="0.450541043971987">
            <text:p>0.450541044</text:p>
          </table:table-cell>
          <table:table-cell office:value-type="float" office:value="0.674001711154295">
            <text:p>0.6740017112</text:p>
          </table:table-cell>
          <table:table-cell/>
          <table:table-cell table:formula="of:=SUMSQ([.AM133:.AP133])" office:value-type="float" office:value="0.784745241230622">
            <text:p>0.7847452412</text:p>
          </table:table-cell>
          <table:table-cell table:number-columns-repeated="945"/>
        </table:table-row>
        <table:table-row table:style-name="ro2">
          <table:table-cell table:style-name="ce2" office:value-type="float" office:value="2.65540820574203">
            <text:p>2.655</text:p>
          </table:table-cell>
          <table:table-cell table:style-name="ce2" office:value-type="float" office:value="2.65540820574203">
            <text:p>2.655</text:p>
          </table:table-cell>
          <table:table-cell table:style-name="ce2" office:value-type="float" office:value="-0.193044269579377">
            <text:p>-0.193</text:p>
          </table:table-cell>
          <table:table-cell table:style-name="ce2"/>
          <table:table-cell table:style-name="ce2" office:value-type="float" office:value="-0.193044269579377">
            <text:p>-0.193</text:p>
          </table:table-cell>
          <table:table-cell table:style-name="ce2" office:value-type="float" office:value="2.46236393616266">
            <text:p>2.462</text:p>
          </table:table-cell>
          <table:table-cell table:style-name="ce2" office:value-type="float" office:value="2.46236393616266">
            <text:p>2.462</text:p>
          </table:table-cell>
          <table:table-cell table:style-name="ce2" office:value-type="float" office:value="5.11777214190469">
            <text:p>5.118</text:p>
          </table:table-cell>
          <table:table-cell table:style-name="ce2"/>
          <table:table-cell table:style-name="ce2" table:formula="of:=1/(1+EXP(-[.E134]))" office:value-type="float" office:value="0.451888251284321">
            <text:p>0.452</text:p>
          </table:table-cell>
          <table:table-cell table:style-name="ce2" table:formula="of:=1/(1+EXP(-[.F134]))" office:value-type="float" office:value="0.92146091307937">
            <text:p>0.921</text:p>
          </table:table-cell>
          <table:table-cell table:style-name="ce2" table:formula="of:=1/(1+EXP(-[.G134]))" office:value-type="float" office:value="0.92146091307937">
            <text:p>0.921</text:p>
          </table:table-cell>
          <table:table-cell table:style-name="ce2" table:formula="of:=1/(1+EXP(-[.H134]))" office:value-type="float" office:value="0.994046307290605">
            <text:p>0.994</text:p>
          </table:table-cell>
          <table:table-cell table:style-name="ce2"/>
          <table:table-cell table:style-name="ce2" table:formula="of:=[.J134]*(1-[.J134])" office:value-type="float" office:value="0.247685259635519">
            <text:p>0.248</text:p>
          </table:table-cell>
          <table:table-cell table:style-name="ce2" table:formula="of:=[.K134]*(1-[.K134])" office:value-type="float" office:value="0.0723706987463039">
            <text:p>0.072</text:p>
          </table:table-cell>
          <table:table-cell table:style-name="ce2" table:formula="of:=[.L134]*(1-[.L134])" office:value-type="float" office:value="0.0723706987463039">
            <text:p>0.072</text:p>
          </table:table-cell>
          <table:table-cell table:style-name="ce2" table:formula="of:=[.M134]*(1-[.M134])" office:value-type="float" office:value="0.00591824625251715">
            <text:p>0.006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4061001467589">
            <text:p>0.7540610015</text:p>
          </table:table-cell>
          <table:table-cell office:value-type="float" office:value="0.92146091307937">
            <text:p>0.921460913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12536231014442">
            <text:p>-0.812536231</text:p>
          </table:table-cell>
          <table:table-cell office:value-type="float" office:value="1.09893270254759">
            <text:p>1.0989327025</text:p>
          </table:table-cell>
          <table:table-cell office:value-type="float" office:value="1.09893270254759">
            <text:p>1.0989327025</text:p>
          </table:table-cell>
          <table:table-cell office:value-type="float" office:value="-1.52083315479809">
            <text:p>-1.5208331548</text:p>
          </table:table-cell>
          <table:table-cell/>
          <table:table-cell office:value-type="float" office:value="-0.201253247342078">
            <text:p>-0.2012532473</text:p>
          </table:table-cell>
          <table:table-cell office:value-type="float" office:value="0.0795305275585335">
            <text:p>0.0795305276</text:p>
          </table:table-cell>
          <table:table-cell office:value-type="float" office:value="0.0795305275585335">
            <text:p>0.0795305276</text:p>
          </table:table-cell>
          <table:table-cell office:value-type="float" office:value="-0.00900066511908761">
            <text:p>-0.0090006651</text:p>
          </table:table-cell>
          <table:table-cell/>
          <table:table-cell office:value-type="float" office:value="0.0705298624394459">
            <text:p>0.0705298624</text:p>
          </table:table-cell>
          <table:table-cell office:value-type="float" office:value="0.0705298624394459">
            <text:p>0.0705298624</text:p>
          </table:table-cell>
          <table:table-cell office:value-type="float" office:value="-0.051192857344099">
            <text:p>-0.0511928573</text:p>
          </table:table-cell>
          <table:table-cell/>
          <table:table-cell office:value-type="float" office:value="2.72593806818148">
            <text:p>2.7259380682</text:p>
          </table:table-cell>
          <table:table-cell office:value-type="float" office:value="2.72593806818148">
            <text:p>2.7259380682</text:p>
          </table:table-cell>
          <table:table-cell office:value-type="float" office:value="-0.244237126923476">
            <text:p>-0.244237126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35]*(1-[.J135])" office:value-type="float" office:value="0">
            <text:p>0.000</text:p>
          </table:table-cell>
          <table:table-cell table:style-name="ce2" table:formula="of:=[.K135]*(1-[.K135])" office:value-type="float" office:value="0">
            <text:p>0.000</text:p>
          </table:table-cell>
          <table:table-cell table:style-name="ce2" table:formula="of:=[.L135]*(1-[.L135])" office:value-type="float" office:value="0">
            <text:p>0.000</text:p>
          </table:table-cell>
          <table:table-cell table:style-name="ce2" table:formula="of:=[.M135]*(1-[.M13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4061001467589">
            <text:p>0.7540610015</text:p>
          </table:table-cell>
          <table:table-cell office:value-type="float" office:value="0.92146091307937">
            <text:p>0.921460913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36493634451383">
            <text:p>0.2364936345</text:p>
          </table:table-cell>
          <table:table-cell office:value-type="float" office:value="-0.31985107730949">
            <text:p>-0.3198510773</text:p>
          </table:table-cell>
          <table:table-cell office:value-type="float" office:value="-0.31985107730949">
            <text:p>-0.3198510773</text:p>
          </table:table-cell>
          <table:table-cell office:value-type="float" office:value="0.442647781654391">
            <text:p>0.44264778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6526503097101">
            <text:p>0.8265265031</text:p>
          </table:table-cell>
          <table:table-cell office:value-type="float" office:value="0.994046307290605">
            <text:p>0.994046307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33:.BY134]" office:value-type="float" office:value="0.450541043971987">
            <text:p>0.451</text:p>
          </table:table-cell>
          <table:table-cell table:style-name="ce2" office:value-type="float" office:value="0.450541043971987">
            <text:p>0.451</text:p>
          </table:table-cell>
          <table:table-cell table:style-name="ce2" office:value-type="float" office:value="0.674001711154295">
            <text:p>0.674</text:p>
          </table:table-cell>
          <table:table-cell table:style-name="ce2"/>
          <table:table-cell table:style-name="ce2" table:number-matrix-columns-spanned="4" table:number-matrix-rows-spanned="2" table:formula="of:=MMULT([.A138:.C139];[.$A$2:.$D$4])" office:value-type="float" office:value="0.674001711154295">
            <text:p>0.674</text:p>
          </table:table-cell>
          <table:table-cell table:style-name="ce2" office:value-type="float" office:value="1.12454275512628">
            <text:p>1.125</text:p>
          </table:table-cell>
          <table:table-cell table:style-name="ce2" office:value-type="float" office:value="1.12454275512628">
            <text:p>1.125</text:p>
          </table:table-cell>
          <table:table-cell table:style-name="ce2" office:value-type="float" office:value="1.57508379909827">
            <text:p>1.575</text:p>
          </table:table-cell>
          <table:table-cell table:style-name="ce2"/>
          <table:table-cell table:style-name="ce2" table:formula="of:=1/(1+EXP(-[.E138]))" office:value-type="float" office:value="0.662398629349814">
            <text:p>0.662</text:p>
          </table:table-cell>
          <table:table-cell table:style-name="ce2" table:formula="of:=1/(1+EXP(-[.F138]))" office:value-type="float" office:value="0.754830378315411">
            <text:p>0.755</text:p>
          </table:table-cell>
          <table:table-cell table:style-name="ce2" table:formula="of:=1/(1+EXP(-[.G138]))" office:value-type="float" office:value="0.754830378315411">
            <text:p>0.755</text:p>
          </table:table-cell>
          <table:table-cell table:style-name="ce2" table:formula="of:=1/(1+EXP(-[.H138]))" office:value-type="float" office:value="0.828507136784766">
            <text:p>0.829</text:p>
          </table:table-cell>
          <table:table-cell table:style-name="ce2"/>
          <table:table-cell table:style-name="ce2" table:formula="of:=[.J138]*(1-[.J138])" office:value-type="float" office:value="0.223626685185302">
            <text:p>0.224</text:p>
          </table:table-cell>
          <table:table-cell table:style-name="ce2" table:formula="of:=[.K138]*(1-[.K138])" office:value-type="float" office:value="0.185061478287624">
            <text:p>0.185</text:p>
          </table:table-cell>
          <table:table-cell table:style-name="ce2" table:formula="of:=[.L138]*(1-[.L138])" office:value-type="float" office:value="0.185061478287624">
            <text:p>0.185</text:p>
          </table:table-cell>
          <table:table-cell table:style-name="ce2" table:formula="of:=[.M138]*(1-[.M138])" office:value-type="float" office:value="0.142083061081475">
            <text:p>0.142</text:p>
          </table:table-cell>
          <table:table-cell table:style-name="ce2"/>
          <table:table-cell table:style-name="ce2" table:number-matrix-columns-spanned="3" table:number-matrix-rows-spanned="1" table:formula="of:=[.BE133:.BG133]" office:value-type="float" office:value="-1.78713422839223">
            <text:p>-1.787</text:p>
          </table:table-cell>
          <table:table-cell table:style-name="ce2" office:value-type="float" office:value="2.62040111737302">
            <text:p>2.620</text:p>
          </table:table-cell>
          <table:table-cell table:style-name="ce2" office:value-type="float" office:value="-0.762683755276136">
            <text:p>-0.763</text:p>
          </table:table-cell>
          <table:table-cell table:style-name="ce2"/>
          <table:table-cell table:style-name="ce2" table:number-matrix-columns-spanned="4" table:number-matrix-rows-spanned="1" table:formula="of:=MMULT([.T138:.V138];[.J138:.M140])" office:value-type="float" office:value="-0.79548762994315">
            <text:p>-0.795</text:p>
          </table:table-cell>
          <table:table-cell table:style-name="ce2" office:value-type="float" office:value="0.306567563203945">
            <text:p>0.307</text:p>
          </table:table-cell>
          <table:table-cell table:style-name="ce2" office:value-type="float" office:value="0.306567563203945">
            <text:p>0.307</text:p>
          </table:table-cell>
          <table:table-cell table:style-name="ce2" office:value-type="float" office:value="0.362796402369538">
            <text:p>0.363</text:p>
          </table:table-cell>
          <table:table-cell table:style-name="ce2"/>
          <table:table-cell table:style-name="ce2" table:formula="of:=1/(1+EXP(-[.X138]))" office:value-type="float" office:value="0.310991585088552">
            <text:p>0.311</text:p>
          </table:table-cell>
          <table:table-cell table:style-name="ce2" table:formula="of:=1/(1+EXP(-[.Y138]))" office:value-type="float" office:value="0.576047221906615">
            <text:p>0.576</text:p>
          </table:table-cell>
          <table:table-cell table:style-name="ce2" table:formula="of:=1/(1+EXP(-[.Z138]))" office:value-type="float" office:value="0.576047221906615">
            <text:p>0.576</text:p>
          </table:table-cell>
          <table:table-cell table:style-name="ce2" table:formula="of:=1/(1+EXP(-[.AA138]))" office:value-type="float" office:value="0.589717195267129">
            <text:p>0.590</text:p>
          </table:table-cell>
          <table:table-cell/>
          <table:table-cell table:style-name="ce2" table:formula="of:=[.AC138]*(1-[.AC138])" office:value-type="float" office:value="0.214275819092662">
            <text:p>0.214</text:p>
          </table:table-cell>
          <table:table-cell table:style-name="ce2" table:formula="of:=[.AD138]*(1-[.AD138])" office:value-type="float" office:value="0.244216820040286">
            <text:p>0.244</text:p>
          </table:table-cell>
          <table:table-cell table:style-name="ce2" table:formula="of:=[.AE138]*(1-[.AE138])" office:value-type="float" office:value="0.244216820040286">
            <text:p>0.244</text:p>
          </table:table-cell>
          <table:table-cell table:style-name="ce2" table:formula="of:=[.AF138]*(1-[.AF138])" office:value-type="float" office:value="0.2419508248734">
            <text:p>0.242</text:p>
          </table:table-cell>
          <table:table-cell/>
          <table:table-cell table:style-name="ce2" table:number-matrix-columns-spanned="4" table:number-matrix-rows-spanned="1" table:formula="of:=[.$AC$8:.$AF$8]-[.AC138:.AF138]" office:value-type="float" office:value="-0.303838796899655">
            <text:p>-0.304</text:p>
          </table:table-cell>
          <table:table-cell table:style-name="ce2" office:value-type="float" office:value="0.416308642265125">
            <text:p>0.416</text:p>
          </table:table-cell>
          <table:table-cell table:style-name="ce2" office:value-type="float" office:value="0.416308642265125">
            <text:p>0.416</text:p>
          </table:table-cell>
          <table:table-cell table:style-name="ce2" office:value-type="float" office:value="-0.582564407078232">
            <text:p>-0.583</text:p>
          </table:table-cell>
          <table:table-cell/>
          <table:table-cell table:number-matrix-columns-spanned="4" table:number-matrix-rows-spanned="1" table:formula="of:=[.AM138:.AP138]*[.AH138:.AK138]" office:value-type="float" office:value="-0.0651053070778026">
            <text:p>-0.0651053071</text:p>
          </table:table-cell>
          <table:table-cell office:value-type="float" office:value="0.101669572769278">
            <text:p>0.1016695728</text:p>
          </table:table-cell>
          <table:table-cell office:value-type="float" office:value="0.101669572769278">
            <text:p>0.1016695728</text:p>
          </table:table-cell>
          <table:table-cell office:value-type="float" office:value="-0.140951938834461">
            <text:p>-0.1409519388</text:p>
          </table:table-cell>
          <table:table-cell/>
          <table:table-cell table:number-matrix-columns-spanned="3" table:number-matrix-rows-spanned="4" table:formula="of:=TRANSPOSE([.J138:.M140])" office:value-type="float" office:value="0.662398629349814">
            <text:p>0.6623986293</text:p>
          </table:table-cell>
          <table:table-cell office:value-type="float" office:value="0.439242443095131">
            <text:p>0.439242443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38:.AU138];[.AW138:.AY141])" office:value-type="float" office:value="-0.00641878928653589">
            <text:p>-0.0064187893</text:p>
          </table:table-cell>
          <table:table-cell office:value-type="float" office:value="0.0188698238192416">
            <text:p>0.0188698238</text:p>
          </table:table-cell>
          <table:table-cell office:value-type="float" office:value="-0.00271810037370832">
            <text:p>-0.0027181004</text:p>
          </table:table-cell>
          <table:table-cell/>
          <table:table-cell table:number-matrix-columns-spanned="3" table:number-matrix-rows-spanned="1" table:formula="of:=[.T138:.V138]+[.BA138:.BC138]" office:value-type="float" office:value="-1.79355301767877">
            <text:p>-1.7935530177</text:p>
          </table:table-cell>
          <table:table-cell office:value-type="float" office:value="2.63927094119227">
            <text:p>2.6392709412</text:p>
          </table:table-cell>
          <table:table-cell office:value-type="float" office:value="-0.765401855649844">
            <text:p>-0.7654018556</text:p>
          </table:table-cell>
          <table:table-cell/>
          <table:table-cell table:number-matrix-columns-spanned="4" table:number-matrix-rows-spanned="3" table:formula="of:=MMULT(TRANSPOSE([.BE138:.BG138]);[.AM138:.AP138])" office:value-type="float" office:value="0.544950991067263">
            <text:p>0.5449509911</text:p>
          </table:table-cell>
          <table:table-cell office:value-type="float" office:value="-0.746671621620366">
            <text:p>-0.7466716216</text:p>
          </table:table-cell>
          <table:table-cell office:value-type="float" office:value="-0.746671621620366">
            <text:p>-0.7466716216</text:p>
          </table:table-cell>
          <table:table-cell office:value-type="float" office:value="1.04486015030741">
            <text:p>1.0448601503</text:p>
          </table:table-cell>
          <table:table-cell/>
          <table:table-cell table:number-matrix-columns-spanned="4" table:number-matrix-rows-spanned="3" table:formula="of:=[.BI138:.BL140]*[.O138:.R140]" office:value-type="float" office:value="0.121865583720817">
            <text:p>0.1218655837</text:p>
          </table:table-cell>
          <table:table-cell office:value-type="float" office:value="-0.138180154092483">
            <text:p>-0.1381801541</text:p>
          </table:table-cell>
          <table:table-cell office:value-type="float" office:value="-0.138180154092483">
            <text:p>-0.1381801541</text:p>
          </table:table-cell>
          <table:table-cell office:value-type="float" office:value="0.148456928557726">
            <text:p>0.1484569286</text:p>
          </table:table-cell>
          <table:table-cell/>
          <table:table-cell table:number-matrix-columns-spanned="3" table:number-matrix-rows-spanned="2" table:formula="of:=MMULT([.BN138:.BQ139];[.$O$2:.$Q$5])" office:value-type="float" office:value="0.0102767744652436">
            <text:p>0.0102767745</text:p>
          </table:table-cell>
          <table:table-cell office:value-type="float" office:value="0.0102767744652436">
            <text:p>0.0102767745</text:p>
          </table:table-cell>
          <table:table-cell office:value-type="float" office:value="-0.00603779590642189">
            <text:p>-0.0060377959</text:p>
          </table:table-cell>
          <table:table-cell/>
          <table:table-cell table:number-matrix-columns-spanned="3" table:number-matrix-rows-spanned="2" table:formula="of:=[.A138:.C139]+[.BS138:.BU139]" office:value-type="float" office:value="0.46081781843723">
            <text:p>0.4608178184</text:p>
          </table:table-cell>
          <table:table-cell office:value-type="float" office:value="0.46081781843723">
            <text:p>0.4608178184</text:p>
          </table:table-cell>
          <table:table-cell office:value-type="float" office:value="0.667963915247873">
            <text:p>0.6679639152</text:p>
          </table:table-cell>
          <table:table-cell/>
          <table:table-cell table:formula="of:=SUMSQ([.AM138:.AP138])" office:value-type="float" office:value="0.778325074145106">
            <text:p>0.7783250741</text:p>
          </table:table-cell>
          <table:table-cell table:number-columns-repeated="945"/>
        </table:table-row>
        <table:table-row table:style-name="ro2">
          <table:table-cell table:style-name="ce2" office:value-type="float" office:value="2.72593806818148">
            <text:p>2.726</text:p>
          </table:table-cell>
          <table:table-cell table:style-name="ce2" office:value-type="float" office:value="2.72593806818148">
            <text:p>2.726</text:p>
          </table:table-cell>
          <table:table-cell table:style-name="ce2" office:value-type="float" office:value="-0.244237126923476">
            <text:p>-0.244</text:p>
          </table:table-cell>
          <table:table-cell table:style-name="ce2"/>
          <table:table-cell table:style-name="ce2" office:value-type="float" office:value="-0.244237126923476">
            <text:p>-0.244</text:p>
          </table:table-cell>
          <table:table-cell table:style-name="ce2" office:value-type="float" office:value="2.481700941258">
            <text:p>2.482</text:p>
          </table:table-cell>
          <table:table-cell table:style-name="ce2" office:value-type="float" office:value="2.481700941258">
            <text:p>2.482</text:p>
          </table:table-cell>
          <table:table-cell table:style-name="ce2" office:value-type="float" office:value="5.20763900943948">
            <text:p>5.208</text:p>
          </table:table-cell>
          <table:table-cell table:style-name="ce2"/>
          <table:table-cell table:style-name="ce2" table:formula="of:=1/(1+EXP(-[.E139]))" office:value-type="float" office:value="0.439242443095131">
            <text:p>0.439</text:p>
          </table:table-cell>
          <table:table-cell table:style-name="ce2" table:formula="of:=1/(1+EXP(-[.F139]))" office:value-type="float" office:value="0.922848989860801">
            <text:p>0.923</text:p>
          </table:table-cell>
          <table:table-cell table:style-name="ce2" table:formula="of:=1/(1+EXP(-[.G139]))" office:value-type="float" office:value="0.922848989860801">
            <text:p>0.923</text:p>
          </table:table-cell>
          <table:table-cell table:style-name="ce2" table:formula="of:=1/(1+EXP(-[.H139]))" office:value-type="float" office:value="0.994555224000838">
            <text:p>0.995</text:p>
          </table:table-cell>
          <table:table-cell table:style-name="ce2"/>
          <table:table-cell table:style-name="ce2" table:formula="of:=[.J139]*(1-[.J139])" office:value-type="float" office:value="0.246308519278951">
            <text:p>0.246</text:p>
          </table:table-cell>
          <table:table-cell table:style-name="ce2" table:formula="of:=[.K139]*(1-[.K139])" office:value-type="float" office:value="0.0711987317737001">
            <text:p>0.071</text:p>
          </table:table-cell>
          <table:table-cell table:style-name="ce2" table:formula="of:=[.L139]*(1-[.L139])" office:value-type="float" office:value="0.0711987317737001">
            <text:p>0.071</text:p>
          </table:table-cell>
          <table:table-cell table:style-name="ce2" table:formula="of:=[.M139]*(1-[.M139])" office:value-type="float" office:value="0.00541513041348077">
            <text:p>0.00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4830378315411">
            <text:p>0.7548303783</text:p>
          </table:table-cell>
          <table:table-cell office:value-type="float" office:value="0.922848989860801">
            <text:p>0.922848989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801912907464079">
            <text:p>-0.8019129075</text:p>
          </table:table-cell>
          <table:table-cell office:value-type="float" office:value="1.09875130209755">
            <text:p>1.0987513021</text:p>
          </table:table-cell>
          <table:table-cell office:value-type="float" office:value="1.09875130209755">
            <text:p>1.0987513021</text:p>
          </table:table-cell>
          <table:table-cell office:value-type="float" office:value="-1.53754531097448">
            <text:p>-1.537545311</text:p>
          </table:table-cell>
          <table:table-cell/>
          <table:table-cell office:value-type="float" office:value="-0.197517980828156">
            <text:p>-0.1975179808</text:p>
          </table:table-cell>
          <table:table-cell office:value-type="float" office:value="0.0782296992440473">
            <text:p>0.0782296992</text:p>
          </table:table-cell>
          <table:table-cell office:value-type="float" office:value="0.0782296992440473">
            <text:p>0.0782296992</text:p>
          </table:table-cell>
          <table:table-cell office:value-type="float" office:value="-0.00832600837556266">
            <text:p>-0.0083260084</text:p>
          </table:table-cell>
          <table:table-cell/>
          <table:table-cell office:value-type="float" office:value="0.0699036908684846">
            <text:p>0.0699036909</text:p>
          </table:table-cell>
          <table:table-cell office:value-type="float" office:value="0.0699036908684846">
            <text:p>0.0699036909</text:p>
          </table:table-cell>
          <table:table-cell office:value-type="float" office:value="-0.0493845907156244">
            <text:p>-0.0493845907</text:p>
          </table:table-cell>
          <table:table-cell/>
          <table:table-cell office:value-type="float" office:value="2.79584175904996">
            <text:p>2.795841759</text:p>
          </table:table-cell>
          <table:table-cell office:value-type="float" office:value="2.79584175904996">
            <text:p>2.795841759</text:p>
          </table:table-cell>
          <table:table-cell office:value-type="float" office:value="-0.2936217176391">
            <text:p>-0.293621717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40]*(1-[.J140])" office:value-type="float" office:value="0">
            <text:p>0.000</text:p>
          </table:table-cell>
          <table:table-cell table:style-name="ce2" table:formula="of:=[.K140]*(1-[.K140])" office:value-type="float" office:value="0">
            <text:p>0.000</text:p>
          </table:table-cell>
          <table:table-cell table:style-name="ce2" table:formula="of:=[.L140]*(1-[.L140])" office:value-type="float" office:value="0">
            <text:p>0.000</text:p>
          </table:table-cell>
          <table:table-cell table:style-name="ce2" table:formula="of:=[.M140]*(1-[.M14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4830378315411">
            <text:p>0.7548303783</text:p>
          </table:table-cell>
          <table:table-cell office:value-type="float" office:value="0.922848989860801">
            <text:p>0.922848989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32558778965412">
            <text:p>0.232558779</text:p>
          </table:table-cell>
          <table:table-cell office:value-type="float" office:value="-0.318643407312794">
            <text:p>-0.3186434073</text:p>
          </table:table-cell>
          <table:table-cell office:value-type="float" office:value="-0.318643407312794">
            <text:p>-0.3186434073</text:p>
          </table:table-cell>
          <table:table-cell office:value-type="float" office:value="0.44589587821323">
            <text:p>0.445895878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8507136784766">
            <text:p>0.8285071368</text:p>
          </table:table-cell>
          <table:table-cell office:value-type="float" office:value="0.994555224000838">
            <text:p>0.99455522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38:.BY139]" office:value-type="float" office:value="0.46081781843723">
            <text:p>0.461</text:p>
          </table:table-cell>
          <table:table-cell table:style-name="ce2" office:value-type="float" office:value="0.46081781843723">
            <text:p>0.461</text:p>
          </table:table-cell>
          <table:table-cell table:style-name="ce2" office:value-type="float" office:value="0.667963915247873">
            <text:p>0.668</text:p>
          </table:table-cell>
          <table:table-cell table:style-name="ce2"/>
          <table:table-cell table:style-name="ce2" table:number-matrix-columns-spanned="4" table:number-matrix-rows-spanned="2" table:formula="of:=MMULT([.A143:.C144];[.$A$2:.$D$4])" office:value-type="float" office:value="0.667963915247873">
            <text:p>0.668</text:p>
          </table:table-cell>
          <table:table-cell table:style-name="ce2" office:value-type="float" office:value="1.1287817336851">
            <text:p>1.129</text:p>
          </table:table-cell>
          <table:table-cell table:style-name="ce2" office:value-type="float" office:value="1.1287817336851">
            <text:p>1.129</text:p>
          </table:table-cell>
          <table:table-cell table:style-name="ce2" office:value-type="float" office:value="1.58959955212233">
            <text:p>1.590</text:p>
          </table:table-cell>
          <table:table-cell table:style-name="ce2"/>
          <table:table-cell table:style-name="ce2" table:formula="of:=1/(1+EXP(-[.E143]))" office:value-type="float" office:value="0.661047095952533">
            <text:p>0.661</text:p>
          </table:table-cell>
          <table:table-cell table:style-name="ce2" table:formula="of:=1/(1+EXP(-[.F143]))" office:value-type="float" office:value="0.755614002293836">
            <text:p>0.756</text:p>
          </table:table-cell>
          <table:table-cell table:style-name="ce2" table:formula="of:=1/(1+EXP(-[.G143]))" office:value-type="float" office:value="0.755614002293836">
            <text:p>0.756</text:p>
          </table:table-cell>
          <table:table-cell table:style-name="ce2" table:formula="of:=1/(1+EXP(-[.H143]))" office:value-type="float" office:value="0.830559755396405">
            <text:p>0.831</text:p>
          </table:table-cell>
          <table:table-cell table:style-name="ce2"/>
          <table:table-cell table:style-name="ce2" table:formula="of:=[.J143]*(1-[.J143])" office:value-type="float" office:value="0.224063832885256">
            <text:p>0.224</text:p>
          </table:table-cell>
          <table:table-cell table:style-name="ce2" table:formula="of:=[.K143]*(1-[.K143])" office:value-type="float" office:value="0.184661481831327">
            <text:p>0.185</text:p>
          </table:table-cell>
          <table:table-cell table:style-name="ce2" table:formula="of:=[.L143]*(1-[.L143])" office:value-type="float" office:value="0.184661481831327">
            <text:p>0.185</text:p>
          </table:table-cell>
          <table:table-cell table:style-name="ce2" table:formula="of:=[.M143]*(1-[.M143])" office:value-type="float" office:value="0.140730248112269">
            <text:p>0.141</text:p>
          </table:table-cell>
          <table:table-cell table:style-name="ce2"/>
          <table:table-cell table:style-name="ce2" table:number-matrix-columns-spanned="3" table:number-matrix-rows-spanned="1" table:formula="of:=[.BE138:.BG138]" office:value-type="float" office:value="-1.79355301767877">
            <text:p>-1.794</text:p>
          </table:table-cell>
          <table:table-cell table:style-name="ce2" office:value-type="float" office:value="2.63927094119227">
            <text:p>2.639</text:p>
          </table:table-cell>
          <table:table-cell table:style-name="ce2" office:value-type="float" office:value="-0.765401855649844">
            <text:p>-0.765</text:p>
          </table:table-cell>
          <table:table-cell table:style-name="ce2"/>
          <table:table-cell table:style-name="ce2" table:number-matrix-columns-spanned="4" table:number-matrix-rows-spanned="1" table:formula="of:=MMULT([.T143:.V143];[.J143:.M145])" office:value-type="float" office:value="-0.823746214349675">
            <text:p>-0.824</text:p>
          </table:table-cell>
          <table:table-cell table:style-name="ce2" office:value-type="float" office:value="0.318835392827032">
            <text:p>0.319</text:p>
          </table:table-cell>
          <table:table-cell table:style-name="ce2" office:value-type="float" office:value="0.318835392827032">
            <text:p>0.319</text:p>
          </table:table-cell>
          <table:table-cell table:style-name="ce2" office:value-type="float" office:value="0.371082089199638">
            <text:p>0.371</text:p>
          </table:table-cell>
          <table:table-cell table:style-name="ce2"/>
          <table:table-cell table:style-name="ce2" table:formula="of:=1/(1+EXP(-[.X143]))" office:value-type="float" office:value="0.304969021713354">
            <text:p>0.305</text:p>
          </table:table-cell>
          <table:table-cell table:style-name="ce2" table:formula="of:=1/(1+EXP(-[.Y143]))" office:value-type="float" office:value="0.579040402265866">
            <text:p>0.579</text:p>
          </table:table-cell>
          <table:table-cell table:style-name="ce2" table:formula="of:=1/(1+EXP(-[.Z143]))" office:value-type="float" office:value="0.579040402265866">
            <text:p>0.579</text:p>
          </table:table-cell>
          <table:table-cell table:style-name="ce2" table:formula="of:=1/(1+EXP(-[.AA143]))" office:value-type="float" office:value="0.591720423432874">
            <text:p>0.592</text:p>
          </table:table-cell>
          <table:table-cell/>
          <table:table-cell table:style-name="ce2" table:formula="of:=[.AC143]*(1-[.AC143])" office:value-type="float" office:value="0.211962917508554">
            <text:p>0.212</text:p>
          </table:table-cell>
          <table:table-cell table:style-name="ce2" table:formula="of:=[.AD143]*(1-[.AD143])" office:value-type="float" office:value="0.24375261480965">
            <text:p>0.244</text:p>
          </table:table-cell>
          <table:table-cell table:style-name="ce2" table:formula="of:=[.AE143]*(1-[.AE143])" office:value-type="float" office:value="0.24375261480965">
            <text:p>0.244</text:p>
          </table:table-cell>
          <table:table-cell table:style-name="ce2" table:formula="of:=[.AF143]*(1-[.AF143])" office:value-type="float" office:value="0.241587363925294">
            <text:p>0.242</text:p>
          </table:table-cell>
          <table:table-cell/>
          <table:table-cell table:style-name="ce2" table:number-matrix-columns-spanned="4" table:number-matrix-rows-spanned="1" table:formula="of:=[.$AC$8:.$AF$8]-[.AC143:.AF143]" office:value-type="float" office:value="-0.297816233524457">
            <text:p>-0.298</text:p>
          </table:table-cell>
          <table:table-cell table:style-name="ce2" office:value-type="float" office:value="0.413315461905874">
            <text:p>0.413</text:p>
          </table:table-cell>
          <table:table-cell table:style-name="ce2" office:value-type="float" office:value="0.413315461905874">
            <text:p>0.413</text:p>
          </table:table-cell>
          <table:table-cell table:style-name="ce2" office:value-type="float" office:value="-0.584567635243978">
            <text:p>-0.585</text:p>
          </table:table-cell>
          <table:table-cell/>
          <table:table-cell table:number-matrix-columns-spanned="4" table:number-matrix-rows-spanned="1" table:formula="of:=[.AM143:.AP143]*[.AH143:.AK143]" office:value-type="float" office:value="-0.0631259977392527">
            <text:p>-0.0631259977</text:p>
          </table:table-cell>
          <table:table-cell office:value-type="float" office:value="0.100746724580815">
            <text:p>0.1007467246</text:p>
          </table:table-cell>
          <table:table-cell office:value-type="float" office:value="0.100746724580815">
            <text:p>0.1007467246</text:p>
          </table:table-cell>
          <table:table-cell office:value-type="float" office:value="-0.141224154034636">
            <text:p>-0.141224154</text:p>
          </table:table-cell>
          <table:table-cell/>
          <table:table-cell table:number-matrix-columns-spanned="3" table:number-matrix-rows-spanned="4" table:formula="of:=TRANSPOSE([.J143:.M145])" office:value-type="float" office:value="0.661047095952533">
            <text:p>0.661047096</text:p>
          </table:table-cell>
          <table:table-cell office:value-type="float" office:value="0.427117442729992">
            <text:p>0.427117442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43:.AU143];[.AW143:.AY146])" office:value-type="float" office:value="-0.00677308475870143">
            <text:p>-0.0067730848</text:p>
          </table:table-cell>
          <table:table-cell office:value-type="float" office:value="0.0187562700345065">
            <text:p>0.01875627</text:p>
          </table:table-cell>
          <table:table-cell office:value-type="float" office:value="-0.00285670261225807">
            <text:p>-0.0028567026</text:p>
          </table:table-cell>
          <table:table-cell/>
          <table:table-cell table:number-matrix-columns-spanned="3" table:number-matrix-rows-spanned="1" table:formula="of:=[.T143:.V143]+[.BA143:.BC143]" office:value-type="float" office:value="-1.80032610243747">
            <text:p>-1.8003261024</text:p>
          </table:table-cell>
          <table:table-cell office:value-type="float" office:value="2.65802721122677">
            <text:p>2.6580272112</text:p>
          </table:table-cell>
          <table:table-cell office:value-type="float" office:value="-0.768258558262102">
            <text:p>-0.7682585583</text:p>
          </table:table-cell>
          <table:table-cell/>
          <table:table-cell table:number-matrix-columns-spanned="4" table:number-matrix-rows-spanned="3" table:formula="of:=MMULT(TRANSPOSE([.BE143:.BG143]);[.AM143:.AP143])" office:value-type="float" office:value="0.536166338943693">
            <text:p>0.5361663389</text:p>
          </table:table-cell>
          <table:table-cell office:value-type="float" office:value="-0.744102614610144">
            <text:p>-0.7441026146</text:p>
          </table:table-cell>
          <table:table-cell office:value-type="float" office:value="-0.744102614610144">
            <text:p>-0.7441026146</text:p>
          </table:table-cell>
          <table:table-cell office:value-type="float" office:value="1.05241237236988">
            <text:p>1.0524123724</text:p>
          </table:table-cell>
          <table:table-cell/>
          <table:table-cell table:number-matrix-columns-spanned="4" table:number-matrix-rows-spanned="3" table:formula="of:=[.BI143:.BL145]*[.O143:.R145]" office:value-type="float" office:value="0.120135484967779">
            <text:p>0.120135485</text:p>
          </table:table-cell>
          <table:table-cell office:value-type="float" office:value="-0.137407091448474">
            <text:p>-0.1374070914</text:p>
          </table:table-cell>
          <table:table-cell office:value-type="float" office:value="-0.137407091448474">
            <text:p>-0.1374070914</text:p>
          </table:table-cell>
          <table:table-cell office:value-type="float" office:value="0.148106254280034">
            <text:p>0.1481062543</text:p>
          </table:table-cell>
          <table:table-cell/>
          <table:table-cell table:number-matrix-columns-spanned="3" table:number-matrix-rows-spanned="2" table:formula="of:=MMULT([.BN143:.BQ144];[.$O$2:.$Q$5])" office:value-type="float" office:value="0.0106991628315604">
            <text:p>0.0106991628</text:p>
          </table:table-cell>
          <table:table-cell office:value-type="float" office:value="0.0106991628315604">
            <text:p>0.0106991628</text:p>
          </table:table-cell>
          <table:table-cell office:value-type="float" office:value="-0.00657244364913462">
            <text:p>-0.0065724436</text:p>
          </table:table-cell>
          <table:table-cell/>
          <table:table-cell table:number-matrix-columns-spanned="3" table:number-matrix-rows-spanned="2" table:formula="of:=[.A143:.C144]+[.BS143:.BU144]" office:value-type="float" office:value="0.47151698126879">
            <text:p>0.4715169813</text:p>
          </table:table-cell>
          <table:table-cell office:value-type="float" office:value="0.47151698126879">
            <text:p>0.4715169813</text:p>
          </table:table-cell>
          <table:table-cell office:value-type="float" office:value="0.661391471598739">
            <text:p>0.6613914716</text:p>
          </table:table-cell>
          <table:table-cell/>
          <table:table-cell table:formula="of:=SUMSQ([.AM143:.AP143])" office:value-type="float" office:value="0.772073171226362">
            <text:p>0.7720731712</text:p>
          </table:table-cell>
          <table:table-cell table:number-columns-repeated="945"/>
        </table:table-row>
        <table:table-row table:style-name="ro2">
          <table:table-cell table:style-name="ce2" office:value-type="float" office:value="2.79584175904996">
            <text:p>2.796</text:p>
          </table:table-cell>
          <table:table-cell table:style-name="ce2" office:value-type="float" office:value="2.79584175904996">
            <text:p>2.796</text:p>
          </table:table-cell>
          <table:table-cell table:style-name="ce2" office:value-type="float" office:value="-0.2936217176391">
            <text:p>-0.294</text:p>
          </table:table-cell>
          <table:table-cell table:style-name="ce2"/>
          <table:table-cell table:style-name="ce2" office:value-type="float" office:value="-0.2936217176391">
            <text:p>-0.294</text:p>
          </table:table-cell>
          <table:table-cell table:style-name="ce2" office:value-type="float" office:value="2.50222004141086">
            <text:p>2.502</text:p>
          </table:table-cell>
          <table:table-cell table:style-name="ce2" office:value-type="float" office:value="2.50222004141086">
            <text:p>2.502</text:p>
          </table:table-cell>
          <table:table-cell table:style-name="ce2" office:value-type="float" office:value="5.29806180046083">
            <text:p>5.298</text:p>
          </table:table-cell>
          <table:table-cell table:style-name="ce2"/>
          <table:table-cell table:style-name="ce2" table:formula="of:=1/(1+EXP(-[.E144]))" office:value-type="float" office:value="0.427117442729992">
            <text:p>0.427</text:p>
          </table:table-cell>
          <table:table-cell table:style-name="ce2" table:formula="of:=1/(1+EXP(-[.F144]))" office:value-type="float" office:value="0.924297306660493">
            <text:p>0.924</text:p>
          </table:table-cell>
          <table:table-cell table:style-name="ce2" table:formula="of:=1/(1+EXP(-[.G144]))" office:value-type="float" office:value="0.924297306660493">
            <text:p>0.924</text:p>
          </table:table-cell>
          <table:table-cell table:style-name="ce2" table:formula="of:=1/(1+EXP(-[.H144]))" office:value-type="float" office:value="0.995023610314487">
            <text:p>0.995</text:p>
          </table:table-cell>
          <table:table-cell table:style-name="ce2"/>
          <table:table-cell table:style-name="ce2" table:formula="of:=[.J144]*(1-[.J144])" office:value-type="float" office:value="0.244688132845784">
            <text:p>0.245</text:p>
          </table:table-cell>
          <table:table-cell table:style-name="ce2" table:formula="of:=[.K144]*(1-[.K144])" office:value-type="float" office:value="0.0699717955606515">
            <text:p>0.070</text:p>
          </table:table-cell>
          <table:table-cell table:style-name="ce2" table:formula="of:=[.L144]*(1-[.L144])" office:value-type="float" office:value="0.0699717955606515">
            <text:p>0.070</text:p>
          </table:table-cell>
          <table:table-cell table:style-name="ce2" table:formula="of:=[.M144]*(1-[.M144])" office:value-type="float" office:value="0.00495162523121043">
            <text:p>0.00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5614002293836">
            <text:p>0.7556140023</text:p>
          </table:table-cell>
          <table:table-cell office:value-type="float" office:value="0.924297306660493">
            <text:p>0.924297306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91603652653074">
            <text:p>-0.7916036527</text:p>
          </table:table-cell>
          <table:table-cell office:value-type="float" office:value="1.09860374456658">
            <text:p>1.0986037446</text:p>
          </table:table-cell>
          <table:table-cell office:value-type="float" office:value="1.09860374456658">
            <text:p>1.0986037446</text:p>
          </table:table-cell>
          <table:table-cell office:value-type="float" office:value="-1.55379668128098">
            <text:p>-1.5537966813</text:p>
          </table:table-cell>
          <table:table-cell/>
          <table:table-cell office:value-type="float" office:value="-0.193696019721583">
            <text:p>-0.1936960197</text:p>
          </table:table-cell>
          <table:table-cell office:value-type="float" office:value="0.0768712766169786">
            <text:p>0.0768712766</text:p>
          </table:table-cell>
          <table:table-cell office:value-type="float" office:value="0.0768712766169786">
            <text:p>0.0768712766</text:p>
          </table:table-cell>
          <table:table-cell office:value-type="float" office:value="-0.00769381885120193">
            <text:p>-0.0076938189</text:p>
          </table:table-cell>
          <table:table-cell/>
          <table:table-cell office:value-type="float" office:value="0.0691774577657767">
            <text:p>0.0691774578</text:p>
          </table:table-cell>
          <table:table-cell office:value-type="float" office:value="0.0691774577657767">
            <text:p>0.0691774578</text:p>
          </table:table-cell>
          <table:table-cell office:value-type="float" office:value="-0.047647285338828">
            <text:p>-0.0476472853</text:p>
          </table:table-cell>
          <table:table-cell/>
          <table:table-cell office:value-type="float" office:value="2.86501921681574">
            <text:p>2.8650192168</text:p>
          </table:table-cell>
          <table:table-cell office:value-type="float" office:value="2.86501921681574">
            <text:p>2.8650192168</text:p>
          </table:table-cell>
          <table:table-cell office:value-type="float" office:value="-0.341269002977928">
            <text:p>-0.34126900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45]*(1-[.J145])" office:value-type="float" office:value="0">
            <text:p>0.000</text:p>
          </table:table-cell>
          <table:table-cell table:style-name="ce2" table:formula="of:=[.K145]*(1-[.K145])" office:value-type="float" office:value="0">
            <text:p>0.000</text:p>
          </table:table-cell>
          <table:table-cell table:style-name="ce2" table:formula="of:=[.L145]*(1-[.L145])" office:value-type="float" office:value="0">
            <text:p>0.000</text:p>
          </table:table-cell>
          <table:table-cell table:style-name="ce2" table:formula="of:=[.M145]*(1-[.M14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5614002293836">
            <text:p>0.7556140023</text:p>
          </table:table-cell>
          <table:table-cell office:value-type="float" office:value="0.924297306660493">
            <text:p>0.924297306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8799870194549">
            <text:p>0.2287998702</text:p>
          </table:table-cell>
          <table:table-cell office:value-type="float" office:value="-0.317533140871241">
            <text:p>-0.3175331409</text:p>
          </table:table-cell>
          <table:table-cell office:value-type="float" office:value="-0.317533140871241">
            <text:p>-0.3175331409</text:p>
          </table:table-cell>
          <table:table-cell office:value-type="float" office:value="0.449099088659225">
            <text:p>0.449099088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0559755396405">
            <text:p>0.8305597554</text:p>
          </table:table-cell>
          <table:table-cell office:value-type="float" office:value="0.995023610314487">
            <text:p>0.995023610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43:.BY144]" office:value-type="float" office:value="0.47151698126879">
            <text:p>0.472</text:p>
          </table:table-cell>
          <table:table-cell table:style-name="ce2" office:value-type="float" office:value="0.47151698126879">
            <text:p>0.472</text:p>
          </table:table-cell>
          <table:table-cell table:style-name="ce2" office:value-type="float" office:value="0.661391471598739">
            <text:p>0.661</text:p>
          </table:table-cell>
          <table:table-cell table:style-name="ce2"/>
          <table:table-cell table:style-name="ce2" table:number-matrix-columns-spanned="4" table:number-matrix-rows-spanned="2" table:formula="of:=MMULT([.A148:.C149];[.$A$2:.$D$4])" office:value-type="float" office:value="0.661391471598739">
            <text:p>0.661</text:p>
          </table:table-cell>
          <table:table-cell table:style-name="ce2" office:value-type="float" office:value="1.13290845286753">
            <text:p>1.133</text:p>
          </table:table-cell>
          <table:table-cell table:style-name="ce2" office:value-type="float" office:value="1.13290845286753">
            <text:p>1.133</text:p>
          </table:table-cell>
          <table:table-cell table:style-name="ce2" office:value-type="float" office:value="1.60442543413632">
            <text:p>1.604</text:p>
          </table:table-cell>
          <table:table-cell table:style-name="ce2"/>
          <table:table-cell table:style-name="ce2" table:formula="of:=1/(1+EXP(-[.E148]))" office:value-type="float" office:value="0.659572893940871">
            <text:p>0.660</text:p>
          </table:table-cell>
          <table:table-cell table:style-name="ce2" table:formula="of:=1/(1+EXP(-[.F148]))" office:value-type="float" office:value="0.756375244298845">
            <text:p>0.756</text:p>
          </table:table-cell>
          <table:table-cell table:style-name="ce2" table:formula="of:=1/(1+EXP(-[.G148]))" office:value-type="float" office:value="0.756375244298845">
            <text:p>0.756</text:p>
          </table:table-cell>
          <table:table-cell table:style-name="ce2" table:formula="of:=1/(1+EXP(-[.H148]))" office:value-type="float" office:value="0.832635992116123">
            <text:p>0.833</text:p>
          </table:table-cell>
          <table:table-cell table:style-name="ce2"/>
          <table:table-cell table:style-name="ce2" table:formula="of:=[.J148]*(1-[.J148])" office:value-type="float" office:value="0.224536491519336">
            <text:p>0.225</text:p>
          </table:table-cell>
          <table:table-cell table:style-name="ce2" table:formula="of:=[.K148]*(1-[.K148])" office:value-type="float" office:value="0.184271734110708">
            <text:p>0.184</text:p>
          </table:table-cell>
          <table:table-cell table:style-name="ce2" table:formula="of:=[.L148]*(1-[.L148])" office:value-type="float" office:value="0.184271734110708">
            <text:p>0.184</text:p>
          </table:table-cell>
          <table:table-cell table:style-name="ce2" table:formula="of:=[.M148]*(1-[.M148])" office:value-type="float" office:value="0.139353296748923">
            <text:p>0.139</text:p>
          </table:table-cell>
          <table:table-cell table:style-name="ce2"/>
          <table:table-cell table:style-name="ce2" table:number-matrix-columns-spanned="3" table:number-matrix-rows-spanned="1" table:formula="of:=[.BE143:.BG143]" office:value-type="float" office:value="-1.80032610243747">
            <text:p>-1.800</text:p>
          </table:table-cell>
          <table:table-cell table:style-name="ce2" office:value-type="float" office:value="2.65802721122677">
            <text:p>2.658</text:p>
          </table:table-cell>
          <table:table-cell table:style-name="ce2" office:value-type="float" office:value="-0.768258558262102">
            <text:p>-0.768</text:p>
          </table:table-cell>
          <table:table-cell table:style-name="ce2"/>
          <table:table-cell table:style-name="ce2" table:number-matrix-columns-spanned="4" table:number-matrix-rows-spanned="1" table:formula="of:=MMULT([.T148:.V148];[.J148:.M150])" office:value-type="float" office:value="-0.851291216145445">
            <text:p>-0.851</text:p>
          </table:table-cell>
          <table:table-cell table:style-name="ce2" office:value-type="float" office:value="0.330794668286309">
            <text:p>0.331</text:p>
          </table:table-cell>
          <table:table-cell table:style-name="ce2" office:value-type="float" office:value="0.330794668286309">
            <text:p>0.331</text:p>
          </table:table-cell>
          <table:table-cell table:style-name="ce2" office:value-type="float" office:value="0.378666764356007">
            <text:p>0.379</text:p>
          </table:table-cell>
          <table:table-cell table:style-name="ce2"/>
          <table:table-cell table:style-name="ce2" table:formula="of:=1/(1+EXP(-[.X148]))" office:value-type="float" office:value="0.299162065638308">
            <text:p>0.299</text:p>
          </table:table-cell>
          <table:table-cell table:style-name="ce2" table:formula="of:=1/(1+EXP(-[.Y148]))" office:value-type="float" office:value="0.581952719305262">
            <text:p>0.582</text:p>
          </table:table-cell>
          <table:table-cell table:style-name="ce2" table:formula="of:=1/(1+EXP(-[.Z148]))" office:value-type="float" office:value="0.581952719305262">
            <text:p>0.582</text:p>
          </table:table-cell>
          <table:table-cell table:style-name="ce2" table:formula="of:=1/(1+EXP(-[.AA148]))" office:value-type="float" office:value="0.593551502505976">
            <text:p>0.594</text:p>
          </table:table-cell>
          <table:table-cell/>
          <table:table-cell table:style-name="ce2" table:formula="of:=[.AC148]*(1-[.AC148])" office:value-type="float" office:value="0.209664124121329">
            <text:p>0.210</text:p>
          </table:table-cell>
          <table:table-cell table:style-name="ce2" table:formula="of:=[.AD148]*(1-[.AD148])" office:value-type="float" office:value="0.243283751798473">
            <text:p>0.243</text:p>
          </table:table-cell>
          <table:table-cell table:style-name="ce2" table:formula="of:=[.AE148]*(1-[.AE148])" office:value-type="float" office:value="0.243283751798473">
            <text:p>0.243</text:p>
          </table:table-cell>
          <table:table-cell table:style-name="ce2" table:formula="of:=[.AF148]*(1-[.AF148])" office:value-type="float" office:value="0.241248116378874">
            <text:p>0.241</text:p>
          </table:table-cell>
          <table:table-cell/>
          <table:table-cell table:style-name="ce2" table:number-matrix-columns-spanned="4" table:number-matrix-rows-spanned="1" table:formula="of:=[.$AC$8:.$AF$8]-[.AC148:.AF148]" office:value-type="float" office:value="-0.292009277449412">
            <text:p>-0.292</text:p>
          </table:table-cell>
          <table:table-cell table:style-name="ce2" office:value-type="float" office:value="0.410403144866478">
            <text:p>0.410</text:p>
          </table:table-cell>
          <table:table-cell table:style-name="ce2" office:value-type="float" office:value="0.410403144866478">
            <text:p>0.410</text:p>
          </table:table-cell>
          <table:table-cell table:style-name="ce2" office:value-type="float" office:value="-0.58639871431708">
            <text:p>-0.586</text:p>
          </table:table-cell>
          <table:table-cell/>
          <table:table-cell table:number-matrix-columns-spanned="4" table:number-matrix-rows-spanned="1" table:formula="of:=[.AM148:.AP148]*[.AH148:.AK148]" office:value-type="float" office:value="-0.0612238693917329">
            <text:p>-0.0612238694</text:p>
          </table:table-cell>
          <table:table-cell office:value-type="float" office:value="0.0998444168330089">
            <text:p>0.0998444168</text:p>
          </table:table-cell>
          <table:table-cell office:value-type="float" office:value="0.0998444168330089">
            <text:p>0.0998444168</text:p>
          </table:table-cell>
          <table:table-cell office:value-type="float" office:value="-0.141467585275989">
            <text:p>-0.1414675853</text:p>
          </table:table-cell>
          <table:table-cell/>
          <table:table-cell table:number-matrix-columns-spanned="3" table:number-matrix-rows-spanned="4" table:formula="of:=TRANSPOSE([.J148:.M150])" office:value-type="float" office:value="0.659572893940871">
            <text:p>0.6595728939</text:p>
          </table:table-cell>
          <table:table-cell office:value-type="float" office:value="0.415501254040549">
            <text:p>0.41550125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48:.AU148];[.AW148:.AY151])" office:value-type="float" office:value="-0.00713291758362299">
            <text:p>-0.0071329176</text:p>
          </table:table-cell>
          <table:table-cell office:value-type="float" office:value="0.018606996852375">
            <text:p>0.0186069969</text:p>
          </table:table-cell>
          <table:table-cell office:value-type="float" office:value="-0.0030026210017042">
            <text:p>-0.003002621</text:p>
          </table:table-cell>
          <table:table-cell/>
          <table:table-cell table:number-matrix-columns-spanned="3" table:number-matrix-rows-spanned="1" table:formula="of:=[.T148:.V148]+[.BA148:.BC148]" office:value-type="float" office:value="-1.80745902002109">
            <text:p>-1.80745902</text:p>
          </table:table-cell>
          <table:table-cell office:value-type="float" office:value="2.67663420807915">
            <text:p>2.6766342081</text:p>
          </table:table-cell>
          <table:table-cell office:value-type="float" office:value="-0.771261179263806">
            <text:p>-0.7712611793</text:p>
          </table:table-cell>
          <table:table-cell/>
          <table:table-cell table:number-matrix-columns-spanned="4" table:number-matrix-rows-spanned="3" table:formula="of:=MMULT(TRANSPOSE([.BE148:.BG148]);[.AM148:.AP148])" office:value-type="float" office:value="0.527794802455781">
            <text:p>0.5277948025</text:p>
          </table:table-cell>
          <table:table-cell office:value-type="float" office:value="-0.741786866033938">
            <text:p>-0.741786866</text:p>
          </table:table-cell>
          <table:table-cell office:value-type="float" office:value="-0.741786866033938">
            <text:p>-0.741786866</text:p>
          </table:table-cell>
          <table:table-cell office:value-type="float" office:value="1.05989164552118">
            <text:p>1.0598916455</text:p>
          </table:table-cell>
          <table:table-cell/>
          <table:table-cell table:number-matrix-columns-spanned="4" table:number-matrix-rows-spanned="3" table:formula="of:=[.BI148:.BL150]*[.O148:.R150]" office:value-type="float" office:value="0.118509193185562">
            <text:p>0.1185091932</text:p>
          </table:table-cell>
          <table:table-cell office:value-type="float" office:value="-0.136690352144621">
            <text:p>-0.1366903521</text:p>
          </table:table-cell>
          <table:table-cell office:value-type="float" office:value="-0.136690352144621">
            <text:p>-0.1366903521</text:p>
          </table:table-cell>
          <table:table-cell office:value-type="float" office:value="0.147699395000016">
            <text:p>0.147699395</text:p>
          </table:table-cell>
          <table:table-cell/>
          <table:table-cell table:number-matrix-columns-spanned="3" table:number-matrix-rows-spanned="2" table:formula="of:=MMULT([.BN148:.BQ149];[.$O$2:.$Q$5])" office:value-type="float" office:value="0.0110090428553954">
            <text:p>0.0110090429</text:p>
          </table:table-cell>
          <table:table-cell office:value-type="float" office:value="0.0110090428553954">
            <text:p>0.0110090429</text:p>
          </table:table-cell>
          <table:table-cell office:value-type="float" office:value="-0.00717211610366378">
            <text:p>-0.0071721161</text:p>
          </table:table-cell>
          <table:table-cell/>
          <table:table-cell table:number-matrix-columns-spanned="3" table:number-matrix-rows-spanned="2" table:formula="of:=[.A148:.C149]+[.BS148:.BU149]" office:value-type="float" office:value="0.482526024124186">
            <text:p>0.4825260241</text:p>
          </table:table-cell>
          <table:table-cell office:value-type="float" office:value="0.482526024124186">
            <text:p>0.4825260241</text:p>
          </table:table-cell>
          <table:table-cell office:value-type="float" office:value="0.654219355495075">
            <text:p>0.6542193555</text:p>
          </table:table-cell>
          <table:table-cell/>
          <table:table-cell table:formula="of:=SUMSQ([.AM148:.AP148])" office:value-type="float" office:value="0.765994352901842">
            <text:p>0.7659943529</text:p>
          </table:table-cell>
          <table:table-cell table:number-columns-repeated="945"/>
        </table:table-row>
        <table:table-row table:style-name="ro2">
          <table:table-cell table:style-name="ce2" office:value-type="float" office:value="2.86501921681574">
            <text:p>2.865</text:p>
          </table:table-cell>
          <table:table-cell table:style-name="ce2" office:value-type="float" office:value="2.86501921681574">
            <text:p>2.865</text:p>
          </table:table-cell>
          <table:table-cell table:style-name="ce2" office:value-type="float" office:value="-0.341269002977928">
            <text:p>-0.341</text:p>
          </table:table-cell>
          <table:table-cell table:style-name="ce2"/>
          <table:table-cell table:style-name="ce2" office:value-type="float" office:value="-0.341269002977928">
            <text:p>-0.341</text:p>
          </table:table-cell>
          <table:table-cell table:style-name="ce2" office:value-type="float" office:value="2.52375021383781">
            <text:p>2.524</text:p>
          </table:table-cell>
          <table:table-cell table:style-name="ce2" office:value-type="float" office:value="2.52375021383781">
            <text:p>2.524</text:p>
          </table:table-cell>
          <table:table-cell table:style-name="ce2" office:value-type="float" office:value="5.38876943065355">
            <text:p>5.389</text:p>
          </table:table-cell>
          <table:table-cell table:style-name="ce2"/>
          <table:table-cell table:style-name="ce2" table:formula="of:=1/(1+EXP(-[.E149]))" office:value-type="float" office:value="0.415501254040549">
            <text:p>0.416</text:p>
          </table:table-cell>
          <table:table-cell table:style-name="ce2" table:formula="of:=1/(1+EXP(-[.F149]))" office:value-type="float" office:value="0.925790116708927">
            <text:p>0.926</text:p>
          </table:table-cell>
          <table:table-cell table:style-name="ce2" table:formula="of:=1/(1+EXP(-[.G149]))" office:value-type="float" office:value="0.925790116708927">
            <text:p>0.926</text:p>
          </table:table-cell>
          <table:table-cell table:style-name="ce2" table:formula="of:=1/(1+EXP(-[.H149]))" office:value-type="float" office:value="0.995453177408402">
            <text:p>0.995</text:p>
          </table:table-cell>
          <table:table-cell table:style-name="ce2"/>
          <table:table-cell table:style-name="ce2" table:formula="of:=[.J149]*(1-[.J149])" office:value-type="float" office:value="0.24285996193128">
            <text:p>0.243</text:p>
          </table:table-cell>
          <table:table-cell table:style-name="ce2" table:formula="of:=[.K149]*(1-[.K149])" office:value-type="float" office:value="0.068702776512998">
            <text:p>0.069</text:p>
          </table:table-cell>
          <table:table-cell table:style-name="ce2" table:formula="of:=[.L149]*(1-[.L149])" office:value-type="float" office:value="0.068702776512998">
            <text:p>0.069</text:p>
          </table:table-cell>
          <table:table-cell table:style-name="ce2" table:formula="of:=[.M149]*(1-[.M149])" office:value-type="float" office:value="0.00452614899591842">
            <text:p>0.005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6375244298845">
            <text:p>0.7563752443</text:p>
          </table:table-cell>
          <table:table-cell office:value-type="float" office:value="0.925790116708927">
            <text:p>0.925790116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8160202109757">
            <text:p>-0.7816020211</text:p>
          </table:table-cell>
          <table:table-cell office:value-type="float" office:value="1.09849909665288">
            <text:p>1.0984990967</text:p>
          </table:table-cell>
          <table:table-cell office:value-type="float" office:value="1.09849909665288">
            <text:p>1.0984990967</text:p>
          </table:table-cell>
          <table:table-cell office:value-type="float" office:value="-1.56957485831473">
            <text:p>-1.5695748583</text:p>
          </table:table-cell>
          <table:table-cell/>
          <table:table-cell office:value-type="float" office:value="-0.189819837089167">
            <text:p>-0.1898198371</text:p>
          </table:table-cell>
          <table:table-cell office:value-type="float" office:value="0.0754699379370727">
            <text:p>0.0754699379</text:p>
          </table:table-cell>
          <table:table-cell office:value-type="float" office:value="0.0754699379370727">
            <text:p>0.0754699379</text:p>
          </table:table-cell>
          <table:table-cell office:value-type="float" office:value="-0.00710412966898">
            <text:p>-0.0071041297</text:p>
          </table:table-cell>
          <table:table-cell/>
          <table:table-cell office:value-type="float" office:value="0.0683658082680927">
            <text:p>0.0683658083</text:p>
          </table:table-cell>
          <table:table-cell office:value-type="float" office:value="0.0683658082680927">
            <text:p>0.0683658083</text:p>
          </table:table-cell>
          <table:table-cell office:value-type="float" office:value="-0.045984090884002">
            <text:p>-0.0459840909</text:p>
          </table:table-cell>
          <table:table-cell/>
          <table:table-cell office:value-type="float" office:value="2.93338502508383">
            <text:p>2.9333850251</text:p>
          </table:table-cell>
          <table:table-cell office:value-type="float" office:value="2.93338502508383">
            <text:p>2.9333850251</text:p>
          </table:table-cell>
          <table:table-cell office:value-type="float" office:value="-0.38725309386193">
            <text:p>-0.387253093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50]*(1-[.J150])" office:value-type="float" office:value="0">
            <text:p>0.000</text:p>
          </table:table-cell>
          <table:table-cell table:style-name="ce2" table:formula="of:=[.K150]*(1-[.K150])" office:value-type="float" office:value="0">
            <text:p>0.000</text:p>
          </table:table-cell>
          <table:table-cell table:style-name="ce2" table:formula="of:=[.L150]*(1-[.L150])" office:value-type="float" office:value="0">
            <text:p>0.000</text:p>
          </table:table-cell>
          <table:table-cell table:style-name="ce2" table:formula="of:=[.M150]*(1-[.M15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6375244298845">
            <text:p>0.7563752443</text:p>
          </table:table-cell>
          <table:table-cell office:value-type="float" office:value="0.925790116708927">
            <text:p>0.925790116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5215419681605">
            <text:p>0.2252154197</text:p>
          </table:table-cell>
          <table:table-cell office:value-type="float" office:value="-0.316528013483294">
            <text:p>-0.3165280135</text:p>
          </table:table-cell>
          <table:table-cell office:value-type="float" office:value="-0.316528013483294">
            <text:p>-0.3165280135</text:p>
          </table:table-cell>
          <table:table-cell office:value-type="float" office:value="0.452266563922971">
            <text:p>0.452266563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2635992116123">
            <text:p>0.8326359921</text:p>
          </table:table-cell>
          <table:table-cell office:value-type="float" office:value="0.995453177408402">
            <text:p>0.995453177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48:.BY149]" office:value-type="float" office:value="0.482526024124186">
            <text:p>0.483</text:p>
          </table:table-cell>
          <table:table-cell table:style-name="ce2" office:value-type="float" office:value="0.482526024124186">
            <text:p>0.483</text:p>
          </table:table-cell>
          <table:table-cell table:style-name="ce2" office:value-type="float" office:value="0.654219355495075">
            <text:p>0.654</text:p>
          </table:table-cell>
          <table:table-cell table:style-name="ce2"/>
          <table:table-cell table:style-name="ce2" table:number-matrix-columns-spanned="4" table:number-matrix-rows-spanned="2" table:formula="of:=MMULT([.A153:.C154];[.$A$2:.$D$4])" office:value-type="float" office:value="0.654219355495075">
            <text:p>0.654</text:p>
          </table:table-cell>
          <table:table-cell table:style-name="ce2" office:value-type="float" office:value="1.13674537961926">
            <text:p>1.137</text:p>
          </table:table-cell>
          <table:table-cell table:style-name="ce2" office:value-type="float" office:value="1.13674537961926">
            <text:p>1.137</text:p>
          </table:table-cell>
          <table:table-cell table:style-name="ce2" office:value-type="float" office:value="1.61927140374345">
            <text:p>1.619</text:p>
          </table:table-cell>
          <table:table-cell table:style-name="ce2"/>
          <table:table-cell table:style-name="ce2" table:formula="of:=1/(1+EXP(-[.E153]))" office:value-type="float" office:value="0.657960653896269">
            <text:p>0.658</text:p>
          </table:table-cell>
          <table:table-cell table:style-name="ce2" table:formula="of:=1/(1+EXP(-[.F153]))" office:value-type="float" office:value="0.757081585755309">
            <text:p>0.757</text:p>
          </table:table-cell>
          <table:table-cell table:style-name="ce2" table:formula="of:=1/(1+EXP(-[.G153]))" office:value-type="float" office:value="0.757081585755309">
            <text:p>0.757</text:p>
          </table:table-cell>
          <table:table-cell table:style-name="ce2" table:formula="of:=1/(1+EXP(-[.H153]))" office:value-type="float" office:value="0.834694622969156">
            <text:p>0.835</text:p>
          </table:table-cell>
          <table:table-cell table:style-name="ce2"/>
          <table:table-cell table:style-name="ce2" table:formula="of:=[.J153]*(1-[.J153])" office:value-type="float" office:value="0.225048431820663">
            <text:p>0.225</text:p>
          </table:table-cell>
          <table:table-cell table:style-name="ce2" table:formula="of:=[.K153]*(1-[.K153])" office:value-type="float" office:value="0.183909058265536">
            <text:p>0.184</text:p>
          </table:table-cell>
          <table:table-cell table:style-name="ce2" table:formula="of:=[.L153]*(1-[.L153])" office:value-type="float" office:value="0.183909058265536">
            <text:p>0.184</text:p>
          </table:table-cell>
          <table:table-cell table:style-name="ce2" table:formula="of:=[.M153]*(1-[.M153])" office:value-type="float" office:value="0.137979509355535">
            <text:p>0.138</text:p>
          </table:table-cell>
          <table:table-cell table:style-name="ce2"/>
          <table:table-cell table:style-name="ce2" table:number-matrix-columns-spanned="3" table:number-matrix-rows-spanned="1" table:formula="of:=[.BE148:.BG148]" office:value-type="float" office:value="-1.80745902002109">
            <text:p>-1.807</text:p>
          </table:table-cell>
          <table:table-cell table:style-name="ce2" office:value-type="float" office:value="2.67663420807915">
            <text:p>2.677</text:p>
          </table:table-cell>
          <table:table-cell table:style-name="ce2" office:value-type="float" office:value="-0.771261179263806">
            <text:p>-0.771</text:p>
          </table:table-cell>
          <table:table-cell table:style-name="ce2"/>
          <table:table-cell table:style-name="ce2" table:number-matrix-columns-spanned="4" table:number-matrix-rows-spanned="1" table:formula="of:=MMULT([.T153:.V153];[.J153:.M155])" office:value-type="float" office:value="-0.878124137615658">
            <text:p>-0.878</text:p>
          </table:table-cell>
          <table:table-cell table:style-name="ce2" office:value-type="float" office:value="0.342423177092158">
            <text:p>0.342</text:p>
          </table:table-cell>
          <table:table-cell table:style-name="ce2" office:value-type="float" office:value="0.342423177092158">
            <text:p>0.342</text:p>
          </table:table-cell>
          <table:table-cell table:style-name="ce2" office:value-type="float" office:value="0.385577921380586">
            <text:p>0.386</text:p>
          </table:table-cell>
          <table:table-cell table:style-name="ce2"/>
          <table:table-cell table:style-name="ce2" table:formula="of:=1/(1+EXP(-[.X153]))" office:value-type="float" office:value="0.293566654438288">
            <text:p>0.294</text:p>
          </table:table-cell>
          <table:table-cell table:style-name="ce2" table:formula="of:=1/(1+EXP(-[.Y153]))" office:value-type="float" office:value="0.584779021275577">
            <text:p>0.585</text:p>
          </table:table-cell>
          <table:table-cell table:style-name="ce2" table:formula="of:=1/(1+EXP(-[.Z153]))" office:value-type="float" office:value="0.584779021275577">
            <text:p>0.585</text:p>
          </table:table-cell>
          <table:table-cell table:style-name="ce2" table:formula="of:=1/(1+EXP(-[.AA153]))" office:value-type="float" office:value="0.595217722195157">
            <text:p>0.595</text:p>
          </table:table-cell>
          <table:table-cell/>
          <table:table-cell table:style-name="ce2" table:formula="of:=[.AC153]*(1-[.AC153])" office:value-type="float" office:value="0.207385273840199">
            <text:p>0.207</text:p>
          </table:table-cell>
          <table:table-cell table:style-name="ce2" table:formula="of:=[.AD153]*(1-[.AD153])" office:value-type="float" office:value="0.242812517551555">
            <text:p>0.243</text:p>
          </table:table-cell>
          <table:table-cell table:style-name="ce2" table:formula="of:=[.AE153]*(1-[.AE153])" office:value-type="float" office:value="0.242812517551555">
            <text:p>0.243</text:p>
          </table:table-cell>
          <table:table-cell table:style-name="ce2" table:formula="of:=[.AF153]*(1-[.AF153])" office:value-type="float" office:value="0.240933585379966">
            <text:p>0.241</text:p>
          </table:table-cell>
          <table:table-cell/>
          <table:table-cell table:style-name="ce2" table:number-matrix-columns-spanned="4" table:number-matrix-rows-spanned="1" table:formula="of:=[.$AC$8:.$AF$8]-[.AC153:.AF153]" office:value-type="float" office:value="-0.286413866249392">
            <text:p>-0.286</text:p>
          </table:table-cell>
          <table:table-cell table:style-name="ce2" office:value-type="float" office:value="0.407576842896163">
            <text:p>0.408</text:p>
          </table:table-cell>
          <table:table-cell table:style-name="ce2" office:value-type="float" office:value="0.407576842896163">
            <text:p>0.408</text:p>
          </table:table-cell>
          <table:table-cell table:style-name="ce2" office:value-type="float" office:value="-0.588064934006261">
            <text:p>-0.588</text:p>
          </table:table-cell>
          <table:table-cell/>
          <table:table-cell table:number-matrix-columns-spanned="4" table:number-matrix-rows-spanned="1" table:formula="of:=[.AM153:.AP153]*[.AH153:.AK153]" office:value-type="float" office:value="-0.0593980180837603">
            <text:p>-0.0593980181</text:p>
          </table:table-cell>
          <table:table-cell office:value-type="float" office:value="0.098964759319332">
            <text:p>0.0989647593</text:p>
          </table:table-cell>
          <table:table-cell office:value-type="float" office:value="0.098964759319332">
            <text:p>0.0989647593</text:p>
          </table:table-cell>
          <table:table-cell office:value-type="float" office:value="-0.141684592986361">
            <text:p>-0.141684593</text:p>
          </table:table-cell>
          <table:table-cell/>
          <table:table-cell table:number-matrix-columns-spanned="3" table:number-matrix-rows-spanned="4" table:formula="of:=TRANSPOSE([.J153:.M155])" office:value-type="float" office:value="0.657960653896269">
            <text:p>0.6579606539</text:p>
          </table:table-cell>
          <table:table-cell office:value-type="float" office:value="0.404378736954381">
            <text:p>0.40437873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53:.AU153];[.AW153:.AY156])" office:value-type="float" office:value="-0.00749613290307784">
            <text:p>-0.0074961329</text:p>
          </table:table-cell>
          <table:table-cell office:value-type="float" office:value="0.0184273316825597">
            <text:p>0.0184273317</text:p>
          </table:table-cell>
          <table:table-cell office:value-type="float" office:value="-0.00315309243145767">
            <text:p>-0.0031530924</text:p>
          </table:table-cell>
          <table:table-cell/>
          <table:table-cell table:number-matrix-columns-spanned="3" table:number-matrix-rows-spanned="1" table:formula="of:=[.T153:.V153]+[.BA153:.BC153]" office:value-type="float" office:value="-1.81495515292417">
            <text:p>-1.8149551529</text:p>
          </table:table-cell>
          <table:table-cell office:value-type="float" office:value="2.69506153976171">
            <text:p>2.6950615398</text:p>
          </table:table-cell>
          <table:table-cell office:value-type="float" office:value="-0.774414271695264">
            <text:p>-0.7744142717</text:p>
          </table:table-cell>
          <table:table-cell/>
          <table:table-cell table:number-matrix-columns-spanned="4" table:number-matrix-rows-spanned="3" table:formula="of:=MMULT(TRANSPOSE([.BE153:.BG153]);[.AM153:.AP153])" office:value-type="float" office:value="0.519828322418268">
            <text:p>0.5198283224</text:p>
          </table:table-cell>
          <table:table-cell office:value-type="float" office:value="-0.739733691226956">
            <text:p>-0.7397336912</text:p>
          </table:table-cell>
          <table:table-cell office:value-type="float" office:value="-0.739733691226956">
            <text:p>-0.7397336912</text:p>
          </table:table-cell>
          <table:table-cell office:value-type="float" office:value="1.06731148222868">
            <text:p>1.0673114822</text:p>
          </table:table-cell>
          <table:table-cell/>
          <table:table-cell table:number-matrix-columns-spanned="4" table:number-matrix-rows-spanned="3" table:formula="of:=[.BI153:.BL155]*[.O153:.R155]" office:value-type="float" office:value="0.116986548776197">
            <text:p>0.1169865488</text:p>
          </table:table-cell>
          <table:table-cell office:value-type="float" office:value="-0.136043726520838">
            <text:p>-0.1360437265</text:p>
          </table:table-cell>
          <table:table-cell office:value-type="float" office:value="-0.136043726520838">
            <text:p>-0.1360437265</text:p>
          </table:table-cell>
          <table:table-cell office:value-type="float" office:value="0.147267114647441">
            <text:p>0.1472671146</text:p>
          </table:table-cell>
          <table:table-cell/>
          <table:table-cell table:number-matrix-columns-spanned="3" table:number-matrix-rows-spanned="2" table:formula="of:=MMULT([.BN153:.BQ154];[.$O$2:.$Q$5])" office:value-type="float" office:value="0.0112233881266031">
            <text:p>0.0112233881</text:p>
          </table:table-cell>
          <table:table-cell office:value-type="float" office:value="0.0112233881266031">
            <text:p>0.0112233881</text:p>
          </table:table-cell>
          <table:table-cell office:value-type="float" office:value="-0.00783378961803771">
            <text:p>-0.0078337896</text:p>
          </table:table-cell>
          <table:table-cell/>
          <table:table-cell table:number-matrix-columns-spanned="3" table:number-matrix-rows-spanned="2" table:formula="of:=[.A153:.C154]+[.BS153:.BU154]" office:value-type="float" office:value="0.493749412250789">
            <text:p>0.4937494123</text:p>
          </table:table-cell>
          <table:table-cell office:value-type="float" office:value="0.493749412250789">
            <text:p>0.4937494123</text:p>
          </table:table-cell>
          <table:table-cell office:value-type="float" office:value="0.646385565877037">
            <text:p>0.6463855659</text:p>
          </table:table-cell>
          <table:table-cell/>
          <table:table-cell table:formula="of:=SUMSQ([.AM153:.AP153])" office:value-type="float" office:value="0.760091035118119">
            <text:p>0.7600910351</text:p>
          </table:table-cell>
          <table:table-cell table:number-columns-repeated="945"/>
        </table:table-row>
        <table:table-row table:style-name="ro2">
          <table:table-cell table:style-name="ce2" office:value-type="float" office:value="2.93338502508383">
            <text:p>2.933</text:p>
          </table:table-cell>
          <table:table-cell table:style-name="ce2" office:value-type="float" office:value="2.93338502508383">
            <text:p>2.933</text:p>
          </table:table-cell>
          <table:table-cell table:style-name="ce2" office:value-type="float" office:value="-0.38725309386193">
            <text:p>-0.387</text:p>
          </table:table-cell>
          <table:table-cell table:style-name="ce2"/>
          <table:table-cell table:style-name="ce2" office:value-type="float" office:value="-0.38725309386193">
            <text:p>-0.387</text:p>
          </table:table-cell>
          <table:table-cell table:style-name="ce2" office:value-type="float" office:value="2.5461319312219">
            <text:p>2.546</text:p>
          </table:table-cell>
          <table:table-cell table:style-name="ce2" office:value-type="float" office:value="2.5461319312219">
            <text:p>2.546</text:p>
          </table:table-cell>
          <table:table-cell table:style-name="ce2" office:value-type="float" office:value="5.47951695630574">
            <text:p>5.480</text:p>
          </table:table-cell>
          <table:table-cell table:style-name="ce2"/>
          <table:table-cell table:style-name="ce2" table:formula="of:=1/(1+EXP(-[.E154]))" office:value-type="float" office:value="0.404378736954381">
            <text:p>0.404</text:p>
          </table:table-cell>
          <table:table-cell table:style-name="ce2" table:formula="of:=1/(1+EXP(-[.F154]))" office:value-type="float" office:value="0.927313224171375">
            <text:p>0.927</text:p>
          </table:table-cell>
          <table:table-cell table:style-name="ce2" table:formula="of:=1/(1+EXP(-[.G154]))" office:value-type="float" office:value="0.927313224171375">
            <text:p>0.927</text:p>
          </table:table-cell>
          <table:table-cell table:style-name="ce2" table:formula="of:=1/(1+EXP(-[.H154]))" office:value-type="float" office:value="0.995845983678872">
            <text:p>0.996</text:p>
          </table:table-cell>
          <table:table-cell table:style-name="ce2"/>
          <table:table-cell table:style-name="ce2" table:formula="of:=[.J154]*(1-[.J154])" office:value-type="float" office:value="0.240856574053561">
            <text:p>0.241</text:p>
          </table:table-cell>
          <table:table-cell table:style-name="ce2" table:formula="of:=[.K154]*(1-[.K154])" office:value-type="float" office:value="0.0674034084482642">
            <text:p>0.067</text:p>
          </table:table-cell>
          <table:table-cell table:style-name="ce2" table:formula="of:=[.L154]*(1-[.L154])" office:value-type="float" office:value="0.0674034084482642">
            <text:p>0.067</text:p>
          </table:table-cell>
          <table:table-cell table:style-name="ce2" table:formula="of:=[.M154]*(1-[.M154])" office:value-type="float" office:value="0.00413676046953169">
            <text:p>0.004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7081585755309">
            <text:p>0.7570815858</text:p>
          </table:table-cell>
          <table:table-cell office:value-type="float" office:value="0.927313224171375">
            <text:p>0.92731322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7190299538319">
            <text:p>-0.7719029954</text:p>
          </table:table-cell>
          <table:table-cell office:value-type="float" office:value="1.09844467378695">
            <text:p>1.0984446738</text:p>
          </table:table-cell>
          <table:table-cell office:value-type="float" office:value="1.09844467378695">
            <text:p>1.0984446738</text:p>
          </table:table-cell>
          <table:table-cell office:value-type="float" office:value="-1.58487118652278">
            <text:p>-1.5848711865</text:p>
          </table:table-cell>
          <table:table-cell/>
          <table:table-cell office:value-type="float" office:value="-0.185917910969677">
            <text:p>-0.185917911</text:p>
          </table:table-cell>
          <table:table-cell office:value-type="float" office:value="0.0740389150050819">
            <text:p>0.074038915</text:p>
          </table:table-cell>
          <table:table-cell office:value-type="float" office:value="0.0740389150050819">
            <text:p>0.074038915</text:p>
          </table:table-cell>
          <table:table-cell office:value-type="float" office:value="-0.00655623247370722">
            <text:p>-0.0065562325</text:p>
          </table:table-cell>
          <table:table-cell/>
          <table:table-cell office:value-type="float" office:value="0.0674826825313747">
            <text:p>0.0674826825</text:p>
          </table:table-cell>
          <table:table-cell office:value-type="float" office:value="0.0674826825313747">
            <text:p>0.0674826825</text:p>
          </table:table-cell>
          <table:table-cell office:value-type="float" office:value="-0.0443963134332199">
            <text:p>-0.0443963134</text:p>
          </table:table-cell>
          <table:table-cell/>
          <table:table-cell office:value-type="float" office:value="3.00086770761521">
            <text:p>3.0008677076</text:p>
          </table:table-cell>
          <table:table-cell office:value-type="float" office:value="3.00086770761521">
            <text:p>3.0008677076</text:p>
          </table:table-cell>
          <table:table-cell office:value-type="float" office:value="-0.43164940729515">
            <text:p>-0.431649407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55]*(1-[.J155])" office:value-type="float" office:value="0">
            <text:p>0.000</text:p>
          </table:table-cell>
          <table:table-cell table:style-name="ce2" table:formula="of:=[.K155]*(1-[.K155])" office:value-type="float" office:value="0">
            <text:p>0.000</text:p>
          </table:table-cell>
          <table:table-cell table:style-name="ce2" table:formula="of:=[.L155]*(1-[.L155])" office:value-type="float" office:value="0">
            <text:p>0.000</text:p>
          </table:table-cell>
          <table:table-cell table:style-name="ce2" table:formula="of:=[.M155]*(1-[.M15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7081585755309">
            <text:p>0.7570815858</text:p>
          </table:table-cell>
          <table:table-cell office:value-type="float" office:value="0.927313224171375">
            <text:p>0.92731322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1802985634948">
            <text:p>0.2218029856</text:p>
          </table:table-cell>
          <table:table-cell office:value-type="float" office:value="-0.315633323951287">
            <text:p>-0.315633324</text:p>
          </table:table-cell>
          <table:table-cell office:value-type="float" office:value="-0.315633323951287">
            <text:p>-0.315633324</text:p>
          </table:table-cell>
          <table:table-cell office:value-type="float" office:value="0.455405877577982">
            <text:p>0.455405877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4694622969156">
            <text:p>0.834694623</text:p>
          </table:table-cell>
          <table:table-cell office:value-type="float" office:value="0.995845983678872">
            <text:p>0.995845983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53:.BY154]" office:value-type="float" office:value="0.493749412250789">
            <text:p>0.494</text:p>
          </table:table-cell>
          <table:table-cell table:style-name="ce2" office:value-type="float" office:value="0.493749412250789">
            <text:p>0.494</text:p>
          </table:table-cell>
          <table:table-cell table:style-name="ce2" office:value-type="float" office:value="0.646385565877037">
            <text:p>0.646</text:p>
          </table:table-cell>
          <table:table-cell table:style-name="ce2"/>
          <table:table-cell table:style-name="ce2" table:number-matrix-columns-spanned="4" table:number-matrix-rows-spanned="2" table:formula="of:=MMULT([.A158:.C159];[.$A$2:.$D$4])" office:value-type="float" office:value="0.646385565877037">
            <text:p>0.646</text:p>
          </table:table-cell>
          <table:table-cell table:style-name="ce2" office:value-type="float" office:value="1.14013497812783">
            <text:p>1.140</text:p>
          </table:table-cell>
          <table:table-cell table:style-name="ce2" office:value-type="float" office:value="1.14013497812783">
            <text:p>1.140</text:p>
          </table:table-cell>
          <table:table-cell table:style-name="ce2" office:value-type="float" office:value="1.63388439037862">
            <text:p>1.634</text:p>
          </table:table-cell>
          <table:table-cell table:style-name="ce2"/>
          <table:table-cell table:style-name="ce2" table:formula="of:=1/(1+EXP(-[.E158]))" office:value-type="float" office:value="0.656195496595024">
            <text:p>0.656</text:p>
          </table:table-cell>
          <table:table-cell table:style-name="ce2" table:formula="of:=1/(1+EXP(-[.F158]))" office:value-type="float" office:value="0.757704420288481">
            <text:p>0.758</text:p>
          </table:table-cell>
          <table:table-cell table:style-name="ce2" table:formula="of:=1/(1+EXP(-[.G158]))" office:value-type="float" office:value="0.757704420288481">
            <text:p>0.758</text:p>
          </table:table-cell>
          <table:table-cell table:style-name="ce2" table:formula="of:=1/(1+EXP(-[.H158]))" office:value-type="float" office:value="0.836701066699193">
            <text:p>0.837</text:p>
          </table:table-cell>
          <table:table-cell table:style-name="ce2"/>
          <table:table-cell table:style-name="ce2" table:formula="of:=[.J158]*(1-[.J158])" office:value-type="float" office:value="0.225602966843434">
            <text:p>0.226</text:p>
          </table:table-cell>
          <table:table-cell table:style-name="ce2" table:formula="of:=[.K158]*(1-[.K158])" office:value-type="float" office:value="0.183588431763778">
            <text:p>0.184</text:p>
          </table:table-cell>
          <table:table-cell table:style-name="ce2" table:formula="of:=[.L158]*(1-[.L158])" office:value-type="float" office:value="0.183588431763778">
            <text:p>0.184</text:p>
          </table:table-cell>
          <table:table-cell table:style-name="ce2" table:formula="of:=[.M158]*(1-[.M158])" office:value-type="float" office:value="0.136632391683625">
            <text:p>0.137</text:p>
          </table:table-cell>
          <table:table-cell table:style-name="ce2"/>
          <table:table-cell table:style-name="ce2" table:number-matrix-columns-spanned="3" table:number-matrix-rows-spanned="1" table:formula="of:=[.BE153:.BG153]" office:value-type="float" office:value="-1.81495515292417">
            <text:p>-1.815</text:p>
          </table:table-cell>
          <table:table-cell table:style-name="ce2" office:value-type="float" office:value="2.69506153976171">
            <text:p>2.695</text:p>
          </table:table-cell>
          <table:table-cell table:style-name="ce2" office:value-type="float" office:value="-0.774414271695264">
            <text:p>-0.774</text:p>
          </table:table-cell>
          <table:table-cell table:style-name="ce2"/>
          <table:table-cell table:style-name="ce2" table:number-matrix-columns-spanned="4" table:number-matrix-rows-spanned="1" table:formula="of:=MMULT([.T158:.V158];[.J158:.M160])" office:value-type="float" office:value="-0.904246251623436">
            <text:p>-0.904</text:p>
          </table:table-cell>
          <table:table-cell table:style-name="ce2" office:value-type="float" office:value="0.353705026617977">
            <text:p>0.354</text:p>
          </table:table-cell>
          <table:table-cell table:style-name="ce2" office:value-type="float" office:value="0.353705026617977">
            <text:p>0.354</text:p>
          </table:table-cell>
          <table:table-cell table:style-name="ce2" office:value-type="float" office:value="0.391842735973433">
            <text:p>0.392</text:p>
          </table:table-cell>
          <table:table-cell table:style-name="ce2"/>
          <table:table-cell table:style-name="ce2" table:formula="of:=1/(1+EXP(-[.X158]))" office:value-type="float" office:value="0.288178673602785">
            <text:p>0.288</text:p>
          </table:table-cell>
          <table:table-cell table:style-name="ce2" table:formula="of:=1/(1+EXP(-[.Y158]))" office:value-type="float" office:value="0.587515748952112">
            <text:p>0.588</text:p>
          </table:table-cell>
          <table:table-cell table:style-name="ce2" table:formula="of:=1/(1+EXP(-[.Z158]))" office:value-type="float" office:value="0.587515748952112">
            <text:p>0.588</text:p>
          </table:table-cell>
          <table:table-cell table:style-name="ce2" table:formula="of:=1/(1+EXP(-[.AA158]))" office:value-type="float" office:value="0.596726221650799">
            <text:p>0.597</text:p>
          </table:table-cell>
          <table:table-cell/>
          <table:table-cell table:style-name="ce2" table:formula="of:=[.AC158]*(1-[.AC158])" office:value-type="float" office:value="0.205131725683324">
            <text:p>0.205</text:p>
          </table:table-cell>
          <table:table-cell table:style-name="ce2" table:formula="of:=[.AD158]*(1-[.AD158])" office:value-type="float" office:value="0.242340993685351">
            <text:p>0.242</text:p>
          </table:table-cell>
          <table:table-cell table:style-name="ce2" table:formula="of:=[.AE158]*(1-[.AE158])" office:value-type="float" office:value="0.242340993685351">
            <text:p>0.242</text:p>
          </table:table-cell>
          <table:table-cell table:style-name="ce2" table:formula="of:=[.AF158]*(1-[.AF158])" office:value-type="float" office:value="0.24064403804516">
            <text:p>0.241</text:p>
          </table:table-cell>
          <table:table-cell/>
          <table:table-cell table:style-name="ce2" table:number-matrix-columns-spanned="4" table:number-matrix-rows-spanned="1" table:formula="of:=[.$AC$8:.$AF$8]-[.AC158:.AF158]" office:value-type="float" office:value="-0.281025885413889">
            <text:p>-0.281</text:p>
          </table:table-cell>
          <table:table-cell table:style-name="ce2" office:value-type="float" office:value="0.404840115219628">
            <text:p>0.405</text:p>
          </table:table-cell>
          <table:table-cell table:style-name="ce2" office:value-type="float" office:value="0.404840115219628">
            <text:p>0.405</text:p>
          </table:table-cell>
          <table:table-cell table:style-name="ce2" office:value-type="float" office:value="-0.589573433461903">
            <text:p>-0.590</text:p>
          </table:table-cell>
          <table:table-cell/>
          <table:table-cell table:number-matrix-columns-spanned="4" table:number-matrix-rows-spanned="1" table:formula="of:=[.AM158:.AP158]*[.AH158:.AK158]" office:value-type="float" office:value="-0.0576473248366352">
            <text:p>-0.0576473248</text:p>
          </table:table-cell>
          <table:table-cell office:value-type="float" office:value="0.0981093558060166">
            <text:p>0.0981093558</text:p>
          </table:table-cell>
          <table:table-cell office:value-type="float" office:value="0.0981093558060166">
            <text:p>0.0981093558</text:p>
          </table:table-cell>
          <table:table-cell office:value-type="float" office:value="-0.141877331752422">
            <text:p>-0.1418773318</text:p>
          </table:table-cell>
          <table:table-cell/>
          <table:table-cell table:number-matrix-columns-spanned="3" table:number-matrix-rows-spanned="4" table:formula="of:=TRANSPOSE([.J158:.M160])" office:value-type="float" office:value="0.656195496595024">
            <text:p>0.6561954966</text:p>
          </table:table-cell>
          <table:table-cell office:value-type="float" office:value="0.393732537193353">
            <text:p>0.393732537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58:.AU158];[.AW158:.AY161])" office:value-type="float" office:value="-0.007861044634489">
            <text:p>-0.0078610446</text:p>
          </table:table-cell>
          <table:table-cell office:value-type="float" office:value="0.0182221092186298">
            <text:p>0.0182221092</text:p>
          </table:table-cell>
          <table:table-cell office:value-type="float" office:value="-0.00330594497702391">
            <text:p>-0.003305945</text:p>
          </table:table-cell>
          <table:table-cell/>
          <table:table-cell table:number-matrix-columns-spanned="3" table:number-matrix-rows-spanned="1" table:formula="of:=[.T158:.V158]+[.BA158:.BC158]" office:value-type="float" office:value="-1.82281619755866">
            <text:p>-1.8228161976</text:p>
          </table:table-cell>
          <table:table-cell office:value-type="float" office:value="2.71328364898034">
            <text:p>2.713283649</text:p>
          </table:table-cell>
          <table:table-cell office:value-type="float" office:value="-0.777720216672288">
            <text:p>-0.7777202167</text:p>
          </table:table-cell>
          <table:table-cell/>
          <table:table-cell table:number-matrix-columns-spanned="4" table:number-matrix-rows-spanned="3" table:formula="of:=MMULT(TRANSPOSE([.BE158:.BG158]);[.AM158:.AP158])" office:value-type="float" office:value="0.5122585358657">
            <text:p>0.5122585359</text:p>
          </table:table-cell>
          <table:table-cell office:value-type="float" office:value="-0.737949119443852">
            <text:p>-0.7379491194</text:p>
          </table:table-cell>
          <table:table-cell office:value-type="float" office:value="-0.737949119443852">
            <text:p>-0.7379491194</text:p>
          </table:table-cell>
          <table:table-cell office:value-type="float" office:value="1.07468400416463">
            <text:p>1.0746840042</text:p>
          </table:table-cell>
          <table:table-cell/>
          <table:table-cell table:number-matrix-columns-spanned="4" table:number-matrix-rows-spanned="3" table:formula="of:=[.BI158:.BL160]*[.O158:.R160]" office:value-type="float" office:value="0.115567045482175">
            <text:p>0.1155670455</text:p>
          </table:table-cell>
          <table:table-cell office:value-type="float" office:value="-0.135478921560158">
            <text:p>-0.1354789216</text:p>
          </table:table-cell>
          <table:table-cell office:value-type="float" office:value="-0.135478921560158">
            <text:p>-0.1354789216</text:p>
          </table:table-cell>
          <table:table-cell office:value-type="float" office:value="0.146836645793149">
            <text:p>0.1468366458</text:p>
          </table:table-cell>
          <table:table-cell/>
          <table:table-cell table:number-matrix-columns-spanned="3" table:number-matrix-rows-spanned="2" table:formula="of:=MMULT([.BN158:.BQ159];[.$O$2:.$Q$5])" office:value-type="float" office:value="0.0113577242329908">
            <text:p>0.0113577242</text:p>
          </table:table-cell>
          <table:table-cell office:value-type="float" office:value="0.0113577242329908">
            <text:p>0.0113577242</text:p>
          </table:table-cell>
          <table:table-cell office:value-type="float" office:value="-0.00855415184499139">
            <text:p>-0.0085541518</text:p>
          </table:table-cell>
          <table:table-cell/>
          <table:table-cell table:number-matrix-columns-spanned="3" table:number-matrix-rows-spanned="2" table:formula="of:=[.A158:.C159]+[.BS158:.BU159]" office:value-type="float" office:value="0.50510713648378">
            <text:p>0.5051071365</text:p>
          </table:table-cell>
          <table:table-cell office:value-type="float" office:value="0.50510713648378">
            <text:p>0.5051071365</text:p>
          </table:table-cell>
          <table:table-cell office:value-type="float" office:value="0.637831414032046">
            <text:p>0.637831414</text:p>
          </table:table-cell>
          <table:table-cell/>
          <table:table-cell table:formula="of:=SUMSQ([.AM158:.AP158])" office:value-type="float" office:value="0.7543634194988">
            <text:p>0.7543634195</text:p>
          </table:table-cell>
          <table:table-cell table:number-columns-repeated="945"/>
        </table:table-row>
        <table:table-row table:style-name="ro2">
          <table:table-cell table:style-name="ce2" office:value-type="float" office:value="3.00086770761521">
            <text:p>3.001</text:p>
          </table:table-cell>
          <table:table-cell table:style-name="ce2" office:value-type="float" office:value="3.00086770761521">
            <text:p>3.001</text:p>
          </table:table-cell>
          <table:table-cell table:style-name="ce2" office:value-type="float" office:value="-0.43164940729515">
            <text:p>-0.432</text:p>
          </table:table-cell>
          <table:table-cell table:style-name="ce2"/>
          <table:table-cell table:style-name="ce2" office:value-type="float" office:value="-0.43164940729515">
            <text:p>-0.432</text:p>
          </table:table-cell>
          <table:table-cell table:style-name="ce2" office:value-type="float" office:value="2.56921830032006">
            <text:p>2.569</text:p>
          </table:table-cell>
          <table:table-cell table:style-name="ce2" office:value-type="float" office:value="2.56921830032006">
            <text:p>2.569</text:p>
          </table:table-cell>
          <table:table-cell table:style-name="ce2" office:value-type="float" office:value="5.57008600793527">
            <text:p>5.570</text:p>
          </table:table-cell>
          <table:table-cell table:style-name="ce2"/>
          <table:table-cell table:style-name="ce2" table:formula="of:=1/(1+EXP(-[.E159]))" office:value-type="float" office:value="0.393732537193353">
            <text:p>0.394</text:p>
          </table:table-cell>
          <table:table-cell table:style-name="ce2" table:formula="of:=1/(1+EXP(-[.F159]))" office:value-type="float" office:value="0.928854055232661">
            <text:p>0.929</text:p>
          </table:table-cell>
          <table:table-cell table:style-name="ce2" table:formula="of:=1/(1+EXP(-[.G159]))" office:value-type="float" office:value="0.928854055232661">
            <text:p>0.929</text:p>
          </table:table-cell>
          <table:table-cell table:style-name="ce2" table:formula="of:=1/(1+EXP(-[.H159]))" office:value-type="float" office:value="0.996204309445541">
            <text:p>0.996</text:p>
          </table:table-cell>
          <table:table-cell table:style-name="ce2"/>
          <table:table-cell table:style-name="ce2" table:formula="of:=[.J159]*(1-[.J159])" office:value-type="float" office:value="0.238707226348638">
            <text:p>0.239</text:p>
          </table:table-cell>
          <table:table-cell table:style-name="ce2" table:formula="of:=[.K159]*(1-[.K159])" office:value-type="float" office:value="0.0660841993105022">
            <text:p>0.066</text:p>
          </table:table-cell>
          <table:table-cell table:style-name="ce2" table:formula="of:=[.L159]*(1-[.L159])" office:value-type="float" office:value="0.0660841993105022">
            <text:p>0.066</text:p>
          </table:table-cell>
          <table:table-cell table:style-name="ce2" table:formula="of:=[.M159]*(1-[.M159])" office:value-type="float" office:value="0.00378128328767395">
            <text:p>0.004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7704420288481">
            <text:p>0.7577044203</text:p>
          </table:table-cell>
          <table:table-cell office:value-type="float" office:value="0.928854055232661">
            <text:p>0.928854055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62502939833726">
            <text:p>-0.7625029398</text:p>
          </table:table-cell>
          <table:table-cell office:value-type="float" office:value="1.09844606507673">
            <text:p>1.0984460651</text:p>
          </table:table-cell>
          <table:table-cell office:value-type="float" office:value="1.09844606507673">
            <text:p>1.0984460651</text:p>
          </table:table-cell>
          <table:table-cell office:value-type="float" office:value="-1.59967995688538">
            <text:p>-1.5996799569</text:p>
          </table:table-cell>
          <table:table-cell/>
          <table:table-cell office:value-type="float" office:value="-0.182014961850391">
            <text:p>-0.1820149619</text:p>
          </table:table-cell>
          <table:table-cell office:value-type="float" office:value="0.0725899286963676">
            <text:p>0.0725899287</text:p>
          </table:table-cell>
          <table:table-cell office:value-type="float" office:value="0.0725899286963676">
            <text:p>0.0725899287</text:p>
          </table:table-cell>
          <table:table-cell office:value-type="float" office:value="-0.00604884308659767">
            <text:p>-0.0060488431</text:p>
          </table:table-cell>
          <table:table-cell/>
          <table:table-cell office:value-type="float" office:value="0.0665410856097699">
            <text:p>0.0665410856</text:p>
          </table:table-cell>
          <table:table-cell office:value-type="float" office:value="0.0665410856097699">
            <text:p>0.0665410856</text:p>
          </table:table-cell>
          <table:table-cell office:value-type="float" office:value="-0.0428839475442535">
            <text:p>-0.0428839475</text:p>
          </table:table-cell>
          <table:table-cell/>
          <table:table-cell office:value-type="float" office:value="3.06740879322498">
            <text:p>3.0674087932</text:p>
          </table:table-cell>
          <table:table-cell office:value-type="float" office:value="3.06740879322498">
            <text:p>3.0674087932</text:p>
          </table:table-cell>
          <table:table-cell office:value-type="float" office:value="-0.474533354839403">
            <text:p>-0.474533354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60]*(1-[.J160])" office:value-type="float" office:value="0">
            <text:p>0.000</text:p>
          </table:table-cell>
          <table:table-cell table:style-name="ce2" table:formula="of:=[.K160]*(1-[.K160])" office:value-type="float" office:value="0">
            <text:p>0.000</text:p>
          </table:table-cell>
          <table:table-cell table:style-name="ce2" table:formula="of:=[.L160]*(1-[.L160])" office:value-type="float" office:value="0">
            <text:p>0.000</text:p>
          </table:table-cell>
          <table:table-cell table:style-name="ce2" table:formula="of:=[.M160]*(1-[.M16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7704420288481">
            <text:p>0.7577044203</text:p>
          </table:table-cell>
          <table:table-cell office:value-type="float" office:value="0.928854055232661">
            <text:p>0.928854055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8559512494611">
            <text:p>0.2185595125</text:p>
          </table:table-cell>
          <table:table-cell office:value-type="float" office:value="-0.314852342126243">
            <text:p>-0.3148523421</text:p>
          </table:table-cell>
          <table:table-cell office:value-type="float" office:value="-0.314852342126243">
            <text:p>-0.3148523421</text:p>
          </table:table-cell>
          <table:table-cell office:value-type="float" office:value="0.458523178416216">
            <text:p>0.458523178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6701066699193">
            <text:p>0.8367010667</text:p>
          </table:table-cell>
          <table:table-cell office:value-type="float" office:value="0.996204309445541">
            <text:p>0.996204309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58:.BY159]" office:value-type="float" office:value="0.50510713648378">
            <text:p>0.505</text:p>
          </table:table-cell>
          <table:table-cell table:style-name="ce2" office:value-type="float" office:value="0.50510713648378">
            <text:p>0.505</text:p>
          </table:table-cell>
          <table:table-cell table:style-name="ce2" office:value-type="float" office:value="0.637831414032046">
            <text:p>0.638</text:p>
          </table:table-cell>
          <table:table-cell table:style-name="ce2"/>
          <table:table-cell table:style-name="ce2" table:number-matrix-columns-spanned="4" table:number-matrix-rows-spanned="2" table:formula="of:=MMULT([.A163:.C164];[.$A$2:.$D$4])" office:value-type="float" office:value="0.637831414032046">
            <text:p>0.638</text:p>
          </table:table-cell>
          <table:table-cell table:style-name="ce2" office:value-type="float" office:value="1.14293855051583">
            <text:p>1.143</text:p>
          </table:table-cell>
          <table:table-cell table:style-name="ce2" office:value-type="float" office:value="1.14293855051583">
            <text:p>1.143</text:p>
          </table:table-cell>
          <table:table-cell table:style-name="ce2" office:value-type="float" office:value="1.64804568699961">
            <text:p>1.648</text:p>
          </table:table-cell>
          <table:table-cell table:style-name="ce2"/>
          <table:table-cell table:style-name="ce2" table:formula="of:=1/(1+EXP(-[.E163]))" office:value-type="float" office:value="0.654263084408838">
            <text:p>0.654</text:p>
          </table:table-cell>
          <table:table-cell table:style-name="ce2" table:formula="of:=1/(1+EXP(-[.F163]))" office:value-type="float" office:value="0.75821875180872">
            <text:p>0.758</text:p>
          </table:table-cell>
          <table:table-cell table:style-name="ce2" table:formula="of:=1/(1+EXP(-[.G163]))" office:value-type="float" office:value="0.75821875180872">
            <text:p>0.758</text:p>
          </table:table-cell>
          <table:table-cell table:style-name="ce2" table:formula="of:=1/(1+EXP(-[.H163]))" office:value-type="float" office:value="0.838626744474513">
            <text:p>0.839</text:p>
          </table:table-cell>
          <table:table-cell table:style-name="ce2"/>
          <table:table-cell table:style-name="ce2" table:formula="of:=[.J163]*(1-[.J163])" office:value-type="float" office:value="0.226202900788672">
            <text:p>0.226</text:p>
          </table:table-cell>
          <table:table-cell table:style-name="ce2" table:formula="of:=[.K163]*(1-[.K163])" office:value-type="float" office:value="0.183323076214346">
            <text:p>0.183</text:p>
          </table:table-cell>
          <table:table-cell table:style-name="ce2" table:formula="of:=[.L163]*(1-[.L163])" office:value-type="float" office:value="0.183323076214346">
            <text:p>0.183</text:p>
          </table:table-cell>
          <table:table-cell table:style-name="ce2" table:formula="of:=[.M163]*(1-[.M163])" office:value-type="float" office:value="0.135331927926593">
            <text:p>0.135</text:p>
          </table:table-cell>
          <table:table-cell table:style-name="ce2"/>
          <table:table-cell table:style-name="ce2" table:number-matrix-columns-spanned="3" table:number-matrix-rows-spanned="1" table:formula="of:=[.BE158:.BG158]" office:value-type="float" office:value="-1.82281619755866">
            <text:p>-1.823</text:p>
          </table:table-cell>
          <table:table-cell table:style-name="ce2" office:value-type="float" office:value="2.71328364898034">
            <text:p>2.713</text:p>
          </table:table-cell>
          <table:table-cell table:style-name="ce2" office:value-type="float" office:value="-0.777720216672288">
            <text:p>-0.778</text:p>
          </table:table-cell>
          <table:table-cell table:style-name="ce2"/>
          <table:table-cell table:style-name="ce2" table:number-matrix-columns-spanned="4" table:number-matrix-rows-spanned="1" table:formula="of:=MMULT([.T163:.V163];[.J163:.M165])" office:value-type="float" office:value="-0.929658383198116">
            <text:p>-0.930</text:p>
          </table:table-cell>
          <table:table-cell table:style-name="ce2" office:value-type="float" office:value="0.36462993179943">
            <text:p>0.365</text:p>
          </table:table-cell>
          <table:table-cell table:style-name="ce2" office:value-type="float" office:value="0.36462993179943">
            <text:p>0.365</text:p>
          </table:table-cell>
          <table:table-cell table:style-name="ce2" office:value-type="float" office:value="0.39748742165002">
            <text:p>0.397</text:p>
          </table:table-cell>
          <table:table-cell table:style-name="ce2"/>
          <table:table-cell table:style-name="ce2" table:formula="of:=1/(1+EXP(-[.X163]))" office:value-type="float" office:value="0.282994026289273">
            <text:p>0.283</text:p>
          </table:table-cell>
          <table:table-cell table:style-name="ce2" table:formula="of:=1/(1+EXP(-[.Y163]))" office:value-type="float" office:value="0.590160746137132">
            <text:p>0.590</text:p>
          </table:table-cell>
          <table:table-cell table:style-name="ce2" table:formula="of:=1/(1+EXP(-[.Z163]))" office:value-type="float" office:value="0.590160746137132">
            <text:p>0.590</text:p>
          </table:table-cell>
          <table:table-cell table:style-name="ce2" table:formula="of:=1/(1+EXP(-[.AA163]))" office:value-type="float" office:value="0.598083836757688">
            <text:p>0.598</text:p>
          </table:table-cell>
          <table:table-cell/>
          <table:table-cell table:style-name="ce2" table:formula="of:=[.AC163]*(1-[.AC163])" office:value-type="float" office:value="0.202908407373859">
            <text:p>0.203</text:p>
          </table:table-cell>
          <table:table-cell table:style-name="ce2" table:formula="of:=[.AD163]*(1-[.AD163])" office:value-type="float" office:value="0.241871039855996">
            <text:p>0.242</text:p>
          </table:table-cell>
          <table:table-cell table:style-name="ce2" table:formula="of:=[.AE163]*(1-[.AE163])" office:value-type="float" office:value="0.241871039855996">
            <text:p>0.242</text:p>
          </table:table-cell>
          <table:table-cell table:style-name="ce2" table:formula="of:=[.AF163]*(1-[.AF163])" office:value-type="float" office:value="0.240379560966891">
            <text:p>0.240</text:p>
          </table:table-cell>
          <table:table-cell/>
          <table:table-cell table:style-name="ce2" table:number-matrix-columns-spanned="4" table:number-matrix-rows-spanned="1" table:formula="of:=[.$AC$8:.$AF$8]-[.AC163:.AF163]" office:value-type="float" office:value="-0.275841238100377">
            <text:p>-0.276</text:p>
          </table:table-cell>
          <table:table-cell table:style-name="ce2" office:value-type="float" office:value="0.402195118034608">
            <text:p>0.402</text:p>
          </table:table-cell>
          <table:table-cell table:style-name="ce2" office:value-type="float" office:value="0.402195118034608">
            <text:p>0.402</text:p>
          </table:table-cell>
          <table:table-cell table:style-name="ce2" office:value-type="float" office:value="-0.590931048568791">
            <text:p>-0.591</text:p>
          </table:table-cell>
          <table:table-cell/>
          <table:table-cell table:number-matrix-columns-spanned="4" table:number-matrix-rows-spanned="1" table:formula="of:=[.AM163:.AP163]*[.AH163:.AK163]" office:value-type="float" office:value="-0.055970506310981">
            <text:p>-0.0559705063</text:p>
          </table:table-cell>
          <table:table-cell office:value-type="float" office:value="0.0972793514240354">
            <text:p>0.0972793514</text:p>
          </table:table-cell>
          <table:table-cell office:value-type="float" office:value="0.0972793514240354">
            <text:p>0.0972793514</text:p>
          </table:table-cell>
          <table:table-cell office:value-type="float" office:value="-0.142047746016671">
            <text:p>-0.142047746</text:p>
          </table:table-cell>
          <table:table-cell/>
          <table:table-cell table:number-matrix-columns-spanned="3" table:number-matrix-rows-spanned="4" table:formula="of:=TRANSPOSE([.J163:.M165])" office:value-type="float" office:value="0.654263084408838">
            <text:p>0.6542630844</text:p>
          </table:table-cell>
          <table:table-cell office:value-type="float" office:value="0.383543822110297">
            <text:p>0.383543822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63:.AU163];[.AW163:.AY166])" office:value-type="float" office:value="-0.00822641806986186">
            <text:p>-0.0082264181</text:p>
          </table:table-cell>
          <table:table-cell office:value-type="float" office:value="0.0179956765599604">
            <text:p>0.0179956766</text:p>
          </table:table-cell>
          <table:table-cell office:value-type="float" office:value="-0.00345954947958088">
            <text:p>-0.0034595495</text:p>
          </table:table-cell>
          <table:table-cell/>
          <table:table-cell table:number-matrix-columns-spanned="3" table:number-matrix-rows-spanned="1" table:formula="of:=[.T163:.V163]+[.BA163:.BC163]" office:value-type="float" office:value="-1.83104261562852">
            <text:p>-1.8310426156</text:p>
          </table:table-cell>
          <table:table-cell office:value-type="float" office:value="2.7312793255403">
            <text:p>2.7312793255</text:p>
          </table:table-cell>
          <table:table-cell office:value-type="float" office:value="-0.781179766151869">
            <text:p>-0.7811797662</text:p>
          </table:table-cell>
          <table:table-cell/>
          <table:table-cell table:number-matrix-columns-spanned="4" table:number-matrix-rows-spanned="3" table:formula="of:=MMULT(TRANSPOSE([.BE163:.BG163]);[.AM163:.AP163])" office:value-type="float" office:value="0.505077062109524">
            <text:p>0.5050770621</text:p>
          </table:table-cell>
          <table:table-cell office:value-type="float" office:value="-0.73643640091911">
            <text:p>-0.7364364009</text:p>
          </table:table-cell>
          <table:table-cell office:value-type="float" office:value="-0.73643640091911">
            <text:p>-0.7364364009</text:p>
          </table:table-cell>
          <table:table-cell office:value-type="float" office:value="1.0820199328275">
            <text:p>1.0820199328</text:p>
          </table:table-cell>
          <table:table-cell/>
          <table:table-cell table:number-matrix-columns-spanned="4" table:number-matrix-rows-spanned="3" table:formula="of:=[.BI163:.BL165]*[.O163:.R165]" office:value-type="float" office:value="0.114249896570994">
            <text:p>0.1142498966</text:p>
          </table:table-cell>
          <table:table-cell office:value-type="float" office:value="-0.135005786452713">
            <text:p>-0.1350057865</text:p>
          </table:table-cell>
          <table:table-cell office:value-type="float" office:value="-0.135005786452713">
            <text:p>-0.1350057865</text:p>
          </table:table-cell>
          <table:table-cell office:value-type="float" office:value="0.146431843564549">
            <text:p>0.1464318436</text:p>
          </table:table-cell>
          <table:table-cell/>
          <table:table-cell table:number-matrix-columns-spanned="3" table:number-matrix-rows-spanned="2" table:formula="of:=MMULT([.BN163:.BQ164];[.$O$2:.$Q$5])" office:value-type="float" office:value="0.0114260571118356">
            <text:p>0.0114260571</text:p>
          </table:table-cell>
          <table:table-cell office:value-type="float" office:value="0.0114260571118356">
            <text:p>0.0114260571</text:p>
          </table:table-cell>
          <table:table-cell office:value-type="float" office:value="-0.00932983276988297">
            <text:p>-0.0093298328</text:p>
          </table:table-cell>
          <table:table-cell/>
          <table:table-cell table:number-matrix-columns-spanned="3" table:number-matrix-rows-spanned="2" table:formula="of:=[.A163:.C164]+[.BS163:.BU164]" office:value-type="float" office:value="0.516533193595615">
            <text:p>0.5165331936</text:p>
          </table:table-cell>
          <table:table-cell office:value-type="float" office:value="0.516533193595615">
            <text:p>0.5165331936</text:p>
          </table:table-cell>
          <table:table-cell office:value-type="float" office:value="0.628501581262163">
            <text:p>0.6285015813</text:p>
          </table:table-cell>
          <table:table-cell/>
          <table:table-cell table:formula="of:=SUMSQ([.AM163:.AP163])" office:value-type="float" office:value="0.748809718741104">
            <text:p>0.7488097187</text:p>
          </table:table-cell>
          <table:table-cell table:number-columns-repeated="945"/>
        </table:table-row>
        <table:table-row table:style-name="ro2">
          <table:table-cell table:style-name="ce2" office:value-type="float" office:value="3.06740879322498">
            <text:p>3.067</text:p>
          </table:table-cell>
          <table:table-cell table:style-name="ce2" office:value-type="float" office:value="3.06740879322498">
            <text:p>3.067</text:p>
          </table:table-cell>
          <table:table-cell table:style-name="ce2" office:value-type="float" office:value="-0.474533354839403">
            <text:p>-0.475</text:p>
          </table:table-cell>
          <table:table-cell table:style-name="ce2"/>
          <table:table-cell table:style-name="ce2" office:value-type="float" office:value="-0.474533354839403">
            <text:p>-0.475</text:p>
          </table:table-cell>
          <table:table-cell table:style-name="ce2" office:value-type="float" office:value="2.59287543838557">
            <text:p>2.593</text:p>
          </table:table-cell>
          <table:table-cell table:style-name="ce2" office:value-type="float" office:value="2.59287543838557">
            <text:p>2.593</text:p>
          </table:table-cell>
          <table:table-cell table:style-name="ce2" office:value-type="float" office:value="5.66028423161055">
            <text:p>5.660</text:p>
          </table:table-cell>
          <table:table-cell table:style-name="ce2"/>
          <table:table-cell table:style-name="ce2" table:formula="of:=1/(1+EXP(-[.E164]))" office:value-type="float" office:value="0.383543822110297">
            <text:p>0.384</text:p>
          </table:table-cell>
          <table:table-cell table:style-name="ce2" table:formula="of:=1/(1+EXP(-[.F164]))" office:value-type="float" office:value="0.930401645073142">
            <text:p>0.930</text:p>
          </table:table-cell>
          <table:table-cell table:style-name="ce2" table:formula="of:=1/(1+EXP(-[.G164]))" office:value-type="float" office:value="0.930401645073142">
            <text:p>0.930</text:p>
          </table:table-cell>
          <table:table-cell table:style-name="ce2" table:formula="of:=1/(1+EXP(-[.H164]))" office:value-type="float" office:value="0.996530551780852">
            <text:p>0.997</text:p>
          </table:table-cell>
          <table:table-cell table:style-name="ce2"/>
          <table:table-cell table:style-name="ce2" table:formula="of:=[.J164]*(1-[.J164])" office:value-type="float" office:value="0.236437958631322">
            <text:p>0.236</text:p>
          </table:table-cell>
          <table:table-cell table:style-name="ce2" table:formula="of:=[.K164]*(1-[.K164])" office:value-type="float" office:value="0.0647544239183334">
            <text:p>0.065</text:p>
          </table:table-cell>
          <table:table-cell table:style-name="ce2" table:formula="of:=[.L164]*(1-[.L164])" office:value-type="float" office:value="0.0647544239183334">
            <text:p>0.065</text:p>
          </table:table-cell>
          <table:table-cell table:style-name="ce2" table:formula="of:=[.M164]*(1-[.M164])" office:value-type="float" office:value="0.00345741114820317">
            <text:p>0.003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21875180872">
            <text:p>0.7582187518</text:p>
          </table:table-cell>
          <table:table-cell office:value-type="float" office:value="0.930401645073142">
            <text:p>0.930401645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53399470754998">
            <text:p>-0.7533994708</text:p>
          </table:table-cell>
          <table:table-cell office:value-type="float" office:value="1.09850721072116">
            <text:p>1.0985072107</text:p>
          </table:table-cell>
          <table:table-cell office:value-type="float" office:value="1.09850721072116">
            <text:p>1.0985072107</text:p>
          </table:table-cell>
          <table:table-cell office:value-type="float" office:value="-1.61399775577579">
            <text:p>-1.6139977558</text:p>
          </table:table-cell>
          <table:table-cell/>
          <table:table-cell office:value-type="float" office:value="-0.17813223289923">
            <text:p>-0.1781322329</text:p>
          </table:table-cell>
          <table:table-cell office:value-type="float" office:value="0.0711332016003843">
            <text:p>0.0711332016</text:p>
          </table:table-cell>
          <table:table-cell office:value-type="float" office:value="0.0711332016003843">
            <text:p>0.0711332016</text:p>
          </table:table-cell>
          <table:table-cell office:value-type="float" office:value="-0.0055802538339941">
            <text:p>-0.0055802538</text:p>
          </table:table-cell>
          <table:table-cell/>
          <table:table-cell office:value-type="float" office:value="0.0655529477663902">
            <text:p>0.0655529478</text:p>
          </table:table-cell>
          <table:table-cell office:value-type="float" office:value="0.0655529477663902">
            <text:p>0.0655529478</text:p>
          </table:table-cell>
          <table:table-cell office:value-type="float" office:value="-0.0414460835324555">
            <text:p>-0.0414460835</text:p>
          </table:table-cell>
          <table:table-cell/>
          <table:table-cell office:value-type="float" office:value="3.13296174099137">
            <text:p>3.132961741</text:p>
          </table:table-cell>
          <table:table-cell office:value-type="float" office:value="3.13296174099137">
            <text:p>3.132961741</text:p>
          </table:table-cell>
          <table:table-cell office:value-type="float" office:value="-0.515979438371859">
            <text:p>-0.515979438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65]*(1-[.J165])" office:value-type="float" office:value="0">
            <text:p>0.000</text:p>
          </table:table-cell>
          <table:table-cell table:style-name="ce2" table:formula="of:=[.K165]*(1-[.K165])" office:value-type="float" office:value="0">
            <text:p>0.000</text:p>
          </table:table-cell>
          <table:table-cell table:style-name="ce2" table:formula="of:=[.L165]*(1-[.L165])" office:value-type="float" office:value="0">
            <text:p>0.000</text:p>
          </table:table-cell>
          <table:table-cell table:style-name="ce2" table:formula="of:=[.M165]*(1-[.M16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21875180872">
            <text:p>0.7582187518</text:p>
          </table:table-cell>
          <table:table-cell office:value-type="float" office:value="0.930401645073142">
            <text:p>0.930401645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5481593874294">
            <text:p>0.2154815939</text:p>
          </table:table-cell>
          <table:table-cell office:value-type="float" office:value="-0.314186688253698">
            <text:p>-0.3141866883</text:p>
          </table:table-cell>
          <table:table-cell office:value-type="float" office:value="-0.314186688253698">
            <text:p>-0.3141866883</text:p>
          </table:table-cell>
          <table:table-cell office:value-type="float" office:value="0.461623378332847">
            <text:p>0.461623378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8626744474513">
            <text:p>0.8386267445</text:p>
          </table:table-cell>
          <table:table-cell office:value-type="float" office:value="0.996530551780852">
            <text:p>0.996530551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63:.BY164]" office:value-type="float" office:value="0.516533193595615">
            <text:p>0.517</text:p>
          </table:table-cell>
          <table:table-cell table:style-name="ce2" office:value-type="float" office:value="0.516533193595615">
            <text:p>0.517</text:p>
          </table:table-cell>
          <table:table-cell table:style-name="ce2" office:value-type="float" office:value="0.628501581262163">
            <text:p>0.629</text:p>
          </table:table-cell>
          <table:table-cell table:style-name="ce2"/>
          <table:table-cell table:style-name="ce2" table:number-matrix-columns-spanned="4" table:number-matrix-rows-spanned="2" table:formula="of:=MMULT([.A168:.C169];[.$A$2:.$D$4])" office:value-type="float" office:value="0.628501581262163">
            <text:p>0.629</text:p>
          </table:table-cell>
          <table:table-cell table:style-name="ce2" office:value-type="float" office:value="1.14503477485778">
            <text:p>1.145</text:p>
          </table:table-cell>
          <table:table-cell table:style-name="ce2" office:value-type="float" office:value="1.14503477485778">
            <text:p>1.145</text:p>
          </table:table-cell>
          <table:table-cell table:style-name="ce2" office:value-type="float" office:value="1.66156796845339">
            <text:p>1.662</text:p>
          </table:table-cell>
          <table:table-cell table:style-name="ce2"/>
          <table:table-cell table:style-name="ce2" table:formula="of:=1/(1+EXP(-[.E168]))" office:value-type="float" office:value="0.652149622705878">
            <text:p>0.652</text:p>
          </table:table-cell>
          <table:table-cell table:style-name="ce2" table:formula="of:=1/(1+EXP(-[.F168]))" office:value-type="float" office:value="0.758602830067299">
            <text:p>0.759</text:p>
          </table:table-cell>
          <table:table-cell table:style-name="ce2" table:formula="of:=1/(1+EXP(-[.G168]))" office:value-type="float" office:value="0.758602830067299">
            <text:p>0.759</text:p>
          </table:table-cell>
          <table:table-cell table:style-name="ce2" table:formula="of:=1/(1+EXP(-[.H168]))" office:value-type="float" office:value="0.840448371893192">
            <text:p>0.840</text:p>
          </table:table-cell>
          <table:table-cell table:style-name="ce2"/>
          <table:table-cell table:style-name="ce2" table:formula="of:=[.J168]*(1-[.J168])" office:value-type="float" office:value="0.226850492310459">
            <text:p>0.227</text:p>
          </table:table-cell>
          <table:table-cell table:style-name="ce2" table:formula="of:=[.K168]*(1-[.K168])" office:value-type="float" office:value="0.183124576281184">
            <text:p>0.183</text:p>
          </table:table-cell>
          <table:table-cell table:style-name="ce2" table:formula="of:=[.L168]*(1-[.L168])" office:value-type="float" office:value="0.183124576281184">
            <text:p>0.183</text:p>
          </table:table-cell>
          <table:table-cell table:style-name="ce2" table:formula="of:=[.M168]*(1-[.M168])" office:value-type="float" office:value="0.134094906075275">
            <text:p>0.134</text:p>
          </table:table-cell>
          <table:table-cell table:style-name="ce2"/>
          <table:table-cell table:style-name="ce2" table:number-matrix-columns-spanned="3" table:number-matrix-rows-spanned="1" table:formula="of:=[.BE163:.BG163]" office:value-type="float" office:value="-1.83104261562852">
            <text:p>-1.831</text:p>
          </table:table-cell>
          <table:table-cell table:style-name="ce2" office:value-type="float" office:value="2.7312793255403">
            <text:p>2.731</text:p>
          </table:table-cell>
          <table:table-cell table:style-name="ce2" office:value-type="float" office:value="-0.781179766151869">
            <text:p>-0.781</text:p>
          </table:table-cell>
          <table:table-cell table:style-name="ce2"/>
          <table:table-cell table:style-name="ce2" table:number-matrix-columns-spanned="4" table:number-matrix-rows-spanned="1" table:formula="of:=MMULT([.T168:.V168];[.J168:.M170])" office:value-type="float" office:value="-0.954360820062639">
            <text:p>-0.954</text:p>
          </table:table-cell>
          <table:table-cell table:style-name="ce2" office:value-type="float" office:value="0.375192514119717">
            <text:p>0.375</text:p>
          </table:table-cell>
          <table:table-cell table:style-name="ce2" office:value-type="float" office:value="0.375192514119717">
            <text:p>0.375</text:p>
          </table:table-cell>
          <table:table-cell table:style-name="ce2" office:value-type="float" office:value="0.40253680779803">
            <text:p>0.403</text:p>
          </table:table-cell>
          <table:table-cell table:style-name="ce2"/>
          <table:table-cell table:style-name="ce2" table:formula="of:=1/(1+EXP(-[.X168]))" office:value-type="float" office:value="0.278008672045967">
            <text:p>0.278</text:p>
          </table:table-cell>
          <table:table-cell table:style-name="ce2" table:formula="of:=1/(1+EXP(-[.Y168]))" office:value-type="float" office:value="0.59271307451701">
            <text:p>0.593</text:p>
          </table:table-cell>
          <table:table-cell table:style-name="ce2" table:formula="of:=1/(1+EXP(-[.Z168]))" office:value-type="float" office:value="0.59271307451701">
            <text:p>0.593</text:p>
          </table:table-cell>
          <table:table-cell table:style-name="ce2" table:formula="of:=1/(1+EXP(-[.AA168]))" office:value-type="float" office:value="0.599297002569155">
            <text:p>0.599</text:p>
          </table:table-cell>
          <table:table-cell/>
          <table:table-cell table:style-name="ce2" table:formula="of:=[.AC168]*(1-[.AC168])" office:value-type="float" office:value="0.200719850313205">
            <text:p>0.201</text:p>
          </table:table-cell>
          <table:table-cell table:style-name="ce2" table:formula="of:=[.AD168]*(1-[.AD168])" office:value-type="float" office:value="0.241404285813603">
            <text:p>0.241</text:p>
          </table:table-cell>
          <table:table-cell table:style-name="ce2" table:formula="of:=[.AE168]*(1-[.AE168])" office:value-type="float" office:value="0.241404285813603">
            <text:p>0.241</text:p>
          </table:table-cell>
          <table:table-cell table:style-name="ce2" table:formula="of:=[.AF168]*(1-[.AF168])" office:value-type="float" office:value="0.240140105280781">
            <text:p>0.240</text:p>
          </table:table-cell>
          <table:table-cell/>
          <table:table-cell table:style-name="ce2" table:number-matrix-columns-spanned="4" table:number-matrix-rows-spanned="1" table:formula="of:=[.$AC$8:.$AF$8]-[.AC168:.AF168]" office:value-type="float" office:value="-0.27085588385707">
            <text:p>-0.271</text:p>
          </table:table-cell>
          <table:table-cell table:style-name="ce2" office:value-type="float" office:value="0.399642789654729">
            <text:p>0.400</text:p>
          </table:table-cell>
          <table:table-cell table:style-name="ce2" office:value-type="float" office:value="0.399642789654729">
            <text:p>0.400</text:p>
          </table:table-cell>
          <table:table-cell table:style-name="ce2" office:value-type="float" office:value="-0.592144214380258">
            <text:p>-0.592</text:p>
          </table:table-cell>
          <table:table-cell/>
          <table:table-cell table:number-matrix-columns-spanned="4" table:number-matrix-rows-spanned="1" table:formula="of:=[.AM168:.AP168]*[.AH168:.AK168]" office:value-type="float" office:value="-0.054366152464242">
            <text:p>-0.0543661525</text:p>
          </table:table-cell>
          <table:table-cell office:value-type="float" office:value="0.096475482217156">
            <text:p>0.0964754822</text:p>
          </table:table-cell>
          <table:table-cell office:value-type="float" office:value="0.096475482217156">
            <text:p>0.0964754822</text:p>
          </table:table-cell>
          <table:table-cell office:value-type="float" office:value="-0.142197573982681">
            <text:p>-0.142197574</text:p>
          </table:table-cell>
          <table:table-cell/>
          <table:table-cell table:number-matrix-columns-spanned="3" table:number-matrix-rows-spanned="4" table:formula="of:=TRANSPOSE([.J168:.M170])" office:value-type="float" office:value="0.652149622705878">
            <text:p>0.6521496227</text:p>
          </table:table-cell>
          <table:table-cell office:value-type="float" office:value="0.373792855048904">
            <text:p>0.37379285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68:.AU168];[.AW168:.AY171])" office:value-type="float" office:value="-0.00859143767434764">
            <text:p>-0.0085914377</text:p>
          </table:table-cell>
          <table:table-cell office:value-type="float" office:value="0.0177519085071">
            <text:p>0.0177519085</text:p>
          </table:table-cell>
          <table:table-cell office:value-type="float" office:value="-0.00361276201261071">
            <text:p>-0.003612762</text:p>
          </table:table-cell>
          <table:table-cell/>
          <table:table-cell table:number-matrix-columns-spanned="3" table:number-matrix-rows-spanned="1" table:formula="of:=[.T168:.V168]+[.BA168:.BC168]" office:value-type="float" office:value="-1.83963405330287">
            <text:p>-1.8396340533</text:p>
          </table:table-cell>
          <table:table-cell office:value-type="float" office:value="2.7490312340474">
            <text:p>2.749031234</text:p>
          </table:table-cell>
          <table:table-cell office:value-type="float" office:value="-0.784792528164479">
            <text:p>-0.7847925282</text:p>
          </table:table-cell>
          <table:table-cell/>
          <table:table-cell table:number-matrix-columns-spanned="4" table:number-matrix-rows-spanned="3" table:formula="of:=MMULT(TRANSPOSE([.BE168:.BG168]);[.AM168:.AP168])" office:value-type="float" office:value="0.498275707480914">
            <text:p>0.4982757075</text:p>
          </table:table-cell>
          <table:table-cell office:value-type="float" office:value="-0.735196485005796">
            <text:p>-0.735196485</text:p>
          </table:table-cell>
          <table:table-cell office:value-type="float" office:value="-0.735196485005796">
            <text:p>-0.735196485</text:p>
          </table:table-cell>
          <table:table-cell office:value-type="float" office:value="1.0893286612402">
            <text:p>1.0893286612</text:p>
          </table:table-cell>
          <table:table-cell/>
          <table:table-cell table:number-matrix-columns-spanned="4" table:number-matrix-rows-spanned="3" table:formula="of:=[.BI168:.BL170]*[.O168:.R170]" office:value-type="float" office:value="0.113034089548388">
            <text:p>0.1130340895</text:p>
          </table:table-cell>
          <table:table-cell office:value-type="float" office:value="-0.134632544800102">
            <text:p>-0.1346325448</text:p>
          </table:table-cell>
          <table:table-cell office:value-type="float" office:value="-0.134632544800102">
            <text:p>-0.1346325448</text:p>
          </table:table-cell>
          <table:table-cell office:value-type="float" office:value="0.146073424514109">
            <text:p>0.1460734245</text:p>
          </table:table-cell>
          <table:table-cell/>
          <table:table-cell table:number-matrix-columns-spanned="3" table:number-matrix-rows-spanned="2" table:formula="of:=MMULT([.BN168:.BQ169];[.$O$2:.$Q$5])" office:value-type="float" office:value="0.011440879714007">
            <text:p>0.0114408797</text:p>
          </table:table-cell>
          <table:table-cell office:value-type="float" office:value="0.011440879714007">
            <text:p>0.0114408797</text:p>
          </table:table-cell>
          <table:table-cell office:value-type="float" office:value="-0.0101575755377076">
            <text:p>-0.0101575755</text:p>
          </table:table-cell>
          <table:table-cell/>
          <table:table-cell table:number-matrix-columns-spanned="3" table:number-matrix-rows-spanned="2" table:formula="of:=[.A168:.C169]+[.BS168:.BU169]" office:value-type="float" office:value="0.527974073309622">
            <text:p>0.5279740733</text:p>
          </table:table-cell>
          <table:table-cell office:value-type="float" office:value="0.527974073309622">
            <text:p>0.5279740733</text:p>
          </table:table-cell>
          <table:table-cell office:value-type="float" office:value="0.618344005724455">
            <text:p>0.6183440057</text:p>
          </table:table-cell>
          <table:table-cell/>
          <table:table-cell table:formula="of:=SUMSQ([.AM168:.AP168])" office:value-type="float" office:value="0.743426399090037">
            <text:p>0.7434263991</text:p>
          </table:table-cell>
          <table:table-cell table:number-columns-repeated="945"/>
        </table:table-row>
        <table:table-row table:style-name="ro2">
          <table:table-cell table:style-name="ce2" office:value-type="float" office:value="3.13296174099137">
            <text:p>3.133</text:p>
          </table:table-cell>
          <table:table-cell table:style-name="ce2" office:value-type="float" office:value="3.13296174099137">
            <text:p>3.133</text:p>
          </table:table-cell>
          <table:table-cell table:style-name="ce2" office:value-type="float" office:value="-0.515979438371859">
            <text:p>-0.516</text:p>
          </table:table-cell>
          <table:table-cell table:style-name="ce2"/>
          <table:table-cell table:style-name="ce2" office:value-type="float" office:value="-0.515979438371859">
            <text:p>-0.516</text:p>
          </table:table-cell>
          <table:table-cell table:style-name="ce2" office:value-type="float" office:value="2.61698230261951">
            <text:p>2.617</text:p>
          </table:table-cell>
          <table:table-cell table:style-name="ce2" office:value-type="float" office:value="2.61698230261951">
            <text:p>2.617</text:p>
          </table:table-cell>
          <table:table-cell table:style-name="ce2" office:value-type="float" office:value="5.74994404361088">
            <text:p>5.750</text:p>
          </table:table-cell>
          <table:table-cell table:style-name="ce2"/>
          <table:table-cell table:style-name="ce2" table:formula="of:=1/(1+EXP(-[.E169]))" office:value-type="float" office:value="0.373792855048904">
            <text:p>0.374</text:p>
          </table:table-cell>
          <table:table-cell table:style-name="ce2" table:formula="of:=1/(1+EXP(-[.F169]))" office:value-type="float" office:value="0.931946566819079">
            <text:p>0.932</text:p>
          </table:table-cell>
          <table:table-cell table:style-name="ce2" table:formula="of:=1/(1+EXP(-[.G169]))" office:value-type="float" office:value="0.931946566819079">
            <text:p>0.932</text:p>
          </table:table-cell>
          <table:table-cell table:style-name="ce2" table:formula="of:=1/(1+EXP(-[.H169]))" office:value-type="float" office:value="0.996827140183971">
            <text:p>0.997</text:p>
          </table:table-cell>
          <table:table-cell table:style-name="ce2"/>
          <table:table-cell table:style-name="ce2" table:formula="of:=[.J169]*(1-[.J169])" office:value-type="float" office:value="0.234071756563293">
            <text:p>0.234</text:p>
          </table:table-cell>
          <table:table-cell table:style-name="ce2" table:formula="of:=[.K169]*(1-[.K169])" office:value-type="float" office:value="0.0634221634132107">
            <text:p>0.063</text:p>
          </table:table-cell>
          <table:table-cell table:style-name="ce2" table:formula="of:=[.L169]*(1-[.L169])" office:value-type="float" office:value="0.0634221634132107">
            <text:p>0.063</text:p>
          </table:table-cell>
          <table:table-cell table:style-name="ce2" table:formula="of:=[.M169]*(1-[.M169])" office:value-type="float" office:value="0.00316279277661638">
            <text:p>0.003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602830067299">
            <text:p>0.7586028301</text:p>
          </table:table-cell>
          <table:table-cell office:value-type="float" office:value="0.931946566819079">
            <text:p>0.931946566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44591284648601">
            <text:p>-0.7445912846</text:p>
          </table:table-cell>
          <table:table-cell office:value-type="float" office:value="1.09863051122269">
            <text:p>1.0986305112</text:p>
          </table:table-cell>
          <table:table-cell office:value-type="float" office:value="1.09863051122269">
            <text:p>1.0986305112</text:p>
          </table:table-cell>
          <table:table-cell office:value-type="float" office:value="-1.62782294039179">
            <text:p>-1.6278229404</text:p>
          </table:table-cell>
          <table:table-cell/>
          <table:table-cell office:value-type="float" office:value="-0.174287789919417">
            <text:p>-0.1742877899</text:p>
          </table:table-cell>
          <table:table-cell office:value-type="float" office:value="0.0696775238135043">
            <text:p>0.0696775238</text:p>
          </table:table-cell>
          <table:table-cell office:value-type="float" office:value="0.0696775238135043">
            <text:p>0.0696775238</text:p>
          </table:table-cell>
          <table:table-cell office:value-type="float" office:value="-0.00514846663748159">
            <text:p>-0.0051484666</text:p>
          </table:table-cell>
          <table:table-cell/>
          <table:table-cell office:value-type="float" office:value="0.0645290571760227">
            <text:p>0.0645290572</text:p>
          </table:table-cell>
          <table:table-cell office:value-type="float" office:value="0.0645290571760227">
            <text:p>0.0645290572</text:p>
          </table:table-cell>
          <table:table-cell office:value-type="float" office:value="-0.0400812089298899">
            <text:p>-0.0400812089</text:p>
          </table:table-cell>
          <table:table-cell/>
          <table:table-cell office:value-type="float" office:value="3.19749079816739">
            <text:p>3.1974907982</text:p>
          </table:table-cell>
          <table:table-cell office:value-type="float" office:value="3.19749079816739">
            <text:p>3.1974907982</text:p>
          </table:table-cell>
          <table:table-cell office:value-type="float" office:value="-0.556060647301749">
            <text:p>-0.556060647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70]*(1-[.J170])" office:value-type="float" office:value="0">
            <text:p>0.000</text:p>
          </table:table-cell>
          <table:table-cell table:style-name="ce2" table:formula="of:=[.K170]*(1-[.K170])" office:value-type="float" office:value="0">
            <text:p>0.000</text:p>
          </table:table-cell>
          <table:table-cell table:style-name="ce2" table:formula="of:=[.L170]*(1-[.L170])" office:value-type="float" office:value="0">
            <text:p>0.000</text:p>
          </table:table-cell>
          <table:table-cell table:style-name="ce2" table:formula="of:=[.M170]*(1-[.M17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602830067299">
            <text:p>0.7586028301</text:p>
          </table:table-cell>
          <table:table-cell office:value-type="float" office:value="0.931946566819079">
            <text:p>0.931946566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2565673860415">
            <text:p>0.2125656739</text:p>
          </table:table-cell>
          <table:table-cell office:value-type="float" office:value="-0.31363667525584">
            <text:p>-0.3136366753</text:p>
          </table:table-cell>
          <table:table-cell office:value-type="float" office:value="-0.31363667525584">
            <text:p>-0.3136366753</text:p>
          </table:table-cell>
          <table:table-cell office:value-type="float" office:value="0.464710355041453">
            <text:p>0.46471035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0448371893192">
            <text:p>0.8404483719</text:p>
          </table:table-cell>
          <table:table-cell office:value-type="float" office:value="0.996827140183971">
            <text:p>0.996827140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68:.BY169]" office:value-type="float" office:value="0.527974073309622">
            <text:p>0.528</text:p>
          </table:table-cell>
          <table:table-cell table:style-name="ce2" office:value-type="float" office:value="0.527974073309622">
            <text:p>0.528</text:p>
          </table:table-cell>
          <table:table-cell table:style-name="ce2" office:value-type="float" office:value="0.618344005724455">
            <text:p>0.618</text:p>
          </table:table-cell>
          <table:table-cell table:style-name="ce2"/>
          <table:table-cell table:style-name="ce2" table:number-matrix-columns-spanned="4" table:number-matrix-rows-spanned="2" table:formula="of:=MMULT([.A173:.C174];[.$A$2:.$D$4])" office:value-type="float" office:value="0.618344005724455">
            <text:p>0.618</text:p>
          </table:table-cell>
          <table:table-cell table:style-name="ce2" office:value-type="float" office:value="1.14631807903408">
            <text:p>1.146</text:p>
          </table:table-cell>
          <table:table-cell table:style-name="ce2" office:value-type="float" office:value="1.14631807903408">
            <text:p>1.146</text:p>
          </table:table-cell>
          <table:table-cell table:style-name="ce2" office:value-type="float" office:value="1.6742921523437">
            <text:p>1.674</text:p>
          </table:table-cell>
          <table:table-cell table:style-name="ce2"/>
          <table:table-cell table:style-name="ce2" table:formula="of:=1/(1+EXP(-[.E173]))" office:value-type="float" office:value="0.649841824901705">
            <text:p>0.650</text:p>
          </table:table-cell>
          <table:table-cell table:style-name="ce2" table:formula="of:=1/(1+EXP(-[.F173]))" office:value-type="float" office:value="0.75883775660443">
            <text:p>0.759</text:p>
          </table:table-cell>
          <table:table-cell table:style-name="ce2" table:formula="of:=1/(1+EXP(-[.G173]))" office:value-type="float" office:value="0.75883775660443">
            <text:p>0.759</text:p>
          </table:table-cell>
          <table:table-cell table:style-name="ce2" table:formula="of:=1/(1+EXP(-[.H173]))" office:value-type="float" office:value="0.842147237851205">
            <text:p>0.842</text:p>
          </table:table-cell>
          <table:table-cell table:style-name="ce2"/>
          <table:table-cell table:style-name="ce2" table:formula="of:=[.J173]*(1-[.J173])" office:value-type="float" office:value="0.227547427510127">
            <text:p>0.228</text:p>
          </table:table-cell>
          <table:table-cell table:style-name="ce2" table:formula="of:=[.K173]*(1-[.K173])" office:value-type="float" office:value="0.183003015755986">
            <text:p>0.183</text:p>
          </table:table-cell>
          <table:table-cell table:style-name="ce2" table:formula="of:=[.L173]*(1-[.L173])" office:value-type="float" office:value="0.183003015755986">
            <text:p>0.183</text:p>
          </table:table-cell>
          <table:table-cell table:style-name="ce2" table:formula="of:=[.M173]*(1-[.M173])" office:value-type="float" office:value="0.132935267630791">
            <text:p>0.133</text:p>
          </table:table-cell>
          <table:table-cell table:style-name="ce2"/>
          <table:table-cell table:style-name="ce2" table:number-matrix-columns-spanned="3" table:number-matrix-rows-spanned="1" table:formula="of:=[.BE168:.BG168]" office:value-type="float" office:value="-1.83963405330287">
            <text:p>-1.840</text:p>
          </table:table-cell>
          <table:table-cell table:style-name="ce2" office:value-type="float" office:value="2.7490312340474">
            <text:p>2.749</text:p>
          </table:table-cell>
          <table:table-cell table:style-name="ce2" office:value-type="float" office:value="-0.784792528164479">
            <text:p>-0.785</text:p>
          </table:table-cell>
          <table:table-cell table:style-name="ce2"/>
          <table:table-cell table:style-name="ce2" table:number-matrix-columns-spanned="4" table:number-matrix-rows-spanned="1" table:formula="of:=MMULT([.T173:.V173];[.J173:.M175])" office:value-type="float" office:value="-0.97835329726657">
            <text:p>-0.978</text:p>
          </table:table-cell>
          <table:table-cell table:style-name="ce2" office:value-type="float" office:value="0.38539163492564">
            <text:p>0.385</text:p>
          </table:table-cell>
          <table:table-cell table:style-name="ce2" office:value-type="float" office:value="0.38539163492564">
            <text:p>0.385</text:p>
          </table:table-cell>
          <table:table-cell table:style-name="ce2" office:value-type="float" office:value="0.407014079843427">
            <text:p>0.407</text:p>
          </table:table-cell>
          <table:table-cell table:style-name="ce2"/>
          <table:table-cell table:style-name="ce2" table:formula="of:=1/(1+EXP(-[.X173]))" office:value-type="float" office:value="0.273218647641567">
            <text:p>0.273</text:p>
          </table:table-cell>
          <table:table-cell table:style-name="ce2" table:formula="of:=1/(1+EXP(-[.Y173]))" office:value-type="float" office:value="0.595172838735657">
            <text:p>0.595</text:p>
          </table:table-cell>
          <table:table-cell table:style-name="ce2" table:formula="of:=1/(1+EXP(-[.Z173]))" office:value-type="float" office:value="0.595172838735657">
            <text:p>0.595</text:p>
          </table:table-cell>
          <table:table-cell table:style-name="ce2" table:formula="of:=1/(1+EXP(-[.AA173]))" office:value-type="float" office:value="0.600371695567552">
            <text:p>0.600</text:p>
          </table:table-cell>
          <table:table-cell/>
          <table:table-cell table:style-name="ce2" table:formula="of:=[.AC173]*(1-[.AC173])" office:value-type="float" office:value="0.19857021822248">
            <text:p>0.199</text:p>
          </table:table-cell>
          <table:table-cell table:style-name="ce2" table:formula="of:=[.AD173]*(1-[.AD173])" office:value-type="float" office:value="0.240942130766997">
            <text:p>0.241</text:p>
          </table:table-cell>
          <table:table-cell table:style-name="ce2" table:formula="of:=[.AE173]*(1-[.AE173])" office:value-type="float" office:value="0.240942130766997">
            <text:p>0.241</text:p>
          </table:table-cell>
          <table:table-cell table:style-name="ce2" table:formula="of:=[.AF173]*(1-[.AF173])" office:value-type="float" office:value="0.239925522728895">
            <text:p>0.240</text:p>
          </table:table-cell>
          <table:table-cell/>
          <table:table-cell table:style-name="ce2" table:number-matrix-columns-spanned="4" table:number-matrix-rows-spanned="1" table:formula="of:=[.$AC$8:.$AF$8]-[.AC173:.AF173]" office:value-type="float" office:value="-0.26606585945267">
            <text:p>-0.266</text:p>
          </table:table-cell>
          <table:table-cell table:style-name="ce2" office:value-type="float" office:value="0.397183025436083">
            <text:p>0.397</text:p>
          </table:table-cell>
          <table:table-cell table:style-name="ce2" office:value-type="float" office:value="0.397183025436083">
            <text:p>0.397</text:p>
          </table:table-cell>
          <table:table-cell table:style-name="ce2" office:value-type="float" office:value="-0.593218907378656">
            <text:p>-0.593</text:p>
          </table:table-cell>
          <table:table-cell/>
          <table:table-cell table:number-matrix-columns-spanned="4" table:number-matrix-rows-spanned="1" table:formula="of:=[.AM173:.AP173]*[.AH173:.AK173]" office:value-type="float" office:value="-0.0528327557730685">
            <text:p>-0.0528327558</text:p>
          </table:table-cell>
          <table:table-cell office:value-type="float" office:value="0.095698124453052">
            <text:p>0.0956981245</text:p>
          </table:table-cell>
          <table:table-cell office:value-type="float" office:value="0.095698124453052">
            <text:p>0.0956981245</text:p>
          </table:table-cell>
          <table:table-cell office:value-type="float" office:value="-0.142328356445488">
            <text:p>-0.1423283564</text:p>
          </table:table-cell>
          <table:table-cell/>
          <table:table-cell table:number-matrix-columns-spanned="3" table:number-matrix-rows-spanned="4" table:formula="of:=TRANSPOSE([.J173:.M175])" office:value-type="float" office:value="0.649841824901705">
            <text:p>0.6498418249</text:p>
          </table:table-cell>
          <table:table-cell office:value-type="float" office:value="0.364459438961141">
            <text:p>0.36445943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73:.AU173];[.AW173:.AY176])" office:value-type="float" office:value="-0.00895566653221502">
            <text:p>-0.0089556665</text:p>
          </table:table-cell>
          <table:table-cell office:value-type="float" office:value="0.0174942295122144">
            <text:p>0.0174942295</text:p>
          </table:table-cell>
          <table:table-cell office:value-type="float" office:value="-0.00376486331245224">
            <text:p>-0.0037648633</text:p>
          </table:table-cell>
          <table:table-cell/>
          <table:table-cell table:number-matrix-columns-spanned="3" table:number-matrix-rows-spanned="1" table:formula="of:=[.T173:.V173]+[.BA173:.BC173]" office:value-type="float" office:value="-1.84858971983508">
            <text:p>-1.8485897198</text:p>
          </table:table-cell>
          <table:table-cell office:value-type="float" office:value="2.76652546355961">
            <text:p>2.7665254636</text:p>
          </table:table-cell>
          <table:table-cell office:value-type="float" office:value="-0.788557391476932">
            <text:p>-0.7885573915</text:p>
          </table:table-cell>
          <table:table-cell/>
          <table:table-cell table:number-matrix-columns-spanned="4" table:number-matrix-rows-spanned="3" table:formula="of:=MMULT(TRANSPOSE([.BE173:.BG173]);[.AM173:.AP173])" office:value-type="float" office:value="0.491846612583293">
            <text:p>0.4918466126</text:p>
          </table:table-cell>
          <table:table-cell office:value-type="float" office:value="-0.734228457714139">
            <text:p>-0.7342284577</text:p>
          </table:table-cell>
          <table:table-cell office:value-type="float" office:value="-0.734228457714139">
            <text:p>-0.7342284577</text:p>
          </table:table-cell>
          <table:table-cell office:value-type="float" office:value="1.09661837379198">
            <text:p>1.0966183738</text:p>
          </table:table-cell>
          <table:table-cell/>
          <table:table-cell table:number-matrix-columns-spanned="4" table:number-matrix-rows-spanned="3" table:formula="of:=[.BI173:.BL175]*[.O173:.R175]" office:value-type="float" office:value="0.111918431422898">
            <text:p>0.1119184314</text:p>
          </table:table-cell>
          <table:table-cell office:value-type="float" office:value="-0.134366022015554">
            <text:p>-0.134366022</text:p>
          </table:table-cell>
          <table:table-cell office:value-type="float" office:value="-0.134366022015554">
            <text:p>-0.134366022</text:p>
          </table:table-cell>
          <table:table-cell office:value-type="float" office:value="0.14577925700888">
            <text:p>0.145779257</text:p>
          </table:table-cell>
          <table:table-cell/>
          <table:table-cell table:number-matrix-columns-spanned="3" table:number-matrix-rows-spanned="2" table:formula="of:=MMULT([.BN173:.BQ174];[.$O$2:.$Q$5])" office:value-type="float" office:value="0.0114132349933266">
            <text:p>0.011413235</text:p>
          </table:table-cell>
          <table:table-cell office:value-type="float" office:value="0.0114132349933266">
            <text:p>0.011413235</text:p>
          </table:table-cell>
          <table:table-cell office:value-type="float" office:value="-0.0110343555993288">
            <text:p>-0.0110343556</text:p>
          </table:table-cell>
          <table:table-cell/>
          <table:table-cell table:number-matrix-columns-spanned="3" table:number-matrix-rows-spanned="2" table:formula="of:=[.A173:.C174]+[.BS173:.BU174]" office:value-type="float" office:value="0.539387308302949">
            <text:p>0.5393873083</text:p>
          </table:table-cell>
          <table:table-cell office:value-type="float" office:value="0.539387308302949">
            <text:p>0.5393873083</text:p>
          </table:table-cell>
          <table:table-cell office:value-type="float" office:value="0.607309650125126">
            <text:p>0.6073096501</text:p>
          </table:table-cell>
          <table:table-cell/>
          <table:table-cell table:formula="of:=SUMSQ([.AM173:.AP173])" office:value-type="float" office:value="0.738208425026934">
            <text:p>0.738208425</text:p>
          </table:table-cell>
          <table:table-cell table:number-columns-repeated="945"/>
        </table:table-row>
        <table:table-row table:style-name="ro2">
          <table:table-cell table:style-name="ce2" office:value-type="float" office:value="3.19749079816739">
            <text:p>3.197</text:p>
          </table:table-cell>
          <table:table-cell table:style-name="ce2" office:value-type="float" office:value="3.19749079816739">
            <text:p>3.197</text:p>
          </table:table-cell>
          <table:table-cell table:style-name="ce2" office:value-type="float" office:value="-0.556060647301749">
            <text:p>-0.556</text:p>
          </table:table-cell>
          <table:table-cell table:style-name="ce2"/>
          <table:table-cell table:style-name="ce2" office:value-type="float" office:value="-0.556060647301749">
            <text:p>-0.556</text:p>
          </table:table-cell>
          <table:table-cell table:style-name="ce2" office:value-type="float" office:value="2.64143015086564">
            <text:p>2.641</text:p>
          </table:table-cell>
          <table:table-cell table:style-name="ce2" office:value-type="float" office:value="2.64143015086564">
            <text:p>2.641</text:p>
          </table:table-cell>
          <table:table-cell table:style-name="ce2" office:value-type="float" office:value="5.83892094903303">
            <text:p>5.839</text:p>
          </table:table-cell>
          <table:table-cell table:style-name="ce2"/>
          <table:table-cell table:style-name="ce2" table:formula="of:=1/(1+EXP(-[.E174]))" office:value-type="float" office:value="0.364459438961141">
            <text:p>0.364</text:p>
          </table:table-cell>
          <table:table-cell table:style-name="ce2" table:formula="of:=1/(1+EXP(-[.F174]))" office:value-type="float" office:value="0.933480823822222">
            <text:p>0.933</text:p>
          </table:table-cell>
          <table:table-cell table:style-name="ce2" table:formula="of:=1/(1+EXP(-[.G174]))" office:value-type="float" office:value="0.933480823822222">
            <text:p>0.933</text:p>
          </table:table-cell>
          <table:table-cell table:style-name="ce2" table:formula="of:=1/(1+EXP(-[.H174]))" office:value-type="float" office:value="0.997096471915413">
            <text:p>0.997</text:p>
          </table:table-cell>
          <table:table-cell table:style-name="ce2"/>
          <table:table-cell table:style-name="ce2" table:formula="of:=[.J174]*(1-[.J174])" office:value-type="float" office:value="0.231628756313271">
            <text:p>0.232</text:p>
          </table:table-cell>
          <table:table-cell table:style-name="ce2" table:formula="of:=[.K174]*(1-[.K174])" office:value-type="float" office:value="0.0620943753784079">
            <text:p>0.062</text:p>
          </table:table-cell>
          <table:table-cell table:style-name="ce2" table:formula="of:=[.L174]*(1-[.L174])" office:value-type="float" office:value="0.0620943753784079">
            <text:p>0.062</text:p>
          </table:table-cell>
          <table:table-cell table:style-name="ce2" table:formula="of:=[.M174]*(1-[.M174])" office:value-type="float" office:value="0.00289509760924917">
            <text:p>0.003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83775660443">
            <text:p>0.7588377566</text:p>
          </table:table-cell>
          <table:table-cell office:value-type="float" office:value="0.933480823822222">
            <text:p>0.933480823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6077975159686">
            <text:p>-0.7360779752</text:p>
          </table:table-cell>
          <table:table-cell office:value-type="float" office:value="1.09881695356257">
            <text:p>1.0988169536</text:p>
          </table:table-cell>
          <table:table-cell office:value-type="float" office:value="1.09881695356257">
            <text:p>1.0988169536</text:p>
          </table:table-cell>
          <table:table-cell office:value-type="float" office:value="-1.64115521272806">
            <text:p>-1.6411552127</text:p>
          </table:table-cell>
          <table:table-cell/>
          <table:table-cell office:value-type="float" office:value="-0.170496825935829">
            <text:p>-0.1704968259</text:p>
          </table:table-cell>
          <table:table-cell office:value-type="float" office:value="0.0682303523866726">
            <text:p>0.0682303524</text:p>
          </table:table-cell>
          <table:table-cell office:value-type="float" office:value="0.0682303523866726">
            <text:p>0.0682303524</text:p>
          </table:table-cell>
          <table:table-cell office:value-type="float" office:value="-0.00475130453277583">
            <text:p>-0.0047513045</text:p>
          </table:table-cell>
          <table:table-cell/>
          <table:table-cell office:value-type="float" office:value="0.0634790478538968">
            <text:p>0.0634790479</text:p>
          </table:table-cell>
          <table:table-cell office:value-type="float" office:value="0.0634790478538968">
            <text:p>0.0634790479</text:p>
          </table:table-cell>
          <table:table-cell office:value-type="float" office:value="-0.0387874256952596">
            <text:p>-0.0387874257</text:p>
          </table:table-cell>
          <table:table-cell/>
          <table:table-cell office:value-type="float" office:value="3.26096984602129">
            <text:p>3.260969846</text:p>
          </table:table-cell>
          <table:table-cell office:value-type="float" office:value="3.26096984602129">
            <text:p>3.260969846</text:p>
          </table:table-cell>
          <table:table-cell office:value-type="float" office:value="-0.594848072997008">
            <text:p>-0.59484807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75]*(1-[.J175])" office:value-type="float" office:value="0">
            <text:p>0.000</text:p>
          </table:table-cell>
          <table:table-cell table:style-name="ce2" table:formula="of:=[.K175]*(1-[.K175])" office:value-type="float" office:value="0">
            <text:p>0.000</text:p>
          </table:table-cell>
          <table:table-cell table:style-name="ce2" table:formula="of:=[.L175]*(1-[.L175])" office:value-type="float" office:value="0">
            <text:p>0.000</text:p>
          </table:table-cell>
          <table:table-cell table:style-name="ce2" table:formula="of:=[.M175]*(1-[.M17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83775660443">
            <text:p>0.7588377566</text:p>
          </table:table-cell>
          <table:table-cell office:value-type="float" office:value="0.933480823822222">
            <text:p>0.933480823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9808200091066">
            <text:p>0.2098082001</text:p>
          </table:table-cell>
          <table:table-cell office:value-type="float" office:value="-0.313201610476793">
            <text:p>-0.3132016105</text:p>
          </table:table-cell>
          <table:table-cell office:value-type="float" office:value="-0.313201610476793">
            <text:p>-0.3132016105</text:p>
          </table:table-cell>
          <table:table-cell office:value-type="float" office:value="0.467787154177308">
            <text:p>0.467787154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2147237851205">
            <text:p>0.8421472379</text:p>
          </table:table-cell>
          <table:table-cell office:value-type="float" office:value="0.997096471915413">
            <text:p>0.997096471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73:.BY174]" office:value-type="float" office:value="0.539387308302949">
            <text:p>0.539</text:p>
          </table:table-cell>
          <table:table-cell table:style-name="ce2" office:value-type="float" office:value="0.539387308302949">
            <text:p>0.539</text:p>
          </table:table-cell>
          <table:table-cell table:style-name="ce2" office:value-type="float" office:value="0.607309650125126">
            <text:p>0.607</text:p>
          </table:table-cell>
          <table:table-cell table:style-name="ce2"/>
          <table:table-cell table:style-name="ce2" table:number-matrix-columns-spanned="4" table:number-matrix-rows-spanned="2" table:formula="of:=MMULT([.A178:.C179];[.$A$2:.$D$4])" office:value-type="float" office:value="0.607309650125126">
            <text:p>0.607</text:p>
          </table:table-cell>
          <table:table-cell table:style-name="ce2" office:value-type="float" office:value="1.14669695842808">
            <text:p>1.147</text:p>
          </table:table-cell>
          <table:table-cell table:style-name="ce2" office:value-type="float" office:value="1.14669695842808">
            <text:p>1.147</text:p>
          </table:table-cell>
          <table:table-cell table:style-name="ce2" office:value-type="float" office:value="1.68608426673102">
            <text:p>1.686</text:p>
          </table:table-cell>
          <table:table-cell table:style-name="ce2"/>
          <table:table-cell table:style-name="ce2" table:formula="of:=1/(1+EXP(-[.E178]))" office:value-type="float" office:value="0.647326852913996">
            <text:p>0.647</text:p>
          </table:table-cell>
          <table:table-cell table:style-name="ce2" table:formula="of:=1/(1+EXP(-[.F178]))" office:value-type="float" office:value="0.758907085876307">
            <text:p>0.759</text:p>
          </table:table-cell>
          <table:table-cell table:style-name="ce2" table:formula="of:=1/(1+EXP(-[.G178]))" office:value-type="float" office:value="0.758907085876307">
            <text:p>0.759</text:p>
          </table:table-cell>
          <table:table-cell table:style-name="ce2" table:formula="of:=1/(1+EXP(-[.H178]))" office:value-type="float" office:value="0.843708508477589">
            <text:p>0.844</text:p>
          </table:table-cell>
          <table:table-cell table:style-name="ce2"/>
          <table:table-cell table:style-name="ce2" table:formula="of:=[.J178]*(1-[.J178])" office:value-type="float" office:value="0.228294798410458">
            <text:p>0.228</text:p>
          </table:table-cell>
          <table:table-cell table:style-name="ce2" table:formula="of:=[.K178]*(1-[.K178])" office:value-type="float" office:value="0.182967120883039">
            <text:p>0.183</text:p>
          </table:table-cell>
          <table:table-cell table:style-name="ce2" table:formula="of:=[.L178]*(1-[.L178])" office:value-type="float" office:value="0.182967120883039">
            <text:p>0.183</text:p>
          </table:table-cell>
          <table:table-cell table:style-name="ce2" table:formula="of:=[.M178]*(1-[.M178])" office:value-type="float" office:value="0.131864461200111">
            <text:p>0.132</text:p>
          </table:table-cell>
          <table:table-cell table:style-name="ce2"/>
          <table:table-cell table:style-name="ce2" table:number-matrix-columns-spanned="3" table:number-matrix-rows-spanned="1" table:formula="of:=[.BE173:.BG173]" office:value-type="float" office:value="-1.84858971983508">
            <text:p>-1.849</text:p>
          </table:table-cell>
          <table:table-cell table:style-name="ce2" office:value-type="float" office:value="2.76652546355961">
            <text:p>2.767</text:p>
          </table:table-cell>
          <table:table-cell table:style-name="ce2" office:value-type="float" office:value="-0.788557391476932">
            <text:p>-0.789</text:p>
          </table:table-cell>
          <table:table-cell table:style-name="ce2"/>
          <table:table-cell table:style-name="ce2" table:number-matrix-columns-spanned="4" table:number-matrix-rows-spanned="1" table:formula="of:=MMULT([.T178:.V178];[.J178:.M180])" office:value-type="float" office:value="-1.00163501645916">
            <text:p>-1.002</text:p>
          </table:table-cell>
          <table:table-cell table:style-name="ce2" office:value-type="float" office:value="0.39522977679504">
            <text:p>0.395</text:p>
          </table:table-cell>
          <table:table-cell table:style-name="ce2" office:value-type="float" office:value="0.39522977679504">
            <text:p>0.395</text:p>
          </table:table-cell>
          <table:table-cell table:style-name="ce2" office:value-type="float" office:value="0.410940631342434">
            <text:p>0.411</text:p>
          </table:table-cell>
          <table:table-cell table:style-name="ce2"/>
          <table:table-cell table:style-name="ce2" table:formula="of:=1/(1+EXP(-[.X178]))" office:value-type="float" office:value="0.268620079092822">
            <text:p>0.269</text:p>
          </table:table-cell>
          <table:table-cell table:style-name="ce2" table:formula="of:=1/(1+EXP(-[.Y178]))" office:value-type="float" office:value="0.597541025109805">
            <text:p>0.598</text:p>
          </table:table-cell>
          <table:table-cell table:style-name="ce2" table:formula="of:=1/(1+EXP(-[.Z178]))" office:value-type="float" office:value="0.597541025109805">
            <text:p>0.598</text:p>
          </table:table-cell>
          <table:table-cell table:style-name="ce2" table:formula="of:=1/(1+EXP(-[.AA178]))" office:value-type="float" office:value="0.60131340313782">
            <text:p>0.601</text:p>
          </table:table-cell>
          <table:table-cell/>
          <table:table-cell table:style-name="ce2" table:formula="of:=[.AC178]*(1-[.AC178])" office:value-type="float" office:value="0.196463332200988">
            <text:p>0.196</text:p>
          </table:table-cell>
          <table:table-cell table:style-name="ce2" table:formula="of:=[.AD178]*(1-[.AD178])" office:value-type="float" office:value="0.240485748420528">
            <text:p>0.240</text:p>
          </table:table-cell>
          <table:table-cell table:style-name="ce2" table:formula="of:=[.AE178]*(1-[.AE178])" office:value-type="float" office:value="0.240485748420528">
            <text:p>0.240</text:p>
          </table:table-cell>
          <table:table-cell table:style-name="ce2" table:formula="of:=[.AF178]*(1-[.AF178])" office:value-type="float" office:value="0.239735594344634">
            <text:p>0.240</text:p>
          </table:table-cell>
          <table:table-cell/>
          <table:table-cell table:style-name="ce2" table:number-matrix-columns-spanned="4" table:number-matrix-rows-spanned="1" table:formula="of:=[.$AC$8:.$AF$8]-[.AC178:.AF178]" office:value-type="float" office:value="-0.261467290903925">
            <text:p>-0.261</text:p>
          </table:table-cell>
          <table:table-cell table:style-name="ce2" office:value-type="float" office:value="0.394814839061934">
            <text:p>0.395</text:p>
          </table:table-cell>
          <table:table-cell table:style-name="ce2" office:value-type="float" office:value="0.394814839061934">
            <text:p>0.395</text:p>
          </table:table-cell>
          <table:table-cell table:style-name="ce2" office:value-type="float" office:value="-0.594160614948923">
            <text:p>-0.594</text:p>
          </table:table-cell>
          <table:table-cell/>
          <table:table-cell table:number-matrix-columns-spanned="4" table:number-matrix-rows-spanned="1" table:formula="of:=[.AM178:.AP178]*[.AH178:.AK178]" office:value-type="float" office:value="-0.0513687352325502">
            <text:p>-0.0513687352</text:p>
          </table:table-cell>
          <table:table-cell office:value-type="float" office:value="0.0949473420593397">
            <text:p>0.0949473421</text:p>
          </table:table-cell>
          <table:table-cell office:value-type="float" office:value="0.0949473420593397">
            <text:p>0.0949473421</text:p>
          </table:table-cell>
          <table:table-cell office:value-type="float" office:value="-0.142441448160953">
            <text:p>-0.1424414482</text:p>
          </table:table-cell>
          <table:table-cell/>
          <table:table-cell table:number-matrix-columns-spanned="3" table:number-matrix-rows-spanned="4" table:formula="of:=TRANSPOSE([.J178:.M180])" office:value-type="float" office:value="0.647326852913996">
            <text:p>0.6473268529</text:p>
          </table:table-cell>
          <table:table-cell office:value-type="float" office:value="0.355523256027529">
            <text:p>0.35552325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78:.AU178];[.AW178:.AY181])" office:value-type="float" office:value="-0.00931900214161581">
            <text:p>-0.0093190021</text:p>
          </table:table-cell>
          <table:table-cell office:value-type="float" office:value="0.0172256399290196">
            <text:p>0.0172256399</text:p>
          </table:table-cell>
          <table:table-cell office:value-type="float" office:value="-0.00391549927482393">
            <text:p>-0.0039154993</text:p>
          </table:table-cell>
          <table:table-cell/>
          <table:table-cell table:number-matrix-columns-spanned="3" table:number-matrix-rows-spanned="1" table:formula="of:=[.T178:.V178]+[.BA178:.BC178]" office:value-type="float" office:value="-1.8579087219767">
            <text:p>-1.857908722</text:p>
          </table:table-cell>
          <table:table-cell office:value-type="float" office:value="2.78375110348863">
            <text:p>2.7837511035</text:p>
          </table:table-cell>
          <table:table-cell office:value-type="float" office:value="-0.792472890751756">
            <text:p>-0.7924728908</text:p>
          </table:table-cell>
          <table:table-cell/>
          <table:table-cell table:number-matrix-columns-spanned="4" table:number-matrix-rows-spanned="3" table:formula="of:=MMULT(TRANSPOSE([.BE178:.BG178]);[.AM178:.AP178])" office:value-type="float" office:value="0.485782360282022">
            <text:p>0.4857823603</text:p>
          </table:table-cell>
          <table:table-cell office:value-type="float" office:value="-0.733529933058995">
            <text:p>-0.7335299331</text:p>
          </table:table-cell>
          <table:table-cell office:value-type="float" office:value="-0.733529933058995">
            <text:p>-0.7335299331</text:p>
          </table:table-cell>
          <table:table-cell office:value-type="float" office:value="1.10389618876864">
            <text:p>1.1038961888</text:p>
          </table:table-cell>
          <table:table-cell/>
          <table:table-cell table:number-matrix-columns-spanned="4" table:number-matrix-rows-spanned="3" table:formula="of:=[.BI178:.BL180]*[.O178:.R180]" office:value-type="float" office:value="0.110901586011941">
            <text:p>0.110901586</text:p>
          </table:table-cell>
          <table:table-cell office:value-type="float" office:value="-0.134211859933332">
            <text:p>-0.1342118599</text:p>
          </table:table-cell>
          <table:table-cell office:value-type="float" office:value="-0.134211859933332">
            <text:p>-0.1342118599</text:p>
          </table:table-cell>
          <table:table-cell office:value-type="float" office:value="0.145564676152833">
            <text:p>0.1455646762</text:p>
          </table:table-cell>
          <table:table-cell/>
          <table:table-cell table:number-matrix-columns-spanned="3" table:number-matrix-rows-spanned="2" table:formula="of:=MMULT([.BN178:.BQ179];[.$O$2:.$Q$5])" office:value-type="float" office:value="0.0113528162195008">
            <text:p>0.0113528162</text:p>
          </table:table-cell>
          <table:table-cell office:value-type="float" office:value="0.0113528162195008">
            <text:p>0.0113528162</text:p>
          </table:table-cell>
          <table:table-cell office:value-type="float" office:value="-0.0119574577018909">
            <text:p>-0.0119574577</text:p>
          </table:table-cell>
          <table:table-cell/>
          <table:table-cell table:number-matrix-columns-spanned="3" table:number-matrix-rows-spanned="2" table:formula="of:=[.A178:.C179]+[.BS178:.BU179]" office:value-type="float" office:value="0.55074012452245">
            <text:p>0.5507401245</text:p>
          </table:table-cell>
          <table:table-cell office:value-type="float" office:value="0.55074012452245">
            <text:p>0.5507401245</text:p>
          </table:table-cell>
          <table:table-cell office:value-type="float" office:value="0.595352192423235">
            <text:p>0.5953521924</text:p>
          </table:table-cell>
          <table:table-cell/>
          <table:table-cell table:formula="of:=SUMSQ([.AM178:.AP178])" office:value-type="float" office:value="0.733149494856122">
            <text:p>0.7331494949</text:p>
          </table:table-cell>
          <table:table-cell table:number-columns-repeated="945"/>
        </table:table-row>
        <table:table-row table:style-name="ro2">
          <table:table-cell table:style-name="ce2" office:value-type="float" office:value="3.26096984602129">
            <text:p>3.261</text:p>
          </table:table-cell>
          <table:table-cell table:style-name="ce2" office:value-type="float" office:value="3.26096984602129">
            <text:p>3.261</text:p>
          </table:table-cell>
          <table:table-cell table:style-name="ce2" office:value-type="float" office:value="-0.594848072997008">
            <text:p>-0.595</text:p>
          </table:table-cell>
          <table:table-cell table:style-name="ce2"/>
          <table:table-cell table:style-name="ce2" office:value-type="float" office:value="-0.594848072997008">
            <text:p>-0.595</text:p>
          </table:table-cell>
          <table:table-cell table:style-name="ce2" office:value-type="float" office:value="2.66612177302428">
            <text:p>2.666</text:p>
          </table:table-cell>
          <table:table-cell table:style-name="ce2" office:value-type="float" office:value="2.66612177302428">
            <text:p>2.666</text:p>
          </table:table-cell>
          <table:table-cell table:style-name="ce2" office:value-type="float" office:value="5.92709161904557">
            <text:p>5.927</text:p>
          </table:table-cell>
          <table:table-cell table:style-name="ce2"/>
          <table:table-cell table:style-name="ce2" table:formula="of:=1/(1+EXP(-[.E179]))" office:value-type="float" office:value="0.355523256027529">
            <text:p>0.356</text:p>
          </table:table-cell>
          <table:table-cell table:style-name="ce2" table:formula="of:=1/(1+EXP(-[.F179]))" office:value-type="float" office:value="0.934997721728787">
            <text:p>0.935</text:p>
          </table:table-cell>
          <table:table-cell table:style-name="ce2" table:formula="of:=1/(1+EXP(-[.G179]))" office:value-type="float" office:value="0.934997721728787">
            <text:p>0.935</text:p>
          </table:table-cell>
          <table:table-cell table:style-name="ce2" table:formula="of:=1/(1+EXP(-[.H179]))" office:value-type="float" office:value="0.997340864731562">
            <text:p>0.997</text:p>
          </table:table-cell>
          <table:table-cell table:style-name="ce2"/>
          <table:table-cell table:style-name="ce2" table:formula="of:=[.J179]*(1-[.J179])" office:value-type="float" office:value="0.229126470451113">
            <text:p>0.229</text:p>
          </table:table-cell>
          <table:table-cell table:style-name="ce2" table:formula="of:=[.K179]*(1-[.K179])" office:value-type="float" office:value="0.0607769820907645">
            <text:p>0.061</text:p>
          </table:table-cell>
          <table:table-cell table:style-name="ce2" table:formula="of:=[.L179]*(1-[.L179])" office:value-type="float" office:value="0.0607769820907645">
            <text:p>0.061</text:p>
          </table:table-cell>
          <table:table-cell table:style-name="ce2" table:formula="of:=[.M179]*(1-[.M179])" office:value-type="float" office:value="0.00265206426806168">
            <text:p>0.003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907085876307">
            <text:p>0.7589070859</text:p>
          </table:table-cell>
          <table:table-cell office:value-type="float" office:value="0.934997721728787">
            <text:p>0.934997721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7859859579985">
            <text:p>-0.7278598596</text:p>
          </table:table-cell>
          <table:table-cell office:value-type="float" office:value="1.09906624391235">
            <text:p>1.0990662439</text:p>
          </table:table-cell>
          <table:table-cell office:value-type="float" office:value="1.09906624391235">
            <text:p>1.0990662439</text:p>
          </table:table-cell>
          <table:table-cell office:value-type="float" office:value="-1.65399526751355">
            <text:p>-1.6539952675</text:p>
          </table:table-cell>
          <table:table-cell/>
          <table:table-cell office:value-type="float" office:value="-0.166771960608605">
            <text:p>-0.1667719606</text:p>
          </table:table-cell>
          <table:table-cell office:value-type="float" office:value="0.0667979294228244">
            <text:p>0.0667979294</text:p>
          </table:table-cell>
          <table:table-cell office:value-type="float" office:value="0.0667979294228244">
            <text:p>0.0667979294</text:p>
          </table:table-cell>
          <table:table-cell office:value-type="float" office:value="-0.0043865017485158">
            <text:p>-0.0043865017</text:p>
          </table:table-cell>
          <table:table-cell/>
          <table:table-cell office:value-type="float" office:value="0.0624114276743086">
            <text:p>0.0624114277</text:p>
          </table:table-cell>
          <table:table-cell office:value-type="float" office:value="0.0624114276743086">
            <text:p>0.0624114277</text:p>
          </table:table-cell>
          <table:table-cell office:value-type="float" office:value="-0.0375626035114717">
            <text:p>-0.0375626035</text:p>
          </table:table-cell>
          <table:table-cell/>
          <table:table-cell office:value-type="float" office:value="3.3233812736956">
            <text:p>3.3233812737</text:p>
          </table:table-cell>
          <table:table-cell office:value-type="float" office:value="3.3233812736956">
            <text:p>3.3233812737</text:p>
          </table:table-cell>
          <table:table-cell office:value-type="float" office:value="-0.63241067650848">
            <text:p>-0.632410676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80]*(1-[.J180])" office:value-type="float" office:value="0">
            <text:p>0.000</text:p>
          </table:table-cell>
          <table:table-cell table:style-name="ce2" table:formula="of:=[.K180]*(1-[.K180])" office:value-type="float" office:value="0">
            <text:p>0.000</text:p>
          </table:table-cell>
          <table:table-cell table:style-name="ce2" table:formula="of:=[.L180]*(1-[.L180])" office:value-type="float" office:value="0">
            <text:p>0.000</text:p>
          </table:table-cell>
          <table:table-cell table:style-name="ce2" table:formula="of:=[.M180]*(1-[.M18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907085876307">
            <text:p>0.7589070859</text:p>
          </table:table-cell>
          <table:table-cell office:value-type="float" office:value="0.934997721728787">
            <text:p>0.934997721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7205739859664">
            <text:p>0.2072057399</text:p>
          </table:table-cell>
          <table:table-cell office:value-type="float" office:value="-0.3128800568231">
            <text:p>-0.3128800568</text:p>
          </table:table-cell>
          <table:table-cell office:value-type="float" office:value="-0.3128800568231">
            <text:p>-0.3128800568</text:p>
          </table:table-cell>
          <table:table-cell office:value-type="float" office:value="0.470856180099414">
            <text:p>0.470856180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3708508477589">
            <text:p>0.8437085085</text:p>
          </table:table-cell>
          <table:table-cell office:value-type="float" office:value="0.997340864731562">
            <text:p>0.997340864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78:.BY179]" office:value-type="float" office:value="0.55074012452245">
            <text:p>0.551</text:p>
          </table:table-cell>
          <table:table-cell table:style-name="ce2" office:value-type="float" office:value="0.55074012452245">
            <text:p>0.551</text:p>
          </table:table-cell>
          <table:table-cell table:style-name="ce2" office:value-type="float" office:value="0.595352192423235">
            <text:p>0.595</text:p>
          </table:table-cell>
          <table:table-cell table:style-name="ce2"/>
          <table:table-cell table:style-name="ce2" table:number-matrix-columns-spanned="4" table:number-matrix-rows-spanned="2" table:formula="of:=MMULT([.A183:.C184];[.$A$2:.$D$4])" office:value-type="float" office:value="0.595352192423235">
            <text:p>0.595</text:p>
          </table:table-cell>
          <table:table-cell table:style-name="ce2" office:value-type="float" office:value="1.14609231694569">
            <text:p>1.146</text:p>
          </table:table-cell>
          <table:table-cell table:style-name="ce2" office:value-type="float" office:value="1.14609231694569">
            <text:p>1.146</text:p>
          </table:table-cell>
          <table:table-cell table:style-name="ce2" office:value-type="float" office:value="1.69683244146814">
            <text:p>1.697</text:p>
          </table:table-cell>
          <table:table-cell table:style-name="ce2"/>
          <table:table-cell table:style-name="ce2" table:formula="of:=1/(1+EXP(-[.E183]))" office:value-type="float" office:value="0.644592242662664">
            <text:p>0.645</text:p>
          </table:table-cell>
          <table:table-cell table:style-name="ce2" table:formula="of:=1/(1+EXP(-[.F183]))" office:value-type="float" office:value="0.758796439047164">
            <text:p>0.759</text:p>
          </table:table-cell>
          <table:table-cell table:style-name="ce2" table:formula="of:=1/(1+EXP(-[.G183]))" office:value-type="float" office:value="0.758796439047164">
            <text:p>0.759</text:p>
          </table:table-cell>
          <table:table-cell table:style-name="ce2" table:formula="of:=1/(1+EXP(-[.H183]))" office:value-type="float" office:value="0.845120580622139">
            <text:p>0.845</text:p>
          </table:table-cell>
          <table:table-cell table:style-name="ce2"/>
          <table:table-cell table:style-name="ce2" table:formula="of:=[.J183]*(1-[.J183])" office:value-type="float" office:value="0.229093083361781">
            <text:p>0.229</text:p>
          </table:table-cell>
          <table:table-cell table:style-name="ce2" table:formula="of:=[.K183]*(1-[.K183])" office:value-type="float" office:value="0.183024403136507">
            <text:p>0.183</text:p>
          </table:table-cell>
          <table:table-cell table:style-name="ce2" table:formula="of:=[.L183]*(1-[.L183])" office:value-type="float" office:value="0.183024403136507">
            <text:p>0.183</text:p>
          </table:table-cell>
          <table:table-cell table:style-name="ce2" table:formula="of:=[.M183]*(1-[.M183])" office:value-type="float" office:value="0.130891784831038">
            <text:p>0.131</text:p>
          </table:table-cell>
          <table:table-cell table:style-name="ce2"/>
          <table:table-cell table:style-name="ce2" table:number-matrix-columns-spanned="3" table:number-matrix-rows-spanned="1" table:formula="of:=[.BE178:.BG178]" office:value-type="float" office:value="-1.8579087219767">
            <text:p>-1.858</text:p>
          </table:table-cell>
          <table:table-cell table:style-name="ce2" office:value-type="float" office:value="2.78375110348863">
            <text:p>2.784</text:p>
          </table:table-cell>
          <table:table-cell table:style-name="ce2" office:value-type="float" office:value="-0.792472890751756">
            <text:p>-0.792</text:p>
          </table:table-cell>
          <table:table-cell table:style-name="ce2"/>
          <table:table-cell table:style-name="ce2" table:number-matrix-columns-spanned="4" table:number-matrix-rows-spanned="1" table:formula="of:=MMULT([.T183:.V183];[.J183:.M185])" office:value-type="float" office:value="-1.02420467368443">
            <text:p>-1.024</text:p>
          </table:table-cell>
          <table:table-cell table:style-name="ce2" office:value-type="float" office:value="0.404712480311616">
            <text:p>0.405</text:p>
          </table:table-cell>
          <table:table-cell table:style-name="ce2" office:value-type="float" office:value="0.404712480311616">
            <text:p>0.405</text:p>
          </table:table-cell>
          <table:table-cell table:style-name="ce2" office:value-type="float" office:value="0.414335989191753">
            <text:p>0.414</text:p>
          </table:table-cell>
          <table:table-cell table:style-name="ce2"/>
          <table:table-cell table:style-name="ce2" table:formula="of:=1/(1+EXP(-[.X183]))" office:value-type="float" office:value="0.264209190653895">
            <text:p>0.264</text:p>
          </table:table-cell>
          <table:table-cell table:style-name="ce2" table:formula="of:=1/(1+EXP(-[.Y183]))" office:value-type="float" office:value="0.599819355741566">
            <text:p>0.600</text:p>
          </table:table-cell>
          <table:table-cell table:style-name="ce2" table:formula="of:=1/(1+EXP(-[.Z183]))" office:value-type="float" office:value="0.599819355741566">
            <text:p>0.600</text:p>
          </table:table-cell>
          <table:table-cell table:style-name="ce2" table:formula="of:=1/(1+EXP(-[.AA183]))" office:value-type="float" office:value="0.602127110576606">
            <text:p>0.602</text:p>
          </table:table-cell>
          <table:table-cell/>
          <table:table-cell table:style-name="ce2" table:formula="of:=[.AC183]*(1-[.AC183])" office:value-type="float" office:value="0.194402694227909">
            <text:p>0.194</text:p>
          </table:table-cell>
          <table:table-cell table:style-name="ce2" table:formula="of:=[.AD183]*(1-[.AD183])" office:value-type="float" office:value="0.240036096219339">
            <text:p>0.240</text:p>
          </table:table-cell>
          <table:table-cell table:style-name="ce2" table:formula="of:=[.AE183]*(1-[.AE183])" office:value-type="float" office:value="0.240036096219339">
            <text:p>0.240</text:p>
          </table:table-cell>
          <table:table-cell table:style-name="ce2" table:formula="of:=[.AF183]*(1-[.AF183])" office:value-type="float" office:value="0.239570053285274">
            <text:p>0.240</text:p>
          </table:table-cell>
          <table:table-cell/>
          <table:table-cell table:style-name="ce2" table:number-matrix-columns-spanned="4" table:number-matrix-rows-spanned="1" table:formula="of:=[.$AC$8:.$AF$8]-[.AC183:.AF183]" office:value-type="float" office:value="-0.257056402464998">
            <text:p>-0.257</text:p>
          </table:table-cell>
          <table:table-cell table:style-name="ce2" office:value-type="float" office:value="0.392536508430173">
            <text:p>0.393</text:p>
          </table:table-cell>
          <table:table-cell table:style-name="ce2" office:value-type="float" office:value="0.392536508430173">
            <text:p>0.393</text:p>
          </table:table-cell>
          <table:table-cell table:style-name="ce2" office:value-type="float" office:value="-0.594974322387709">
            <text:p>-0.595</text:p>
          </table:table-cell>
          <table:table-cell/>
          <table:table-cell table:number-matrix-columns-spanned="4" table:number-matrix-rows-spanned="1" table:formula="of:=[.AM183:.AP183]*[.AH183:.AK183]" office:value-type="float" office:value="-0.0499724572077293">
            <text:p>-0.0499724572</text:p>
          </table:table-cell>
          <table:table-cell office:value-type="float" office:value="0.0942229311071483">
            <text:p>0.0942229311</text:p>
          </table:table-cell>
          <table:table-cell office:value-type="float" office:value="0.0942229311071483">
            <text:p>0.0942229311</text:p>
          </table:table-cell>
          <table:table-cell office:value-type="float" office:value="-0.142538030117793">
            <text:p>-0.1425380301</text:p>
          </table:table-cell>
          <table:table-cell/>
          <table:table-cell table:number-matrix-columns-spanned="3" table:number-matrix-rows-spanned="4" table:formula="of:=TRANSPOSE([.J183:.M185])" office:value-type="float" office:value="0.644592242662664">
            <text:p>0.6445922427</text:p>
          </table:table-cell>
          <table:table-cell office:value-type="float" office:value="0.346964125355308">
            <text:p>0.346964125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83:.AU183];[.AW183:.AY186])" office:value-type="float" office:value="-0.00968163183539873">
            <text:p>-0.0096816318</text:p>
          </table:table-cell>
          <table:table-cell office:value-type="float" office:value="0.0169487449225482">
            <text:p>0.0169487449</text:p>
          </table:table-cell>
          <table:table-cell office:value-type="float" office:value="-0.00406462511122591">
            <text:p>-0.0040646251</text:p>
          </table:table-cell>
          <table:table-cell/>
          <table:table-cell table:number-matrix-columns-spanned="3" table:number-matrix-rows-spanned="1" table:formula="of:=[.T183:.V183]+[.BA183:.BC183]" office:value-type="float" office:value="-1.8675903538121">
            <text:p>-1.8675903538</text:p>
          </table:table-cell>
          <table:table-cell office:value-type="float" office:value="2.80069984841118">
            <text:p>2.8006998484</text:p>
          </table:table-cell>
          <table:table-cell office:value-type="float" office:value="-0.796537515862982">
            <text:p>-0.7965375159</text:p>
          </table:table-cell>
          <table:table-cell/>
          <table:table-cell table:number-matrix-columns-spanned="4" table:number-matrix-rows-spanned="3" table:formula="of:=MMULT(TRANSPOSE([.BE183:.BG183]);[.AM183:.AP183])" office:value-type="float" office:value="0.480076057629272">
            <text:p>0.4800760576</text:p>
          </table:table-cell>
          <table:table-cell office:value-type="float" office:value="-0.733097396663273">
            <text:p>-0.7330973967</text:p>
          </table:table-cell>
          <table:table-cell office:value-type="float" office:value="-0.733097396663273">
            <text:p>-0.7330973967</text:p>
          </table:table-cell>
          <table:table-cell office:value-type="float" office:value="1.11116830525718">
            <text:p>1.1111683053</text:p>
          </table:table-cell>
          <table:table-cell/>
          <table:table-cell table:number-matrix-columns-spanned="4" table:number-matrix-rows-spanned="3" table:formula="of:=[.BI183:.BL185]*[.O183:.R185]" office:value-type="float" office:value="0.109982104290458">
            <text:p>0.1099821043</text:p>
          </table:table-cell>
          <table:table-cell office:value-type="float" office:value="-0.134174713465223">
            <text:p>-0.1341747135</text:p>
          </table:table-cell>
          <table:table-cell office:value-type="float" office:value="-0.134174713465223">
            <text:p>-0.1341747135</text:p>
          </table:table-cell>
          <table:table-cell office:value-type="float" office:value="0.145442802722791">
            <text:p>0.1454428027</text:p>
          </table:table-cell>
          <table:table-cell/>
          <table:table-cell table:number-matrix-columns-spanned="3" table:number-matrix-rows-spanned="2" table:formula="of:=MMULT([.BN183:.BQ184];[.$O$2:.$Q$5])" office:value-type="float" office:value="0.0112680892575682">
            <text:p>0.0112680893</text:p>
          </table:table-cell>
          <table:table-cell office:value-type="float" office:value="0.0112680892575682">
            <text:p>0.0112680893</text:p>
          </table:table-cell>
          <table:table-cell office:value-type="float" office:value="-0.0129245199171968">
            <text:p>-0.0129245199</text:p>
          </table:table-cell>
          <table:table-cell/>
          <table:table-cell table:number-matrix-columns-spanned="3" table:number-matrix-rows-spanned="2" table:formula="of:=[.A183:.C184]+[.BS183:.BU184]" office:value-type="float" office:value="0.562008213780018">
            <text:p>0.5620082138</text:p>
          </table:table-cell>
          <table:table-cell office:value-type="float" office:value="0.562008213780018">
            <text:p>0.5620082138</text:p>
          </table:table-cell>
          <table:table-cell office:value-type="float" office:value="0.582427672506039">
            <text:p>0.5824276725</text:p>
          </table:table-cell>
          <table:table-cell/>
          <table:table-cell table:formula="of:=SUMSQ([.AM183:.AP183])" office:value-type="float" office:value="0.728242259250064">
            <text:p>0.7282422593</text:p>
          </table:table-cell>
          <table:table-cell table:number-columns-repeated="945"/>
        </table:table-row>
        <table:table-row table:style-name="ro2">
          <table:table-cell table:style-name="ce2" office:value-type="float" office:value="3.3233812736956">
            <text:p>3.323</text:p>
          </table:table-cell>
          <table:table-cell table:style-name="ce2" office:value-type="float" office:value="3.3233812736956">
            <text:p>3.323</text:p>
          </table:table-cell>
          <table:table-cell table:style-name="ce2" office:value-type="float" office:value="-0.63241067650848">
            <text:p>-0.632</text:p>
          </table:table-cell>
          <table:table-cell table:style-name="ce2"/>
          <table:table-cell table:style-name="ce2" office:value-type="float" office:value="-0.63241067650848">
            <text:p>-0.632</text:p>
          </table:table-cell>
          <table:table-cell table:style-name="ce2" office:value-type="float" office:value="2.69097059718712">
            <text:p>2.691</text:p>
          </table:table-cell>
          <table:table-cell table:style-name="ce2" office:value-type="float" office:value="2.69097059718712">
            <text:p>2.691</text:p>
          </table:table-cell>
          <table:table-cell table:style-name="ce2" office:value-type="float" office:value="6.01435187088271">
            <text:p>6.014</text:p>
          </table:table-cell>
          <table:table-cell table:style-name="ce2"/>
          <table:table-cell table:style-name="ce2" table:formula="of:=1/(1+EXP(-[.E184]))" office:value-type="float" office:value="0.346964125355308">
            <text:p>0.347</text:p>
          </table:table-cell>
          <table:table-cell table:style-name="ce2" table:formula="of:=1/(1+EXP(-[.F184]))" office:value-type="float" office:value="0.936491732363172">
            <text:p>0.936</text:p>
          </table:table-cell>
          <table:table-cell table:style-name="ce2" table:formula="of:=1/(1+EXP(-[.G184]))" office:value-type="float" office:value="0.936491732363172">
            <text:p>0.936</text:p>
          </table:table-cell>
          <table:table-cell table:style-name="ce2" table:formula="of:=1/(1+EXP(-[.H184]))" office:value-type="float" office:value="0.997562524294383">
            <text:p>0.998</text:p>
          </table:table-cell>
          <table:table-cell table:style-name="ce2"/>
          <table:table-cell table:style-name="ce2" table:formula="of:=[.J184]*(1-[.J184])" office:value-type="float" office:value="0.226580021071734">
            <text:p>0.227</text:p>
          </table:table-cell>
          <table:table-cell table:style-name="ce2" table:formula="of:=[.K184]*(1-[.K184])" office:value-type="float" office:value="0.0594749675785975">
            <text:p>0.059</text:p>
          </table:table-cell>
          <table:table-cell table:style-name="ce2" table:formula="of:=[.L184]*(1-[.L184])" office:value-type="float" office:value="0.0594749675785975">
            <text:p>0.059</text:p>
          </table:table-cell>
          <table:table-cell table:style-name="ce2" table:formula="of:=[.M184]*(1-[.M184])" office:value-type="float" office:value="0.00243153441780156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796439047164">
            <text:p>0.758796439</text:p>
          </table:table-cell>
          <table:table-cell office:value-type="float" office:value="0.936491732363172">
            <text:p>0.936491732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19937827416844">
            <text:p>-0.7199378274</text:p>
          </table:table-cell>
          <table:table-cell office:value-type="float" office:value="1.09937693965624">
            <text:p>1.0993769397</text:p>
          </table:table-cell>
          <table:table-cell office:value-type="float" office:value="1.09937693965624">
            <text:p>1.0993769397</text:p>
          </table:table-cell>
          <table:table-cell office:value-type="float" office:value="-1.6663444945198">
            <text:p>-1.6663444945</text:p>
          </table:table-cell>
          <table:table-cell/>
          <table:table-cell office:value-type="float" office:value="-0.163123528106447">
            <text:p>-0.1631235281</text:p>
          </table:table-cell>
          <table:table-cell office:value-type="float" office:value="0.0653854078427125">
            <text:p>0.0653854078</text:p>
          </table:table-cell>
          <table:table-cell office:value-type="float" office:value="0.0653854078427125">
            <text:p>0.0653854078</text:p>
          </table:table-cell>
          <table:table-cell office:value-type="float" office:value="-0.00405177399033904">
            <text:p>-0.004051774</text:p>
          </table:table-cell>
          <table:table-cell/>
          <table:table-cell office:value-type="float" office:value="0.0613336338523735">
            <text:p>0.0613336339</text:p>
          </table:table-cell>
          <table:table-cell office:value-type="float" office:value="0.0613336338523735">
            <text:p>0.0613336339</text:p>
          </table:table-cell>
          <table:table-cell office:value-type="float" office:value="-0.0364044864113611">
            <text:p>-0.0364044864</text:p>
          </table:table-cell>
          <table:table-cell/>
          <table:table-cell office:value-type="float" office:value="3.38471490754797">
            <text:p>3.3847149075</text:p>
          </table:table-cell>
          <table:table-cell office:value-type="float" office:value="3.38471490754797">
            <text:p>3.3847149075</text:p>
          </table:table-cell>
          <table:table-cell office:value-type="float" office:value="-0.668815162919841">
            <text:p>-0.668815162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85]*(1-[.J185])" office:value-type="float" office:value="0">
            <text:p>0.000</text:p>
          </table:table-cell>
          <table:table-cell table:style-name="ce2" table:formula="of:=[.K185]*(1-[.K185])" office:value-type="float" office:value="0">
            <text:p>0.000</text:p>
          </table:table-cell>
          <table:table-cell table:style-name="ce2" table:formula="of:=[.L185]*(1-[.L185])" office:value-type="float" office:value="0">
            <text:p>0.000</text:p>
          </table:table-cell>
          <table:table-cell table:style-name="ce2" table:formula="of:=[.M185]*(1-[.M18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796439047164">
            <text:p>0.758796439</text:p>
          </table:table-cell>
          <table:table-cell office:value-type="float" office:value="0.936491732363172">
            <text:p>0.936491732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4755068256145">
            <text:p>0.2047550683</text:p>
          </table:table-cell>
          <table:table-cell office:value-type="float" office:value="-0.312670055310498">
            <text:p>-0.3126700553</text:p>
          </table:table-cell>
          <table:table-cell office:value-type="float" office:value="-0.312670055310498">
            <text:p>-0.3126700553</text:p>
          </table:table-cell>
          <table:table-cell office:value-type="float" office:value="0.473919368756967">
            <text:p>0.473919368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5120580622139">
            <text:p>0.8451205806</text:p>
          </table:table-cell>
          <table:table-cell office:value-type="float" office:value="0.997562524294383">
            <text:p>0.997562524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83:.BY184]" office:value-type="float" office:value="0.562008213780018">
            <text:p>0.562</text:p>
          </table:table-cell>
          <table:table-cell table:style-name="ce2" office:value-type="float" office:value="0.562008213780018">
            <text:p>0.562</text:p>
          </table:table-cell>
          <table:table-cell table:style-name="ce2" office:value-type="float" office:value="0.582427672506039">
            <text:p>0.582</text:p>
          </table:table-cell>
          <table:table-cell table:style-name="ce2"/>
          <table:table-cell table:style-name="ce2" table:number-matrix-columns-spanned="4" table:number-matrix-rows-spanned="2" table:formula="of:=MMULT([.A188:.C189];[.$A$2:.$D$4])" office:value-type="float" office:value="0.582427672506039">
            <text:p>0.582</text:p>
          </table:table-cell>
          <table:table-cell table:style-name="ce2" office:value-type="float" office:value="1.14443588628606">
            <text:p>1.144</text:p>
          </table:table-cell>
          <table:table-cell table:style-name="ce2" office:value-type="float" office:value="1.14443588628606">
            <text:p>1.144</text:p>
          </table:table-cell>
          <table:table-cell table:style-name="ce2" office:value-type="float" office:value="1.70644410006607">
            <text:p>1.706</text:p>
          </table:table-cell>
          <table:table-cell table:style-name="ce2"/>
          <table:table-cell table:style-name="ce2" table:formula="of:=1/(1+EXP(-[.E188]))" office:value-type="float" office:value="0.641625822234165">
            <text:p>0.642</text:p>
          </table:table-cell>
          <table:table-cell table:style-name="ce2" table:formula="of:=1/(1+EXP(-[.F188]))" office:value-type="float" office:value="0.75849314186676">
            <text:p>0.758</text:p>
          </table:table-cell>
          <table:table-cell table:style-name="ce2" table:formula="of:=1/(1+EXP(-[.G188]))" office:value-type="float" office:value="0.75849314186676">
            <text:p>0.758</text:p>
          </table:table-cell>
          <table:table-cell table:style-name="ce2" table:formula="of:=1/(1+EXP(-[.H188]))" office:value-type="float" office:value="0.846374498644444">
            <text:p>0.846</text:p>
          </table:table-cell>
          <table:table-cell table:style-name="ce2"/>
          <table:table-cell table:style-name="ce2" table:formula="of:=[.J188]*(1-[.J188])" office:value-type="float" office:value="0.229942126476497">
            <text:p>0.230</text:p>
          </table:table-cell>
          <table:table-cell table:style-name="ce2" table:formula="of:=[.K188]*(1-[.K188])" office:value-type="float" office:value="0.183181295607851">
            <text:p>0.183</text:p>
          </table:table-cell>
          <table:table-cell table:style-name="ce2" table:formula="of:=[.L188]*(1-[.L188])" office:value-type="float" office:value="0.183181295607851">
            <text:p>0.183</text:p>
          </table:table-cell>
          <table:table-cell table:style-name="ce2" table:formula="of:=[.M188]*(1-[.M188])" office:value-type="float" office:value="0.13002470668881">
            <text:p>0.130</text:p>
          </table:table-cell>
          <table:table-cell table:style-name="ce2"/>
          <table:table-cell table:style-name="ce2" table:number-matrix-columns-spanned="3" table:number-matrix-rows-spanned="1" table:formula="of:=[.BE183:.BG183]" office:value-type="float" office:value="-1.8675903538121">
            <text:p>-1.868</text:p>
          </table:table-cell>
          <table:table-cell table:style-name="ce2" office:value-type="float" office:value="2.80069984841118">
            <text:p>2.801</text:p>
          </table:table-cell>
          <table:table-cell table:style-name="ce2" office:value-type="float" office:value="-0.796537515862982">
            <text:p>-0.797</text:p>
          </table:table-cell>
          <table:table-cell table:style-name="ce2"/>
          <table:table-cell table:style-name="ce2" table:number-matrix-columns-spanned="4" table:number-matrix-rows-spanned="1" table:formula="of:=MMULT([.T188:.V188];[.J188:.M190])" office:value-type="float" office:value="-1.04606048015529">
            <text:p>-1.046</text:p>
          </table:table-cell>
          <table:table-cell table:style-name="ce2" office:value-type="float" office:value="0.413847839338942">
            <text:p>0.414</text:p>
          </table:table-cell>
          <table:table-cell table:style-name="ce2" office:value-type="float" office:value="0.413847839338942">
            <text:p>0.414</text:p>
          </table:table-cell>
          <table:table-cell table:style-name="ce2" office:value-type="float" office:value="0.417217783714565">
            <text:p>0.417</text:p>
          </table:table-cell>
          <table:table-cell table:style-name="ce2"/>
          <table:table-cell table:style-name="ce2" table:formula="of:=1/(1+EXP(-[.X188]))" office:value-type="float" office:value="0.259982314025471">
            <text:p>0.260</text:p>
          </table:table-cell>
          <table:table-cell table:style-name="ce2" table:formula="of:=1/(1+EXP(-[.Y188]))" office:value-type="float" office:value="0.602010158662236">
            <text:p>0.602</text:p>
          </table:table-cell>
          <table:table-cell table:style-name="ce2" table:formula="of:=1/(1+EXP(-[.Z188]))" office:value-type="float" office:value="0.602010158662236">
            <text:p>0.602</text:p>
          </table:table-cell>
          <table:table-cell table:style-name="ce2" table:formula="of:=1/(1+EXP(-[.AA188]))" office:value-type="float" office:value="0.602817298637542">
            <text:p>0.603</text:p>
          </table:table-cell>
          <table:table-cell/>
          <table:table-cell table:style-name="ce2" table:formula="of:=[.AC188]*(1-[.AC188])" office:value-type="float" office:value="0.192391510419432">
            <text:p>0.192</text:p>
          </table:table-cell>
          <table:table-cell table:style-name="ce2" table:formula="of:=[.AD188]*(1-[.AD188])" office:value-type="float" office:value="0.239593927529705">
            <text:p>0.240</text:p>
          </table:table-cell>
          <table:table-cell table:style-name="ce2" table:formula="of:=[.AE188]*(1-[.AE188])" office:value-type="float" office:value="0.239593927529705">
            <text:p>0.240</text:p>
          </table:table-cell>
          <table:table-cell table:style-name="ce2" table:formula="of:=[.AF188]*(1-[.AF188])" office:value-type="float" office:value="0.239428603100878">
            <text:p>0.239</text:p>
          </table:table-cell>
          <table:table-cell/>
          <table:table-cell table:style-name="ce2" table:number-matrix-columns-spanned="4" table:number-matrix-rows-spanned="1" table:formula="of:=[.$AC$8:.$AF$8]-[.AC188:.AF188]" office:value-type="float" office:value="-0.252829525836574">
            <text:p>-0.253</text:p>
          </table:table-cell>
          <table:table-cell table:style-name="ce2" office:value-type="float" office:value="0.390345705509504">
            <text:p>0.390</text:p>
          </table:table-cell>
          <table:table-cell table:style-name="ce2" office:value-type="float" office:value="0.390345705509504">
            <text:p>0.390</text:p>
          </table:table-cell>
          <table:table-cell table:style-name="ce2" office:value-type="float" office:value="-0.595664510448646">
            <text:p>-0.596</text:p>
          </table:table-cell>
          <table:table-cell/>
          <table:table-cell table:number-matrix-columns-spanned="4" table:number-matrix-rows-spanned="1" table:formula="of:=[.AM188:.AP188]*[.AH188:.AK188]" office:value-type="float" office:value="-0.0486422543543275">
            <text:p>-0.0486422544</text:p>
          </table:table-cell>
          <table:table-cell office:value-type="float" office:value="0.0935244606773758">
            <text:p>0.0935244607</text:p>
          </table:table-cell>
          <table:table-cell office:value-type="float" office:value="0.0935244606773758">
            <text:p>0.0935244607</text:p>
          </table:table-cell>
          <table:table-cell office:value-type="float" office:value="-0.142619121653488">
            <text:p>-0.1426191217</text:p>
          </table:table-cell>
          <table:table-cell/>
          <table:table-cell table:number-matrix-columns-spanned="3" table:number-matrix-rows-spanned="4" table:formula="of:=TRANSPOSE([.J188:.M190])" office:value-type="float" office:value="0.641625822234165">
            <text:p>0.6416258222</text:p>
          </table:table-cell>
          <table:table-cell office:value-type="float" office:value="0.338762196387165">
            <text:p>0.338762196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88:.AU188];[.AW188:.AY191])" office:value-type="float" office:value="-0.0100439899908465">
            <text:p>-0.01004399</text:p>
          </table:table-cell>
          <table:table-cell office:value-type="float" office:value="0.0166657848352557">
            <text:p>0.0166657848</text:p>
          </table:table-cell>
          <table:table-cell office:value-type="float" office:value="-0.00421245465306372">
            <text:p>-0.0042124547</text:p>
          </table:table-cell>
          <table:table-cell/>
          <table:table-cell table:number-matrix-columns-spanned="3" table:number-matrix-rows-spanned="1" table:formula="of:=[.T188:.V188]+[.BA188:.BC188]" office:value-type="float" office:value="-1.87763434380295">
            <text:p>-1.8776343438</text:p>
          </table:table-cell>
          <table:table-cell office:value-type="float" office:value="2.81736563324644">
            <text:p>2.8173656332</text:p>
          </table:table-cell>
          <table:table-cell office:value-type="float" office:value="-0.800749970516045">
            <text:p>-0.8007499705</text:p>
          </table:table-cell>
          <table:table-cell/>
          <table:table-cell table:number-matrix-columns-spanned="4" table:number-matrix-rows-spanned="3" table:formula="of:=MMULT(TRANSPOSE([.BE188:.BG188]);[.AM188:.AP188])" office:value-type="float" office:value="0.474721400838166">
            <text:p>0.4747214008</text:p>
          </table:table-cell>
          <table:table-cell office:value-type="float" office:value="-0.732926502620635">
            <text:p>-0.7329265026</text:p>
          </table:table-cell>
          <table:table-cell office:value-type="float" office:value="-0.732926502620635">
            <text:p>-0.7329265026</text:p>
          </table:table-cell>
          <table:table-cell office:value-type="float" office:value="1.11844014220295">
            <text:p>1.1184401422</text:p>
          </table:table-cell>
          <table:table-cell/>
          <table:table-cell table:number-matrix-columns-spanned="4" table:number-matrix-rows-spanned="3" table:formula="of:=[.BI188:.BL190]*[.O188:.R190]" office:value-type="float" office:value="0.109158448392629">
            <text:p>0.1091584484</text:p>
          </table:table-cell>
          <table:table-cell office:value-type="float" office:value="-0.134258426335379">
            <text:p>-0.1342584263</text:p>
          </table:table-cell>
          <table:table-cell office:value-type="float" office:value="-0.134258426335379">
            <text:p>-0.1342584263</text:p>
          </table:table-cell>
          <table:table-cell office:value-type="float" office:value="0.145424851438929">
            <text:p>0.1454248514</text:p>
          </table:table-cell>
          <table:table-cell/>
          <table:table-cell table:number-matrix-columns-spanned="3" table:number-matrix-rows-spanned="2" table:formula="of:=MMULT([.BN188:.BQ189];[.$O$2:.$Q$5])" office:value-type="float" office:value="0.0111664251035496">
            <text:p>0.0111664251</text:p>
          </table:table-cell>
          <table:table-cell office:value-type="float" office:value="0.0111664251035496">
            <text:p>0.0111664251</text:p>
          </table:table-cell>
          <table:table-cell office:value-type="float" office:value="-0.0139335528392001">
            <text:p>-0.0139335528</text:p>
          </table:table-cell>
          <table:table-cell/>
          <table:table-cell table:number-matrix-columns-spanned="3" table:number-matrix-rows-spanned="2" table:formula="of:=[.A188:.C189]+[.BS188:.BU189]" office:value-type="float" office:value="0.573174638883568">
            <text:p>0.5731746389</text:p>
          </table:table-cell>
          <table:table-cell office:value-type="float" office:value="0.573174638883568">
            <text:p>0.5731746389</text:p>
          </table:table-cell>
          <table:table-cell office:value-type="float" office:value="0.568494119666839">
            <text:p>0.5684941197</text:p>
          </table:table-cell>
          <table:table-cell/>
          <table:table-cell table:formula="of:=SUMSQ([.AM188:.AP188])" office:value-type="float" office:value="0.723478517762196">
            <text:p>0.7234785178</text:p>
          </table:table-cell>
          <table:table-cell table:number-columns-repeated="945"/>
        </table:table-row>
        <table:table-row table:style-name="ro2">
          <table:table-cell table:style-name="ce2" office:value-type="float" office:value="3.38471490754797">
            <text:p>3.385</text:p>
          </table:table-cell>
          <table:table-cell table:style-name="ce2" office:value-type="float" office:value="3.38471490754797">
            <text:p>3.385</text:p>
          </table:table-cell>
          <table:table-cell table:style-name="ce2" office:value-type="float" office:value="-0.668815162919841">
            <text:p>-0.669</text:p>
          </table:table-cell>
          <table:table-cell table:style-name="ce2"/>
          <table:table-cell table:style-name="ce2" office:value-type="float" office:value="-0.668815162919841">
            <text:p>-0.669</text:p>
          </table:table-cell>
          <table:table-cell table:style-name="ce2" office:value-type="float" office:value="2.71589974462813">
            <text:p>2.716</text:p>
          </table:table-cell>
          <table:table-cell table:style-name="ce2" office:value-type="float" office:value="2.71589974462813">
            <text:p>2.716</text:p>
          </table:table-cell>
          <table:table-cell table:style-name="ce2" office:value-type="float" office:value="6.1006146521761">
            <text:p>6.101</text:p>
          </table:table-cell>
          <table:table-cell table:style-name="ce2"/>
          <table:table-cell table:style-name="ce2" table:formula="of:=1/(1+EXP(-[.E189]))" office:value-type="float" office:value="0.338762196387165">
            <text:p>0.339</text:p>
          </table:table-cell>
          <table:table-cell table:style-name="ce2" table:formula="of:=1/(1+EXP(-[.F189]))" office:value-type="float" office:value="0.937958357756602">
            <text:p>0.938</text:p>
          </table:table-cell>
          <table:table-cell table:style-name="ce2" table:formula="of:=1/(1+EXP(-[.G189]))" office:value-type="float" office:value="0.937958357756602">
            <text:p>0.938</text:p>
          </table:table-cell>
          <table:table-cell table:style-name="ce2" table:formula="of:=1/(1+EXP(-[.H189]))" office:value-type="float" office:value="0.997763523479222">
            <text:p>0.998</text:p>
          </table:table-cell>
          <table:table-cell table:style-name="ce2"/>
          <table:table-cell table:style-name="ce2" table:formula="of:=[.J189]*(1-[.J189])" office:value-type="float" office:value="0.224002370686109">
            <text:p>0.224</text:p>
          </table:table-cell>
          <table:table-cell table:style-name="ce2" table:formula="of:=[.K189]*(1-[.K189])" office:value-type="float" office:value="0.0581924768711399">
            <text:p>0.058</text:p>
          </table:table-cell>
          <table:table-cell table:style-name="ce2" table:formula="of:=[.L189]*(1-[.L189])" office:value-type="float" office:value="0.0581924768711399">
            <text:p>0.058</text:p>
          </table:table-cell>
          <table:table-cell table:style-name="ce2" table:formula="of:=[.M189]*(1-[.M189])" office:value-type="float" office:value="0.00223147469354975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849314186676">
            <text:p>0.7584931419</text:p>
          </table:table-cell>
          <table:table-cell office:value-type="float" office:value="0.937958357756602">
            <text:p>0.937958357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12313217161957">
            <text:p>-0.7123132172</text:p>
          </table:table-cell>
          <table:table-cell office:value-type="float" office:value="1.09974657578781">
            <text:p>1.0997465758</text:p>
          </table:table-cell>
          <table:table-cell office:value-type="float" office:value="1.09974657578781">
            <text:p>1.0997465758</text:p>
          </table:table-cell>
          <table:table-cell office:value-type="float" office:value="-1.67820472068258">
            <text:p>-1.6782047207</text:p>
          </table:table-cell>
          <table:table-cell/>
          <table:table-cell office:value-type="float" office:value="-0.159559849315327">
            <text:p>-0.1595598493</text:p>
          </table:table-cell>
          <table:table-cell office:value-type="float" office:value="0.0639969771756474">
            <text:p>0.0639969772</text:p>
          </table:table-cell>
          <table:table-cell office:value-type="float" office:value="0.0639969771756474">
            <text:p>0.0639969772</text:p>
          </table:table-cell>
          <table:table-cell office:value-type="float" office:value="-0.0037448713647989">
            <text:p>-0.0037448714</text:p>
          </table:table-cell>
          <table:table-cell/>
          <table:table-cell office:value-type="float" office:value="0.0602521058108485">
            <text:p>0.0602521058</text:p>
          </table:table-cell>
          <table:table-cell office:value-type="float" office:value="0.0602521058108485">
            <text:p>0.0602521058</text:p>
          </table:table-cell>
          <table:table-cell office:value-type="float" office:value="-0.0353107663288315">
            <text:p>-0.0353107663</text:p>
          </table:table-cell>
          <table:table-cell/>
          <table:table-cell office:value-type="float" office:value="3.44496701335882">
            <text:p>3.4449670134</text:p>
          </table:table-cell>
          <table:table-cell office:value-type="float" office:value="3.44496701335882">
            <text:p>3.4449670134</text:p>
          </table:table-cell>
          <table:table-cell office:value-type="float" office:value="-0.704125929248673">
            <text:p>-0.704125929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90]*(1-[.J190])" office:value-type="float" office:value="0">
            <text:p>0.000</text:p>
          </table:table-cell>
          <table:table-cell table:style-name="ce2" table:formula="of:=[.K190]*(1-[.K190])" office:value-type="float" office:value="0">
            <text:p>0.000</text:p>
          </table:table-cell>
          <table:table-cell table:style-name="ce2" table:formula="of:=[.L190]*(1-[.L190])" office:value-type="float" office:value="0">
            <text:p>0.000</text:p>
          </table:table-cell>
          <table:table-cell table:style-name="ce2" table:formula="of:=[.M190]*(1-[.M19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849314186676">
            <text:p>0.7584931419</text:p>
          </table:table-cell>
          <table:table-cell office:value-type="float" office:value="0.937958357756602">
            <text:p>0.937958357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2453235359223">
            <text:p>0.2024532354</text:p>
          </table:table-cell>
          <table:table-cell office:value-type="float" office:value="-0.3125693121778">
            <text:p>-0.3125693122</text:p>
          </table:table-cell>
          <table:table-cell office:value-type="float" office:value="-0.3125693121778">
            <text:p>-0.3125693122</text:p>
          </table:table-cell>
          <table:table-cell office:value-type="float" office:value="0.476978339179207">
            <text:p>0.476978339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6374498644444">
            <text:p>0.8463744986</text:p>
          </table:table-cell>
          <table:table-cell office:value-type="float" office:value="0.997763523479222">
            <text:p>0.997763523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88:.BY189]" office:value-type="float" office:value="0.573174638883568">
            <text:p>0.573</text:p>
          </table:table-cell>
          <table:table-cell table:style-name="ce2" office:value-type="float" office:value="0.573174638883568">
            <text:p>0.573</text:p>
          </table:table-cell>
          <table:table-cell table:style-name="ce2" office:value-type="float" office:value="0.568494119666839">
            <text:p>0.568</text:p>
          </table:table-cell>
          <table:table-cell table:style-name="ce2"/>
          <table:table-cell table:style-name="ce2" table:number-matrix-columns-spanned="4" table:number-matrix-rows-spanned="2" table:formula="of:=MMULT([.A193:.C194];[.$A$2:.$D$4])" office:value-type="float" office:value="0.568494119666839">
            <text:p>0.568</text:p>
          </table:table-cell>
          <table:table-cell table:style-name="ce2" office:value-type="float" office:value="1.14166875855041">
            <text:p>1.142</text:p>
          </table:table-cell>
          <table:table-cell table:style-name="ce2" office:value-type="float" office:value="1.14166875855041">
            <text:p>1.142</text:p>
          </table:table-cell>
          <table:table-cell table:style-name="ce2" office:value-type="float" office:value="1.71484339743397">
            <text:p>1.715</text:p>
          </table:table-cell>
          <table:table-cell table:style-name="ce2"/>
          <table:table-cell table:style-name="ce2" table:formula="of:=1/(1+EXP(-[.E193]))" office:value-type="float" office:value="0.638415628562905">
            <text:p>0.638</text:p>
          </table:table-cell>
          <table:table-cell table:style-name="ce2" table:formula="of:=1/(1+EXP(-[.F193]))" office:value-type="float" office:value="0.75798589332016">
            <text:p>0.758</text:p>
          </table:table-cell>
          <table:table-cell table:style-name="ce2" table:formula="of:=1/(1+EXP(-[.G193]))" office:value-type="float" office:value="0.75798589332016">
            <text:p>0.758</text:p>
          </table:table-cell>
          <table:table-cell table:style-name="ce2" table:formula="of:=1/(1+EXP(-[.H193]))" office:value-type="float" office:value="0.847463440358441">
            <text:p>0.847</text:p>
          </table:table-cell>
          <table:table-cell table:style-name="ce2"/>
          <table:table-cell table:style-name="ce2" table:formula="of:=[.J193]*(1-[.J193])" office:value-type="float" office:value="0.230841113769536">
            <text:p>0.231</text:p>
          </table:table-cell>
          <table:table-cell table:style-name="ce2" table:formula="of:=[.K193]*(1-[.K193])" office:value-type="float" office:value="0.183443278847799">
            <text:p>0.183</text:p>
          </table:table-cell>
          <table:table-cell table:style-name="ce2" table:formula="of:=[.L193]*(1-[.L193])" office:value-type="float" office:value="0.183443278847799">
            <text:p>0.183</text:p>
          </table:table-cell>
          <table:table-cell table:style-name="ce2" table:formula="of:=[.M193]*(1-[.M193])" office:value-type="float" office:value="0.129269157614276">
            <text:p>0.129</text:p>
          </table:table-cell>
          <table:table-cell table:style-name="ce2"/>
          <table:table-cell table:style-name="ce2" table:number-matrix-columns-spanned="3" table:number-matrix-rows-spanned="1" table:formula="of:=[.BE188:.BG188]" office:value-type="float" office:value="-1.87763434380295">
            <text:p>-1.878</text:p>
          </table:table-cell>
          <table:table-cell table:style-name="ce2" office:value-type="float" office:value="2.81736563324644">
            <text:p>2.817</text:p>
          </table:table-cell>
          <table:table-cell table:style-name="ce2" office:value-type="float" office:value="-0.800749970516045">
            <text:p>-0.801</text:p>
          </table:table-cell>
          <table:table-cell table:style-name="ce2"/>
          <table:table-cell table:style-name="ce2" table:number-matrix-columns-spanned="4" table:number-matrix-rows-spanned="1" table:formula="of:=MMULT([.T193:.V193];[.J193:.M195])" office:value-type="float" office:value="-1.06720016824955">
            <text:p>-1.067</text:p>
          </table:table-cell>
          <table:table-cell table:style-name="ce2" office:value-type="float" office:value="0.422646055050962">
            <text:p>0.423</text:p>
          </table:table-cell>
          <table:table-cell table:style-name="ce2" office:value-type="float" office:value="0.422646055050962">
            <text:p>0.423</text:p>
          </table:table-cell>
          <table:table-cell table:style-name="ce2" office:value-type="float" office:value="0.419601744151693">
            <text:p>0.420</text:p>
          </table:table-cell>
          <table:table-cell table:style-name="ce2"/>
          <table:table-cell table:style-name="ce2" table:formula="of:=1/(1+EXP(-[.X193]))" office:value-type="float" office:value="0.255935899292488">
            <text:p>0.256</text:p>
          </table:table-cell>
          <table:table-cell table:style-name="ce2" table:formula="of:=1/(1+EXP(-[.Y193]))" office:value-type="float" office:value="0.604116253898108">
            <text:p>0.604</text:p>
          </table:table-cell>
          <table:table-cell table:style-name="ce2" table:formula="of:=1/(1+EXP(-[.Z193]))" office:value-type="float" office:value="0.604116253898108">
            <text:p>0.604</text:p>
          </table:table-cell>
          <table:table-cell table:style-name="ce2" table:formula="of:=1/(1+EXP(-[.AA193]))" office:value-type="float" office:value="0.603387946811662">
            <text:p>0.603</text:p>
          </table:table-cell>
          <table:table-cell/>
          <table:table-cell table:style-name="ce2" table:formula="of:=[.AC193]*(1-[.AC193])" office:value-type="float" office:value="0.190432714745833">
            <text:p>0.190</text:p>
          </table:table-cell>
          <table:table-cell table:style-name="ce2" table:formula="of:=[.AD193]*(1-[.AD193])" office:value-type="float" office:value="0.239159805674225">
            <text:p>0.239</text:p>
          </table:table-cell>
          <table:table-cell table:style-name="ce2" table:formula="of:=[.AE193]*(1-[.AE193])" office:value-type="float" office:value="0.239159805674225">
            <text:p>0.239</text:p>
          </table:table-cell>
          <table:table-cell table:style-name="ce2" table:formula="of:=[.AF193]*(1-[.AF193])" office:value-type="float" office:value="0.239310932454069">
            <text:p>0.239</text:p>
          </table:table-cell>
          <table:table-cell/>
          <table:table-cell table:style-name="ce2" table:number-matrix-columns-spanned="4" table:number-matrix-rows-spanned="1" table:formula="of:=[.$AC$8:.$AF$8]-[.AC193:.AF193]" office:value-type="float" office:value="-0.248783111103591">
            <text:p>-0.249</text:p>
          </table:table-cell>
          <table:table-cell table:style-name="ce2" office:value-type="float" office:value="0.388239610273632">
            <text:p>0.388</text:p>
          </table:table-cell>
          <table:table-cell table:style-name="ce2" office:value-type="float" office:value="0.388239610273632">
            <text:p>0.388</text:p>
          </table:table-cell>
          <table:table-cell table:style-name="ce2" office:value-type="float" office:value="-0.596235158622765">
            <text:p>-0.596</text:p>
          </table:table-cell>
          <table:table-cell/>
          <table:table-cell table:number-matrix-columns-spanned="4" table:number-matrix-rows-spanned="1" table:formula="of:=[.AM193:.AP193]*[.AH193:.AK193]" office:value-type="float" office:value="-0.0473764432303711">
            <text:p>-0.0473764432</text:p>
          </table:table-cell>
          <table:table-cell office:value-type="float" office:value="0.0928513097480785">
            <text:p>0.0928513097</text:p>
          </table:table-cell>
          <table:table-cell office:value-type="float" office:value="0.0928513097480785">
            <text:p>0.0928513097</text:p>
          </table:table-cell>
          <table:table-cell office:value-type="float" office:value="-0.142685591771914">
            <text:p>-0.1426855918</text:p>
          </table:table-cell>
          <table:table-cell/>
          <table:table-cell table:number-matrix-columns-spanned="3" table:number-matrix-rows-spanned="4" table:formula="of:=TRANSPOSE([.J193:.M195])" office:value-type="float" office:value="0.638415628562905">
            <text:p>0.6384156286</text:p>
          </table:table-cell>
          <table:table-cell office:value-type="float" office:value="0.330898091847066">
            <text:p>0.330898091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93:.AU193];[.AW193:.AY196])" office:value-type="float" office:value="-0.0104067183459097">
            <text:p>-0.0104067183</text:p>
          </table:table-cell>
          <table:table-cell office:value-type="float" office:value="0.0163786660848316">
            <text:p>0.0163786661</text:p>
          </table:table-cell>
          <table:table-cell office:value-type="float" office:value="-0.00435941550612765">
            <text:p>-0.0043594155</text:p>
          </table:table-cell>
          <table:table-cell/>
          <table:table-cell table:number-matrix-columns-spanned="3" table:number-matrix-rows-spanned="1" table:formula="of:=[.T193:.V193]+[.BA193:.BC193]" office:value-type="float" office:value="-1.88804106214886">
            <text:p>-1.8880410621</text:p>
          </table:table-cell>
          <table:table-cell office:value-type="float" office:value="2.83374429933127">
            <text:p>2.8337442993</text:p>
          </table:table-cell>
          <table:table-cell office:value-type="float" office:value="-0.805109386022173">
            <text:p>-0.805109386</text:p>
          </table:table-cell>
          <table:table-cell/>
          <table:table-cell table:number-matrix-columns-spanned="4" table:number-matrix-rows-spanned="3" table:formula="of:=MMULT(TRANSPOSE([.BE193:.BG193]);[.AM193:.AP193])" office:value-type="float" office:value="0.469712729332721">
            <text:p>0.4697127293</text:p>
          </table:table-cell>
          <table:table-cell office:value-type="float" office:value="-0.733012326149285">
            <text:p>-0.7330123261</text:p>
          </table:table-cell>
          <table:table-cell office:value-type="float" office:value="-0.733012326149285">
            <text:p>-0.7330123261</text:p>
          </table:table-cell>
          <table:table-cell office:value-type="float" office:value="1.12571646217662">
            <text:p>1.1257164622</text:p>
          </table:table-cell>
          <table:table-cell/>
          <table:table-cell table:number-matrix-columns-spanned="4" table:number-matrix-rows-spanned="3" table:formula="of:=[.BI193:.BL195]*[.O193:.R195]" office:value-type="float" office:value="0.108429009590894">
            <text:p>0.1084290096</text:p>
          </table:table-cell>
          <table:table-cell office:value-type="float" office:value="-0.134466184544677">
            <text:p>-0.1344661845</text:p>
          </table:table-cell>
          <table:table-cell office:value-type="float" office:value="-0.134466184544677">
            <text:p>-0.1344661845</text:p>
          </table:table-cell>
          <table:table-cell office:value-type="float" office:value="0.145520418778094">
            <text:p>0.1455204188</text:p>
          </table:table-cell>
          <table:table-cell/>
          <table:table-cell table:number-matrix-columns-spanned="3" table:number-matrix-rows-spanned="2" table:formula="of:=MMULT([.BN193:.BQ194];[.$O$2:.$Q$5])" office:value-type="float" office:value="0.0110542342334172">
            <text:p>0.0110542342</text:p>
          </table:table-cell>
          <table:table-cell office:value-type="float" office:value="0.0110542342334172">
            <text:p>0.0110542342</text:p>
          </table:table-cell>
          <table:table-cell office:value-type="float" office:value="-0.0149829407203662">
            <text:p>-0.0149829407</text:p>
          </table:table-cell>
          <table:table-cell/>
          <table:table-cell table:number-matrix-columns-spanned="3" table:number-matrix-rows-spanned="2" table:formula="of:=[.A193:.C194]+[.BS193:.BU194]" office:value-type="float" office:value="0.584228873116985">
            <text:p>0.5842288731</text:p>
          </table:table-cell>
          <table:table-cell office:value-type="float" office:value="0.584228873116985">
            <text:p>0.5842288731</text:p>
          </table:table-cell>
          <table:table-cell office:value-type="float" office:value="0.553511178946472">
            <text:p>0.5535111789</text:p>
          </table:table-cell>
          <table:table-cell/>
          <table:table-cell table:formula="of:=SUMSQ([.AM193:.AP193])" office:value-type="float" office:value="0.718849390719139">
            <text:p>0.7188493907</text:p>
          </table:table-cell>
          <table:table-cell table:number-columns-repeated="945"/>
        </table:table-row>
        <table:table-row table:style-name="ro2">
          <table:table-cell table:style-name="ce2" office:value-type="float" office:value="3.44496701335882">
            <text:p>3.445</text:p>
          </table:table-cell>
          <table:table-cell table:style-name="ce2" office:value-type="float" office:value="3.44496701335882">
            <text:p>3.445</text:p>
          </table:table-cell>
          <table:table-cell table:style-name="ce2" office:value-type="float" office:value="-0.704125929248673">
            <text:p>-0.704</text:p>
          </table:table-cell>
          <table:table-cell table:style-name="ce2"/>
          <table:table-cell table:style-name="ce2" office:value-type="float" office:value="-0.704125929248673">
            <text:p>-0.704</text:p>
          </table:table-cell>
          <table:table-cell table:style-name="ce2" office:value-type="float" office:value="2.74084108411014">
            <text:p>2.741</text:p>
          </table:table-cell>
          <table:table-cell table:style-name="ce2" office:value-type="float" office:value="2.74084108411014">
            <text:p>2.741</text:p>
          </table:table-cell>
          <table:table-cell table:style-name="ce2" office:value-type="float" office:value="6.18580809746896">
            <text:p>6.186</text:p>
          </table:table-cell>
          <table:table-cell table:style-name="ce2"/>
          <table:table-cell table:style-name="ce2" table:formula="of:=1/(1+EXP(-[.E194]))" office:value-type="float" office:value="0.330898091847066">
            <text:p>0.331</text:p>
          </table:table-cell>
          <table:table-cell table:style-name="ce2" table:formula="of:=1/(1+EXP(-[.F194]))" office:value-type="float" office:value="0.939393999753385">
            <text:p>0.939</text:p>
          </table:table-cell>
          <table:table-cell table:style-name="ce2" table:formula="of:=1/(1+EXP(-[.G194]))" office:value-type="float" office:value="0.939393999753385">
            <text:p>0.939</text:p>
          </table:table-cell>
          <table:table-cell table:style-name="ce2" table:formula="of:=1/(1+EXP(-[.H194]))" office:value-type="float" office:value="0.997945790998515">
            <text:p>0.998</text:p>
          </table:table-cell>
          <table:table-cell table:style-name="ce2"/>
          <table:table-cell table:style-name="ce2" table:formula="of:=[.J194]*(1-[.J194])" office:value-type="float" office:value="0.221404544659037">
            <text:p>0.221</text:p>
          </table:table-cell>
          <table:table-cell table:style-name="ce2" table:formula="of:=[.K194]*(1-[.K194])" office:value-type="float" office:value="0.0569329129807227">
            <text:p>0.057</text:p>
          </table:table-cell>
          <table:table-cell table:style-name="ce2" table:formula="of:=[.L194]*(1-[.L194])" office:value-type="float" office:value="0.0569329129807227">
            <text:p>0.057</text:p>
          </table:table-cell>
          <table:table-cell table:style-name="ce2" table:formula="of:=[.M194]*(1-[.M194])" office:value-type="float" office:value="0.00204998922686323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798589332016">
            <text:p>0.7579858933</text:p>
          </table:table-cell>
          <table:table-cell office:value-type="float" office:value="0.939393999753385">
            <text:p>0.93939399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04987722859698">
            <text:p>-0.7049877229</text:p>
          </table:table-cell>
          <table:table-cell office:value-type="float" office:value="1.1001717823875">
            <text:p>1.1001717824</text:p>
          </table:table-cell>
          <table:table-cell office:value-type="float" office:value="1.1001717823875">
            <text:p>1.1001717824</text:p>
          </table:table-cell>
          <table:table-cell office:value-type="float" office:value="-1.68957798180813">
            <text:p>-1.6895779818</text:p>
          </table:table-cell>
          <table:table-cell/>
          <table:table-cell office:value-type="float" office:value="-0.156087485769963">
            <text:p>-0.1560874858</text:p>
          </table:table-cell>
          <table:table-cell office:value-type="float" office:value="0.062635984350514">
            <text:p>0.0626359844</text:p>
          </table:table-cell>
          <table:table-cell office:value-type="float" office:value="0.062635984350514">
            <text:p>0.0626359844</text:p>
          </table:table-cell>
          <table:table-cell office:value-type="float" office:value="-0.00346361666065199">
            <text:p>-0.0034636167</text:p>
          </table:table-cell>
          <table:table-cell/>
          <table:table-cell office:value-type="float" office:value="0.059172367689862">
            <text:p>0.0591723677</text:p>
          </table:table-cell>
          <table:table-cell office:value-type="float" office:value="0.059172367689862">
            <text:p>0.0591723677</text:p>
          </table:table-cell>
          <table:table-cell office:value-type="float" office:value="-0.0342791337295867">
            <text:p>-0.0342791337</text:p>
          </table:table-cell>
          <table:table-cell/>
          <table:table-cell office:value-type="float" office:value="3.50413938104868">
            <text:p>3.504139381</text:p>
          </table:table-cell>
          <table:table-cell office:value-type="float" office:value="3.50413938104868">
            <text:p>3.504139381</text:p>
          </table:table-cell>
          <table:table-cell office:value-type="float" office:value="-0.73840506297826">
            <text:p>-0.73840506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195]*(1-[.J195])" office:value-type="float" office:value="0">
            <text:p>0.000</text:p>
          </table:table-cell>
          <table:table-cell table:style-name="ce2" table:formula="of:=[.K195]*(1-[.K195])" office:value-type="float" office:value="0">
            <text:p>0.000</text:p>
          </table:table-cell>
          <table:table-cell table:style-name="ce2" table:formula="of:=[.L195]*(1-[.L195])" office:value-type="float" office:value="0">
            <text:p>0.000</text:p>
          </table:table-cell>
          <table:table-cell table:style-name="ce2" table:formula="of:=[.M195]*(1-[.M19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798589332016">
            <text:p>0.7579858933</text:p>
          </table:table-cell>
          <table:table-cell office:value-type="float" office:value="0.939393999753385">
            <text:p>0.93939399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0297617833298">
            <text:p>0.2002976178</text:p>
          </table:table-cell>
          <table:table-cell office:value-type="float" office:value="-0.312575354256891">
            <text:p>-0.3125753543</text:p>
          </table:table-cell>
          <table:table-cell office:value-type="float" office:value="-0.312575354256891">
            <text:p>-0.3125753543</text:p>
          </table:table-cell>
          <table:table-cell office:value-type="float" office:value="0.480034522483607">
            <text:p>0.480034522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7463440358441">
            <text:p>0.8474634404</text:p>
          </table:table-cell>
          <table:table-cell office:value-type="float" office:value="0.997945790998515">
            <text:p>0.99794579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193:.BY194]" office:value-type="float" office:value="0.584228873116985">
            <text:p>0.584</text:p>
          </table:table-cell>
          <table:table-cell table:style-name="ce2" office:value-type="float" office:value="0.584228873116985">
            <text:p>0.584</text:p>
          </table:table-cell>
          <table:table-cell table:style-name="ce2" office:value-type="float" office:value="0.553511178946472">
            <text:p>0.554</text:p>
          </table:table-cell>
          <table:table-cell table:style-name="ce2"/>
          <table:table-cell table:style-name="ce2" table:number-matrix-columns-spanned="4" table:number-matrix-rows-spanned="2" table:formula="of:=MMULT([.A198:.C199];[.$A$2:.$D$4])" office:value-type="float" office:value="0.553511178946472">
            <text:p>0.554</text:p>
          </table:table-cell>
          <table:table-cell table:style-name="ce2" office:value-type="float" office:value="1.13774005206346">
            <text:p>1.138</text:p>
          </table:table-cell>
          <table:table-cell table:style-name="ce2" office:value-type="float" office:value="1.13774005206346">
            <text:p>1.138</text:p>
          </table:table-cell>
          <table:table-cell table:style-name="ce2" office:value-type="float" office:value="1.72196892518044">
            <text:p>1.722</text:p>
          </table:table-cell>
          <table:table-cell table:style-name="ce2"/>
          <table:table-cell table:style-name="ce2" table:formula="of:=1/(1+EXP(-[.E198]))" office:value-type="float" office:value="0.634949827042541">
            <text:p>0.635</text:p>
          </table:table-cell>
          <table:table-cell table:style-name="ce2" table:formula="of:=1/(1+EXP(-[.F198]))" office:value-type="float" office:value="0.757264468247483">
            <text:p>0.757</text:p>
          </table:table-cell>
          <table:table-cell table:style-name="ce2" table:formula="of:=1/(1+EXP(-[.G198]))" office:value-type="float" office:value="0.757264468247483">
            <text:p>0.757</text:p>
          </table:table-cell>
          <table:table-cell table:style-name="ce2" table:formula="of:=1/(1+EXP(-[.H198]))" office:value-type="float" office:value="0.848382272539922">
            <text:p>0.848</text:p>
          </table:table-cell>
          <table:table-cell table:style-name="ce2"/>
          <table:table-cell table:style-name="ce2" table:formula="of:=[.J198]*(1-[.J198])" office:value-type="float" office:value="0.231788544181188">
            <text:p>0.232</text:p>
          </table:table-cell>
          <table:table-cell table:style-name="ce2" table:formula="of:=[.K198]*(1-[.K198])" office:value-type="float" office:value="0.18381499337734">
            <text:p>0.184</text:p>
          </table:table-cell>
          <table:table-cell table:style-name="ce2" table:formula="of:=[.L198]*(1-[.L198])" office:value-type="float" office:value="0.18381499337734">
            <text:p>0.184</text:p>
          </table:table-cell>
          <table:table-cell table:style-name="ce2" table:formula="of:=[.M198]*(1-[.M198])" office:value-type="float" office:value="0.12862979217992">
            <text:p>0.129</text:p>
          </table:table-cell>
          <table:table-cell table:style-name="ce2"/>
          <table:table-cell table:style-name="ce2" table:number-matrix-columns-spanned="3" table:number-matrix-rows-spanned="1" table:formula="of:=[.BE193:.BG193]" office:value-type="float" office:value="-1.88804106214886">
            <text:p>-1.888</text:p>
          </table:table-cell>
          <table:table-cell table:style-name="ce2" office:value-type="float" office:value="2.83374429933127">
            <text:p>2.834</text:p>
          </table:table-cell>
          <table:table-cell table:style-name="ce2" office:value-type="float" office:value="-0.805109386022173">
            <text:p>-0.805</text:p>
          </table:table-cell>
          <table:table-cell table:style-name="ce2"/>
          <table:table-cell table:style-name="ce2" table:number-matrix-columns-spanned="4" table:number-matrix-rows-spanned="1" table:formula="of:=MMULT([.T198:.V198];[.J198:.M200])" office:value-type="float" office:value="-1.08762098033294">
            <text:p>-1.088</text:p>
          </table:table-cell>
          <table:table-cell table:style-name="ce2" office:value-type="float" office:value="0.431119047097894">
            <text:p>0.431</text:p>
          </table:table-cell>
          <table:table-cell table:style-name="ce2" office:value-type="float" office:value="0.431119047097894">
            <text:p>0.431</text:p>
          </table:table-cell>
          <table:table-cell table:style-name="ce2" office:value-type="float" office:value="0.421501706810999">
            <text:p>0.422</text:p>
          </table:table-cell>
          <table:table-cell table:style-name="ce2"/>
          <table:table-cell table:style-name="ce2" table:formula="of:=1/(1+EXP(-[.X198]))" office:value-type="float" office:value="0.252066527969838">
            <text:p>0.252</text:p>
          </table:table-cell>
          <table:table-cell table:style-name="ce2" table:formula="of:=1/(1+EXP(-[.Y198]))" office:value-type="float" office:value="0.606140854862334">
            <text:p>0.606</text:p>
          </table:table-cell>
          <table:table-cell table:style-name="ce2" table:formula="of:=1/(1+EXP(-[.Z198]))" office:value-type="float" office:value="0.606140854862334">
            <text:p>0.606</text:p>
          </table:table-cell>
          <table:table-cell table:style-name="ce2" table:formula="of:=1/(1+EXP(-[.AA198]))" office:value-type="float" office:value="0.603842539213479">
            <text:p>0.604</text:p>
          </table:table-cell>
          <table:table-cell/>
          <table:table-cell table:style-name="ce2" table:formula="of:=[.AC198]*(1-[.AC198])" office:value-type="float" office:value="0.188528993447069">
            <text:p>0.189</text:p>
          </table:table-cell>
          <table:table-cell table:style-name="ce2" table:formula="of:=[.AD198]*(1-[.AD198])" office:value-type="float" office:value="0.238734118929093">
            <text:p>0.239</text:p>
          </table:table-cell>
          <table:table-cell table:style-name="ce2" table:formula="of:=[.AE198]*(1-[.AE198])" office:value-type="float" office:value="0.238734118929093">
            <text:p>0.239</text:p>
          </table:table-cell>
          <table:table-cell table:style-name="ce2" table:formula="of:=[.AF198]*(1-[.AF198])" office:value-type="float" office:value="0.239216727049697">
            <text:p>0.239</text:p>
          </table:table-cell>
          <table:table-cell/>
          <table:table-cell table:style-name="ce2" table:number-matrix-columns-spanned="4" table:number-matrix-rows-spanned="1" table:formula="of:=[.$AC$8:.$AF$8]-[.AC198:.AF198]" office:value-type="float" office:value="-0.244913739780941">
            <text:p>-0.245</text:p>
          </table:table-cell>
          <table:table-cell table:style-name="ce2" office:value-type="float" office:value="0.386215009309405">
            <text:p>0.386</text:p>
          </table:table-cell>
          <table:table-cell table:style-name="ce2" office:value-type="float" office:value="0.386215009309405">
            <text:p>0.386</text:p>
          </table:table-cell>
          <table:table-cell table:style-name="ce2" office:value-type="float" office:value="-0.596689751024583">
            <text:p>-0.597</text:p>
          </table:table-cell>
          <table:table-cell/>
          <table:table-cell table:number-matrix-columns-spanned="4" table:number-matrix-rows-spanned="1" table:formula="of:=[.AM198:.AP198]*[.AH198:.AK198]" office:value-type="float" office:value="-0.0461733408422582">
            <text:p>-0.0461733408</text:p>
          </table:table-cell>
          <table:table-cell office:value-type="float" office:value="0.0922026999646723">
            <text:p>0.0922027</text:p>
          </table:table-cell>
          <table:table-cell office:value-type="float" office:value="0.0922026999646723">
            <text:p>0.0922027</text:p>
          </table:table-cell>
          <table:table-cell office:value-type="float" office:value="-0.142738169304199">
            <text:p>-0.1427381693</text:p>
          </table:table-cell>
          <table:table-cell/>
          <table:table-cell table:number-matrix-columns-spanned="3" table:number-matrix-rows-spanned="4" table:formula="of:=TRANSPOSE([.J198:.M200])" office:value-type="float" office:value="0.634949827042541">
            <text:p>0.634949827</text:p>
          </table:table-cell>
          <table:table-cell office:value-type="float" office:value="0.323353010984831">
            <text:p>0.32335301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198:.AU198];[.AW198:.AY201])" office:value-type="float" office:value="-0.0107706301147932">
            <text:p>-0.0107706301</text:p>
          </table:table-cell>
          <table:table-cell office:value-type="float" office:value="0.0160889918681499">
            <text:p>0.0160889919</text:p>
          </table:table-cell>
          <table:table-cell office:value-type="float" office:value="-0.00450611021711286">
            <text:p>-0.0045061102</text:p>
          </table:table-cell>
          <table:table-cell/>
          <table:table-cell table:number-matrix-columns-spanned="3" table:number-matrix-rows-spanned="1" table:formula="of:=[.T198:.V198]+[.BA198:.BC198]" office:value-type="float" office:value="-1.89881169226365">
            <text:p>-1.8988116923</text:p>
          </table:table-cell>
          <table:table-cell office:value-type="float" office:value="2.84983329119942">
            <text:p>2.8498332912</text:p>
          </table:table-cell>
          <table:table-cell office:value-type="float" office:value="-0.809615496239286">
            <text:p>-0.8096154962</text:p>
          </table:table-cell>
          <table:table-cell/>
          <table:table-cell table:number-matrix-columns-spanned="4" table:number-matrix-rows-spanned="3" table:formula="of:=MMULT(TRANSPOSE([.BE198:.BG198]);[.AM198:.AP198])" office:value-type="float" office:value="0.465045072692068">
            <text:p>0.4650450727</text:p>
          </table:table-cell>
          <table:table-cell office:value-type="float" office:value="-0.733349575404413">
            <text:p>-0.7333495754</text:p>
          </table:table-cell>
          <table:table-cell office:value-type="float" office:value="-0.733349575404413">
            <text:p>-0.7333495754</text:p>
          </table:table-cell>
          <table:table-cell office:value-type="float" office:value="1.13300147589936">
            <text:p>1.1330014759</text:p>
          </table:table-cell>
          <table:table-cell/>
          <table:table-cell table:number-matrix-columns-spanned="4" table:number-matrix-rows-spanned="3" table:formula="of:=[.BI198:.BL200]*[.O198:.R200]" office:value-type="float" office:value="0.107792120377929">
            <text:p>0.1077921204</text:p>
          </table:table-cell>
          <table:table-cell office:value-type="float" office:value="-0.134800647346237">
            <text:p>-0.1348006473</text:p>
          </table:table-cell>
          <table:table-cell office:value-type="float" office:value="-0.134800647346237">
            <text:p>-0.1348006473</text:p>
          </table:table-cell>
          <table:table-cell office:value-type="float" office:value="0.145737744384477">
            <text:p>0.1457377444</text:p>
          </table:table-cell>
          <table:table-cell/>
          <table:table-cell table:number-matrix-columns-spanned="3" table:number-matrix-rows-spanned="2" table:formula="of:=MMULT([.BN198:.BQ199];[.$O$2:.$Q$5])" office:value-type="float" office:value="0.0109370970382401">
            <text:p>0.010937097</text:p>
          </table:table-cell>
          <table:table-cell office:value-type="float" office:value="0.0109370970382401">
            <text:p>0.010937097</text:p>
          </table:table-cell>
          <table:table-cell office:value-type="float" office:value="-0.0160714299300676">
            <text:p>-0.0160714299</text:p>
          </table:table-cell>
          <table:table-cell/>
          <table:table-cell table:number-matrix-columns-spanned="3" table:number-matrix-rows-spanned="2" table:formula="of:=[.A198:.C199]+[.BS198:.BU199]" office:value-type="float" office:value="0.595165970155225">
            <text:p>0.5951659702</text:p>
          </table:table-cell>
          <table:table-cell office:value-type="float" office:value="0.595165970155225">
            <text:p>0.5951659702</text:p>
          </table:table-cell>
          <table:table-cell office:value-type="float" office:value="0.537439749016405">
            <text:p>0.537439749</text:p>
          </table:table-cell>
          <table:table-cell/>
          <table:table-cell table:formula="of:=SUMSQ([.AM198:.AP198])" office:value-type="float" office:value="0.714345465742994">
            <text:p>0.7143454657</text:p>
          </table:table-cell>
          <table:table-cell table:number-columns-repeated="945"/>
        </table:table-row>
        <table:table-row table:style-name="ro2">
          <table:table-cell table:style-name="ce2" office:value-type="float" office:value="3.50413938104868">
            <text:p>3.504</text:p>
          </table:table-cell>
          <table:table-cell table:style-name="ce2" office:value-type="float" office:value="3.50413938104868">
            <text:p>3.504</text:p>
          </table:table-cell>
          <table:table-cell table:style-name="ce2" office:value-type="float" office:value="-0.73840506297826">
            <text:p>-0.738</text:p>
          </table:table-cell>
          <table:table-cell table:style-name="ce2"/>
          <table:table-cell table:style-name="ce2" office:value-type="float" office:value="-0.73840506297826">
            <text:p>-0.738</text:p>
          </table:table-cell>
          <table:table-cell table:style-name="ce2" office:value-type="float" office:value="2.76573431807042">
            <text:p>2.766</text:p>
          </table:table-cell>
          <table:table-cell table:style-name="ce2" office:value-type="float" office:value="2.76573431807042">
            <text:p>2.766</text:p>
          </table:table-cell>
          <table:table-cell table:style-name="ce2" office:value-type="float" office:value="6.2698736991191">
            <text:p>6.270</text:p>
          </table:table-cell>
          <table:table-cell table:style-name="ce2"/>
          <table:table-cell table:style-name="ce2" table:formula="of:=1/(1+EXP(-[.E199]))" office:value-type="float" office:value="0.323353010984831">
            <text:p>0.323</text:p>
          </table:table-cell>
          <table:table-cell table:style-name="ce2" table:formula="of:=1/(1+EXP(-[.F199]))" office:value-type="float" office:value="0.94079583846248">
            <text:p>0.941</text:p>
          </table:table-cell>
          <table:table-cell table:style-name="ce2" table:formula="of:=1/(1+EXP(-[.G199]))" office:value-type="float" office:value="0.94079583846248">
            <text:p>0.941</text:p>
          </table:table-cell>
          <table:table-cell table:style-name="ce2" table:formula="of:=1/(1+EXP(-[.H199]))" office:value-type="float" office:value="0.998111107080189">
            <text:p>0.998</text:p>
          </table:table-cell>
          <table:table-cell table:style-name="ce2"/>
          <table:table-cell table:style-name="ce2" table:formula="of:=[.J199]*(1-[.J199])" office:value-type="float" office:value="0.218795841271875">
            <text:p>0.219</text:p>
          </table:table-cell>
          <table:table-cell table:style-name="ce2" table:formula="of:=[.K199]*(1-[.K199])" office:value-type="float" office:value="0.0556990287941591">
            <text:p>0.056</text:p>
          </table:table-cell>
          <table:table-cell table:style-name="ce2" table:formula="of:=[.L199]*(1-[.L199])" office:value-type="float" office:value="0.0556990287941591">
            <text:p>0.056</text:p>
          </table:table-cell>
          <table:table-cell table:style-name="ce2" table:formula="of:=[.M199]*(1-[.M199])" office:value-type="float" office:value="0.00188532500334847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7264468247483">
            <text:p>0.7572644682</text:p>
          </table:table-cell>
          <table:table-cell office:value-type="float" office:value="0.94079583846248">
            <text:p>0.940795838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97963329099878">
            <text:p>-0.6979633291</text:p>
          </table:table-cell>
          <table:table-cell office:value-type="float" office:value="1.10064839109084">
            <text:p>1.1006483911</text:p>
          </table:table-cell>
          <table:table-cell office:value-type="float" office:value="1.10064839109084">
            <text:p>1.1006483911</text:p>
          </table:table-cell>
          <table:table-cell office:value-type="float" office:value="-1.70046631698735">
            <text:p>-1.700466317</text:p>
          </table:table-cell>
          <table:table-cell/>
          <table:table-cell office:value-type="float" office:value="-0.152711473767326">
            <text:p>-0.1527114738</text:p>
          </table:table-cell>
          <table:table-cell office:value-type="float" office:value="0.0613050464276134">
            <text:p>0.0613050464</text:p>
          </table:table-cell>
          <table:table-cell office:value-type="float" office:value="0.0613050464276134">
            <text:p>0.0613050464</text:p>
          </table:table-cell>
          <table:table-cell office:value-type="float" office:value="-0.00320593166476813">
            <text:p>-0.0032059317</text:p>
          </table:table-cell>
          <table:table-cell/>
          <table:table-cell office:value-type="float" office:value="0.0580991147628452">
            <text:p>0.0580991148</text:p>
          </table:table-cell>
          <table:table-cell office:value-type="float" office:value="0.0580991147628452">
            <text:p>0.0580991148</text:p>
          </table:table-cell>
          <table:table-cell office:value-type="float" office:value="-0.0333073125768676">
            <text:p>-0.0333073126</text:p>
          </table:table-cell>
          <table:table-cell/>
          <table:table-cell office:value-type="float" office:value="3.56223849581152">
            <text:p>3.5622384958</text:p>
          </table:table-cell>
          <table:table-cell office:value-type="float" office:value="3.56223849581152">
            <text:p>3.5622384958</text:p>
          </table:table-cell>
          <table:table-cell office:value-type="float" office:value="-0.771712375555127">
            <text:p>-0.771712375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00]*(1-[.J200])" office:value-type="float" office:value="0">
            <text:p>0.000</text:p>
          </table:table-cell>
          <table:table-cell table:style-name="ce2" table:formula="of:=[.K200]*(1-[.K200])" office:value-type="float" office:value="0">
            <text:p>0.000</text:p>
          </table:table-cell>
          <table:table-cell table:style-name="ce2" table:formula="of:=[.L200]*(1-[.L200])" office:value-type="float" office:value="0">
            <text:p>0.000</text:p>
          </table:table-cell>
          <table:table-cell table:style-name="ce2" table:formula="of:=[.M200]*(1-[.M20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7264468247483">
            <text:p>0.7572644682</text:p>
          </table:table-cell>
          <table:table-cell office:value-type="float" office:value="0.94079583846248">
            <text:p>0.940795838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8285958968566">
            <text:p>0.198285959</text:p>
          </table:table-cell>
          <table:table-cell office:value-type="float" office:value="-0.312685656417095">
            <text:p>-0.3126856564</text:p>
          </table:table-cell>
          <table:table-cell office:value-type="float" office:value="-0.312685656417095">
            <text:p>-0.3126856564</text:p>
          </table:table-cell>
          <table:table-cell office:value-type="float" office:value="0.483089268876664">
            <text:p>0.483089268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8382272539922">
            <text:p>0.8483822725</text:p>
          </table:table-cell>
          <table:table-cell office:value-type="float" office:value="0.998111107080189">
            <text:p>0.998111107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198:.BY199]" office:value-type="float" office:value="0.595165970155225">
            <text:p>0.595</text:p>
          </table:table-cell>
          <table:table-cell table:style-name="ce2" office:value-type="float" office:value="0.595165970155225">
            <text:p>0.595</text:p>
          </table:table-cell>
          <table:table-cell table:style-name="ce2" office:value-type="float" office:value="0.537439749016405">
            <text:p>0.537</text:p>
          </table:table-cell>
          <table:table-cell table:style-name="ce2"/>
          <table:table-cell table:style-name="ce2" table:number-matrix-columns-spanned="4" table:number-matrix-rows-spanned="2" table:formula="of:=MMULT([.A203:.C204];[.$A$2:.$D$4])" office:value-type="float" office:value="0.537439749016405">
            <text:p>0.537</text:p>
          </table:table-cell>
          <table:table-cell table:style-name="ce2" office:value-type="float" office:value="1.13260571917163">
            <text:p>1.133</text:p>
          </table:table-cell>
          <table:table-cell table:style-name="ce2" office:value-type="float" office:value="1.13260571917163">
            <text:p>1.133</text:p>
          </table:table-cell>
          <table:table-cell table:style-name="ce2" office:value-type="float" office:value="1.72777168932685">
            <text:p>1.728</text:p>
          </table:table-cell>
          <table:table-cell table:style-name="ce2"/>
          <table:table-cell table:style-name="ce2" table:formula="of:=1/(1+EXP(-[.E203]))" office:value-type="float" office:value="0.631216637371131">
            <text:p>0.631</text:p>
          </table:table-cell>
          <table:table-cell table:style-name="ce2" table:formula="of:=1/(1+EXP(-[.F203]))" office:value-type="float" office:value="0.756319454706132">
            <text:p>0.756</text:p>
          </table:table-cell>
          <table:table-cell table:style-name="ce2" table:formula="of:=1/(1+EXP(-[.G203]))" office:value-type="float" office:value="0.756319454706132">
            <text:p>0.756</text:p>
          </table:table-cell>
          <table:table-cell table:style-name="ce2" table:formula="of:=1/(1+EXP(-[.H203]))" office:value-type="float" office:value="0.84912717292012">
            <text:p>0.849</text:p>
          </table:table-cell>
          <table:table-cell table:style-name="ce2"/>
          <table:table-cell table:style-name="ce2" table:formula="of:=[.J203]*(1-[.J203])" office:value-type="float" office:value="0.232782194077013">
            <text:p>0.233</text:p>
          </table:table-cell>
          <table:table-cell table:style-name="ce2" table:formula="of:=[.K203]*(1-[.K203])" office:value-type="float" office:value="0.184300337139151">
            <text:p>0.184</text:p>
          </table:table-cell>
          <table:table-cell table:style-name="ce2" table:formula="of:=[.L203]*(1-[.L203])" office:value-type="float" office:value="0.184300337139151">
            <text:p>0.184</text:p>
          </table:table-cell>
          <table:table-cell table:style-name="ce2" table:formula="of:=[.M203]*(1-[.M203])" office:value-type="float" office:value="0.128110217128804">
            <text:p>0.128</text:p>
          </table:table-cell>
          <table:table-cell table:style-name="ce2"/>
          <table:table-cell table:style-name="ce2" table:number-matrix-columns-spanned="3" table:number-matrix-rows-spanned="1" table:formula="of:=[.BE198:.BG198]" office:value-type="float" office:value="-1.89881169226365">
            <text:p>-1.899</text:p>
          </table:table-cell>
          <table:table-cell table:style-name="ce2" office:value-type="float" office:value="2.84983329119942">
            <text:p>2.850</text:p>
          </table:table-cell>
          <table:table-cell table:style-name="ce2" office:value-type="float" office:value="-0.809615496239286">
            <text:p>-0.810</text:p>
          </table:table-cell>
          <table:table-cell table:style-name="ce2"/>
          <table:table-cell table:style-name="ce2" table:number-matrix-columns-spanned="4" table:number-matrix-rows-spanned="1" table:formula="of:=MMULT([.T203:.V203];[.J203:.M205])" office:value-type="float" office:value="-1.10731964146036">
            <text:p>-1.107</text:p>
          </table:table-cell>
          <table:table-cell table:style-name="ce2" office:value-type="float" office:value="0.439280119051745">
            <text:p>0.439</text:p>
          </table:table-cell>
          <table:table-cell table:style-name="ce2" office:value-type="float" office:value="0.439280119051745">
            <text:p>0.439</text:p>
          </table:table-cell>
          <table:table-cell table:style-name="ce2" office:value-type="float" office:value="0.422929627959663">
            <text:p>0.423</text:p>
          </table:table-cell>
          <table:table-cell table:style-name="ce2"/>
          <table:table-cell table:style-name="ce2" table:formula="of:=1/(1+EXP(-[.X203]))" office:value-type="float" office:value="0.248370927870627">
            <text:p>0.248</text:p>
          </table:table-cell>
          <table:table-cell table:style-name="ce2" table:formula="of:=1/(1+EXP(-[.Y203]))" office:value-type="float" office:value="0.608087484165097">
            <text:p>0.608</text:p>
          </table:table-cell>
          <table:table-cell table:style-name="ce2" table:formula="of:=1/(1+EXP(-[.Z203]))" office:value-type="float" office:value="0.608087484165097">
            <text:p>0.608</text:p>
          </table:table-cell>
          <table:table-cell table:style-name="ce2" table:formula="of:=1/(1+EXP(-[.AA203]))" office:value-type="float" office:value="0.604184071137119">
            <text:p>0.604</text:p>
          </table:table-cell>
          <table:table-cell/>
          <table:table-cell table:style-name="ce2" table:formula="of:=[.AC203]*(1-[.AC203])" office:value-type="float" office:value="0.186682810059311">
            <text:p>0.187</text:p>
          </table:table-cell>
          <table:table-cell table:style-name="ce2" table:formula="of:=[.AD203]*(1-[.AD203])" office:value-type="float" office:value="0.23831709576686">
            <text:p>0.238</text:p>
          </table:table-cell>
          <table:table-cell table:style-name="ce2" table:formula="of:=[.AE203]*(1-[.AE203])" office:value-type="float" office:value="0.23831709576686">
            <text:p>0.238</text:p>
          </table:table-cell>
          <table:table-cell table:style-name="ce2" table:formula="of:=[.AF203]*(1-[.AF203])" office:value-type="float" office:value="0.239145679321296">
            <text:p>0.239</text:p>
          </table:table-cell>
          <table:table-cell/>
          <table:table-cell table:style-name="ce2" table:number-matrix-columns-spanned="4" table:number-matrix-rows-spanned="1" table:formula="of:=[.$AC$8:.$AF$8]-[.AC203:.AF203]" office:value-type="float" office:value="-0.241218139681731">
            <text:p>-0.241</text:p>
          </table:table-cell>
          <table:table-cell table:style-name="ce2" office:value-type="float" office:value="0.384268380006643">
            <text:p>0.384</text:p>
          </table:table-cell>
          <table:table-cell table:style-name="ce2" office:value-type="float" office:value="0.384268380006643">
            <text:p>0.384</text:p>
          </table:table-cell>
          <table:table-cell table:style-name="ce2" office:value-type="float" office:value="-0.597031282948223">
            <text:p>-0.597</text:p>
          </table:table-cell>
          <table:table-cell/>
          <table:table-cell table:number-matrix-columns-spanned="4" table:number-matrix-rows-spanned="1" table:formula="of:=[.AM203:.AP203]*[.AH203:.AK203]" office:value-type="float" office:value="-0.0450312801530649">
            <text:p>-0.0450312802</text:p>
          </table:table-cell>
          <table:table-cell office:value-type="float" office:value="0.0915777243182192">
            <text:p>0.0915777243</text:p>
          </table:table-cell>
          <table:table-cell office:value-type="float" office:value="0.0915777243182192">
            <text:p>0.0915777243</text:p>
          </table:table-cell>
          <table:table-cell office:value-type="float" office:value="-0.142777451736717">
            <text:p>-0.1427774517</text:p>
          </table:table-cell>
          <table:table-cell/>
          <table:table-cell table:number-matrix-columns-spanned="3" table:number-matrix-rows-spanned="4" table:formula="of:=TRANSPOSE([.J203:.M205])" office:value-type="float" office:value="0.631216637371131">
            <text:p>0.6312166374</text:p>
          </table:table-cell>
          <table:table-cell office:value-type="float" office:value="0.316108801505167">
            <text:p>0.316108801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03:.AU203];[.AW203:.AY206])" office:value-type="float" office:value="-0.0111366781455047">
            <text:p>-0.0111366781</text:p>
          </table:table-cell>
          <table:table-cell office:value-type="float" office:value="0.0157980921075691">
            <text:p>0.0157980921</text:p>
          </table:table-cell>
          <table:table-cell office:value-type="float" office:value="-0.00465328325334396">
            <text:p>-0.0046532833</text:p>
          </table:table-cell>
          <table:table-cell/>
          <table:table-cell table:number-matrix-columns-spanned="3" table:number-matrix-rows-spanned="1" table:formula="of:=[.T203:.V203]+[.BA203:.BC203]" office:value-type="float" office:value="-1.90994837040915">
            <text:p>-1.9099483704</text:p>
          </table:table-cell>
          <table:table-cell office:value-type="float" office:value="2.86563138330699">
            <text:p>2.8656313833</text:p>
          </table:table-cell>
          <table:table-cell office:value-type="float" office:value="-0.81426877949263">
            <text:p>-0.8142687795</text:p>
          </table:table-cell>
          <table:table-cell/>
          <table:table-cell table:number-matrix-columns-spanned="4" table:number-matrix-rows-spanned="3" table:formula="of:=MMULT(TRANSPOSE([.BE203:.BG203]);[.AM203:.AP203])" office:value-type="float" office:value="0.460714192798249">
            <text:p>0.4607141928</text:p>
          </table:table-cell>
          <table:table-cell office:value-type="float" office:value="-0.733932766193452">
            <text:p>-0.7339327662</text:p>
          </table:table-cell>
          <table:table-cell office:value-type="float" office:value="-0.733932766193452">
            <text:p>-0.7339327662</text:p>
          </table:table-cell>
          <table:table-cell office:value-type="float" office:value="1.14029892595024">
            <text:p>1.140298926</text:p>
          </table:table-cell>
          <table:table-cell/>
          <table:table-cell table:number-matrix-columns-spanned="4" table:number-matrix-rows-spanned="3" table:formula="of:=[.BI203:.BL205]*[.O203:.R205]" office:value-type="float" office:value="0.107246060641996">
            <text:p>0.1072460606</text:p>
          </table:table-cell>
          <table:table-cell office:value-type="float" office:value="-0.135264056246923">
            <text:p>-0.1352640562</text:p>
          </table:table-cell>
          <table:table-cell office:value-type="float" office:value="-0.135264056246923">
            <text:p>-0.1352640562</text:p>
          </table:table-cell>
          <table:table-cell office:value-type="float" office:value="0.146083942995228">
            <text:p>0.146083943</text:p>
          </table:table-cell>
          <table:table-cell/>
          <table:table-cell table:number-matrix-columns-spanned="3" table:number-matrix-rows-spanned="2" table:formula="of:=MMULT([.BN203:.BQ204];[.$O$2:.$Q$5])" office:value-type="float" office:value="0.0108198867483053">
            <text:p>0.0108198867</text:p>
          </table:table-cell>
          <table:table-cell office:value-type="float" office:value="0.0108198867483053">
            <text:p>0.0108198867</text:p>
          </table:table-cell>
          <table:table-cell office:value-type="float" office:value="-0.0171981088566212">
            <text:p>-0.0171981089</text:p>
          </table:table-cell>
          <table:table-cell/>
          <table:table-cell table:number-matrix-columns-spanned="3" table:number-matrix-rows-spanned="2" table:formula="of:=[.A203:.C204]+[.BS203:.BU204]" office:value-type="float" office:value="0.60598585690353">
            <text:p>0.6059858569</text:p>
          </table:table-cell>
          <table:table-cell office:value-type="float" office:value="0.60598585690353">
            <text:p>0.6059858569</text:p>
          </table:table-cell>
          <table:table-cell office:value-type="float" office:value="0.520241640159784">
            <text:p>0.5202416402</text:p>
          </table:table-cell>
          <table:table-cell/>
          <table:table-cell table:formula="of:=SUMSQ([.AM203:.AP203])" office:value-type="float" office:value="0.709956919476175">
            <text:p>0.7099569195</text:p>
          </table:table-cell>
          <table:table-cell table:number-columns-repeated="945"/>
        </table:table-row>
        <table:table-row table:style-name="ro2">
          <table:table-cell table:style-name="ce2" office:value-type="float" office:value="3.56223849581152">
            <text:p>3.562</text:p>
          </table:table-cell>
          <table:table-cell table:style-name="ce2" office:value-type="float" office:value="3.56223849581152">
            <text:p>3.562</text:p>
          </table:table-cell>
          <table:table-cell table:style-name="ce2" office:value-type="float" office:value="-0.771712375555127">
            <text:p>-0.772</text:p>
          </table:table-cell>
          <table:table-cell table:style-name="ce2"/>
          <table:table-cell table:style-name="ce2" office:value-type="float" office:value="-0.771712375555127">
            <text:p>-0.772</text:p>
          </table:table-cell>
          <table:table-cell table:style-name="ce2" office:value-type="float" office:value="2.7905261202564">
            <text:p>2.791</text:p>
          </table:table-cell>
          <table:table-cell table:style-name="ce2" office:value-type="float" office:value="2.7905261202564">
            <text:p>2.791</text:p>
          </table:table-cell>
          <table:table-cell table:style-name="ce2" office:value-type="float" office:value="6.35276461606792">
            <text:p>6.353</text:p>
          </table:table-cell>
          <table:table-cell table:style-name="ce2"/>
          <table:table-cell table:style-name="ce2" table:formula="of:=1/(1+EXP(-[.E204]))" office:value-type="float" office:value="0.316108801505167">
            <text:p>0.316</text:p>
          </table:table-cell>
          <table:table-cell table:style-name="ce2" table:formula="of:=1/(1+EXP(-[.F204]))" office:value-type="float" office:value="0.942161721271583">
            <text:p>0.942</text:p>
          </table:table-cell>
          <table:table-cell table:style-name="ce2" table:formula="of:=1/(1+EXP(-[.G204]))" office:value-type="float" office:value="0.942161721271583">
            <text:p>0.942</text:p>
          </table:table-cell>
          <table:table-cell table:style-name="ce2" table:formula="of:=1/(1+EXP(-[.H204]))" office:value-type="float" office:value="0.998261104305199">
            <text:p>0.998</text:p>
          </table:table-cell>
          <table:table-cell table:style-name="ce2"/>
          <table:table-cell table:style-name="ce2" table:formula="of:=[.J204]*(1-[.J204])" office:value-type="float" office:value="0.216184027116134">
            <text:p>0.216</text:p>
          </table:table-cell>
          <table:table-cell table:style-name="ce2" table:formula="of:=[.K204]*(1-[.K204])" office:value-type="float" office:value="0.0544930122421514">
            <text:p>0.054</text:p>
          </table:table-cell>
          <table:table-cell table:style-name="ce2" table:formula="of:=[.L204]*(1-[.L204])" office:value-type="float" office:value="0.0544930122421514">
            <text:p>0.054</text:p>
          </table:table-cell>
          <table:table-cell table:style-name="ce2" table:formula="of:=[.M204]*(1-[.M204])" office:value-type="float" office:value="0.0017358719365635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6319454706132">
            <text:p>0.7563194547</text:p>
          </table:table-cell>
          <table:table-cell office:value-type="float" office:value="0.942161721271583">
            <text:p>0.942161721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91242271294896">
            <text:p>-0.6912422713</text:p>
          </table:table-cell>
          <table:table-cell office:value-type="float" office:value="1.10117152935957">
            <text:p>1.1011715294</text:p>
          </table:table-cell>
          <table:table-cell office:value-type="float" office:value="1.10117152935957">
            <text:p>1.1011715294</text:p>
          </table:table-cell>
          <table:table-cell office:value-type="float" office:value="-1.71087158123246">
            <text:p>-1.7108715812</text:p>
          </table:table-cell>
          <table:table-cell/>
          <table:table-cell office:value-type="float" office:value="-0.149435537921434">
            <text:p>-0.1494355379</text:p>
          </table:table-cell>
          <table:table-cell office:value-type="float" office:value="0.0600061536300996">
            <text:p>0.0600061536</text:p>
          </table:table-cell>
          <table:table-cell office:value-type="float" office:value="0.0600061536300996">
            <text:p>0.0600061536</text:p>
          </table:table-cell>
          <table:table-cell office:value-type="float" office:value="-0.00296985396492546">
            <text:p>-0.002969854</text:p>
          </table:table-cell>
          <table:table-cell/>
          <table:table-cell office:value-type="float" office:value="0.0570362996651742">
            <text:p>0.0570362997</text:p>
          </table:table-cell>
          <table:table-cell office:value-type="float" office:value="0.0570362996651742">
            <text:p>0.0570362997</text:p>
          </table:table-cell>
          <table:table-cell office:value-type="float" office:value="-0.0323930846261602">
            <text:p>-0.0323930846</text:p>
          </table:table-cell>
          <table:table-cell/>
          <table:table-cell office:value-type="float" office:value="3.6192747954767">
            <text:p>3.6192747955</text:p>
          </table:table-cell>
          <table:table-cell office:value-type="float" office:value="3.6192747954767">
            <text:p>3.6192747955</text:p>
          </table:table-cell>
          <table:table-cell office:value-type="float" office:value="-0.804105460181287">
            <text:p>-0.804105460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05]*(1-[.J205])" office:value-type="float" office:value="0">
            <text:p>0.000</text:p>
          </table:table-cell>
          <table:table-cell table:style-name="ce2" table:formula="of:=[.K205]*(1-[.K205])" office:value-type="float" office:value="0">
            <text:p>0.000</text:p>
          </table:table-cell>
          <table:table-cell table:style-name="ce2" table:formula="of:=[.L205]*(1-[.L205])" office:value-type="float" office:value="0">
            <text:p>0.000</text:p>
          </table:table-cell>
          <table:table-cell table:style-name="ce2" table:formula="of:=[.M205]*(1-[.M20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6319454706132">
            <text:p>0.7563194547</text:p>
          </table:table-cell>
          <table:table-cell office:value-type="float" office:value="0.942161721271583">
            <text:p>0.942161721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6416400190126">
            <text:p>0.1964164002</text:p>
          </table:table-cell>
          <table:table-cell office:value-type="float" office:value="-0.312897744785619">
            <text:p>-0.3128977448</text:p>
          </table:table-cell>
          <table:table-cell office:value-type="float" office:value="-0.312897744785619">
            <text:p>-0.3128977448</text:p>
          </table:table-cell>
          <table:table-cell office:value-type="float" office:value="0.486143934085168">
            <text:p>0.486143934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912717292012">
            <text:p>0.8491271729</text:p>
          </table:table-cell>
          <table:table-cell office:value-type="float" office:value="0.998261104305199">
            <text:p>0.998261104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03:.BY204]" office:value-type="float" office:value="0.60598585690353">
            <text:p>0.606</text:p>
          </table:table-cell>
          <table:table-cell table:style-name="ce2" office:value-type="float" office:value="0.60598585690353">
            <text:p>0.606</text:p>
          </table:table-cell>
          <table:table-cell table:style-name="ce2" office:value-type="float" office:value="0.520241640159784">
            <text:p>0.520</text:p>
          </table:table-cell>
          <table:table-cell table:style-name="ce2"/>
          <table:table-cell table:style-name="ce2" table:number-matrix-columns-spanned="4" table:number-matrix-rows-spanned="2" table:formula="of:=MMULT([.A208:.C209];[.$A$2:.$D$4])" office:value-type="float" office:value="0.520241640159784">
            <text:p>0.520</text:p>
          </table:table-cell>
          <table:table-cell table:style-name="ce2" office:value-type="float" office:value="1.12622749706331">
            <text:p>1.126</text:p>
          </table:table-cell>
          <table:table-cell table:style-name="ce2" office:value-type="float" office:value="1.12622749706331">
            <text:p>1.126</text:p>
          </table:table-cell>
          <table:table-cell table:style-name="ce2" office:value-type="float" office:value="1.73221335396684">
            <text:p>1.732</text:p>
          </table:table-cell>
          <table:table-cell table:style-name="ce2"/>
          <table:table-cell table:style-name="ce2" table:formula="of:=1/(1+EXP(-[.E208]))" office:value-type="float" office:value="0.627204268128097">
            <text:p>0.627</text:p>
          </table:table-cell>
          <table:table-cell table:style-name="ce2" table:formula="of:=1/(1+EXP(-[.F208]))" office:value-type="float" office:value="0.755142025277757">
            <text:p>0.755</text:p>
          </table:table-cell>
          <table:table-cell table:style-name="ce2" table:formula="of:=1/(1+EXP(-[.G208]))" office:value-type="float" office:value="0.755142025277757">
            <text:p>0.755</text:p>
          </table:table-cell>
          <table:table-cell table:style-name="ce2" table:formula="of:=1/(1+EXP(-[.H208]))" office:value-type="float" office:value="0.849695313588481">
            <text:p>0.850</text:p>
          </table:table-cell>
          <table:table-cell table:style-name="ce2"/>
          <table:table-cell table:style-name="ce2" table:formula="of:=[.J208]*(1-[.J208])" office:value-type="float" office:value="0.233819074169995">
            <text:p>0.234</text:p>
          </table:table-cell>
          <table:table-cell table:style-name="ce2" table:formula="of:=[.K208]*(1-[.K208])" office:value-type="float" office:value="0.184902546937165">
            <text:p>0.185</text:p>
          </table:table-cell>
          <table:table-cell table:style-name="ce2" table:formula="of:=[.L208]*(1-[.L208])" office:value-type="float" office:value="0.184902546937165">
            <text:p>0.185</text:p>
          </table:table-cell>
          <table:table-cell table:style-name="ce2" table:formula="of:=[.M208]*(1-[.M208])" office:value-type="float" office:value="0.127713187654254">
            <text:p>0.128</text:p>
          </table:table-cell>
          <table:table-cell table:style-name="ce2"/>
          <table:table-cell table:style-name="ce2" table:number-matrix-columns-spanned="3" table:number-matrix-rows-spanned="1" table:formula="of:=[.BE203:.BG203]" office:value-type="float" office:value="-1.90994837040915">
            <text:p>-1.910</text:p>
          </table:table-cell>
          <table:table-cell table:style-name="ce2" office:value-type="float" office:value="2.86563138330699">
            <text:p>2.866</text:p>
          </table:table-cell>
          <table:table-cell table:style-name="ce2" office:value-type="float" office:value="-0.81426877949263">
            <text:p>-0.814</text:p>
          </table:table-cell>
          <table:table-cell table:style-name="ce2"/>
          <table:table-cell table:style-name="ce2" table:number-matrix-columns-spanned="4" table:number-matrix-rows-spanned="1" table:formula="of:=MMULT([.T208:.V208];[.J208:.M210])" office:value-type="float" office:value="-1.12629231904836">
            <text:p>-1.126</text:p>
          </table:table-cell>
          <table:table-cell table:style-name="ce2" office:value-type="float" office:value="0.447143674485322">
            <text:p>0.447</text:p>
          </table:table-cell>
          <table:table-cell table:style-name="ce2" office:value-type="float" office:value="0.447143674485322">
            <text:p>0.447</text:p>
          </table:table-cell>
          <table:table-cell table:style-name="ce2" office:value-type="float" office:value="0.423895596822826">
            <text:p>0.424</text:p>
          </table:table-cell>
          <table:table-cell table:style-name="ce2"/>
          <table:table-cell table:style-name="ce2" table:formula="of:=1/(1+EXP(-[.X208]))" office:value-type="float" office:value="0.244845989170341">
            <text:p>0.245</text:p>
          </table:table-cell>
          <table:table-cell table:style-name="ce2" table:formula="of:=1/(1+EXP(-[.Y208]))" office:value-type="float" office:value="0.60995990274417">
            <text:p>0.610</text:p>
          </table:table-cell>
          <table:table-cell table:style-name="ce2" table:formula="of:=1/(1+EXP(-[.Z208]))" office:value-type="float" office:value="0.60995990274417">
            <text:p>0.610</text:p>
          </table:table-cell>
          <table:table-cell table:style-name="ce2" table:formula="of:=1/(1+EXP(-[.AA208]))" office:value-type="float" office:value="0.604415055153242">
            <text:p>0.604</text:p>
          </table:table-cell>
          <table:table-cell/>
          <table:table-cell table:style-name="ce2" table:formula="of:=[.AC208]*(1-[.AC208])" office:value-type="float" office:value="0.184896430757538">
            <text:p>0.185</text:p>
          </table:table-cell>
          <table:table-cell table:style-name="ce2" table:formula="of:=[.AD208]*(1-[.AD208])" office:value-type="float" office:value="0.237908819788493">
            <text:p>0.238</text:p>
          </table:table-cell>
          <table:table-cell table:style-name="ce2" table:formula="of:=[.AE208]*(1-[.AE208])" office:value-type="float" office:value="0.237908819788493">
            <text:p>0.238</text:p>
          </table:table-cell>
          <table:table-cell table:style-name="ce2" table:formula="of:=[.AF208]*(1-[.AF208])" office:value-type="float" office:value="0.239097496257345">
            <text:p>0.239</text:p>
          </table:table-cell>
          <table:table-cell/>
          <table:table-cell table:style-name="ce2" table:number-matrix-columns-spanned="4" table:number-matrix-rows-spanned="1" table:formula="of:=[.$AC$8:.$AF$8]-[.AC208:.AF208]" office:value-type="float" office:value="-0.237693200981445">
            <text:p>-0.238</text:p>
          </table:table-cell>
          <table:table-cell table:style-name="ce2" office:value-type="float" office:value="0.382395961427569">
            <text:p>0.382</text:p>
          </table:table-cell>
          <table:table-cell table:style-name="ce2" office:value-type="float" office:value="0.382395961427569">
            <text:p>0.382</text:p>
          </table:table-cell>
          <table:table-cell table:style-name="ce2" office:value-type="float" office:value="-0.597262266964345">
            <text:p>-0.597</text:p>
          </table:table-cell>
          <table:table-cell/>
          <table:table-cell table:number-matrix-columns-spanned="4" table:number-matrix-rows-spanned="1" table:formula="of:=[.AM208:.AP208]*[.AH208:.AK208]" office:value-type="float" office:value="-0.0439486244768034">
            <text:p>-0.0439486245</text:p>
          </table:table-cell>
          <table:table-cell office:value-type="float" office:value="0.0909753718751189">
            <text:p>0.0909753719</text:p>
          </table:table-cell>
          <table:table-cell office:value-type="float" office:value="0.0909753718751189">
            <text:p>0.0909753719</text:p>
          </table:table-cell>
          <table:table-cell office:value-type="float" office:value="-0.142803912640161">
            <text:p>-0.1428039126</text:p>
          </table:table-cell>
          <table:table-cell/>
          <table:table-cell table:number-matrix-columns-spanned="3" table:number-matrix-rows-spanned="4" table:formula="of:=TRANSPOSE([.J208:.M210])" office:value-type="float" office:value="0.627204268128097">
            <text:p>0.6272042681</text:p>
          </table:table-cell>
          <table:table-cell office:value-type="float" office:value="0.309148006763816">
            <text:p>0.309148006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08:.AU208];[.AW208:.AY211])" office:value-type="float" office:value="-0.0115059270463052">
            <text:p>-0.011505927</text:p>
          </table:table-cell>
          <table:table-cell office:value-type="float" office:value="0.015507052219685">
            <text:p>0.0155070522</text:p>
          </table:table-cell>
          <table:table-cell office:value-type="float" office:value="-0.00480179336672681">
            <text:p>-0.0048017934</text:p>
          </table:table-cell>
          <table:table-cell/>
          <table:table-cell table:number-matrix-columns-spanned="3" table:number-matrix-rows-spanned="1" table:formula="of:=[.T208:.V208]+[.BA208:.BC208]" office:value-type="float" office:value="-1.92145429745546">
            <text:p>-1.9214542975</text:p>
          </table:table-cell>
          <table:table-cell office:value-type="float" office:value="2.88113843552667">
            <text:p>2.8811384355</text:p>
          </table:table-cell>
          <table:table-cell office:value-type="float" office:value="-0.819070572859357">
            <text:p>-0.8190705729</text:p>
          </table:table-cell>
          <table:table-cell/>
          <table:table-cell table:number-matrix-columns-spanned="4" table:number-matrix-rows-spanned="3" table:formula="of:=MMULT(TRANSPOSE([.BE208:.BG208]);[.AM208:.AP208])" office:value-type="float" office:value="0.456716622501741">
            <text:p>0.4567166225</text:p>
          </table:table-cell>
          <table:table-cell office:value-type="float" office:value="-0.734756363414614">
            <text:p>-0.7347563634</text:p>
          </table:table-cell>
          <table:table-cell office:value-type="float" office:value="-0.734756363414614">
            <text:p>-0.7347563634</text:p>
          </table:table-cell>
          <table:table-cell office:value-type="float" office:value="1.14761214956663">
            <text:p>1.1476121496</text:p>
          </table:table-cell>
          <table:table-cell/>
          <table:table-cell table:number-matrix-columns-spanned="4" table:number-matrix-rows-spanned="3" table:formula="of:=[.BI208:.BL210]*[.O208:.R210]" office:value-type="float" office:value="0.106789057831404">
            <text:p>0.1067890578</text:p>
          </table:table-cell>
          <table:table-cell office:value-type="float" office:value="-0.135858322973651">
            <text:p>-0.135858323</text:p>
          </table:table-cell>
          <table:table-cell office:value-type="float" office:value="-0.135858322973651">
            <text:p>-0.135858323</text:p>
          </table:table-cell>
          <table:table-cell office:value-type="float" office:value="0.146565205811905">
            <text:p>0.1465652058</text:p>
          </table:table-cell>
          <table:table-cell/>
          <table:table-cell table:number-matrix-columns-spanned="3" table:number-matrix-rows-spanned="2" table:formula="of:=MMULT([.BN208:.BQ209];[.$O$2:.$Q$5])" office:value-type="float" office:value="0.0107068828382536">
            <text:p>0.0107068828</text:p>
          </table:table-cell>
          <table:table-cell office:value-type="float" office:value="0.0107068828382536">
            <text:p>0.0107068828</text:p>
          </table:table-cell>
          <table:table-cell office:value-type="float" office:value="-0.0183623823039932">
            <text:p>-0.0183623823</text:p>
          </table:table-cell>
          <table:table-cell/>
          <table:table-cell table:number-matrix-columns-spanned="3" table:number-matrix-rows-spanned="2" table:formula="of:=[.A208:.C209]+[.BS208:.BU209]" office:value-type="float" office:value="0.616692739741784">
            <text:p>0.6166927397</text:p>
          </table:table-cell>
          <table:table-cell office:value-type="float" office:value="0.616692739741784">
            <text:p>0.6166927397</text:p>
          </table:table-cell>
          <table:table-cell office:value-type="float" office:value="0.50187925785579">
            <text:p>0.5018792579</text:p>
          </table:table-cell>
          <table:table-cell/>
          <table:table-cell table:formula="of:=SUMSQ([.AM208:.AP208])" office:value-type="float" office:value="0.705673615964424">
            <text:p>0.705673616</text:p>
          </table:table-cell>
          <table:table-cell table:number-columns-repeated="945"/>
        </table:table-row>
        <table:table-row table:style-name="ro2">
          <table:table-cell table:style-name="ce2" office:value-type="float" office:value="3.6192747954767">
            <text:p>3.619</text:p>
          </table:table-cell>
          <table:table-cell table:style-name="ce2" office:value-type="float" office:value="3.6192747954767">
            <text:p>3.619</text:p>
          </table:table-cell>
          <table:table-cell table:style-name="ce2" office:value-type="float" office:value="-0.804105460181287">
            <text:p>-0.804</text:p>
          </table:table-cell>
          <table:table-cell table:style-name="ce2"/>
          <table:table-cell table:style-name="ce2" office:value-type="float" office:value="-0.804105460181287">
            <text:p>-0.804</text:p>
          </table:table-cell>
          <table:table-cell table:style-name="ce2" office:value-type="float" office:value="2.81516933529541">
            <text:p>2.815</text:p>
          </table:table-cell>
          <table:table-cell table:style-name="ce2" office:value-type="float" office:value="2.81516933529541">
            <text:p>2.815</text:p>
          </table:table-cell>
          <table:table-cell table:style-name="ce2" office:value-type="float" office:value="6.43444413077211">
            <text:p>6.434</text:p>
          </table:table-cell>
          <table:table-cell table:style-name="ce2"/>
          <table:table-cell table:style-name="ce2" table:formula="of:=1/(1+EXP(-[.E209]))" office:value-type="float" office:value="0.309148006763816">
            <text:p>0.309</text:p>
          </table:table-cell>
          <table:table-cell table:style-name="ce2" table:formula="of:=1/(1+EXP(-[.F209]))" office:value-type="float" office:value="0.943490063074533">
            <text:p>0.943</text:p>
          </table:table-cell>
          <table:table-cell table:style-name="ce2" table:formula="of:=1/(1+EXP(-[.G209]))" office:value-type="float" office:value="0.943490063074533">
            <text:p>0.943</text:p>
          </table:table-cell>
          <table:table-cell table:style-name="ce2" table:formula="of:=1/(1+EXP(-[.H209]))" office:value-type="float" office:value="0.998397272068672">
            <text:p>0.998</text:p>
          </table:table-cell>
          <table:table-cell table:style-name="ce2"/>
          <table:table-cell table:style-name="ce2" table:formula="of:=[.J209]*(1-[.J209])" office:value-type="float" office:value="0.213575516677776">
            <text:p>0.214</text:p>
          </table:table-cell>
          <table:table-cell table:style-name="ce2" table:formula="of:=[.K209]*(1-[.K209])" office:value-type="float" office:value="0.0533165639541464">
            <text:p>0.053</text:p>
          </table:table-cell>
          <table:table-cell table:style-name="ce2" table:formula="of:=[.L209]*(1-[.L209])" office:value-type="float" office:value="0.0533165639541464">
            <text:p>0.053</text:p>
          </table:table-cell>
          <table:table-cell table:style-name="ce2" table:formula="of:=[.M209]*(1-[.M209])" office:value-type="float" office:value="0.00160015919450613">
            <text:p>0.002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5142025277757">
            <text:p>0.7551420253</text:p>
          </table:table-cell>
          <table:table-cell office:value-type="float" office:value="0.943490063074533">
            <text:p>0.943490063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84827017211007">
            <text:p>-0.6848270172</text:p>
          </table:table-cell>
          <table:table-cell office:value-type="float" office:value="1.10173570205914">
            <text:p>1.1017357021</text:p>
          </table:table-cell>
          <table:table-cell office:value-type="float" office:value="1.10173570205914">
            <text:p>1.1017357021</text:p>
          </table:table-cell>
          <table:table-cell office:value-type="float" office:value="-1.72079527344077">
            <text:p>-1.7207952734</text:p>
          </table:table-cell>
          <table:table-cell/>
          <table:table-cell office:value-type="float" office:value="-0.146262284035741">
            <text:p>-0.146262284</text:p>
          </table:table-cell>
          <table:table-cell office:value-type="float" office:value="0.0587407620194027">
            <text:p>0.058740762</text:p>
          </table:table-cell>
          <table:table-cell office:value-type="float" office:value="0.0587407620194027">
            <text:p>0.058740762</text:p>
          </table:table-cell>
          <table:table-cell office:value-type="float" office:value="-0.00275354637865893">
            <text:p>-0.0027535464</text:p>
          </table:table-cell>
          <table:table-cell/>
          <table:table-cell office:value-type="float" office:value="0.0559872156407438">
            <text:p>0.0559872156</text:p>
          </table:table-cell>
          <table:table-cell office:value-type="float" office:value="0.0559872156407438">
            <text:p>0.0559872156</text:p>
          </table:table-cell>
          <table:table-cell office:value-type="float" office:value="-0.0315343063755943">
            <text:p>-0.0315343064</text:p>
          </table:table-cell>
          <table:table-cell/>
          <table:table-cell office:value-type="float" office:value="3.67526201111744">
            <text:p>3.6752620111</text:p>
          </table:table-cell>
          <table:table-cell office:value-type="float" office:value="3.67526201111744">
            <text:p>3.6752620111</text:p>
          </table:table-cell>
          <table:table-cell office:value-type="float" office:value="-0.835639766556882">
            <text:p>-0.835639766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10]*(1-[.J210])" office:value-type="float" office:value="0">
            <text:p>0.000</text:p>
          </table:table-cell>
          <table:table-cell table:style-name="ce2" table:formula="of:=[.K210]*(1-[.K210])" office:value-type="float" office:value="0">
            <text:p>0.000</text:p>
          </table:table-cell>
          <table:table-cell table:style-name="ce2" table:formula="of:=[.L210]*(1-[.L210])" office:value-type="float" office:value="0">
            <text:p>0.000</text:p>
          </table:table-cell>
          <table:table-cell table:style-name="ce2" table:formula="of:=[.M210]*(1-[.M21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5142025277757">
            <text:p>0.7551420253</text:p>
          </table:table-cell>
          <table:table-cell office:value-type="float" office:value="0.943490063074533">
            <text:p>0.943490063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4687506292646">
            <text:p>0.1946875063</text:p>
          </table:table-cell>
          <table:table-cell office:value-type="float" office:value="-0.313209279185583">
            <text:p>-0.3132092792</text:p>
          </table:table-cell>
          <table:table-cell office:value-type="float" office:value="-0.313209279185583">
            <text:p>-0.3132092792</text:p>
          </table:table-cell>
          <table:table-cell office:value-type="float" office:value="0.489199947149764">
            <text:p>0.489199947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9695313588481">
            <text:p>0.8496953136</text:p>
          </table:table-cell>
          <table:table-cell office:value-type="float" office:value="0.998397272068672">
            <text:p>0.998397272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08:.BY209]" office:value-type="float" office:value="0.616692739741784">
            <text:p>0.617</text:p>
          </table:table-cell>
          <table:table-cell table:style-name="ce2" office:value-type="float" office:value="0.616692739741784">
            <text:p>0.617</text:p>
          </table:table-cell>
          <table:table-cell table:style-name="ce2" office:value-type="float" office:value="0.50187925785579">
            <text:p>0.502</text:p>
          </table:table-cell>
          <table:table-cell table:style-name="ce2"/>
          <table:table-cell table:style-name="ce2" table:number-matrix-columns-spanned="4" table:number-matrix-rows-spanned="2" table:formula="of:=MMULT([.A213:.C214];[.$A$2:.$D$4])" office:value-type="float" office:value="0.50187925785579">
            <text:p>0.502</text:p>
          </table:table-cell>
          <table:table-cell table:style-name="ce2" office:value-type="float" office:value="1.11857199759757">
            <text:p>1.119</text:p>
          </table:table-cell>
          <table:table-cell table:style-name="ce2" office:value-type="float" office:value="1.11857199759757">
            <text:p>1.119</text:p>
          </table:table-cell>
          <table:table-cell table:style-name="ce2" office:value-type="float" office:value="1.73526473733936">
            <text:p>1.735</text:p>
          </table:table-cell>
          <table:table-cell table:style-name="ce2"/>
          <table:table-cell table:style-name="ce2" table:formula="of:=1/(1+EXP(-[.E213]))" office:value-type="float" office:value="0.622900862033542">
            <text:p>0.623</text:p>
          </table:table-cell>
          <table:table-cell table:style-name="ce2" table:formula="of:=1/(1+EXP(-[.F213]))" office:value-type="float" office:value="0.753723740605364">
            <text:p>0.754</text:p>
          </table:table-cell>
          <table:table-cell table:style-name="ce2" table:formula="of:=1/(1+EXP(-[.G213]))" office:value-type="float" office:value="0.753723740605364">
            <text:p>0.754</text:p>
          </table:table-cell>
          <table:table-cell table:style-name="ce2" table:formula="of:=1/(1+EXP(-[.H213]))" office:value-type="float" office:value="0.850084599794104">
            <text:p>0.850</text:p>
          </table:table-cell>
          <table:table-cell table:style-name="ce2"/>
          <table:table-cell table:style-name="ce2" table:formula="of:=[.J213]*(1-[.J213])" office:value-type="float" office:value="0.234895378111412">
            <text:p>0.235</text:p>
          </table:table-cell>
          <table:table-cell table:style-name="ce2" table:formula="of:=[.K213]*(1-[.K213])" office:value-type="float" office:value="0.185624263453222">
            <text:p>0.186</text:p>
          </table:table-cell>
          <table:table-cell table:style-name="ce2" table:formula="of:=[.L213]*(1-[.L213])" office:value-type="float" office:value="0.185624263453222">
            <text:p>0.186</text:p>
          </table:table-cell>
          <table:table-cell table:style-name="ce2" table:formula="of:=[.M213]*(1-[.M213])" office:value-type="float" office:value="0.127440772987002">
            <text:p>0.127</text:p>
          </table:table-cell>
          <table:table-cell table:style-name="ce2"/>
          <table:table-cell table:style-name="ce2" table:number-matrix-columns-spanned="3" table:number-matrix-rows-spanned="1" table:formula="of:=[.BE208:.BG208]" office:value-type="float" office:value="-1.92145429745546">
            <text:p>-1.921</text:p>
          </table:table-cell>
          <table:table-cell table:style-name="ce2" office:value-type="float" office:value="2.88113843552667">
            <text:p>2.881</text:p>
          </table:table-cell>
          <table:table-cell table:style-name="ce2" office:value-type="float" office:value="-0.819070572859357">
            <text:p>-0.819</text:p>
          </table:table-cell>
          <table:table-cell table:style-name="ce2"/>
          <table:table-cell table:style-name="ce2" table:number-matrix-columns-spanned="4" table:number-matrix-rows-spanned="1" table:formula="of:=MMULT([.T213:.V213];[.J213:.M215])" office:value-type="float" office:value="-1.14453457369211">
            <text:p>-1.145</text:p>
          </table:table-cell>
          <table:table-cell table:style-name="ce2" office:value-type="float" office:value="0.454724979566064">
            <text:p>0.455</text:p>
          </table:table-cell>
          <table:table-cell table:style-name="ce2" office:value-type="float" office:value="0.454724979566064">
            <text:p>0.455</text:p>
          </table:table-cell>
          <table:table-cell table:style-name="ce2" office:value-type="float" office:value="0.424407846158206">
            <text:p>0.424</text:p>
          </table:table-cell>
          <table:table-cell table:style-name="ce2"/>
          <table:table-cell table:style-name="ce2" table:formula="of:=1/(1+EXP(-[.X213]))" office:value-type="float" office:value="0.241488780907504">
            <text:p>0.241</text:p>
          </table:table-cell>
          <table:table-cell table:style-name="ce2" table:formula="of:=1/(1+EXP(-[.Y213]))" office:value-type="float" office:value="0.611762051114485">
            <text:p>0.612</text:p>
          </table:table-cell>
          <table:table-cell table:style-name="ce2" table:formula="of:=1/(1+EXP(-[.Z213]))" office:value-type="float" office:value="0.611762051114485">
            <text:p>0.612</text:p>
          </table:table-cell>
          <table:table-cell table:style-name="ce2" table:formula="of:=1/(1+EXP(-[.AA213]))" office:value-type="float" office:value="0.604537526133564">
            <text:p>0.605</text:p>
          </table:table-cell>
          <table:table-cell/>
          <table:table-cell table:style-name="ce2" table:formula="of:=[.AC213]*(1-[.AC213])" office:value-type="float" office:value="0.183171949603312">
            <text:p>0.183</text:p>
          </table:table-cell>
          <table:table-cell table:style-name="ce2" table:formula="of:=[.AD213]*(1-[.AD213])" office:value-type="float" office:value="0.237509243930683">
            <text:p>0.238</text:p>
          </table:table-cell>
          <table:table-cell table:style-name="ce2" table:formula="of:=[.AE213]*(1-[.AE213])" office:value-type="float" office:value="0.237509243930683">
            <text:p>0.238</text:p>
          </table:table-cell>
          <table:table-cell table:style-name="ce2" table:formula="of:=[.AF213]*(1-[.AF213])" office:value-type="float" office:value="0.239071905629874">
            <text:p>0.239</text:p>
          </table:table-cell>
          <table:table-cell/>
          <table:table-cell table:style-name="ce2" table:number-matrix-columns-spanned="4" table:number-matrix-rows-spanned="1" table:formula="of:=[.$AC$8:.$AF$8]-[.AC213:.AF213]" office:value-type="float" office:value="-0.234335992718608">
            <text:p>-0.234</text:p>
          </table:table-cell>
          <table:table-cell table:style-name="ce2" office:value-type="float" office:value="0.380593813057254">
            <text:p>0.381</text:p>
          </table:table-cell>
          <table:table-cell table:style-name="ce2" office:value-type="float" office:value="0.380593813057254">
            <text:p>0.381</text:p>
          </table:table-cell>
          <table:table-cell table:style-name="ce2" office:value-type="float" office:value="-0.597384737944667">
            <text:p>-0.597</text:p>
          </table:table-cell>
          <table:table-cell/>
          <table:table-cell table:number-matrix-columns-spanned="4" table:number-matrix-rows-spanned="1" table:formula="of:=[.AM213:.AP213]*[.AH213:.AK213]" office:value-type="float" office:value="-0.0429237806484948">
            <text:p>-0.0429237806</text:p>
          </table:table-cell>
          <table:table-cell office:value-type="float" office:value="0.0903945487839243">
            <text:p>0.0903945488</text:p>
          </table:table-cell>
          <table:table-cell office:value-type="float" office:value="0.0903945487839243">
            <text:p>0.0903945488</text:p>
          </table:table-cell>
          <table:table-cell office:value-type="float" office:value="-0.142817907694635">
            <text:p>-0.1428179077</text:p>
          </table:table-cell>
          <table:table-cell/>
          <table:table-cell table:number-matrix-columns-spanned="3" table:number-matrix-rows-spanned="4" table:formula="of:=TRANSPOSE([.J213:.M215])" office:value-type="float" office:value="0.622900862033542">
            <text:p>0.622900862</text:p>
          </table:table-cell>
          <table:table-cell office:value-type="float" office:value="0.302453893455838">
            <text:p>0.302453893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13:.AU213];[.AW213:.AY216])" office:value-type="float" office:value="-0.0118795289942042">
            <text:p>-0.011879529</text:p>
          </table:table-cell>
          <table:table-cell office:value-type="float" office:value="0.0152167404189526">
            <text:p>0.0152167404</text:p>
          </table:table-cell>
          <table:table-cell office:value-type="float" office:value="-0.00495259077528101">
            <text:p>-0.0049525908</text:p>
          </table:table-cell>
          <table:table-cell/>
          <table:table-cell table:number-matrix-columns-spanned="3" table:number-matrix-rows-spanned="1" table:formula="of:=[.T213:.V213]+[.BA213:.BC213]" office:value-type="float" office:value="-1.93333382644966">
            <text:p>-1.9333338264</text:p>
          </table:table-cell>
          <table:table-cell office:value-type="float" office:value="2.89635517594562">
            <text:p>2.8963551759</text:p>
          </table:table-cell>
          <table:table-cell office:value-type="float" office:value="-0.824023163634637">
            <text:p>-0.8240231636</text:p>
          </table:table-cell>
          <table:table-cell/>
          <table:table-cell table:number-matrix-columns-spanned="4" table:number-matrix-rows-spanned="3" table:formula="of:=MMULT(TRANSPOSE([.BE213:.BG213]);[.AM213:.AP213])" office:value-type="float" office:value="0.453049701477546">
            <text:p>0.4530497015</text:p>
          </table:table-cell>
          <table:table-cell office:value-type="float" office:value="-0.735814892921049">
            <text:p>-0.7358148929</text:p>
          </table:table-cell>
          <table:table-cell office:value-type="float" office:value="-0.735814892921049">
            <text:p>-0.7358148929</text:p>
          </table:table-cell>
          <table:table-cell office:value-type="float" office:value="1.15494412127319">
            <text:p>1.1549441213</text:p>
          </table:table-cell>
          <table:table-cell/>
          <table:table-cell table:number-matrix-columns-spanned="4" table:number-matrix-rows-spanned="3" table:formula="of:=[.BI213:.BL215]*[.O213:.R215]" office:value-type="float" office:value="0.106419280931831">
            <text:p>0.1064192809</text:p>
          </table:table-cell>
          <table:table-cell office:value-type="float" office:value="-0.136585097536381">
            <text:p>-0.1365850975</text:p>
          </table:table-cell>
          <table:table-cell office:value-type="float" office:value="-0.136585097536381">
            <text:p>-0.1365850975</text:p>
          </table:table-cell>
          <table:table-cell office:value-type="float" office:value="0.147186971571849">
            <text:p>0.1471869716</text:p>
          </table:table-cell>
          <table:table-cell/>
          <table:table-cell table:number-matrix-columns-spanned="3" table:number-matrix-rows-spanned="2" table:formula="of:=MMULT([.BN213:.BQ214];[.$O$2:.$Q$5])" office:value-type="float" office:value="0.0106018740354679">
            <text:p>0.010601874</text:p>
          </table:table-cell>
          <table:table-cell office:value-type="float" office:value="0.0106018740354679">
            <text:p>0.010601874</text:p>
          </table:table-cell>
          <table:table-cell office:value-type="float" office:value="-0.0195639425690828">
            <text:p>-0.0195639426</text:p>
          </table:table-cell>
          <table:table-cell/>
          <table:table-cell table:number-matrix-columns-spanned="3" table:number-matrix-rows-spanned="2" table:formula="of:=[.A213:.C214]+[.BS213:.BU214]" office:value-type="float" office:value="0.627294613777251">
            <text:p>0.6272946138</text:p>
          </table:table-cell>
          <table:table-cell office:value-type="float" office:value="0.627294613777251">
            <text:p>0.6272946138</text:p>
          </table:table-cell>
          <table:table-cell office:value-type="float" office:value="0.482315315286708">
            <text:p>0.4823153153</text:p>
          </table:table-cell>
          <table:table-cell/>
          <table:table-cell table:formula="of:=SUMSQ([.AM213:.AP213])" office:value-type="float" office:value="0.701485183687554">
            <text:p>0.7014851837</text:p>
          </table:table-cell>
          <table:table-cell table:number-columns-repeated="945"/>
        </table:table-row>
        <table:table-row table:style-name="ro2">
          <table:table-cell table:style-name="ce2" office:value-type="float" office:value="3.67526201111744">
            <text:p>3.675</text:p>
          </table:table-cell>
          <table:table-cell table:style-name="ce2" office:value-type="float" office:value="3.67526201111744">
            <text:p>3.675</text:p>
          </table:table-cell>
          <table:table-cell table:style-name="ce2" office:value-type="float" office:value="-0.835639766556882">
            <text:p>-0.836</text:p>
          </table:table-cell>
          <table:table-cell table:style-name="ce2"/>
          <table:table-cell table:style-name="ce2" office:value-type="float" office:value="-0.835639766556882">
            <text:p>-0.836</text:p>
          </table:table-cell>
          <table:table-cell table:style-name="ce2" office:value-type="float" office:value="2.83962224456056">
            <text:p>2.840</text:p>
          </table:table-cell>
          <table:table-cell table:style-name="ce2" office:value-type="float" office:value="2.83962224456056">
            <text:p>2.840</text:p>
          </table:table-cell>
          <table:table-cell table:style-name="ce2" office:value-type="float" office:value="6.514884255678">
            <text:p>6.515</text:p>
          </table:table-cell>
          <table:table-cell table:style-name="ce2"/>
          <table:table-cell table:style-name="ce2" table:formula="of:=1/(1+EXP(-[.E214]))" office:value-type="float" office:value="0.302453893455838">
            <text:p>0.302</text:p>
          </table:table-cell>
          <table:table-cell table:style-name="ce2" table:formula="of:=1/(1+EXP(-[.F214]))" office:value-type="float" office:value="0.944779757661388">
            <text:p>0.945</text:p>
          </table:table-cell>
          <table:table-cell table:style-name="ce2" table:formula="of:=1/(1+EXP(-[.G214]))" office:value-type="float" office:value="0.944779757661388">
            <text:p>0.945</text:p>
          </table:table-cell>
          <table:table-cell table:style-name="ce2" table:formula="of:=1/(1+EXP(-[.H214]))" office:value-type="float" office:value="0.998520963456154">
            <text:p>0.999</text:p>
          </table:table-cell>
          <table:table-cell table:style-name="ce2"/>
          <table:table-cell table:style-name="ce2" table:formula="of:=[.J214]*(1-[.J214])" office:value-type="float" office:value="0.210975535789243">
            <text:p>0.211</text:p>
          </table:table-cell>
          <table:table-cell table:style-name="ce2" table:formula="of:=[.K214]*(1-[.K214])" office:value-type="float" office:value="0.0521709671746766">
            <text:p>0.052</text:p>
          </table:table-cell>
          <table:table-cell table:style-name="ce2" table:formula="of:=[.L214]*(1-[.L214])" office:value-type="float" office:value="0.0521709671746766">
            <text:p>0.052</text:p>
          </table:table-cell>
          <table:table-cell table:style-name="ce2" table:formula="of:=[.M214]*(1-[.M214])" office:value-type="float" office:value="0.00147684899474782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3723740605364">
            <text:p>0.7537237406</text:p>
          </table:table-cell>
          <table:table-cell office:value-type="float" office:value="0.944779757661388">
            <text:p>0.944779757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78720265420895">
            <text:p>-0.6787202654</text:p>
          </table:table-cell>
          <table:table-cell office:value-type="float" office:value="1.10233486038126">
            <text:p>1.1023348604</text:p>
          </table:table-cell>
          <table:table-cell office:value-type="float" office:value="1.10233486038126">
            <text:p>1.1023348604</text:p>
          </table:table-cell>
          <table:table-cell office:value-type="float" office:value="-1.73023837777696">
            <text:p>-1.7302383778</text:p>
          </table:table-cell>
          <table:table-cell/>
          <table:table-cell office:value-type="float" office:value="-0.14319337164819">
            <text:p>-0.1431933716</text:p>
          </table:table-cell>
          <table:table-cell office:value-type="float" office:value="0.0575098758164524">
            <text:p>0.0575098758</text:p>
          </table:table-cell>
          <table:table-cell office:value-type="float" office:value="0.0575098758164524">
            <text:p>0.0575098758</text:p>
          </table:table-cell>
          <table:table-cell office:value-type="float" office:value="-0.00255530080889399">
            <text:p>-0.0025553008</text:p>
          </table:table-cell>
          <table:table-cell/>
          <table:table-cell office:value-type="float" office:value="0.0549545750075584">
            <text:p>0.054954575</text:p>
          </table:table-cell>
          <table:table-cell office:value-type="float" office:value="0.0549545750075584">
            <text:p>0.054954575</text:p>
          </table:table-cell>
          <table:table-cell office:value-type="float" office:value="-0.0307289208241796">
            <text:p>-0.0307289208</text:p>
          </table:table-cell>
          <table:table-cell/>
          <table:table-cell office:value-type="float" office:value="3.730216586125">
            <text:p>3.7302165861</text:p>
          </table:table-cell>
          <table:table-cell office:value-type="float" office:value="3.730216586125">
            <text:p>3.7302165861</text:p>
          </table:table-cell>
          <table:table-cell office:value-type="float" office:value="-0.866368687381061">
            <text:p>-0.866368687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15]*(1-[.J215])" office:value-type="float" office:value="0">
            <text:p>0.000</text:p>
          </table:table-cell>
          <table:table-cell table:style-name="ce2" table:formula="of:=[.K215]*(1-[.K215])" office:value-type="float" office:value="0">
            <text:p>0.000</text:p>
          </table:table-cell>
          <table:table-cell table:style-name="ce2" table:formula="of:=[.L215]*(1-[.L215])" office:value-type="float" office:value="0">
            <text:p>0.000</text:p>
          </table:table-cell>
          <table:table-cell table:style-name="ce2" table:formula="of:=[.M215]*(1-[.M2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3723740605364">
            <text:p>0.7537237406</text:p>
          </table:table-cell>
          <table:table-cell office:value-type="float" office:value="0.944779757661388">
            <text:p>0.944779757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309828607345">
            <text:p>0.1930982861</text:p>
          </table:table-cell>
          <table:table-cell office:value-type="float" office:value="-0.313618117895209">
            <text:p>-0.3136181179</text:p>
          </table:table-cell>
          <table:table-cell office:value-type="float" office:value="-0.313618117895209">
            <text:p>-0.3136181179</text:p>
          </table:table-cell>
          <table:table-cell office:value-type="float" office:value="0.492258861668214">
            <text:p>0.49225886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0084599794104">
            <text:p>0.8500845998</text:p>
          </table:table-cell>
          <table:table-cell office:value-type="float" office:value="0.998520963456154">
            <text:p>0.998520963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13:.BY214]" office:value-type="float" office:value="0.627294613777251">
            <text:p>0.627</text:p>
          </table:table-cell>
          <table:table-cell table:style-name="ce2" office:value-type="float" office:value="0.627294613777251">
            <text:p>0.627</text:p>
          </table:table-cell>
          <table:table-cell table:style-name="ce2" office:value-type="float" office:value="0.482315315286708">
            <text:p>0.482</text:p>
          </table:table-cell>
          <table:table-cell table:style-name="ce2"/>
          <table:table-cell table:style-name="ce2" table:number-matrix-columns-spanned="4" table:number-matrix-rows-spanned="2" table:formula="of:=MMULT([.A218:.C219];[.$A$2:.$D$4])" office:value-type="float" office:value="0.482315315286708">
            <text:p>0.482</text:p>
          </table:table-cell>
          <table:table-cell table:style-name="ce2" office:value-type="float" office:value="1.10960992906396">
            <text:p>1.110</text:p>
          </table:table-cell>
          <table:table-cell table:style-name="ce2" office:value-type="float" office:value="1.10960992906396">
            <text:p>1.110</text:p>
          </table:table-cell>
          <table:table-cell table:style-name="ce2" office:value-type="float" office:value="1.73690454284121">
            <text:p>1.737</text:p>
          </table:table-cell>
          <table:table-cell table:style-name="ce2"/>
          <table:table-cell table:style-name="ce2" table:formula="of:=1/(1+EXP(-[.E218]))" office:value-type="float" office:value="0.618294453504202">
            <text:p>0.618</text:p>
          </table:table-cell>
          <table:table-cell table:style-name="ce2" table:formula="of:=1/(1+EXP(-[.F218]))" office:value-type="float" office:value="0.752056383007754">
            <text:p>0.752</text:p>
          </table:table-cell>
          <table:table-cell table:style-name="ce2" table:formula="of:=1/(1+EXP(-[.G218]))" office:value-type="float" office:value="0.752056383007754">
            <text:p>0.752</text:p>
          </table:table-cell>
          <table:table-cell table:style-name="ce2" table:formula="of:=1/(1+EXP(-[.H218]))" office:value-type="float" office:value="0.850293457928682">
            <text:p>0.850</text:p>
          </table:table-cell>
          <table:table-cell table:style-name="ce2"/>
          <table:table-cell table:style-name="ce2" table:formula="of:=[.J218]*(1-[.J218])" office:value-type="float" office:value="0.236006422270142">
            <text:p>0.236</text:p>
          </table:table-cell>
          <table:table-cell table:style-name="ce2" table:formula="of:=[.K218]*(1-[.K218])" office:value-type="float" office:value="0.186467579785048">
            <text:p>0.186</text:p>
          </table:table-cell>
          <table:table-cell table:style-name="ce2" table:formula="of:=[.L218]*(1-[.L218])" office:value-type="float" office:value="0.186467579785048">
            <text:p>0.186</text:p>
          </table:table-cell>
          <table:table-cell table:style-name="ce2" table:formula="of:=[.M218]*(1-[.M218])" office:value-type="float" office:value="0.127294493332366">
            <text:p>0.127</text:p>
          </table:table-cell>
          <table:table-cell table:style-name="ce2"/>
          <table:table-cell table:style-name="ce2" table:number-matrix-columns-spanned="3" table:number-matrix-rows-spanned="1" table:formula="of:=[.BE213:.BG213]" office:value-type="float" office:value="-1.93333382644966">
            <text:p>-1.933</text:p>
          </table:table-cell>
          <table:table-cell table:style-name="ce2" office:value-type="float" office:value="2.89635517594562">
            <text:p>2.896</text:p>
          </table:table-cell>
          <table:table-cell table:style-name="ce2" office:value-type="float" office:value="-0.824023163634637">
            <text:p>-0.824</text:p>
          </table:table-cell>
          <table:table-cell table:style-name="ce2"/>
          <table:table-cell table:style-name="ce2" table:number-matrix-columns-spanned="4" table:number-matrix-rows-spanned="1" table:formula="of:=MMULT([.T218:.V218];[.J218:.M220])" office:value-type="float" office:value="-1.16204130577237">
            <text:p>-1.162</text:p>
          </table:table-cell>
          <table:table-cell table:style-name="ce2" office:value-type="float" office:value="0.462039967808031">
            <text:p>0.462</text:p>
          </table:table-cell>
          <table:table-cell table:style-name="ce2" office:value-type="float" office:value="0.462039967808031">
            <text:p>0.462</text:p>
          </table:table-cell>
          <table:table-cell table:style-name="ce2" office:value-type="float" office:value="0.424472759155829">
            <text:p>0.424</text:p>
          </table:table-cell>
          <table:table-cell table:style-name="ce2"/>
          <table:table-cell table:style-name="ce2" table:formula="of:=1/(1+EXP(-[.X218]))" office:value-type="float" office:value="0.238296567150601">
            <text:p>0.238</text:p>
          </table:table-cell>
          <table:table-cell table:style-name="ce2" table:formula="of:=1/(1+EXP(-[.Y218]))" office:value-type="float" office:value="0.61349800149489">
            <text:p>0.613</text:p>
          </table:table-cell>
          <table:table-cell table:style-name="ce2" table:formula="of:=1/(1+EXP(-[.Z218]))" office:value-type="float" office:value="0.61349800149489">
            <text:p>0.613</text:p>
          </table:table-cell>
          <table:table-cell table:style-name="ce2" table:formula="of:=1/(1+EXP(-[.AA218]))" office:value-type="float" office:value="0.604553044902292">
            <text:p>0.605</text:p>
          </table:table-cell>
          <table:table-cell/>
          <table:table-cell table:style-name="ce2" table:formula="of:=[.AC218]*(1-[.AC218])" office:value-type="float" office:value="0.18151131323484">
            <text:p>0.182</text:p>
          </table:table-cell>
          <table:table-cell table:style-name="ce2" table:formula="of:=[.AD218]*(1-[.AD218])" office:value-type="float" office:value="0.237118203656666">
            <text:p>0.237</text:p>
          </table:table-cell>
          <table:table-cell table:style-name="ce2" table:formula="of:=[.AE218]*(1-[.AE218])" office:value-type="float" office:value="0.237118203656666">
            <text:p>0.237</text:p>
          </table:table-cell>
          <table:table-cell table:style-name="ce2" table:formula="of:=[.AF218]*(1-[.AF218])" office:value-type="float" office:value="0.239068660801659">
            <text:p>0.239</text:p>
          </table:table-cell>
          <table:table-cell/>
          <table:table-cell table:style-name="ce2" table:number-matrix-columns-spanned="4" table:number-matrix-rows-spanned="1" table:formula="of:=[.$AC$8:.$AF$8]-[.AC218:.AF218]" office:value-type="float" office:value="-0.231143778961705">
            <text:p>-0.231</text:p>
          </table:table-cell>
          <table:table-cell table:style-name="ce2" office:value-type="float" office:value="0.378857862676849">
            <text:p>0.379</text:p>
          </table:table-cell>
          <table:table-cell table:style-name="ce2" office:value-type="float" office:value="0.378857862676849">
            <text:p>0.379</text:p>
          </table:table-cell>
          <table:table-cell table:style-name="ce2" office:value-type="float" office:value="-0.597400256713395">
            <text:p>-0.597</text:p>
          </table:table-cell>
          <table:table-cell/>
          <table:table-cell table:number-matrix-columns-spanned="4" table:number-matrix-rows-spanned="1" table:formula="of:=[.AM218:.AP218]*[.AH218:.AK218]" office:value-type="float" office:value="-0.0419552108654026">
            <text:p>-0.0419552109</text:p>
          </table:table-cell>
          <table:table-cell office:value-type="float" office:value="0.0898340958391383">
            <text:p>0.0898340958</text:p>
          </table:table-cell>
          <table:table-cell office:value-type="float" office:value="0.0898340958391383">
            <text:p>0.0898340958</text:p>
          </table:table-cell>
          <table:table-cell office:value-type="float" office:value="-0.142819679335039">
            <text:p>-0.1428196793</text:p>
          </table:table-cell>
          <table:table-cell/>
          <table:table-cell table:number-matrix-columns-spanned="3" table:number-matrix-rows-spanned="4" table:formula="of:=TRANSPOSE([.J218:.M220])" office:value-type="float" office:value="0.618294453504202">
            <text:p>0.6182944535</text:p>
          </table:table-cell>
          <table:table-cell office:value-type="float" office:value="0.296010463995746">
            <text:p>0.29601046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18:.AU218];[.AW218:.AY221])" office:value-type="float" office:value="-0.0122587028006249">
            <text:p>-0.0122587028</text:p>
          </table:table-cell>
          <table:table-cell office:value-type="float" office:value="0.0149278333894706">
            <text:p>0.0149278334</text:p>
          </table:table-cell>
          <table:table-cell office:value-type="float" office:value="-0.00510669852216494">
            <text:p>-0.0051066985</text:p>
          </table:table-cell>
          <table:table-cell/>
          <table:table-cell table:number-matrix-columns-spanned="3" table:number-matrix-rows-spanned="1" table:formula="of:=[.T218:.V218]+[.BA218:.BC218]" office:value-type="float" office:value="-1.94559252925029">
            <text:p>-1.9455925293</text:p>
          </table:table-cell>
          <table:table-cell office:value-type="float" office:value="2.91128300933509">
            <text:p>2.9112830093</text:p>
          </table:table-cell>
          <table:table-cell office:value-type="float" office:value="-0.829129862156803">
            <text:p>-0.8291298622</text:p>
          </table:table-cell>
          <table:table-cell/>
          <table:table-cell table:number-matrix-columns-spanned="4" table:number-matrix-rows-spanned="3" table:formula="of:=MMULT(TRANSPOSE([.BE218:.BG218]);[.AM218:.AP218])" office:value-type="float" office:value="0.449711609530572">
            <text:p>0.4497116095</text:p>
          </table:table-cell>
          <table:table-cell office:value-type="float" office:value="-0.737103027271809">
            <text:p>-0.7371030273</text:p>
          </table:table-cell>
          <table:table-cell office:value-type="float" office:value="-0.737103027271809">
            <text:p>-0.7371030273</text:p>
          </table:table-cell>
          <table:table-cell office:value-type="float" office:value="1.16229747643379">
            <text:p>1.1622974764</text:p>
          </table:table-cell>
          <table:table-cell/>
          <table:table-cell table:number-matrix-columns-spanned="4" table:number-matrix-rows-spanned="3" table:formula="of:=[.BI218:.BL220]*[.O218:.R220]" office:value-type="float" office:value="0.106134828018658">
            <text:p>0.106134828</text:p>
          </table:table-cell>
          <table:table-cell office:value-type="float" office:value="-0.137445817547607">
            <text:p>-0.1374458175</text:p>
          </table:table-cell>
          <table:table-cell office:value-type="float" office:value="-0.137445817547607">
            <text:p>-0.1374458175</text:p>
          </table:table-cell>
          <table:table-cell office:value-type="float" office:value="0.147954068364127">
            <text:p>0.1479540684</text:p>
          </table:table-cell>
          <table:table-cell/>
          <table:table-cell table:number-matrix-columns-spanned="3" table:number-matrix-rows-spanned="2" table:formula="of:=MMULT([.BN218:.BQ219];[.$O$2:.$Q$5])" office:value-type="float" office:value="0.0105082508165202">
            <text:p>0.0105082508</text:p>
          </table:table-cell>
          <table:table-cell office:value-type="float" office:value="0.0105082508165202">
            <text:p>0.0105082508</text:p>
          </table:table-cell>
          <table:table-cell office:value-type="float" office:value="-0.0208027387124291">
            <text:p>-0.0208027387</text:p>
          </table:table-cell>
          <table:table-cell/>
          <table:table-cell table:number-matrix-columns-spanned="3" table:number-matrix-rows-spanned="2" table:formula="of:=[.A218:.C219]+[.BS218:.BU219]" office:value-type="float" office:value="0.637802864593772">
            <text:p>0.6378028646</text:p>
          </table:table-cell>
          <table:table-cell office:value-type="float" office:value="0.637802864593772">
            <text:p>0.6378028646</text:p>
          </table:table-cell>
          <table:table-cell office:value-type="float" office:value="0.461512576574278">
            <text:p>0.4615125766</text:p>
          </table:table-cell>
          <table:table-cell/>
          <table:table-cell table:formula="of:=SUMSQ([.AM218:.AP218])" office:value-type="float" office:value="0.697381073498069">
            <text:p>0.6973810735</text:p>
          </table:table-cell>
          <table:table-cell table:number-columns-repeated="945"/>
        </table:table-row>
        <table:table-row table:style-name="ro2">
          <table:table-cell table:style-name="ce2" office:value-type="float" office:value="3.730216586125">
            <text:p>3.730</text:p>
          </table:table-cell>
          <table:table-cell table:style-name="ce2" office:value-type="float" office:value="3.730216586125">
            <text:p>3.730</text:p>
          </table:table-cell>
          <table:table-cell table:style-name="ce2" office:value-type="float" office:value="-0.866368687381061">
            <text:p>-0.866</text:p>
          </table:table-cell>
          <table:table-cell table:style-name="ce2"/>
          <table:table-cell table:style-name="ce2" office:value-type="float" office:value="-0.866368687381061">
            <text:p>-0.866</text:p>
          </table:table-cell>
          <table:table-cell table:style-name="ce2" office:value-type="float" office:value="2.86384789874394">
            <text:p>2.864</text:p>
          </table:table-cell>
          <table:table-cell table:style-name="ce2" office:value-type="float" office:value="2.86384789874394">
            <text:p>2.864</text:p>
          </table:table-cell>
          <table:table-cell table:style-name="ce2" office:value-type="float" office:value="6.59406448486894">
            <text:p>6.594</text:p>
          </table:table-cell>
          <table:table-cell table:style-name="ce2"/>
          <table:table-cell table:style-name="ce2" table:formula="of:=1/(1+EXP(-[.E219]))" office:value-type="float" office:value="0.296010463995746">
            <text:p>0.296</text:p>
          </table:table-cell>
          <table:table-cell table:style-name="ce2" table:formula="of:=1/(1+EXP(-[.F219]))" office:value-type="float" office:value="0.946030099783724">
            <text:p>0.946</text:p>
          </table:table-cell>
          <table:table-cell table:style-name="ce2" table:formula="of:=1/(1+EXP(-[.G219]))" office:value-type="float" office:value="0.946030099783724">
            <text:p>0.946</text:p>
          </table:table-cell>
          <table:table-cell table:style-name="ce2" table:formula="of:=1/(1+EXP(-[.H219]))" office:value-type="float" office:value="0.998633403608212">
            <text:p>0.999</text:p>
          </table:table-cell>
          <table:table-cell table:style-name="ce2"/>
          <table:table-cell table:style-name="ce2" table:formula="of:=[.J219]*(1-[.J219])" office:value-type="float" office:value="0.208388269200769">
            <text:p>0.208</text:p>
          </table:table-cell>
          <table:table-cell table:style-name="ce2" table:formula="of:=[.K219]*(1-[.K219])" office:value-type="float" office:value="0.0510571500869215">
            <text:p>0.051</text:p>
          </table:table-cell>
          <table:table-cell table:style-name="ce2" table:formula="of:=[.L219]*(1-[.L219])" office:value-type="float" office:value="0.0510571500869215">
            <text:p>0.051</text:p>
          </table:table-cell>
          <table:table-cell table:style-name="ce2" table:formula="of:=[.M219]*(1-[.M219])" office:value-type="float" office:value="0.00136472880608966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2056383007754">
            <text:p>0.752056383</text:p>
          </table:table-cell>
          <table:table-cell office:value-type="float" office:value="0.946030099783724">
            <text:p>0.94603009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72924956404717">
            <text:p>-0.6729249564</text:p>
          </table:table-cell>
          <table:table-cell office:value-type="float" office:value="1.10296245856412">
            <text:p>1.1029624586</text:p>
          </table:table-cell>
          <table:table-cell office:value-type="float" office:value="1.10296245856412">
            <text:p>1.1029624586</text:p>
          </table:table-cell>
          <table:table-cell office:value-type="float" office:value="-1.73920121714213">
            <text:p>-1.7392012171</text:p>
          </table:table-cell>
          <table:table-cell/>
          <table:table-cell office:value-type="float" office:value="-0.140229666967182">
            <text:p>-0.140229667</text:p>
          </table:table-cell>
          <table:table-cell office:value-type="float" office:value="0.0563141197871482">
            <text:p>0.0563141198</text:p>
          </table:table-cell>
          <table:table-cell office:value-type="float" office:value="0.0563141197871482">
            <text:p>0.0563141198</text:p>
          </table:table-cell>
          <table:table-cell office:value-type="float" office:value="-0.00237353800062007">
            <text:p>-0.002373538</text:p>
          </table:table-cell>
          <table:table-cell/>
          <table:table-cell office:value-type="float" office:value="0.0539405817865281">
            <text:p>0.0539405818</text:p>
          </table:table-cell>
          <table:table-cell office:value-type="float" office:value="0.0539405817865281">
            <text:p>0.0539405818</text:p>
          </table:table-cell>
          <table:table-cell office:value-type="float" office:value="-0.0299749653935057">
            <text:p>-0.0299749654</text:p>
          </table:table-cell>
          <table:table-cell/>
          <table:table-cell office:value-type="float" office:value="3.78415716791153">
            <text:p>3.7841571679</text:p>
          </table:table-cell>
          <table:table-cell office:value-type="float" office:value="3.78415716791153">
            <text:p>3.7841571679</text:p>
          </table:table-cell>
          <table:table-cell office:value-type="float" office:value="-0.896343652774567">
            <text:p>-0.896343652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20]*(1-[.J220])" office:value-type="float" office:value="0">
            <text:p>0.000</text:p>
          </table:table-cell>
          <table:table-cell table:style-name="ce2" table:formula="of:=[.K220]*(1-[.K220])" office:value-type="float" office:value="0">
            <text:p>0.000</text:p>
          </table:table-cell>
          <table:table-cell table:style-name="ce2" table:formula="of:=[.L220]*(1-[.L220])" office:value-type="float" office:value="0">
            <text:p>0.000</text:p>
          </table:table-cell>
          <table:table-cell table:style-name="ce2" table:formula="of:=[.M220]*(1-[.M22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2056383007754">
            <text:p>0.752056383</text:p>
          </table:table-cell>
          <table:table-cell office:value-type="float" office:value="0.946030099783724">
            <text:p>0.94603009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1648209588921">
            <text:p>0.1916482096</text:p>
          </table:table-cell>
          <table:table-cell office:value-type="float" office:value="-0.314122367458277">
            <text:p>-0.3141223675</text:p>
          </table:table-cell>
          <table:table-cell office:value-type="float" office:value="-0.314122367458277">
            <text:p>-0.3141223675</text:p>
          </table:table-cell>
          <table:table-cell office:value-type="float" office:value="0.495322392501216">
            <text:p>0.495322392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0293457928682">
            <text:p>0.8502934579</text:p>
          </table:table-cell>
          <table:table-cell office:value-type="float" office:value="0.998633403608212">
            <text:p>0.998633403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18:.BY219]" office:value-type="float" office:value="0.637802864593772">
            <text:p>0.638</text:p>
          </table:table-cell>
          <table:table-cell table:style-name="ce2" office:value-type="float" office:value="0.637802864593772">
            <text:p>0.638</text:p>
          </table:table-cell>
          <table:table-cell table:style-name="ce2" office:value-type="float" office:value="0.461512576574278">
            <text:p>0.462</text:p>
          </table:table-cell>
          <table:table-cell table:style-name="ce2"/>
          <table:table-cell table:style-name="ce2" table:number-matrix-columns-spanned="4" table:number-matrix-rows-spanned="2" table:formula="of:=MMULT([.A223:.C224];[.$A$2:.$D$4])" office:value-type="float" office:value="0.461512576574278">
            <text:p>0.462</text:p>
          </table:table-cell>
          <table:table-cell table:style-name="ce2" office:value-type="float" office:value="1.09931544116805">
            <text:p>1.099</text:p>
          </table:table-cell>
          <table:table-cell table:style-name="ce2" office:value-type="float" office:value="1.09931544116805">
            <text:p>1.099</text:p>
          </table:table-cell>
          <table:table-cell table:style-name="ce2" office:value-type="float" office:value="1.73711830576182">
            <text:p>1.737</text:p>
          </table:table-cell>
          <table:table-cell table:style-name="ce2"/>
          <table:table-cell table:style-name="ce2" table:formula="of:=1/(1+EXP(-[.E223]))" office:value-type="float" office:value="0.613372939949902">
            <text:p>0.613</text:p>
          </table:table-cell>
          <table:table-cell table:style-name="ce2" table:formula="of:=1/(1+EXP(-[.F223]))" office:value-type="float" office:value="0.750131817916283">
            <text:p>0.750</text:p>
          </table:table-cell>
          <table:table-cell table:style-name="ce2" table:formula="of:=1/(1+EXP(-[.G223]))" office:value-type="float" office:value="0.750131817916283">
            <text:p>0.750</text:p>
          </table:table-cell>
          <table:table-cell table:style-name="ce2" table:formula="of:=1/(1+EXP(-[.H223]))" office:value-type="float" office:value="0.850320666733862">
            <text:p>0.850</text:p>
          </table:table-cell>
          <table:table-cell table:style-name="ce2"/>
          <table:table-cell table:style-name="ce2" table:formula="of:=[.J223]*(1-[.J223])" office:value-type="float" office:value="0.237146576487116">
            <text:p>0.237</text:p>
          </table:table-cell>
          <table:table-cell table:style-name="ce2" table:formula="of:=[.K223]*(1-[.K223])" office:value-type="float" office:value="0.187434073665895">
            <text:p>0.187</text:p>
          </table:table-cell>
          <table:table-cell table:style-name="ce2" table:formula="of:=[.L223]*(1-[.L223])" office:value-type="float" office:value="0.187434073665895">
            <text:p>0.187</text:p>
          </table:table-cell>
          <table:table-cell table:style-name="ce2" table:formula="of:=[.M223]*(1-[.M223])" office:value-type="float" office:value="0.127275430459142">
            <text:p>0.127</text:p>
          </table:table-cell>
          <table:table-cell table:style-name="ce2"/>
          <table:table-cell table:style-name="ce2" table:number-matrix-columns-spanned="3" table:number-matrix-rows-spanned="1" table:formula="of:=[.BE218:.BG218]" office:value-type="float" office:value="-1.94559252925029">
            <text:p>-1.946</text:p>
          </table:table-cell>
          <table:table-cell table:style-name="ce2" office:value-type="float" office:value="2.91128300933509">
            <text:p>2.911</text:p>
          </table:table-cell>
          <table:table-cell table:style-name="ce2" office:value-type="float" office:value="-0.829129862156803">
            <text:p>-0.829</text:p>
          </table:table-cell>
          <table:table-cell table:style-name="ce2"/>
          <table:table-cell table:style-name="ce2" table:number-matrix-columns-spanned="4" table:number-matrix-rows-spanned="1" table:formula="of:=MMULT([.T223:.V223];[.J223:.M225])" office:value-type="float" office:value="-1.17880670262313">
            <text:p>-1.179</text:p>
          </table:table-cell>
          <table:table-cell table:style-name="ce2" office:value-type="float" office:value="0.469105082563059">
            <text:p>0.469</text:p>
          </table:table-cell>
          <table:table-cell table:style-name="ce2" office:value-type="float" office:value="0.469105082563059">
            <text:p>0.469</text:p>
          </table:table-cell>
          <table:table-cell table:style-name="ce2" office:value-type="float" office:value="0.424094872145493">
            <text:p>0.424</text:p>
          </table:table-cell>
          <table:table-cell table:style-name="ce2"/>
          <table:table-cell table:style-name="ce2" table:formula="of:=1/(1+EXP(-[.X223]))" office:value-type="float" office:value="0.23526682211127">
            <text:p>0.235</text:p>
          </table:table-cell>
          <table:table-cell table:style-name="ce2" table:formula="of:=1/(1+EXP(-[.Y223]))" office:value-type="float" office:value="0.615171919575904">
            <text:p>0.615</text:p>
          </table:table-cell>
          <table:table-cell table:style-name="ce2" table:formula="of:=1/(1+EXP(-[.Z223]))" office:value-type="float" office:value="0.615171919575904">
            <text:p>0.615</text:p>
          </table:table-cell>
          <table:table-cell table:style-name="ce2" table:formula="of:=1/(1+EXP(-[.AA223]))" office:value-type="float" office:value="0.604462700392429">
            <text:p>0.604</text:p>
          </table:table-cell>
          <table:table-cell/>
          <table:table-cell table:style-name="ce2" table:formula="of:=[.AC223]*(1-[.AC223])" office:value-type="float" office:value="0.179916344524934">
            <text:p>0.180</text:p>
          </table:table-cell>
          <table:table-cell table:style-name="ce2" table:formula="of:=[.AD223]*(1-[.AD223])" office:value-type="float" office:value="0.236735428941202">
            <text:p>0.237</text:p>
          </table:table-cell>
          <table:table-cell table:style-name="ce2" table:formula="of:=[.AE223]*(1-[.AE223])" office:value-type="float" office:value="0.236735428941202">
            <text:p>0.237</text:p>
          </table:table-cell>
          <table:table-cell table:style-name="ce2" table:formula="of:=[.AF223]*(1-[.AF223])" office:value-type="float" office:value="0.239087544226722">
            <text:p>0.239</text:p>
          </table:table-cell>
          <table:table-cell/>
          <table:table-cell table:style-name="ce2" table:number-matrix-columns-spanned="4" table:number-matrix-rows-spanned="1" table:formula="of:=[.$AC$8:.$AF$8]-[.AC223:.AF223]" office:value-type="float" office:value="-0.228114033922374">
            <text:p>-0.228</text:p>
          </table:table-cell>
          <table:table-cell table:style-name="ce2" office:value-type="float" office:value="0.377183944595836">
            <text:p>0.377</text:p>
          </table:table-cell>
          <table:table-cell table:style-name="ce2" office:value-type="float" office:value="0.377183944595836">
            <text:p>0.377</text:p>
          </table:table-cell>
          <table:table-cell table:style-name="ce2" office:value-type="float" office:value="-0.597309912203532">
            <text:p>-0.597</text:p>
          </table:table-cell>
          <table:table-cell/>
          <table:table-cell table:number-matrix-columns-spanned="4" table:number-matrix-rows-spanned="1" table:formula="of:=[.AM223:.AP223]*[.AH223:.AK223]" office:value-type="float" office:value="-0.0410414431181504">
            <text:p>-0.0410414431</text:p>
          </table:table-cell>
          <table:table-cell office:value-type="float" office:value="0.0892928029136296">
            <text:p>0.0892928029</text:p>
          </table:table-cell>
          <table:table-cell office:value-type="float" office:value="0.0892928029136296">
            <text:p>0.0892928029</text:p>
          </table:table-cell>
          <table:table-cell office:value-type="float" office:value="-0.142809360051021">
            <text:p>-0.1428093601</text:p>
          </table:table-cell>
          <table:table-cell/>
          <table:table-cell table:number-matrix-columns-spanned="3" table:number-matrix-rows-spanned="4" table:formula="of:=TRANSPOSE([.J223:.M225])" office:value-type="float" office:value="0.613372939949902">
            <text:p>0.6133729399</text:p>
          </table:table-cell>
          <table:table-cell office:value-type="float" office:value="0.289802457005779">
            <text:p>0.28980245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23:.AU223];[.AW223:.AY226])" office:value-type="float" office:value="-0.0126447157267045">
            <text:p>-0.0126447157</text:p>
          </table:table-cell>
          <table:table-cell office:value-type="float" office:value="0.0146408402658837">
            <text:p>0.0146408403</text:p>
          </table:table-cell>
          <table:table-cell office:value-type="float" office:value="-0.00526519734191244">
            <text:p>-0.0052651973</text:p>
          </table:table-cell>
          <table:table-cell/>
          <table:table-cell table:number-matrix-columns-spanned="3" table:number-matrix-rows-spanned="1" table:formula="of:=[.T223:.V223]+[.BA223:.BC223]" office:value-type="float" office:value="-1.95823724497699">
            <text:p>-1.958237245</text:p>
          </table:table-cell>
          <table:table-cell office:value-type="float" office:value="2.92592384960098">
            <text:p>2.9259238496</text:p>
          </table:table-cell>
          <table:table-cell office:value-type="float" office:value="-0.834395059498715">
            <text:p>-0.8343950595</text:p>
          </table:table-cell>
          <table:table-cell/>
          <table:table-cell table:number-matrix-columns-spanned="4" table:number-matrix-rows-spanned="3" table:formula="of:=MMULT(TRANSPOSE([.BE223:.BG223]);[.AM223:.AP223])" office:value-type="float" office:value="0.446701397328738">
            <text:p>0.4467013973</text:p>
          </table:table-cell>
          <table:table-cell office:value-type="float" office:value="-0.738615648514904">
            <text:p>-0.7386156485</text:p>
          </table:table-cell>
          <table:table-cell office:value-type="float" office:value="-0.738615648514904">
            <text:p>-0.7386156485</text:p>
          </table:table-cell>
          <table:table-cell office:value-type="float" office:value="1.16967451687089">
            <text:p>1.1696745169</text:p>
          </table:table-cell>
          <table:table-cell/>
          <table:table-cell table:number-matrix-columns-spanned="4" table:number-matrix-rows-spanned="3" table:formula="of:=[.BI223:.BL225]*[.O223:.R225]" office:value-type="float" office:value="0.105933707088521">
            <text:p>0.1059337071</text:p>
          </table:table-cell>
          <table:table-cell office:value-type="float" office:value="-0.138441739874525">
            <text:p>-0.1384417399</text:p>
          </table:table-cell>
          <table:table-cell office:value-type="float" office:value="-0.138441739874525">
            <text:p>-0.1384417399</text:p>
          </table:table-cell>
          <table:table-cell office:value-type="float" office:value="0.148870827631832">
            <text:p>0.1488708276</text:p>
          </table:table-cell>
          <table:table-cell/>
          <table:table-cell table:number-matrix-columns-spanned="3" table:number-matrix-rows-spanned="2" table:formula="of:=MMULT([.BN223:.BQ224];[.$O$2:.$Q$5])" office:value-type="float" office:value="0.0104290877573066">
            <text:p>0.0104290878</text:p>
          </table:table-cell>
          <table:table-cell office:value-type="float" office:value="0.0104290877573066">
            <text:p>0.0104290878</text:p>
          </table:table-cell>
          <table:table-cell office:value-type="float" office:value="-0.0220789450286979">
            <text:p>-0.022078945</text:p>
          </table:table-cell>
          <table:table-cell/>
          <table:table-cell table:number-matrix-columns-spanned="3" table:number-matrix-rows-spanned="2" table:formula="of:=[.A223:.C224]+[.BS223:.BU224]" office:value-type="float" office:value="0.648231952351078">
            <text:p>0.6482319524</text:p>
          </table:table-cell>
          <table:table-cell office:value-type="float" office:value="0.648231952351078">
            <text:p>0.6482319524</text:p>
          </table:table-cell>
          <table:table-cell office:value-type="float" office:value="0.43943363154558">
            <text:p>0.4394336315</text:p>
          </table:table-cell>
          <table:table-cell/>
          <table:table-cell table:formula="of:=SUMSQ([.AM223:.AP223])" office:value-type="float" office:value="0.693350599810679">
            <text:p>0.6933505998</text:p>
          </table:table-cell>
          <table:table-cell table:number-columns-repeated="945"/>
        </table:table-row>
        <table:table-row table:style-name="ro2">
          <table:table-cell table:style-name="ce2" office:value-type="float" office:value="3.78415716791153">
            <text:p>3.784</text:p>
          </table:table-cell>
          <table:table-cell table:style-name="ce2" office:value-type="float" office:value="3.78415716791153">
            <text:p>3.784</text:p>
          </table:table-cell>
          <table:table-cell table:style-name="ce2" office:value-type="float" office:value="-0.896343652774567">
            <text:p>-0.896</text:p>
          </table:table-cell>
          <table:table-cell table:style-name="ce2"/>
          <table:table-cell table:style-name="ce2" office:value-type="float" office:value="-0.896343652774567">
            <text:p>-0.896</text:p>
          </table:table-cell>
          <table:table-cell table:style-name="ce2" office:value-type="float" office:value="2.88781351513696">
            <text:p>2.888</text:p>
          </table:table-cell>
          <table:table-cell table:style-name="ce2" office:value-type="float" office:value="2.88781351513696">
            <text:p>2.888</text:p>
          </table:table-cell>
          <table:table-cell table:style-name="ce2" office:value-type="float" office:value="6.67197068304849">
            <text:p>6.672</text:p>
          </table:table-cell>
          <table:table-cell table:style-name="ce2"/>
          <table:table-cell table:style-name="ce2" table:formula="of:=1/(1+EXP(-[.E224]))" office:value-type="float" office:value="0.289802457005779">
            <text:p>0.290</text:p>
          </table:table-cell>
          <table:table-cell table:style-name="ce2" table:formula="of:=1/(1+EXP(-[.F224]))" office:value-type="float" office:value="0.947240717157397">
            <text:p>0.947</text:p>
          </table:table-cell>
          <table:table-cell table:style-name="ce2" table:formula="of:=1/(1+EXP(-[.G224]))" office:value-type="float" office:value="0.947240717157397">
            <text:p>0.947</text:p>
          </table:table-cell>
          <table:table-cell table:style-name="ce2" table:formula="of:=1/(1+EXP(-[.H224]))" office:value-type="float" office:value="0.998735698880367">
            <text:p>0.999</text:p>
          </table:table-cell>
          <table:table-cell table:style-name="ce2"/>
          <table:table-cell table:style-name="ce2" table:formula="of:=[.J224]*(1-[.J224])" office:value-type="float" office:value="0.205816992919192">
            <text:p>0.206</text:p>
          </table:table-cell>
          <table:table-cell table:style-name="ce2" table:formula="of:=[.K224]*(1-[.K224])" office:value-type="float" office:value="0.0499757409165371">
            <text:p>0.050</text:p>
          </table:table-cell>
          <table:table-cell table:style-name="ce2" table:formula="of:=[.L224]*(1-[.L224])" office:value-type="float" office:value="0.0499757409165371">
            <text:p>0.050</text:p>
          </table:table-cell>
          <table:table-cell table:style-name="ce2" table:formula="of:=[.M224]*(1-[.M224])" office:value-type="float" office:value="0.00126270266231228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50131817916283">
            <text:p>0.7501318179</text:p>
          </table:table-cell>
          <table:table-cell office:value-type="float" office:value="0.947240717157397">
            <text:p>0.94724071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6744429228216">
            <text:p>-0.6674442923</text:p>
          </table:table-cell>
          <table:table-cell office:value-type="float" office:value="1.10361149917953">
            <text:p>1.1036114992</text:p>
          </table:table-cell>
          <table:table-cell office:value-type="float" office:value="1.10361149917953">
            <text:p>1.1036114992</text:p>
          </table:table-cell>
          <table:table-cell office:value-type="float" office:value="-1.74768331771938">
            <text:p>-1.7476833177</text:p>
          </table:table-cell>
          <table:table-cell/>
          <table:table-cell office:value-type="float" office:value="-0.137371377178593">
            <text:p>-0.1373713772</text:p>
          </table:table-cell>
          <table:table-cell office:value-type="float" office:value="0.0551538023555073">
            <text:p>0.0551538024</text:p>
          </table:table-cell>
          <table:table-cell office:value-type="float" office:value="0.0551538023555073">
            <text:p>0.0551538024</text:p>
          </table:table-cell>
          <table:table-cell office:value-type="float" office:value="-0.00220680437816301">
            <text:p>-0.0022068044</text:p>
          </table:table-cell>
          <table:table-cell/>
          <table:table-cell office:value-type="float" office:value="0.0529469979773443">
            <text:p>0.052946998</text:p>
          </table:table-cell>
          <table:table-cell office:value-type="float" office:value="0.0529469979773443">
            <text:p>0.052946998</text:p>
          </table:table-cell>
          <table:table-cell office:value-type="float" office:value="-0.0292705768457412">
            <text:p>-0.0292705768</text:p>
          </table:table-cell>
          <table:table-cell/>
          <table:table-cell office:value-type="float" office:value="3.83710416588887">
            <text:p>3.8371041659</text:p>
          </table:table-cell>
          <table:table-cell office:value-type="float" office:value="3.83710416588887">
            <text:p>3.8371041659</text:p>
          </table:table-cell>
          <table:table-cell office:value-type="float" office:value="-0.925614229620308">
            <text:p>-0.925614229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25]*(1-[.J225])" office:value-type="float" office:value="0">
            <text:p>0.000</text:p>
          </table:table-cell>
          <table:table-cell table:style-name="ce2" table:formula="of:=[.K225]*(1-[.K225])" office:value-type="float" office:value="0">
            <text:p>0.000</text:p>
          </table:table-cell>
          <table:table-cell table:style-name="ce2" table:formula="of:=[.L225]*(1-[.L225])" office:value-type="float" office:value="0">
            <text:p>0.000</text:p>
          </table:table-cell>
          <table:table-cell table:style-name="ce2" table:formula="of:=[.M225]*(1-[.M22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50131817916283">
            <text:p>0.7501318179</text:p>
          </table:table-cell>
          <table:table-cell office:value-type="float" office:value="0.947240717157397">
            <text:p>0.94724071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0337222907151">
            <text:p>0.1903372229</text:p>
          </table:table-cell>
          <table:table-cell office:value-type="float" office:value="-0.314720419893002">
            <text:p>-0.3147204199</text:p>
          </table:table-cell>
          <table:table-cell office:value-type="float" office:value="-0.314720419893002">
            <text:p>-0.3147204199</text:p>
          </table:table-cell>
          <table:table-cell office:value-type="float" office:value="0.498392439732239">
            <text:p>0.498392439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0320666733862">
            <text:p>0.8503206667</text:p>
          </table:table-cell>
          <table:table-cell office:value-type="float" office:value="0.998735698880367">
            <text:p>0.998735698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23:.BY224]" office:value-type="float" office:value="0.648231952351078">
            <text:p>0.648</text:p>
          </table:table-cell>
          <table:table-cell table:style-name="ce2" office:value-type="float" office:value="0.648231952351078">
            <text:p>0.648</text:p>
          </table:table-cell>
          <table:table-cell table:style-name="ce2" office:value-type="float" office:value="0.43943363154558">
            <text:p>0.439</text:p>
          </table:table-cell>
          <table:table-cell table:style-name="ce2"/>
          <table:table-cell table:style-name="ce2" table:number-matrix-columns-spanned="4" table:number-matrix-rows-spanned="2" table:formula="of:=MMULT([.A228:.C229];[.$A$2:.$D$4])" office:value-type="float" office:value="0.43943363154558">
            <text:p>0.439</text:p>
          </table:table-cell>
          <table:table-cell table:style-name="ce2" office:value-type="float" office:value="1.08766558389666">
            <text:p>1.088</text:p>
          </table:table-cell>
          <table:table-cell table:style-name="ce2" office:value-type="float" office:value="1.08766558389666">
            <text:p>1.088</text:p>
          </table:table-cell>
          <table:table-cell table:style-name="ce2" office:value-type="float" office:value="1.73589753624774">
            <text:p>1.736</text:p>
          </table:table-cell>
          <table:table-cell table:style-name="ce2"/>
          <table:table-cell table:style-name="ce2" table:formula="of:=1/(1+EXP(-[.E228]))" office:value-type="float" office:value="0.608124068209689">
            <text:p>0.608</text:p>
          </table:table-cell>
          <table:table-cell table:style-name="ce2" table:formula="of:=1/(1+EXP(-[.F228]))" office:value-type="float" office:value="0.747941881002141">
            <text:p>0.748</text:p>
          </table:table-cell>
          <table:table-cell table:style-name="ce2" table:formula="of:=1/(1+EXP(-[.G228]))" office:value-type="float" office:value="0.747941881002141">
            <text:p>0.748</text:p>
          </table:table-cell>
          <table:table-cell table:style-name="ce2" table:formula="of:=1/(1+EXP(-[.H228]))" office:value-type="float" office:value="0.850165226311997">
            <text:p>0.850</text:p>
          </table:table-cell>
          <table:table-cell table:style-name="ce2"/>
          <table:table-cell table:style-name="ce2" table:formula="of:=[.J228]*(1-[.J228])" office:value-type="float" office:value="0.238309185873787">
            <text:p>0.238</text:p>
          </table:table-cell>
          <table:table-cell table:style-name="ce2" table:formula="of:=[.K228]*(1-[.K228])" office:value-type="float" office:value="0.18852482364512">
            <text:p>0.189</text:p>
          </table:table-cell>
          <table:table-cell table:style-name="ce2" table:formula="of:=[.L228]*(1-[.L228])" office:value-type="float" office:value="0.18852482364512">
            <text:p>0.189</text:p>
          </table:table-cell>
          <table:table-cell table:style-name="ce2" table:formula="of:=[.M228]*(1-[.M228])" office:value-type="float" office:value="0.127384314281868">
            <text:p>0.127</text:p>
          </table:table-cell>
          <table:table-cell table:style-name="ce2"/>
          <table:table-cell table:style-name="ce2" table:number-matrix-columns-spanned="3" table:number-matrix-rows-spanned="1" table:formula="of:=[.BE223:.BG223]" office:value-type="float" office:value="-1.95823724497699">
            <text:p>-1.958</text:p>
          </table:table-cell>
          <table:table-cell table:style-name="ce2" office:value-type="float" office:value="2.92592384960098">
            <text:p>2.926</text:p>
          </table:table-cell>
          <table:table-cell table:style-name="ce2" office:value-type="float" office:value="-0.834395059498715">
            <text:p>-0.834</text:p>
          </table:table-cell>
          <table:table-cell table:style-name="ce2"/>
          <table:table-cell table:style-name="ce2" table:number-matrix-columns-spanned="4" table:number-matrix-rows-spanned="1" table:formula="of:=MMULT([.T228:.V228];[.J228:.M230])" office:value-type="float" office:value="-1.19482419099095">
            <text:p>-1.195</text:p>
          </table:table-cell>
          <table:table-cell table:style-name="ce2" office:value-type="float" office:value="0.475937152900912">
            <text:p>0.476</text:p>
          </table:table-cell>
          <table:table-cell table:style-name="ce2" office:value-type="float" office:value="0.475937152900912">
            <text:p>0.476</text:p>
          </table:table-cell>
          <table:table-cell table:style-name="ce2" office:value-type="float" office:value="0.42327687299279">
            <text:p>0.423</text:p>
          </table:table-cell>
          <table:table-cell table:style-name="ce2"/>
          <table:table-cell table:style-name="ce2" table:formula="of:=1/(1+EXP(-[.X228]))" office:value-type="float" office:value="0.232397243554816">
            <text:p>0.232</text:p>
          </table:table-cell>
          <table:table-cell table:style-name="ce2" table:formula="of:=1/(1+EXP(-[.Y228]))" office:value-type="float" office:value="0.616788034730925">
            <text:p>0.617</text:p>
          </table:table-cell>
          <table:table-cell table:style-name="ce2" table:formula="of:=1/(1+EXP(-[.Z228]))" office:value-type="float" office:value="0.616788034730925">
            <text:p>0.617</text:p>
          </table:table-cell>
          <table:table-cell table:style-name="ce2" table:formula="of:=1/(1+EXP(-[.AA228]))" office:value-type="float" office:value="0.604267110281483">
            <text:p>0.604</text:p>
          </table:table-cell>
          <table:table-cell/>
          <table:table-cell table:style-name="ce2" table:formula="of:=[.AC228]*(1-[.AC228])" office:value-type="float" office:value="0.178388764742939">
            <text:p>0.178</text:p>
          </table:table-cell>
          <table:table-cell table:style-name="ce2" table:formula="of:=[.AD228]*(1-[.AD228])" office:value-type="float" office:value="0.236360554943688">
            <text:p>0.236</text:p>
          </table:table-cell>
          <table:table-cell table:style-name="ce2" table:formula="of:=[.AE228]*(1-[.AE228])" office:value-type="float" office:value="0.236360554943688">
            <text:p>0.236</text:p>
          </table:table-cell>
          <table:table-cell table:style-name="ce2" table:formula="of:=[.AF228]*(1-[.AF228])" office:value-type="float" office:value="0.239128369713549">
            <text:p>0.239</text:p>
          </table:table-cell>
          <table:table-cell/>
          <table:table-cell table:style-name="ce2" table:number-matrix-columns-spanned="4" table:number-matrix-rows-spanned="1" table:formula="of:=[.$AC$8:.$AF$8]-[.AC228:.AF228]" office:value-type="float" office:value="-0.225244455365919">
            <text:p>-0.225</text:p>
          </table:table-cell>
          <table:table-cell table:style-name="ce2" office:value-type="float" office:value="0.375567829440814">
            <text:p>0.376</text:p>
          </table:table-cell>
          <table:table-cell table:style-name="ce2" office:value-type="float" office:value="0.375567829440814">
            <text:p>0.376</text:p>
          </table:table-cell>
          <table:table-cell table:style-name="ce2" office:value-type="float" office:value="-0.597114322092586">
            <text:p>-0.597</text:p>
          </table:table-cell>
          <table:table-cell/>
          <table:table-cell table:number-matrix-columns-spanned="4" table:number-matrix-rows-spanned="1" table:formula="of:=[.AM228:.AP228]*[.AH228:.AK228]" office:value-type="float" office:value="-0.0401810801579225">
            <text:p>-0.0401810802</text:p>
          </table:table-cell>
          <table:table-cell office:value-type="float" office:value="0.0887694205856272">
            <text:p>0.0887694206</text:p>
          </table:table-cell>
          <table:table-cell office:value-type="float" office:value="0.0887694205856272">
            <text:p>0.0887694206</text:p>
          </table:table-cell>
          <table:table-cell office:value-type="float" office:value="-0.142786974374611">
            <text:p>-0.1427869744</text:p>
          </table:table-cell>
          <table:table-cell/>
          <table:table-cell table:number-matrix-columns-spanned="3" table:number-matrix-rows-spanned="4" table:formula="of:=TRANSPOSE([.J228:.M230])" office:value-type="float" office:value="0.608124068209689">
            <text:p>0.6081240682</text:p>
          </table:table-cell>
          <table:table-cell office:value-type="float" office:value="0.283815338719823">
            <text:p>0.283815338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28:.AU228];[.AW228:.AY231])" office:value-type="float" office:value="-0.0130388674977236">
            <text:p>-0.0130388675</text:p>
          </table:table-cell>
          <table:table-cell office:value-type="float" office:value="0.0143561249571035">
            <text:p>0.014356125</text:p>
          </table:table-cell>
          <table:table-cell office:value-type="float" office:value="-0.00542921336127916">
            <text:p>-0.0054292134</text:p>
          </table:table-cell>
          <table:table-cell/>
          <table:table-cell table:number-matrix-columns-spanned="3" table:number-matrix-rows-spanned="1" table:formula="of:=[.T228:.V228]+[.BA228:.BC228]" office:value-type="float" office:value="-1.97127611247472">
            <text:p>-1.9712761125</text:p>
          </table:table-cell>
          <table:table-cell office:value-type="float" office:value="2.94027997455808">
            <text:p>2.9402799746</text:p>
          </table:table-cell>
          <table:table-cell office:value-type="float" office:value="-0.839824272859994">
            <text:p>-0.8398242729</text:p>
          </table:table-cell>
          <table:table-cell/>
          <table:table-cell table:number-matrix-columns-spanned="4" table:number-matrix-rows-spanned="3" table:formula="of:=MMULT(TRANSPOSE([.BE228:.BG228]);[.AM228:.AP228])" office:value-type="float" office:value="0.444019014330214">
            <text:p>0.4440190143</text:p>
          </table:table-cell>
          <table:table-cell office:value-type="float" office:value="-0.740347890790655">
            <text:p>-0.7403478908</text:p>
          </table:table-cell>
          <table:table-cell office:value-type="float" office:value="-0.740347890790655">
            <text:p>-0.7403478908</text:p>
          </table:table-cell>
          <table:table-cell office:value-type="float" office:value="1.17707719955765">
            <text:p>1.1770771996</text:p>
          </table:table-cell>
          <table:table-cell/>
          <table:table-cell table:number-matrix-columns-spanned="4" table:number-matrix-rows-spanned="3" table:formula="of:=[.BI228:.BL230]*[.O228:.R230]" office:value-type="float" office:value="0.105813809817514">
            <text:p>0.1058138098</text:p>
          </table:table-cell>
          <table:table-cell office:value-type="float" office:value="-0.139573955547345">
            <text:p>-0.1395739555</text:p>
          </table:table-cell>
          <table:table-cell office:value-type="float" office:value="-0.139573955547345">
            <text:p>-0.1395739555</text:p>
          </table:table-cell>
          <table:table-cell office:value-type="float" office:value="0.149941171922473">
            <text:p>0.1499411719</text:p>
          </table:table-cell>
          <table:table-cell/>
          <table:table-cell table:number-matrix-columns-spanned="3" table:number-matrix-rows-spanned="2" table:formula="of:=MMULT([.BN228:.BQ229];[.$O$2:.$Q$5])" office:value-type="float" office:value="0.0103672163751279">
            <text:p>0.0103672164</text:p>
          </table:table-cell>
          <table:table-cell office:value-type="float" office:value="0.0103672163751279">
            <text:p>0.0103672164</text:p>
          </table:table-cell>
          <table:table-cell office:value-type="float" office:value="-0.0233929293547027">
            <text:p>-0.0233929294</text:p>
          </table:table-cell>
          <table:table-cell/>
          <table:table-cell table:number-matrix-columns-spanned="3" table:number-matrix-rows-spanned="2" table:formula="of:=[.A228:.C229]+[.BS228:.BU229]" office:value-type="float" office:value="0.658599168726206">
            <text:p>0.6585991687</text:p>
          </table:table-cell>
          <table:table-cell office:value-type="float" office:value="0.658599168726206">
            <text:p>0.6585991687</text:p>
          </table:table-cell>
          <table:table-cell office:value-type="float" office:value="0.416040702190878">
            <text:p>0.4160407022</text:p>
          </table:table-cell>
          <table:table-cell/>
          <table:table-cell table:formula="of:=SUMSQ([.AM228:.AP228])" office:value-type="float" office:value="0.689382967342947">
            <text:p>0.6893829673</text:p>
          </table:table-cell>
          <table:table-cell table:number-columns-repeated="945"/>
        </table:table-row>
        <table:table-row table:style-name="ro2">
          <table:table-cell table:style-name="ce2" office:value-type="float" office:value="3.83710416588887">
            <text:p>3.837</text:p>
          </table:table-cell>
          <table:table-cell table:style-name="ce2" office:value-type="float" office:value="3.83710416588887">
            <text:p>3.837</text:p>
          </table:table-cell>
          <table:table-cell table:style-name="ce2" office:value-type="float" office:value="-0.925614229620308">
            <text:p>-0.926</text:p>
          </table:table-cell>
          <table:table-cell table:style-name="ce2"/>
          <table:table-cell table:style-name="ce2" office:value-type="float" office:value="-0.925614229620308">
            <text:p>-0.926</text:p>
          </table:table-cell>
          <table:table-cell table:style-name="ce2" office:value-type="float" office:value="2.91148993626857">
            <text:p>2.911</text:p>
          </table:table-cell>
          <table:table-cell table:style-name="ce2" office:value-type="float" office:value="2.91148993626857">
            <text:p>2.911</text:p>
          </table:table-cell>
          <table:table-cell table:style-name="ce2" office:value-type="float" office:value="6.74859410215744">
            <text:p>6.749</text:p>
          </table:table-cell>
          <table:table-cell table:style-name="ce2"/>
          <table:table-cell table:style-name="ce2" table:formula="of:=1/(1+EXP(-[.E229]))" office:value-type="float" office:value="0.283815338719823">
            <text:p>0.284</text:p>
          </table:table-cell>
          <table:table-cell table:style-name="ce2" table:formula="of:=1/(1+EXP(-[.F229]))" office:value-type="float" office:value="0.948411511541767">
            <text:p>0.948</text:p>
          </table:table-cell>
          <table:table-cell table:style-name="ce2" table:formula="of:=1/(1+EXP(-[.G229]))" office:value-type="float" office:value="0.948411511541767">
            <text:p>0.948</text:p>
          </table:table-cell>
          <table:table-cell table:style-name="ce2" table:formula="of:=1/(1+EXP(-[.H229]))" office:value-type="float" office:value="0.998828846293626">
            <text:p>0.999</text:p>
          </table:table-cell>
          <table:table-cell table:style-name="ce2"/>
          <table:table-cell table:style-name="ce2" table:formula="of:=[.J229]*(1-[.J229])" office:value-type="float" office:value="0.203264192227175">
            <text:p>0.203</text:p>
          </table:table-cell>
          <table:table-cell table:style-name="ce2" table:formula="of:=[.K229]*(1-[.K229])" office:value-type="float" office:value="0.0489271163168278">
            <text:p>0.049</text:p>
          </table:table-cell>
          <table:table-cell table:style-name="ce2" table:formula="of:=[.L229]*(1-[.L229])" office:value-type="float" office:value="0.0489271163168278">
            <text:p>0.049</text:p>
          </table:table-cell>
          <table:table-cell table:style-name="ce2" table:formula="of:=[.M229]*(1-[.M229])" office:value-type="float" office:value="0.0011697821053696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47941881002141">
            <text:p>0.747941881</text:p>
          </table:table-cell>
          <table:table-cell office:value-type="float" office:value="0.948411511541767">
            <text:p>0.94841151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62281761492654">
            <text:p>-0.6622817615</text:p>
          </table:table-cell>
          <table:table-cell office:value-type="float" office:value="1.10427456799307">
            <text:p>1.104274568</text:p>
          </table:table-cell>
          <table:table-cell office:value-type="float" office:value="1.10427456799307">
            <text:p>1.104274568</text:p>
          </table:table-cell>
          <table:table-cell office:value-type="float" office:value="-1.75568328377065">
            <text:p>-1.7556832838</text:p>
          </table:table-cell>
          <table:table-cell/>
          <table:table-cell office:value-type="float" office:value="-0.134618167276595">
            <text:p>-0.1346181673</text:p>
          </table:table-cell>
          <table:table-cell office:value-type="float" office:value="0.0540289702339117">
            <text:p>0.0540289702</text:p>
          </table:table-cell>
          <table:table-cell office:value-type="float" office:value="0.0540289702339117">
            <text:p>0.0540289702</text:p>
          </table:table-cell>
          <table:table-cell office:value-type="float" office:value="-0.00205376688805145">
            <text:p>-0.0020537669</text:p>
          </table:table-cell>
          <table:table-cell/>
          <table:table-cell office:value-type="float" office:value="0.0519752033458603">
            <text:p>0.0519752033</text:p>
          </table:table-cell>
          <table:table-cell office:value-type="float" office:value="0.0519752033458603">
            <text:p>0.0519752033</text:p>
          </table:table-cell>
          <table:table-cell office:value-type="float" office:value="-0.028613993696823">
            <text:p>-0.0286139937</text:p>
          </table:table-cell>
          <table:table-cell/>
          <table:table-cell office:value-type="float" office:value="3.88907936923473">
            <text:p>3.8890793692</text:p>
          </table:table-cell>
          <table:table-cell office:value-type="float" office:value="3.88907936923473">
            <text:p>3.8890793692</text:p>
          </table:table-cell>
          <table:table-cell office:value-type="float" office:value="-0.954228223317131">
            <text:p>-0.954228223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30]*(1-[.J230])" office:value-type="float" office:value="0">
            <text:p>0.000</text:p>
          </table:table-cell>
          <table:table-cell table:style-name="ce2" table:formula="of:=[.K230]*(1-[.K230])" office:value-type="float" office:value="0">
            <text:p>0.000</text:p>
          </table:table-cell>
          <table:table-cell table:style-name="ce2" table:formula="of:=[.L230]*(1-[.L230])" office:value-type="float" office:value="0">
            <text:p>0.000</text:p>
          </table:table-cell>
          <table:table-cell table:style-name="ce2" table:formula="of:=[.M230]*(1-[.M23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47941881002141">
            <text:p>0.747941881</text:p>
          </table:table-cell>
          <table:table-cell office:value-type="float" office:value="0.948411511541767">
            <text:p>0.948411511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9165760943428">
            <text:p>0.1891657609</text:p>
          </table:table-cell>
          <table:table-cell office:value-type="float" office:value="-0.315410979269738">
            <text:p>-0.3154109793</text:p>
          </table:table-cell>
          <table:table-cell office:value-type="float" office:value="-0.315410979269738">
            <text:p>-0.3154109793</text:p>
          </table:table-cell>
          <table:table-cell office:value-type="float" office:value="0.501471101365694">
            <text:p>0.501471101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50165226311997">
            <text:p>0.8501652263</text:p>
          </table:table-cell>
          <table:table-cell office:value-type="float" office:value="0.998828846293626">
            <text:p>0.998828846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28:.BY229]" office:value-type="float" office:value="0.658599168726206">
            <text:p>0.659</text:p>
          </table:table-cell>
          <table:table-cell table:style-name="ce2" office:value-type="float" office:value="0.658599168726206">
            <text:p>0.659</text:p>
          </table:table-cell>
          <table:table-cell table:style-name="ce2" office:value-type="float" office:value="0.416040702190878">
            <text:p>0.416</text:p>
          </table:table-cell>
          <table:table-cell table:style-name="ce2"/>
          <table:table-cell table:style-name="ce2" table:number-matrix-columns-spanned="4" table:number-matrix-rows-spanned="2" table:formula="of:=MMULT([.A233:.C234];[.$A$2:.$D$4])" office:value-type="float" office:value="0.416040702190878">
            <text:p>0.416</text:p>
          </table:table-cell>
          <table:table-cell table:style-name="ce2" office:value-type="float" office:value="1.07463987091708">
            <text:p>1.075</text:p>
          </table:table-cell>
          <table:table-cell table:style-name="ce2" office:value-type="float" office:value="1.07463987091708">
            <text:p>1.075</text:p>
          </table:table-cell>
          <table:table-cell table:style-name="ce2" office:value-type="float" office:value="1.73323903964329">
            <text:p>1.733</text:p>
          </table:table-cell>
          <table:table-cell table:style-name="ce2"/>
          <table:table-cell table:style-name="ce2" table:formula="of:=1/(1+EXP(-[.E233]))" office:value-type="float" office:value="0.602535437573083">
            <text:p>0.603</text:p>
          </table:table-cell>
          <table:table-cell table:style-name="ce2" table:formula="of:=1/(1+EXP(-[.F233]))" office:value-type="float" office:value="0.745478289127646">
            <text:p>0.745</text:p>
          </table:table-cell>
          <table:table-cell table:style-name="ce2" table:formula="of:=1/(1+EXP(-[.G233]))" office:value-type="float" office:value="0.745478289127646">
            <text:p>0.745</text:p>
          </table:table-cell>
          <table:table-cell table:style-name="ce2" table:formula="of:=1/(1+EXP(-[.H233]))" office:value-type="float" office:value="0.849826260196673">
            <text:p>0.850</text:p>
          </table:table-cell>
          <table:table-cell table:style-name="ce2"/>
          <table:table-cell table:style-name="ce2" table:formula="of:=[.J233]*(1-[.J233])" office:value-type="float" office:value="0.239486484041696">
            <text:p>0.239</text:p>
          </table:table-cell>
          <table:table-cell table:style-name="ce2" table:formula="of:=[.K233]*(1-[.K233])" office:value-type="float" office:value="0.189740409566964">
            <text:p>0.190</text:p>
          </table:table-cell>
          <table:table-cell table:style-name="ce2" table:formula="of:=[.L233]*(1-[.L233])" office:value-type="float" office:value="0.189740409566964">
            <text:p>0.190</text:p>
          </table:table-cell>
          <table:table-cell table:style-name="ce2" table:formula="of:=[.M233]*(1-[.M233])" office:value-type="float" office:value="0.12762158767681">
            <text:p>0.128</text:p>
          </table:table-cell>
          <table:table-cell table:style-name="ce2"/>
          <table:table-cell table:style-name="ce2" table:number-matrix-columns-spanned="3" table:number-matrix-rows-spanned="1" table:formula="of:=[.BE228:.BG228]" office:value-type="float" office:value="-1.97127611247472">
            <text:p>-1.971</text:p>
          </table:table-cell>
          <table:table-cell table:style-name="ce2" office:value-type="float" office:value="2.94027997455808">
            <text:p>2.940</text:p>
          </table:table-cell>
          <table:table-cell table:style-name="ce2" office:value-type="float" office:value="-0.839824272859994">
            <text:p>-0.840</text:p>
          </table:table-cell>
          <table:table-cell table:style-name="ce2"/>
          <table:table-cell table:style-name="ce2" table:number-matrix-columns-spanned="4" table:number-matrix-rows-spanned="1" table:formula="of:=MMULT([.T233:.V233];[.J233:.M235])" office:value-type="float" office:value="-1.2100863994334">
            <text:p>-1.210</text:p>
          </table:table-cell>
          <table:table-cell table:style-name="ce2" office:value-type="float" office:value="0.482553298692468">
            <text:p>0.483</text:p>
          </table:table-cell>
          <table:table-cell table:style-name="ce2" office:value-type="float" office:value="0.482553298692468">
            <text:p>0.483</text:p>
          </table:table-cell>
          <table:table-cell table:style-name="ce2" office:value-type="float" office:value="0.422019595276144">
            <text:p>0.422</text:p>
          </table:table-cell>
          <table:table-cell table:style-name="ce2"/>
          <table:table-cell table:style-name="ce2" table:formula="of:=1/(1+EXP(-[.X233]))" office:value-type="float" office:value="0.229685763926158">
            <text:p>0.230</text:p>
          </table:table-cell>
          <table:table-cell table:style-name="ce2" table:formula="of:=1/(1+EXP(-[.Y233]))" office:value-type="float" office:value="0.618350617534954">
            <text:p>0.618</text:p>
          </table:table-cell>
          <table:table-cell table:style-name="ce2" table:formula="of:=1/(1+EXP(-[.Z233]))" office:value-type="float" office:value="0.618350617534954">
            <text:p>0.618</text:p>
          </table:table-cell>
          <table:table-cell table:style-name="ce2" table:formula="of:=1/(1+EXP(-[.AA233]))" office:value-type="float" office:value="0.603966420132145">
            <text:p>0.604</text:p>
          </table:table-cell>
          <table:table-cell/>
          <table:table-cell table:style-name="ce2" table:formula="of:=[.AC233]*(1-[.AC233])" office:value-type="float" office:value="0.176930213775815">
            <text:p>0.177</text:p>
          </table:table-cell>
          <table:table-cell table:style-name="ce2" table:formula="of:=[.AD233]*(1-[.AD233])" office:value-type="float" office:value="0.235993131329095">
            <text:p>0.236</text:p>
          </table:table-cell>
          <table:table-cell table:style-name="ce2" table:formula="of:=[.AE233]*(1-[.AE233])" office:value-type="float" office:value="0.235993131329095">
            <text:p>0.236</text:p>
          </table:table-cell>
          <table:table-cell table:style-name="ce2" table:formula="of:=[.AF233]*(1-[.AF233])" office:value-type="float" office:value="0.239190983484906">
            <text:p>0.239</text:p>
          </table:table-cell>
          <table:table-cell/>
          <table:table-cell table:style-name="ce2" table:number-matrix-columns-spanned="4" table:number-matrix-rows-spanned="1" table:formula="of:=[.$AC$8:.$AF$8]-[.AC233:.AF233]" office:value-type="float" office:value="-0.222532975737262">
            <text:p>-0.223</text:p>
          </table:table-cell>
          <table:table-cell table:style-name="ce2" office:value-type="float" office:value="0.374005246636786">
            <text:p>0.374</text:p>
          </table:table-cell>
          <table:table-cell table:style-name="ce2" office:value-type="float" office:value="0.374005246636786">
            <text:p>0.374</text:p>
          </table:table-cell>
          <table:table-cell table:style-name="ce2" office:value-type="float" office:value="-0.596813631943249">
            <text:p>-0.597</text:p>
          </table:table-cell>
          <table:table-cell/>
          <table:table-cell table:number-matrix-columns-spanned="4" table:number-matrix-rows-spanned="1" table:formula="of:=[.AM233:.AP233]*[.AH233:.AK233]" office:value-type="float" office:value="-0.0393728069693621">
            <text:p>-0.039372807</text:p>
          </table:table-cell>
          <table:table-cell office:value-type="float" office:value="0.0882626692873256">
            <text:p>0.0882626693</text:p>
          </table:table-cell>
          <table:table-cell office:value-type="float" office:value="0.0882626692873256">
            <text:p>0.0882626693</text:p>
          </table:table-cell>
          <table:table-cell office:value-type="float" office:value="-0.142752439581705">
            <text:p>-0.1427524396</text:p>
          </table:table-cell>
          <table:table-cell/>
          <table:table-cell table:number-matrix-columns-spanned="3" table:number-matrix-rows-spanned="4" table:formula="of:=TRANSPOSE([.J233:.M235])" office:value-type="float" office:value="0.602535437573083">
            <text:p>0.6025354376</text:p>
          </table:table-cell>
          <table:table-cell office:value-type="float" office:value="0.278035287628277">
            <text:p>0.278035287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33:.AU233];[.AW233:.AY236])" office:value-type="float" office:value="-0.0134424759511271">
            <text:p>-0.013442476</text:p>
          </table:table-cell>
          <table:table-cell office:value-type="float" office:value="0.0140739269235957">
            <text:p>0.0140739269</text:p>
          </table:table-cell>
          <table:table-cell office:value-type="float" office:value="-0.00559990797641538">
            <text:p>-0.005599908</text:p>
          </table:table-cell>
          <table:table-cell/>
          <table:table-cell table:number-matrix-columns-spanned="3" table:number-matrix-rows-spanned="1" table:formula="of:=[.T233:.V233]+[.BA233:.BC233]" office:value-type="float" office:value="-1.98471858842584">
            <text:p>-1.9847185884</text:p>
          </table:table-cell>
          <table:table-cell office:value-type="float" office:value="2.95435390148168">
            <text:p>2.9543539015</text:p>
          </table:table-cell>
          <table:table-cell office:value-type="float" office:value="-0.845424180836409">
            <text:p>-0.8454241808</text:p>
          </table:table-cell>
          <table:table-cell/>
          <table:table-cell table:number-matrix-columns-spanned="4" table:number-matrix-rows-spanned="3" table:formula="of:=MMULT(TRANSPOSE([.BE233:.BG233]);[.AM233:.AP233])" office:value-type="float" office:value="0.441665333483461">
            <text:p>0.4416653335</text:p>
          </table:table-cell>
          <table:table-cell office:value-type="float" office:value="-0.742295165168821">
            <text:p>-0.7422951652</text:p>
          </table:table-cell>
          <table:table-cell office:value-type="float" office:value="-0.742295165168821">
            <text:p>-0.7422951652</text:p>
          </table:table-cell>
          <table:table-cell office:value-type="float" office:value="1.18450710914371">
            <text:p>1.1845071091</text:p>
          </table:table-cell>
          <table:table-cell/>
          <table:table-cell table:number-matrix-columns-spanned="4" table:number-matrix-rows-spanned="3" table:formula="of:=[.BI233:.BL235]*[.O233:.R235]" office:value-type="float" office:value="0.105772877839057">
            <text:p>0.1057728778</text:p>
          </table:table-cell>
          <table:table-cell office:value-type="float" office:value="-0.140843388658709">
            <text:p>-0.1408433887</text:p>
          </table:table-cell>
          <table:table-cell office:value-type="float" office:value="-0.140843388658709">
            <text:p>-0.1408433887</text:p>
          </table:table-cell>
          <table:table-cell office:value-type="float" office:value="0.151168677883388">
            <text:p>0.1511686779</text:p>
          </table:table-cell>
          <table:table-cell/>
          <table:table-cell table:number-matrix-columns-spanned="3" table:number-matrix-rows-spanned="2" table:formula="of:=MMULT([.BN233:.BQ234];[.$O$2:.$Q$5])" office:value-type="float" office:value="0.0103252892246787">
            <text:p>0.0103252892</text:p>
          </table:table-cell>
          <table:table-cell office:value-type="float" office:value="0.0103252892246787">
            <text:p>0.0103252892</text:p>
          </table:table-cell>
          <table:table-cell office:value-type="float" office:value="-0.0247452215949732">
            <text:p>-0.0247452216</text:p>
          </table:table-cell>
          <table:table-cell/>
          <table:table-cell table:number-matrix-columns-spanned="3" table:number-matrix-rows-spanned="2" table:formula="of:=[.A233:.C234]+[.BS233:.BU234]" office:value-type="float" office:value="0.668924457950885">
            <text:p>0.668924458</text:p>
          </table:table-cell>
          <table:table-cell office:value-type="float" office:value="0.668924457950885">
            <text:p>0.668924458</text:p>
          </table:table-cell>
          <table:table-cell office:value-type="float" office:value="0.391295480595905">
            <text:p>0.3912954806</text:p>
          </table:table-cell>
          <table:table-cell/>
          <table:table-cell table:formula="of:=SUMSQ([.AM233:.AP233])" office:value-type="float" office:value="0.685467285587459">
            <text:p>0.6854672856</text:p>
          </table:table-cell>
          <table:table-cell table:number-columns-repeated="945"/>
        </table:table-row>
        <table:table-row table:style-name="ro2">
          <table:table-cell table:style-name="ce2" office:value-type="float" office:value="3.88907936923473">
            <text:p>3.889</text:p>
          </table:table-cell>
          <table:table-cell table:style-name="ce2" office:value-type="float" office:value="3.88907936923473">
            <text:p>3.889</text:p>
          </table:table-cell>
          <table:table-cell table:style-name="ce2" office:value-type="float" office:value="-0.954228223317131">
            <text:p>-0.954</text:p>
          </table:table-cell>
          <table:table-cell table:style-name="ce2"/>
          <table:table-cell table:style-name="ce2" office:value-type="float" office:value="-0.954228223317131">
            <text:p>-0.954</text:p>
          </table:table-cell>
          <table:table-cell table:style-name="ce2" office:value-type="float" office:value="2.9348511459176">
            <text:p>2.935</text:p>
          </table:table-cell>
          <table:table-cell table:style-name="ce2" office:value-type="float" office:value="2.9348511459176">
            <text:p>2.935</text:p>
          </table:table-cell>
          <table:table-cell table:style-name="ce2" office:value-type="float" office:value="6.82393051515234">
            <text:p>6.824</text:p>
          </table:table-cell>
          <table:table-cell table:style-name="ce2"/>
          <table:table-cell table:style-name="ce2" table:formula="of:=1/(1+EXP(-[.E234]))" office:value-type="float" office:value="0.278035287628277">
            <text:p>0.278</text:p>
          </table:table-cell>
          <table:table-cell table:style-name="ce2" table:formula="of:=1/(1+EXP(-[.F234]))" office:value-type="float" office:value="0.949542607995326">
            <text:p>0.950</text:p>
          </table:table-cell>
          <table:table-cell table:style-name="ce2" table:formula="of:=1/(1+EXP(-[.G234]))" office:value-type="float" office:value="0.949542607995326">
            <text:p>0.950</text:p>
          </table:table-cell>
          <table:table-cell table:style-name="ce2" table:formula="of:=1/(1+EXP(-[.H234]))" office:value-type="float" office:value="0.998913742918989">
            <text:p>0.999</text:p>
          </table:table-cell>
          <table:table-cell table:style-name="ce2"/>
          <table:table-cell table:style-name="ce2" table:formula="of:=[.J234]*(1-[.J234])" office:value-type="float" office:value="0.200731666461738">
            <text:p>0.201</text:p>
          </table:table-cell>
          <table:table-cell table:style-name="ce2" table:formula="of:=[.K234]*(1-[.K234])" office:value-type="float" office:value="0.047911443596761">
            <text:p>0.048</text:p>
          </table:table-cell>
          <table:table-cell table:style-name="ce2" table:formula="of:=[.L234]*(1-[.L234])" office:value-type="float" office:value="0.047911443596761">
            <text:p>0.048</text:p>
          </table:table-cell>
          <table:table-cell table:style-name="ce2" table:formula="of:=[.M234]*(1-[.M234])" office:value-type="float" office:value="0.00108507712656546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45478289127646">
            <text:p>0.7454782891</text:p>
          </table:table-cell>
          <table:table-cell office:value-type="float" office:value="0.949542607995326">
            <text:p>0.9495426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57441165077707">
            <text:p>-0.6574411651</text:p>
          </table:table-cell>
          <table:table-cell office:value-type="float" office:value="1.10494385957601">
            <text:p>1.1049438596</text:p>
          </table:table-cell>
          <table:table-cell office:value-type="float" office:value="1.10494385957601">
            <text:p>1.1049438596</text:p>
          </table:table-cell>
          <table:table-cell office:value-type="float" office:value="-1.76319868198899">
            <text:p>-1.763198682</text:p>
          </table:table-cell>
          <table:table-cell/>
          <table:table-cell office:value-type="float" office:value="-0.131969260666595">
            <text:p>-0.1319692607</text:p>
          </table:table-cell>
          <table:table-cell office:value-type="float" office:value="0.0529394554056632">
            <text:p>0.0529394554</text:p>
          </table:table-cell>
          <table:table-cell office:value-type="float" office:value="0.0529394554056632">
            <text:p>0.0529394554</text:p>
          </table:table-cell>
          <table:table-cell office:value-type="float" office:value="-0.00191320655941662">
            <text:p>-0.0019132066</text:p>
          </table:table-cell>
          <table:table-cell/>
          <table:table-cell office:value-type="float" office:value="0.0510262488462466">
            <text:p>0.0510262488</text:p>
          </table:table-cell>
          <table:table-cell office:value-type="float" office:value="0.0510262488462466">
            <text:p>0.0510262488</text:p>
          </table:table-cell>
          <table:table-cell office:value-type="float" office:value="-0.0280035564146851">
            <text:p>-0.0280035564</text:p>
          </table:table-cell>
          <table:table-cell/>
          <table:table-cell office:value-type="float" office:value="3.94010561808098">
            <text:p>3.9401056181</text:p>
          </table:table-cell>
          <table:table-cell office:value-type="float" office:value="3.94010561808098">
            <text:p>3.9401056181</text:p>
          </table:table-cell>
          <table:table-cell office:value-type="float" office:value="-0.982231779731816">
            <text:p>-0.982231779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35]*(1-[.J235])" office:value-type="float" office:value="0">
            <text:p>0.000</text:p>
          </table:table-cell>
          <table:table-cell table:style-name="ce2" table:formula="of:=[.K235]*(1-[.K235])" office:value-type="float" office:value="0">
            <text:p>0.000</text:p>
          </table:table-cell>
          <table:table-cell table:style-name="ce2" table:formula="of:=[.L235]*(1-[.L235])" office:value-type="float" office:value="0">
            <text:p>0.000</text:p>
          </table:table-cell>
          <table:table-cell table:style-name="ce2" table:formula="of:=[.M235]*(1-[.M23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45478289127646">
            <text:p>0.7454782891</text:p>
          </table:table-cell>
          <table:table-cell office:value-type="float" office:value="0.949542607995326">
            <text:p>0.9495426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8134758721763">
            <text:p>0.1881347587</text:p>
          </table:table-cell>
          <table:table-cell office:value-type="float" office:value="-0.316193079266424">
            <text:p>-0.3161930793</text:p>
          </table:table-cell>
          <table:table-cell office:value-type="float" office:value="-0.316193079266424">
            <text:p>-0.3161930793</text:p>
          </table:table-cell>
          <table:table-cell office:value-type="float" office:value="0.504560675897624">
            <text:p>0.504560675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9826260196673">
            <text:p>0.8498262602</text:p>
          </table:table-cell>
          <table:table-cell office:value-type="float" office:value="0.998913742918989">
            <text:p>0.998913742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33:.BY234]" office:value-type="float" office:value="0.668924457950885">
            <text:p>0.669</text:p>
          </table:table-cell>
          <table:table-cell table:style-name="ce2" office:value-type="float" office:value="0.668924457950885">
            <text:p>0.669</text:p>
          </table:table-cell>
          <table:table-cell table:style-name="ce2" office:value-type="float" office:value="0.391295480595905">
            <text:p>0.391</text:p>
          </table:table-cell>
          <table:table-cell table:style-name="ce2"/>
          <table:table-cell table:style-name="ce2" table:number-matrix-columns-spanned="4" table:number-matrix-rows-spanned="2" table:formula="of:=MMULT([.A238:.C239];[.$A$2:.$D$4])" office:value-type="float" office:value="0.391295480595905">
            <text:p>0.391</text:p>
          </table:table-cell>
          <table:table-cell table:style-name="ce2" office:value-type="float" office:value="1.06021993854679">
            <text:p>1.060</text:p>
          </table:table-cell>
          <table:table-cell table:style-name="ce2" office:value-type="float" office:value="1.06021993854679">
            <text:p>1.060</text:p>
          </table:table-cell>
          <table:table-cell table:style-name="ce2" office:value-type="float" office:value="1.72914439649767">
            <text:p>1.729</text:p>
          </table:table-cell>
          <table:table-cell table:style-name="ce2"/>
          <table:table-cell table:style-name="ce2" table:formula="of:=1/(1+EXP(-[.E238]))" office:value-type="float" office:value="0.596594520938758">
            <text:p>0.597</text:p>
          </table:table-cell>
          <table:table-cell table:style-name="ce2" table:formula="of:=1/(1+EXP(-[.F238]))" office:value-type="float" office:value="0.742732573601212">
            <text:p>0.743</text:p>
          </table:table-cell>
          <table:table-cell table:style-name="ce2" table:formula="of:=1/(1+EXP(-[.G238]))" office:value-type="float" office:value="0.742732573601212">
            <text:p>0.743</text:p>
          </table:table-cell>
          <table:table-cell table:style-name="ce2" table:formula="of:=1/(1+EXP(-[.H238]))" office:value-type="float" office:value="0.849302946466865">
            <text:p>0.849</text:p>
          </table:table-cell>
          <table:table-cell table:style-name="ce2"/>
          <table:table-cell table:style-name="ce2" table:formula="of:=[.J238]*(1-[.J238])" office:value-type="float" office:value="0.240669498524612">
            <text:p>0.241</text:p>
          </table:table-cell>
          <table:table-cell table:style-name="ce2" table:formula="of:=[.K238]*(1-[.K238])" office:value-type="float" office:value="0.191080897712932">
            <text:p>0.191</text:p>
          </table:table-cell>
          <table:table-cell table:style-name="ce2" table:formula="of:=[.L238]*(1-[.L238])" office:value-type="float" office:value="0.191080897712932">
            <text:p>0.191</text:p>
          </table:table-cell>
          <table:table-cell table:style-name="ce2" table:formula="of:=[.M238]*(1-[.M238])" office:value-type="float" office:value="0.127987451589567">
            <text:p>0.128</text:p>
          </table:table-cell>
          <table:table-cell table:style-name="ce2"/>
          <table:table-cell table:style-name="ce2" table:number-matrix-columns-spanned="3" table:number-matrix-rows-spanned="1" table:formula="of:=[.BE233:.BG233]" office:value-type="float" office:value="-1.98471858842584">
            <text:p>-1.985</text:p>
          </table:table-cell>
          <table:table-cell table:style-name="ce2" office:value-type="float" office:value="2.95435390148168">
            <text:p>2.954</text:p>
          </table:table-cell>
          <table:table-cell table:style-name="ce2" office:value-type="float" office:value="-0.845424180836409">
            <text:p>-0.845</text:p>
          </table:table-cell>
          <table:table-cell table:style-name="ce2"/>
          <table:table-cell table:style-name="ce2" table:number-matrix-columns-spanned="4" table:number-matrix-rows-spanned="1" table:formula="of:=MMULT([.T238:.V238];[.J238:.M240])" office:value-type="float" office:value="-1.22458513524676">
            <text:p>-1.225</text:p>
          </table:table-cell>
          <table:table-cell table:style-name="ce2" office:value-type="float" office:value="0.488970860940607">
            <text:p>0.489</text:p>
          </table:table-cell>
          <table:table-cell table:style-name="ce2" office:value-type="float" office:value="0.488970860940607">
            <text:p>0.489</text:p>
          </table:table-cell>
          <table:table-cell table:style-name="ce2" office:value-type="float" office:value="0.42032200846213">
            <text:p>0.420</text:p>
          </table:table-cell>
          <table:table-cell table:style-name="ce2"/>
          <table:table-cell table:style-name="ce2" table:formula="of:=1/(1+EXP(-[.X238]))" office:value-type="float" office:value="0.227130558658618">
            <text:p>0.227</text:p>
          </table:table-cell>
          <table:table-cell table:style-name="ce2" table:formula="of:=1/(1+EXP(-[.Y238]))" office:value-type="float" office:value="0.619863963531185">
            <text:p>0.620</text:p>
          </table:table-cell>
          <table:table-cell table:style-name="ce2" table:formula="of:=1/(1+EXP(-[.Z238]))" office:value-type="float" office:value="0.619863963531185">
            <text:p>0.620</text:p>
          </table:table-cell>
          <table:table-cell table:style-name="ce2" table:formula="of:=1/(1+EXP(-[.AA238]))" office:value-type="float" office:value="0.603560301093309">
            <text:p>0.604</text:p>
          </table:table-cell>
          <table:table-cell/>
          <table:table-cell table:style-name="ce2" table:formula="of:=[.AC238]*(1-[.AC238])" office:value-type="float" office:value="0.175542267982042">
            <text:p>0.176</text:p>
          </table:table-cell>
          <table:table-cell table:style-name="ce2" table:formula="of:=[.AD238]*(1-[.AD238])" office:value-type="float" office:value="0.235632630246595">
            <text:p>0.236</text:p>
          </table:table-cell>
          <table:table-cell table:style-name="ce2" table:formula="of:=[.AE238]*(1-[.AE238])" office:value-type="float" office:value="0.235632630246595">
            <text:p>0.236</text:p>
          </table:table-cell>
          <table:table-cell table:style-name="ce2" table:formula="of:=[.AF238]*(1-[.AF238])" office:value-type="float" office:value="0.239275264037463">
            <text:p>0.239</text:p>
          </table:table-cell>
          <table:table-cell/>
          <table:table-cell table:style-name="ce2" table:number-matrix-columns-spanned="4" table:number-matrix-rows-spanned="1" table:formula="of:=[.$AC$8:.$AF$8]-[.AC238:.AF238]" office:value-type="float" office:value="-0.219977770469721">
            <text:p>-0.220</text:p>
          </table:table-cell>
          <table:table-cell table:style-name="ce2" office:value-type="float" office:value="0.372491900640554">
            <text:p>0.372</text:p>
          </table:table-cell>
          <table:table-cell table:style-name="ce2" office:value-type="float" office:value="0.372491900640554">
            <text:p>0.372</text:p>
          </table:table-cell>
          <table:table-cell table:style-name="ce2" office:value-type="float" office:value="-0.596407512904412">
            <text:p>-0.596</text:p>
          </table:table-cell>
          <table:table-cell/>
          <table:table-cell table:number-matrix-columns-spanned="4" table:number-matrix-rows-spanned="1" table:formula="of:=[.AM238:.AP238]*[.AH238:.AK238]" office:value-type="float" office:value="-0.0386153967338879">
            <text:p>-0.0386153967</text:p>
          </table:table-cell>
          <table:table-cell office:value-type="float" office:value="0.087771246293487">
            <text:p>0.0877712463</text:p>
          </table:table-cell>
          <table:table-cell office:value-type="float" office:value="0.087771246293487">
            <text:p>0.0877712463</text:p>
          </table:table-cell>
          <table:table-cell office:value-type="float" office:value="-0.14270556512413">
            <text:p>-0.1427055651</text:p>
          </table:table-cell>
          <table:table-cell/>
          <table:table-cell table:number-matrix-columns-spanned="3" table:number-matrix-rows-spanned="4" table:formula="of:=TRANSPOSE([.J238:.M240])" office:value-type="float" office:value="0.596594520938758">
            <text:p>0.5965945209</text:p>
          </table:table-cell>
          <table:table-cell office:value-type="float" office:value="0.272449174300388">
            <text:p>0.272449174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38:.AU238];[.AW238:.AY241])" office:value-type="float" office:value="-0.0138568637569618">
            <text:p>-0.0138568638</text:p>
          </table:table-cell>
          <table:table-cell office:value-type="float" office:value="0.0137943805804933">
            <text:p>0.0137943806</text:p>
          </table:table-cell>
          <table:table-cell office:value-type="float" office:value="-0.00577846927104397">
            <text:p>-0.0057784693</text:p>
          </table:table-cell>
          <table:table-cell/>
          <table:table-cell table:number-matrix-columns-spanned="3" table:number-matrix-rows-spanned="1" table:formula="of:=[.T238:.V238]+[.BA238:.BC238]" office:value-type="float" office:value="-1.9985754521828">
            <text:p>-1.9985754522</text:p>
          </table:table-cell>
          <table:table-cell office:value-type="float" office:value="2.96814828206217">
            <text:p>2.9681482821</text:p>
          </table:table-cell>
          <table:table-cell office:value-type="float" office:value="-0.851202650107453">
            <text:p>-0.8512026501</text:p>
          </table:table-cell>
          <table:table-cell/>
          <table:table-cell table:number-matrix-columns-spanned="4" table:number-matrix-rows-spanned="3" table:formula="of:=MMULT(TRANSPOSE([.BE238:.BG238]);[.AM238:.AP238])" office:value-type="float" office:value="0.439642172086688">
            <text:p>0.4396421721</text:p>
          </table:table-cell>
          <table:table-cell office:value-type="float" office:value="-0.744453168757128">
            <text:p>-0.7444531688</text:p>
          </table:table-cell>
          <table:table-cell office:value-type="float" office:value="-0.744453168757128">
            <text:p>-0.7444531688</text:p>
          </table:table-cell>
          <table:table-cell office:value-type="float" office:value="1.19196541478816">
            <text:p>1.1919654148</text:p>
          </table:table-cell>
          <table:table-cell/>
          <table:table-cell table:number-matrix-columns-spanned="4" table:number-matrix-rows-spanned="3" table:formula="of:=[.BI238:.BL240]*[.O238:.R240]" office:value-type="float" office:value="0.105808461086374">
            <text:p>0.1058084611</text:p>
          </table:table-cell>
          <table:table-cell office:value-type="float" office:value="-0.142250779791349">
            <text:p>-0.1422507798</text:p>
          </table:table-cell>
          <table:table-cell office:value-type="float" office:value="-0.142250779791349">
            <text:p>-0.1422507798</text:p>
          </table:table-cell>
          <table:table-cell office:value-type="float" office:value="0.152556615821637">
            <text:p>0.1525566158</text:p>
          </table:table-cell>
          <table:table-cell/>
          <table:table-cell table:number-matrix-columns-spanned="3" table:number-matrix-rows-spanned="2" table:formula="of:=MMULT([.BN238:.BQ239];[.$O$2:.$Q$5])" office:value-type="float" office:value="0.0103058360302879">
            <text:p>0.010305836</text:p>
          </table:table-cell>
          <table:table-cell office:value-type="float" office:value="0.0103058360302879">
            <text:p>0.010305836</text:p>
          </table:table-cell>
          <table:table-cell office:value-type="float" office:value="-0.0261364826746868">
            <text:p>-0.0261364827</text:p>
          </table:table-cell>
          <table:table-cell/>
          <table:table-cell table:number-matrix-columns-spanned="3" table:number-matrix-rows-spanned="2" table:formula="of:=[.A238:.C239]+[.BS238:.BU239]" office:value-type="float" office:value="0.679230293981173">
            <text:p>0.679230294</text:p>
          </table:table-cell>
          <table:table-cell office:value-type="float" office:value="0.679230293981173">
            <text:p>0.679230294</text:p>
          </table:table-cell>
          <table:table-cell office:value-type="float" office:value="0.365158997921218">
            <text:p>0.3651589979</text:p>
          </table:table-cell>
          <table:table-cell/>
          <table:table-cell table:formula="of:=SUMSQ([.AM238:.AP238])" office:value-type="float" office:value="0.681592573035281">
            <text:p>0.681592573</text:p>
          </table:table-cell>
          <table:table-cell table:number-columns-repeated="945"/>
        </table:table-row>
        <table:table-row table:style-name="ro2">
          <table:table-cell table:style-name="ce2" office:value-type="float" office:value="3.94010561808098">
            <text:p>3.940</text:p>
          </table:table-cell>
          <table:table-cell table:style-name="ce2" office:value-type="float" office:value="3.94010561808098">
            <text:p>3.940</text:p>
          </table:table-cell>
          <table:table-cell table:style-name="ce2" office:value-type="float" office:value="-0.982231779731816">
            <text:p>-0.982</text:p>
          </table:table-cell>
          <table:table-cell table:style-name="ce2"/>
          <table:table-cell table:style-name="ce2" office:value-type="float" office:value="-0.982231779731816">
            <text:p>-0.982</text:p>
          </table:table-cell>
          <table:table-cell table:style-name="ce2" office:value-type="float" office:value="2.95787383834916">
            <text:p>2.958</text:p>
          </table:table-cell>
          <table:table-cell table:style-name="ce2" office:value-type="float" office:value="2.95787383834916">
            <text:p>2.958</text:p>
          </table:table-cell>
          <table:table-cell table:style-name="ce2" office:value-type="float" office:value="6.89797945643014">
            <text:p>6.898</text:p>
          </table:table-cell>
          <table:table-cell table:style-name="ce2"/>
          <table:table-cell table:style-name="ce2" table:formula="of:=1/(1+EXP(-[.E239]))" office:value-type="float" office:value="0.272449174300388">
            <text:p>0.272</text:p>
          </table:table-cell>
          <table:table-cell table:style-name="ce2" table:formula="of:=1/(1+EXP(-[.F239]))" office:value-type="float" office:value="0.950634311422262">
            <text:p>0.951</text:p>
          </table:table-cell>
          <table:table-cell table:style-name="ce2" table:formula="of:=1/(1+EXP(-[.G239]))" office:value-type="float" office:value="0.950634311422262">
            <text:p>0.951</text:p>
          </table:table-cell>
          <table:table-cell table:style-name="ce2" table:formula="of:=1/(1+EXP(-[.H239]))" office:value-type="float" office:value="0.998991194953314">
            <text:p>0.999</text:p>
          </table:table-cell>
          <table:table-cell table:style-name="ce2"/>
          <table:table-cell table:style-name="ce2" table:formula="of:=[.J239]*(1-[.J239])" office:value-type="float" office:value="0.198220621723425">
            <text:p>0.198</text:p>
          </table:table-cell>
          <table:table-cell table:style-name="ce2" table:formula="of:=[.K239]*(1-[.K239])" office:value-type="float" office:value="0.046928717368984">
            <text:p>0.047</text:p>
          </table:table-cell>
          <table:table-cell table:style-name="ce2" table:formula="of:=[.L239]*(1-[.L239])" office:value-type="float" office:value="0.046928717368984">
            <text:p>0.047</text:p>
          </table:table-cell>
          <table:table-cell table:style-name="ce2" table:formula="of:=[.M239]*(1-[.M239])" office:value-type="float" office:value="0.00100778735906421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42732573601212">
            <text:p>0.7427325736</text:p>
          </table:table-cell>
          <table:table-cell office:value-type="float" office:value="0.950634311422262">
            <text:p>0.95063431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52926641511569">
            <text:p>-0.6529266415</text:p>
          </table:table-cell>
          <table:table-cell office:value-type="float" office:value="1.10561119496833">
            <text:p>1.105611195</text:p>
          </table:table-cell>
          <table:table-cell office:value-type="float" office:value="1.10561119496833">
            <text:p>1.105611195</text:p>
          </table:table-cell>
          <table:table-cell office:value-type="float" office:value="-1.7702259348362">
            <text:p>-1.7702259348</text:p>
          </table:table-cell>
          <table:table-cell/>
          <table:table-cell office:value-type="float" office:value="-0.129423524820211">
            <text:p>-0.1294235248</text:p>
          </table:table-cell>
          <table:table-cell office:value-type="float" office:value="0.0518849152886536">
            <text:p>0.0518849153</text:p>
          </table:table-cell>
          <table:table-cell office:value-type="float" office:value="0.0518849152886536">
            <text:p>0.0518849153</text:p>
          </table:table-cell>
          <table:table-cell office:value-type="float" office:value="-0.00178401131981556">
            <text:p>-0.0017840113</text:p>
          </table:table-cell>
          <table:table-cell/>
          <table:table-cell office:value-type="float" office:value="0.0501009039688381">
            <text:p>0.050100904</text:p>
          </table:table-cell>
          <table:table-cell office:value-type="float" office:value="0.0501009039688381">
            <text:p>0.050100904</text:p>
          </table:table-cell>
          <table:table-cell office:value-type="float" office:value="-0.0274377055627192">
            <text:p>-0.0274377056</text:p>
          </table:table-cell>
          <table:table-cell/>
          <table:table-cell office:value-type="float" office:value="3.99020652204982">
            <text:p>3.990206522</text:p>
          </table:table-cell>
          <table:table-cell office:value-type="float" office:value="3.99020652204982">
            <text:p>3.990206522</text:p>
          </table:table-cell>
          <table:table-cell office:value-type="float" office:value="-1.00966948529454">
            <text:p>-1.009669485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40]*(1-[.J240])" office:value-type="float" office:value="0">
            <text:p>0.000</text:p>
          </table:table-cell>
          <table:table-cell table:style-name="ce2" table:formula="of:=[.K240]*(1-[.K240])" office:value-type="float" office:value="0">
            <text:p>0.000</text:p>
          </table:table-cell>
          <table:table-cell table:style-name="ce2" table:formula="of:=[.L240]*(1-[.L240])" office:value-type="float" office:value="0">
            <text:p>0.000</text:p>
          </table:table-cell>
          <table:table-cell table:style-name="ce2" table:formula="of:=[.M240]*(1-[.M24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42732573601212">
            <text:p>0.7427325736</text:p>
          </table:table-cell>
          <table:table-cell office:value-type="float" office:value="0.950634311422262">
            <text:p>0.95063431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7245661188556">
            <text:p>0.1872456612</text:p>
          </table:table-cell>
          <table:table-cell office:value-type="float" office:value="-0.317066092968802">
            <text:p>-0.317066093</text:p>
          </table:table-cell>
          <table:table-cell office:value-type="float" office:value="-0.317066092968802">
            <text:p>-0.317066093</text:p>
          </table:table-cell>
          <table:table-cell office:value-type="float" office:value="0.507663655528231">
            <text:p>0.507663655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9302946466865">
            <text:p>0.8493029465</text:p>
          </table:table-cell>
          <table:table-cell office:value-type="float" office:value="0.998991194953314">
            <text:p>0.99899119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38:.BY239]" office:value-type="float" office:value="0.679230293981173">
            <text:p>0.679</text:p>
          </table:table-cell>
          <table:table-cell table:style-name="ce2" office:value-type="float" office:value="0.679230293981173">
            <text:p>0.679</text:p>
          </table:table-cell>
          <table:table-cell table:style-name="ce2" office:value-type="float" office:value="0.365158997921218">
            <text:p>0.365</text:p>
          </table:table-cell>
          <table:table-cell table:style-name="ce2"/>
          <table:table-cell table:style-name="ce2" table:number-matrix-columns-spanned="4" table:number-matrix-rows-spanned="2" table:formula="of:=MMULT([.A243:.C244];[.$A$2:.$D$4])" office:value-type="float" office:value="0.365158997921218">
            <text:p>0.365</text:p>
          </table:table-cell>
          <table:table-cell table:style-name="ce2" office:value-type="float" office:value="1.04438929190239">
            <text:p>1.044</text:p>
          </table:table-cell>
          <table:table-cell table:style-name="ce2" office:value-type="float" office:value="1.04438929190239">
            <text:p>1.044</text:p>
          </table:table-cell>
          <table:table-cell table:style-name="ce2" office:value-type="float" office:value="1.72361958588356">
            <text:p>1.724</text:p>
          </table:table-cell>
          <table:table-cell table:style-name="ce2"/>
          <table:table-cell table:style-name="ce2" table:formula="of:=1/(1+EXP(-[.E243]))" office:value-type="float" office:value="0.590288705803373">
            <text:p>0.590</text:p>
          </table:table-cell>
          <table:table-cell table:style-name="ce2" table:formula="of:=1/(1+EXP(-[.F243]))" office:value-type="float" office:value="0.739696034598111">
            <text:p>0.740</text:p>
          </table:table-cell>
          <table:table-cell table:style-name="ce2" table:formula="of:=1/(1+EXP(-[.G243]))" office:value-type="float" office:value="0.739696034598111">
            <text:p>0.740</text:p>
          </table:table-cell>
          <table:table-cell table:style-name="ce2" table:formula="of:=1/(1+EXP(-[.H243]))" office:value-type="float" office:value="0.848594474605826">
            <text:p>0.849</text:p>
          </table:table-cell>
          <table:table-cell table:style-name="ce2"/>
          <table:table-cell table:style-name="ce2" table:formula="of:=[.J243]*(1-[.J243])" office:value-type="float" office:value="0.241847949604352">
            <text:p>0.242</text:p>
          </table:table-cell>
          <table:table-cell table:style-name="ce2" table:formula="of:=[.K243]*(1-[.K243])" office:value-type="float" office:value="0.192545810997941">
            <text:p>0.193</text:p>
          </table:table-cell>
          <table:table-cell table:style-name="ce2" table:formula="of:=[.L243]*(1-[.L243])" office:value-type="float" office:value="0.192545810997941">
            <text:p>0.193</text:p>
          </table:table-cell>
          <table:table-cell table:style-name="ce2" table:formula="of:=[.M243]*(1-[.M243])" office:value-type="float" office:value="0.128481892274288">
            <text:p>0.128</text:p>
          </table:table-cell>
          <table:table-cell table:style-name="ce2"/>
          <table:table-cell table:style-name="ce2" table:number-matrix-columns-spanned="3" table:number-matrix-rows-spanned="1" table:formula="of:=[.BE238:.BG238]" office:value-type="float" office:value="-1.9985754521828">
            <text:p>-1.999</text:p>
          </table:table-cell>
          <table:table-cell table:style-name="ce2" office:value-type="float" office:value="2.96814828206217">
            <text:p>2.968</text:p>
          </table:table-cell>
          <table:table-cell table:style-name="ce2" office:value-type="float" office:value="-0.851202650107453">
            <text:p>-0.851</text:p>
          </table:table-cell>
          <table:table-cell table:style-name="ce2"/>
          <table:table-cell table:style-name="ce2" table:number-matrix-columns-spanned="4" table:number-matrix-rows-spanned="1" table:formula="of:=MMULT([.T243:.V243];[.J243:.M245])" office:value-type="float" office:value="-1.23831138052048">
            <text:p>-1.238</text:p>
          </table:table-cell>
          <table:table-cell table:style-name="ce2" office:value-type="float" office:value="0.4952073536771">
            <text:p>0.495</text:p>
          </table:table-cell>
          <table:table-cell table:style-name="ce2" office:value-type="float" office:value="0.4952073536771">
            <text:p>0.495</text:p>
          </table:table-cell>
          <table:table-cell table:style-name="ce2" office:value-type="float" office:value="0.418181204397895">
            <text:p>0.418</text:p>
          </table:table-cell>
          <table:table-cell table:style-name="ce2"/>
          <table:table-cell table:style-name="ce2" table:formula="of:=1/(1+EXP(-[.X243]))" office:value-type="float" office:value="0.224730051157943">
            <text:p>0.225</text:p>
          </table:table-cell>
          <table:table-cell table:style-name="ce2" table:formula="of:=1/(1+EXP(-[.Y243]))" office:value-type="float" office:value="0.621332382270688">
            <text:p>0.621</text:p>
          </table:table-cell>
          <table:table-cell table:style-name="ce2" table:formula="of:=1/(1+EXP(-[.Z243]))" office:value-type="float" office:value="0.621332382270688">
            <text:p>0.621</text:p>
          </table:table-cell>
          <table:table-cell table:style-name="ce2" table:formula="of:=1/(1+EXP(-[.AA243]))" office:value-type="float" office:value="0.603047946241009">
            <text:p>0.603</text:p>
          </table:table-cell>
          <table:table-cell/>
          <table:table-cell table:style-name="ce2" table:formula="of:=[.AC243]*(1-[.AC243])" office:value-type="float" office:value="0.174226455264492">
            <text:p>0.174</text:p>
          </table:table-cell>
          <table:table-cell table:style-name="ce2" table:formula="of:=[.AD243]*(1-[.AD243])" office:value-type="float" office:value="0.23527845301252">
            <text:p>0.235</text:p>
          </table:table-cell>
          <table:table-cell table:style-name="ce2" table:formula="of:=[.AE243]*(1-[.AE243])" office:value-type="float" office:value="0.23527845301252">
            <text:p>0.235</text:p>
          </table:table-cell>
          <table:table-cell table:style-name="ce2" table:formula="of:=[.AF243]*(1-[.AF243])" office:value-type="float" office:value="0.23938112077551">
            <text:p>0.239</text:p>
          </table:table-cell>
          <table:table-cell/>
          <table:table-cell table:style-name="ce2" table:number-matrix-columns-spanned="4" table:number-matrix-rows-spanned="1" table:formula="of:=[.$AC$8:.$AF$8]-[.AC243:.AF243]" office:value-type="float" office:value="-0.217577262969047">
            <text:p>-0.218</text:p>
          </table:table-cell>
          <table:table-cell table:style-name="ce2" office:value-type="float" office:value="0.371023481901052">
            <text:p>0.371</text:p>
          </table:table-cell>
          <table:table-cell table:style-name="ce2" office:value-type="float" office:value="0.371023481901052">
            <text:p>0.371</text:p>
          </table:table-cell>
          <table:table-cell table:style-name="ce2" office:value-type="float" office:value="-0.595895158052113">
            <text:p>-0.596</text:p>
          </table:table-cell>
          <table:table-cell/>
          <table:table-cell table:number-matrix-columns-spanned="4" table:number-matrix-rows-spanned="1" table:formula="of:=[.AM243:.AP243]*[.AH243:.AK243]" office:value-type="float" office:value="-0.0379077152732472">
            <text:p>-0.0379077153</text:p>
          </table:table-cell>
          <table:table-cell office:value-type="float" office:value="0.087293830852998">
            <text:p>0.0872938309</text:p>
          </table:table-cell>
          <table:table-cell office:value-type="float" office:value="0.087293830852998">
            <text:p>0.0872938309</text:p>
          </table:table-cell>
          <table:table-cell office:value-type="float" office:value="-0.142646050799214">
            <text:p>-0.1426460508</text:p>
          </table:table-cell>
          <table:table-cell/>
          <table:table-cell table:number-matrix-columns-spanned="3" table:number-matrix-rows-spanned="4" table:formula="of:=TRANSPOSE([.J243:.M245])" office:value-type="float" office:value="0.590288705803373">
            <text:p>0.5902887058</text:p>
          </table:table-cell>
          <table:table-cell office:value-type="float" office:value="0.267044538002548">
            <text:p>0.26704453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43:.AU243];[.AW243:.AY246])" office:value-type="float" office:value="-0.0142833456674813">
            <text:p>-0.0142833457</text:p>
          </table:table-cell>
          <table:table-cell office:value-type="float" office:value="0.0135175335455862">
            <text:p>0.0135175335</text:p>
          </table:table-cell>
          <table:table-cell office:value-type="float" office:value="-0.00596610436646552">
            <text:p>-0.0059661044</text:p>
          </table:table-cell>
          <table:table-cell/>
          <table:table-cell table:number-matrix-columns-spanned="3" table:number-matrix-rows-spanned="1" table:formula="of:=[.T243:.V243]+[.BA243:.BC243]" office:value-type="float" office:value="-2.01285879785029">
            <text:p>-2.0128587979</text:p>
          </table:table-cell>
          <table:table-cell office:value-type="float" office:value="2.98166581560776">
            <text:p>2.9816658156</text:p>
          </table:table-cell>
          <table:table-cell office:value-type="float" office:value="-0.857168754473919">
            <text:p>-0.8571687545</text:p>
          </table:table-cell>
          <table:table-cell/>
          <table:table-cell table:number-matrix-columns-spanned="4" table:number-matrix-rows-spanned="3" table:formula="of:=MMULT(TRANSPOSE([.BE243:.BG243]);[.AM243:.AP243])" office:value-type="float" office:value="0.437952307979431">
            <text:p>0.437952308</text:p>
          </table:table-cell>
          <table:table-cell office:value-type="float" office:value="-0.746817879753578">
            <text:p>-0.7468178798</text:p>
          </table:table-cell>
          <table:table-cell office:value-type="float" office:value="-0.746817879753578">
            <text:p>-0.7468178798</text:p>
          </table:table-cell>
          <table:table-cell office:value-type="float" office:value="1.19945281148158">
            <text:p>1.1994528115</text:p>
          </table:table-cell>
          <table:table-cell/>
          <table:table-cell table:number-matrix-columns-spanned="4" table:number-matrix-rows-spanned="3" table:formula="of:=[.BI243:.BL245]*[.O243:.R245]" office:value-type="float" office:value="0.105917867709319">
            <text:p>0.1059178677</text:p>
          </table:table-cell>
          <table:table-cell office:value-type="float" office:value="-0.143796654324915">
            <text:p>-0.1437966543</text:p>
          </table:table-cell>
          <table:table-cell office:value-type="float" office:value="-0.143796654324915">
            <text:p>-0.1437966543</text:p>
          </table:table-cell>
          <table:table-cell office:value-type="float" office:value="0.154107966912869">
            <text:p>0.1541079669</text:p>
          </table:table-cell>
          <table:table-cell/>
          <table:table-cell table:number-matrix-columns-spanned="3" table:number-matrix-rows-spanned="2" table:formula="of:=MMULT([.BN243:.BQ244];[.$O$2:.$Q$5])" office:value-type="float" office:value="0.0103113125879535">
            <text:p>0.0103113126</text:p>
          </table:table-cell>
          <table:table-cell office:value-type="float" office:value="0.0103113125879535">
            <text:p>0.0103113126</text:p>
          </table:table-cell>
          <table:table-cell office:value-type="float" office:value="-0.0275674740276429">
            <text:p>-0.027567474</text:p>
          </table:table-cell>
          <table:table-cell/>
          <table:table-cell table:number-matrix-columns-spanned="3" table:number-matrix-rows-spanned="2" table:formula="of:=[.A243:.C244]+[.BS243:.BU244]" office:value-type="float" office:value="0.689541606569126">
            <text:p>0.6895416066</text:p>
          </table:table-cell>
          <table:table-cell office:value-type="float" office:value="0.689541606569126">
            <text:p>0.6895416066</text:p>
          </table:table-cell>
          <table:table-cell office:value-type="float" office:value="0.337591523893575">
            <text:p>0.3375915239</text:p>
          </table:table-cell>
          <table:table-cell/>
          <table:table-cell table:formula="of:=SUMSQ([.AM243:.AP243])" office:value-type="float" office:value="0.677747752995014">
            <text:p>0.677747753</text:p>
          </table:table-cell>
          <table:table-cell table:number-columns-repeated="945"/>
        </table:table-row>
        <table:table-row table:style-name="ro2">
          <table:table-cell table:style-name="ce2" office:value-type="float" office:value="3.99020652204982">
            <text:p>3.990</text:p>
          </table:table-cell>
          <table:table-cell table:style-name="ce2" office:value-type="float" office:value="3.99020652204982">
            <text:p>3.990</text:p>
          </table:table-cell>
          <table:table-cell table:style-name="ce2" office:value-type="float" office:value="-1.00966948529454">
            <text:p>-1.010</text:p>
          </table:table-cell>
          <table:table-cell table:style-name="ce2"/>
          <table:table-cell table:style-name="ce2" office:value-type="float" office:value="-1.00966948529454">
            <text:p>-1.010</text:p>
          </table:table-cell>
          <table:table-cell table:style-name="ce2" office:value-type="float" office:value="2.98053703675528">
            <text:p>2.981</text:p>
          </table:table-cell>
          <table:table-cell table:style-name="ce2" office:value-type="float" office:value="2.98053703675528">
            <text:p>2.981</text:p>
          </table:table-cell>
          <table:table-cell table:style-name="ce2" office:value-type="float" office:value="6.9707435588051">
            <text:p>6.971</text:p>
          </table:table-cell>
          <table:table-cell table:style-name="ce2"/>
          <table:table-cell table:style-name="ce2" table:formula="of:=1/(1+EXP(-[.E244]))" office:value-type="float" office:value="0.267044538002548">
            <text:p>0.267</text:p>
          </table:table-cell>
          <table:table-cell table:style-name="ce2" table:formula="of:=1/(1+EXP(-[.F244]))" office:value-type="float" office:value="0.951687069571457">
            <text:p>0.952</text:p>
          </table:table-cell>
          <table:table-cell table:style-name="ce2" table:formula="of:=1/(1+EXP(-[.G244]))" office:value-type="float" office:value="0.951687069571457">
            <text:p>0.952</text:p>
          </table:table-cell>
          <table:table-cell table:style-name="ce2" table:formula="of:=1/(1+EXP(-[.H244]))" office:value-type="float" office:value="0.999061926330136">
            <text:p>0.999</text:p>
          </table:table-cell>
          <table:table-cell table:style-name="ce2"/>
          <table:table-cell table:style-name="ce2" table:formula="of:=[.J244]*(1-[.J244])" office:value-type="float" office:value="0.195731752725554">
            <text:p>0.196</text:p>
          </table:table-cell>
          <table:table-cell table:style-name="ce2" table:formula="of:=[.K244]*(1-[.K244])" office:value-type="float" office:value="0.0459787911819498">
            <text:p>0.046</text:p>
          </table:table-cell>
          <table:table-cell table:style-name="ce2" table:formula="of:=[.L244]*(1-[.L244])" office:value-type="float" office:value="0.0459787911819498">
            <text:p>0.046</text:p>
          </table:table-cell>
          <table:table-cell table:style-name="ce2" table:formula="of:=[.M244]*(1-[.M244])" office:value-type="float" office:value="0.000937193687653889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39696034598111">
            <text:p>0.7396960346</text:p>
          </table:table-cell>
          <table:table-cell office:value-type="float" office:value="0.951687069571457">
            <text:p>0.951687069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48742687248306">
            <text:p>-0.6487426872</text:p>
          </table:table-cell>
          <table:table-cell office:value-type="float" office:value="1.10626803277213">
            <text:p>1.1062680328</text:p>
          </table:table-cell>
          <table:table-cell office:value-type="float" office:value="1.10626803277213">
            <text:p>1.1062680328</text:p>
          </table:table-cell>
          <table:table-cell office:value-type="float" office:value="-1.77676022245016">
            <text:p>-1.7767602225</text:p>
          </table:table-cell>
          <table:table-cell/>
          <table:table-cell office:value-type="float" office:value="-0.126979543242997">
            <text:p>-0.1269795432</text:p>
          </table:table-cell>
          <table:table-cell office:value-type="float" office:value="0.0508648668700961">
            <text:p>0.0508648669</text:p>
          </table:table-cell>
          <table:table-cell office:value-type="float" office:value="0.0508648668700961">
            <text:p>0.0508648669</text:p>
          </table:table-cell>
          <table:table-cell office:value-type="float" office:value="-0.00166516846495481">
            <text:p>-0.0016651685</text:p>
          </table:table-cell>
          <table:table-cell/>
          <table:table-cell office:value-type="float" office:value="0.0491996984051413">
            <text:p>0.0491996984</text:p>
          </table:table-cell>
          <table:table-cell office:value-type="float" office:value="0.0491996984051413">
            <text:p>0.0491996984</text:p>
          </table:table-cell>
          <table:table-cell office:value-type="float" office:value="-0.0269149779677595">
            <text:p>-0.026914978</text:p>
          </table:table-cell>
          <table:table-cell/>
          <table:table-cell office:value-type="float" office:value="4.03940622045496">
            <text:p>4.0394062205</text:p>
          </table:table-cell>
          <table:table-cell office:value-type="float" office:value="4.03940622045496">
            <text:p>4.0394062205</text:p>
          </table:table-cell>
          <table:table-cell office:value-type="float" office:value="-1.03658446326229">
            <text:p>-1.036584463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45]*(1-[.J245])" office:value-type="float" office:value="0">
            <text:p>0.000</text:p>
          </table:table-cell>
          <table:table-cell table:style-name="ce2" table:formula="of:=[.K245]*(1-[.K245])" office:value-type="float" office:value="0">
            <text:p>0.000</text:p>
          </table:table-cell>
          <table:table-cell table:style-name="ce2" table:formula="of:=[.L245]*(1-[.L245])" office:value-type="float" office:value="0">
            <text:p>0.000</text:p>
          </table:table-cell>
          <table:table-cell table:style-name="ce2" table:formula="of:=[.M245]*(1-[.M24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39696034598111">
            <text:p>0.7396960346</text:p>
          </table:table-cell>
          <table:table-cell office:value-type="float" office:value="0.951687069571457">
            <text:p>0.951687069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6500431501022">
            <text:p>0.1865004315</text:p>
          </table:table-cell>
          <table:table-cell office:value-type="float" office:value="-0.318029735861701">
            <text:p>-0.3180297359</text:p>
          </table:table-cell>
          <table:table-cell office:value-type="float" office:value="-0.318029735861701">
            <text:p>-0.3180297359</text:p>
          </table:table-cell>
          <table:table-cell office:value-type="float" office:value="0.510782710424568">
            <text:p>0.510782710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8594474605826">
            <text:p>0.8485944746</text:p>
          </table:table-cell>
          <table:table-cell office:value-type="float" office:value="0.999061926330136">
            <text:p>0.999061926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43:.BY244]" office:value-type="float" office:value="0.689541606569126">
            <text:p>0.690</text:p>
          </table:table-cell>
          <table:table-cell table:style-name="ce2" office:value-type="float" office:value="0.689541606569126">
            <text:p>0.690</text:p>
          </table:table-cell>
          <table:table-cell table:style-name="ce2" office:value-type="float" office:value="0.337591523893575">
            <text:p>0.338</text:p>
          </table:table-cell>
          <table:table-cell table:style-name="ce2"/>
          <table:table-cell table:style-name="ce2" table:number-matrix-columns-spanned="4" table:number-matrix-rows-spanned="2" table:formula="of:=MMULT([.A248:.C249];[.$A$2:.$D$4])" office:value-type="float" office:value="0.337591523893575">
            <text:p>0.338</text:p>
          </table:table-cell>
          <table:table-cell table:style-name="ce2" office:value-type="float" office:value="1.0271331304627">
            <text:p>1.027</text:p>
          </table:table-cell>
          <table:table-cell table:style-name="ce2" office:value-type="float" office:value="1.0271331304627">
            <text:p>1.027</text:p>
          </table:table-cell>
          <table:table-cell table:style-name="ce2" office:value-type="float" office:value="1.71667473703183">
            <text:p>1.717</text:p>
          </table:table-cell>
          <table:table-cell table:style-name="ce2"/>
          <table:table-cell table:style-name="ce2" table:formula="of:=1/(1+EXP(-[.E248]))" office:value-type="float" office:value="0.583605356922033">
            <text:p>0.584</text:p>
          </table:table-cell>
          <table:table-cell table:style-name="ce2" table:formula="of:=1/(1+EXP(-[.F248]))" office:value-type="float" office:value="0.7363597159953">
            <text:p>0.736</text:p>
          </table:table-cell>
          <table:table-cell table:style-name="ce2" table:formula="of:=1/(1+EXP(-[.G248]))" office:value-type="float" office:value="0.7363597159953">
            <text:p>0.736</text:p>
          </table:table-cell>
          <table:table-cell table:style-name="ce2" table:formula="of:=1/(1+EXP(-[.H248]))" office:value-type="float" office:value="0.847700025474757">
            <text:p>0.848</text:p>
          </table:table-cell>
          <table:table-cell table:style-name="ce2"/>
          <table:table-cell table:style-name="ce2" table:formula="of:=[.J248]*(1-[.J248])" office:value-type="float" office:value="0.24301014429394">
            <text:p>0.243</text:p>
          </table:table-cell>
          <table:table-cell table:style-name="ce2" table:formula="of:=[.K248]*(1-[.K248])" office:value-type="float" office:value="0.194134084654621">
            <text:p>0.194</text:p>
          </table:table-cell>
          <table:table-cell table:style-name="ce2" table:formula="of:=[.L248]*(1-[.L248])" office:value-type="float" office:value="0.194134084654621">
            <text:p>0.194</text:p>
          </table:table-cell>
          <table:table-cell table:style-name="ce2" table:formula="of:=[.M248]*(1-[.M248])" office:value-type="float" office:value="0.129104692284853">
            <text:p>0.129</text:p>
          </table:table-cell>
          <table:table-cell table:style-name="ce2"/>
          <table:table-cell table:style-name="ce2" table:number-matrix-columns-spanned="3" table:number-matrix-rows-spanned="1" table:formula="of:=[.BE243:.BG243]" office:value-type="float" office:value="-2.01285879785029">
            <text:p>-2.013</text:p>
          </table:table-cell>
          <table:table-cell table:style-name="ce2" office:value-type="float" office:value="2.98166581560776">
            <text:p>2.982</text:p>
          </table:table-cell>
          <table:table-cell table:style-name="ce2" office:value-type="float" office:value="-0.857168754473919">
            <text:p>-0.857</text:p>
          </table:table-cell>
          <table:table-cell table:style-name="ce2"/>
          <table:table-cell table:style-name="ce2" table:number-matrix-columns-spanned="4" table:number-matrix-rows-spanned="1" table:formula="of:=MMULT([.T248:.V248];[.J248:.M250])" office:value-type="float" office:value="-1.25125531199849">
            <text:p>-1.251</text:p>
          </table:table-cell>
          <table:table-cell table:style-name="ce2" office:value-type="float" office:value="0.501280434042642">
            <text:p>0.501</text:p>
          </table:table-cell>
          <table:table-cell table:style-name="ce2" office:value-type="float" office:value="0.501280434042642">
            <text:p>0.501</text:p>
          </table:table-cell>
          <table:table-cell table:style-name="ce2" office:value-type="float" office:value="0.415592380556588">
            <text:p>0.416</text:p>
          </table:table-cell>
          <table:table-cell table:style-name="ce2"/>
          <table:table-cell table:style-name="ce2" table:formula="of:=1/(1+EXP(-[.X248]))" office:value-type="float" office:value="0.222482913953236">
            <text:p>0.222</text:p>
          </table:table-cell>
          <table:table-cell table:style-name="ce2" table:formula="of:=1/(1+EXP(-[.Y248]))" office:value-type="float" office:value="0.622760190738894">
            <text:p>0.623</text:p>
          </table:table-cell>
          <table:table-cell table:style-name="ce2" table:formula="of:=1/(1+EXP(-[.Z248]))" office:value-type="float" office:value="0.622760190738894">
            <text:p>0.623</text:p>
          </table:table-cell>
          <table:table-cell table:style-name="ce2" table:formula="of:=1/(1+EXP(-[.AA248]))" office:value-type="float" office:value="0.602428065667202">
            <text:p>0.602</text:p>
          </table:table-cell>
          <table:table-cell/>
          <table:table-cell table:style-name="ce2" table:formula="of:=[.AC248]*(1-[.AC248])" office:value-type="float" office:value="0.172984266952113">
            <text:p>0.173</text:p>
          </table:table-cell>
          <table:table-cell table:style-name="ce2" table:formula="of:=[.AD248]*(1-[.AD248])" office:value-type="float" office:value="0.23492993556975">
            <text:p>0.235</text:p>
          </table:table-cell>
          <table:table-cell table:style-name="ce2" table:formula="of:=[.AE248]*(1-[.AE248])" office:value-type="float" office:value="0.23492993556975">
            <text:p>0.235</text:p>
          </table:table-cell>
          <table:table-cell table:style-name="ce2" table:formula="of:=[.AF248]*(1-[.AF248])" office:value-type="float" office:value="0.239508491363675">
            <text:p>0.240</text:p>
          </table:table-cell>
          <table:table-cell/>
          <table:table-cell table:style-name="ce2" table:number-matrix-columns-spanned="4" table:number-matrix-rows-spanned="1" table:formula="of:=[.$AC$8:.$AF$8]-[.AC248:.AF248]" office:value-type="float" office:value="-0.21533012576434">
            <text:p>-0.215</text:p>
          </table:table-cell>
          <table:table-cell table:style-name="ce2" office:value-type="float" office:value="0.369595673432845">
            <text:p>0.370</text:p>
          </table:table-cell>
          <table:table-cell table:style-name="ce2" office:value-type="float" office:value="0.369595673432845">
            <text:p>0.370</text:p>
          </table:table-cell>
          <table:table-cell table:style-name="ce2" office:value-type="float" office:value="-0.595275277478306">
            <text:p>-0.595</text:p>
          </table:table-cell>
          <table:table-cell/>
          <table:table-cell table:number-matrix-columns-spanned="4" table:number-matrix-rows-spanned="1" table:formula="of:=[.AM248:.AP248]*[.AH248:.AK248]" office:value-type="float" office:value="-0.0372487239580507">
            <text:p>-0.037248724</text:p>
          </table:table-cell>
          <table:table-cell office:value-type="float" office:value="0.0868290877464368">
            <text:p>0.0868290877</text:p>
          </table:table-cell>
          <table:table-cell office:value-type="float" office:value="0.0868290877464368">
            <text:p>0.0868290877</text:p>
          </table:table-cell>
          <table:table-cell office:value-type="float" office:value="-0.142573483654922">
            <text:p>-0.1425734837</text:p>
          </table:table-cell>
          <table:table-cell/>
          <table:table-cell table:number-matrix-columns-spanned="3" table:number-matrix-rows-spanned="4" table:formula="of:=TRANSPOSE([.J248:.M250])" office:value-type="float" office:value="0.583605356922033">
            <text:p>0.5836053569</text:p>
          </table:table-cell>
          <table:table-cell office:value-type="float" office:value="0.261809561468036">
            <text:p>0.261809561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48:.AU248];[.AW248:.AY251])" office:value-type="float" office:value="-0.0147232157805364">
            <text:p>-0.0147232158</text:p>
          </table:table-cell>
          <table:table-cell office:value-type="float" office:value="0.0132433639844142">
            <text:p>0.013243364</text:p>
          </table:table-cell>
          <table:table-cell office:value-type="float" office:value="-0.00616403212009931">
            <text:p>-0.0061640321</text:p>
          </table:table-cell>
          <table:table-cell/>
          <table:table-cell table:number-matrix-columns-spanned="3" table:number-matrix-rows-spanned="1" table:formula="of:=[.T248:.V248]+[.BA248:.BC248]" office:value-type="float" office:value="-2.02758201363082">
            <text:p>-2.0275820136</text:p>
          </table:table-cell>
          <table:table-cell office:value-type="float" office:value="2.99490917959217">
            <text:p>2.9949091796</text:p>
          </table:table-cell>
          <table:table-cell office:value-type="float" office:value="-0.863332786594018">
            <text:p>-0.8633327866</text:p>
          </table:table-cell>
          <table:table-cell/>
          <table:table-cell table:number-matrix-columns-spanned="4" table:number-matrix-rows-spanned="3" table:formula="of:=MMULT(TRANSPOSE([.BE248:.BG248]);[.AM248:.AP248])" office:value-type="float" office:value="0.436599489992639">
            <text:p>0.43659949</text:p>
          </table:table-cell>
          <table:table-cell office:value-type="float" office:value="-0.749385539768208">
            <text:p>-0.7493855398</text:p>
          </table:table-cell>
          <table:table-cell office:value-type="float" office:value="-0.749385539768208">
            <text:p>-0.7493855398</text:p>
          </table:table-cell>
          <table:table-cell office:value-type="float" office:value="1.20696944577411">
            <text:p>1.2069694458</text:p>
          </table:table-cell>
          <table:table-cell/>
          <table:table-cell table:number-matrix-columns-spanned="4" table:number-matrix-rows-spanned="3" table:formula="of:=[.BI248:.BL250]*[.O248:.R250]" office:value-type="float" office:value="0.106098105061771">
            <text:p>0.1060981051</text:p>
          </table:table-cell>
          <table:table-cell office:value-type="float" office:value="-0.14548127581631">
            <text:p>-0.1454812758</text:p>
          </table:table-cell>
          <table:table-cell office:value-type="float" office:value="-0.14548127581631">
            <text:p>-0.1454812758</text:p>
          </table:table-cell>
          <table:table-cell office:value-type="float" office:value="0.155825418893887">
            <text:p>0.1558254189</text:p>
          </table:table-cell>
          <table:table-cell/>
          <table:table-cell table:number-matrix-columns-spanned="3" table:number-matrix-rows-spanned="2" table:formula="of:=MMULT([.BN248:.BQ249];[.$O$2:.$Q$5])" office:value-type="float" office:value="0.0103441430775764">
            <text:p>0.0103441431</text:p>
          </table:table-cell>
          <table:table-cell office:value-type="float" office:value="0.0103441430775764">
            <text:p>0.0103441431</text:p>
          </table:table-cell>
          <table:table-cell office:value-type="float" office:value="-0.0290390276769623">
            <text:p>-0.0290390277</text:p>
          </table:table-cell>
          <table:table-cell/>
          <table:table-cell table:number-matrix-columns-spanned="3" table:number-matrix-rows-spanned="2" table:formula="of:=[.A248:.C249]+[.BS248:.BU249]" office:value-type="float" office:value="0.699885749646703">
            <text:p>0.6998857496</text:p>
          </table:table-cell>
          <table:table-cell office:value-type="float" office:value="0.699885749646703">
            <text:p>0.6998857496</text:p>
          </table:table-cell>
          <table:table-cell office:value-type="float" office:value="0.308552496216613">
            <text:p>0.3085524962</text:p>
          </table:table-cell>
          <table:table-cell/>
          <table:table-cell table:formula="of:=SUMSQ([.AM248:.AP248])" office:value-type="float" office:value="0.673921642679117">
            <text:p>0.6739216427</text:p>
          </table:table-cell>
          <table:table-cell table:number-columns-repeated="945"/>
        </table:table-row>
        <table:table-row table:style-name="ro2">
          <table:table-cell table:style-name="ce2" office:value-type="float" office:value="4.03940622045496">
            <text:p>4.039</text:p>
          </table:table-cell>
          <table:table-cell table:style-name="ce2" office:value-type="float" office:value="4.03940622045496">
            <text:p>4.039</text:p>
          </table:table-cell>
          <table:table-cell table:style-name="ce2" office:value-type="float" office:value="-1.03658446326229">
            <text:p>-1.037</text:p>
          </table:table-cell>
          <table:table-cell table:style-name="ce2"/>
          <table:table-cell table:style-name="ce2" office:value-type="float" office:value="-1.03658446326229">
            <text:p>-1.037</text:p>
          </table:table-cell>
          <table:table-cell table:style-name="ce2" office:value-type="float" office:value="3.00282175719266">
            <text:p>3.003</text:p>
          </table:table-cell>
          <table:table-cell table:style-name="ce2" office:value-type="float" office:value="3.00282175719266">
            <text:p>3.003</text:p>
          </table:table-cell>
          <table:table-cell table:style-name="ce2" office:value-type="float" office:value="7.04222797764762">
            <text:p>7.042</text:p>
          </table:table-cell>
          <table:table-cell table:style-name="ce2"/>
          <table:table-cell table:style-name="ce2" table:formula="of:=1/(1+EXP(-[.E249]))" office:value-type="float" office:value="0.261809561468036">
            <text:p>0.262</text:p>
          </table:table-cell>
          <table:table-cell table:style-name="ce2" table:formula="of:=1/(1+EXP(-[.F249]))" office:value-type="float" office:value="0.952701441714463">
            <text:p>0.953</text:p>
          </table:table-cell>
          <table:table-cell table:style-name="ce2" table:formula="of:=1/(1+EXP(-[.G249]))" office:value-type="float" office:value="0.952701441714463">
            <text:p>0.953</text:p>
          </table:table-cell>
          <table:table-cell table:style-name="ce2" table:formula="of:=1/(1+EXP(-[.H249]))" office:value-type="float" office:value="0.999126586772789">
            <text:p>0.999</text:p>
          </table:table-cell>
          <table:table-cell table:style-name="ce2"/>
          <table:table-cell table:style-name="ce2" table:formula="of:=[.J249]*(1-[.J249])" office:value-type="float" office:value="0.193265314991951">
            <text:p>0.193</text:p>
          </table:table-cell>
          <table:table-cell table:style-name="ce2" table:formula="of:=[.K249]*(1-[.K249])" office:value-type="float" office:value="0.0450614046696468">
            <text:p>0.045</text:p>
          </table:table-cell>
          <table:table-cell table:style-name="ce2" table:formula="of:=[.L249]*(1-[.L249])" office:value-type="float" office:value="0.0450614046696468">
            <text:p>0.045</text:p>
          </table:table-cell>
          <table:table-cell table:style-name="ce2" table:formula="of:=[.M249]*(1-[.M249])" office:value-type="float" office:value="0.000872650376545218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363597159953">
            <text:p>0.736359716</text:p>
          </table:table-cell>
          <table:table-cell office:value-type="float" office:value="0.952701441714463">
            <text:p>0.952701441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44894170294358">
            <text:p>-0.6448941703</text:p>
          </table:table-cell>
          <table:table-cell office:value-type="float" office:value="1.10690547510158">
            <text:p>1.1069054751</text:p>
          </table:table-cell>
          <table:table-cell office:value-type="float" office:value="1.10690547510158">
            <text:p>1.1069054751</text:p>
          </table:table-cell>
          <table:table-cell office:value-type="float" office:value="-1.78279539290405">
            <text:p>-1.7827953929</text:p>
          </table:table-cell>
          <table:table-cell/>
          <table:table-cell office:value-type="float" office:value="-0.124635674958412">
            <text:p>-0.124635675</text:p>
          </table:table-cell>
          <table:table-cell office:value-type="float" office:value="0.0498787155445999">
            <text:p>0.0498787155</text:p>
          </table:table-cell>
          <table:table-cell office:value-type="float" office:value="0.0498787155445999">
            <text:p>0.0498787155</text:p>
          </table:table-cell>
          <table:table-cell office:value-type="float" office:value="-0.0015557570709208">
            <text:p>-0.0015557571</text:p>
          </table:table-cell>
          <table:table-cell/>
          <table:table-cell office:value-type="float" office:value="0.0483229584736791">
            <text:p>0.0483229585</text:p>
          </table:table-cell>
          <table:table-cell office:value-type="float" office:value="0.0483229584736791">
            <text:p>0.0483229585</text:p>
          </table:table-cell>
          <table:table-cell office:value-type="float" office:value="-0.0264340009401328">
            <text:p>-0.0264340009</text:p>
          </table:table-cell>
          <table:table-cell/>
          <table:table-cell office:value-type="float" office:value="4.08772917892864">
            <text:p>4.0877291789</text:p>
          </table:table-cell>
          <table:table-cell office:value-type="float" office:value="4.08772917892864">
            <text:p>4.0877291789</text:p>
          </table:table-cell>
          <table:table-cell office:value-type="float" office:value="-1.06301846420243">
            <text:p>-1.063018464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50]*(1-[.J250])" office:value-type="float" office:value="0">
            <text:p>0.000</text:p>
          </table:table-cell>
          <table:table-cell table:style-name="ce2" table:formula="of:=[.K250]*(1-[.K250])" office:value-type="float" office:value="0">
            <text:p>0.000</text:p>
          </table:table-cell>
          <table:table-cell table:style-name="ce2" table:formula="of:=[.L250]*(1-[.L250])" office:value-type="float" office:value="0">
            <text:p>0.000</text:p>
          </table:table-cell>
          <table:table-cell table:style-name="ce2" table:formula="of:=[.M250]*(1-[.M25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363597159953">
            <text:p>0.736359716</text:p>
          </table:table-cell>
          <table:table-cell office:value-type="float" office:value="0.952701441714463">
            <text:p>0.952701441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901557513768">
            <text:p>0.1859015575</text:p>
          </table:table-cell>
          <table:table-cell office:value-type="float" office:value="-0.319084062657871">
            <text:p>-0.3190840627</text:p>
          </table:table-cell>
          <table:table-cell office:value-type="float" office:value="-0.319084062657871">
            <text:p>-0.3190840627</text:p>
          </table:table-cell>
          <table:table-cell office:value-type="float" office:value="0.513920664095873">
            <text:p>0.513920664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7700025474757">
            <text:p>0.8477000255</text:p>
          </table:table-cell>
          <table:table-cell office:value-type="float" office:value="0.999126586772789">
            <text:p>0.99912658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48:.BY249]" office:value-type="float" office:value="0.699885749646703">
            <text:p>0.700</text:p>
          </table:table-cell>
          <table:table-cell table:style-name="ce2" office:value-type="float" office:value="0.699885749646703">
            <text:p>0.700</text:p>
          </table:table-cell>
          <table:table-cell table:style-name="ce2" office:value-type="float" office:value="0.308552496216613">
            <text:p>0.309</text:p>
          </table:table-cell>
          <table:table-cell table:style-name="ce2"/>
          <table:table-cell table:style-name="ce2" table:number-matrix-columns-spanned="4" table:number-matrix-rows-spanned="2" table:formula="of:=MMULT([.A253:.C254];[.$A$2:.$D$4])" office:value-type="float" office:value="0.308552496216613">
            <text:p>0.309</text:p>
          </table:table-cell>
          <table:table-cell table:style-name="ce2" office:value-type="float" office:value="1.00843824586332">
            <text:p>1.008</text:p>
          </table:table-cell>
          <table:table-cell table:style-name="ce2" office:value-type="float" office:value="1.00843824586332">
            <text:p>1.008</text:p>
          </table:table-cell>
          <table:table-cell table:style-name="ce2" office:value-type="float" office:value="1.70832399551002">
            <text:p>1.708</text:p>
          </table:table-cell>
          <table:table-cell table:style-name="ce2"/>
          <table:table-cell table:style-name="ce2" table:formula="of:=1/(1+EXP(-[.E253]))" office:value-type="float" office:value="0.576531902613932">
            <text:p>0.577</text:p>
          </table:table-cell>
          <table:table-cell table:style-name="ce2" table:formula="of:=1/(1+EXP(-[.F253]))" office:value-type="float" office:value="0.73271440023372">
            <text:p>0.733</text:p>
          </table:table-cell>
          <table:table-cell table:style-name="ce2" table:formula="of:=1/(1+EXP(-[.G253]))" office:value-type="float" office:value="0.73271440023372">
            <text:p>0.733</text:p>
          </table:table-cell>
          <table:table-cell table:style-name="ce2" table:formula="of:=1/(1+EXP(-[.H253]))" office:value-type="float" office:value="0.846618772367902">
            <text:p>0.847</text:p>
          </table:table-cell>
          <table:table-cell table:style-name="ce2"/>
          <table:table-cell table:style-name="ce2" table:formula="of:=[.J253]*(1-[.J253])" office:value-type="float" office:value="0.244142867882292">
            <text:p>0.244</text:p>
          </table:table-cell>
          <table:table-cell table:style-name="ce2" table:formula="of:=[.K253]*(1-[.K253])" office:value-type="float" office:value="0.19584400792386">
            <text:p>0.196</text:p>
          </table:table-cell>
          <table:table-cell table:style-name="ce2" table:formula="of:=[.L253]*(1-[.L253])" office:value-type="float" office:value="0.19584400792386">
            <text:p>0.196</text:p>
          </table:table-cell>
          <table:table-cell table:style-name="ce2" table:formula="of:=[.M253]*(1-[.M253])" office:value-type="float" office:value="0.129855426642168">
            <text:p>0.130</text:p>
          </table:table-cell>
          <table:table-cell table:style-name="ce2"/>
          <table:table-cell table:style-name="ce2" table:number-matrix-columns-spanned="3" table:number-matrix-rows-spanned="1" table:formula="of:=[.BE248:.BG248]" office:value-type="float" office:value="-2.02758201363082">
            <text:p>-2.028</text:p>
          </table:table-cell>
          <table:table-cell table:style-name="ce2" office:value-type="float" office:value="2.99490917959217">
            <text:p>2.995</text:p>
          </table:table-cell>
          <table:table-cell table:style-name="ce2" office:value-type="float" office:value="-0.863332786594018">
            <text:p>-0.863</text:p>
          </table:table-cell>
          <table:table-cell table:style-name="ce2"/>
          <table:table-cell table:style-name="ce2" table:number-matrix-columns-spanned="4" table:number-matrix-rows-spanned="1" table:formula="of:=MMULT([.T253:.V253];[.J253:.M255])" office:value-type="float" office:value="-1.26340634957875">
            <text:p>-1.263</text:p>
          </table:table-cell>
          <table:table-cell table:style-name="ce2" office:value-type="float" office:value="0.50720788747841">
            <text:p>0.507</text:p>
          </table:table-cell>
          <table:table-cell table:style-name="ce2" office:value-type="float" office:value="0.50720788747841">
            <text:p>0.507</text:p>
          </table:table-cell>
          <table:table-cell table:style-name="ce2" office:value-type="float" office:value="0.412548820626864">
            <text:p>0.413</text:p>
          </table:table-cell>
          <table:table-cell table:style-name="ce2"/>
          <table:table-cell table:style-name="ce2" table:formula="of:=1/(1+EXP(-[.X253]))" office:value-type="float" office:value="0.220388065481174">
            <text:p>0.220</text:p>
          </table:table-cell>
          <table:table-cell table:style-name="ce2" table:formula="of:=1/(1+EXP(-[.Y253]))" office:value-type="float" office:value="0.624151710371779">
            <text:p>0.624</text:p>
          </table:table-cell>
          <table:table-cell table:style-name="ce2" table:formula="of:=1/(1+EXP(-[.Z253]))" office:value-type="float" office:value="0.624151710371779">
            <text:p>0.624</text:p>
          </table:table-cell>
          <table:table-cell table:style-name="ce2" table:formula="of:=1/(1+EXP(-[.AA253]))" office:value-type="float" office:value="0.601698880462406">
            <text:p>0.602</text:p>
          </table:table-cell>
          <table:table-cell/>
          <table:table-cell table:style-name="ce2" table:formula="of:=[.AC253]*(1-[.AC253])" office:value-type="float" office:value="0.17181716607464">
            <text:p>0.172</text:p>
          </table:table-cell>
          <table:table-cell table:style-name="ce2" table:formula="of:=[.AD253]*(1-[.AD253])" office:value-type="float" office:value="0.234586352811762">
            <text:p>0.235</text:p>
          </table:table-cell>
          <table:table-cell table:style-name="ce2" table:formula="of:=[.AE253]*(1-[.AE253])" office:value-type="float" office:value="0.234586352811762">
            <text:p>0.235</text:p>
          </table:table-cell>
          <table:table-cell table:style-name="ce2" table:formula="of:=[.AF253]*(1-[.AF253])" office:value-type="float" office:value="0.239657337712693">
            <text:p>0.240</text:p>
          </table:table-cell>
          <table:table-cell/>
          <table:table-cell table:style-name="ce2" table:number-matrix-columns-spanned="4" table:number-matrix-rows-spanned="1" table:formula="of:=[.$AC$8:.$AF$8]-[.AC253:.AF253]" office:value-type="float" office:value="-0.213235277292277">
            <text:p>-0.213</text:p>
          </table:table-cell>
          <table:table-cell table:style-name="ce2" office:value-type="float" office:value="0.368204153799961">
            <text:p>0.368</text:p>
          </table:table-cell>
          <table:table-cell table:style-name="ce2" office:value-type="float" office:value="0.368204153799961">
            <text:p>0.368</text:p>
          </table:table-cell>
          <table:table-cell table:style-name="ce2" office:value-type="float" office:value="-0.59454609227351">
            <text:p>-0.595</text:p>
          </table:table-cell>
          <table:table-cell/>
          <table:table-cell table:number-matrix-columns-spanned="4" table:number-matrix-rows-spanned="1" table:formula="of:=[.AM253:.AP253]*[.AH253:.AK253]" office:value-type="float" office:value="-0.036637481051499">
            <text:p>-0.0366374811</text:p>
          </table:table-cell>
          <table:table-cell office:value-type="float" office:value="0.0863756695300738">
            <text:p>0.0863756695</text:p>
          </table:table-cell>
          <table:table-cell office:value-type="float" office:value="0.0863756695300738">
            <text:p>0.0863756695</text:p>
          </table:table-cell>
          <table:table-cell office:value-type="float" office:value="-0.142487333621755">
            <text:p>-0.1424873336</text:p>
          </table:table-cell>
          <table:table-cell/>
          <table:table-cell table:number-matrix-columns-spanned="3" table:number-matrix-rows-spanned="4" table:formula="of:=TRANSPOSE([.J253:.M255])" office:value-type="float" office:value="0.576531902613932">
            <text:p>0.5765319026</text:p>
          </table:table-cell>
          <table:table-cell office:value-type="float" office:value="0.256733044954751">
            <text:p>0.25673304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53:.AU253];[.AW253:.AY256])" office:value-type="float" office:value="-0.0151777343374002">
            <text:p>-0.0151777343</text:p>
          </table:table-cell>
          <table:table-cell office:value-type="float" office:value="0.0129717973252987">
            <text:p>0.0129717973</text:p>
          </table:table-cell>
          <table:table-cell office:value-type="float" office:value="-0.00637347561310606">
            <text:p>-0.0063734756</text:p>
          </table:table-cell>
          <table:table-cell/>
          <table:table-cell table:number-matrix-columns-spanned="3" table:number-matrix-rows-spanned="1" table:formula="of:=[.T253:.V253]+[.BA253:.BC253]" office:value-type="float" office:value="-2.04275974796822">
            <text:p>-2.042759748</text:p>
          </table:table-cell>
          <table:table-cell office:value-type="float" office:value="3.00788097691747">
            <text:p>3.0078809769</text:p>
          </table:table-cell>
          <table:table-cell office:value-type="float" office:value="-0.869706262207124">
            <text:p>-0.8697062622</text:p>
          </table:table-cell>
          <table:table-cell/>
          <table:table-cell table:number-matrix-columns-spanned="4" table:number-matrix-rows-spanned="3" table:formula="of:=MMULT(TRANSPOSE([.BE253:.BG253]);[.AM253:.AP253])" office:value-type="float" office:value="0.435588441299506">
            <text:p>0.4355884413</text:p>
          </table:table-cell>
          <table:table-cell office:value-type="float" office:value="-0.75215262441726">
            <text:p>-0.7521526244</text:p>
          </table:table-cell>
          <table:table-cell office:value-type="float" office:value="-0.75215262441726">
            <text:p>-0.7521526244</text:p>
          </table:table-cell>
          <table:table-cell office:value-type="float" office:value="1.21451482560813">
            <text:p>1.2145148256</text:p>
          </table:table-cell>
          <table:table-cell/>
          <table:table-cell table:number-matrix-columns-spanned="4" table:number-matrix-rows-spanned="3" table:formula="of:=[.BI253:.BL255]*[.O253:.R255]" office:value-type="float" office:value="0.106345811275239">
            <text:p>0.1063458113</text:p>
          </table:table-cell>
          <table:table-cell office:value-type="float" office:value="-0.147304584536326">
            <text:p>-0.1473045845</text:p>
          </table:table-cell>
          <table:table-cell office:value-type="float" office:value="-0.147304584536326">
            <text:p>-0.1473045845</text:p>
          </table:table-cell>
          <table:table-cell office:value-type="float" office:value="0.157711340842582">
            <text:p>0.1577113408</text:p>
          </table:table-cell>
          <table:table-cell/>
          <table:table-cell table:number-matrix-columns-spanned="3" table:number-matrix-rows-spanned="2" table:formula="of:=MMULT([.BN253:.BQ254];[.$O$2:.$Q$5])" office:value-type="float" office:value="0.0104067563062559">
            <text:p>0.0104067563</text:p>
          </table:table-cell>
          <table:table-cell office:value-type="float" office:value="0.0104067563062559">
            <text:p>0.0104067563</text:p>
          </table:table-cell>
          <table:table-cell office:value-type="float" office:value="-0.0305520169548313">
            <text:p>-0.030552017</text:p>
          </table:table-cell>
          <table:table-cell/>
          <table:table-cell table:number-matrix-columns-spanned="3" table:number-matrix-rows-spanned="2" table:formula="of:=[.A253:.C254]+[.BS253:.BU254]" office:value-type="float" office:value="0.710292505952959">
            <text:p>0.710292506</text:p>
          </table:table-cell>
          <table:table-cell office:value-type="float" office:value="0.710292505952959">
            <text:p>0.710292506</text:p>
          </table:table-cell>
          <table:table-cell office:value-type="float" office:value="0.278000479261781">
            <text:p>0.2780004793</text:p>
          </table:table-cell>
          <table:table-cell/>
          <table:table-cell table:formula="of:=SUMSQ([.AM253:.AP253])" office:value-type="float" office:value="0.670102937070705">
            <text:p>0.6701029371</text:p>
          </table:table-cell>
          <table:table-cell table:number-columns-repeated="945"/>
        </table:table-row>
        <table:table-row table:style-name="ro2">
          <table:table-cell table:style-name="ce2" office:value-type="float" office:value="4.08772917892864">
            <text:p>4.088</text:p>
          </table:table-cell>
          <table:table-cell table:style-name="ce2" office:value-type="float" office:value="4.08772917892864">
            <text:p>4.088</text:p>
          </table:table-cell>
          <table:table-cell table:style-name="ce2" office:value-type="float" office:value="-1.06301846420243">
            <text:p>-1.063</text:p>
          </table:table-cell>
          <table:table-cell table:style-name="ce2"/>
          <table:table-cell table:style-name="ce2" office:value-type="float" office:value="-1.06301846420243">
            <text:p>-1.063</text:p>
          </table:table-cell>
          <table:table-cell table:style-name="ce2" office:value-type="float" office:value="3.02471071472621">
            <text:p>3.025</text:p>
          </table:table-cell>
          <table:table-cell table:style-name="ce2" office:value-type="float" office:value="3.02471071472621">
            <text:p>3.025</text:p>
          </table:table-cell>
          <table:table-cell table:style-name="ce2" office:value-type="float" office:value="7.11243989365485">
            <text:p>7.112</text:p>
          </table:table-cell>
          <table:table-cell table:style-name="ce2"/>
          <table:table-cell table:style-name="ce2" table:formula="of:=1/(1+EXP(-[.E254]))" office:value-type="float" office:value="0.256733044954751">
            <text:p>0.257</text:p>
          </table:table-cell>
          <table:table-cell table:style-name="ce2" table:formula="of:=1/(1+EXP(-[.F254]))" office:value-type="float" office:value="0.953678072302531">
            <text:p>0.954</text:p>
          </table:table-cell>
          <table:table-cell table:style-name="ce2" table:formula="of:=1/(1+EXP(-[.G254]))" office:value-type="float" office:value="0.953678072302531">
            <text:p>0.954</text:p>
          </table:table-cell>
          <table:table-cell table:style-name="ce2" table:formula="of:=1/(1+EXP(-[.H254]))" office:value-type="float" office:value="0.999185759243539">
            <text:p>0.999</text:p>
          </table:table-cell>
          <table:table-cell table:style-name="ce2"/>
          <table:table-cell table:style-name="ce2" table:formula="of:=[.J254]*(1-[.J254])" office:value-type="float" office:value="0.190821188583013">
            <text:p>0.191</text:p>
          </table:table-cell>
          <table:table-cell table:style-name="ce2" table:formula="of:=[.K254]*(1-[.K254])" office:value-type="float" office:value="0.0441762067118599">
            <text:p>0.044</text:p>
          </table:table-cell>
          <table:table-cell table:style-name="ce2" table:formula="of:=[.L254]*(1-[.L254])" office:value-type="float" office:value="0.0441762067118599">
            <text:p>0.044</text:p>
          </table:table-cell>
          <table:table-cell table:style-name="ce2" table:formula="of:=[.M254]*(1-[.M254])" office:value-type="float" office:value="0.000813577768451156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3271440023372">
            <text:p>0.7327144002</text:p>
          </table:table-cell>
          <table:table-cell office:value-type="float" office:value="0.953678072302531">
            <text:p>0.953678072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41386334175162">
            <text:p>-0.6413863342</text:p>
          </table:table-cell>
          <table:table-cell office:value-type="float" office:value="1.1075142698369">
            <text:p>1.1075142698</text:p>
          </table:table-cell>
          <table:table-cell office:value-type="float" office:value="1.1075142698369">
            <text:p>1.1075142698</text:p>
          </table:table-cell>
          <table:table-cell office:value-type="float" office:value="-1.78832388085011">
            <text:p>-1.7883238809</text:p>
          </table:table-cell>
          <table:table-cell/>
          <table:table-cell office:value-type="float" office:value="-0.122390102628206">
            <text:p>-0.1223901026</text:p>
          </table:table-cell>
          <table:table-cell office:value-type="float" office:value="0.0489257793206492">
            <text:p>0.0489257793</text:p>
          </table:table-cell>
          <table:table-cell office:value-type="float" office:value="0.0489257793206492">
            <text:p>0.0489257793</text:p>
          </table:table-cell>
          <table:table-cell office:value-type="float" office:value="-0.00145494055224994">
            <text:p>-0.0014549406</text:p>
          </table:table-cell>
          <table:table-cell/>
          <table:table-cell office:value-type="float" office:value="0.0474708387683993">
            <text:p>0.0474708388</text:p>
          </table:table-cell>
          <table:table-cell office:value-type="float" office:value="0.0474708387683993">
            <text:p>0.0474708388</text:p>
          </table:table-cell>
          <table:table-cell office:value-type="float" office:value="-0.0259934845391573">
            <text:p>-0.0259934845</text:p>
          </table:table-cell>
          <table:table-cell/>
          <table:table-cell office:value-type="float" office:value="4.13520001769704">
            <text:p>4.1352000177</text:p>
          </table:table-cell>
          <table:table-cell office:value-type="float" office:value="4.13520001769704">
            <text:p>4.1352000177</text:p>
          </table:table-cell>
          <table:table-cell office:value-type="float" office:value="-1.08901194874159">
            <text:p>-1.089011948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55]*(1-[.J255])" office:value-type="float" office:value="0">
            <text:p>0.000</text:p>
          </table:table-cell>
          <table:table-cell table:style-name="ce2" table:formula="of:=[.K255]*(1-[.K255])" office:value-type="float" office:value="0">
            <text:p>0.000</text:p>
          </table:table-cell>
          <table:table-cell table:style-name="ce2" table:formula="of:=[.L255]*(1-[.L255])" office:value-type="float" office:value="0">
            <text:p>0.000</text:p>
          </table:table-cell>
          <table:table-cell table:style-name="ce2" table:formula="of:=[.M255]*(1-[.M25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3271440023372">
            <text:p>0.7327144002</text:p>
          </table:table-cell>
          <table:table-cell office:value-type="float" office:value="0.953678072302531">
            <text:p>0.953678072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452055984566">
            <text:p>0.185452056</text:p>
          </table:table-cell>
          <table:table-cell office:value-type="float" office:value="-0.320229458330501">
            <text:p>-0.3202294583</text:p>
          </table:table-cell>
          <table:table-cell office:value-type="float" office:value="-0.320229458330501">
            <text:p>-0.3202294583</text:p>
          </table:table-cell>
          <table:table-cell office:value-type="float" office:value="0.517080459621046">
            <text:p>0.517080459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6618772367902">
            <text:p>0.8466187724</text:p>
          </table:table-cell>
          <table:table-cell office:value-type="float" office:value="0.999185759243539">
            <text:p>0.999185759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53:.BY254]" office:value-type="float" office:value="0.710292505952959">
            <text:p>0.710</text:p>
          </table:table-cell>
          <table:table-cell table:style-name="ce2" office:value-type="float" office:value="0.710292505952959">
            <text:p>0.710</text:p>
          </table:table-cell>
          <table:table-cell table:style-name="ce2" office:value-type="float" office:value="0.278000479261781">
            <text:p>0.278</text:p>
          </table:table-cell>
          <table:table-cell table:style-name="ce2"/>
          <table:table-cell table:style-name="ce2" table:number-matrix-columns-spanned="4" table:number-matrix-rows-spanned="2" table:formula="of:=MMULT([.A258:.C259];[.$A$2:.$D$4])" office:value-type="float" office:value="0.278000479261781">
            <text:p>0.278</text:p>
          </table:table-cell>
          <table:table-cell table:style-name="ce2" office:value-type="float" office:value="0.98829298521474">
            <text:p>0.988</text:p>
          </table:table-cell>
          <table:table-cell table:style-name="ce2" office:value-type="float" office:value="0.98829298521474">
            <text:p>0.988</text:p>
          </table:table-cell>
          <table:table-cell table:style-name="ce2" office:value-type="float" office:value="1.6985854911677">
            <text:p>1.699</text:p>
          </table:table-cell>
          <table:table-cell table:style-name="ce2"/>
          <table:table-cell table:style-name="ce2" table:formula="of:=1/(1+EXP(-[.E258]))" office:value-type="float" office:value="0.569055946777006">
            <text:p>0.569</text:p>
          </table:table-cell>
          <table:table-cell table:style-name="ce2" table:formula="of:=1/(1+EXP(-[.F258]))" office:value-type="float" office:value="0.728750623146226">
            <text:p>0.729</text:p>
          </table:table-cell>
          <table:table-cell table:style-name="ce2" table:formula="of:=1/(1+EXP(-[.G258]))" office:value-type="float" office:value="0.728750623146226">
            <text:p>0.729</text:p>
          </table:table-cell>
          <table:table-cell table:style-name="ce2" table:formula="of:=1/(1+EXP(-[.H258]))" office:value-type="float" office:value="0.845349901625174">
            <text:p>0.845</text:p>
          </table:table-cell>
          <table:table-cell table:style-name="ce2"/>
          <table:table-cell table:style-name="ce2" table:formula="of:=[.J258]*(1-[.J258])" office:value-type="float" office:value="0.245231276214731">
            <text:p>0.245</text:p>
          </table:table-cell>
          <table:table-cell table:style-name="ce2" table:formula="of:=[.K258]*(1-[.K258])" office:value-type="float" office:value="0.197673152410214">
            <text:p>0.198</text:p>
          </table:table-cell>
          <table:table-cell table:style-name="ce2" table:formula="of:=[.L258]*(1-[.L258])" office:value-type="float" office:value="0.197673152410214">
            <text:p>0.198</text:p>
          </table:table-cell>
          <table:table-cell table:style-name="ce2" table:formula="of:=[.M258]*(1-[.M258])" office:value-type="float" office:value="0.130733445447483">
            <text:p>0.131</text:p>
          </table:table-cell>
          <table:table-cell table:style-name="ce2"/>
          <table:table-cell table:style-name="ce2" table:number-matrix-columns-spanned="3" table:number-matrix-rows-spanned="1" table:formula="of:=[.BE253:.BG253]" office:value-type="float" office:value="-2.04275974796822">
            <text:p>-2.043</text:p>
          </table:table-cell>
          <table:table-cell table:style-name="ce2" office:value-type="float" office:value="3.00788097691747">
            <text:p>3.008</text:p>
          </table:table-cell>
          <table:table-cell table:style-name="ce2" office:value-type="float" office:value="-0.869706262207124">
            <text:p>-0.870</text:p>
          </table:table-cell>
          <table:table-cell table:style-name="ce2"/>
          <table:table-cell table:style-name="ce2" table:number-matrix-columns-spanned="4" table:number-matrix-rows-spanned="1" table:formula="of:=MMULT([.T258:.V258];[.J258:.M260])" office:value-type="float" office:value="-1.27475323848155">
            <text:p>-1.275</text:p>
          </table:table-cell>
          <table:table-cell table:style-name="ce2" office:value-type="float" office:value="0.513007625272875">
            <text:p>0.513</text:p>
          </table:table-cell>
          <table:table-cell table:style-name="ce2" office:value-type="float" office:value="0.513007625272875">
            <text:p>0.513</text:p>
          </table:table-cell>
          <table:table-cell table:style-name="ce2" office:value-type="float" office:value="0.40904187324296">
            <text:p>0.409</text:p>
          </table:table-cell>
          <table:table-cell table:style-name="ce2"/>
          <table:table-cell table:style-name="ce2" table:formula="of:=1/(1+EXP(-[.X258]))" office:value-type="float" office:value="0.218444661923626">
            <text:p>0.218</text:p>
          </table:table-cell>
          <table:table-cell table:style-name="ce2" table:formula="of:=1/(1+EXP(-[.Y258]))" office:value-type="float" office:value="0.625511266952168">
            <text:p>0.626</text:p>
          </table:table-cell>
          <table:table-cell table:style-name="ce2" table:formula="of:=1/(1+EXP(-[.Z258]))" office:value-type="float" office:value="0.625511266952168">
            <text:p>0.626</text:p>
          </table:table-cell>
          <table:table-cell table:style-name="ce2" table:formula="of:=1/(1+EXP(-[.AA258]))" office:value-type="float" office:value="0.600858115789647">
            <text:p>0.601</text:p>
          </table:table-cell>
          <table:table-cell/>
          <table:table-cell table:style-name="ce2" table:formula="of:=[.AC258]*(1-[.AC258])" office:value-type="float" office:value="0.170726591600699">
            <text:p>0.171</text:p>
          </table:table-cell>
          <table:table-cell table:style-name="ce2" table:formula="of:=[.AD258]*(1-[.AD258])" office:value-type="float" office:value="0.234246921868062">
            <text:p>0.234</text:p>
          </table:table-cell>
          <table:table-cell table:style-name="ce2" table:formula="of:=[.AE258]*(1-[.AE258])" office:value-type="float" office:value="0.234246921868062">
            <text:p>0.234</text:p>
          </table:table-cell>
          <table:table-cell table:style-name="ce2" table:formula="of:=[.AF258]*(1-[.AF258])" office:value-type="float" office:value="0.239827640479362">
            <text:p>0.240</text:p>
          </table:table-cell>
          <table:table-cell/>
          <table:table-cell table:style-name="ce2" table:number-matrix-columns-spanned="4" table:number-matrix-rows-spanned="1" table:formula="of:=[.$AC$8:.$AF$8]-[.AC258:.AF258]" office:value-type="float" office:value="-0.21129187373473">
            <text:p>-0.211</text:p>
          </table:table-cell>
          <table:table-cell table:style-name="ce2" office:value-type="float" office:value="0.366844597219572">
            <text:p>0.367</text:p>
          </table:table-cell>
          <table:table-cell table:style-name="ce2" office:value-type="float" office:value="0.366844597219572">
            <text:p>0.367</text:p>
          </table:table-cell>
          <table:table-cell table:style-name="ce2" office:value-type="float" office:value="-0.59370532760075">
            <text:p>-0.594</text:p>
          </table:table-cell>
          <table:table-cell/>
          <table:table-cell table:number-matrix-columns-spanned="4" table:number-matrix-rows-spanned="1" table:formula="of:=[.AM258:.AP258]*[.AH258:.AK258]" office:value-type="float" office:value="-0.0360731414356556">
            <text:p>-0.0360731414</text:p>
          </table:table-cell>
          <table:table-cell office:value-type="float" office:value="0.0859322177026136">
            <text:p>0.0859322177</text:p>
          </table:table-cell>
          <table:table-cell office:value-type="float" office:value="0.0859322177026136">
            <text:p>0.0859322177</text:p>
          </table:table-cell>
          <table:table-cell office:value-type="float" office:value="-0.142386947858515">
            <text:p>-0.1423869479</text:p>
          </table:table-cell>
          <table:table-cell/>
          <table:table-cell table:number-matrix-columns-spanned="3" table:number-matrix-rows-spanned="4" table:formula="of:=TRANSPOSE([.J258:.M260])" office:value-type="float" office:value="0.569055946777006">
            <text:p>0.5690559468</text:p>
          </table:table-cell>
          <table:table-cell office:value-type="float" office:value="0.251804380544266">
            <text:p>0.251804380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58:.AU258];[.AW258:.AY261])" office:value-type="float" office:value="-0.0156481136195584">
            <text:p>-0.0156481136</text:p>
          </table:table-cell>
          <table:table-cell office:value-type="float" office:value="0.0127027226259911">
            <text:p>0.0127027226</text:p>
          </table:table-cell>
          <table:table-cell office:value-type="float" office:value="-0.00659565388894309">
            <text:p>-0.0065956539</text:p>
          </table:table-cell>
          <table:table-cell/>
          <table:table-cell table:number-matrix-columns-spanned="3" table:number-matrix-rows-spanned="1" table:formula="of:=[.T258:.V258]+[.BA258:.BC258]" office:value-type="float" office:value="-2.05840786158778">
            <text:p>-2.0584078616</text:p>
          </table:table-cell>
          <table:table-cell office:value-type="float" office:value="3.02058369954346">
            <text:p>3.0205836995</text:p>
          </table:table-cell>
          <table:table-cell office:value-type="float" office:value="-0.876301916096067">
            <text:p>-0.8763019161</text:p>
          </table:table-cell>
          <table:table-cell/>
          <table:table-cell table:number-matrix-columns-spanned="4" table:number-matrix-rows-spanned="3" table:formula="of:=MMULT(TRANSPOSE([.BE258:.BG258]);[.AM258:.AP258])" office:value-type="float" office:value="0.43492485398518">
            <text:p>0.434924854</text:p>
          </table:table-cell>
          <table:table-cell office:value-type="float" office:value="-0.75511580289777">
            <text:p>-0.7551158029</text:p>
          </table:table-cell>
          <table:table-cell office:value-type="float" office:value="-0.75511580289777">
            <text:p>-0.7551158029</text:p>
          </table:table-cell>
          <table:table-cell office:value-type="float" office:value="1.22208771379993">
            <text:p>1.2220877138</text:p>
          </table:table-cell>
          <table:table-cell/>
          <table:table-cell table:number-matrix-columns-spanned="4" table:number-matrix-rows-spanned="3" table:formula="of:=[.BI258:.BL260]*[.O258:.R260]" office:value-type="float" office:value="0.106657177000291">
            <text:p>0.106657177</text:p>
          </table:table-cell>
          <table:table-cell office:value-type="float" office:value="-0.149266121193572">
            <text:p>-0.1492661212</text:p>
          </table:table-cell>
          <table:table-cell office:value-type="float" office:value="-0.149266121193572">
            <text:p>-0.1492661212</text:p>
          </table:table-cell>
          <table:table-cell office:value-type="float" office:value="0.159767737464103">
            <text:p>0.1597677375</text:p>
          </table:table-cell>
          <table:table-cell/>
          <table:table-cell table:number-matrix-columns-spanned="3" table:number-matrix-rows-spanned="2" table:formula="of:=MMULT([.BN258:.BQ259];[.$O$2:.$Q$5])" office:value-type="float" office:value="0.0105016162705311">
            <text:p>0.0105016163</text:p>
          </table:table-cell>
          <table:table-cell office:value-type="float" office:value="0.0105016162705311">
            <text:p>0.0105016163</text:p>
          </table:table-cell>
          <table:table-cell office:value-type="float" office:value="-0.0321073279227491">
            <text:p>-0.0321073279</text:p>
          </table:table-cell>
          <table:table-cell/>
          <table:table-cell table:number-matrix-columns-spanned="3" table:number-matrix-rows-spanned="2" table:formula="of:=[.A258:.C259]+[.BS258:.BU259]" office:value-type="float" office:value="0.72079412222349">
            <text:p>0.7207941222</text:p>
          </table:table-cell>
          <table:table-cell office:value-type="float" office:value="0.72079412222349">
            <text:p>0.7207941222</text:p>
          </table:table-cell>
          <table:table-cell office:value-type="float" office:value="0.245893151339032">
            <text:p>0.2458931513</text:p>
          </table:table-cell>
          <table:table-cell/>
          <table:table-cell table:formula="of:=SUMSQ([.AM258:.AP258])" office:value-type="float" office:value="0.666280188946227">
            <text:p>0.6662801889</text:p>
          </table:table-cell>
          <table:table-cell table:number-columns-repeated="945"/>
        </table:table-row>
        <table:table-row table:style-name="ro2">
          <table:table-cell table:style-name="ce2" office:value-type="float" office:value="4.13520001769704">
            <text:p>4.135</text:p>
          </table:table-cell>
          <table:table-cell table:style-name="ce2" office:value-type="float" office:value="4.13520001769704">
            <text:p>4.135</text:p>
          </table:table-cell>
          <table:table-cell table:style-name="ce2" office:value-type="float" office:value="-1.08901194874159">
            <text:p>-1.089</text:p>
          </table:table-cell>
          <table:table-cell table:style-name="ce2"/>
          <table:table-cell table:style-name="ce2" office:value-type="float" office:value="-1.08901194874159">
            <text:p>-1.089</text:p>
          </table:table-cell>
          <table:table-cell table:style-name="ce2" office:value-type="float" office:value="3.04618806895545">
            <text:p>3.046</text:p>
          </table:table-cell>
          <table:table-cell table:style-name="ce2" office:value-type="float" office:value="3.04618806895545">
            <text:p>3.046</text:p>
          </table:table-cell>
          <table:table-cell table:style-name="ce2" office:value-type="float" office:value="7.18138808665249">
            <text:p>7.181</text:p>
          </table:table-cell>
          <table:table-cell table:style-name="ce2"/>
          <table:table-cell table:style-name="ce2" table:formula="of:=1/(1+EXP(-[.E259]))" office:value-type="float" office:value="0.251804380544266">
            <text:p>0.252</text:p>
          </table:table-cell>
          <table:table-cell table:style-name="ce2" table:formula="of:=1/(1+EXP(-[.F259]))" office:value-type="float" office:value="0.954617668978547">
            <text:p>0.955</text:p>
          </table:table-cell>
          <table:table-cell table:style-name="ce2" table:formula="of:=1/(1+EXP(-[.G259]))" office:value-type="float" office:value="0.954617668978547">
            <text:p>0.955</text:p>
          </table:table-cell>
          <table:table-cell table:style-name="ce2" table:formula="of:=1/(1+EXP(-[.H259]))" office:value-type="float" office:value="0.999239966775239">
            <text:p>0.999</text:p>
          </table:table-cell>
          <table:table-cell table:style-name="ce2"/>
          <table:table-cell table:style-name="ce2" table:formula="of:=[.J259]*(1-[.J259])" office:value-type="float" office:value="0.188398934482985">
            <text:p>0.188</text:p>
          </table:table-cell>
          <table:table-cell table:style-name="ce2" table:formula="of:=[.K259]*(1-[.K259])" office:value-type="float" office:value="0.0433227750525125">
            <text:p>0.043</text:p>
          </table:table-cell>
          <table:table-cell table:style-name="ce2" table:formula="of:=[.L259]*(1-[.L259])" office:value-type="float" office:value="0.0433227750525125">
            <text:p>0.043</text:p>
          </table:table-cell>
          <table:table-cell table:style-name="ce2" table:formula="of:=[.M259]*(1-[.M259])" office:value-type="float" office:value="0.000759455574258074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28750623146226">
            <text:p>0.7287506231</text:p>
          </table:table-cell>
          <table:table-cell office:value-type="float" office:value="0.954617668978547">
            <text:p>0.95461766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8224789649119">
            <text:p>-0.6382247896</text:p>
          </table:table-cell>
          <table:table-cell office:value-type="float" office:value="1.10808481062702">
            <text:p>1.1080848106</text:p>
          </table:table-cell>
          <table:table-cell office:value-type="float" office:value="1.10808481062702">
            <text:p>1.1080848106</text:p>
          </table:table-cell>
          <table:table-cell office:value-type="float" office:value="-1.79333663488294">
            <text:p>-1.7933366349</text:p>
          </table:table-cell>
          <table:table-cell/>
          <table:table-cell office:value-type="float" office:value="-0.120240870330521">
            <text:p>-0.1202408703</text:p>
          </table:table-cell>
          <table:table-cell office:value-type="float" office:value="0.0480053089899005">
            <text:p>0.048005309</text:p>
          </table:table-cell>
          <table:table-cell office:value-type="float" office:value="0.0480053089899005">
            <text:p>0.048005309</text:p>
          </table:table-cell>
          <table:table-cell office:value-type="float" office:value="-0.00136195950388306">
            <text:p>-0.0013619595</text:p>
          </table:table-cell>
          <table:table-cell/>
          <table:table-cell office:value-type="float" office:value="0.0466433494860175">
            <text:p>0.0466433495</text:p>
          </table:table-cell>
          <table:table-cell office:value-type="float" office:value="0.0466433494860175">
            <text:p>0.0466433495</text:p>
          </table:table-cell>
          <table:table-cell office:value-type="float" office:value="-0.025592211854603">
            <text:p>-0.0255922119</text:p>
          </table:table-cell>
          <table:table-cell/>
          <table:table-cell office:value-type="float" office:value="4.18184336718306">
            <text:p>4.1818433672</text:p>
          </table:table-cell>
          <table:table-cell office:value-type="float" office:value="4.18184336718306">
            <text:p>4.1818433672</text:p>
          </table:table-cell>
          <table:table-cell office:value-type="float" office:value="-1.11460416059619">
            <text:p>-1.114604160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60]*(1-[.J260])" office:value-type="float" office:value="0">
            <text:p>0.000</text:p>
          </table:table-cell>
          <table:table-cell table:style-name="ce2" table:formula="of:=[.K260]*(1-[.K260])" office:value-type="float" office:value="0">
            <text:p>0.000</text:p>
          </table:table-cell>
          <table:table-cell table:style-name="ce2" table:formula="of:=[.L260]*(1-[.L260])" office:value-type="float" office:value="0">
            <text:p>0.000</text:p>
          </table:table-cell>
          <table:table-cell table:style-name="ce2" table:formula="of:=[.M260]*(1-[.M26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28750623146226">
            <text:p>0.7287506231</text:p>
          </table:table-cell>
          <table:table-cell office:value-type="float" office:value="0.954617668978547">
            <text:p>0.95461766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155473809272">
            <text:p>0.1851554738</text:p>
          </table:table-cell>
          <table:table-cell office:value-type="float" office:value="-0.321466623453001">
            <text:p>-0.3214666235</text:p>
          </table:table-cell>
          <table:table-cell office:value-type="float" office:value="-0.321466623453001">
            <text:p>-0.3214666235</text:p>
          </table:table-cell>
          <table:table-cell office:value-type="float" office:value="0.520265116172981">
            <text:p>0.520265116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5349901625174">
            <text:p>0.8453499016</text:p>
          </table:table-cell>
          <table:table-cell office:value-type="float" office:value="0.999239966775239">
            <text:p>0.99923996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58:.BY259]" office:value-type="float" office:value="0.72079412222349">
            <text:p>0.721</text:p>
          </table:table-cell>
          <table:table-cell table:style-name="ce2" office:value-type="float" office:value="0.72079412222349">
            <text:p>0.721</text:p>
          </table:table-cell>
          <table:table-cell table:style-name="ce2" office:value-type="float" office:value="0.245893151339032">
            <text:p>0.246</text:p>
          </table:table-cell>
          <table:table-cell table:style-name="ce2"/>
          <table:table-cell table:style-name="ce2" table:number-matrix-columns-spanned="4" table:number-matrix-rows-spanned="2" table:formula="of:=MMULT([.A263:.C264];[.$A$2:.$D$4])" office:value-type="float" office:value="0.245893151339032">
            <text:p>0.246</text:p>
          </table:table-cell>
          <table:table-cell table:style-name="ce2" office:value-type="float" office:value="0.966687273562522">
            <text:p>0.967</text:p>
          </table:table-cell>
          <table:table-cell table:style-name="ce2" office:value-type="float" office:value="0.966687273562522">
            <text:p>0.967</text:p>
          </table:table-cell>
          <table:table-cell table:style-name="ce2" office:value-type="float" office:value="1.68748139578601">
            <text:p>1.687</text:p>
          </table:table-cell>
          <table:table-cell table:style-name="ce2"/>
          <table:table-cell table:style-name="ce2" table:formula="of:=1/(1+EXP(-[.E263]))" office:value-type="float" office:value="0.561165408696932">
            <text:p>0.561</text:p>
          </table:table-cell>
          <table:table-cell table:style-name="ce2" table:formula="of:=1/(1+EXP(-[.F263]))" office:value-type="float" office:value="0.7244587089571">
            <text:p>0.724</text:p>
          </table:table-cell>
          <table:table-cell table:style-name="ce2" table:formula="of:=1/(1+EXP(-[.G263]))" office:value-type="float" office:value="0.7244587089571">
            <text:p>0.724</text:p>
          </table:table-cell>
          <table:table-cell table:style-name="ce2" table:formula="of:=1/(1+EXP(-[.H263]))" office:value-type="float" office:value="0.843892651691181">
            <text:p>0.844</text:p>
          </table:table-cell>
          <table:table-cell table:style-name="ce2"/>
          <table:table-cell table:style-name="ce2" table:formula="of:=[.J263]*(1-[.J263])" office:value-type="float" office:value="0.246258792778937">
            <text:p>0.246</text:p>
          </table:table-cell>
          <table:table-cell table:style-name="ce2" table:formula="of:=[.K263]*(1-[.K263])" office:value-type="float" office:value="0.199618287973312">
            <text:p>0.200</text:p>
          </table:table-cell>
          <table:table-cell table:style-name="ce2" table:formula="of:=[.L263]*(1-[.L263])" office:value-type="float" office:value="0.199618287973312">
            <text:p>0.200</text:p>
          </table:table-cell>
          <table:table-cell table:style-name="ce2" table:formula="of:=[.M263]*(1-[.M263])" office:value-type="float" office:value="0.131737844112808">
            <text:p>0.132</text:p>
          </table:table-cell>
          <table:table-cell table:style-name="ce2"/>
          <table:table-cell table:style-name="ce2" table:number-matrix-columns-spanned="3" table:number-matrix-rows-spanned="1" table:formula="of:=[.BE258:.BG258]" office:value-type="float" office:value="-2.05840786158778">
            <text:p>-2.058</text:p>
          </table:table-cell>
          <table:table-cell table:style-name="ce2" office:value-type="float" office:value="3.02058369954346">
            <text:p>3.021</text:p>
          </table:table-cell>
          <table:table-cell table:style-name="ce2" office:value-type="float" office:value="-0.876301916096067">
            <text:p>-0.876</text:p>
          </table:table-cell>
          <table:table-cell table:style-name="ce2"/>
          <table:table-cell table:style-name="ce2" table:number-matrix-columns-spanned="4" table:number-matrix-rows-spanned="1" table:formula="of:=MMULT([.T263:.V263];[.J263:.M265])" office:value-type="float" office:value="-1.28528417033184">
            <text:p>-1.285</text:p>
          </table:table-cell>
          <table:table-cell table:style-name="ce2" office:value-type="float" office:value="0.518697692022613">
            <text:p>0.519</text:p>
          </table:table-cell>
          <table:table-cell table:style-name="ce2" office:value-type="float" office:value="0.518697692022613">
            <text:p>0.519</text:p>
          </table:table-cell>
          <table:table-cell table:style-name="ce2" office:value-type="float" office:value="0.405060929913566">
            <text:p>0.405</text:p>
          </table:table-cell>
          <table:table-cell table:style-name="ce2"/>
          <table:table-cell table:style-name="ce2" table:formula="of:=1/(1+EXP(-[.X263]))" office:value-type="float" office:value="0.216652083455907">
            <text:p>0.217</text:p>
          </table:table-cell>
          <table:table-cell table:style-name="ce2" table:formula="of:=1/(1+EXP(-[.Y263]))" office:value-type="float" office:value="0.62684319276178">
            <text:p>0.627</text:p>
          </table:table-cell>
          <table:table-cell table:style-name="ce2" table:formula="of:=1/(1+EXP(-[.Z263]))" office:value-type="float" office:value="0.62684319276178">
            <text:p>0.627</text:p>
          </table:table-cell>
          <table:table-cell table:style-name="ce2" table:formula="of:=1/(1+EXP(-[.AA263]))" office:value-type="float" office:value="0.599902993313818">
            <text:p>0.600</text:p>
          </table:table-cell>
          <table:table-cell/>
          <table:table-cell table:style-name="ce2" table:formula="of:=[.AC263]*(1-[.AC263])" office:value-type="float" office:value="0.169713958190122">
            <text:p>0.170</text:p>
          </table:table-cell>
          <table:table-cell table:style-name="ce2" table:formula="of:=[.AD263]*(1-[.AD263])" office:value-type="float" office:value="0.233910804449998">
            <text:p>0.234</text:p>
          </table:table-cell>
          <table:table-cell table:style-name="ce2" table:formula="of:=[.AE263]*(1-[.AE263])" office:value-type="float" office:value="0.233910804449998">
            <text:p>0.234</text:p>
          </table:table-cell>
          <table:table-cell table:style-name="ce2" table:formula="of:=[.AF263]*(1-[.AF263])" office:value-type="float" office:value="0.240019391926939">
            <text:p>0.240</text:p>
          </table:table-cell>
          <table:table-cell/>
          <table:table-cell table:style-name="ce2" table:number-matrix-columns-spanned="4" table:number-matrix-rows-spanned="1" table:formula="of:=[.$AC$8:.$AF$8]-[.AC263:.AF263]" office:value-type="float" office:value="-0.20949929526701">
            <text:p>-0.209</text:p>
          </table:table-cell>
          <table:table-cell table:style-name="ce2" office:value-type="float" office:value="0.365512671409959">
            <text:p>0.366</text:p>
          </table:table-cell>
          <table:table-cell table:style-name="ce2" office:value-type="float" office:value="0.365512671409959">
            <text:p>0.366</text:p>
          </table:table-cell>
          <table:table-cell table:style-name="ce2" office:value-type="float" office:value="-0.592750205124922">
            <text:p>-0.593</text:p>
          </table:table-cell>
          <table:table-cell/>
          <table:table-cell table:number-matrix-columns-spanned="4" table:number-matrix-rows-spanned="1" table:formula="of:=[.AM263:.AP263]*[.AH263:.AK263]" office:value-type="float" office:value="-0.0355549546378053">
            <text:p>-0.0355549546</text:p>
          </table:table-cell>
          <table:table-cell office:value-type="float" office:value="0.0854973630061713">
            <text:p>0.085497363</text:p>
          </table:table-cell>
          <table:table-cell office:value-type="float" office:value="0.0854973630061713">
            <text:p>0.085497363</text:p>
          </table:table-cell>
          <table:table-cell office:value-type="float" office:value="-0.142271543798652">
            <text:p>-0.1422715438</text:p>
          </table:table-cell>
          <table:table-cell/>
          <table:table-cell table:number-matrix-columns-spanned="3" table:number-matrix-rows-spanned="4" table:formula="of:=TRANSPOSE([.J263:.M265])" office:value-type="float" office:value="0.561165408696932">
            <text:p>0.5611654087</text:p>
          </table:table-cell>
          <table:table-cell office:value-type="float" office:value="0.247013527481421">
            <text:p>0.247013527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63:.AU263];[.AW263:.AY266])" office:value-type="float" office:value="-0.0161355025615928">
            <text:p>-0.0161355026</text:p>
          </table:table-cell>
          <table:table-cell office:value-type="float" office:value="0.0124360088710005">
            <text:p>0.0124360089</text:p>
          </table:table-cell>
          <table:table-cell office:value-type="float" office:value="-0.00683177242411495">
            <text:p>-0.0068317724</text:p>
          </table:table-cell>
          <table:table-cell/>
          <table:table-cell table:number-matrix-columns-spanned="3" table:number-matrix-rows-spanned="1" table:formula="of:=[.T263:.V263]+[.BA263:.BC263]" office:value-type="float" office:value="-2.07454336414937">
            <text:p>-2.0745433641</text:p>
          </table:table-cell>
          <table:table-cell office:value-type="float" office:value="3.03301970841446">
            <text:p>3.0330197084</text:p>
          </table:table-cell>
          <table:table-cell office:value-type="float" office:value="-0.883133688520182">
            <text:p>-0.8831336885</text:p>
          </table:table-cell>
          <table:table-cell/>
          <table:table-cell table:number-matrix-columns-spanned="4" table:number-matrix-rows-spanned="3" table:formula="of:=MMULT(TRANSPOSE([.BE263:.BG263]);[.AM263:.AP263])" office:value-type="float" office:value="0.434615372790147">
            <text:p>0.4346153728</text:p>
          </table:table-cell>
          <table:table-cell office:value-type="float" office:value="-0.758271886986041">
            <text:p>-0.758271887</text:p>
          </table:table-cell>
          <table:table-cell office:value-type="float" office:value="-0.758271886986041">
            <text:p>-0.758271887</text:p>
          </table:table-cell>
          <table:table-cell office:value-type="float" office:value="1.22968600464009">
            <text:p>1.2296860046</text:p>
          </table:table-cell>
          <table:table-cell/>
          <table:table-cell table:number-matrix-columns-spanned="4" table:number-matrix-rows-spanned="3" table:formula="of:=[.BI263:.BL265]*[.O263:.R265]" office:value-type="float" office:value="0.107027857026469">
            <text:p>0.107027857</text:p>
          </table:table-cell>
          <table:table-cell office:value-type="float" office:value="-0.151364935898446">
            <text:p>-0.1513649359</text:p>
          </table:table-cell>
          <table:table-cell office:value-type="float" office:value="-0.151364935898446">
            <text:p>-0.1513649359</text:p>
          </table:table-cell>
          <table:table-cell office:value-type="float" office:value="0.161996183186978">
            <text:p>0.1619961832</text:p>
          </table:table-cell>
          <table:table-cell/>
          <table:table-cell table:number-matrix-columns-spanned="3" table:number-matrix-rows-spanned="2" table:formula="of:=MMULT([.BN263:.BQ264];[.$O$2:.$Q$5])" office:value-type="float" office:value="0.0106312472885313">
            <text:p>0.0106312473</text:p>
          </table:table-cell>
          <table:table-cell office:value-type="float" office:value="0.0106312472885313">
            <text:p>0.0106312473</text:p>
          </table:table-cell>
          <table:table-cell office:value-type="float" office:value="-0.0337058315834456">
            <text:p>-0.0337058316</text:p>
          </table:table-cell>
          <table:table-cell/>
          <table:table-cell table:number-matrix-columns-spanned="3" table:number-matrix-rows-spanned="2" table:formula="of:=[.A263:.C264]+[.BS263:.BU264]" office:value-type="float" office:value="0.731425369512021">
            <text:p>0.7314253695</text:p>
          </table:table-cell>
          <table:table-cell office:value-type="float" office:value="0.731425369512021">
            <text:p>0.7314253695</text:p>
          </table:table-cell>
          <table:table-cell office:value-type="float" office:value="0.212187319755587">
            <text:p>0.2121873198</text:p>
          </table:table-cell>
          <table:table-cell/>
          <table:table-cell table:formula="of:=SUMSQ([.AM263:.AP263])" office:value-type="float" office:value="0.6624417863155">
            <text:p>0.6624417863</text:p>
          </table:table-cell>
          <table:table-cell table:number-columns-repeated="945"/>
        </table:table-row>
        <table:table-row table:style-name="ro2">
          <table:table-cell table:style-name="ce2" office:value-type="float" office:value="4.18184336718306">
            <text:p>4.182</text:p>
          </table:table-cell>
          <table:table-cell table:style-name="ce2" office:value-type="float" office:value="4.18184336718306">
            <text:p>4.182</text:p>
          </table:table-cell>
          <table:table-cell table:style-name="ce2" office:value-type="float" office:value="-1.11460416059619">
            <text:p>-1.115</text:p>
          </table:table-cell>
          <table:table-cell table:style-name="ce2"/>
          <table:table-cell table:style-name="ce2" office:value-type="float" office:value="-1.11460416059619">
            <text:p>-1.115</text:p>
          </table:table-cell>
          <table:table-cell table:style-name="ce2" office:value-type="float" office:value="3.06723920658687">
            <text:p>3.067</text:p>
          </table:table-cell>
          <table:table-cell table:style-name="ce2" office:value-type="float" office:value="3.06723920658687">
            <text:p>3.067</text:p>
          </table:table-cell>
          <table:table-cell table:style-name="ce2" office:value-type="float" office:value="7.24908257376992">
            <text:p>7.249</text:p>
          </table:table-cell>
          <table:table-cell table:style-name="ce2"/>
          <table:table-cell table:style-name="ce2" table:formula="of:=1/(1+EXP(-[.E264]))" office:value-type="float" office:value="0.247013527481421">
            <text:p>0.247</text:p>
          </table:table-cell>
          <table:table-cell table:style-name="ce2" table:formula="of:=1/(1+EXP(-[.F264]))" office:value-type="float" office:value="0.955520984393825">
            <text:p>0.956</text:p>
          </table:table-cell>
          <table:table-cell table:style-name="ce2" table:formula="of:=1/(1+EXP(-[.G264]))" office:value-type="float" office:value="0.955520984393825">
            <text:p>0.956</text:p>
          </table:table-cell>
          <table:table-cell table:style-name="ce2" table:formula="of:=1/(1+EXP(-[.H264]))" office:value-type="float" office:value="0.999289678694596">
            <text:p>0.999</text:p>
          </table:table-cell>
          <table:table-cell table:style-name="ce2"/>
          <table:table-cell table:style-name="ce2" table:formula="of:=[.J264]*(1-[.J264])" office:value-type="float" office:value="0.185997844722606">
            <text:p>0.186</text:p>
          </table:table-cell>
          <table:table-cell table:style-name="ce2" table:formula="of:=[.K264]*(1-[.K264])" office:value-type="float" office:value="0.0425006327768807">
            <text:p>0.043</text:p>
          </table:table-cell>
          <table:table-cell table:style-name="ce2" table:formula="of:=[.L264]*(1-[.L264])" office:value-type="float" office:value="0.0425006327768807">
            <text:p>0.043</text:p>
          </table:table-cell>
          <table:table-cell table:style-name="ce2" table:formula="of:=[.M264]*(1-[.M264])" office:value-type="float" office:value="0.000709816749047027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244587089571">
            <text:p>0.724458709</text:p>
          </table:table-cell>
          <table:table-cell office:value-type="float" office:value="0.955520984393825">
            <text:p>0.955520984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5415491443783">
            <text:p>-0.6354154914</text:p>
          </table:table-cell>
          <table:table-cell office:value-type="float" office:value="1.10860713606163">
            <text:p>1.1086071361</text:p>
          </table:table-cell>
          <table:table-cell office:value-type="float" office:value="1.10860713606163">
            <text:p>1.1086071361</text:p>
          </table:table-cell>
          <table:table-cell office:value-type="float" office:value="-1.7978230543106">
            <text:p>-1.7978230543</text:p>
          </table:table-cell>
          <table:table-cell/>
          <table:table-cell office:value-type="float" office:value="-0.118185911911899">
            <text:p>-0.1181859119</text:p>
          </table:table-cell>
          <table:table-cell office:value-type="float" office:value="0.0471165047835845">
            <text:p>0.0471165048</text:p>
          </table:table-cell>
          <table:table-cell office:value-type="float" office:value="0.0471165047835845">
            <text:p>0.0471165048</text:p>
          </table:table-cell>
          <table:table-cell office:value-type="float" office:value="-0.00127612491577255">
            <text:p>-0.0012761249</text:p>
          </table:table-cell>
          <table:table-cell/>
          <table:table-cell office:value-type="float" office:value="0.045840379867812">
            <text:p>0.0458403799</text:p>
          </table:table-cell>
          <table:table-cell office:value-type="float" office:value="0.045840379867812">
            <text:p>0.0458403799</text:p>
          </table:table-cell>
          <table:table-cell office:value-type="float" office:value="-0.0252290272605028">
            <text:p>-0.0252290273</text:p>
          </table:table-cell>
          <table:table-cell/>
          <table:table-cell office:value-type="float" office:value="4.22768374705087">
            <text:p>4.2276837471</text:p>
          </table:table-cell>
          <table:table-cell office:value-type="float" office:value="4.22768374705087">
            <text:p>4.2276837471</text:p>
          </table:table-cell>
          <table:table-cell office:value-type="float" office:value="-1.13983318785669">
            <text:p>-1.139833187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65]*(1-[.J265])" office:value-type="float" office:value="0">
            <text:p>0.000</text:p>
          </table:table-cell>
          <table:table-cell table:style-name="ce2" table:formula="of:=[.K265]*(1-[.K265])" office:value-type="float" office:value="0">
            <text:p>0.000</text:p>
          </table:table-cell>
          <table:table-cell table:style-name="ce2" table:formula="of:=[.L265]*(1-[.L265])" office:value-type="float" office:value="0">
            <text:p>0.000</text:p>
          </table:table-cell>
          <table:table-cell table:style-name="ce2" table:formula="of:=[.M265]*(1-[.M26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244587089571">
            <text:p>0.724458709</text:p>
          </table:table-cell>
          <table:table-cell office:value-type="float" office:value="0.955520984393825">
            <text:p>0.955520984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015885371534">
            <text:p>0.1850158854</text:p>
          </table:table-cell>
          <table:table-cell office:value-type="float" office:value="-0.322796553703143">
            <text:p>-0.3227965537</text:p>
          </table:table-cell>
          <table:table-cell office:value-type="float" office:value="-0.322796553703143">
            <text:p>-0.3227965537</text:p>
          </table:table-cell>
          <table:table-cell office:value-type="float" office:value="0.523477675023067">
            <text:p>0.52347767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3892651691181">
            <text:p>0.8438926517</text:p>
          </table:table-cell>
          <table:table-cell office:value-type="float" office:value="0.999289678694596">
            <text:p>0.999289678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63:.BY264]" office:value-type="float" office:value="0.731425369512021">
            <text:p>0.731</text:p>
          </table:table-cell>
          <table:table-cell table:style-name="ce2" office:value-type="float" office:value="0.731425369512021">
            <text:p>0.731</text:p>
          </table:table-cell>
          <table:table-cell table:style-name="ce2" office:value-type="float" office:value="0.212187319755587">
            <text:p>0.212</text:p>
          </table:table-cell>
          <table:table-cell table:style-name="ce2"/>
          <table:table-cell table:style-name="ce2" table:number-matrix-columns-spanned="4" table:number-matrix-rows-spanned="2" table:formula="of:=MMULT([.A268:.C269];[.$A$2:.$D$4])" office:value-type="float" office:value="0.212187319755587">
            <text:p>0.212</text:p>
          </table:table-cell>
          <table:table-cell table:style-name="ce2" office:value-type="float" office:value="0.943612689267608">
            <text:p>0.944</text:p>
          </table:table-cell>
          <table:table-cell table:style-name="ce2" office:value-type="float" office:value="0.943612689267608">
            <text:p>0.944</text:p>
          </table:table-cell>
          <table:table-cell table:style-name="ce2" office:value-type="float" office:value="1.67503805877963">
            <text:p>1.675</text:p>
          </table:table-cell>
          <table:table-cell table:style-name="ce2"/>
          <table:table-cell table:style-name="ce2" table:formula="of:=1/(1+EXP(-[.E268]))" office:value-type="float" office:value="0.552848692660739">
            <text:p>0.553</text:p>
          </table:table-cell>
          <table:table-cell table:style-name="ce2" table:formula="of:=1/(1+EXP(-[.F268]))" office:value-type="float" office:value="0.719828825855436">
            <text:p>0.720</text:p>
          </table:table-cell>
          <table:table-cell table:style-name="ce2" table:formula="of:=1/(1+EXP(-[.G268]))" office:value-type="float" office:value="0.719828825855436">
            <text:p>0.720</text:p>
          </table:table-cell>
          <table:table-cell table:style-name="ce2" table:formula="of:=1/(1+EXP(-[.H268]))" office:value-type="float" office:value="0.842246369818844">
            <text:p>0.842</text:p>
          </table:table-cell>
          <table:table-cell table:style-name="ce2"/>
          <table:table-cell table:style-name="ce2" table:formula="of:=[.J268]*(1-[.J268])" office:value-type="float" office:value="0.247207015684051">
            <text:p>0.247</text:p>
          </table:table-cell>
          <table:table-cell table:style-name="ce2" table:formula="of:=[.K268]*(1-[.K268])" office:value-type="float" office:value="0.20167528732302">
            <text:p>0.202</text:p>
          </table:table-cell>
          <table:table-cell table:style-name="ce2" table:formula="of:=[.L268]*(1-[.L268])" office:value-type="float" office:value="0.20167528732302">
            <text:p>0.202</text:p>
          </table:table-cell>
          <table:table-cell table:style-name="ce2" table:formula="of:=[.M268]*(1-[.M268])" office:value-type="float" office:value="0.132867422345823">
            <text:p>0.133</text:p>
          </table:table-cell>
          <table:table-cell table:style-name="ce2"/>
          <table:table-cell table:style-name="ce2" table:number-matrix-columns-spanned="3" table:number-matrix-rows-spanned="1" table:formula="of:=[.BE263:.BG263]" office:value-type="float" office:value="-2.07454336414937">
            <text:p>-2.075</text:p>
          </table:table-cell>
          <table:table-cell table:style-name="ce2" office:value-type="float" office:value="3.03301970841446">
            <text:p>3.033</text:p>
          </table:table-cell>
          <table:table-cell table:style-name="ce2" office:value-type="float" office:value="-0.883133688520182">
            <text:p>-0.883</text:p>
          </table:table-cell>
          <table:table-cell table:style-name="ce2"/>
          <table:table-cell table:style-name="ce2" table:number-matrix-columns-spanned="4" table:number-matrix-rows-spanned="1" table:formula="of:=MMULT([.T268:.V268];[.J268:.M270])" office:value-type="float" office:value="-1.29498694859094">
            <text:p>-1.295</text:p>
          </table:table-cell>
          <table:table-cell table:style-name="ce2" office:value-type="float" office:value="0.524296280878628">
            <text:p>0.524</text:p>
          </table:table-cell>
          <table:table-cell table:style-name="ce2" office:value-type="float" office:value="0.524296280878628">
            <text:p>0.524</text:p>
          </table:table-cell>
          <table:table-cell table:style-name="ce2" office:value-type="float" office:value="0.400593403527649">
            <text:p>0.401</text:p>
          </table:table-cell>
          <table:table-cell table:style-name="ce2"/>
          <table:table-cell table:style-name="ce2" table:formula="of:=1/(1+EXP(-[.X268]))" office:value-type="float" office:value="0.215009914189016">
            <text:p>0.215</text:p>
          </table:table-cell>
          <table:table-cell table:style-name="ce2" table:formula="of:=1/(1+EXP(-[.Y268]))" office:value-type="float" office:value="0.628151830446953">
            <text:p>0.628</text:p>
          </table:table-cell>
          <table:table-cell table:style-name="ce2" table:formula="of:=1/(1+EXP(-[.Z268]))" office:value-type="float" office:value="0.628151830446953">
            <text:p>0.628</text:p>
          </table:table-cell>
          <table:table-cell table:style-name="ce2" table:formula="of:=1/(1+EXP(-[.AA268]))" office:value-type="float" office:value="0.598830223333616">
            <text:p>0.599</text:p>
          </table:table-cell>
          <table:table-cell/>
          <table:table-cell table:style-name="ce2" table:formula="of:=[.AC268]*(1-[.AC268])" office:value-type="float" office:value="0.168780650989448">
            <text:p>0.169</text:p>
          </table:table-cell>
          <table:table-cell table:style-name="ce2" table:formula="of:=[.AD268]*(1-[.AD268])" office:value-type="float" office:value="0.233577108353096">
            <text:p>0.234</text:p>
          </table:table-cell>
          <table:table-cell table:style-name="ce2" table:formula="of:=[.AE268]*(1-[.AE268])" office:value-type="float" office:value="0.233577108353096">
            <text:p>0.234</text:p>
          </table:table-cell>
          <table:table-cell table:style-name="ce2" table:formula="of:=[.AF268]*(1-[.AF268])" office:value-type="float" office:value="0.240232586955828">
            <text:p>0.240</text:p>
          </table:table-cell>
          <table:table-cell/>
          <table:table-cell table:style-name="ce2" table:number-matrix-columns-spanned="4" table:number-matrix-rows-spanned="1" table:formula="of:=[.$AC$8:.$AF$8]-[.AC268:.AF268]" office:value-type="float" office:value="-0.20785712600012">
            <text:p>-0.208</text:p>
          </table:table-cell>
          <table:table-cell table:style-name="ce2" office:value-type="float" office:value="0.364204033724787">
            <text:p>0.364</text:p>
          </table:table-cell>
          <table:table-cell table:style-name="ce2" office:value-type="float" office:value="0.364204033724787">
            <text:p>0.364</text:p>
          </table:table-cell>
          <table:table-cell table:style-name="ce2" office:value-type="float" office:value="-0.59167743514472">
            <text:p>-0.592</text:p>
          </table:table-cell>
          <table:table-cell/>
          <table:table-cell table:number-matrix-columns-spanned="4" table:number-matrix-rows-spanned="1" table:formula="of:=[.AM268:.AP268]*[.AH268:.AK268]" office:value-type="float" office:value="-0.035082261039096">
            <text:p>-0.035082261</text:p>
          </table:table-cell>
          <table:table-cell office:value-type="float" office:value="0.085069725047969">
            <text:p>0.085069725</text:p>
          </table:table-cell>
          <table:table-cell office:value-type="float" office:value="0.085069725047969">
            <text:p>0.085069725</text:p>
          </table:table-cell>
          <table:table-cell office:value-type="float" office:value="-0.142140200888205">
            <text:p>-0.1421402009</text:p>
          </table:table-cell>
          <table:table-cell/>
          <table:table-cell table:number-matrix-columns-spanned="3" table:number-matrix-rows-spanned="4" table:formula="of:=TRANSPOSE([.J268:.M270])" office:value-type="float" office:value="0.552848692660739">
            <text:p>0.5528486927</text:p>
          </table:table-cell>
          <table:table-cell office:value-type="float" office:value="0.242350989223044">
            <text:p>0.242350989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68:.AU268];[.AW268:.AY271])" office:value-type="float" office:value="-0.0166409697602101">
            <text:p>-0.0166409698</text:p>
          </table:table-cell>
          <table:table-cell office:value-type="float" office:value="0.0121715214645262">
            <text:p>0.0121715215</text:p>
          </table:table-cell>
          <table:table-cell office:value-type="float" office:value="-0.00708301183136278">
            <text:p>-0.0070830118</text:p>
          </table:table-cell>
          <table:table-cell/>
          <table:table-cell table:number-matrix-columns-spanned="3" table:number-matrix-rows-spanned="1" table:formula="of:=[.T268:.V268]+[.BA268:.BC268]" office:value-type="float" office:value="-2.09118433390958">
            <text:p>-2.0911843339</text:p>
          </table:table-cell>
          <table:table-cell office:value-type="float" office:value="3.04519122987899">
            <text:p>3.0451912299</text:p>
          </table:table-cell>
          <table:table-cell office:value-type="float" office:value="-0.890216700351545">
            <text:p>-0.8902167004</text:p>
          </table:table-cell>
          <table:table-cell/>
          <table:table-cell table:number-matrix-columns-spanned="4" table:number-matrix-rows-spanned="3" table:formula="of:=MMULT(TRANSPOSE([.BE268:.BG268]);[.AM268:.AP268])" office:value-type="float" office:value="0.434667565582921">
            <text:p>0.4346675656</text:p>
          </table:table-cell>
          <table:table-cell office:value-type="float" office:value="-0.761617769671952">
            <text:p>-0.7616177697</text:p>
          </table:table-cell>
          <table:table-cell office:value-type="float" office:value="-0.761617769671952">
            <text:p>-0.7616177697</text:p>
          </table:table-cell>
          <table:table-cell office:value-type="float" office:value="1.23730658310244">
            <text:p>1.2373065831</text:p>
          </table:table-cell>
          <table:table-cell/>
          <table:table-cell table:number-matrix-columns-spanned="4" table:number-matrix-rows-spanned="3" table:formula="of:=[.BI268:.BL270]*[.O268:.R270]" office:value-type="float" office:value="0.107452871702405">
            <text:p>0.1074528717</text:p>
          </table:table-cell>
          <table:table-cell office:value-type="float" office:value="-0.153599482528909">
            <text:p>-0.1535994825</text:p>
          </table:table-cell>
          <table:table-cell office:value-type="float" office:value="-0.153599482528909">
            <text:p>-0.1535994825</text:p>
          </table:table-cell>
          <table:table-cell office:value-type="float" office:value="0.164397736348339">
            <text:p>0.1643977363</text:p>
          </table:table-cell>
          <table:table-cell/>
          <table:table-cell table:number-matrix-columns-spanned="3" table:number-matrix-rows-spanned="2" table:formula="of:=MMULT([.BN268:.BQ269];[.$O$2:.$Q$5])" office:value-type="float" office:value="0.0107982538194303">
            <text:p>0.0107982538</text:p>
          </table:table-cell>
          <table:table-cell office:value-type="float" office:value="0.0107982538194303">
            <text:p>0.0107982538</text:p>
          </table:table-cell>
          <table:table-cell office:value-type="float" office:value="-0.0353483570070733">
            <text:p>-0.035348357</text:p>
          </table:table-cell>
          <table:table-cell/>
          <table:table-cell table:number-matrix-columns-spanned="3" table:number-matrix-rows-spanned="2" table:formula="of:=[.A268:.C269]+[.BS268:.BU269]" office:value-type="float" office:value="0.742223623331451">
            <text:p>0.7422236233</text:p>
          </table:table-cell>
          <table:table-cell office:value-type="float" office:value="0.742223623331451">
            <text:p>0.7422236233</text:p>
          </table:table-cell>
          <table:table-cell office:value-type="float" office:value="0.176838962748513">
            <text:p>0.1768389627</text:p>
          </table:table-cell>
          <table:table-cell/>
          <table:table-cell table:formula="of:=SUMSQ([.AM268:.AP268])" office:value-type="float" office:value="0.658575928451275">
            <text:p>0.6585759285</text:p>
          </table:table-cell>
          <table:table-cell table:number-columns-repeated="945"/>
        </table:table-row>
        <table:table-row table:style-name="ro2">
          <table:table-cell table:style-name="ce2" office:value-type="float" office:value="4.22768374705087">
            <text:p>4.228</text:p>
          </table:table-cell>
          <table:table-cell table:style-name="ce2" office:value-type="float" office:value="4.22768374705087">
            <text:p>4.228</text:p>
          </table:table-cell>
          <table:table-cell table:style-name="ce2" office:value-type="float" office:value="-1.13983318785669">
            <text:p>-1.140</text:p>
          </table:table-cell>
          <table:table-cell table:style-name="ce2"/>
          <table:table-cell table:style-name="ce2" office:value-type="float" office:value="-1.13983318785669">
            <text:p>-1.140</text:p>
          </table:table-cell>
          <table:table-cell table:style-name="ce2" office:value-type="float" office:value="3.08785055919418">
            <text:p>3.088</text:p>
          </table:table-cell>
          <table:table-cell table:style-name="ce2" office:value-type="float" office:value="3.08785055919418">
            <text:p>3.088</text:p>
          </table:table-cell>
          <table:table-cell table:style-name="ce2" office:value-type="float" office:value="7.31553430624504">
            <text:p>7.316</text:p>
          </table:table-cell>
          <table:table-cell table:style-name="ce2"/>
          <table:table-cell table:style-name="ce2" table:formula="of:=1/(1+EXP(-[.E269]))" office:value-type="float" office:value="0.242350989223044">
            <text:p>0.242</text:p>
          </table:table-cell>
          <table:table-cell table:style-name="ce2" table:formula="of:=1/(1+EXP(-[.F269]))" office:value-type="float" office:value="0.956388801349739">
            <text:p>0.956</text:p>
          </table:table-cell>
          <table:table-cell table:style-name="ce2" table:formula="of:=1/(1+EXP(-[.G269]))" office:value-type="float" office:value="0.956388801349739">
            <text:p>0.956</text:p>
          </table:table-cell>
          <table:table-cell table:style-name="ce2" table:formula="of:=1/(1+EXP(-[.H269]))" office:value-type="float" office:value="0.999335316261067">
            <text:p>0.999</text:p>
          </table:table-cell>
          <table:table-cell table:style-name="ce2"/>
          <table:table-cell table:style-name="ce2" table:formula="of:=[.J269]*(1-[.J269])" office:value-type="float" office:value="0.183616987245656">
            <text:p>0.184</text:p>
          </table:table-cell>
          <table:table-cell table:style-name="ce2" table:formula="of:=[.K269]*(1-[.K269])" office:value-type="float" office:value="0.0417092620025487">
            <text:p>0.042</text:p>
          </table:table-cell>
          <table:table-cell table:style-name="ce2" table:formula="of:=[.L269]*(1-[.L269])" office:value-type="float" office:value="0.0417092620025487">
            <text:p>0.042</text:p>
          </table:table-cell>
          <table:table-cell table:style-name="ce2" table:formula="of:=[.M269]*(1-[.M269])" office:value-type="float" office:value="0.000664241934460445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19828825855436">
            <text:p>0.7198288259</text:p>
          </table:table-cell>
          <table:table-cell office:value-type="float" office:value="0.956388801349739">
            <text:p>0.956388801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2964697163417">
            <text:p>-0.6329646972</text:p>
          </table:table-cell>
          <table:table-cell office:value-type="float" office:value="1.10907092938527">
            <text:p>1.1090709294</text:p>
          </table:table-cell>
          <table:table-cell office:value-type="float" office:value="1.10907092938527">
            <text:p>1.1090709294</text:p>
          </table:table-cell>
          <table:table-cell office:value-type="float" office:value="-1.80177093641999">
            <text:p>-1.8017709364</text:p>
          </table:table-cell>
          <table:table-cell/>
          <table:table-cell office:value-type="float" office:value="-0.116223070726006">
            <text:p>-0.1162230707</text:p>
          </table:table-cell>
          <table:table-cell office:value-type="float" office:value="0.0462585299731405">
            <text:p>0.04625853</text:p>
          </table:table-cell>
          <table:table-cell office:value-type="float" office:value="0.0462585299731405">
            <text:p>0.04625853</text:p>
          </table:table-cell>
          <table:table-cell office:value-type="float" office:value="-0.00119681181226222">
            <text:p>-0.0011968118</text:p>
          </table:table-cell>
          <table:table-cell/>
          <table:table-cell office:value-type="float" office:value="0.0450617181608782">
            <text:p>0.0450617182</text:p>
          </table:table-cell>
          <table:table-cell office:value-type="float" office:value="0.0450617181608782">
            <text:p>0.0450617182</text:p>
          </table:table-cell>
          <table:table-cell office:value-type="float" office:value="-0.0249028225919871">
            <text:p>-0.0249028226</text:p>
          </table:table-cell>
          <table:table-cell/>
          <table:table-cell office:value-type="float" office:value="4.27274546521175">
            <text:p>4.2727454652</text:p>
          </table:table-cell>
          <table:table-cell office:value-type="float" office:value="4.27274546521175">
            <text:p>4.2727454652</text:p>
          </table:table-cell>
          <table:table-cell office:value-type="float" office:value="-1.16473601044868">
            <text:p>-1.164736010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70]*(1-[.J270])" office:value-type="float" office:value="0">
            <text:p>0.000</text:p>
          </table:table-cell>
          <table:table-cell table:style-name="ce2" table:formula="of:=[.K270]*(1-[.K270])" office:value-type="float" office:value="0">
            <text:p>0.000</text:p>
          </table:table-cell>
          <table:table-cell table:style-name="ce2" table:formula="of:=[.L270]*(1-[.L270])" office:value-type="float" office:value="0">
            <text:p>0.000</text:p>
          </table:table-cell>
          <table:table-cell table:style-name="ce2" table:formula="of:=[.M270]*(1-[.M27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19828825855436">
            <text:p>0.7198288259</text:p>
          </table:table-cell>
          <table:table-cell office:value-type="float" office:value="0.956388801349739">
            <text:p>0.956388801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037884852382">
            <text:p>0.1850378849</text:p>
          </table:table-cell>
          <table:table-cell office:value-type="float" office:value="-0.324220513157203">
            <text:p>-0.3242205132</text:p>
          </table:table-cell>
          <table:table-cell office:value-type="float" office:value="-0.324220513157203">
            <text:p>-0.3242205132</text:p>
          </table:table-cell>
          <table:table-cell office:value-type="float" office:value="0.526721133986998">
            <text:p>0.52672113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2246369818844">
            <text:p>0.8422463698</text:p>
          </table:table-cell>
          <table:table-cell office:value-type="float" office:value="0.999335316261067">
            <text:p>0.999335316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68:.BY269]" office:value-type="float" office:value="0.742223623331451">
            <text:p>0.742</text:p>
          </table:table-cell>
          <table:table-cell table:style-name="ce2" office:value-type="float" office:value="0.742223623331451">
            <text:p>0.742</text:p>
          </table:table-cell>
          <table:table-cell table:style-name="ce2" office:value-type="float" office:value="0.176838962748513">
            <text:p>0.177</text:p>
          </table:table-cell>
          <table:table-cell table:style-name="ce2"/>
          <table:table-cell table:style-name="ce2" table:number-matrix-columns-spanned="4" table:number-matrix-rows-spanned="2" table:formula="of:=MMULT([.A273:.C274];[.$A$2:.$D$4])" office:value-type="float" office:value="0.176838962748513">
            <text:p>0.177</text:p>
          </table:table-cell>
          <table:table-cell table:style-name="ce2" office:value-type="float" office:value="0.919062586079964">
            <text:p>0.919</text:p>
          </table:table-cell>
          <table:table-cell table:style-name="ce2" office:value-type="float" office:value="0.919062586079964">
            <text:p>0.919</text:p>
          </table:table-cell>
          <table:table-cell table:style-name="ce2" office:value-type="float" office:value="1.66128620941142">
            <text:p>1.661</text:p>
          </table:table-cell>
          <table:table-cell table:style-name="ce2"/>
          <table:table-cell table:style-name="ce2" table:formula="of:=1/(1+EXP(-[.E273]))" office:value-type="float" office:value="0.544094889184303">
            <text:p>0.544</text:p>
          </table:table-cell>
          <table:table-cell table:style-name="ce2" table:formula="of:=1/(1+EXP(-[.F273]))" office:value-type="float" office:value="0.71485106265627">
            <text:p>0.715</text:p>
          </table:table-cell>
          <table:table-cell table:style-name="ce2" table:formula="of:=1/(1+EXP(-[.G273]))" office:value-type="float" office:value="0.71485106265627">
            <text:p>0.715</text:p>
          </table:table-cell>
          <table:table-cell table:style-name="ce2" table:formula="of:=1/(1+EXP(-[.H273]))" office:value-type="float" office:value="0.840410585816565">
            <text:p>0.840</text:p>
          </table:table-cell>
          <table:table-cell table:style-name="ce2"/>
          <table:table-cell table:style-name="ce2" table:formula="of:=[.J273]*(1-[.J273])" office:value-type="float" office:value="0.248055640747824">
            <text:p>0.248</text:p>
          </table:table-cell>
          <table:table-cell table:style-name="ce2" table:formula="of:=[.K273]*(1-[.K273])" office:value-type="float" office:value="0.203839020875472">
            <text:p>0.204</text:p>
          </table:table-cell>
          <table:table-cell table:style-name="ce2" table:formula="of:=[.L273]*(1-[.L273])" office:value-type="float" office:value="0.203839020875472">
            <text:p>0.204</text:p>
          </table:table-cell>
          <table:table-cell table:style-name="ce2" table:formula="of:=[.M273]*(1-[.M273])" office:value-type="float" office:value="0.134120633064023">
            <text:p>0.134</text:p>
          </table:table-cell>
          <table:table-cell table:style-name="ce2"/>
          <table:table-cell table:style-name="ce2" table:number-matrix-columns-spanned="3" table:number-matrix-rows-spanned="1" table:formula="of:=[.BE268:.BG268]" office:value-type="float" office:value="-2.09118433390958">
            <text:p>-2.091</text:p>
          </table:table-cell>
          <table:table-cell table:style-name="ce2" office:value-type="float" office:value="3.04519122987899">
            <text:p>3.045</text:p>
          </table:table-cell>
          <table:table-cell table:style-name="ce2" office:value-type="float" office:value="-0.890216700351545">
            <text:p>-0.890</text:p>
          </table:table-cell>
          <table:table-cell table:style-name="ce2"/>
          <table:table-cell table:style-name="ce2" table:number-matrix-columns-spanned="4" table:number-matrix-rows-spanned="1" table:formula="of:=MMULT([.T273:.V273];[.J273:.M275])" office:value-type="float" office:value="-1.30384920388852">
            <text:p>-1.304</text:p>
          </table:table-cell>
          <table:table-cell table:style-name="ce2" office:value-type="float" office:value="0.529821754759565">
            <text:p>0.530</text:p>
          </table:table-cell>
          <table:table-cell table:style-name="ce2" office:value-type="float" office:value="0.529821754759565">
            <text:p>0.530</text:p>
          </table:table-cell>
          <table:table-cell table:style-name="ce2" office:value-type="float" office:value="0.39562470919212">
            <text:p>0.396</text:p>
          </table:table-cell>
          <table:table-cell table:style-name="ce2"/>
          <table:table-cell table:style-name="ce2" table:formula="of:=1/(1+EXP(-[.X273]))" office:value-type="float" office:value="0.213517915010756">
            <text:p>0.214</text:p>
          </table:table-cell>
          <table:table-cell table:style-name="ce2" table:formula="of:=1/(1+EXP(-[.Y273]))" office:value-type="float" office:value="0.629441538135532">
            <text:p>0.629</text:p>
          </table:table-cell>
          <table:table-cell table:style-name="ce2" table:formula="of:=1/(1+EXP(-[.Z273]))" office:value-type="float" office:value="0.629441538135532">
            <text:p>0.629</text:p>
          </table:table-cell>
          <table:table-cell table:style-name="ce2" table:formula="of:=1/(1+EXP(-[.AA273]))" office:value-type="float" office:value="0.597635997063138">
            <text:p>0.598</text:p>
          </table:table-cell>
          <table:table-cell/>
          <table:table-cell table:style-name="ce2" table:formula="of:=[.AC273]*(1-[.AC273])" office:value-type="float" office:value="0.167928014980216">
            <text:p>0.168</text:p>
          </table:table-cell>
          <table:table-cell table:style-name="ce2" table:formula="of:=[.AD273]*(1-[.AD273])" office:value-type="float" office:value="0.233244888205108">
            <text:p>0.233</text:p>
          </table:table-cell>
          <table:table-cell table:style-name="ce2" table:formula="of:=[.AE273]*(1-[.AE273])" office:value-type="float" office:value="0.233244888205108">
            <text:p>0.233</text:p>
          </table:table-cell>
          <table:table-cell table:style-name="ce2" table:formula="of:=[.AF273]*(1-[.AF273])" office:value-type="float" office:value="0.240467212077487">
            <text:p>0.240</text:p>
          </table:table-cell>
          <table:table-cell/>
          <table:table-cell table:style-name="ce2" table:number-matrix-columns-spanned="4" table:number-matrix-rows-spanned="1" table:formula="of:=[.$AC$8:.$AF$8]-[.AC273:.AF273]" office:value-type="float" office:value="-0.20636512682186">
            <text:p>-0.206</text:p>
          </table:table-cell>
          <table:table-cell table:style-name="ce2" office:value-type="float" office:value="0.362914326036208">
            <text:p>0.363</text:p>
          </table:table-cell>
          <table:table-cell table:style-name="ce2" office:value-type="float" office:value="0.362914326036208">
            <text:p>0.363</text:p>
          </table:table-cell>
          <table:table-cell table:style-name="ce2" office:value-type="float" office:value="-0.590483208874242">
            <text:p>-0.590</text:p>
          </table:table-cell>
          <table:table-cell/>
          <table:table-cell table:number-matrix-columns-spanned="4" table:number-matrix-rows-spanned="1" table:formula="of:=[.AM273:.AP273]*[.AH273:.AK273]" office:value-type="float" office:value="-0.0346544861083354">
            <text:p>-0.0346544861</text:p>
          </table:table-cell>
          <table:table-cell office:value-type="float" office:value="0.0846479114043472">
            <text:p>0.0846479114</text:p>
          </table:table-cell>
          <table:table-cell office:value-type="float" office:value="0.0846479114043472">
            <text:p>0.0846479114</text:p>
          </table:table-cell>
          <table:table-cell office:value-type="float" office:value="-0.141991851016557">
            <text:p>-0.141991851</text:p>
          </table:table-cell>
          <table:table-cell/>
          <table:table-cell table:number-matrix-columns-spanned="3" table:number-matrix-rows-spanned="4" table:formula="of:=TRANSPOSE([.J273:.M275])" office:value-type="float" office:value="0.544094889184303">
            <text:p>0.5440948892</text:p>
          </table:table-cell>
          <table:table-cell office:value-type="float" office:value="0.237807792752079">
            <text:p>0.237807792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73:.AU273];[.AW273:.AY276])" office:value-type="float" office:value="-0.0171654846347943">
            <text:p>-0.0171654846</text:p>
          </table:table-cell>
          <table:table-cell office:value-type="float" office:value="0.0119091391577896">
            <text:p>0.0119091392</text:p>
          </table:table-cell>
          <table:table-cell office:value-type="float" office:value="-0.00735051431619826">
            <text:p>-0.0073505143</text:p>
          </table:table-cell>
          <table:table-cell/>
          <table:table-cell table:number-matrix-columns-spanned="3" table:number-matrix-rows-spanned="1" table:formula="of:=[.T273:.V273]+[.BA273:.BC273]" office:value-type="float" office:value="-2.10834981854438">
            <text:p>-2.1083498185</text:p>
          </table:table-cell>
          <table:table-cell office:value-type="float" office:value="3.05710036903678">
            <text:p>3.057100369</text:p>
          </table:table-cell>
          <table:table-cell office:value-type="float" office:value="-0.897567214667743">
            <text:p>-0.8975672147</text:p>
          </table:table-cell>
          <table:table-cell/>
          <table:table-cell table:number-matrix-columns-spanned="4" table:number-matrix-rows-spanned="3" table:formula="of:=MMULT(TRANSPOSE([.BE273:.BG273]);[.AM273:.AP273])" office:value-type="float" office:value="0.435089877688756">
            <text:p>0.4350898777</text:p>
          </table:table-cell>
          <table:table-cell office:value-type="float" office:value="-0.765150353445593">
            <text:p>-0.7651503534</text:p>
          </table:table-cell>
          <table:table-cell office:value-type="float" office:value="-0.765150353445593">
            <text:p>-0.7651503534</text:p>
          </table:table-cell>
          <table:table-cell office:value-type="float" office:value="1.24494516628351">
            <text:p>1.2449451663</text:p>
          </table:table-cell>
          <table:table-cell/>
          <table:table-cell table:number-matrix-columns-spanned="4" table:number-matrix-rows-spanned="3" table:formula="of:=[.BI273:.BL275]*[.O273:.R275]" office:value-type="float" office:value="0.107926498392977">
            <text:p>0.1079264984</text:p>
          </table:table-cell>
          <table:table-cell office:value-type="float" office:value="-0.155967498868871">
            <text:p>-0.1559674989</text:p>
          </table:table-cell>
          <table:table-cell office:value-type="float" office:value="-0.155967498868871">
            <text:p>-0.1559674989</text:p>
          </table:table-cell>
          <table:table-cell office:value-type="float" office:value="0.16697283383194">
            <text:p>0.1669728338</text:p>
          </table:table-cell>
          <table:table-cell/>
          <table:table-cell table:number-matrix-columns-spanned="3" table:number-matrix-rows-spanned="2" table:formula="of:=MMULT([.BN273:.BQ274];[.$O$2:.$Q$5])" office:value-type="float" office:value="0.0110053349630689">
            <text:p>0.011005335</text:p>
          </table:table-cell>
          <table:table-cell office:value-type="float" office:value="0.0110053349630689">
            <text:p>0.011005335</text:p>
          </table:table-cell>
          <table:table-cell office:value-type="float" office:value="-0.0370356655128252">
            <text:p>-0.0370356655</text:p>
          </table:table-cell>
          <table:table-cell/>
          <table:table-cell table:number-matrix-columns-spanned="3" table:number-matrix-rows-spanned="2" table:formula="of:=[.A273:.C274]+[.BS273:.BU274]" office:value-type="float" office:value="0.75322895829452">
            <text:p>0.7532289583</text:p>
          </table:table-cell>
          <table:table-cell office:value-type="float" office:value="0.75322895829452">
            <text:p>0.7532289583</text:p>
          </table:table-cell>
          <table:table-cell office:value-type="float" office:value="0.139803297235688">
            <text:p>0.1398032972</text:p>
          </table:table-cell>
          <table:table-cell/>
          <table:table-cell table:formula="of:=SUMSQ([.AM273:.AP273])" office:value-type="float" office:value="0.654670601615253">
            <text:p>0.6546706016</text:p>
          </table:table-cell>
          <table:table-cell table:number-columns-repeated="945"/>
        </table:table-row>
        <table:table-row table:style-name="ro2">
          <table:table-cell table:style-name="ce2" office:value-type="float" office:value="4.27274546521175">
            <text:p>4.273</text:p>
          </table:table-cell>
          <table:table-cell table:style-name="ce2" office:value-type="float" office:value="4.27274546521175">
            <text:p>4.273</text:p>
          </table:table-cell>
          <table:table-cell table:style-name="ce2" office:value-type="float" office:value="-1.16473601044868">
            <text:p>-1.165</text:p>
          </table:table-cell>
          <table:table-cell table:style-name="ce2"/>
          <table:table-cell table:style-name="ce2" office:value-type="float" office:value="-1.16473601044868">
            <text:p>-1.165</text:p>
          </table:table-cell>
          <table:table-cell table:style-name="ce2" office:value-type="float" office:value="3.10800945476307">
            <text:p>3.108</text:p>
          </table:table-cell>
          <table:table-cell table:style-name="ce2" office:value-type="float" office:value="3.10800945476307">
            <text:p>3.108</text:p>
          </table:table-cell>
          <table:table-cell table:style-name="ce2" office:value-type="float" office:value="7.38075491997481">
            <text:p>7.381</text:p>
          </table:table-cell>
          <table:table-cell table:style-name="ce2"/>
          <table:table-cell table:style-name="ce2" table:formula="of:=1/(1+EXP(-[.E274]))" office:value-type="float" office:value="0.237807792752079">
            <text:p>0.238</text:p>
          </table:table-cell>
          <table:table-cell table:style-name="ce2" table:formula="of:=1/(1+EXP(-[.F274]))" office:value-type="float" office:value="0.957221920848746">
            <text:p>0.957</text:p>
          </table:table-cell>
          <table:table-cell table:style-name="ce2" table:formula="of:=1/(1+EXP(-[.G274]))" office:value-type="float" office:value="0.957221920848746">
            <text:p>0.957</text:p>
          </table:table-cell>
          <table:table-cell table:style-name="ce2" table:formula="of:=1/(1+EXP(-[.H274]))" office:value-type="float" office:value="0.999377257754673">
            <text:p>0.999</text:p>
          </table:table-cell>
          <table:table-cell table:style-name="ce2"/>
          <table:table-cell table:style-name="ce2" table:formula="of:=[.J274]*(1-[.J274])" office:value-type="float" office:value="0.181255246458463">
            <text:p>0.181</text:p>
          </table:table-cell>
          <table:table-cell table:style-name="ce2" table:formula="of:=[.K274]*(1-[.K274])" office:value-type="float" office:value="0.0409481150953828">
            <text:p>0.041</text:p>
          </table:table-cell>
          <table:table-cell table:style-name="ce2" table:formula="of:=[.L274]*(1-[.L274])" office:value-type="float" office:value="0.0409481150953828">
            <text:p>0.041</text:p>
          </table:table-cell>
          <table:table-cell table:style-name="ce2" table:formula="of:=[.M274]*(1-[.M274])" office:value-type="float" office:value="0.000622354437422986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1485106265627">
            <text:p>0.7148510627</text:p>
          </table:table-cell>
          <table:table-cell office:value-type="float" office:value="0.957221920848746">
            <text:p>0.95722192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0878905363429">
            <text:p>-0.6308789054</text:p>
          </table:table-cell>
          <table:table-cell office:value-type="float" office:value="1.10946552005402">
            <text:p>1.1094655201</text:p>
          </table:table-cell>
          <table:table-cell office:value-type="float" office:value="1.10946552005402">
            <text:p>1.1094655201</text:p>
          </table:table-cell>
          <table:table-cell office:value-type="float" office:value="-1.80516643575946">
            <text:p>-1.8051664358</text:p>
          </table:table-cell>
          <table:table-cell/>
          <table:table-cell office:value-type="float" office:value="-0.114350111477094">
            <text:p>-0.1143501115</text:p>
          </table:table-cell>
          <table:table-cell office:value-type="float" office:value="0.0454305218095309">
            <text:p>0.0454305218</text:p>
          </table:table-cell>
          <table:table-cell office:value-type="float" office:value="0.0454305218095309">
            <text:p>0.0454305218</text:p>
          </table:table-cell>
          <table:table-cell office:value-type="float" office:value="-0.00112345334158194">
            <text:p>-0.0011234533</text:p>
          </table:table-cell>
          <table:table-cell/>
          <table:table-cell office:value-type="float" office:value="0.044307068467949">
            <text:p>0.0443070685</text:p>
          </table:table-cell>
          <table:table-cell office:value-type="float" office:value="0.044307068467949">
            <text:p>0.0443070685</text:p>
          </table:table-cell>
          <table:table-cell office:value-type="float" office:value="-0.0246125211996139">
            <text:p>-0.0246125212</text:p>
          </table:table-cell>
          <table:table-cell/>
          <table:table-cell office:value-type="float" office:value="4.31705253367969">
            <text:p>4.3170525337</text:p>
          </table:table-cell>
          <table:table-cell office:value-type="float" office:value="4.31705253367969">
            <text:p>4.3170525337</text:p>
          </table:table-cell>
          <table:table-cell office:value-type="float" office:value="-1.18934853164829">
            <text:p>-1.189348531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75]*(1-[.J275])" office:value-type="float" office:value="0">
            <text:p>0.000</text:p>
          </table:table-cell>
          <table:table-cell table:style-name="ce2" table:formula="of:=[.K275]*(1-[.K275])" office:value-type="float" office:value="0">
            <text:p>0.000</text:p>
          </table:table-cell>
          <table:table-cell table:style-name="ce2" table:formula="of:=[.L275]*(1-[.L275])" office:value-type="float" office:value="0">
            <text:p>0.000</text:p>
          </table:table-cell>
          <table:table-cell table:style-name="ce2" table:formula="of:=[.M275]*(1-[.M27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1485106265627">
            <text:p>0.7148510627</text:p>
          </table:table-cell>
          <table:table-cell office:value-type="float" office:value="0.957221920848746">
            <text:p>0.95722192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226572086052">
            <text:p>0.1852265721</text:p>
          </table:table-cell>
          <table:table-cell office:value-type="float" office:value="-0.32574000078334">
            <text:p>-0.3257400008</text:p>
          </table:table-cell>
          <table:table-cell office:value-type="float" office:value="-0.32574000078334">
            <text:p>-0.3257400008</text:p>
          </table:table-cell>
          <table:table-cell office:value-type="float" office:value="0.529998369097325">
            <text:p>0.529998369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40410585816565">
            <text:p>0.8404105858</text:p>
          </table:table-cell>
          <table:table-cell office:value-type="float" office:value="0.999377257754673">
            <text:p>0.999377257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73:.BY274]" office:value-type="float" office:value="0.75322895829452">
            <text:p>0.753</text:p>
          </table:table-cell>
          <table:table-cell table:style-name="ce2" office:value-type="float" office:value="0.75322895829452">
            <text:p>0.753</text:p>
          </table:table-cell>
          <table:table-cell table:style-name="ce2" office:value-type="float" office:value="0.139803297235688">
            <text:p>0.140</text:p>
          </table:table-cell>
          <table:table-cell table:style-name="ce2"/>
          <table:table-cell table:style-name="ce2" table:number-matrix-columns-spanned="4" table:number-matrix-rows-spanned="2" table:formula="of:=MMULT([.A278:.C279];[.$A$2:.$D$4])" office:value-type="float" office:value="0.139803297235688">
            <text:p>0.140</text:p>
          </table:table-cell>
          <table:table-cell table:style-name="ce2" office:value-type="float" office:value="0.893032255530208">
            <text:p>0.893</text:p>
          </table:table-cell>
          <table:table-cell table:style-name="ce2" office:value-type="float" office:value="0.893032255530208">
            <text:p>0.893</text:p>
          </table:table-cell>
          <table:table-cell table:style-name="ce2" office:value-type="float" office:value="1.64626121382473">
            <text:p>1.646</text:p>
          </table:table-cell>
          <table:table-cell table:style-name="ce2"/>
          <table:table-cell table:style-name="ce2" table:formula="of:=1/(1+EXP(-[.E278]))" office:value-type="float" office:value="0.534894009306867">
            <text:p>0.535</text:p>
          </table:table-cell>
          <table:table-cell table:style-name="ce2" table:formula="of:=1/(1+EXP(-[.F278]))" office:value-type="float" office:value="0.709515527078721">
            <text:p>0.710</text:p>
          </table:table-cell>
          <table:table-cell table:style-name="ce2" table:formula="of:=1/(1+EXP(-[.G278]))" office:value-type="float" office:value="0.709515527078721">
            <text:p>0.710</text:p>
          </table:table-cell>
          <table:table-cell table:style-name="ce2" table:formula="of:=1/(1+EXP(-[.H278]))" office:value-type="float" office:value="0.838385102326363">
            <text:p>0.838</text:p>
          </table:table-cell>
          <table:table-cell table:style-name="ce2"/>
          <table:table-cell table:style-name="ce2" table:formula="of:=[.J278]*(1-[.J278])" office:value-type="float" office:value="0.248782408114492">
            <text:p>0.249</text:p>
          </table:table-cell>
          <table:table-cell table:style-name="ce2" table:formula="of:=[.K278]*(1-[.K278])" office:value-type="float" office:value="0.206103243912926">
            <text:p>0.206</text:p>
          </table:table-cell>
          <table:table-cell table:style-name="ce2" table:formula="of:=[.L278]*(1-[.L278])" office:value-type="float" office:value="0.206103243912926">
            <text:p>0.206</text:p>
          </table:table-cell>
          <table:table-cell table:style-name="ce2" table:formula="of:=[.M278]*(1-[.M278])" office:value-type="float" office:value="0.135495522523577">
            <text:p>0.135</text:p>
          </table:table-cell>
          <table:table-cell table:style-name="ce2"/>
          <table:table-cell table:style-name="ce2" table:number-matrix-columns-spanned="3" table:number-matrix-rows-spanned="1" table:formula="of:=[.BE273:.BG273]" office:value-type="float" office:value="-2.10834981854438">
            <text:p>-2.108</text:p>
          </table:table-cell>
          <table:table-cell table:style-name="ce2" office:value-type="float" office:value="3.05710036903678">
            <text:p>3.057</text:p>
          </table:table-cell>
          <table:table-cell table:style-name="ce2" office:value-type="float" office:value="-0.897567214667743">
            <text:p>-0.898</text:p>
          </table:table-cell>
          <table:table-cell table:style-name="ce2"/>
          <table:table-cell table:style-name="ce2" table:number-matrix-columns-spanned="4" table:number-matrix-rows-spanned="1" table:formula="of:=MMULT([.T278:.V278];[.J278:.M280])" office:value-type="float" office:value="-1.31185866479049">
            <text:p>-1.312</text:p>
          </table:table-cell>
          <table:table-cell table:style-name="ce2" office:value-type="float" office:value="0.5352926720187">
            <text:p>0.535</text:p>
          </table:table-cell>
          <table:table-cell table:style-name="ce2" office:value-type="float" office:value="0.5352926720187">
            <text:p>0.535</text:p>
          </table:table-cell>
          <table:table-cell table:style-name="ce2" office:value-type="float" office:value="0.390138249585272">
            <text:p>0.390</text:p>
          </table:table-cell>
          <table:table-cell table:style-name="ce2"/>
          <table:table-cell table:style-name="ce2" table:formula="of:=1/(1+EXP(-[.X278]))" office:value-type="float" office:value="0.21217598845477">
            <text:p>0.212</text:p>
          </table:table-cell>
          <table:table-cell table:style-name="ce2" table:formula="of:=1/(1+EXP(-[.Y278]))" office:value-type="float" office:value="0.630716695419053">
            <text:p>0.631</text:p>
          </table:table-cell>
          <table:table-cell table:style-name="ce2" table:formula="of:=1/(1+EXP(-[.Z278]))" office:value-type="float" office:value="0.630716695419053">
            <text:p>0.631</text:p>
          </table:table-cell>
          <table:table-cell table:style-name="ce2" table:formula="of:=1/(1+EXP(-[.AA278]))" office:value-type="float" office:value="0.596315979626883">
            <text:p>0.596</text:p>
          </table:table-cell>
          <table:table-cell/>
          <table:table-cell table:style-name="ce2" table:formula="of:=[.AC278]*(1-[.AC278])" office:value-type="float" office:value="0.167157338378011">
            <text:p>0.167</text:p>
          </table:table-cell>
          <table:table-cell table:style-name="ce2" table:formula="of:=[.AD278]*(1-[.AD278])" office:value-type="float" office:value="0.232913145538722">
            <text:p>0.233</text:p>
          </table:table-cell>
          <table:table-cell table:style-name="ce2" table:formula="of:=[.AE278]*(1-[.AE278])" office:value-type="float" office:value="0.232913145538722">
            <text:p>0.233</text:p>
          </table:table-cell>
          <table:table-cell table:style-name="ce2" table:formula="of:=[.AF278]*(1-[.AF278])" office:value-type="float" office:value="0.240723232068514">
            <text:p>0.241</text:p>
          </table:table-cell>
          <table:table-cell/>
          <table:table-cell table:style-name="ce2" table:number-matrix-columns-spanned="4" table:number-matrix-rows-spanned="1" table:formula="of:=[.$AC$8:.$AF$8]-[.AC278:.AF278]" office:value-type="float" office:value="-0.205023200265873">
            <text:p>-0.205</text:p>
          </table:table-cell>
          <table:table-cell table:style-name="ce2" office:value-type="float" office:value="0.361639168752686">
            <text:p>0.362</text:p>
          </table:table-cell>
          <table:table-cell table:style-name="ce2" office:value-type="float" office:value="0.361639168752686">
            <text:p>0.362</text:p>
          </table:table-cell>
          <table:table-cell table:style-name="ce2" office:value-type="float" office:value="-0.589163191437986">
            <text:p>-0.589</text:p>
          </table:table-cell>
          <table:table-cell/>
          <table:table-cell table:number-matrix-columns-spanned="4" table:number-matrix-rows-spanned="1" table:formula="of:=[.AM278:.AP278]*[.AH278:.AK278]" office:value-type="float" office:value="-0.0342711324621853">
            <text:p>-0.0342711325</text:p>
          </table:table-cell>
          <table:table-cell office:value-type="float" office:value="0.084230516344197">
            <text:p>0.0842305163</text:p>
          </table:table-cell>
          <table:table-cell office:value-type="float" office:value="0.084230516344197">
            <text:p>0.0842305163</text:p>
          </table:table-cell>
          <table:table-cell office:value-type="float" office:value="-0.141825267658753">
            <text:p>-0.1418252677</text:p>
          </table:table-cell>
          <table:table-cell/>
          <table:table-cell table:number-matrix-columns-spanned="3" table:number-matrix-rows-spanned="4" table:formula="of:=TRANSPOSE([.J278:.M280])" office:value-type="float" office:value="0.534894009306867">
            <text:p>0.5348940093</text:p>
          </table:table-cell>
          <table:table-cell office:value-type="float" office:value="0.233375470614547">
            <text:p>0.233375470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78:.AU278];[.AW278:.AY281])" office:value-type="float" office:value="-0.0177098965846006">
            <text:p>-0.0177098966</text:p>
          </table:table-cell>
          <table:table-cell office:value-type="float" office:value="0.0116487716107917">
            <text:p>0.0116487716</text:p>
          </table:table-cell>
          <table:table-cell office:value-type="float" office:value="-0.007635367432544">
            <text:p>-0.0076353674</text:p>
          </table:table-cell>
          <table:table-cell/>
          <table:table-cell table:number-matrix-columns-spanned="3" table:number-matrix-rows-spanned="1" table:formula="of:=[.T278:.V278]+[.BA278:.BC278]" office:value-type="float" office:value="-2.12605971512898">
            <text:p>-2.1260597151</text:p>
          </table:table-cell>
          <table:table-cell office:value-type="float" office:value="3.06874914064757">
            <text:p>3.0687491406</text:p>
          </table:table-cell>
          <table:table-cell office:value-type="float" office:value="-0.905202582100287">
            <text:p>-0.9052025821</text:p>
          </table:table-cell>
          <table:table-cell/>
          <table:table-cell table:number-matrix-columns-spanned="4" table:number-matrix-rows-spanned="3" table:formula="of:=MMULT(TRANSPOSE([.BE278:.BG278]);[.AM278:.AP278])" office:value-type="float" office:value="0.435891566752094">
            <text:p>0.4358915668</text:p>
          </table:table-cell>
          <table:table-cell office:value-type="float" office:value="-0.768866468097817">
            <text:p>-0.7688664681</text:p>
          </table:table-cell>
          <table:table-cell office:value-type="float" office:value="-0.768866468097817">
            <text:p>-0.7688664681</text:p>
          </table:table-cell>
          <table:table-cell office:value-type="float" office:value="1.25259612695312">
            <text:p>1.252596127</text:p>
          </table:table-cell>
          <table:table-cell/>
          <table:table-cell table:number-matrix-columns-spanned="4" table:number-matrix-rows-spanned="3" table:formula="of:=[.BI278:.BL280]*[.O278:.R280]" office:value-type="float" office:value="0.108442153653385">
            <text:p>0.1084421537</text:p>
          </table:table-cell>
          <table:table-cell office:value-type="float" office:value="-0.158465873210834">
            <text:p>-0.1584658732</text:p>
          </table:table-cell>
          <table:table-cell office:value-type="float" office:value="-0.158465873210834">
            <text:p>-0.1584658732</text:p>
          </table:table-cell>
          <table:table-cell office:value-type="float" office:value="0.169721166732522">
            <text:p>0.1697211667</text:p>
          </table:table-cell>
          <table:table-cell/>
          <table:table-cell table:number-matrix-columns-spanned="3" table:number-matrix-rows-spanned="2" table:formula="of:=MMULT([.BN278:.BQ279];[.$O$2:.$Q$5])" office:value-type="float" office:value="0.0112552935216884">
            <text:p>0.0112552935</text:p>
          </table:table-cell>
          <table:table-cell office:value-type="float" office:value="0.0112552935216884">
            <text:p>0.0112552935</text:p>
          </table:table-cell>
          <table:table-cell office:value-type="float" office:value="-0.0387684260357606">
            <text:p>-0.038768426</text:p>
          </table:table-cell>
          <table:table-cell/>
          <table:table-cell table:number-matrix-columns-spanned="3" table:number-matrix-rows-spanned="2" table:formula="of:=[.A278:.C279]+[.BS278:.BU279]" office:value-type="float" office:value="0.764484251816208">
            <text:p>0.7644842518</text:p>
          </table:table-cell>
          <table:table-cell office:value-type="float" office:value="0.764484251816208">
            <text:p>0.7644842518</text:p>
          </table:table-cell>
          <table:table-cell office:value-type="float" office:value="0.101034871199928">
            <text:p>0.1010348712</text:p>
          </table:table-cell>
          <table:table-cell/>
          <table:table-cell table:formula="of:=SUMSQ([.AM278:.AP278])" office:value-type="float" office:value="0.650713555544921">
            <text:p>0.6507135555</text:p>
          </table:table-cell>
          <table:table-cell table:number-columns-repeated="945"/>
        </table:table-row>
        <table:table-row table:style-name="ro2">
          <table:table-cell table:style-name="ce2" office:value-type="float" office:value="4.31705253367969">
            <text:p>4.317</text:p>
          </table:table-cell>
          <table:table-cell table:style-name="ce2" office:value-type="float" office:value="4.31705253367969">
            <text:p>4.317</text:p>
          </table:table-cell>
          <table:table-cell table:style-name="ce2" office:value-type="float" office:value="-1.18934853164829">
            <text:p>-1.189</text:p>
          </table:table-cell>
          <table:table-cell table:style-name="ce2"/>
          <table:table-cell table:style-name="ce2" office:value-type="float" office:value="-1.18934853164829">
            <text:p>-1.189</text:p>
          </table:table-cell>
          <table:table-cell table:style-name="ce2" office:value-type="float" office:value="3.1277040020314">
            <text:p>3.128</text:p>
          </table:table-cell>
          <table:table-cell table:style-name="ce2" office:value-type="float" office:value="3.1277040020314">
            <text:p>3.128</text:p>
          </table:table-cell>
          <table:table-cell table:style-name="ce2" office:value-type="float" office:value="7.4447565357111">
            <text:p>7.445</text:p>
          </table:table-cell>
          <table:table-cell table:style-name="ce2"/>
          <table:table-cell table:style-name="ce2" table:formula="of:=1/(1+EXP(-[.E279]))" office:value-type="float" office:value="0.233375470614547">
            <text:p>0.233</text:p>
          </table:table-cell>
          <table:table-cell table:style-name="ce2" table:formula="of:=1/(1+EXP(-[.F279]))" office:value-type="float" office:value="0.958021152697735">
            <text:p>0.958</text:p>
          </table:table-cell>
          <table:table-cell table:style-name="ce2" table:formula="of:=1/(1+EXP(-[.G279]))" office:value-type="float" office:value="0.958021152697735">
            <text:p>0.958</text:p>
          </table:table-cell>
          <table:table-cell table:style-name="ce2" table:formula="of:=1/(1+EXP(-[.H279]))" office:value-type="float" office:value="0.999415843051229">
            <text:p>0.999</text:p>
          </table:table-cell>
          <table:table-cell table:style-name="ce2"/>
          <table:table-cell table:style-name="ce2" table:formula="of:=[.J279]*(1-[.J279])" office:value-type="float" office:value="0.178911360329986">
            <text:p>0.179</text:p>
          </table:table-cell>
          <table:table-cell table:style-name="ce2" table:formula="of:=[.K279]*(1-[.K279])" office:value-type="float" office:value="0.0402166236814378">
            <text:p>0.040</text:p>
          </table:table-cell>
          <table:table-cell table:style-name="ce2" table:formula="of:=[.L279]*(1-[.L279])" office:value-type="float" office:value="0.0402166236814378">
            <text:p>0.040</text:p>
          </table:table-cell>
          <table:table-cell table:style-name="ce2" table:formula="of:=[.M279]*(1-[.M279])" office:value-type="float" office:value="0.000583815709430544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09515527078721">
            <text:p>0.7095155271</text:p>
          </table:table-cell>
          <table:table-cell office:value-type="float" office:value="0.958021152697735">
            <text:p>0.958021152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9164769628713">
            <text:p>-0.6291647696</text:p>
          </table:table-cell>
          <table:table-cell office:value-type="float" office:value="1.10977988833431">
            <text:p>1.1097798883</text:p>
          </table:table-cell>
          <table:table-cell office:value-type="float" office:value="1.10977988833431">
            <text:p>1.1097798883</text:p>
          </table:table-cell>
          <table:table-cell office:value-type="float" office:value="-1.8079940374265">
            <text:p>-1.8079940374</text:p>
          </table:table-cell>
          <table:table-cell/>
          <table:table-cell office:value-type="float" office:value="-0.112564724805975">
            <text:p>-0.1125647248</text:p>
          </table:table-cell>
          <table:table-cell office:value-type="float" office:value="0.0446316001383689">
            <text:p>0.0446316001</text:p>
          </table:table-cell>
          <table:table-cell office:value-type="float" office:value="0.0446316001383689">
            <text:p>0.0446316001</text:p>
          </table:table-cell>
          <table:table-cell office:value-type="float" office:value="-0.00105553532160634">
            <text:p>-0.0010555353</text:p>
          </table:table-cell>
          <table:table-cell/>
          <table:table-cell office:value-type="float" office:value="0.0435760648167625">
            <text:p>0.0435760648</text:p>
          </table:table-cell>
          <table:table-cell office:value-type="float" office:value="0.0435760648167625">
            <text:p>0.0435760648</text:p>
          </table:table-cell>
          <table:table-cell office:value-type="float" office:value="-0.0243570598508439">
            <text:p>-0.0243570599</text:p>
          </table:table-cell>
          <table:table-cell/>
          <table:table-cell office:value-type="float" office:value="4.36062859849646">
            <text:p>4.3606285985</text:p>
          </table:table-cell>
          <table:table-cell office:value-type="float" office:value="4.36062859849646">
            <text:p>4.3606285985</text:p>
          </table:table-cell>
          <table:table-cell office:value-type="float" office:value="-1.21370559149914">
            <text:p>-1.213705591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80]*(1-[.J280])" office:value-type="float" office:value="0">
            <text:p>0.000</text:p>
          </table:table-cell>
          <table:table-cell table:style-name="ce2" table:formula="of:=[.K280]*(1-[.K280])" office:value-type="float" office:value="0">
            <text:p>0.000</text:p>
          </table:table-cell>
          <table:table-cell table:style-name="ce2" table:formula="of:=[.L280]*(1-[.L280])" office:value-type="float" office:value="0">
            <text:p>0.000</text:p>
          </table:table-cell>
          <table:table-cell table:style-name="ce2" table:formula="of:=[.M280]*(1-[.M28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09515527078721">
            <text:p>0.7095155271</text:p>
          </table:table-cell>
          <table:table-cell office:value-type="float" office:value="0.958021152697735">
            <text:p>0.958021152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5587530271133">
            <text:p>0.1855875303</text:p>
          </table:table-cell>
          <table:table-cell office:value-type="float" office:value="-0.327356709343533">
            <text:p>-0.3273567093</text:p>
          </table:table-cell>
          <table:table-cell office:value-type="float" office:value="-0.327356709343533">
            <text:p>-0.3273567093</text:p>
          </table:table-cell>
          <table:table-cell office:value-type="float" office:value="0.533312042168111">
            <text:p>0.533312042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8385102326363">
            <text:p>0.8383851023</text:p>
          </table:table-cell>
          <table:table-cell office:value-type="float" office:value="0.999415843051229">
            <text:p>0.999415843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78:.BY279]" office:value-type="float" office:value="0.764484251816208">
            <text:p>0.764</text:p>
          </table:table-cell>
          <table:table-cell table:style-name="ce2" office:value-type="float" office:value="0.764484251816208">
            <text:p>0.764</text:p>
          </table:table-cell>
          <table:table-cell table:style-name="ce2" office:value-type="float" office:value="0.101034871199928">
            <text:p>0.101</text:p>
          </table:table-cell>
          <table:table-cell table:style-name="ce2"/>
          <table:table-cell table:style-name="ce2" table:number-matrix-columns-spanned="4" table:number-matrix-rows-spanned="2" table:formula="of:=MMULT([.A283:.C284];[.$A$2:.$D$4])" office:value-type="float" office:value="0.101034871199928">
            <text:p>0.101</text:p>
          </table:table-cell>
          <table:table-cell table:style-name="ce2" office:value-type="float" office:value="0.865519123016136">
            <text:p>0.866</text:p>
          </table:table-cell>
          <table:table-cell table:style-name="ce2" office:value-type="float" office:value="0.865519123016136">
            <text:p>0.866</text:p>
          </table:table-cell>
          <table:table-cell table:style-name="ce2" office:value-type="float" office:value="1.63000337483234">
            <text:p>1.630</text:p>
          </table:table-cell>
          <table:table-cell table:style-name="ce2"/>
          <table:table-cell table:style-name="ce2" table:formula="of:=1/(1+EXP(-[.E283]))" office:value-type="float" office:value="0.525237252866803">
            <text:p>0.525</text:p>
          </table:table-cell>
          <table:table-cell table:style-name="ce2" table:formula="of:=1/(1+EXP(-[.F283]))" office:value-type="float" office:value="0.703812466080708">
            <text:p>0.704</text:p>
          </table:table-cell>
          <table:table-cell table:style-name="ce2" table:formula="of:=1/(1+EXP(-[.G283]))" office:value-type="float" office:value="0.703812466080708">
            <text:p>0.704</text:p>
          </table:table-cell>
          <table:table-cell table:style-name="ce2" table:formula="of:=1/(1+EXP(-[.H283]))" office:value-type="float" office:value="0.836170101094312">
            <text:p>0.836</text:p>
          </table:table-cell>
          <table:table-cell table:style-name="ce2"/>
          <table:table-cell table:style-name="ce2" table:formula="of:=[.J283]*(1-[.J283])" office:value-type="float" office:value="0.249363081067737">
            <text:p>0.249</text:p>
          </table:table-cell>
          <table:table-cell table:style-name="ce2" table:formula="of:=[.K283]*(1-[.K283])" office:value-type="float" office:value="0.2084604786701">
            <text:p>0.208</text:p>
          </table:table-cell>
          <table:table-cell table:style-name="ce2" table:formula="of:=[.L283]*(1-[.L283])" office:value-type="float" office:value="0.2084604786701">
            <text:p>0.208</text:p>
          </table:table-cell>
          <table:table-cell table:style-name="ce2" table:formula="of:=[.M283]*(1-[.M283])" office:value-type="float" office:value="0.13698966313024">
            <text:p>0.137</text:p>
          </table:table-cell>
          <table:table-cell table:style-name="ce2"/>
          <table:table-cell table:style-name="ce2" table:number-matrix-columns-spanned="3" table:number-matrix-rows-spanned="1" table:formula="of:=[.BE278:.BG278]" office:value-type="float" office:value="-2.12605971512898">
            <text:p>-2.126</text:p>
          </table:table-cell>
          <table:table-cell table:style-name="ce2" office:value-type="float" office:value="3.06874914064757">
            <text:p>3.069</text:p>
          </table:table-cell>
          <table:table-cell table:style-name="ce2" office:value-type="float" office:value="-0.905202582100287">
            <text:p>-0.905</text:p>
          </table:table-cell>
          <table:table-cell table:style-name="ce2"/>
          <table:table-cell table:style-name="ce2" table:number-matrix-columns-spanned="4" table:number-matrix-rows-spanned="1" table:formula="of:=MMULT([.T283:.V283];[.J283:.M285])" office:value-type="float" office:value="-1.31900348933058">
            <text:p>-1.319</text:p>
          </table:table-cell>
          <table:table-cell table:style-name="ce2" office:value-type="float" office:value="0.540727815348853">
            <text:p>0.541</text:p>
          </table:table-cell>
          <table:table-cell table:style-name="ce2" office:value-type="float" office:value="0.540727815348853">
            <text:p>0.541</text:p>
          </table:table-cell>
          <table:table-cell table:style-name="ce2" office:value-type="float" office:value="0.384115407482725">
            <text:p>0.384</text:p>
          </table:table-cell>
          <table:table-cell table:style-name="ce2"/>
          <table:table-cell table:style-name="ce2" table:formula="of:=1/(1+EXP(-[.X283]))" office:value-type="float" office:value="0.210984134661852">
            <text:p>0.211</text:p>
          </table:table-cell>
          <table:table-cell table:style-name="ce2" table:formula="of:=1/(1+EXP(-[.Y283]))" office:value-type="float" office:value="0.6319817098872">
            <text:p>0.632</text:p>
          </table:table-cell>
          <table:table-cell table:style-name="ce2" table:formula="of:=1/(1+EXP(-[.Z283]))" office:value-type="float" office:value="0.6319817098872">
            <text:p>0.632</text:p>
          </table:table-cell>
          <table:table-cell table:style-name="ce2" table:formula="of:=1/(1+EXP(-[.AA283]))" office:value-type="float" office:value="0.594865304464174">
            <text:p>0.595</text:p>
          </table:table-cell>
          <table:table-cell/>
          <table:table-cell table:style-name="ce2" table:formula="of:=[.AC283]*(1-[.AC283])" office:value-type="float" office:value="0.166469829582842">
            <text:p>0.166</text:p>
          </table:table-cell>
          <table:table-cell table:style-name="ce2" table:formula="of:=[.AD283]*(1-[.AD283])" office:value-type="float" office:value="0.232580828255251">
            <text:p>0.233</text:p>
          </table:table-cell>
          <table:table-cell table:style-name="ce2" table:formula="of:=[.AE283]*(1-[.AE283])" office:value-type="float" office:value="0.232580828255251">
            <text:p>0.233</text:p>
          </table:table-cell>
          <table:table-cell table:style-name="ce2" table:formula="of:=[.AF283]*(1-[.AF283])" office:value-type="float" office:value="0.24100057400892">
            <text:p>0.241</text:p>
          </table:table-cell>
          <table:table-cell/>
          <table:table-cell table:style-name="ce2" table:number-matrix-columns-spanned="4" table:number-matrix-rows-spanned="1" table:formula="of:=[.$AC$8:.$AF$8]-[.AC283:.AF283]" office:value-type="float" office:value="-0.203831346472956">
            <text:p>-0.204</text:p>
          </table:table-cell>
          <table:table-cell table:style-name="ce2" office:value-type="float" office:value="0.360374154284539">
            <text:p>0.360</text:p>
          </table:table-cell>
          <table:table-cell table:style-name="ce2" office:value-type="float" office:value="0.360374154284539">
            <text:p>0.360</text:p>
          </table:table-cell>
          <table:table-cell table:style-name="ce2" office:value-type="float" office:value="-0.587712516275277">
            <text:p>-0.588</text:p>
          </table:table-cell>
          <table:table-cell/>
          <table:table-cell table:number-matrix-columns-spanned="4" table:number-matrix-rows-spanned="1" table:formula="of:=[.AM283:.AP283]*[.AH283:.AK283]" office:value-type="float" office:value="-0.0339317695109941">
            <text:p>-0.0339317695</text:p>
          </table:table-cell>
          <table:table-cell office:value-type="float" office:value="0.0838161192852837">
            <text:p>0.0838161193</text:p>
          </table:table-cell>
          <table:table-cell office:value-type="float" office:value="0.0838161192852837">
            <text:p>0.0838161193</text:p>
          </table:table-cell>
          <table:table-cell office:value-type="float" office:value="-0.141639053774568">
            <text:p>-0.1416390538</text:p>
          </table:table-cell>
          <table:table-cell/>
          <table:table-cell table:number-matrix-columns-spanned="3" table:number-matrix-rows-spanned="4" table:formula="of:=TRANSPOSE([.J283:.M285])" office:value-type="float" office:value="0.525237252866803">
            <text:p>0.5252372529</text:p>
          </table:table-cell>
          <table:table-cell office:value-type="float" office:value="0.229046046046797">
            <text:p>0.22904604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83:.AU283];[.AW283:.AY286])" office:value-type="float" office:value="-0.0182749120934668">
            <text:p>-0.0182749121</text:p>
          </table:table-cell>
          <table:table-cell office:value-type="float" office:value="0.011390377736553">
            <text:p>0.0113903777</text:p>
          </table:table-cell>
          <table:table-cell office:value-type="float" office:value="-0.00793858471499498">
            <text:p>-0.0079385847</text:p>
          </table:table-cell>
          <table:table-cell/>
          <table:table-cell table:number-matrix-columns-spanned="3" table:number-matrix-rows-spanned="1" table:formula="of:=[.T283:.V283]+[.BA283:.BC283]" office:value-type="float" office:value="-2.14433462722245">
            <text:p>-2.1443346272</text:p>
          </table:table-cell>
          <table:table-cell office:value-type="float" office:value="3.08013951838412">
            <text:p>3.0801395184</text:p>
          </table:table-cell>
          <table:table-cell office:value-type="float" office:value="-0.913141166815282">
            <text:p>-0.9131411668</text:p>
          </table:table-cell>
          <table:table-cell/>
          <table:table-cell table:number-matrix-columns-spanned="4" table:number-matrix-rows-spanned="3" table:formula="of:=MMULT(TRANSPOSE([.BE283:.BG283]);[.AM283:.AP283])" office:value-type="float" office:value="0.437082614355335">
            <text:p>0.4370826144</text:p>
          </table:table-cell>
          <table:table-cell office:value-type="float" office:value="-0.772762777788341">
            <text:p>-0.7727627778</text:p>
          </table:table-cell>
          <table:table-cell office:value-type="float" office:value="-0.772762777788341">
            <text:p>-0.7727627778</text:p>
          </table:table-cell>
          <table:table-cell office:value-type="float" office:value="1.26025229950111">
            <text:p>1.2602522995</text:p>
          </table:table-cell>
          <table:table-cell/>
          <table:table-cell table:number-matrix-columns-spanned="4" table:number-matrix-rows-spanned="3" table:formula="of:=[.BI283:.BL285]*[.O283:.R285]" office:value-type="float" office:value="0.108992267396788">
            <text:p>0.1089922674</text:p>
          </table:table-cell>
          <table:table-cell office:value-type="float" office:value="-0.161090498556194">
            <text:p>-0.1610904986</text:p>
          </table:table-cell>
          <table:table-cell office:value-type="float" office:value="-0.161090498556194">
            <text:p>-0.1610904986</text:p>
          </table:table-cell>
          <table:table-cell office:value-type="float" office:value="0.172641537967768">
            <text:p>0.172641538</text:p>
          </table:table-cell>
          <table:table-cell/>
          <table:table-cell table:number-matrix-columns-spanned="3" table:number-matrix-rows-spanned="2" table:formula="of:=MMULT([.BN283:.BQ284];[.$O$2:.$Q$5])" office:value-type="float" office:value="0.0115510394115741">
            <text:p>0.0115510394</text:p>
          </table:table-cell>
          <table:table-cell office:value-type="float" office:value="0.0115510394115741">
            <text:p>0.0115510394</text:p>
          </table:table-cell>
          <table:table-cell office:value-type="float" office:value="-0.040547191747832">
            <text:p>-0.0405471917</text:p>
          </table:table-cell>
          <table:table-cell/>
          <table:table-cell table:number-matrix-columns-spanned="3" table:number-matrix-rows-spanned="2" table:formula="of:=[.A283:.C284]+[.BS283:.BU284]" office:value-type="float" office:value="0.776035291227783">
            <text:p>0.7760352912</text:p>
          </table:table-cell>
          <table:table-cell office:value-type="float" office:value="0.776035291227783">
            <text:p>0.7760352912</text:p>
          </table:table-cell>
          <table:table-cell office:value-type="float" office:value="0.0604876794520955">
            <text:p>0.0604876795</text:p>
          </table:table-cell>
          <table:table-cell/>
          <table:table-cell table:formula="of:=SUMSQ([.AM283:.AP283])" office:value-type="float" office:value="0.64669228174419">
            <text:p>0.6466922817</text:p>
          </table:table-cell>
          <table:table-cell table:number-columns-repeated="945"/>
        </table:table-row>
        <table:table-row table:style-name="ro2">
          <table:table-cell table:style-name="ce2" office:value-type="float" office:value="4.36062859849646">
            <text:p>4.361</text:p>
          </table:table-cell>
          <table:table-cell table:style-name="ce2" office:value-type="float" office:value="4.36062859849646">
            <text:p>4.361</text:p>
          </table:table-cell>
          <table:table-cell table:style-name="ce2" office:value-type="float" office:value="-1.21370559149914">
            <text:p>-1.214</text:p>
          </table:table-cell>
          <table:table-cell table:style-name="ce2"/>
          <table:table-cell table:style-name="ce2" office:value-type="float" office:value="-1.21370559149914">
            <text:p>-1.214</text:p>
          </table:table-cell>
          <table:table-cell table:style-name="ce2" office:value-type="float" office:value="3.14692300699732">
            <text:p>3.147</text:p>
          </table:table-cell>
          <table:table-cell table:style-name="ce2" office:value-type="float" office:value="3.14692300699732">
            <text:p>3.147</text:p>
          </table:table-cell>
          <table:table-cell table:style-name="ce2" office:value-type="float" office:value="7.50755160549378">
            <text:p>7.508</text:p>
          </table:table-cell>
          <table:table-cell table:style-name="ce2"/>
          <table:table-cell table:style-name="ce2" table:formula="of:=1/(1+EXP(-[.E284]))" office:value-type="float" office:value="0.229046046046797">
            <text:p>0.229</text:p>
          </table:table-cell>
          <table:table-cell table:style-name="ce2" table:formula="of:=1/(1+EXP(-[.F284]))" office:value-type="float" office:value="0.958787308358491">
            <text:p>0.959</text:p>
          </table:table-cell>
          <table:table-cell table:style-name="ce2" table:formula="of:=1/(1+EXP(-[.G284]))" office:value-type="float" office:value="0.958787308358491">
            <text:p>0.959</text:p>
          </table:table-cell>
          <table:table-cell table:style-name="ce2" table:formula="of:=1/(1+EXP(-[.H284]))" office:value-type="float" office:value="0.99945137772576">
            <text:p>0.999</text:p>
          </table:table-cell>
          <table:table-cell table:style-name="ce2"/>
          <table:table-cell table:style-name="ce2" table:formula="of:=[.J284]*(1-[.J284])" office:value-type="float" office:value="0.176583954837126">
            <text:p>0.177</text:p>
          </table:table-cell>
          <table:table-cell table:style-name="ce2" table:formula="of:=[.K284]*(1-[.K284])" office:value-type="float" office:value="0.0395142056891705">
            <text:p>0.040</text:p>
          </table:table-cell>
          <table:table-cell table:style-name="ce2" table:formula="of:=[.L284]*(1-[.L284])" office:value-type="float" office:value="0.0395142056891705">
            <text:p>0.040</text:p>
          </table:table-cell>
          <table:table-cell table:style-name="ce2" table:formula="of:=[.M284]*(1-[.M284])" office:value-type="float" office:value="0.000548321287840115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703812466080708">
            <text:p>0.7038124661</text:p>
          </table:table-cell>
          <table:table-cell office:value-type="float" office:value="0.958787308358491">
            <text:p>0.958787308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7828985356797">
            <text:p>-0.6278289854</text:p>
          </table:table-cell>
          <table:table-cell office:value-type="float" office:value="1.11000267401607">
            <text:p>1.110002674</text:p>
          </table:table-cell>
          <table:table-cell office:value-type="float" office:value="1.11000267401607">
            <text:p>1.110002674</text:p>
          </table:table-cell>
          <table:table-cell office:value-type="float" office:value="-1.81023654682845">
            <text:p>-1.8102365468</text:p>
          </table:table-cell>
          <table:table-cell/>
          <table:table-cell office:value-type="float" office:value="-0.110864525195683">
            <text:p>-0.1108645252</text:p>
          </table:table-cell>
          <table:table-cell office:value-type="float" office:value="0.0438608739766001">
            <text:p>0.043860874</text:p>
          </table:table-cell>
          <table:table-cell office:value-type="float" office:value="0.0438608739766001">
            <text:p>0.043860874</text:p>
          </table:table-cell>
          <table:table-cell office:value-type="float" office:value="-0.000992591234652219">
            <text:p>-0.0009925912</text:p>
          </table:table-cell>
          <table:table-cell/>
          <table:table-cell office:value-type="float" office:value="0.0428682827419478">
            <text:p>0.0428682827</text:p>
          </table:table-cell>
          <table:table-cell office:value-type="float" office:value="0.0428682827419478">
            <text:p>0.0428682827</text:p>
          </table:table-cell>
          <table:table-cell office:value-type="float" office:value="-0.0241353684771351">
            <text:p>-0.0241353685</text:p>
          </table:table-cell>
          <table:table-cell/>
          <table:table-cell office:value-type="float" office:value="4.4034968812384">
            <text:p>4.4034968812</text:p>
          </table:table-cell>
          <table:table-cell office:value-type="float" office:value="4.4034968812384">
            <text:p>4.4034968812</text:p>
          </table:table-cell>
          <table:table-cell office:value-type="float" office:value="-1.23784095997627">
            <text:p>-1.2378409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85]*(1-[.J285])" office:value-type="float" office:value="0">
            <text:p>0.000</text:p>
          </table:table-cell>
          <table:table-cell table:style-name="ce2" table:formula="of:=[.K285]*(1-[.K285])" office:value-type="float" office:value="0">
            <text:p>0.000</text:p>
          </table:table-cell>
          <table:table-cell table:style-name="ce2" table:formula="of:=[.L285]*(1-[.L285])" office:value-type="float" office:value="0">
            <text:p>0.000</text:p>
          </table:table-cell>
          <table:table-cell table:style-name="ce2" table:formula="of:=[.M285]*(1-[.M28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703812466080708">
            <text:p>0.7038124661</text:p>
          </table:table-cell>
          <table:table-cell office:value-type="float" office:value="0.958787308358491">
            <text:p>0.958787308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6126793551845">
            <text:p>0.1861267936</text:p>
          </table:table-cell>
          <table:table-cell office:value-type="float" office:value="-0.329072475733455">
            <text:p>-0.3290724757</text:p>
          </table:table-cell>
          <table:table-cell office:value-type="float" office:value="-0.329072475733455">
            <text:p>-0.3290724757</text:p>
          </table:table-cell>
          <table:table-cell office:value-type="float" office:value="0.536664492863552">
            <text:p>0.536664492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6170101094312">
            <text:p>0.8361701011</text:p>
          </table:table-cell>
          <table:table-cell office:value-type="float" office:value="0.99945137772576">
            <text:p>0.999451377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83:.BY284]" office:value-type="float" office:value="0.776035291227783">
            <text:p>0.776</text:p>
          </table:table-cell>
          <table:table-cell table:style-name="ce2" office:value-type="float" office:value="0.776035291227783">
            <text:p>0.776</text:p>
          </table:table-cell>
          <table:table-cell table:style-name="ce2" office:value-type="float" office:value="0.0604876794520955">
            <text:p>0.060</text:p>
          </table:table-cell>
          <table:table-cell table:style-name="ce2"/>
          <table:table-cell table:style-name="ce2" table:number-matrix-columns-spanned="4" table:number-matrix-rows-spanned="2" table:formula="of:=MMULT([.A288:.C289];[.$A$2:.$D$4])" office:value-type="float" office:value="0.0604876794520955">
            <text:p>0.060</text:p>
          </table:table-cell>
          <table:table-cell table:style-name="ce2" office:value-type="float" office:value="0.836522970679878">
            <text:p>0.837</text:p>
          </table:table-cell>
          <table:table-cell table:style-name="ce2" office:value-type="float" office:value="0.836522970679878">
            <text:p>0.837</text:p>
          </table:table-cell>
          <table:table-cell table:style-name="ce2" office:value-type="float" office:value="1.61255826190766">
            <text:p>1.613</text:p>
          </table:table-cell>
          <table:table-cell table:style-name="ce2"/>
          <table:table-cell table:style-name="ce2" table:formula="of:=1/(1+EXP(-[.E288]))" office:value-type="float" office:value="0.515117310927155">
            <text:p>0.515</text:p>
          </table:table-cell>
          <table:table-cell table:style-name="ce2" table:formula="of:=1/(1+EXP(-[.F288]))" office:value-type="float" office:value="0.697732408490352">
            <text:p>0.698</text:p>
          </table:table-cell>
          <table:table-cell table:style-name="ce2" table:formula="of:=1/(1+EXP(-[.G288]))" office:value-type="float" office:value="0.697732408490352">
            <text:p>0.698</text:p>
          </table:table-cell>
          <table:table-cell table:style-name="ce2" table:formula="of:=1/(1+EXP(-[.H288]))" office:value-type="float" office:value="0.833766264554486">
            <text:p>0.834</text:p>
          </table:table-cell>
          <table:table-cell table:style-name="ce2"/>
          <table:table-cell table:style-name="ce2" table:formula="of:=[.J288]*(1-[.J288])" office:value-type="float" office:value="0.249771466910332">
            <text:p>0.250</text:p>
          </table:table-cell>
          <table:table-cell table:style-name="ce2" table:formula="of:=[.K288]*(1-[.K288])" office:value-type="float" office:value="0.210901894632604">
            <text:p>0.211</text:p>
          </table:table-cell>
          <table:table-cell table:style-name="ce2" table:formula="of:=[.L288]*(1-[.L288])" office:value-type="float" office:value="0.210901894632604">
            <text:p>0.211</text:p>
          </table:table-cell>
          <table:table-cell table:style-name="ce2" table:formula="of:=[.M288]*(1-[.M288])" office:value-type="float" office:value="0.138600080645345">
            <text:p>0.139</text:p>
          </table:table-cell>
          <table:table-cell table:style-name="ce2"/>
          <table:table-cell table:style-name="ce2" table:number-matrix-columns-spanned="3" table:number-matrix-rows-spanned="1" table:formula="of:=[.BE283:.BG283]" office:value-type="float" office:value="-2.14433462722245">
            <text:p>-2.144</text:p>
          </table:table-cell>
          <table:table-cell table:style-name="ce2" office:value-type="float" office:value="3.08013951838412">
            <text:p>3.080</text:p>
          </table:table-cell>
          <table:table-cell table:style-name="ce2" office:value-type="float" office:value="-0.913141166815282">
            <text:p>-0.913</text:p>
          </table:table-cell>
          <table:table-cell table:style-name="ce2"/>
          <table:table-cell table:style-name="ce2" table:number-matrix-columns-spanned="4" table:number-matrix-rows-spanned="1" table:formula="of:=MMULT([.T288:.V288];[.J288:.M290])" office:value-type="float" office:value="-1.32527266216548">
            <text:p>-1.325</text:p>
          </table:table-cell>
          <table:table-cell table:style-name="ce2" office:value-type="float" office:value="0.54614622298928">
            <text:p>0.546</text:p>
          </table:table-cell>
          <table:table-cell table:style-name="ce2" office:value-type="float" office:value="0.54614622298928">
            <text:p>0.546</text:p>
          </table:table-cell>
          <table:table-cell table:style-name="ce2" office:value-type="float" office:value="0.377535548615898">
            <text:p>0.378</text:p>
          </table:table-cell>
          <table:table-cell table:style-name="ce2"/>
          <table:table-cell table:style-name="ce2" table:formula="of:=1/(1+EXP(-[.X288]))" office:value-type="float" office:value="0.209942397453967">
            <text:p>0.210</text:p>
          </table:table-cell>
          <table:table-cell table:style-name="ce2" table:formula="of:=1/(1+EXP(-[.Y288]))" office:value-type="float" office:value="0.633241023968838">
            <text:p>0.633</text:p>
          </table:table-cell>
          <table:table-cell table:style-name="ce2" table:formula="of:=1/(1+EXP(-[.Z288]))" office:value-type="float" office:value="0.633241023968838">
            <text:p>0.633</text:p>
          </table:table-cell>
          <table:table-cell table:style-name="ce2" table:formula="of:=1/(1+EXP(-[.AA288]))" office:value-type="float" office:value="0.59327856998495">
            <text:p>0.593</text:p>
          </table:table-cell>
          <table:table-cell/>
          <table:table-cell table:style-name="ce2" table:formula="of:=[.AC288]*(1-[.AC288])" office:value-type="float" office:value="0.165866587205247">
            <text:p>0.166</text:p>
          </table:table-cell>
          <table:table-cell table:style-name="ce2" table:formula="of:=[.AD288]*(1-[.AD288])" office:value-type="float" office:value="0.232246829531735">
            <text:p>0.232</text:p>
          </table:table-cell>
          <table:table-cell table:style-name="ce2" table:formula="of:=[.AE288]*(1-[.AE288])" office:value-type="float" office:value="0.232246829531735">
            <text:p>0.232</text:p>
          </table:table-cell>
          <table:table-cell table:style-name="ce2" table:formula="of:=[.AF288]*(1-[.AF288])" office:value-type="float" office:value="0.241299108381563">
            <text:p>0.241</text:p>
          </table:table-cell>
          <table:table-cell/>
          <table:table-cell table:style-name="ce2" table:number-matrix-columns-spanned="4" table:number-matrix-rows-spanned="1" table:formula="of:=[.$AC$8:.$AF$8]-[.AC288:.AF288]" office:value-type="float" office:value="-0.20278960926507">
            <text:p>-0.203</text:p>
          </table:table-cell>
          <table:table-cell table:style-name="ce2" office:value-type="float" office:value="0.359114840202901">
            <text:p>0.359</text:p>
          </table:table-cell>
          <table:table-cell table:style-name="ce2" office:value-type="float" office:value="0.359114840202901">
            <text:p>0.359</text:p>
          </table:table-cell>
          <table:table-cell table:style-name="ce2" office:value-type="float" office:value="-0.586125781796054">
            <text:p>-0.586</text:p>
          </table:table-cell>
          <table:table-cell/>
          <table:table-cell table:number-matrix-columns-spanned="4" table:number-matrix-rows-spanned="1" table:formula="of:=[.AM288:.AP288]*[.AH288:.AK288]" office:value-type="float" office:value="-0.0336360204094828">
            <text:p>-0.0336360204</text:p>
          </table:table-cell>
          <table:table-cell office:value-type="float" office:value="0.0834032830749197">
            <text:p>0.0834032831</text:p>
          </table:table-cell>
          <table:table-cell office:value-type="float" office:value="0.0834032830749197">
            <text:p>0.0834032831</text:p>
          </table:table-cell>
          <table:table-cell office:value-type="float" office:value="-0.141431628546834">
            <text:p>-0.1414316285</text:p>
          </table:table-cell>
          <table:table-cell/>
          <table:table-cell table:number-matrix-columns-spanned="3" table:number-matrix-rows-spanned="4" table:formula="of:=TRANSPOSE([.J288:.M290])" office:value-type="float" office:value="0.515117310927155">
            <text:p>0.5151173109</text:p>
          </table:table-cell>
          <table:table-cell office:value-type="float" office:value="0.224812021474886">
            <text:p>0.224812021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88:.AU288];[.AW288:.AY291])" office:value-type="float" office:value="-0.0188610698552425">
            <text:p>-0.0188610699</text:p>
          </table:table-cell>
          <table:table-cell office:value-type="float" office:value="0.0111339849105517">
            <text:p>0.0111339849</text:p>
          </table:table-cell>
          <table:table-cell office:value-type="float" office:value="-0.00826108280647756">
            <text:p>-0.0082610828</text:p>
          </table:table-cell>
          <table:table-cell/>
          <table:table-cell table:number-matrix-columns-spanned="3" table:number-matrix-rows-spanned="1" table:formula="of:=[.T288:.V288]+[.BA288:.BC288]" office:value-type="float" office:value="-2.16319569707769">
            <text:p>-2.1631956971</text:p>
          </table:table-cell>
          <table:table-cell office:value-type="float" office:value="3.09127350329467">
            <text:p>3.0912735033</text:p>
          </table:table-cell>
          <table:table-cell office:value-type="float" office:value="-0.92140224962176">
            <text:p>-0.9214022496</text:p>
          </table:table-cell>
          <table:table-cell/>
          <table:table-cell table:number-matrix-columns-spanned="4" table:number-matrix-rows-spanned="3" table:formula="of:=MMULT(TRANSPOSE([.BE288:.BG288]);[.AM288:.AP288])" office:value-type="float" office:value="0.438673610174265">
            <text:p>0.4386736102</text:p>
          </table:table-cell>
          <table:table-cell office:value-type="float" office:value="-0.776835677083658">
            <text:p>-0.7768356771</text:p>
          </table:table-cell>
          <table:table-cell office:value-type="float" office:value="-0.776835677083658">
            <text:p>-0.7768356771</text:p>
          </table:table-cell>
          <table:table-cell office:value-type="float" office:value="1.26790476912752">
            <text:p>1.2679047691</text:p>
          </table:table-cell>
          <table:table-cell/>
          <table:table-cell table:number-matrix-columns-spanned="4" table:number-matrix-rows-spanned="3" table:formula="of:=[.BI288:.BL290]*[.O288:.R290]" office:value-type="float" office:value="0.109568151108077">
            <text:p>0.1095681511</text:p>
          </table:table-cell>
          <table:table-cell office:value-type="float" office:value="-0.163836116115146">
            <text:p>-0.1638361161</text:p>
          </table:table-cell>
          <table:table-cell office:value-type="float" office:value="-0.163836116115146">
            <text:p>-0.1638361161</text:p>
          </table:table-cell>
          <table:table-cell office:value-type="float" office:value="0.175731703251691">
            <text:p>0.1757317033</text:p>
          </table:table-cell>
          <table:table-cell/>
          <table:table-cell table:number-matrix-columns-spanned="3" table:number-matrix-rows-spanned="2" table:formula="of:=MMULT([.BN288:.BQ289];[.$O$2:.$Q$5])" office:value-type="float" office:value="0.011895587136546">
            <text:p>0.0118955871</text:p>
          </table:table-cell>
          <table:table-cell office:value-type="float" office:value="0.011895587136546">
            <text:p>0.0118955871</text:p>
          </table:table-cell>
          <table:table-cell office:value-type="float" office:value="-0.0423723778705223">
            <text:p>-0.0423723779</text:p>
          </table:table-cell>
          <table:table-cell/>
          <table:table-cell table:number-matrix-columns-spanned="3" table:number-matrix-rows-spanned="2" table:formula="of:=[.A288:.C289]+[.BS288:.BU289]" office:value-type="float" office:value="0.787930878364328">
            <text:p>0.7879308784</text:p>
          </table:table-cell>
          <table:table-cell office:value-type="float" office:value="0.787930878364328">
            <text:p>0.7879308784</text:p>
          </table:table-cell>
          <table:table-cell office:value-type="float" office:value="0.0181153015815732">
            <text:p>0.0181153016</text:p>
          </table:table-cell>
          <table:table-cell/>
          <table:table-cell table:formula="of:=SUMSQ([.AM288:.AP288])" office:value-type="float" office:value="0.642593994619826">
            <text:p>0.6425939946</text:p>
          </table:table-cell>
          <table:table-cell table:number-columns-repeated="945"/>
        </table:table-row>
        <table:table-row table:style-name="ro2">
          <table:table-cell table:style-name="ce2" office:value-type="float" office:value="4.4034968812384">
            <text:p>4.403</text:p>
          </table:table-cell>
          <table:table-cell table:style-name="ce2" office:value-type="float" office:value="4.4034968812384">
            <text:p>4.403</text:p>
          </table:table-cell>
          <table:table-cell table:style-name="ce2" office:value-type="float" office:value="-1.23784095997627">
            <text:p>-1.238</text:p>
          </table:table-cell>
          <table:table-cell table:style-name="ce2"/>
          <table:table-cell table:style-name="ce2" office:value-type="float" office:value="-1.23784095997627">
            <text:p>-1.238</text:p>
          </table:table-cell>
          <table:table-cell table:style-name="ce2" office:value-type="float" office:value="3.16565592126213">
            <text:p>3.166</text:p>
          </table:table-cell>
          <table:table-cell table:style-name="ce2" office:value-type="float" office:value="3.16565592126213">
            <text:p>3.166</text:p>
          </table:table-cell>
          <table:table-cell table:style-name="ce2" office:value-type="float" office:value="7.56915280250054">
            <text:p>7.569</text:p>
          </table:table-cell>
          <table:table-cell table:style-name="ce2"/>
          <table:table-cell table:style-name="ce2" table:formula="of:=1/(1+EXP(-[.E289]))" office:value-type="float" office:value="0.224812021474886">
            <text:p>0.225</text:p>
          </table:table-cell>
          <table:table-cell table:style-name="ce2" table:formula="of:=1/(1+EXP(-[.F289]))" office:value-type="float" office:value="0.959521195785382">
            <text:p>0.960</text:p>
          </table:table-cell>
          <table:table-cell table:style-name="ce2" table:formula="of:=1/(1+EXP(-[.G289]))" office:value-type="float" office:value="0.959521195785382">
            <text:p>0.960</text:p>
          </table:table-cell>
          <table:table-cell table:style-name="ce2" table:formula="of:=1/(1+EXP(-[.H289]))" office:value-type="float" office:value="0.999484136725183">
            <text:p>0.999</text:p>
          </table:table-cell>
          <table:table-cell table:style-name="ce2"/>
          <table:table-cell table:style-name="ce2" table:formula="of:=[.J289]*(1-[.J289])" office:value-type="float" office:value="0.174271576475261">
            <text:p>0.174</text:p>
          </table:table-cell>
          <table:table-cell table:style-name="ce2" table:formula="of:=[.K289]*(1-[.K289])" office:value-type="float" office:value="0.0388402706239727">
            <text:p>0.039</text:p>
          </table:table-cell>
          <table:table-cell table:style-name="ce2" table:formula="of:=[.L289]*(1-[.L289])" office:value-type="float" office:value="0.0388402706239727">
            <text:p>0.039</text:p>
          </table:table-cell>
          <table:table-cell table:style-name="ce2" table:formula="of:=[.M289]*(1-[.M289])" office:value-type="float" office:value="0.000515597159898592">
            <text:p>0.001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97732408490352">
            <text:p>0.6977324085</text:p>
          </table:table-cell>
          <table:table-cell office:value-type="float" office:value="0.959521195785382">
            <text:p>0.959521195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6878145864591">
            <text:p>-0.6268781459</text:p>
          </table:table-cell>
          <table:table-cell office:value-type="float" office:value="1.11012219015913">
            <text:p>1.1101221902</text:p>
          </table:table-cell>
          <table:table-cell office:value-type="float" office:value="1.11012219015913">
            <text:p>1.1101221902</text:p>
          </table:table-cell>
          <table:table-cell office:value-type="float" office:value="-1.81187509886402">
            <text:p>-1.8118750989</text:p>
          </table:table-cell>
          <table:table-cell/>
          <table:table-cell office:value-type="float" office:value="-0.109247042737711">
            <text:p>-0.1092470427</text:p>
          </table:table-cell>
          <table:table-cell office:value-type="float" office:value="0.043117446291458">
            <text:p>0.0431174463</text:p>
          </table:table-cell>
          <table:table-cell office:value-type="float" office:value="0.043117446291458">
            <text:p>0.0431174463</text:p>
          </table:table-cell>
          <table:table-cell office:value-type="float" office:value="-0.000934197655065267">
            <text:p>-0.0009341977</text:p>
          </table:table-cell>
          <table:table-cell/>
          <table:table-cell office:value-type="float" office:value="0.0421832486363927">
            <text:p>0.0421832486</text:p>
          </table:table-cell>
          <table:table-cell office:value-type="float" office:value="0.0421832486363927">
            <text:p>0.0421832486</text:p>
          </table:table-cell>
          <table:table-cell office:value-type="float" office:value="-0.0239463478098606">
            <text:p>-0.0239463478</text:p>
          </table:table-cell>
          <table:table-cell/>
          <table:table-cell office:value-type="float" office:value="4.4456801298748">
            <text:p>4.4456801299</text:p>
          </table:table-cell>
          <table:table-cell office:value-type="float" office:value="4.4456801298748">
            <text:p>4.4456801299</text:p>
          </table:table-cell>
          <table:table-cell office:value-type="float" office:value="-1.26178730778613">
            <text:p>-1.261787307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90]*(1-[.J290])" office:value-type="float" office:value="0">
            <text:p>0.000</text:p>
          </table:table-cell>
          <table:table-cell table:style-name="ce2" table:formula="of:=[.K290]*(1-[.K290])" office:value-type="float" office:value="0">
            <text:p>0.000</text:p>
          </table:table-cell>
          <table:table-cell table:style-name="ce2" table:formula="of:=[.L290]*(1-[.L290])" office:value-type="float" office:value="0">
            <text:p>0.000</text:p>
          </table:table-cell>
          <table:table-cell table:style-name="ce2" table:formula="of:=[.M290]*(1-[.M29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97732408490352">
            <text:p>0.6977324085</text:p>
          </table:table-cell>
          <table:table-cell office:value-type="float" office:value="0.959521195785382">
            <text:p>0.959521195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6850802176753">
            <text:p>0.1868508022</text:p>
          </table:table-cell>
          <table:table-cell office:value-type="float" office:value="-0.330889221635512">
            <text:p>-0.3308892216</text:p>
          </table:table-cell>
          <table:table-cell office:value-type="float" office:value="-0.330889221635512">
            <text:p>-0.3308892216</text:p>
          </table:table-cell>
          <table:table-cell office:value-type="float" office:value="0.540057613908197">
            <text:p>0.540057613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3766264554486">
            <text:p>0.8337662646</text:p>
          </table:table-cell>
          <table:table-cell office:value-type="float" office:value="0.999484136725183">
            <text:p>0.999484136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88:.BY289]" office:value-type="float" office:value="0.787930878364328">
            <text:p>0.788</text:p>
          </table:table-cell>
          <table:table-cell table:style-name="ce2" office:value-type="float" office:value="0.787930878364328">
            <text:p>0.788</text:p>
          </table:table-cell>
          <table:table-cell table:style-name="ce2" office:value-type="float" office:value="0.0181153015815732">
            <text:p>0.018</text:p>
          </table:table-cell>
          <table:table-cell table:style-name="ce2"/>
          <table:table-cell table:style-name="ce2" table:number-matrix-columns-spanned="4" table:number-matrix-rows-spanned="2" table:formula="of:=MMULT([.A293:.C294];[.$A$2:.$D$4])" office:value-type="float" office:value="0.0181153015815732">
            <text:p>0.018</text:p>
          </table:table-cell>
          <table:table-cell table:style-name="ce2" office:value-type="float" office:value="0.806046179945902">
            <text:p>0.806</text:p>
          </table:table-cell>
          <table:table-cell table:style-name="ce2" office:value-type="float" office:value="0.806046179945902">
            <text:p>0.806</text:p>
          </table:table-cell>
          <table:table-cell table:style-name="ce2" office:value-type="float" office:value="1.59397705831023">
            <text:p>1.594</text:p>
          </table:table-cell>
          <table:table-cell table:style-name="ce2"/>
          <table:table-cell table:style-name="ce2" table:formula="of:=1/(1+EXP(-[.E293]))" office:value-type="float" office:value="0.504528701549612">
            <text:p>0.505</text:p>
          </table:table-cell>
          <table:table-cell table:style-name="ce2" table:formula="of:=1/(1+EXP(-[.F293]))" office:value-type="float" office:value="0.69126632986635">
            <text:p>0.691</text:p>
          </table:table-cell>
          <table:table-cell table:style-name="ce2" table:formula="of:=1/(1+EXP(-[.G293]))" office:value-type="float" office:value="0.69126632986635">
            <text:p>0.691</text:p>
          </table:table-cell>
          <table:table-cell table:style-name="ce2" table:formula="of:=1/(1+EXP(-[.H293]))" office:value-type="float" office:value="0.831174911797858">
            <text:p>0.831</text:p>
          </table:table-cell>
          <table:table-cell table:style-name="ce2"/>
          <table:table-cell table:style-name="ce2" table:formula="of:=[.J293]*(1-[.J293])" office:value-type="float" office:value="0.249979490862275">
            <text:p>0.250</text:p>
          </table:table-cell>
          <table:table-cell table:style-name="ce2" table:formula="of:=[.K293]*(1-[.K293])" office:value-type="float" office:value="0.213417191059457">
            <text:p>0.213</text:p>
          </table:table-cell>
          <table:table-cell table:style-name="ce2" table:formula="of:=[.L293]*(1-[.L293])" office:value-type="float" office:value="0.213417191059457">
            <text:p>0.213</text:p>
          </table:table-cell>
          <table:table-cell table:style-name="ce2" table:formula="of:=[.M293]*(1-[.M293])" office:value-type="float" office:value="0.140323177795681">
            <text:p>0.140</text:p>
          </table:table-cell>
          <table:table-cell table:style-name="ce2"/>
          <table:table-cell table:style-name="ce2" table:number-matrix-columns-spanned="3" table:number-matrix-rows-spanned="1" table:formula="of:=[.BE288:.BG288]" office:value-type="float" office:value="-2.16319569707769">
            <text:p>-2.163</text:p>
          </table:table-cell>
          <table:table-cell table:style-name="ce2" office:value-type="float" office:value="3.09127350329467">
            <text:p>3.091</text:p>
          </table:table-cell>
          <table:table-cell table:style-name="ce2" office:value-type="float" office:value="-0.92140224962176">
            <text:p>-0.921</text:p>
          </table:table-cell>
          <table:table-cell table:style-name="ce2"/>
          <table:table-cell table:style-name="ce2" table:number-matrix-columns-spanned="4" table:number-matrix-rows-spanned="1" table:formula="of:=MMULT([.T293:.V293];[.J293:.M295])" office:value-type="float" office:value="-1.33065646141584">
            <text:p>-1.331</text:p>
          </table:table-cell>
          <table:table-cell table:style-name="ce2" office:value-type="float" office:value="0.551567221545311">
            <text:p>0.552</text:p>
          </table:table-cell>
          <table:table-cell table:style-name="ce2" office:value-type="float" office:value="0.551567221545311">
            <text:p>0.552</text:p>
          </table:table-cell>
          <table:table-cell table:style-name="ce2" office:value-type="float" office:value="0.370376038537637">
            <text:p>0.370</text:p>
          </table:table-cell>
          <table:table-cell table:style-name="ce2"/>
          <table:table-cell table:style-name="ce2" table:formula="of:=1/(1+EXP(-[.X293]))" office:value-type="float" office:value="0.209050799529643">
            <text:p>0.209</text:p>
          </table:table-cell>
          <table:table-cell table:style-name="ce2" table:formula="of:=1/(1+EXP(-[.Y293]))" office:value-type="float" office:value="0.634499121892">
            <text:p>0.634</text:p>
          </table:table-cell>
          <table:table-cell table:style-name="ce2" table:formula="of:=1/(1+EXP(-[.Z293]))" office:value-type="float" office:value="0.634499121892">
            <text:p>0.634</text:p>
          </table:table-cell>
          <table:table-cell table:style-name="ce2" table:formula="of:=1/(1+EXP(-[.AA293]))" office:value-type="float" office:value="0.591549839474838">
            <text:p>0.592</text:p>
          </table:table-cell>
          <table:table-cell/>
          <table:table-cell table:style-name="ce2" table:formula="of:=[.AC293]*(1-[.AC293])" office:value-type="float" office:value="0.16534856274566">
            <text:p>0.165</text:p>
          </table:table-cell>
          <table:table-cell table:style-name="ce2" table:formula="of:=[.AD293]*(1-[.AD293])" office:value-type="float" office:value="0.231909986210281">
            <text:p>0.232</text:p>
          </table:table-cell>
          <table:table-cell table:style-name="ce2" table:formula="of:=[.AE293]*(1-[.AE293])" office:value-type="float" office:value="0.231909986210281">
            <text:p>0.232</text:p>
          </table:table-cell>
          <table:table-cell table:style-name="ce2" table:formula="of:=[.AF293]*(1-[.AF293])" office:value-type="float" office:value="0.241618626892131">
            <text:p>0.242</text:p>
          </table:table-cell>
          <table:table-cell/>
          <table:table-cell table:style-name="ce2" table:number-matrix-columns-spanned="4" table:number-matrix-rows-spanned="1" table:formula="of:=[.$AC$8:.$AF$8]-[.AC293:.AF293]" office:value-type="float" office:value="-0.201898011340747">
            <text:p>-0.202</text:p>
          </table:table-cell>
          <table:table-cell table:style-name="ce2" office:value-type="float" office:value="0.35785674227974">
            <text:p>0.358</text:p>
          </table:table-cell>
          <table:table-cell table:style-name="ce2" office:value-type="float" office:value="0.35785674227974">
            <text:p>0.358</text:p>
          </table:table-cell>
          <table:table-cell table:style-name="ce2" office:value-type="float" office:value="-0.584397051285942">
            <text:p>-0.584</text:p>
          </table:table-cell>
          <table:table-cell/>
          <table:table-cell table:number-matrix-columns-spanned="4" table:number-matrix-rows-spanned="1" table:formula="of:=[.AM293:.AP293]*[.AH293:.AK293]" office:value-type="float" office:value="-0.0333835459963994">
            <text:p>-0.033383546</text:p>
          </table:table-cell>
          <table:table-cell office:value-type="float" office:value="0.0829905521673505">
            <text:p>0.0829905522</text:p>
          </table:table-cell>
          <table:table-cell office:value-type="float" office:value="0.0829905521673505">
            <text:p>0.0829905522</text:p>
          </table:table-cell>
          <table:table-cell office:value-type="float" office:value="-0.14120121309152">
            <text:p>-0.1412012131</text:p>
          </table:table-cell>
          <table:table-cell/>
          <table:table-cell table:number-matrix-columns-spanned="3" table:number-matrix-rows-spanned="4" table:formula="of:=TRANSPOSE([.J293:.M295])" office:value-type="float" office:value="0.504528701549612">
            <text:p>0.5045287015</text:p>
          </table:table-cell>
          <table:table-cell office:value-type="float" office:value="0.220666370582612">
            <text:p>0.220666370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93:.AU293];[.AW293:.AY296])" office:value-type="float" office:value="-0.0194687141311671">
            <text:p>-0.0194687141</text:p>
          </table:table-cell>
          <table:table-cell office:value-type="float" office:value="0.0108797090499576">
            <text:p>0.010879709</text:p>
          </table:table-cell>
          <table:table-cell office:value-type="float" office:value="-0.0086036547532182">
            <text:p>-0.0086036548</text:p>
          </table:table-cell>
          <table:table-cell/>
          <table:table-cell table:number-matrix-columns-spanned="3" table:number-matrix-rows-spanned="1" table:formula="of:=[.T293:.V293]+[.BA293:.BC293]" office:value-type="float" office:value="-2.18266441120885">
            <text:p>-2.1826644112</text:p>
          </table:table-cell>
          <table:table-cell office:value-type="float" office:value="3.10215321234463">
            <text:p>3.1021532123</text:p>
          </table:table-cell>
          <table:table-cell office:value-type="float" office:value="-0.930005904374978">
            <text:p>-0.9300059044</text:p>
          </table:table-cell>
          <table:table-cell/>
          <table:table-cell table:number-matrix-columns-spanned="4" table:number-matrix-rows-spanned="3" table:formula="of:=MMULT(TRANSPOSE([.BE293:.BG293]);[.AM293:.AP293])" office:value-type="float" office:value="0.440675604047289">
            <text:p>0.440675604</text:p>
          </table:table-cell>
          <table:table-cell office:value-type="float" office:value="-0.781081175685127">
            <text:p>-0.7810811757</text:p>
          </table:table-cell>
          <table:table-cell office:value-type="float" office:value="-0.781081175685127">
            <text:p>-0.7810811757</text:p>
          </table:table-cell>
          <table:table-cell office:value-type="float" office:value="1.27554264585722">
            <text:p>1.2755426459</text:p>
          </table:table-cell>
          <table:table-cell/>
          <table:table-cell table:number-matrix-columns-spanned="4" table:number-matrix-rows-spanned="3" table:formula="of:=[.BI293:.BL295]*[.O293:.R295]" office:value-type="float" office:value="0.110159863135167">
            <text:p>0.1101598631</text:p>
          </table:table-cell>
          <table:table-cell office:value-type="float" office:value="-0.166696150504138">
            <text:p>-0.1666961505</text:p>
          </table:table-cell>
          <table:table-cell office:value-type="float" office:value="-0.166696150504138">
            <text:p>-0.1666961505</text:p>
          </table:table-cell>
          <table:table-cell office:value-type="float" office:value="0.178988197480596">
            <text:p>0.1789881975</text:p>
          </table:table-cell>
          <table:table-cell/>
          <table:table-cell table:number-matrix-columns-spanned="3" table:number-matrix-rows-spanned="2" table:formula="of:=MMULT([.BN293:.BQ294];[.$O$2:.$Q$5])" office:value-type="float" office:value="0.0122920469764587">
            <text:p>0.012292047</text:p>
          </table:table-cell>
          <table:table-cell office:value-type="float" office:value="0.0122920469764587">
            <text:p>0.012292047</text:p>
          </table:table-cell>
          <table:table-cell office:value-type="float" office:value="-0.0442442403925123">
            <text:p>-0.0442442404</text:p>
          </table:table-cell>
          <table:table-cell/>
          <table:table-cell table:number-matrix-columns-spanned="3" table:number-matrix-rows-spanned="2" table:formula="of:=[.A293:.C294]+[.BS293:.BU294]" office:value-type="float" office:value="0.800222925340787">
            <text:p>0.8002229253</text:p>
          </table:table-cell>
          <table:table-cell office:value-type="float" office:value="0.800222925340787">
            <text:p>0.8002229253</text:p>
          </table:table-cell>
          <table:table-cell office:value-type="float" office:value="-0.0261289388109391">
            <text:p>-0.0261289388</text:p>
          </table:table-cell>
          <table:table-cell/>
          <table:table-cell table:formula="of:=SUMSQ([.AM293:.AP293])" office:value-type="float" office:value="0.638405616525188">
            <text:p>0.6384056165</text:p>
          </table:table-cell>
          <table:table-cell table:number-columns-repeated="945"/>
        </table:table-row>
        <table:table-row table:style-name="ro2">
          <table:table-cell table:style-name="ce2" office:value-type="float" office:value="4.4456801298748">
            <text:p>4.446</text:p>
          </table:table-cell>
          <table:table-cell table:style-name="ce2" office:value-type="float" office:value="4.4456801298748">
            <text:p>4.446</text:p>
          </table:table-cell>
          <table:table-cell table:style-name="ce2" office:value-type="float" office:value="-1.26178730778613">
            <text:p>-1.262</text:p>
          </table:table-cell>
          <table:table-cell table:style-name="ce2"/>
          <table:table-cell table:style-name="ce2" office:value-type="float" office:value="-1.26178730778613">
            <text:p>-1.262</text:p>
          </table:table-cell>
          <table:table-cell table:style-name="ce2" office:value-type="float" office:value="3.18389282208867">
            <text:p>3.184</text:p>
          </table:table-cell>
          <table:table-cell table:style-name="ce2" office:value-type="float" office:value="3.18389282208867">
            <text:p>3.184</text:p>
          </table:table-cell>
          <table:table-cell table:style-name="ce2" office:value-type="float" office:value="7.62957295196346">
            <text:p>7.630</text:p>
          </table:table-cell>
          <table:table-cell table:style-name="ce2"/>
          <table:table-cell table:style-name="ce2" table:formula="of:=1/(1+EXP(-[.E294]))" office:value-type="float" office:value="0.220666370582612">
            <text:p>0.221</text:p>
          </table:table-cell>
          <table:table-cell table:style-name="ce2" table:formula="of:=1/(1+EXP(-[.F294]))" office:value-type="float" office:value="0.960223616029129">
            <text:p>0.960</text:p>
          </table:table-cell>
          <table:table-cell table:style-name="ce2" table:formula="of:=1/(1+EXP(-[.G294]))" office:value-type="float" office:value="0.960223616029129">
            <text:p>0.960</text:p>
          </table:table-cell>
          <table:table-cell table:style-name="ce2" table:formula="of:=1/(1+EXP(-[.H294]))" office:value-type="float" office:value="0.999514367650218">
            <text:p>1.000</text:p>
          </table:table-cell>
          <table:table-cell table:style-name="ce2"/>
          <table:table-cell table:style-name="ce2" table:formula="of:=[.J294]*(1-[.J294])" office:value-type="float" office:value="0.17197272347651">
            <text:p>0.172</text:p>
          </table:table-cell>
          <table:table-cell table:style-name="ce2" table:formula="of:=[.K294]*(1-[.K294])" office:value-type="float" office:value="0.0381942232490726">
            <text:p>0.038</text:p>
          </table:table-cell>
          <table:table-cell table:style-name="ce2" table:formula="of:=[.L294]*(1-[.L294])" office:value-type="float" office:value="0.0381942232490726">
            <text:p>0.038</text:p>
          </table:table-cell>
          <table:table-cell table:style-name="ce2" table:formula="of:=[.M294]*(1-[.M294])" office:value-type="float" office:value="0.000485396511002785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9126632986635">
            <text:p>0.6912663299</text:p>
          </table:table-cell>
          <table:table-cell office:value-type="float" office:value="0.960223616029129">
            <text:p>0.96022361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631856444669">
            <text:p>-0.6263185644</text:p>
          </table:table-cell>
          <table:table-cell office:value-type="float" office:value="1.11012644262228">
            <text:p>1.1101264426</text:p>
          </table:table-cell>
          <table:table-cell office:value-type="float" office:value="1.11012644262228">
            <text:p>1.1101264426</text:p>
          </table:table-cell>
          <table:table-cell office:value-type="float" office:value="-1.81288918993141">
            <text:p>-1.8128891899</text:p>
          </table:table-cell>
          <table:table-cell/>
          <table:table-cell office:value-type="float" office:value="-0.107709709291795">
            <text:p>-0.1077097093</text:p>
          </table:table-cell>
          <table:table-cell office:value-type="float" office:value="0.0424004171842142">
            <text:p>0.0424004172</text:p>
          </table:table-cell>
          <table:table-cell office:value-type="float" office:value="0.0424004171842142">
            <text:p>0.0424004172</text:p>
          </table:table-cell>
          <table:table-cell office:value-type="float" office:value="-0.000879970087627373">
            <text:p>-0.0008799701</text:p>
          </table:table-cell>
          <table:table-cell/>
          <table:table-cell office:value-type="float" office:value="0.0415204470965868">
            <text:p>0.0415204471</text:p>
          </table:table-cell>
          <table:table-cell office:value-type="float" office:value="0.0415204470965868">
            <text:p>0.0415204471</text:p>
          </table:table-cell>
          <table:table-cell office:value-type="float" office:value="-0.0237888450109941">
            <text:p>-0.023788845</text:p>
          </table:table-cell>
          <table:table-cell/>
          <table:table-cell office:value-type="float" office:value="4.48720057697138">
            <text:p>4.487200577</text:p>
          </table:table-cell>
          <table:table-cell office:value-type="float" office:value="4.48720057697138">
            <text:p>4.487200577</text:p>
          </table:table-cell>
          <table:table-cell office:value-type="float" office:value="-1.28557615279713">
            <text:p>-1.285576152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295]*(1-[.J295])" office:value-type="float" office:value="0">
            <text:p>0.000</text:p>
          </table:table-cell>
          <table:table-cell table:style-name="ce2" table:formula="of:=[.K295]*(1-[.K295])" office:value-type="float" office:value="0">
            <text:p>0.000</text:p>
          </table:table-cell>
          <table:table-cell table:style-name="ce2" table:formula="of:=[.L295]*(1-[.L295])" office:value-type="float" office:value="0">
            <text:p>0.000</text:p>
          </table:table-cell>
          <table:table-cell table:style-name="ce2" table:formula="of:=[.M295]*(1-[.M29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9126632986635">
            <text:p>0.6912663299</text:p>
          </table:table-cell>
          <table:table-cell office:value-type="float" office:value="0.960223616029129">
            <text:p>0.96022361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7766342628461">
            <text:p>0.1877663426</text:p>
          </table:table-cell>
          <table:table-cell office:value-type="float" office:value="-0.332808883240553">
            <text:p>-0.3328088832</text:p>
          </table:table-cell>
          <table:table-cell office:value-type="float" office:value="-0.332808883240553">
            <text:p>-0.3328088832</text:p>
          </table:table-cell>
          <table:table-cell office:value-type="float" office:value="0.543492708195253">
            <text:p>0.543492708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31174911797858">
            <text:p>0.8311749118</text:p>
          </table:table-cell>
          <table:table-cell office:value-type="float" office:value="0.999514367650218">
            <text:p>0.999514367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293:.BY294]" office:value-type="float" office:value="0.800222925340787">
            <text:p>0.800</text:p>
          </table:table-cell>
          <table:table-cell table:style-name="ce2" office:value-type="float" office:value="0.800222925340787">
            <text:p>0.800</text:p>
          </table:table-cell>
          <table:table-cell table:style-name="ce2" office:value-type="float" office:value="-0.0261289388109391">
            <text:p>-0.026</text:p>
          </table:table-cell>
          <table:table-cell table:style-name="ce2"/>
          <table:table-cell table:style-name="ce2" table:number-matrix-columns-spanned="4" table:number-matrix-rows-spanned="2" table:formula="of:=MMULT([.A298:.C299];[.$A$2:.$D$4])" office:value-type="float" office:value="-0.0261289388109391">
            <text:p>-0.026</text:p>
          </table:table-cell>
          <table:table-cell table:style-name="ce2" office:value-type="float" office:value="0.774093986529848">
            <text:p>0.774</text:p>
          </table:table-cell>
          <table:table-cell table:style-name="ce2" office:value-type="float" office:value="0.774093986529848">
            <text:p>0.774</text:p>
          </table:table-cell>
          <table:table-cell table:style-name="ce2" office:value-type="float" office:value="1.57431691187064">
            <text:p>1.574</text:p>
          </table:table-cell>
          <table:table-cell table:style-name="ce2"/>
          <table:table-cell table:style-name="ce2" table:formula="of:=1/(1+EXP(-[.E298]))" office:value-type="float" office:value="0.493468136913286">
            <text:p>0.493</text:p>
          </table:table-cell>
          <table:table-cell table:style-name="ce2" table:formula="of:=1/(1+EXP(-[.F298]))" office:value-type="float" office:value="0.684405839112502">
            <text:p>0.684</text:p>
          </table:table-cell>
          <table:table-cell table:style-name="ce2" table:formula="of:=1/(1+EXP(-[.G298]))" office:value-type="float" office:value="0.684405839112502">
            <text:p>0.684</text:p>
          </table:table-cell>
          <table:table-cell table:style-name="ce2" table:formula="of:=1/(1+EXP(-[.H298]))" office:value-type="float" office:value="0.828398147647894">
            <text:p>0.828</text:p>
          </table:table-cell>
          <table:table-cell table:style-name="ce2"/>
          <table:table-cell table:style-name="ce2" table:formula="of:=[.J298]*(1-[.J298])" office:value-type="float" office:value="0.249957334764616">
            <text:p>0.250</text:p>
          </table:table-cell>
          <table:table-cell table:style-name="ce2" table:formula="of:=[.K298]*(1-[.K298])" office:value-type="float" office:value="0.215994486501214">
            <text:p>0.216</text:p>
          </table:table-cell>
          <table:table-cell table:style-name="ce2" table:formula="of:=[.L298]*(1-[.L298])" office:value-type="float" office:value="0.215994486501214">
            <text:p>0.216</text:p>
          </table:table-cell>
          <table:table-cell table:style-name="ce2" table:formula="of:=[.M298]*(1-[.M298])" office:value-type="float" office:value="0.142154656621432">
            <text:p>0.142</text:p>
          </table:table-cell>
          <table:table-cell table:style-name="ce2"/>
          <table:table-cell table:style-name="ce2" table:number-matrix-columns-spanned="3" table:number-matrix-rows-spanned="1" table:formula="of:=[.BE293:.BG293]" office:value-type="float" office:value="-2.18266441120885">
            <text:p>-2.183</text:p>
          </table:table-cell>
          <table:table-cell table:style-name="ce2" office:value-type="float" office:value="3.10215321234463">
            <text:p>3.102</text:p>
          </table:table-cell>
          <table:table-cell table:style-name="ce2" office:value-type="float" office:value="-0.930005904374978">
            <text:p>-0.930</text:p>
          </table:table-cell>
          <table:table-cell table:style-name="ce2"/>
          <table:table-cell table:style-name="ce2" table:number-matrix-columns-spanned="4" table:number-matrix-rows-spanned="1" table:formula="of:=MMULT([.T298:.V298];[.J298:.M300])" office:value-type="float" office:value="-1.33514699805825">
            <text:p>-1.335</text:p>
          </table:table-cell>
          <table:table-cell table:style-name="ce2" office:value-type="float" office:value="0.557010459920411">
            <text:p>0.557</text:p>
          </table:table-cell>
          <table:table-cell table:style-name="ce2" office:value-type="float" office:value="0.557010459920411">
            <text:p>0.557</text:p>
          </table:table-cell>
          <table:table-cell table:style-name="ce2" office:value-type="float" office:value="0.362612277670573">
            <text:p>0.363</text:p>
          </table:table-cell>
          <table:table-cell table:style-name="ce2"/>
          <table:table-cell table:style-name="ce2" table:formula="of:=1/(1+EXP(-[.X298]))" office:value-type="float" office:value="0.208309265823113">
            <text:p>0.208</text:p>
          </table:table-cell>
          <table:table-cell table:style-name="ce2" table:formula="of:=1/(1+EXP(-[.Y298]))" office:value-type="float" office:value="0.635760536618667">
            <text:p>0.636</text:p>
          </table:table-cell>
          <table:table-cell table:style-name="ce2" table:formula="of:=1/(1+EXP(-[.Z298]))" office:value-type="float" office:value="0.635760536618667">
            <text:p>0.636</text:p>
          </table:table-cell>
          <table:table-cell table:style-name="ce2" table:formula="of:=1/(1+EXP(-[.AA298]))" office:value-type="float" office:value="0.589672645408535">
            <text:p>0.590</text:p>
          </table:table-cell>
          <table:table-cell/>
          <table:table-cell table:style-name="ce2" table:formula="of:=[.AC298]*(1-[.AC298])" office:value-type="float" office:value="0.164916515595349">
            <text:p>0.165</text:p>
          </table:table-cell>
          <table:table-cell table:style-name="ce2" table:formula="of:=[.AD298]*(1-[.AD298])" office:value-type="float" office:value="0.231569076697012">
            <text:p>0.232</text:p>
          </table:table-cell>
          <table:table-cell table:style-name="ce2" table:formula="of:=[.AE298]*(1-[.AE298])" office:value-type="float" office:value="0.231569076697012">
            <text:p>0.232</text:p>
          </table:table-cell>
          <table:table-cell table:style-name="ce2" table:formula="of:=[.AF298]*(1-[.AF298])" office:value-type="float" office:value="0.241958816665435">
            <text:p>0.242</text:p>
          </table:table-cell>
          <table:table-cell/>
          <table:table-cell table:style-name="ce2" table:number-matrix-columns-spanned="4" table:number-matrix-rows-spanned="1" table:formula="of:=[.$AC$8:.$AF$8]-[.AC298:.AF298]" office:value-type="float" office:value="-0.201156477634216">
            <text:p>-0.201</text:p>
          </table:table-cell>
          <table:table-cell table:style-name="ce2" office:value-type="float" office:value="0.356595327553073">
            <text:p>0.357</text:p>
          </table:table-cell>
          <table:table-cell table:style-name="ce2" office:value-type="float" office:value="0.356595327553073">
            <text:p>0.357</text:p>
          </table:table-cell>
          <table:table-cell table:style-name="ce2" office:value-type="float" office:value="-0.582519857219638">
            <text:p>-0.583</text:p>
          </table:table-cell>
          <table:table-cell/>
          <table:table-cell table:number-matrix-columns-spanned="4" table:number-matrix-rows-spanned="1" table:formula="of:=[.AM298:.AP298]*[.AH298:.AK298]" office:value-type="float" office:value="-0.0331740253808686">
            <text:p>-0.0331740254</text:p>
          </table:table-cell>
          <table:table-cell office:value-type="float" office:value="0.0825764507559335">
            <text:p>0.0825764508</text:p>
          </table:table-cell>
          <table:table-cell office:value-type="float" office:value="0.0825764507559335">
            <text:p>0.0825764508</text:p>
          </table:table-cell>
          <table:table-cell office:value-type="float" office:value="-0.140945815336982">
            <text:p>-0.1409458153</text:p>
          </table:table-cell>
          <table:table-cell/>
          <table:table-cell table:number-matrix-columns-spanned="3" table:number-matrix-rows-spanned="4" table:formula="of:=TRANSPOSE([.J298:.M300])" office:value-type="float" office:value="0.493468136913286">
            <text:p>0.4934681369</text:p>
          </table:table-cell>
          <table:table-cell office:value-type="float" office:value="0.216602534055705">
            <text:p>0.216602534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298:.AU298];[.AW298:.AY301])" office:value-type="float" office:value="-0.0200979667013957">
            <text:p>-0.0200979667</text:p>
          </table:table-cell>
          <table:table-cell office:value-type="float" office:value="0.0106277754779752">
            <text:p>0.0106277755</text:p>
          </table:table-cell>
          <table:table-cell office:value-type="float" office:value="-0.00896693920598365">
            <text:p>-0.0089669392</text:p>
          </table:table-cell>
          <table:table-cell/>
          <table:table-cell table:number-matrix-columns-spanned="3" table:number-matrix-rows-spanned="1" table:formula="of:=[.T298:.V298]+[.BA298:.BC298]" office:value-type="float" office:value="-2.20276237791025">
            <text:p>-2.2027623779</text:p>
          </table:table-cell>
          <table:table-cell office:value-type="float" office:value="3.11278098782261">
            <text:p>3.1127809878</text:p>
          </table:table-cell>
          <table:table-cell office:value-type="float" office:value="-0.938972843580962">
            <text:p>-0.9389728436</text:p>
          </table:table-cell>
          <table:table-cell/>
          <table:table-cell table:number-matrix-columns-spanned="4" table:number-matrix-rows-spanned="3" table:formula="of:=MMULT(TRANSPOSE([.BE298:.BG298]);[.AM298:.AP298])" office:value-type="float" office:value="0.443099921005596">
            <text:p>0.443099921</text:p>
          </table:table-cell>
          <table:table-cell office:value-type="float" office:value="-0.785494771672491">
            <text:p>-0.7854947717</text:p>
          </table:table-cell>
          <table:table-cell office:value-type="float" office:value="-0.785494771672491">
            <text:p>-0.7854947717</text:p>
          </table:table-cell>
          <table:table-cell office:value-type="float" office:value="1.28315282586907">
            <text:p>1.2831528259</text:p>
          </table:table-cell>
          <table:table-cell/>
          <table:table-cell table:number-matrix-columns-spanned="4" table:number-matrix-rows-spanned="3" table:formula="of:=[.BI298:.BL300]*[.O298:.R300]" office:value-type="float" office:value="0.110756075288971">
            <text:p>0.1107560753</text:p>
          </table:table-cell>
          <table:table-cell office:value-type="float" office:value="-0.169662539856788">
            <text:p>-0.1696625399</text:p>
          </table:table-cell>
          <table:table-cell office:value-type="float" office:value="-0.169662539856788">
            <text:p>-0.1696625399</text:p>
          </table:table-cell>
          <table:table-cell office:value-type="float" office:value="0.182406149354238">
            <text:p>0.1824061494</text:p>
          </table:table-cell>
          <table:table-cell/>
          <table:table-cell table:number-matrix-columns-spanned="3" table:number-matrix-rows-spanned="2" table:formula="of:=MMULT([.BN298:.BQ299];[.$O$2:.$Q$5])" office:value-type="float" office:value="0.0127436094974494">
            <text:p>0.0127436095</text:p>
          </table:table-cell>
          <table:table-cell office:value-type="float" office:value="0.0127436094974494">
            <text:p>0.0127436095</text:p>
          </table:table-cell>
          <table:table-cell office:value-type="float" office:value="-0.0461628550703677">
            <text:p>-0.0461628551</text:p>
          </table:table-cell>
          <table:table-cell/>
          <table:table-cell table:number-matrix-columns-spanned="3" table:number-matrix-rows-spanned="2" table:formula="of:=[.A298:.C299]+[.BS298:.BU299]" office:value-type="float" office:value="0.812966534838237">
            <text:p>0.8129665348</text:p>
          </table:table-cell>
          <table:table-cell office:value-type="float" office:value="0.812966534838237">
            <text:p>0.8129665348</text:p>
          </table:table-cell>
          <table:table-cell office:value-type="float" office:value="-0.0722917938813068">
            <text:p>-0.0722917939</text:p>
          </table:table-cell>
          <table:table-cell/>
          <table:table-cell table:formula="of:=SUMSQ([.AM298:.AP298])" office:value-type="float" office:value="0.634113767814759">
            <text:p>0.6341137678</text:p>
          </table:table-cell>
          <table:table-cell table:number-columns-repeated="945"/>
        </table:table-row>
        <table:table-row table:style-name="ro2">
          <table:table-cell table:style-name="ce2" office:value-type="float" office:value="4.48720057697138">
            <text:p>4.487</text:p>
          </table:table-cell>
          <table:table-cell table:style-name="ce2" office:value-type="float" office:value="4.48720057697138">
            <text:p>4.487</text:p>
          </table:table-cell>
          <table:table-cell table:style-name="ce2" office:value-type="float" office:value="-1.28557615279713">
            <text:p>-1.286</text:p>
          </table:table-cell>
          <table:table-cell table:style-name="ce2"/>
          <table:table-cell table:style-name="ce2" office:value-type="float" office:value="-1.28557615279713">
            <text:p>-1.286</text:p>
          </table:table-cell>
          <table:table-cell table:style-name="ce2" office:value-type="float" office:value="3.20162442417426">
            <text:p>3.202</text:p>
          </table:table-cell>
          <table:table-cell table:style-name="ce2" office:value-type="float" office:value="3.20162442417426">
            <text:p>3.202</text:p>
          </table:table-cell>
          <table:table-cell table:style-name="ce2" office:value-type="float" office:value="7.68882500114564">
            <text:p>7.689</text:p>
          </table:table-cell>
          <table:table-cell table:style-name="ce2"/>
          <table:table-cell table:style-name="ce2" table:formula="of:=1/(1+EXP(-[.E299]))" office:value-type="float" office:value="0.216602534055705">
            <text:p>0.217</text:p>
          </table:table-cell>
          <table:table-cell table:style-name="ce2" table:formula="of:=1/(1+EXP(-[.F299]))" office:value-type="float" office:value="0.96089536141796">
            <text:p>0.961</text:p>
          </table:table-cell>
          <table:table-cell table:style-name="ce2" table:formula="of:=1/(1+EXP(-[.G299]))" office:value-type="float" office:value="0.96089536141796">
            <text:p>0.961</text:p>
          </table:table-cell>
          <table:table-cell table:style-name="ce2" table:formula="of:=1/(1+EXP(-[.H299]))" office:value-type="float" office:value="0.999542293684583">
            <text:p>1.000</text:p>
          </table:table-cell>
          <table:table-cell table:style-name="ce2"/>
          <table:table-cell table:style-name="ce2" table:formula="of:=[.J299]*(1-[.J299])" office:value-type="float" office:value="0.169685876296352">
            <text:p>0.170</text:p>
          </table:table-cell>
          <table:table-cell table:style-name="ce2" table:formula="of:=[.K299]*(1-[.K299])" office:value-type="float" office:value="0.0375754658234079">
            <text:p>0.038</text:p>
          </table:table-cell>
          <table:table-cell table:style-name="ce2" table:formula="of:=[.L299]*(1-[.L299])" office:value-type="float" office:value="0.0375754658234079">
            <text:p>0.038</text:p>
          </table:table-cell>
          <table:table-cell table:style-name="ce2" table:formula="of:=[.M299]*(1-[.M299])" office:value-type="float" office:value="0.00045749682034624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84405839112502">
            <text:p>0.6844058391</text:p>
          </table:table-cell>
          <table:table-cell office:value-type="float" office:value="0.96089536141796">
            <text:p>0.96089536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6156059157152">
            <text:p>-0.6261560592</text:p>
          </table:table-cell>
          <table:table-cell office:value-type="float" office:value="1.11000315595358">
            <text:p>1.110003156</text:p>
          </table:table-cell>
          <table:table-cell office:value-type="float" office:value="1.11000315595358">
            <text:p>1.110003156</text:p>
          </table:table-cell>
          <table:table-cell office:value-type="float" office:value="-1.81325673658243">
            <text:p>-1.8132567366</text:p>
          </table:table-cell>
          <table:table-cell/>
          <table:table-cell office:value-type="float" office:value="-0.106249839596352">
            <text:p>-0.1062498396</text:p>
          </table:table-cell>
          <table:table-cell office:value-type="float" office:value="0.0417088856504086">
            <text:p>0.0417088857</text:p>
          </table:table-cell>
          <table:table-cell office:value-type="float" office:value="0.0417088856504086">
            <text:p>0.0417088857</text:p>
          </table:table-cell>
          <table:table-cell office:value-type="float" office:value="-0.000829559191457867">
            <text:p>-0.0008295592</text:p>
          </table:table-cell>
          <table:table-cell/>
          <table:table-cell office:value-type="float" office:value="0.0408793264589507">
            <text:p>0.0408793265</text:p>
          </table:table-cell>
          <table:table-cell office:value-type="float" office:value="0.0408793264589507">
            <text:p>0.0408793265</text:p>
          </table:table-cell>
          <table:table-cell office:value-type="float" office:value="-0.0236616274869926">
            <text:p>-0.0236616275</text:p>
          </table:table-cell>
          <table:table-cell/>
          <table:table-cell office:value-type="float" office:value="4.52807990343033">
            <text:p>4.5280799034</text:p>
          </table:table-cell>
          <table:table-cell office:value-type="float" office:value="4.52807990343033">
            <text:p>4.5280799034</text:p>
          </table:table-cell>
          <table:table-cell office:value-type="float" office:value="-1.30923778028412">
            <text:p>-1.309237780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00]*(1-[.J300])" office:value-type="float" office:value="0">
            <text:p>0.000</text:p>
          </table:table-cell>
          <table:table-cell table:style-name="ce2" table:formula="of:=[.K300]*(1-[.K300])" office:value-type="float" office:value="0">
            <text:p>0.000</text:p>
          </table:table-cell>
          <table:table-cell table:style-name="ce2" table:formula="of:=[.L300]*(1-[.L300])" office:value-type="float" office:value="0">
            <text:p>0.000</text:p>
          </table:table-cell>
          <table:table-cell table:style-name="ce2" table:formula="of:=[.M300]*(1-[.M30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84405839112502">
            <text:p>0.6844058391</text:p>
          </table:table-cell>
          <table:table-cell office:value-type="float" office:value="0.96089536141796">
            <text:p>0.96089536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8888046980893">
            <text:p>0.1888804698</text:p>
          </table:table-cell>
          <table:table-cell office:value-type="float" office:value="-0.334833328720193">
            <text:p>-0.3348333287</text:p>
          </table:table-cell>
          <table:table-cell office:value-type="float" office:value="-0.334833328720193">
            <text:p>-0.3348333287</text:p>
          </table:table-cell>
          <table:table-cell office:value-type="float" office:value="0.546970326775899">
            <text:p>0.546970326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8398147647894">
            <text:p>0.8283981476</text:p>
          </table:table-cell>
          <table:table-cell office:value-type="float" office:value="0.999542293684583">
            <text:p>0.999542293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298:.BY299]" office:value-type="float" office:value="0.812966534838237">
            <text:p>0.813</text:p>
          </table:table-cell>
          <table:table-cell table:style-name="ce2" office:value-type="float" office:value="0.812966534838237">
            <text:p>0.813</text:p>
          </table:table-cell>
          <table:table-cell table:style-name="ce2" office:value-type="float" office:value="-0.0722917938813068">
            <text:p>-0.072</text:p>
          </table:table-cell>
          <table:table-cell table:style-name="ce2"/>
          <table:table-cell table:style-name="ce2" table:number-matrix-columns-spanned="4" table:number-matrix-rows-spanned="2" table:formula="of:=MMULT([.A303:.C304];[.$A$2:.$D$4])" office:value-type="float" office:value="-0.0722917938813068">
            <text:p>-0.072</text:p>
          </table:table-cell>
          <table:table-cell table:style-name="ce2" office:value-type="float" office:value="0.74067474095693">
            <text:p>0.741</text:p>
          </table:table-cell>
          <table:table-cell table:style-name="ce2" office:value-type="float" office:value="0.74067474095693">
            <text:p>0.741</text:p>
          </table:table-cell>
          <table:table-cell table:style-name="ce2" office:value-type="float" office:value="1.55364127579517">
            <text:p>1.554</text:p>
          </table:table-cell>
          <table:table-cell table:style-name="ce2"/>
          <table:table-cell table:style-name="ce2" table:formula="of:=1/(1+EXP(-[.E303]))" office:value-type="float" office:value="0.481934918343302">
            <text:p>0.482</text:p>
          </table:table-cell>
          <table:table-cell table:style-name="ce2" table:formula="of:=1/(1+EXP(-[.F303]))" office:value-type="float" office:value="0.677143385883551">
            <text:p>0.677</text:p>
          </table:table-cell>
          <table:table-cell table:style-name="ce2" table:formula="of:=1/(1+EXP(-[.G303]))" office:value-type="float" office:value="0.677143385883551">
            <text:p>0.677</text:p>
          </table:table-cell>
          <table:table-cell table:style-name="ce2" table:formula="of:=1/(1+EXP(-[.H303]))" office:value-type="float" office:value="0.825439023131008">
            <text:p>0.825</text:p>
          </table:table-cell>
          <table:table-cell table:style-name="ce2"/>
          <table:table-cell table:style-name="ce2" table:formula="of:=[.J303]*(1-[.J303])" office:value-type="float" office:value="0.249673652824737">
            <text:p>0.250</text:p>
          </table:table-cell>
          <table:table-cell table:style-name="ce2" table:formula="of:=[.K303]*(1-[.K303])" office:value-type="float" office:value="0.218620220837711">
            <text:p>0.219</text:p>
          </table:table-cell>
          <table:table-cell table:style-name="ce2" table:formula="of:=[.L303]*(1-[.L303])" office:value-type="float" office:value="0.218620220837711">
            <text:p>0.219</text:p>
          </table:table-cell>
          <table:table-cell table:style-name="ce2" table:formula="of:=[.M303]*(1-[.M303])" office:value-type="float" office:value="0.144089442223535">
            <text:p>0.144</text:p>
          </table:table-cell>
          <table:table-cell table:style-name="ce2"/>
          <table:table-cell table:style-name="ce2" table:number-matrix-columns-spanned="3" table:number-matrix-rows-spanned="1" table:formula="of:=[.BE298:.BG298]" office:value-type="float" office:value="-2.20276237791025">
            <text:p>-2.203</text:p>
          </table:table-cell>
          <table:table-cell table:style-name="ce2" office:value-type="float" office:value="3.11278098782261">
            <text:p>3.113</text:p>
          </table:table-cell>
          <table:table-cell table:style-name="ce2" office:value-type="float" office:value="-0.938972843580962">
            <text:p>-0.939</text:p>
          </table:table-cell>
          <table:table-cell table:style-name="ce2"/>
          <table:table-cell table:style-name="ce2" table:number-matrix-columns-spanned="4" table:number-matrix-rows-spanned="1" table:formula="of:=MMULT([.T303:.V303];[.J303:.M305])" office:value-type="float" office:value="-1.33873882906602">
            <text:p>-1.339</text:p>
          </table:table-cell>
          <table:table-cell table:style-name="ce2" office:value-type="float" office:value="0.56249594395806">
            <text:p>0.562</text:p>
          </table:table-cell>
          <table:table-cell table:style-name="ce2" office:value-type="float" office:value="0.56249594395806">
            <text:p>0.562</text:p>
          </table:table-cell>
          <table:table-cell table:style-name="ce2" office:value-type="float" office:value="0.354217759169961">
            <text:p>0.354</text:p>
          </table:table-cell>
          <table:table-cell table:style-name="ce2"/>
          <table:table-cell table:style-name="ce2" table:formula="of:=1/(1+EXP(-[.X303]))" office:value-type="float" office:value="0.2077175341644">
            <text:p>0.208</text:p>
          </table:table-cell>
          <table:table-cell table:style-name="ce2" table:formula="of:=1/(1+EXP(-[.Y303]))" office:value-type="float" office:value="0.637029856631456">
            <text:p>0.637</text:p>
          </table:table-cell>
          <table:table-cell table:style-name="ce2" table:formula="of:=1/(1+EXP(-[.Z303]))" office:value-type="float" office:value="0.637029856631456">
            <text:p>0.637</text:p>
          </table:table-cell>
          <table:table-cell table:style-name="ce2" table:formula="of:=1/(1+EXP(-[.AA303]))" office:value-type="float" office:value="0.587639999490141">
            <text:p>0.588</text:p>
          </table:table-cell>
          <table:table-cell/>
          <table:table-cell table:style-name="ce2" table:formula="of:=[.AC303]*(1-[.AC303])" office:value-type="float" office:value="0.164570960165061">
            <text:p>0.165</text:p>
          </table:table-cell>
          <table:table-cell table:style-name="ce2" table:formula="of:=[.AD303]*(1-[.AD303])" office:value-type="float" office:value="0.231222818391563">
            <text:p>0.231</text:p>
          </table:table-cell>
          <table:table-cell table:style-name="ce2" table:formula="of:=[.AE303]*(1-[.AE303])" office:value-type="float" office:value="0.231222818391563">
            <text:p>0.231</text:p>
          </table:table-cell>
          <table:table-cell table:style-name="ce2" table:formula="of:=[.AF303]*(1-[.AF303])" office:value-type="float" office:value="0.242319230489368">
            <text:p>0.242</text:p>
          </table:table-cell>
          <table:table-cell/>
          <table:table-cell table:style-name="ce2" table:number-matrix-columns-spanned="4" table:number-matrix-rows-spanned="1" table:formula="of:=[.$AC$8:.$AF$8]-[.AC303:.AF303]" office:value-type="float" office:value="-0.200564745975503">
            <text:p>-0.201</text:p>
          </table:table-cell>
          <table:table-cell table:style-name="ce2" office:value-type="float" office:value="0.355326007540284">
            <text:p>0.355</text:p>
          </table:table-cell>
          <table:table-cell table:style-name="ce2" office:value-type="float" office:value="0.355326007540284">
            <text:p>0.355</text:p>
          </table:table-cell>
          <table:table-cell table:style-name="ce2" office:value-type="float" office:value="-0.580487211301244">
            <text:p>-0.580</text:p>
          </table:table-cell>
          <table:table-cell/>
          <table:table-cell table:number-matrix-columns-spanned="4" table:number-matrix-rows-spanned="1" table:formula="of:=[.AM303:.AP303]*[.AH303:.AK303]" office:value-type="float" office:value="-0.0330071328204501">
            <text:p>-0.0330071328</text:p>
          </table:table-cell>
          <table:table-cell office:value-type="float" office:value="0.0821594809112861">
            <text:p>0.0821594809</text:p>
          </table:table-cell>
          <table:table-cell office:value-type="float" office:value="0.0821594809112861">
            <text:p>0.0821594809</text:p>
          </table:table-cell>
          <table:table-cell office:value-type="float" office:value="-0.140663214351437">
            <text:p>-0.1406632144</text:p>
          </table:table-cell>
          <table:table-cell/>
          <table:table-cell table:number-matrix-columns-spanned="3" table:number-matrix-rows-spanned="4" table:formula="of:=TRANSPOSE([.J303:.M305])" office:value-type="float" office:value="0.481934918343302">
            <text:p>0.4819349183</text:p>
          </table:table-cell>
          <table:table-cell office:value-type="float" office:value="0.212614419013708">
            <text:p>0.21261441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03:.AU303];[.AW303:.AY306])" office:value-type="float" office:value="-0.0207486979318811">
            <text:p>-0.0207486979</text:p>
          </table:table-cell>
          <table:table-cell office:value-type="float" office:value="0.0103785403909901">
            <text:p>0.0103785404</text:p>
          </table:table-cell>
          <table:table-cell office:value-type="float" office:value="-0.00935138534931462">
            <text:p>-0.0093513853</text:p>
          </table:table-cell>
          <table:table-cell/>
          <table:table-cell table:number-matrix-columns-spanned="3" table:number-matrix-rows-spanned="1" table:formula="of:=[.T303:.V303]+[.BA303:.BC303]" office:value-type="float" office:value="-2.22351107584213">
            <text:p>-2.2235110758</text:p>
          </table:table-cell>
          <table:table-cell office:value-type="float" office:value="3.1231595282136">
            <text:p>3.1231595282</text:p>
          </table:table-cell>
          <table:table-cell office:value-type="float" office:value="-0.948324228930276">
            <text:p>-0.9483242289</text:p>
          </table:table-cell>
          <table:table-cell/>
          <table:table-cell table:number-matrix-columns-spanned="4" table:number-matrix-rows-spanned="3" table:formula="of:=MMULT(TRANSPOSE([.BE303:.BG303]);[.AM303:.AP303])" office:value-type="float" office:value="0.445957934099994">
            <text:p>0.4459579341</text:p>
          </table:table-cell>
          <table:table-cell office:value-type="float" office:value="-0.790071313300586">
            <text:p>-0.7900713133</text:p>
          </table:table-cell>
          <table:table-cell office:value-type="float" office:value="-0.790071313300586">
            <text:p>-0.7900713133</text:p>
          </table:table-cell>
          <table:table-cell office:value-type="float" office:value="1.29071974371303">
            <text:p>1.2907197437</text:p>
          </table:table-cell>
          <table:table-cell/>
          <table:table-cell table:number-matrix-columns-spanned="4" table:number-matrix-rows-spanned="3" table:formula="of:=[.BI303:.BL305]*[.O303:.R305]" office:value-type="float" office:value="0.111343946412919">
            <text:p>0.1113439464</text:p>
          </table:table-cell>
          <table:table-cell office:value-type="float" office:value="-0.172725564991315">
            <text:p>-0.172725565</text:p>
          </table:table-cell>
          <table:table-cell office:value-type="float" office:value="-0.172725564991315">
            <text:p>-0.172725565</text:p>
          </table:table-cell>
          <table:table-cell office:value-type="float" office:value="0.185979087938515">
            <text:p>0.1859790879</text:p>
          </table:table-cell>
          <table:table-cell/>
          <table:table-cell table:number-matrix-columns-spanned="3" table:number-matrix-rows-spanned="2" table:formula="of:=MMULT([.BN303:.BQ304];[.$O$2:.$Q$5])" office:value-type="float" office:value="0.0132535229471999">
            <text:p>0.0132535229</text:p>
          </table:table-cell>
          <table:table-cell office:value-type="float" office:value="0.0132535229471999">
            <text:p>0.0132535229</text:p>
          </table:table-cell>
          <table:table-cell office:value-type="float" office:value="-0.0481280956311958">
            <text:p>-0.0481280956</text:p>
          </table:table-cell>
          <table:table-cell/>
          <table:table-cell table:number-matrix-columns-spanned="3" table:number-matrix-rows-spanned="2" table:formula="of:=[.A303:.C304]+[.BS303:.BU304]" office:value-type="float" office:value="0.826220057785437">
            <text:p>0.8262200578</text:p>
          </table:table-cell>
          <table:table-cell office:value-type="float" office:value="0.826220057785437">
            <text:p>0.8262200578</text:p>
          </table:table-cell>
          <table:table-cell office:value-type="float" office:value="-0.120419889512503">
            <text:p>-0.1204198895</text:p>
          </table:table-cell>
          <table:table-cell/>
          <table:table-cell table:formula="of:=SUMSQ([.AM303:.AP303])" office:value-type="float" office:value="0.629704763081549">
            <text:p>0.6297047631</text:p>
          </table:table-cell>
          <table:table-cell table:number-columns-repeated="945"/>
        </table:table-row>
        <table:table-row table:style-name="ro2">
          <table:table-cell table:style-name="ce2" office:value-type="float" office:value="4.52807990343033">
            <text:p>4.528</text:p>
          </table:table-cell>
          <table:table-cell table:style-name="ce2" office:value-type="float" office:value="4.52807990343033">
            <text:p>4.528</text:p>
          </table:table-cell>
          <table:table-cell table:style-name="ce2" office:value-type="float" office:value="-1.30923778028412">
            <text:p>-1.309</text:p>
          </table:table-cell>
          <table:table-cell table:style-name="ce2"/>
          <table:table-cell table:style-name="ce2" office:value-type="float" office:value="-1.30923778028412">
            <text:p>-1.309</text:p>
          </table:table-cell>
          <table:table-cell table:style-name="ce2" office:value-type="float" office:value="3.21884212314622">
            <text:p>3.219</text:p>
          </table:table-cell>
          <table:table-cell table:style-name="ce2" office:value-type="float" office:value="3.21884212314622">
            <text:p>3.219</text:p>
          </table:table-cell>
          <table:table-cell table:style-name="ce2" office:value-type="float" office:value="7.74692202657655">
            <text:p>7.747</text:p>
          </table:table-cell>
          <table:table-cell table:style-name="ce2"/>
          <table:table-cell table:style-name="ce2" table:formula="of:=1/(1+EXP(-[.E304]))" office:value-type="float" office:value="0.212614419013708">
            <text:p>0.213</text:p>
          </table:table-cell>
          <table:table-cell table:style-name="ce2" table:formula="of:=1/(1+EXP(-[.F304]))" office:value-type="float" office:value="0.961537215153617">
            <text:p>0.962</text:p>
          </table:table-cell>
          <table:table-cell table:style-name="ce2" table:formula="of:=1/(1+EXP(-[.G304]))" office:value-type="float" office:value="0.961537215153617">
            <text:p>0.962</text:p>
          </table:table-cell>
          <table:table-cell table:style-name="ce2" table:formula="of:=1/(1+EXP(-[.H304]))" office:value-type="float" office:value="0.999568116207029">
            <text:p>1.000</text:p>
          </table:table-cell>
          <table:table-cell table:style-name="ce2"/>
          <table:table-cell table:style-name="ce2" table:formula="of:=[.J304]*(1-[.J304])" office:value-type="float" office:value="0.167409527841171">
            <text:p>0.167</text:p>
          </table:table-cell>
          <table:table-cell table:style-name="ce2" table:formula="of:=[.K304]*(1-[.K304])" office:value-type="float" office:value="0.0369833990282443">
            <text:p>0.037</text:p>
          </table:table-cell>
          <table:table-cell table:style-name="ce2" table:formula="of:=[.L304]*(1-[.L304])" office:value-type="float" office:value="0.0369833990282443">
            <text:p>0.037</text:p>
          </table:table-cell>
          <table:table-cell table:style-name="ce2" table:formula="of:=[.M304]*(1-[.M304])" office:value-type="float" office:value="0.000431697269360579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77143385883551">
            <text:p>0.6771433859</text:p>
          </table:table-cell>
          <table:table-cell office:value-type="float" office:value="0.961537215153617">
            <text:p>0.961537215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6395697417132">
            <text:p>-0.6263956974</text:p>
          </table:table-cell>
          <table:table-cell office:value-type="float" office:value="1.10973980607153">
            <text:p>1.1097398061</text:p>
          </table:table-cell>
          <table:table-cell office:value-type="float" office:value="1.10973980607153">
            <text:p>1.1097398061</text:p>
          </table:table-cell>
          <table:table-cell office:value-type="float" office:value="-1.81295416498162">
            <text:p>-1.812954165</text:p>
          </table:table-cell>
          <table:table-cell/>
          <table:table-cell office:value-type="float" office:value="-0.104864607946343">
            <text:p>-0.1048646079</text:p>
          </table:table-cell>
          <table:table-cell office:value-type="float" office:value="0.0410419500654699">
            <text:p>0.0410419501</text:p>
          </table:table-cell>
          <table:table-cell office:value-type="float" office:value="0.0410419500654699">
            <text:p>0.0410419501</text:p>
          </table:table-cell>
          <table:table-cell office:value-type="float" office:value="-0.000782647362498454">
            <text:p>-0.0007826474</text:p>
          </table:table-cell>
          <table:table-cell/>
          <table:table-cell office:value-type="float" office:value="0.0402593027029715">
            <text:p>0.0402593027</text:p>
          </table:table-cell>
          <table:table-cell office:value-type="float" office:value="0.0402593027029715">
            <text:p>0.0402593027</text:p>
          </table:table-cell>
          <table:table-cell office:value-type="float" office:value="-0.0235633551779019">
            <text:p>-0.0235633552</text:p>
          </table:table-cell>
          <table:table-cell/>
          <table:table-cell office:value-type="float" office:value="4.56833920613331">
            <text:p>4.5683392061</text:p>
          </table:table-cell>
          <table:table-cell office:value-type="float" office:value="4.56833920613331">
            <text:p>4.5683392061</text:p>
          </table:table-cell>
          <table:table-cell office:value-type="float" office:value="-1.33280113546202">
            <text:p>-1.332801135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05]*(1-[.J305])" office:value-type="float" office:value="0">
            <text:p>0.000</text:p>
          </table:table-cell>
          <table:table-cell table:style-name="ce2" table:formula="of:=[.K305]*(1-[.K305])" office:value-type="float" office:value="0">
            <text:p>0.000</text:p>
          </table:table-cell>
          <table:table-cell table:style-name="ce2" table:formula="of:=[.L305]*(1-[.L305])" office:value-type="float" office:value="0">
            <text:p>0.000</text:p>
          </table:table-cell>
          <table:table-cell table:style-name="ce2" table:formula="of:=[.M305]*(1-[.M30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77143385883551">
            <text:p>0.6771433859</text:p>
          </table:table-cell>
          <table:table-cell office:value-type="float" office:value="0.961537215153617">
            <text:p>0.961537215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0200408077816">
            <text:p>0.1902004081</text:p>
          </table:table-cell>
          <table:table-cell office:value-type="float" office:value="-0.336964262119513">
            <text:p>-0.3369642621</text:p>
          </table:table-cell>
          <table:table-cell office:value-type="float" office:value="-0.336964262119513">
            <text:p>-0.3369642621</text:p>
          </table:table-cell>
          <table:table-cell office:value-type="float" office:value="0.550490087061139">
            <text:p>0.550490087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5439023131008">
            <text:p>0.8254390231</text:p>
          </table:table-cell>
          <table:table-cell office:value-type="float" office:value="0.999568116207029">
            <text:p>0.999568116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03:.BY304]" office:value-type="float" office:value="0.826220057785437">
            <text:p>0.826</text:p>
          </table:table-cell>
          <table:table-cell table:style-name="ce2" office:value-type="float" office:value="0.826220057785437">
            <text:p>0.826</text:p>
          </table:table-cell>
          <table:table-cell table:style-name="ce2" office:value-type="float" office:value="-0.120419889512503">
            <text:p>-0.120</text:p>
          </table:table-cell>
          <table:table-cell table:style-name="ce2"/>
          <table:table-cell table:style-name="ce2" table:number-matrix-columns-spanned="4" table:number-matrix-rows-spanned="2" table:formula="of:=MMULT([.A308:.C309];[.$A$2:.$D$4])" office:value-type="float" office:value="-0.120419889512503">
            <text:p>-0.120</text:p>
          </table:table-cell>
          <table:table-cell table:style-name="ce2" office:value-type="float" office:value="0.705800168272934">
            <text:p>0.706</text:p>
          </table:table-cell>
          <table:table-cell table:style-name="ce2" office:value-type="float" office:value="0.705800168272934">
            <text:p>0.706</text:p>
          </table:table-cell>
          <table:table-cell table:style-name="ce2" office:value-type="float" office:value="1.53202022605837">
            <text:p>1.532</text:p>
          </table:table-cell>
          <table:table-cell table:style-name="ce2"/>
          <table:table-cell table:style-name="ce2" table:formula="of:=1/(1+EXP(-[.E308]))" office:value-type="float" office:value="0.469931354170246">
            <text:p>0.470</text:p>
          </table:table-cell>
          <table:table-cell table:style-name="ce2" table:formula="of:=1/(1+EXP(-[.F308]))" office:value-type="float" office:value="0.669472487277932">
            <text:p>0.669</text:p>
          </table:table-cell>
          <table:table-cell table:style-name="ce2" table:formula="of:=1/(1+EXP(-[.G308]))" office:value-type="float" office:value="0.669472487277932">
            <text:p>0.669</text:p>
          </table:table-cell>
          <table:table-cell table:style-name="ce2" table:formula="of:=1/(1+EXP(-[.H308]))" office:value-type="float" office:value="0.82230170513487">
            <text:p>0.822</text:p>
          </table:table-cell>
          <table:table-cell table:style-name="ce2"/>
          <table:table-cell table:style-name="ce2" table:formula="of:=[.J308]*(1-[.J308])" office:value-type="float" office:value="0.249095876537965">
            <text:p>0.249</text:p>
          </table:table-cell>
          <table:table-cell table:style-name="ce2" table:formula="of:=[.K308]*(1-[.K308])" office:value-type="float" office:value="0.221279076055831">
            <text:p>0.221</text:p>
          </table:table-cell>
          <table:table-cell table:style-name="ce2" table:formula="of:=[.L308]*(1-[.L308])" office:value-type="float" office:value="0.221279076055831">
            <text:p>0.221</text:p>
          </table:table-cell>
          <table:table-cell table:style-name="ce2" table:formula="of:=[.M308]*(1-[.M308])" office:value-type="float" office:value="0.146121610867155">
            <text:p>0.146</text:p>
          </table:table-cell>
          <table:table-cell table:style-name="ce2"/>
          <table:table-cell table:style-name="ce2" table:number-matrix-columns-spanned="3" table:number-matrix-rows-spanned="1" table:formula="of:=[.BE303:.BG303]" office:value-type="float" office:value="-2.22351107584213">
            <text:p>-2.224</text:p>
          </table:table-cell>
          <table:table-cell table:style-name="ce2" office:value-type="float" office:value="3.1231595282136">
            <text:p>3.123</text:p>
          </table:table-cell>
          <table:table-cell table:style-name="ce2" office:value-type="float" office:value="-0.948324228930276">
            <text:p>-0.948</text:p>
          </table:table-cell>
          <table:table-cell table:style-name="ce2"/>
          <table:table-cell table:style-name="ce2" table:number-matrix-columns-spanned="4" table:number-matrix-rows-spanned="1" table:formula="of:=MMULT([.T308:.V308];[.J308:.M310])" office:value-type="float" office:value="-1.34142964329284">
            <text:p>-1.341</text:p>
          </table:table-cell>
          <table:table-cell table:style-name="ce2" office:value-type="float" office:value="0.568044071356514">
            <text:p>0.568</text:p>
          </table:table-cell>
          <table:table-cell table:style-name="ce2" office:value-type="float" office:value="0.568044071356514">
            <text:p>0.568</text:p>
          </table:table-cell>
          <table:table-cell table:style-name="ce2" office:value-type="float" office:value="0.345164154610125">
            <text:p>0.345</text:p>
          </table:table-cell>
          <table:table-cell table:style-name="ce2"/>
          <table:table-cell table:style-name="ce2" table:formula="of:=1/(1+EXP(-[.X308]))" office:value-type="float" office:value="0.20727505255242">
            <text:p>0.207</text:p>
          </table:table-cell>
          <table:table-cell table:style-name="ce2" table:formula="of:=1/(1+EXP(-[.Y308]))" office:value-type="float" office:value="0.638311732439378">
            <text:p>0.638</text:p>
          </table:table-cell>
          <table:table-cell table:style-name="ce2" table:formula="of:=1/(1+EXP(-[.Z308]))" office:value-type="float" office:value="0.638311732439378">
            <text:p>0.638</text:p>
          </table:table-cell>
          <table:table-cell table:style-name="ce2" table:formula="of:=1/(1+EXP(-[.AA308]))" office:value-type="float" office:value="0.58544440988941">
            <text:p>0.585</text:p>
          </table:table-cell>
          <table:table-cell/>
          <table:table-cell table:style-name="ce2" table:formula="of:=[.AC308]*(1-[.AC308])" office:value-type="float" office:value="0.164312105141811">
            <text:p>0.164</text:p>
          </table:table-cell>
          <table:table-cell table:style-name="ce2" table:formula="of:=[.AD308]*(1-[.AD308])" office:value-type="float" office:value="0.230869864669618">
            <text:p>0.231</text:p>
          </table:table-cell>
          <table:table-cell table:style-name="ce2" table:formula="of:=[.AE308]*(1-[.AE308])" office:value-type="float" office:value="0.230869864669618">
            <text:p>0.231</text:p>
          </table:table-cell>
          <table:table-cell table:style-name="ce2" table:formula="of:=[.AF308]*(1-[.AF308])" office:value-type="float" office:value="0.24269925281865">
            <text:p>0.243</text:p>
          </table:table-cell>
          <table:table-cell/>
          <table:table-cell table:style-name="ce2" table:number-matrix-columns-spanned="4" table:number-matrix-rows-spanned="1" table:formula="of:=[.$AC$8:.$AF$8]-[.AC308:.AF308]" office:value-type="float" office:value="-0.200122264363523">
            <text:p>-0.200</text:p>
          </table:table-cell>
          <table:table-cell table:style-name="ce2" office:value-type="float" office:value="0.354044131732362">
            <text:p>0.354</text:p>
          </table:table-cell>
          <table:table-cell table:style-name="ce2" office:value-type="float" office:value="0.354044131732362">
            <text:p>0.354</text:p>
          </table:table-cell>
          <table:table-cell table:style-name="ce2" office:value-type="float" office:value="-0.578291621700513">
            <text:p>-0.578</text:p>
          </table:table-cell>
          <table:table-cell/>
          <table:table-cell table:number-matrix-columns-spanned="4" table:number-matrix-rows-spanned="1" table:formula="of:=[.AM308:.AP308]*[.AH308:.AK308]" office:value-type="float" office:value="-0.0328825105433166">
            <text:p>-0.0328825105</text:p>
          </table:table-cell>
          <table:table-cell office:value-type="float" office:value="0.0817381207801228">
            <text:p>0.0817381208</text:p>
          </table:table-cell>
          <table:table-cell office:value-type="float" office:value="0.0817381207801228">
            <text:p>0.0817381208</text:p>
          </table:table-cell>
          <table:table-cell office:value-type="float" office:value="-0.140350944498">
            <text:p>-0.1403509445</text:p>
          </table:table-cell>
          <table:table-cell/>
          <table:table-cell table:number-matrix-columns-spanned="3" table:number-matrix-rows-spanned="4" table:formula="of:=TRANSPOSE([.J308:.M310])" office:value-type="float" office:value="0.469931354170246">
            <text:p>0.4699313542</text:p>
          </table:table-cell>
          <table:table-cell office:value-type="float" office:value="0.208696402035308">
            <text:p>0.20869640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08:.AU308];[.AW308:.AY311])" office:value-type="float" office:value="-0.0214204976379476">
            <text:p>-0.0214204976</text:p>
          </table:table-cell>
          <table:table-cell office:value-type="float" office:value="0.0101325126441368">
            <text:p>0.0101325126</text:p>
          </table:table-cell>
          <table:table-cell office:value-type="float" office:value="-0.00975721348107125">
            <text:p>-0.0097572135</text:p>
          </table:table-cell>
          <table:table-cell/>
          <table:table-cell table:number-matrix-columns-spanned="3" table:number-matrix-rows-spanned="1" table:formula="of:=[.T308:.V308]+[.BA308:.BC308]" office:value-type="float" office:value="-2.24493157348008">
            <text:p>-2.2449315735</text:p>
          </table:table-cell>
          <table:table-cell office:value-type="float" office:value="3.13329204085773">
            <text:p>3.1332920409</text:p>
          </table:table-cell>
          <table:table-cell office:value-type="float" office:value="-0.958081442411348">
            <text:p>-0.9580814424</text:p>
          </table:table-cell>
          <table:table-cell/>
          <table:table-cell table:number-matrix-columns-spanned="4" table:number-matrix-rows-spanned="3" table:formula="of:=MMULT(TRANSPOSE([.BE308:.BG308]);[.AM308:.AP308])" office:value-type="float" office:value="0.449260789826">
            <text:p>0.4492607898</text:p>
          </table:table-cell>
          <table:table-cell office:value-type="float" office:value="-0.79480484973132">
            <text:p>-0.7948048497</text:p>
          </table:table-cell>
          <table:table-cell office:value-type="float" office:value="-0.79480484973132">
            <text:p>-0.7948048497</text:p>
          </table:table-cell>
          <table:table-cell office:value-type="float" office:value="1.29822512023448">
            <text:p>1.2982251202</text:p>
          </table:table-cell>
          <table:table-cell/>
          <table:table-cell table:number-matrix-columns-spanned="4" table:number-matrix-rows-spanned="3" table:formula="of:=[.BI308:.BL310]*[.O308:.R310]" office:value-type="float" office:value="0.111909010235846">
            <text:p>0.1119090102</text:p>
          </table:table-cell>
          <table:table-cell office:value-type="float" office:value="-0.17587368279324">
            <text:p>-0.1758736828</text:p>
          </table:table-cell>
          <table:table-cell office:value-type="float" office:value="-0.17587368279324">
            <text:p>-0.1758736828</text:p>
          </table:table-cell>
          <table:table-cell office:value-type="float" office:value="0.189698745836869">
            <text:p>0.1896987458</text:p>
          </table:table-cell>
          <table:table-cell/>
          <table:table-cell table:number-matrix-columns-spanned="3" table:number-matrix-rows-spanned="2" table:formula="of:=MMULT([.BN308:.BQ309];[.$O$2:.$Q$5])" office:value-type="float" office:value="0.0138250630436285">
            <text:p>0.013825063</text:p>
          </table:table-cell>
          <table:table-cell office:value-type="float" office:value="0.0138250630436285">
            <text:p>0.013825063</text:p>
          </table:table-cell>
          <table:table-cell office:value-type="float" office:value="-0.0501396095137656">
            <text:p>-0.0501396095</text:p>
          </table:table-cell>
          <table:table-cell/>
          <table:table-cell table:number-matrix-columns-spanned="3" table:number-matrix-rows-spanned="2" table:formula="of:=[.A308:.C309]+[.BS308:.BU309]" office:value-type="float" office:value="0.840045120829065">
            <text:p>0.8400451208</text:p>
          </table:table-cell>
          <table:table-cell office:value-type="float" office:value="0.840045120829065">
            <text:p>0.8400451208</text:p>
          </table:table-cell>
          <table:table-cell office:value-type="float" office:value="-0.170559499026268">
            <text:p>-0.170559499</text:p>
          </table:table-cell>
          <table:table-cell/>
          <table:table-cell table:formula="of:=SUMSQ([.AM308:.AP308])" office:value-type="float" office:value="0.625164614851238">
            <text:p>0.6251646149</text:p>
          </table:table-cell>
          <table:table-cell table:number-columns-repeated="945"/>
        </table:table-row>
        <table:table-row table:style-name="ro2">
          <table:table-cell table:style-name="ce2" office:value-type="float" office:value="4.56833920613331">
            <text:p>4.568</text:p>
          </table:table-cell>
          <table:table-cell table:style-name="ce2" office:value-type="float" office:value="4.56833920613331">
            <text:p>4.568</text:p>
          </table:table-cell>
          <table:table-cell table:style-name="ce2" office:value-type="float" office:value="-1.33280113546202">
            <text:p>-1.333</text:p>
          </table:table-cell>
          <table:table-cell table:style-name="ce2"/>
          <table:table-cell table:style-name="ce2" office:value-type="float" office:value="-1.33280113546202">
            <text:p>-1.333</text:p>
          </table:table-cell>
          <table:table-cell table:style-name="ce2" office:value-type="float" office:value="3.23553807067129">
            <text:p>3.236</text:p>
          </table:table-cell>
          <table:table-cell table:style-name="ce2" office:value-type="float" office:value="3.23553807067129">
            <text:p>3.236</text:p>
          </table:table-cell>
          <table:table-cell table:style-name="ce2" office:value-type="float" office:value="7.80387727680459">
            <text:p>7.804</text:p>
          </table:table-cell>
          <table:table-cell table:style-name="ce2"/>
          <table:table-cell table:style-name="ce2" table:formula="of:=1/(1+EXP(-[.E309]))" office:value-type="float" office:value="0.208696402035308">
            <text:p>0.209</text:p>
          </table:table-cell>
          <table:table-cell table:style-name="ce2" table:formula="of:=1/(1+EXP(-[.F309]))" office:value-type="float" office:value="0.962149952179882">
            <text:p>0.962</text:p>
          </table:table-cell>
          <table:table-cell table:style-name="ce2" table:formula="of:=1/(1+EXP(-[.G309]))" office:value-type="float" office:value="0.962149952179882">
            <text:p>0.962</text:p>
          </table:table-cell>
          <table:table-cell table:style-name="ce2" table:formula="of:=1/(1+EXP(-[.H309]))" office:value-type="float" office:value="0.999592017119065">
            <text:p>1.000</text:p>
          </table:table-cell>
          <table:table-cell table:style-name="ce2"/>
          <table:table-cell table:style-name="ce2" table:formula="of:=[.J309]*(1-[.J309])" office:value-type="float" office:value="0.165142213812825">
            <text:p>0.165</text:p>
          </table:table-cell>
          <table:table-cell table:style-name="ce2" table:formula="of:=[.K309]*(1-[.K309])" office:value-type="float" office:value="0.0364174217001328">
            <text:p>0.036</text:p>
          </table:table-cell>
          <table:table-cell table:style-name="ce2" table:formula="of:=[.L309]*(1-[.L309])" office:value-type="float" office:value="0.0364174217001328">
            <text:p>0.036</text:p>
          </table:table-cell>
          <table:table-cell table:style-name="ce2" table:formula="of:=[.M309]*(1-[.M309])" office:value-type="float" office:value="0.00040781643090377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69472487277932">
            <text:p>0.6694724873</text:p>
          </table:table-cell>
          <table:table-cell office:value-type="float" office:value="0.962149952179882">
            <text:p>0.962149952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7041498128654">
            <text:p>-0.6270414981</text:p>
          </table:table-cell>
          <table:table-cell office:value-type="float" office:value="1.1093236600694">
            <text:p>1.1093236601</text:p>
          </table:table-cell>
          <table:table-cell office:value-type="float" office:value="1.1093236600694">
            <text:p>1.1093236601</text:p>
          </table:table-cell>
          <table:table-cell office:value-type="float" office:value="-1.81195653556893">
            <text:p>-1.8119565356</text:p>
          </table:table-cell>
          <table:table-cell/>
          <table:table-cell office:value-type="float" office:value="-0.103551021153477">
            <text:p>-0.1035510212</text:p>
          </table:table-cell>
          <table:table-cell office:value-type="float" office:value="0.040398707530682">
            <text:p>0.0403987075</text:p>
          </table:table-cell>
          <table:table-cell office:value-type="float" office:value="0.040398707530682">
            <text:p>0.0403987075</text:p>
          </table:table-cell>
          <table:table-cell office:value-type="float" office:value="-0.000738945647288487">
            <text:p>-0.0007389456</text:p>
          </table:table-cell>
          <table:table-cell/>
          <table:table-cell office:value-type="float" office:value="0.0396597618833935">
            <text:p>0.0396597619</text:p>
          </table:table-cell>
          <table:table-cell office:value-type="float" office:value="0.0396597618833935">
            <text:p>0.0396597619</text:p>
          </table:table-cell>
          <table:table-cell office:value-type="float" office:value="-0.0234925517394011">
            <text:p>-0.0234925517</text:p>
          </table:table-cell>
          <table:table-cell/>
          <table:table-cell office:value-type="float" office:value="4.6079989680167">
            <text:p>4.607998968</text:p>
          </table:table-cell>
          <table:table-cell office:value-type="float" office:value="4.6079989680167">
            <text:p>4.607998968</text:p>
          </table:table-cell>
          <table:table-cell office:value-type="float" office:value="-1.35629368720142">
            <text:p>-1.356293687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10]*(1-[.J310])" office:value-type="float" office:value="0">
            <text:p>0.000</text:p>
          </table:table-cell>
          <table:table-cell table:style-name="ce2" table:formula="of:=[.K310]*(1-[.K310])" office:value-type="float" office:value="0">
            <text:p>0.000</text:p>
          </table:table-cell>
          <table:table-cell table:style-name="ce2" table:formula="of:=[.L310]*(1-[.L310])" office:value-type="float" office:value="0">
            <text:p>0.000</text:p>
          </table:table-cell>
          <table:table-cell table:style-name="ce2" table:formula="of:=[.M310]*(1-[.M31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69472487277932">
            <text:p>0.6694724873</text:p>
          </table:table-cell>
          <table:table-cell office:value-type="float" office:value="0.962149952179882">
            <text:p>0.962149952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1733427700029">
            <text:p>0.1917334277</text:p>
          </table:table-cell>
          <table:table-cell office:value-type="float" office:value="-0.339203112407414">
            <text:p>-0.3392031124</text:p>
          </table:table-cell>
          <table:table-cell office:value-type="float" office:value="-0.339203112407414">
            <text:p>-0.3392031124</text:p>
          </table:table-cell>
          <table:table-cell office:value-type="float" office:value="0.554050471053225">
            <text:p>0.554050471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2230170513487">
            <text:p>0.8223017051</text:p>
          </table:table-cell>
          <table:table-cell office:value-type="float" office:value="0.999592017119065">
            <text:p>0.9995920171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08:.BY309]" office:value-type="float" office:value="0.840045120829065">
            <text:p>0.840</text:p>
          </table:table-cell>
          <table:table-cell table:style-name="ce2" office:value-type="float" office:value="0.840045120829065">
            <text:p>0.840</text:p>
          </table:table-cell>
          <table:table-cell table:style-name="ce2" office:value-type="float" office:value="-0.170559499026268">
            <text:p>-0.171</text:p>
          </table:table-cell>
          <table:table-cell table:style-name="ce2"/>
          <table:table-cell table:style-name="ce2" table:number-matrix-columns-spanned="4" table:number-matrix-rows-spanned="2" table:formula="of:=MMULT([.A313:.C314];[.$A$2:.$D$4])" office:value-type="float" office:value="-0.170559499026268">
            <text:p>-0.171</text:p>
          </table:table-cell>
          <table:table-cell table:style-name="ce2" office:value-type="float" office:value="0.669485621802797">
            <text:p>0.669</text:p>
          </table:table-cell>
          <table:table-cell table:style-name="ce2" office:value-type="float" office:value="0.669485621802797">
            <text:p>0.669</text:p>
          </table:table-cell>
          <table:table-cell table:style-name="ce2" office:value-type="float" office:value="1.50953074263186">
            <text:p>1.510</text:p>
          </table:table-cell>
          <table:table-cell table:style-name="ce2"/>
          <table:table-cell table:style-name="ce2" table:formula="of:=1/(1+EXP(-[.E313]))" office:value-type="float" office:value="0.457463193514093">
            <text:p>0.457</text:p>
          </table:table-cell>
          <table:table-cell table:style-name="ce2" table:formula="of:=1/(1+EXP(-[.F313]))" office:value-type="float" office:value="0.661387971752766">
            <text:p>0.661</text:p>
          </table:table-cell>
          <table:table-cell table:style-name="ce2" table:formula="of:=1/(1+EXP(-[.G313]))" office:value-type="float" office:value="0.661387971752766">
            <text:p>0.661</text:p>
          </table:table-cell>
          <table:table-cell table:style-name="ce2" table:formula="of:=1/(1+EXP(-[.H313]))" office:value-type="float" office:value="0.818991652518582">
            <text:p>0.819</text:p>
          </table:table-cell>
          <table:table-cell table:style-name="ce2"/>
          <table:table-cell table:style-name="ce2" table:formula="of:=[.J313]*(1-[.J313])" office:value-type="float" office:value="0.248190620093981">
            <text:p>0.248</text:p>
          </table:table-cell>
          <table:table-cell table:style-name="ce2" table:formula="of:=[.K313]*(1-[.K313])" office:value-type="float" office:value="0.223953922573529">
            <text:p>0.224</text:p>
          </table:table-cell>
          <table:table-cell table:style-name="ce2" table:formula="of:=[.L313]*(1-[.L313])" office:value-type="float" office:value="0.223953922573529">
            <text:p>0.224</text:p>
          </table:table-cell>
          <table:table-cell table:style-name="ce2" table:formula="of:=[.M313]*(1-[.M313])" office:value-type="float" office:value="0.148244325623464">
            <text:p>0.148</text:p>
          </table:table-cell>
          <table:table-cell table:style-name="ce2"/>
          <table:table-cell table:style-name="ce2" table:number-matrix-columns-spanned="3" table:number-matrix-rows-spanned="1" table:formula="of:=[.BE308:.BG308]" office:value-type="float" office:value="-2.24493157348008">
            <text:p>-2.245</text:p>
          </table:table-cell>
          <table:table-cell table:style-name="ce2" office:value-type="float" office:value="3.13329204085773">
            <text:p>3.133</text:p>
          </table:table-cell>
          <table:table-cell table:style-name="ce2" office:value-type="float" office:value="-0.958081442411348">
            <text:p>-0.958</text:p>
          </table:table-cell>
          <table:table-cell table:style-name="ce2"/>
          <table:table-cell table:style-name="ce2" table:number-matrix-columns-spanned="4" table:number-matrix-rows-spanned="1" table:formula="of:=MMULT([.T313:.V313];[.J313:.M315])" office:value-type="float" office:value="-1.34322101628695">
            <text:p>-1.343</text:p>
          </table:table-cell>
          <table:table-cell table:style-name="ce2" office:value-type="float" office:value="0.573675666209297">
            <text:p>0.574</text:p>
          </table:table-cell>
          <table:table-cell table:style-name="ce2" office:value-type="float" office:value="0.573675666209297">
            <text:p>0.574</text:p>
          </table:table-cell>
          <table:table-cell table:style-name="ce2" office:value-type="float" office:value="0.335421432767247">
            <text:p>0.335</text:p>
          </table:table-cell>
          <table:table-cell table:style-name="ce2"/>
          <table:table-cell table:style-name="ce2" table:formula="of:=1/(1+EXP(-[.X313]))" office:value-type="float" office:value="0.206980862630519">
            <text:p>0.207</text:p>
          </table:table-cell>
          <table:table-cell table:style-name="ce2" table:formula="of:=1/(1+EXP(-[.Y313]))" office:value-type="float" office:value="0.639610882618991">
            <text:p>0.640</text:p>
          </table:table-cell>
          <table:table-cell table:style-name="ce2" table:formula="of:=1/(1+EXP(-[.Z313]))" office:value-type="float" office:value="0.639610882618991">
            <text:p>0.640</text:p>
          </table:table-cell>
          <table:table-cell table:style-name="ce2" table:formula="of:=1/(1+EXP(-[.AA313]))" office:value-type="float" office:value="0.58307790727544">
            <text:p>0.583</text:p>
          </table:table-cell>
          <table:table-cell/>
          <table:table-cell table:style-name="ce2" table:formula="of:=[.AC313]*(1-[.AC313])" office:value-type="float" office:value="0.164139785135245">
            <text:p>0.164</text:p>
          </table:table-cell>
          <table:table-cell table:style-name="ce2" table:formula="of:=[.AD313]*(1-[.AD313])" office:value-type="float" office:value="0.230508801454346">
            <text:p>0.231</text:p>
          </table:table-cell>
          <table:table-cell table:style-name="ce2" table:formula="of:=[.AE313]*(1-[.AE313])" office:value-type="float" office:value="0.230508801454346">
            <text:p>0.231</text:p>
          </table:table-cell>
          <table:table-cell table:style-name="ce2" table:formula="of:=[.AF313]*(1-[.AF313])" office:value-type="float" office:value="0.243098061322733">
            <text:p>0.243</text:p>
          </table:table-cell>
          <table:table-cell/>
          <table:table-cell table:style-name="ce2" table:number-matrix-columns-spanned="4" table:number-matrix-rows-spanned="1" table:formula="of:=[.$AC$8:.$AF$8]-[.AC313:.AF313]" office:value-type="float" office:value="-0.199828074441622">
            <text:p>-0.200</text:p>
          </table:table-cell>
          <table:table-cell table:style-name="ce2" office:value-type="float" office:value="0.352744981552749">
            <text:p>0.353</text:p>
          </table:table-cell>
          <table:table-cell table:style-name="ce2" office:value-type="float" office:value="0.352744981552749">
            <text:p>0.353</text:p>
          </table:table-cell>
          <table:table-cell table:style-name="ce2" office:value-type="float" office:value="-0.575925119086544">
            <text:p>-0.576</text:p>
          </table:table-cell>
          <table:table-cell/>
          <table:table-cell table:number-matrix-columns-spanned="4" table:number-matrix-rows-spanned="1" table:formula="of:=[.AM313:.AP313]*[.AH313:.AK313]" office:value-type="float" office:value="-0.0327997372028376">
            <text:p>-0.0327997372</text:p>
          </table:table-cell>
          <table:table-cell office:value-type="float" office:value="0.0813108229167596">
            <text:p>0.0813108229</text:p>
          </table:table-cell>
          <table:table-cell office:value-type="float" office:value="0.0813108229167596">
            <text:p>0.0813108229</text:p>
          </table:table-cell>
          <table:table-cell office:value-type="float" office:value="-0.140006279917003">
            <text:p>-0.1400062799</text:p>
          </table:table-cell>
          <table:table-cell/>
          <table:table-cell table:number-matrix-columns-spanned="3" table:number-matrix-rows-spanned="4" table:formula="of:=TRANSPOSE([.J313:.M315])" office:value-type="float" office:value="0.457463193514093">
            <text:p>0.4574631935</text:p>
          </table:table-cell>
          <table:table-cell office:value-type="float" office:value="0.204843335565207">
            <text:p>0.204843335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13:.AU313];[.AW313:.AY316])" office:value-type="float" office:value="-0.0221126465785107">
            <text:p>-0.0221126466</text:p>
          </table:table-cell>
          <table:table-cell office:value-type="float" office:value="0.00989037546883878">
            <text:p>0.0098903755</text:p>
          </table:table-cell>
          <table:table-cell office:value-type="float" office:value="-0.0101843712863214">
            <text:p>-0.0101843713</text:p>
          </table:table-cell>
          <table:table-cell/>
          <table:table-cell table:number-matrix-columns-spanned="3" table:number-matrix-rows-spanned="1" table:formula="of:=[.T313:.V313]+[.BA313:.BC313]" office:value-type="float" office:value="-2.26704422005859">
            <text:p>-2.2670442201</text:p>
          </table:table-cell>
          <table:table-cell office:value-type="float" office:value="3.14318241632657">
            <text:p>3.1431824163</text:p>
          </table:table-cell>
          <table:table-cell office:value-type="float" office:value="-0.968265813697669">
            <text:p>-0.9682658137</text:p>
          </table:table-cell>
          <table:table-cell/>
          <table:table-cell table:number-matrix-columns-spanned="4" table:number-matrix-rows-spanned="3" table:formula="of:=MMULT(TRANSPOSE([.BE313:.BG313]);[.AM313:.AP313])" office:value-type="float" office:value="0.453019081168317">
            <text:p>0.4530190812</text:p>
          </table:table-cell>
          <table:table-cell office:value-type="float" office:value="-0.799688471583833">
            <text:p>-0.7996884716</text:p>
          </table:table-cell>
          <table:table-cell office:value-type="float" office:value="-0.799688471583833">
            <text:p>-0.7996884716</text:p>
          </table:table-cell>
          <table:table-cell office:value-type="float" office:value="1.3056477124117">
            <text:p>1.3056477124</text:p>
          </table:table-cell>
          <table:table-cell/>
          <table:table-cell table:number-matrix-columns-spanned="4" table:number-matrix-rows-spanned="3" table:formula="of:=[.BI313:.BL315]*[.O313:.R315]" office:value-type="float" office:value="0.11243508666957">
            <text:p>0.1124350867</text:p>
          </table:table-cell>
          <table:table-cell office:value-type="float" office:value="-0.179093370048029">
            <text:p>-0.17909337</text:p>
          </table:table-cell>
          <table:table-cell office:value-type="float" office:value="-0.179093370048029">
            <text:p>-0.17909337</text:p>
          </table:table-cell>
          <table:table-cell office:value-type="float" office:value="0.193554864628292">
            <text:p>0.1935548646</text:p>
          </table:table-cell>
          <table:table-cell/>
          <table:table-cell table:number-matrix-columns-spanned="3" table:number-matrix-rows-spanned="2" table:formula="of:=MMULT([.BN313:.BQ314];[.$O$2:.$Q$5])" office:value-type="float" office:value="0.014461494580263">
            <text:p>0.0144614946</text:p>
          </table:table-cell>
          <table:table-cell office:value-type="float" office:value="0.014461494580263">
            <text:p>0.0144614946</text:p>
          </table:table-cell>
          <table:table-cell office:value-type="float" office:value="-0.0521967887981962">
            <text:p>-0.0521967888</text:p>
          </table:table-cell>
          <table:table-cell/>
          <table:table-cell table:number-matrix-columns-spanned="3" table:number-matrix-rows-spanned="2" table:formula="of:=[.A313:.C314]+[.BS313:.BU314]" office:value-type="float" office:value="0.854506615409328">
            <text:p>0.8545066154</text:p>
          </table:table-cell>
          <table:table-cell office:value-type="float" office:value="0.854506615409328">
            <text:p>0.8545066154</text:p>
          </table:table-cell>
          <table:table-cell office:value-type="float" office:value="-0.222756287824464">
            <text:p>-0.2227562878</text:p>
          </table:table-cell>
          <table:table-cell/>
          <table:table-cell table:formula="of:=SUMSQ([.AM313:.AP313])" office:value-type="float" office:value="0.620479046151194">
            <text:p>0.6204790462</text:p>
          </table:table-cell>
          <table:table-cell table:number-columns-repeated="945"/>
        </table:table-row>
        <table:table-row table:style-name="ro2">
          <table:table-cell table:style-name="ce2" office:value-type="float" office:value="4.6079989680167">
            <text:p>4.608</text:p>
          </table:table-cell>
          <table:table-cell table:style-name="ce2" office:value-type="float" office:value="4.6079989680167">
            <text:p>4.608</text:p>
          </table:table-cell>
          <table:table-cell table:style-name="ce2" office:value-type="float" office:value="-1.35629368720142">
            <text:p>-1.356</text:p>
          </table:table-cell>
          <table:table-cell table:style-name="ce2"/>
          <table:table-cell table:style-name="ce2" office:value-type="float" office:value="-1.35629368720142">
            <text:p>-1.356</text:p>
          </table:table-cell>
          <table:table-cell table:style-name="ce2" office:value-type="float" office:value="3.25170528081528">
            <text:p>3.252</text:p>
          </table:table-cell>
          <table:table-cell table:style-name="ce2" office:value-type="float" office:value="3.25170528081528">
            <text:p>3.252</text:p>
          </table:table-cell>
          <table:table-cell table:style-name="ce2" office:value-type="float" office:value="7.85970424883198">
            <text:p>7.860</text:p>
          </table:table-cell>
          <table:table-cell table:style-name="ce2"/>
          <table:table-cell table:style-name="ce2" table:formula="of:=1/(1+EXP(-[.E314]))" office:value-type="float" office:value="0.204843335565207">
            <text:p>0.205</text:p>
          </table:table-cell>
          <table:table-cell table:style-name="ce2" table:formula="of:=1/(1+EXP(-[.F314]))" office:value-type="float" office:value="0.962734341195534">
            <text:p>0.963</text:p>
          </table:table-cell>
          <table:table-cell table:style-name="ce2" table:formula="of:=1/(1+EXP(-[.G314]))" office:value-type="float" office:value="0.962734341195534">
            <text:p>0.963</text:p>
          </table:table-cell>
          <table:table-cell table:style-name="ce2" table:formula="of:=1/(1+EXP(-[.H314]))" office:value-type="float" office:value="0.999614160918362">
            <text:p>1.000</text:p>
          </table:table-cell>
          <table:table-cell table:style-name="ce2"/>
          <table:table-cell table:style-name="ce2" table:formula="of:=[.J314]*(1-[.J314])" office:value-type="float" office:value="0.162882543439727">
            <text:p>0.163</text:p>
          </table:table-cell>
          <table:table-cell table:style-name="ce2" table:formula="of:=[.K314]*(1-[.K314])" office:value-type="float" office:value="0.0358769294783352">
            <text:p>0.036</text:p>
          </table:table-cell>
          <table:table-cell table:style-name="ce2" table:formula="of:=[.L314]*(1-[.L314])" office:value-type="float" office:value="0.0358769294783352">
            <text:p>0.036</text:p>
          </table:table-cell>
          <table:table-cell table:style-name="ce2" table:formula="of:=[.M314]*(1-[.M314])" office:value-type="float" office:value="0.0003856902098412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61387971752766">
            <text:p>0.6613879718</text:p>
          </table:table-cell>
          <table:table-cell office:value-type="float" office:value="0.962734341195534">
            <text:p>0.962734341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8096089873304">
            <text:p>-0.6280960899</text:p>
          </table:table-cell>
          <table:table-cell office:value-type="float" office:value="1.10874182346404">
            <text:p>1.1087418235</text:p>
          </table:table-cell>
          <table:table-cell office:value-type="float" office:value="1.10874182346404">
            <text:p>1.1087418235</text:p>
          </table:table-cell>
          <table:table-cell office:value-type="float" office:value="-1.81023770743361">
            <text:p>-1.8102377074</text:p>
          </table:table-cell>
          <table:table-cell/>
          <table:table-cell office:value-type="float" office:value="-0.102305888643111">
            <text:p>-0.1023058886</text:p>
          </table:table-cell>
          <table:table-cell office:value-type="float" office:value="0.0397782522101002">
            <text:p>0.0397782522</text:p>
          </table:table-cell>
          <table:table-cell office:value-type="float" office:value="0.0397782522101002">
            <text:p>0.0397782522</text:p>
          </table:table-cell>
          <table:table-cell office:value-type="float" office:value="-0.000698190961242559">
            <text:p>-0.000698191</text:p>
          </table:table-cell>
          <table:table-cell/>
          <table:table-cell office:value-type="float" office:value="0.0390800612488576">
            <text:p>0.0390800612</text:p>
          </table:table-cell>
          <table:table-cell office:value-type="float" office:value="0.0390800612488576">
            <text:p>0.0390800612</text:p>
          </table:table-cell>
          <table:table-cell office:value-type="float" office:value="-0.0234475751841535">
            <text:p>-0.0234475752</text:p>
          </table:table-cell>
          <table:table-cell/>
          <table:table-cell office:value-type="float" office:value="4.64707902926556">
            <text:p>4.6470790293</text:p>
          </table:table-cell>
          <table:table-cell office:value-type="float" office:value="4.64707902926556">
            <text:p>4.6470790293</text:p>
          </table:table-cell>
          <table:table-cell office:value-type="float" office:value="-1.37974126238557">
            <text:p>-1.379741262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15]*(1-[.J315])" office:value-type="float" office:value="0">
            <text:p>0.000</text:p>
          </table:table-cell>
          <table:table-cell table:style-name="ce2" table:formula="of:=[.K315]*(1-[.K315])" office:value-type="float" office:value="0">
            <text:p>0.000</text:p>
          </table:table-cell>
          <table:table-cell table:style-name="ce2" table:formula="of:=[.L315]*(1-[.L315])" office:value-type="float" office:value="0">
            <text:p>0.000</text:p>
          </table:table-cell>
          <table:table-cell table:style-name="ce2" table:formula="of:=[.M315]*(1-[.M3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61387971752766">
            <text:p>0.6613879718</text:p>
          </table:table-cell>
          <table:table-cell office:value-type="float" office:value="0.962734341195534">
            <text:p>0.962734341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3486693098856">
            <text:p>0.1934866931</text:p>
          </table:table-cell>
          <table:table-cell office:value-type="float" office:value="-0.341550906590942">
            <text:p>-0.3415509066</text:p>
          </table:table-cell>
          <table:table-cell office:value-type="float" office:value="-0.341550906590942">
            <text:p>-0.3415509066</text:p>
          </table:table-cell>
          <table:table-cell office:value-type="float" office:value="0.557648604061259">
            <text:p>0.557648604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18991652518582">
            <text:p>0.8189916525</text:p>
          </table:table-cell>
          <table:table-cell office:value-type="float" office:value="0.999614160918362">
            <text:p>0.999614160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13:.BY314]" office:value-type="float" office:value="0.854506615409328">
            <text:p>0.855</text:p>
          </table:table-cell>
          <table:table-cell table:style-name="ce2" office:value-type="float" office:value="0.854506615409328">
            <text:p>0.855</text:p>
          </table:table-cell>
          <table:table-cell table:style-name="ce2" office:value-type="float" office:value="-0.222756287824464">
            <text:p>-0.223</text:p>
          </table:table-cell>
          <table:table-cell table:style-name="ce2"/>
          <table:table-cell table:style-name="ce2" table:number-matrix-columns-spanned="4" table:number-matrix-rows-spanned="2" table:formula="of:=MMULT([.A318:.C319];[.$A$2:.$D$4])" office:value-type="float" office:value="-0.222756287824464">
            <text:p>-0.223</text:p>
          </table:table-cell>
          <table:table-cell table:style-name="ce2" office:value-type="float" office:value="0.631750327584864">
            <text:p>0.632</text:p>
          </table:table-cell>
          <table:table-cell table:style-name="ce2" office:value-type="float" office:value="0.631750327584864">
            <text:p>0.632</text:p>
          </table:table-cell>
          <table:table-cell table:style-name="ce2" office:value-type="float" office:value="1.48625694299419">
            <text:p>1.486</text:p>
          </table:table-cell>
          <table:table-cell table:style-name="ce2"/>
          <table:table-cell table:style-name="ce2" table:formula="of:=1/(1+EXP(-[.E318]))" office:value-type="float" office:value="0.444540067115288">
            <text:p>0.445</text:p>
          </table:table-cell>
          <table:table-cell table:style-name="ce2" table:formula="of:=1/(1+EXP(-[.F318]))" office:value-type="float" office:value="0.652886237655225">
            <text:p>0.653</text:p>
          </table:table-cell>
          <table:table-cell table:style-name="ce2" table:formula="of:=1/(1+EXP(-[.G318]))" office:value-type="float" office:value="0.652886237655225">
            <text:p>0.653</text:p>
          </table:table-cell>
          <table:table-cell table:style-name="ce2" table:formula="of:=1/(1+EXP(-[.H318]))" office:value-type="float" office:value="0.815515795405441">
            <text:p>0.816</text:p>
          </table:table-cell>
          <table:table-cell table:style-name="ce2"/>
          <table:table-cell table:style-name="ce2" table:formula="of:=[.J318]*(1-[.J318])" office:value-type="float" office:value="0.246924195844423">
            <text:p>0.247</text:p>
          </table:table-cell>
          <table:table-cell table:style-name="ce2" table:formula="of:=[.K318]*(1-[.K318])" office:value-type="float" office:value="0.22662579833563">
            <text:p>0.227</text:p>
          </table:table-cell>
          <table:table-cell table:style-name="ce2" table:formula="of:=[.L318]*(1-[.L318])" office:value-type="float" office:value="0.22662579833563">
            <text:p>0.227</text:p>
          </table:table-cell>
          <table:table-cell table:style-name="ce2" table:formula="of:=[.M318]*(1-[.M318])" office:value-type="float" office:value="0.150449782849672">
            <text:p>0.150</text:p>
          </table:table-cell>
          <table:table-cell table:style-name="ce2"/>
          <table:table-cell table:style-name="ce2" table:number-matrix-columns-spanned="3" table:number-matrix-rows-spanned="1" table:formula="of:=[.BE313:.BG313]" office:value-type="float" office:value="-2.26704422005859">
            <text:p>-2.267</text:p>
          </table:table-cell>
          <table:table-cell table:style-name="ce2" office:value-type="float" office:value="3.14318241632657">
            <text:p>3.143</text:p>
          </table:table-cell>
          <table:table-cell table:style-name="ce2" office:value-type="float" office:value="-0.968265813697669">
            <text:p>-0.968</text:p>
          </table:table-cell>
          <table:table-cell table:style-name="ce2"/>
          <table:table-cell table:style-name="ce2" table:number-matrix-columns-spanned="4" table:number-matrix-rows-spanned="1" table:formula="of:=MMULT([.T318:.V318];[.J318:.M320])" office:value-type="float" office:value="-1.34411922674983">
            <text:p>-1.344</text:p>
          </table:table-cell>
          <table:table-cell table:style-name="ce2" office:value-type="float" office:value="0.579412012098884">
            <text:p>0.579</text:p>
          </table:table-cell>
          <table:table-cell table:style-name="ce2" office:value-type="float" office:value="0.579412012098884">
            <text:p>0.579</text:p>
          </table:table-cell>
          <table:table-cell table:style-name="ce2" office:value-type="float" office:value="0.324958016892263">
            <text:p>0.325</text:p>
          </table:table-cell>
          <table:table-cell table:style-name="ce2"/>
          <table:table-cell table:style-name="ce2" table:formula="of:=1/(1+EXP(-[.X318]))" office:value-type="float" office:value="0.206833469360899">
            <text:p>0.207</text:p>
          </table:table-cell>
          <table:table-cell table:style-name="ce2" table:formula="of:=1/(1+EXP(-[.Y318]))" office:value-type="float" office:value="0.640932099107205">
            <text:p>0.641</text:p>
          </table:table-cell>
          <table:table-cell table:style-name="ce2" table:formula="of:=1/(1+EXP(-[.Z318]))" office:value-type="float" office:value="0.640932099107205">
            <text:p>0.641</text:p>
          </table:table-cell>
          <table:table-cell table:style-name="ce2" table:formula="of:=1/(1+EXP(-[.AA318]))" office:value-type="float" office:value="0.580532081356216">
            <text:p>0.581</text:p>
          </table:table-cell>
          <table:table-cell/>
          <table:table-cell table:style-name="ce2" table:formula="of:=[.AC318]*(1-[.AC318])" office:value-type="float" office:value="0.164053385313033">
            <text:p>0.164</text:p>
          </table:table-cell>
          <table:table-cell table:style-name="ce2" table:formula="of:=[.AD318]*(1-[.AD318])" office:value-type="float" office:value="0.230138143441237">
            <text:p>0.230</text:p>
          </table:table-cell>
          <table:table-cell table:style-name="ce2" table:formula="of:=[.AE318]*(1-[.AE318])" office:value-type="float" office:value="0.230138143441237">
            <text:p>0.230</text:p>
          </table:table-cell>
          <table:table-cell table:style-name="ce2" table:formula="of:=[.AF318]*(1-[.AF318])" office:value-type="float" office:value="0.243514583872436">
            <text:p>0.244</text:p>
          </table:table-cell>
          <table:table-cell/>
          <table:table-cell table:style-name="ce2" table:number-matrix-columns-spanned="4" table:number-matrix-rows-spanned="1" table:formula="of:=[.$AC$8:.$AF$8]-[.AC318:.AF318]" office:value-type="float" office:value="-0.199680681172003">
            <text:p>-0.200</text:p>
          </table:table-cell>
          <table:table-cell table:style-name="ce2" office:value-type="float" office:value="0.351423765064534">
            <text:p>0.351</text:p>
          </table:table-cell>
          <table:table-cell table:style-name="ce2" office:value-type="float" office:value="0.351423765064534">
            <text:p>0.351</text:p>
          </table:table-cell>
          <table:table-cell table:style-name="ce2" office:value-type="float" office:value="-0.57337929316732">
            <text:p>-0.573</text:p>
          </table:table-cell>
          <table:table-cell/>
          <table:table-cell table:number-matrix-columns-spanned="4" table:number-matrix-rows-spanned="1" table:formula="of:=[.AM318:.AP318]*[.AH318:.AK318]" office:value-type="float" office:value="-0.0327582917278795">
            <text:p>-0.0327582917</text:p>
          </table:table-cell>
          <table:table-cell office:value-type="float" office:value="0.0808760128530813">
            <text:p>0.0808760129</text:p>
          </table:table-cell>
          <table:table-cell office:value-type="float" office:value="0.0808760128530813">
            <text:p>0.0808760129</text:p>
          </table:table-cell>
          <table:table-cell office:value-type="float" office:value="-0.139626219976711">
            <text:p>-0.13962622</text:p>
          </table:table-cell>
          <table:table-cell/>
          <table:table-cell table:number-matrix-columns-spanned="3" table:number-matrix-rows-spanned="4" table:formula="of:=TRANSPOSE([.J318:.M320])" office:value-type="float" office:value="0.444540067115288">
            <text:p>0.4445400671</text:p>
          </table:table-cell>
          <table:table-cell office:value-type="float" office:value="0.201050557359809">
            <text:p>0.201050557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18:.AU318];[.AW318:.AY321])" office:value-type="float" office:value="-0.0228240895506488">
            <text:p>-0.0228240896</text:p>
          </table:table-cell>
          <table:table-cell office:value-type="float" office:value="0.0096530076378038">
            <text:p>0.0096530076</text:p>
          </table:table-cell>
          <table:table-cell office:value-type="float" office:value="-0.0106324859984282">
            <text:p>-0.010632486</text:p>
          </table:table-cell>
          <table:table-cell/>
          <table:table-cell table:number-matrix-columns-spanned="3" table:number-matrix-rows-spanned="1" table:formula="of:=[.T318:.V318]+[.BA318:.BC318]" office:value-type="float" office:value="-2.28986830960924">
            <text:p>-2.2898683096</text:p>
          </table:table-cell>
          <table:table-cell office:value-type="float" office:value="3.15283542396437">
            <text:p>3.152835424</text:p>
          </table:table-cell>
          <table:table-cell office:value-type="float" office:value="-0.978898299696097">
            <text:p>-0.9788982997</text:p>
          </table:table-cell>
          <table:table-cell/>
          <table:table-cell table:number-matrix-columns-spanned="4" table:number-matrix-rows-spanned="3" table:formula="of:=MMULT(TRANSPOSE([.BE318:.BG318]);[.AM318:.AP318])" office:value-type="float" office:value="0.457242463856955">
            <text:p>0.4572424639</text:p>
          </table:table-cell>
          <table:table-cell office:value-type="float" office:value="-0.804714142864839">
            <text:p>-0.8047141429</text:p>
          </table:table-cell>
          <table:table-cell office:value-type="float" office:value="-0.804714142864839">
            <text:p>-0.8047141429</text:p>
          </table:table-cell>
          <table:table-cell office:value-type="float" office:value="1.31296307280999">
            <text:p>1.3129630728</text:p>
          </table:table-cell>
          <table:table-cell/>
          <table:table-cell table:number-matrix-columns-spanned="4" table:number-matrix-rows-spanned="3" table:formula="of:=[.BI318:.BL320]*[.O318:.R320]" office:value-type="float" office:value="0.112904227693801">
            <text:p>0.1129042277</text:p>
          </table:table-cell>
          <table:table-cell office:value-type="float" office:value="-0.182368985058716">
            <text:p>-0.1823689851</text:p>
          </table:table-cell>
          <table:table-cell office:value-type="float" office:value="-0.182368985058716">
            <text:p>-0.1823689851</text:p>
          </table:table-cell>
          <table:table-cell office:value-type="float" office:value="0.197535009193901">
            <text:p>0.1975350092</text:p>
          </table:table-cell>
          <table:table-cell/>
          <table:table-cell table:number-matrix-columns-spanned="3" table:number-matrix-rows-spanned="2" table:formula="of:=MMULT([.BN318:.BQ319];[.$O$2:.$Q$5])" office:value-type="float" office:value="0.0151660241351847">
            <text:p>0.0151660241</text:p>
          </table:table-cell>
          <table:table-cell office:value-type="float" office:value="0.0151660241351847">
            <text:p>0.0151660241</text:p>
          </table:table-cell>
          <table:table-cell office:value-type="float" office:value="-0.0542987332297303">
            <text:p>-0.0542987332</text:p>
          </table:table-cell>
          <table:table-cell/>
          <table:table-cell table:number-matrix-columns-spanned="3" table:number-matrix-rows-spanned="2" table:formula="of:=[.A318:.C319]+[.BS318:.BU319]" office:value-type="float" office:value="0.869672639544513">
            <text:p>0.8696726395</text:p>
          </table:table-cell>
          <table:table-cell office:value-type="float" office:value="0.869672639544513">
            <text:p>0.8696726395</text:p>
          </table:table-cell>
          <table:table-cell office:value-type="float" office:value="-0.277055021054195">
            <text:p>-0.2770550211</text:p>
          </table:table-cell>
          <table:table-cell/>
          <table:table-cell table:formula="of:=SUMSQ([.AM318:.AP318])" office:value-type="float" office:value="0.615633513570636">
            <text:p>0.6156335136</text:p>
          </table:table-cell>
          <table:table-cell table:number-columns-repeated="945"/>
        </table:table-row>
        <table:table-row table:style-name="ro2">
          <table:table-cell table:style-name="ce2" office:value-type="float" office:value="4.64707902926556">
            <text:p>4.647</text:p>
          </table:table-cell>
          <table:table-cell table:style-name="ce2" office:value-type="float" office:value="4.64707902926556">
            <text:p>4.647</text:p>
          </table:table-cell>
          <table:table-cell table:style-name="ce2" office:value-type="float" office:value="-1.37974126238557">
            <text:p>-1.380</text:p>
          </table:table-cell>
          <table:table-cell table:style-name="ce2"/>
          <table:table-cell table:style-name="ce2" office:value-type="float" office:value="-1.37974126238557">
            <text:p>-1.380</text:p>
          </table:table-cell>
          <table:table-cell table:style-name="ce2" office:value-type="float" office:value="3.26733776687998">
            <text:p>3.267</text:p>
          </table:table-cell>
          <table:table-cell table:style-name="ce2" office:value-type="float" office:value="3.26733776687998">
            <text:p>3.267</text:p>
          </table:table-cell>
          <table:table-cell table:style-name="ce2" office:value-type="float" office:value="7.91441679614554">
            <text:p>7.914</text:p>
          </table:table-cell>
          <table:table-cell table:style-name="ce2"/>
          <table:table-cell table:style-name="ce2" table:formula="of:=1/(1+EXP(-[.E319]))" office:value-type="float" office:value="0.201050557359809">
            <text:p>0.201</text:p>
          </table:table-cell>
          <table:table-cell table:style-name="ce2" table:formula="of:=1/(1+EXP(-[.F319]))" office:value-type="float" office:value="0.96329114769203">
            <text:p>0.963</text:p>
          </table:table-cell>
          <table:table-cell table:style-name="ce2" table:formula="of:=1/(1+EXP(-[.G319]))" office:value-type="float" office:value="0.96329114769203">
            <text:p>0.963</text:p>
          </table:table-cell>
          <table:table-cell table:style-name="ce2" table:formula="of:=1/(1+EXP(-[.H319]))" office:value-type="float" office:value="0.999634696545041">
            <text:p>1.000</text:p>
          </table:table-cell>
          <table:table-cell table:style-name="ce2"/>
          <table:table-cell table:style-name="ce2" table:formula="of:=[.J319]*(1-[.J319])" office:value-type="float" office:value="0.160629230745119">
            <text:p>0.161</text:p>
          </table:table-cell>
          <table:table-cell table:style-name="ce2" table:formula="of:=[.K319]*(1-[.K319])" office:value-type="float" office:value="0.0353613124702019">
            <text:p>0.035</text:p>
          </table:table-cell>
          <table:table-cell table:style-name="ce2" table:formula="of:=[.L319]*(1-[.L319])" office:value-type="float" office:value="0.0353613124702019">
            <text:p>0.035</text:p>
          </table:table-cell>
          <table:table-cell table:style-name="ce2" table:formula="of:=[.M319]*(1-[.M319])" office:value-type="float" office:value="0.00036517000834490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52886237655225">
            <text:p>0.6528862377</text:p>
          </table:table-cell>
          <table:table-cell office:value-type="float" office:value="0.96329114769203">
            <text:p>0.963291147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29560325080427">
            <text:p>-0.6295603251</text:p>
          </table:table-cell>
          <table:table-cell office:value-type="float" office:value="1.1079812953184">
            <text:p>1.1079812953</text:p>
          </table:table-cell>
          <table:table-cell office:value-type="float" office:value="1.1079812953184">
            <text:p>1.1079812953</text:p>
          </table:table-cell>
          <table:table-cell office:value-type="float" office:value="-1.80777054686558">
            <text:p>-1.8077705469</text:p>
          </table:table-cell>
          <table:table-cell/>
          <table:table-cell office:value-type="float" office:value="-0.101125790725316">
            <text:p>-0.1011257907</text:p>
          </table:table-cell>
          <table:table-cell office:value-type="float" office:value="0.0391796727948929">
            <text:p>0.0391796728</text:p>
          </table:table-cell>
          <table:table-cell office:value-type="float" office:value="0.0391796727948929">
            <text:p>0.0391796728</text:p>
          </table:table-cell>
          <table:table-cell office:value-type="float" office:value="-0.000660143585684576">
            <text:p>-0.0006601436</text:p>
          </table:table-cell>
          <table:table-cell/>
          <table:table-cell office:value-type="float" office:value="0.0385195292092083">
            <text:p>0.0385195292</text:p>
          </table:table-cell>
          <table:table-cell office:value-type="float" office:value="0.0385195292092083">
            <text:p>0.0385195292</text:p>
          </table:table-cell>
          <table:table-cell office:value-type="float" office:value="-0.0234265887212147">
            <text:p>-0.0234265887</text:p>
          </table:table-cell>
          <table:table-cell/>
          <table:table-cell office:value-type="float" office:value="4.68559855847477">
            <text:p>4.6855985585</text:p>
          </table:table-cell>
          <table:table-cell office:value-type="float" office:value="4.68559855847477">
            <text:p>4.6855985585</text:p>
          </table:table-cell>
          <table:table-cell office:value-type="float" office:value="-1.40316785110679">
            <text:p>-1.403167851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20]*(1-[.J320])" office:value-type="float" office:value="0">
            <text:p>0.000</text:p>
          </table:table-cell>
          <table:table-cell table:style-name="ce2" table:formula="of:=[.K320]*(1-[.K320])" office:value-type="float" office:value="0">
            <text:p>0.000</text:p>
          </table:table-cell>
          <table:table-cell table:style-name="ce2" table:formula="of:=[.L320]*(1-[.L320])" office:value-type="float" office:value="0">
            <text:p>0.000</text:p>
          </table:table-cell>
          <table:table-cell table:style-name="ce2" table:formula="of:=[.M320]*(1-[.M32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52886237655225">
            <text:p>0.6528862377</text:p>
          </table:table-cell>
          <table:table-cell office:value-type="float" office:value="0.96329114769203">
            <text:p>0.963291147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5467079281432">
            <text:p>0.1954670793</text:p>
          </table:table-cell>
          <table:table-cell office:value-type="float" office:value="-0.344008126094473">
            <text:p>-0.3440081261</text:p>
          </table:table-cell>
          <table:table-cell office:value-type="float" office:value="-0.344008126094473">
            <text:p>-0.3440081261</text:p>
          </table:table-cell>
          <table:table-cell office:value-type="float" office:value="0.56128001516244">
            <text:p>0.561280015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15515795405441">
            <text:p>0.8155157954</text:p>
          </table:table-cell>
          <table:table-cell office:value-type="float" office:value="0.999634696545041">
            <text:p>0.999634696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18:.BY319]" office:value-type="float" office:value="0.869672639544513">
            <text:p>0.870</text:p>
          </table:table-cell>
          <table:table-cell table:style-name="ce2" office:value-type="float" office:value="0.869672639544513">
            <text:p>0.870</text:p>
          </table:table-cell>
          <table:table-cell table:style-name="ce2" office:value-type="float" office:value="-0.277055021054195">
            <text:p>-0.277</text:p>
          </table:table-cell>
          <table:table-cell table:style-name="ce2"/>
          <table:table-cell table:style-name="ce2" table:number-matrix-columns-spanned="4" table:number-matrix-rows-spanned="2" table:formula="of:=MMULT([.A323:.C324];[.$A$2:.$D$4])" office:value-type="float" office:value="-0.277055021054195">
            <text:p>-0.277</text:p>
          </table:table-cell>
          <table:table-cell table:style-name="ce2" office:value-type="float" office:value="0.592617618490318">
            <text:p>0.593</text:p>
          </table:table-cell>
          <table:table-cell table:style-name="ce2" office:value-type="float" office:value="0.592617618490318">
            <text:p>0.593</text:p>
          </table:table-cell>
          <table:table-cell table:style-name="ce2" office:value-type="float" office:value="1.46229025803483">
            <text:p>1.462</text:p>
          </table:table-cell>
          <table:table-cell table:style-name="ce2"/>
          <table:table-cell table:style-name="ce2" table:formula="of:=1/(1+EXP(-[.E323]))" office:value-type="float" office:value="0.431175924267323">
            <text:p>0.431</text:p>
          </table:table-cell>
          <table:table-cell table:style-name="ce2" table:formula="of:=1/(1+EXP(-[.F323]))" office:value-type="float" office:value="0.643965523275533">
            <text:p>0.644</text:p>
          </table:table-cell>
          <table:table-cell table:style-name="ce2" table:formula="of:=1/(1+EXP(-[.G323]))" office:value-type="float" office:value="0.643965523275533">
            <text:p>0.644</text:p>
          </table:table-cell>
          <table:table-cell table:style-name="ce2" table:formula="of:=1/(1+EXP(-[.H323]))" office:value-type="float" office:value="0.811882713878383">
            <text:p>0.812</text:p>
          </table:table-cell>
          <table:table-cell table:style-name="ce2"/>
          <table:table-cell table:style-name="ce2" table:formula="of:=[.J323]*(1-[.J323])" office:value-type="float" office:value="0.245263246599543">
            <text:p>0.245</text:p>
          </table:table-cell>
          <table:table-cell table:style-name="ce2" table:formula="of:=[.K323]*(1-[.K323])" office:value-type="float" office:value="0.229273928108002">
            <text:p>0.229</text:p>
          </table:table-cell>
          <table:table-cell table:style-name="ce2" table:formula="of:=[.L323]*(1-[.L323])" office:value-type="float" office:value="0.229273928108002">
            <text:p>0.229</text:p>
          </table:table-cell>
          <table:table-cell table:style-name="ce2" table:formula="of:=[.M323]*(1-[.M323])" office:value-type="float" office:value="0.152729172783855">
            <text:p>0.153</text:p>
          </table:table-cell>
          <table:table-cell table:style-name="ce2"/>
          <table:table-cell table:style-name="ce2" table:number-matrix-columns-spanned="3" table:number-matrix-rows-spanned="1" table:formula="of:=[.BE318:.BG318]" office:value-type="float" office:value="-2.28986830960924">
            <text:p>-2.290</text:p>
          </table:table-cell>
          <table:table-cell table:style-name="ce2" office:value-type="float" office:value="3.15283542396437">
            <text:p>3.153</text:p>
          </table:table-cell>
          <table:table-cell table:style-name="ce2" office:value-type="float" office:value="-0.978898299696097">
            <text:p>-0.979</text:p>
          </table:table-cell>
          <table:table-cell table:style-name="ce2"/>
          <table:table-cell table:style-name="ce2" table:number-matrix-columns-spanned="4" table:number-matrix-rows-spanned="1" table:formula="of:=MMULT([.T323:.V323];[.J323:.M325])" office:value-type="float" office:value="-1.34413612314822">
            <text:p>-1.344</text:p>
          </table:table-cell>
          <table:table-cell table:style-name="ce2" office:value-type="float" office:value="0.585274882007202">
            <text:p>0.585</text:p>
          </table:table-cell>
          <table:table-cell table:style-name="ce2" office:value-type="float" office:value="0.585274882007202">
            <text:p>0.585</text:p>
          </table:table-cell>
          <table:table-cell table:style-name="ce2" office:value-type="float" office:value="0.313740985828496">
            <text:p>0.314</text:p>
          </table:table-cell>
          <table:table-cell table:style-name="ce2"/>
          <table:table-cell table:style-name="ce2" table:formula="of:=1/(1+EXP(-[.X323]))" office:value-type="float" office:value="0.206830697463276">
            <text:p>0.207</text:p>
          </table:table-cell>
          <table:table-cell table:style-name="ce2" table:formula="of:=1/(1+EXP(-[.Y323]))" office:value-type="float" office:value="0.642280251308363">
            <text:p>0.642</text:p>
          </table:table-cell>
          <table:table-cell table:style-name="ce2" table:formula="of:=1/(1+EXP(-[.Z323]))" office:value-type="float" office:value="0.642280251308363">
            <text:p>0.642</text:p>
          </table:table-cell>
          <table:table-cell table:style-name="ce2" table:formula="of:=1/(1+EXP(-[.AA323]))" office:value-type="float" office:value="0.577798129707379">
            <text:p>0.578</text:p>
          </table:table-cell>
          <table:table-cell/>
          <table:table-cell table:style-name="ce2" table:formula="of:=[.AC323]*(1-[.AC323])" office:value-type="float" office:value="0.164051760050131">
            <text:p>0.164</text:p>
          </table:table-cell>
          <table:table-cell table:style-name="ce2" table:formula="of:=[.AD323]*(1-[.AD323])" office:value-type="float" office:value="0.229756330087629">
            <text:p>0.230</text:p>
          </table:table-cell>
          <table:table-cell table:style-name="ce2" table:formula="of:=[.AE323]*(1-[.AE323])" office:value-type="float" office:value="0.229756330087629">
            <text:p>0.230</text:p>
          </table:table-cell>
          <table:table-cell table:style-name="ce2" table:formula="of:=[.AF323]*(1-[.AF323])" office:value-type="float" office:value="0.243947451014034">
            <text:p>0.244</text:p>
          </table:table-cell>
          <table:table-cell/>
          <table:table-cell table:style-name="ce2" table:number-matrix-columns-spanned="4" table:number-matrix-rows-spanned="1" table:formula="of:=[.$AC$8:.$AF$8]-[.AC323:.AF323]" office:value-type="float" office:value="-0.199677909274379">
            <text:p>-0.200</text:p>
          </table:table-cell>
          <table:table-cell table:style-name="ce2" office:value-type="float" office:value="0.350075612863377">
            <text:p>0.350</text:p>
          </table:table-cell>
          <table:table-cell table:style-name="ce2" office:value-type="float" office:value="0.350075612863377">
            <text:p>0.350</text:p>
          </table:table-cell>
          <table:table-cell table:style-name="ce2" office:value-type="float" office:value="-0.570645341518483">
            <text:p>-0.571</text:p>
          </table:table-cell>
          <table:table-cell/>
          <table:table-cell table:number-matrix-columns-spanned="4" table:number-matrix-rows-spanned="1" table:formula="of:=[.AM323:.AP323]*[.AH323:.AK323]" office:value-type="float" office:value="-0.0327575124595922">
            <text:p>-0.0327575125</text:p>
          </table:table-cell>
          <table:table-cell office:value-type="float" office:value="0.0804320880646671">
            <text:p>0.0804320881</text:p>
          </table:table-cell>
          <table:table-cell office:value-type="float" office:value="0.0804320880646671">
            <text:p>0.0804320881</text:p>
          </table:table-cell>
          <table:table-cell office:value-type="float" office:value="-0.139207476496467">
            <text:p>-0.1392074765</text:p>
          </table:table-cell>
          <table:table-cell/>
          <table:table-cell table:number-matrix-columns-spanned="3" table:number-matrix-rows-spanned="4" table:formula="of:=TRANSPOSE([.J323:.M325])" office:value-type="float" office:value="0.431175924267323">
            <text:p>0.4311759243</text:p>
          </table:table-cell>
          <table:table-cell office:value-type="float" office:value="0.197313902484599">
            <text:p>0.197313902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23:.AU323];[.AW323:.AY326])" office:value-type="float" office:value="-0.0235534111641613">
            <text:p>-0.0235534112</text:p>
          </table:table-cell>
          <table:table-cell office:value-type="float" office:value="0.00942150350090706">
            <text:p>0.0094215035</text:p>
          </table:table-cell>
          <table:table-cell office:value-type="float" office:value="-0.0111008128267246">
            <text:p>-0.0111008128</text:p>
          </table:table-cell>
          <table:table-cell/>
          <table:table-cell table:number-matrix-columns-spanned="3" table:number-matrix-rows-spanned="1" table:formula="of:=[.T323:.V323]+[.BA323:.BC323]" office:value-type="float" office:value="-2.3134217207734">
            <text:p>-2.3134217208</text:p>
          </table:table-cell>
          <table:table-cell office:value-type="float" office:value="3.16225692746528">
            <text:p>3.1622569275</text:p>
          </table:table-cell>
          <table:table-cell office:value-type="float" office:value="-0.989999112522822">
            <text:p>-0.9899991125</text:p>
          </table:table-cell>
          <table:table-cell/>
          <table:table-cell table:number-matrix-columns-spanned="4" table:number-matrix-rows-spanned="3" table:formula="of:=MMULT(TRANSPOSE([.BE323:.BG323]);[.AM323:.AP323])" office:value-type="float" office:value="0.461939212473969">
            <text:p>0.4619392125</text:p>
          </table:table-cell>
          <table:table-cell office:value-type="float" office:value="-0.809872526711196">
            <text:p>-0.8098725267</text:p>
          </table:table-cell>
          <table:table-cell office:value-type="float" office:value="-0.809872526711196">
            <text:p>-0.8098725267</text:p>
          </table:table-cell>
          <table:table-cell office:value-type="float" office:value="1.32014332792701">
            <text:p>1.3201433279</text:p>
          </table:table-cell>
          <table:table-cell/>
          <table:table-cell table:number-matrix-columns-spanned="4" table:number-matrix-rows-spanned="3" table:formula="of:=[.BI323:.BL325]*[.O323:.R325]" office:value-type="float" office:value="0.113296710983002">
            <text:p>0.113296711</text:p>
          </table:table-cell>
          <table:table-cell office:value-type="float" office:value="-0.185682655465829">
            <text:p>-0.1856826555</text:p>
          </table:table-cell>
          <table:table-cell office:value-type="float" office:value="-0.185682655465829">
            <text:p>-0.1856826555</text:p>
          </table:table-cell>
          <table:table-cell office:value-type="float" office:value="0.201624398430418">
            <text:p>0.2016243984</text:p>
          </table:table-cell>
          <table:table-cell/>
          <table:table-cell table:number-matrix-columns-spanned="3" table:number-matrix-rows-spanned="2" table:formula="of:=MMULT([.BN323:.BQ324];[.$O$2:.$Q$5])" office:value-type="float" office:value="0.0159417429645893">
            <text:p>0.015941743</text:p>
          </table:table-cell>
          <table:table-cell office:value-type="float" office:value="0.0159417429645893">
            <text:p>0.015941743</text:p>
          </table:table-cell>
          <table:table-cell office:value-type="float" office:value="-0.0564442015182377">
            <text:p>-0.0564442015</text:p>
          </table:table-cell>
          <table:table-cell/>
          <table:table-cell table:number-matrix-columns-spanned="3" table:number-matrix-rows-spanned="2" table:formula="of:=[.A323:.C324]+[.BS323:.BU324]" office:value-type="float" office:value="0.885614382509102">
            <text:p>0.8856143825</text:p>
          </table:table-cell>
          <table:table-cell office:value-type="float" office:value="0.885614382509102">
            <text:p>0.8856143825</text:p>
          </table:table-cell>
          <table:table-cell office:value-type="float" office:value="-0.333499222572432">
            <text:p>-0.3334992226</text:p>
          </table:table-cell>
          <table:table-cell/>
          <table:table-cell table:formula="of:=SUMSQ([.AM323:.AP323])" office:value-type="float" office:value="0.610613242692271">
            <text:p>0.6106132427</text:p>
          </table:table-cell>
          <table:table-cell table:number-columns-repeated="945"/>
        </table:table-row>
        <table:table-row table:style-name="ro2">
          <table:table-cell table:style-name="ce2" office:value-type="float" office:value="4.68559855847477">
            <text:p>4.686</text:p>
          </table:table-cell>
          <table:table-cell table:style-name="ce2" office:value-type="float" office:value="4.68559855847477">
            <text:p>4.686</text:p>
          </table:table-cell>
          <table:table-cell table:style-name="ce2" office:value-type="float" office:value="-1.40316785110679">
            <text:p>-1.403</text:p>
          </table:table-cell>
          <table:table-cell table:style-name="ce2"/>
          <table:table-cell table:style-name="ce2" office:value-type="float" office:value="-1.40316785110679">
            <text:p>-1.403</text:p>
          </table:table-cell>
          <table:table-cell table:style-name="ce2" office:value-type="float" office:value="3.28243070736798">
            <text:p>3.282</text:p>
          </table:table-cell>
          <table:table-cell table:style-name="ce2" office:value-type="float" office:value="3.28243070736798">
            <text:p>3.282</text:p>
          </table:table-cell>
          <table:table-cell table:style-name="ce2" office:value-type="float" office:value="7.96802926584274">
            <text:p>7.968</text:p>
          </table:table-cell>
          <table:table-cell table:style-name="ce2"/>
          <table:table-cell table:style-name="ce2" table:formula="of:=1/(1+EXP(-[.E324]))" office:value-type="float" office:value="0.197313902484599">
            <text:p>0.197</text:p>
          </table:table-cell>
          <table:table-cell table:style-name="ce2" table:formula="of:=1/(1+EXP(-[.F324]))" office:value-type="float" office:value="0.963821137898763">
            <text:p>0.964</text:p>
          </table:table-cell>
          <table:table-cell table:style-name="ce2" table:formula="of:=1/(1+EXP(-[.G324]))" office:value-type="float" office:value="0.963821137898763">
            <text:p>0.964</text:p>
          </table:table-cell>
          <table:table-cell table:style-name="ce2" table:formula="of:=1/(1+EXP(-[.H324]))" office:value-type="float" office:value="0.999653759025342">
            <text:p>1.000</text:p>
          </table:table-cell>
          <table:table-cell table:style-name="ce2"/>
          <table:table-cell table:style-name="ce2" table:formula="of:=[.J324]*(1-[.J324])" office:value-type="float" office:value="0.158381126370897">
            <text:p>0.158</text:p>
          </table:table-cell>
          <table:table-cell table:style-name="ce2" table:formula="of:=[.K324]*(1-[.K324])" office:value-type="float" office:value="0.0348699520382968">
            <text:p>0.035</text:p>
          </table:table-cell>
          <table:table-cell table:style-name="ce2" table:formula="of:=[.L324]*(1-[.L324])" office:value-type="float" office:value="0.0348699520382968">
            <text:p>0.035</text:p>
          </table:table-cell>
          <table:table-cell table:style-name="ce2" table:formula="of:=[.M324]*(1-[.M324])" office:value-type="float" office:value="0.0003461210918453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43965523275533">
            <text:p>0.6439655233</text:p>
          </table:table-cell>
          <table:table-cell office:value-type="float" office:value="0.963821137898763">
            <text:p>0.963821137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1432851864689">
            <text:p>-0.6314328519</text:p>
          </table:table-cell>
          <table:table-cell office:value-type="float" office:value="1.10702903191387">
            <text:p>1.1070290319</text:p>
          </table:table-cell>
          <table:table-cell office:value-type="float" office:value="1.10702903191387">
            <text:p>1.1070290319</text:p>
          </table:table-cell>
          <table:table-cell office:value-type="float" office:value="-1.80452718434261">
            <text:p>-1.8045271843</text:p>
          </table:table-cell>
          <table:table-cell/>
          <table:table-cell office:value-type="float" office:value="-0.100007046305917">
            <text:p>-0.1000070463</text:p>
          </table:table-cell>
          <table:table-cell office:value-type="float" office:value="0.0386020492478387">
            <text:p>0.0386020492</text:p>
          </table:table-cell>
          <table:table-cell office:value-type="float" office:value="0.0386020492478387">
            <text:p>0.0386020492</text:p>
          </table:table-cell>
          <table:table-cell office:value-type="float" office:value="-0.000624584919309227">
            <text:p>-0.0006245849</text:p>
          </table:table-cell>
          <table:table-cell/>
          <table:table-cell office:value-type="float" office:value="0.0379774643285295">
            <text:p>0.0379774643</text:p>
          </table:table-cell>
          <table:table-cell office:value-type="float" office:value="0.0379774643285295">
            <text:p>0.0379774643</text:p>
          </table:table-cell>
          <table:table-cell office:value-type="float" office:value="-0.0234275327295491">
            <text:p>-0.0234275327</text:p>
          </table:table-cell>
          <table:table-cell/>
          <table:table-cell office:value-type="float" office:value="4.72357602280329">
            <text:p>4.7235760228</text:p>
          </table:table-cell>
          <table:table-cell office:value-type="float" office:value="4.72357602280329">
            <text:p>4.7235760228</text:p>
          </table:table-cell>
          <table:table-cell office:value-type="float" office:value="-1.42659538383634">
            <text:p>-1.426595383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25]*(1-[.J325])" office:value-type="float" office:value="0">
            <text:p>0.000</text:p>
          </table:table-cell>
          <table:table-cell table:style-name="ce2" table:formula="of:=[.K325]*(1-[.K325])" office:value-type="float" office:value="0">
            <text:p>0.000</text:p>
          </table:table-cell>
          <table:table-cell table:style-name="ce2" table:formula="of:=[.L325]*(1-[.L325])" office:value-type="float" office:value="0">
            <text:p>0.000</text:p>
          </table:table-cell>
          <table:table-cell table:style-name="ce2" table:formula="of:=[.M325]*(1-[.M32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43965523275533">
            <text:p>0.6439655233</text:p>
          </table:table-cell>
          <table:table-cell office:value-type="float" office:value="0.963821137898763">
            <text:p>0.963821137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197680952972048">
            <text:p>0.197680953</text:p>
          </table:table-cell>
          <table:table-cell office:value-type="float" office:value="-0.346574546050626">
            <text:p>-0.3465745461</text:p>
          </table:table-cell>
          <table:table-cell office:value-type="float" office:value="-0.346574546050626">
            <text:p>-0.3465745461</text:p>
          </table:table-cell>
          <table:table-cell office:value-type="float" office:value="0.564938381668581">
            <text:p>0.56493838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11882713878383">
            <text:p>0.8118827139</text:p>
          </table:table-cell>
          <table:table-cell office:value-type="float" office:value="0.999653759025342">
            <text:p>0.99965375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23:.BY324]" office:value-type="float" office:value="0.885614382509102">
            <text:p>0.886</text:p>
          </table:table-cell>
          <table:table-cell table:style-name="ce2" office:value-type="float" office:value="0.885614382509102">
            <text:p>0.886</text:p>
          </table:table-cell>
          <table:table-cell table:style-name="ce2" office:value-type="float" office:value="-0.333499222572432">
            <text:p>-0.333</text:p>
          </table:table-cell>
          <table:table-cell table:style-name="ce2"/>
          <table:table-cell table:style-name="ce2" table:number-matrix-columns-spanned="4" table:number-matrix-rows-spanned="2" table:formula="of:=MMULT([.A328:.C329];[.$A$2:.$D$4])" office:value-type="float" office:value="-0.333499222572432">
            <text:p>-0.333</text:p>
          </table:table-cell>
          <table:table-cell table:style-name="ce2" office:value-type="float" office:value="0.55211515993667">
            <text:p>0.552</text:p>
          </table:table-cell>
          <table:table-cell table:style-name="ce2" office:value-type="float" office:value="0.55211515993667">
            <text:p>0.552</text:p>
          </table:table-cell>
          <table:table-cell table:style-name="ce2" office:value-type="float" office:value="1.43772954244577">
            <text:p>1.438</text:p>
          </table:table-cell>
          <table:table-cell table:style-name="ce2"/>
          <table:table-cell table:style-name="ce2" table:formula="of:=1/(1+EXP(-[.E328]))" office:value-type="float" office:value="0.417389452786694">
            <text:p>0.417</text:p>
          </table:table-cell>
          <table:table-cell table:style-name="ce2" table:formula="of:=1/(1+EXP(-[.F328]))" office:value-type="float" office:value="0.634626184909412">
            <text:p>0.635</text:p>
          </table:table-cell>
          <table:table-cell table:style-name="ce2" table:formula="of:=1/(1+EXP(-[.G328]))" office:value-type="float" office:value="0.634626184909412">
            <text:p>0.635</text:p>
          </table:table-cell>
          <table:table-cell table:style-name="ce2" table:formula="of:=1/(1+EXP(-[.H328]))" office:value-type="float" office:value="0.808102811827251">
            <text:p>0.808</text:p>
          </table:table-cell>
          <table:table-cell table:style-name="ce2"/>
          <table:table-cell table:style-name="ce2" table:formula="of:=[.J328]*(1-[.J328])" office:value-type="float" office:value="0.243175497489118">
            <text:p>0.243</text:p>
          </table:table-cell>
          <table:table-cell table:style-name="ce2" table:formula="of:=[.K328]*(1-[.K328])" office:value-type="float" office:value="0.231875790336737">
            <text:p>0.232</text:p>
          </table:table-cell>
          <table:table-cell table:style-name="ce2" table:formula="of:=[.L328]*(1-[.L328])" office:value-type="float" office:value="0.231875790336737">
            <text:p>0.232</text:p>
          </table:table-cell>
          <table:table-cell table:style-name="ce2" table:formula="of:=[.M328]*(1-[.M328])" office:value-type="float" office:value="0.155072657344141">
            <text:p>0.155</text:p>
          </table:table-cell>
          <table:table-cell table:style-name="ce2"/>
          <table:table-cell table:style-name="ce2" table:number-matrix-columns-spanned="3" table:number-matrix-rows-spanned="1" table:formula="of:=[.BE323:.BG323]" office:value-type="float" office:value="-2.3134217207734">
            <text:p>-2.313</text:p>
          </table:table-cell>
          <table:table-cell table:style-name="ce2" office:value-type="float" office:value="3.16225692746528">
            <text:p>3.162</text:p>
          </table:table-cell>
          <table:table-cell table:style-name="ce2" office:value-type="float" office:value="-0.989999112522822">
            <text:p>-0.990</text:p>
          </table:table-cell>
          <table:table-cell table:style-name="ce2"/>
          <table:table-cell table:style-name="ce2" table:number-matrix-columns-spanned="4" table:number-matrix-rows-spanned="1" table:formula="of:=MMULT([.T328:.V328];[.J328:.M330])" office:value-type="float" office:value="-1.34329002398395">
            <text:p>-1.343</text:p>
          </table:table-cell>
          <table:table-cell table:style-name="ce2" office:value-type="float" office:value="0.591286562410608">
            <text:p>0.591</text:p>
          </table:table-cell>
          <table:table-cell table:style-name="ce2" office:value-type="float" office:value="0.591286562410608">
            <text:p>0.591</text:p>
          </table:table-cell>
          <table:table-cell table:style-name="ce2" office:value-type="float" office:value="0.301736324130311">
            <text:p>0.302</text:p>
          </table:table-cell>
          <table:table-cell table:style-name="ce2"/>
          <table:table-cell table:style-name="ce2" table:formula="of:=1/(1+EXP(-[.X328]))" office:value-type="float" office:value="0.206969535950997">
            <text:p>0.207</text:p>
          </table:table-cell>
          <table:table-cell table:style-name="ce2" table:formula="of:=1/(1+EXP(-[.Y328]))" office:value-type="float" office:value="0.643660288373672">
            <text:p>0.644</text:p>
          </table:table-cell>
          <table:table-cell table:style-name="ce2" table:formula="of:=1/(1+EXP(-[.Z328]))" office:value-type="float" office:value="0.643660288373672">
            <text:p>0.644</text:p>
          </table:table-cell>
          <table:table-cell table:style-name="ce2" table:formula="of:=1/(1+EXP(-[.AA328]))" office:value-type="float" office:value="0.574866920713583">
            <text:p>0.575</text:p>
          </table:table-cell>
          <table:table-cell/>
          <table:table-cell table:style-name="ce2" table:formula="of:=[.AC328]*(1-[.AC328])" office:value-type="float" office:value="0.164133147139226">
            <text:p>0.164</text:p>
          </table:table-cell>
          <table:table-cell table:style-name="ce2" table:formula="of:=[.AD328]*(1-[.AD328])" office:value-type="float" office:value="0.229361721544393">
            <text:p>0.229</text:p>
          </table:table-cell>
          <table:table-cell table:style-name="ce2" table:formula="of:=[.AE328]*(1-[.AE328])" office:value-type="float" office:value="0.229361721544393">
            <text:p>0.229</text:p>
          </table:table-cell>
          <table:table-cell table:style-name="ce2" table:formula="of:=[.AF328]*(1-[.AF328])" office:value-type="float" office:value="0.244394944182866">
            <text:p>0.244</text:p>
          </table:table-cell>
          <table:table-cell/>
          <table:table-cell table:style-name="ce2" table:number-matrix-columns-spanned="4" table:number-matrix-rows-spanned="1" table:formula="of:=[.$AC$8:.$AF$8]-[.AC328:.AF328]" office:value-type="float" office:value="-0.1998167477621">
            <text:p>-0.200</text:p>
          </table:table-cell>
          <table:table-cell table:style-name="ce2" office:value-type="float" office:value="0.348695575798068">
            <text:p>0.349</text:p>
          </table:table-cell>
          <table:table-cell table:style-name="ce2" office:value-type="float" office:value="0.348695575798068">
            <text:p>0.349</text:p>
          </table:table-cell>
          <table:table-cell table:style-name="ce2" office:value-type="float" office:value="-0.567714132524687">
            <text:p>-0.568</text:p>
          </table:table-cell>
          <table:table-cell/>
          <table:table-cell table:number-matrix-columns-spanned="4" table:number-matrix-rows-spanned="1" table:formula="of:=[.AM328:.AP328]*[.AH328:.AK328]" office:value-type="float" office:value="-0.0327965516613183">
            <text:p>-0.0327965517</text:p>
          </table:table-cell>
          <table:table-cell office:value-type="float" office:value="0.0799774175599584">
            <text:p>0.0799774176</text:p>
          </table:table-cell>
          <table:table-cell office:value-type="float" office:value="0.0799774175599584">
            <text:p>0.0799774176</text:p>
          </table:table-cell>
          <table:table-cell office:value-type="float" office:value="-0.138746463730195">
            <text:p>-0.1387464637</text:p>
          </table:table-cell>
          <table:table-cell/>
          <table:table-cell table:number-matrix-columns-spanned="3" table:number-matrix-rows-spanned="4" table:formula="of:=TRANSPOSE([.J328:.M330])" office:value-type="float" office:value="0.417389452786694">
            <text:p>0.4173894528</text:p>
          </table:table-cell>
          <table:table-cell office:value-type="float" office:value="0.193629717218496">
            <text:p>0.193629717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28:.AU328];[.AW328:.AY331])" office:value-type="float" office:value="-0.0242988154526996">
            <text:p>-0.0242988155</text:p>
          </table:table-cell>
          <table:table-cell office:value-type="float" office:value="0.00919719122760956">
            <text:p>0.0091971912</text:p>
          </table:table-cell>
          <table:table-cell office:value-type="float" office:value="-0.0115881802715964">
            <text:p>-0.0115881803</text:p>
          </table:table-cell>
          <table:table-cell/>
          <table:table-cell table:number-matrix-columns-spanned="3" table:number-matrix-rows-spanned="1" table:formula="of:=[.T328:.V328]+[.BA328:.BC328]" office:value-type="float" office:value="-2.3377205362261">
            <text:p>-2.3377205362</text:p>
          </table:table-cell>
          <table:table-cell office:value-type="float" office:value="3.17145411869289">
            <text:p>3.1714541187</text:p>
          </table:table-cell>
          <table:table-cell office:value-type="float" office:value="-1.00158729279442">
            <text:p>-1.0015872928</text:p>
          </table:table-cell>
          <table:table-cell/>
          <table:table-cell table:number-matrix-columns-spanned="4" table:number-matrix-rows-spanned="3" table:formula="of:=MMULT(TRANSPOSE([.BE328:.BG328]);[.AM328:.AP328])" office:value-type="float" office:value="0.467115714725372">
            <text:p>0.4671157147</text:p>
          </table:table-cell>
          <table:table-cell office:value-type="float" office:value="-0.815152808434328">
            <text:p>-0.8151528084</text:p>
          </table:table-cell>
          <table:table-cell office:value-type="float" office:value="-0.815152808434328">
            <text:p>-0.8151528084</text:p>
          </table:table-cell>
          <table:table-cell office:value-type="float" office:value="1.32715698630875">
            <text:p>1.3271569863</text:p>
          </table:table-cell>
          <table:table-cell/>
          <table:table-cell table:number-matrix-columns-spanned="4" table:number-matrix-rows-spanned="3" table:formula="of:=[.BI328:.BL330]*[.O328:.R330]" office:value-type="float" office:value="0.113591096313327">
            <text:p>0.1135910963</text:p>
          </table:table-cell>
          <table:table-cell office:value-type="float" office:value="-0.18901420170092">
            <text:p>-0.1890142017</text:p>
          </table:table-cell>
          <table:table-cell office:value-type="float" office:value="-0.18901420170092">
            <text:p>-0.1890142017</text:p>
          </table:table-cell>
          <table:table-cell office:value-type="float" office:value="0.205805760579739">
            <text:p>0.2058057606</text:p>
          </table:table-cell>
          <table:table-cell/>
          <table:table-cell table:number-matrix-columns-spanned="3" table:number-matrix-rows-spanned="2" table:formula="of:=MMULT([.BN328:.BQ329];[.$O$2:.$Q$5])" office:value-type="float" office:value="0.0167915588788191">
            <text:p>0.0167915589</text:p>
          </table:table-cell>
          <table:table-cell office:value-type="float" office:value="0.0167915588788191">
            <text:p>0.0167915589</text:p>
          </table:table-cell>
          <table:table-cell office:value-type="float" office:value="-0.058631546508774">
            <text:p>-0.0586315465</text:p>
          </table:table-cell>
          <table:table-cell/>
          <table:table-cell table:number-matrix-columns-spanned="3" table:number-matrix-rows-spanned="2" table:formula="of:=[.A328:.C329]+[.BS328:.BU329]" office:value-type="float" office:value="0.902405941387921">
            <text:p>0.9024059414</text:p>
          </table:table-cell>
          <table:table-cell office:value-type="float" office:value="0.902405941387921">
            <text:p>0.9024059414</text:p>
          </table:table-cell>
          <table:table-cell office:value-type="float" office:value="-0.392130769081206">
            <text:p>-0.3921307691</text:p>
          </table:table-cell>
          <table:table-cell/>
          <table:table-cell table:formula="of:=SUMSQ([.AM328:.AP328])" office:value-type="float" office:value="0.605403278116773">
            <text:p>0.6054032781</text:p>
          </table:table-cell>
          <table:table-cell table:number-columns-repeated="945"/>
        </table:table-row>
        <table:table-row table:style-name="ro2">
          <table:table-cell table:style-name="ce2" office:value-type="float" office:value="4.72357602280329">
            <text:p>4.724</text:p>
          </table:table-cell>
          <table:table-cell table:style-name="ce2" office:value-type="float" office:value="4.72357602280329">
            <text:p>4.724</text:p>
          </table:table-cell>
          <table:table-cell table:style-name="ce2" office:value-type="float" office:value="-1.42659538383634">
            <text:p>-1.427</text:p>
          </table:table-cell>
          <table:table-cell table:style-name="ce2"/>
          <table:table-cell table:style-name="ce2" office:value-type="float" office:value="-1.42659538383634">
            <text:p>-1.427</text:p>
          </table:table-cell>
          <table:table-cell table:style-name="ce2" office:value-type="float" office:value="3.29698063896696">
            <text:p>3.297</text:p>
          </table:table-cell>
          <table:table-cell table:style-name="ce2" office:value-type="float" office:value="3.29698063896696">
            <text:p>3.297</text:p>
          </table:table-cell>
          <table:table-cell table:style-name="ce2" office:value-type="float" office:value="8.02055666177025">
            <text:p>8.021</text:p>
          </table:table-cell>
          <table:table-cell table:style-name="ce2"/>
          <table:table-cell table:style-name="ce2" table:formula="of:=1/(1+EXP(-[.E329]))" office:value-type="float" office:value="0.193629717218496">
            <text:p>0.194</text:p>
          </table:table-cell>
          <table:table-cell table:style-name="ce2" table:formula="of:=1/(1+EXP(-[.F329]))" office:value-type="float" office:value="0.964325083515182">
            <text:p>0.964</text:p>
          </table:table-cell>
          <table:table-cell table:style-name="ce2" table:formula="of:=1/(1+EXP(-[.G329]))" office:value-type="float" office:value="0.964325083515182">
            <text:p>0.964</text:p>
          </table:table-cell>
          <table:table-cell table:style-name="ce2" table:formula="of:=1/(1+EXP(-[.H329]))" office:value-type="float" office:value="0.999671470934602">
            <text:p>1.000</text:p>
          </table:table-cell>
          <table:table-cell table:style-name="ce2"/>
          <table:table-cell table:style-name="ce2" table:formula="of:=[.J329]*(1-[.J329])" office:value-type="float" office:value="0.156137249828381">
            <text:p>0.156</text:p>
          </table:table-cell>
          <table:table-cell table:style-name="ce2" table:formula="of:=[.K329]*(1-[.K329])" office:value-type="float" office:value="0.0344022168186195">
            <text:p>0.034</text:p>
          </table:table-cell>
          <table:table-cell table:style-name="ce2" table:formula="of:=[.L329]*(1-[.L329])" office:value-type="float" office:value="0.0344022168186195">
            <text:p>0.034</text:p>
          </table:table-cell>
          <table:table-cell table:style-name="ce2" table:formula="of:=[.M329]*(1-[.M329])" office:value-type="float" office:value="0.00032842113405078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34626184909412">
            <text:p>0.6346261849</text:p>
          </table:table-cell>
          <table:table-cell office:value-type="float" office:value="0.964325083515182">
            <text:p>0.964325083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3709647673931">
            <text:p>-0.6337096477</text:p>
          </table:table-cell>
          <table:table-cell office:value-type="float" office:value="1.10587202003477">
            <text:p>1.10587202</text:p>
          </table:table-cell>
          <table:table-cell office:value-type="float" office:value="1.10587202003477">
            <text:p>1.10587202</text:p>
          </table:table-cell>
          <table:table-cell office:value-type="float" office:value="-1.80047932383558">
            <text:p>-1.8004793238</text:p>
          </table:table-cell>
          <table:table-cell/>
          <table:table-cell office:value-type="float" office:value="-0.09894568157752">
            <text:p>-0.0989456816</text:p>
          </table:table-cell>
          <table:table-cell office:value-type="float" office:value="0.0380444490068809">
            <text:p>0.038044449</text:p>
          </table:table-cell>
          <table:table-cell office:value-type="float" office:value="0.0380444490068809">
            <text:p>0.038044449</text:p>
          </table:table-cell>
          <table:table-cell office:value-type="float" office:value="-0.000591315461369075">
            <text:p>-0.0005913155</text:p>
          </table:table-cell>
          <table:table-cell/>
          <table:table-cell office:value-type="float" office:value="0.0374531335455119">
            <text:p>0.0374531335</text:p>
          </table:table-cell>
          <table:table-cell office:value-type="float" office:value="0.0374531335455119">
            <text:p>0.0374531335</text:p>
          </table:table-cell>
          <table:table-cell office:value-type="float" office:value="-0.0234480990251272">
            <text:p>-0.023448099</text:p>
          </table:table-cell>
          <table:table-cell/>
          <table:table-cell office:value-type="float" office:value="4.76102915634881">
            <text:p>4.7610291563</text:p>
          </table:table-cell>
          <table:table-cell office:value-type="float" office:value="4.76102915634881">
            <text:p>4.7610291563</text:p>
          </table:table-cell>
          <table:table-cell office:value-type="float" office:value="-1.45004348286147">
            <text:p>-1.450043482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30]*(1-[.J330])" office:value-type="float" office:value="0">
            <text:p>0.000</text:p>
          </table:table-cell>
          <table:table-cell table:style-name="ce2" table:formula="of:=[.K330]*(1-[.K330])" office:value-type="float" office:value="0">
            <text:p>0.000</text:p>
          </table:table-cell>
          <table:table-cell table:style-name="ce2" table:formula="of:=[.L330]*(1-[.L330])" office:value-type="float" office:value="0">
            <text:p>0.000</text:p>
          </table:table-cell>
          <table:table-cell table:style-name="ce2" table:formula="of:=[.M330]*(1-[.M33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34626184909412">
            <text:p>0.6346261849</text:p>
          </table:table-cell>
          <table:table-cell office:value-type="float" office:value="0.964325083515182">
            <text:p>0.964325083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0133915446027">
            <text:p>0.2001339154</text:p>
          </table:table-cell>
          <table:table-cell office:value-type="float" office:value="-0.349249057772978">
            <text:p>-0.3492490578</text:p>
          </table:table-cell>
          <table:table-cell office:value-type="float" office:value="-0.349249057772978">
            <text:p>-0.3492490578</text:p>
          </table:table-cell>
          <table:table-cell office:value-type="float" office:value="0.568615261076533">
            <text:p>0.568615261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08102811827251">
            <text:p>0.8081028118</text:p>
          </table:table-cell>
          <table:table-cell office:value-type="float" office:value="0.999671470934602">
            <text:p>0.999671470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28:.BY329]" office:value-type="float" office:value="0.902405941387921">
            <text:p>0.902</text:p>
          </table:table-cell>
          <table:table-cell table:style-name="ce2" office:value-type="float" office:value="0.902405941387921">
            <text:p>0.902</text:p>
          </table:table-cell>
          <table:table-cell table:style-name="ce2" office:value-type="float" office:value="-0.392130769081206">
            <text:p>-0.392</text:p>
          </table:table-cell>
          <table:table-cell table:style-name="ce2"/>
          <table:table-cell table:style-name="ce2" table:number-matrix-columns-spanned="4" table:number-matrix-rows-spanned="2" table:formula="of:=MMULT([.A333:.C334];[.$A$2:.$D$4])" office:value-type="float" office:value="-0.392130769081206">
            <text:p>-0.392</text:p>
          </table:table-cell>
          <table:table-cell table:style-name="ce2" office:value-type="float" office:value="0.510275172306715">
            <text:p>0.510</text:p>
          </table:table-cell>
          <table:table-cell table:style-name="ce2" office:value-type="float" office:value="0.510275172306715">
            <text:p>0.510</text:p>
          </table:table-cell>
          <table:table-cell table:style-name="ce2" office:value-type="float" office:value="1.41268111369464">
            <text:p>1.413</text:p>
          </table:table-cell>
          <table:table-cell table:style-name="ce2"/>
          <table:table-cell table:style-name="ce2" table:formula="of:=1/(1+EXP(-[.E333]))" office:value-type="float" office:value="0.403204466830578">
            <text:p>0.403</text:p>
          </table:table-cell>
          <table:table-cell table:style-name="ce2" table:formula="of:=1/(1+EXP(-[.F333]))" office:value-type="float" office:value="0.62487097906502">
            <text:p>0.625</text:p>
          </table:table-cell>
          <table:table-cell table:style-name="ce2" table:formula="of:=1/(1+EXP(-[.G333]))" office:value-type="float" office:value="0.62487097906502">
            <text:p>0.625</text:p>
          </table:table-cell>
          <table:table-cell table:style-name="ce2" table:formula="of:=1/(1+EXP(-[.H333]))" office:value-type="float" office:value="0.804188481266217">
            <text:p>0.804</text:p>
          </table:table-cell>
          <table:table-cell table:style-name="ce2"/>
          <table:table-cell table:style-name="ce2" table:formula="of:=[.J333]*(1-[.J333])" office:value-type="float" office:value="0.240630624758447">
            <text:p>0.241</text:p>
          </table:table-cell>
          <table:table-cell table:style-name="ce2" table:formula="of:=[.K333]*(1-[.K333])" office:value-type="float" office:value="0.234407238587343">
            <text:p>0.234</text:p>
          </table:table-cell>
          <table:table-cell table:style-name="ce2" table:formula="of:=[.L333]*(1-[.L333])" office:value-type="float" office:value="0.234407238587343">
            <text:p>0.234</text:p>
          </table:table-cell>
          <table:table-cell table:style-name="ce2" table:formula="of:=[.M333]*(1-[.M333])" office:value-type="float" office:value="0.157469367864953">
            <text:p>0.157</text:p>
          </table:table-cell>
          <table:table-cell table:style-name="ce2"/>
          <table:table-cell table:style-name="ce2" table:number-matrix-columns-spanned="3" table:number-matrix-rows-spanned="1" table:formula="of:=[.BE328:.BG328]" office:value-type="float" office:value="-2.3377205362261">
            <text:p>-2.338</text:p>
          </table:table-cell>
          <table:table-cell table:style-name="ce2" office:value-type="float" office:value="3.17145411869289">
            <text:p>3.171</text:p>
          </table:table-cell>
          <table:table-cell table:style-name="ce2" office:value-type="float" office:value="-1.00158729279442">
            <text:p>-1.002</text:p>
          </table:table-cell>
          <table:table-cell table:style-name="ce2"/>
          <table:table-cell table:style-name="ce2" table:number-matrix-columns-spanned="4" table:number-matrix-rows-spanned="1" table:formula="of:=MMULT([.T333:.V333];[.J333:.M335])" office:value-type="float" office:value="-1.34160662936302">
            <text:p>-1.342</text:p>
          </table:table-cell>
          <table:table-cell table:style-name="ce2" office:value-type="float" office:value="0.597469867850369">
            <text:p>0.597</text:p>
          </table:table-cell>
          <table:table-cell table:style-name="ce2" office:value-type="float" office:value="0.597469867850369">
            <text:p>0.597</text:p>
          </table:table-cell>
          <table:table-cell table:style-name="ce2" office:value-type="float" office:value="0.288909226005213">
            <text:p>0.289</text:p>
          </table:table-cell>
          <table:table-cell table:style-name="ce2"/>
          <table:table-cell table:style-name="ce2" table:formula="of:=1/(1+EXP(-[.X333]))" office:value-type="float" office:value="0.207245973105278">
            <text:p>0.207</text:p>
          </table:table-cell>
          <table:table-cell table:style-name="ce2" table:formula="of:=1/(1+EXP(-[.Y333]))" office:value-type="float" office:value="0.645077238769041">
            <text:p>0.645</text:p>
          </table:table-cell>
          <table:table-cell table:style-name="ce2" table:formula="of:=1/(1+EXP(-[.Z333]))" office:value-type="float" office:value="0.645077238769041">
            <text:p>0.645</text:p>
          </table:table-cell>
          <table:table-cell table:style-name="ce2" table:formula="of:=1/(1+EXP(-[.AA333]))" office:value-type="float" office:value="0.571729072451637">
            <text:p>0.572</text:p>
          </table:table-cell>
          <table:table-cell/>
          <table:table-cell table:style-name="ce2" table:formula="of:=[.AC333]*(1-[.AC333])" office:value-type="float" office:value="0.164295079736924">
            <text:p>0.164</text:p>
          </table:table-cell>
          <table:table-cell table:style-name="ce2" table:formula="of:=[.AD333]*(1-[.AD333])" office:value-type="float" office:value="0.228952594791151">
            <text:p>0.229</text:p>
          </table:table-cell>
          <table:table-cell table:style-name="ce2" table:formula="of:=[.AE333]*(1-[.AE333])" office:value-type="float" office:value="0.228952594791151">
            <text:p>0.229</text:p>
          </table:table-cell>
          <table:table-cell table:style-name="ce2" table:formula="of:=[.AF333]*(1-[.AF333])" office:value-type="float" office:value="0.244854940165228">
            <text:p>0.245</text:p>
          </table:table-cell>
          <table:table-cell/>
          <table:table-cell table:style-name="ce2" table:number-matrix-columns-spanned="4" table:number-matrix-rows-spanned="1" table:formula="of:=[.$AC$8:.$AF$8]-[.AC333:.AF333]" office:value-type="float" office:value="-0.200093184916381">
            <text:p>-0.200</text:p>
          </table:table-cell>
          <table:table-cell table:style-name="ce2" office:value-type="float" office:value="0.347278625402699">
            <text:p>0.347</text:p>
          </table:table-cell>
          <table:table-cell table:style-name="ce2" office:value-type="float" office:value="0.347278625402699">
            <text:p>0.347</text:p>
          </table:table-cell>
          <table:table-cell table:style-name="ce2" office:value-type="float" office:value="-0.564576284262741">
            <text:p>-0.565</text:p>
          </table:table-cell>
          <table:table-cell/>
          <table:table-cell table:number-matrix-columns-spanned="4" table:number-matrix-rows-spanned="1" table:formula="of:=[.AM333:.AP333]*[.AH333:.AK333]" office:value-type="float" office:value="-0.032874325770652">
            <text:p>-0.0328743258</text:p>
          </table:table-cell>
          <table:table-cell office:value-type="float" office:value="0.0795103424014519">
            <text:p>0.0795103424</text:p>
          </table:table-cell>
          <table:table-cell office:value-type="float" office:value="0.0795103424014519">
            <text:p>0.0795103424</text:p>
          </table:table-cell>
          <table:table-cell office:value-type="float" office:value="-0.13823929230186">
            <text:p>-0.1382392923</text:p>
          </table:table-cell>
          <table:table-cell/>
          <table:table-cell table:number-matrix-columns-spanned="3" table:number-matrix-rows-spanned="4" table:formula="of:=TRANSPOSE([.J333:.M335])" office:value-type="float" office:value="0.403204466830578">
            <text:p>0.4032044668</text:p>
          </table:table-cell>
          <table:table-cell office:value-type="float" office:value="0.189994874050921">
            <text:p>0.189994874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33:.AU333];[.AW333:.AY336])" office:value-type="float" office:value="-0.0250581105179394">
            <text:p>-0.0250581105</text:p>
          </table:table-cell>
          <table:table-cell office:value-type="float" office:value="0.00898164850054747">
            <text:p>0.0089816485</text:p>
          </table:table-cell>
          <table:table-cell office:value-type="float" office:value="-0.0120929332696082">
            <text:p>-0.0120929333</text:p>
          </table:table-cell>
          <table:table-cell/>
          <table:table-cell table:number-matrix-columns-spanned="3" table:number-matrix-rows-spanned="1" table:formula="of:=[.T333:.V333]+[.BA333:.BC333]" office:value-type="float" office:value="-2.36277864674404">
            <text:p>-2.3627786467</text:p>
          </table:table-cell>
          <table:table-cell office:value-type="float" office:value="3.18043576719344">
            <text:p>3.1804357672</text:p>
          </table:table-cell>
          <table:table-cell office:value-type="float" office:value="-1.01368022606403">
            <text:p>-1.0136802261</text:p>
          </table:table-cell>
          <table:table-cell/>
          <table:table-cell table:number-matrix-columns-spanned="4" table:number-matrix-rows-spanned="3" table:formula="of:=MMULT(TRANSPOSE([.BE333:.BG333]);[.AM333:.AP333])" office:value-type="float" office:value="0.472775904679432">
            <text:p>0.4727759047</text:p>
          </table:table-cell>
          <table:table-cell office:value-type="float" office:value="-0.820542520572118">
            <text:p>-0.8205425206</text:p>
          </table:table-cell>
          <table:table-cell office:value-type="float" office:value="-0.820542520572118">
            <text:p>-0.8205425206</text:p>
          </table:table-cell>
          <table:table-cell office:value-type="float" office:value="1.3339687889141">
            <text:p>1.3339687889</text:p>
          </table:table-cell>
          <table:table-cell/>
          <table:table-cell table:number-matrix-columns-spanned="4" table:number-matrix-rows-spanned="3" table:formula="of:=[.BI333:.BL335]*[.O333:.R335]" office:value-type="float" office:value="0.113764361313752">
            <text:p>0.1137643613</text:p>
          </table:table-cell>
          <table:table-cell office:value-type="float" office:value="-0.192341106390809">
            <text:p>-0.1923411064</text:p>
          </table:table-cell>
          <table:table-cell office:value-type="float" office:value="-0.192341106390809">
            <text:p>-0.1923411064</text:p>
          </table:table-cell>
          <table:table-cell office:value-type="float" office:value="0.210059221941879">
            <text:p>0.2100592219</text:p>
          </table:table-cell>
          <table:table-cell/>
          <table:table-cell table:number-matrix-columns-spanned="3" table:number-matrix-rows-spanned="2" table:formula="of:=MMULT([.BN333:.BQ334];[.$O$2:.$Q$5])" office:value-type="float" office:value="0.0177181155510705">
            <text:p>0.0177181156</text:p>
          </table:table-cell>
          <table:table-cell office:value-type="float" office:value="0.0177181155510705">
            <text:p>0.0177181156</text:p>
          </table:table-cell>
          <table:table-cell office:value-type="float" office:value="-0.0608586295259863">
            <text:p>-0.0608586295</text:p>
          </table:table-cell>
          <table:table-cell/>
          <table:table-cell table:number-matrix-columns-spanned="3" table:number-matrix-rows-spanned="2" table:formula="of:=[.A333:.C334]+[.BS333:.BU334]" office:value-type="float" office:value="0.920124056938992">
            <text:p>0.9201240569</text:p>
          </table:table-cell>
          <table:table-cell office:value-type="float" office:value="0.920124056938992">
            <text:p>0.9201240569</text:p>
          </table:table-cell>
          <table:table-cell office:value-type="float" office:value="-0.452989398607193">
            <text:p>-0.4529893986</text:p>
          </table:table-cell>
          <table:table-cell/>
          <table:table-cell table:formula="of:=SUMSQ([.AM333:.AP333])" office:value-type="float" office:value="0.59998855072508">
            <text:p>0.5999885507</text:p>
          </table:table-cell>
          <table:table-cell table:number-columns-repeated="945"/>
        </table:table-row>
        <table:table-row table:style-name="ro2">
          <table:table-cell table:style-name="ce2" office:value-type="float" office:value="4.76102915634881">
            <text:p>4.761</text:p>
          </table:table-cell>
          <table:table-cell table:style-name="ce2" office:value-type="float" office:value="4.76102915634881">
            <text:p>4.761</text:p>
          </table:table-cell>
          <table:table-cell table:style-name="ce2" office:value-type="float" office:value="-1.45004348286147">
            <text:p>-1.450</text:p>
          </table:table-cell>
          <table:table-cell table:style-name="ce2"/>
          <table:table-cell table:style-name="ce2" office:value-type="float" office:value="-1.45004348286147">
            <text:p>-1.450</text:p>
          </table:table-cell>
          <table:table-cell table:style-name="ce2" office:value-type="float" office:value="3.31098567348734">
            <text:p>3.311</text:p>
          </table:table-cell>
          <table:table-cell table:style-name="ce2" office:value-type="float" office:value="3.31098567348734">
            <text:p>3.311</text:p>
          </table:table-cell>
          <table:table-cell table:style-name="ce2" office:value-type="float" office:value="8.07201482983615">
            <text:p>8.072</text:p>
          </table:table-cell>
          <table:table-cell table:style-name="ce2"/>
          <table:table-cell table:style-name="ce2" table:formula="of:=1/(1+EXP(-[.E334]))" office:value-type="float" office:value="0.189994874050921">
            <text:p>0.190</text:p>
          </table:table-cell>
          <table:table-cell table:style-name="ce2" table:formula="of:=1/(1+EXP(-[.F334]))" office:value-type="float" office:value="0.964803767099079">
            <text:p>0.965</text:p>
          </table:table-cell>
          <table:table-cell table:style-name="ce2" table:formula="of:=1/(1+EXP(-[.G334]))" office:value-type="float" office:value="0.964803767099079">
            <text:p>0.965</text:p>
          </table:table-cell>
          <table:table-cell table:style-name="ce2" table:formula="of:=1/(1+EXP(-[.H334]))" office:value-type="float" office:value="0.999687943699101">
            <text:p>1.000</text:p>
          </table:table-cell>
          <table:table-cell table:style-name="ce2"/>
          <table:table-cell table:style-name="ce2" table:formula="of:=[.J334]*(1-[.J334])" office:value-type="float" office:value="0.153896821885296">
            <text:p>0.154</text:p>
          </table:table-cell>
          <table:table-cell table:style-name="ce2" table:formula="of:=[.K334]*(1-[.K334])" office:value-type="float" office:value="0.0339574580905047">
            <text:p>0.034</text:p>
          </table:table-cell>
          <table:table-cell table:style-name="ce2" table:formula="of:=[.L334]*(1-[.L334])" office:value-type="float" office:value="0.0339574580905047">
            <text:p>0.034</text:p>
          </table:table-cell>
          <table:table-cell table:style-name="ce2" table:formula="of:=[.M334]*(1-[.M334])" office:value-type="float" office:value="0.00031195892176354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2487097906502">
            <text:p>0.6248709791</text:p>
          </table:table-cell>
          <table:table-cell office:value-type="float" office:value="0.964803767099079">
            <text:p>0.964803767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6383522079709">
            <text:p>-0.6363835221</text:p>
          </table:table-cell>
          <table:table-cell office:value-type="float" office:value="1.10449736141251">
            <text:p>1.1044973614</text:p>
          </table:table-cell>
          <table:table-cell office:value-type="float" office:value="1.10449736141251">
            <text:p>1.1044973614</text:p>
          </table:table-cell>
          <table:table-cell office:value-type="float" office:value="-1.79559860777839">
            <text:p>-1.7955986078</text:p>
          </table:table-cell>
          <table:table-cell/>
          <table:table-cell office:value-type="float" office:value="-0.0979374015482382">
            <text:p>-0.0979374015</text:p>
          </table:table-cell>
          <table:table-cell office:value-type="float" office:value="0.0375059228612385">
            <text:p>0.0375059229</text:p>
          </table:table-cell>
          <table:table-cell office:value-type="float" office:value="0.0375059228612385">
            <text:p>0.0375059229</text:p>
          </table:table-cell>
          <table:table-cell office:value-type="float" office:value="-0.000560153005602674">
            <text:p>-0.000560153</text:p>
          </table:table-cell>
          <table:table-cell/>
          <table:table-cell office:value-type="float" office:value="0.0369457698556358">
            <text:p>0.0369457699</text:p>
          </table:table-cell>
          <table:table-cell office:value-type="float" office:value="0.0369457698556358">
            <text:p>0.0369457699</text:p>
          </table:table-cell>
          <table:table-cell office:value-type="float" office:value="-0.0234857088313638">
            <text:p>-0.0234857088</text:p>
          </table:table-cell>
          <table:table-cell/>
          <table:table-cell office:value-type="float" office:value="4.79797492620444">
            <text:p>4.7979749262</text:p>
          </table:table-cell>
          <table:table-cell office:value-type="float" office:value="4.79797492620444">
            <text:p>4.7979749262</text:p>
          </table:table-cell>
          <table:table-cell office:value-type="float" office:value="-1.47352919169283">
            <text:p>-1.473529191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35]*(1-[.J335])" office:value-type="float" office:value="0">
            <text:p>0.000</text:p>
          </table:table-cell>
          <table:table-cell table:style-name="ce2" table:formula="of:=[.K335]*(1-[.K335])" office:value-type="float" office:value="0">
            <text:p>0.000</text:p>
          </table:table-cell>
          <table:table-cell table:style-name="ce2" table:formula="of:=[.L335]*(1-[.L335])" office:value-type="float" office:value="0">
            <text:p>0.000</text:p>
          </table:table-cell>
          <table:table-cell table:style-name="ce2" table:formula="of:=[.M335]*(1-[.M33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2487097906502">
            <text:p>0.6248709791</text:p>
          </table:table-cell>
          <table:table-cell office:value-type="float" office:value="0.964803767099079">
            <text:p>0.964803767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2830504919908">
            <text:p>0.2028305049</text:p>
          </table:table-cell>
          <table:table-cell office:value-type="float" office:value="-0.352029475505412">
            <text:p>-0.3520294755</text:p>
          </table:table-cell>
          <table:table-cell office:value-type="float" office:value="-0.352029475505412">
            <text:p>-0.3520294755</text:p>
          </table:table-cell>
          <table:table-cell office:value-type="float" office:value="0.572299815461843">
            <text:p>0.572299815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04188481266217">
            <text:p>0.8041884813</text:p>
          </table:table-cell>
          <table:table-cell office:value-type="float" office:value="0.999687943699101">
            <text:p>0.999687943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33:.BY334]" office:value-type="float" office:value="0.920124056938992">
            <text:p>0.920</text:p>
          </table:table-cell>
          <table:table-cell table:style-name="ce2" office:value-type="float" office:value="0.920124056938992">
            <text:p>0.920</text:p>
          </table:table-cell>
          <table:table-cell table:style-name="ce2" office:value-type="float" office:value="-0.452989398607193">
            <text:p>-0.453</text:p>
          </table:table-cell>
          <table:table-cell table:style-name="ce2"/>
          <table:table-cell table:style-name="ce2" table:number-matrix-columns-spanned="4" table:number-matrix-rows-spanned="2" table:formula="of:=MMULT([.A338:.C339];[.$A$2:.$D$4])" office:value-type="float" office:value="-0.452989398607193">
            <text:p>-0.453</text:p>
          </table:table-cell>
          <table:table-cell table:style-name="ce2" office:value-type="float" office:value="0.467134658331799">
            <text:p>0.467</text:p>
          </table:table-cell>
          <table:table-cell table:style-name="ce2" office:value-type="float" office:value="0.467134658331799">
            <text:p>0.467</text:p>
          </table:table-cell>
          <table:table-cell table:style-name="ce2" office:value-type="float" office:value="1.38725871527079">
            <text:p>1.387</text:p>
          </table:table-cell>
          <table:table-cell table:style-name="ce2"/>
          <table:table-cell table:style-name="ce2" table:formula="of:=1/(1+EXP(-[.E338]))" office:value-type="float" office:value="0.388650245277334">
            <text:p>0.389</text:p>
          </table:table-cell>
          <table:table-cell table:style-name="ce2" table:formula="of:=1/(1+EXP(-[.F338]))" office:value-type="float" office:value="0.614705344617906">
            <text:p>0.615</text:p>
          </table:table-cell>
          <table:table-cell table:style-name="ce2" table:formula="of:=1/(1+EXP(-[.G338]))" office:value-type="float" office:value="0.614705344617906">
            <text:p>0.615</text:p>
          </table:table-cell>
          <table:table-cell table:style-name="ce2" table:formula="of:=1/(1+EXP(-[.H338]))" office:value-type="float" office:value="0.800154252026115">
            <text:p>0.800</text:p>
          </table:table-cell>
          <table:table-cell table:style-name="ce2"/>
          <table:table-cell table:style-name="ce2" table:formula="of:=[.J338]*(1-[.J338])" office:value-type="float" office:value="0.237601232123202">
            <text:p>0.238</text:p>
          </table:table-cell>
          <table:table-cell table:style-name="ce2" table:formula="of:=[.K338]*(1-[.K338])" office:value-type="float" office:value="0.236842683916087">
            <text:p>0.237</text:p>
          </table:table-cell>
          <table:table-cell table:style-name="ce2" table:formula="of:=[.L338]*(1-[.L338])" office:value-type="float" office:value="0.236842683916087">
            <text:p>0.237</text:p>
          </table:table-cell>
          <table:table-cell table:style-name="ce2" table:formula="of:=[.M338]*(1-[.M338])" office:value-type="float" office:value="0.159907424990643">
            <text:p>0.160</text:p>
          </table:table-cell>
          <table:table-cell table:style-name="ce2"/>
          <table:table-cell table:style-name="ce2" table:number-matrix-columns-spanned="3" table:number-matrix-rows-spanned="1" table:formula="of:=[.BE333:.BG333]" office:value-type="float" office:value="-2.36277864674404">
            <text:p>-2.363</text:p>
          </table:table-cell>
          <table:table-cell table:style-name="ce2" office:value-type="float" office:value="3.18043576719344">
            <text:p>3.180</text:p>
          </table:table-cell>
          <table:table-cell table:style-name="ce2" office:value-type="float" office:value="-1.01368022606403">
            <text:p>-1.014</text:p>
          </table:table-cell>
          <table:table-cell table:style-name="ce2"/>
          <table:table-cell table:style-name="ce2" table:number-matrix-columns-spanned="4" table:number-matrix-rows-spanned="1" table:formula="of:=MMULT([.T338:.V338];[.J338:.M340])" office:value-type="float" office:value="-1.33911991474049">
            <text:p>-1.339</text:p>
          </table:table-cell>
          <table:table-cell table:style-name="ce2" office:value-type="float" office:value="0.603848141121275">
            <text:p>0.604</text:p>
          </table:table-cell>
          <table:table-cell table:style-name="ce2" office:value-type="float" office:value="0.603848141121275">
            <text:p>0.604</text:p>
          </table:table-cell>
          <table:table-cell table:style-name="ce2" office:value-type="float" office:value="0.275224457477416">
            <text:p>0.275</text:p>
          </table:table-cell>
          <table:table-cell table:style-name="ce2"/>
          <table:table-cell table:style-name="ce2" table:formula="of:=1/(1+EXP(-[.X338]))" office:value-type="float" office:value="0.207654825514587">
            <text:p>0.208</text:p>
          </table:table-cell>
          <table:table-cell table:style-name="ce2" table:formula="of:=1/(1+EXP(-[.Y338]))" office:value-type="float" office:value="0.646536205994468">
            <text:p>0.647</text:p>
          </table:table-cell>
          <table:table-cell table:style-name="ce2" table:formula="of:=1/(1+EXP(-[.Z338]))" office:value-type="float" office:value="0.646536205994468">
            <text:p>0.647</text:p>
          </table:table-cell>
          <table:table-cell table:style-name="ce2" table:formula="of:=1/(1+EXP(-[.AA338]))" office:value-type="float" office:value="0.568375049320697">
            <text:p>0.568</text:p>
          </table:table-cell>
          <table:table-cell/>
          <table:table-cell table:style-name="ce2" table:formula="of:=[.AC338]*(1-[.AC338])" office:value-type="float" office:value="0.164534298955094">
            <text:p>0.165</text:p>
          </table:table-cell>
          <table:table-cell table:style-name="ce2" table:formula="of:=[.AD338]*(1-[.AD338])" office:value-type="float" office:value="0.228527140332747">
            <text:p>0.229</text:p>
          </table:table-cell>
          <table:table-cell table:style-name="ce2" table:formula="of:=[.AE338]*(1-[.AE338])" office:value-type="float" office:value="0.228527140332747">
            <text:p>0.229</text:p>
          </table:table-cell>
          <table:table-cell table:style-name="ce2" table:formula="of:=[.AF338]*(1-[.AF338])" office:value-type="float" office:value="0.245324852630392">
            <text:p>0.245</text:p>
          </table:table-cell>
          <table:table-cell/>
          <table:table-cell table:style-name="ce2" table:number-matrix-columns-spanned="4" table:number-matrix-rows-spanned="1" table:formula="of:=[.$AC$8:.$AF$8]-[.AC338:.AF338]" office:value-type="float" office:value="-0.200502037325691">
            <text:p>-0.201</text:p>
          </table:table-cell>
          <table:table-cell table:style-name="ce2" office:value-type="float" office:value="0.345819658177272">
            <text:p>0.346</text:p>
          </table:table-cell>
          <table:table-cell table:style-name="ce2" office:value-type="float" office:value="0.345819658177272">
            <text:p>0.346</text:p>
          </table:table-cell>
          <table:table-cell table:style-name="ce2" office:value-type="float" office:value="-0.561222261131801">
            <text:p>-0.561</text:p>
          </table:table-cell>
          <table:table-cell/>
          <table:table-cell table:number-matrix-columns-spanned="4" table:number-matrix-rows-spanned="1" table:formula="of:=[.AM338:.AP338]*[.AH338:.AK338]" office:value-type="float" office:value="-0.0329894621504506">
            <text:p>-0.0329894622</text:p>
          </table:table-cell>
          <table:table-cell office:value-type="float" office:value="0.0790291775541">
            <text:p>0.0790291776</text:p>
          </table:table-cell>
          <table:table-cell office:value-type="float" office:value="0.0790291775541">
            <text:p>0.0790291776</text:p>
          </table:table-cell>
          <table:table-cell office:value-type="float" office:value="-0.137681768505054">
            <text:p>-0.1376817685</text:p>
          </table:table-cell>
          <table:table-cell/>
          <table:table-cell table:number-matrix-columns-spanned="3" table:number-matrix-rows-spanned="4" table:formula="of:=TRANSPOSE([.J338:.M340])" office:value-type="float" office:value="0.388650245277334">
            <text:p>0.3886502453</text:p>
          </table:table-cell>
          <table:table-cell office:value-type="float" office:value="0.186406786778096">
            <text:p>0.186406786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38:.AU338];[.AW338:.AY341])" office:value-type="float" office:value="-0.0258286994056092">
            <text:p>-0.0258286994</text:p>
          </table:table-cell>
          <table:table-cell office:value-type="float" office:value="0.00877671479636982">
            <text:p>0.0087767148</text:p>
          </table:table-cell>
          <table:table-cell office:value-type="float" office:value="-0.0126128755473052">
            <text:p>-0.0126128755</text:p>
          </table:table-cell>
          <table:table-cell/>
          <table:table-cell table:number-matrix-columns-spanned="3" table:number-matrix-rows-spanned="1" table:formula="of:=[.T338:.V338]+[.BA338:.BC338]" office:value-type="float" office:value="-2.38860734614965">
            <text:p>-2.3886073461</text:p>
          </table:table-cell>
          <table:table-cell office:value-type="float" office:value="3.18921248198981">
            <text:p>3.189212482</text:p>
          </table:table-cell>
          <table:table-cell office:value-type="float" office:value="-1.02629310161133">
            <text:p>-1.0262931016</text:p>
          </table:table-cell>
          <table:table-cell/>
          <table:table-cell table:number-matrix-columns-spanned="4" table:number-matrix-rows-spanned="3" table:formula="of:=MMULT(TRANSPOSE([.BE338:.BG338]);[.AM338:.AP338])" office:value-type="float" office:value="0.478920639274116">
            <text:p>0.4789206393</text:p>
          </table:table-cell>
          <table:table-cell office:value-type="float" office:value="-0.826027375965191">
            <text:p>-0.826027376</text:p>
          </table:table-cell>
          <table:table-cell office:value-type="float" office:value="-0.826027375965191">
            <text:p>-0.826027376</text:p>
          </table:table-cell>
          <table:table-cell office:value-type="float" office:value="1.34053961576213">
            <text:p>1.3405396158</text:p>
          </table:table-cell>
          <table:table-cell/>
          <table:table-cell table:number-matrix-columns-spanned="4" table:number-matrix-rows-spanned="3" table:formula="of:=[.BI338:.BL340]*[.O338:.R340]" office:value-type="float" office:value="0.113792133980762">
            <text:p>0.113792134</text:p>
          </table:table-cell>
          <table:table-cell office:value-type="float" office:value="-0.195638540711759">
            <text:p>-0.1956385407</text:p>
          </table:table-cell>
          <table:table-cell office:value-type="float" office:value="-0.195638540711759">
            <text:p>-0.1956385407</text:p>
          </table:table-cell>
          <table:table-cell office:value-type="float" office:value="0.214362238054469">
            <text:p>0.2143622381</text:p>
          </table:table-cell>
          <table:table-cell/>
          <table:table-cell table:number-matrix-columns-spanned="3" table:number-matrix-rows-spanned="2" table:formula="of:=MMULT([.BN338:.BQ339];[.$O$2:.$Q$5])" office:value-type="float" office:value="0.0187236973427103">
            <text:p>0.0187236973</text:p>
          </table:table-cell>
          <table:table-cell office:value-type="float" office:value="0.0187236973427103">
            <text:p>0.0187236973</text:p>
          </table:table-cell>
          <table:table-cell office:value-type="float" office:value="-0.0631227093882871">
            <text:p>-0.0631227094</text:p>
          </table:table-cell>
          <table:table-cell/>
          <table:table-cell table:number-matrix-columns-spanned="3" table:number-matrix-rows-spanned="2" table:formula="of:=[.A338:.C339]+[.BS338:.BU339]" office:value-type="float" office:value="0.938847754281702">
            <text:p>0.9388477543</text:p>
          </table:table-cell>
          <table:table-cell office:value-type="float" office:value="0.938847754281702">
            <text:p>0.9388477543</text:p>
          </table:table-cell>
          <table:table-cell office:value-type="float" office:value="-0.51611210799548">
            <text:p>-0.516112108</text:p>
          </table:table-cell>
          <table:table-cell/>
          <table:table-cell table:formula="of:=SUMSQ([.AM338:.AP338])" office:value-type="float" office:value="0.594353965325334">
            <text:p>0.5943539653</text:p>
          </table:table-cell>
          <table:table-cell table:number-columns-repeated="945"/>
        </table:table-row>
        <table:table-row table:style-name="ro2">
          <table:table-cell table:style-name="ce2" office:value-type="float" office:value="4.79797492620444">
            <text:p>4.798</text:p>
          </table:table-cell>
          <table:table-cell table:style-name="ce2" office:value-type="float" office:value="4.79797492620444">
            <text:p>4.798</text:p>
          </table:table-cell>
          <table:table-cell table:style-name="ce2" office:value-type="float" office:value="-1.47352919169283">
            <text:p>-1.474</text:p>
          </table:table-cell>
          <table:table-cell table:style-name="ce2"/>
          <table:table-cell table:style-name="ce2" office:value-type="float" office:value="-1.47352919169283">
            <text:p>-1.474</text:p>
          </table:table-cell>
          <table:table-cell table:style-name="ce2" office:value-type="float" office:value="3.32444573451161">
            <text:p>3.324</text:p>
          </table:table-cell>
          <table:table-cell table:style-name="ce2" office:value-type="float" office:value="3.32444573451161">
            <text:p>3.324</text:p>
          </table:table-cell>
          <table:table-cell table:style-name="ce2" office:value-type="float" office:value="8.12242066071605">
            <text:p>8.122</text:p>
          </table:table-cell>
          <table:table-cell table:style-name="ce2"/>
          <table:table-cell table:style-name="ce2" table:formula="of:=1/(1+EXP(-[.E339]))" office:value-type="float" office:value="0.186406786778096">
            <text:p>0.186</text:p>
          </table:table-cell>
          <table:table-cell table:style-name="ce2" table:formula="of:=1/(1+EXP(-[.F339]))" office:value-type="float" office:value="0.965257987963385">
            <text:p>0.965</text:p>
          </table:table-cell>
          <table:table-cell table:style-name="ce2" table:formula="of:=1/(1+EXP(-[.G339]))" office:value-type="float" office:value="0.965257987963385">
            <text:p>0.965</text:p>
          </table:table-cell>
          <table:table-cell table:style-name="ce2" table:formula="of:=1/(1+EXP(-[.H339]))" office:value-type="float" office:value="0.999703278754132">
            <text:p>1.000</text:p>
          </table:table-cell>
          <table:table-cell table:style-name="ce2"/>
          <table:table-cell table:style-name="ce2" table:formula="of:=[.J339]*(1-[.J339])" office:value-type="float" office:value="0.151659296621161">
            <text:p>0.152</text:p>
          </table:table-cell>
          <table:table-cell table:style-name="ce2" table:formula="of:=[.K339]*(1-[.K339])" office:value-type="float" office:value="0.0335350046362624">
            <text:p>0.034</text:p>
          </table:table-cell>
          <table:table-cell table:style-name="ce2" table:formula="of:=[.L339]*(1-[.L339])" office:value-type="float" office:value="0.0335350046362624">
            <text:p>0.034</text:p>
          </table:table-cell>
          <table:table-cell table:style-name="ce2" table:formula="of:=[.M339]*(1-[.M339])" office:value-type="float" office:value="0.00029663320236991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14705344617906">
            <text:p>0.6147053446</text:p>
          </table:table-cell>
          <table:table-cell office:value-type="float" office:value="0.965257987963385">
            <text:p>0.96525798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3944360010348">
            <text:p>-0.6394436001</text:p>
          </table:table-cell>
          <table:table-cell office:value-type="float" office:value="1.1028923703764">
            <text:p>1.1028923704</text:p>
          </table:table-cell>
          <table:table-cell office:value-type="float" office:value="1.1028923703764">
            <text:p>1.1028923704</text:p>
          </table:table-cell>
          <table:table-cell office:value-type="float" office:value="-1.78985704037208">
            <text:p>-1.7898570404</text:p>
          </table:table-cell>
          <table:table-cell/>
          <table:table-cell office:value-type="float" office:value="-0.0969775666205968">
            <text:p>-0.0969775666</text:p>
          </table:table-cell>
          <table:table-cell office:value-type="float" office:value="0.0369855007538711">
            <text:p>0.0369855008</text:p>
          </table:table-cell>
          <table:table-cell office:value-type="float" office:value="0.0369855007538711">
            <text:p>0.0369855008</text:p>
          </table:table-cell>
          <table:table-cell office:value-type="float" office:value="-0.0005309310256699">
            <text:p>-0.000530931</text:p>
          </table:table-cell>
          <table:table-cell/>
          <table:table-cell office:value-type="float" office:value="0.0364545697282012">
            <text:p>0.0364545697</text:p>
          </table:table-cell>
          <table:table-cell office:value-type="float" office:value="0.0364545697282012">
            <text:p>0.0364545697</text:p>
          </table:table-cell>
          <table:table-cell office:value-type="float" office:value="-0.0235374961385245">
            <text:p>-0.0235374961</text:p>
          </table:table-cell>
          <table:table-cell/>
          <table:table-cell office:value-type="float" office:value="4.83442949593264">
            <text:p>4.8344294959</text:p>
          </table:table-cell>
          <table:table-cell office:value-type="float" office:value="4.83442949593264">
            <text:p>4.8344294959</text:p>
          </table:table-cell>
          <table:table-cell office:value-type="float" office:value="-1.49706668783135">
            <text:p>-1.497066687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40]*(1-[.J340])" office:value-type="float" office:value="0">
            <text:p>0.000</text:p>
          </table:table-cell>
          <table:table-cell table:style-name="ce2" table:formula="of:=[.K340]*(1-[.K340])" office:value-type="float" office:value="0">
            <text:p>0.000</text:p>
          </table:table-cell>
          <table:table-cell table:style-name="ce2" table:formula="of:=[.L340]*(1-[.L340])" office:value-type="float" office:value="0">
            <text:p>0.000</text:p>
          </table:table-cell>
          <table:table-cell table:style-name="ce2" table:formula="of:=[.M340]*(1-[.M34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14705344617906">
            <text:p>0.6147053446</text:p>
          </table:table-cell>
          <table:table-cell office:value-type="float" office:value="0.965257987963385">
            <text:p>0.96525798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5773857766374">
            <text:p>0.2057738578</text:p>
          </table:table-cell>
          <table:table-cell office:value-type="float" office:value="-0.354912329588923">
            <text:p>-0.3549123296</text:p>
          </table:table-cell>
          <table:table-cell office:value-type="float" office:value="-0.354912329588923">
            <text:p>-0.3549123296</text:p>
          </table:table-cell>
          <table:table-cell office:value-type="float" office:value="0.57597853507028">
            <text:p>0.575978535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800154252026115">
            <text:p>0.800154252</text:p>
          </table:table-cell>
          <table:table-cell office:value-type="float" office:value="0.999703278754132">
            <text:p>0.999703278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38:.BY339]" office:value-type="float" office:value="0.938847754281702">
            <text:p>0.939</text:p>
          </table:table-cell>
          <table:table-cell table:style-name="ce2" office:value-type="float" office:value="0.938847754281702">
            <text:p>0.939</text:p>
          </table:table-cell>
          <table:table-cell table:style-name="ce2" office:value-type="float" office:value="-0.51611210799548">
            <text:p>-0.516</text:p>
          </table:table-cell>
          <table:table-cell table:style-name="ce2"/>
          <table:table-cell table:style-name="ce2" table:number-matrix-columns-spanned="4" table:number-matrix-rows-spanned="2" table:formula="of:=MMULT([.A343:.C344];[.$A$2:.$D$4])" office:value-type="float" office:value="-0.51611210799548">
            <text:p>-0.516</text:p>
          </table:table-cell>
          <table:table-cell table:style-name="ce2" office:value-type="float" office:value="0.422735646286222">
            <text:p>0.423</text:p>
          </table:table-cell>
          <table:table-cell table:style-name="ce2" office:value-type="float" office:value="0.422735646286222">
            <text:p>0.423</text:p>
          </table:table-cell>
          <table:table-cell table:style-name="ce2" office:value-type="float" office:value="1.36158340056792">
            <text:p>1.362</text:p>
          </table:table-cell>
          <table:table-cell table:style-name="ce2"/>
          <table:table-cell table:style-name="ce2" table:formula="of:=1/(1+EXP(-[.E343]))" office:value-type="float" office:value="0.373761801357065">
            <text:p>0.374</text:p>
          </table:table-cell>
          <table:table-cell table:style-name="ce2" table:formula="of:=1/(1+EXP(-[.F343]))" office:value-type="float" office:value="0.604137680320645">
            <text:p>0.604</text:p>
          </table:table-cell>
          <table:table-cell table:style-name="ce2" table:formula="of:=1/(1+EXP(-[.G343]))" office:value-type="float" office:value="0.604137680320645">
            <text:p>0.604</text:p>
          </table:table-cell>
          <table:table-cell table:style-name="ce2" table:formula="of:=1/(1+EXP(-[.H343]))" office:value-type="float" office:value="0.796016921282102">
            <text:p>0.796</text:p>
          </table:table-cell>
          <table:table-cell table:style-name="ce2"/>
          <table:table-cell table:style-name="ce2" table:formula="of:=[.J343]*(1-[.J343])" office:value-type="float" office:value="0.234063917203387">
            <text:p>0.234</text:p>
          </table:table-cell>
          <table:table-cell table:style-name="ce2" table:formula="of:=[.K343]*(1-[.K343])" office:value-type="float" office:value="0.239155343537435">
            <text:p>0.239</text:p>
          </table:table-cell>
          <table:table-cell table:style-name="ce2" table:formula="of:=[.L343]*(1-[.L343])" office:value-type="float" office:value="0.239155343537435">
            <text:p>0.239</text:p>
          </table:table-cell>
          <table:table-cell table:style-name="ce2" table:formula="of:=[.M343]*(1-[.M343])" office:value-type="float" office:value="0.162373982314666">
            <text:p>0.162</text:p>
          </table:table-cell>
          <table:table-cell table:style-name="ce2"/>
          <table:table-cell table:style-name="ce2" table:number-matrix-columns-spanned="3" table:number-matrix-rows-spanned="1" table:formula="of:=[.BE338:.BG338]" office:value-type="float" office:value="-2.38860734614965">
            <text:p>-2.389</text:p>
          </table:table-cell>
          <table:table-cell table:style-name="ce2" office:value-type="float" office:value="3.18921248198981">
            <text:p>3.189</text:p>
          </table:table-cell>
          <table:table-cell table:style-name="ce2" office:value-type="float" office:value="-1.02629310161133">
            <text:p>-1.026</text:p>
          </table:table-cell>
          <table:table-cell table:style-name="ce2"/>
          <table:table-cell table:style-name="ce2" table:number-matrix-columns-spanned="4" table:number-matrix-rows-spanned="1" table:formula="of:=MMULT([.T343:.V343];[.J343:.M345])" office:value-type="float" office:value="-1.3358729700663">
            <text:p>-1.336</text:p>
          </table:table-cell>
          <table:table-cell table:style-name="ce2" office:value-type="float" office:value="0.610445233174026">
            <text:p>0.610</text:p>
          </table:table-cell>
          <table:table-cell table:style-name="ce2" office:value-type="float" office:value="0.610445233174026">
            <text:p>0.610</text:p>
          </table:table-cell>
          <table:table-cell table:style-name="ce2" office:value-type="float" office:value="0.260646780714332">
            <text:p>0.261</text:p>
          </table:table-cell>
          <table:table-cell table:style-name="ce2"/>
          <table:table-cell table:style-name="ce2" table:formula="of:=1/(1+EXP(-[.X343]))" office:value-type="float" office:value="0.20818956640185">
            <text:p>0.208</text:p>
          </table:table-cell>
          <table:table-cell table:style-name="ce2" table:formula="of:=1/(1+EXP(-[.Y343]))" office:value-type="float" office:value="0.648042359095738">
            <text:p>0.648</text:p>
          </table:table-cell>
          <table:table-cell table:style-name="ce2" table:formula="of:=1/(1+EXP(-[.Z343]))" office:value-type="float" office:value="0.648042359095738">
            <text:p>0.648</text:p>
          </table:table-cell>
          <table:table-cell table:style-name="ce2" table:formula="of:=1/(1+EXP(-[.AA343]))" office:value-type="float" office:value="0.564795278176615">
            <text:p>0.565</text:p>
          </table:table-cell>
          <table:table-cell/>
          <table:table-cell table:style-name="ce2" table:formula="of:=[.AC343]*(1-[.AC343])" office:value-type="float" office:value="0.16484667084326">
            <text:p>0.165</text:p>
          </table:table-cell>
          <table:table-cell table:style-name="ce2" table:formula="of:=[.AD343]*(1-[.AD343])" office:value-type="float" office:value="0.228083459913369">
            <text:p>0.228</text:p>
          </table:table-cell>
          <table:table-cell table:style-name="ce2" table:formula="of:=[.AE343]*(1-[.AE343])" office:value-type="float" office:value="0.228083459913369">
            <text:p>0.228</text:p>
          </table:table-cell>
          <table:table-cell table:style-name="ce2" table:formula="of:=[.AF343]*(1-[.AF343])" office:value-type="float" office:value="0.245801571926015">
            <text:p>0.246</text:p>
          </table:table-cell>
          <table:table-cell/>
          <table:table-cell table:style-name="ce2" table:number-matrix-columns-spanned="4" table:number-matrix-rows-spanned="1" table:formula="of:=[.$AC$8:.$AF$8]-[.AC343:.AF343]" office:value-type="float" office:value="-0.201036778212954">
            <text:p>-0.201</text:p>
          </table:table-cell>
          <table:table-cell table:style-name="ce2" office:value-type="float" office:value="0.344313505076002">
            <text:p>0.344</text:p>
          </table:table-cell>
          <table:table-cell table:style-name="ce2" office:value-type="float" office:value="0.344313505076002">
            <text:p>0.344</text:p>
          </table:table-cell>
          <table:table-cell table:style-name="ce2" office:value-type="float" office:value="-0.557642489987719">
            <text:p>-0.558</text:p>
          </table:table-cell>
          <table:table-cell/>
          <table:table-cell table:number-matrix-columns-spanned="4" table:number-matrix-rows-spanned="1" table:formula="of:=[.AM343:.AP343]*[.AH343:.AK343]" office:value-type="float" office:value="-0.0331402436054602">
            <text:p>-0.0331402436</text:p>
          </table:table-cell>
          <table:table-cell office:value-type="float" office:value="0.0785322155326337">
            <text:p>0.0785322155</text:p>
          </table:table-cell>
          <table:table-cell office:value-type="float" office:value="0.0785322155326337">
            <text:p>0.0785322155</text:p>
          </table:table-cell>
          <table:table-cell office:value-type="float" office:value="-0.137069400611718">
            <text:p>-0.1370694006</text:p>
          </table:table-cell>
          <table:table-cell/>
          <table:table-cell table:number-matrix-columns-spanned="3" table:number-matrix-rows-spanned="4" table:formula="of:=TRANSPOSE([.J343:.M345])" office:value-type="float" office:value="0.373761801357065">
            <text:p>0.3737618014</text:p>
          </table:table-cell>
          <table:table-cell office:value-type="float" office:value="0.182863424519391">
            <text:p>0.182863424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43:.AU343];[.AW343:.AY346])" office:value-type="float" office:value="-0.0266075783796595">
            <text:p>-0.0266075784</text:p>
          </table:table-cell>
          <table:table-cell office:value-type="float" office:value="0.00858449924290919">
            <text:p>0.0085844992</text:p>
          </table:table-cell>
          <table:table-cell office:value-type="float" office:value="-0.0131452131519112">
            <text:p>-0.0131452132</text:p>
          </table:table-cell>
          <table:table-cell/>
          <table:table-cell table:number-matrix-columns-spanned="3" table:number-matrix-rows-spanned="1" table:formula="of:=[.T343:.V343]+[.BA343:.BC343]" office:value-type="float" office:value="-2.41521492452931">
            <text:p>-2.4152149245</text:p>
          </table:table-cell>
          <table:table-cell office:value-type="float" office:value="3.19779698123272">
            <text:p>3.1977969812</text:p>
          </table:table-cell>
          <table:table-cell office:value-type="float" office:value="-1.03943831476324">
            <text:p>-1.0394383148</text:p>
          </table:table-cell>
          <table:table-cell/>
          <table:table-cell table:number-matrix-columns-spanned="4" table:number-matrix-rows-spanned="3" table:formula="of:=MMULT(TRANSPOSE([.BE343:.BG343]);[.AM343:.AP343])" office:value-type="float" office:value="0.485547027119214">
            <text:p>0.4855470271</text:p>
          </table:table-cell>
          <table:table-cell office:value-type="float" office:value="-0.831591116176557">
            <text:p>-0.8315911162</text:p>
          </table:table-cell>
          <table:table-cell office:value-type="float" office:value="-0.831591116176557">
            <text:p>-0.8315911162</text:p>
          </table:table-cell>
          <table:table-cell office:value-type="float" office:value="1.34682646437002">
            <text:p>1.3468264644</text:p>
          </table:table-cell>
          <table:table-cell/>
          <table:table-cell table:number-matrix-columns-spanned="4" table:number-matrix-rows-spanned="3" table:formula="of:=[.BI343:.BL345]*[.O343:.R345]" office:value-type="float" office:value="0.113649039153982">
            <text:p>0.1136490392</text:p>
          </table:table-cell>
          <table:table-cell office:value-type="float" office:value="-0.198879459071884">
            <text:p>-0.1988794591</text:p>
          </table:table-cell>
          <table:table-cell office:value-type="float" office:value="-0.198879459071884">
            <text:p>-0.1988794591</text:p>
          </table:table-cell>
          <table:table-cell office:value-type="float" office:value="0.218689576506542">
            <text:p>0.2186895765</text:p>
          </table:table-cell>
          <table:table-cell/>
          <table:table-cell table:number-matrix-columns-spanned="3" table:number-matrix-rows-spanned="2" table:formula="of:=MMULT([.BN343:.BQ344];[.$O$2:.$Q$5])" office:value-type="float" office:value="0.0198101174346584">
            <text:p>0.0198101174</text:p>
          </table:table-cell>
          <table:table-cell office:value-type="float" office:value="0.0198101174346584">
            <text:p>0.0198101174</text:p>
          </table:table-cell>
          <table:table-cell office:value-type="float" office:value="-0.0654203024832429">
            <text:p>-0.0654203025</text:p>
          </table:table-cell>
          <table:table-cell/>
          <table:table-cell table:number-matrix-columns-spanned="3" table:number-matrix-rows-spanned="2" table:formula="of:=[.A343:.C344]+[.BS343:.BU344]" office:value-type="float" office:value="0.95865787171636">
            <text:p>0.9586578717</text:p>
          </table:table-cell>
          <table:table-cell office:value-type="float" office:value="0.95865787171636">
            <text:p>0.9586578717</text:p>
          </table:table-cell>
          <table:table-cell office:value-type="float" office:value="-0.581532410478723">
            <text:p>-0.5815324105</text:p>
          </table:table-cell>
          <table:table-cell/>
          <table:table-cell table:formula="of:=SUMSQ([.AM343:.AP343])" office:value-type="float" office:value="0.588484512389391">
            <text:p>0.5884845124</text:p>
          </table:table-cell>
          <table:table-cell table:number-columns-repeated="945"/>
        </table:table-row>
        <table:table-row table:style-name="ro2">
          <table:table-cell table:style-name="ce2" office:value-type="float" office:value="4.83442949593264">
            <text:p>4.834</text:p>
          </table:table-cell>
          <table:table-cell table:style-name="ce2" office:value-type="float" office:value="4.83442949593264">
            <text:p>4.834</text:p>
          </table:table-cell>
          <table:table-cell table:style-name="ce2" office:value-type="float" office:value="-1.49706668783135">
            <text:p>-1.497</text:p>
          </table:table-cell>
          <table:table-cell table:style-name="ce2"/>
          <table:table-cell table:style-name="ce2" office:value-type="float" office:value="-1.49706668783135">
            <text:p>-1.497</text:p>
          </table:table-cell>
          <table:table-cell table:style-name="ce2" office:value-type="float" office:value="3.33736280810129">
            <text:p>3.337</text:p>
          </table:table-cell>
          <table:table-cell table:style-name="ce2" office:value-type="float" office:value="3.33736280810129">
            <text:p>3.337</text:p>
          </table:table-cell>
          <table:table-cell table:style-name="ce2" office:value-type="float" office:value="8.17179230403393">
            <text:p>8.172</text:p>
          </table:table-cell>
          <table:table-cell table:style-name="ce2"/>
          <table:table-cell table:style-name="ce2" table:formula="of:=1/(1+EXP(-[.E344]))" office:value-type="float" office:value="0.182863424519391">
            <text:p>0.183</text:p>
          </table:table-cell>
          <table:table-cell table:style-name="ce2" table:formula="of:=1/(1+EXP(-[.F344]))" office:value-type="float" office:value="0.965688568409064">
            <text:p>0.966</text:p>
          </table:table-cell>
          <table:table-cell table:style-name="ce2" table:formula="of:=1/(1+EXP(-[.G344]))" office:value-type="float" office:value="0.965688568409064">
            <text:p>0.966</text:p>
          </table:table-cell>
          <table:table-cell table:style-name="ce2" table:formula="of:=1/(1+EXP(-[.H344]))" office:value-type="float" office:value="0.999717568573628">
            <text:p>1.000</text:p>
          </table:table-cell>
          <table:table-cell table:style-name="ce2"/>
          <table:table-cell table:style-name="ce2" table:formula="of:=[.J344]*(1-[.J344])" office:value-type="float" office:value="0.149424392492432">
            <text:p>0.149</text:p>
          </table:table-cell>
          <table:table-cell table:style-name="ce2" table:formula="of:=[.K344]*(1-[.K344])" office:value-type="float" office:value="0.0331341572531162">
            <text:p>0.033</text:p>
          </table:table-cell>
          <table:table-cell table:style-name="ce2" table:formula="of:=[.L344]*(1-[.L344])" office:value-type="float" office:value="0.0331341572531162">
            <text:p>0.033</text:p>
          </table:table-cell>
          <table:table-cell table:style-name="ce2" table:formula="of:=[.M344]*(1-[.M344])" office:value-type="float" office:value="0.000282351658860919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604137680320645">
            <text:p>0.6041376803</text:p>
          </table:table-cell>
          <table:table-cell office:value-type="float" office:value="0.965688568409064">
            <text:p>0.965688568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42874802486135">
            <text:p>-0.6428748025</text:p>
          </table:table-cell>
          <table:table-cell office:value-type="float" office:value="1.10104468712969">
            <text:p>1.1010446871</text:p>
          </table:table-cell>
          <table:table-cell office:value-type="float" office:value="1.10104468712969">
            <text:p>1.1010446871</text:p>
          </table:table-cell>
          <table:table-cell office:value-type="float" office:value="-1.78322747108982">
            <text:p>-1.7832274711</text:p>
          </table:table-cell>
          <table:table-cell/>
          <table:table-cell office:value-type="float" office:value="-0.0960611768101829">
            <text:p>-0.0960611768</text:p>
          </table:table-cell>
          <table:table-cell office:value-type="float" office:value="0.0364821878060634">
            <text:p>0.0364821878</text:p>
          </table:table-cell>
          <table:table-cell office:value-type="float" office:value="0.0364821878060634">
            <text:p>0.0364821878</text:p>
          </table:table-cell>
          <table:table-cell office:value-type="float" office:value="-0.000503497234588573">
            <text:p>-0.0005034972</text:p>
          </table:table-cell>
          <table:table-cell/>
          <table:table-cell office:value-type="float" office:value="0.0359786905714748">
            <text:p>0.0359786906</text:p>
          </table:table-cell>
          <table:table-cell office:value-type="float" office:value="0.0359786905714748">
            <text:p>0.0359786906</text:p>
          </table:table-cell>
          <table:table-cell office:value-type="float" office:value="-0.0236002984326447">
            <text:p>-0.0236002984</text:p>
          </table:table-cell>
          <table:table-cell/>
          <table:table-cell office:value-type="float" office:value="4.87040818650412">
            <text:p>4.8704081865</text:p>
          </table:table-cell>
          <table:table-cell office:value-type="float" office:value="4.87040818650412">
            <text:p>4.8704081865</text:p>
          </table:table-cell>
          <table:table-cell office:value-type="float" office:value="-1.520666986264">
            <text:p>-1.520666986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45]*(1-[.J345])" office:value-type="float" office:value="0">
            <text:p>0.000</text:p>
          </table:table-cell>
          <table:table-cell table:style-name="ce2" table:formula="of:=[.K345]*(1-[.K345])" office:value-type="float" office:value="0">
            <text:p>0.000</text:p>
          </table:table-cell>
          <table:table-cell table:style-name="ce2" table:formula="of:=[.L345]*(1-[.L345])" office:value-type="float" office:value="0">
            <text:p>0.000</text:p>
          </table:table-cell>
          <table:table-cell table:style-name="ce2" table:formula="of:=[.M345]*(1-[.M34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604137680320645">
            <text:p>0.6041376803</text:p>
          </table:table-cell>
          <table:table-cell office:value-type="float" office:value="0.965688568409064">
            <text:p>0.965688568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08965329951104">
            <text:p>0.20896533</text:p>
          </table:table-cell>
          <table:table-cell office:value-type="float" office:value="-0.357892649466425">
            <text:p>-0.3578926495</text:p>
          </table:table-cell>
          <table:table-cell office:value-type="float" office:value="-0.357892649466425">
            <text:p>-0.3578926495</text:p>
          </table:table-cell>
          <table:table-cell office:value-type="float" office:value="0.579634970033213">
            <text:p>0.5796349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96016921282102">
            <text:p>0.7960169213</text:p>
          </table:table-cell>
          <table:table-cell office:value-type="float" office:value="0.999717568573628">
            <text:p>0.999717568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43:.BY344]" office:value-type="float" office:value="0.95865787171636">
            <text:p>0.959</text:p>
          </table:table-cell>
          <table:table-cell table:style-name="ce2" office:value-type="float" office:value="0.95865787171636">
            <text:p>0.959</text:p>
          </table:table-cell>
          <table:table-cell table:style-name="ce2" office:value-type="float" office:value="-0.581532410478723">
            <text:p>-0.582</text:p>
          </table:table-cell>
          <table:table-cell table:style-name="ce2"/>
          <table:table-cell table:style-name="ce2" table:number-matrix-columns-spanned="4" table:number-matrix-rows-spanned="2" table:formula="of:=MMULT([.A348:.C349];[.$A$2:.$D$4])" office:value-type="float" office:value="-0.581532410478723">
            <text:p>-0.582</text:p>
          </table:table-cell>
          <table:table-cell table:style-name="ce2" office:value-type="float" office:value="0.377125461237638">
            <text:p>0.377</text:p>
          </table:table-cell>
          <table:table-cell table:style-name="ce2" office:value-type="float" office:value="0.377125461237638">
            <text:p>0.377</text:p>
          </table:table-cell>
          <table:table-cell table:style-name="ce2" office:value-type="float" office:value="1.335783332954">
            <text:p>1.336</text:p>
          </table:table-cell>
          <table:table-cell table:style-name="ce2"/>
          <table:table-cell table:style-name="ce2" table:formula="of:=1/(1+EXP(-[.E348]))" office:value-type="float" office:value="0.358580062310957">
            <text:p>0.359</text:p>
          </table:table-cell>
          <table:table-cell table:style-name="ce2" table:formula="of:=1/(1+EXP(-[.F348]))" office:value-type="float" office:value="0.593179612482246">
            <text:p>0.593</text:p>
          </table:table-cell>
          <table:table-cell table:style-name="ce2" table:formula="of:=1/(1+EXP(-[.G348]))" office:value-type="float" office:value="0.593179612482246">
            <text:p>0.593</text:p>
          </table:table-cell>
          <table:table-cell table:style-name="ce2" table:formula="of:=1/(1+EXP(-[.H348]))" office:value-type="float" office:value="0.791795656832097">
            <text:p>0.792</text:p>
          </table:table-cell>
          <table:table-cell table:style-name="ce2"/>
          <table:table-cell table:style-name="ce2" table:formula="of:=[.J348]*(1-[.J348])" office:value-type="float" office:value="0.230000401224027">
            <text:p>0.230</text:p>
          </table:table-cell>
          <table:table-cell table:style-name="ce2" table:formula="of:=[.K348]*(1-[.K348])" office:value-type="float" office:value="0.241317559817658">
            <text:p>0.241</text:p>
          </table:table-cell>
          <table:table-cell table:style-name="ce2" table:formula="of:=[.L348]*(1-[.L348])" office:value-type="float" office:value="0.241317559817658">
            <text:p>0.241</text:p>
          </table:table-cell>
          <table:table-cell table:style-name="ce2" table:formula="of:=[.M348]*(1-[.M348])" office:value-type="float" office:value="0.164855294653925">
            <text:p>0.165</text:p>
          </table:table-cell>
          <table:table-cell table:style-name="ce2"/>
          <table:table-cell table:style-name="ce2" table:number-matrix-columns-spanned="3" table:number-matrix-rows-spanned="1" table:formula="of:=[.BE343:.BG343]" office:value-type="float" office:value="-2.41521492452931">
            <text:p>-2.415</text:p>
          </table:table-cell>
          <table:table-cell table:style-name="ce2" office:value-type="float" office:value="3.19779698123272">
            <text:p>3.198</text:p>
          </table:table-cell>
          <table:table-cell table:style-name="ce2" office:value-type="float" office:value="-1.03943831476324">
            <text:p>-1.039</text:p>
          </table:table-cell>
          <table:table-cell table:style-name="ce2"/>
          <table:table-cell table:style-name="ce2" table:number-matrix-columns-spanned="4" table:number-matrix-rows-spanned="1" table:formula="of:=MMULT([.T348:.V348];[.J348:.M350])" office:value-type="float" office:value="-1.33191873914275">
            <text:p>-1.332</text:p>
          </table:table-cell>
          <table:table-cell table:style-name="ce2" office:value-type="float" office:value="0.617285456114168">
            <text:p>0.617</text:p>
          </table:table-cell>
          <table:table-cell table:style-name="ce2" office:value-type="float" office:value="0.617285456114168">
            <text:p>0.617</text:p>
          </table:table-cell>
          <table:table-cell table:style-name="ce2" office:value-type="float" office:value="0.245141444020317">
            <text:p>0.245</text:p>
          </table:table-cell>
          <table:table-cell table:style-name="ce2"/>
          <table:table-cell table:style-name="ce2" table:formula="of:=1/(1+EXP(-[.X348]))" office:value-type="float" office:value="0.20884216037396">
            <text:p>0.209</text:p>
          </table:table-cell>
          <table:table-cell table:style-name="ce2" table:formula="of:=1/(1+EXP(-[.Y348]))" office:value-type="float" office:value="0.649600916471796">
            <text:p>0.650</text:p>
          </table:table-cell>
          <table:table-cell table:style-name="ce2" table:formula="of:=1/(1+EXP(-[.Z348]))" office:value-type="float" office:value="0.649600916471796">
            <text:p>0.650</text:p>
          </table:table-cell>
          <table:table-cell table:style-name="ce2" table:formula="of:=1/(1+EXP(-[.AA348]))" office:value-type="float" office:value="0.560980285657142">
            <text:p>0.561</text:p>
          </table:table-cell>
          <table:table-cell/>
          <table:table-cell table:style-name="ce2" table:formula="of:=[.AC348]*(1-[.AC348])" office:value-type="float" office:value="0.165227112424297">
            <text:p>0.165</text:p>
          </table:table-cell>
          <table:table-cell table:style-name="ce2" table:formula="of:=[.AD348]*(1-[.AD348])" office:value-type="float" office:value="0.227619565790799">
            <text:p>0.228</text:p>
          </table:table-cell>
          <table:table-cell table:style-name="ce2" table:formula="of:=[.AE348]*(1-[.AE348])" office:value-type="float" office:value="0.227619565790799">
            <text:p>0.228</text:p>
          </table:table-cell>
          <table:table-cell table:style-name="ce2" table:formula="of:=[.AF348]*(1-[.AF348])" office:value-type="float" office:value="0.246281404761173">
            <text:p>0.246</text:p>
          </table:table-cell>
          <table:table-cell/>
          <table:table-cell table:style-name="ce2" table:number-matrix-columns-spanned="4" table:number-matrix-rows-spanned="1" table:formula="of:=[.$AC$8:.$AF$8]-[.AC348:.AF348]" office:value-type="float" office:value="-0.201689372185064">
            <text:p>-0.202</text:p>
          </table:table-cell>
          <table:table-cell table:style-name="ce2" office:value-type="float" office:value="0.342754947699943">
            <text:p>0.343</text:p>
          </table:table-cell>
          <table:table-cell table:style-name="ce2" office:value-type="float" office:value="0.342754947699943">
            <text:p>0.343</text:p>
          </table:table-cell>
          <table:table-cell table:style-name="ce2" office:value-type="float" office:value="-0.553827497468245">
            <text:p>-0.554</text:p>
          </table:table-cell>
          <table:table-cell/>
          <table:table-cell table:number-matrix-columns-spanned="4" table:number-matrix-rows-spanned="1" table:formula="of:=[.AM348:.AP348]*[.AH348:.AK348]" office:value-type="float" office:value="-0.0333245525728075">
            <text:p>-0.0333245526</text:p>
          </table:table-cell>
          <table:table-cell office:value-type="float" office:value="0.078017732368109">
            <text:p>0.0780177324</text:p>
          </table:table-cell>
          <table:table-cell office:value-type="float" office:value="0.078017732368109">
            <text:p>0.0780177324</text:p>
          </table:table-cell>
          <table:table-cell office:value-type="float" office:value="-0.136397414071845">
            <text:p>-0.1363974141</text:p>
          </table:table-cell>
          <table:table-cell/>
          <table:table-cell table:number-matrix-columns-spanned="3" table:number-matrix-rows-spanned="4" table:formula="of:=TRANSPOSE([.J348:.M350])" office:value-type="float" office:value="0.358580062310957">
            <text:p>0.3585800623</text:p>
          </table:table-cell>
          <table:table-cell office:value-type="float" office:value="0.179363323287479">
            <text:p>0.179363323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48:.AU348];[.AW348:.AY351])" office:value-type="float" office:value="-0.0273913436975408">
            <text:p>-0.0273913437</text:p>
          </table:table-cell>
          <table:table-cell office:value-type="float" office:value="0.00840738283155815">
            <text:p>0.0084073828</text:p>
          </table:table-cell>
          <table:table-cell office:value-type="float" office:value="-0.0136865019084341">
            <text:p>-0.0136865019</text:p>
          </table:table-cell>
          <table:table-cell/>
          <table:table-cell table:number-matrix-columns-spanned="3" table:number-matrix-rows-spanned="1" table:formula="of:=[.T348:.V348]+[.BA348:.BC348]" office:value-type="float" office:value="-2.44260626822685">
            <text:p>-2.4426062682</text:p>
          </table:table-cell>
          <table:table-cell office:value-type="float" office:value="3.20620436406428">
            <text:p>3.2062043641</text:p>
          </table:table-cell>
          <table:table-cell office:value-type="float" office:value="-1.05312481667168">
            <text:p>-1.0531248167</text:p>
          </table:table-cell>
          <table:table-cell/>
          <table:table-cell table:number-matrix-columns-spanned="4" table:number-matrix-rows-spanned="3" table:formula="of:=MMULT(TRANSPOSE([.BE348:.BG348]);[.AM348:.AP348])" office:value-type="float" office:value="0.492647724733975">
            <text:p>0.4926477247</text:p>
          </table:table-cell>
          <table:table-cell office:value-type="float" office:value="-0.837215383717647">
            <text:p>-0.8372153837</text:p>
          </table:table-cell>
          <table:table-cell office:value-type="float" office:value="-0.837215383717647">
            <text:p>-0.8372153837</text:p>
          </table:table-cell>
          <table:table-cell office:value-type="float" office:value="1.35278251683232">
            <text:p>1.3527825168</text:p>
          </table:table-cell>
          <table:table-cell/>
          <table:table-cell table:number-matrix-columns-spanned="4" table:number-matrix-rows-spanned="3" table:formula="of:=[.BI348:.BL350]*[.O348:.R350]" office:value-type="float" office:value="0.113309174350918">
            <text:p>0.1133091744</text:p>
          </table:table-cell>
          <table:table-cell office:value-type="float" office:value="-0.202034773440547">
            <text:p>-0.2020347734</text:p>
          </table:table-cell>
          <table:table-cell office:value-type="float" office:value="-0.202034773440547">
            <text:p>-0.2020347734</text:p>
          </table:table-cell>
          <table:table-cell office:value-type="float" office:value="0.223013360415072">
            <text:p>0.2230133604</text:p>
          </table:table-cell>
          <table:table-cell/>
          <table:table-cell table:number-matrix-columns-spanned="3" table:number-matrix-rows-spanned="2" table:formula="of:=MMULT([.BN348:.BQ349];[.$O$2:.$Q$5])" office:value-type="float" office:value="0.0209785869745245">
            <text:p>0.020978587</text:p>
          </table:table-cell>
          <table:table-cell office:value-type="float" office:value="0.0209785869745245">
            <text:p>0.020978587</text:p>
          </table:table-cell>
          <table:table-cell office:value-type="float" office:value="-0.0677470121151044">
            <text:p>-0.0677470121</text:p>
          </table:table-cell>
          <table:table-cell/>
          <table:table-cell table:number-matrix-columns-spanned="3" table:number-matrix-rows-spanned="2" table:formula="of:=[.A348:.C349]+[.BS348:.BU349]" office:value-type="float" office:value="0.979636458690885">
            <text:p>0.9796364587</text:p>
          </table:table-cell>
          <table:table-cell office:value-type="float" office:value="0.979636458690885">
            <text:p>0.9796364587</text:p>
          </table:table-cell>
          <table:table-cell office:value-type="float" office:value="-0.649279422593827">
            <text:p>-0.6492794226</text:p>
          </table:table-cell>
          <table:table-cell/>
          <table:table-cell table:formula="of:=SUMSQ([.AM348:.AP348])" office:value-type="float" office:value="0.582365408149926">
            <text:p>0.5823654081</text:p>
          </table:table-cell>
          <table:table-cell table:number-columns-repeated="945"/>
        </table:table-row>
        <table:table-row table:style-name="ro2">
          <table:table-cell table:style-name="ce2" office:value-type="float" office:value="4.87040818650412">
            <text:p>4.870</text:p>
          </table:table-cell>
          <table:table-cell table:style-name="ce2" office:value-type="float" office:value="4.87040818650412">
            <text:p>4.870</text:p>
          </table:table-cell>
          <table:table-cell table:style-name="ce2" office:value-type="float" office:value="-1.520666986264">
            <text:p>-1.521</text:p>
          </table:table-cell>
          <table:table-cell table:style-name="ce2"/>
          <table:table-cell table:style-name="ce2" office:value-type="float" office:value="-1.520666986264">
            <text:p>-1.521</text:p>
          </table:table-cell>
          <table:table-cell table:style-name="ce2" office:value-type="float" office:value="3.34974120024012">
            <text:p>3.350</text:p>
          </table:table-cell>
          <table:table-cell table:style-name="ce2" office:value-type="float" office:value="3.34974120024012">
            <text:p>3.350</text:p>
          </table:table-cell>
          <table:table-cell table:style-name="ce2" office:value-type="float" office:value="8.22014938674424">
            <text:p>8.220</text:p>
          </table:table-cell>
          <table:table-cell table:style-name="ce2"/>
          <table:table-cell table:style-name="ce2" table:formula="of:=1/(1+EXP(-[.E349]))" office:value-type="float" office:value="0.179363323287479">
            <text:p>0.179</text:p>
          </table:table-cell>
          <table:table-cell table:style-name="ce2" table:formula="of:=1/(1+EXP(-[.F349]))" office:value-type="float" office:value="0.966096360088537">
            <text:p>0.966</text:p>
          </table:table-cell>
          <table:table-cell table:style-name="ce2" table:formula="of:=1/(1+EXP(-[.G349]))" office:value-type="float" office:value="0.966096360088537">
            <text:p>0.966</text:p>
          </table:table-cell>
          <table:table-cell table:style-name="ce2" table:formula="of:=1/(1+EXP(-[.H349]))" office:value-type="float" office:value="0.999730897584855">
            <text:p>1.000</text:p>
          </table:table-cell>
          <table:table-cell table:style-name="ce2"/>
          <table:table-cell table:style-name="ce2" table:formula="of:=[.J349]*(1-[.J349])" office:value-type="float" office:value="0.14719212154675">
            <text:p>0.147</text:p>
          </table:table-cell>
          <table:table-cell table:style-name="ce2" table:formula="of:=[.K349]*(1-[.K349])" office:value-type="float" office:value="0.0327541831122164">
            <text:p>0.033</text:p>
          </table:table-cell>
          <table:table-cell table:style-name="ce2" table:formula="of:=[.L349]*(1-[.L349])" office:value-type="float" office:value="0.0327541831122164">
            <text:p>0.033</text:p>
          </table:table-cell>
          <table:table-cell table:style-name="ce2" table:formula="of:=[.M349]*(1-[.M349])" office:value-type="float" office:value="0.000269029999035269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93179612482246">
            <text:p>0.5931796125</text:p>
          </table:table-cell>
          <table:table-cell office:value-type="float" office:value="0.966096360088537">
            <text:p>0.966096360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46657345285136">
            <text:p>-0.6466573453</text:p>
          </table:table-cell>
          <table:table-cell office:value-type="float" office:value="1.09894240912018">
            <text:p>1.0989424091</text:p>
          </table:table-cell>
          <table:table-cell office:value-type="float" office:value="1.09894240912018">
            <text:p>1.0989424091</text:p>
          </table:table-cell>
          <table:table-cell office:value-type="float" office:value="-1.77568413932148">
            <text:p>-1.7756841393</text:p>
          </table:table-cell>
          <table:table-cell/>
          <table:table-cell office:value-type="float" office:value="-0.0951828665663087">
            <text:p>-0.0951828666</text:p>
          </table:table-cell>
          <table:table-cell office:value-type="float" office:value="0.0359949608981026">
            <text:p>0.0359949609</text:p>
          </table:table-cell>
          <table:table-cell office:value-type="float" office:value="0.0359949608981026">
            <text:p>0.0359949609</text:p>
          </table:table-cell>
          <table:table-cell office:value-type="float" office:value="-0.000477712302288602">
            <text:p>-0.0004777123</text:p>
          </table:table-cell>
          <table:table-cell/>
          <table:table-cell office:value-type="float" office:value="0.035517248595814">
            <text:p>0.0355172486</text:p>
          </table:table-cell>
          <table:table-cell office:value-type="float" office:value="0.035517248595814">
            <text:p>0.0355172486</text:p>
          </table:table-cell>
          <table:table-cell office:value-type="float" office:value="-0.023670657072392">
            <text:p>-0.0236706571</text:p>
          </table:table-cell>
          <table:table-cell/>
          <table:table-cell office:value-type="float" office:value="4.90592543509993">
            <text:p>4.9059254351</text:p>
          </table:table-cell>
          <table:table-cell office:value-type="float" office:value="4.90592543509993">
            <text:p>4.9059254351</text:p>
          </table:table-cell>
          <table:table-cell office:value-type="float" office:value="-1.54433764333639">
            <text:p>-1.544337643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50]*(1-[.J350])" office:value-type="float" office:value="0">
            <text:p>0.000</text:p>
          </table:table-cell>
          <table:table-cell table:style-name="ce2" table:formula="of:=[.K350]*(1-[.K350])" office:value-type="float" office:value="0">
            <text:p>0.000</text:p>
          </table:table-cell>
          <table:table-cell table:style-name="ce2" table:formula="of:=[.L350]*(1-[.L350])" office:value-type="float" office:value="0">
            <text:p>0.000</text:p>
          </table:table-cell>
          <table:table-cell table:style-name="ce2" table:formula="of:=[.M350]*(1-[.M35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93179612482246">
            <text:p>0.5931796125</text:p>
          </table:table-cell>
          <table:table-cell office:value-type="float" office:value="0.966096360088537">
            <text:p>0.966096360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2404083107021">
            <text:p>0.2124040831</text:p>
          </table:table-cell>
          <table:table-cell office:value-type="float" office:value="-0.360963741459813">
            <text:p>-0.3609637415</text:p>
          </table:table-cell>
          <table:table-cell office:value-type="float" office:value="-0.360963741459813">
            <text:p>-0.3609637415</text:p>
          </table:table-cell>
          <table:table-cell office:value-type="float" office:value="0.58324948173898">
            <text:p>0.58324948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91795656832097">
            <text:p>0.7917956568</text:p>
          </table:table-cell>
          <table:table-cell office:value-type="float" office:value="0.999730897584855">
            <text:p>0.999730897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48:.BY349]" office:value-type="float" office:value="0.979636458690885">
            <text:p>0.980</text:p>
          </table:table-cell>
          <table:table-cell table:style-name="ce2" office:value-type="float" office:value="0.979636458690885">
            <text:p>0.980</text:p>
          </table:table-cell>
          <table:table-cell table:style-name="ce2" office:value-type="float" office:value="-0.649279422593827">
            <text:p>-0.649</text:p>
          </table:table-cell>
          <table:table-cell table:style-name="ce2"/>
          <table:table-cell table:style-name="ce2" table:number-matrix-columns-spanned="4" table:number-matrix-rows-spanned="2" table:formula="of:=MMULT([.A353:.C354];[.$A$2:.$D$4])" office:value-type="float" office:value="-0.649279422593827">
            <text:p>-0.649</text:p>
          </table:table-cell>
          <table:table-cell table:style-name="ce2" office:value-type="float" office:value="0.330357036097058">
            <text:p>0.330</text:p>
          </table:table-cell>
          <table:table-cell table:style-name="ce2" office:value-type="float" office:value="0.330357036097058">
            <text:p>0.330</text:p>
          </table:table-cell>
          <table:table-cell table:style-name="ce2" office:value-type="float" office:value="1.30999349478794">
            <text:p>1.310</text:p>
          </table:table-cell>
          <table:table-cell table:style-name="ce2"/>
          <table:table-cell table:style-name="ce2" table:formula="of:=1/(1+EXP(-[.E353]))" office:value-type="float" office:value="0.343151936164667">
            <text:p>0.343</text:p>
          </table:table-cell>
          <table:table-cell table:style-name="ce2" table:formula="of:=1/(1+EXP(-[.F353]))" office:value-type="float" office:value="0.581846246687396">
            <text:p>0.582</text:p>
          </table:table-cell>
          <table:table-cell table:style-name="ce2" table:formula="of:=1/(1+EXP(-[.G353]))" office:value-type="float" office:value="0.581846246687396">
            <text:p>0.582</text:p>
          </table:table-cell>
          <table:table-cell table:style-name="ce2" table:formula="of:=1/(1+EXP(-[.H353]))" office:value-type="float" office:value="0.787512067318055">
            <text:p>0.788</text:p>
          </table:table-cell>
          <table:table-cell table:style-name="ce2"/>
          <table:table-cell table:style-name="ce2" table:formula="of:=[.J353]*(1-[.J353])" office:value-type="float" office:value="0.225398684871107">
            <text:p>0.225</text:p>
          </table:table-cell>
          <table:table-cell table:style-name="ce2" table:formula="of:=[.K353]*(1-[.K353])" office:value-type="float" office:value="0.243301191903186">
            <text:p>0.243</text:p>
          </table:table-cell>
          <table:table-cell table:style-name="ce2" table:formula="of:=[.L353]*(1-[.L353])" office:value-type="float" office:value="0.243301191903186">
            <text:p>0.243</text:p>
          </table:table-cell>
          <table:table-cell table:style-name="ce2" table:formula="of:=[.M353]*(1-[.M353])" office:value-type="float" office:value="0.167336811146498">
            <text:p>0.167</text:p>
          </table:table-cell>
          <table:table-cell table:style-name="ce2"/>
          <table:table-cell table:style-name="ce2" table:number-matrix-columns-spanned="3" table:number-matrix-rows-spanned="1" table:formula="of:=[.BE348:.BG348]" office:value-type="float" office:value="-2.44260626822685">
            <text:p>-2.443</text:p>
          </table:table-cell>
          <table:table-cell table:style-name="ce2" office:value-type="float" office:value="3.20620436406428">
            <text:p>3.206</text:p>
          </table:table-cell>
          <table:table-cell table:style-name="ce2" office:value-type="float" office:value="-1.05312481667168">
            <text:p>-1.053</text:p>
          </table:table-cell>
          <table:table-cell table:style-name="ce2"/>
          <table:table-cell table:style-name="ce2" table:number-matrix-columns-spanned="4" table:number-matrix-rows-spanned="1" table:formula="of:=MMULT([.T353:.V353];[.J353:.M355])" office:value-type="float" office:value="-1.32732060514962">
            <text:p>-1.327</text:p>
          </table:table-cell>
          <table:table-cell table:style-name="ce2" office:value-type="float" office:value="0.624393502573631">
            <text:p>0.624</text:p>
          </table:table-cell>
          <table:table-cell table:style-name="ce2" office:value-type="float" office:value="0.624393502573631">
            <text:p>0.624</text:p>
          </table:table-cell>
          <table:table-cell table:style-name="ce2" office:value-type="float" office:value="0.228674740599575">
            <text:p>0.229</text:p>
          </table:table-cell>
          <table:table-cell table:style-name="ce2"/>
          <table:table-cell table:style-name="ce2" table:formula="of:=1/(1+EXP(-[.X353]))" office:value-type="float" office:value="0.209602913919543">
            <text:p>0.210</text:p>
          </table:table-cell>
          <table:table-cell table:style-name="ce2" table:formula="of:=1/(1+EXP(-[.Y353]))" office:value-type="float" office:value="0.651217121491361">
            <text:p>0.651</text:p>
          </table:table-cell>
          <table:table-cell table:style-name="ce2" table:formula="of:=1/(1+EXP(-[.Z353]))" office:value-type="float" office:value="0.651217121491361">
            <text:p>0.651</text:p>
          </table:table-cell>
          <table:table-cell table:style-name="ce2" table:formula="of:=1/(1+EXP(-[.AA353]))" office:value-type="float" office:value="0.55692085828264">
            <text:p>0.557</text:p>
          </table:table-cell>
          <table:table-cell/>
          <table:table-cell table:style-name="ce2" table:formula="of:=[.AC353]*(1-[.AC353])" office:value-type="float" office:value="0.16566953239598">
            <text:p>0.166</text:p>
          </table:table-cell>
          <table:table-cell table:style-name="ce2" table:formula="of:=[.AD353]*(1-[.AD353])" office:value-type="float" office:value="0.227133382167867">
            <text:p>0.227</text:p>
          </table:table-cell>
          <table:table-cell table:style-name="ce2" table:formula="of:=[.AE353]*(1-[.AE353])" office:value-type="float" office:value="0.227133382167867">
            <text:p>0.227</text:p>
          </table:table-cell>
          <table:table-cell table:style-name="ce2" table:formula="of:=[.AF353]*(1-[.AF353])" office:value-type="float" office:value="0.246760015892368">
            <text:p>0.247</text:p>
          </table:table-cell>
          <table:table-cell/>
          <table:table-cell table:style-name="ce2" table:number-matrix-columns-spanned="4" table:number-matrix-rows-spanned="1" table:formula="of:=[.$AC$8:.$AF$8]-[.AC353:.AF353]" office:value-type="float" office:value="-0.202450125730646">
            <text:p>-0.202</text:p>
          </table:table-cell>
          <table:table-cell table:style-name="ce2" office:value-type="float" office:value="0.341138742680379">
            <text:p>0.341</text:p>
          </table:table-cell>
          <table:table-cell table:style-name="ce2" office:value-type="float" office:value="0.341138742680379">
            <text:p>0.341</text:p>
          </table:table-cell>
          <table:table-cell table:style-name="ce2" office:value-type="float" office:value="-0.549768070093743">
            <text:p>-0.550</text:p>
          </table:table-cell>
          <table:table-cell/>
          <table:table-cell table:number-matrix-columns-spanned="4" table:number-matrix-rows-spanned="1" table:formula="of:=[.AM353:.AP353]*[.AH353:.AK353]" office:value-type="float" office:value="-0.0335398176633035">
            <text:p>-0.0335398177</text:p>
          </table:table-cell>
          <table:table-cell office:value-type="float" office:value="0.0774839964134881">
            <text:p>0.0774839964</text:p>
          </table:table-cell>
          <table:table-cell office:value-type="float" office:value="0.0774839964134881">
            <text:p>0.0774839964</text:p>
          </table:table-cell>
          <table:table-cell office:value-type="float" office:value="-0.135660777713448">
            <text:p>-0.1356607777</text:p>
          </table:table-cell>
          <table:table-cell/>
          <table:table-cell table:number-matrix-columns-spanned="3" table:number-matrix-rows-spanned="4" table:formula="of:=TRANSPOSE([.J353:.M355])" office:value-type="float" office:value="0.343151936164667">
            <text:p>0.3431519362</text:p>
          </table:table-cell>
          <table:table-cell office:value-type="float" office:value="0.175905593565197">
            <text:p>0.175905593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53:.AU353];[.AW353:.AY356])" office:value-type="float" office:value="-0.0281762078978098">
            <text:p>-0.0281762079</text:p>
          </table:table-cell>
          <table:table-cell office:value-type="float" office:value="0.00824801346779311">
            <text:p>0.0082480135</text:p>
          </table:table-cell>
          <table:table-cell office:value-type="float" office:value="-0.0142326025497755">
            <text:p>-0.0142326025</text:p>
          </table:table-cell>
          <table:table-cell/>
          <table:table-cell table:number-matrix-columns-spanned="3" table:number-matrix-rows-spanned="1" table:formula="of:=[.T353:.V353]+[.BA353:.BC353]" office:value-type="float" office:value="-2.47078247612466">
            <text:p>-2.4707824761</text:p>
          </table:table-cell>
          <table:table-cell office:value-type="float" office:value="3.21445237753207">
            <text:p>3.2144523775</text:p>
          </table:table-cell>
          <table:table-cell office:value-type="float" office:value="-1.06735741922145">
            <text:p>-1.0673574192</text:p>
          </table:table-cell>
          <table:table-cell/>
          <table:table-cell table:number-matrix-columns-spanned="4" table:number-matrix-rows-spanned="3" table:formula="of:=MMULT(TRANSPOSE([.BE353:.BG353]);[.AM353:.AP353])" office:value-type="float" office:value="0.500210222944515">
            <text:p>0.5002102229</text:p>
          </table:table-cell>
          <table:table-cell office:value-type="float" office:value="-0.842879627341879">
            <text:p>-0.8428796273</text:p>
          </table:table-cell>
          <table:table-cell office:value-type="float" office:value="-0.842879627341879">
            <text:p>-0.8428796273</text:p>
          </table:table-cell>
          <table:table-cell office:value-type="float" office:value="1.35835731352049">
            <text:p>1.3583573135</text:p>
          </table:table-cell>
          <table:table-cell/>
          <table:table-cell table:number-matrix-columns-spanned="4" table:number-matrix-rows-spanned="3" table:formula="of:=[.BI353:.BL355]*[.O353:.R355]" office:value-type="float" office:value="0.112746726410777">
            <text:p>0.1127467264</text:p>
          </table:table-cell>
          <table:table-cell office:value-type="float" office:value="-0.205073617963192">
            <text:p>-0.205073618</text:p>
          </table:table-cell>
          <table:table-cell office:value-type="float" office:value="-0.205073617963192">
            <text:p>-0.205073618</text:p>
          </table:table-cell>
          <table:table-cell office:value-type="float" office:value="0.227303181242043">
            <text:p>0.2273031812</text:p>
          </table:table-cell>
          <table:table-cell/>
          <table:table-cell table:number-matrix-columns-spanned="3" table:number-matrix-rows-spanned="2" table:formula="of:=MMULT([.BN353:.BQ354];[.$O$2:.$Q$5])" office:value-type="float" office:value="0.0222295632788509">
            <text:p>0.0222295633</text:p>
          </table:table-cell>
          <table:table-cell office:value-type="float" office:value="0.0222295632788509">
            <text:p>0.0222295633</text:p>
          </table:table-cell>
          <table:table-cell office:value-type="float" office:value="-0.0700973282735644">
            <text:p>-0.0700973283</text:p>
          </table:table-cell>
          <table:table-cell/>
          <table:table-cell table:number-matrix-columns-spanned="3" table:number-matrix-rows-spanned="2" table:formula="of:=[.A353:.C354]+[.BS353:.BU354]" office:value-type="float" office:value="1.00186602196974">
            <text:p>1.001866022</text:p>
          </table:table-cell>
          <table:table-cell office:value-type="float" office:value="1.00186602196974">
            <text:p>1.001866022</text:p>
          </table:table-cell>
          <table:table-cell office:value-type="float" office:value="-0.719376750867392">
            <text:p>-0.7193767509</text:p>
          </table:table-cell>
          <table:table-cell/>
          <table:table-cell table:formula="of:=SUMSQ([.AM353:.AP353])" office:value-type="float" office:value="0.575982267818053">
            <text:p>0.5759822678</text:p>
          </table:table-cell>
          <table:table-cell table:number-columns-repeated="945"/>
        </table:table-row>
        <table:table-row table:style-name="ro2">
          <table:table-cell table:style-name="ce2" office:value-type="float" office:value="4.90592543509993">
            <text:p>4.906</text:p>
          </table:table-cell>
          <table:table-cell table:style-name="ce2" office:value-type="float" office:value="4.90592543509993">
            <text:p>4.906</text:p>
          </table:table-cell>
          <table:table-cell table:style-name="ce2" office:value-type="float" office:value="-1.54433764333639">
            <text:p>-1.544</text:p>
          </table:table-cell>
          <table:table-cell table:style-name="ce2"/>
          <table:table-cell table:style-name="ce2" office:value-type="float" office:value="-1.54433764333639">
            <text:p>-1.544</text:p>
          </table:table-cell>
          <table:table-cell table:style-name="ce2" office:value-type="float" office:value="3.36158779176354">
            <text:p>3.362</text:p>
          </table:table-cell>
          <table:table-cell table:style-name="ce2" office:value-type="float" office:value="3.36158779176354">
            <text:p>3.362</text:p>
          </table:table-cell>
          <table:table-cell table:style-name="ce2" office:value-type="float" office:value="8.26751322686347">
            <text:p>8.268</text:p>
          </table:table-cell>
          <table:table-cell table:style-name="ce2"/>
          <table:table-cell table:style-name="ce2" table:formula="of:=1/(1+EXP(-[.E354]))" office:value-type="float" office:value="0.175905593565197">
            <text:p>0.176</text:p>
          </table:table-cell>
          <table:table-cell table:style-name="ce2" table:formula="of:=1/(1+EXP(-[.F354]))" office:value-type="float" office:value="0.96648225025187">
            <text:p>0.966</text:p>
          </table:table-cell>
          <table:table-cell table:style-name="ce2" table:formula="of:=1/(1+EXP(-[.G354]))" office:value-type="float" office:value="0.96648225025187">
            <text:p>0.966</text:p>
          </table:table-cell>
          <table:table-cell table:style-name="ce2" table:formula="of:=1/(1+EXP(-[.H354]))" office:value-type="float" office:value="0.999743342979979">
            <text:p>1.000</text:p>
          </table:table-cell>
          <table:table-cell table:style-name="ce2"/>
          <table:table-cell table:style-name="ce2" table:formula="of:=[.J354]*(1-[.J354])" office:value-type="float" office:value="0.144962815717673">
            <text:p>0.145</text:p>
          </table:table-cell>
          <table:table-cell table:style-name="ce2" table:formula="of:=[.K354]*(1-[.K354])" office:value-type="float" office:value="0.0323943101999518">
            <text:p>0.032</text:p>
          </table:table-cell>
          <table:table-cell table:style-name="ce2" table:formula="of:=[.L354]*(1-[.L354])" office:value-type="float" office:value="0.0323943101999518">
            <text:p>0.032</text:p>
          </table:table-cell>
          <table:table-cell table:style-name="ce2" table:formula="of:=[.M354]*(1-[.M354])" office:value-type="float" office:value="0.000256591147194941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81846246687396">
            <text:p>0.5818462467</text:p>
          </table:table-cell>
          <table:table-cell office:value-type="float" office:value="0.96648225025187">
            <text:p>0.966482250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50766287986543">
            <text:p>-0.650766288</text:p>
          </table:table-cell>
          <table:table-cell office:value-type="float" office:value="1.09657424247724">
            <text:p>1.0965742425</text:p>
          </table:table-cell>
          <table:table-cell office:value-type="float" office:value="1.09657424247724">
            <text:p>1.0965742425</text:p>
          </table:table-cell>
          <table:table-cell office:value-type="float" office:value="-1.76720328000405">
            <text:p>-1.76720328</text:p>
          </table:table-cell>
          <table:table-cell/>
          <table:table-cell office:value-type="float" office:value="-0.0943369134806673">
            <text:p>-0.0943369135</text:p>
          </table:table-cell>
          <table:table-cell office:value-type="float" office:value="0.035522766168085">
            <text:p>0.0355227662</text:p>
          </table:table-cell>
          <table:table-cell office:value-type="float" office:value="0.035522766168085">
            <text:p>0.0355227662</text:p>
          </table:table-cell>
          <table:table-cell office:value-type="float" office:value="-0.000453448716942902">
            <text:p>-0.0004534487</text:p>
          </table:table-cell>
          <table:table-cell/>
          <table:table-cell office:value-type="float" office:value="0.0350693174511421">
            <text:p>0.0350693175</text:p>
          </table:table-cell>
          <table:table-cell office:value-type="float" office:value="0.0350693174511421">
            <text:p>0.0350693175</text:p>
          </table:table-cell>
          <table:table-cell office:value-type="float" office:value="-0.0237448298614403">
            <text:p>-0.0237448299</text:p>
          </table:table-cell>
          <table:table-cell/>
          <table:table-cell office:value-type="float" office:value="4.94099475255107">
            <text:p>4.9409947526</text:p>
          </table:table-cell>
          <table:table-cell office:value-type="float" office:value="4.94099475255107">
            <text:p>4.9409947526</text:p>
          </table:table-cell>
          <table:table-cell office:value-type="float" office:value="-1.56808247319783">
            <text:p>-1.568082473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55]*(1-[.J355])" office:value-type="float" office:value="0">
            <text:p>0.000</text:p>
          </table:table-cell>
          <table:table-cell table:style-name="ce2" table:formula="of:=[.K355]*(1-[.K355])" office:value-type="float" office:value="0">
            <text:p>0.000</text:p>
          </table:table-cell>
          <table:table-cell table:style-name="ce2" table:formula="of:=[.L355]*(1-[.L355])" office:value-type="float" office:value="0">
            <text:p>0.000</text:p>
          </table:table-cell>
          <table:table-cell table:style-name="ce2" table:formula="of:=[.M355]*(1-[.M35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81846246687396">
            <text:p>0.5818462467</text:p>
          </table:table-cell>
          <table:table-cell office:value-type="float" office:value="0.96648225025187">
            <text:p>0.966482250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16086643720921">
            <text:p>0.2160866437</text:p>
          </table:table-cell>
          <table:table-cell office:value-type="float" office:value="-0.36411696798378">
            <text:p>-0.364116968</text:p>
          </table:table-cell>
          <table:table-cell office:value-type="float" office:value="-0.36411696798378">
            <text:p>-0.364116968</text:p>
          </table:table-cell>
          <table:table-cell office:value-type="float" office:value="0.586799028465616">
            <text:p>0.5867990285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87512067318055">
            <text:p>0.7875120673</text:p>
          </table:table-cell>
          <table:table-cell office:value-type="float" office:value="0.999743342979979">
            <text:p>0.99974334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53:.BY354]" office:value-type="float" office:value="1.00186602196974">
            <text:p>1.002</text:p>
          </table:table-cell>
          <table:table-cell table:style-name="ce2" office:value-type="float" office:value="1.00186602196974">
            <text:p>1.002</text:p>
          </table:table-cell>
          <table:table-cell table:style-name="ce2" office:value-type="float" office:value="-0.719376750867392">
            <text:p>-0.719</text:p>
          </table:table-cell>
          <table:table-cell table:style-name="ce2"/>
          <table:table-cell table:style-name="ce2" table:number-matrix-columns-spanned="4" table:number-matrix-rows-spanned="2" table:formula="of:=MMULT([.A358:.C359];[.$A$2:.$D$4])" office:value-type="float" office:value="-0.719376750867392">
            <text:p>-0.719</text:p>
          </table:table-cell>
          <table:table-cell table:style-name="ce2" office:value-type="float" office:value="0.282489271102344">
            <text:p>0.282</text:p>
          </table:table-cell>
          <table:table-cell table:style-name="ce2" office:value-type="float" office:value="0.282489271102344">
            <text:p>0.282</text:p>
          </table:table-cell>
          <table:table-cell table:style-name="ce2" office:value-type="float" office:value="1.28435529307208">
            <text:p>1.284</text:p>
          </table:table-cell>
          <table:table-cell table:style-name="ce2"/>
          <table:table-cell table:style-name="ce2" table:formula="of:=1/(1+EXP(-[.E358]))" office:value-type="float" office:value="0.327530241401775">
            <text:p>0.328</text:p>
          </table:table-cell>
          <table:table-cell table:style-name="ce2" table:formula="of:=1/(1+EXP(-[.F358]))" office:value-type="float" office:value="0.570156395966175">
            <text:p>0.570</text:p>
          </table:table-cell>
          <table:table-cell table:style-name="ce2" table:formula="of:=1/(1+EXP(-[.G358]))" office:value-type="float" office:value="0.570156395966175">
            <text:p>0.570</text:p>
          </table:table-cell>
          <table:table-cell table:style-name="ce2" table:formula="of:=1/(1+EXP(-[.H358]))" office:value-type="float" office:value="0.783190231617051">
            <text:p>0.783</text:p>
          </table:table-cell>
          <table:table-cell table:style-name="ce2"/>
          <table:table-cell table:style-name="ce2" table:formula="of:=[.J358]*(1-[.J358])" office:value-type="float" office:value="0.22025418236907">
            <text:p>0.220</text:p>
          </table:table-cell>
          <table:table-cell table:style-name="ce2" table:formula="of:=[.K358]*(1-[.K358])" office:value-type="float" office:value="0.245078080105037">
            <text:p>0.245</text:p>
          </table:table-cell>
          <table:table-cell table:style-name="ce2" table:formula="of:=[.L358]*(1-[.L358])" office:value-type="float" office:value="0.245078080105037">
            <text:p>0.245</text:p>
          </table:table-cell>
          <table:table-cell table:style-name="ce2" table:formula="of:=[.M358]*(1-[.M358])" office:value-type="float" office:value="0.169803292716681">
            <text:p>0.170</text:p>
          </table:table-cell>
          <table:table-cell table:style-name="ce2"/>
          <table:table-cell table:style-name="ce2" table:number-matrix-columns-spanned="3" table:number-matrix-rows-spanned="1" table:formula="of:=[.BE353:.BG353]" office:value-type="float" office:value="-2.47078247612466">
            <text:p>-2.471</text:p>
          </table:table-cell>
          <table:table-cell table:style-name="ce2" office:value-type="float" office:value="3.21445237753207">
            <text:p>3.214</text:p>
          </table:table-cell>
          <table:table-cell table:style-name="ce2" office:value-type="float" office:value="-1.06735741922145">
            <text:p>-1.067</text:p>
          </table:table-cell>
          <table:table-cell table:style-name="ce2"/>
          <table:table-cell table:style-name="ce2" table:number-matrix-columns-spanned="4" table:number-matrix-rows-spanned="1" table:formula="of:=MMULT([.T358:.V358];[.J358:.M360])" office:value-type="float" office:value="-1.32215275962885">
            <text:p>-1.322</text:p>
          </table:table-cell>
          <table:table-cell table:style-name="ce2" office:value-type="float" office:value="0.631794325503416">
            <text:p>0.632</text:p>
          </table:table-cell>
          <table:table-cell table:style-name="ce2" office:value-type="float" office:value="0.631794325503416">
            <text:p>0.632</text:p>
          </table:table-cell>
          <table:table-cell table:style-name="ce2" office:value-type="float" office:value="0.211214638763167">
            <text:p>0.211</text:p>
          </table:table-cell>
          <table:table-cell table:style-name="ce2"/>
          <table:table-cell table:style-name="ce2" table:formula="of:=1/(1+EXP(-[.X358]))" office:value-type="float" office:value="0.210460353344925">
            <text:p>0.210</text:p>
          </table:table-cell>
          <table:table-cell table:style-name="ce2" table:formula="of:=1/(1+EXP(-[.Y358]))" office:value-type="float" office:value="0.652896208651569">
            <text:p>0.653</text:p>
          </table:table-cell>
          <table:table-cell table:style-name="ce2" table:formula="of:=1/(1+EXP(-[.Z358]))" office:value-type="float" office:value="0.652896208651569">
            <text:p>0.653</text:p>
          </table:table-cell>
          <table:table-cell table:style-name="ce2" table:formula="of:=1/(1+EXP(-[.AA358]))" office:value-type="float" office:value="0.552608226753218">
            <text:p>0.553</text:p>
          </table:table-cell>
          <table:table-cell/>
          <table:table-cell table:style-name="ce2" table:formula="of:=[.AC358]*(1-[.AC358])" office:value-type="float" office:value="0.166166793014854">
            <text:p>0.166</text:p>
          </table:table-cell>
          <table:table-cell table:style-name="ce2" table:formula="of:=[.AD358]*(1-[.AD358])" office:value-type="float" office:value="0.226622749379976">
            <text:p>0.227</text:p>
          </table:table-cell>
          <table:table-cell table:style-name="ce2" table:formula="of:=[.AE358]*(1-[.AE358])" office:value-type="float" office:value="0.226622749379976">
            <text:p>0.227</text:p>
          </table:table-cell>
          <table:table-cell table:style-name="ce2" table:formula="of:=[.AF358]*(1-[.AF358])" office:value-type="float" office:value="0.247232374477882">
            <text:p>0.247</text:p>
          </table:table-cell>
          <table:table-cell/>
          <table:table-cell table:style-name="ce2" table:number-matrix-columns-spanned="4" table:number-matrix-rows-spanned="1" table:formula="of:=[.$AC$8:.$AF$8]-[.AC358:.AF358]" office:value-type="float" office:value="-0.203307565156029">
            <text:p>-0.203</text:p>
          </table:table-cell>
          <table:table-cell table:style-name="ce2" office:value-type="float" office:value="0.339459655520171">
            <text:p>0.339</text:p>
          </table:table-cell>
          <table:table-cell table:style-name="ce2" office:value-type="float" office:value="0.339459655520171">
            <text:p>0.339</text:p>
          </table:table-cell>
          <table:table-cell table:style-name="ce2" office:value-type="float" office:value="-0.545455438564322">
            <text:p>-0.545</text:p>
          </table:table-cell>
          <table:table-cell/>
          <table:table-cell table:number-matrix-columns-spanned="4" table:number-matrix-rows-spanned="1" table:formula="of:=[.AM358:.AP358]*[.AH358:.AK358]" office:value-type="float" office:value="-0.0337829660976358">
            <text:p>-0.0337829661</text:p>
          </table:table-cell>
          <table:table-cell office:value-type="float" office:value="0.0769292804375606">
            <text:p>0.0769292804</text:p>
          </table:table-cell>
          <table:table-cell office:value-type="float" office:value="0.0769292804375606">
            <text:p>0.0769292804</text:p>
          </table:table-cell>
          <table:table-cell office:value-type="float" office:value="-0.134854243248132">
            <text:p>-0.1348542432</text:p>
          </table:table-cell>
          <table:table-cell/>
          <table:table-cell table:number-matrix-columns-spanned="3" table:number-matrix-rows-spanned="4" table:formula="of:=TRANSPOSE([.J358:.M360])" office:value-type="float" office:value="0.327530241401775">
            <text:p>0.3275302414</text:p>
          </table:table-cell>
          <table:table-cell office:value-type="float" office:value="0.172489922179118">
            <text:p>0.172489922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58:.AU358];[.AW358:.AY361])" office:value-type="float" office:value="-0.0289580264881716">
            <text:p>-0.0289580265</text:p>
          </table:table-cell>
          <table:table-cell office:value-type="float" office:value="0.0081092919506249">
            <text:p>0.008109292</text:p>
          </table:table-cell>
          <table:table-cell office:value-type="float" office:value="-0.0147786484706464">
            <text:p>-0.0147786485</text:p>
          </table:table-cell>
          <table:table-cell/>
          <table:table-cell table:number-matrix-columns-spanned="3" table:number-matrix-rows-spanned="1" table:formula="of:=[.T358:.V358]+[.BA358:.BC358]" office:value-type="float" office:value="-2.49974050261283">
            <text:p>-2.4997405026</text:p>
          </table:table-cell>
          <table:table-cell office:value-type="float" office:value="3.22256166948269">
            <text:p>3.2225616695</text:p>
          </table:table-cell>
          <table:table-cell office:value-type="float" office:value="-1.0821360676921">
            <text:p>-1.0821360677</text:p>
          </table:table-cell>
          <table:table-cell/>
          <table:table-cell table:number-matrix-columns-spanned="4" table:number-matrix-rows-spanned="3" table:formula="of:=MMULT(TRANSPOSE([.BE358:.BG358]);[.AM358:.AP358])" office:value-type="float" office:value="0.508216155108121">
            <text:p>0.5082161551</text:p>
          </table:table-cell>
          <table:table-cell office:value-type="float" office:value="-0.848561049906769">
            <text:p>-0.8485610499</text:p>
          </table:table-cell>
          <table:table-cell office:value-type="float" office:value="-0.848561049906769">
            <text:p>-0.8485610499</text:p>
          </table:table-cell>
          <table:table-cell office:value-type="float" office:value="1.36349705214968">
            <text:p>1.3634970521</text:p>
          </table:table-cell>
          <table:table-cell/>
          <table:table-cell table:number-matrix-columns-spanned="4" table:number-matrix-rows-spanned="3" table:formula="of:=[.BI358:.BL360]*[.O358:.R360]" office:value-type="float" office:value="0.111936733710092">
            <text:p>0.1119367337</text:p>
          </table:table-cell>
          <table:table-cell office:value-type="float" office:value="-0.207963712963066">
            <text:p>-0.207963713</text:p>
          </table:table-cell>
          <table:table-cell office:value-type="float" office:value="-0.207963712963066">
            <text:p>-0.207963713</text:p>
          </table:table-cell>
          <table:table-cell office:value-type="float" office:value="0.231526289064503">
            <text:p>0.2315262891</text:p>
          </table:table-cell>
          <table:table-cell/>
          <table:table-cell table:number-matrix-columns-spanned="3" table:number-matrix-rows-spanned="2" table:formula="of:=MMULT([.BN358:.BQ359];[.$O$2:.$Q$5])" office:value-type="float" office:value="0.0235625761014378">
            <text:p>0.0235625761</text:p>
          </table:table-cell>
          <table:table-cell office:value-type="float" office:value="0.0235625761014378">
            <text:p>0.0235625761</text:p>
          </table:table-cell>
          <table:table-cell office:value-type="float" office:value="-0.0724644031515362">
            <text:p>-0.0724644032</text:p>
          </table:table-cell>
          <table:table-cell/>
          <table:table-cell table:number-matrix-columns-spanned="3" table:number-matrix-rows-spanned="2" table:formula="of:=[.A358:.C359]+[.BS358:.BU359]" office:value-type="float" office:value="1.02542859807117">
            <text:p>1.0254285981</text:p>
          </table:table-cell>
          <table:table-cell office:value-type="float" office:value="1.02542859807117">
            <text:p>1.0254285981</text:p>
          </table:table-cell>
          <table:table-cell office:value-type="float" office:value="-0.791841154018928">
            <text:p>-0.791841154</text:p>
          </table:table-cell>
          <table:table-cell/>
          <table:table-cell table:formula="of:=SUMSQ([.AM358:.AP358])" office:value-type="float" office:value="0.569321316960816">
            <text:p>0.569321317</text:p>
          </table:table-cell>
          <table:table-cell table:number-columns-repeated="945"/>
        </table:table-row>
        <table:table-row table:style-name="ro2">
          <table:table-cell table:style-name="ce2" office:value-type="float" office:value="4.94099475255107">
            <text:p>4.941</text:p>
          </table:table-cell>
          <table:table-cell table:style-name="ce2" office:value-type="float" office:value="4.94099475255107">
            <text:p>4.941</text:p>
          </table:table-cell>
          <table:table-cell table:style-name="ce2" office:value-type="float" office:value="-1.56808247319783">
            <text:p>-1.568</text:p>
          </table:table-cell>
          <table:table-cell table:style-name="ce2"/>
          <table:table-cell table:style-name="ce2" office:value-type="float" office:value="-1.56808247319783">
            <text:p>-1.568</text:p>
          </table:table-cell>
          <table:table-cell table:style-name="ce2" office:value-type="float" office:value="3.37291227935324">
            <text:p>3.373</text:p>
          </table:table-cell>
          <table:table-cell table:style-name="ce2" office:value-type="float" office:value="3.37291227935324">
            <text:p>3.373</text:p>
          </table:table-cell>
          <table:table-cell table:style-name="ce2" office:value-type="float" office:value="8.31390703190432">
            <text:p>8.314</text:p>
          </table:table-cell>
          <table:table-cell table:style-name="ce2"/>
          <table:table-cell table:style-name="ce2" table:formula="of:=1/(1+EXP(-[.E359]))" office:value-type="float" office:value="0.172489922179118">
            <text:p>0.172</text:p>
          </table:table-cell>
          <table:table-cell table:style-name="ce2" table:formula="of:=1/(1+EXP(-[.F359]))" office:value-type="float" office:value="0.966847167577141">
            <text:p>0.967</text:p>
          </table:table-cell>
          <table:table-cell table:style-name="ce2" table:formula="of:=1/(1+EXP(-[.G359]))" office:value-type="float" office:value="0.966847167577141">
            <text:p>0.967</text:p>
          </table:table-cell>
          <table:table-cell table:style-name="ce2" table:formula="of:=1/(1+EXP(-[.H359]))" office:value-type="float" office:value="0.999754975434841">
            <text:p>1.000</text:p>
          </table:table-cell>
          <table:table-cell table:style-name="ce2"/>
          <table:table-cell table:style-name="ce2" table:formula="of:=[.J359]*(1-[.J359])" office:value-type="float" office:value="0.14273714892576">
            <text:p>0.143</text:p>
          </table:table-cell>
          <table:table-cell table:style-name="ce2" table:formula="of:=[.K359]*(1-[.K359])" office:value-type="float" office:value="0.0320537221252013">
            <text:p>0.032</text:p>
          </table:table-cell>
          <table:table-cell table:style-name="ce2" table:formula="of:=[.L359]*(1-[.L359])" office:value-type="float" office:value="0.0320537221252013">
            <text:p>0.032</text:p>
          </table:table-cell>
          <table:table-cell table:style-name="ce2" table:formula="of:=[.M359]*(1-[.M359])" office:value-type="float" office:value="0.00024496452812098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70156395966175">
            <text:p>0.570156396</text:p>
          </table:table-cell>
          <table:table-cell office:value-type="float" office:value="0.966847167577141">
            <text:p>0.966847167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55171166587673">
            <text:p>-0.6551711666</text:p>
          </table:table-cell>
          <table:table-cell office:value-type="float" office:value="1.0939296742151">
            <text:p>1.0939296742</text:p>
          </table:table-cell>
          <table:table-cell office:value-type="float" office:value="1.0939296742151">
            <text:p>1.0939296742</text:p>
          </table:table-cell>
          <table:table-cell office:value-type="float" office:value="-1.75776378872826">
            <text:p>-1.7577637887</text:p>
          </table:table-cell>
          <table:table-cell/>
          <table:table-cell office:value-type="float" office:value="-0.0935172643770886">
            <text:p>-0.0935172644</text:p>
          </table:table-cell>
          <table:table-cell office:value-type="float" office:value="0.0350645178018028">
            <text:p>0.0350645178</text:p>
          </table:table-cell>
          <table:table-cell office:value-type="float" office:value="0.0350645178018028">
            <text:p>0.0350645178</text:p>
          </table:table-cell>
          <table:table-cell office:value-type="float" office:value="-0.000430589777053968">
            <text:p>-0.0004305898</text:p>
          </table:table-cell>
          <table:table-cell/>
          <table:table-cell office:value-type="float" office:value="0.0346339280247489">
            <text:p>0.034633928</text:p>
          </table:table-cell>
          <table:table-cell office:value-type="float" office:value="0.0346339280247489">
            <text:p>0.034633928</text:p>
          </table:table-cell>
          <table:table-cell office:value-type="float" office:value="-0.0238188185505369">
            <text:p>-0.0238188186</text:p>
          </table:table-cell>
          <table:table-cell/>
          <table:table-cell office:value-type="float" office:value="4.97562868057582">
            <text:p>4.9756286806</text:p>
          </table:table-cell>
          <table:table-cell office:value-type="float" office:value="4.97562868057582">
            <text:p>4.9756286806</text:p>
          </table:table-cell>
          <table:table-cell office:value-type="float" office:value="-1.59190129174837">
            <text:p>-1.591901291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60]*(1-[.J360])" office:value-type="float" office:value="0">
            <text:p>0.000</text:p>
          </table:table-cell>
          <table:table-cell table:style-name="ce2" table:formula="of:=[.K360]*(1-[.K360])" office:value-type="float" office:value="0">
            <text:p>0.000</text:p>
          </table:table-cell>
          <table:table-cell table:style-name="ce2" table:formula="of:=[.L360]*(1-[.L360])" office:value-type="float" office:value="0">
            <text:p>0.000</text:p>
          </table:table-cell>
          <table:table-cell table:style-name="ce2" table:formula="of:=[.M360]*(1-[.M36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70156395966175">
            <text:p>0.570156396</text:p>
          </table:table-cell>
          <table:table-cell office:value-type="float" office:value="0.966847167577141">
            <text:p>0.966847167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000644909">
            <text:p>0.2200064491</text:p>
          </table:table-cell>
          <table:table-cell office:value-type="float" office:value="-0.367341536764712">
            <text:p>-0.3673415368</text:p>
          </table:table-cell>
          <table:table-cell office:value-type="float" office:value="-0.367341536764712">
            <text:p>-0.3673415368</text:p>
          </table:table-cell>
          <table:table-cell office:value-type="float" office:value="0.590257003389264">
            <text:p>0.590257003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83190231617051">
            <text:p>0.7831902316</text:p>
          </table:table-cell>
          <table:table-cell office:value-type="float" office:value="0.999754975434841">
            <text:p>0.999754975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58:.BY359]" office:value-type="float" office:value="1.02542859807117">
            <text:p>1.025</text:p>
          </table:table-cell>
          <table:table-cell table:style-name="ce2" office:value-type="float" office:value="1.02542859807117">
            <text:p>1.025</text:p>
          </table:table-cell>
          <table:table-cell table:style-name="ce2" office:value-type="float" office:value="-0.791841154018928">
            <text:p>-0.792</text:p>
          </table:table-cell>
          <table:table-cell table:style-name="ce2"/>
          <table:table-cell table:style-name="ce2" table:number-matrix-columns-spanned="4" table:number-matrix-rows-spanned="2" table:formula="of:=MMULT([.A363:.C364];[.$A$2:.$D$4])" office:value-type="float" office:value="-0.791841154018928">
            <text:p>-0.792</text:p>
          </table:table-cell>
          <table:table-cell table:style-name="ce2" office:value-type="float" office:value="0.233587444052246">
            <text:p>0.234</text:p>
          </table:table-cell>
          <table:table-cell table:style-name="ce2" office:value-type="float" office:value="0.233587444052246">
            <text:p>0.234</text:p>
          </table:table-cell>
          <table:table-cell table:style-name="ce2" office:value-type="float" office:value="1.25901604212342">
            <text:p>1.259</text:p>
          </table:table-cell>
          <table:table-cell table:style-name="ce2"/>
          <table:table-cell table:style-name="ce2" table:formula="of:=1/(1+EXP(-[.E363]))" office:value-type="float" office:value="0.311773474727413">
            <text:p>0.312</text:p>
          </table:table-cell>
          <table:table-cell table:style-name="ce2" table:formula="of:=1/(1+EXP(-[.F363]))" office:value-type="float" office:value="0.558132775732366">
            <text:p>0.558</text:p>
          </table:table-cell>
          <table:table-cell table:style-name="ce2" table:formula="of:=1/(1+EXP(-[.G363]))" office:value-type="float" office:value="0.558132775732366">
            <text:p>0.558</text:p>
          </table:table-cell>
          <table:table-cell table:style-name="ce2" table:formula="of:=1/(1+EXP(-[.H363]))" office:value-type="float" office:value="0.778856678407692">
            <text:p>0.779</text:p>
          </table:table-cell>
          <table:table-cell table:style-name="ce2"/>
          <table:table-cell table:style-name="ce2" table:formula="of:=[.J363]*(1-[.J363])" office:value-type="float" office:value="0.214570775183808">
            <text:p>0.215</text:p>
          </table:table-cell>
          <table:table-cell table:style-name="ce2" table:formula="of:=[.K363]*(1-[.K363])" office:value-type="float" office:value="0.24662058038565">
            <text:p>0.247</text:p>
          </table:table-cell>
          <table:table-cell table:style-name="ce2" table:formula="of:=[.L363]*(1-[.L363])" office:value-type="float" office:value="0.24662058038565">
            <text:p>0.247</text:p>
          </table:table-cell>
          <table:table-cell table:style-name="ce2" table:formula="of:=[.M363]*(1-[.M363])" office:value-type="float" office:value="0.172238952907429">
            <text:p>0.172</text:p>
          </table:table-cell>
          <table:table-cell table:style-name="ce2"/>
          <table:table-cell table:style-name="ce2" table:number-matrix-columns-spanned="3" table:number-matrix-rows-spanned="1" table:formula="of:=[.BE358:.BG358]" office:value-type="float" office:value="-2.49974050261283">
            <text:p>-2.500</text:p>
          </table:table-cell>
          <table:table-cell table:style-name="ce2" office:value-type="float" office:value="3.22256166948269">
            <text:p>3.223</text:p>
          </table:table-cell>
          <table:table-cell table:style-name="ce2" office:value-type="float" office:value="-1.0821360676921">
            <text:p>-1.082</text:p>
          </table:table-cell>
          <table:table-cell table:style-name="ce2"/>
          <table:table-cell table:style-name="ce2" table:number-matrix-columns-spanned="4" table:number-matrix-rows-spanned="1" table:formula="of:=MMULT([.T363:.V363];[.J363:.M365])" office:value-type="float" office:value="-1.3165002848049">
            <text:p>-1.317</text:p>
          </table:table-cell>
          <table:table-cell table:style-name="ce2" office:value-type="float" office:value="0.639512974303666">
            <text:p>0.640</text:p>
          </table:table-cell>
          <table:table-cell table:style-name="ce2" office:value-type="float" office:value="0.639512974303666">
            <text:p>0.640</text:p>
          </table:table-cell>
          <table:table-cell table:style-name="ce2" office:value-type="float" office:value="0.192731485629764">
            <text:p>0.193</text:p>
          </table:table-cell>
          <table:table-cell table:style-name="ce2"/>
          <table:table-cell table:style-name="ce2" table:formula="of:=1/(1+EXP(-[.X363]))" office:value-type="float" office:value="0.211401144167027">
            <text:p>0.211</text:p>
          </table:table-cell>
          <table:table-cell table:style-name="ce2" table:formula="of:=1/(1+EXP(-[.Y363]))" office:value-type="float" office:value="0.654643359486151">
            <text:p>0.655</text:p>
          </table:table-cell>
          <table:table-cell table:style-name="ce2" table:formula="of:=1/(1+EXP(-[.Z363]))" office:value-type="float" office:value="0.654643359486151">
            <text:p>0.655</text:p>
          </table:table-cell>
          <table:table-cell table:style-name="ce2" table:formula="of:=1/(1+EXP(-[.AA363]))" office:value-type="float" office:value="0.54803427557668">
            <text:p>0.548</text:p>
          </table:table-cell>
          <table:table-cell/>
          <table:table-cell table:style-name="ce2" table:formula="of:=[.AC363]*(1-[.AC363])" office:value-type="float" office:value="0.166710700411899">
            <text:p>0.167</text:p>
          </table:table-cell>
          <table:table-cell table:style-name="ce2" table:formula="of:=[.AD363]*(1-[.AD363])" office:value-type="float" office:value="0.226085431366837">
            <text:p>0.226</text:p>
          </table:table-cell>
          <table:table-cell table:style-name="ce2" table:formula="of:=[.AE363]*(1-[.AE363])" office:value-type="float" office:value="0.226085431366837">
            <text:p>0.226</text:p>
          </table:table-cell>
          <table:table-cell table:style-name="ce2" table:formula="of:=[.AF363]*(1-[.AF363])" office:value-type="float" office:value="0.247692708369824">
            <text:p>0.248</text:p>
          </table:table-cell>
          <table:table-cell/>
          <table:table-cell table:style-name="ce2" table:number-matrix-columns-spanned="4" table:number-matrix-rows-spanned="1" table:formula="of:=[.$AC$8:.$AF$8]-[.AC363:.AF363]" office:value-type="float" office:value="-0.204248355978131">
            <text:p>-0.204</text:p>
          </table:table-cell>
          <table:table-cell table:style-name="ce2" office:value-type="float" office:value="0.337712504685589">
            <text:p>0.338</text:p>
          </table:table-cell>
          <table:table-cell table:style-name="ce2" office:value-type="float" office:value="0.337712504685589">
            <text:p>0.338</text:p>
          </table:table-cell>
          <table:table-cell table:style-name="ce2" office:value-type="float" office:value="-0.540881487387783">
            <text:p>-0.541</text:p>
          </table:table-cell>
          <table:table-cell/>
          <table:table-cell table:number-matrix-columns-spanned="4" table:number-matrix-rows-spanned="1" table:formula="of:=[.AM363:.AP363]*[.AH363:.AK363]" office:value-type="float" office:value="-0.0340503864830931">
            <text:p>-0.0340503865</text:p>
          </table:table-cell>
          <table:table-cell office:value-type="float" office:value="0.0763518772998163">
            <text:p>0.0763518773</text:p>
          </table:table-cell>
          <table:table-cell office:value-type="float" office:value="0.0763518772998163">
            <text:p>0.0763518773</text:p>
          </table:table-cell>
          <table:table-cell office:value-type="float" office:value="-0.133972400518179">
            <text:p>-0.1339724005</text:p>
          </table:table-cell>
          <table:table-cell/>
          <table:table-cell table:number-matrix-columns-spanned="3" table:number-matrix-rows-spanned="4" table:formula="of:=TRANSPOSE([.J363:.M365])" office:value-type="float" office:value="0.311773474727413">
            <text:p>0.3117734747</text:p>
          </table:table-cell>
          <table:table-cell office:value-type="float" office:value="0.169116566632264">
            <text:p>0.169116566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63:.AU363];[.AW363:.AY366])" office:value-type="float" office:value="-0.0297323357560919">
            <text:p>-0.0297323358</text:p>
          </table:table-cell>
          <table:table-cell office:value-type="float" office:value="0.00799434649832301">
            <text:p>0.0079943465</text:p>
          </table:table-cell>
          <table:table-cell office:value-type="float" office:value="-0.0153190324016391">
            <text:p>-0.0153190324</text:p>
          </table:table-cell>
          <table:table-cell/>
          <table:table-cell table:number-matrix-columns-spanned="3" table:number-matrix-rows-spanned="1" table:formula="of:=[.T363:.V363]+[.BA363:.BC363]" office:value-type="float" office:value="-2.52947283836892">
            <text:p>-2.5294728384</text:p>
          </table:table-cell>
          <table:table-cell office:value-type="float" office:value="3.23055601598102">
            <text:p>3.230556016</text:p>
          </table:table-cell>
          <table:table-cell office:value-type="float" office:value="-1.09745510009374">
            <text:p>-1.0974551001</text:p>
          </table:table-cell>
          <table:table-cell/>
          <table:table-cell table:number-matrix-columns-spanned="4" table:number-matrix-rows-spanned="3" table:formula="of:=MMULT(TRANSPOSE([.BE363:.BG363]);[.AM363:.AP363])" office:value-type="float" office:value="0.516640668728189">
            <text:p>0.5166406687</text:p>
          </table:table-cell>
          <table:table-cell office:value-type="float" office:value="-0.854234607779734">
            <text:p>-0.8542346078</text:p>
          </table:table-cell>
          <table:table-cell office:value-type="float" office:value="-0.854234607779734">
            <text:p>-0.8542346078</text:p>
          </table:table-cell>
          <table:table-cell office:value-type="float" office:value="1.36814503112398">
            <text:p>1.3681450311</text:p>
          </table:table-cell>
          <table:table-cell/>
          <table:table-cell table:number-matrix-columns-spanned="4" table:number-matrix-rows-spanned="3" table:formula="of:=[.BI363:.BL365]*[.O363:.R365]" office:value-type="float" office:value="0.110855988780489">
            <text:p>0.1108559888</text:p>
          </table:table-cell>
          <table:table-cell office:value-type="float" office:value="-0.210671834756146">
            <text:p>-0.2106718348</text:p>
          </table:table-cell>
          <table:table-cell office:value-type="float" office:value="-0.210671834756146">
            <text:p>-0.2106718348</text:p>
          </table:table-cell>
          <table:table-cell office:value-type="float" office:value="0.235647867586296">
            <text:p>0.2356478676</text:p>
          </table:table-cell>
          <table:table-cell/>
          <table:table-cell table:number-matrix-columns-spanned="3" table:number-matrix-rows-spanned="2" table:formula="of:=MMULT([.BN363:.BQ364];[.$O$2:.$Q$5])" office:value-type="float" office:value="0.0249760328301495">
            <text:p>0.0249760328</text:p>
          </table:table-cell>
          <table:table-cell office:value-type="float" office:value="0.0249760328301495">
            <text:p>0.0249760328</text:p>
          </table:table-cell>
          <table:table-cell office:value-type="float" office:value="-0.0748398131455083">
            <text:p>-0.0748398131</text:p>
          </table:table-cell>
          <table:table-cell/>
          <table:table-cell table:number-matrix-columns-spanned="3" table:number-matrix-rows-spanned="2" table:formula="of:=[.A363:.C364]+[.BS363:.BU364]" office:value-type="float" office:value="1.05040463090132">
            <text:p>1.0504046309</text:p>
          </table:table-cell>
          <table:table-cell office:value-type="float" office:value="1.05040463090132">
            <text:p>1.0504046309</text:p>
          </table:table-cell>
          <table:table-cell office:value-type="float" office:value="-0.866680967164436">
            <text:p>-0.8666809672</text:p>
          </table:table-cell>
          <table:table-cell/>
          <table:table-cell table:formula="of:=SUMSQ([.AM363:.AP363])" office:value-type="float" office:value="0.562369645960618">
            <text:p>0.562369646</text:p>
          </table:table-cell>
          <table:table-cell table:number-columns-repeated="945"/>
        </table:table-row>
        <table:table-row table:style-name="ro2">
          <table:table-cell table:style-name="ce2" office:value-type="float" office:value="4.97562868057582">
            <text:p>4.976</text:p>
          </table:table-cell>
          <table:table-cell table:style-name="ce2" office:value-type="float" office:value="4.97562868057582">
            <text:p>4.976</text:p>
          </table:table-cell>
          <table:table-cell table:style-name="ce2" office:value-type="float" office:value="-1.59190129174837">
            <text:p>-1.592</text:p>
          </table:table-cell>
          <table:table-cell table:style-name="ce2"/>
          <table:table-cell table:style-name="ce2" office:value-type="float" office:value="-1.59190129174837">
            <text:p>-1.592</text:p>
          </table:table-cell>
          <table:table-cell table:style-name="ce2" office:value-type="float" office:value="3.38372738882745">
            <text:p>3.384</text:p>
          </table:table-cell>
          <table:table-cell table:style-name="ce2" office:value-type="float" office:value="3.38372738882745">
            <text:p>3.384</text:p>
          </table:table-cell>
          <table:table-cell table:style-name="ce2" office:value-type="float" office:value="8.35935606940328">
            <text:p>8.359</text:p>
          </table:table-cell>
          <table:table-cell table:style-name="ce2"/>
          <table:table-cell table:style-name="ce2" table:formula="of:=1/(1+EXP(-[.E364]))" office:value-type="float" office:value="0.169116566632264">
            <text:p>0.169</text:p>
          </table:table-cell>
          <table:table-cell table:style-name="ce2" table:formula="of:=1/(1+EXP(-[.F364]))" office:value-type="float" office:value="0.967192087228548">
            <text:p>0.967</text:p>
          </table:table-cell>
          <table:table-cell table:style-name="ce2" table:formula="of:=1/(1+EXP(-[.G364]))" office:value-type="float" office:value="0.967192087228548">
            <text:p>0.967</text:p>
          </table:table-cell>
          <table:table-cell table:style-name="ce2" table:formula="of:=1/(1+EXP(-[.H364]))" office:value-type="float" office:value="0.999765859743889">
            <text:p>1.000</text:p>
          </table:table-cell>
          <table:table-cell table:style-name="ce2"/>
          <table:table-cell table:style-name="ce2" table:formula="of:=[.J364]*(1-[.J364])" office:value-type="float" office:value="0.140516153522779">
            <text:p>0.141</text:p>
          </table:table-cell>
          <table:table-cell table:style-name="ce2" table:formula="of:=[.K364]*(1-[.K364])" office:value-type="float" office:value="0.0317315536310325">
            <text:p>0.032</text:p>
          </table:table-cell>
          <table:table-cell table:style-name="ce2" table:formula="of:=[.L364]*(1-[.L364])" office:value-type="float" office:value="0.0317315536310325">
            <text:p>0.032</text:p>
          </table:table-cell>
          <table:table-cell table:style-name="ce2" table:formula="of:=[.M364]*(1-[.M364])" office:value-type="float" office:value="0.00023408543445192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58132775732366">
            <text:p>0.5581327757</text:p>
          </table:table-cell>
          <table:table-cell office:value-type="float" office:value="0.967192087228548">
            <text:p>0.96719208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59835755159383">
            <text:p>-0.6598357552</text:p>
          </table:table-cell>
          <table:table-cell office:value-type="float" office:value="1.09099916368405">
            <text:p>1.0909991637</text:p>
          </table:table-cell>
          <table:table-cell office:value-type="float" office:value="1.09099916368405">
            <text:p>1.0909991637</text:p>
          </table:table-cell>
          <table:table-cell office:value-type="float" office:value="-1.74734794301336">
            <text:p>-1.747347943</text:p>
          </table:table-cell>
          <table:table-cell/>
          <table:table-cell office:value-type="float" office:value="-0.0927175822717946">
            <text:p>-0.0927175823</text:p>
          </table:table-cell>
          <table:table-cell office:value-type="float" office:value="0.0346190984738519">
            <text:p>0.0346190985</text:p>
          </table:table-cell>
          <table:table-cell office:value-type="float" office:value="0.0346190984738519">
            <text:p>0.0346190985</text:p>
          </table:table-cell>
          <table:table-cell office:value-type="float" office:value="-0.000409028702378965">
            <text:p>-0.0004090287</text:p>
          </table:table-cell>
          <table:table-cell/>
          <table:table-cell office:value-type="float" office:value="0.0342100697714729">
            <text:p>0.0342100698</text:p>
          </table:table-cell>
          <table:table-cell office:value-type="float" office:value="0.0342100697714729">
            <text:p>0.0342100698</text:p>
          </table:table-cell>
          <table:table-cell office:value-type="float" office:value="-0.0238884140264697">
            <text:p>-0.023888414</text:p>
          </table:table-cell>
          <table:table-cell/>
          <table:table-cell office:value-type="float" office:value="5.0098387503473">
            <text:p>5.0098387503</text:p>
          </table:table-cell>
          <table:table-cell office:value-type="float" office:value="5.0098387503473">
            <text:p>5.0098387503</text:p>
          </table:table-cell>
          <table:table-cell office:value-type="float" office:value="-1.61578970577484">
            <text:p>-1.615789705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65]*(1-[.J365])" office:value-type="float" office:value="0">
            <text:p>0.000</text:p>
          </table:table-cell>
          <table:table-cell table:style-name="ce2" table:formula="of:=[.K365]*(1-[.K365])" office:value-type="float" office:value="0">
            <text:p>0.000</text:p>
          </table:table-cell>
          <table:table-cell table:style-name="ce2" table:formula="of:=[.L365]*(1-[.L365])" office:value-type="float" office:value="0">
            <text:p>0.000</text:p>
          </table:table-cell>
          <table:table-cell table:style-name="ce2" table:formula="of:=[.M365]*(1-[.M36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58132775732366">
            <text:p>0.5581327757</text:p>
          </table:table-cell>
          <table:table-cell office:value-type="float" office:value="0.967192087228548">
            <text:p>0.96719208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4153399953961">
            <text:p>0.2241534</text:p>
          </table:table-cell>
          <table:table-cell office:value-type="float" office:value="-0.37062431063263">
            <text:p>-0.3706243106</text:p>
          </table:table-cell>
          <table:table-cell office:value-type="float" office:value="-0.37062431063263">
            <text:p>-0.3706243106</text:p>
          </table:table-cell>
          <table:table-cell office:value-type="float" office:value="0.59359314688001">
            <text:p>0.593593146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78856678407692">
            <text:p>0.7788566784</text:p>
          </table:table-cell>
          <table:table-cell office:value-type="float" office:value="0.999765859743889">
            <text:p>0.999765859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63:.BY364]" office:value-type="float" office:value="1.05040463090132">
            <text:p>1.050</text:p>
          </table:table-cell>
          <table:table-cell table:style-name="ce2" office:value-type="float" office:value="1.05040463090132">
            <text:p>1.050</text:p>
          </table:table-cell>
          <table:table-cell table:style-name="ce2" office:value-type="float" office:value="-0.866680967164436">
            <text:p>-0.867</text:p>
          </table:table-cell>
          <table:table-cell table:style-name="ce2"/>
          <table:table-cell table:style-name="ce2" table:number-matrix-columns-spanned="4" table:number-matrix-rows-spanned="2" table:formula="of:=MMULT([.A368:.C369];[.$A$2:.$D$4])" office:value-type="float" office:value="-0.866680967164436">
            <text:p>-0.867</text:p>
          </table:table-cell>
          <table:table-cell table:style-name="ce2" office:value-type="float" office:value="0.183723663736887">
            <text:p>0.184</text:p>
          </table:table-cell>
          <table:table-cell table:style-name="ce2" office:value-type="float" office:value="0.183723663736887">
            <text:p>0.184</text:p>
          </table:table-cell>
          <table:table-cell table:style-name="ce2" office:value-type="float" office:value="1.23412829463821">
            <text:p>1.234</text:p>
          </table:table-cell>
          <table:table-cell table:style-name="ce2"/>
          <table:table-cell table:style-name="ce2" table:formula="of:=1/(1+EXP(-[.E368]))" office:value-type="float" office:value="0.29594539269787">
            <text:p>0.296</text:p>
          </table:table-cell>
          <table:table-cell table:style-name="ce2" table:formula="of:=1/(1+EXP(-[.F368]))" office:value-type="float" office:value="0.545802153064386">
            <text:p>0.546</text:p>
          </table:table-cell>
          <table:table-cell table:style-name="ce2" table:formula="of:=1/(1+EXP(-[.G368]))" office:value-type="float" office:value="0.545802153064386">
            <text:p>0.546</text:p>
          </table:table-cell>
          <table:table-cell table:style-name="ce2" table:formula="of:=1/(1+EXP(-[.H368]))" office:value-type="float" office:value="0.774540305512552">
            <text:p>0.775</text:p>
          </table:table-cell>
          <table:table-cell table:style-name="ce2"/>
          <table:table-cell table:style-name="ce2" table:formula="of:=[.J368]*(1-[.J368])" office:value-type="float" office:value="0.208361717238773">
            <text:p>0.208</text:p>
          </table:table-cell>
          <table:table-cell table:style-name="ce2" table:formula="of:=[.K368]*(1-[.K368])" office:value-type="float" office:value="0.247902162774667">
            <text:p>0.248</text:p>
          </table:table-cell>
          <table:table-cell table:style-name="ce2" table:formula="of:=[.L368]*(1-[.L368])" office:value-type="float" office:value="0.247902162774667">
            <text:p>0.248</text:p>
          </table:table-cell>
          <table:table-cell table:style-name="ce2" table:formula="of:=[.M368]*(1-[.M368])" office:value-type="float" office:value="0.174627620649074">
            <text:p>0.175</text:p>
          </table:table-cell>
          <table:table-cell table:style-name="ce2"/>
          <table:table-cell table:style-name="ce2" table:number-matrix-columns-spanned="3" table:number-matrix-rows-spanned="1" table:formula="of:=[.BE363:.BG363]" office:value-type="float" office:value="-2.52947283836892">
            <text:p>-2.529</text:p>
          </table:table-cell>
          <table:table-cell table:style-name="ce2" office:value-type="float" office:value="3.23055601598102">
            <text:p>3.231</text:p>
          </table:table-cell>
          <table:table-cell table:style-name="ce2" office:value-type="float" office:value="-1.09745510009374">
            <text:p>-1.097</text:p>
          </table:table-cell>
          <table:table-cell table:style-name="ce2"/>
          <table:table-cell table:style-name="ce2" table:number-matrix-columns-spanned="4" table:number-matrix-rows-spanned="1" table:formula="of:=MMULT([.T368:.V368];[.J368:.M370])" office:value-type="float" office:value="-1.31045887453724">
            <text:p>-1.310</text:p>
          </table:table-cell>
          <table:table-cell table:style-name="ce2" office:value-type="float" office:value="0.647574386257381">
            <text:p>0.648</text:p>
          </table:table-cell>
          <table:table-cell table:style-name="ce2" office:value-type="float" office:value="0.647574386257381">
            <text:p>0.648</text:p>
          </table:table-cell>
          <table:table-cell table:style-name="ce2" office:value-type="float" office:value="0.173198785228887">
            <text:p>0.173</text:p>
          </table:table-cell>
          <table:table-cell table:style-name="ce2"/>
          <table:table-cell table:style-name="ce2" table:formula="of:=1/(1+EXP(-[.X368]))" office:value-type="float" office:value="0.212410067938611">
            <text:p>0.212</text:p>
          </table:table-cell>
          <table:table-cell table:style-name="ce2" table:formula="of:=1/(1+EXP(-[.Y368]))" office:value-type="float" office:value="0.656463648175657">
            <text:p>0.656</text:p>
          </table:table-cell>
          <table:table-cell table:style-name="ce2" table:formula="of:=1/(1+EXP(-[.Z368]))" office:value-type="float" office:value="0.656463648175657">
            <text:p>0.656</text:p>
          </table:table-cell>
          <table:table-cell table:style-name="ce2" table:formula="of:=1/(1+EXP(-[.AA368]))" office:value-type="float" office:value="0.543191778653305">
            <text:p>0.543</text:p>
          </table:table-cell>
          <table:table-cell/>
          <table:table-cell table:style-name="ce2" table:formula="of:=[.AC368]*(1-[.AC368])" office:value-type="float" office:value="0.167292030976926">
            <text:p>0.167</text:p>
          </table:table-cell>
          <table:table-cell table:style-name="ce2" table:formula="of:=[.AD368]*(1-[.AD368])" office:value-type="float" office:value="0.225519126799564">
            <text:p>0.226</text:p>
          </table:table-cell>
          <table:table-cell table:style-name="ce2" table:formula="of:=[.AE368]*(1-[.AE368])" office:value-type="float" office:value="0.225519126799564">
            <text:p>0.226</text:p>
          </table:table-cell>
          <table:table-cell table:style-name="ce2" table:formula="of:=[.AF368]*(1-[.AF368])" office:value-type="float" office:value="0.248134470256764">
            <text:p>0.248</text:p>
          </table:table-cell>
          <table:table-cell/>
          <table:table-cell table:style-name="ce2" table:number-matrix-columns-spanned="4" table:number-matrix-rows-spanned="1" table:formula="of:=[.$AC$8:.$AF$8]-[.AC368:.AF368]" office:value-type="float" office:value="-0.205257279749715">
            <text:p>-0.205</text:p>
          </table:table-cell>
          <table:table-cell table:style-name="ce2" office:value-type="float" office:value="0.335892215996083">
            <text:p>0.336</text:p>
          </table:table-cell>
          <table:table-cell table:style-name="ce2" office:value-type="float" office:value="0.335892215996083">
            <text:p>0.336</text:p>
          </table:table-cell>
          <table:table-cell table:style-name="ce2" office:value-type="float" office:value="-0.536038990464408">
            <text:p>-0.536</text:p>
          </table:table-cell>
          <table:table-cell/>
          <table:table-cell table:number-matrix-columns-spanned="4" table:number-matrix-rows-spanned="1" table:formula="of:=[.AM368:.AP368]*[.AH368:.AK368]" office:value-type="float" office:value="-0.0343379072021287">
            <text:p>-0.0343379072</text:p>
          </table:table-cell>
          <table:table-cell office:value-type="float" office:value="0.0757501192502072">
            <text:p>0.0757501193</text:p>
          </table:table-cell>
          <table:table-cell office:value-type="float" office:value="0.0757501192502072">
            <text:p>0.0757501193</text:p>
          </table:table-cell>
          <table:table-cell office:value-type="float" office:value="-0.133009750935856">
            <text:p>-0.1330097509</text:p>
          </table:table-cell>
          <table:table-cell/>
          <table:table-cell table:number-matrix-columns-spanned="3" table:number-matrix-rows-spanned="4" table:formula="of:=TRANSPOSE([.J368:.M370])" office:value-type="float" office:value="0.29594539269787">
            <text:p>0.2959453927</text:p>
          </table:table-cell>
          <table:table-cell office:value-type="float" office:value="0.165786339991242">
            <text:p>0.1657863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68:.AU368];[.AW368:.AY371])" office:value-type="float" office:value="-0.0304944021940697">
            <text:p>-0.0304944022</text:p>
          </table:table-cell>
          <table:table-cell office:value-type="float" office:value="0.00790649293867768">
            <text:p>0.0079064929</text:p>
          </table:table-cell>
          <table:table-cell office:value-type="float" office:value="-0.0158474196375709">
            <text:p>-0.0158474196</text:p>
          </table:table-cell>
          <table:table-cell/>
          <table:table-cell table:number-matrix-columns-spanned="3" table:number-matrix-rows-spanned="1" table:formula="of:=[.T368:.V368]+[.BA368:.BC368]" office:value-type="float" office:value="-2.55996724056299">
            <text:p>-2.5599672406</text:p>
          </table:table-cell>
          <table:table-cell office:value-type="float" office:value="3.23846250891969">
            <text:p>3.2384625089</text:p>
          </table:table-cell>
          <table:table-cell office:value-type="float" office:value="-1.11330251973131">
            <text:p>-1.1133025197</text:p>
          </table:table-cell>
          <table:table-cell/>
          <table:table-cell table:number-matrix-columns-spanned="4" table:number-matrix-rows-spanned="3" table:formula="of:=MMULT(TRANSPOSE([.BE368:.BG368]);[.AM368:.AP368])" office:value-type="float" office:value="0.525451912046342">
            <text:p>0.525451912</text:p>
          </table:table-cell>
          <table:table-cell office:value-type="float" office:value="-0.859873069310079">
            <text:p>-0.8598730693</text:p>
          </table:table-cell>
          <table:table-cell office:value-type="float" office:value="-0.859873069310079">
            <text:p>-0.8598730693</text:p>
          </table:table-cell>
          <table:table-cell office:value-type="float" office:value="1.37224225525334">
            <text:p>1.3722422553</text:p>
          </table:table-cell>
          <table:table-cell/>
          <table:table-cell table:number-matrix-columns-spanned="4" table:number-matrix-rows-spanned="3" table:formula="of:=[.BI368:.BL370]*[.O368:.R370]" office:value-type="float" office:value="0.109484062720373">
            <text:p>0.1094840627</text:p>
          </table:table-cell>
          <table:table-cell office:value-type="float" office:value="-0.213164393593659">
            <text:p>-0.2131643936</text:p>
          </table:table-cell>
          <table:table-cell office:value-type="float" office:value="-0.213164393593659">
            <text:p>-0.2131643936</text:p>
          </table:table-cell>
          <table:table-cell office:value-type="float" office:value="0.239631399989011">
            <text:p>0.2396314</text:p>
          </table:table-cell>
          <table:table-cell/>
          <table:table-cell table:number-matrix-columns-spanned="3" table:number-matrix-rows-spanned="2" table:formula="of:=MMULT([.BN368:.BQ369];[.$O$2:.$Q$5])" office:value-type="float" office:value="0.0264670063953514">
            <text:p>0.0264670064</text:p>
          </table:table-cell>
          <table:table-cell office:value-type="float" office:value="0.0264670063953514">
            <text:p>0.0264670064</text:p>
          </table:table-cell>
          <table:table-cell office:value-type="float" office:value="-0.0772133244779352">
            <text:p>-0.0772133245</text:p>
          </table:table-cell>
          <table:table-cell/>
          <table:table-cell table:number-matrix-columns-spanned="3" table:number-matrix-rows-spanned="2" table:formula="of:=[.A368:.C369]+[.BS368:.BU369]" office:value-type="float" office:value="1.07687163729667">
            <text:p>1.0768716373</text:p>
          </table:table-cell>
          <table:table-cell office:value-type="float" office:value="1.07687163729667">
            <text:p>1.0768716373</text:p>
          </table:table-cell>
          <table:table-cell office:value-type="float" office:value="-0.943894291642371">
            <text:p>-0.9438942916</text:p>
          </table:table-cell>
          <table:table-cell/>
          <table:table-cell table:formula="of:=SUMSQ([.AM368:.AP368])" office:value-type="float" office:value="0.555115511721872">
            <text:p>0.5551155117</text:p>
          </table:table-cell>
          <table:table-cell table:number-columns-repeated="945"/>
        </table:table-row>
        <table:table-row table:style-name="ro2">
          <table:table-cell table:style-name="ce2" office:value-type="float" office:value="5.0098387503473">
            <text:p>5.010</text:p>
          </table:table-cell>
          <table:table-cell table:style-name="ce2" office:value-type="float" office:value="5.0098387503473">
            <text:p>5.010</text:p>
          </table:table-cell>
          <table:table-cell table:style-name="ce2" office:value-type="float" office:value="-1.61578970577484">
            <text:p>-1.616</text:p>
          </table:table-cell>
          <table:table-cell table:style-name="ce2"/>
          <table:table-cell table:style-name="ce2" office:value-type="float" office:value="-1.61578970577484">
            <text:p>-1.616</text:p>
          </table:table-cell>
          <table:table-cell table:style-name="ce2" office:value-type="float" office:value="3.39404904457246">
            <text:p>3.394</text:p>
          </table:table-cell>
          <table:table-cell table:style-name="ce2" office:value-type="float" office:value="3.39404904457246">
            <text:p>3.394</text:p>
          </table:table-cell>
          <table:table-cell table:style-name="ce2" office:value-type="float" office:value="8.40388779491975">
            <text:p>8.404</text:p>
          </table:table-cell>
          <table:table-cell table:style-name="ce2"/>
          <table:table-cell table:style-name="ce2" table:formula="of:=1/(1+EXP(-[.E369]))" office:value-type="float" office:value="0.165786339991242">
            <text:p>0.166</text:p>
          </table:table-cell>
          <table:table-cell table:style-name="ce2" table:formula="of:=1/(1+EXP(-[.F369]))" office:value-type="float" office:value="0.967518034724932">
            <text:p>0.968</text:p>
          </table:table-cell>
          <table:table-cell table:style-name="ce2" table:formula="of:=1/(1+EXP(-[.G369]))" office:value-type="float" office:value="0.967518034724932">
            <text:p>0.968</text:p>
          </table:table-cell>
          <table:table-cell table:style-name="ce2" table:formula="of:=1/(1+EXP(-[.H369]))" office:value-type="float" office:value="0.99977605537906">
            <text:p>1.000</text:p>
          </table:table-cell>
          <table:table-cell table:style-name="ce2"/>
          <table:table-cell table:style-name="ce2" table:formula="of:=[.J369]*(1-[.J369])" office:value-type="float" office:value="0.13830122946355">
            <text:p>0.138</text:p>
          </table:table-cell>
          <table:table-cell table:style-name="ce2" table:formula="of:=[.K369]*(1-[.K369])" office:value-type="float" office:value="0.0314268872069375">
            <text:p>0.031</text:p>
          </table:table-cell>
          <table:table-cell table:style-name="ce2" table:formula="of:=[.L369]*(1-[.L369])" office:value-type="float" office:value="0.0314268872069375">
            <text:p>0.031</text:p>
          </table:table-cell>
          <table:table-cell table:style-name="ce2" table:formula="of:=[.M369]*(1-[.M369])" office:value-type="float" office:value="0.00022389446974697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45802153064386">
            <text:p>0.5458021531</text:p>
          </table:table-cell>
          <table:table-cell office:value-type="float" office:value="0.967518034724932">
            <text:p>0.967518034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64718005152292">
            <text:p>-0.6647180052</text:p>
          </table:table-cell>
          <table:table-cell office:value-type="float" office:value="1.08777434854127">
            <text:p>1.0877743485</text:p>
          </table:table-cell>
          <table:table-cell office:value-type="float" office:value="1.08777434854127">
            <text:p>1.0877743485</text:p>
          </table:table-cell>
          <table:table-cell office:value-type="float" office:value="-1.73594217393815">
            <text:p>-1.7359421739</text:p>
          </table:table-cell>
          <table:table-cell/>
          <table:table-cell office:value-type="float" office:value="-0.0919313173591204">
            <text:p>-0.0919313174</text:p>
          </table:table-cell>
          <table:table-cell office:value-type="float" office:value="0.0341853617582063">
            <text:p>0.0341853618</text:p>
          </table:table-cell>
          <table:table-cell office:value-type="float" office:value="0.0341853617582063">
            <text:p>0.0341853618</text:p>
          </table:table-cell>
          <table:table-cell office:value-type="float" office:value="-0.000388667852545287">
            <text:p>-0.0003886679</text:p>
          </table:table-cell>
          <table:table-cell/>
          <table:table-cell office:value-type="float" office:value="0.033796693905661">
            <text:p>0.0337966939</text:p>
          </table:table-cell>
          <table:table-cell office:value-type="float" office:value="0.033796693905661">
            <text:p>0.0337966939</text:p>
          </table:table-cell>
          <table:table-cell office:value-type="float" office:value="-0.023949261695253">
            <text:p>-0.0239492617</text:p>
          </table:table-cell>
          <table:table-cell/>
          <table:table-cell office:value-type="float" office:value="5.04363544425296">
            <text:p>5.0436354443</text:p>
          </table:table-cell>
          <table:table-cell office:value-type="float" office:value="5.04363544425296">
            <text:p>5.0436354443</text:p>
          </table:table-cell>
          <table:table-cell office:value-type="float" office:value="-1.63973896747009">
            <text:p>-1.639738967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70]*(1-[.J370])" office:value-type="float" office:value="0">
            <text:p>0.000</text:p>
          </table:table-cell>
          <table:table-cell table:style-name="ce2" table:formula="of:=[.K370]*(1-[.K370])" office:value-type="float" office:value="0">
            <text:p>0.000</text:p>
          </table:table-cell>
          <table:table-cell table:style-name="ce2" table:formula="of:=[.L370]*(1-[.L370])" office:value-type="float" office:value="0">
            <text:p>0.000</text:p>
          </table:table-cell>
          <table:table-cell table:style-name="ce2" table:formula="of:=[.M370]*(1-[.M37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45802153064386">
            <text:p>0.5458021531</text:p>
          </table:table-cell>
          <table:table-cell office:value-type="float" office:value="0.967518034724932">
            <text:p>0.967518034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28513446738551">
            <text:p>0.2285134467</text:p>
          </table:table-cell>
          <table:table-cell office:value-type="float" office:value="-0.373949650426572">
            <text:p>-0.3739496504</text:p>
          </table:table-cell>
          <table:table-cell office:value-type="float" office:value="-0.373949650426572">
            <text:p>-0.3739496504</text:p>
          </table:table-cell>
          <table:table-cell office:value-type="float" office:value="0.596773558758253">
            <text:p>0.596773558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74540305512552">
            <text:p>0.7745403055</text:p>
          </table:table-cell>
          <table:table-cell office:value-type="float" office:value="0.99977605537906">
            <text:p>0.999776055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68:.BY369]" office:value-type="float" office:value="1.07687163729667">
            <text:p>1.077</text:p>
          </table:table-cell>
          <table:table-cell table:style-name="ce2" office:value-type="float" office:value="1.07687163729667">
            <text:p>1.077</text:p>
          </table:table-cell>
          <table:table-cell table:style-name="ce2" office:value-type="float" office:value="-0.943894291642371">
            <text:p>-0.944</text:p>
          </table:table-cell>
          <table:table-cell table:style-name="ce2"/>
          <table:table-cell table:style-name="ce2" table:number-matrix-columns-spanned="4" table:number-matrix-rows-spanned="2" table:formula="of:=MMULT([.A373:.C374];[.$A$2:.$D$4])" office:value-type="float" office:value="-0.943894291642371">
            <text:p>-0.944</text:p>
          </table:table-cell>
          <table:table-cell table:style-name="ce2" office:value-type="float" office:value="0.132977345654303">
            <text:p>0.133</text:p>
          </table:table-cell>
          <table:table-cell table:style-name="ce2" office:value-type="float" office:value="0.132977345654303">
            <text:p>0.133</text:p>
          </table:table-cell>
          <table:table-cell table:style-name="ce2" office:value-type="float" office:value="1.20984898295098">
            <text:p>1.210</text:p>
          </table:table-cell>
          <table:table-cell table:style-name="ce2"/>
          <table:table-cell table:style-name="ce2" table:formula="of:=1/(1+EXP(-[.E373]))" office:value-type="float" office:value="0.280114385420565">
            <text:p>0.280</text:p>
          </table:table-cell>
          <table:table-cell table:style-name="ce2" table:formula="of:=1/(1+EXP(-[.F373]))" office:value-type="float" office:value="0.533195434655306">
            <text:p>0.533</text:p>
          </table:table-cell>
          <table:table-cell table:style-name="ce2" table:formula="of:=1/(1+EXP(-[.G373]))" office:value-type="float" office:value="0.533195434655306">
            <text:p>0.533</text:p>
          </table:table-cell>
          <table:table-cell table:style-name="ce2" table:formula="of:=1/(1+EXP(-[.H373]))" office:value-type="float" office:value="0.770272227229047">
            <text:p>0.770</text:p>
          </table:table-cell>
          <table:table-cell table:style-name="ce2"/>
          <table:table-cell table:style-name="ce2" table:formula="of:=[.J373]*(1-[.J373])" office:value-type="float" office:value="0.201650316501024">
            <text:p>0.202</text:p>
          </table:table-cell>
          <table:table-cell table:style-name="ce2" table:formula="of:=[.K373]*(1-[.K373])" office:value-type="float" office:value="0.248898063118045">
            <text:p>0.249</text:p>
          </table:table-cell>
          <table:table-cell table:style-name="ce2" table:formula="of:=[.L373]*(1-[.L373])" office:value-type="float" office:value="0.248898063118045">
            <text:p>0.249</text:p>
          </table:table-cell>
          <table:table-cell table:style-name="ce2" table:formula="of:=[.M373]*(1-[.M373])" office:value-type="float" office:value="0.17695292318865">
            <text:p>0.177</text:p>
          </table:table-cell>
          <table:table-cell table:style-name="ce2"/>
          <table:table-cell table:style-name="ce2" table:number-matrix-columns-spanned="3" table:number-matrix-rows-spanned="1" table:formula="of:=[.BE368:.BG368]" office:value-type="float" office:value="-2.55996724056299">
            <text:p>-2.560</text:p>
          </table:table-cell>
          <table:table-cell table:style-name="ce2" office:value-type="float" office:value="3.23846250891969">
            <text:p>3.238</text:p>
          </table:table-cell>
          <table:table-cell table:style-name="ce2" office:value-type="float" office:value="-1.11330251973131">
            <text:p>-1.113</text:p>
          </table:table-cell>
          <table:table-cell table:style-name="ce2"/>
          <table:table-cell table:style-name="ce2" table:number-matrix-columns-spanned="4" table:number-matrix-rows-spanned="1" table:formula="of:=MMULT([.T373:.V373];[.J373:.M375])" office:value-type="float" office:value="-1.30413411959978">
            <text:p>-1.304</text:p>
          </table:table-cell>
          <table:table-cell table:style-name="ce2" office:value-type="float" office:value="0.656003136343777">
            <text:p>0.656</text:p>
          </table:table-cell>
          <table:table-cell table:style-name="ce2" office:value-type="float" office:value="0.656003136343777">
            <text:p>0.656</text:p>
          </table:table-cell>
          <table:table-cell table:style-name="ce2" office:value-type="float" office:value="0.152594049791892">
            <text:p>0.153</text:p>
          </table:table-cell>
          <table:table-cell table:style-name="ce2"/>
          <table:table-cell table:style-name="ce2" table:formula="of:=1/(1+EXP(-[.X373]))" office:value-type="float" office:value="0.213470073586224">
            <text:p>0.213</text:p>
          </table:table-cell>
          <table:table-cell table:style-name="ce2" table:formula="of:=1/(1+EXP(-[.Y373]))" office:value-type="float" office:value="0.658361977792661">
            <text:p>0.658</text:p>
          </table:table-cell>
          <table:table-cell table:style-name="ce2" table:formula="of:=1/(1+EXP(-[.Z373]))" office:value-type="float" office:value="0.658361977792661">
            <text:p>0.658</text:p>
          </table:table-cell>
          <table:table-cell table:style-name="ce2" table:formula="of:=1/(1+EXP(-[.AA373]))" office:value-type="float" office:value="0.538074660575442">
            <text:p>0.538</text:p>
          </table:table-cell>
          <table:table-cell/>
          <table:table-cell table:style-name="ce2" table:formula="of:=[.AC373]*(1-[.AC373])" office:value-type="float" office:value="0.167900601269316">
            <text:p>0.168</text:p>
          </table:table-cell>
          <table:table-cell table:style-name="ce2" table:formula="of:=[.AD373]*(1-[.AD373])" office:value-type="float" office:value="0.224921483989597">
            <text:p>0.225</text:p>
          </table:table-cell>
          <table:table-cell table:style-name="ce2" table:formula="of:=[.AE373]*(1-[.AE373])" office:value-type="float" office:value="0.224921483989597">
            <text:p>0.225</text:p>
          </table:table-cell>
          <table:table-cell table:style-name="ce2" table:formula="of:=[.AF373]*(1-[.AF373])" office:value-type="float" office:value="0.248550320222065">
            <text:p>0.249</text:p>
          </table:table-cell>
          <table:table-cell/>
          <table:table-cell table:style-name="ce2" table:number-matrix-columns-spanned="4" table:number-matrix-rows-spanned="1" table:formula="of:=[.$AC$8:.$AF$8]-[.AC373:.AF373]" office:value-type="float" office:value="-0.206317285397328">
            <text:p>-0.206</text:p>
          </table:table-cell>
          <table:table-cell table:style-name="ce2" office:value-type="float" office:value="0.333993886379078">
            <text:p>0.334</text:p>
          </table:table-cell>
          <table:table-cell table:style-name="ce2" office:value-type="float" office:value="0.333993886379078">
            <text:p>0.334</text:p>
          </table:table-cell>
          <table:table-cell table:style-name="ce2" office:value-type="float" office:value="-0.530921872386545">
            <text:p>-0.531</text:p>
          </table:table-cell>
          <table:table-cell/>
          <table:table-cell table:number-matrix-columns-spanned="4" table:number-matrix-rows-spanned="1" table:formula="of:=[.AM373:.AP373]*[.AH373:.AK373]" office:value-type="float" office:value="-0.0346407962704645">
            <text:p>-0.0346407963</text:p>
          </table:table-cell>
          <table:table-cell office:value-type="float" office:value="0.0751224005678351">
            <text:p>0.0751224006</text:p>
          </table:table-cell>
          <table:table-cell office:value-type="float" office:value="0.0751224005678351">
            <text:p>0.0751224006</text:p>
          </table:table-cell>
          <table:table-cell office:value-type="float" office:value="-0.131960801394574">
            <text:p>-0.1319608014</text:p>
          </table:table-cell>
          <table:table-cell/>
          <table:table-cell table:number-matrix-columns-spanned="3" table:number-matrix-rows-spanned="4" table:formula="of:=TRANSPOSE([.J373:.M375])" office:value-type="float" office:value="0.280114385420565">
            <text:p>0.2801143854</text:p>
          </table:table-cell>
          <table:table-cell office:value-type="float" office:value="0.162500584449923">
            <text:p>0.162500584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73:.AU373];[.AW373:.AY376])" office:value-type="float" office:value="-0.031239283708675">
            <text:p>-0.0312392837</text:p>
          </table:table-cell>
          <table:table-cell office:value-type="float" office:value="0.00784917726804957">
            <text:p>0.0078491773</text:p>
          </table:table-cell>
          <table:table-cell office:value-type="float" office:value="-0.0163567965293684">
            <text:p>-0.0163567965</text:p>
          </table:table-cell>
          <table:table-cell/>
          <table:table-cell table:number-matrix-columns-spanned="3" table:number-matrix-rows-spanned="1" table:formula="of:=[.T373:.V373]+[.BA373:.BC373]" office:value-type="float" office:value="-2.59120652427167">
            <text:p>-2.5912065243</text:p>
          </table:table-cell>
          <table:table-cell office:value-type="float" office:value="3.24631168618774">
            <text:p>3.2463116862</text:p>
          </table:table-cell>
          <table:table-cell office:value-type="float" office:value="-1.12965931626068">
            <text:p>-1.1296593163</text:p>
          </table:table-cell>
          <table:table-cell/>
          <table:table-cell table:number-matrix-columns-spanned="4" table:number-matrix-rows-spanned="3" table:formula="of:=MMULT(TRANSPOSE([.BE373:.BG373]);[.AM373:.AP373])" office:value-type="float" office:value="0.534610695991575">
            <text:p>0.534610696</text:p>
          </table:table-cell>
          <table:table-cell office:value-type="float" office:value="-0.865447137452317">
            <text:p>-0.8654471375</text:p>
          </table:table-cell>
          <table:table-cell office:value-type="float" office:value="-0.865447137452317">
            <text:p>-0.8654471375</text:p>
          </table:table-cell>
          <table:table-cell office:value-type="float" office:value="1.37572821960654">
            <text:p>1.3757282196</text:p>
          </table:table-cell>
          <table:table-cell/>
          <table:table-cell table:number-matrix-columns-spanned="4" table:number-matrix-rows-spanned="3" table:formula="of:=[.BI373:.BL375]*[.O373:.R375]" office:value-type="float" office:value="0.107804416051534">
            <text:p>0.1078044161</text:p>
          </table:table-cell>
          <table:table-cell office:value-type="float" office:value="-0.215408116242939">
            <text:p>-0.2154081162</text:p>
          </table:table-cell>
          <table:table-cell office:value-type="float" office:value="-0.215408116242939">
            <text:p>-0.2154081162</text:p>
          </table:table-cell>
          <table:table-cell office:value-type="float" office:value="0.243439129972496">
            <text:p>0.24343913</text:p>
          </table:table-cell>
          <table:table-cell/>
          <table:table-cell table:number-matrix-columns-spanned="3" table:number-matrix-rows-spanned="2" table:formula="of:=MMULT([.BN373:.BQ374];[.$O$2:.$Q$5])" office:value-type="float" office:value="0.028031013729557">
            <text:p>0.0280310137</text:p>
          </table:table-cell>
          <table:table-cell office:value-type="float" office:value="0.028031013729557">
            <text:p>0.0280310137</text:p>
          </table:table-cell>
          <table:table-cell office:value-type="float" office:value="-0.0795726864618475">
            <text:p>-0.0795726865</text:p>
          </table:table-cell>
          <table:table-cell/>
          <table:table-cell table:number-matrix-columns-spanned="3" table:number-matrix-rows-spanned="2" table:formula="of:=[.A373:.C374]+[.BS373:.BU374]" office:value-type="float" office:value="1.10490265102623">
            <text:p>1.104902651</text:p>
          </table:table-cell>
          <table:table-cell office:value-type="float" office:value="1.10490265102623">
            <text:p>1.104902651</text:p>
          </table:table-cell>
          <table:table-cell office:value-type="float" office:value="-1.02346697810422">
            <text:p>-1.0234669781</text:p>
          </table:table-cell>
          <table:table-cell/>
          <table:table-cell table:formula="of:=SUMSQ([.AM373:.AP373])" office:value-type="float" office:value="0.547548689109359">
            <text:p>0.5475486891</text:p>
          </table:table-cell>
          <table:table-cell table:number-columns-repeated="945"/>
        </table:table-row>
        <table:table-row table:style-name="ro2">
          <table:table-cell table:style-name="ce2" office:value-type="float" office:value="5.04363544425296">
            <text:p>5.044</text:p>
          </table:table-cell>
          <table:table-cell table:style-name="ce2" office:value-type="float" office:value="5.04363544425296">
            <text:p>5.044</text:p>
          </table:table-cell>
          <table:table-cell table:style-name="ce2" office:value-type="float" office:value="-1.63973896747009">
            <text:p>-1.640</text:p>
          </table:table-cell>
          <table:table-cell table:style-name="ce2"/>
          <table:table-cell table:style-name="ce2" office:value-type="float" office:value="-1.63973896747009">
            <text:p>-1.640</text:p>
          </table:table-cell>
          <table:table-cell table:style-name="ce2" office:value-type="float" office:value="3.40389647678287">
            <text:p>3.404</text:p>
          </table:table-cell>
          <table:table-cell table:style-name="ce2" office:value-type="float" office:value="3.40389647678287">
            <text:p>3.404</text:p>
          </table:table-cell>
          <table:table-cell table:style-name="ce2" office:value-type="float" office:value="8.44753192103582">
            <text:p>8.448</text:p>
          </table:table-cell>
          <table:table-cell table:style-name="ce2"/>
          <table:table-cell table:style-name="ce2" table:formula="of:=1/(1+EXP(-[.E374]))" office:value-type="float" office:value="0.162500584449923">
            <text:p>0.163</text:p>
          </table:table-cell>
          <table:table-cell table:style-name="ce2" table:formula="of:=1/(1+EXP(-[.F374]))" office:value-type="float" office:value="0.967826088144513">
            <text:p>0.968</text:p>
          </table:table-cell>
          <table:table-cell table:style-name="ce2" table:formula="of:=1/(1+EXP(-[.G374]))" office:value-type="float" office:value="0.967826088144513">
            <text:p>0.968</text:p>
          </table:table-cell>
          <table:table-cell table:style-name="ce2" table:formula="of:=1/(1+EXP(-[.H374]))" office:value-type="float" office:value="0.999785616979437">
            <text:p>1.000</text:p>
          </table:table-cell>
          <table:table-cell table:style-name="ce2"/>
          <table:table-cell table:style-name="ce2" table:formula="of:=[.J374]*(1-[.J374])" office:value-type="float" office:value="0.136094144503356">
            <text:p>0.136</text:p>
          </table:table-cell>
          <table:table-cell table:style-name="ce2" table:formula="of:=[.K374]*(1-[.K374])" office:value-type="float" office:value="0.0311387512514022">
            <text:p>0.031</text:p>
          </table:table-cell>
          <table:table-cell table:style-name="ce2" table:formula="of:=[.L374]*(1-[.L374])" office:value-type="float" office:value="0.0311387512514022">
            <text:p>0.031</text:p>
          </table:table-cell>
          <table:table-cell table:style-name="ce2" table:formula="of:=[.M374]*(1-[.M374])" office:value-type="float" office:value="0.00021433706048336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33195434655306">
            <text:p>0.5331954347</text:p>
          </table:table-cell>
          <table:table-cell office:value-type="float" office:value="0.967826088144513">
            <text:p>0.967826088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69770214647877">
            <text:p>-0.6697702146</text:p>
          </table:table-cell>
          <table:table-cell office:value-type="float" office:value="1.08424825646766">
            <text:p>1.0842482565</text:p>
          </table:table-cell>
          <table:table-cell office:value-type="float" office:value="1.08424825646766">
            <text:p>1.0842482565</text:p>
          </table:table-cell>
          <table:table-cell office:value-type="float" office:value="-1.72353787878112">
            <text:p>-1.7235378788</text:p>
          </table:table-cell>
          <table:table-cell/>
          <table:table-cell office:value-type="float" office:value="-0.0911518043763322">
            <text:p>-0.0911518044</text:p>
          </table:table-cell>
          <table:table-cell office:value-type="float" office:value="0.0337621367529131">
            <text:p>0.0337621368</text:p>
          </table:table-cell>
          <table:table-cell office:value-type="float" office:value="0.0337621367529131">
            <text:p>0.0337621368</text:p>
          </table:table-cell>
          <table:table-cell office:value-type="float" office:value="-0.000369418042569677">
            <text:p>-0.000369418</text:p>
          </table:table-cell>
          <table:table-cell/>
          <table:table-cell office:value-type="float" office:value="0.0333927187103434">
            <text:p>0.0333927187</text:p>
          </table:table-cell>
          <table:table-cell office:value-type="float" office:value="0.0333927187103434">
            <text:p>0.0333927187</text:p>
          </table:table-cell>
          <table:table-cell office:value-type="float" office:value="-0.0239969489130757">
            <text:p>-0.0239969489</text:p>
          </table:table-cell>
          <table:table-cell/>
          <table:table-cell office:value-type="float" office:value="5.0770281629633">
            <text:p>5.077028163</text:p>
          </table:table-cell>
          <table:table-cell office:value-type="float" office:value="5.0770281629633">
            <text:p>5.077028163</text:p>
          </table:table-cell>
          <table:table-cell office:value-type="float" office:value="-1.66373591638317">
            <text:p>-1.663735916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75]*(1-[.J375])" office:value-type="float" office:value="0">
            <text:p>0.000</text:p>
          </table:table-cell>
          <table:table-cell table:style-name="ce2" table:formula="of:=[.K375]*(1-[.K375])" office:value-type="float" office:value="0">
            <text:p>0.000</text:p>
          </table:table-cell>
          <table:table-cell table:style-name="ce2" table:formula="of:=[.L375]*(1-[.L375])" office:value-type="float" office:value="0">
            <text:p>0.000</text:p>
          </table:table-cell>
          <table:table-cell table:style-name="ce2" table:formula="of:=[.M375]*(1-[.M37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33195434655306">
            <text:p>0.5331954347</text:p>
          </table:table-cell>
          <table:table-cell office:value-type="float" office:value="0.967826088144513">
            <text:p>0.967826088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33068243554704">
            <text:p>0.2330682436</text:p>
          </table:table-cell>
          <table:table-cell office:value-type="float" office:value="-0.377299305322236">
            <text:p>-0.3772993053</text:p>
          </table:table-cell>
          <table:table-cell office:value-type="float" office:value="-0.377299305322236">
            <text:p>-0.3772993053</text:p>
          </table:table-cell>
          <table:table-cell office:value-type="float" office:value="0.599760839348023">
            <text:p>0.599760839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70272227229047">
            <text:p>0.7702722272</text:p>
          </table:table-cell>
          <table:table-cell office:value-type="float" office:value="0.999785616979437">
            <text:p>0.99978561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73:.BY374]" office:value-type="float" office:value="1.10490265102623">
            <text:p>1.105</text:p>
          </table:table-cell>
          <table:table-cell table:style-name="ce2" office:value-type="float" office:value="1.10490265102623">
            <text:p>1.105</text:p>
          </table:table-cell>
          <table:table-cell table:style-name="ce2" office:value-type="float" office:value="-1.02346697810422">
            <text:p>-1.023</text:p>
          </table:table-cell>
          <table:table-cell table:style-name="ce2"/>
          <table:table-cell table:style-name="ce2" table:number-matrix-columns-spanned="4" table:number-matrix-rows-spanned="2" table:formula="of:=MMULT([.A378:.C379];[.$A$2:.$D$4])" office:value-type="float" office:value="-1.02346697810422">
            <text:p>-1.023</text:p>
          </table:table-cell>
          <table:table-cell table:style-name="ce2" office:value-type="float" office:value="0.0814356729220127">
            <text:p>0.081</text:p>
          </table:table-cell>
          <table:table-cell table:style-name="ce2" office:value-type="float" office:value="0.0814356729220127">
            <text:p>0.081</text:p>
          </table:table-cell>
          <table:table-cell table:style-name="ce2" office:value-type="float" office:value="1.18633832394824">
            <text:p>1.186</text:p>
          </table:table-cell>
          <table:table-cell table:style-name="ce2"/>
          <table:table-cell table:style-name="ce2" table:formula="of:=1/(1+EXP(-[.E378]))" office:value-type="float" office:value="0.264352625605043">
            <text:p>0.264</text:p>
          </table:table-cell>
          <table:table-cell table:style-name="ce2" table:formula="of:=1/(1+EXP(-[.F378]))" office:value-type="float" office:value="0.520347674383835">
            <text:p>0.520</text:p>
          </table:table-cell>
          <table:table-cell table:style-name="ce2" table:formula="of:=1/(1+EXP(-[.G378]))" office:value-type="float" office:value="0.520347674383835">
            <text:p>0.520</text:p>
          </table:table-cell>
          <table:table-cell table:style-name="ce2" table:formula="of:=1/(1+EXP(-[.H378]))" office:value-type="float" office:value="0.766085536845129">
            <text:p>0.766</text:p>
          </table:table-cell>
          <table:table-cell table:style-name="ce2"/>
          <table:table-cell table:style-name="ce2" table:formula="of:=[.J378]*(1-[.J378])" office:value-type="float" office:value="0.194470314940763">
            <text:p>0.194</text:p>
          </table:table-cell>
          <table:table-cell table:style-name="ce2" table:formula="of:=[.K378]*(1-[.K378])" office:value-type="float" office:value="0.249585972147169">
            <text:p>0.250</text:p>
          </table:table-cell>
          <table:table-cell table:style-name="ce2" table:formula="of:=[.L378]*(1-[.L378])" office:value-type="float" office:value="0.249585972147169">
            <text:p>0.250</text:p>
          </table:table-cell>
          <table:table-cell table:style-name="ce2" table:formula="of:=[.M378]*(1-[.M378])" office:value-type="float" office:value="0.179198487081839">
            <text:p>0.179</text:p>
          </table:table-cell>
          <table:table-cell table:style-name="ce2"/>
          <table:table-cell table:style-name="ce2" table:number-matrix-columns-spanned="3" table:number-matrix-rows-spanned="1" table:formula="of:=[.BE373:.BG373]" office:value-type="float" office:value="-2.59120652427167">
            <text:p>-2.591</text:p>
          </table:table-cell>
          <table:table-cell table:style-name="ce2" office:value-type="float" office:value="3.24631168618774">
            <text:p>3.246</text:p>
          </table:table-cell>
          <table:table-cell table:style-name="ce2" office:value-type="float" office:value="-1.12965931626068">
            <text:p>-1.130</text:p>
          </table:table-cell>
          <table:table-cell table:style-name="ce2"/>
          <table:table-cell table:style-name="ce2" table:number-matrix-columns-spanned="4" table:number-matrix-rows-spanned="1" table:formula="of:=MMULT([.T378:.V378];[.J378:.M380])" office:value-type="float" office:value="-1.29764029094239">
            <text:p>-1.298</text:p>
          </table:table-cell>
          <table:table-cell table:style-name="ce2" office:value-type="float" office:value="0.664823153275402">
            <text:p>0.665</text:p>
          </table:table-cell>
          <table:table-cell table:style-name="ce2" office:value-type="float" office:value="0.664823153275402">
            <text:p>0.665</text:p>
          </table:table-cell>
          <table:table-cell table:style-name="ce2" office:value-type="float" office:value="0.130899719330313">
            <text:p>0.131</text:p>
          </table:table-cell>
          <table:table-cell table:style-name="ce2"/>
          <table:table-cell table:style-name="ce2" table:formula="of:=1/(1+EXP(-[.X378]))" office:value-type="float" office:value="0.214562419986673">
            <text:p>0.215</text:p>
          </table:table-cell>
          <table:table-cell table:style-name="ce2" table:formula="of:=1/(1+EXP(-[.Y378]))" office:value-type="float" office:value="0.660343009231059">
            <text:p>0.660</text:p>
          </table:table-cell>
          <table:table-cell table:style-name="ce2" table:formula="of:=1/(1+EXP(-[.Z378]))" office:value-type="float" office:value="0.660343009231059">
            <text:p>0.660</text:p>
          </table:table-cell>
          <table:table-cell table:style-name="ce2" table:formula="of:=1/(1+EXP(-[.AA378]))" office:value-type="float" office:value="0.532678282006574">
            <text:p>0.533</text:p>
          </table:table-cell>
          <table:table-cell/>
          <table:table-cell table:style-name="ce2" table:formula="of:=[.AC378]*(1-[.AC378])" office:value-type="float" office:value="0.168525387916136">
            <text:p>0.169</text:p>
          </table:table-cell>
          <table:table-cell table:style-name="ce2" table:formula="of:=[.AD378]*(1-[.AD378])" office:value-type="float" office:value="0.224290119390729">
            <text:p>0.224</text:p>
          </table:table-cell>
          <table:table-cell table:style-name="ce2" table:formula="of:=[.AE378]*(1-[.AE378])" office:value-type="float" office:value="0.224290119390729">
            <text:p>0.224</text:p>
          </table:table-cell>
          <table:table-cell table:style-name="ce2" table:formula="of:=[.AF378]*(1-[.AF378])" office:value-type="float" office:value="0.248932129885099">
            <text:p>0.249</text:p>
          </table:table-cell>
          <table:table-cell/>
          <table:table-cell table:style-name="ce2" table:number-matrix-columns-spanned="4" table:number-matrix-rows-spanned="1" table:formula="of:=[.$AC$8:.$AF$8]-[.AC378:.AF378]" office:value-type="float" office:value="-0.207409631797777">
            <text:p>-0.207</text:p>
          </table:table-cell>
          <table:table-cell table:style-name="ce2" office:value-type="float" office:value="0.332012854940681">
            <text:p>0.332</text:p>
          </table:table-cell>
          <table:table-cell table:style-name="ce2" office:value-type="float" office:value="0.332012854940681">
            <text:p>0.332</text:p>
          </table:table-cell>
          <table:table-cell table:style-name="ce2" office:value-type="float" office:value="-0.525525493817677">
            <text:p>-0.526</text:p>
          </table:table-cell>
          <table:table-cell/>
          <table:table-cell table:number-matrix-columns-spanned="4" table:number-matrix-rows-spanned="1" table:formula="of:=[.AM378:.AP378]*[.AH378:.AK378]" office:value-type="float" office:value="-0.0349537886562631">
            <text:p>-0.0349537887</text:p>
          </table:table-cell>
          <table:table-cell office:value-type="float" office:value="0.0744672028739019">
            <text:p>0.0744672029</text:p>
          </table:table-cell>
          <table:table-cell office:value-type="float" office:value="0.0744672028739019">
            <text:p>0.0744672029</text:p>
          </table:table-cell>
          <table:table-cell office:value-type="float" office:value="-0.130820180484953">
            <text:p>-0.1308201805</text:p>
          </table:table-cell>
          <table:table-cell/>
          <table:table-cell table:number-matrix-columns-spanned="3" table:number-matrix-rows-spanned="4" table:formula="of:=TRANSPOSE([.J378:.M380])" office:value-type="float" office:value="0.264352625605043">
            <text:p>0.2643526256</text:p>
          </table:table-cell>
          <table:table-cell office:value-type="float" office:value="0.159261131854397">
            <text:p>0.159261131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78:.AU378];[.AW378:.AY381])" office:value-type="float" office:value="-0.0319619023365105">
            <text:p>-0.0319619023</text:p>
          </table:table-cell>
          <table:table-cell office:value-type="float" office:value="0.00782589712816159">
            <text:p>0.0078258971</text:p>
          </table:table-cell>
          <table:table-cell office:value-type="float" office:value="-0.0168395633934122">
            <text:p>-0.0168395634</text:p>
          </table:table-cell>
          <table:table-cell/>
          <table:table-cell table:number-matrix-columns-spanned="3" table:number-matrix-rows-spanned="1" table:formula="of:=[.T378:.V378]+[.BA378:.BC378]" office:value-type="float" office:value="-2.62316842660818">
            <text:p>-2.6231684266</text:p>
          </table:table-cell>
          <table:table-cell office:value-type="float" office:value="3.2541375833159">
            <text:p>3.2541375833</text:p>
          </table:table-cell>
          <table:table-cell office:value-type="float" office:value="-1.14649887965409">
            <text:p>-1.1464988797</text:p>
          </table:table-cell>
          <table:table-cell/>
          <table:table-cell table:number-matrix-columns-spanned="4" table:number-matrix-rows-spanned="3" table:formula="of:=MMULT(TRANSPOSE([.BE378:.BG378]);[.AM378:.AP378])" office:value-type="float" office:value="0.544070397506355">
            <text:p>0.5440703975</text:p>
          </table:table-cell>
          <table:table-cell office:value-type="float" office:value="-0.870925638308433">
            <text:p>-0.8709256383</text:p>
          </table:table-cell>
          <table:table-cell office:value-type="float" office:value="-0.870925638308433">
            <text:p>-0.8709256383</text:p>
          </table:table-cell>
          <table:table-cell office:value-type="float" office:value="1.3785418827602">
            <text:p>1.3785418828</text:p>
          </table:table-cell>
          <table:table-cell/>
          <table:table-cell table:number-matrix-columns-spanned="4" table:number-matrix-rows-spanned="3" table:formula="of:=[.BI378:.BL380]*[.O378:.R380]" office:value-type="float" office:value="0.105805541553007">
            <text:p>0.1058055416</text:p>
          </table:table-cell>
          <table:table-cell office:value-type="float" office:value="-0.217370822105104">
            <text:p>-0.2173708221</text:p>
          </table:table-cell>
          <table:table-cell office:value-type="float" office:value="-0.217370822105104">
            <text:p>-0.2173708221</text:p>
          </table:table-cell>
          <table:table-cell office:value-type="float" office:value="0.247032619769578">
            <text:p>0.2470326198</text:p>
          </table:table-cell>
          <table:table-cell/>
          <table:table-cell table:number-matrix-columns-spanned="3" table:number-matrix-rows-spanned="2" table:formula="of:=MMULT([.BN378:.BQ379];[.$O$2:.$Q$5])" office:value-type="float" office:value="0.0296617976644739">
            <text:p>0.0296617977</text:p>
          </table:table-cell>
          <table:table-cell office:value-type="float" office:value="0.0296617976644739">
            <text:p>0.0296617977</text:p>
          </table:table-cell>
          <table:table-cell office:value-type="float" office:value="-0.0819034828876236">
            <text:p>-0.0819034829</text:p>
          </table:table-cell>
          <table:table-cell/>
          <table:table-cell table:number-matrix-columns-spanned="3" table:number-matrix-rows-spanned="2" table:formula="of:=[.A378:.C379]+[.BS378:.BU379]" office:value-type="float" office:value="1.13456444869071">
            <text:p>1.1345644487</text:p>
          </table:table-cell>
          <table:table-cell office:value-type="float" office:value="1.13456444869071">
            <text:p>1.1345644487</text:p>
          </table:table-cell>
          <table:table-cell office:value-type="float" office:value="-1.10537046099184">
            <text:p>-1.105370461</text:p>
          </table:table-cell>
          <table:table-cell/>
          <table:table-cell table:formula="of:=SUMSQ([.AM378:.AP378])" office:value-type="float" office:value="0.539660871706526">
            <text:p>0.5396608717</text:p>
          </table:table-cell>
          <table:table-cell table:number-columns-repeated="945"/>
        </table:table-row>
        <table:table-row table:style-name="ro2">
          <table:table-cell table:style-name="ce2" office:value-type="float" office:value="5.0770281629633">
            <text:p>5.077</text:p>
          </table:table-cell>
          <table:table-cell table:style-name="ce2" office:value-type="float" office:value="5.0770281629633">
            <text:p>5.077</text:p>
          </table:table-cell>
          <table:table-cell table:style-name="ce2" office:value-type="float" office:value="-1.66373591638317">
            <text:p>-1.664</text:p>
          </table:table-cell>
          <table:table-cell table:style-name="ce2"/>
          <table:table-cell table:style-name="ce2" office:value-type="float" office:value="-1.66373591638317">
            <text:p>-1.664</text:p>
          </table:table-cell>
          <table:table-cell table:style-name="ce2" office:value-type="float" office:value="3.41329224658013">
            <text:p>3.413</text:p>
          </table:table-cell>
          <table:table-cell table:style-name="ce2" office:value-type="float" office:value="3.41329224658013">
            <text:p>3.413</text:p>
          </table:table-cell>
          <table:table-cell table:style-name="ce2" office:value-type="float" office:value="8.49032040954343">
            <text:p>8.490</text:p>
          </table:table-cell>
          <table:table-cell table:style-name="ce2"/>
          <table:table-cell table:style-name="ce2" table:formula="of:=1/(1+EXP(-[.E379]))" office:value-type="float" office:value="0.159261131854397">
            <text:p>0.159</text:p>
          </table:table-cell>
          <table:table-cell table:style-name="ce2" table:formula="of:=1/(1+EXP(-[.F379]))" office:value-type="float" office:value="0.968117378149778">
            <text:p>0.968</text:p>
          </table:table-cell>
          <table:table-cell table:style-name="ce2" table:formula="of:=1/(1+EXP(-[.G379]))" office:value-type="float" office:value="0.968117378149778">
            <text:p>0.968</text:p>
          </table:table-cell>
          <table:table-cell table:style-name="ce2" table:formula="of:=1/(1+EXP(-[.H379]))" office:value-type="float" office:value="0.99979459477772">
            <text:p>1.000</text:p>
          </table:table-cell>
          <table:table-cell table:style-name="ce2"/>
          <table:table-cell table:style-name="ce2" table:formula="of:=[.J379]*(1-[.J379])" office:value-type="float" office:value="0.133897023734854">
            <text:p>0.134</text:p>
          </table:table-cell>
          <table:table-cell table:style-name="ce2" table:formula="of:=[.K379]*(1-[.K379])" office:value-type="float" office:value="0.030866120274178">
            <text:p>0.031</text:p>
          </table:table-cell>
          <table:table-cell table:style-name="ce2" table:formula="of:=[.L379]*(1-[.L379])" office:value-type="float" office:value="0.030866120274178">
            <text:p>0.031</text:p>
          </table:table-cell>
          <table:table-cell table:style-name="ce2" table:formula="of:=[.M379]*(1-[.M379])" office:value-type="float" office:value="0.00020536303097495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20347674383835">
            <text:p>0.5203476744</text:p>
          </table:table-cell>
          <table:table-cell office:value-type="float" office:value="0.968117378149778">
            <text:p>0.968117378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74939477974858">
            <text:p>-0.674939478</text:p>
          </table:table-cell>
          <table:table-cell office:value-type="float" office:value="1.08041550940648">
            <text:p>1.0804155094</text:p>
          </table:table-cell>
          <table:table-cell office:value-type="float" office:value="1.08041550940648">
            <text:p>1.0804155094</text:p>
          </table:table-cell>
          <table:table-cell office:value-type="float" office:value="-1.71013226042275">
            <text:p>-1.7101322604</text:p>
          </table:table-cell>
          <table:table-cell/>
          <table:table-cell office:value-type="float" office:value="-0.0903723873019893">
            <text:p>-0.0903723873</text:p>
          </table:table-cell>
          <table:table-cell office:value-type="float" office:value="0.0333482350594277">
            <text:p>0.0333482351</text:p>
          </table:table-cell>
          <table:table-cell office:value-type="float" office:value="0.0333482350594277">
            <text:p>0.0333482351</text:p>
          </table:table-cell>
          <table:table-cell office:value-type="float" office:value="-0.000351197944368471">
            <text:p>-0.0003511979</text:p>
          </table:table-cell>
          <table:table-cell/>
          <table:table-cell office:value-type="float" office:value="0.0329970371150593">
            <text:p>0.0329970371</text:p>
          </table:table-cell>
          <table:table-cell office:value-type="float" office:value="0.0329970371150593">
            <text:p>0.0329970371</text:p>
          </table:table-cell>
          <table:table-cell office:value-type="float" office:value="-0.0240271151275023">
            <text:p>-0.0240271151</text:p>
          </table:table-cell>
          <table:table-cell/>
          <table:table-cell office:value-type="float" office:value="5.11002520007836">
            <text:p>5.1100252001</text:p>
          </table:table-cell>
          <table:table-cell office:value-type="float" office:value="5.11002520007836">
            <text:p>5.1100252001</text:p>
          </table:table-cell>
          <table:table-cell office:value-type="float" office:value="-1.68776303151067">
            <text:p>-1.687763031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80]*(1-[.J380])" office:value-type="float" office:value="0">
            <text:p>0.000</text:p>
          </table:table-cell>
          <table:table-cell table:style-name="ce2" table:formula="of:=[.K380]*(1-[.K380])" office:value-type="float" office:value="0">
            <text:p>0.000</text:p>
          </table:table-cell>
          <table:table-cell table:style-name="ce2" table:formula="of:=[.L380]*(1-[.L380])" office:value-type="float" office:value="0">
            <text:p>0.000</text:p>
          </table:table-cell>
          <table:table-cell table:style-name="ce2" table:formula="of:=[.M380]*(1-[.M38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20347674383835">
            <text:p>0.5203476744</text:p>
          </table:table-cell>
          <table:table-cell office:value-type="float" office:value="0.968117378149778">
            <text:p>0.968117378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37794910485618">
            <text:p>0.2377949105</text:p>
          </table:table-cell>
          <table:table-cell office:value-type="float" office:value="-0.380652366220246">
            <text:p>-0.3806523662</text:p>
          </table:table-cell>
          <table:table-cell office:value-type="float" office:value="-0.380652366220246">
            <text:p>-0.3806523662</text:p>
          </table:table-cell>
          <table:table-cell office:value-type="float" office:value="0.602514389891629">
            <text:p>0.602514389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66085536845129">
            <text:p>0.7660855368</text:p>
          </table:table-cell>
          <table:table-cell office:value-type="float" office:value="0.99979459477772">
            <text:p>0.999794594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78:.BY379]" office:value-type="float" office:value="1.13456444869071">
            <text:p>1.135</text:p>
          </table:table-cell>
          <table:table-cell table:style-name="ce2" office:value-type="float" office:value="1.13456444869071">
            <text:p>1.135</text:p>
          </table:table-cell>
          <table:table-cell table:style-name="ce2" office:value-type="float" office:value="-1.10537046099184">
            <text:p>-1.105</text:p>
          </table:table-cell>
          <table:table-cell table:style-name="ce2"/>
          <table:table-cell table:style-name="ce2" table:number-matrix-columns-spanned="4" table:number-matrix-rows-spanned="2" table:formula="of:=MMULT([.A383:.C384];[.$A$2:.$D$4])" office:value-type="float" office:value="-1.10537046099184">
            <text:p>-1.105</text:p>
          </table:table-cell>
          <table:table-cell table:style-name="ce2" office:value-type="float" office:value="0.0291939876988629">
            <text:p>0.029</text:p>
          </table:table-cell>
          <table:table-cell table:style-name="ce2" office:value-type="float" office:value="0.0291939876988629">
            <text:p>0.029</text:p>
          </table:table-cell>
          <table:table-cell table:style-name="ce2" office:value-type="float" office:value="1.16375843638957">
            <text:p>1.164</text:p>
          </table:table-cell>
          <table:table-cell table:style-name="ce2"/>
          <table:table-cell table:style-name="ce2" table:formula="of:=1/(1+EXP(-[.E383]))" office:value-type="float" office:value="0.248734984801714">
            <text:p>0.249</text:p>
          </table:table-cell>
          <table:table-cell table:style-name="ce2" table:formula="of:=1/(1+EXP(-[.F383]))" office:value-type="float" office:value="0.507297978599888">
            <text:p>0.507</text:p>
          </table:table-cell>
          <table:table-cell table:style-name="ce2" table:formula="of:=1/(1+EXP(-[.G383]))" office:value-type="float" office:value="0.507297978599888">
            <text:p>0.507</text:p>
          </table:table-cell>
          <table:table-cell table:style-name="ce2" table:formula="of:=1/(1+EXP(-[.H383]))" office:value-type="float" office:value="0.762014971407294">
            <text:p>0.762</text:p>
          </table:table-cell>
          <table:table-cell table:style-name="ce2"/>
          <table:table-cell table:style-name="ce2" table:formula="of:=[.J383]*(1-[.J383])" office:value-type="float" office:value="0.186865892137405">
            <text:p>0.187</text:p>
          </table:table-cell>
          <table:table-cell table:style-name="ce2" table:formula="of:=[.K383]*(1-[.K383])" office:value-type="float" office:value="0.249946739508356">
            <text:p>0.250</text:p>
          </table:table-cell>
          <table:table-cell table:style-name="ce2" table:formula="of:=[.L383]*(1-[.L383])" office:value-type="float" office:value="0.249946739508356">
            <text:p>0.250</text:p>
          </table:table-cell>
          <table:table-cell table:style-name="ce2" table:formula="of:=[.M383]*(1-[.M383])" office:value-type="float" office:value="0.181348154758435">
            <text:p>0.181</text:p>
          </table:table-cell>
          <table:table-cell table:style-name="ce2"/>
          <table:table-cell table:style-name="ce2" table:number-matrix-columns-spanned="3" table:number-matrix-rows-spanned="1" table:formula="of:=[.BE378:.BG378]" office:value-type="float" office:value="-2.62316842660818">
            <text:p>-2.623</text:p>
          </table:table-cell>
          <table:table-cell table:style-name="ce2" office:value-type="float" office:value="3.2541375833159">
            <text:p>3.254</text:p>
          </table:table-cell>
          <table:table-cell table:style-name="ce2" office:value-type="float" office:value="-1.14649887965409">
            <text:p>-1.146</text:p>
          </table:table-cell>
          <table:table-cell table:style-name="ce2"/>
          <table:table-cell table:style-name="ce2" table:number-matrix-columns-spanned="4" table:number-matrix-rows-spanned="1" table:formula="of:=MMULT([.T383:.V383];[.J383:.M385])" office:value-type="float" office:value="-1.29109857280545">
            <text:p>-1.291</text:p>
          </table:table-cell>
          <table:table-cell table:style-name="ce2" office:value-type="float" office:value="0.674057414312398">
            <text:p>0.674</text:p>
          </table:table-cell>
          <table:table-cell table:style-name="ce2" office:value-type="float" office:value="0.674057414312398">
            <text:p>0.674</text:p>
          </table:table-cell>
          <table:table-cell table:style-name="ce2" office:value-type="float" office:value="0.108104138753802">
            <text:p>0.108</text:p>
          </table:table-cell>
          <table:table-cell table:style-name="ce2"/>
          <table:table-cell table:style-name="ce2" table:formula="of:=1/(1+EXP(-[.X383]))" office:value-type="float" office:value="0.215666924022073">
            <text:p>0.216</text:p>
          </table:table-cell>
          <table:table-cell table:style-name="ce2" table:formula="of:=1/(1+EXP(-[.Y383]))" office:value-type="float" office:value="0.662411085949728">
            <text:p>0.662</text:p>
          </table:table-cell>
          <table:table-cell table:style-name="ce2" table:formula="of:=1/(1+EXP(-[.Z383]))" office:value-type="float" office:value="0.662411085949728">
            <text:p>0.662</text:p>
          </table:table-cell>
          <table:table-cell table:style-name="ce2" table:formula="of:=1/(1+EXP(-[.AA383]))" office:value-type="float" office:value="0.526999745420611">
            <text:p>0.527</text:p>
          </table:table-cell>
          <table:table-cell/>
          <table:table-cell table:style-name="ce2" table:formula="of:=[.AC383]*(1-[.AC383])" office:value-type="float" office:value="0.16915470190493">
            <text:p>0.169</text:p>
          </table:table-cell>
          <table:table-cell table:style-name="ce2" table:formula="of:=[.AD383]*(1-[.AD383])" office:value-type="float" office:value="0.22362263916063">
            <text:p>0.224</text:p>
          </table:table-cell>
          <table:table-cell table:style-name="ce2" table:formula="of:=[.AE383]*(1-[.AE383])" office:value-type="float" office:value="0.22362263916063">
            <text:p>0.224</text:p>
          </table:table-cell>
          <table:table-cell table:style-name="ce2" table:formula="of:=[.AF383]*(1-[.AF383])" office:value-type="float" office:value="0.249271013747222">
            <text:p>0.249</text:p>
          </table:table-cell>
          <table:table-cell/>
          <table:table-cell table:style-name="ce2" table:number-matrix-columns-spanned="4" table:number-matrix-rows-spanned="1" table:formula="of:=[.$AC$8:.$AF$8]-[.AC383:.AF383]" office:value-type="float" office:value="-0.208514135833176">
            <text:p>-0.209</text:p>
          </table:table-cell>
          <table:table-cell table:style-name="ce2" office:value-type="float" office:value="0.329944778222012">
            <text:p>0.330</text:p>
          </table:table-cell>
          <table:table-cell table:style-name="ce2" office:value-type="float" office:value="0.329944778222012">
            <text:p>0.330</text:p>
          </table:table-cell>
          <table:table-cell table:style-name="ce2" office:value-type="float" office:value="-0.519846957231714">
            <text:p>-0.520</text:p>
          </table:table-cell>
          <table:table-cell/>
          <table:table-cell table:number-matrix-columns-spanned="4" table:number-matrix-rows-spanned="1" table:formula="of:=[.AM383:.AP383]*[.AH383:.AK383]" office:value-type="float" office:value="-0.035271146489825">
            <text:p>-0.0352711465</text:p>
          </table:table-cell>
          <table:table-cell office:value-type="float" office:value="0.073783122083275">
            <text:p>0.0737831221</text:p>
          </table:table-cell>
          <table:table-cell office:value-type="float" office:value="0.073783122083275">
            <text:p>0.0737831221</text:p>
          </table:table-cell>
          <table:table-cell office:value-type="float" office:value="-0.129582778022558">
            <text:p>-0.129582778</text:p>
          </table:table-cell>
          <table:table-cell/>
          <table:table-cell table:number-matrix-columns-spanned="3" table:number-matrix-rows-spanned="4" table:formula="of:=TRANSPOSE([.J383:.M385])" office:value-type="float" office:value="0.248734984801714">
            <text:p>0.2487349848</text:p>
          </table:table-cell>
          <table:table-cell office:value-type="float" office:value="0.156070249818953">
            <text:p>0.156070249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83:.AU383];[.AW383:.AY386])" office:value-type="float" office:value="-0.0326571276005548">
            <text:p>-0.0326571276</text:p>
          </table:table-cell>
          <table:table-cell office:value-type="float" office:value="0.00784009908446023">
            <text:p>0.0078400991</text:p>
          </table:table-cell>
          <table:table-cell office:value-type="float" office:value="-0.0172876803458333">
            <text:p>-0.0172876803</text:p>
          </table:table-cell>
          <table:table-cell/>
          <table:table-cell table:number-matrix-columns-spanned="3" table:number-matrix-rows-spanned="1" table:formula="of:=[.T383:.V383]+[.BA383:.BC383]" office:value-type="float" office:value="-2.65582555420873">
            <text:p>-2.6558255542</text:p>
          </table:table-cell>
          <table:table-cell office:value-type="float" office:value="3.26197768240036">
            <text:p>3.2619776824</text:p>
          </table:table-cell>
          <table:table-cell office:value-type="float" office:value="-1.16378655999992">
            <text:p>-1.16378656</text:p>
          </table:table-cell>
          <table:table-cell/>
          <table:table-cell table:number-matrix-columns-spanned="4" table:number-matrix-rows-spanned="3" table:formula="of:=MMULT(TRANSPOSE([.BE383:.BG383]);[.AM383:.AP383])" office:value-type="float" office:value="0.5537771703595">
            <text:p>0.5537771704</text:p>
          </table:table-cell>
          <table:table-cell office:value-type="float" office:value="-0.87627577347975">
            <text:p>-0.8762757735</text:p>
          </table:table-cell>
          <table:table-cell office:value-type="float" office:value="-0.87627577347975">
            <text:p>-0.8762757735</text:p>
          </table:table-cell>
          <table:table-cell office:value-type="float" office:value="1.38062283329364">
            <text:p>1.3806228333</text:p>
          </table:table-cell>
          <table:table-cell/>
          <table:table-cell table:number-matrix-columns-spanned="4" table:number-matrix-rows-spanned="3" table:formula="of:=[.BI383:.BL385]*[.O383:.R385]" office:value-type="float" office:value="0.103482064984556">
            <text:p>0.103482065</text:p>
          </table:table-cell>
          <table:table-cell office:value-type="float" office:value="-0.219022272491426">
            <text:p>-0.2190222725</text:p>
          </table:table-cell>
          <table:table-cell office:value-type="float" office:value="-0.219022272491426">
            <text:p>-0.2190222725</text:p>
          </table:table-cell>
          <table:table-cell office:value-type="float" office:value="0.250373403235163">
            <text:p>0.2503734032</text:p>
          </table:table-cell>
          <table:table-cell/>
          <table:table-cell table:number-matrix-columns-spanned="3" table:number-matrix-rows-spanned="2" table:formula="of:=MMULT([.BN383:.BQ384];[.$O$2:.$Q$5])" office:value-type="float" office:value="0.0313511307437375">
            <text:p>0.0313511307</text:p>
          </table:table-cell>
          <table:table-cell office:value-type="float" office:value="0.0313511307437375">
            <text:p>0.0313511307</text:p>
          </table:table-cell>
          <table:table-cell office:value-type="float" office:value="-0.0841890767631327">
            <text:p>-0.0841890768</text:p>
          </table:table-cell>
          <table:table-cell/>
          <table:table-cell table:number-matrix-columns-spanned="3" table:number-matrix-rows-spanned="2" table:formula="of:=[.A383:.C384]+[.BS383:.BU384]" office:value-type="float" office:value="1.16591557943444">
            <text:p>1.1659155794</text:p>
          </table:table-cell>
          <table:table-cell office:value-type="float" office:value="1.16591557943444">
            <text:p>1.1659155794</text:p>
          </table:table-cell>
          <table:table-cell office:value-type="float" office:value="-1.18955953775498">
            <text:p>-1.1895595378</text:p>
          </table:table-cell>
          <table:table-cell/>
          <table:table-cell table:formula="of:=SUMSQ([.AM383:.AP383])" office:value-type="float" office:value="0.531446117137272">
            <text:p>0.5314461171</text:p>
          </table:table-cell>
          <table:table-cell table:number-columns-repeated="945"/>
        </table:table-row>
        <table:table-row table:style-name="ro2">
          <table:table-cell table:style-name="ce2" office:value-type="float" office:value="5.11002520007836">
            <text:p>5.110</text:p>
          </table:table-cell>
          <table:table-cell table:style-name="ce2" office:value-type="float" office:value="5.11002520007836">
            <text:p>5.110</text:p>
          </table:table-cell>
          <table:table-cell table:style-name="ce2" office:value-type="float" office:value="-1.68776303151067">
            <text:p>-1.688</text:p>
          </table:table-cell>
          <table:table-cell table:style-name="ce2"/>
          <table:table-cell table:style-name="ce2" office:value-type="float" office:value="-1.68776303151067">
            <text:p>-1.688</text:p>
          </table:table-cell>
          <table:table-cell table:style-name="ce2" office:value-type="float" office:value="3.42226216856769">
            <text:p>3.422</text:p>
          </table:table-cell>
          <table:table-cell table:style-name="ce2" office:value-type="float" office:value="3.42226216856769">
            <text:p>3.422</text:p>
          </table:table-cell>
          <table:table-cell table:style-name="ce2" office:value-type="float" office:value="8.53228736864605">
            <text:p>8.532</text:p>
          </table:table-cell>
          <table:table-cell table:style-name="ce2"/>
          <table:table-cell table:style-name="ce2" table:formula="of:=1/(1+EXP(-[.E384]))" office:value-type="float" office:value="0.156070249818953">
            <text:p>0.156</text:p>
          </table:table-cell>
          <table:table-cell table:style-name="ce2" table:formula="of:=1/(1+EXP(-[.F384]))" office:value-type="float" office:value="0.968393085304268">
            <text:p>0.968</text:p>
          </table:table-cell>
          <table:table-cell table:style-name="ce2" table:formula="of:=1/(1+EXP(-[.G384]))" office:value-type="float" office:value="0.968393085304268">
            <text:p>0.968</text:p>
          </table:table-cell>
          <table:table-cell table:style-name="ce2" table:formula="of:=1/(1+EXP(-[.H384]))" office:value-type="float" office:value="0.999803034969095">
            <text:p>1.000</text:p>
          </table:table-cell>
          <table:table-cell table:style-name="ce2"/>
          <table:table-cell table:style-name="ce2" table:formula="of:=[.J384]*(1-[.J384])" office:value-type="float" office:value="0.131712326940403">
            <text:p>0.132</text:p>
          </table:table-cell>
          <table:table-cell table:style-name="ce2" table:formula="of:=[.K384]*(1-[.K384])" office:value-type="float" office:value="0.0306079176391485">
            <text:p>0.031</text:p>
          </table:table-cell>
          <table:table-cell table:style-name="ce2" table:formula="of:=[.L384]*(1-[.L384])" office:value-type="float" office:value="0.0306079176391485">
            <text:p>0.031</text:p>
          </table:table-cell>
          <table:table-cell table:style-name="ce2" table:formula="of:=[.M384]*(1-[.M384])" office:value-type="float" office:value="0.00019692623568187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507297978599888">
            <text:p>0.5072979786</text:p>
          </table:table-cell>
          <table:table-cell office:value-type="float" office:value="0.968393085304268">
            <text:p>0.968393085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80168457552819">
            <text:p>-0.6801684576</text:p>
          </table:table-cell>
          <table:table-cell office:value-type="float" office:value="1.07627250298474">
            <text:p>1.076272503</text:p>
          </table:table-cell>
          <table:table-cell office:value-type="float" office:value="1.07627250298474">
            <text:p>1.076272503</text:p>
          </table:table-cell>
          <table:table-cell office:value-type="float" office:value="-1.69572917275359">
            <text:p>-1.6957291728</text:p>
          </table:table-cell>
          <table:table-cell/>
          <table:table-cell office:value-type="float" office:value="-0.0895865702557463">
            <text:p>-0.0895865703</text:p>
          </table:table-cell>
          <table:table-cell office:value-type="float" office:value="0.0329424601286371">
            <text:p>0.0329424601</text:p>
          </table:table-cell>
          <table:table-cell office:value-type="float" office:value="0.0329424601286371">
            <text:p>0.0329424601</text:p>
          </table:table-cell>
          <table:table-cell office:value-type="float" office:value="-0.000333933562726299">
            <text:p>-0.0003339336</text:p>
          </table:table-cell>
          <table:table-cell/>
          <table:table-cell office:value-type="float" office:value="0.0326085265659108">
            <text:p>0.0326085266</text:p>
          </table:table-cell>
          <table:table-cell office:value-type="float" office:value="0.0326085265659108">
            <text:p>0.0326085266</text:p>
          </table:table-cell>
          <table:table-cell office:value-type="float" office:value="-0.0240355835611984">
            <text:p>-0.0240355836</text:p>
          </table:table-cell>
          <table:table-cell/>
          <table:table-cell office:value-type="float" office:value="5.14263372664427">
            <text:p>5.1426337266</text:p>
          </table:table-cell>
          <table:table-cell office:value-type="float" office:value="5.14263372664427">
            <text:p>5.1426337266</text:p>
          </table:table-cell>
          <table:table-cell office:value-type="float" office:value="-1.71179861507187">
            <text:p>-1.711798615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85]*(1-[.J385])" office:value-type="float" office:value="0">
            <text:p>0.000</text:p>
          </table:table-cell>
          <table:table-cell table:style-name="ce2" table:formula="of:=[.K385]*(1-[.K385])" office:value-type="float" office:value="0">
            <text:p>0.000</text:p>
          </table:table-cell>
          <table:table-cell table:style-name="ce2" table:formula="of:=[.L385]*(1-[.L385])" office:value-type="float" office:value="0">
            <text:p>0.000</text:p>
          </table:table-cell>
          <table:table-cell table:style-name="ce2" table:formula="of:=[.M385]*(1-[.M38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507297978599888">
            <text:p>0.5072979786</text:p>
          </table:table-cell>
          <table:table-cell office:value-type="float" office:value="0.968393085304268">
            <text:p>0.968393085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42665948852649">
            <text:p>0.2426659489</text:p>
          </table:table-cell>
          <table:table-cell office:value-type="float" office:value="-0.383985298436932">
            <text:p>-0.3839852984</text:p>
          </table:table-cell>
          <table:table-cell office:value-type="float" office:value="-0.383985298436932">
            <text:p>-0.3839852984</text:p>
          </table:table-cell>
          <table:table-cell office:value-type="float" office:value="0.604990902083123">
            <text:p>0.604990902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62014971407294">
            <text:p>0.7620149714</text:p>
          </table:table-cell>
          <table:table-cell office:value-type="float" office:value="0.999803034969095">
            <text:p>0.99980303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83:.BY384]" office:value-type="float" office:value="1.16591557943444">
            <text:p>1.166</text:p>
          </table:table-cell>
          <table:table-cell table:style-name="ce2" office:value-type="float" office:value="1.16591557943444">
            <text:p>1.166</text:p>
          </table:table-cell>
          <table:table-cell table:style-name="ce2" office:value-type="float" office:value="-1.18955953775498">
            <text:p>-1.190</text:p>
          </table:table-cell>
          <table:table-cell table:style-name="ce2"/>
          <table:table-cell table:style-name="ce2" table:number-matrix-columns-spanned="4" table:number-matrix-rows-spanned="2" table:formula="of:=MMULT([.A388:.C389];[.$A$2:.$D$4])" office:value-type="float" office:value="-1.18955953775498">
            <text:p>-1.190</text:p>
          </table:table-cell>
          <table:table-cell table:style-name="ce2" office:value-type="float" office:value="-0.0236439583205323">
            <text:p>-0.024</text:p>
          </table:table-cell>
          <table:table-cell table:style-name="ce2" office:value-type="float" office:value="-0.0236439583205323">
            <text:p>-0.024</text:p>
          </table:table-cell>
          <table:table-cell table:style-name="ce2" office:value-type="float" office:value="1.14227162111391">
            <text:p>1.142</text:p>
          </table:table-cell>
          <table:table-cell table:style-name="ce2"/>
          <table:table-cell table:style-name="ce2" table:formula="of:=1/(1+EXP(-[.E388]))" office:value-type="float" office:value="0.233337721348854">
            <text:p>0.233</text:p>
          </table:table-cell>
          <table:table-cell table:style-name="ce2" table:formula="of:=1/(1+EXP(-[.F388]))" office:value-type="float" office:value="0.494089285776181">
            <text:p>0.494</text:p>
          </table:table-cell>
          <table:table-cell table:style-name="ce2" table:formula="of:=1/(1+EXP(-[.G388]))" office:value-type="float" office:value="0.494089285776181">
            <text:p>0.494</text:p>
          </table:table-cell>
          <table:table-cell table:style-name="ce2" table:formula="of:=1/(1+EXP(-[.H388]))" office:value-type="float" office:value="0.758096467204595">
            <text:p>0.758</text:p>
          </table:table-cell>
          <table:table-cell table:style-name="ce2"/>
          <table:table-cell table:style-name="ce2" table:formula="of:=[.J388]*(1-[.J388])" office:value-type="float" office:value="0.178891229144579">
            <text:p>0.179</text:p>
          </table:table-cell>
          <table:table-cell table:style-name="ce2" table:formula="of:=[.K388]*(1-[.K388])" office:value-type="float" office:value="0.249965063457364">
            <text:p>0.250</text:p>
          </table:table-cell>
          <table:table-cell table:style-name="ce2" table:formula="of:=[.L388]*(1-[.L388])" office:value-type="float" office:value="0.249965063457364">
            <text:p>0.250</text:p>
          </table:table-cell>
          <table:table-cell table:style-name="ce2" table:formula="of:=[.M388]*(1-[.M388])" office:value-type="float" office:value="0.183386213616507">
            <text:p>0.183</text:p>
          </table:table-cell>
          <table:table-cell table:style-name="ce2"/>
          <table:table-cell table:style-name="ce2" table:number-matrix-columns-spanned="3" table:number-matrix-rows-spanned="1" table:formula="of:=[.BE383:.BG383]" office:value-type="float" office:value="-2.65582555420873">
            <text:p>-2.656</text:p>
          </table:table-cell>
          <table:table-cell table:style-name="ce2" office:value-type="float" office:value="3.26197768240036">
            <text:p>3.262</text:p>
          </table:table-cell>
          <table:table-cell table:style-name="ce2" office:value-type="float" office:value="-1.16378655999992">
            <text:p>-1.164</text:p>
          </table:table-cell>
          <table:table-cell table:style-name="ce2"/>
          <table:table-cell table:style-name="ce2" table:number-matrix-columns-spanned="4" table:number-matrix-rows-spanned="1" table:formula="of:=MMULT([.T388:.V388];[.J388:.M390])" office:value-type="float" office:value="-1.28463472822862">
            <text:p>-1.285</text:p>
          </table:table-cell>
          <table:table-cell table:style-name="ce2" office:value-type="float" office:value="0.683727635056613">
            <text:p>0.684</text:p>
          </table:table-cell>
          <table:table-cell table:style-name="ce2" office:value-type="float" office:value="0.683727635056613">
            <text:p>0.684</text:p>
          </table:table-cell>
          <table:table-cell table:style-name="ce2" office:value-type="float" office:value="0.0842025733126335">
            <text:p>0.084</text:p>
          </table:table-cell>
          <table:table-cell table:style-name="ce2"/>
          <table:table-cell table:style-name="ce2" table:formula="of:=1/(1+EXP(-[.X388]))" office:value-type="float" office:value="0.216762323128077">
            <text:p>0.217</text:p>
          </table:table-cell>
          <table:table-cell table:style-name="ce2" table:formula="of:=1/(1+EXP(-[.Y388]))" office:value-type="float" office:value="0.664570158475072">
            <text:p>0.665</text:p>
          </table:table-cell>
          <table:table-cell table:style-name="ce2" table:formula="of:=1/(1+EXP(-[.Z388]))" office:value-type="float" office:value="0.664570158475072">
            <text:p>0.665</text:p>
          </table:table-cell>
          <table:table-cell table:style-name="ce2" table:formula="of:=1/(1+EXP(-[.AA388]))" office:value-type="float" office:value="0.521038214589708">
            <text:p>0.521</text:p>
          </table:table-cell>
          <table:table-cell/>
          <table:table-cell table:style-name="ce2" table:formula="of:=[.AC388]*(1-[.AC388])" office:value-type="float" office:value="0.169776418400196">
            <text:p>0.170</text:p>
          </table:table-cell>
          <table:table-cell table:style-name="ce2" table:formula="of:=[.AD388]*(1-[.AD388])" office:value-type="float" office:value="0.22291666293949">
            <text:p>0.223</text:p>
          </table:table-cell>
          <table:table-cell table:style-name="ce2" table:formula="of:=[.AE388]*(1-[.AE388])" office:value-type="float" office:value="0.22291666293949">
            <text:p>0.223</text:p>
          </table:table-cell>
          <table:table-cell table:style-name="ce2" table:formula="of:=[.AF388]*(1-[.AF388])" office:value-type="float" office:value="0.249557393526877">
            <text:p>0.250</text:p>
          </table:table-cell>
          <table:table-cell/>
          <table:table-cell table:style-name="ce2" table:number-matrix-columns-spanned="4" table:number-matrix-rows-spanned="1" table:formula="of:=[.$AC$8:.$AF$8]-[.AC388:.AF388]" office:value-type="float" office:value="-0.20960953493918">
            <text:p>-0.210</text:p>
          </table:table-cell>
          <table:table-cell table:style-name="ce2" office:value-type="float" office:value="0.327785705696668">
            <text:p>0.328</text:p>
          </table:table-cell>
          <table:table-cell table:style-name="ce2" office:value-type="float" office:value="0.327785705696668">
            <text:p>0.328</text:p>
          </table:table-cell>
          <table:table-cell table:style-name="ce2" office:value-type="float" office:value="-0.513885426400811">
            <text:p>-0.514</text:p>
          </table:table-cell>
          <table:table-cell/>
          <table:table-cell table:number-matrix-columns-spanned="4" table:number-matrix-rows-spanned="1" table:formula="of:=[.AM388:.AP388]*[.AH388:.AK388]" office:value-type="float" office:value="-0.0355867561045047">
            <text:p>-0.0355867561</text:p>
          </table:table-cell>
          <table:table-cell office:value-type="float" office:value="0.073068895673167">
            <text:p>0.0730688957</text:p>
          </table:table-cell>
          <table:table-cell office:value-type="float" office:value="0.073068895673167">
            <text:p>0.0730688957</text:p>
          </table:table-cell>
          <table:table-cell office:value-type="float" office:value="-0.128243907584034">
            <text:p>-0.1282439076</text:p>
          </table:table-cell>
          <table:table-cell/>
          <table:table-cell table:number-matrix-columns-spanned="3" table:number-matrix-rows-spanned="4" table:formula="of:=TRANSPOSE([.J388:.M390])" office:value-type="float" office:value="0.233337721348854">
            <text:p>0.2333377213</text:p>
          </table:table-cell>
          <table:table-cell office:value-type="float" office:value="0.152930572634494">
            <text:p>0.152930572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88:.AU388];[.AW388:.AY391])" office:value-type="float" office:value="-0.0333198689083729">
            <text:p>-0.0333198689</text:p>
          </table:table-cell>
          <table:table-cell office:value-type="float" office:value="0.00789504967669957">
            <text:p>0.0078950497</text:p>
          </table:table-cell>
          <table:table-cell office:value-type="float" office:value="-0.0176928723422053">
            <text:p>-0.0176928723</text:p>
          </table:table-cell>
          <table:table-cell/>
          <table:table-cell table:number-matrix-columns-spanned="3" table:number-matrix-rows-spanned="1" table:formula="of:=[.T388:.V388]+[.BA388:.BC388]" office:value-type="float" office:value="-2.6891454231171">
            <text:p>-2.6891454231</text:p>
          </table:table-cell>
          <table:table-cell office:value-type="float" office:value="3.26987273207706">
            <text:p>3.2698727321</text:p>
          </table:table-cell>
          <table:table-cell office:value-type="float" office:value="-1.18147943234213">
            <text:p>-1.1814794323</text:p>
          </table:table-cell>
          <table:table-cell/>
          <table:table-cell table:number-matrix-columns-spanned="4" table:number-matrix-rows-spanned="3" table:formula="of:=MMULT(TRANSPOSE([.BE388:.BG388]);[.AM388:.AP388])" office:value-type="float" office:value="0.563670521523401">
            <text:p>0.5636705215</text:p>
          </table:table-cell>
          <table:table-cell office:value-type="float" office:value="-0.881463430237405">
            <text:p>-0.8814634302</text:p>
          </table:table-cell>
          <table:table-cell office:value-type="float" office:value="-0.881463430237405">
            <text:p>-0.8814634302</text:p>
          </table:table-cell>
          <table:table-cell office:value-type="float" office:value="1.38191264241232">
            <text:p>1.3819126424</text:p>
          </table:table-cell>
          <table:table-cell/>
          <table:table-cell table:number-matrix-columns-spanned="4" table:number-matrix-rows-spanned="3" table:formula="of:=[.BI388:.BL390]*[.O388:.R390]" office:value-type="float" office:value="0.100835712427887">
            <text:p>0.1008357124</text:p>
          </table:table-cell>
          <table:table-cell office:value-type="float" office:value="-0.220335062274639">
            <text:p>-0.2203350623</text:p>
          </table:table-cell>
          <table:table-cell office:value-type="float" office:value="-0.220335062274639">
            <text:p>-0.2203350623</text:p>
          </table:table-cell>
          <table:table-cell office:value-type="float" office:value="0.253423727040779">
            <text:p>0.253423727</text:p>
          </table:table-cell>
          <table:table-cell/>
          <table:table-cell table:number-matrix-columns-spanned="3" table:number-matrix-rows-spanned="2" table:formula="of:=MMULT([.BN388:.BQ389];[.$O$2:.$Q$5])" office:value-type="float" office:value="0.0330886647661396">
            <text:p>0.0330886648</text:p>
          </table:table-cell>
          <table:table-cell office:value-type="float" office:value="0.0330886647661396">
            <text:p>0.0330886648</text:p>
          </table:table-cell>
          <table:table-cell office:value-type="float" office:value="-0.0864106850806125">
            <text:p>-0.0864106851</text:p>
          </table:table-cell>
          <table:table-cell/>
          <table:table-cell table:number-matrix-columns-spanned="3" table:number-matrix-rows-spanned="2" table:formula="of:=[.A388:.C389]+[.BS388:.BU389]" office:value-type="float" office:value="1.19900424420058">
            <text:p>1.1990042442</text:p>
          </table:table-cell>
          <table:table-cell office:value-type="float" office:value="1.19900424420058">
            <text:p>1.1990042442</text:p>
          </table:table-cell>
          <table:table-cell office:value-type="float" office:value="-1.27597022283559">
            <text:p>-1.2759702228</text:p>
          </table:table-cell>
          <table:table-cell/>
          <table:table-cell table:formula="of:=SUMSQ([.AM388:.AP388])" office:value-type="float" office:value="0.522901326322688">
            <text:p>0.5229013263</text:p>
          </table:table-cell>
          <table:table-cell table:number-columns-repeated="945"/>
        </table:table-row>
        <table:table-row table:style-name="ro2">
          <table:table-cell table:style-name="ce2" office:value-type="float" office:value="5.14263372664427">
            <text:p>5.143</text:p>
          </table:table-cell>
          <table:table-cell table:style-name="ce2" office:value-type="float" office:value="5.14263372664427">
            <text:p>5.143</text:p>
          </table:table-cell>
          <table:table-cell table:style-name="ce2" office:value-type="float" office:value="-1.71179861507187">
            <text:p>-1.712</text:p>
          </table:table-cell>
          <table:table-cell table:style-name="ce2"/>
          <table:table-cell table:style-name="ce2" office:value-type="float" office:value="-1.71179861507187">
            <text:p>-1.712</text:p>
          </table:table-cell>
          <table:table-cell table:style-name="ce2" office:value-type="float" office:value="3.4308351115724">
            <text:p>3.431</text:p>
          </table:table-cell>
          <table:table-cell table:style-name="ce2" office:value-type="float" office:value="3.4308351115724">
            <text:p>3.431</text:p>
          </table:table-cell>
          <table:table-cell table:style-name="ce2" office:value-type="float" office:value="8.57346883821667">
            <text:p>8.573</text:p>
          </table:table-cell>
          <table:table-cell table:style-name="ce2"/>
          <table:table-cell table:style-name="ce2" table:formula="of:=1/(1+EXP(-[.E389]))" office:value-type="float" office:value="0.152930572634494">
            <text:p>0.153</text:p>
          </table:table-cell>
          <table:table-cell table:style-name="ce2" table:formula="of:=1/(1+EXP(-[.F389]))" office:value-type="float" office:value="0.968654434188689">
            <text:p>0.969</text:p>
          </table:table-cell>
          <table:table-cell table:style-name="ce2" table:formula="of:=1/(1+EXP(-[.G389]))" office:value-type="float" office:value="0.968654434188689">
            <text:p>0.969</text:p>
          </table:table-cell>
          <table:table-cell table:style-name="ce2" table:formula="of:=1/(1+EXP(-[.H389]))" office:value-type="float" office:value="0.99981098002791">
            <text:p>1.000</text:p>
          </table:table-cell>
          <table:table-cell table:style-name="ce2"/>
          <table:table-cell table:style-name="ce2" table:formula="of:=[.J389]*(1-[.J389])" office:value-type="float" office:value="0.12954281258818">
            <text:p>0.130</text:p>
          </table:table-cell>
          <table:table-cell table:style-name="ce2" table:formula="of:=[.K389]*(1-[.K389])" office:value-type="float" office:value="0.0303630213152793">
            <text:p>0.030</text:p>
          </table:table-cell>
          <table:table-cell table:style-name="ce2" table:formula="of:=[.L389]*(1-[.L389])" office:value-type="float" office:value="0.0303630213152793">
            <text:p>0.030</text:p>
          </table:table-cell>
          <table:table-cell table:style-name="ce2" table:formula="of:=[.M389]*(1-[.M389])" office:value-type="float" office:value="0.000188984243539906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94089285776181">
            <text:p>0.4940892858</text:p>
          </table:table-cell>
          <table:table-cell office:value-type="float" office:value="0.968654434188689">
            <text:p>0.96865443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8539650268098">
            <text:p>-0.6853965027</text:p>
          </table:table-cell>
          <table:table-cell office:value-type="float" office:value="1.07181754102217">
            <text:p>1.071817541</text:p>
          </table:table-cell>
          <table:table-cell office:value-type="float" office:value="1.07181754102217">
            <text:p>1.071817541</text:p>
          </table:table-cell>
          <table:table-cell office:value-type="float" office:value="-1.68033994319981">
            <text:p>-1.6803399432</text:p>
          </table:table-cell>
          <table:table-cell/>
          <table:table-cell office:value-type="float" office:value="-0.088788190695396">
            <text:p>-0.0887881907</text:p>
          </table:table-cell>
          <table:table-cell office:value-type="float" office:value="0.0325436188441465">
            <text:p>0.0325436188</text:p>
          </table:table-cell>
          <table:table-cell office:value-type="float" office:value="0.0325436188441465">
            <text:p>0.0325436188</text:p>
          </table:table-cell>
          <table:table-cell office:value-type="float" office:value="-0.000317557773055504">
            <text:p>-0.0003175578</text:p>
          </table:table-cell>
          <table:table-cell/>
          <table:table-cell office:value-type="float" office:value="0.032226061071091">
            <text:p>0.0322260611</text:p>
          </table:table-cell>
          <table:table-cell office:value-type="float" office:value="0.032226061071091">
            <text:p>0.0322260611</text:p>
          </table:table-cell>
          <table:table-cell office:value-type="float" office:value="-0.0240185107801585">
            <text:p>-0.0240185108</text:p>
          </table:table-cell>
          <table:table-cell/>
          <table:table-cell office:value-type="float" office:value="5.17485978771536">
            <text:p>5.1748597877</text:p>
          </table:table-cell>
          <table:table-cell office:value-type="float" office:value="5.17485978771536">
            <text:p>5.1748597877</text:p>
          </table:table-cell>
          <table:table-cell office:value-type="float" office:value="-1.73581712585202">
            <text:p>-1.735817125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90]*(1-[.J390])" office:value-type="float" office:value="0">
            <text:p>0.000</text:p>
          </table:table-cell>
          <table:table-cell table:style-name="ce2" table:formula="of:=[.K390]*(1-[.K390])" office:value-type="float" office:value="0">
            <text:p>0.000</text:p>
          </table:table-cell>
          <table:table-cell table:style-name="ce2" table:formula="of:=[.L390]*(1-[.L390])" office:value-type="float" office:value="0">
            <text:p>0.000</text:p>
          </table:table-cell>
          <table:table-cell table:style-name="ce2" table:formula="of:=[.M390]*(1-[.M39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94089285776181">
            <text:p>0.4940892858</text:p>
          </table:table-cell>
          <table:table-cell office:value-type="float" office:value="0.968654434188689">
            <text:p>0.968654434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4764935435344">
            <text:p>0.2476493544</text:p>
          </table:table-cell>
          <table:table-cell office:value-type="float" office:value="-0.387272069496363">
            <text:p>-0.3872720695</text:p>
          </table:table-cell>
          <table:table-cell office:value-type="float" office:value="-0.387272069496363">
            <text:p>-0.3872720695</text:p>
          </table:table-cell>
          <table:table-cell office:value-type="float" office:value="0.607145061872923">
            <text:p>0.607145061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8096467204595">
            <text:p>0.7580964672</text:p>
          </table:table-cell>
          <table:table-cell office:value-type="float" office:value="0.99981098002791">
            <text:p>0.9998109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88:.BY389]" office:value-type="float" office:value="1.19900424420058">
            <text:p>1.199</text:p>
          </table:table-cell>
          <table:table-cell table:style-name="ce2" office:value-type="float" office:value="1.19900424420058">
            <text:p>1.199</text:p>
          </table:table-cell>
          <table:table-cell table:style-name="ce2" office:value-type="float" office:value="-1.27597022283559">
            <text:p>-1.276</text:p>
          </table:table-cell>
          <table:table-cell table:style-name="ce2"/>
          <table:table-cell table:style-name="ce2" table:number-matrix-columns-spanned="4" table:number-matrix-rows-spanned="2" table:formula="of:=MMULT([.A393:.C394];[.$A$2:.$D$4])" office:value-type="float" office:value="-1.27597022283559">
            <text:p>-1.276</text:p>
          </table:table-cell>
          <table:table-cell table:style-name="ce2" office:value-type="float" office:value="-0.076965978635005">
            <text:p>-0.077</text:p>
          </table:table-cell>
          <table:table-cell table:style-name="ce2" office:value-type="float" office:value="-0.076965978635005">
            <text:p>-0.077</text:p>
          </table:table-cell>
          <table:table-cell table:style-name="ce2" office:value-type="float" office:value="1.12203826556558">
            <text:p>1.122</text:p>
          </table:table-cell>
          <table:table-cell table:style-name="ce2"/>
          <table:table-cell table:style-name="ce2" table:formula="of:=1/(1+EXP(-[.E393]))" office:value-type="float" office:value="0.218236961526682">
            <text:p>0.218</text:p>
          </table:table-cell>
          <table:table-cell table:style-name="ce2" table:formula="of:=1/(1+EXP(-[.F393]))" office:value-type="float" office:value="0.480767998220627">
            <text:p>0.481</text:p>
          </table:table-cell>
          <table:table-cell table:style-name="ce2" table:formula="of:=1/(1+EXP(-[.G393]))" office:value-type="float" office:value="0.480767998220627">
            <text:p>0.481</text:p>
          </table:table-cell>
          <table:table-cell table:style-name="ce2" table:formula="of:=1/(1+EXP(-[.H393]))" office:value-type="float" office:value="0.754366598023504">
            <text:p>0.754</text:p>
          </table:table-cell>
          <table:table-cell table:style-name="ce2"/>
          <table:table-cell table:style-name="ce2" table:formula="of:=[.J393]*(1-[.J393])" office:value-type="float" office:value="0.170609590150284">
            <text:p>0.171</text:p>
          </table:table-cell>
          <table:table-cell table:style-name="ce2" table:formula="of:=[.K393]*(1-[.K393])" office:value-type="float" office:value="0.249630130107558">
            <text:p>0.250</text:p>
          </table:table-cell>
          <table:table-cell table:style-name="ce2" table:formula="of:=[.L393]*(1-[.L393])" office:value-type="float" office:value="0.249630130107558">
            <text:p>0.250</text:p>
          </table:table-cell>
          <table:table-cell table:style-name="ce2" table:formula="of:=[.M393]*(1-[.M393])" office:value-type="float" office:value="0.185297633809949">
            <text:p>0.185</text:p>
          </table:table-cell>
          <table:table-cell table:style-name="ce2"/>
          <table:table-cell table:style-name="ce2" table:number-matrix-columns-spanned="3" table:number-matrix-rows-spanned="1" table:formula="of:=[.BE388:.BG388]" office:value-type="float" office:value="-2.6891454231171">
            <text:p>-2.689</text:p>
          </table:table-cell>
          <table:table-cell table:style-name="ce2" office:value-type="float" office:value="3.26987273207706">
            <text:p>3.270</text:p>
          </table:table-cell>
          <table:table-cell table:style-name="ce2" office:value-type="float" office:value="-1.18147943234213">
            <text:p>-1.181</text:p>
          </table:table-cell>
          <table:table-cell table:style-name="ce2"/>
          <table:table-cell table:style-name="ce2" table:number-matrix-columns-spanned="4" table:number-matrix-rows-spanned="1" table:formula="of:=MMULT([.T393:.V393];[.J393:.M395])" office:value-type="float" office:value="-1.27837622346218">
            <text:p>-1.278</text:p>
          </table:table-cell>
          <table:table-cell table:style-name="ce2" office:value-type="float" office:value="0.693853971866689">
            <text:p>0.694</text:p>
          </table:table-cell>
          <table:table-cell table:style-name="ce2" office:value-type="float" office:value="0.693853971866689">
            <text:p>0.694</text:p>
          </table:table-cell>
          <table:table-cell table:style-name="ce2" office:value-type="float" office:value="0.0591982319677531">
            <text:p>0.059</text:p>
          </table:table-cell>
          <table:table-cell table:style-name="ce2"/>
          <table:table-cell table:style-name="ce2" table:formula="of:=1/(1+EXP(-[.X393]))" office:value-type="float" office:value="0.217826753033146">
            <text:p>0.218</text:p>
          </table:table-cell>
          <table:table-cell table:style-name="ce2" table:formula="of:=1/(1+EXP(-[.Y393]))" office:value-type="float" office:value="0.666823712895143">
            <text:p>0.667</text:p>
          </table:table-cell>
          <table:table-cell table:style-name="ce2" table:formula="of:=1/(1+EXP(-[.Z393]))" office:value-type="float" office:value="0.666823712895143">
            <text:p>0.667</text:p>
          </table:table-cell>
          <table:table-cell table:style-name="ce2" table:formula="of:=1/(1+EXP(-[.AA393]))" office:value-type="float" office:value="0.514795237503942">
            <text:p>0.515</text:p>
          </table:table-cell>
          <table:table-cell/>
          <table:table-cell table:style-name="ce2" table:formula="of:=[.AC393]*(1-[.AC393])" office:value-type="float" office:value="0.170378258696183">
            <text:p>0.170</text:p>
          </table:table-cell>
          <table:table-cell table:style-name="ce2" table:formula="of:=[.AD393]*(1-[.AD393])" office:value-type="float" office:value="0.222169848815879">
            <text:p>0.222</text:p>
          </table:table-cell>
          <table:table-cell table:style-name="ce2" table:formula="of:=[.AE393]*(1-[.AE393])" office:value-type="float" office:value="0.222169848815879">
            <text:p>0.222</text:p>
          </table:table-cell>
          <table:table-cell table:style-name="ce2" table:formula="of:=[.AF393]*(1-[.AF393])" office:value-type="float" office:value="0.249781100947202">
            <text:p>0.250</text:p>
          </table:table-cell>
          <table:table-cell/>
          <table:table-cell table:style-name="ce2" table:number-matrix-columns-spanned="4" table:number-matrix-rows-spanned="1" table:formula="of:=[.$AC$8:.$AF$8]-[.AC393:.AF393]" office:value-type="float" office:value="-0.210673964844249">
            <text:p>-0.211</text:p>
          </table:table-cell>
          <table:table-cell table:style-name="ce2" office:value-type="float" office:value="0.325532151276597">
            <text:p>0.326</text:p>
          </table:table-cell>
          <table:table-cell table:style-name="ce2" office:value-type="float" office:value="0.325532151276597">
            <text:p>0.326</text:p>
          </table:table-cell>
          <table:table-cell table:style-name="ce2" office:value-type="float" office:value="-0.507642449315045">
            <text:p>-0.508</text:p>
          </table:table-cell>
          <table:table-cell/>
          <table:table-cell table:number-matrix-columns-spanned="4" table:number-matrix-rows-spanned="1" table:formula="of:=[.AM393:.AP393]*[.AH393:.AK393]" office:value-type="float" office:value="-0.0358942632827841">
            <text:p>-0.0358942633</text:p>
          </table:table-cell>
          <table:table-cell office:value-type="float" office:value="0.0723234288338294">
            <text:p>0.0723234288</text:p>
          </table:table-cell>
          <table:table-cell office:value-type="float" office:value="0.0723234288338294">
            <text:p>0.0723234288</text:p>
          </table:table-cell>
          <table:table-cell office:value-type="float" office:value="-0.126799489877446">
            <text:p>-0.1267994899</text:p>
          </table:table-cell>
          <table:table-cell/>
          <table:table-cell table:number-matrix-columns-spanned="3" table:number-matrix-rows-spanned="4" table:formula="of:=TRANSPOSE([.J393:.M395])" office:value-type="float" office:value="0.218236961526682">
            <text:p>0.2182369615</text:p>
          </table:table-cell>
          <table:table-cell office:value-type="float" office:value="0.149845016999537">
            <text:p>0.14984501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93:.AU393];[.AW393:.AY396])" office:value-type="float" office:value="-0.0339451745552541">
            <text:p>-0.0339451746</text:p>
          </table:table-cell>
          <table:table-cell office:value-type="float" office:value="0.00799368028740022">
            <text:p>0.0079936803</text:p>
          </table:table-cell>
          <table:table-cell office:value-type="float" office:value="-0.0180468954925714">
            <text:p>-0.0180468955</text:p>
          </table:table-cell>
          <table:table-cell/>
          <table:table-cell table:number-matrix-columns-spanned="3" table:number-matrix-rows-spanned="1" table:formula="of:=[.T393:.V393]+[.BA393:.BC393]" office:value-type="float" office:value="-2.72309059767236">
            <text:p>-2.7230905977</text:p>
          </table:table-cell>
          <table:table-cell office:value-type="float" office:value="3.27786641236446">
            <text:p>3.2778664124</text:p>
          </table:table-cell>
          <table:table-cell office:value-type="float" office:value="-1.1995263278347">
            <text:p>-1.1995263278</text:p>
          </table:table-cell>
          <table:table-cell/>
          <table:table-cell table:number-matrix-columns-spanned="4" table:number-matrix-rows-spanned="3" table:formula="of:=MMULT(TRANSPOSE([.BE393:.BG393]);[.AM393:.AP393])" office:value-type="float" office:value="0.573684292841733">
            <text:p>0.5736842928</text:p>
          </table:table-cell>
          <table:table-cell office:value-type="float" office:value="-0.886453540381357">
            <text:p>-0.8864535404</text:p>
          </table:table-cell>
          <table:table-cell office:value-type="float" office:value="-0.886453540381357">
            <text:p>-0.8864535404</text:p>
          </table:table-cell>
          <table:table-cell office:value-type="float" office:value="1.38235638070917">
            <text:p>1.3823563807</text:p>
          </table:table-cell>
          <table:table-cell/>
          <table:table-cell table:number-matrix-columns-spanned="4" table:number-matrix-rows-spanned="3" table:formula="of:=[.BI393:.BL395]*[.O393:.R395]" office:value-type="float" office:value="0.0978760420773834">
            <text:p>0.0978760421</text:p>
          </table:table-cell>
          <table:table-cell office:value-type="float" office:value="-0.221285512619704">
            <text:p>-0.2212855126</text:p>
          </table:table-cell>
          <table:table-cell office:value-type="float" office:value="-0.221285512619704">
            <text:p>-0.2212855126</text:p>
          </table:table-cell>
          <table:table-cell office:value-type="float" office:value="0.256147366427494">
            <text:p>0.2561473664</text:p>
          </table:table-cell>
          <table:table-cell/>
          <table:table-cell table:number-matrix-columns-spanned="3" table:number-matrix-rows-spanned="2" table:formula="of:=MMULT([.BN393:.BQ394];[.$O$2:.$Q$5])" office:value-type="float" office:value="0.03486185380779">
            <text:p>0.0348618538</text:p>
          </table:table-cell>
          <table:table-cell office:value-type="float" office:value="0.03486185380779">
            <text:p>0.0348618538</text:p>
          </table:table-cell>
          <table:table-cell office:value-type="float" office:value="-0.0885476167345304">
            <text:p>-0.0885476167</text:p>
          </table:table-cell>
          <table:table-cell/>
          <table:table-cell table:number-matrix-columns-spanned="3" table:number-matrix-rows-spanned="2" table:formula="of:=[.A393:.C394]+[.BS393:.BU394]" office:value-type="float" office:value="1.23386609800837">
            <text:p>1.233866098</text:p>
          </table:table-cell>
          <table:table-cell office:value-type="float" office:value="1.23386609800837">
            <text:p>1.233866098</text:p>
          </table:table-cell>
          <table:table-cell office:value-type="float" office:value="-1.36451783957012">
            <text:p>-1.3645178396</text:p>
          </table:table-cell>
          <table:table-cell/>
          <table:table-cell table:formula="of:=SUMSQ([.AM393:.AP393])" office:value-type="float" office:value="0.514026738839313">
            <text:p>0.5140267388</text:p>
          </table:table-cell>
          <table:table-cell table:number-columns-repeated="945"/>
        </table:table-row>
        <table:table-row table:style-name="ro2">
          <table:table-cell table:style-name="ce2" office:value-type="float" office:value="5.17485978771536">
            <text:p>5.175</text:p>
          </table:table-cell>
          <table:table-cell table:style-name="ce2" office:value-type="float" office:value="5.17485978771536">
            <text:p>5.175</text:p>
          </table:table-cell>
          <table:table-cell table:style-name="ce2" office:value-type="float" office:value="-1.73581712585202">
            <text:p>-1.736</text:p>
          </table:table-cell>
          <table:table-cell table:style-name="ce2"/>
          <table:table-cell table:style-name="ce2" office:value-type="float" office:value="-1.73581712585202">
            <text:p>-1.736</text:p>
          </table:table-cell>
          <table:table-cell table:style-name="ce2" office:value-type="float" office:value="3.43904266186334">
            <text:p>3.439</text:p>
          </table:table-cell>
          <table:table-cell table:style-name="ce2" office:value-type="float" office:value="3.43904266186334">
            <text:p>3.439</text:p>
          </table:table-cell>
          <table:table-cell table:style-name="ce2" office:value-type="float" office:value="8.6139024495787">
            <text:p>8.614</text:p>
          </table:table-cell>
          <table:table-cell table:style-name="ce2"/>
          <table:table-cell table:style-name="ce2" table:formula="of:=1/(1+EXP(-[.E394]))" office:value-type="float" office:value="0.149845016999537">
            <text:p>0.150</text:p>
          </table:table-cell>
          <table:table-cell table:style-name="ce2" table:formula="of:=1/(1+EXP(-[.F394]))" office:value-type="float" office:value="0.968902683925718">
            <text:p>0.969</text:p>
          </table:table-cell>
          <table:table-cell table:style-name="ce2" table:formula="of:=1/(1+EXP(-[.G394]))" office:value-type="float" office:value="0.968902683925718">
            <text:p>0.969</text:p>
          </table:table-cell>
          <table:table-cell table:style-name="ce2" table:formula="of:=1/(1+EXP(-[.H394]))" office:value-type="float" office:value="0.999818468977696">
            <text:p>1.000</text:p>
          </table:table-cell>
          <table:table-cell table:style-name="ce2"/>
          <table:table-cell table:style-name="ce2" table:formula="of:=[.J394]*(1-[.J394])" office:value-type="float" office:value="0.127391487879946">
            <text:p>0.127</text:p>
          </table:table-cell>
          <table:table-cell table:style-name="ce2" table:formula="of:=[.K394]*(1-[.K394])" office:value-type="float" office:value="0.0301302730072585">
            <text:p>0.030</text:p>
          </table:table-cell>
          <table:table-cell table:style-name="ce2" table:formula="of:=[.L394]*(1-[.L394])" office:value-type="float" office:value="0.0301302730072585">
            <text:p>0.030</text:p>
          </table:table-cell>
          <table:table-cell table:style-name="ce2" table:formula="of:=[.M394]*(1-[.M394])" office:value-type="float" office:value="0.000181498068791946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80767998220627">
            <text:p>0.4807679982</text:p>
          </table:table-cell>
          <table:table-cell office:value-type="float" office:value="0.968902683925718">
            <text:p>0.968902683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90561113322618">
            <text:p>-0.6905611133</text:p>
          </table:table-cell>
          <table:table-cell office:value-type="float" office:value="1.06705090481431">
            <text:p>1.0670509048</text:p>
          </table:table-cell>
          <table:table-cell office:value-type="float" office:value="1.06705090481431">
            <text:p>1.0670509048</text:p>
          </table:table-cell>
          <table:table-cell office:value-type="float" office:value="-1.66398413410022">
            <text:p>-1.6639841341</text:p>
          </table:table-cell>
          <table:table-cell/>
          <table:table-cell office:value-type="float" office:value="-0.0879716076981999">
            <text:p>-0.0879716077</text:p>
          </table:table-cell>
          <table:table-cell office:value-type="float" office:value="0.0321505350746973">
            <text:p>0.0321505351</text:p>
          </table:table-cell>
          <table:table-cell office:value-type="float" office:value="0.0321505350746973">
            <text:p>0.0321505351</text:p>
          </table:table-cell>
          <table:table-cell office:value-type="float" office:value="-0.000302009906839628">
            <text:p>-0.0003020099</text:p>
          </table:table-cell>
          <table:table-cell/>
          <table:table-cell office:value-type="float" office:value="0.0318485251678576">
            <text:p>0.0318485252</text:p>
          </table:table-cell>
          <table:table-cell office:value-type="float" office:value="0.0318485251678576">
            <text:p>0.0318485252</text:p>
          </table:table-cell>
          <table:table-cell office:value-type="float" office:value="-0.0239725474556451">
            <text:p>-0.0239725475</text:p>
          </table:table-cell>
          <table:table-cell/>
          <table:table-cell office:value-type="float" office:value="5.20670831288322">
            <text:p>5.2067083129</text:p>
          </table:table-cell>
          <table:table-cell office:value-type="float" office:value="5.20670831288322">
            <text:p>5.2067083129</text:p>
          </table:table-cell>
          <table:table-cell office:value-type="float" office:value="-1.75978967330767">
            <text:p>-1.759789673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395]*(1-[.J395])" office:value-type="float" office:value="0">
            <text:p>0.000</text:p>
          </table:table-cell>
          <table:table-cell table:style-name="ce2" table:formula="of:=[.K395]*(1-[.K395])" office:value-type="float" office:value="0">
            <text:p>0.000</text:p>
          </table:table-cell>
          <table:table-cell table:style-name="ce2" table:formula="of:=[.L395]*(1-[.L395])" office:value-type="float" office:value="0">
            <text:p>0.000</text:p>
          </table:table-cell>
          <table:table-cell table:style-name="ce2" table:formula="of:=[.M395]*(1-[.M39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80767998220627">
            <text:p>0.4807679982</text:p>
          </table:table-cell>
          <table:table-cell office:value-type="float" office:value="0.968902683925718">
            <text:p>0.968902683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52708967419999">
            <text:p>0.2527089674</text:p>
          </table:table-cell>
          <table:table-cell office:value-type="float" office:value="-0.390484386012946">
            <text:p>-0.390484386</text:p>
          </table:table-cell>
          <table:table-cell office:value-type="float" office:value="-0.390484386012946">
            <text:p>-0.390484386</text:p>
          </table:table-cell>
          <table:table-cell office:value-type="float" office:value="0.608930483079889">
            <text:p>0.608930483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4366598023504">
            <text:p>0.754366598</text:p>
          </table:table-cell>
          <table:table-cell office:value-type="float" office:value="0.999818468977696">
            <text:p>0.99981846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393:.BY394]" office:value-type="float" office:value="1.23386609800837">
            <text:p>1.234</text:p>
          </table:table-cell>
          <table:table-cell table:style-name="ce2" office:value-type="float" office:value="1.23386609800837">
            <text:p>1.234</text:p>
          </table:table-cell>
          <table:table-cell table:style-name="ce2" office:value-type="float" office:value="-1.36451783957012">
            <text:p>-1.365</text:p>
          </table:table-cell>
          <table:table-cell table:style-name="ce2"/>
          <table:table-cell table:style-name="ce2" table:number-matrix-columns-spanned="4" table:number-matrix-rows-spanned="2" table:formula="of:=MMULT([.A398:.C399];[.$A$2:.$D$4])" office:value-type="float" office:value="-1.36451783957012">
            <text:p>-1.365</text:p>
          </table:table-cell>
          <table:table-cell table:style-name="ce2" office:value-type="float" office:value="-0.130651741561745">
            <text:p>-0.131</text:p>
          </table:table-cell>
          <table:table-cell table:style-name="ce2" office:value-type="float" office:value="-0.130651741561745">
            <text:p>-0.131</text:p>
          </table:table-cell>
          <table:table-cell table:style-name="ce2" office:value-type="float" office:value="1.10321435644663">
            <text:p>1.103</text:p>
          </table:table-cell>
          <table:table-cell table:style-name="ce2"/>
          <table:table-cell table:style-name="ce2" table:formula="of:=1/(1+EXP(-[.E398]))" office:value-type="float" office:value="0.203507016041661">
            <text:p>0.204</text:p>
          </table:table-cell>
          <table:table-cell table:style-name="ce2" table:formula="of:=1/(1+EXP(-[.F398]))" office:value-type="float" office:value="0.467383448127433">
            <text:p>0.467</text:p>
          </table:table-cell>
          <table:table-cell table:style-name="ce2" table:formula="of:=1/(1+EXP(-[.G398]))" office:value-type="float" office:value="0.467383448127433">
            <text:p>0.467</text:p>
          </table:table-cell>
          <table:table-cell table:style-name="ce2" table:formula="of:=1/(1+EXP(-[.H398]))" office:value-type="float" office:value="0.750861894562999">
            <text:p>0.751</text:p>
          </table:table-cell>
          <table:table-cell table:style-name="ce2"/>
          <table:table-cell table:style-name="ce2" table:formula="of:=[.J398]*(1-[.J398])" office:value-type="float" office:value="0.16209191046348">
            <text:p>0.162</text:p>
          </table:table-cell>
          <table:table-cell table:style-name="ce2" table:formula="of:=[.K398]*(1-[.K398])" office:value-type="float" office:value="0.248936160543944">
            <text:p>0.249</text:p>
          </table:table-cell>
          <table:table-cell table:style-name="ce2" table:formula="of:=[.L398]*(1-[.L398])" office:value-type="float" office:value="0.248936160543944">
            <text:p>0.249</text:p>
          </table:table-cell>
          <table:table-cell table:style-name="ce2" table:formula="of:=[.M398]*(1-[.M398])" office:value-type="float" office:value="0.187068309856263">
            <text:p>0.187</text:p>
          </table:table-cell>
          <table:table-cell table:style-name="ce2"/>
          <table:table-cell table:style-name="ce2" table:number-matrix-columns-spanned="3" table:number-matrix-rows-spanned="1" table:formula="of:=[.BE393:.BG393]" office:value-type="float" office:value="-2.72309059767236">
            <text:p>-2.723</text:p>
          </table:table-cell>
          <table:table-cell table:style-name="ce2" office:value-type="float" office:value="3.27786641236446">
            <text:p>3.278</text:p>
          </table:table-cell>
          <table:table-cell table:style-name="ce2" office:value-type="float" office:value="-1.1995263278347">
            <text:p>-1.200</text:p>
          </table:table-cell>
          <table:table-cell table:style-name="ce2"/>
          <table:table-cell table:style-name="ce2" table:number-matrix-columns-spanned="4" table:number-matrix-rows-spanned="1" table:formula="of:=MMULT([.T398:.V398];[.J398:.M400])" office:value-type="float" office:value="-1.27244889353325">
            <text:p>-1.272</text:p>
          </table:table-cell>
          <table:table-cell table:style-name="ce2" office:value-type="float" office:value="0.704454752723233">
            <text:p>0.704</text:p>
          </table:table-cell>
          <table:table-cell table:style-name="ce2" office:value-type="float" office:value="0.704454752723233">
            <text:p>0.704</text:p>
          </table:table-cell>
          <table:table-cell table:style-name="ce2" office:value-type="float" office:value="0.0331032549209596">
            <text:p>0.033</text:p>
          </table:table-cell>
          <table:table-cell table:style-name="ce2"/>
          <table:table-cell table:style-name="ce2" table:formula="of:=1/(1+EXP(-[.X398]))" office:value-type="float" office:value="0.218838330120494">
            <text:p>0.219</text:p>
          </table:table-cell>
          <table:table-cell table:style-name="ce2" table:formula="of:=1/(1+EXP(-[.Y398]))" office:value-type="float" office:value="0.669174707115973">
            <text:p>0.669</text:p>
          </table:table-cell>
          <table:table-cell table:style-name="ce2" table:formula="of:=1/(1+EXP(-[.Z398]))" office:value-type="float" office:value="0.669174707115973">
            <text:p>0.669</text:p>
          </table:table-cell>
          <table:table-cell table:style-name="ce2" table:formula="of:=1/(1+EXP(-[.AA398]))" office:value-type="float" office:value="0.508275058075746">
            <text:p>0.508</text:p>
          </table:table-cell>
          <table:table-cell/>
          <table:table-cell table:style-name="ce2" table:formula="of:=[.AC398]*(1-[.AC398])" office:value-type="float" office:value="0.170948115390568">
            <text:p>0.171</text:p>
          </table:table-cell>
          <table:table-cell table:style-name="ce2" table:formula="of:=[.AD398]*(1-[.AD398])" office:value-type="float" office:value="0.221379918472225">
            <text:p>0.221</text:p>
          </table:table-cell>
          <table:table-cell table:style-name="ce2" table:formula="of:=[.AE398]*(1-[.AE398])" office:value-type="float" office:value="0.221379918472225">
            <text:p>0.221</text:p>
          </table:table-cell>
          <table:table-cell table:style-name="ce2" table:formula="of:=[.AF398]*(1-[.AF398])" office:value-type="float" office:value="0.249931523413843">
            <text:p>0.250</text:p>
          </table:table-cell>
          <table:table-cell/>
          <table:table-cell table:style-name="ce2" table:number-matrix-columns-spanned="4" table:number-matrix-rows-spanned="1" table:formula="of:=[.$AC$8:.$AF$8]-[.AC398:.AF398]" office:value-type="float" office:value="-0.211685541931598">
            <text:p>-0.212</text:p>
          </table:table-cell>
          <table:table-cell table:style-name="ce2" office:value-type="float" office:value="0.323181157055766">
            <text:p>0.323</text:p>
          </table:table-cell>
          <table:table-cell table:style-name="ce2" office:value-type="float" office:value="0.323181157055766">
            <text:p>0.323</text:p>
          </table:table-cell>
          <table:table-cell table:style-name="ce2" office:value-type="float" office:value="-0.501122269886849">
            <text:p>-0.501</text:p>
          </table:table-cell>
          <table:table-cell/>
          <table:table-cell table:number-matrix-columns-spanned="4" table:number-matrix-rows-spanned="1" table:formula="of:=[.AM398:.AP398]*[.AH398:.AK398]" office:value-type="float" office:value="-0.0361872444486376">
            <text:p>-0.0361872444</text:p>
          </table:table-cell>
          <table:table-cell office:value-type="float" office:value="0.0715458182007647">
            <text:p>0.0715458182</text:p>
          </table:table-cell>
          <table:table-cell office:value-type="float" office:value="0.0715458182007647">
            <text:p>0.0715458182</text:p>
          </table:table-cell>
          <table:table-cell office:value-type="float" office:value="-0.125246252329423">
            <text:p>-0.1252462523</text:p>
          </table:table-cell>
          <table:table-cell/>
          <table:table-cell table:number-matrix-columns-spanned="3" table:number-matrix-rows-spanned="4" table:formula="of:=TRANSPOSE([.J398:.M400])" office:value-type="float" office:value="0.203507016041661">
            <text:p>0.203507016</text:p>
          </table:table-cell>
          <table:table-cell office:value-type="float" office:value="0.146816683690812">
            <text:p>0.146816683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398:.AU398];[.AW398:.AY401])" office:value-type="float" office:value="-0.0345283340279549">
            <text:p>-0.034528334</text:p>
          </table:table-cell>
          <table:table-cell office:value-type="float" office:value="0.00813840906065419">
            <text:p>0.0081384091</text:p>
          </table:table-cell>
          <table:table-cell office:value-type="float" office:value="-0.0183418603765314">
            <text:p>-0.0183418604</text:p>
          </table:table-cell>
          <table:table-cell/>
          <table:table-cell table:number-matrix-columns-spanned="3" table:number-matrix-rows-spanned="1" table:formula="of:=[.T398:.V398]+[.BA398:.BC398]" office:value-type="float" office:value="-2.75761893170031">
            <text:p>-2.7576189317</text:p>
          </table:table-cell>
          <table:table-cell office:value-type="float" office:value="3.28600482142512">
            <text:p>3.2860048214</text:p>
          </table:table-cell>
          <table:table-cell office:value-type="float" office:value="-1.21786818821123">
            <text:p>-1.2178681882</text:p>
          </table:table-cell>
          <table:table-cell/>
          <table:table-cell table:number-matrix-columns-spanned="4" table:number-matrix-rows-spanned="3" table:formula="of:=MMULT(TRANSPOSE([.BE398:.BG398]);[.AM398:.AP398])" office:value-type="float" office:value="0.583748057997814">
            <text:p>0.583748058</text:p>
          </table:table-cell>
          <table:table-cell office:value-type="float" office:value="-0.891210477065793">
            <text:p>-0.8912104771</text:p>
          </table:table-cell>
          <table:table-cell office:value-type="float" office:value="-0.891210477065793">
            <text:p>-0.8912104771</text:p>
          </table:table-cell>
          <table:table-cell office:value-type="float" office:value="1.38190425853661">
            <text:p>1.3819042585</text:p>
          </table:table-cell>
          <table:table-cell/>
          <table:table-cell table:number-matrix-columns-spanned="4" table:number-matrix-rows-spanned="3" table:formula="of:=[.BI398:.BL400]*[.O398:.R400]" office:value-type="float" office:value="0.094620837950212">
            <text:p>0.094620838</text:p>
          </table:table-cell>
          <table:table-cell office:value-type="float" office:value="-0.221854514397295">
            <text:p>-0.2218545144</text:p>
          </table:table-cell>
          <table:table-cell office:value-type="float" office:value="-0.221854514397295">
            <text:p>-0.2218545144</text:p>
          </table:table-cell>
          <table:table-cell office:value-type="float" office:value="0.258510494027615">
            <text:p>0.258510494</text:p>
          </table:table-cell>
          <table:table-cell/>
          <table:table-cell table:number-matrix-columns-spanned="3" table:number-matrix-rows-spanned="2" table:formula="of:=MMULT([.BN398:.BQ399];[.$O$2:.$Q$5])" office:value-type="float" office:value="0.0366559796303199">
            <text:p>0.0366559796</text:p>
          </table:table-cell>
          <table:table-cell office:value-type="float" office:value="0.0366559796303199">
            <text:p>0.0366559796</text:p>
          </table:table-cell>
          <table:table-cell office:value-type="float" office:value="-0.0905776968167633">
            <text:p>-0.0905776968</text:p>
          </table:table-cell>
          <table:table-cell/>
          <table:table-cell table:number-matrix-columns-spanned="3" table:number-matrix-rows-spanned="2" table:formula="of:=[.A398:.C399]+[.BS398:.BU399]" office:value-type="float" office:value="1.27052207763869">
            <text:p>1.2705220776</text:p>
          </table:table-cell>
          <table:table-cell office:value-type="float" office:value="1.27052207763869">
            <text:p>1.2705220776</text:p>
          </table:table-cell>
          <table:table-cell office:value-type="float" office:value="-1.45509553638688">
            <text:p>-1.4550955364</text:p>
          </table:table-cell>
          <table:table-cell/>
          <table:table-cell table:formula="of:=SUMSQ([.AM398:.AP398])" office:value-type="float" office:value="0.50482641859123">
            <text:p>0.5048264186</text:p>
          </table:table-cell>
          <table:table-cell table:number-columns-repeated="945"/>
        </table:table-row>
        <table:table-row table:style-name="ro2">
          <table:table-cell table:style-name="ce2" office:value-type="float" office:value="5.20670831288322">
            <text:p>5.207</text:p>
          </table:table-cell>
          <table:table-cell table:style-name="ce2" office:value-type="float" office:value="5.20670831288322">
            <text:p>5.207</text:p>
          </table:table-cell>
          <table:table-cell table:style-name="ce2" office:value-type="float" office:value="-1.75978967330767">
            <text:p>-1.760</text:p>
          </table:table-cell>
          <table:table-cell table:style-name="ce2"/>
          <table:table-cell table:style-name="ce2" office:value-type="float" office:value="-1.75978967330767">
            <text:p>-1.760</text:p>
          </table:table-cell>
          <table:table-cell table:style-name="ce2" office:value-type="float" office:value="3.44691863957555">
            <text:p>3.447</text:p>
          </table:table-cell>
          <table:table-cell table:style-name="ce2" office:value-type="float" office:value="3.44691863957555">
            <text:p>3.447</text:p>
          </table:table-cell>
          <table:table-cell table:style-name="ce2" office:value-type="float" office:value="8.65362695245877">
            <text:p>8.654</text:p>
          </table:table-cell>
          <table:table-cell table:style-name="ce2"/>
          <table:table-cell table:style-name="ce2" table:formula="of:=1/(1+EXP(-[.E399]))" office:value-type="float" office:value="0.146816683690812">
            <text:p>0.147</text:p>
          </table:table-cell>
          <table:table-cell table:style-name="ce2" table:formula="of:=1/(1+EXP(-[.F399]))" office:value-type="float" office:value="0.969139114906741">
            <text:p>0.969</text:p>
          </table:table-cell>
          <table:table-cell table:style-name="ce2" table:formula="of:=1/(1+EXP(-[.G399]))" office:value-type="float" office:value="0.969139114906741">
            <text:p>0.969</text:p>
          </table:table-cell>
          <table:table-cell table:style-name="ce2" table:formula="of:=1/(1+EXP(-[.H399]))" office:value-type="float" office:value="0.999825537620541">
            <text:p>1.000</text:p>
          </table:table-cell>
          <table:table-cell table:style-name="ce2"/>
          <table:table-cell table:style-name="ce2" table:formula="of:=[.J399]*(1-[.J399])" office:value-type="float" office:value="0.125261545080844">
            <text:p>0.125</text:p>
          </table:table-cell>
          <table:table-cell table:style-name="ce2" table:formula="of:=[.K399]*(1-[.K399])" office:value-type="float" office:value="0.0299084908645197">
            <text:p>0.030</text:p>
          </table:table-cell>
          <table:table-cell table:style-name="ce2" table:formula="of:=[.L399]*(1-[.L399])" office:value-type="float" office:value="0.0299084908645197">
            <text:p>0.030</text:p>
          </table:table-cell>
          <table:table-cell table:style-name="ce2" table:formula="of:=[.M399]*(1-[.M399])" office:value-type="float" office:value="0.00017443194233688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67383448127433">
            <text:p>0.4673834481</text:p>
          </table:table-cell>
          <table:table-cell office:value-type="float" office:value="0.969139114906741">
            <text:p>0.969139114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695599711413219">
            <text:p>-0.6955997114</text:p>
          </table:table-cell>
          <table:table-cell office:value-type="float" office:value="1.061974840279">
            <text:p>1.0619748403</text:p>
          </table:table-cell>
          <table:table-cell office:value-type="float" office:value="1.061974840279">
            <text:p>1.0619748403</text:p>
          </table:table-cell>
          <table:table-cell office:value-type="float" office:value="-1.64669019497169">
            <text:p>-1.646690195</text:p>
          </table:table-cell>
          <table:table-cell/>
          <table:table-cell office:value-type="float" office:value="-0.0871318946094091">
            <text:p>-0.0871318946</text:p>
          </table:table-cell>
          <table:table-cell office:value-type="float" office:value="0.0317620648088341">
            <text:p>0.0317620648</text:p>
          </table:table-cell>
          <table:table-cell office:value-type="float" office:value="0.0317620648088341">
            <text:p>0.0317620648</text:p>
          </table:table-cell>
          <table:table-cell office:value-type="float" office:value="-0.00028723536913601">
            <text:p>-0.0002872354</text:p>
          </table:table-cell>
          <table:table-cell/>
          <table:table-cell office:value-type="float" office:value="0.0314748294396981">
            <text:p>0.0314748294</text:p>
          </table:table-cell>
          <table:table-cell office:value-type="float" office:value="0.0314748294396981">
            <text:p>0.0314748294</text:p>
          </table:table-cell>
          <table:table-cell office:value-type="float" office:value="-0.0238950003608769">
            <text:p>-0.0238950004</text:p>
          </table:table-cell>
          <table:table-cell/>
          <table:table-cell office:value-type="float" office:value="5.23818314232292">
            <text:p>5.2381831423</text:p>
          </table:table-cell>
          <table:table-cell office:value-type="float" office:value="5.23818314232292">
            <text:p>5.2381831423</text:p>
          </table:table-cell>
          <table:table-cell office:value-type="float" office:value="-1.78368467366855">
            <text:p>-1.783684673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00]*(1-[.J400])" office:value-type="float" office:value="0">
            <text:p>0.000</text:p>
          </table:table-cell>
          <table:table-cell table:style-name="ce2" table:formula="of:=[.K400]*(1-[.K400])" office:value-type="float" office:value="0">
            <text:p>0.000</text:p>
          </table:table-cell>
          <table:table-cell table:style-name="ce2" table:formula="of:=[.L400]*(1-[.L400])" office:value-type="float" office:value="0">
            <text:p>0.000</text:p>
          </table:table-cell>
          <table:table-cell table:style-name="ce2" table:formula="of:=[.M400]*(1-[.M40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67383448127433">
            <text:p>0.4673834481</text:p>
          </table:table-cell>
          <table:table-cell office:value-type="float" office:value="0.969139114906741">
            <text:p>0.969139114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57805087422747">
            <text:p>0.2578050874</text:p>
          </table:table-cell>
          <table:table-cell office:value-type="float" office:value="-0.393592050207515">
            <text:p>-0.3935920502</text:p>
          </table:table-cell>
          <table:table-cell office:value-type="float" office:value="-0.393592050207515">
            <text:p>-0.3935920502</text:p>
          </table:table-cell>
          <table:table-cell office:value-type="float" office:value="0.610300870899397">
            <text:p>0.610300870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0861894562999">
            <text:p>0.7508618946</text:p>
          </table:table-cell>
          <table:table-cell office:value-type="float" office:value="0.999825537620541">
            <text:p>0.999825537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398:.BY399]" office:value-type="float" office:value="1.27052207763869">
            <text:p>1.271</text:p>
          </table:table-cell>
          <table:table-cell table:style-name="ce2" office:value-type="float" office:value="1.27052207763869">
            <text:p>1.271</text:p>
          </table:table-cell>
          <table:table-cell table:style-name="ce2" office:value-type="float" office:value="-1.45509553638688">
            <text:p>-1.455</text:p>
          </table:table-cell>
          <table:table-cell table:style-name="ce2"/>
          <table:table-cell table:style-name="ce2" table:number-matrix-columns-spanned="4" table:number-matrix-rows-spanned="2" table:formula="of:=MMULT([.A403:.C404];[.$A$2:.$D$4])" office:value-type="float" office:value="-1.45509553638688">
            <text:p>-1.455</text:p>
          </table:table-cell>
          <table:table-cell table:style-name="ce2" office:value-type="float" office:value="-0.184573458748189">
            <text:p>-0.185</text:p>
          </table:table-cell>
          <table:table-cell table:style-name="ce2" office:value-type="float" office:value="-0.184573458748189">
            <text:p>-0.185</text:p>
          </table:table-cell>
          <table:table-cell table:style-name="ce2" office:value-type="float" office:value="1.0859486188905">
            <text:p>1.086</text:p>
          </table:table-cell>
          <table:table-cell table:style-name="ce2"/>
          <table:table-cell table:style-name="ce2" table:formula="of:=1/(1+EXP(-[.E403]))" office:value-type="float" office:value="0.189218596497244">
            <text:p>0.189</text:p>
          </table:table-cell>
          <table:table-cell table:style-name="ce2" table:formula="of:=1/(1+EXP(-[.F403]))" office:value-type="float" office:value="0.453987189126391">
            <text:p>0.454</text:p>
          </table:table-cell>
          <table:table-cell table:style-name="ce2" table:formula="of:=1/(1+EXP(-[.G403]))" office:value-type="float" office:value="0.453987189126391">
            <text:p>0.454</text:p>
          </table:table-cell>
          <table:table-cell table:style-name="ce2" table:formula="of:=1/(1+EXP(-[.H403]))" office:value-type="float" office:value="0.747618052700556">
            <text:p>0.748</text:p>
          </table:table-cell>
          <table:table-cell table:style-name="ce2"/>
          <table:table-cell table:style-name="ce2" table:formula="of:=[.J403]*(1-[.J403])" office:value-type="float" office:value="0.153414919236857">
            <text:p>0.153</text:p>
          </table:table-cell>
          <table:table-cell table:style-name="ce2" table:formula="of:=[.K403]*(1-[.K403])" office:value-type="float" office:value="0.247882821235509">
            <text:p>0.248</text:p>
          </table:table-cell>
          <table:table-cell table:style-name="ce2" table:formula="of:=[.L403]*(1-[.L403])" office:value-type="float" office:value="0.247882821235509">
            <text:p>0.248</text:p>
          </table:table-cell>
          <table:table-cell table:style-name="ce2" table:formula="of:=[.M403]*(1-[.M403])" office:value-type="float" office:value="0.188685299976785">
            <text:p>0.189</text:p>
          </table:table-cell>
          <table:table-cell table:style-name="ce2"/>
          <table:table-cell table:style-name="ce2" table:number-matrix-columns-spanned="3" table:number-matrix-rows-spanned="1" table:formula="of:=[.BE398:.BG398]" office:value-type="float" office:value="-2.75761893170031">
            <text:p>-2.758</text:p>
          </table:table-cell>
          <table:table-cell table:style-name="ce2" office:value-type="float" office:value="3.28600482142512">
            <text:p>3.286</text:p>
          </table:table-cell>
          <table:table-cell table:style-name="ce2" office:value-type="float" office:value="-1.21786818821123">
            <text:p>-1.218</text:p>
          </table:table-cell>
          <table:table-cell table:style-name="ce2"/>
          <table:table-cell table:style-name="ce2" table:number-matrix-columns-spanned="4" table:number-matrix-rows-spanned="1" table:formula="of:=MMULT([.T403:.V403];[.J403:.M405])" office:value-type="float" office:value="-1.26697329400268">
            <text:p>-1.267</text:p>
          </table:table-cell>
          <table:table-cell table:style-name="ce2" office:value-type="float" office:value="0.715546246753811">
            <text:p>0.716</text:p>
          </table:table-cell>
          <table:table-cell table:style-name="ce2" office:value-type="float" office:value="0.715546246753811">
            <text:p>0.716</text:p>
          </table:table-cell>
          <table:table-cell table:style-name="ce2" office:value-type="float" office:value="0.00593960735211829">
            <text:p>0.006</text:p>
          </table:table-cell>
          <table:table-cell table:style-name="ce2"/>
          <table:table-cell table:style-name="ce2" table:formula="of:=1/(1+EXP(-[.X403]))" office:value-type="float" office:value="0.21977581448265">
            <text:p>0.220</text:p>
          </table:table-cell>
          <table:table-cell table:style-name="ce2" table:formula="of:=1/(1+EXP(-[.Y403]))" office:value-type="float" office:value="0.671625517334191">
            <text:p>0.672</text:p>
          </table:table-cell>
          <table:table-cell table:style-name="ce2" table:formula="of:=1/(1+EXP(-[.Z403]))" office:value-type="float" office:value="0.671625517334191">
            <text:p>0.672</text:p>
          </table:table-cell>
          <table:table-cell table:style-name="ce2" table:formula="of:=1/(1+EXP(-[.AA403]))" office:value-type="float" office:value="0.501484897472565">
            <text:p>0.501</text:p>
          </table:table-cell>
          <table:table-cell/>
          <table:table-cell table:style-name="ce2" table:formula="of:=[.AC403]*(1-[.AC403])" office:value-type="float" office:value="0.171474405851138">
            <text:p>0.171</text:p>
          </table:table-cell>
          <table:table-cell table:style-name="ce2" table:formula="of:=[.AD403]*(1-[.AD403])" office:value-type="float" office:value="0.220544681799771">
            <text:p>0.221</text:p>
          </table:table-cell>
          <table:table-cell table:style-name="ce2" table:formula="of:=[.AE403]*(1-[.AE403])" office:value-type="float" office:value="0.220544681799771">
            <text:p>0.221</text:p>
          </table:table-cell>
          <table:table-cell table:style-name="ce2" table:formula="of:=[.AF403]*(1-[.AF403])" office:value-type="float" office:value="0.249997795079496">
            <text:p>0.250</text:p>
          </table:table-cell>
          <table:table-cell/>
          <table:table-cell table:style-name="ce2" table:number-matrix-columns-spanned="4" table:number-matrix-rows-spanned="1" table:formula="of:=[.$AC$8:.$AF$8]-[.AC403:.AF403]" office:value-type="float" office:value="-0.212623026293753">
            <text:p>-0.213</text:p>
          </table:table-cell>
          <table:table-cell table:style-name="ce2" office:value-type="float" office:value="0.320730346837549">
            <text:p>0.321</text:p>
          </table:table-cell>
          <table:table-cell table:style-name="ce2" office:value-type="float" office:value="0.320730346837549">
            <text:p>0.321</text:p>
          </table:table-cell>
          <table:table-cell table:style-name="ce2" office:value-type="float" office:value="-0.494332109283669">
            <text:p>-0.494</text:p>
          </table:table-cell>
          <table:table-cell/>
          <table:table-cell table:number-matrix-columns-spanned="4" table:number-matrix-rows-spanned="1" table:formula="of:=[.AM403:.AP403]*[.AH403:.AK403]" office:value-type="float" office:value="-0.0364594071039921">
            <text:p>-0.0364594071</text:p>
          </table:table-cell>
          <table:table-cell office:value-type="float" office:value="0.0707353722868176">
            <text:p>0.0707353723</text:p>
          </table:table-cell>
          <table:table-cell office:value-type="float" office:value="0.0707353722868176">
            <text:p>0.0707353723</text:p>
          </table:table-cell>
          <table:table-cell office:value-type="float" office:value="-0.123581937357914">
            <text:p>-0.1235819374</text:p>
          </table:table-cell>
          <table:table-cell/>
          <table:table-cell table:number-matrix-columns-spanned="3" table:number-matrix-rows-spanned="4" table:formula="of:=TRANSPOSE([.J403:.M405])" office:value-type="float" office:value="0.189218596497244">
            <text:p>0.1892185965</text:p>
          </table:table-cell>
          <table:table-cell office:value-type="float" office:value="0.143848747590733">
            <text:p>0.143848747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03:.AU403];[.AW403:.AY406])" office:value-type="float" office:value="-0.0350649795252223">
            <text:p>-0.0350649795</text:p>
          </table:table-cell>
          <table:table-cell office:value-type="float" office:value="0.00833094730734688">
            <text:p>0.0083309473</text:p>
          </table:table-cell>
          <table:table-cell office:value-type="float" office:value="-0.0185705998882706">
            <text:p>-0.0185705999</text:p>
          </table:table-cell>
          <table:table-cell/>
          <table:table-cell table:number-matrix-columns-spanned="3" table:number-matrix-rows-spanned="1" table:formula="of:=[.T403:.V403]+[.BA403:.BC403]" office:value-type="float" office:value="-2.79268391122553">
            <text:p>-2.7926839112</text:p>
          </table:table-cell>
          <table:table-cell office:value-type="float" office:value="3.29433576873247">
            <text:p>3.2943357687</text:p>
          </table:table-cell>
          <table:table-cell office:value-type="float" office:value="-1.2364387880995">
            <text:p>-1.2364387881</text:p>
          </table:table-cell>
          <table:table-cell/>
          <table:table-cell table:number-matrix-columns-spanned="4" table:number-matrix-rows-spanned="3" table:formula="of:=MMULT(TRANSPOSE([.BE403:.BG403]);[.AM403:.AP403])" office:value-type="float" office:value="0.593788904686648">
            <text:p>0.5937889047</text:p>
          </table:table-cell>
          <table:table-cell office:value-type="float" office:value="-0.895698479455009">
            <text:p>-0.8956984795</text:p>
          </table:table-cell>
          <table:table-cell office:value-type="float" office:value="-0.895698479455009">
            <text:p>-0.8956984795</text:p>
          </table:table-cell>
          <table:table-cell office:value-type="float" office:value="1.38051332839868">
            <text:p>1.3805133284</text:p>
          </table:table-cell>
          <table:table-cell/>
          <table:table-cell table:number-matrix-columns-spanned="4" table:number-matrix-rows-spanned="3" table:formula="of:=[.BI403:.BL405]*[.O403:.R405]" office:value-type="float" office:value="0.091096076856244">
            <text:p>0.0910960769</text:p>
          </table:table-cell>
          <table:table-cell office:value-type="float" office:value="-0.222028266063664">
            <text:p>-0.2220282661</text:p>
          </table:table-cell>
          <table:table-cell office:value-type="float" office:value="-0.222028266063664">
            <text:p>-0.2220282661</text:p>
          </table:table-cell>
          <table:table-cell office:value-type="float" office:value="0.260482571490855">
            <text:p>0.2604825715</text:p>
          </table:table-cell>
          <table:table-cell/>
          <table:table-cell table:number-matrix-columns-spanned="3" table:number-matrix-rows-spanned="2" table:formula="of:=MMULT([.BN403:.BQ404];[.$O$2:.$Q$5])" office:value-type="float" office:value="0.0384543054271916">
            <text:p>0.0384543054</text:p>
          </table:table-cell>
          <table:table-cell office:value-type="float" office:value="0.0384543054271916">
            <text:p>0.0384543054</text:p>
          </table:table-cell>
          <table:table-cell office:value-type="float" office:value="-0.0924778837802281">
            <text:p>-0.0924778838</text:p>
          </table:table-cell>
          <table:table-cell/>
          <table:table-cell table:number-matrix-columns-spanned="3" table:number-matrix-rows-spanned="2" table:formula="of:=[.A403:.C404]+[.BS403:.BU404]" office:value-type="float" office:value="1.30897638306588">
            <text:p>1.3089763831</text:p>
          </table:table-cell>
          <table:table-cell office:value-type="float" office:value="1.30897638306588">
            <text:p>1.3089763831</text:p>
          </table:table-cell>
          <table:table-cell office:value-type="float" office:value="-1.54757342016711">
            <text:p>-1.5475734202</text:p>
          </table:table-cell>
          <table:table-cell/>
          <table:table-cell table:formula="of:=SUMSQ([.AM403:.AP403])" office:value-type="float" office:value="0.495308696344224">
            <text:p>0.4953086963</text:p>
          </table:table-cell>
          <table:table-cell table:number-columns-repeated="945"/>
        </table:table-row>
        <table:table-row table:style-name="ro2">
          <table:table-cell table:style-name="ce2" office:value-type="float" office:value="5.23818314232292">
            <text:p>5.238</text:p>
          </table:table-cell>
          <table:table-cell table:style-name="ce2" office:value-type="float" office:value="5.23818314232292">
            <text:p>5.238</text:p>
          </table:table-cell>
          <table:table-cell table:style-name="ce2" office:value-type="float" office:value="-1.78368467366855">
            <text:p>-1.784</text:p>
          </table:table-cell>
          <table:table-cell table:style-name="ce2"/>
          <table:table-cell table:style-name="ce2" office:value-type="float" office:value="-1.78368467366855">
            <text:p>-1.784</text:p>
          </table:table-cell>
          <table:table-cell table:style-name="ce2" office:value-type="float" office:value="3.45449846865437">
            <text:p>3.454</text:p>
          </table:table-cell>
          <table:table-cell table:style-name="ce2" office:value-type="float" office:value="3.45449846865437">
            <text:p>3.454</text:p>
          </table:table-cell>
          <table:table-cell table:style-name="ce2" office:value-type="float" office:value="8.69268161097729">
            <text:p>8.693</text:p>
          </table:table-cell>
          <table:table-cell table:style-name="ce2"/>
          <table:table-cell table:style-name="ce2" table:formula="of:=1/(1+EXP(-[.E404]))" office:value-type="float" office:value="0.143848747590733">
            <text:p>0.144</text:p>
          </table:table-cell>
          <table:table-cell table:style-name="ce2" table:formula="of:=1/(1+EXP(-[.F404]))" office:value-type="float" office:value="0.969365011785932">
            <text:p>0.969</text:p>
          </table:table-cell>
          <table:table-cell table:style-name="ce2" table:formula="of:=1/(1+EXP(-[.G404]))" office:value-type="float" office:value="0.969365011785932">
            <text:p>0.969</text:p>
          </table:table-cell>
          <table:table-cell table:style-name="ce2" table:formula="of:=1/(1+EXP(-[.H404]))" office:value-type="float" office:value="0.999832218732547">
            <text:p>1.000</text:p>
          </table:table-cell>
          <table:table-cell table:style-name="ce2"/>
          <table:table-cell table:style-name="ce2" table:formula="of:=[.J404]*(1-[.J404])" office:value-type="float" office:value="0.123156285407311">
            <text:p>0.123</text:p>
          </table:table-cell>
          <table:table-cell table:style-name="ce2" table:formula="of:=[.K404]*(1-[.K404])" office:value-type="float" office:value="0.0296964857111923">
            <text:p>0.030</text:p>
          </table:table-cell>
          <table:table-cell table:style-name="ce2" table:formula="of:=[.L404]*(1-[.L404])" office:value-type="float" office:value="0.0296964857111923">
            <text:p>0.030</text:p>
          </table:table-cell>
          <table:table-cell table:style-name="ce2" table:formula="of:=[.M404]*(1-[.M404])" office:value-type="float" office:value="0.0001677531168988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53987189126391">
            <text:p>0.4539871891</text:p>
          </table:table-cell>
          <table:table-cell office:value-type="float" office:value="0.969365011785932">
            <text:p>0.969365011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00451640775655">
            <text:p>-0.7004516408</text:p>
          </table:table-cell>
          <table:table-cell office:value-type="float" office:value="1.05659345370491">
            <text:p>1.0565934537</text:p>
          </table:table-cell>
          <table:table-cell office:value-type="float" office:value="1.05659345370491">
            <text:p>1.0565934537</text:p>
          </table:table-cell>
          <table:table-cell office:value-type="float" office:value="-1.62849594924616">
            <text:p>-1.6284959492</text:p>
          </table:table-cell>
          <table:table-cell/>
          <table:table-cell office:value-type="float" office:value="-0.0862650221853857">
            <text:p>-0.0862650222</text:p>
          </table:table-cell>
          <table:table-cell office:value-type="float" office:value="0.0313771124004871">
            <text:p>0.0313771124</text:p>
          </table:table-cell>
          <table:table-cell office:value-type="float" office:value="0.0313771124004871">
            <text:p>0.0313771124</text:p>
          </table:table-cell>
          <table:table-cell office:value-type="float" office:value="-0.000273185271343162">
            <text:p>-0.0002731853</text:p>
          </table:table-cell>
          <table:table-cell/>
          <table:table-cell office:value-type="float" office:value="0.0311039271291439">
            <text:p>0.0311039271</text:p>
          </table:table-cell>
          <table:table-cell office:value-type="float" office:value="0.0311039271291439">
            <text:p>0.0311039271</text:p>
          </table:table-cell>
          <table:table-cell office:value-type="float" office:value="-0.0237839826557547">
            <text:p>-0.0237839827</text:p>
          </table:table-cell>
          <table:table-cell/>
          <table:table-cell office:value-type="float" office:value="5.26928706945206">
            <text:p>5.2692870695</text:p>
          </table:table-cell>
          <table:table-cell office:value-type="float" office:value="5.26928706945206">
            <text:p>5.2692870695</text:p>
          </table:table-cell>
          <table:table-cell office:value-type="float" office:value="-1.8074686563243">
            <text:p>-1.807468656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05]*(1-[.J405])" office:value-type="float" office:value="0">
            <text:p>0.000</text:p>
          </table:table-cell>
          <table:table-cell table:style-name="ce2" table:formula="of:=[.K405]*(1-[.K405])" office:value-type="float" office:value="0">
            <text:p>0.000</text:p>
          </table:table-cell>
          <table:table-cell table:style-name="ce2" table:formula="of:=[.L405]*(1-[.L405])" office:value-type="float" office:value="0">
            <text:p>0.000</text:p>
          </table:table-cell>
          <table:table-cell table:style-name="ce2" table:formula="of:=[.M405]*(1-[.M40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53987189126391">
            <text:p>0.4539871891</text:p>
          </table:table-cell>
          <table:table-cell office:value-type="float" office:value="0.969365011785932">
            <text:p>0.969365011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62895356952697">
            <text:p>0.262895357</text:p>
          </table:table-cell>
          <table:table-cell office:value-type="float" office:value="-0.396563441350552">
            <text:p>-0.3965634414</text:p>
          </table:table-cell>
          <table:table-cell office:value-type="float" office:value="-0.396563441350552">
            <text:p>-0.3965634414</text:p>
          </table:table-cell>
          <table:table-cell office:value-type="float" office:value="0.61121139412137">
            <text:p>0.611211394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7618052700556">
            <text:p>0.7476180527</text:p>
          </table:table-cell>
          <table:table-cell office:value-type="float" office:value="0.999832218732547">
            <text:p>0.999832218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03:.BY404]" office:value-type="float" office:value="1.30897638306588">
            <text:p>1.309</text:p>
          </table:table-cell>
          <table:table-cell table:style-name="ce2" office:value-type="float" office:value="1.30897638306588">
            <text:p>1.309</text:p>
          </table:table-cell>
          <table:table-cell table:style-name="ce2" office:value-type="float" office:value="-1.54757342016711">
            <text:p>-1.548</text:p>
          </table:table-cell>
          <table:table-cell table:style-name="ce2"/>
          <table:table-cell table:style-name="ce2" table:number-matrix-columns-spanned="4" table:number-matrix-rows-spanned="2" table:formula="of:=MMULT([.A408:.C409];[.$A$2:.$D$4])" office:value-type="float" office:value="-1.54757342016711">
            <text:p>-1.548</text:p>
          </table:table-cell>
          <table:table-cell table:style-name="ce2" office:value-type="float" office:value="-0.238597037101225">
            <text:p>-0.239</text:p>
          </table:table-cell>
          <table:table-cell table:style-name="ce2" office:value-type="float" office:value="-0.238597037101225">
            <text:p>-0.239</text:p>
          </table:table-cell>
          <table:table-cell table:style-name="ce2" office:value-type="float" office:value="1.07037934596466">
            <text:p>1.070</text:p>
          </table:table-cell>
          <table:table-cell table:style-name="ce2"/>
          <table:table-cell table:style-name="ce2" table:formula="of:=1/(1+EXP(-[.E408]))" office:value-type="float" office:value="0.175437018047444">
            <text:p>0.175</text:p>
          </table:table-cell>
          <table:table-cell table:style-name="ce2" table:formula="of:=1/(1+EXP(-[.F408]))" office:value-type="float" office:value="0.44063211779504">
            <text:p>0.441</text:p>
          </table:table-cell>
          <table:table-cell table:style-name="ce2" table:formula="of:=1/(1+EXP(-[.G408]))" office:value-type="float" office:value="0.44063211779504">
            <text:p>0.441</text:p>
          </table:table-cell>
          <table:table-cell table:style-name="ce2" table:formula="of:=1/(1+EXP(-[.H408]))" office:value-type="float" office:value="0.74466905024658">
            <text:p>0.745</text:p>
          </table:table-cell>
          <table:table-cell table:style-name="ce2"/>
          <table:table-cell table:style-name="ce2" table:formula="of:=[.J408]*(1-[.J408])" office:value-type="float" office:value="0.144658870746065">
            <text:p>0.145</text:p>
          </table:table-cell>
          <table:table-cell table:style-name="ce2" table:formula="of:=[.K408]*(1-[.K408])" office:value-type="float" office:value="0.246475454562498">
            <text:p>0.246</text:p>
          </table:table-cell>
          <table:table-cell table:style-name="ce2" table:formula="of:=[.L408]*(1-[.L408])" office:value-type="float" office:value="0.246475454562498">
            <text:p>0.246</text:p>
          </table:table-cell>
          <table:table-cell table:style-name="ce2" table:formula="of:=[.M408]*(1-[.M408])" office:value-type="float" office:value="0.190137055851437">
            <text:p>0.190</text:p>
          </table:table-cell>
          <table:table-cell table:style-name="ce2"/>
          <table:table-cell table:style-name="ce2" table:number-matrix-columns-spanned="3" table:number-matrix-rows-spanned="1" table:formula="of:=[.BE403:.BG403]" office:value-type="float" office:value="-2.79268391122553">
            <text:p>-2.793</text:p>
          </table:table-cell>
          <table:table-cell table:style-name="ce2" office:value-type="float" office:value="3.29433576873247">
            <text:p>3.294</text:p>
          </table:table-cell>
          <table:table-cell table:style-name="ce2" office:value-type="float" office:value="-1.2364387880995">
            <text:p>-1.236</text:p>
          </table:table-cell>
          <table:table-cell table:style-name="ce2"/>
          <table:table-cell table:style-name="ce2" table:number-matrix-columns-spanned="4" table:number-matrix-rows-spanned="1" table:formula="of:=MMULT([.T408:.V408];[.J408:.M410])" office:value-type="float" office:value="-1.2620609455045">
            <text:p>-1.262</text:p>
          </table:table-cell>
          <table:table-cell table:style-name="ce2" office:value-type="float" office:value="0.727142473530484">
            <text:p>0.727</text:p>
          </table:table-cell>
          <table:table-cell table:style-name="ce2" office:value-type="float" office:value="0.727142473530484">
            <text:p>0.727</text:p>
          </table:table-cell>
          <table:table-cell table:style-name="ce2" office:value-type="float" office:value="-0.0222601912756317">
            <text:p>-0.022</text:p>
          </table:table-cell>
          <table:table-cell table:style-name="ce2"/>
          <table:table-cell table:style-name="ce2" table:formula="of:=1/(1+EXP(-[.X408]))" office:value-type="float" office:value="0.220619315955909">
            <text:p>0.221</text:p>
          </table:table-cell>
          <table:table-cell table:style-name="ce2" table:formula="of:=1/(1+EXP(-[.Y408]))" office:value-type="float" office:value="0.674177895113002">
            <text:p>0.674</text:p>
          </table:table-cell>
          <table:table-cell table:style-name="ce2" table:formula="of:=1/(1+EXP(-[.Z408]))" office:value-type="float" office:value="0.674177895113002">
            <text:p>0.674</text:p>
          </table:table-cell>
          <table:table-cell table:style-name="ce2" table:formula="of:=1/(1+EXP(-[.AA408]))" office:value-type="float" office:value="0.494435181967279">
            <text:p>0.494</text:p>
          </table:table-cell>
          <table:table-cell/>
          <table:table-cell table:style-name="ce2" table:formula="of:=[.AC408]*(1-[.AC408])" office:value-type="float" office:value="0.171946433383056">
            <text:p>0.172</text:p>
          </table:table-cell>
          <table:table-cell table:style-name="ce2" table:formula="of:=[.AD408]*(1-[.AD408])" office:value-type="float" office:value="0.219662060854004">
            <text:p>0.220</text:p>
          </table:table-cell>
          <table:table-cell table:style-name="ce2" table:formula="of:=[.AE408]*(1-[.AE408])" office:value-type="float" office:value="0.219662060854004">
            <text:p>0.220</text:p>
          </table:table-cell>
          <table:table-cell table:style-name="ce2" table:formula="of:=[.AF408]*(1-[.AF408])" office:value-type="float" office:value="0.249969032800263">
            <text:p>0.250</text:p>
          </table:table-cell>
          <table:table-cell/>
          <table:table-cell table:style-name="ce2" table:number-matrix-columns-spanned="4" table:number-matrix-rows-spanned="1" table:formula="of:=[.$AC$8:.$AF$8]-[.AC408:.AF408]" office:value-type="float" office:value="-0.213466527767013">
            <text:p>-0.213</text:p>
          </table:table-cell>
          <table:table-cell table:style-name="ce2" office:value-type="float" office:value="0.318177969058737">
            <text:p>0.318</text:p>
          </table:table-cell>
          <table:table-cell table:style-name="ce2" office:value-type="float" office:value="0.318177969058737">
            <text:p>0.318</text:p>
          </table:table-cell>
          <table:table-cell table:style-name="ce2" office:value-type="float" office:value="-0.487282393778382">
            <text:p>-0.487</text:p>
          </table:table-cell>
          <table:table-cell/>
          <table:table-cell table:number-matrix-columns-spanned="4" table:number-matrix-rows-spanned="1" table:formula="of:=[.AM408:.AP408]*[.AH408:.AK408]" office:value-type="float" office:value="-0.0367048080962029">
            <text:p>-0.0367048081</text:p>
          </table:table-cell>
          <table:table-cell office:value-type="float" office:value="0.0698916284017838">
            <text:p>0.0698916284</text:p>
          </table:table-cell>
          <table:table-cell office:value-type="float" office:value="0.0698916284017838">
            <text:p>0.0698916284</text:p>
          </table:table-cell>
          <table:table-cell office:value-type="float" office:value="-0.121805508673379">
            <text:p>-0.1218055087</text:p>
          </table:table-cell>
          <table:table-cell/>
          <table:table-cell table:number-matrix-columns-spanned="3" table:number-matrix-rows-spanned="4" table:formula="of:=TRANSPOSE([.J408:.M410])" office:value-type="float" office:value="0.175437018047444">
            <text:p>0.175437018</text:p>
          </table:table-cell>
          <table:table-cell office:value-type="float" office:value="0.140944339898945">
            <text:p>0.140944339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08:.AU408];[.AW408:.AY411])" office:value-type="float" office:value="-0.0355511820613643">
            <text:p>-0.0355511821</text:p>
          </table:table-cell>
          <table:table-cell office:value-type="float" office:value="0.00857210264157181">
            <text:p>0.0085721026</text:p>
          </table:table-cell>
          <table:table-cell office:value-type="float" office:value="-0.0187270599660143">
            <text:p>-0.01872706</text:p>
          </table:table-cell>
          <table:table-cell/>
          <table:table-cell table:number-matrix-columns-spanned="3" table:number-matrix-rows-spanned="1" table:formula="of:=[.T408:.V408]+[.BA408:.BC408]" office:value-type="float" office:value="-2.8282350932869">
            <text:p>-2.8282350933</text:p>
          </table:table-cell>
          <table:table-cell office:value-type="float" office:value="3.30290787137404">
            <text:p>3.3029078714</text:p>
          </table:table-cell>
          <table:table-cell office:value-type="float" office:value="-1.25516584806552">
            <text:p>-1.2551658481</text:p>
          </table:table-cell>
          <table:table-cell/>
          <table:table-cell table:number-matrix-columns-spanned="4" table:number-matrix-rows-spanned="3" table:formula="of:=MMULT(TRANSPOSE([.BE408:.BG408]);[.AM408:.AP408])" office:value-type="float" office:value="0.603733525072768">
            <text:p>0.6037335251</text:p>
          </table:table-cell>
          <table:table-cell office:value-type="float" office:value="-0.899882098002675">
            <text:p>-0.899882098</text:p>
          </table:table-cell>
          <table:table-cell office:value-type="float" office:value="-0.899882098002675">
            <text:p>-0.899882098</text:p>
          </table:table-cell>
          <table:table-cell office:value-type="float" office:value="1.37814916642487">
            <text:p>1.3781491664</text:p>
          </table:table-cell>
          <table:table-cell/>
          <table:table-cell table:number-matrix-columns-spanned="4" table:number-matrix-rows-spanned="3" table:formula="of:=[.BI408:.BL410]*[.O408:.R410]" office:value-type="float" office:value="0.0873354099685677">
            <text:p>0.08733541</text:p>
          </table:table-cell>
          <table:table-cell office:value-type="float" office:value="-0.221798849157864">
            <text:p>-0.2217988492</text:p>
          </table:table-cell>
          <table:table-cell office:value-type="float" office:value="-0.221798849157864">
            <text:p>-0.2217988492</text:p>
          </table:table-cell>
          <table:table-cell office:value-type="float" office:value="0.262037225028136">
            <text:p>0.262037225</text:p>
          </table:table-cell>
          <table:table-cell/>
          <table:table-cell table:number-matrix-columns-spanned="3" table:number-matrix-rows-spanned="2" table:formula="of:=MMULT([.BN408:.BQ409];[.$O$2:.$Q$5])" office:value-type="float" office:value="0.0402383758702721">
            <text:p>0.0402383759</text:p>
          </table:table-cell>
          <table:table-cell office:value-type="float" office:value="0.0402383758702721">
            <text:p>0.0402383759</text:p>
          </table:table-cell>
          <table:table-cell office:value-type="float" office:value="-0.0942250633190238">
            <text:p>-0.0942250633</text:p>
          </table:table-cell>
          <table:table-cell/>
          <table:table-cell table:number-matrix-columns-spanned="3" table:number-matrix-rows-spanned="2" table:formula="of:=[.A408:.C409]+[.BS408:.BU409]" office:value-type="float" office:value="1.34921475893616">
            <text:p>1.3492147589</text:p>
          </table:table-cell>
          <table:table-cell office:value-type="float" office:value="1.34921475893616">
            <text:p>1.3492147589</text:p>
          </table:table-cell>
          <table:table-cell office:value-type="float" office:value="-1.64179848348613">
            <text:p>-1.6417984835</text:p>
          </table:table-cell>
          <table:table-cell/>
          <table:table-cell table:formula="of:=SUMSQ([.AM408:.AP408])" office:value-type="float" office:value="0.485486529751981">
            <text:p>0.4854865298</text:p>
          </table:table-cell>
          <table:table-cell table:number-columns-repeated="945"/>
        </table:table-row>
        <table:table-row table:style-name="ro2">
          <table:table-cell table:style-name="ce2" office:value-type="float" office:value="5.26928706945206">
            <text:p>5.269</text:p>
          </table:table-cell>
          <table:table-cell table:style-name="ce2" office:value-type="float" office:value="5.26928706945206">
            <text:p>5.269</text:p>
          </table:table-cell>
          <table:table-cell table:style-name="ce2" office:value-type="float" office:value="-1.8074686563243">
            <text:p>-1.807</text:p>
          </table:table-cell>
          <table:table-cell table:style-name="ce2"/>
          <table:table-cell table:style-name="ce2" office:value-type="float" office:value="-1.8074686563243">
            <text:p>-1.807</text:p>
          </table:table-cell>
          <table:table-cell table:style-name="ce2" office:value-type="float" office:value="3.46181841312776">
            <text:p>3.462</text:p>
          </table:table-cell>
          <table:table-cell table:style-name="ce2" office:value-type="float" office:value="3.46181841312776">
            <text:p>3.462</text:p>
          </table:table-cell>
          <table:table-cell table:style-name="ce2" office:value-type="float" office:value="8.73110548257982">
            <text:p>8.731</text:p>
          </table:table-cell>
          <table:table-cell table:style-name="ce2"/>
          <table:table-cell table:style-name="ce2" table:formula="of:=1/(1+EXP(-[.E409]))" office:value-type="float" office:value="0.140944339898945">
            <text:p>0.141</text:p>
          </table:table-cell>
          <table:table-cell table:style-name="ce2" table:formula="of:=1/(1+EXP(-[.F409]))" office:value-type="float" office:value="0.969581643159102">
            <text:p>0.970</text:p>
          </table:table-cell>
          <table:table-cell table:style-name="ce2" table:formula="of:=1/(1+EXP(-[.G409]))" office:value-type="float" office:value="0.969581643159102">
            <text:p>0.970</text:p>
          </table:table-cell>
          <table:table-cell table:style-name="ce2" table:formula="of:=1/(1+EXP(-[.H409]))" office:value-type="float" office:value="0.999838542232877">
            <text:p>1.000</text:p>
          </table:table-cell>
          <table:table-cell table:style-name="ce2"/>
          <table:table-cell table:style-name="ce2" table:formula="of:=[.J409]*(1-[.J409])" office:value-type="float" office:value="0.121079032949395">
            <text:p>0.121</text:p>
          </table:table-cell>
          <table:table-cell table:style-name="ce2" table:formula="of:=[.K409]*(1-[.K409])" office:value-type="float" office:value="0.0294930804079974">
            <text:p>0.029</text:p>
          </table:table-cell>
          <table:table-cell table:style-name="ce2" table:formula="of:=[.L409]*(1-[.L409])" office:value-type="float" office:value="0.0294930804079974">
            <text:p>0.029</text:p>
          </table:table-cell>
          <table:table-cell table:style-name="ce2" table:formula="of:=[.M409]*(1-[.M409])" office:value-type="float" office:value="0.00016143169851227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4063211779504">
            <text:p>0.4406321178</text:p>
          </table:table-cell>
          <table:table-cell office:value-type="float" office:value="0.969581643159102">
            <text:p>0.969581643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05060274836551">
            <text:p>-0.7050602748</text:p>
          </table:table-cell>
          <table:table-cell office:value-type="float" office:value="1.05091251850191">
            <text:p>1.0509125185</text:p>
          </table:table-cell>
          <table:table-cell office:value-type="float" office:value="1.05091251850191">
            <text:p>1.0509125185</text:p>
          </table:table-cell>
          <table:table-cell office:value-type="float" office:value="-1.6094488539926">
            <text:p>-1.609448854</text:p>
          </table:table-cell>
          <table:table-cell/>
          <table:table-cell office:value-type="float" office:value="-0.0853680162482446">
            <text:p>-0.0853680162</text:p>
          </table:table-cell>
          <table:table-cell office:value-type="float" office:value="0.0309946474099478">
            <text:p>0.0309946474</text:p>
          </table:table-cell>
          <table:table-cell office:value-type="float" office:value="0.0309946474099478">
            <text:p>0.0309946474</text:p>
          </table:table-cell>
          <table:table-cell office:value-type="float" office:value="-0.000259816062168663">
            <text:p>-0.0002598161</text:p>
          </table:table-cell>
          <table:table-cell/>
          <table:table-cell office:value-type="float" office:value="0.0307348313477792">
            <text:p>0.0307348313</text:p>
          </table:table-cell>
          <table:table-cell office:value-type="float" office:value="0.0307348313477792">
            <text:p>0.0307348313</text:p>
          </table:table-cell>
          <table:table-cell office:value-type="float" office:value="-0.0236385374905176">
            <text:p>-0.0236385375</text:p>
          </table:table-cell>
          <table:table-cell/>
          <table:table-cell office:value-type="float" office:value="5.30002190079984">
            <text:p>5.3000219008</text:p>
          </table:table-cell>
          <table:table-cell office:value-type="float" office:value="5.30002190079984">
            <text:p>5.3000219008</text:p>
          </table:table-cell>
          <table:table-cell office:value-type="float" office:value="-1.83110719381482">
            <text:p>-1.831107193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10]*(1-[.J410])" office:value-type="float" office:value="0">
            <text:p>0.000</text:p>
          </table:table-cell>
          <table:table-cell table:style-name="ce2" table:formula="of:=[.K410]*(1-[.K410])" office:value-type="float" office:value="0">
            <text:p>0.000</text:p>
          </table:table-cell>
          <table:table-cell table:style-name="ce2" table:formula="of:=[.L410]*(1-[.L410])" office:value-type="float" office:value="0">
            <text:p>0.000</text:p>
          </table:table-cell>
          <table:table-cell table:style-name="ce2" table:formula="of:=[.M410]*(1-[.M41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4063211779504">
            <text:p>0.4406321178</text:p>
          </table:table-cell>
          <table:table-cell office:value-type="float" office:value="0.969581643159102">
            <text:p>0.969581643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67935895358284">
            <text:p>0.2679358954</text:p>
          </table:table-cell>
          <table:table-cell office:value-type="float" office:value="-0.399366120369374">
            <text:p>-0.3993661204</text:p>
          </table:table-cell>
          <table:table-cell office:value-type="float" office:value="-0.399366120369374">
            <text:p>-0.3993661204</text:p>
          </table:table-cell>
          <table:table-cell office:value-type="float" office:value="0.611620219034238">
            <text:p>0.611620219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466905024658">
            <text:p>0.7446690502</text:p>
          </table:table-cell>
          <table:table-cell office:value-type="float" office:value="0.999838542232877">
            <text:p>0.999838542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08:.BY409]" office:value-type="float" office:value="1.34921475893616">
            <text:p>1.349</text:p>
          </table:table-cell>
          <table:table-cell table:style-name="ce2" office:value-type="float" office:value="1.34921475893616">
            <text:p>1.349</text:p>
          </table:table-cell>
          <table:table-cell table:style-name="ce2" office:value-type="float" office:value="-1.64179848348613">
            <text:p>-1.642</text:p>
          </table:table-cell>
          <table:table-cell table:style-name="ce2"/>
          <table:table-cell table:style-name="ce2" table:number-matrix-columns-spanned="4" table:number-matrix-rows-spanned="2" table:formula="of:=MMULT([.A413:.C414];[.$A$2:.$D$4])" office:value-type="float" office:value="-1.64179848348613">
            <text:p>-1.642</text:p>
          </table:table-cell>
          <table:table-cell table:style-name="ce2" office:value-type="float" office:value="-0.292583724549977">
            <text:p>-0.293</text:p>
          </table:table-cell>
          <table:table-cell table:style-name="ce2" office:value-type="float" office:value="-0.292583724549977">
            <text:p>-0.293</text:p>
          </table:table-cell>
          <table:table-cell table:style-name="ce2" office:value-type="float" office:value="1.05663103438618">
            <text:p>1.057</text:p>
          </table:table-cell>
          <table:table-cell table:style-name="ce2"/>
          <table:table-cell table:style-name="ce2" table:formula="of:=1/(1+EXP(-[.E413]))" office:value-type="float" office:value="0.162220491167398">
            <text:p>0.162</text:p>
          </table:table-cell>
          <table:table-cell table:style-name="ce2" table:formula="of:=1/(1+EXP(-[.F413]))" office:value-type="float" office:value="0.427371446513861">
            <text:p>0.427</text:p>
          </table:table-cell>
          <table:table-cell table:style-name="ce2" table:formula="of:=1/(1+EXP(-[.G413]))" office:value-type="float" office:value="0.427371446513861">
            <text:p>0.427</text:p>
          </table:table-cell>
          <table:table-cell table:style-name="ce2" table:formula="of:=1/(1+EXP(-[.H413]))" office:value-type="float" office:value="0.742046205383596">
            <text:p>0.742</text:p>
          </table:table-cell>
          <table:table-cell table:style-name="ce2"/>
          <table:table-cell table:style-name="ce2" table:formula="of:=[.J413]*(1-[.J413])" office:value-type="float" office:value="0.135905003412806">
            <text:p>0.136</text:p>
          </table:table-cell>
          <table:table-cell table:style-name="ce2" table:formula="of:=[.K413]*(1-[.K413])" office:value-type="float" office:value="0.244725093218511">
            <text:p>0.245</text:p>
          </table:table-cell>
          <table:table-cell table:style-name="ce2" table:formula="of:=[.L413]*(1-[.L413])" office:value-type="float" office:value="0.244725093218511">
            <text:p>0.245</text:p>
          </table:table-cell>
          <table:table-cell table:style-name="ce2" table:formula="of:=[.M413]*(1-[.M413])" office:value-type="float" office:value="0.191413634459402">
            <text:p>0.191</text:p>
          </table:table-cell>
          <table:table-cell table:style-name="ce2"/>
          <table:table-cell table:style-name="ce2" table:number-matrix-columns-spanned="3" table:number-matrix-rows-spanned="1" table:formula="of:=[.BE408:.BG408]" office:value-type="float" office:value="-2.8282350932869">
            <text:p>-2.828</text:p>
          </table:table-cell>
          <table:table-cell table:style-name="ce2" office:value-type="float" office:value="3.30290787137404">
            <text:p>3.303</text:p>
          </table:table-cell>
          <table:table-cell table:style-name="ce2" office:value-type="float" office:value="-1.25516584806552">
            <text:p>-1.255</text:p>
          </table:table-cell>
          <table:table-cell table:style-name="ce2"/>
          <table:table-cell table:style-name="ce2" table:number-matrix-columns-spanned="4" table:number-matrix-rows-spanned="1" table:formula="of:=MMULT([.T413:.V413];[.J413:.M415])" office:value-type="float" office:value="-1.2578107268678">
            <text:p>-1.258</text:p>
          </table:table-cell>
          <table:table-cell table:style-name="ce2" office:value-type="float" office:value="0.739255042178392">
            <text:p>0.739</text:p>
          </table:table-cell>
          <table:table-cell table:style-name="ce2" office:value-type="float" office:value="0.739255042178392">
            <text:p>0.739</text:p>
          </table:table-cell>
          <table:table-cell table:style-name="ce2" office:value-type="float" office:value="-0.0514525810647029">
            <text:p>-0.051</text:p>
          </table:table-cell>
          <table:table-cell table:style-name="ce2"/>
          <table:table-cell table:style-name="ce2" table:formula="of:=1/(1+EXP(-[.X413]))" office:value-type="float" office:value="0.221350993605402">
            <text:p>0.221</text:p>
          </table:table-cell>
          <table:table-cell table:style-name="ce2" table:formula="of:=1/(1+EXP(-[.Y413]))" office:value-type="float" office:value="0.676832932999336">
            <text:p>0.677</text:p>
          </table:table-cell>
          <table:table-cell table:style-name="ce2" table:formula="of:=1/(1+EXP(-[.Z413]))" office:value-type="float" office:value="0.676832932999336">
            <text:p>0.677</text:p>
          </table:table-cell>
          <table:table-cell table:style-name="ce2" table:formula="of:=1/(1+EXP(-[.AA413]))" office:value-type="float" office:value="0.487139691772793">
            <text:p>0.487</text:p>
          </table:table-cell>
          <table:table-cell/>
          <table:table-cell table:style-name="ce2" table:formula="of:=[.AC413]*(1-[.AC413])" office:value-type="float" office:value="0.172354731235303">
            <text:p>0.172</text:p>
          </table:table-cell>
          <table:table-cell table:style-name="ce2" table:formula="of:=[.AD413]*(1-[.AD413])" office:value-type="float" office:value="0.218730113806852">
            <text:p>0.219</text:p>
          </table:table-cell>
          <table:table-cell table:style-name="ce2" table:formula="of:=[.AE413]*(1-[.AE413])" office:value-type="float" office:value="0.218730113806852">
            <text:p>0.219</text:p>
          </table:table-cell>
          <table:table-cell table:style-name="ce2" table:formula="of:=[.AF413]*(1-[.AF413])" office:value-type="float" office:value="0.249834612472301">
            <text:p>0.250</text:p>
          </table:table-cell>
          <table:table-cell/>
          <table:table-cell table:style-name="ce2" table:number-matrix-columns-spanned="4" table:number-matrix-rows-spanned="1" table:formula="of:=[.$AC$8:.$AF$8]-[.AC413:.AF413]" office:value-type="float" office:value="-0.214198205416505">
            <text:p>-0.214</text:p>
          </table:table-cell>
          <table:table-cell table:style-name="ce2" office:value-type="float" office:value="0.315522931172404">
            <text:p>0.316</text:p>
          </table:table-cell>
          <table:table-cell table:style-name="ce2" office:value-type="float" office:value="0.315522931172404">
            <text:p>0.316</text:p>
          </table:table-cell>
          <table:table-cell table:style-name="ce2" office:value-type="float" office:value="-0.479986903583897">
            <text:p>-0.480</text:p>
          </table:table-cell>
          <table:table-cell/>
          <table:table-cell table:number-matrix-columns-spanned="4" table:number-matrix-rows-spanned="1" table:formula="of:=[.AM413:.AP413]*[.AH413:.AK413]" office:value-type="float" office:value="-0.036918074125646">
            <text:p>-0.0369180741</text:p>
          </table:table-cell>
          <table:table-cell office:value-type="float" office:value="0.0690143666440116">
            <text:p>0.0690143666</text:p>
          </table:table-cell>
          <table:table-cell office:value-type="float" office:value="0.0690143666440116">
            <text:p>0.0690143666</text:p>
          </table:table-cell>
          <table:table-cell office:value-type="float" office:value="-0.119917342048663">
            <text:p>-0.119917342</text:p>
          </table:table-cell>
          <table:table-cell/>
          <table:table-cell table:number-matrix-columns-spanned="3" table:number-matrix-rows-spanned="4" table:formula="of:=TRANSPOSE([.J413:.M415])" office:value-type="float" office:value="0.162220491167398">
            <text:p>0.1622204912</text:p>
          </table:table-cell>
          <table:table-cell office:value-type="float" office:value="0.138106427709057">
            <text:p>0.1381064277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13:.AU413];[.AW413:.AY416])" office:value-type="float" office:value="-0.0359835373387352">
            <text:p>-0.0359835373</text:p>
          </table:table-cell>
          <table:table-cell office:value-type="float" office:value="0.00886159573490554">
            <text:p>0.0088615957</text:p>
          </table:table-cell>
          <table:table-cell office:value-type="float" office:value="-0.0188066828862854">
            <text:p>-0.0188066829</text:p>
          </table:table-cell>
          <table:table-cell/>
          <table:table-cell table:number-matrix-columns-spanned="3" table:number-matrix-rows-spanned="1" table:formula="of:=[.T413:.V413]+[.BA413:.BC413]" office:value-type="float" office:value="-2.86421863062563">
            <text:p>-2.8642186306</text:p>
          </table:table-cell>
          <table:table-cell office:value-type="float" office:value="3.31176946710894">
            <text:p>3.3117694671</text:p>
          </table:table-cell>
          <table:table-cell office:value-type="float" office:value="-1.2739725309518">
            <text:p>-1.273972531</text:p>
          </table:table-cell>
          <table:table-cell/>
          <table:table-cell table:number-matrix-columns-spanned="4" table:number-matrix-rows-spanned="3" table:formula="of:=MMULT(TRANSPOSE([.BE413:.BG413]);[.AM413:.AP413])" office:value-type="float" office:value="0.61351049060053">
            <text:p>0.6135104906</text:p>
          </table:table-cell>
          <table:table-cell office:value-type="float" office:value="-0.903726657853609">
            <text:p>-0.9037266579</text:p>
          </table:table-cell>
          <table:table-cell office:value-type="float" office:value="-0.903726657853609">
            <text:p>-0.9037266579</text:p>
          </table:table-cell>
          <table:table-cell office:value-type="float" office:value="1.37478743170131">
            <text:p>1.3747874317</text:p>
          </table:table-cell>
          <table:table-cell/>
          <table:table-cell table:number-matrix-columns-spanned="4" table:number-matrix-rows-spanned="3" table:formula="of:=[.BI413:.BL415]*[.O413:.R415]" office:value-type="float" office:value="0.0833791453188575">
            <text:p>0.0833791453</text:p>
          </table:table-cell>
          <table:table-cell office:value-type="float" office:value="-0.221164590587278">
            <text:p>-0.2211645906</text:p>
          </table:table-cell>
          <table:table-cell office:value-type="float" office:value="-0.221164590587278">
            <text:p>-0.2211645906</text:p>
          </table:table-cell>
          <table:table-cell office:value-type="float" office:value="0.263153058911054">
            <text:p>0.2631530589</text:p>
          </table:table-cell>
          <table:table-cell/>
          <table:table-cell table:number-matrix-columns-spanned="3" table:number-matrix-rows-spanned="2" table:formula="of:=MMULT([.BN413:.BQ414];[.$O$2:.$Q$5])" office:value-type="float" office:value="0.0419884683237761">
            <text:p>0.0419884683</text:p>
          </table:table-cell>
          <table:table-cell office:value-type="float" office:value="0.0419884683237761">
            <text:p>0.0419884683</text:p>
          </table:table-cell>
          <table:table-cell office:value-type="float" office:value="-0.0957969769446442">
            <text:p>-0.0957969769</text:p>
          </table:table-cell>
          <table:table-cell/>
          <table:table-cell table:number-matrix-columns-spanned="3" table:number-matrix-rows-spanned="2" table:formula="of:=[.A413:.C414]+[.BS413:.BU414]" office:value-type="float" office:value="1.39120322725993">
            <text:p>1.3912032273</text:p>
          </table:table-cell>
          <table:table-cell office:value-type="float" office:value="1.39120322725993">
            <text:p>1.3912032273</text:p>
          </table:table-cell>
          <table:table-cell office:value-type="float" office:value="-1.73759546043078">
            <text:p>-1.7375954604</text:p>
          </table:table-cell>
          <table:table-cell/>
          <table:table-cell table:formula="of:=SUMSQ([.AM413:.AP413])" office:value-type="float" office:value="0.475377739006959">
            <text:p>0.475377739</text:p>
          </table:table-cell>
          <table:table-cell table:number-columns-repeated="945"/>
        </table:table-row>
        <table:table-row table:style-name="ro2">
          <table:table-cell table:style-name="ce2" office:value-type="float" office:value="5.30002190079984">
            <text:p>5.300</text:p>
          </table:table-cell>
          <table:table-cell table:style-name="ce2" office:value-type="float" office:value="5.30002190079984">
            <text:p>5.300</text:p>
          </table:table-cell>
          <table:table-cell table:style-name="ce2" office:value-type="float" office:value="-1.83110719381482">
            <text:p>-1.831</text:p>
          </table:table-cell>
          <table:table-cell table:style-name="ce2"/>
          <table:table-cell table:style-name="ce2" office:value-type="float" office:value="-1.83110719381482">
            <text:p>-1.831</text:p>
          </table:table-cell>
          <table:table-cell table:style-name="ce2" office:value-type="float" office:value="3.46891470698502">
            <text:p>3.469</text:p>
          </table:table-cell>
          <table:table-cell table:style-name="ce2" office:value-type="float" office:value="3.46891470698502">
            <text:p>3.469</text:p>
          </table:table-cell>
          <table:table-cell table:style-name="ce2" office:value-type="float" office:value="8.76893660778486">
            <text:p>8.769</text:p>
          </table:table-cell>
          <table:table-cell table:style-name="ce2"/>
          <table:table-cell table:style-name="ce2" table:formula="of:=1/(1+EXP(-[.E414]))" office:value-type="float" office:value="0.138106427709057">
            <text:p>0.138</text:p>
          </table:table-cell>
          <table:table-cell table:style-name="ce2" table:formula="of:=1/(1+EXP(-[.F414]))" office:value-type="float" office:value="0.969790238748217">
            <text:p>0.970</text:p>
          </table:table-cell>
          <table:table-cell table:style-name="ce2" table:formula="of:=1/(1+EXP(-[.G414]))" office:value-type="float" office:value="0.969790238748217">
            <text:p>0.970</text:p>
          </table:table-cell>
          <table:table-cell table:style-name="ce2" table:formula="of:=1/(1+EXP(-[.H414]))" office:value-type="float" office:value="0.999844535334633">
            <text:p>1.000</text:p>
          </table:table-cell>
          <table:table-cell table:style-name="ce2"/>
          <table:table-cell table:style-name="ce2" table:formula="of:=[.J414]*(1-[.J414])" office:value-type="float" office:value="0.1190330423345">
            <text:p>0.119</text:p>
          </table:table-cell>
          <table:table-cell table:style-name="ce2" table:formula="of:=[.K414]*(1-[.K414])" office:value-type="float" office:value="0.0292971315768928">
            <text:p>0.029</text:p>
          </table:table-cell>
          <table:table-cell table:style-name="ce2" table:formula="of:=[.L414]*(1-[.L414])" office:value-type="float" office:value="0.0292971315768928">
            <text:p>0.029</text:p>
          </table:table-cell>
          <table:table-cell table:style-name="ce2" table:formula="of:=[.M414]*(1-[.M414])" office:value-type="float" office:value="0.000155440496104356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27371446513861">
            <text:p>0.4273714465</text:p>
          </table:table-cell>
          <table:table-cell office:value-type="float" office:value="0.969790238748217">
            <text:p>0.969790238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09375076607911">
            <text:p>-0.7093750766</text:p>
          </table:table-cell>
          <table:table-cell office:value-type="float" office:value="1.04493920962948">
            <text:p>1.0449392096</text:p>
          </table:table-cell>
          <table:table-cell office:value-type="float" office:value="1.04493920962948">
            <text:p>1.0449392096</text:p>
          </table:table-cell>
          <table:table-cell office:value-type="float" office:value="-1.58960597190131">
            <text:p>-1.5896059719</text:p>
          </table:table-cell>
          <table:table-cell/>
          <table:table-cell office:value-type="float" office:value="-0.0844390735249086">
            <text:p>-0.0844390735</text:p>
          </table:table-cell>
          <table:table-cell office:value-type="float" office:value="0.0306137215143694">
            <text:p>0.0306137215</text:p>
          </table:table-cell>
          <table:table-cell office:value-type="float" office:value="0.0306137215143694">
            <text:p>0.0306137215</text:p>
          </table:table-cell>
          <table:table-cell office:value-type="float" office:value="-0.000247089140882787">
            <text:p>-0.0002470891</text:p>
          </table:table-cell>
          <table:table-cell/>
          <table:table-cell office:value-type="float" office:value="0.0303666323734866">
            <text:p>0.0303666324</text:p>
          </table:table-cell>
          <table:table-cell office:value-type="float" office:value="0.0303666323734866">
            <text:p>0.0303666324</text:p>
          </table:table-cell>
          <table:table-cell office:value-type="float" office:value="-0.0234587196370526">
            <text:p>-0.0234587196</text:p>
          </table:table-cell>
          <table:table-cell/>
          <table:table-cell office:value-type="float" office:value="5.33038853317333">
            <text:p>5.3303885332</text:p>
          </table:table-cell>
          <table:table-cell office:value-type="float" office:value="5.33038853317333">
            <text:p>5.3303885332</text:p>
          </table:table-cell>
          <table:table-cell office:value-type="float" office:value="-1.85456591345187">
            <text:p>-1.854565913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15]*(1-[.J415])" office:value-type="float" office:value="0">
            <text:p>0.000</text:p>
          </table:table-cell>
          <table:table-cell table:style-name="ce2" table:formula="of:=[.K415]*(1-[.K415])" office:value-type="float" office:value="0">
            <text:p>0.000</text:p>
          </table:table-cell>
          <table:table-cell table:style-name="ce2" table:formula="of:=[.L415]*(1-[.L415])" office:value-type="float" office:value="0">
            <text:p>0.000</text:p>
          </table:table-cell>
          <table:table-cell table:style-name="ce2" table:formula="of:=[.M415]*(1-[.M4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27371446513861">
            <text:p>0.4273714465</text:p>
          </table:table-cell>
          <table:table-cell office:value-type="float" office:value="0.969790238748217">
            <text:p>0.969790238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72882629879799">
            <text:p>0.2728826299</text:p>
          </table:table-cell>
          <table:table-cell office:value-type="float" office:value="-0.401967547199038">
            <text:p>-0.4019675472</text:p>
          </table:table-cell>
          <table:table-cell office:value-type="float" office:value="-0.401967547199038">
            <text:p>-0.4019675472</text:p>
          </table:table-cell>
          <table:table-cell office:value-type="float" office:value="0.611490130382495">
            <text:p>0.611490130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2046205383596">
            <text:p>0.7420462054</text:p>
          </table:table-cell>
          <table:table-cell office:value-type="float" office:value="0.999844535334633">
            <text:p>0.999844535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13:.BY414]" office:value-type="float" office:value="1.39120322725993">
            <text:p>1.391</text:p>
          </table:table-cell>
          <table:table-cell table:style-name="ce2" office:value-type="float" office:value="1.39120322725993">
            <text:p>1.391</text:p>
          </table:table-cell>
          <table:table-cell table:style-name="ce2" office:value-type="float" office:value="-1.73759546043078">
            <text:p>-1.738</text:p>
          </table:table-cell>
          <table:table-cell table:style-name="ce2"/>
          <table:table-cell table:style-name="ce2" table:number-matrix-columns-spanned="4" table:number-matrix-rows-spanned="2" table:formula="of:=MMULT([.A418:.C419];[.$A$2:.$D$4])" office:value-type="float" office:value="-1.73759546043078">
            <text:p>-1.738</text:p>
          </table:table-cell>
          <table:table-cell table:style-name="ce2" office:value-type="float" office:value="-0.346392233170845">
            <text:p>-0.346</text:p>
          </table:table-cell>
          <table:table-cell table:style-name="ce2" office:value-type="float" office:value="-0.346392233170845">
            <text:p>-0.346</text:p>
          </table:table-cell>
          <table:table-cell table:style-name="ce2" office:value-type="float" office:value="1.04481099408909">
            <text:p>1.045</text:p>
          </table:table-cell>
          <table:table-cell table:style-name="ce2"/>
          <table:table-cell table:style-name="ce2" table:formula="of:=1/(1+EXP(-[.E418]))" office:value-type="float" office:value="0.14961861335117">
            <text:p>0.150</text:p>
          </table:table-cell>
          <table:table-cell table:style-name="ce2" table:formula="of:=1/(1+EXP(-[.F418]))" office:value-type="float" office:value="0.414257567671181">
            <text:p>0.414</text:p>
          </table:table-cell>
          <table:table-cell table:style-name="ce2" table:formula="of:=1/(1+EXP(-[.G418]))" office:value-type="float" office:value="0.414257567671181">
            <text:p>0.414</text:p>
          </table:table-cell>
          <table:table-cell table:style-name="ce2" table:formula="of:=1/(1+EXP(-[.H418]))" office:value-type="float" office:value="0.739777223379855">
            <text:p>0.740</text:p>
          </table:table-cell>
          <table:table-cell table:style-name="ce2"/>
          <table:table-cell table:style-name="ce2" table:formula="of:=[.J418]*(1-[.J418])" office:value-type="float" office:value="0.127232883890043">
            <text:p>0.127</text:p>
          </table:table-cell>
          <table:table-cell table:style-name="ce2" table:formula="of:=[.K418]*(1-[.K418])" office:value-type="float" office:value="0.242648235298338">
            <text:p>0.243</text:p>
          </table:table-cell>
          <table:table-cell table:style-name="ce2" table:formula="of:=[.L418]*(1-[.L418])" office:value-type="float" office:value="0.242648235298338">
            <text:p>0.243</text:p>
          </table:table-cell>
          <table:table-cell table:style-name="ce2" table:formula="of:=[.M418]*(1-[.M418])" office:value-type="float" office:value="0.192506883148247">
            <text:p>0.193</text:p>
          </table:table-cell>
          <table:table-cell table:style-name="ce2"/>
          <table:table-cell table:style-name="ce2" table:number-matrix-columns-spanned="3" table:number-matrix-rows-spanned="1" table:formula="of:=[.BE413:.BG413]" office:value-type="float" office:value="-2.86421863062563">
            <text:p>-2.864</text:p>
          </table:table-cell>
          <table:table-cell table:style-name="ce2" office:value-type="float" office:value="3.31176946710894">
            <text:p>3.312</text:p>
          </table:table-cell>
          <table:table-cell table:style-name="ce2" office:value-type="float" office:value="-1.2739725309518">
            <text:p>-1.274</text:p>
          </table:table-cell>
          <table:table-cell table:style-name="ce2"/>
          <table:table-cell table:style-name="ce2" table:number-matrix-columns-spanned="4" table:number-matrix-rows-spanned="1" table:formula="of:=MMULT([.T418:.V418];[.J418:.M420])" office:value-type="float" office:value="-1.25430569741352">
            <text:p>-1.254</text:p>
          </table:table-cell>
          <table:table-cell table:style-name="ce2" office:value-type="float" office:value="0.751892999925293">
            <text:p>0.752</text:p>
          </table:table-cell>
          <table:table-cell table:style-name="ce2" office:value-type="float" office:value="0.751892999925293">
            <text:p>0.752</text:p>
          </table:table-cell>
          <table:table-cell table:style-name="ce2" office:value-type="float" office:value="-0.081582797494741">
            <text:p>-0.082</text:p>
          </table:table-cell>
          <table:table-cell table:style-name="ce2"/>
          <table:table-cell table:style-name="ce2" table:formula="of:=1/(1+EXP(-[.X418]))" office:value-type="float" office:value="0.221955691988462">
            <text:p>0.222</text:p>
          </table:table-cell>
          <table:table-cell table:style-name="ce2" table:formula="of:=1/(1+EXP(-[.Y418]))" office:value-type="float" office:value="0.679591034401141">
            <text:p>0.680</text:p>
          </table:table-cell>
          <table:table-cell table:style-name="ce2" table:formula="of:=1/(1+EXP(-[.Z418]))" office:value-type="float" office:value="0.679591034401141">
            <text:p>0.680</text:p>
          </table:table-cell>
          <table:table-cell table:style-name="ce2" table:formula="of:=1/(1+EXP(-[.AA418]))" office:value-type="float" office:value="0.479615605496647">
            <text:p>0.480</text:p>
          </table:table-cell>
          <table:table-cell/>
          <table:table-cell table:style-name="ce2" table:formula="of:=[.AC418]*(1-[.AC418])" office:value-type="float" office:value="0.172691362782385">
            <text:p>0.173</text:p>
          </table:table-cell>
          <table:table-cell table:style-name="ce2" table:formula="of:=[.AD418]*(1-[.AD418])" office:value-type="float" office:value="0.217747060362728">
            <text:p>0.218</text:p>
          </table:table-cell>
          <table:table-cell table:style-name="ce2" table:formula="of:=[.AE418]*(1-[.AE418])" office:value-type="float" office:value="0.217747060362728">
            <text:p>0.218</text:p>
          </table:table-cell>
          <table:table-cell table:style-name="ce2" table:formula="of:=[.AF418]*(1-[.AF418])" office:value-type="float" office:value="0.249584476460732">
            <text:p>0.250</text:p>
          </table:table-cell>
          <table:table-cell/>
          <table:table-cell table:style-name="ce2" table:number-matrix-columns-spanned="4" table:number-matrix-rows-spanned="1" table:formula="of:=[.$AC$8:.$AF$8]-[.AC418:.AF418]" office:value-type="float" office:value="-0.214802903799565">
            <text:p>-0.215</text:p>
          </table:table-cell>
          <table:table-cell table:style-name="ce2" office:value-type="float" office:value="0.312764829770598">
            <text:p>0.313</text:p>
          </table:table-cell>
          <table:table-cell table:style-name="ce2" office:value-type="float" office:value="0.312764829770598">
            <text:p>0.313</text:p>
          </table:table-cell>
          <table:table-cell table:style-name="ce2" office:value-type="float" office:value="-0.47246281730775">
            <text:p>-0.472</text:p>
          </table:table-cell>
          <table:table-cell/>
          <table:table-cell table:number-matrix-columns-spanned="4" table:number-matrix-rows-spanned="1" table:formula="of:=[.AM418:.AP418]*[.AH418:.AK418]" office:value-type="float" office:value="-0.0370946061867604">
            <text:p>-0.0370946062</text:p>
          </table:table-cell>
          <table:table-cell office:value-type="float" office:value="0.0681036222673968">
            <text:p>0.0681036223</text:p>
          </table:table-cell>
          <table:table-cell office:value-type="float" office:value="0.0681036222673968">
            <text:p>0.0681036223</text:p>
          </table:table-cell>
          <table:table-cell office:value-type="float" office:value="-0.117919384904917">
            <text:p>-0.1179193849</text:p>
          </table:table-cell>
          <table:table-cell/>
          <table:table-cell table:number-matrix-columns-spanned="3" table:number-matrix-rows-spanned="4" table:formula="of:=TRANSPOSE([.J418:.M420])" office:value-type="float" office:value="0.14961861335117">
            <text:p>0.1496186134</text:p>
          </table:table-cell>
          <table:table-cell office:value-type="float" office:value="0.135337697215483">
            <text:p>0.1353376972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18:.AU418];[.AW418:.AY421])" office:value-type="float" office:value="-0.0363592368679135">
            <text:p>-0.0363592369</text:p>
          </table:table-cell>
          <table:table-cell office:value-type="float" office:value="0.00919791098011766">
            <text:p>0.009197911</text:p>
          </table:table-cell>
          <table:table-cell office:value-type="float" office:value="-0.0188067465568839">
            <text:p>-0.0188067466</text:p>
          </table:table-cell>
          <table:table-cell/>
          <table:table-cell table:number-matrix-columns-spanned="3" table:number-matrix-rows-spanned="1" table:formula="of:=[.T418:.V418]+[.BA418:.BC418]" office:value-type="float" office:value="-2.90057786749355">
            <text:p>-2.9005778675</text:p>
          </table:table-cell>
          <table:table-cell office:value-type="float" office:value="3.32096737808906">
            <text:p>3.3209673781</text:p>
          </table:table-cell>
          <table:table-cell office:value-type="float" office:value="-1.29277927750869">
            <text:p>-1.2927792775</text:p>
          </table:table-cell>
          <table:table-cell/>
          <table:table-cell table:number-matrix-columns-spanned="4" table:number-matrix-rows-spanned="3" table:formula="of:=MMULT(TRANSPOSE([.BE418:.BG418]);[.AM418:.AP418])" office:value-type="float" office:value="0.623052548634364">
            <text:p>0.6230525486</text:p>
          </table:table-cell>
          <table:table-cell office:value-type="float" office:value="-0.907198742962984">
            <text:p>-0.907198743</text:p>
          </table:table-cell>
          <table:table-cell office:value-type="float" office:value="-0.907198742962984">
            <text:p>-0.907198743</text:p>
          </table:table-cell>
          <table:table-cell office:value-type="float" office:value="1.37041519109651">
            <text:p>1.3704151911</text:p>
          </table:table-cell>
          <table:table-cell/>
          <table:table-cell table:number-matrix-columns-spanned="4" table:number-matrix-rows-spanned="3" table:formula="of:=[.BI418:.BL420]*[.O418:.R420]" office:value-type="float" office:value="0.0792727725777915">
            <text:p>0.0792727726</text:p>
          </table:table-cell>
          <table:table-cell office:value-type="float" office:value="-0.220130174044838">
            <text:p>-0.220130174</text:p>
          </table:table-cell>
          <table:table-cell office:value-type="float" office:value="-0.220130174044838">
            <text:p>-0.220130174</text:p>
          </table:table-cell>
          <table:table-cell office:value-type="float" office:value="0.263814357056998">
            <text:p>0.2638143571</text:p>
          </table:table-cell>
          <table:table-cell/>
          <table:table-cell table:number-matrix-columns-spanned="3" table:number-matrix-rows-spanned="2" table:formula="of:=MMULT([.BN418:.BQ419];[.$O$2:.$Q$5])" office:value-type="float" office:value="0.0436841830121593">
            <text:p>0.043684183</text:p>
          </table:table-cell>
          <table:table-cell office:value-type="float" office:value="0.0436841830121593">
            <text:p>0.043684183</text:p>
          </table:table-cell>
          <table:table-cell office:value-type="float" office:value="-0.0971732184548877">
            <text:p>-0.0971732185</text:p>
          </table:table-cell>
          <table:table-cell/>
          <table:table-cell table:number-matrix-columns-spanned="3" table:number-matrix-rows-spanned="2" table:formula="of:=[.A418:.C419]+[.BS418:.BU419]" office:value-type="float" office:value="1.43488741027209">
            <text:p>1.4348874103</text:p>
          </table:table-cell>
          <table:table-cell office:value-type="float" office:value="1.43488741027209">
            <text:p>1.4348874103</text:p>
          </table:table-cell>
          <table:table-cell office:value-type="float" office:value="-1.83476867888567">
            <text:p>-1.8347686789</text:p>
          </table:table-cell>
          <table:table-cell/>
          <table:table-cell table:formula="of:=SUMSQ([.AM418:.AP418])" office:value-type="float" office:value="0.465005078701964">
            <text:p>0.4650050787</text:p>
          </table:table-cell>
          <table:table-cell table:number-columns-repeated="945"/>
        </table:table-row>
        <table:table-row table:style-name="ro2">
          <table:table-cell table:style-name="ce2" office:value-type="float" office:value="5.33038853317333">
            <text:p>5.330</text:p>
          </table:table-cell>
          <table:table-cell table:style-name="ce2" office:value-type="float" office:value="5.33038853317333">
            <text:p>5.330</text:p>
          </table:table-cell>
          <table:table-cell table:style-name="ce2" office:value-type="float" office:value="-1.85456591345187">
            <text:p>-1.855</text:p>
          </table:table-cell>
          <table:table-cell table:style-name="ce2"/>
          <table:table-cell table:style-name="ce2" office:value-type="float" office:value="-1.85456591345187">
            <text:p>-1.855</text:p>
          </table:table-cell>
          <table:table-cell table:style-name="ce2" office:value-type="float" office:value="3.47582261972145">
            <text:p>3.476</text:p>
          </table:table-cell>
          <table:table-cell table:style-name="ce2" office:value-type="float" office:value="3.47582261972145">
            <text:p>3.476</text:p>
          </table:table-cell>
          <table:table-cell table:style-name="ce2" office:value-type="float" office:value="8.80621115289478">
            <text:p>8.806</text:p>
          </table:table-cell>
          <table:table-cell table:style-name="ce2"/>
          <table:table-cell table:style-name="ce2" table:formula="of:=1/(1+EXP(-[.E419]))" office:value-type="float" office:value="0.135337697215483">
            <text:p>0.135</text:p>
          </table:table-cell>
          <table:table-cell table:style-name="ce2" table:formula="of:=1/(1+EXP(-[.F419]))" office:value-type="float" office:value="0.969991965317215">
            <text:p>0.970</text:p>
          </table:table-cell>
          <table:table-cell table:style-name="ce2" table:formula="of:=1/(1+EXP(-[.G419]))" office:value-type="float" office:value="0.969991965317215">
            <text:p>0.970</text:p>
          </table:table-cell>
          <table:table-cell table:style-name="ce2" table:formula="of:=1/(1+EXP(-[.H419]))" office:value-type="float" office:value="0.999850222686173">
            <text:p>1.000</text:p>
          </table:table-cell>
          <table:table-cell table:style-name="ce2"/>
          <table:table-cell table:style-name="ce2" table:formula="of:=[.J419]*(1-[.J419])" office:value-type="float" office:value="0.117021404927894">
            <text:p>0.117</text:p>
          </table:table-cell>
          <table:table-cell table:style-name="ce2" table:formula="of:=[.K419]*(1-[.K419])" office:value-type="float" office:value="0.0291075525372617">
            <text:p>0.029</text:p>
          </table:table-cell>
          <table:table-cell table:style-name="ce2" table:formula="of:=[.L419]*(1-[.L419])" office:value-type="float" office:value="0.0291075525372617">
            <text:p>0.029</text:p>
          </table:table-cell>
          <table:table-cell table:style-name="ce2" table:formula="of:=[.M419]*(1-[.M419])" office:value-type="float" office:value="0.000149754880583411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14257567671181">
            <text:p>0.4142575677</text:p>
          </table:table-cell>
          <table:table-cell office:value-type="float" office:value="0.969991965317215">
            <text:p>0.969991965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13353436237158">
            <text:p>-0.7133534362</text:p>
          </table:table-cell>
          <table:table-cell office:value-type="float" office:value="1.03868179668173">
            <text:p>1.0386817967</text:p>
          </table:table-cell>
          <table:table-cell office:value-type="float" office:value="1.03868179668173">
            <text:p>1.0386817967</text:p>
          </table:table-cell>
          <table:table-cell office:value-type="float" office:value="-1.56903360363909">
            <text:p>-1.5690336036</text:p>
          </table:table-cell>
          <table:table-cell/>
          <table:table-cell office:value-type="float" office:value="-0.0834776213186128">
            <text:p>-0.0834776213</text:p>
          </table:table-cell>
          <table:table-cell office:value-type="float" office:value="0.0302334849664109">
            <text:p>0.030233485</text:p>
          </table:table-cell>
          <table:table-cell office:value-type="float" office:value="0.0302334849664109">
            <text:p>0.030233485</text:p>
          </table:table-cell>
          <table:table-cell office:value-type="float" office:value="-0.000234970439944331">
            <text:p>-0.0002349704</text:p>
          </table:table-cell>
          <table:table-cell/>
          <table:table-cell office:value-type="float" office:value="0.0299985145264666">
            <text:p>0.0299985145</text:p>
          </table:table-cell>
          <table:table-cell office:value-type="float" office:value="0.0299985145264666">
            <text:p>0.0299985145</text:p>
          </table:table-cell>
          <table:table-cell office:value-type="float" office:value="-0.0232456218257352">
            <text:p>-0.0232456218</text:p>
          </table:table-cell>
          <table:table-cell/>
          <table:table-cell office:value-type="float" office:value="5.36038704769979">
            <text:p>5.3603870477</text:p>
          </table:table-cell>
          <table:table-cell office:value-type="float" office:value="5.36038704769979">
            <text:p>5.3603870477</text:p>
          </table:table-cell>
          <table:table-cell office:value-type="float" office:value="-1.87781153527761">
            <text:p>-1.877811535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20]*(1-[.J420])" office:value-type="float" office:value="0">
            <text:p>0.000</text:p>
          </table:table-cell>
          <table:table-cell table:style-name="ce2" table:formula="of:=[.K420]*(1-[.K420])" office:value-type="float" office:value="0">
            <text:p>0.000</text:p>
          </table:table-cell>
          <table:table-cell table:style-name="ce2" table:formula="of:=[.L420]*(1-[.L420])" office:value-type="float" office:value="0">
            <text:p>0.000</text:p>
          </table:table-cell>
          <table:table-cell table:style-name="ce2" table:formula="of:=[.M420]*(1-[.M42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14257567671181">
            <text:p>0.4142575677</text:p>
          </table:table-cell>
          <table:table-cell office:value-type="float" office:value="0.969991965317215">
            <text:p>0.969991965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77692742780769">
            <text:p>0.2776927428</text:p>
          </table:table-cell>
          <table:table-cell office:value-type="float" office:value="-0.404335890660961">
            <text:p>-0.4043358907</text:p>
          </table:table-cell>
          <table:table-cell office:value-type="float" office:value="-0.404335890660961">
            <text:p>-0.4043358907</text:p>
          </table:table-cell>
          <table:table-cell office:value-type="float" office:value="0.610790139608831">
            <text:p>0.610790139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9777223379855">
            <text:p>0.7397772234</text:p>
          </table:table-cell>
          <table:table-cell office:value-type="float" office:value="0.999850222686173">
            <text:p>0.999850222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18:.BY419]" office:value-type="float" office:value="1.43488741027209">
            <text:p>1.435</text:p>
          </table:table-cell>
          <table:table-cell table:style-name="ce2" office:value-type="float" office:value="1.43488741027209">
            <text:p>1.435</text:p>
          </table:table-cell>
          <table:table-cell table:style-name="ce2" office:value-type="float" office:value="-1.83476867888567">
            <text:p>-1.835</text:p>
          </table:table-cell>
          <table:table-cell table:style-name="ce2"/>
          <table:table-cell table:style-name="ce2" table:number-matrix-columns-spanned="4" table:number-matrix-rows-spanned="2" table:formula="of:=MMULT([.A423:.C424];[.$A$2:.$D$4])" office:value-type="float" office:value="-1.83476867888567">
            <text:p>-1.835</text:p>
          </table:table-cell>
          <table:table-cell table:style-name="ce2" office:value-type="float" office:value="-0.399881268613574">
            <text:p>-0.400</text:p>
          </table:table-cell>
          <table:table-cell table:style-name="ce2" office:value-type="float" office:value="-0.399881268613574">
            <text:p>-0.400</text:p>
          </table:table-cell>
          <table:table-cell table:style-name="ce2" office:value-type="float" office:value="1.03500614165852">
            <text:p>1.035</text:p>
          </table:table-cell>
          <table:table-cell table:style-name="ce2"/>
          <table:table-cell table:style-name="ce2" table:formula="of:=1/(1+EXP(-[.E423]))" office:value-type="float" office:value="0.137671167237571">
            <text:p>0.138</text:p>
          </table:table-cell>
          <table:table-cell table:style-name="ce2" table:formula="of:=1/(1+EXP(-[.F423]))" office:value-type="float" office:value="0.401340866713218">
            <text:p>0.401</text:p>
          </table:table-cell>
          <table:table-cell table:style-name="ce2" table:formula="of:=1/(1+EXP(-[.G423]))" office:value-type="float" office:value="0.401340866713218">
            <text:p>0.401</text:p>
          </table:table-cell>
          <table:table-cell table:style-name="ce2" table:formula="of:=1/(1+EXP(-[.H423]))" office:value-type="float" office:value="0.737885289055163">
            <text:p>0.738</text:p>
          </table:table-cell>
          <table:table-cell table:style-name="ce2"/>
          <table:table-cell table:style-name="ce2" table:formula="of:=[.J423]*(1-[.J423])" office:value-type="float" office:value="0.118717816949016">
            <text:p>0.119</text:p>
          </table:table-cell>
          <table:table-cell table:style-name="ce2" table:formula="of:=[.K423]*(1-[.K423])" office:value-type="float" office:value="0.240266375419101">
            <text:p>0.240</text:p>
          </table:table-cell>
          <table:table-cell table:style-name="ce2" table:formula="of:=[.L423]*(1-[.L423])" office:value-type="float" office:value="0.240266375419101">
            <text:p>0.240</text:p>
          </table:table-cell>
          <table:table-cell table:style-name="ce2" table:formula="of:=[.M423]*(1-[.M423])" office:value-type="float" office:value="0.193410589251141">
            <text:p>0.193</text:p>
          </table:table-cell>
          <table:table-cell table:style-name="ce2"/>
          <table:table-cell table:style-name="ce2" table:number-matrix-columns-spanned="3" table:number-matrix-rows-spanned="1" table:formula="of:=[.BE418:.BG418]" office:value-type="float" office:value="-2.90057786749355">
            <text:p>-2.901</text:p>
          </table:table-cell>
          <table:table-cell table:style-name="ce2" office:value-type="float" office:value="3.32096737808906">
            <text:p>3.321</text:p>
          </table:table-cell>
          <table:table-cell table:style-name="ce2" office:value-type="float" office:value="-1.29277927750869">
            <text:p>-1.293</text:p>
          </table:table-cell>
          <table:table-cell table:style-name="ce2"/>
          <table:table-cell table:style-name="ce2" table:number-matrix-columns-spanned="4" table:number-matrix-rows-spanned="1" table:formula="of:=MMULT([.T423:.V423];[.J423:.M425])" office:value-type="float" office:value="-1.25161061936133">
            <text:p>-1.252</text:p>
          </table:table-cell>
          <table:table-cell table:style-name="ce2" office:value-type="float" office:value="0.765062663276684">
            <text:p>0.765</text:p>
          </table:table-cell>
          <table:table-cell table:style-name="ce2" office:value-type="float" office:value="0.765062663276684">
            <text:p>0.765</text:p>
          </table:table-cell>
          <table:table-cell table:style-name="ce2" office:value-type="float" office:value="-0.112585097248627">
            <text:p>-0.113</text:p>
          </table:table-cell>
          <table:table-cell table:style-name="ce2"/>
          <table:table-cell table:style-name="ce2" table:formula="of:=1/(1+EXP(-[.X423]))" office:value-type="float" office:value="0.222421457430029">
            <text:p>0.222</text:p>
          </table:table-cell>
          <table:table-cell table:style-name="ce2" table:formula="of:=1/(1+EXP(-[.Y423]))" office:value-type="float" office:value="0.682451882189143">
            <text:p>0.682</text:p>
          </table:table-cell>
          <table:table-cell table:style-name="ce2" table:formula="of:=1/(1+EXP(-[.Z423]))" office:value-type="float" office:value="0.682451882189143">
            <text:p>0.682</text:p>
          </table:table-cell>
          <table:table-cell table:style-name="ce2" table:formula="of:=1/(1+EXP(-[.AA423]))" office:value-type="float" office:value="0.47188341850169">
            <text:p>0.472</text:p>
          </table:table-cell>
          <table:table-cell/>
          <table:table-cell table:style-name="ce2" table:formula="of:=[.AC423]*(1-[.AC423])" office:value-type="float" office:value="0.172950152704731">
            <text:p>0.173</text:p>
          </table:table-cell>
          <table:table-cell table:style-name="ce2" table:formula="of:=[.AD423]*(1-[.AD423])" office:value-type="float" office:value="0.216711310685639">
            <text:p>0.217</text:p>
          </table:table-cell>
          <table:table-cell table:style-name="ce2" table:formula="of:=[.AE423]*(1-[.AE423])" office:value-type="float" office:value="0.216711310685639">
            <text:p>0.217</text:p>
          </table:table-cell>
          <table:table-cell table:style-name="ce2" table:formula="of:=[.AF423]*(1-[.AF423])" office:value-type="float" office:value="0.249209457844849">
            <text:p>0.249</text:p>
          </table:table-cell>
          <table:table-cell/>
          <table:table-cell table:style-name="ce2" table:number-matrix-columns-spanned="4" table:number-matrix-rows-spanned="1" table:formula="of:=[.$AC$8:.$AF$8]-[.AC423:.AF423]" office:value-type="float" office:value="-0.215268669241132">
            <text:p>-0.215</text:p>
          </table:table-cell>
          <table:table-cell table:style-name="ce2" office:value-type="float" office:value="0.309903981982597">
            <text:p>0.310</text:p>
          </table:table-cell>
          <table:table-cell table:style-name="ce2" office:value-type="float" office:value="0.309903981982597">
            <text:p>0.310</text:p>
          </table:table-cell>
          <table:table-cell table:style-name="ce2" office:value-type="float" office:value="-0.464730630312794">
            <text:p>-0.465</text:p>
          </table:table-cell>
          <table:table-cell/>
          <table:table-cell table:number-matrix-columns-spanned="4" table:number-matrix-rows-spanned="1" table:formula="of:=[.AM423:.AP423]*[.AH423:.AK423]" office:value-type="float" office:value="-0.037230749217798">
            <text:p>-0.0372307492</text:p>
          </table:table-cell>
          <table:table-cell office:value-type="float" office:value="0.0671596981221472">
            <text:p>0.0671596981</text:p>
          </table:table-cell>
          <table:table-cell office:value-type="float" office:value="0.0671596981221472">
            <text:p>0.0671596981</text:p>
          </table:table-cell>
          <table:table-cell office:value-type="float" office:value="-0.115815268424146">
            <text:p>-0.1158152684</text:p>
          </table:table-cell>
          <table:table-cell/>
          <table:table-cell table:number-matrix-columns-spanned="3" table:number-matrix-rows-spanned="4" table:formula="of:=TRANSPOSE([.J423:.M425])" office:value-type="float" office:value="0.137671167237571">
            <text:p>0.1376711672</text:p>
          </table:table-cell>
          <table:table-cell office:value-type="float" office:value="0.132640447399433">
            <text:p>0.132640447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23:.AU423];[.AW423:.AY426])" office:value-type="float" office:value="-0.0366761206150148">
            <text:p>-0.0366761206</text:p>
          </table:table-cell>
          <table:table-cell office:value-type="float" office:value="0.00957820235584316">
            <text:p>0.0095782024</text:p>
          </table:table-cell>
          <table:table-cell office:value-type="float" office:value="-0.0187266213976499">
            <text:p>-0.0187266214</text:p>
          </table:table-cell>
          <table:table-cell/>
          <table:table-cell table:number-matrix-columns-spanned="3" table:number-matrix-rows-spanned="1" table:formula="of:=[.T423:.V423]+[.BA423:.BC423]" office:value-type="float" office:value="-2.93725398810856">
            <text:p>-2.9372539881</text:p>
          </table:table-cell>
          <table:table-cell office:value-type="float" office:value="3.3305455804449">
            <text:p>3.3305455804</text:p>
          </table:table-cell>
          <table:table-cell office:value-type="float" office:value="-1.31150589890634">
            <text:p>-1.3115058989</text:p>
          </table:table-cell>
          <table:table-cell/>
          <table:table-cell table:number-matrix-columns-spanned="4" table:number-matrix-rows-spanned="3" table:formula="of:=MMULT(TRANSPOSE([.BE423:.BG423]);[.AM423:.AP423])" office:value-type="float" office:value="0.632298757243339">
            <text:p>0.6322987572</text:p>
          </table:table-cell>
          <table:table-cell office:value-type="float" office:value="-0.910266707009106">
            <text:p>-0.910266707</text:p>
          </table:table-cell>
          <table:table-cell office:value-type="float" office:value="-0.910266707009106">
            <text:p>-0.910266707</text:p>
          </table:table-cell>
          <table:table-cell office:value-type="float" office:value="1.36503189728246">
            <text:p>1.3650318973</text:p>
          </table:table-cell>
          <table:table-cell/>
          <table:table-cell table:number-matrix-columns-spanned="4" table:number-matrix-rows-spanned="3" table:formula="of:=[.BI423:.BL425]*[.O423:.R425]" office:value-type="float" office:value="0.0750651281195051">
            <text:p>0.0750651281</text:p>
          </table:table-cell>
          <table:table-cell office:value-type="float" office:value="-0.218706482357759">
            <text:p>-0.2187064824</text:p>
          </table:table-cell>
          <table:table-cell office:value-type="float" office:value="-0.218706482357759">
            <text:p>-0.2187064824</text:p>
          </table:table-cell>
          <table:table-cell office:value-type="float" office:value="0.264011623600004">
            <text:p>0.2640116236</text:p>
          </table:table-cell>
          <table:table-cell/>
          <table:table-cell table:number-matrix-columns-spanned="3" table:number-matrix-rows-spanned="2" table:formula="of:=MMULT([.BN423:.BQ424];[.$O$2:.$Q$5])" office:value-type="float" office:value="0.0453051412422454">
            <text:p>0.0453051412</text:p>
          </table:table-cell>
          <table:table-cell office:value-type="float" office:value="0.0453051412422454">
            <text:p>0.0453051412</text:p>
          </table:table-cell>
          <table:table-cell office:value-type="float" office:value="-0.0983362129960083">
            <text:p>-0.098336213</text:p>
          </table:table-cell>
          <table:table-cell/>
          <table:table-cell table:number-matrix-columns-spanned="3" table:number-matrix-rows-spanned="2" table:formula="of:=[.A423:.C424]+[.BS423:.BU424]" office:value-type="float" office:value="1.48019255151434">
            <text:p>1.4801925515</text:p>
          </table:table-cell>
          <table:table-cell office:value-type="float" office:value="1.48019255151434">
            <text:p>1.4801925515</text:p>
          </table:table-cell>
          <table:table-cell office:value-type="float" office:value="-1.93310489188167">
            <text:p>-1.9331048919</text:p>
          </table:table-cell>
          <table:table-cell/>
          <table:table-cell table:formula="of:=SUMSQ([.AM423:.AP423])" office:value-type="float" office:value="0.454396114805114">
            <text:p>0.4543961148</text:p>
          </table:table-cell>
          <table:table-cell table:number-columns-repeated="945"/>
        </table:table-row>
        <table:table-row table:style-name="ro2">
          <table:table-cell table:style-name="ce2" office:value-type="float" office:value="5.36038704769979">
            <text:p>5.360</text:p>
          </table:table-cell>
          <table:table-cell table:style-name="ce2" office:value-type="float" office:value="5.36038704769979">
            <text:p>5.360</text:p>
          </table:table-cell>
          <table:table-cell table:style-name="ce2" office:value-type="float" office:value="-1.87781153527761">
            <text:p>-1.878</text:p>
          </table:table-cell>
          <table:table-cell table:style-name="ce2"/>
          <table:table-cell table:style-name="ce2" office:value-type="float" office:value="-1.87781153527761">
            <text:p>-1.878</text:p>
          </table:table-cell>
          <table:table-cell table:style-name="ce2" office:value-type="float" office:value="3.48257551242219">
            <text:p>3.483</text:p>
          </table:table-cell>
          <table:table-cell table:style-name="ce2" office:value-type="float" office:value="3.48257551242219">
            <text:p>3.483</text:p>
          </table:table-cell>
          <table:table-cell table:style-name="ce2" office:value-type="float" office:value="8.84296256012198">
            <text:p>8.843</text:p>
          </table:table-cell>
          <table:table-cell table:style-name="ce2"/>
          <table:table-cell table:style-name="ce2" table:formula="of:=1/(1+EXP(-[.E424]))" office:value-type="float" office:value="0.132640447399433">
            <text:p>0.133</text:p>
          </table:table-cell>
          <table:table-cell table:style-name="ce2" table:formula="of:=1/(1+EXP(-[.F424]))" office:value-type="float" office:value="0.970187902884002">
            <text:p>0.970</text:p>
          </table:table-cell>
          <table:table-cell table:style-name="ce2" table:formula="of:=1/(1+EXP(-[.G424]))" office:value-type="float" office:value="0.970187902884002">
            <text:p>0.970</text:p>
          </table:table-cell>
          <table:table-cell table:style-name="ce2" table:formula="of:=1/(1+EXP(-[.H424]))" office:value-type="float" office:value="0.999855626511215">
            <text:p>1.000</text:p>
          </table:table-cell>
          <table:table-cell table:style-name="ce2"/>
          <table:table-cell table:style-name="ce2" table:formula="of:=[.J424]*(1-[.J424])" office:value-type="float" office:value="0.115046959113111">
            <text:p>0.115</text:p>
          </table:table-cell>
          <table:table-cell table:style-name="ce2" table:formula="of:=[.K424]*(1-[.K424])" office:value-type="float" office:value="0.0289233359815442">
            <text:p>0.029</text:p>
          </table:table-cell>
          <table:table-cell table:style-name="ce2" table:formula="of:=[.L424]*(1-[.L424])" office:value-type="float" office:value="0.0289233359815442">
            <text:p>0.029</text:p>
          </table:table-cell>
          <table:table-cell table:style-name="ce2" table:formula="of:=[.M424]*(1-[.M424])" office:value-type="float" office:value="0.00014435264508055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401340866713218">
            <text:p>0.4013408667</text:p>
          </table:table-cell>
          <table:table-cell office:value-type="float" office:value="0.970187902884002">
            <text:p>0.970187902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16962114949309">
            <text:p>-0.7169621149</text:p>
          </table:table-cell>
          <table:table-cell office:value-type="float" office:value="1.03214933755441">
            <text:p>1.0321493376</text:p>
          </table:table-cell>
          <table:table-cell office:value-type="float" office:value="1.03214933755441">
            <text:p>1.0321493376</text:p>
          </table:table-cell>
          <table:table-cell office:value-type="float" office:value="-1.54780654688565">
            <text:p>-1.5478065469</text:p>
          </table:table-cell>
          <table:table-cell/>
          <table:table-cell office:value-type="float" office:value="-0.0824843111242229">
            <text:p>-0.0824843111</text:p>
          </table:table-cell>
          <table:table-cell office:value-type="float" office:value="0.0298532020732146">
            <text:p>0.0298532021</text:p>
          </table:table-cell>
          <table:table-cell office:value-type="float" office:value="0.0298532020732146">
            <text:p>0.0298532021</text:p>
          </table:table-cell>
          <table:table-cell office:value-type="float" office:value="-0.000223429969115947">
            <text:p>-0.00022343</text:p>
          </table:table-cell>
          <table:table-cell/>
          <table:table-cell office:value-type="float" office:value="0.0296297721040986">
            <text:p>0.0296297721</text:p>
          </table:table-cell>
          <table:table-cell office:value-type="float" office:value="0.0296297721040986">
            <text:p>0.0296297721</text:p>
          </table:table-cell>
          <table:table-cell office:value-type="float" office:value="-0.0230013369469097">
            <text:p>-0.0230013369</text:p>
          </table:table-cell>
          <table:table-cell/>
          <table:table-cell office:value-type="float" office:value="5.39001681980389">
            <text:p>5.3900168198</text:p>
          </table:table-cell>
          <table:table-cell office:value-type="float" office:value="5.39001681980389">
            <text:p>5.3900168198</text:p>
          </table:table-cell>
          <table:table-cell office:value-type="float" office:value="-1.90081287222452">
            <text:p>-1.900812872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25]*(1-[.J425])" office:value-type="float" office:value="0">
            <text:p>0.000</text:p>
          </table:table-cell>
          <table:table-cell table:style-name="ce2" table:formula="of:=[.K425]*(1-[.K425])" office:value-type="float" office:value="0">
            <text:p>0.000</text:p>
          </table:table-cell>
          <table:table-cell table:style-name="ce2" table:formula="of:=[.L425]*(1-[.L425])" office:value-type="float" office:value="0">
            <text:p>0.000</text:p>
          </table:table-cell>
          <table:table-cell table:style-name="ce2" table:formula="of:=[.M425]*(1-[.M42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401340866713218">
            <text:p>0.4013408667</text:p>
          </table:table-cell>
          <table:table-cell office:value-type="float" office:value="0.970187902884002">
            <text:p>0.970187902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82326129559462">
            <text:p>0.2823261296</text:p>
          </table:table-cell>
          <table:table-cell office:value-type="float" office:value="-0.406440900464738">
            <text:p>-0.4064409005</text:p>
          </table:table-cell>
          <table:table-cell office:value-type="float" office:value="-0.406440900464738">
            <text:p>-0.4064409005</text:p>
          </table:table-cell>
          <table:table-cell office:value-type="float" office:value="0.609496963057688">
            <text:p>0.609496963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7885289055163">
            <text:p>0.7378852891</text:p>
          </table:table-cell>
          <table:table-cell office:value-type="float" office:value="0.999855626511215">
            <text:p>0.999855626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23:.BY424]" office:value-type="float" office:value="1.48019255151434">
            <text:p>1.480</text:p>
          </table:table-cell>
          <table:table-cell table:style-name="ce2" office:value-type="float" office:value="1.48019255151434">
            <text:p>1.480</text:p>
          </table:table-cell>
          <table:table-cell table:style-name="ce2" office:value-type="float" office:value="-1.93310489188167">
            <text:p>-1.933</text:p>
          </table:table-cell>
          <table:table-cell table:style-name="ce2"/>
          <table:table-cell table:style-name="ce2" table:number-matrix-columns-spanned="4" table:number-matrix-rows-spanned="2" table:formula="of:=MMULT([.A428:.C429];[.$A$2:.$D$4])" office:value-type="float" office:value="-1.93310489188167">
            <text:p>-1.933</text:p>
          </table:table-cell>
          <table:table-cell table:style-name="ce2" office:value-type="float" office:value="-0.452912340367337">
            <text:p>-0.453</text:p>
          </table:table-cell>
          <table:table-cell table:style-name="ce2" office:value-type="float" office:value="-0.452912340367337">
            <text:p>-0.453</text:p>
          </table:table-cell>
          <table:table-cell table:style-name="ce2" office:value-type="float" office:value="1.027280211147">
            <text:p>1.027</text:p>
          </table:table-cell>
          <table:table-cell table:style-name="ce2"/>
          <table:table-cell table:style-name="ce2" table:formula="of:=1/(1+EXP(-[.E428]))" office:value-type="float" office:value="0.12640731365308">
            <text:p>0.126</text:p>
          </table:table-cell>
          <table:table-cell table:style-name="ce2" table:formula="of:=1/(1+EXP(-[.F428]))" office:value-type="float" office:value="0.388668554567161">
            <text:p>0.389</text:p>
          </table:table-cell>
          <table:table-cell table:style-name="ce2" table:formula="of:=1/(1+EXP(-[.G428]))" office:value-type="float" office:value="0.388668554567161">
            <text:p>0.389</text:p>
          </table:table-cell>
          <table:table-cell table:style-name="ce2" table:formula="of:=1/(1+EXP(-[.H428]))" office:value-type="float" office:value="0.736388268376672">
            <text:p>0.736</text:p>
          </table:table-cell>
          <table:table-cell table:style-name="ce2"/>
          <table:table-cell table:style-name="ce2" table:formula="of:=[.J428]*(1-[.J428])" office:value-type="float" office:value="0.110428504708092">
            <text:p>0.110</text:p>
          </table:table-cell>
          <table:table-cell table:style-name="ce2" table:formula="of:=[.K428]*(1-[.K428])" office:value-type="float" office:value="0.237605309257835">
            <text:p>0.238</text:p>
          </table:table-cell>
          <table:table-cell table:style-name="ce2" table:formula="of:=[.L428]*(1-[.L428])" office:value-type="float" office:value="0.237605309257835">
            <text:p>0.238</text:p>
          </table:table-cell>
          <table:table-cell table:style-name="ce2" table:formula="of:=[.M428]*(1-[.M428])" office:value-type="float" office:value="0.194120586573878">
            <text:p>0.194</text:p>
          </table:table-cell>
          <table:table-cell table:style-name="ce2"/>
          <table:table-cell table:style-name="ce2" table:number-matrix-columns-spanned="3" table:number-matrix-rows-spanned="1" table:formula="of:=[.BE423:.BG423]" office:value-type="float" office:value="-2.93725398810856">
            <text:p>-2.937</text:p>
          </table:table-cell>
          <table:table-cell table:style-name="ce2" office:value-type="float" office:value="3.3305455804449">
            <text:p>3.331</text:p>
          </table:table-cell>
          <table:table-cell table:style-name="ce2" office:value-type="float" office:value="-1.31150589890634">
            <text:p>-1.312</text:p>
          </table:table-cell>
          <table:table-cell table:style-name="ce2"/>
          <table:table-cell table:style-name="ce2" table:number-matrix-columns-spanned="4" table:number-matrix-rows-spanned="1" table:formula="of:=MMULT([.T428:.V428];[.J428:.M430])" office:value-type="float" office:value="-1.24977040249257">
            <text:p>-1.250</text:p>
          </table:table-cell>
          <table:table-cell table:style-name="ce2" office:value-type="float" office:value="0.778767405529576">
            <text:p>0.779</text:p>
          </table:table-cell>
          <table:table-cell table:style-name="ce2" office:value-type="float" office:value="0.778767405529576">
            <text:p>0.779</text:p>
          </table:table-cell>
          <table:table-cell table:style-name="ce2" office:value-type="float" office:value="-0.144383419215601">
            <text:p>-0.144</text:p>
          </table:table-cell>
          <table:table-cell table:style-name="ce2"/>
          <table:table-cell table:style-name="ce2" table:formula="of:=1/(1+EXP(-[.X428]))" office:value-type="float" office:value="0.222739885783335">
            <text:p>0.223</text:p>
          </table:table-cell>
          <table:table-cell table:style-name="ce2" table:formula="of:=1/(1+EXP(-[.Y428]))" office:value-type="float" office:value="0.685414400829611">
            <text:p>0.685</text:p>
          </table:table-cell>
          <table:table-cell table:style-name="ce2" table:formula="of:=1/(1+EXP(-[.Z428]))" office:value-type="float" office:value="0.685414400829611">
            <text:p>0.685</text:p>
          </table:table-cell>
          <table:table-cell table:style-name="ce2" table:formula="of:=1/(1+EXP(-[.AA428]))" office:value-type="float" office:value="0.463966720985838">
            <text:p>0.464</text:p>
          </table:table-cell>
          <table:table-cell/>
          <table:table-cell table:style-name="ce2" table:formula="of:=[.AC428]*(1-[.AC428])" office:value-type="float" office:value="0.173126829064562">
            <text:p>0.173</text:p>
          </table:table-cell>
          <table:table-cell table:style-name="ce2" table:formula="of:=[.AD428]*(1-[.AD428])" office:value-type="float" office:value="0.215621499964996">
            <text:p>0.216</text:p>
          </table:table-cell>
          <table:table-cell table:style-name="ce2" table:formula="of:=[.AE428]*(1-[.AE428])" office:value-type="float" office:value="0.215621499964996">
            <text:p>0.216</text:p>
          </table:table-cell>
          <table:table-cell table:style-name="ce2" table:formula="of:=[.AF428]*(1-[.AF428])" office:value-type="float" office:value="0.248701602803488">
            <text:p>0.249</text:p>
          </table:table-cell>
          <table:table-cell/>
          <table:table-cell table:style-name="ce2" table:number-matrix-columns-spanned="4" table:number-matrix-rows-spanned="1" table:formula="of:=[.$AC$8:.$AF$8]-[.AC428:.AF428]" office:value-type="float" office:value="-0.215587097594439">
            <text:p>-0.216</text:p>
          </table:table-cell>
          <table:table-cell table:style-name="ce2" office:value-type="float" office:value="0.306941463342129">
            <text:p>0.307</text:p>
          </table:table-cell>
          <table:table-cell table:style-name="ce2" office:value-type="float" office:value="0.306941463342129">
            <text:p>0.307</text:p>
          </table:table-cell>
          <table:table-cell table:style-name="ce2" office:value-type="float" office:value="-0.456813932796941">
            <text:p>-0.457</text:p>
          </table:table-cell>
          <table:table-cell/>
          <table:table-cell table:number-matrix-columns-spanned="4" table:number-matrix-rows-spanned="1" table:formula="of:=[.AM428:.AP428]*[.AH428:.AK428]" office:value-type="float" office:value="-0.0373239105937574">
            <text:p>-0.0373239106</text:p>
          </table:table-cell>
          <table:table-cell office:value-type="float" office:value="0.0661831787272807">
            <text:p>0.0661831787</text:p>
          </table:table-cell>
          <table:table-cell office:value-type="float" office:value="0.0661831787272807">
            <text:p>0.0661831787</text:p>
          </table:table-cell>
          <table:table-cell office:value-type="float" office:value="-0.113610357269564">
            <text:p>-0.1136103573</text:p>
          </table:table-cell>
          <table:table-cell/>
          <table:table-cell table:number-matrix-columns-spanned="3" table:number-matrix-rows-spanned="4" table:formula="of:=TRANSPOSE([.J428:.M430])" office:value-type="float" office:value="0.12640731365308">
            <text:p>0.1264073137</text:p>
          </table:table-cell>
          <table:table-cell office:value-type="float" office:value="0.130016500933014">
            <text:p>0.130016500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28:.AU428];[.AW428:.AY431])" office:value-type="float" office:value="-0.0369327087073892">
            <text:p>-0.0369327087</text:p>
          </table:table-cell>
          <table:table-cell office:value-type="float" office:value="0.00999827343669024">
            <text:p>0.0099982734</text:p>
          </table:table-cell>
          <table:table-cell office:value-type="float" office:value="-0.0185679104087599">
            <text:p>-0.0185679104</text:p>
          </table:table-cell>
          <table:table-cell/>
          <table:table-cell table:number-matrix-columns-spanned="3" table:number-matrix-rows-spanned="1" table:formula="of:=[.T428:.V428]+[.BA428:.BC428]" office:value-type="float" office:value="-2.97418669681595">
            <text:p>-2.9741866968</text:p>
          </table:table-cell>
          <table:table-cell office:value-type="float" office:value="3.34054385388159">
            <text:p>3.3405438539</text:p>
          </table:table-cell>
          <table:table-cell office:value-type="float" office:value="-1.3300738093151">
            <text:p>-1.3300738093</text:p>
          </table:table-cell>
          <table:table-cell/>
          <table:table-cell table:number-matrix-columns-spanned="4" table:number-matrix-rows-spanned="3" table:formula="of:=MMULT(TRANSPOSE([.BE428:.BG428]);[.AM428:.AP428])" office:value-type="float" office:value="0.641196277670542">
            <text:p>0.6411962777</text:p>
          </table:table-cell>
          <table:table-cell office:value-type="float" office:value="-0.91290121697338">
            <text:p>-0.912901217</text:p>
          </table:table-cell>
          <table:table-cell office:value-type="float" office:value="-0.91290121697338">
            <text:p>-0.912901217</text:p>
          </table:table-cell>
          <table:table-cell office:value-type="float" office:value="1.35864992184484">
            <text:p>1.3586499218</text:p>
          </table:table-cell>
          <table:table-cell/>
          <table:table-cell table:number-matrix-columns-spanned="4" table:number-matrix-rows-spanned="3" table:formula="of:=[.BI428:.BL430]*[.O428:.R430]" office:value-type="float" office:value="0.0708063461675523">
            <text:p>0.0708063462</text:p>
          </table:table-cell>
          <table:table-cell office:value-type="float" office:value="-0.216910175980814">
            <text:p>-0.216910176</text:p>
          </table:table-cell>
          <table:table-cell office:value-type="float" office:value="-0.216910175980814">
            <text:p>-0.216910176</text:p>
          </table:table-cell>
          <table:table-cell office:value-type="float" office:value="0.263741919777074">
            <text:p>0.2637419198</text:p>
          </table:table-cell>
          <table:table-cell/>
          <table:table-cell table:number-matrix-columns-spanned="3" table:number-matrix-rows-spanned="2" table:formula="of:=MMULT([.BN428:.BQ429];[.$O$2:.$Q$5])" office:value-type="float" office:value="0.0468317437962605">
            <text:p>0.0468317438</text:p>
          </table:table-cell>
          <table:table-cell office:value-type="float" office:value="0.0468317437962605">
            <text:p>0.0468317438</text:p>
          </table:table-cell>
          <table:table-cell office:value-type="float" office:value="-0.0992720860170011">
            <text:p>-0.099272086</text:p>
          </table:table-cell>
          <table:table-cell/>
          <table:table-cell table:number-matrix-columns-spanned="3" table:number-matrix-rows-spanned="2" table:formula="of:=[.A428:.C429]+[.BS428:.BU429]" office:value-type="float" office:value="1.5270242953106">
            <text:p>1.5270242953</text:p>
          </table:table-cell>
          <table:table-cell office:value-type="float" office:value="1.5270242953106">
            <text:p>1.5270242953</text:p>
          </table:table-cell>
          <table:table-cell office:value-type="float" office:value="-2.03237697789867">
            <text:p>-2.0323769779</text:p>
          </table:table-cell>
          <table:table-cell/>
          <table:table-cell table:formula="of:=SUMSQ([.AM428:.AP428])" office:value-type="float" office:value="0.443582889683817">
            <text:p>0.4435828897</text:p>
          </table:table-cell>
          <table:table-cell table:number-columns-repeated="945"/>
        </table:table-row>
        <table:table-row table:style-name="ro2">
          <table:table-cell table:style-name="ce2" office:value-type="float" office:value="5.39001681980389">
            <text:p>5.390</text:p>
          </table:table-cell>
          <table:table-cell table:style-name="ce2" office:value-type="float" office:value="5.39001681980389">
            <text:p>5.390</text:p>
          </table:table-cell>
          <table:table-cell table:style-name="ce2" office:value-type="float" office:value="-1.90081287222452">
            <text:p>-1.901</text:p>
          </table:table-cell>
          <table:table-cell table:style-name="ce2"/>
          <table:table-cell table:style-name="ce2" office:value-type="float" office:value="-1.90081287222452">
            <text:p>-1.901</text:p>
          </table:table-cell>
          <table:table-cell table:style-name="ce2" office:value-type="float" office:value="3.48920394757937">
            <text:p>3.489</text:p>
          </table:table-cell>
          <table:table-cell table:style-name="ce2" office:value-type="float" office:value="3.48920394757937">
            <text:p>3.489</text:p>
          </table:table-cell>
          <table:table-cell table:style-name="ce2" office:value-type="float" office:value="8.87922076738327">
            <text:p>8.879</text:p>
          </table:table-cell>
          <table:table-cell table:style-name="ce2"/>
          <table:table-cell table:style-name="ce2" table:formula="of:=1/(1+EXP(-[.E429]))" office:value-type="float" office:value="0.130016500933014">
            <text:p>0.130</text:p>
          </table:table-cell>
          <table:table-cell table:style-name="ce2" table:formula="of:=1/(1+EXP(-[.F429]))" office:value-type="float" office:value="0.970379022994477">
            <text:p>0.970</text:p>
          </table:table-cell>
          <table:table-cell table:style-name="ce2" table:formula="of:=1/(1+EXP(-[.G429]))" office:value-type="float" office:value="0.970379022994477">
            <text:p>0.970</text:p>
          </table:table-cell>
          <table:table-cell table:style-name="ce2" table:formula="of:=1/(1+EXP(-[.H429]))" office:value-type="float" office:value="0.999860766755107">
            <text:p>1.000</text:p>
          </table:table-cell>
          <table:table-cell table:style-name="ce2"/>
          <table:table-cell table:style-name="ce2" table:formula="of:=[.J429]*(1-[.J429])" office:value-type="float" office:value="0.11311221041815">
            <text:p>0.113</text:p>
          </table:table-cell>
          <table:table-cell table:style-name="ce2" table:formula="of:=[.K429]*(1-[.K429])" office:value-type="float" office:value="0.0287435747267616">
            <text:p>0.029</text:p>
          </table:table-cell>
          <table:table-cell table:style-name="ce2" table:formula="of:=[.L429]*(1-[.L429])" office:value-type="float" office:value="0.0287435747267616">
            <text:p>0.029</text:p>
          </table:table-cell>
          <table:table-cell table:style-name="ce2" table:formula="of:=[.M429]*(1-[.M429])" office:value-type="float" office:value="0.000139213858996805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88668554567161">
            <text:p>0.3886685546</text:p>
          </table:table-cell>
          <table:table-cell office:value-type="float" office:value="0.970379022994477">
            <text:p>0.97037902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0178153845273">
            <text:p>-0.7201781538</text:p>
          </table:table-cell>
          <table:table-cell office:value-type="float" office:value="1.02535141886897">
            <text:p>1.0253514189</text:p>
          </table:table-cell>
          <table:table-cell office:value-type="float" office:value="1.02535141886897">
            <text:p>1.0253514189</text:p>
          </table:table-cell>
          <table:table-cell office:value-type="float" office:value="-1.5260069755723">
            <text:p>-1.5260069756</text:p>
          </table:table-cell>
          <table:table-cell/>
          <table:table-cell office:value-type="float" office:value="-0.0814609428763011">
            <text:p>-0.0814609429</text:p>
          </table:table-cell>
          <table:table-cell office:value-type="float" office:value="0.0294722651294513">
            <text:p>0.0294722651</text:p>
          </table:table-cell>
          <table:table-cell office:value-type="float" office:value="0.0294722651294513">
            <text:p>0.0294722651</text:p>
          </table:table-cell>
          <table:table-cell office:value-type="float" office:value="-0.000212441319925464">
            <text:p>-0.0002124413</text:p>
          </table:table-cell>
          <table:table-cell/>
          <table:table-cell office:value-type="float" office:value="0.0292598238095258">
            <text:p>0.0292598238</text:p>
          </table:table-cell>
          <table:table-cell office:value-type="float" office:value="0.0292598238095258">
            <text:p>0.0292598238</text:p>
          </table:table-cell>
          <table:table-cell office:value-type="float" office:value="-0.0227288539373239">
            <text:p>-0.0227288539</text:p>
          </table:table-cell>
          <table:table-cell/>
          <table:table-cell office:value-type="float" office:value="5.41927664361342">
            <text:p>5.4192766436</text:p>
          </table:table-cell>
          <table:table-cell office:value-type="float" office:value="5.41927664361342">
            <text:p>5.4192766436</text:p>
          </table:table-cell>
          <table:table-cell office:value-type="float" office:value="-1.92354172616184">
            <text:p>-1.923541726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30]*(1-[.J430])" office:value-type="float" office:value="0">
            <text:p>0.000</text:p>
          </table:table-cell>
          <table:table-cell table:style-name="ce2" table:formula="of:=[.K430]*(1-[.K430])" office:value-type="float" office:value="0">
            <text:p>0.000</text:p>
          </table:table-cell>
          <table:table-cell table:style-name="ce2" table:formula="of:=[.L430]*(1-[.L430])" office:value-type="float" office:value="0">
            <text:p>0.000</text:p>
          </table:table-cell>
          <table:table-cell table:style-name="ce2" table:formula="of:=[.M430]*(1-[.M43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88668554567161">
            <text:p>0.3886685546</text:p>
          </table:table-cell>
          <table:table-cell office:value-type="float" office:value="0.970379022994477">
            <text:p>0.970379023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8674675213662">
            <text:p>0.2867467521</text:p>
          </table:table-cell>
          <table:table-cell office:value-type="float" office:value="-0.408254801384215">
            <text:p>-0.4082548014</text:p>
          </table:table-cell>
          <table:table-cell office:value-type="float" office:value="-0.408254801384215">
            <text:p>-0.4082548014</text:p>
          </table:table-cell>
          <table:table-cell office:value-type="float" office:value="0.607596247743438">
            <text:p>0.607596247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6388268376672">
            <text:p>0.7363882684</text:p>
          </table:table-cell>
          <table:table-cell office:value-type="float" office:value="0.999860766755107">
            <text:p>0.99986076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28:.BY429]" office:value-type="float" office:value="1.5270242953106">
            <text:p>1.527</text:p>
          </table:table-cell>
          <table:table-cell table:style-name="ce2" office:value-type="float" office:value="1.5270242953106">
            <text:p>1.527</text:p>
          </table:table-cell>
          <table:table-cell table:style-name="ce2" office:value-type="float" office:value="-2.03237697789867">
            <text:p>-2.032</text:p>
          </table:table-cell>
          <table:table-cell table:style-name="ce2"/>
          <table:table-cell table:style-name="ce2" table:number-matrix-columns-spanned="4" table:number-matrix-rows-spanned="2" table:formula="of:=MMULT([.A433:.C434];[.$A$2:.$D$4])" office:value-type="float" office:value="-2.03237697789867">
            <text:p>-2.032</text:p>
          </table:table-cell>
          <table:table-cell table:style-name="ce2" office:value-type="float" office:value="-0.505352682588077">
            <text:p>-0.505</text:p>
          </table:table-cell>
          <table:table-cell table:style-name="ce2" office:value-type="float" office:value="-0.505352682588077">
            <text:p>-0.505</text:p>
          </table:table-cell>
          <table:table-cell table:style-name="ce2" office:value-type="float" office:value="1.02167161272252">
            <text:p>1.022</text:p>
          </table:table-cell>
          <table:table-cell table:style-name="ce2"/>
          <table:table-cell table:style-name="ce2" table:formula="of:=1/(1+EXP(-[.E433]))" office:value-type="float" office:value="0.115845237425924">
            <text:p>0.116</text:p>
          </table:table-cell>
          <table:table-cell table:style-name="ce2" table:formula="of:=1/(1+EXP(-[.F433]))" office:value-type="float" office:value="0.376283595514948">
            <text:p>0.376</text:p>
          </table:table-cell>
          <table:table-cell table:style-name="ce2" table:formula="of:=1/(1+EXP(-[.G433]))" office:value-type="float" office:value="0.376283595514948">
            <text:p>0.376</text:p>
          </table:table-cell>
          <table:table-cell table:style-name="ce2" table:formula="of:=1/(1+EXP(-[.H433]))" office:value-type="float" office:value="0.735298081441102">
            <text:p>0.735</text:p>
          </table:table-cell>
          <table:table-cell table:style-name="ce2"/>
          <table:table-cell table:style-name="ce2" table:formula="of:=[.J433]*(1-[.J433])" office:value-type="float" office:value="0.102425118391656">
            <text:p>0.102</text:p>
          </table:table-cell>
          <table:table-cell table:style-name="ce2" table:formula="of:=[.K433]*(1-[.K433])" office:value-type="float" office:value="0.234694251261291">
            <text:p>0.235</text:p>
          </table:table-cell>
          <table:table-cell table:style-name="ce2" table:formula="of:=[.L433]*(1-[.L433])" office:value-type="float" office:value="0.234694251261291">
            <text:p>0.235</text:p>
          </table:table-cell>
          <table:table-cell table:style-name="ce2" table:formula="of:=[.M433]*(1-[.M433])" office:value-type="float" office:value="0.194634812870136">
            <text:p>0.195</text:p>
          </table:table-cell>
          <table:table-cell table:style-name="ce2"/>
          <table:table-cell table:style-name="ce2" table:number-matrix-columns-spanned="3" table:number-matrix-rows-spanned="1" table:formula="of:=[.BE428:.BG428]" office:value-type="float" office:value="-2.97418669681595">
            <text:p>-2.974</text:p>
          </table:table-cell>
          <table:table-cell table:style-name="ce2" office:value-type="float" office:value="3.34054385388159">
            <text:p>3.341</text:p>
          </table:table-cell>
          <table:table-cell table:style-name="ce2" office:value-type="float" office:value="-1.3300738093151">
            <text:p>-1.330</text:p>
          </table:table-cell>
          <table:table-cell table:style-name="ce2"/>
          <table:table-cell table:style-name="ce2" table:number-matrix-columns-spanned="4" table:number-matrix-rows-spanned="1" table:formula="of:=MMULT([.T433:.V433];[.J433:.M435])" office:value-type="float" office:value="-1.24880960849768">
            <text:p>-1.249</text:p>
          </table:table-cell>
          <table:table-cell table:style-name="ce2" office:value-type="float" office:value="0.793007383411939">
            <text:p>0.793</text:p>
          </table:table-cell>
          <table:table-cell table:style-name="ce2" office:value-type="float" office:value="0.793007383411939">
            <text:p>0.793</text:p>
          </table:table-cell>
          <table:table-cell table:style-name="ce2" office:value-type="float" office:value="-0.176892491959837">
            <text:p>-0.177</text:p>
          </table:table-cell>
          <table:table-cell table:style-name="ce2"/>
          <table:table-cell table:style-name="ce2" table:formula="of:=1/(1+EXP(-[.X433]))" office:value-type="float" office:value="0.222906269311139">
            <text:p>0.223</text:p>
          </table:table-cell>
          <table:table-cell table:style-name="ce2" table:formula="of:=1/(1+EXP(-[.Y433]))" office:value-type="float" office:value="0.688476709069958">
            <text:p>0.688</text:p>
          </table:table-cell>
          <table:table-cell table:style-name="ce2" table:formula="of:=1/(1+EXP(-[.Z433]))" office:value-type="float" office:value="0.688476709069958">
            <text:p>0.688</text:p>
          </table:table-cell>
          <table:table-cell table:style-name="ce2" table:formula="of:=1/(1+EXP(-[.AA433]))" office:value-type="float" office:value="0.455891832624228">
            <text:p>0.456</text:p>
          </table:table-cell>
          <table:table-cell/>
          <table:table-cell table:style-name="ce2" table:formula="of:=[.AC433]*(1-[.AC433])" office:value-type="float" office:value="0.173219064412929">
            <text:p>0.173</text:p>
          </table:table-cell>
          <table:table-cell table:style-name="ce2" table:formula="of:=[.AD433]*(1-[.AD433])" office:value-type="float" office:value="0.214476530138158">
            <text:p>0.214</text:p>
          </table:table-cell>
          <table:table-cell table:style-name="ce2" table:formula="of:=[.AE433]*(1-[.AE433])" office:value-type="float" office:value="0.214476530138158">
            <text:p>0.214</text:p>
          </table:table-cell>
          <table:table-cell table:style-name="ce2" table:formula="of:=[.AF433]*(1-[.AF433])" office:value-type="float" office:value="0.248054469570751">
            <text:p>0.248</text:p>
          </table:table-cell>
          <table:table-cell/>
          <table:table-cell table:style-name="ce2" table:number-matrix-columns-spanned="4" table:number-matrix-rows-spanned="1" table:formula="of:=[.$AC$8:.$AF$8]-[.AC433:.AF433]" office:value-type="float" office:value="-0.215753481122243">
            <text:p>-0.216</text:p>
          </table:table-cell>
          <table:table-cell table:style-name="ce2" office:value-type="float" office:value="0.303879155101781">
            <text:p>0.304</text:p>
          </table:table-cell>
          <table:table-cell table:style-name="ce2" office:value-type="float" office:value="0.303879155101781">
            <text:p>0.304</text:p>
          </table:table-cell>
          <table:table-cell table:style-name="ce2" office:value-type="float" office:value="-0.448739044435331">
            <text:p>-0.449</text:p>
          </table:table-cell>
          <table:table-cell/>
          <table:table-cell table:number-matrix-columns-spanned="4" table:number-matrix-rows-spanned="1" table:formula="of:=[.AM433:.AP433]*[.AH433:.AK433]" office:value-type="float" office:value="-0.0373726161438274">
            <text:p>-0.0373726161</text:p>
          </table:table-cell>
          <table:table-cell office:value-type="float" office:value="0.0651749467675452">
            <text:p>0.0651749468</text:p>
          </table:table-cell>
          <table:table-cell office:value-type="float" office:value="0.0651749467675452">
            <text:p>0.0651749468</text:p>
          </table:table-cell>
          <table:table-cell office:value-type="float" office:value="-0.111311725643092">
            <text:p>-0.1113117256</text:p>
          </table:table-cell>
          <table:table-cell/>
          <table:table-cell table:number-matrix-columns-spanned="3" table:number-matrix-rows-spanned="4" table:formula="of:=TRANSPOSE([.J433:.M435])" office:value-type="float" office:value="0.115845237425924">
            <text:p>0.1158452374</text:p>
          </table:table-cell>
          <table:table-cell office:value-type="float" office:value="0.127467138132106">
            <text:p>0.127467138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33:.AU433];[.AW433:.AY436])" office:value-type="float" office:value="-0.0371282112832987">
            <text:p>-0.0371282113</text:p>
          </table:table-cell>
          <table:table-cell office:value-type="float" office:value="0.010452644447346">
            <text:p>0.0104526444</text:p>
          </table:table-cell>
          <table:table-cell office:value-type="float" office:value="-0.0183344482518286">
            <text:p>-0.0183344483</text:p>
          </table:table-cell>
          <table:table-cell/>
          <table:table-cell table:number-matrix-columns-spanned="3" table:number-matrix-rows-spanned="1" table:formula="of:=[.T433:.V433]+[.BA433:.BC433]" office:value-type="float" office:value="-3.01131490809925">
            <text:p>-3.0113149081</text:p>
          </table:table-cell>
          <table:table-cell office:value-type="float" office:value="3.35099649832894">
            <text:p>3.3509964983</text:p>
          </table:table-cell>
          <table:table-cell office:value-type="float" office:value="-1.34840825756692">
            <text:p>-1.3484082576</text:p>
          </table:table-cell>
          <table:table-cell/>
          <table:table-cell table:number-matrix-columns-spanned="4" table:number-matrix-rows-spanned="3" table:formula="of:=MMULT(TRANSPOSE([.BE433:.BG433]);[.AM433:.AP433])" office:value-type="float" office:value="0.64970167417772">
            <text:p>0.6497016742</text:p>
          </table:table-cell>
          <table:table-cell office:value-type="float" office:value="-0.915075830018598">
            <text:p>-0.91507583</text:p>
          </table:table-cell>
          <table:table-cell office:value-type="float" office:value="-0.915075830018598">
            <text:p>-0.91507583</text:p>
          </table:table-cell>
          <table:table-cell office:value-type="float" office:value="1.35129457435433">
            <text:p>1.3512945744</text:p>
          </table:table-cell>
          <table:table-cell/>
          <table:table-cell table:number-matrix-columns-spanned="4" table:number-matrix-rows-spanned="3" table:formula="of:=[.BI433:.BL435]*[.O433:.R435]" office:value-type="float" office:value="0.0665457708969098">
            <text:p>0.0665457709</text:p>
          </table:table-cell>
          <table:table-cell office:value-type="float" office:value="-0.214763036773519">
            <text:p>-0.2147630368</text:p>
          </table:table-cell>
          <table:table-cell office:value-type="float" office:value="-0.214763036773519">
            <text:p>-0.2147630368</text:p>
          </table:table-cell>
          <table:table-cell office:value-type="float" office:value="0.263008966611885">
            <text:p>0.2630089666</text:p>
          </table:table-cell>
          <table:table-cell/>
          <table:table-cell table:number-matrix-columns-spanned="3" table:number-matrix-rows-spanned="2" table:formula="of:=MMULT([.BN433:.BQ434];[.$O$2:.$Q$5])" office:value-type="float" office:value="0.0482459298383652">
            <text:p>0.0482459298</text:p>
          </table:table-cell>
          <table:table-cell office:value-type="float" office:value="0.0482459298383652">
            <text:p>0.0482459298</text:p>
          </table:table-cell>
          <table:table-cell office:value-type="float" office:value="-0.0999713360382444">
            <text:p>-0.099971336</text:p>
          </table:table-cell>
          <table:table-cell/>
          <table:table-cell table:number-matrix-columns-spanned="3" table:number-matrix-rows-spanned="2" table:formula="of:=[.A433:.C434]+[.BS433:.BU434]" office:value-type="float" office:value="1.57527022514896">
            <text:p>1.5752702251</text:p>
          </table:table-cell>
          <table:table-cell office:value-type="float" office:value="1.57527022514896">
            <text:p>1.5752702251</text:p>
          </table:table-cell>
          <table:table-cell office:value-type="float" office:value="-2.13234831393692">
            <text:p>-2.1323483139</text:p>
          </table:table-cell>
          <table:table-cell/>
          <table:table-cell table:formula="of:=SUMSQ([.AM433:.AP433])" office:value-type="float" office:value="0.432601376427845">
            <text:p>0.4326013764</text:p>
          </table:table-cell>
          <table:table-cell table:number-columns-repeated="945"/>
        </table:table-row>
        <table:table-row table:style-name="ro2">
          <table:table-cell table:style-name="ce2" office:value-type="float" office:value="5.41927664361342">
            <text:p>5.419</text:p>
          </table:table-cell>
          <table:table-cell table:style-name="ce2" office:value-type="float" office:value="5.41927664361342">
            <text:p>5.419</text:p>
          </table:table-cell>
          <table:table-cell table:style-name="ce2" office:value-type="float" office:value="-1.92354172616184">
            <text:p>-1.924</text:p>
          </table:table-cell>
          <table:table-cell table:style-name="ce2"/>
          <table:table-cell table:style-name="ce2" office:value-type="float" office:value="-1.92354172616184">
            <text:p>-1.924</text:p>
          </table:table-cell>
          <table:table-cell table:style-name="ce2" office:value-type="float" office:value="3.49573491745158">
            <text:p>3.496</text:p>
          </table:table-cell>
          <table:table-cell table:style-name="ce2" office:value-type="float" office:value="3.49573491745158">
            <text:p>3.496</text:p>
          </table:table-cell>
          <table:table-cell table:style-name="ce2" office:value-type="float" office:value="8.915011561065">
            <text:p>8.915</text:p>
          </table:table-cell>
          <table:table-cell table:style-name="ce2"/>
          <table:table-cell table:style-name="ce2" table:formula="of:=1/(1+EXP(-[.E434]))" office:value-type="float" office:value="0.127467138132106">
            <text:p>0.127</text:p>
          </table:table-cell>
          <table:table-cell table:style-name="ce2" table:formula="of:=1/(1+EXP(-[.F434]))" office:value-type="float" office:value="0.970566170825845">
            <text:p>0.971</text:p>
          </table:table-cell>
          <table:table-cell table:style-name="ce2" table:formula="of:=1/(1+EXP(-[.G434]))" office:value-type="float" office:value="0.970566170825845">
            <text:p>0.971</text:p>
          </table:table-cell>
          <table:table-cell table:style-name="ce2" table:formula="of:=1/(1+EXP(-[.H434]))" office:value-type="float" office:value="0.999865661242736">
            <text:p>1.000</text:p>
          </table:table-cell>
          <table:table-cell table:style-name="ce2"/>
          <table:table-cell table:style-name="ce2" table:formula="of:=[.J434]*(1-[.J434])" office:value-type="float" office:value="0.111219266828517">
            <text:p>0.111</text:p>
          </table:table-cell>
          <table:table-cell table:style-name="ce2" table:formula="of:=[.K434]*(1-[.K434])" office:value-type="float" office:value="0.028567478874302">
            <text:p>0.029</text:p>
          </table:table-cell>
          <table:table-cell table:style-name="ce2" table:formula="of:=[.L434]*(1-[.L434])" office:value-type="float" office:value="0.028567478874302">
            <text:p>0.029</text:p>
          </table:table-cell>
          <table:table-cell table:style-name="ce2" table:formula="of:=[.M434]*(1-[.M434])" office:value-type="float" office:value="0.000134320710362171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76283595514948">
            <text:p>0.3762835955</text:p>
          </table:table-cell>
          <table:table-cell office:value-type="float" office:value="0.970566170825845">
            <text:p>0.97056617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2989159742914">
            <text:p>-0.7229891597</text:p>
          </table:table-cell>
          <table:table-cell office:value-type="float" office:value="1.01829798466123">
            <text:p>1.0182979847</text:p>
          </table:table-cell>
          <table:table-cell office:value-type="float" office:value="1.01829798466123">
            <text:p>1.0182979847</text:p>
          </table:table-cell>
          <table:table-cell office:value-type="float" office:value="-1.50372296656627">
            <text:p>-1.5037229666</text:p>
          </table:table-cell>
          <table:table-cell/>
          <table:table-cell office:value-type="float" office:value="-0.0804103242715723">
            <text:p>-0.0804103243</text:p>
          </table:table-cell>
          <table:table-cell office:value-type="float" office:value="0.0290902061645539">
            <text:p>0.0290902062</text:p>
          </table:table-cell>
          <table:table-cell office:value-type="float" office:value="0.0290902061645539">
            <text:p>0.0290902062</text:p>
          </table:table-cell>
          <table:table-cell office:value-type="float" office:value="-0.000201981137057093">
            <text:p>-0.0002019811</text:p>
          </table:table-cell>
          <table:table-cell/>
          <table:table-cell office:value-type="float" office:value="0.0288882250274968">
            <text:p>0.028888225</text:p>
          </table:table-cell>
          <table:table-cell office:value-type="float" office:value="0.0288882250274968">
            <text:p>0.028888225</text:p>
          </table:table-cell>
          <table:table-cell office:value-type="float" office:value="-0.0224318930795217">
            <text:p>-0.0224318931</text:p>
          </table:table-cell>
          <table:table-cell/>
          <table:table-cell office:value-type="float" office:value="5.44816486864091">
            <text:p>5.4481648686</text:p>
          </table:table-cell>
          <table:table-cell office:value-type="float" office:value="5.44816486864091">
            <text:p>5.4481648686</text:p>
          </table:table-cell>
          <table:table-cell office:value-type="float" office:value="-1.94597361924136">
            <text:p>-1.945973619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35]*(1-[.J435])" office:value-type="float" office:value="0">
            <text:p>0.000</text:p>
          </table:table-cell>
          <table:table-cell table:style-name="ce2" table:formula="of:=[.K435]*(1-[.K435])" office:value-type="float" office:value="0">
            <text:p>0.000</text:p>
          </table:table-cell>
          <table:table-cell table:style-name="ce2" table:formula="of:=[.L435]*(1-[.L435])" office:value-type="float" office:value="0">
            <text:p>0.000</text:p>
          </table:table-cell>
          <table:table-cell table:style-name="ce2" table:formula="of:=[.M435]*(1-[.M43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76283595514948">
            <text:p>0.3762835955</text:p>
          </table:table-cell>
          <table:table-cell office:value-type="float" office:value="0.970566170825845">
            <text:p>0.970566170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90923775544041">
            <text:p>0.2909237755</text:p>
          </table:table-cell>
          <table:table-cell office:value-type="float" office:value="-0.409753162041702">
            <text:p>-0.409753162</text:p>
          </table:table-cell>
          <table:table-cell office:value-type="float" office:value="-0.409753162041702">
            <text:p>-0.409753162</text:p>
          </table:table-cell>
          <table:table-cell office:value-type="float" office:value="0.605083433009291">
            <text:p>0.60508343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5298081441102">
            <text:p>0.7352980814</text:p>
          </table:table-cell>
          <table:table-cell office:value-type="float" office:value="0.999865661242736">
            <text:p>0.9998656612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33:.BY434]" office:value-type="float" office:value="1.57527022514896">
            <text:p>1.575</text:p>
          </table:table-cell>
          <table:table-cell table:style-name="ce2" office:value-type="float" office:value="1.57527022514896">
            <text:p>1.575</text:p>
          </table:table-cell>
          <table:table-cell table:style-name="ce2" office:value-type="float" office:value="-2.13234831393692">
            <text:p>-2.132</text:p>
          </table:table-cell>
          <table:table-cell table:style-name="ce2"/>
          <table:table-cell table:style-name="ce2" table:number-matrix-columns-spanned="4" table:number-matrix-rows-spanned="2" table:formula="of:=MMULT([.A438:.C439];[.$A$2:.$D$4])" office:value-type="float" office:value="-2.13234831393692">
            <text:p>-2.132</text:p>
          </table:table-cell>
          <table:table-cell table:style-name="ce2" office:value-type="float" office:value="-0.557078088787956">
            <text:p>-0.557</text:p>
          </table:table-cell>
          <table:table-cell table:style-name="ce2" office:value-type="float" office:value="-0.557078088787956">
            <text:p>-0.557</text:p>
          </table:table-cell>
          <table:table-cell table:style-name="ce2" office:value-type="float" office:value="1.01819213636101">
            <text:p>1.018</text:p>
          </table:table-cell>
          <table:table-cell table:style-name="ce2"/>
          <table:table-cell table:style-name="ce2" table:formula="of:=1/(1+EXP(-[.E438]))" office:value-type="float" office:value="0.105992264390996">
            <text:p>0.106</text:p>
          </table:table-cell>
          <table:table-cell table:style-name="ce2" table:formula="of:=1/(1+EXP(-[.F438]))" office:value-type="float" office:value="0.364223802770709">
            <text:p>0.364</text:p>
          </table:table-cell>
          <table:table-cell table:style-name="ce2" table:formula="of:=1/(1+EXP(-[.G438]))" office:value-type="float" office:value="0.364223802770709">
            <text:p>0.364</text:p>
          </table:table-cell>
          <table:table-cell table:style-name="ce2" table:formula="of:=1/(1+EXP(-[.H438]))" office:value-type="float" office:value="0.734620299985161">
            <text:p>0.735</text:p>
          </table:table-cell>
          <table:table-cell table:style-name="ce2"/>
          <table:table-cell table:style-name="ce2" table:formula="of:=[.J438]*(1-[.J438])" office:value-type="float" office:value="0.0947579042802654">
            <text:p>0.095</text:p>
          </table:table-cell>
          <table:table-cell table:style-name="ce2" table:formula="of:=[.K438]*(1-[.K438])" office:value-type="float" office:value="0.231564824265953">
            <text:p>0.232</text:p>
          </table:table-cell>
          <table:table-cell table:style-name="ce2" table:formula="of:=[.L438]*(1-[.L438])" office:value-type="float" office:value="0.231564824265953">
            <text:p>0.232</text:p>
          </table:table-cell>
          <table:table-cell table:style-name="ce2" table:formula="of:=[.M438]*(1-[.M438])" office:value-type="float" office:value="0.194953314834873">
            <text:p>0.195</text:p>
          </table:table-cell>
          <table:table-cell table:style-name="ce2"/>
          <table:table-cell table:style-name="ce2" table:number-matrix-columns-spanned="3" table:number-matrix-rows-spanned="1" table:formula="of:=[.BE433:.BG433]" office:value-type="float" office:value="-3.01131490809925">
            <text:p>-3.011</text:p>
          </table:table-cell>
          <table:table-cell table:style-name="ce2" office:value-type="float" office:value="3.35099649832894">
            <text:p>3.351</text:p>
          </table:table-cell>
          <table:table-cell table:style-name="ce2" office:value-type="float" office:value="-1.34840825756692">
            <text:p>-1.348</text:p>
          </table:table-cell>
          <table:table-cell table:style-name="ce2"/>
          <table:table-cell table:style-name="ce2" table:number-matrix-columns-spanned="4" table:number-matrix-rows-spanned="1" table:formula="of:=MMULT([.T438:.V438];[.J438:.M440])" office:value-type="float" office:value="-1.24873304341653">
            <text:p>-1.249</text:p>
          </table:table-cell>
          <table:table-cell table:style-name="ce2" office:value-type="float" office:value="0.80777920246948">
            <text:p>0.808</text:p>
          </table:table-cell>
          <table:table-cell table:style-name="ce2" office:value-type="float" office:value="0.80777920246948">
            <text:p>0.808</text:p>
          </table:table-cell>
          <table:table-cell table:style-name="ce2" office:value-type="float" office:value="-0.210019357994742">
            <text:p>-0.210</text:p>
          </table:table-cell>
          <table:table-cell table:style-name="ce2"/>
          <table:table-cell table:style-name="ce2" table:formula="of:=1/(1+EXP(-[.X438]))" office:value-type="float" office:value="0.222919532124236">
            <text:p>0.223</text:p>
          </table:table-cell>
          <table:table-cell table:style-name="ce2" table:formula="of:=1/(1+EXP(-[.Y438]))" office:value-type="float" office:value="0.691636064017481">
            <text:p>0.692</text:p>
          </table:table-cell>
          <table:table-cell table:style-name="ce2" table:formula="of:=1/(1+EXP(-[.Z438]))" office:value-type="float" office:value="0.691636064017481">
            <text:p>0.692</text:p>
          </table:table-cell>
          <table:table-cell table:style-name="ce2" table:formula="of:=1/(1+EXP(-[.AA438]))" office:value-type="float" office:value="0.447687303897582">
            <text:p>0.448</text:p>
          </table:table-cell>
          <table:table-cell/>
          <table:table-cell table:style-name="ce2" table:formula="of:=[.AC438]*(1-[.AC438])" office:value-type="float" office:value="0.173226414321748">
            <text:p>0.173</text:p>
          </table:table-cell>
          <table:table-cell table:style-name="ce2" table:formula="of:=[.AD438]*(1-[.AD438])" office:value-type="float" office:value="0.213275618967888">
            <text:p>0.213</text:p>
          </table:table-cell>
          <table:table-cell table:style-name="ce2" table:formula="of:=[.AE438]*(1-[.AE438])" office:value-type="float" office:value="0.213275618967888">
            <text:p>0.213</text:p>
          </table:table-cell>
          <table:table-cell table:style-name="ce2" table:formula="of:=[.AF438]*(1-[.AF438])" office:value-type="float" office:value="0.247263381826496">
            <text:p>0.247</text:p>
          </table:table-cell>
          <table:table-cell/>
          <table:table-cell table:style-name="ce2" table:number-matrix-columns-spanned="4" table:number-matrix-rows-spanned="1" table:formula="of:=[.$AC$8:.$AF$8]-[.AC438:.AF438]" office:value-type="float" office:value="-0.21576674393534">
            <text:p>-0.216</text:p>
          </table:table-cell>
          <table:table-cell table:style-name="ce2" office:value-type="float" office:value="0.300719800154259">
            <text:p>0.301</text:p>
          </table:table-cell>
          <table:table-cell table:style-name="ce2" office:value-type="float" office:value="0.300719800154259">
            <text:p>0.301</text:p>
          </table:table-cell>
          <table:table-cell table:style-name="ce2" office:value-type="float" office:value="-0.440534515708686">
            <text:p>-0.441</text:p>
          </table:table-cell>
          <table:table-cell/>
          <table:table-cell table:number-matrix-columns-spanned="4" table:number-matrix-rows-spanned="1" table:formula="of:=[.AM438:.AP438]*[.AH438:.AK438]" office:value-type="float" office:value="-0.0373764993817976">
            <text:p>-0.0373764994</text:p>
          </table:table-cell>
          <table:table-cell office:value-type="float" office:value="0.0641362015137991">
            <text:p>0.0641362015</text:p>
          </table:table-cell>
          <table:table-cell office:value-type="float" office:value="0.0641362015137991">
            <text:p>0.0641362015</text:p>
          </table:table-cell>
          <table:table-cell office:value-type="float" office:value="-0.108928054165427">
            <text:p>-0.1089280542</text:p>
          </table:table-cell>
          <table:table-cell/>
          <table:table-cell table:number-matrix-columns-spanned="3" table:number-matrix-rows-spanned="4" table:formula="of:=TRANSPOSE([.J438:.M440])" office:value-type="float" office:value="0.105992264390996">
            <text:p>0.1059922644</text:p>
          </table:table-cell>
          <table:table-cell office:value-type="float" office:value="0.124993058113629">
            <text:p>0.124993058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38:.AU438];[.AW438:.AY441])" office:value-type="float" office:value="-0.0372625172110427">
            <text:p>-0.0372625172</text:p>
          </table:table-cell>
          <table:table-cell office:value-type="float" office:value="0.0109347100213936">
            <text:p>0.01093471</text:p>
          </table:table-cell>
          <table:table-cell office:value-type="float" office:value="-0.0180321505196267">
            <text:p>-0.0180321505</text:p>
          </table:table-cell>
          <table:table-cell/>
          <table:table-cell table:number-matrix-columns-spanned="3" table:number-matrix-rows-spanned="1" table:formula="of:=[.T438:.V438]+[.BA438:.BC438]" office:value-type="float" office:value="-3.04857742531029">
            <text:p>-3.0485774253</text:p>
          </table:table-cell>
          <table:table-cell office:value-type="float" office:value="3.36193120835033">
            <text:p>3.3619312084</text:p>
          </table:table-cell>
          <table:table-cell office:value-type="float" office:value="-1.36644040808655">
            <text:p>-1.3664404081</text:p>
          </table:table-cell>
          <table:table-cell/>
          <table:table-cell table:number-matrix-columns-spanned="4" table:number-matrix-rows-spanned="3" table:formula="of:=MMULT(TRANSPOSE([.BE438:.BG438]);[.AM438:.AP438])" office:value-type="float" office:value="0.657781624693983">
            <text:p>0.6577816247</text:p>
          </table:table-cell>
          <table:table-cell office:value-type="float" office:value="-0.916767594094096">
            <text:p>-0.9167675941</text:p>
          </table:table-cell>
          <table:table-cell office:value-type="float" office:value="-0.916767594094096">
            <text:p>-0.9167675941</text:p>
          </table:table-cell>
          <table:table-cell office:value-type="float" office:value="1.3430035796595">
            <text:p>1.3430035797</text:p>
          </table:table-cell>
          <table:table-cell/>
          <table:table-cell table:number-matrix-columns-spanned="4" table:number-matrix-rows-spanned="3" table:formula="of:=[.BI438:.BL440]*[.O438:.R440]" office:value-type="float" office:value="0.0623300082300699">
            <text:p>0.0623300082</text:p>
          </table:table-cell>
          <table:table-cell office:value-type="float" office:value="-0.21229112681912">
            <text:p>-0.2122911268</text:p>
          </table:table-cell>
          <table:table-cell office:value-type="float" office:value="-0.21229112681912">
            <text:p>-0.2122911268</text:p>
          </table:table-cell>
          <table:table-cell office:value-type="float" office:value="0.261822999689721">
            <text:p>0.2618229997</text:p>
          </table:table-cell>
          <table:table-cell/>
          <table:table-cell table:number-matrix-columns-spanned="3" table:number-matrix-rows-spanned="2" table:formula="of:=MMULT([.BN438:.BQ439];[.$O$2:.$Q$5])" office:value-type="float" office:value="0.049531872870601">
            <text:p>0.0495318729</text:p>
          </table:table-cell>
          <table:table-cell office:value-type="float" office:value="0.049531872870601">
            <text:p>0.0495318729</text:p>
          </table:table-cell>
          <table:table-cell office:value-type="float" office:value="-0.100429245718449">
            <text:p>-0.1004292457</text:p>
          </table:table-cell>
          <table:table-cell/>
          <table:table-cell table:number-matrix-columns-spanned="3" table:number-matrix-rows-spanned="2" table:formula="of:=[.A438:.C439]+[.BS438:.BU439]" office:value-type="float" office:value="1.62480209801956">
            <text:p>1.624802098</text:p>
          </table:table-cell>
          <table:table-cell office:value-type="float" office:value="1.62480209801956">
            <text:p>1.624802098</text:p>
          </table:table-cell>
          <table:table-cell office:value-type="float" office:value="-2.23277755965537">
            <text:p>-2.2327775597</text:p>
          </table:table-cell>
          <table:table-cell/>
          <table:table-cell table:formula="of:=SUMSQ([.AM438:.AP438])" office:value-type="float" office:value="0.42149074372878">
            <text:p>0.4214907437</text:p>
          </table:table-cell>
          <table:table-cell table:number-columns-repeated="945"/>
        </table:table-row>
        <table:table-row table:style-name="ro2">
          <table:table-cell table:style-name="ce2" office:value-type="float" office:value="5.44816486864091">
            <text:p>5.448</text:p>
          </table:table-cell>
          <table:table-cell table:style-name="ce2" office:value-type="float" office:value="5.44816486864091">
            <text:p>5.448</text:p>
          </table:table-cell>
          <table:table-cell table:style-name="ce2" office:value-type="float" office:value="-1.94597361924136">
            <text:p>-1.946</text:p>
          </table:table-cell>
          <table:table-cell table:style-name="ce2"/>
          <table:table-cell table:style-name="ce2" office:value-type="float" office:value="-1.94597361924136">
            <text:p>-1.946</text:p>
          </table:table-cell>
          <table:table-cell table:style-name="ce2" office:value-type="float" office:value="3.50219124939955">
            <text:p>3.502</text:p>
          </table:table-cell>
          <table:table-cell table:style-name="ce2" office:value-type="float" office:value="3.50219124939955">
            <text:p>3.502</text:p>
          </table:table-cell>
          <table:table-cell table:style-name="ce2" office:value-type="float" office:value="8.95035611804047">
            <text:p>8.950</text:p>
          </table:table-cell>
          <table:table-cell table:style-name="ce2"/>
          <table:table-cell table:style-name="ce2" table:formula="of:=1/(1+EXP(-[.E439]))" office:value-type="float" office:value="0.124993058113629">
            <text:p>0.125</text:p>
          </table:table-cell>
          <table:table-cell table:style-name="ce2" table:formula="of:=1/(1+EXP(-[.F439]))" office:value-type="float" office:value="0.970750052656463">
            <text:p>0.971</text:p>
          </table:table-cell>
          <table:table-cell table:style-name="ce2" table:formula="of:=1/(1+EXP(-[.G439]))" office:value-type="float" office:value="0.970750052656463">
            <text:p>0.971</text:p>
          </table:table-cell>
          <table:table-cell table:style-name="ce2" table:formula="of:=1/(1+EXP(-[.H439]))" office:value-type="float" office:value="0.999870325851037">
            <text:p>1.000</text:p>
          </table:table-cell>
          <table:table-cell table:style-name="ce2"/>
          <table:table-cell table:style-name="ce2" table:formula="of:=[.J439]*(1-[.J439])" office:value-type="float" office:value="0.109369793537032">
            <text:p>0.109</text:p>
          </table:table-cell>
          <table:table-cell table:style-name="ce2" table:formula="of:=[.K439]*(1-[.K439])" office:value-type="float" office:value="0.0283943879239375">
            <text:p>0.028</text:p>
          </table:table-cell>
          <table:table-cell table:style-name="ce2" table:formula="of:=[.L439]*(1-[.L439])" office:value-type="float" office:value="0.0283943879239375">
            <text:p>0.028</text:p>
          </table:table-cell>
          <table:table-cell table:style-name="ce2" table:formula="of:=[.M439]*(1-[.M439])" office:value-type="float" office:value="0.000129657333577679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64223802770709">
            <text:p>0.3642238028</text:p>
          </table:table-cell>
          <table:table-cell office:value-type="float" office:value="0.970750052656463">
            <text:p>0.970750052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5392950160354">
            <text:p>-0.7253929502</text:p>
          </table:table-cell>
          <table:table-cell office:value-type="float" office:value="1.01099928110748">
            <text:p>1.0109992811</text:p>
          </table:table-cell>
          <table:table-cell office:value-type="float" office:value="1.01099928110748">
            <text:p>1.0109992811</text:p>
          </table:table-cell>
          <table:table-cell office:value-type="float" office:value="-1.48104673671653">
            <text:p>-1.4810467367</text:p>
          </table:table-cell>
          <table:table-cell/>
          <table:table-cell office:value-type="float" office:value="-0.0793360771922565">
            <text:p>-0.0793360772</text:p>
          </table:table-cell>
          <table:table-cell office:value-type="float" office:value="0.0287067057785877">
            <text:p>0.0287067058</text:p>
          </table:table-cell>
          <table:table-cell office:value-type="float" office:value="0.0287067057785877">
            <text:p>0.0287067058</text:p>
          </table:table-cell>
          <table:table-cell office:value-type="float" office:value="-0.000192028570786589">
            <text:p>-0.0001920286</text:p>
          </table:table-cell>
          <table:table-cell/>
          <table:table-cell office:value-type="float" office:value="0.0285146772078011">
            <text:p>0.0285146772</text:p>
          </table:table-cell>
          <table:table-cell office:value-type="float" office:value="0.0285146772078011">
            <text:p>0.0285146772</text:p>
          </table:table-cell>
          <table:table-cell office:value-type="float" office:value="-0.0221146942058677">
            <text:p>-0.0221146942</text:p>
          </table:table-cell>
          <table:table-cell/>
          <table:table-cell office:value-type="float" office:value="5.47667954584872">
            <text:p>5.4766795458</text:p>
          </table:table-cell>
          <table:table-cell office:value-type="float" office:value="5.47667954584872">
            <text:p>5.4766795458</text:p>
          </table:table-cell>
          <table:table-cell office:value-type="float" office:value="-1.96808831344723">
            <text:p>-1.968088313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40]*(1-[.J440])" office:value-type="float" office:value="0">
            <text:p>0.000</text:p>
          </table:table-cell>
          <table:table-cell table:style-name="ce2" table:formula="of:=[.K440]*(1-[.K440])" office:value-type="float" office:value="0">
            <text:p>0.000</text:p>
          </table:table-cell>
          <table:table-cell table:style-name="ce2" table:formula="of:=[.L440]*(1-[.L440])" office:value-type="float" office:value="0">
            <text:p>0.000</text:p>
          </table:table-cell>
          <table:table-cell table:style-name="ce2" table:formula="of:=[.M440]*(1-[.M44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64223802770709">
            <text:p>0.3642238028</text:p>
          </table:table-cell>
          <table:table-cell office:value-type="float" office:value="0.970750052656463">
            <text:p>0.9707500527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94832397634512">
            <text:p>0.2948323976</text:p>
          </table:table-cell>
          <table:table-cell office:value-type="float" office:value="-0.410915686442491">
            <text:p>-0.4109156864</text:p>
          </table:table-cell>
          <table:table-cell office:value-type="float" office:value="-0.410915686442491">
            <text:p>-0.4109156864</text:p>
          </table:table-cell>
          <table:table-cell office:value-type="float" office:value="0.601964163421188">
            <text:p>0.601964163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4620299985161">
            <text:p>0.7346203</text:p>
          </table:table-cell>
          <table:table-cell office:value-type="float" office:value="0.999870325851037">
            <text:p>0.9998703259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38:.BY439]" office:value-type="float" office:value="1.62480209801956">
            <text:p>1.625</text:p>
          </table:table-cell>
          <table:table-cell table:style-name="ce2" office:value-type="float" office:value="1.62480209801956">
            <text:p>1.625</text:p>
          </table:table-cell>
          <table:table-cell table:style-name="ce2" office:value-type="float" office:value="-2.23277755965537">
            <text:p>-2.233</text:p>
          </table:table-cell>
          <table:table-cell table:style-name="ce2"/>
          <table:table-cell table:style-name="ce2" table:number-matrix-columns-spanned="4" table:number-matrix-rows-spanned="2" table:formula="of:=MMULT([.A443:.C444];[.$A$2:.$D$4])" office:value-type="float" office:value="-2.23277755965537">
            <text:p>-2.233</text:p>
          </table:table-cell>
          <table:table-cell table:style-name="ce2" office:value-type="float" office:value="-0.607975461635804">
            <text:p>-0.608</text:p>
          </table:table-cell>
          <table:table-cell table:style-name="ce2" office:value-type="float" office:value="-0.607975461635804">
            <text:p>-0.608</text:p>
          </table:table-cell>
          <table:table-cell table:style-name="ce2" office:value-type="float" office:value="1.01682663638376">
            <text:p>1.017</text:p>
          </table:table-cell>
          <table:table-cell table:style-name="ce2"/>
          <table:table-cell table:style-name="ce2" table:formula="of:=1/(1+EXP(-[.E443]))" office:value-type="float" office:value="0.0968454256799406">
            <text:p>0.097</text:p>
          </table:table-cell>
          <table:table-cell table:style-name="ce2" table:formula="of:=1/(1+EXP(-[.F443]))" office:value-type="float" office:value="0.352521160695645">
            <text:p>0.353</text:p>
          </table:table-cell>
          <table:table-cell table:style-name="ce2" table:formula="of:=1/(1+EXP(-[.G443]))" office:value-type="float" office:value="0.352521160695645">
            <text:p>0.353</text:p>
          </table:table-cell>
          <table:table-cell table:style-name="ce2" table:formula="of:=1/(1+EXP(-[.H443]))" office:value-type="float" office:value="0.734354005965883">
            <text:p>0.734</text:p>
          </table:table-cell>
          <table:table-cell table:style-name="ce2"/>
          <table:table-cell table:style-name="ce2" table:formula="of:=[.J443]*(1-[.J443])" office:value-type="float" office:value="0.0874663892048117">
            <text:p>0.087</text:p>
          </table:table-cell>
          <table:table-cell table:style-name="ce2" table:formula="of:=[.K443]*(1-[.K443])" office:value-type="float" office:value="0.22824999195744">
            <text:p>0.228</text:p>
          </table:table-cell>
          <table:table-cell table:style-name="ce2" table:formula="of:=[.L443]*(1-[.L443])" office:value-type="float" office:value="0.22824999195744">
            <text:p>0.228</text:p>
          </table:table-cell>
          <table:table-cell table:style-name="ce2" table:formula="of:=[.M443]*(1-[.M443])" office:value-type="float" office:value="0.195078199887743">
            <text:p>0.195</text:p>
          </table:table-cell>
          <table:table-cell table:style-name="ce2"/>
          <table:table-cell table:style-name="ce2" table:number-matrix-columns-spanned="3" table:number-matrix-rows-spanned="1" table:formula="of:=[.BE438:.BG438]" office:value-type="float" office:value="-3.04857742531029">
            <text:p>-3.049</text:p>
          </table:table-cell>
          <table:table-cell table:style-name="ce2" office:value-type="float" office:value="3.36193120835033">
            <text:p>3.362</text:p>
          </table:table-cell>
          <table:table-cell table:style-name="ce2" office:value-type="float" office:value="-1.36644040808655">
            <text:p>-1.366</text:p>
          </table:table-cell>
          <table:table-cell table:style-name="ce2"/>
          <table:table-cell table:style-name="ce2" table:number-matrix-columns-spanned="4" table:number-matrix-rows-spanned="1" table:formula="of:=MMULT([.T443:.V443];[.J443:.M445])" office:value-type="float" office:value="-1.24952735127066">
            <text:p>-1.250</text:p>
          </table:table-cell>
          <table:table-cell table:style-name="ce2" office:value-type="float" office:value="0.823075542062251">
            <text:p>0.823</text:p>
          </table:table-cell>
          <table:table-cell table:style-name="ce2" office:value-type="float" office:value="0.823075542062251">
            <text:p>0.823</text:p>
          </table:table-cell>
          <table:table-cell table:style-name="ce2" office:value-type="float" office:value="-0.243665243367456">
            <text:p>-0.244</text:p>
          </table:table-cell>
          <table:table-cell table:style-name="ce2"/>
          <table:table-cell table:style-name="ce2" table:formula="of:=1/(1+EXP(-[.X443]))" office:value-type="float" office:value="0.222781967306285">
            <text:p>0.223</text:p>
          </table:table-cell>
          <table:table-cell table:style-name="ce2" table:formula="of:=1/(1+EXP(-[.Y443]))" office:value-type="float" office:value="0.694888802040322">
            <text:p>0.695</text:p>
          </table:table-cell>
          <table:table-cell table:style-name="ce2" table:formula="of:=1/(1+EXP(-[.Z443]))" office:value-type="float" office:value="0.694888802040322">
            <text:p>0.695</text:p>
          </table:table-cell>
          <table:table-cell table:style-name="ce2" table:formula="of:=1/(1+EXP(-[.AA443]))" office:value-type="float" office:value="0.439383307777694">
            <text:p>0.439</text:p>
          </table:table-cell>
          <table:table-cell/>
          <table:table-cell table:style-name="ce2" table:formula="of:=[.AC443]*(1-[.AC443])" office:value-type="float" office:value="0.173150162349426">
            <text:p>0.173</text:p>
          </table:table-cell>
          <table:table-cell table:style-name="ce2" table:formula="of:=[.AD443]*(1-[.AD443])" office:value-type="float" office:value="0.212018354839288">
            <text:p>0.212</text:p>
          </table:table-cell>
          <table:table-cell table:style-name="ce2" table:formula="of:=[.AE443]*(1-[.AE443])" office:value-type="float" office:value="0.212018354839288">
            <text:p>0.212</text:p>
          </table:table-cell>
          <table:table-cell table:style-name="ce2" table:formula="of:=[.AF443]*(1-[.AF443])" office:value-type="float" office:value="0.246325616624026">
            <text:p>0.246</text:p>
          </table:table-cell>
          <table:table-cell/>
          <table:table-cell table:style-name="ce2" table:number-matrix-columns-spanned="4" table:number-matrix-rows-spanned="1" table:formula="of:=[.$AC$8:.$AF$8]-[.AC443:.AF443]" office:value-type="float" office:value="-0.215629179117389">
            <text:p>-0.216</text:p>
          </table:table-cell>
          <table:table-cell table:style-name="ce2" office:value-type="float" office:value="0.297467062131418">
            <text:p>0.297</text:p>
          </table:table-cell>
          <table:table-cell table:style-name="ce2" office:value-type="float" office:value="0.297467062131418">
            <text:p>0.297</text:p>
          </table:table-cell>
          <table:table-cell table:style-name="ce2" office:value-type="float" office:value="-0.432230519588797">
            <text:p>-0.432</text:p>
          </table:table-cell>
          <table:table-cell/>
          <table:table-cell table:number-matrix-columns-spanned="4" table:number-matrix-rows-spanned="1" table:formula="of:=[.AM443:.AP443]*[.AH443:.AK443]" office:value-type="float" office:value="-0.0373362273714494">
            <text:p>-0.0373362274</text:p>
          </table:table-cell>
          <table:table-cell office:value-type="float" office:value="0.0630684771319795">
            <text:p>0.0630684771</text:p>
          </table:table-cell>
          <table:table-cell office:value-type="float" office:value="0.0630684771319795">
            <text:p>0.0630684771</text:p>
          </table:table-cell>
          <table:table-cell office:value-type="float" office:value="-0.106469449261434">
            <text:p>-0.1064694493</text:p>
          </table:table-cell>
          <table:table-cell/>
          <table:table-cell table:number-matrix-columns-spanned="3" table:number-matrix-rows-spanned="4" table:formula="of:=TRANSPOSE([.J443:.M445])" office:value-type="float" office:value="0.0968454256799406">
            <text:p>0.0968454257</text:p>
          </table:table-cell>
          <table:table-cell office:value-type="float" office:value="0.122594369053305">
            <text:p>0.122594369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43:.AU443];[.AW443:.AY446])" office:value-type="float" office:value="-0.037336163887442">
            <text:p>-0.0373361639</text:p>
          </table:table-cell>
          <table:table-cell office:value-type="float" office:value="0.0114369802956281">
            <text:p>0.0114369803</text:p>
          </table:table-cell>
          <table:table-cell office:value-type="float" office:value="-0.0176687223689242">
            <text:p>-0.0176687224</text:p>
          </table:table-cell>
          <table:table-cell/>
          <table:table-cell table:number-matrix-columns-spanned="3" table:number-matrix-rows-spanned="1" table:formula="of:=[.T443:.V443]+[.BA443:.BC443]" office:value-type="float" office:value="-3.08591358919774">
            <text:p>-3.0859135892</text:p>
          </table:table-cell>
          <table:table-cell office:value-type="float" office:value="3.37336818864596">
            <text:p>3.3733681886</text:p>
          </table:table-cell>
          <table:table-cell office:value-type="float" office:value="-1.38410913045547">
            <text:p>-1.3841091305</text:p>
          </table:table-cell>
          <table:table-cell/>
          <table:table-cell table:number-matrix-columns-spanned="4" table:number-matrix-rows-spanned="3" table:formula="of:=MMULT(TRANSPOSE([.BE443:.BG443]);[.AM443:.AP443])" office:value-type="float" office:value="0.665413014065902">
            <text:p>0.6654130141</text:p>
          </table:table-cell>
          <table:table-cell office:value-type="float" office:value="-0.917957649370069">
            <text:p>-0.9179576494</text:p>
          </table:table-cell>
          <table:table-cell office:value-type="float" office:value="-0.917957649370069">
            <text:p>-0.9179576494</text:p>
          </table:table-cell>
          <table:table-cell office:value-type="float" office:value="1.33382603406507">
            <text:p>1.3338260341</text:p>
          </table:table-cell>
          <table:table-cell/>
          <table:table-cell table:number-matrix-columns-spanned="4" table:number-matrix-rows-spanned="3" table:formula="of:=[.BI443:.BL445]*[.O443:.R445]" office:value-type="float" office:value="0.058201273670235">
            <text:p>0.0582012737</text:p>
          </table:table-cell>
          <table:table-cell office:value-type="float" office:value="-0.209523826085989">
            <text:p>-0.2095238261</text:p>
          </table:table-cell>
          <table:table-cell office:value-type="float" office:value="-0.209523826085989">
            <text:p>-0.2095238261</text:p>
          </table:table-cell>
          <table:table-cell office:value-type="float" office:value="0.260200381688821">
            <text:p>0.2602003817</text:p>
          </table:table-cell>
          <table:table-cell/>
          <table:table-cell table:number-matrix-columns-spanned="3" table:number-matrix-rows-spanned="2" table:formula="of:=MMULT([.BN443:.BQ444];[.$O$2:.$Q$5])" office:value-type="float" office:value="0.0506765556028315">
            <text:p>0.0506765556</text:p>
          </table:table-cell>
          <table:table-cell office:value-type="float" office:value="0.0506765556028315">
            <text:p>0.0506765556</text:p>
          </table:table-cell>
          <table:table-cell office:value-type="float" office:value="-0.100645996812922">
            <text:p>-0.1006459968</text:p>
          </table:table-cell>
          <table:table-cell/>
          <table:table-cell table:number-matrix-columns-spanned="3" table:number-matrix-rows-spanned="2" table:formula="of:=[.A443:.C444]+[.BS443:.BU444]" office:value-type="float" office:value="1.6754786536224">
            <text:p>1.6754786536</text:p>
          </table:table-cell>
          <table:table-cell office:value-type="float" office:value="1.6754786536224">
            <text:p>1.6754786536</text:p>
          </table:table-cell>
          <table:table-cell office:value-type="float" office:value="-2.33342355646829">
            <text:p>-2.3334235565</text:p>
          </table:table-cell>
          <table:table-cell/>
          <table:table-cell table:formula="of:=SUMSQ([.AM443:.AP443])" office:value-type="float" office:value="0.410292471057034">
            <text:p>0.4102924711</text:p>
          </table:table-cell>
          <table:table-cell table:number-columns-repeated="945"/>
        </table:table-row>
        <table:table-row table:style-name="ro2">
          <table:table-cell table:style-name="ce2" office:value-type="float" office:value="5.47667954584872">
            <text:p>5.477</text:p>
          </table:table-cell>
          <table:table-cell table:style-name="ce2" office:value-type="float" office:value="5.47667954584872">
            <text:p>5.477</text:p>
          </table:table-cell>
          <table:table-cell table:style-name="ce2" office:value-type="float" office:value="-1.96808831344723">
            <text:p>-1.968</text:p>
          </table:table-cell>
          <table:table-cell table:style-name="ce2"/>
          <table:table-cell table:style-name="ce2" office:value-type="float" office:value="-1.96808831344723">
            <text:p>-1.968</text:p>
          </table:table-cell>
          <table:table-cell table:style-name="ce2" office:value-type="float" office:value="3.50859123240149">
            <text:p>3.509</text:p>
          </table:table-cell>
          <table:table-cell table:style-name="ce2" office:value-type="float" office:value="3.50859123240149">
            <text:p>3.509</text:p>
          </table:table-cell>
          <table:table-cell table:style-name="ce2" office:value-type="float" office:value="8.9852707782502">
            <text:p>8.985</text:p>
          </table:table-cell>
          <table:table-cell table:style-name="ce2"/>
          <table:table-cell table:style-name="ce2" table:formula="of:=1/(1+EXP(-[.E444]))" office:value-type="float" office:value="0.122594369053305">
            <text:p>0.123</text:p>
          </table:table-cell>
          <table:table-cell table:style-name="ce2" table:formula="of:=1/(1+EXP(-[.F444]))" office:value-type="float" office:value="0.970931229789036">
            <text:p>0.971</text:p>
          </table:table-cell>
          <table:table-cell table:style-name="ce2" table:formula="of:=1/(1+EXP(-[.G444]))" office:value-type="float" office:value="0.970931229789036">
            <text:p>0.971</text:p>
          </table:table-cell>
          <table:table-cell table:style-name="ce2" table:formula="of:=1/(1+EXP(-[.H444]))" office:value-type="float" office:value="0.999874774696038">
            <text:p>1.000</text:p>
          </table:table-cell>
          <table:table-cell table:style-name="ce2"/>
          <table:table-cell table:style-name="ce2" table:formula="of:=[.J444]*(1-[.J444])" office:value-type="float" office:value="0.107564989729727">
            <text:p>0.108</text:p>
          </table:table-cell>
          <table:table-cell table:style-name="ce2" table:formula="of:=[.K444]*(1-[.K444])" office:value-type="float" office:value="0.0282237768093864">
            <text:p>0.028</text:p>
          </table:table-cell>
          <table:table-cell table:style-name="ce2" table:formula="of:=[.L444]*(1-[.L444])" office:value-type="float" office:value="0.0282237768093864">
            <text:p>0.028</text:p>
          </table:table-cell>
          <table:table-cell table:style-name="ce2" table:formula="of:=[.M444]*(1-[.M444])" office:value-type="float" office:value="0.00012520962258544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52521160695645">
            <text:p>0.3525211607</text:p>
          </table:table-cell>
          <table:table-cell office:value-type="float" office:value="0.970931229789036">
            <text:p>0.97093122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7396613378441">
            <text:p>-0.7273966134</text:p>
          </table:table-cell>
          <table:table-cell office:value-type="float" office:value="1.0034659245641">
            <text:p>1.0034659246</text:p>
          </table:table-cell>
          <table:table-cell office:value-type="float" office:value="1.0034659245641">
            <text:p>1.0034659246</text:p>
          </table:table-cell>
          <table:table-cell office:value-type="float" office:value="-1.45807268494276">
            <text:p>-1.4580726849</text:p>
          </table:table-cell>
          <table:table-cell/>
          <table:table-cell office:value-type="float" office:value="-0.0782424092474902">
            <text:p>-0.0782424092</text:p>
          </table:table-cell>
          <table:table-cell office:value-type="float" office:value="0.0283215982907216">
            <text:p>0.0283215983</text:p>
          </table:table-cell>
          <table:table-cell office:value-type="float" office:value="0.0283215982907216">
            <text:p>0.0283215983</text:p>
          </table:table-cell>
          <table:table-cell office:value-type="float" office:value="-0.000182564730583827">
            <text:p>-0.0001825647</text:p>
          </table:table-cell>
          <table:table-cell/>
          <table:table-cell office:value-type="float" office:value="0.0281390335601378">
            <text:p>0.0281390336</text:p>
          </table:table-cell>
          <table:table-cell office:value-type="float" office:value="0.0281390335601378">
            <text:p>0.0281390336</text:p>
          </table:table-cell>
          <table:table-cell office:value-type="float" office:value="-0.0217817773966309">
            <text:p>-0.0217817774</text:p>
          </table:table-cell>
          <table:table-cell/>
          <table:table-cell office:value-type="float" office:value="5.50481857940885">
            <text:p>5.5048185794</text:p>
          </table:table-cell>
          <table:table-cell office:value-type="float" office:value="5.50481857940885">
            <text:p>5.5048185794</text:p>
          </table:table-cell>
          <table:table-cell office:value-type="float" office:value="-1.98987009084386">
            <text:p>-1.989870090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45]*(1-[.J445])" office:value-type="float" office:value="0">
            <text:p>0.000</text:p>
          </table:table-cell>
          <table:table-cell table:style-name="ce2" table:formula="of:=[.K445]*(1-[.K445])" office:value-type="float" office:value="0">
            <text:p>0.000</text:p>
          </table:table-cell>
          <table:table-cell table:style-name="ce2" table:formula="of:=[.L445]*(1-[.L445])" office:value-type="float" office:value="0">
            <text:p>0.000</text:p>
          </table:table-cell>
          <table:table-cell table:style-name="ce2" table:formula="of:=[.M445]*(1-[.M44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52521160695645">
            <text:p>0.3525211607</text:p>
          </table:table-cell>
          <table:table-cell office:value-type="float" office:value="0.970931229789036">
            <text:p>0.970931229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298454315608997">
            <text:p>0.2984543156</text:p>
          </table:table-cell>
          <table:table-cell office:value-type="float" office:value="-0.411726876705861">
            <text:p>-0.4117268767</text:p>
          </table:table-cell>
          <table:table-cell office:value-type="float" office:value="-0.411726876705861">
            <text:p>-0.4117268767</text:p>
          </table:table-cell>
          <table:table-cell office:value-type="float" office:value="0.598254208624368">
            <text:p>0.598254208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4354005965883">
            <text:p>0.734354006</text:p>
          </table:table-cell>
          <table:table-cell office:value-type="float" office:value="0.999874774696038">
            <text:p>0.9998747747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43:.BY444]" office:value-type="float" office:value="1.6754786536224">
            <text:p>1.675</text:p>
          </table:table-cell>
          <table:table-cell table:style-name="ce2" office:value-type="float" office:value="1.6754786536224">
            <text:p>1.675</text:p>
          </table:table-cell>
          <table:table-cell table:style-name="ce2" office:value-type="float" office:value="-2.33342355646829">
            <text:p>-2.333</text:p>
          </table:table-cell>
          <table:table-cell table:style-name="ce2"/>
          <table:table-cell table:style-name="ce2" table:number-matrix-columns-spanned="4" table:number-matrix-rows-spanned="2" table:formula="of:=MMULT([.A448:.C449];[.$A$2:.$D$4])" office:value-type="float" office:value="-2.33342355646829">
            <text:p>-2.333</text:p>
          </table:table-cell>
          <table:table-cell table:style-name="ce2" office:value-type="float" office:value="-0.657944902845895">
            <text:p>-0.658</text:p>
          </table:table-cell>
          <table:table-cell table:style-name="ce2" office:value-type="float" office:value="-0.657944902845895">
            <text:p>-0.658</text:p>
          </table:table-cell>
          <table:table-cell table:style-name="ce2" office:value-type="float" office:value="1.0175337507765">
            <text:p>1.018</text:p>
          </table:table-cell>
          <table:table-cell table:style-name="ce2"/>
          <table:table-cell table:style-name="ce2" table:formula="of:=1/(1+EXP(-[.E448]))" office:value-type="float" office:value="0.0883924068300008">
            <text:p>0.088</text:p>
          </table:table-cell>
          <table:table-cell table:style-name="ce2" table:formula="of:=1/(1+EXP(-[.F448]))" office:value-type="float" office:value="0.341201411599934">
            <text:p>0.341</text:p>
          </table:table-cell>
          <table:table-cell table:style-name="ce2" table:formula="of:=1/(1+EXP(-[.G448]))" office:value-type="float" office:value="0.341201411599934">
            <text:p>0.341</text:p>
          </table:table-cell>
          <table:table-cell table:style-name="ce2" table:formula="of:=1/(1+EXP(-[.H448]))" office:value-type="float" office:value="0.734491925707604">
            <text:p>0.734</text:p>
          </table:table-cell>
          <table:table-cell table:style-name="ce2"/>
          <table:table-cell table:style-name="ce2" table:formula="of:=[.J448]*(1-[.J448])" office:value-type="float" office:value="0.0805791892448005">
            <text:p>0.081</text:p>
          </table:table-cell>
          <table:table-cell table:style-name="ce2" table:formula="of:=[.K448]*(1-[.K448])" office:value-type="float" office:value="0.224783008322146">
            <text:p>0.225</text:p>
          </table:table-cell>
          <table:table-cell table:style-name="ce2" table:formula="of:=[.L448]*(1-[.L448])" office:value-type="float" office:value="0.224783008322146">
            <text:p>0.225</text:p>
          </table:table-cell>
          <table:table-cell table:style-name="ce2" table:formula="of:=[.M448]*(1-[.M448])" office:value-type="float" office:value="0.195013536777939">
            <text:p>0.195</text:p>
          </table:table-cell>
          <table:table-cell table:style-name="ce2"/>
          <table:table-cell table:style-name="ce2" table:number-matrix-columns-spanned="3" table:number-matrix-rows-spanned="1" table:formula="of:=[.BE443:.BG443]" office:value-type="float" office:value="-3.08591358919774">
            <text:p>-3.086</text:p>
          </table:table-cell>
          <table:table-cell table:style-name="ce2" office:value-type="float" office:value="3.37336818864596">
            <text:p>3.373</text:p>
          </table:table-cell>
          <table:table-cell table:style-name="ce2" office:value-type="float" office:value="-1.38410913045547">
            <text:p>-1.384</text:p>
          </table:table-cell>
          <table:table-cell table:style-name="ce2"/>
          <table:table-cell table:style-name="ce2" table:number-matrix-columns-spanned="4" table:number-matrix-rows-spanned="1" table:formula="of:=MMULT([.T448:.V448];[.J448:.M450])" office:value-type="float" office:value="-1.25116342051373">
            <text:p>-1.251</text:p>
          </table:table-cell>
          <table:table-cell table:style-name="ce2" office:value-type="float" office:value="0.838884781292551">
            <text:p>0.839</text:p>
          </table:table-cell>
          <table:table-cell table:style-name="ce2" office:value-type="float" office:value="0.838884781292551">
            <text:p>0.839</text:p>
          </table:table-cell>
          <table:table-cell table:style-name="ce2" office:value-type="float" office:value="-0.277727665471999">
            <text:p>-0.278</text:p>
          </table:table-cell>
          <table:table-cell table:style-name="ce2"/>
          <table:table-cell table:style-name="ce2" table:formula="of:=1/(1+EXP(-[.X448]))" office:value-type="float" office:value="0.222498810139731">
            <text:p>0.222</text:p>
          </table:table-cell>
          <table:table-cell table:style-name="ce2" table:formula="of:=1/(1+EXP(-[.Y448]))" office:value-type="float" office:value="0.698230286079821">
            <text:p>0.698</text:p>
          </table:table-cell>
          <table:table-cell table:style-name="ce2" table:formula="of:=1/(1+EXP(-[.Z448]))" office:value-type="float" office:value="0.698230286079821">
            <text:p>0.698</text:p>
          </table:table-cell>
          <table:table-cell table:style-name="ce2" table:formula="of:=1/(1+EXP(-[.AA448]))" office:value-type="float" office:value="0.431010956956843">
            <text:p>0.431</text:p>
          </table:table-cell>
          <table:table-cell/>
          <table:table-cell table:style-name="ce2" table:formula="of:=[.AC448]*(1-[.AC448])" office:value-type="float" office:value="0.172993089626135">
            <text:p>0.173</text:p>
          </table:table-cell>
          <table:table-cell table:style-name="ce2" table:formula="of:=[.AD448]*(1-[.AD448])" office:value-type="float" office:value="0.210704753680712">
            <text:p>0.211</text:p>
          </table:table-cell>
          <table:table-cell table:style-name="ce2" table:formula="of:=[.AE448]*(1-[.AE448])" office:value-type="float" office:value="0.210704753680712">
            <text:p>0.211</text:p>
          </table:table-cell>
          <table:table-cell table:style-name="ce2" table:formula="of:=[.AF448]*(1-[.AF448])" office:value-type="float" office:value="0.245240511939989">
            <text:p>0.245</text:p>
          </table:table-cell>
          <table:table-cell/>
          <table:table-cell table:style-name="ce2" table:number-matrix-columns-spanned="4" table:number-matrix-rows-spanned="1" table:formula="of:=[.$AC$8:.$AF$8]-[.AC448:.AF448]" office:value-type="float" office:value="-0.215346021950835">
            <text:p>-0.215</text:p>
          </table:table-cell>
          <table:table-cell table:style-name="ce2" office:value-type="float" office:value="0.294125578091918">
            <text:p>0.294</text:p>
          </table:table-cell>
          <table:table-cell table:style-name="ce2" office:value-type="float" office:value="0.294125578091918">
            <text:p>0.294</text:p>
          </table:table-cell>
          <table:table-cell table:style-name="ce2" office:value-type="float" office:value="-0.423858168767947">
            <text:p>-0.424</text:p>
          </table:table-cell>
          <table:table-cell/>
          <table:table-cell table:number-matrix-columns-spanned="4" table:number-matrix-rows-spanned="1" table:formula="of:=[.AM448:.AP448]*[.AH448:.AK448]" office:value-type="float" office:value="-0.0372533736759723">
            <text:p>-0.0372533737</text:p>
          </table:table-cell>
          <table:table-cell office:value-type="float" office:value="0.0619736574830547">
            <text:p>0.0619736575</text:p>
          </table:table-cell>
          <table:table-cell office:value-type="float" office:value="0.0619736574830547">
            <text:p>0.0619736575</text:p>
          </table:table-cell>
          <table:table-cell office:value-type="float" office:value="-0.103947194298598">
            <text:p>-0.1039471943</text:p>
          </table:table-cell>
          <table:table-cell/>
          <table:table-cell table:number-matrix-columns-spanned="3" table:number-matrix-rows-spanned="4" table:formula="of:=TRANSPOSE([.J448:.M450])" office:value-type="float" office:value="0.0883924068300008">
            <text:p>0.0883924068</text:p>
          </table:table-cell>
          <table:table-cell office:value-type="float" office:value="0.120270606904368">
            <text:p>0.120270606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48:.AU448];[.AW448:.AY451])" office:value-type="float" office:value="-0.037350291443578">
            <text:p>-0.0373502914</text:p>
          </table:table-cell>
          <table:table-cell office:value-type="float" office:value="0.011951387173377">
            <text:p>0.0119513872</text:p>
          </table:table-cell>
          <table:table-cell office:value-type="float" office:value="-0.0172532530084606">
            <text:p>-0.017253253</text:p>
          </table:table-cell>
          <table:table-cell/>
          <table:table-cell table:number-matrix-columns-spanned="3" table:number-matrix-rows-spanned="1" table:formula="of:=[.T448:.V448]+[.BA448:.BC448]" office:value-type="float" office:value="-3.12326388064131">
            <text:p>-3.1232638806</text:p>
          </table:table-cell>
          <table:table-cell office:value-type="float" office:value="3.38531957581934">
            <text:p>3.3853195758</text:p>
          </table:table-cell>
          <table:table-cell office:value-type="float" office:value="-1.40136238346394">
            <text:p>-1.4013623835</text:p>
          </table:table-cell>
          <table:table-cell/>
          <table:table-cell table:number-matrix-columns-spanned="4" table:number-matrix-rows-spanned="3" table:formula="of:=MMULT(TRANSPOSE([.BE448:.BG448]);[.AM448:.AP448])" office:value-type="float" office:value="0.672582452198833">
            <text:p>0.6725824522</text:p>
          </table:table-cell>
          <table:table-cell office:value-type="float" office:value="-0.918631794427234">
            <text:p>-0.9186317944</text:p>
          </table:table-cell>
          <table:table-cell office:value-type="float" office:value="-0.918631794427234">
            <text:p>-0.9186317944</text:p>
          </table:table-cell>
          <table:table-cell office:value-type="float" office:value="1.3238209090277">
            <text:p>1.323820909</text:p>
          </table:table-cell>
          <table:table-cell/>
          <table:table-cell table:number-matrix-columns-spanned="4" table:number-matrix-rows-spanned="3" table:formula="of:=[.BI448:.BL450]*[.O448:.R450]" office:value-type="float" office:value="0.0541961486984617">
            <text:p>0.0541961487</text:p>
          </table:table-cell>
          <table:table-cell office:value-type="float" office:value="-0.206492818291725">
            <text:p>-0.2064928183</text:p>
          </table:table-cell>
          <table:table-cell office:value-type="float" office:value="-0.206492818291725">
            <text:p>-0.2064928183</text:p>
          </table:table-cell>
          <table:table-cell office:value-type="float" office:value="0.258162997530078">
            <text:p>0.2581629975</text:p>
          </table:table-cell>
          <table:table-cell/>
          <table:table-cell table:number-matrix-columns-spanned="3" table:number-matrix-rows-spanned="2" table:formula="of:=MMULT([.BN448:.BQ449];[.$O$2:.$Q$5])" office:value-type="float" office:value="0.0516701792383527">
            <text:p>0.0516701792</text:p>
          </table:table-cell>
          <table:table-cell office:value-type="float" office:value="0.0516701792383527">
            <text:p>0.0516701792</text:p>
          </table:table-cell>
          <table:table-cell office:value-type="float" office:value="-0.100626490354911">
            <text:p>-0.1006264904</text:p>
          </table:table-cell>
          <table:table-cell/>
          <table:table-cell table:number-matrix-columns-spanned="3" table:number-matrix-rows-spanned="2" table:formula="of:=[.A448:.C449]+[.BS448:.BU449]" office:value-type="float" office:value="1.72714883286075">
            <text:p>1.7271488329</text:p>
          </table:table-cell>
          <table:table-cell office:value-type="float" office:value="1.72714883286075">
            <text:p>1.7271488329</text:p>
          </table:table-cell>
          <table:table-cell office:value-type="float" office:value="-2.4340500468232">
            <text:p>-2.4340500468</text:p>
          </table:table-cell>
          <table:table-cell/>
          <table:table-cell table:formula="of:=SUMSQ([.AM448:.AP448])" office:value-type="float" office:value="0.399049367777177">
            <text:p>0.3990493678</text:p>
          </table:table-cell>
          <table:table-cell table:number-columns-repeated="945"/>
        </table:table-row>
        <table:table-row table:style-name="ro2">
          <table:table-cell table:style-name="ce2" office:value-type="float" office:value="5.50481857940885">
            <text:p>5.505</text:p>
          </table:table-cell>
          <table:table-cell table:style-name="ce2" office:value-type="float" office:value="5.50481857940885">
            <text:p>5.505</text:p>
          </table:table-cell>
          <table:table-cell table:style-name="ce2" office:value-type="float" office:value="-1.98987009084386">
            <text:p>-1.990</text:p>
          </table:table-cell>
          <table:table-cell table:style-name="ce2"/>
          <table:table-cell table:style-name="ce2" office:value-type="float" office:value="-1.98987009084386">
            <text:p>-1.990</text:p>
          </table:table-cell>
          <table:table-cell table:style-name="ce2" office:value-type="float" office:value="3.51494848856499">
            <text:p>3.515</text:p>
          </table:table-cell>
          <table:table-cell table:style-name="ce2" office:value-type="float" office:value="3.51494848856499">
            <text:p>3.515</text:p>
          </table:table-cell>
          <table:table-cell table:style-name="ce2" office:value-type="float" office:value="9.01976706797385">
            <text:p>9.020</text:p>
          </table:table-cell>
          <table:table-cell table:style-name="ce2"/>
          <table:table-cell table:style-name="ce2" table:formula="of:=1/(1+EXP(-[.E449]))" office:value-type="float" office:value="0.120270606904368">
            <text:p>0.120</text:p>
          </table:table-cell>
          <table:table-cell table:style-name="ce2" table:formula="of:=1/(1+EXP(-[.F449]))" office:value-type="float" office:value="0.971110119400466">
            <text:p>0.971</text:p>
          </table:table-cell>
          <table:table-cell table:style-name="ce2" table:formula="of:=1/(1+EXP(-[.G449]))" office:value-type="float" office:value="0.971110119400466">
            <text:p>0.971</text:p>
          </table:table-cell>
          <table:table-cell table:style-name="ce2" table:formula="of:=1/(1+EXP(-[.H449]))" office:value-type="float" office:value="0.999879020331446">
            <text:p>1.000</text:p>
          </table:table-cell>
          <table:table-cell table:style-name="ce2"/>
          <table:table-cell table:style-name="ce2" table:formula="of:=[.J449]*(1-[.J449])" office:value-type="float" office:value="0.105805588019223">
            <text:p>0.106</text:p>
          </table:table-cell>
          <table:table-cell table:style-name="ce2" table:formula="of:=[.K449]*(1-[.K449])" office:value-type="float" office:value="0.0280552553984788">
            <text:p>0.028</text:p>
          </table:table-cell>
          <table:table-cell table:style-name="ce2" table:formula="of:=[.L449]*(1-[.L449])" office:value-type="float" office:value="0.0280552553984788">
            <text:p>0.028</text:p>
          </table:table-cell>
          <table:table-cell table:style-name="ce2" table:formula="of:=[.M449]*(1-[.M449])" office:value-type="float" office:value="0.00012096503247430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41201411599934">
            <text:p>0.3412014116</text:p>
          </table:table-cell>
          <table:table-cell office:value-type="float" office:value="0.971110119400466">
            <text:p>0.971110119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9015103684981">
            <text:p>-0.7290151037</text:p>
          </table:table-cell>
          <table:table-cell office:value-type="float" office:value="0.99570907726375">
            <text:p>0.9957090773</text:p>
          </table:table-cell>
          <table:table-cell office:value-type="float" office:value="0.99570907726375">
            <text:p>0.9957090773</text:p>
          </table:table-cell>
          <table:table-cell office:value-type="float" office:value="-1.43489535610107">
            <text:p>-1.4348953561</text:p>
          </table:table-cell>
          <table:table-cell/>
          <table:table-cell office:value-type="float" office:value="-0.0771338717202844">
            <text:p>-0.0771338717</text:p>
          </table:table-cell>
          <table:table-cell office:value-type="float" office:value="0.0279348724652182">
            <text:p>0.0279348725</text:p>
          </table:table-cell>
          <table:table-cell office:value-type="float" office:value="0.0279348724652182">
            <text:p>0.0279348725</text:p>
          </table:table-cell>
          <table:table-cell office:value-type="float" office:value="-0.000173572163347998">
            <text:p>-0.0001735722</text:p>
          </table:table-cell>
          <table:table-cell/>
          <table:table-cell office:value-type="float" office:value="0.0277613003018702">
            <text:p>0.0277613003</text:p>
          </table:table-cell>
          <table:table-cell office:value-type="float" office:value="0.0277613003018702">
            <text:p>0.0277613003</text:p>
          </table:table-cell>
          <table:table-cell office:value-type="float" office:value="-0.0214376989531961">
            <text:p>-0.021437699</text:p>
          </table:table-cell>
          <table:table-cell/>
          <table:table-cell office:value-type="float" office:value="5.53257987971072">
            <text:p>5.5325798797</text:p>
          </table:table-cell>
          <table:table-cell office:value-type="float" office:value="5.53257987971072">
            <text:p>5.5325798797</text:p>
          </table:table-cell>
          <table:table-cell office:value-type="float" office:value="-2.01130778979706">
            <text:p>-2.0113077898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50]*(1-[.J450])" office:value-type="float" office:value="0">
            <text:p>0.000</text:p>
          </table:table-cell>
          <table:table-cell table:style-name="ce2" table:formula="of:=[.K450]*(1-[.K450])" office:value-type="float" office:value="0">
            <text:p>0.000</text:p>
          </table:table-cell>
          <table:table-cell table:style-name="ce2" table:formula="of:=[.L450]*(1-[.L450])" office:value-type="float" office:value="0">
            <text:p>0.000</text:p>
          </table:table-cell>
          <table:table-cell table:style-name="ce2" table:formula="of:=[.M450]*(1-[.M45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41201411599934">
            <text:p>0.3412014116</text:p>
          </table:table-cell>
          <table:table-cell office:value-type="float" office:value="0.971110119400466">
            <text:p>0.971110119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1777814590498">
            <text:p>0.3017778146</text:p>
          </table:table-cell>
          <table:table-cell office:value-type="float" office:value="-0.412176521152598">
            <text:p>-0.4121765212</text:p>
          </table:table-cell>
          <table:table-cell office:value-type="float" office:value="-0.412176521152598">
            <text:p>-0.4121765212</text:p>
          </table:table-cell>
          <table:table-cell office:value-type="float" office:value="0.593978893635309">
            <text:p>0.5939788936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4491925707604">
            <text:p>0.7344919257</text:p>
          </table:table-cell>
          <table:table-cell office:value-type="float" office:value="0.999879020331446">
            <text:p>0.999879020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48:.BY449]" office:value-type="float" office:value="1.72714883286075">
            <text:p>1.727</text:p>
          </table:table-cell>
          <table:table-cell table:style-name="ce2" office:value-type="float" office:value="1.72714883286075">
            <text:p>1.727</text:p>
          </table:table-cell>
          <table:table-cell table:style-name="ce2" office:value-type="float" office:value="-2.4340500468232">
            <text:p>-2.434</text:p>
          </table:table-cell>
          <table:table-cell table:style-name="ce2"/>
          <table:table-cell table:style-name="ce2" table:number-matrix-columns-spanned="4" table:number-matrix-rows-spanned="2" table:formula="of:=MMULT([.A453:.C454];[.$A$2:.$D$4])" office:value-type="float" office:value="-2.4340500468232">
            <text:p>-2.434</text:p>
          </table:table-cell>
          <table:table-cell table:style-name="ce2" office:value-type="float" office:value="-0.706901213962454">
            <text:p>-0.707</text:p>
          </table:table-cell>
          <table:table-cell table:style-name="ce2" office:value-type="float" office:value="-0.706901213962454">
            <text:p>-0.707</text:p>
          </table:table-cell>
          <table:table-cell table:style-name="ce2" office:value-type="float" office:value="1.02024761889829">
            <text:p>1.020</text:p>
          </table:table-cell>
          <table:table-cell table:style-name="ce2"/>
          <table:table-cell table:style-name="ce2" table:formula="of:=1/(1+EXP(-[.E453]))" office:value-type="float" office:value="0.0806127902533751">
            <text:p>0.081</text:p>
          </table:table-cell>
          <table:table-cell table:style-name="ce2" table:formula="of:=1/(1+EXP(-[.F453]))" office:value-type="float" office:value="0.330283919827496">
            <text:p>0.330</text:p>
          </table:table-cell>
          <table:table-cell table:style-name="ce2" table:formula="of:=1/(1+EXP(-[.G453]))" office:value-type="float" office:value="0.330283919827496">
            <text:p>0.330</text:p>
          </table:table-cell>
          <table:table-cell table:style-name="ce2" table:formula="of:=1/(1+EXP(-[.H453]))" office:value-type="float" office:value="0.735020829819682">
            <text:p>0.735</text:p>
          </table:table-cell>
          <table:table-cell table:style-name="ce2"/>
          <table:table-cell table:style-name="ce2" table:formula="of:=[.J453]*(1-[.J453])" office:value-type="float" office:value="0.0741143683009404">
            <text:p>0.074</text:p>
          </table:table-cell>
          <table:table-cell table:style-name="ce2" table:formula="of:=[.K453]*(1-[.K453])" office:value-type="float" office:value="0.22119645213088">
            <text:p>0.221</text:p>
          </table:table-cell>
          <table:table-cell table:style-name="ce2" table:formula="of:=[.L453]*(1-[.L453])" office:value-type="float" office:value="0.22119645213088">
            <text:p>0.221</text:p>
          </table:table-cell>
          <table:table-cell table:style-name="ce2" table:formula="of:=[.M453]*(1-[.M453])" office:value-type="float" office:value="0.194765209550868">
            <text:p>0.195</text:p>
          </table:table-cell>
          <table:table-cell table:style-name="ce2"/>
          <table:table-cell table:style-name="ce2" table:number-matrix-columns-spanned="3" table:number-matrix-rows-spanned="1" table:formula="of:=[.BE448:.BG448]" office:value-type="float" office:value="-3.12326388064131">
            <text:p>-3.123</text:p>
          </table:table-cell>
          <table:table-cell table:style-name="ce2" office:value-type="float" office:value="3.38531957581934">
            <text:p>3.385</text:p>
          </table:table-cell>
          <table:table-cell table:style-name="ce2" office:value-type="float" office:value="-1.40136238346394">
            <text:p>-1.401</text:p>
          </table:table-cell>
          <table:table-cell table:style-name="ce2"/>
          <table:table-cell table:style-name="ce2" table:number-matrix-columns-spanned="4" table:number-matrix-rows-spanned="1" table:formula="of:=MMULT([.T453:.V453];[.J453:.M455])" office:value-type="float" office:value="-1.25359934438928">
            <text:p>-1.254</text:p>
          </table:table-cell>
          <table:table-cell table:style-name="ce2" office:value-type="float" office:value="0.855190681358689">
            <text:p>0.855</text:p>
          </table:table-cell>
          <table:table-cell table:style-name="ce2" office:value-type="float" office:value="0.855190681358689">
            <text:p>0.855</text:p>
          </table:table-cell>
          <table:table-cell table:style-name="ce2" office:value-type="float" office:value="-0.312102648974229">
            <text:p>-0.312</text:p>
          </table:table-cell>
          <table:table-cell table:style-name="ce2"/>
          <table:table-cell table:style-name="ce2" table:formula="of:=1/(1+EXP(-[.X453]))" office:value-type="float" office:value="0.222077697011224">
            <text:p>0.222</text:p>
          </table:table-cell>
          <table:table-cell table:style-name="ce2" table:formula="of:=1/(1+EXP(-[.Y453]))" office:value-type="float" office:value="0.701654871492062">
            <text:p>0.702</text:p>
          </table:table-cell>
          <table:table-cell table:style-name="ce2" table:formula="of:=1/(1+EXP(-[.Z453]))" office:value-type="float" office:value="0.701654871492062">
            <text:p>0.702</text:p>
          </table:table-cell>
          <table:table-cell table:style-name="ce2" table:formula="of:=1/(1+EXP(-[.AA453]))" office:value-type="float" office:value="0.422601589250708">
            <text:p>0.423</text:p>
          </table:table-cell>
          <table:table-cell/>
          <table:table-cell table:style-name="ce2" table:formula="of:=[.AC453]*(1-[.AC453])" office:value-type="float" office:value="0.172759193501415">
            <text:p>0.173</text:p>
          </table:table-cell>
          <table:table-cell table:style-name="ce2" table:formula="of:=[.AD453]*(1-[.AD453])" office:value-type="float" office:value="0.20933531280352">
            <text:p>0.209</text:p>
          </table:table-cell>
          <table:table-cell table:style-name="ce2" table:formula="of:=[.AE453]*(1-[.AE453])" office:value-type="float" office:value="0.20933531280352">
            <text:p>0.209</text:p>
          </table:table-cell>
          <table:table-cell table:style-name="ce2" table:formula="of:=[.AF453]*(1-[.AF453])" office:value-type="float" office:value="0.244009486013484">
            <text:p>0.244</text:p>
          </table:table-cell>
          <table:table-cell/>
          <table:table-cell table:style-name="ce2" table:number-matrix-columns-spanned="4" table:number-matrix-rows-spanned="1" table:formula="of:=[.$AC$8:.$AF$8]-[.AC453:.AF453]" office:value-type="float" office:value="-0.214924908822328">
            <text:p>-0.215</text:p>
          </table:table-cell>
          <table:table-cell table:style-name="ce2" office:value-type="float" office:value="0.290700992679678">
            <text:p>0.291</text:p>
          </table:table-cell>
          <table:table-cell table:style-name="ce2" office:value-type="float" office:value="0.290700992679678">
            <text:p>0.291</text:p>
          </table:table-cell>
          <table:table-cell table:style-name="ce2" office:value-type="float" office:value="-0.415448801061812">
            <text:p>-0.415</text:p>
          </table:table-cell>
          <table:table-cell/>
          <table:table-cell table:number-matrix-columns-spanned="4" table:number-matrix-rows-spanned="1" table:formula="of:=[.AM453:.AP453]*[.AH453:.AK453]" office:value-type="float" office:value="-0.0371302539115106">
            <text:p>-0.0371302539</text:p>
          </table:table-cell>
          <table:table-cell office:value-type="float" office:value="0.0608539832348941">
            <text:p>0.0608539832</text:p>
          </table:table-cell>
          <table:table-cell office:value-type="float" office:value="0.0608539832348941">
            <text:p>0.0608539832</text:p>
          </table:table-cell>
          <table:table-cell office:value-type="float" office:value="-0.101373448412011">
            <text:p>-0.1013734484</text:p>
          </table:table-cell>
          <table:table-cell/>
          <table:table-cell table:number-matrix-columns-spanned="3" table:number-matrix-rows-spanned="4" table:formula="of:=TRANSPOSE([.J453:.M455])" office:value-type="float" office:value="0.0806127902533751">
            <text:p>0.0806127903</text:p>
          </table:table-cell>
          <table:table-cell office:value-type="float" office:value="0.118020779498797">
            <text:p>0.118020779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53:.AU453];[.AW453:.AY456])" office:value-type="float" office:value="-0.037306585304227">
            <text:p>-0.0373065853</text:p>
          </table:table-cell>
          <table:table-cell office:value-type="float" office:value="0.0124696291600787">
            <text:p>0.0124696292</text:p>
          </table:table-cell>
          <table:table-cell office:value-type="float" office:value="-0.0167957358537333">
            <text:p>-0.0167957359</text:p>
          </table:table-cell>
          <table:table-cell/>
          <table:table-cell table:number-matrix-columns-spanned="3" table:number-matrix-rows-spanned="1" table:formula="of:=[.T453:.V453]+[.BA453:.BC453]" office:value-type="float" office:value="-3.16057046594554">
            <text:p>-3.1605704659</text:p>
          </table:table-cell>
          <table:table-cell office:value-type="float" office:value="3.39778920497942">
            <text:p>3.397789205</text:p>
          </table:table-cell>
          <table:table-cell office:value-type="float" office:value="-1.41815811931767">
            <text:p>-1.4181581193</text:p>
          </table:table-cell>
          <table:table-cell/>
          <table:table-cell table:number-matrix-columns-spanned="4" table:number-matrix-rows-spanned="3" table:formula="of:=MMULT(TRANSPOSE([.BE453:.BG453]);[.AM453:.AP453])" office:value-type="float" office:value="0.679285319219888">
            <text:p>0.6792853192</text:p>
          </table:table-cell>
          <table:table-cell office:value-type="float" office:value="-0.91878097188444">
            <text:p>-0.9187809719</text:p>
          </table:table-cell>
          <table:table-cell office:value-type="float" office:value="-0.91878097188444">
            <text:p>-0.9187809719</text:p>
          </table:table-cell>
          <table:table-cell office:value-type="float" office:value="1.31305521074845">
            <text:p>1.3130552107</text:p>
          </table:table-cell>
          <table:table-cell/>
          <table:table-cell table:number-matrix-columns-spanned="4" table:number-matrix-rows-spanned="3" table:formula="of:=[.BI453:.BL455]*[.O453:.R455]" office:value-type="float" office:value="0.0503448023300847">
            <text:p>0.0503448023</text:p>
          </table:table-cell>
          <table:table-cell office:value-type="float" office:value="-0.2032310912662">
            <text:p>-0.2032310913</text:p>
          </table:table-cell>
          <table:table-cell office:value-type="float" office:value="-0.2032310912662">
            <text:p>-0.2032310913</text:p>
          </table:table-cell>
          <table:table-cell office:value-type="float" office:value="0.255737473273281">
            <text:p>0.2557374733</text:p>
          </table:table-cell>
          <table:table-cell/>
          <table:table-cell table:number-matrix-columns-spanned="3" table:number-matrix-rows-spanned="2" table:formula="of:=MMULT([.BN453:.BQ454];[.$O$2:.$Q$5])" office:value-type="float" office:value="0.0525063820070807">
            <text:p>0.052506382</text:p>
          </table:table-cell>
          <table:table-cell office:value-type="float" office:value="0.0525063820070807">
            <text:p>0.052506382</text:p>
          </table:table-cell>
          <table:table-cell office:value-type="float" office:value="-0.100379906929035">
            <text:p>-0.1003799069</text:p>
          </table:table-cell>
          <table:table-cell/>
          <table:table-cell table:number-matrix-columns-spanned="3" table:number-matrix-rows-spanned="2" table:formula="of:=[.A453:.C454]+[.BS453:.BU454]" office:value-type="float" office:value="1.77965521486783">
            <text:p>1.7796552149</text:p>
          </table:table-cell>
          <table:table-cell office:value-type="float" office:value="1.77965521486783">
            <text:p>1.7796552149</text:p>
          </table:table-cell>
          <table:table-cell office:value-type="float" office:value="-2.53442995375224">
            <text:p>-2.5344299538</text:p>
          </table:table-cell>
          <table:table-cell/>
          <table:table-cell table:formula="of:=SUMSQ([.AM453:.AP453])" office:value-type="float" office:value="0.387804557025883">
            <text:p>0.387804557</text:p>
          </table:table-cell>
          <table:table-cell table:number-columns-repeated="945"/>
        </table:table-row>
        <table:table-row table:style-name="ro2">
          <table:table-cell table:style-name="ce2" office:value-type="float" office:value="5.53257987971072">
            <text:p>5.533</text:p>
          </table:table-cell>
          <table:table-cell table:style-name="ce2" office:value-type="float" office:value="5.53257987971072">
            <text:p>5.533</text:p>
          </table:table-cell>
          <table:table-cell table:style-name="ce2" office:value-type="float" office:value="-2.01130778979706">
            <text:p>-2.011</text:p>
          </table:table-cell>
          <table:table-cell table:style-name="ce2"/>
          <table:table-cell table:style-name="ce2" office:value-type="float" office:value="-2.01130778979706">
            <text:p>-2.011</text:p>
          </table:table-cell>
          <table:table-cell table:style-name="ce2" office:value-type="float" office:value="3.52127208991367">
            <text:p>3.521</text:p>
          </table:table-cell>
          <table:table-cell table:style-name="ce2" office:value-type="float" office:value="3.52127208991367">
            <text:p>3.521</text:p>
          </table:table-cell>
          <table:table-cell table:style-name="ce2" office:value-type="float" office:value="9.05385196962439">
            <text:p>9.054</text:p>
          </table:table-cell>
          <table:table-cell table:style-name="ce2"/>
          <table:table-cell table:style-name="ce2" table:formula="of:=1/(1+EXP(-[.E454]))" office:value-type="float" office:value="0.118020779498797">
            <text:p>0.118</text:p>
          </table:table-cell>
          <table:table-cell table:style-name="ce2" table:formula="of:=1/(1+EXP(-[.F454]))" office:value-type="float" office:value="0.971287002108409">
            <text:p>0.971</text:p>
          </table:table-cell>
          <table:table-cell table:style-name="ce2" table:formula="of:=1/(1+EXP(-[.G454]))" office:value-type="float" office:value="0.971287002108409">
            <text:p>0.971</text:p>
          </table:table-cell>
          <table:table-cell table:style-name="ce2" table:formula="of:=1/(1+EXP(-[.H454]))" office:value-type="float" office:value="0.999883073953301">
            <text:p>1.000</text:p>
          </table:table-cell>
          <table:table-cell table:style-name="ce2"/>
          <table:table-cell table:style-name="ce2" table:formula="of:=[.J454]*(1-[.J454])" office:value-type="float" office:value="0.104091875105293">
            <text:p>0.104</text:p>
          </table:table-cell>
          <table:table-cell table:style-name="ce2" table:formula="of:=[.K454]*(1-[.K454])" office:value-type="float" office:value="0.0278885616436687">
            <text:p>0.028</text:p>
          </table:table-cell>
          <table:table-cell table:style-name="ce2" table:formula="of:=[.L454]*(1-[.L454])" office:value-type="float" office:value="0.0278885616436687">
            <text:p>0.028</text:p>
          </table:table-cell>
          <table:table-cell table:style-name="ce2" table:formula="of:=[.M454]*(1-[.M454])" office:value-type="float" office:value="0.00011691237499871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30283919827496">
            <text:p>0.3302839198</text:p>
          </table:table-cell>
          <table:table-cell office:value-type="float" office:value="0.971287002108409">
            <text:p>0.971287002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0269535077691">
            <text:p>-0.7302695351</text:p>
          </table:table-cell>
          <table:table-cell office:value-type="float" office:value="0.987740694803809">
            <text:p>0.9877406948</text:p>
          </table:table-cell>
          <table:table-cell office:value-type="float" office:value="0.987740694803809">
            <text:p>0.9877406948</text:p>
          </table:table-cell>
          <table:table-cell office:value-type="float" office:value="-1.41160745146947">
            <text:p>-1.4116074515</text:p>
          </table:table-cell>
          <table:table-cell/>
          <table:table-cell office:value-type="float" office:value="-0.0760151252385075">
            <text:p>-0.0760151252</text:p>
          </table:table-cell>
          <table:table-cell office:value-type="float" office:value="0.0275466672549962">
            <text:p>0.0275466673</text:p>
          </table:table-cell>
          <table:table-cell office:value-type="float" office:value="0.0275466672549962">
            <text:p>0.0275466673</text:p>
          </table:table-cell>
          <table:table-cell office:value-type="float" office:value="-0.000165034379717171">
            <text:p>-0.0001650344</text:p>
          </table:table-cell>
          <table:table-cell/>
          <table:table-cell office:value-type="float" office:value="0.027381632875279">
            <text:p>0.0273816329</text:p>
          </table:table-cell>
          <table:table-cell office:value-type="float" office:value="0.027381632875279">
            <text:p>0.0273816329</text:p>
          </table:table-cell>
          <table:table-cell office:value-type="float" office:value="-0.0210868251082323">
            <text:p>-0.0210868251</text:p>
          </table:table-cell>
          <table:table-cell/>
          <table:table-cell office:value-type="float" office:value="5.559961512586">
            <text:p>5.5599615126</text:p>
          </table:table-cell>
          <table:table-cell office:value-type="float" office:value="5.559961512586">
            <text:p>5.5599615126</text:p>
          </table:table-cell>
          <table:table-cell office:value-type="float" office:value="-2.03239461490529">
            <text:p>-2.032394614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55]*(1-[.J455])" office:value-type="float" office:value="0">
            <text:p>0.000</text:p>
          </table:table-cell>
          <table:table-cell table:style-name="ce2" table:formula="of:=[.K455]*(1-[.K455])" office:value-type="float" office:value="0">
            <text:p>0.000</text:p>
          </table:table-cell>
          <table:table-cell table:style-name="ce2" table:formula="of:=[.L455]*(1-[.L455])" office:value-type="float" office:value="0">
            <text:p>0.000</text:p>
          </table:table-cell>
          <table:table-cell table:style-name="ce2" table:formula="of:=[.M455]*(1-[.M45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30283919827496">
            <text:p>0.3302839198</text:p>
          </table:table-cell>
          <table:table-cell office:value-type="float" office:value="0.971287002108409">
            <text:p>0.9712870021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4797504489994">
            <text:p>0.3047975045</text:p>
          </table:table-cell>
          <table:table-cell office:value-type="float" office:value="-0.412259973062391">
            <text:p>-0.4122599731</text:p>
          </table:table-cell>
          <table:table-cell office:value-type="float" office:value="-0.412259973062391">
            <text:p>-0.4122599731</text:p>
          </table:table-cell>
          <table:table-cell office:value-type="float" office:value="0.5891720903866">
            <text:p>0.589172090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5020829819682">
            <text:p>0.7350208298</text:p>
          </table:table-cell>
          <table:table-cell office:value-type="float" office:value="0.999883073953301">
            <text:p>0.99988307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53:.BY454]" office:value-type="float" office:value="1.77965521486783">
            <text:p>1.780</text:p>
          </table:table-cell>
          <table:table-cell table:style-name="ce2" office:value-type="float" office:value="1.77965521486783">
            <text:p>1.780</text:p>
          </table:table-cell>
          <table:table-cell table:style-name="ce2" office:value-type="float" office:value="-2.53442995375224">
            <text:p>-2.534</text:p>
          </table:table-cell>
          <table:table-cell table:style-name="ce2"/>
          <table:table-cell table:style-name="ce2" table:number-matrix-columns-spanned="4" table:number-matrix-rows-spanned="2" table:formula="of:=MMULT([.A458:.C459];[.$A$2:.$D$4])" office:value-type="float" office:value="-2.53442995375224">
            <text:p>-2.534</text:p>
          </table:table-cell>
          <table:table-cell table:style-name="ce2" office:value-type="float" office:value="-0.754774738884408">
            <text:p>-0.755</text:p>
          </table:table-cell>
          <table:table-cell table:style-name="ce2" office:value-type="float" office:value="-0.754774738884408">
            <text:p>-0.755</text:p>
          </table:table-cell>
          <table:table-cell table:style-name="ce2" office:value-type="float" office:value="1.02488047598342">
            <text:p>1.025</text:p>
          </table:table-cell>
          <table:table-cell table:style-name="ce2"/>
          <table:table-cell table:style-name="ce2" table:formula="of:=1/(1+EXP(-[.E458]))" office:value-type="float" office:value="0.0734794838145318">
            <text:p>0.073</text:p>
          </table:table-cell>
          <table:table-cell table:style-name="ce2" table:formula="of:=1/(1+EXP(-[.F458]))" office:value-type="float" office:value="0.319781800425401">
            <text:p>0.320</text:p>
          </table:table-cell>
          <table:table-cell table:style-name="ce2" table:formula="of:=1/(1+EXP(-[.G458]))" office:value-type="float" office:value="0.319781800425401">
            <text:p>0.320</text:p>
          </table:table-cell>
          <table:table-cell table:style-name="ce2" table:formula="of:=1/(1+EXP(-[.H458]))" office:value-type="float" office:value="0.735922166197347">
            <text:p>0.736</text:p>
          </table:table-cell>
          <table:table-cell table:style-name="ce2"/>
          <table:table-cell table:style-name="ce2" table:formula="of:=[.J458]*(1-[.J458])" office:value-type="float" office:value="0.0680802492728818">
            <text:p>0.068</text:p>
          </table:table-cell>
          <table:table-cell table:style-name="ce2" table:formula="of:=[.K458]*(1-[.K458])" office:value-type="float" office:value="0.21752140054209">
            <text:p>0.218</text:p>
          </table:table-cell>
          <table:table-cell table:style-name="ce2" table:formula="of:=[.L458]*(1-[.L458])" office:value-type="float" office:value="0.21752140054209">
            <text:p>0.218</text:p>
          </table:table-cell>
          <table:table-cell table:style-name="ce2" table:formula="of:=[.M458]*(1-[.M458])" office:value-type="float" office:value="0.194340731496752">
            <text:p>0.194</text:p>
          </table:table-cell>
          <table:table-cell table:style-name="ce2"/>
          <table:table-cell table:style-name="ce2" table:number-matrix-columns-spanned="3" table:number-matrix-rows-spanned="1" table:formula="of:=[.BE453:.BG453]" office:value-type="float" office:value="-3.16057046594554">
            <text:p>-3.161</text:p>
          </table:table-cell>
          <table:table-cell table:style-name="ce2" office:value-type="float" office:value="3.39778920497942">
            <text:p>3.398</text:p>
          </table:table-cell>
          <table:table-cell table:style-name="ce2" office:value-type="float" office:value="-1.41815811931767">
            <text:p>-1.418</text:p>
          </table:table-cell>
          <table:table-cell table:style-name="ce2"/>
          <table:table-cell table:style-name="ce2" table:number-matrix-columns-spanned="4" table:number-matrix-rows-spanned="1" table:formula="of:=MMULT([.T458:.V458];[.J458:.M460])" office:value-type="float" office:value="-1.25678364651186">
            <text:p>-1.257</text:p>
          </table:table-cell>
          <table:table-cell table:style-name="ce2" office:value-type="float" office:value="0.871972183641835">
            <text:p>0.872</text:p>
          </table:table-cell>
          <table:table-cell table:style-name="ce2" office:value-type="float" office:value="0.871972183641835">
            <text:p>0.872</text:p>
          </table:table-cell>
          <table:table-cell table:style-name="ce2" office:value-type="float" office:value="-0.346686913063898">
            <text:p>-0.347</text:p>
          </table:table-cell>
          <table:table-cell table:style-name="ce2"/>
          <table:table-cell table:style-name="ce2" table:formula="of:=1/(1+EXP(-[.X458]))" office:value-type="float" office:value="0.221528066425882">
            <text:p>0.222</text:p>
          </table:table-cell>
          <table:table-cell table:style-name="ce2" table:formula="of:=1/(1+EXP(-[.Y458]))" office:value-type="float" office:value="0.705155902618873">
            <text:p>0.705</text:p>
          </table:table-cell>
          <table:table-cell table:style-name="ce2" table:formula="of:=1/(1+EXP(-[.Z458]))" office:value-type="float" office:value="0.705155902618873">
            <text:p>0.705</text:p>
          </table:table-cell>
          <table:table-cell table:style-name="ce2" table:formula="of:=1/(1+EXP(-[.AA458]))" office:value-type="float" office:value="0.414186065922275">
            <text:p>0.414</text:p>
          </table:table-cell>
          <table:table-cell/>
          <table:table-cell table:style-name="ce2" table:formula="of:=[.AC458]*(1-[.AC458])" office:value-type="float" office:value="0.172453382211492">
            <text:p>0.172</text:p>
          </table:table-cell>
          <table:table-cell table:style-name="ce2" table:formula="of:=[.AD458]*(1-[.AD458])" office:value-type="float" office:value="0.207911055620636">
            <text:p>0.208</text:p>
          </table:table-cell>
          <table:table-cell table:style-name="ce2" table:formula="of:=[.AE458]*(1-[.AE458])" office:value-type="float" office:value="0.207911055620636">
            <text:p>0.208</text:p>
          </table:table-cell>
          <table:table-cell table:style-name="ce2" table:formula="of:=[.AF458]*(1-[.AF458])" office:value-type="float" office:value="0.242635968718104">
            <text:p>0.243</text:p>
          </table:table-cell>
          <table:table-cell/>
          <table:table-cell table:style-name="ce2" table:number-matrix-columns-spanned="4" table:number-matrix-rows-spanned="1" table:formula="of:=[.$AC$8:.$AF$8]-[.AC458:.AF458]" office:value-type="float" office:value="-0.214375278236985">
            <text:p>-0.214</text:p>
          </table:table-cell>
          <table:table-cell table:style-name="ce2" office:value-type="float" office:value="0.287199961552867">
            <text:p>0.287</text:p>
          </table:table-cell>
          <table:table-cell table:style-name="ce2" office:value-type="float" office:value="0.287199961552867">
            <text:p>0.287</text:p>
          </table:table-cell>
          <table:table-cell table:style-name="ce2" office:value-type="float" office:value="-0.407033277733378">
            <text:p>-0.407</text:p>
          </table:table-cell>
          <table:table-cell/>
          <table:table-cell table:number-matrix-columns-spanned="4" table:number-matrix-rows-spanned="1" table:formula="of:=[.AM458:.AP458]*[.AH458:.AK458]" office:value-type="float" office:value="-0.0369697417944977">
            <text:p>-0.0369697418</text:p>
          </table:table-cell>
          <table:table-cell office:value-type="float" office:value="0.0597120471806625">
            <text:p>0.0597120472</text:p>
          </table:table-cell>
          <table:table-cell office:value-type="float" office:value="0.0597120471806625">
            <text:p>0.0597120472</text:p>
          </table:table-cell>
          <table:table-cell office:value-type="float" office:value="-0.0987609136433433">
            <text:p>-0.0987609136</text:p>
          </table:table-cell>
          <table:table-cell/>
          <table:table-cell table:number-matrix-columns-spanned="3" table:number-matrix-rows-spanned="4" table:formula="of:=TRANSPOSE([.J458:.M460])" office:value-type="float" office:value="0.0734794838145318">
            <text:p>0.0734794838</text:p>
          </table:table-cell>
          <table:table-cell office:value-type="float" office:value="0.115843430965673">
            <text:p>0.11584343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58:.AU458];[.AW458:.AY461])" office:value-type="float" office:value="-0.037207211138817">
            <text:p>-0.0372072111</text:p>
          </table:table-cell>
          <table:table-cell office:value-type="float" office:value="0.0129835237648524">
            <text:p>0.0129835238</text:p>
          </table:table-cell>
          <table:table-cell office:value-type="float" office:value="-0.016306561076516">
            <text:p>-0.0163065611</text:p>
          </table:table-cell>
          <table:table-cell/>
          <table:table-cell table:number-matrix-columns-spanned="3" table:number-matrix-rows-spanned="1" table:formula="of:=[.T458:.V458]+[.BA458:.BC458]" office:value-type="float" office:value="-3.19777767708436">
            <text:p>-3.1977776771</text:p>
          </table:table-cell>
          <table:table-cell office:value-type="float" office:value="3.41077272874427">
            <text:p>3.4107727287</text:p>
          </table:table-cell>
          <table:table-cell office:value-type="float" office:value="-1.43446468039418">
            <text:p>-1.4344646804</text:p>
          </table:table-cell>
          <table:table-cell/>
          <table:table-cell table:number-matrix-columns-spanned="4" table:number-matrix-rows-spanned="3" table:formula="of:=MMULT(TRANSPOSE([.BE458:.BG458]);[.AM458:.AP458])" office:value-type="float" office:value="0.68552447926498">
            <text:p>0.6855244793</text:p>
          </table:table-cell>
          <table:table-cell office:value-type="float" office:value="-0.918401625913243">
            <text:p>-0.9184016259</text:p>
          </table:table-cell>
          <table:table-cell office:value-type="float" office:value="-0.918401625913243">
            <text:p>-0.9184016259</text:p>
          </table:table-cell>
          <table:table-cell office:value-type="float" office:value="1.30160192936628">
            <text:p>1.3016019294</text:p>
          </table:table-cell>
          <table:table-cell/>
          <table:table-cell table:number-matrix-columns-spanned="4" table:number-matrix-rows-spanned="3" table:formula="of:=[.BI458:.BL460]*[.O458:.R460]" office:value-type="float" office:value="0.0466706774310223">
            <text:p>0.0466706774</text:p>
          </table:table-cell>
          <table:table-cell office:value-type="float" office:value="-0.199772007928781">
            <text:p>-0.1997720079</text:p>
          </table:table-cell>
          <table:table-cell office:value-type="float" office:value="-0.199772007928781">
            <text:p>-0.1997720079</text:p>
          </table:table-cell>
          <table:table-cell office:value-type="float" office:value="0.252954271070625">
            <text:p>0.2529542711</text:p>
          </table:table-cell>
          <table:table-cell/>
          <table:table-cell table:number-matrix-columns-spanned="3" table:number-matrix-rows-spanned="2" table:formula="of:=MMULT([.BN458:.BQ459];[.$O$2:.$Q$5])" office:value-type="float" office:value="0.0531822631418437">
            <text:p>0.0531822631</text:p>
          </table:table-cell>
          <table:table-cell office:value-type="float" office:value="0.0531822631418437">
            <text:p>0.0531822631</text:p>
          </table:table-cell>
          <table:table-cell office:value-type="float" office:value="-0.0999190673559153">
            <text:p>-0.0999190674</text:p>
          </table:table-cell>
          <table:table-cell/>
          <table:table-cell table:number-matrix-columns-spanned="3" table:number-matrix-rows-spanned="2" table:formula="of:=[.A458:.C459]+[.BS458:.BU459]" office:value-type="float" office:value="1.83283747800967">
            <text:p>1.832837478</text:p>
          </table:table-cell>
          <table:table-cell office:value-type="float" office:value="1.83283747800967">
            <text:p>1.832837478</text:p>
          </table:table-cell>
          <table:table-cell office:value-type="float" office:value="-2.63434902110815">
            <text:p>-2.6343490211</text:p>
          </table:table-cell>
          <table:table-cell/>
          <table:table-cell table:formula="of:=SUMSQ([.AM458:.AP458])" office:value-type="float" office:value="0.376600484933499">
            <text:p>0.3766004849</text:p>
          </table:table-cell>
          <table:table-cell table:number-columns-repeated="945"/>
        </table:table-row>
        <table:table-row table:style-name="ro2">
          <table:table-cell table:style-name="ce2" office:value-type="float" office:value="5.559961512586">
            <text:p>5.560</text:p>
          </table:table-cell>
          <table:table-cell table:style-name="ce2" office:value-type="float" office:value="5.559961512586">
            <text:p>5.560</text:p>
          </table:table-cell>
          <table:table-cell table:style-name="ce2" office:value-type="float" office:value="-2.03239461490529">
            <text:p>-2.032</text:p>
          </table:table-cell>
          <table:table-cell table:style-name="ce2"/>
          <table:table-cell table:style-name="ce2" office:value-type="float" office:value="-2.03239461490529">
            <text:p>-2.032</text:p>
          </table:table-cell>
          <table:table-cell table:style-name="ce2" office:value-type="float" office:value="3.52756689768071">
            <text:p>3.528</text:p>
          </table:table-cell>
          <table:table-cell table:style-name="ce2" office:value-type="float" office:value="3.52756689768071">
            <text:p>3.528</text:p>
          </table:table-cell>
          <table:table-cell table:style-name="ce2" office:value-type="float" office:value="9.08752841026672">
            <text:p>9.088</text:p>
          </table:table-cell>
          <table:table-cell table:style-name="ce2"/>
          <table:table-cell table:style-name="ce2" table:formula="of:=1/(1+EXP(-[.E459]))" office:value-type="float" office:value="0.115843430965673">
            <text:p>0.116</text:p>
          </table:table-cell>
          <table:table-cell table:style-name="ce2" table:formula="of:=1/(1+EXP(-[.F459]))" office:value-type="float" office:value="0.971462035400431">
            <text:p>0.971</text:p>
          </table:table-cell>
          <table:table-cell table:style-name="ce2" table:formula="of:=1/(1+EXP(-[.G459]))" office:value-type="float" office:value="0.971462035400431">
            <text:p>0.971</text:p>
          </table:table-cell>
          <table:table-cell table:style-name="ce2" table:formula="of:=1/(1+EXP(-[.H459]))" office:value-type="float" office:value="0.999886945603605">
            <text:p>1.000</text:p>
          </table:table-cell>
          <table:table-cell table:style-name="ce2"/>
          <table:table-cell table:style-name="ce2" table:formula="of:=[.J459]*(1-[.J459])" office:value-type="float" office:value="0.102423730467774">
            <text:p>0.102</text:p>
          </table:table-cell>
          <table:table-cell table:style-name="ce2" table:formula="of:=[.K459]*(1-[.K459])" office:value-type="float" office:value="0.0277235491760825">
            <text:p>0.028</text:p>
          </table:table-cell>
          <table:table-cell table:style-name="ce2" table:formula="of:=[.L459]*(1-[.L459])" office:value-type="float" office:value="0.0277235491760825">
            <text:p>0.028</text:p>
          </table:table-cell>
          <table:table-cell table:style-name="ce2" table:formula="of:=[.M459]*(1-[.M459])" office:value-type="float" office:value="0.000113041615098319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19781800425401">
            <text:p>0.3197818004</text:p>
          </table:table-cell>
          <table:table-cell office:value-type="float" office:value="0.971462035400431">
            <text:p>0.971462035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1185352727674">
            <text:p>-0.7311853527</text:p>
          </table:table-cell>
          <table:table-cell office:value-type="float" office:value="0.979573796560921">
            <text:p>0.9795737966</text:p>
          </table:table-cell>
          <table:table-cell office:value-type="float" office:value="0.979573796560921">
            <text:p>0.9795737966</text:p>
          </table:table-cell>
          <table:table-cell office:value-type="float" office:value="-1.3882980033844">
            <text:p>-1.3882980034</text:p>
          </table:table-cell>
          <table:table-cell/>
          <table:table-cell office:value-type="float" office:value="-0.0748907314897639">
            <text:p>-0.0748907315</text:p>
          </table:table-cell>
          <table:table-cell office:value-type="float" office:value="0.0271572623205585">
            <text:p>0.0271572623</text:p>
          </table:table-cell>
          <table:table-cell office:value-type="float" office:value="0.0271572623205585">
            <text:p>0.0271572623</text:p>
          </table:table-cell>
          <table:table-cell office:value-type="float" office:value="-0.000156935448540343">
            <text:p>-0.0001569354</text:p>
          </table:table-cell>
          <table:table-cell/>
          <table:table-cell office:value-type="float" office:value="0.0270003268720181">
            <text:p>0.0270003269</text:p>
          </table:table-cell>
          <table:table-cell office:value-type="float" office:value="0.0270003268720181">
            <text:p>0.0270003269</text:p>
          </table:table-cell>
          <table:table-cell office:value-type="float" office:value="-0.0207331422971873">
            <text:p>-0.0207331423</text:p>
          </table:table-cell>
          <table:table-cell/>
          <table:table-cell office:value-type="float" office:value="5.58696183945802">
            <text:p>5.5869618395</text:p>
          </table:table-cell>
          <table:table-cell office:value-type="float" office:value="5.58696183945802">
            <text:p>5.5869618395</text:p>
          </table:table-cell>
          <table:table-cell office:value-type="float" office:value="-2.05312775720248">
            <text:p>-2.053127757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60]*(1-[.J460])" office:value-type="float" office:value="0">
            <text:p>0.000</text:p>
          </table:table-cell>
          <table:table-cell table:style-name="ce2" table:formula="of:=[.K460]*(1-[.K460])" office:value-type="float" office:value="0">
            <text:p>0.000</text:p>
          </table:table-cell>
          <table:table-cell table:style-name="ce2" table:formula="of:=[.L460]*(1-[.L460])" office:value-type="float" office:value="0">
            <text:p>0.000</text:p>
          </table:table-cell>
          <table:table-cell table:style-name="ce2" table:formula="of:=[.M460]*(1-[.M46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19781800425401">
            <text:p>0.3197818004</text:p>
          </table:table-cell>
          <table:table-cell office:value-type="float" office:value="0.971462035400431">
            <text:p>0.971462035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7513764980631">
            <text:p>0.307513765</text:p>
          </table:table-cell>
          <table:table-cell office:value-type="float" office:value="-0.411978201058155">
            <text:p>-0.4119782011</text:p>
          </table:table-cell>
          <table:table-cell office:value-type="float" office:value="-0.411978201058155">
            <text:p>-0.4119782011</text:p>
          </table:table-cell>
          <table:table-cell office:value-type="float" office:value="0.583874860653608">
            <text:p>0.583874860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5922166197347">
            <text:p>0.7359221662</text:p>
          </table:table-cell>
          <table:table-cell office:value-type="float" office:value="0.999886945603605">
            <text:p>0.999886945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58:.BY459]" office:value-type="float" office:value="1.83283747800967">
            <text:p>1.833</text:p>
          </table:table-cell>
          <table:table-cell table:style-name="ce2" office:value-type="float" office:value="1.83283747800967">
            <text:p>1.833</text:p>
          </table:table-cell>
          <table:table-cell table:style-name="ce2" office:value-type="float" office:value="-2.63434902110815">
            <text:p>-2.634</text:p>
          </table:table-cell>
          <table:table-cell table:style-name="ce2"/>
          <table:table-cell table:style-name="ce2" table:number-matrix-columns-spanned="4" table:number-matrix-rows-spanned="2" table:formula="of:=MMULT([.A463:.C464];[.$A$2:.$D$4])" office:value-type="float" office:value="-2.63434902110815">
            <text:p>-2.634</text:p>
          </table:table-cell>
          <table:table-cell table:style-name="ce2" office:value-type="float" office:value="-0.801511543098479">
            <text:p>-0.802</text:p>
          </table:table-cell>
          <table:table-cell table:style-name="ce2" office:value-type="float" office:value="-0.801511543098479">
            <text:p>-0.802</text:p>
          </table:table-cell>
          <table:table-cell table:style-name="ce2" office:value-type="float" office:value="1.03132593491119">
            <text:p>1.031</text:p>
          </table:table-cell>
          <table:table-cell table:style-name="ce2"/>
          <table:table-cell table:style-name="ce2" table:formula="of:=1/(1+EXP(-[.E463]))" office:value-type="float" office:value="0.0669602264829915">
            <text:p>0.067</text:p>
          </table:table-cell>
          <table:table-cell table:style-name="ce2" table:formula="of:=1/(1+EXP(-[.F463]))" office:value-type="float" office:value="0.309702278028559">
            <text:p>0.310</text:p>
          </table:table-cell>
          <table:table-cell table:style-name="ce2" table:formula="of:=1/(1+EXP(-[.G463]))" office:value-type="float" office:value="0.309702278028559">
            <text:p>0.310</text:p>
          </table:table-cell>
          <table:table-cell table:style-name="ce2" table:formula="of:=1/(1+EXP(-[.H463]))" office:value-type="float" office:value="0.737172875208824">
            <text:p>0.737</text:p>
          </table:table-cell>
          <table:table-cell table:style-name="ce2"/>
          <table:table-cell table:style-name="ce2" table:formula="of:=[.J463]*(1-[.J463])" office:value-type="float" office:value="0.0624765545523379">
            <text:p>0.062</text:p>
          </table:table-cell>
          <table:table-cell table:style-name="ce2" table:formula="of:=[.K463]*(1-[.K463])" office:value-type="float" office:value="0.21378677701248">
            <text:p>0.214</text:p>
          </table:table-cell>
          <table:table-cell table:style-name="ce2" table:formula="of:=[.L463]*(1-[.L463])" office:value-type="float" office:value="0.21378677701248">
            <text:p>0.214</text:p>
          </table:table-cell>
          <table:table-cell table:style-name="ce2" table:formula="of:=[.M463]*(1-[.M463])" office:value-type="float" office:value="0.193749027265179">
            <text:p>0.194</text:p>
          </table:table-cell>
          <table:table-cell table:style-name="ce2"/>
          <table:table-cell table:style-name="ce2" table:number-matrix-columns-spanned="3" table:number-matrix-rows-spanned="1" table:formula="of:=[.BE458:.BG458]" office:value-type="float" office:value="-3.19777767708436">
            <text:p>-3.198</text:p>
          </table:table-cell>
          <table:table-cell table:style-name="ce2" office:value-type="float" office:value="3.41077272874427">
            <text:p>3.411</text:p>
          </table:table-cell>
          <table:table-cell table:style-name="ce2" office:value-type="float" office:value="-1.43446468039418">
            <text:p>-1.434</text:p>
          </table:table-cell>
          <table:table-cell table:style-name="ce2"/>
          <table:table-cell table:style-name="ce2" table:number-matrix-columns-spanned="4" table:number-matrix-rows-spanned="1" table:formula="of:=MMULT([.T463:.V463];[.J463:.M465])" office:value-type="float" office:value="-1.26065849463006">
            <text:p>-1.261</text:p>
          </table:table-cell>
          <table:table-cell table:style-name="ce2" office:value-type="float" office:value="0.889203374925237">
            <text:p>0.889</text:p>
          </table:table-cell>
          <table:table-cell table:style-name="ce2" office:value-type="float" office:value="0.889203374925237">
            <text:p>0.889</text:p>
          </table:table-cell>
          <table:table-cell table:style-name="ce2" office:value-type="float" office:value="-0.381379903361284">
            <text:p>-0.381</text:p>
          </table:table-cell>
          <table:table-cell table:style-name="ce2"/>
          <table:table-cell table:style-name="ce2" table:formula="of:=1/(1+EXP(-[.X463]))" office:value-type="float" office:value="0.220860556864678">
            <text:p>0.221</text:p>
          </table:table-cell>
          <table:table-cell table:style-name="ce2" table:formula="of:=1/(1+EXP(-[.Y463]))" office:value-type="float" office:value="0.708725749763136">
            <text:p>0.709</text:p>
          </table:table-cell>
          <table:table-cell table:style-name="ce2" table:formula="of:=1/(1+EXP(-[.Z463]))" office:value-type="float" office:value="0.708725749763136">
            <text:p>0.709</text:p>
          </table:table-cell>
          <table:table-cell table:style-name="ce2" table:formula="of:=1/(1+EXP(-[.AA463]))" office:value-type="float" office:value="0.405794124312779">
            <text:p>0.406</text:p>
          </table:table-cell>
          <table:table-cell/>
          <table:table-cell table:style-name="ce2" table:formula="of:=[.AC463]*(1-[.AC463])" office:value-type="float" office:value="0.172081171286102">
            <text:p>0.172</text:p>
          </table:table-cell>
          <table:table-cell table:style-name="ce2" table:formula="of:=[.AD463]*(1-[.AD463])" office:value-type="float" office:value="0.206433561385817">
            <text:p>0.206</text:p>
          </table:table-cell>
          <table:table-cell table:style-name="ce2" table:formula="of:=[.AE463]*(1-[.AE463])" office:value-type="float" office:value="0.206433561385817">
            <text:p>0.206</text:p>
          </table:table-cell>
          <table:table-cell table:style-name="ce2" table:formula="of:=[.AF463]*(1-[.AF463])" office:value-type="float" office:value="0.241125252986004">
            <text:p>0.241</text:p>
          </table:table-cell>
          <table:table-cell/>
          <table:table-cell table:style-name="ce2" table:number-matrix-columns-spanned="4" table:number-matrix-rows-spanned="1" table:formula="of:=[.$AC$8:.$AF$8]-[.AC463:.AF463]" office:value-type="float" office:value="-0.213707768675781">
            <text:p>-0.214</text:p>
          </table:table-cell>
          <table:table-cell table:style-name="ce2" office:value-type="float" office:value="0.283630114408604">
            <text:p>0.284</text:p>
          </table:table-cell>
          <table:table-cell table:style-name="ce2" office:value-type="float" office:value="0.283630114408604">
            <text:p>0.284</text:p>
          </table:table-cell>
          <table:table-cell table:style-name="ce2" office:value-type="float" office:value="-0.398641336123883">
            <text:p>-0.399</text:p>
          </table:table-cell>
          <table:table-cell/>
          <table:table-cell table:number-matrix-columns-spanned="4" table:number-matrix-rows-spanned="1" table:formula="of:=[.AM463:.AP463]*[.AH463:.AK463]" office:value-type="float" office:value="-0.0367750831466679">
            <text:p>-0.0367750831</text:p>
          </table:table-cell>
          <table:table-cell office:value-type="float" office:value="0.0585507746336347">
            <text:p>0.0585507746</text:p>
          </table:table-cell>
          <table:table-cell office:value-type="float" office:value="0.0585507746336347">
            <text:p>0.0585507746</text:p>
          </table:table-cell>
          <table:table-cell office:value-type="float" office:value="-0.0961224930235499">
            <text:p>-0.096122493</text:p>
          </table:table-cell>
          <table:table-cell/>
          <table:table-cell table:number-matrix-columns-spanned="3" table:number-matrix-rows-spanned="4" table:formula="of:=TRANSPOSE([.J463:.M465])" office:value-type="float" office:value="0.0669602264829915">
            <text:p>0.0669602265</text:p>
          </table:table-cell>
          <table:table-cell office:value-type="float" office:value="0.1137367201264">
            <text:p>0.113736720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63:.AU463];[.AW463:.AY466])" office:value-type="float" office:value="-0.0370547458820954">
            <text:p>-0.0370547459</text:p>
          </table:table-cell>
          <table:table-cell office:value-type="float" office:value="0.013485336796237">
            <text:p>0.0134853368</text:p>
          </table:table-cell>
          <table:table-cell office:value-type="float" office:value="-0.0157960269029485">
            <text:p>-0.0157960269</text:p>
          </table:table-cell>
          <table:table-cell/>
          <table:table-cell table:number-matrix-columns-spanned="3" table:number-matrix-rows-spanned="1" table:formula="of:=[.T463:.V463]+[.BA463:.BC463]" office:value-type="float" office:value="-3.23483242296645">
            <text:p>-3.234832423</text:p>
          </table:table-cell>
          <table:table-cell office:value-type="float" office:value="3.42425806554051">
            <text:p>3.4242580655</text:p>
          </table:table-cell>
          <table:table-cell office:value-type="float" office:value="-1.45026070729713">
            <text:p>-1.4502607073</text:p>
          </table:table-cell>
          <table:table-cell/>
          <table:table-cell table:number-matrix-columns-spanned="4" table:number-matrix-rows-spanned="3" table:formula="of:=MMULT(TRANSPOSE([.BE463:.BG463]);[.AM463:.AP463])" office:value-type="float" office:value="0.691308819152233">
            <text:p>0.6913088192</text:p>
          </table:table-cell>
          <table:table-cell office:value-type="float" office:value="-0.917495890218635">
            <text:p>-0.9174958902</text:p>
          </table:table-cell>
          <table:table-cell office:value-type="float" office:value="-0.917495890218635">
            <text:p>-0.9174958902</text:p>
          </table:table-cell>
          <table:table-cell office:value-type="float" office:value="1.2895379192282">
            <text:p>1.2895379192</text:p>
          </table:table-cell>
          <table:table-cell/>
          <table:table-cell table:number-matrix-columns-spanned="4" table:number-matrix-rows-spanned="3" table:formula="of:=[.BI463:.BL465]*[.O463:.R465]" office:value-type="float" office:value="0.0431905931522768">
            <text:p>0.0431905932</text:p>
          </table:table-cell>
          <table:table-cell office:value-type="float" office:value="-0.196148489292038">
            <text:p>-0.1961484893</text:p>
          </table:table-cell>
          <table:table-cell office:value-type="float" office:value="-0.196148489292038">
            <text:p>-0.1961484893</text:p>
          </table:table-cell>
          <table:table-cell office:value-type="float" office:value="0.249846717472028">
            <text:p>0.2498467175</text:p>
          </table:table-cell>
          <table:table-cell/>
          <table:table-cell table:number-matrix-columns-spanned="3" table:number-matrix-rows-spanned="2" table:formula="of:=MMULT([.BN463:.BQ464];[.$O$2:.$Q$5])" office:value-type="float" office:value="0.0536982281799898">
            <text:p>0.0536982282</text:p>
          </table:table-cell>
          <table:table-cell office:value-type="float" office:value="0.0536982281799898">
            <text:p>0.0536982282</text:p>
          </table:table-cell>
          <table:table-cell office:value-type="float" office:value="-0.0992596679597718">
            <text:p>-0.099259668</text:p>
          </table:table-cell>
          <table:table-cell/>
          <table:table-cell table:number-matrix-columns-spanned="3" table:number-matrix-rows-spanned="2" table:formula="of:=[.A463:.C464]+[.BS463:.BU464]" office:value-type="float" office:value="1.88653570618966">
            <text:p>1.8865357062</text:p>
          </table:table-cell>
          <table:table-cell office:value-type="float" office:value="1.88653570618966">
            <text:p>1.8865357062</text:p>
          </table:table-cell>
          <table:table-cell office:value-type="float" office:value="-2.73360868906792">
            <text:p>-2.7336086891</text:p>
          </table:table-cell>
          <table:table-cell/>
          <table:table-cell table:formula="of:=SUMSQ([.AM463:.AP463])" office:value-type="float" office:value="0.365478008857891">
            <text:p>0.3654780089</text:p>
          </table:table-cell>
          <table:table-cell table:number-columns-repeated="945"/>
        </table:table-row>
        <table:table-row table:style-name="ro2">
          <table:table-cell table:style-name="ce2" office:value-type="float" office:value="5.58696183945802">
            <text:p>5.587</text:p>
          </table:table-cell>
          <table:table-cell table:style-name="ce2" office:value-type="float" office:value="5.58696183945802">
            <text:p>5.587</text:p>
          </table:table-cell>
          <table:table-cell table:style-name="ce2" office:value-type="float" office:value="-2.05312775720248">
            <text:p>-2.053</text:p>
          </table:table-cell>
          <table:table-cell table:style-name="ce2"/>
          <table:table-cell table:style-name="ce2" office:value-type="float" office:value="-2.05312775720248">
            <text:p>-2.053</text:p>
          </table:table-cell>
          <table:table-cell table:style-name="ce2" office:value-type="float" office:value="3.53383408225555">
            <text:p>3.534</text:p>
          </table:table-cell>
          <table:table-cell table:style-name="ce2" office:value-type="float" office:value="3.53383408225555">
            <text:p>3.534</text:p>
          </table:table-cell>
          <table:table-cell table:style-name="ce2" office:value-type="float" office:value="9.12079592171357">
            <text:p>9.121</text:p>
          </table:table-cell>
          <table:table-cell table:style-name="ce2"/>
          <table:table-cell table:style-name="ce2" table:formula="of:=1/(1+EXP(-[.E464]))" office:value-type="float" office:value="0.1137367201264">
            <text:p>0.114</text:p>
          </table:table-cell>
          <table:table-cell table:style-name="ce2" table:formula="of:=1/(1+EXP(-[.F464]))" office:value-type="float" office:value="0.971635271565406">
            <text:p>0.972</text:p>
          </table:table-cell>
          <table:table-cell table:style-name="ce2" table:formula="of:=1/(1+EXP(-[.G464]))" office:value-type="float" office:value="0.971635271565406">
            <text:p>0.972</text:p>
          </table:table-cell>
          <table:table-cell table:style-name="ce2" table:formula="of:=1/(1+EXP(-[.H464]))" office:value-type="float" office:value="0.999890644365321">
            <text:p>1.000</text:p>
          </table:table-cell>
          <table:table-cell table:style-name="ce2"/>
          <table:table-cell table:style-name="ce2" table:formula="of:=[.J464]*(1-[.J464])" office:value-type="float" office:value="0.100800678621289">
            <text:p>0.101</text:p>
          </table:table-cell>
          <table:table-cell table:style-name="ce2" table:formula="of:=[.K464]*(1-[.K464])" office:value-type="float" office:value="0.0275601706154252">
            <text:p>0.028</text:p>
          </table:table-cell>
          <table:table-cell table:style-name="ce2" table:formula="of:=[.L464]*(1-[.L464])" office:value-type="float" office:value="0.0275601706154252">
            <text:p>0.028</text:p>
          </table:table-cell>
          <table:table-cell table:style-name="ce2" table:formula="of:=[.M464]*(1-[.M464])" office:value-type="float" office:value="0.000109343676024007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09702278028559">
            <text:p>0.309702278</text:p>
          </table:table-cell>
          <table:table-cell office:value-type="float" office:value="0.971635271565406">
            <text:p>0.971635271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1790550556709">
            <text:p>-0.7317905506</text:p>
          </table:table-cell>
          <table:table-cell office:value-type="float" office:value="0.971222706893837">
            <text:p>0.9712227069</text:p>
          </table:table-cell>
          <table:table-cell office:value-type="float" office:value="0.971222706893837">
            <text:p>0.9712227069</text:p>
          </table:table-cell>
          <table:table-cell office:value-type="float" office:value="-1.36505081048005">
            <text:p>-1.3650508105</text:p>
          </table:table-cell>
          <table:table-cell/>
          <table:table-cell office:value-type="float" office:value="-0.0737649841047632">
            <text:p>-0.0737649841</text:p>
          </table:table-cell>
          <table:table-cell office:value-type="float" office:value="0.0267670635075693">
            <text:p>0.0267670635</text:p>
          </table:table-cell>
          <table:table-cell office:value-type="float" office:value="0.0267670635075693">
            <text:p>0.0267670635</text:p>
          </table:table-cell>
          <table:table-cell office:value-type="float" office:value="-0.000149259673577438">
            <text:p>-0.0001492597</text:p>
          </table:table-cell>
          <table:table-cell/>
          <table:table-cell office:value-type="float" office:value="0.0266178038339918">
            <text:p>0.0266178038</text:p>
          </table:table-cell>
          <table:table-cell office:value-type="float" office:value="0.0266178038339918">
            <text:p>0.0266178038</text:p>
          </table:table-cell>
          <table:table-cell office:value-type="float" office:value="-0.020380116763202">
            <text:p>-0.0203801168</text:p>
          </table:table-cell>
          <table:table-cell/>
          <table:table-cell office:value-type="float" office:value="5.61357964329201">
            <text:p>5.6135796433</text:p>
          </table:table-cell>
          <table:table-cell office:value-type="float" office:value="5.61357964329201">
            <text:p>5.6135796433</text:p>
          </table:table-cell>
          <table:table-cell office:value-type="float" office:value="-2.07350787396568">
            <text:p>-2.07350787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65]*(1-[.J465])" office:value-type="float" office:value="0">
            <text:p>0.000</text:p>
          </table:table-cell>
          <table:table-cell table:style-name="ce2" table:formula="of:=[.K465]*(1-[.K465])" office:value-type="float" office:value="0">
            <text:p>0.000</text:p>
          </table:table-cell>
          <table:table-cell table:style-name="ce2" table:formula="of:=[.L465]*(1-[.L465])" office:value-type="float" office:value="0">
            <text:p>0.000</text:p>
          </table:table-cell>
          <table:table-cell table:style-name="ce2" table:formula="of:=[.M465]*(1-[.M46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09702278028559">
            <text:p>0.309702278</text:p>
          </table:table-cell>
          <table:table-cell office:value-type="float" office:value="0.971635271565406">
            <text:p>0.971635271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09931979754631">
            <text:p>0.3099319798</text:p>
          </table:table-cell>
          <table:table-cell office:value-type="float" office:value="-0.411337610332988">
            <text:p>-0.4113376103</text:p>
          </table:table-cell>
          <table:table-cell office:value-type="float" office:value="-0.411337610332988">
            <text:p>-0.4113376103</text:p>
          </table:table-cell>
          <table:table-cell office:value-type="float" office:value="0.578133866084897">
            <text:p>0.578133866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7172875208824">
            <text:p>0.7371728752</text:p>
          </table:table-cell>
          <table:table-cell office:value-type="float" office:value="0.999890644365321">
            <text:p>0.999890644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63:.BY464]" office:value-type="float" office:value="1.88653570618966">
            <text:p>1.887</text:p>
          </table:table-cell>
          <table:table-cell table:style-name="ce2" office:value-type="float" office:value="1.88653570618966">
            <text:p>1.887</text:p>
          </table:table-cell>
          <table:table-cell table:style-name="ce2" office:value-type="float" office:value="-2.73360868906792">
            <text:p>-2.734</text:p>
          </table:table-cell>
          <table:table-cell table:style-name="ce2"/>
          <table:table-cell table:style-name="ce2" table:number-matrix-columns-spanned="4" table:number-matrix-rows-spanned="2" table:formula="of:=MMULT([.A468:.C469];[.$A$2:.$D$4])" office:value-type="float" office:value="-2.73360868906792">
            <text:p>-2.734</text:p>
          </table:table-cell>
          <table:table-cell table:style-name="ce2" office:value-type="float" office:value="-0.847072982878261">
            <text:p>-0.847</text:p>
          </table:table-cell>
          <table:table-cell table:style-name="ce2" office:value-type="float" office:value="-0.847072982878261">
            <text:p>-0.847</text:p>
          </table:table-cell>
          <table:table-cell table:style-name="ce2" office:value-type="float" office:value="1.0394627233114">
            <text:p>1.039</text:p>
          </table:table-cell>
          <table:table-cell table:style-name="ce2"/>
          <table:table-cell table:style-name="ce2" table:formula="of:=1/(1+EXP(-[.E468]))" office:value-type="float" office:value="0.0610190724538142">
            <text:p>0.061</text:p>
          </table:table-cell>
          <table:table-cell table:style-name="ce2" table:formula="of:=1/(1+EXP(-[.F468]))" office:value-type="float" office:value="0.30004722640071">
            <text:p>0.300</text:p>
          </table:table-cell>
          <table:table-cell table:style-name="ce2" table:formula="of:=1/(1+EXP(-[.G468]))" office:value-type="float" office:value="0.30004722640071">
            <text:p>0.300</text:p>
          </table:table-cell>
          <table:table-cell table:style-name="ce2" table:formula="of:=1/(1+EXP(-[.H468]))" office:value-type="float" office:value="0.738746324881977">
            <text:p>0.739</text:p>
          </table:table-cell>
          <table:table-cell table:style-name="ce2"/>
          <table:table-cell table:style-name="ce2" table:formula="of:=[.J468]*(1-[.J468])" office:value-type="float" office:value="0.0572957452506904">
            <text:p>0.057</text:p>
          </table:table-cell>
          <table:table-cell table:style-name="ce2" table:formula="of:=[.K468]*(1-[.K468])" office:value-type="float" office:value="0.210018888329951">
            <text:p>0.210</text:p>
          </table:table-cell>
          <table:table-cell table:style-name="ce2" table:formula="of:=[.L468]*(1-[.L468])" office:value-type="float" office:value="0.210018888329951">
            <text:p>0.210</text:p>
          </table:table-cell>
          <table:table-cell table:style-name="ce2" table:formula="of:=[.M468]*(1-[.M468])" office:value-type="float" office:value="0.193000192355349">
            <text:p>0.193</text:p>
          </table:table-cell>
          <table:table-cell table:style-name="ce2"/>
          <table:table-cell table:style-name="ce2" table:number-matrix-columns-spanned="3" table:number-matrix-rows-spanned="1" table:formula="of:=[.BE463:.BG463]" office:value-type="float" office:value="-3.23483242296645">
            <text:p>-3.235</text:p>
          </table:table-cell>
          <table:table-cell table:style-name="ce2" office:value-type="float" office:value="3.42425806554051">
            <text:p>3.424</text:p>
          </table:table-cell>
          <table:table-cell table:style-name="ce2" office:value-type="float" office:value="-1.45026070729713">
            <text:p>-1.450</text:p>
          </table:table-cell>
          <table:table-cell table:style-name="ce2"/>
          <table:table-cell table:style-name="ce2" table:number-matrix-columns-spanned="4" table:number-matrix-rows-spanned="1" table:formula="of:=MMULT([.T468:.V468];[.J468:.M470])" office:value-type="float" office:value="-1.26516267093928">
            <text:p>-1.265</text:p>
          </table:table-cell>
          <table:table-cell table:style-name="ce2" office:value-type="float" office:value="0.90685365320172">
            <text:p>0.907</text:p>
          </table:table-cell>
          <table:table-cell table:style-name="ce2" office:value-type="float" office:value="0.90685365320172">
            <text:p>0.907</text:p>
          </table:table-cell>
          <table:table-cell table:style-name="ce2" office:value-type="float" office:value="-0.416085565814231">
            <text:p>-0.416</text:p>
          </table:table-cell>
          <table:table-cell table:style-name="ce2"/>
          <table:table-cell table:style-name="ce2" table:formula="of:=1/(1+EXP(-[.X468]))" office:value-type="float" office:value="0.22008644752091">
            <text:p>0.220</text:p>
          </table:table-cell>
          <table:table-cell table:style-name="ce2" table:formula="of:=1/(1+EXP(-[.Y468]))" office:value-type="float" office:value="0.712355891637537">
            <text:p>0.712</text:p>
          </table:table-cell>
          <table:table-cell table:style-name="ce2" table:formula="of:=1/(1+EXP(-[.Z468]))" office:value-type="float" office:value="0.712355891637537">
            <text:p>0.712</text:p>
          </table:table-cell>
          <table:table-cell table:style-name="ce2" table:formula="of:=1/(1+EXP(-[.AA468]))" office:value-type="float" office:value="0.397453818244924">
            <text:p>0.397</text:p>
          </table:table-cell>
          <table:table-cell/>
          <table:table-cell table:style-name="ce2" table:formula="of:=[.AC468]*(1-[.AC468])" office:value-type="float" office:value="0.171648403138535">
            <text:p>0.172</text:p>
          </table:table-cell>
          <table:table-cell table:style-name="ce2" table:formula="of:=[.AD468]*(1-[.AD468])" office:value-type="float" office:value="0.204904975286827">
            <text:p>0.205</text:p>
          </table:table-cell>
          <table:table-cell table:style-name="ce2" table:formula="of:=[.AE468]*(1-[.AE468])" office:value-type="float" office:value="0.204904975286827">
            <text:p>0.205</text:p>
          </table:table-cell>
          <table:table-cell table:style-name="ce2" table:formula="of:=[.AF468]*(1-[.AF468])" office:value-type="float" office:value="0.239484280607455">
            <text:p>0.239</text:p>
          </table:table-cell>
          <table:table-cell/>
          <table:table-cell table:style-name="ce2" table:number-matrix-columns-spanned="4" table:number-matrix-rows-spanned="1" table:formula="of:=[.$AC$8:.$AF$8]-[.AC468:.AF468]" office:value-type="float" office:value="-0.212933659332013">
            <text:p>-0.213</text:p>
          </table:table-cell>
          <table:table-cell table:style-name="ce2" office:value-type="float" office:value="0.279999972534202">
            <text:p>0.280</text:p>
          </table:table-cell>
          <table:table-cell table:style-name="ce2" office:value-type="float" office:value="0.279999972534202">
            <text:p>0.280</text:p>
          </table:table-cell>
          <table:table-cell table:style-name="ce2" office:value-type="float" office:value="-0.390301030056028">
            <text:p>-0.390</text:p>
          </table:table-cell>
          <table:table-cell/>
          <table:table-cell table:number-matrix-columns-spanned="4" table:number-matrix-rows-spanned="1" table:formula="of:=[.AM468:.AP468]*[.AH468:.AK468]" office:value-type="float" office:value="-0.036549722598785">
            <text:p>-0.0365497226</text:p>
          </table:table-cell>
          <table:table-cell office:value-type="float" office:value="0.0573733874524329">
            <text:p>0.0573733875</text:p>
          </table:table-cell>
          <table:table-cell office:value-type="float" office:value="0.0573733874524329">
            <text:p>0.0573733875</text:p>
          </table:table-cell>
          <table:table-cell office:value-type="float" office:value="-0.0934709614033165">
            <text:p>-0.0934709614</text:p>
          </table:table-cell>
          <table:table-cell/>
          <table:table-cell table:number-matrix-columns-spanned="3" table:number-matrix-rows-spanned="4" table:formula="of:=TRANSPOSE([.J468:.M470])" office:value-type="float" office:value="0.0610190724538142">
            <text:p>0.0610190725</text:p>
          </table:table-cell>
          <table:table-cell office:value-type="float" office:value="0.111698506079278">
            <text:p>0.1116985061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68:.AU468];[.AW468:.AY471])" office:value-type="float" office:value="-0.0368521078426757">
            <text:p>-0.0368521078</text:p>
          </table:table-cell>
          <table:table-cell office:value-type="float" office:value="0.0139680626031373">
            <text:p>0.0139680626</text:p>
          </table:table-cell>
          <table:table-cell office:value-type="float" office:value="-0.0152739090972357">
            <text:p>-0.0152739091</text:p>
          </table:table-cell>
          <table:table-cell/>
          <table:table-cell table:number-matrix-columns-spanned="3" table:number-matrix-rows-spanned="1" table:formula="of:=[.T468:.V468]+[.BA468:.BC468]" office:value-type="float" office:value="-3.27168453080913">
            <text:p>-3.2716845308</text:p>
          </table:table-cell>
          <table:table-cell office:value-type="float" office:value="3.43822612814364">
            <text:p>3.4382261281</text:p>
          </table:table-cell>
          <table:table-cell office:value-type="float" office:value="-1.46553461639437">
            <text:p>-1.4655346164</text:p>
          </table:table-cell>
          <table:table-cell/>
          <table:table-cell table:number-matrix-columns-spanned="4" table:number-matrix-rows-spanned="3" table:formula="of:=MMULT(TRANSPOSE([.BE468:.BG468]);[.AM468:.AP468])" office:value-type="float" office:value="0.696651759325128">
            <text:p>0.6966517593</text:p>
          </table:table-cell>
          <table:table-cell office:value-type="float" office:value="-0.916071578767131">
            <text:p>-0.9160715788</text:p>
          </table:table-cell>
          <table:table-cell office:value-type="float" office:value="-0.916071578767131">
            <text:p>-0.9160715788</text:p>
          </table:table-cell>
          <table:table-cell office:value-type="float" office:value="1.27694184239318">
            <text:p>1.2769418424</text:p>
          </table:table-cell>
          <table:table-cell/>
          <table:table-cell table:number-matrix-columns-spanned="4" table:number-matrix-rows-spanned="3" table:formula="of:=[.BI468:.BL470]*[.O468:.R470]" office:value-type="float" office:value="0.0399151817307378">
            <text:p>0.0399151817</text:p>
          </table:table-cell>
          <table:table-cell office:value-type="float" office:value="-0.192392334603336">
            <text:p>-0.1923923346</text:p>
          </table:table-cell>
          <table:table-cell office:value-type="float" office:value="-0.192392334603336">
            <text:p>-0.1923923346</text:p>
          </table:table-cell>
          <table:table-cell office:value-type="float" office:value="0.246450021208477">
            <text:p>0.2464500212</text:p>
          </table:table-cell>
          <table:table-cell/>
          <table:table-cell table:number-matrix-columns-spanned="3" table:number-matrix-rows-spanned="2" table:formula="of:=MMULT([.BN468:.BQ469];[.$O$2:.$Q$5])" office:value-type="float" office:value="0.0540576866051411">
            <text:p>0.0540576866</text:p>
          </table:table-cell>
          <table:table-cell office:value-type="float" office:value="0.0540576866051411">
            <text:p>0.0540576866</text:p>
          </table:table-cell>
          <table:table-cell office:value-type="float" office:value="-0.0984194662674571">
            <text:p>-0.0984194663</text:p>
          </table:table-cell>
          <table:table-cell/>
          <table:table-cell table:number-matrix-columns-spanned="3" table:number-matrix-rows-spanned="2" table:formula="of:=[.A468:.C469]+[.BS468:.BU469]" office:value-type="float" office:value="1.9405933927948">
            <text:p>1.9405933928</text:p>
          </table:table-cell>
          <table:table-cell office:value-type="float" office:value="1.9405933927948">
            <text:p>1.9405933928</text:p>
          </table:table-cell>
          <table:table-cell office:value-type="float" office:value="-2.83202815533538">
            <text:p>-2.8320281553</text:p>
          </table:table-cell>
          <table:table-cell/>
          <table:table-cell table:formula="of:=SUMSQ([.AM468:.AP468])" office:value-type="float" office:value="0.354475606577627">
            <text:p>0.3544756066</text:p>
          </table:table-cell>
          <table:table-cell table:number-columns-repeated="945"/>
        </table:table-row>
        <table:table-row table:style-name="ro2">
          <table:table-cell table:style-name="ce2" office:value-type="float" office:value="5.61357964329201">
            <text:p>5.614</text:p>
          </table:table-cell>
          <table:table-cell table:style-name="ce2" office:value-type="float" office:value="5.61357964329201">
            <text:p>5.614</text:p>
          </table:table-cell>
          <table:table-cell table:style-name="ce2" office:value-type="float" office:value="-2.07350787396568">
            <text:p>-2.074</text:p>
          </table:table-cell>
          <table:table-cell table:style-name="ce2"/>
          <table:table-cell table:style-name="ce2" office:value-type="float" office:value="-2.07350787396568">
            <text:p>-2.074</text:p>
          </table:table-cell>
          <table:table-cell table:style-name="ce2" office:value-type="float" office:value="3.54007176932634">
            <text:p>3.540</text:p>
          </table:table-cell>
          <table:table-cell table:style-name="ce2" office:value-type="float" office:value="3.54007176932634">
            <text:p>3.540</text:p>
          </table:table-cell>
          <table:table-cell table:style-name="ce2" office:value-type="float" office:value="9.15365141261835">
            <text:p>9.154</text:p>
          </table:table-cell>
          <table:table-cell table:style-name="ce2"/>
          <table:table-cell table:style-name="ce2" table:formula="of:=1/(1+EXP(-[.E469]))" office:value-type="float" office:value="0.111698506079278">
            <text:p>0.112</text:p>
          </table:table-cell>
          <table:table-cell table:style-name="ce2" table:formula="of:=1/(1+EXP(-[.F469]))" office:value-type="float" office:value="0.971806678465327">
            <text:p>0.972</text:p>
          </table:table-cell>
          <table:table-cell table:style-name="ce2" table:formula="of:=1/(1+EXP(-[.G469]))" office:value-type="float" office:value="0.971806678465327">
            <text:p>0.972</text:p>
          </table:table-cell>
          <table:table-cell table:style-name="ce2" table:formula="of:=1/(1+EXP(-[.H469]))" office:value-type="float" office:value="0.999894178541704">
            <text:p>1.000</text:p>
          </table:table-cell>
          <table:table-cell table:style-name="ce2"/>
          <table:table-cell table:style-name="ce2" table:formula="of:=[.J469]*(1-[.J469])" office:value-type="float" office:value="0.0992219498189355">
            <text:p>0.099</text:p>
          </table:table-cell>
          <table:table-cell table:style-name="ce2" table:formula="of:=[.K469]*(1-[.K469])" office:value-type="float" office:value="0.0273984581555156">
            <text:p>0.027</text:p>
          </table:table-cell>
          <table:table-cell table:style-name="ce2" table:formula="of:=[.L469]*(1-[.L469])" office:value-type="float" office:value="0.0273984581555156">
            <text:p>0.027</text:p>
          </table:table-cell>
          <table:table-cell table:style-name="ce2" table:formula="of:=[.M469]*(1-[.M469])" office:value-type="float" office:value="0.00010581026011448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30004722640071">
            <text:p>0.3000472264</text:p>
          </table:table-cell>
          <table:table-cell office:value-type="float" office:value="0.971806678465327">
            <text:p>0.971806678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2114071076565">
            <text:p>-0.7321140711</text:p>
          </table:table-cell>
          <table:table-cell office:value-type="float" office:value="0.962703221446598">
            <text:p>0.9627032214</text:p>
          </table:table-cell>
          <table:table-cell office:value-type="float" office:value="0.962703221446598">
            <text:p>0.9627032214</text:p>
          </table:table-cell>
          <table:table-cell office:value-type="float" office:value="-1.34194319938001">
            <text:p>-1.3419431994</text:p>
          </table:table-cell>
          <table:table-cell/>
          <table:table-cell office:value-type="float" office:value="-0.0726417856220955">
            <text:p>-0.0726417856</text:p>
          </table:table-cell>
          <table:table-cell office:value-type="float" office:value="0.0263765839289846">
            <text:p>0.0263765839</text:p>
          </table:table-cell>
          <table:table-cell office:value-type="float" office:value="0.0263765839289846">
            <text:p>0.0263765839</text:p>
          </table:table-cell>
          <table:table-cell office:value-type="float" office:value="-0.00014199135898526">
            <text:p>-0.0001419914</text:p>
          </table:table-cell>
          <table:table-cell/>
          <table:table-cell office:value-type="float" office:value="0.0262345925699994">
            <text:p>0.0262345926</text:p>
          </table:table-cell>
          <table:table-cell office:value-type="float" office:value="0.0262345925699994">
            <text:p>0.0262345926</text:p>
          </table:table-cell>
          <table:table-cell office:value-type="float" office:value="-0.0200306091231115">
            <text:p>-0.0200306091</text:p>
          </table:table-cell>
          <table:table-cell/>
          <table:table-cell office:value-type="float" office:value="5.63981423586201">
            <text:p>5.6398142359</text:p>
          </table:table-cell>
          <table:table-cell office:value-type="float" office:value="5.63981423586201">
            <text:p>5.6398142359</text:p>
          </table:table-cell>
          <table:table-cell office:value-type="float" office:value="-2.09353848308879">
            <text:p>-2.093538483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70]*(1-[.J470])" office:value-type="float" office:value="0">
            <text:p>0.000</text:p>
          </table:table-cell>
          <table:table-cell table:style-name="ce2" table:formula="of:=[.K470]*(1-[.K470])" office:value-type="float" office:value="0">
            <text:p>0.000</text:p>
          </table:table-cell>
          <table:table-cell table:style-name="ce2" table:formula="of:=[.L470]*(1-[.L470])" office:value-type="float" office:value="0">
            <text:p>0.000</text:p>
          </table:table-cell>
          <table:table-cell table:style-name="ce2" table:formula="of:=[.M470]*(1-[.M47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30004722640071">
            <text:p>0.3000472264</text:p>
          </table:table-cell>
          <table:table-cell office:value-type="float" office:value="0.971806678465327">
            <text:p>0.9718066785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2061648746591">
            <text:p>0.3120616487</text:p>
          </table:table-cell>
          <table:table-cell office:value-type="float" office:value="-0.410349652338346">
            <text:p>-0.4103496523</text:p>
          </table:table-cell>
          <table:table-cell office:value-type="float" office:value="-0.410349652338346">
            <text:p>-0.4103496523</text:p>
          </table:table-cell>
          <table:table-cell office:value-type="float" office:value="0.571999670361488">
            <text:p>0.571999670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38746324881977">
            <text:p>0.7387463249</text:p>
          </table:table-cell>
          <table:table-cell office:value-type="float" office:value="0.999894178541704">
            <text:p>0.999894178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68:.BY469]" office:value-type="float" office:value="1.9405933927948">
            <text:p>1.941</text:p>
          </table:table-cell>
          <table:table-cell table:style-name="ce2" office:value-type="float" office:value="1.9405933927948">
            <text:p>1.941</text:p>
          </table:table-cell>
          <table:table-cell table:style-name="ce2" office:value-type="float" office:value="-2.83202815533538">
            <text:p>-2.832</text:p>
          </table:table-cell>
          <table:table-cell table:style-name="ce2"/>
          <table:table-cell table:style-name="ce2" table:number-matrix-columns-spanned="4" table:number-matrix-rows-spanned="2" table:formula="of:=MMULT([.A473:.C474];[.$A$2:.$D$4])" office:value-type="float" office:value="-2.83202815533538">
            <text:p>-2.832</text:p>
          </table:table-cell>
          <table:table-cell table:style-name="ce2" office:value-type="float" office:value="-0.891434762540577">
            <text:p>-0.891</text:p>
          </table:table-cell>
          <table:table-cell table:style-name="ce2" office:value-type="float" office:value="-0.891434762540577">
            <text:p>-0.891</text:p>
          </table:table-cell>
          <table:table-cell table:style-name="ce2" office:value-type="float" office:value="1.04915863025423">
            <text:p>1.049</text:p>
          </table:table-cell>
          <table:table-cell table:style-name="ce2"/>
          <table:table-cell table:style-name="ce2" table:formula="of:=1/(1+EXP(-[.E473]))" office:value-type="float" office:value="0.0556177741498959">
            <text:p>0.056</text:p>
          </table:table-cell>
          <table:table-cell table:style-name="ce2" table:formula="of:=1/(1+EXP(-[.F473]))" office:value-type="float" office:value="0.290813831574731">
            <text:p>0.291</text:p>
          </table:table-cell>
          <table:table-cell table:style-name="ce2" table:formula="of:=1/(1+EXP(-[.G473]))" office:value-type="float" office:value="0.290813831574731">
            <text:p>0.291</text:p>
          </table:table-cell>
          <table:table-cell table:style-name="ce2" table:formula="of:=1/(1+EXP(-[.H473]))" office:value-type="float" office:value="0.740613300369843">
            <text:p>0.741</text:p>
          </table:table-cell>
          <table:table-cell table:style-name="ce2"/>
          <table:table-cell table:style-name="ce2" table:formula="of:=[.J473]*(1-[.J473])" office:value-type="float" office:value="0.0525244373485071">
            <text:p>0.053</text:p>
          </table:table-cell>
          <table:table-cell table:style-name="ce2" table:formula="of:=[.K473]*(1-[.K473])" office:value-type="float" office:value="0.206241146939555">
            <text:p>0.206</text:p>
          </table:table-cell>
          <table:table-cell table:style-name="ce2" table:formula="of:=[.L473]*(1-[.L473])" office:value-type="float" office:value="0.206241146939555">
            <text:p>0.206</text:p>
          </table:table-cell>
          <table:table-cell table:style-name="ce2" table:formula="of:=[.M473]*(1-[.M473])" office:value-type="float" office:value="0.192105239685132">
            <text:p>0.192</text:p>
          </table:table-cell>
          <table:table-cell table:style-name="ce2"/>
          <table:table-cell table:style-name="ce2" table:number-matrix-columns-spanned="3" table:number-matrix-rows-spanned="1" table:formula="of:=[.BE468:.BG468]" office:value-type="float" office:value="-3.27168453080913">
            <text:p>-3.272</text:p>
          </table:table-cell>
          <table:table-cell table:style-name="ce2" office:value-type="float" office:value="3.43822612814364">
            <text:p>3.438</text:p>
          </table:table-cell>
          <table:table-cell table:style-name="ce2" office:value-type="float" office:value="-1.46553461639437">
            <text:p>-1.466</text:p>
          </table:table-cell>
          <table:table-cell table:style-name="ce2"/>
          <table:table-cell table:style-name="ce2" table:number-matrix-columns-spanned="4" table:number-matrix-rows-spanned="1" table:formula="of:=MMULT([.T473:.V473];[.J473:.M475])" office:value-type="float" office:value="-1.27023413357489">
            <text:p>-1.270</text:p>
          </table:table-cell>
          <table:table-cell table:style-name="ce2" office:value-type="float" office:value="0.924888103597792">
            <text:p>0.925</text:p>
          </table:table-cell>
          <table:table-cell table:style-name="ce2" office:value-type="float" office:value="0.924888103597792">
            <text:p>0.925</text:p>
          </table:table-cell>
          <table:table-cell table:style-name="ce2" office:value-type="float" office:value="-0.450713792657967">
            <text:p>-0.451</text:p>
          </table:table-cell>
          <table:table-cell table:style-name="ce2"/>
          <table:table-cell table:style-name="ce2" table:formula="of:=1/(1+EXP(-[.X473]))" office:value-type="float" office:value="0.21921717491534">
            <text:p>0.219</text:p>
          </table:table-cell>
          <table:table-cell table:style-name="ce2" table:formula="of:=1/(1+EXP(-[.Y473]))" office:value-type="float" office:value="0.716037042694473">
            <text:p>0.716</text:p>
          </table:table-cell>
          <table:table-cell table:style-name="ce2" table:formula="of:=1/(1+EXP(-[.Z473]))" office:value-type="float" office:value="0.716037042694473">
            <text:p>0.716</text:p>
          </table:table-cell>
          <table:table-cell table:style-name="ce2" table:formula="of:=1/(1+EXP(-[.AA473]))" office:value-type="float" office:value="0.389191068859609">
            <text:p>0.389</text:p>
          </table:table-cell>
          <table:table-cell/>
          <table:table-cell table:style-name="ce2" table:formula="of:=[.AC473]*(1-[.AC473])" office:value-type="float" office:value="0.171161005137477">
            <text:p>0.171</text:p>
          </table:table-cell>
          <table:table-cell table:style-name="ce2" table:formula="of:=[.AD473]*(1-[.AD473])" office:value-type="float" office:value="0.203327996183827">
            <text:p>0.203</text:p>
          </table:table-cell>
          <table:table-cell table:style-name="ce2" table:formula="of:=[.AE473]*(1-[.AE473])" office:value-type="float" office:value="0.203327996183827">
            <text:p>0.203</text:p>
          </table:table-cell>
          <table:table-cell table:style-name="ce2" table:formula="of:=[.AF473]*(1-[.AF473])" office:value-type="float" office:value="0.237721380779524">
            <text:p>0.238</text:p>
          </table:table-cell>
          <table:table-cell/>
          <table:table-cell table:style-name="ce2" table:number-matrix-columns-spanned="4" table:number-matrix-rows-spanned="1" table:formula="of:=[.$AC$8:.$AF$8]-[.AC473:.AF473]" office:value-type="float" office:value="-0.212064386726443">
            <text:p>-0.212</text:p>
          </table:table-cell>
          <table:table-cell table:style-name="ce2" office:value-type="float" office:value="0.276318821477267">
            <text:p>0.276</text:p>
          </table:table-cell>
          <table:table-cell table:style-name="ce2" office:value-type="float" office:value="0.276318821477267">
            <text:p>0.276</text:p>
          </table:table-cell>
          <table:table-cell table:style-name="ce2" office:value-type="float" office:value="-0.382038280670713">
            <text:p>-0.382</text:p>
          </table:table-cell>
          <table:table-cell/>
          <table:table-cell table:number-matrix-columns-spanned="4" table:number-matrix-rows-spanned="1" table:formula="of:=[.AM473:.AP473]*[.AH473:.AK473]" office:value-type="float" office:value="-0.0362971535859607">
            <text:p>-0.0362971536</text:p>
          </table:table-cell>
          <table:table-cell office:value-type="float" office:value="0.0561833522788492">
            <text:p>0.0561833523</text:p>
          </table:table-cell>
          <table:table-cell office:value-type="float" office:value="0.0561833522788492">
            <text:p>0.0561833523</text:p>
          </table:table-cell>
          <table:table-cell office:value-type="float" office:value="-0.0908186675916772">
            <text:p>-0.0908186676</text:p>
          </table:table-cell>
          <table:table-cell/>
          <table:table-cell table:number-matrix-columns-spanned="3" table:number-matrix-rows-spanned="4" table:formula="of:=TRANSPOSE([.J473:.M475])" office:value-type="float" office:value="0.0556177741498959">
            <text:p>0.0556177741</text:p>
          </table:table-cell>
          <table:table-cell office:value-type="float" office:value="0.109726434528442">
            <text:p>0.109726434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73:.AU473];[.AW473:.AY476])" office:value-type="float" office:value="-0.0366024881368417">
            <text:p>-0.0366024881</text:p>
          </table:table-cell>
          <table:table-cell office:value-type="float" office:value="0.014425637172788">
            <text:p>0.0144256372</text:p>
          </table:table-cell>
          <table:table-cell office:value-type="float" office:value="-0.0147491166199395">
            <text:p>-0.0147491166</text:p>
          </table:table-cell>
          <table:table-cell/>
          <table:table-cell table:number-matrix-columns-spanned="3" table:number-matrix-rows-spanned="1" table:formula="of:=[.T473:.V473]+[.BA473:.BC473]" office:value-type="float" office:value="-3.30828701894597">
            <text:p>-3.3082870189</text:p>
          </table:table-cell>
          <table:table-cell office:value-type="float" office:value="3.45265176531643">
            <text:p>3.4526517653</text:p>
          </table:table-cell>
          <table:table-cell office:value-type="float" office:value="-1.48028373301431">
            <text:p>-1.480283733</text:p>
          </table:table-cell>
          <table:table-cell/>
          <table:table-cell table:number-matrix-columns-spanned="4" table:number-matrix-rows-spanned="3" table:formula="of:=MMULT(TRANSPOSE([.BE473:.BG473]);[.AM473:.AP473])" office:value-type="float" office:value="0.70156985778783">
            <text:p>0.7015698578</text:p>
          </table:table-cell>
          <table:table-cell office:value-type="float" office:value="-0.914141970183691">
            <text:p>-0.9141419702</text:p>
          </table:table-cell>
          <table:table-cell office:value-type="float" office:value="-0.914141970183691">
            <text:p>-0.9141419702</text:p>
          </table:table-cell>
          <table:table-cell office:value-type="float" office:value="1.26389228468336">
            <text:p>1.2638922847</text:p>
          </table:table-cell>
          <table:table-cell/>
          <table:table-cell table:number-matrix-columns-spanned="4" table:number-matrix-rows-spanned="3" table:formula="of:=[.BI473:.BL475]*[.O473:.R475]" office:value-type="float" office:value="0.0368495620409779">
            <text:p>0.036849562</text:p>
          </table:table-cell>
          <table:table-cell office:value-type="float" office:value="-0.188533688396269">
            <text:p>-0.1885336884</text:p>
          </table:table-cell>
          <table:table-cell office:value-type="float" office:value="-0.188533688396269">
            <text:p>-0.1885336884</text:p>
          </table:table-cell>
          <table:table-cell office:value-type="float" office:value="0.242800330285285">
            <text:p>0.2428003303</text:p>
          </table:table-cell>
          <table:table-cell/>
          <table:table-cell table:number-matrix-columns-spanned="3" table:number-matrix-rows-spanned="2" table:formula="of:=MMULT([.BN473:.BQ474];[.$O$2:.$Q$5])" office:value-type="float" office:value="0.0542666418890159">
            <text:p>0.0542666419</text:p>
          </table:table-cell>
          <table:table-cell office:value-type="float" office:value="0.0542666418890159">
            <text:p>0.0542666419</text:p>
          </table:table-cell>
          <table:table-cell office:value-type="float" office:value="-0.0974174844662752">
            <text:p>-0.0974174845</text:p>
          </table:table-cell>
          <table:table-cell/>
          <table:table-cell table:number-matrix-columns-spanned="3" table:number-matrix-rows-spanned="2" table:formula="of:=[.A473:.C474]+[.BS473:.BU474]" office:value-type="float" office:value="1.99486003468382">
            <text:p>1.9948600347</text:p>
          </table:table-cell>
          <table:table-cell office:value-type="float" office:value="1.99486003468382">
            <text:p>1.9948600347</text:p>
          </table:table-cell>
          <table:table-cell office:value-type="float" office:value="-2.92944563980166">
            <text:p>-2.9294456398</text:p>
          </table:table-cell>
          <table:table-cell/>
          <table:table-cell table:formula="of:=SUMSQ([.AM473:.AP473])" office:value-type="float" office:value="0.343628734220668">
            <text:p>0.3436287342</text:p>
          </table:table-cell>
          <table:table-cell table:number-columns-repeated="945"/>
        </table:table-row>
        <table:table-row table:style-name="ro2">
          <table:table-cell table:style-name="ce2" office:value-type="float" office:value="5.63981423586201">
            <text:p>5.640</text:p>
          </table:table-cell>
          <table:table-cell table:style-name="ce2" office:value-type="float" office:value="5.63981423586201">
            <text:p>5.640</text:p>
          </table:table-cell>
          <table:table-cell table:style-name="ce2" office:value-type="float" office:value="-2.09353848308879">
            <text:p>-2.094</text:p>
          </table:table-cell>
          <table:table-cell table:style-name="ce2"/>
          <table:table-cell table:style-name="ce2" office:value-type="float" office:value="-2.09353848308879">
            <text:p>-2.094</text:p>
          </table:table-cell>
          <table:table-cell table:style-name="ce2" office:value-type="float" office:value="3.54627575277322">
            <text:p>3.546</text:p>
          </table:table-cell>
          <table:table-cell table:style-name="ce2" office:value-type="float" office:value="3.54627575277322">
            <text:p>3.546</text:p>
          </table:table-cell>
          <table:table-cell table:style-name="ce2" office:value-type="float" office:value="9.18608998863524">
            <text:p>9.186</text:p>
          </table:table-cell>
          <table:table-cell table:style-name="ce2"/>
          <table:table-cell table:style-name="ce2" table:formula="of:=1/(1+EXP(-[.E474]))" office:value-type="float" office:value="0.109726434528442">
            <text:p>0.110</text:p>
          </table:table-cell>
          <table:table-cell table:style-name="ce2" table:formula="of:=1/(1+EXP(-[.F474]))" office:value-type="float" office:value="0.971976161412302">
            <text:p>0.972</text:p>
          </table:table-cell>
          <table:table-cell table:style-name="ce2" table:formula="of:=1/(1+EXP(-[.G474]))" office:value-type="float" office:value="0.971976161412302">
            <text:p>0.972</text:p>
          </table:table-cell>
          <table:table-cell table:style-name="ce2" table:formula="of:=1/(1+EXP(-[.H474]))" office:value-type="float" office:value="0.999897555814363">
            <text:p>1.000</text:p>
          </table:table-cell>
          <table:table-cell table:style-name="ce2"/>
          <table:table-cell table:style-name="ce2" table:formula="of:=[.J474]*(1-[.J474])" office:value-type="float" office:value="0.0976865440941173">
            <text:p>0.098</text:p>
          </table:table-cell>
          <table:table-cell table:style-name="ce2" table:formula="of:=[.K474]*(1-[.K474])" office:value-type="float" office:value="0.0272385030585084">
            <text:p>0.027</text:p>
          </table:table-cell>
          <table:table-cell table:style-name="ce2" table:formula="of:=[.L474]*(1-[.L474])" office:value-type="float" office:value="0.0272385030585084">
            <text:p>0.027</text:p>
          </table:table-cell>
          <table:table-cell table:style-name="ce2" table:formula="of:=[.M474]*(1-[.M474])" office:value-type="float" office:value="0.00010243369082559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90813831574731">
            <text:p>0.2908138316</text:p>
          </table:table-cell>
          <table:table-cell office:value-type="float" office:value="0.971976161412302">
            <text:p>0.97197616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21844791918">
            <text:p>-0.7321844792</text:p>
          </table:table-cell>
          <table:table-cell office:value-type="float" office:value="0.954032666763641">
            <text:p>0.9540326668</text:p>
          </table:table-cell>
          <table:table-cell office:value-type="float" office:value="0.954032666763641">
            <text:p>0.9540326668</text:p>
          </table:table-cell>
          <table:table-cell office:value-type="float" office:value="-1.31904514417619">
            <text:p>-1.3190451442</text:p>
          </table:table-cell>
          <table:table-cell/>
          <table:table-cell office:value-type="float" office:value="-0.0715245714115981">
            <text:p>-0.0715245714</text:p>
          </table:table-cell>
          <table:table-cell office:value-type="float" office:value="0.0259864217115584">
            <text:p>0.0259864217</text:p>
          </table:table-cell>
          <table:table-cell office:value-type="float" office:value="0.0259864217115584">
            <text:p>0.0259864217</text:p>
          </table:table-cell>
          <table:table-cell office:value-type="float" office:value="-0.000135114662483543">
            <text:p>-0.0001351147</text:p>
          </table:table-cell>
          <table:table-cell/>
          <table:table-cell office:value-type="float" office:value="0.0258513070490748">
            <text:p>0.025851307</text:p>
          </table:table-cell>
          <table:table-cell office:value-type="float" office:value="0.0258513070490748">
            <text:p>0.025851307</text:p>
          </table:table-cell>
          <table:table-cell office:value-type="float" office:value="-0.0196868426509649">
            <text:p>-0.0196868427</text:p>
          </table:table-cell>
          <table:table-cell/>
          <table:table-cell office:value-type="float" office:value="5.66566554291109">
            <text:p>5.6656655429</text:p>
          </table:table-cell>
          <table:table-cell office:value-type="float" office:value="5.66566554291109">
            <text:p>5.6656655429</text:p>
          </table:table-cell>
          <table:table-cell office:value-type="float" office:value="-2.11322532573976">
            <text:p>-2.1132253257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75]*(1-[.J475])" office:value-type="float" office:value="0">
            <text:p>0.000</text:p>
          </table:table-cell>
          <table:table-cell table:style-name="ce2" table:formula="of:=[.K475]*(1-[.K475])" office:value-type="float" office:value="0">
            <text:p>0.000</text:p>
          </table:table-cell>
          <table:table-cell table:style-name="ce2" table:formula="of:=[.L475]*(1-[.L475])" office:value-type="float" office:value="0">
            <text:p>0.000</text:p>
          </table:table-cell>
          <table:table-cell table:style-name="ce2" table:formula="of:=[.M475]*(1-[.M47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90813831574731">
            <text:p>0.2908138316</text:p>
          </table:table-cell>
          <table:table-cell office:value-type="float" office:value="0.971976161412302">
            <text:p>0.971976161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3915462022809">
            <text:p>0.313915462</text:p>
          </table:table-cell>
          <table:table-cell office:value-type="float" office:value="-0.409030256558483">
            <text:p>-0.4090302566</text:p>
          </table:table-cell>
          <table:table-cell office:value-type="float" office:value="-0.409030256558483">
            <text:p>-0.4090302566</text:p>
          </table:table-cell>
          <table:table-cell office:value-type="float" office:value="0.565525052265611">
            <text:p>0.565525052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0613300369843">
            <text:p>0.7406133004</text:p>
          </table:table-cell>
          <table:table-cell office:value-type="float" office:value="0.999897555814363">
            <text:p>0.999897555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73:.BY474]" office:value-type="float" office:value="1.99486003468382">
            <text:p>1.995</text:p>
          </table:table-cell>
          <table:table-cell table:style-name="ce2" office:value-type="float" office:value="1.99486003468382">
            <text:p>1.995</text:p>
          </table:table-cell>
          <table:table-cell table:style-name="ce2" office:value-type="float" office:value="-2.92944563980166">
            <text:p>-2.929</text:p>
          </table:table-cell>
          <table:table-cell table:style-name="ce2"/>
          <table:table-cell table:style-name="ce2" table:number-matrix-columns-spanned="4" table:number-matrix-rows-spanned="2" table:formula="of:=MMULT([.A478:.C479];[.$A$2:.$D$4])" office:value-type="float" office:value="-2.92944563980166">
            <text:p>-2.929</text:p>
          </table:table-cell>
          <table:table-cell table:style-name="ce2" office:value-type="float" office:value="-0.934585605117836">
            <text:p>-0.935</text:p>
          </table:table-cell>
          <table:table-cell table:style-name="ce2" office:value-type="float" office:value="-0.934585605117836">
            <text:p>-0.935</text:p>
          </table:table-cell>
          <table:table-cell table:style-name="ce2" office:value-type="float" office:value="1.06027442956598">
            <text:p>1.060</text:p>
          </table:table-cell>
          <table:table-cell table:style-name="ce2"/>
          <table:table-cell table:style-name="ce2" table:formula="of:=1/(1+EXP(-[.E478]))" office:value-type="float" office:value="0.0507170078417717">
            <text:p>0.051</text:p>
          </table:table-cell>
          <table:table-cell table:style-name="ce2" table:formula="of:=1/(1+EXP(-[.F478]))" office:value-type="float" office:value="0.281995321409071">
            <text:p>0.282</text:p>
          </table:table-cell>
          <table:table-cell table:style-name="ce2" table:formula="of:=1/(1+EXP(-[.G478]))" office:value-type="float" office:value="0.281995321409071">
            <text:p>0.282</text:p>
          </table:table-cell>
          <table:table-cell table:style-name="ce2" table:formula="of:=1/(1+EXP(-[.H478]))" office:value-type="float" office:value="0.742742985656356">
            <text:p>0.743</text:p>
          </table:table-cell>
          <table:table-cell table:style-name="ce2"/>
          <table:table-cell table:style-name="ce2" table:formula="of:=[.J478]*(1-[.J478])" office:value-type="float" office:value="0.0481447929573494">
            <text:p>0.048</text:p>
          </table:table-cell>
          <table:table-cell table:style-name="ce2" table:formula="of:=[.K478]*(1-[.K478])" office:value-type="float" office:value="0.202473960112466">
            <text:p>0.202</text:p>
          </table:table-cell>
          <table:table-cell table:style-name="ce2" table:formula="of:=[.L478]*(1-[.L478])" office:value-type="float" office:value="0.202473960112466">
            <text:p>0.202</text:p>
          </table:table-cell>
          <table:table-cell table:style-name="ce2" table:formula="of:=[.M478]*(1-[.M478])" office:value-type="float" office:value="0.191075842914638">
            <text:p>0.191</text:p>
          </table:table-cell>
          <table:table-cell table:style-name="ce2"/>
          <table:table-cell table:style-name="ce2" table:number-matrix-columns-spanned="3" table:number-matrix-rows-spanned="1" table:formula="of:=[.BE473:.BG473]" office:value-type="float" office:value="-3.30828701894597">
            <text:p>-3.308</text:p>
          </table:table-cell>
          <table:table-cell table:style-name="ce2" office:value-type="float" office:value="3.45265176531643">
            <text:p>3.453</text:p>
          </table:table-cell>
          <table:table-cell table:style-name="ce2" office:value-type="float" office:value="-1.48028373301431">
            <text:p>-1.480</text:p>
          </table:table-cell>
          <table:table-cell table:style-name="ce2"/>
          <table:table-cell table:style-name="ce2" table:number-matrix-columns-spanned="4" table:number-matrix-rows-spanned="1" table:formula="of:=MMULT([.T478:.V478];[.J478:.M480])" office:value-type="float" office:value="-1.27581207674656">
            <text:p>-1.276</text:p>
          </table:table-cell>
          <table:table-cell table:style-name="ce2" office:value-type="float" office:value="0.943268069102753">
            <text:p>0.943</text:p>
          </table:table-cell>
          <table:table-cell table:style-name="ce2" office:value-type="float" office:value="0.943268069102753">
            <text:p>0.943</text:p>
          </table:table-cell>
          <table:table-cell table:style-name="ce2" office:value-type="float" office:value="-0.485181506008414">
            <text:p>-0.485</text:p>
          </table:table-cell>
          <table:table-cell table:style-name="ce2"/>
          <table:table-cell table:style-name="ce2" table:formula="of:=1/(1+EXP(-[.X478]))" office:value-type="float" office:value="0.218263943968389">
            <text:p>0.218</text:p>
          </table:table-cell>
          <table:table-cell table:style-name="ce2" table:formula="of:=1/(1+EXP(-[.Y478]))" office:value-type="float" office:value="0.719759319219714">
            <text:p>0.720</text:p>
          </table:table-cell>
          <table:table-cell table:style-name="ce2" table:formula="of:=1/(1+EXP(-[.Z478]))" office:value-type="float" office:value="0.719759319219714">
            <text:p>0.720</text:p>
          </table:table-cell>
          <table:table-cell table:style-name="ce2" table:formula="of:=1/(1+EXP(-[.AA478]))" office:value-type="float" office:value="0.381029336812861">
            <text:p>0.381</text:p>
          </table:table-cell>
          <table:table-cell/>
          <table:table-cell table:style-name="ce2" table:formula="of:=[.AC478]*(1-[.AC478])" office:value-type="float" office:value="0.170624794731753">
            <text:p>0.171</text:p>
          </table:table-cell>
          <table:table-cell table:style-name="ce2" table:formula="of:=[.AD478]*(1-[.AD478])" office:value-type="float" office:value="0.201705841616088">
            <text:p>0.202</text:p>
          </table:table-cell>
          <table:table-cell table:style-name="ce2" table:formula="of:=[.AE478]*(1-[.AE478])" office:value-type="float" office:value="0.201705841616088">
            <text:p>0.202</text:p>
          </table:table-cell>
          <table:table-cell table:style-name="ce2" table:formula="of:=[.AF478]*(1-[.AF478])" office:value-type="float" office:value="0.235845981300812">
            <text:p>0.236</text:p>
          </table:table-cell>
          <table:table-cell/>
          <table:table-cell table:style-name="ce2" table:number-matrix-columns-spanned="4" table:number-matrix-rows-spanned="1" table:formula="of:=[.$AC$8:.$AF$8]-[.AC478:.AF478]" office:value-type="float" office:value="-0.211111155779492">
            <text:p>-0.211</text:p>
          </table:table-cell>
          <table:table-cell table:style-name="ce2" office:value-type="float" office:value="0.272596544952025">
            <text:p>0.273</text:p>
          </table:table-cell>
          <table:table-cell table:style-name="ce2" office:value-type="float" office:value="0.272596544952025">
            <text:p>0.273</text:p>
          </table:table-cell>
          <table:table-cell table:style-name="ce2" office:value-type="float" office:value="-0.373876548623965">
            <text:p>-0.374</text:p>
          </table:table-cell>
          <table:table-cell/>
          <table:table-cell table:number-matrix-columns-spanned="4" table:number-matrix-rows-spanned="1" table:formula="of:=[.AM478:.AP478]*[.AH478:.AK478]" office:value-type="float" office:value="-0.036020797620459">
            <text:p>-0.0360207976</text:p>
          </table:table-cell>
          <table:table-cell office:value-type="float" office:value="0.054984315521186">
            <text:p>0.0549843155</text:p>
          </table:table-cell>
          <table:table-cell office:value-type="float" office:value="0.054984315521186">
            <text:p>0.0549843155</text:p>
          </table:table-cell>
          <table:table-cell office:value-type="float" office:value="-0.0881772814955798">
            <text:p>-0.0881772815</text:p>
          </table:table-cell>
          <table:table-cell/>
          <table:table-cell table:number-matrix-columns-spanned="3" table:number-matrix-rows-spanned="4" table:formula="of:=TRANSPOSE([.J478:.M480])" office:value-type="float" office:value="0.0507170078417717">
            <text:p>0.0507170078</text:p>
          </table:table-cell>
          <table:table-cell office:value-type="float" office:value="0.107818019381501">
            <text:p>0.107818019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78:.AU478];[.AW478:.AY481])" office:value-type="float" office:value="-0.0363092849447624">
            <text:p>-0.0363092849</text:p>
          </table:table-cell>
          <table:table-cell office:value-type="float" office:value="0.0148530752701906">
            <text:p>0.0148530753</text:p>
          </table:table-cell>
          <table:table-cell office:value-type="float" office:value="-0.0142294480736669">
            <text:p>-0.0142294481</text:p>
          </table:table-cell>
          <table:table-cell/>
          <table:table-cell table:number-matrix-columns-spanned="3" table:number-matrix-rows-spanned="1" table:formula="of:=[.T478:.V478]+[.BA478:.BC478]" office:value-type="float" office:value="-3.34459630389073">
            <text:p>-3.3445963039</text:p>
          </table:table-cell>
          <table:table-cell office:value-type="float" office:value="3.46750484058662">
            <text:p>3.4675048406</text:p>
          </table:table-cell>
          <table:table-cell office:value-type="float" office:value="-1.49451318108798">
            <text:p>-1.4945131811</text:p>
          </table:table-cell>
          <table:table-cell/>
          <table:table-cell table:number-matrix-columns-spanned="4" table:number-matrix-rows-spanned="3" table:formula="of:=MMULT(TRANSPOSE([.BE478:.BG478]);[.AM478:.AP478])" office:value-type="float" office:value="0.706081591330191">
            <text:p>0.7060815913</text:p>
          </table:table-cell>
          <table:table-cell office:value-type="float" office:value="-0.911725396699928">
            <text:p>-0.9117253967</text:p>
          </table:table-cell>
          <table:table-cell office:value-type="float" office:value="-0.911725396699928">
            <text:p>-0.9117253967</text:p>
          </table:table-cell>
          <table:table-cell office:value-type="float" office:value="1.25046612263914">
            <text:p>1.2504661226</text:p>
          </table:table-cell>
          <table:table-cell/>
          <table:table-cell table:number-matrix-columns-spanned="4" table:number-matrix-rows-spanned="3" table:formula="of:=[.BI478:.BL480]*[.O478:.R480]" office:value-type="float" office:value="0.0339941520255879">
            <text:p>0.033994152</text:p>
          </table:table-cell>
          <table:table-cell office:value-type="float" office:value="-0.184600651604943">
            <text:p>-0.1846006516</text:p>
          </table:table-cell>
          <table:table-cell office:value-type="float" office:value="-0.184600651604943">
            <text:p>-0.1846006516</text:p>
          </table:table-cell>
          <table:table-cell office:value-type="float" office:value="0.238933868419472">
            <text:p>0.2389338684</text:p>
          </table:table-cell>
          <table:table-cell/>
          <table:table-cell table:number-matrix-columns-spanned="3" table:number-matrix-rows-spanned="2" table:formula="of:=MMULT([.BN478:.BQ479];[.$O$2:.$Q$5])" office:value-type="float" office:value="0.0543332168145286">
            <text:p>0.0543332168</text:p>
          </table:table-cell>
          <table:table-cell office:value-type="float" office:value="0.0543332168145286">
            <text:p>0.0543332168</text:p>
          </table:table-cell>
          <table:table-cell office:value-type="float" office:value="-0.096273282764827">
            <text:p>-0.0962732828</text:p>
          </table:table-cell>
          <table:table-cell/>
          <table:table-cell table:number-matrix-columns-spanned="3" table:number-matrix-rows-spanned="2" table:formula="of:=[.A478:.C479]+[.BS478:.BU479]" office:value-type="float" office:value="2.04919325149835">
            <text:p>2.0491932515</text:p>
          </table:table-cell>
          <table:table-cell office:value-type="float" office:value="2.04919325149835">
            <text:p>2.0491932515</text:p>
          </table:table-cell>
          <table:table-cell office:value-type="float" office:value="-3.02571892256648">
            <text:p>-3.0257189226</text:p>
          </table:table-cell>
          <table:table-cell/>
          <table:table-cell table:formula="of:=SUMSQ([.AM478:.AP478])" office:value-type="float" office:value="0.332969346345084">
            <text:p>0.3329693463</text:p>
          </table:table-cell>
          <table:table-cell table:number-columns-repeated="945"/>
        </table:table-row>
        <table:table-row table:style-name="ro2">
          <table:table-cell table:style-name="ce2" office:value-type="float" office:value="5.66566554291109">
            <text:p>5.666</text:p>
          </table:table-cell>
          <table:table-cell table:style-name="ce2" office:value-type="float" office:value="5.66566554291109">
            <text:p>5.666</text:p>
          </table:table-cell>
          <table:table-cell table:style-name="ce2" office:value-type="float" office:value="-2.11322532573976">
            <text:p>-2.113</text:p>
          </table:table-cell>
          <table:table-cell table:style-name="ce2"/>
          <table:table-cell table:style-name="ce2" office:value-type="float" office:value="-2.11322532573976">
            <text:p>-2.113</text:p>
          </table:table-cell>
          <table:table-cell table:style-name="ce2" office:value-type="float" office:value="3.55244021717133">
            <text:p>3.552</text:p>
          </table:table-cell>
          <table:table-cell table:style-name="ce2" office:value-type="float" office:value="3.55244021717133">
            <text:p>3.552</text:p>
          </table:table-cell>
          <table:table-cell table:style-name="ce2" office:value-type="float" office:value="9.21810576008242">
            <text:p>9.218</text:p>
          </table:table-cell>
          <table:table-cell table:style-name="ce2"/>
          <table:table-cell table:style-name="ce2" table:formula="of:=1/(1+EXP(-[.E479]))" office:value-type="float" office:value="0.107818019381501">
            <text:p>0.108</text:p>
          </table:table-cell>
          <table:table-cell table:style-name="ce2" table:formula="of:=1/(1+EXP(-[.F479]))" office:value-type="float" office:value="0.97214358455017">
            <text:p>0.972</text:p>
          </table:table-cell>
          <table:table-cell table:style-name="ce2" table:formula="of:=1/(1+EXP(-[.G479]))" office:value-type="float" office:value="0.97214358455017">
            <text:p>0.972</text:p>
          </table:table-cell>
          <table:table-cell table:style-name="ce2" table:formula="of:=1/(1+EXP(-[.H479]))" office:value-type="float" office:value="0.999900783376453">
            <text:p>1.000</text:p>
          </table:table-cell>
          <table:table-cell table:style-name="ce2"/>
          <table:table-cell table:style-name="ce2" table:formula="of:=[.J479]*(1-[.J479])" office:value-type="float" office:value="0.0961932940781514">
            <text:p>0.096</text:p>
          </table:table-cell>
          <table:table-cell table:style-name="ce2" table:formula="of:=[.K479]*(1-[.K479])" office:value-type="float" office:value="0.027080435568116">
            <text:p>0.027</text:p>
          </table:table-cell>
          <table:table-cell table:style-name="ce2" table:formula="of:=[.L479]*(1-[.L479])" office:value-type="float" office:value="0.027080435568116">
            <text:p>0.027</text:p>
          </table:table-cell>
          <table:table-cell table:style-name="ce2" table:formula="of:=[.M479]*(1-[.M479])" office:value-type="float" office:value="0.000099206779609116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81995321409071">
            <text:p>0.2819953214</text:p>
          </table:table-cell>
          <table:table-cell office:value-type="float" office:value="0.97214358455017">
            <text:p>0.972143584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2028954567226">
            <text:p>-0.7320289546</text:p>
          </table:table-cell>
          <table:table-cell office:value-type="float" office:value="0.945229839148337">
            <text:p>0.9452298391</text:p>
          </table:table-cell>
          <table:table-cell office:value-type="float" office:value="0.945229839148337">
            <text:p>0.9452298391</text:p>
          </table:table-cell>
          <table:table-cell office:value-type="float" office:value="-1.29641874213542">
            <text:p>-1.2964187421</text:p>
          </table:table-cell>
          <table:table-cell/>
          <table:table-cell office:value-type="float" office:value="-0.070416276500407">
            <text:p>-0.0704162765</text:p>
          </table:table-cell>
          <table:table-cell office:value-type="float" office:value="0.0255972357561172">
            <text:p>0.0255972358</text:p>
          </table:table-cell>
          <table:table-cell office:value-type="float" office:value="0.0255972357561172">
            <text:p>0.0255972358</text:p>
          </table:table-cell>
          <table:table-cell office:value-type="float" office:value="-0.000128613528432156">
            <text:p>-0.0001286135</text:p>
          </table:table-cell>
          <table:table-cell/>
          <table:table-cell office:value-type="float" office:value="0.025468622227685">
            <text:p>0.0254686222</text:p>
          </table:table-cell>
          <table:table-cell office:value-type="float" office:value="0.025468622227685">
            <text:p>0.0254686222</text:p>
          </table:table-cell>
          <table:table-cell office:value-type="float" office:value="-0.0193504185166047">
            <text:p>-0.0193504185</text:p>
          </table:table-cell>
          <table:table-cell/>
          <table:table-cell office:value-type="float" office:value="5.69113416513877">
            <text:p>5.6911341651</text:p>
          </table:table-cell>
          <table:table-cell office:value-type="float" office:value="5.69113416513877">
            <text:p>5.6911341651</text:p>
          </table:table-cell>
          <table:table-cell office:value-type="float" office:value="-2.13257574425636">
            <text:p>-2.1325757443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80]*(1-[.J480])" office:value-type="float" office:value="0">
            <text:p>0.000</text:p>
          </table:table-cell>
          <table:table-cell table:style-name="ce2" table:formula="of:=[.K480]*(1-[.K480])" office:value-type="float" office:value="0">
            <text:p>0.000</text:p>
          </table:table-cell>
          <table:table-cell table:style-name="ce2" table:formula="of:=[.L480]*(1-[.L480])" office:value-type="float" office:value="0">
            <text:p>0.000</text:p>
          </table:table-cell>
          <table:table-cell table:style-name="ce2" table:formula="of:=[.M480]*(1-[.M48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81995321409071">
            <text:p>0.2819953214</text:p>
          </table:table-cell>
          <table:table-cell office:value-type="float" office:value="0.97214358455017">
            <text:p>0.9721435846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5508404987168">
            <text:p>0.315508405</text:p>
          </table:table-cell>
          <table:table-cell office:value-type="float" office:value="-0.407399129549843">
            <text:p>-0.4073991295</text:p>
          </table:table-cell>
          <table:table-cell office:value-type="float" office:value="-0.407399129549843">
            <text:p>-0.4073991295</text:p>
          </table:table-cell>
          <table:table-cell office:value-type="float" office:value="0.558763430018194">
            <text:p>0.55876343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2742985656356">
            <text:p>0.7427429857</text:p>
          </table:table-cell>
          <table:table-cell office:value-type="float" office:value="0.999900783376453">
            <text:p>0.9999007834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78:.BY479]" office:value-type="float" office:value="2.04919325149835">
            <text:p>2.049</text:p>
          </table:table-cell>
          <table:table-cell table:style-name="ce2" office:value-type="float" office:value="2.04919325149835">
            <text:p>2.049</text:p>
          </table:table-cell>
          <table:table-cell table:style-name="ce2" office:value-type="float" office:value="-3.02571892256648">
            <text:p>-3.026</text:p>
          </table:table-cell>
          <table:table-cell table:style-name="ce2"/>
          <table:table-cell table:style-name="ce2" table:number-matrix-columns-spanned="4" table:number-matrix-rows-spanned="2" table:formula="of:=MMULT([.A483:.C484];[.$A$2:.$D$4])" office:value-type="float" office:value="-3.02571892256648">
            <text:p>-3.026</text:p>
          </table:table-cell>
          <table:table-cell table:style-name="ce2" office:value-type="float" office:value="-0.976525671068135">
            <text:p>-0.977</text:p>
          </table:table-cell>
          <table:table-cell table:style-name="ce2" office:value-type="float" office:value="-0.976525671068135">
            <text:p>-0.977</text:p>
          </table:table-cell>
          <table:table-cell table:style-name="ce2" office:value-type="float" office:value="1.07266758043021">
            <text:p>1.073</text:p>
          </table:table-cell>
          <table:table-cell table:style-name="ce2"/>
          <table:table-cell table:style-name="ce2" table:formula="of:=1/(1+EXP(-[.E483]))" office:value-type="float" office:value="0.0462774092660903">
            <text:p>0.046</text:p>
          </table:table-cell>
          <table:table-cell table:style-name="ce2" table:formula="of:=1/(1+EXP(-[.F483]))" office:value-type="float" office:value="0.273581710152639">
            <text:p>0.274</text:p>
          </table:table-cell>
          <table:table-cell table:style-name="ce2" table:formula="of:=1/(1+EXP(-[.G483]))" office:value-type="float" office:value="0.273581710152639">
            <text:p>0.274</text:p>
          </table:table-cell>
          <table:table-cell table:style-name="ce2" table:formula="of:=1/(1+EXP(-[.H483]))" office:value-type="float" office:value="0.745103884774699">
            <text:p>0.745</text:p>
          </table:table-cell>
          <table:table-cell table:style-name="ce2"/>
          <table:table-cell table:style-name="ce2" table:formula="of:=[.J483]*(1-[.J483])" office:value-type="float" office:value="0.0441358106577091">
            <text:p>0.044</text:p>
          </table:table-cell>
          <table:table-cell table:style-name="ce2" table:formula="of:=[.K483]*(1-[.K483])" office:value-type="float" office:value="0.198734758022596">
            <text:p>0.199</text:p>
          </table:table-cell>
          <table:table-cell table:style-name="ce2" table:formula="of:=[.L483]*(1-[.L483])" office:value-type="float" office:value="0.198734758022596">
            <text:p>0.199</text:p>
          </table:table-cell>
          <table:table-cell table:style-name="ce2" table:formula="of:=[.M483]*(1-[.M483])" office:value-type="float" office:value="0.189924085668351">
            <text:p>0.190</text:p>
          </table:table-cell>
          <table:table-cell table:style-name="ce2"/>
          <table:table-cell table:style-name="ce2" table:number-matrix-columns-spanned="3" table:number-matrix-rows-spanned="1" table:formula="of:=[.BE478:.BG478]" office:value-type="float" office:value="-3.34459630389073">
            <text:p>-3.345</text:p>
          </table:table-cell>
          <table:table-cell table:style-name="ce2" office:value-type="float" office:value="3.46750484058662">
            <text:p>3.468</text:p>
          </table:table-cell>
          <table:table-cell table:style-name="ce2" office:value-type="float" office:value="-1.49451318108798">
            <text:p>-1.495</text:p>
          </table:table-cell>
          <table:table-cell table:style-name="ce2"/>
          <table:table-cell table:style-name="ce2" table:number-matrix-columns-spanned="4" table:number-matrix-rows-spanned="1" table:formula="of:=MMULT([.T483:.V483];[.J483:.M485])" office:value-type="float" office:value="-1.28183846411065">
            <text:p>-1.282</text:p>
          </table:table-cell>
          <table:table-cell table:style-name="ce2" office:value-type="float" office:value="0.961951879687292">
            <text:p>0.962</text:p>
          </table:table-cell>
          <table:table-cell table:style-name="ce2" office:value-type="float" office:value="0.961951879687292">
            <text:p>0.962</text:p>
          </table:table-cell>
          <table:table-cell table:style-name="ce2" office:value-type="float" office:value="-0.519413377571553">
            <text:p>-0.519</text:p>
          </table:table-cell>
          <table:table-cell table:style-name="ce2"/>
          <table:table-cell table:style-name="ce2" table:formula="of:=1/(1+EXP(-[.X483]))" office:value-type="float" office:value="0.217237438820467">
            <text:p>0.217</text:p>
          </table:table-cell>
          <table:table-cell table:style-name="ce2" table:formula="of:=1/(1+EXP(-[.Y483]))" office:value-type="float" office:value="0.723512433710782">
            <text:p>0.724</text:p>
          </table:table-cell>
          <table:table-cell table:style-name="ce2" table:formula="of:=1/(1+EXP(-[.Z483]))" office:value-type="float" office:value="0.723512433710782">
            <text:p>0.724</text:p>
          </table:table-cell>
          <table:table-cell table:style-name="ce2" table:formula="of:=1/(1+EXP(-[.AA483]))" office:value-type="float" office:value="0.372989415858642">
            <text:p>0.373</text:p>
          </table:table-cell>
          <table:table-cell/>
          <table:table-cell table:style-name="ce2" table:formula="of:=[.AC483]*(1-[.AC483])" office:value-type="float" office:value="0.170045333995191">
            <text:p>0.170</text:p>
          </table:table-cell>
          <table:table-cell table:style-name="ce2" table:formula="of:=[.AD483]*(1-[.AD483])" office:value-type="float" office:value="0.200042191976683">
            <text:p>0.200</text:p>
          </table:table-cell>
          <table:table-cell table:style-name="ce2" table:formula="of:=[.AE483]*(1-[.AE483])" office:value-type="float" office:value="0.200042191976683">
            <text:p>0.200</text:p>
          </table:table-cell>
          <table:table-cell table:style-name="ce2" table:formula="of:=[.AF483]*(1-[.AF483])" office:value-type="float" office:value="0.233868311516071">
            <text:p>0.234</text:p>
          </table:table-cell>
          <table:table-cell/>
          <table:table-cell table:style-name="ce2" table:number-matrix-columns-spanned="4" table:number-matrix-rows-spanned="1" table:formula="of:=[.$AC$8:.$AF$8]-[.AC483:.AF483]" office:value-type="float" office:value="-0.21008465063157">
            <text:p>-0.210</text:p>
          </table:table-cell>
          <table:table-cell table:style-name="ce2" office:value-type="float" office:value="0.268843430460957">
            <text:p>0.269</text:p>
          </table:table-cell>
          <table:table-cell table:style-name="ce2" office:value-type="float" office:value="0.268843430460957">
            <text:p>0.269</text:p>
          </table:table-cell>
          <table:table-cell table:style-name="ce2" office:value-type="float" office:value="-0.365836627669745">
            <text:p>-0.366</text:p>
          </table:table-cell>
          <table:table-cell/>
          <table:table-cell table:number-matrix-columns-spanned="4" table:number-matrix-rows-spanned="1" table:formula="of:=[.AM483:.AP483]*[.AH483:.AK483]" office:value-type="float" office:value="-0.0357239145839083">
            <text:p>-0.0357239146</text:p>
          </table:table-cell>
          <table:table-cell office:value-type="float" office:value="0.053780029127941">
            <text:p>0.0537800291</text:p>
          </table:table-cell>
          <table:table-cell office:value-type="float" office:value="0.053780029127941">
            <text:p>0.0537800291</text:p>
          </table:table-cell>
          <table:table-cell office:value-type="float" office:value="-0.0855575944038568">
            <text:p>-0.0855575944</text:p>
          </table:table-cell>
          <table:table-cell/>
          <table:table-cell table:number-matrix-columns-spanned="3" table:number-matrix-rows-spanned="4" table:formula="of:=TRANSPOSE([.J483:.M485])" office:value-type="float" office:value="0.0462774092660903">
            <text:p>0.0462774093</text:p>
          </table:table-cell>
          <table:table-cell office:value-type="float" office:value="0.10597071550163">
            <text:p>0.1059707155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83:.AU483];[.AW483:.AY486])" office:value-type="float" office:value="-0.0359760414963165">
            <text:p>-0.0359760415</text:p>
          </table:table-cell>
          <table:table-cell office:value-type="float" office:value="0.0152465317678948">
            <text:p>0.0152465318</text:p>
          </table:table-cell>
          <table:table-cell office:value-type="float" office:value="-0.0137214507318832">
            <text:p>-0.0137214507</text:p>
          </table:table-cell>
          <table:table-cell/>
          <table:table-cell table:number-matrix-columns-spanned="3" table:number-matrix-rows-spanned="1" table:formula="of:=[.T483:.V483]+[.BA483:.BC483]" office:value-type="float" office:value="-3.38057234538705">
            <text:p>-3.3805723454</text:p>
          </table:table-cell>
          <table:table-cell office:value-type="float" office:value="3.48275137235452">
            <text:p>3.4827513724</text:p>
          </table:table-cell>
          <table:table-cell office:value-type="float" office:value="-1.50823463181986">
            <text:p>-1.5082346318</text:p>
          </table:table-cell>
          <table:table-cell/>
          <table:table-cell table:number-matrix-columns-spanned="4" table:number-matrix-rows-spanned="3" table:formula="of:=MMULT(TRANSPOSE([.BE483:.BG483]);[.AM483:.AP483])" office:value-type="float" office:value="0.710206360115387">
            <text:p>0.7102063601</text:p>
          </table:table-cell>
          <table:table-cell office:value-type="float" office:value="-0.908844666255299">
            <text:p>-0.9088446663</text:p>
          </table:table-cell>
          <table:table-cell office:value-type="float" office:value="-0.908844666255299">
            <text:p>-0.9088446663</text:p>
          </table:table-cell>
          <table:table-cell office:value-type="float" office:value="1.23673718643">
            <text:p>1.2367371864</text:p>
          </table:table-cell>
          <table:table-cell/>
          <table:table-cell table:number-matrix-columns-spanned="4" table:number-matrix-rows-spanned="3" table:formula="of:=[.BI483:.BL485]*[.O483:.R485]" office:value-type="float" office:value="0.0313455334379535">
            <text:p>0.0313455334</text:p>
          </table:table-cell>
          <table:table-cell office:value-type="float" office:value="-0.180619024828374">
            <text:p>-0.1806190248</text:p>
          </table:table-cell>
          <table:table-cell office:value-type="float" office:value="-0.180619024828374">
            <text:p>-0.1806190248</text:p>
          </table:table-cell>
          <table:table-cell office:value-type="float" office:value="0.234886179344767">
            <text:p>0.2348861793</text:p>
          </table:table-cell>
          <table:table-cell/>
          <table:table-cell table:number-matrix-columns-spanned="3" table:number-matrix-rows-spanned="2" table:formula="of:=MMULT([.BN483:.BQ484];[.$O$2:.$Q$5])" office:value-type="float" office:value="0.0542671545163924">
            <text:p>0.0542671545</text:p>
          </table:table-cell>
          <table:table-cell office:value-type="float" office:value="0.0542671545163924">
            <text:p>0.0542671545</text:p>
          </table:table-cell>
          <table:table-cell office:value-type="float" office:value="-0.0950063368740283">
            <text:p>-0.0950063369</text:p>
          </table:table-cell>
          <table:table-cell/>
          <table:table-cell table:number-matrix-columns-spanned="3" table:number-matrix-rows-spanned="2" table:formula="of:=[.A483:.C484]+[.BS483:.BU484]" office:value-type="float" office:value="2.10346040601474">
            <text:p>2.103460406</text:p>
          </table:table-cell>
          <table:table-cell office:value-type="float" office:value="2.10346040601474">
            <text:p>2.103460406</text:p>
          </table:table-cell>
          <table:table-cell office:value-type="float" office:value="-3.12072525944051">
            <text:p>-3.1207252594</text:p>
          </table:table-cell>
          <table:table-cell/>
          <table:table-cell table:formula="of:=SUMSQ([.AM483:.AP483])" office:value-type="float" office:value="0.322525578779792">
            <text:p>0.3225255788</text:p>
          </table:table-cell>
          <table:table-cell table:number-columns-repeated="945"/>
        </table:table-row>
        <table:table-row table:style-name="ro2">
          <table:table-cell table:style-name="ce2" office:value-type="float" office:value="5.69113416513877">
            <text:p>5.691</text:p>
          </table:table-cell>
          <table:table-cell table:style-name="ce2" office:value-type="float" office:value="5.69113416513877">
            <text:p>5.691</text:p>
          </table:table-cell>
          <table:table-cell table:style-name="ce2" office:value-type="float" office:value="-2.13257574425636">
            <text:p>-2.133</text:p>
          </table:table-cell>
          <table:table-cell table:style-name="ce2"/>
          <table:table-cell table:style-name="ce2" office:value-type="float" office:value="-2.13257574425636">
            <text:p>-2.133</text:p>
          </table:table-cell>
          <table:table-cell table:style-name="ce2" office:value-type="float" office:value="3.55855842088241">
            <text:p>3.559</text:p>
          </table:table-cell>
          <table:table-cell table:style-name="ce2" office:value-type="float" office:value="3.55855842088241">
            <text:p>3.559</text:p>
          </table:table-cell>
          <table:table-cell table:style-name="ce2" office:value-type="float" office:value="9.24969258602119">
            <text:p>9.250</text:p>
          </table:table-cell>
          <table:table-cell table:style-name="ce2"/>
          <table:table-cell table:style-name="ce2" table:formula="of:=1/(1+EXP(-[.E484]))" office:value-type="float" office:value="0.10597071550163">
            <text:p>0.106</text:p>
          </table:table-cell>
          <table:table-cell table:style-name="ce2" table:formula="of:=1/(1+EXP(-[.F484]))" office:value-type="float" office:value="0.972308790430848">
            <text:p>0.972</text:p>
          </table:table-cell>
          <table:table-cell table:style-name="ce2" table:formula="of:=1/(1+EXP(-[.G484]))" office:value-type="float" office:value="0.972308790430848">
            <text:p>0.972</text:p>
          </table:table-cell>
          <table:table-cell table:style-name="ce2" table:formula="of:=1/(1+EXP(-[.H484]))" office:value-type="float" office:value="0.999903868039574">
            <text:p>1.000</text:p>
          </table:table-cell>
          <table:table-cell table:style-name="ce2"/>
          <table:table-cell table:style-name="ce2" table:formula="of:=[.J484]*(1-[.J484])" office:value-type="float" office:value="0.0947409229577026">
            <text:p>0.095</text:p>
          </table:table-cell>
          <table:table-cell table:style-name="ce2" table:formula="of:=[.K484]*(1-[.K484])" office:value-type="float" office:value="0.0269244064817495">
            <text:p>0.027</text:p>
          </table:table-cell>
          <table:table-cell table:style-name="ce2" table:formula="of:=[.L484]*(1-[.L484])" office:value-type="float" office:value="0.0269244064817495">
            <text:p>0.027</text:p>
          </table:table-cell>
          <table:table-cell table:style-name="ce2" table:formula="of:=[.M484]*(1-[.M484])" office:value-type="float" office:value="0.000096122719072644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73581710152639">
            <text:p>0.2735817102</text:p>
          </table:table-cell>
          <table:table-cell office:value-type="float" office:value="0.972308790430848">
            <text:p>0.972308790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1672605297721">
            <text:p>-0.7316726053</text:p>
          </table:table-cell>
          <table:table-cell office:value-type="float" office:value="0.936314826386396">
            <text:p>0.9363148264</text:p>
          </table:table-cell>
          <table:table-cell office:value-type="float" office:value="0.936314826386396">
            <text:p>0.9363148264</text:p>
          </table:table-cell>
          <table:table-cell office:value-type="float" office:value="-1.27411801707435">
            <text:p>-1.2741180171</text:p>
          </table:table-cell>
          <table:table-cell/>
          <table:table-cell office:value-type="float" office:value="-0.0693193379287729">
            <text:p>-0.0693193379</text:p>
          </table:table-cell>
          <table:table-cell office:value-type="float" office:value="0.025209720980516">
            <text:p>0.025209721</text:p>
          </table:table-cell>
          <table:table-cell office:value-type="float" office:value="0.025209720980516">
            <text:p>0.025209721</text:p>
          </table:table-cell>
          <table:table-cell office:value-type="float" office:value="-0.000122471688220633">
            <text:p>-0.0001224717</text:p>
          </table:table-cell>
          <table:table-cell/>
          <table:table-cell office:value-type="float" office:value="0.0250872492922954">
            <text:p>0.0250872493</text:p>
          </table:table-cell>
          <table:table-cell office:value-type="float" office:value="0.0250872492922954">
            <text:p>0.0250872493</text:p>
          </table:table-cell>
          <table:table-cell office:value-type="float" office:value="-0.0190223676559616">
            <text:p>-0.0190223677</text:p>
          </table:table-cell>
          <table:table-cell/>
          <table:table-cell office:value-type="float" office:value="5.71622141443107">
            <text:p>5.7162214144</text:p>
          </table:table-cell>
          <table:table-cell office:value-type="float" office:value="5.71622141443107">
            <text:p>5.7162214144</text:p>
          </table:table-cell>
          <table:table-cell office:value-type="float" office:value="-2.15159811191232">
            <text:p>-2.1515981119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85]*(1-[.J485])" office:value-type="float" office:value="0">
            <text:p>0.000</text:p>
          </table:table-cell>
          <table:table-cell table:style-name="ce2" table:formula="of:=[.K485]*(1-[.K485])" office:value-type="float" office:value="0">
            <text:p>0.000</text:p>
          </table:table-cell>
          <table:table-cell table:style-name="ce2" table:formula="of:=[.L485]*(1-[.L485])" office:value-type="float" office:value="0">
            <text:p>0.000</text:p>
          </table:table-cell>
          <table:table-cell table:style-name="ce2" table:formula="of:=[.M485]*(1-[.M48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73581710152639">
            <text:p>0.2735817102</text:p>
          </table:table-cell>
          <table:table-cell office:value-type="float" office:value="0.972308790430848">
            <text:p>0.972308790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685694569631">
            <text:p>0.3168569457</text:p>
          </table:table-cell>
          <table:table-cell office:value-type="float" office:value="-0.40547897235847">
            <text:p>-0.4054789724</text:p>
          </table:table-cell>
          <table:table-cell office:value-type="float" office:value="-0.40547897235847">
            <text:p>-0.4054789724</text:p>
          </table:table-cell>
          <table:table-cell office:value-type="float" office:value="0.551767471439697">
            <text:p>0.551767471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5103884774699">
            <text:p>0.7451038848</text:p>
          </table:table-cell>
          <table:table-cell office:value-type="float" office:value="0.999903868039574">
            <text:p>0.9999038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83:.BY484]" office:value-type="float" office:value="2.10346040601474">
            <text:p>2.103</text:p>
          </table:table-cell>
          <table:table-cell table:style-name="ce2" office:value-type="float" office:value="2.10346040601474">
            <text:p>2.103</text:p>
          </table:table-cell>
          <table:table-cell table:style-name="ce2" office:value-type="float" office:value="-3.12072525944051">
            <text:p>-3.121</text:p>
          </table:table-cell>
          <table:table-cell table:style-name="ce2"/>
          <table:table-cell table:style-name="ce2" table:number-matrix-columns-spanned="4" table:number-matrix-rows-spanned="2" table:formula="of:=MMULT([.A488:.C489];[.$A$2:.$D$4])" office:value-type="float" office:value="-3.12072525944051">
            <text:p>-3.121</text:p>
          </table:table-cell>
          <table:table-cell table:style-name="ce2" office:value-type="float" office:value="-1.01726485342577">
            <text:p>-1.017</text:p>
          </table:table-cell>
          <table:table-cell table:style-name="ce2" office:value-type="float" office:value="-1.01726485342577">
            <text:p>-1.017</text:p>
          </table:table-cell>
          <table:table-cell table:style-name="ce2" office:value-type="float" office:value="1.08619555258897">
            <text:p>1.086</text:p>
          </table:table-cell>
          <table:table-cell table:style-name="ce2"/>
          <table:table-cell table:style-name="ce2" table:formula="of:=1/(1+EXP(-[.E488]))" office:value-type="float" office:value="0.0422604076067394">
            <text:p>0.042</text:p>
          </table:table-cell>
          <table:table-cell table:style-name="ce2" table:formula="of:=1/(1+EXP(-[.F488]))" office:value-type="float" office:value="0.265560516222162">
            <text:p>0.266</text:p>
          </table:table-cell>
          <table:table-cell table:style-name="ce2" table:formula="of:=1/(1+EXP(-[.G488]))" office:value-type="float" office:value="0.265560516222162">
            <text:p>0.266</text:p>
          </table:table-cell>
          <table:table-cell table:style-name="ce2" table:formula="of:=1/(1+EXP(-[.H488]))" office:value-type="float" office:value="0.747664642610537">
            <text:p>0.748</text:p>
          </table:table-cell>
          <table:table-cell table:style-name="ce2"/>
          <table:table-cell table:style-name="ce2" table:formula="of:=[.J488]*(1-[.J488])" office:value-type="float" office:value="0.0404744655556516">
            <text:p>0.040</text:p>
          </table:table-cell>
          <table:table-cell table:style-name="ce2" table:formula="of:=[.K488]*(1-[.K488])" office:value-type="float" office:value="0.195038128445981">
            <text:p>0.195</text:p>
          </table:table-cell>
          <table:table-cell table:style-name="ce2" table:formula="of:=[.L488]*(1-[.L488])" office:value-type="float" office:value="0.195038128445981">
            <text:p>0.195</text:p>
          </table:table-cell>
          <table:table-cell table:style-name="ce2" table:formula="of:=[.M488]*(1-[.M488])" office:value-type="float" office:value="0.188662224800595">
            <text:p>0.189</text:p>
          </table:table-cell>
          <table:table-cell table:style-name="ce2"/>
          <table:table-cell table:style-name="ce2" table:number-matrix-columns-spanned="3" table:number-matrix-rows-spanned="1" table:formula="of:=[.BE483:.BG483]" office:value-type="float" office:value="-3.38057234538705">
            <text:p>-3.381</text:p>
          </table:table-cell>
          <table:table-cell table:style-name="ce2" office:value-type="float" office:value="3.48275137235452">
            <text:p>3.483</text:p>
          </table:table-cell>
          <table:table-cell table:style-name="ce2" office:value-type="float" office:value="-1.50823463181986">
            <text:p>-1.508</text:p>
          </table:table-cell>
          <table:table-cell table:style-name="ce2"/>
          <table:table-cell table:style-name="ce2" table:number-matrix-columns-spanned="4" table:number-matrix-rows-spanned="1" table:formula="of:=MMULT([.T488:.V488];[.J488:.M490])" office:value-type="float" office:value="-1.28825906324342">
            <text:p>-1.288</text:p>
          </table:table-cell>
          <table:table-cell table:style-name="ce2" office:value-type="float" office:value="0.98089568918827">
            <text:p>0.981</text:p>
          </table:table-cell>
          <table:table-cell table:style-name="ce2" office:value-type="float" office:value="0.98089568918827">
            <text:p>0.981</text:p>
          </table:table-cell>
          <table:table-cell table:style-name="ce2" office:value-type="float" office:value="-0.553342209505118">
            <text:p>-0.553</text:p>
          </table:table-cell>
          <table:table-cell table:style-name="ce2"/>
          <table:table-cell table:style-name="ce2" table:formula="of:=1/(1+EXP(-[.X488]))" office:value-type="float" office:value="0.21614762819705">
            <text:p>0.216</text:p>
          </table:table-cell>
          <table:table-cell table:style-name="ce2" table:formula="of:=1/(1+EXP(-[.Y488]))" office:value-type="float" office:value="0.727285904497205">
            <text:p>0.727</text:p>
          </table:table-cell>
          <table:table-cell table:style-name="ce2" table:formula="of:=1/(1+EXP(-[.Z488]))" office:value-type="float" office:value="0.727285904497205">
            <text:p>0.727</text:p>
          </table:table-cell>
          <table:table-cell table:style-name="ce2" table:formula="of:=1/(1+EXP(-[.AA488]))" office:value-type="float" office:value="0.365089339031269">
            <text:p>0.365</text:p>
          </table:table-cell>
          <table:table-cell/>
          <table:table-cell table:style-name="ce2" table:formula="of:=[.AC488]*(1-[.AC488])" office:value-type="float" office:value="0.16942783102184">
            <text:p>0.169</text:p>
          </table:table-cell>
          <table:table-cell table:style-name="ce2" table:formula="of:=[.AD488]*(1-[.AD488])" office:value-type="float" office:value="0.198341117616888">
            <text:p>0.198</text:p>
          </table:table-cell>
          <table:table-cell table:style-name="ce2" table:formula="of:=[.AE488]*(1-[.AE488])" office:value-type="float" office:value="0.198341117616888">
            <text:p>0.198</text:p>
          </table:table-cell>
          <table:table-cell table:style-name="ce2" table:formula="of:=[.AF488]*(1-[.AF488])" office:value-type="float" office:value="0.23179911355698">
            <text:p>0.232</text:p>
          </table:table-cell>
          <table:table-cell/>
          <table:table-cell table:style-name="ce2" table:number-matrix-columns-spanned="4" table:number-matrix-rows-spanned="1" table:formula="of:=[.$AC$8:.$AF$8]-[.AC488:.AF488]" office:value-type="float" office:value="-0.208994840008154">
            <text:p>-0.209</text:p>
          </table:table-cell>
          <table:table-cell table:style-name="ce2" office:value-type="float" office:value="0.265069959674535">
            <text:p>0.265</text:p>
          </table:table-cell>
          <table:table-cell table:style-name="ce2" office:value-type="float" office:value="0.265069959674535">
            <text:p>0.265</text:p>
          </table:table-cell>
          <table:table-cell table:style-name="ce2" office:value-type="float" office:value="-0.357936550842373">
            <text:p>-0.358</text:p>
          </table:table-cell>
          <table:table-cell/>
          <table:table-cell table:number-matrix-columns-spanned="4" table:number-matrix-rows-spanned="1" table:formula="of:=[.AM488:.AP488]*[.AH488:.AK488]" office:value-type="float" office:value="-0.035409542437338">
            <text:p>-0.0354095424</text:p>
          </table:table-cell>
          <table:table-cell office:value-type="float" office:value="0.0525742720485106">
            <text:p>0.052574272</text:p>
          </table:table-cell>
          <table:table-cell office:value-type="float" office:value="0.0525742720485106">
            <text:p>0.052574272</text:p>
          </table:table-cell>
          <table:table-cell office:value-type="float" office:value="-0.082969375194905">
            <text:p>-0.0829693752</text:p>
          </table:table-cell>
          <table:table-cell/>
          <table:table-cell table:number-matrix-columns-spanned="3" table:number-matrix-rows-spanned="4" table:formula="of:=TRANSPOSE([.J488:.M490])" office:value-type="float" office:value="0.0422604076067394">
            <text:p>0.0422604076</text:p>
          </table:table-cell>
          <table:table-cell office:value-type="float" office:value="0.104181980004869">
            <text:p>0.10418198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88:.AU488];[.AW488:.AY491])" office:value-type="float" office:value="-0.0356063882988745">
            <text:p>-0.0356063883</text:p>
          </table:table-cell>
          <table:table-cell office:value-type="float" office:value="0.0156032946429481">
            <text:p>0.0156032946</text:p>
          </table:table-cell>
          <table:table-cell office:value-type="float" office:value="-0.0132303735352217">
            <text:p>-0.0132303735</text:p>
          </table:table-cell>
          <table:table-cell/>
          <table:table-cell table:number-matrix-columns-spanned="3" table:number-matrix-rows-spanned="1" table:formula="of:=[.T488:.V488]+[.BA488:.BC488]" office:value-type="float" office:value="-3.41617873368592">
            <text:p>-3.4161787337</text:p>
          </table:table-cell>
          <table:table-cell office:value-type="float" office:value="3.49835466699747">
            <text:p>3.498354667</text:p>
          </table:table-cell>
          <table:table-cell office:value-type="float" office:value="-1.52146500535508">
            <text:p>-1.5214650054</text:p>
          </table:table-cell>
          <table:table-cell/>
          <table:table-cell table:number-matrix-columns-spanned="4" table:number-matrix-rows-spanned="3" table:formula="of:=MMULT(TRANSPOSE([.BE488:.BG488]);[.AM488:.AP488])" office:value-type="float" office:value="0.713963727885947">
            <text:p>0.7139637279</text:p>
          </table:table-cell>
          <table:table-cell office:value-type="float" office:value="-0.905526359179132">
            <text:p>-0.9055263592</text:p>
          </table:table-cell>
          <table:table-cell office:value-type="float" office:value="-0.905526359179132">
            <text:p>-0.9055263592</text:p>
          </table:table-cell>
          <table:table-cell office:value-type="float" office:value="1.2227752329966">
            <text:p>1.222775233</text:p>
          </table:table-cell>
          <table:table-cell/>
          <table:table-cell table:number-matrix-columns-spanned="4" table:number-matrix-rows-spanned="3" table:formula="of:=[.BI488:.BL490]*[.O488:.R490]" office:value-type="float" office:value="0.0288973003123044">
            <text:p>0.0288973003</text:p>
          </table:table-cell>
          <table:table-cell office:value-type="float" office:value="-0.176612166352801">
            <text:p>-0.1766121664</text:p>
          </table:table-cell>
          <table:table-cell office:value-type="float" office:value="-0.176612166352801">
            <text:p>-0.1766121664</text:p>
          </table:table-cell>
          <table:table-cell office:value-type="float" office:value="0.230691495888205">
            <text:p>0.2306914959</text:p>
          </table:table-cell>
          <table:table-cell/>
          <table:table-cell table:number-matrix-columns-spanned="3" table:number-matrix-rows-spanned="2" table:formula="of:=MMULT([.BN488:.BQ489];[.$O$2:.$Q$5])" office:value-type="float" office:value="0.0540793295354039">
            <text:p>0.0540793295</text:p>
          </table:table-cell>
          <table:table-cell office:value-type="float" office:value="0.0540793295354039">
            <text:p>0.0540793295</text:p>
          </table:table-cell>
          <table:table-cell office:value-type="float" office:value="-0.0936355365050928">
            <text:p>-0.0936355365</text:p>
          </table:table-cell>
          <table:table-cell/>
          <table:table-cell table:number-matrix-columns-spanned="3" table:number-matrix-rows-spanned="2" table:formula="of:=[.A488:.C489]+[.BS488:.BU489]" office:value-type="float" office:value="2.15753973555014">
            <text:p>2.1575397356</text:p>
          </table:table-cell>
          <table:table-cell office:value-type="float" office:value="2.15753973555014">
            <text:p>2.1575397356</text:p>
          </table:table-cell>
          <table:table-cell office:value-type="float" office:value="-3.2143607959456">
            <text:p>-3.2143607959</text:p>
          </table:table-cell>
          <table:table-cell/>
          <table:table-cell table:formula="of:=SUMSQ([.AM488:.AP488])" office:value-type="float" office:value="0.312321584622688">
            <text:p>0.3123215846</text:p>
          </table:table-cell>
          <table:table-cell table:number-columns-repeated="945"/>
        </table:table-row>
        <table:table-row table:style-name="ro2">
          <table:table-cell table:style-name="ce2" office:value-type="float" office:value="5.71622141443107">
            <text:p>5.716</text:p>
          </table:table-cell>
          <table:table-cell table:style-name="ce2" office:value-type="float" office:value="5.71622141443107">
            <text:p>5.716</text:p>
          </table:table-cell>
          <table:table-cell table:style-name="ce2" office:value-type="float" office:value="-2.15159811191232">
            <text:p>-2.152</text:p>
          </table:table-cell>
          <table:table-cell table:style-name="ce2"/>
          <table:table-cell table:style-name="ce2" office:value-type="float" office:value="-2.15159811191232">
            <text:p>-2.152</text:p>
          </table:table-cell>
          <table:table-cell table:style-name="ce2" office:value-type="float" office:value="3.56462330251875">
            <text:p>3.565</text:p>
          </table:table-cell>
          <table:table-cell table:style-name="ce2" office:value-type="float" office:value="3.56462330251875">
            <text:p>3.565</text:p>
          </table:table-cell>
          <table:table-cell table:style-name="ce2" office:value-type="float" office:value="9.28084471694982">
            <text:p>9.281</text:p>
          </table:table-cell>
          <table:table-cell table:style-name="ce2"/>
          <table:table-cell table:style-name="ce2" table:formula="of:=1/(1+EXP(-[.E489]))" office:value-type="float" office:value="0.104181980004869">
            <text:p>0.104</text:p>
          </table:table-cell>
          <table:table-cell table:style-name="ce2" table:formula="of:=1/(1+EXP(-[.F489]))" office:value-type="float" office:value="0.9724716168544">
            <text:p>0.972</text:p>
          </table:table-cell>
          <table:table-cell table:style-name="ce2" table:formula="of:=1/(1+EXP(-[.G489]))" office:value-type="float" office:value="0.9724716168544">
            <text:p>0.972</text:p>
          </table:table-cell>
          <table:table-cell table:style-name="ce2" table:formula="of:=1/(1+EXP(-[.H489]))" office:value-type="float" office:value="0.999906816314975">
            <text:p>1.000</text:p>
          </table:table-cell>
          <table:table-cell table:style-name="ce2"/>
          <table:table-cell table:style-name="ce2" table:formula="of:=[.J489]*(1-[.J489])" office:value-type="float" office:value="0.0933280950471337">
            <text:p>0.093</text:p>
          </table:table-cell>
          <table:table-cell table:style-name="ce2" table:formula="of:=[.K489]*(1-[.K489])" office:value-type="float" office:value="0.0267705712669885">
            <text:p>0.027</text:p>
          </table:table-cell>
          <table:table-cell table:style-name="ce2" table:formula="of:=[.L489]*(1-[.L489])" office:value-type="float" office:value="0.0267705712669885">
            <text:p>0.027</text:p>
          </table:table-cell>
          <table:table-cell table:style-name="ce2" table:formula="of:=[.M489]*(1-[.M489])" office:value-type="float" office:value="0.000093175001825712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65560516222162">
            <text:p>0.2655605162</text:p>
          </table:table-cell>
          <table:table-cell office:value-type="float" office:value="0.9724716168544">
            <text:p>0.972471616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1138073920914">
            <text:p>-0.7311380739</text:p>
          </table:table-cell>
          <table:table-cell office:value-type="float" office:value="0.92730873050824">
            <text:p>0.9273087305</text:p>
          </table:table-cell>
          <table:table-cell office:value-type="float" office:value="0.92730873050824">
            <text:p>0.9273087305</text:p>
          </table:table-cell>
          <table:table-cell office:value-type="float" office:value="-1.25218900312839">
            <text:p>-1.2521890031</text:p>
          </table:table-cell>
          <table:table-cell/>
          <table:table-cell office:value-type="float" office:value="-0.0682357236554693">
            <text:p>-0.0682357237</text:p>
          </table:table-cell>
          <table:table-cell office:value-type="float" office:value="0.0248245844565715">
            <text:p>0.0248245845</text:p>
          </table:table-cell>
          <table:table-cell office:value-type="float" office:value="0.0248245844565715">
            <text:p>0.0248245845</text:p>
          </table:table-cell>
          <table:table-cell office:value-type="float" office:value="-0.000116672712652624">
            <text:p>-0.0001166727</text:p>
          </table:table-cell>
          <table:table-cell/>
          <table:table-cell office:value-type="float" office:value="0.0247079117439189">
            <text:p>0.0247079117</text:p>
          </table:table-cell>
          <table:table-cell office:value-type="float" office:value="0.0247079117439189">
            <text:p>0.0247079117</text:p>
          </table:table-cell>
          <table:table-cell office:value-type="float" office:value="-0.0187032274549789">
            <text:p>-0.0187032275</text:p>
          </table:table-cell>
          <table:table-cell/>
          <table:table-cell office:value-type="float" office:value="5.74092932617499">
            <text:p>5.7409293262</text:p>
          </table:table-cell>
          <table:table-cell office:value-type="float" office:value="5.74092932617499">
            <text:p>5.7409293262</text:p>
          </table:table-cell>
          <table:table-cell office:value-type="float" office:value="-2.1703013393673">
            <text:p>-2.170301339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90]*(1-[.J490])" office:value-type="float" office:value="0">
            <text:p>0.000</text:p>
          </table:table-cell>
          <table:table-cell table:style-name="ce2" table:formula="of:=[.K490]*(1-[.K490])" office:value-type="float" office:value="0">
            <text:p>0.000</text:p>
          </table:table-cell>
          <table:table-cell table:style-name="ce2" table:formula="of:=[.L490]*(1-[.L490])" office:value-type="float" office:value="0">
            <text:p>0.000</text:p>
          </table:table-cell>
          <table:table-cell table:style-name="ce2" table:formula="of:=[.M490]*(1-[.M49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65560516222162">
            <text:p>0.2655605162</text:p>
          </table:table-cell>
          <table:table-cell office:value-type="float" office:value="0.9724716168544">
            <text:p>0.972471616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797833537219">
            <text:p>0.3179783354</text:p>
          </table:table-cell>
          <table:table-cell office:value-type="float" office:value="-0.403294667615687">
            <text:p>-0.4032946676</text:p>
          </table:table-cell>
          <table:table-cell office:value-type="float" office:value="-0.403294667615687">
            <text:p>-0.4032946676</text:p>
          </table:table-cell>
          <table:table-cell office:value-type="float" office:value="0.54458793624417">
            <text:p>0.544587936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47664642610537">
            <text:p>0.7476646426</text:p>
          </table:table-cell>
          <table:table-cell office:value-type="float" office:value="0.999906816314975">
            <text:p>0.9999068163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88:.BY489]" office:value-type="float" office:value="2.15753973555014">
            <text:p>2.158</text:p>
          </table:table-cell>
          <table:table-cell table:style-name="ce2" office:value-type="float" office:value="2.15753973555014">
            <text:p>2.158</text:p>
          </table:table-cell>
          <table:table-cell table:style-name="ce2" office:value-type="float" office:value="-3.2143607959456">
            <text:p>-3.214</text:p>
          </table:table-cell>
          <table:table-cell table:style-name="ce2"/>
          <table:table-cell table:style-name="ce2" table:number-matrix-columns-spanned="4" table:number-matrix-rows-spanned="2" table:formula="of:=MMULT([.A493:.C494];[.$A$2:.$D$4])" office:value-type="float" office:value="-3.2143607959456">
            <text:p>-3.214</text:p>
          </table:table-cell>
          <table:table-cell table:style-name="ce2" office:value-type="float" office:value="-1.05682106039546">
            <text:p>-1.057</text:p>
          </table:table-cell>
          <table:table-cell table:style-name="ce2" office:value-type="float" office:value="-1.05682106039546">
            <text:p>-1.057</text:p>
          </table:table-cell>
          <table:table-cell table:style-name="ce2" office:value-type="float" office:value="1.10071867515468">
            <text:p>1.101</text:p>
          </table:table-cell>
          <table:table-cell table:style-name="ce2"/>
          <table:table-cell table:style-name="ce2" table:formula="of:=1/(1+EXP(-[.E493]))" office:value-type="float" office:value="0.038628862779353">
            <text:p>0.039</text:p>
          </table:table-cell>
          <table:table-cell table:style-name="ce2" table:formula="of:=1/(1+EXP(-[.F493]))" office:value-type="float" office:value="0.257917422720363">
            <text:p>0.258</text:p>
          </table:table-cell>
          <table:table-cell table:style-name="ce2" table:formula="of:=1/(1+EXP(-[.G493]))" office:value-type="float" office:value="0.257917422720363">
            <text:p>0.258</text:p>
          </table:table-cell>
          <table:table-cell table:style-name="ce2" table:formula="of:=1/(1+EXP(-[.H493]))" office:value-type="float" office:value="0.750394739451821">
            <text:p>0.750</text:p>
          </table:table-cell>
          <table:table-cell table:style-name="ce2"/>
          <table:table-cell table:style-name="ce2" table:formula="of:=[.J493]*(1-[.J493])" office:value-type="float" office:value="0.0371366737397269">
            <text:p>0.037</text:p>
          </table:table-cell>
          <table:table-cell table:style-name="ce2" table:formula="of:=[.K493]*(1-[.K493])" office:value-type="float" office:value="0.191396025777649">
            <text:p>0.191</text:p>
          </table:table-cell>
          <table:table-cell table:style-name="ce2" table:formula="of:=[.L493]*(1-[.L493])" office:value-type="float" office:value="0.191396025777649">
            <text:p>0.191</text:p>
          </table:table-cell>
          <table:table-cell table:style-name="ce2" table:formula="of:=[.M493]*(1-[.M493])" office:value-type="float" office:value="0.187302474454855">
            <text:p>0.187</text:p>
          </table:table-cell>
          <table:table-cell table:style-name="ce2"/>
          <table:table-cell table:style-name="ce2" table:number-matrix-columns-spanned="3" table:number-matrix-rows-spanned="1" table:formula="of:=[.BE488:.BG488]" office:value-type="float" office:value="-3.41617873368592">
            <text:p>-3.416</text:p>
          </table:table-cell>
          <table:table-cell table:style-name="ce2" office:value-type="float" office:value="3.49835466699747">
            <text:p>3.498</text:p>
          </table:table-cell>
          <table:table-cell table:style-name="ce2" office:value-type="float" office:value="-1.52146500535508">
            <text:p>-1.521</text:p>
          </table:table-cell>
          <table:table-cell table:style-name="ce2"/>
          <table:table-cell table:style-name="ce2" table:number-matrix-columns-spanned="4" table:number-matrix-rows-spanned="1" table:formula="of:=MMULT([.T493:.V493];[.J493:.M495])" office:value-type="float" office:value="-1.29502404489028">
            <text:p>-1.295</text:p>
          </table:table-cell>
          <table:table-cell table:style-name="ce2" office:value-type="float" office:value="1.00005436326484">
            <text:p>1.000</text:p>
          </table:table-cell>
          <table:table-cell table:style-name="ce2" office:value-type="float" office:value="1.00005436326484">
            <text:p>1.000</text:p>
          </table:table-cell>
          <table:table-cell table:style-name="ce2" office:value-type="float" office:value="-0.5869090198119">
            <text:p>-0.587</text:p>
          </table:table-cell>
          <table:table-cell table:style-name="ce2"/>
          <table:table-cell table:style-name="ce2" table:formula="of:=1/(1+EXP(-[.X493]))" office:value-type="float" office:value="0.215003653117657">
            <text:p>0.215</text:p>
          </table:table-cell>
          <table:table-cell table:style-name="ce2" table:formula="of:=1/(1+EXP(-[.Y493]))" office:value-type="float" office:value="0.731069266962342">
            <text:p>0.731</text:p>
          </table:table-cell>
          <table:table-cell table:style-name="ce2" table:formula="of:=1/(1+EXP(-[.Z493]))" office:value-type="float" office:value="0.731069266962342">
            <text:p>0.731</text:p>
          </table:table-cell>
          <table:table-cell table:style-name="ce2" table:formula="of:=1/(1+EXP(-[.AA493]))" office:value-type="float" office:value="0.357344382545012">
            <text:p>0.357</text:p>
          </table:table-cell>
          <table:table-cell/>
          <table:table-cell table:style-name="ce2" table:formula="of:=[.AC493]*(1-[.AC493])" office:value-type="float" office:value="0.168777082263719">
            <text:p>0.169</text:p>
          </table:table-cell>
          <table:table-cell table:style-name="ce2" table:formula="of:=[.AD493]*(1-[.AD493])" office:value-type="float" office:value="0.196606993865486">
            <text:p>0.197</text:p>
          </table:table-cell>
          <table:table-cell table:style-name="ce2" table:formula="of:=[.AE493]*(1-[.AE493])" office:value-type="float" office:value="0.196606993865486">
            <text:p>0.197</text:p>
          </table:table-cell>
          <table:table-cell table:style-name="ce2" table:formula="of:=[.AF493]*(1-[.AF493])" office:value-type="float" office:value="0.229649374808536">
            <text:p>0.230</text:p>
          </table:table-cell>
          <table:table-cell/>
          <table:table-cell table:style-name="ce2" table:number-matrix-columns-spanned="4" table:number-matrix-rows-spanned="1" table:formula="of:=[.$AC$8:.$AF$8]-[.AC493:.AF493]" office:value-type="float" office:value="-0.207850864928761">
            <text:p>-0.208</text:p>
          </table:table-cell>
          <table:table-cell table:style-name="ce2" office:value-type="float" office:value="0.261286597209397">
            <text:p>0.261</text:p>
          </table:table-cell>
          <table:table-cell table:style-name="ce2" office:value-type="float" office:value="0.261286597209397">
            <text:p>0.261</text:p>
          </table:table-cell>
          <table:table-cell table:style-name="ce2" office:value-type="float" office:value="-0.350191594356115">
            <text:p>-0.350</text:p>
          </table:table-cell>
          <table:table-cell/>
          <table:table-cell table:number-matrix-columns-spanned="4" table:number-matrix-rows-spanned="1" table:formula="of:=[.AM493:.AP493]*[.AH493:.AK493]" office:value-type="float" office:value="-0.0350804625286667">
            <text:p>-0.0350804625</text:p>
          </table:table-cell>
          <table:table-cell office:value-type="float" office:value="0.0513707724146816">
            <text:p>0.0513707724</text:p>
          </table:table-cell>
          <table:table-cell office:value-type="float" office:value="0.0513707724146816">
            <text:p>0.0513707724</text:p>
          </table:table-cell>
          <table:table-cell office:value-type="float" office:value="-0.0804212807070864">
            <text:p>-0.0804212807</text:p>
          </table:table-cell>
          <table:table-cell/>
          <table:table-cell table:number-matrix-columns-spanned="3" table:number-matrix-rows-spanned="4" table:formula="of:=TRANSPOSE([.J493:.M495])" office:value-type="float" office:value="0.038628862779353">
            <text:p>0.0386288628</text:p>
          </table:table-cell>
          <table:table-cell office:value-type="float" office:value="0.102449320927687">
            <text:p>0.1024493209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93:.AU493];[.AW493:.AY496])" office:value-type="float" office:value="-0.0352039899071339">
            <text:p>-0.0352039899</text:p>
          </table:table-cell>
          <table:table-cell office:value-type="float" office:value="0.015921722069688">
            <text:p>0.0159217221</text:p>
          </table:table-cell>
          <table:table-cell office:value-type="float" office:value="-0.0127601984063899">
            <text:p>-0.0127601984</text:p>
          </table:table-cell>
          <table:table-cell/>
          <table:table-cell table:number-matrix-columns-spanned="3" table:number-matrix-rows-spanned="1" table:formula="of:=[.T493:.V493]+[.BA493:.BC493]" office:value-type="float" office:value="-3.45138272359306">
            <text:p>-3.4513827236</text:p>
          </table:table-cell>
          <table:table-cell office:value-type="float" office:value="3.51427638906715">
            <text:p>3.5142763891</text:p>
          </table:table-cell>
          <table:table-cell office:value-type="float" office:value="-1.53422520376147">
            <text:p>-1.5342252038</text:p>
          </table:table-cell>
          <table:table-cell/>
          <table:table-cell table:number-matrix-columns-spanned="4" table:number-matrix-rows-spanned="3" table:formula="of:=MMULT(TRANSPOSE([.BE493:.BG493]);[.AM493:.AP493])" office:value-type="float" office:value="0.717372884298999">
            <text:p>0.7173728843</text:p>
          </table:table-cell>
          <table:table-cell office:value-type="float" office:value="-0.901800047514931">
            <text:p>-0.9018000475</text:p>
          </table:table-cell>
          <table:table-cell office:value-type="float" office:value="-0.901800047514931">
            <text:p>-0.9018000475</text:p>
          </table:table-cell>
          <table:table-cell office:value-type="float" office:value="1.2086452187082">
            <text:p>1.2086452187</text:p>
          </table:table-cell>
          <table:table-cell/>
          <table:table-cell table:number-matrix-columns-spanned="4" table:number-matrix-rows-spanned="3" table:formula="of:=[.BI493:.BL495]*[.O493:.R495]" office:value-type="float" office:value="0.0266408427539388">
            <text:p>0.0266408428</text:p>
          </table:table-cell>
          <table:table-cell office:value-type="float" office:value="-0.172600945140453">
            <text:p>-0.1726009451</text:p>
          </table:table-cell>
          <table:table-cell office:value-type="float" office:value="-0.172600945140453">
            <text:p>-0.1726009451</text:p>
          </table:table-cell>
          <table:table-cell office:value-type="float" office:value="0.226382240202076">
            <text:p>0.2263822402</text:p>
          </table:table-cell>
          <table:table-cell/>
          <table:table-cell table:number-matrix-columns-spanned="3" table:number-matrix-rows-spanned="2" table:formula="of:=MMULT([.BN493:.BQ494];[.$O$2:.$Q$5])" office:value-type="float" office:value="0.0537812950616233">
            <text:p>0.0537812951</text:p>
          </table:table-cell>
          <table:table-cell office:value-type="float" office:value="0.0537812950616233">
            <text:p>0.0537812951</text:p>
          </table:table-cell>
          <table:table-cell office:value-type="float" office:value="-0.0921788073248905">
            <text:p>-0.0921788073</text:p>
          </table:table-cell>
          <table:table-cell/>
          <table:table-cell table:number-matrix-columns-spanned="3" table:number-matrix-rows-spanned="2" table:formula="of:=[.A493:.C494]+[.BS493:.BU494]" office:value-type="float" office:value="2.21132103061177">
            <text:p>2.2113210306</text:p>
          </table:table-cell>
          <table:table-cell office:value-type="float" office:value="2.21132103061177">
            <text:p>2.2113210306</text:p>
          </table:table-cell>
          <table:table-cell office:value-type="float" office:value="-3.30653960327049">
            <text:p>-3.3065396033</text:p>
          </table:table-cell>
          <table:table-cell/>
          <table:table-cell table:formula="of:=SUMSQ([.AM493:.AP493])" office:value-type="float" office:value="0.302377506571844">
            <text:p>0.3023775066</text:p>
          </table:table-cell>
          <table:table-cell table:number-columns-repeated="945"/>
        </table:table-row>
        <table:table-row table:style-name="ro2">
          <table:table-cell table:style-name="ce2" office:value-type="float" office:value="5.74092932617499">
            <text:p>5.741</text:p>
          </table:table-cell>
          <table:table-cell table:style-name="ce2" office:value-type="float" office:value="5.74092932617499">
            <text:p>5.741</text:p>
          </table:table-cell>
          <table:table-cell table:style-name="ce2" office:value-type="float" office:value="-2.1703013393673">
            <text:p>-2.170</text:p>
          </table:table-cell>
          <table:table-cell table:style-name="ce2"/>
          <table:table-cell table:style-name="ce2" office:value-type="float" office:value="-2.1703013393673">
            <text:p>-2.170</text:p>
          </table:table-cell>
          <table:table-cell table:style-name="ce2" office:value-type="float" office:value="3.57062798680769">
            <text:p>3.571</text:p>
          </table:table-cell>
          <table:table-cell table:style-name="ce2" office:value-type="float" office:value="3.57062798680769">
            <text:p>3.571</text:p>
          </table:table-cell>
          <table:table-cell table:style-name="ce2" office:value-type="float" office:value="9.31155731298267">
            <text:p>9.312</text:p>
          </table:table-cell>
          <table:table-cell table:style-name="ce2"/>
          <table:table-cell table:style-name="ce2" table:formula="of:=1/(1+EXP(-[.E494]))" office:value-type="float" office:value="0.102449320927687">
            <text:p>0.102</text:p>
          </table:table-cell>
          <table:table-cell table:style-name="ce2" table:formula="of:=1/(1+EXP(-[.F494]))" office:value-type="float" office:value="0.972631910441679">
            <text:p>0.973</text:p>
          </table:table-cell>
          <table:table-cell table:style-name="ce2" table:formula="of:=1/(1+EXP(-[.G494]))" office:value-type="float" office:value="0.972631910441679">
            <text:p>0.973</text:p>
          </table:table-cell>
          <table:table-cell table:style-name="ce2" table:formula="of:=1/(1+EXP(-[.H494]))" office:value-type="float" office:value="0.999909634471265">
            <text:p>1.000</text:p>
          </table:table-cell>
          <table:table-cell table:style-name="ce2"/>
          <table:table-cell table:style-name="ce2" table:formula="of:=[.J494]*(1-[.J494])" office:value-type="float" office:value="0.0919534575691429">
            <text:p>0.092</text:p>
          </table:table-cell>
          <table:table-cell table:style-name="ce2" table:formula="of:=[.K494]*(1-[.K494])" office:value-type="float" office:value="0.0266190772322489">
            <text:p>0.027</text:p>
          </table:table-cell>
          <table:table-cell table:style-name="ce2" table:formula="of:=[.L494]*(1-[.L494])" office:value-type="float" office:value="0.0266190772322489">
            <text:p>0.027</text:p>
          </table:table-cell>
          <table:table-cell table:style-name="ce2" table:formula="of:=[.M494]*(1-[.M494])" office:value-type="float" office:value="0.0000903573628058648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57917422720363">
            <text:p>0.2579174227</text:p>
          </table:table-cell>
          <table:table-cell office:value-type="float" office:value="0.972631910441679">
            <text:p>0.972631910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3044538706633">
            <text:p>-0.7304453871</text:p>
          </table:table-cell>
          <table:table-cell office:value-type="float" office:value="0.918233319352684">
            <text:p>0.9182333194</text:p>
          </table:table-cell>
          <table:table-cell office:value-type="float" office:value="0.918233319352684">
            <text:p>0.9182333194</text:p>
          </table:table-cell>
          <table:table-cell office:value-type="float" office:value="-1.23067005169548">
            <text:p>-1.2306700517</text:p>
          </table:table-cell>
          <table:table-cell/>
          <table:table-cell office:value-type="float" office:value="-0.06716697890618">
            <text:p>-0.0671669789</text:p>
          </table:table-cell>
          <table:table-cell office:value-type="float" office:value="0.0244425236450733">
            <text:p>0.0244425236</text:p>
          </table:table-cell>
          <table:table-cell office:value-type="float" office:value="0.0244425236450733">
            <text:p>0.0244425236</text:p>
          </table:table-cell>
          <table:table-cell office:value-type="float" office:value="-0.000111200100355361">
            <text:p>-0.0001112001</text:p>
          </table:table-cell>
          <table:table-cell/>
          <table:table-cell office:value-type="float" office:value="0.024331323544718">
            <text:p>0.0243313235</text:p>
          </table:table-cell>
          <table:table-cell office:value-type="float" office:value="0.024331323544718">
            <text:p>0.0243313235</text:p>
          </table:table-cell>
          <table:table-cell office:value-type="float" office:value="-0.0183931317163887">
            <text:p>-0.0183931317</text:p>
          </table:table-cell>
          <table:table-cell/>
          <table:table-cell office:value-type="float" office:value="5.76526064971971">
            <text:p>5.7652606497</text:p>
          </table:table-cell>
          <table:table-cell office:value-type="float" office:value="5.76526064971971">
            <text:p>5.7652606497</text:p>
          </table:table-cell>
          <table:table-cell office:value-type="float" office:value="-2.18869447108369">
            <text:p>-2.1886944711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495]*(1-[.J495])" office:value-type="float" office:value="0">
            <text:p>0.000</text:p>
          </table:table-cell>
          <table:table-cell table:style-name="ce2" table:formula="of:=[.K495]*(1-[.K495])" office:value-type="float" office:value="0">
            <text:p>0.000</text:p>
          </table:table-cell>
          <table:table-cell table:style-name="ce2" table:formula="of:=[.L495]*(1-[.L495])" office:value-type="float" office:value="0">
            <text:p>0.000</text:p>
          </table:table-cell>
          <table:table-cell table:style-name="ce2" table:formula="of:=[.M495]*(1-[.M49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57917422720363">
            <text:p>0.2579174227</text:p>
          </table:table-cell>
          <table:table-cell office:value-type="float" office:value="0.972631910441679">
            <text:p>0.972631910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8890035597326">
            <text:p>0.3188900356</text:p>
          </table:table-cell>
          <table:table-cell office:value-type="float" office:value="-0.400872482843729">
            <text:p>-0.4008724828</text:p>
          </table:table-cell>
          <table:table-cell office:value-type="float" office:value="-0.400872482843729">
            <text:p>-0.4008724828</text:p>
          </table:table-cell>
          <table:table-cell office:value-type="float" office:value="0.537272770206565">
            <text:p>0.5372727702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0394739451821">
            <text:p>0.7503947395</text:p>
          </table:table-cell>
          <table:table-cell office:value-type="float" office:value="0.999909634471265">
            <text:p>0.999909634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493:.BY494]" office:value-type="float" office:value="2.21132103061177">
            <text:p>2.211</text:p>
          </table:table-cell>
          <table:table-cell table:style-name="ce2" office:value-type="float" office:value="2.21132103061177">
            <text:p>2.211</text:p>
          </table:table-cell>
          <table:table-cell table:style-name="ce2" office:value-type="float" office:value="-3.30653960327049">
            <text:p>-3.307</text:p>
          </table:table-cell>
          <table:table-cell table:style-name="ce2"/>
          <table:table-cell table:style-name="ce2" table:number-matrix-columns-spanned="4" table:number-matrix-rows-spanned="2" table:formula="of:=MMULT([.A498:.C499];[.$A$2:.$D$4])" office:value-type="float" office:value="-3.30653960327049">
            <text:p>-3.307</text:p>
          </table:table-cell>
          <table:table-cell table:style-name="ce2" office:value-type="float" office:value="-1.09521857265873">
            <text:p>-1.095</text:p>
          </table:table-cell>
          <table:table-cell table:style-name="ce2" office:value-type="float" office:value="-1.09521857265873">
            <text:p>-1.095</text:p>
          </table:table-cell>
          <table:table-cell table:style-name="ce2" office:value-type="float" office:value="1.11610245795304">
            <text:p>1.116</text:p>
          </table:table-cell>
          <table:table-cell table:style-name="ce2"/>
          <table:table-cell table:style-name="ce2" table:formula="of:=1/(1+EXP(-[.E498]))" office:value-type="float" office:value="0.0353475225423946">
            <text:p>0.035</text:p>
          </table:table-cell>
          <table:table-cell table:style-name="ce2" table:formula="of:=1/(1+EXP(-[.F498]))" office:value-type="float" office:value="0.250636861472259">
            <text:p>0.251</text:p>
          </table:table-cell>
          <table:table-cell table:style-name="ce2" table:formula="of:=1/(1+EXP(-[.G498]))" office:value-type="float" office:value="0.250636861472259">
            <text:p>0.251</text:p>
          </table:table-cell>
          <table:table-cell table:style-name="ce2" table:formula="of:=1/(1+EXP(-[.H498]))" office:value-type="float" office:value="0.753265046952243">
            <text:p>0.753</text:p>
          </table:table-cell>
          <table:table-cell table:style-name="ce2"/>
          <table:table-cell table:style-name="ce2" table:formula="of:=[.J498]*(1-[.J498])" office:value-type="float" office:value="0.0340980751925095">
            <text:p>0.034</text:p>
          </table:table-cell>
          <table:table-cell table:style-name="ce2" table:formula="of:=[.K498]*(1-[.K498])" office:value-type="float" office:value="0.187818025143595">
            <text:p>0.188</text:p>
          </table:table-cell>
          <table:table-cell table:style-name="ce2" table:formula="of:=[.L498]*(1-[.L498])" office:value-type="float" office:value="0.187818025143595">
            <text:p>0.188</text:p>
          </table:table-cell>
          <table:table-cell table:style-name="ce2" table:formula="of:=[.M498]*(1-[.M498])" office:value-type="float" office:value="0.185856815992278">
            <text:p>0.186</text:p>
          </table:table-cell>
          <table:table-cell table:style-name="ce2"/>
          <table:table-cell table:style-name="ce2" table:number-matrix-columns-spanned="3" table:number-matrix-rows-spanned="1" table:formula="of:=[.BE493:.BG493]" office:value-type="float" office:value="-3.45138272359306">
            <text:p>-3.451</text:p>
          </table:table-cell>
          <table:table-cell table:style-name="ce2" office:value-type="float" office:value="3.51427638906715">
            <text:p>3.514</text:p>
          </table:table-cell>
          <table:table-cell table:style-name="ce2" office:value-type="float" office:value="-1.53422520376147">
            <text:p>-1.534</text:p>
          </table:table-cell>
          <table:table-cell table:style-name="ce2"/>
          <table:table-cell table:style-name="ce2" table:number-matrix-columns-spanned="4" table:number-matrix-rows-spanned="1" table:formula="of:=MMULT([.T498:.V498];[.J498:.M500])" office:value-type="float" office:value="-1.30208822934538">
            <text:p>-1.302</text:p>
          </table:table-cell>
          <table:table-cell table:style-name="ce2" office:value-type="float" office:value="1.01938236327629">
            <text:p>1.019</text:p>
          </table:table-cell>
          <table:table-cell table:style-name="ce2" office:value-type="float" office:value="1.01938236327629">
            <text:p>1.019</text:p>
          </table:table-cell>
          <table:table-cell table:style-name="ce2" office:value-type="float" office:value="-0.620062885661375">
            <text:p>-0.620</text:p>
          </table:table-cell>
          <table:table-cell table:style-name="ce2"/>
          <table:table-cell table:style-name="ce2" table:formula="of:=1/(1+EXP(-[.X498]))" office:value-type="float" office:value="0.213813781154576">
            <text:p>0.214</text:p>
          </table:table-cell>
          <table:table-cell table:style-name="ce2" table:formula="of:=1/(1+EXP(-[.Y498]))" office:value-type="float" office:value="0.734852273861287">
            <text:p>0.735</text:p>
          </table:table-cell>
          <table:table-cell table:style-name="ce2" table:formula="of:=1/(1+EXP(-[.Z498]))" office:value-type="float" office:value="0.734852273861287">
            <text:p>0.735</text:p>
          </table:table-cell>
          <table:table-cell table:style-name="ce2" table:formula="of:=1/(1+EXP(-[.AA498]))" office:value-type="float" office:value="0.349767149199397">
            <text:p>0.350</text:p>
          </table:table-cell>
          <table:table-cell/>
          <table:table-cell table:style-name="ce2" table:formula="of:=[.AC498]*(1-[.AC498])" office:value-type="float" office:value="0.168097448142959">
            <text:p>0.168</text:p>
          </table:table-cell>
          <table:table-cell table:style-name="ce2" table:formula="of:=[.AD498]*(1-[.AD498])" office:value-type="float" office:value="0.194844409462183">
            <text:p>0.195</text:p>
          </table:table-cell>
          <table:table-cell table:style-name="ce2" table:formula="of:=[.AE498]*(1-[.AE498])" office:value-type="float" office:value="0.194844409462183">
            <text:p>0.195</text:p>
          </table:table-cell>
          <table:table-cell table:style-name="ce2" table:formula="of:=[.AF498]*(1-[.AF498])" office:value-type="float" office:value="0.227430090540324">
            <text:p>0.227</text:p>
          </table:table-cell>
          <table:table-cell/>
          <table:table-cell table:style-name="ce2" table:number-matrix-columns-spanned="4" table:number-matrix-rows-spanned="1" table:formula="of:=[.$AC$8:.$AF$8]-[.AC498:.AF498]" office:value-type="float" office:value="-0.20666099296568">
            <text:p>-0.207</text:p>
          </table:table-cell>
          <table:table-cell table:style-name="ce2" office:value-type="float" office:value="0.257503590310452">
            <text:p>0.258</text:p>
          </table:table-cell>
          <table:table-cell table:style-name="ce2" office:value-type="float" office:value="0.257503590310452">
            <text:p>0.258</text:p>
          </table:table-cell>
          <table:table-cell table:style-name="ce2" office:value-type="float" office:value="-0.342614361010501">
            <text:p>-0.343</text:p>
          </table:table-cell>
          <table:table-cell/>
          <table:table-cell table:number-matrix-columns-spanned="4" table:number-matrix-rows-spanned="1" table:formula="of:=[.AM498:.AP498]*[.AH498:.AK498]" office:value-type="float" office:value="-0.0347391855482209">
            <text:p>-0.0347391855</text:p>
          </table:table-cell>
          <table:table-cell office:value-type="float" office:value="0.0501731349884319">
            <text:p>0.050173135</text:p>
          </table:table-cell>
          <table:table-cell office:value-type="float" office:value="0.0501731349884319">
            <text:p>0.050173135</text:p>
          </table:table-cell>
          <table:table-cell office:value-type="float" office:value="-0.0779208151450334">
            <text:p>-0.0779208151</text:p>
          </table:table-cell>
          <table:table-cell/>
          <table:table-cell table:number-matrix-columns-spanned="3" table:number-matrix-rows-spanned="4" table:formula="of:=TRANSPOSE([.J498:.M500])" office:value-type="float" office:value="0.0353475225423946">
            <text:p>0.0353475225</text:p>
          </table:table-cell>
          <table:table-cell office:value-type="float" office:value="0.100770333301737">
            <text:p>0.1007703333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498:.AU498];[.AW498:.AY501])" office:value-type="float" office:value="-0.0347724964556016">
            <text:p>-0.0347724965</text:p>
          </table:table-cell>
          <table:table-cell office:value-type="float" office:value="0.0162011384656364">
            <text:p>0.0162011385</text:p>
          </table:table-cell>
          <table:table-cell office:value-type="float" office:value="-0.0123137307163904">
            <text:p>-0.0123137307</text:p>
          </table:table-cell>
          <table:table-cell/>
          <table:table-cell table:number-matrix-columns-spanned="3" table:number-matrix-rows-spanned="1" table:formula="of:=[.T498:.V498]+[.BA498:.BC498]" office:value-type="float" office:value="-3.48615522004866">
            <text:p>-3.48615522</text:p>
          </table:table-cell>
          <table:table-cell office:value-type="float" office:value="3.53047752753279">
            <text:p>3.5304775275</text:p>
          </table:table-cell>
          <table:table-cell office:value-type="float" office:value="-1.54653893447786">
            <text:p>-1.5465389345</text:p>
          </table:table-cell>
          <table:table-cell/>
          <table:table-cell table:number-matrix-columns-spanned="4" table:number-matrix-rows-spanned="3" table:formula="of:=MMULT(TRANSPOSE([.BE498:.BG498]);[.AM498:.AP498])" office:value-type="float" office:value="0.720452299407744">
            <text:p>0.7204522994</text:p>
          </table:table-cell>
          <table:table-cell office:value-type="float" office:value="-0.897697485542054">
            <text:p>-0.8976974855</text:p>
          </table:table-cell>
          <table:table-cell office:value-type="float" office:value="-0.897697485542054">
            <text:p>-0.8976974855</text:p>
          </table:table-cell>
          <table:table-cell office:value-type="float" office:value="1.19440684310039">
            <text:p>1.1944068431</text:p>
          </table:table-cell>
          <table:table-cell/>
          <table:table-cell table:number-matrix-columns-spanned="4" table:number-matrix-rows-spanned="3" table:formula="of:=[.BI498:.BL500]*[.O498:.R500]" office:value-type="float" office:value="0.0245660366778216">
            <text:p>0.0245660367</text:p>
          </table:table-cell>
          <table:table-cell office:value-type="float" office:value="-0.168603768910879">
            <text:p>-0.1686037689</text:p>
          </table:table-cell>
          <table:table-cell office:value-type="float" office:value="-0.168603768910879">
            <text:p>-0.1686037689</text:p>
          </table:table-cell>
          <table:table-cell office:value-type="float" office:value="0.221988652858028">
            <text:p>0.2219886529</text:p>
          </table:table-cell>
          <table:table-cell/>
          <table:table-cell table:number-matrix-columns-spanned="3" table:number-matrix-rows-spanned="2" table:formula="of:=MMULT([.BN498:.BQ499];[.$O$2:.$Q$5])" office:value-type="float" office:value="0.0533848839471488">
            <text:p>0.0533848839</text:p>
          </table:table-cell>
          <table:table-cell office:value-type="float" office:value="0.0533848839471488">
            <text:p>0.0533848839</text:p>
          </table:table-cell>
          <table:table-cell office:value-type="float" office:value="-0.0906528482859088">
            <text:p>-0.0906528483</text:p>
          </table:table-cell>
          <table:table-cell/>
          <table:table-cell table:number-matrix-columns-spanned="3" table:number-matrix-rows-spanned="2" table:formula="of:=[.A498:.C499]+[.BS498:.BU499]" office:value-type="float" office:value="2.26470591455892">
            <text:p>2.2647059146</text:p>
          </table:table-cell>
          <table:table-cell office:value-type="float" office:value="2.26470591455892">
            <text:p>2.2647059146</text:p>
          </table:table-cell>
          <table:table-cell office:value-type="float" office:value="-3.3971924515564">
            <text:p>-3.3971924516</text:p>
          </table:table-cell>
          <table:table-cell/>
          <table:table-cell table:formula="of:=SUMSQ([.AM498:.AP498])" office:value-type="float" office:value="0.292709564429741">
            <text:p>0.2927095644</text:p>
          </table:table-cell>
          <table:table-cell table:number-columns-repeated="945"/>
        </table:table-row>
        <table:table-row table:style-name="ro2">
          <table:table-cell table:style-name="ce2" office:value-type="float" office:value="5.76526064971971">
            <text:p>5.765</text:p>
          </table:table-cell>
          <table:table-cell table:style-name="ce2" office:value-type="float" office:value="5.76526064971971">
            <text:p>5.765</text:p>
          </table:table-cell>
          <table:table-cell table:style-name="ce2" office:value-type="float" office:value="-2.18869447108369">
            <text:p>-2.189</text:p>
          </table:table-cell>
          <table:table-cell table:style-name="ce2"/>
          <table:table-cell table:style-name="ce2" office:value-type="float" office:value="-2.18869447108369">
            <text:p>-2.189</text:p>
          </table:table-cell>
          <table:table-cell table:style-name="ce2" office:value-type="float" office:value="3.57656617863602">
            <text:p>3.577</text:p>
          </table:table-cell>
          <table:table-cell table:style-name="ce2" office:value-type="float" office:value="3.57656617863602">
            <text:p>3.577</text:p>
          </table:table-cell>
          <table:table-cell table:style-name="ce2" office:value-type="float" office:value="9.34182682835572">
            <text:p>9.342</text:p>
          </table:table-cell>
          <table:table-cell table:style-name="ce2"/>
          <table:table-cell table:style-name="ce2" table:formula="of:=1/(1+EXP(-[.E499]))" office:value-type="float" office:value="0.100770333301737">
            <text:p>0.101</text:p>
          </table:table-cell>
          <table:table-cell table:style-name="ce2" table:formula="of:=1/(1+EXP(-[.F499]))" office:value-type="float" office:value="0.972789536774643">
            <text:p>0.973</text:p>
          </table:table-cell>
          <table:table-cell table:style-name="ce2" table:formula="of:=1/(1+EXP(-[.G499]))" office:value-type="float" office:value="0.972789536774643">
            <text:p>0.973</text:p>
          </table:table-cell>
          <table:table-cell table:style-name="ce2" table:formula="of:=1/(1+EXP(-[.H499]))" office:value-type="float" office:value="0.999912328571955">
            <text:p>1.000</text:p>
          </table:table-cell>
          <table:table-cell table:style-name="ce2"/>
          <table:table-cell table:style-name="ce2" table:formula="of:=[.J499]*(1-[.J499])" office:value-type="float" office:value="0.0906156732279939">
            <text:p>0.091</text:p>
          </table:table-cell>
          <table:table-cell table:style-name="ce2" table:formula="of:=[.K499]*(1-[.K499])" office:value-type="float" office:value="0.0264700539164185">
            <text:p>0.026</text:p>
          </table:table-cell>
          <table:table-cell table:style-name="ce2" table:formula="of:=[.L499]*(1-[.L499])" office:value-type="float" office:value="0.0264700539164185">
            <text:p>0.026</text:p>
          </table:table-cell>
          <table:table-cell table:style-name="ce2" table:formula="of:=[.M499]*(1-[.M499])" office:value-type="float" office:value="0.0000876637417659263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50636861472259">
            <text:p>0.2506368615</text:p>
          </table:table-cell>
          <table:table-cell office:value-type="float" office:value="0.972789536774643">
            <text:p>0.972789536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9611991482945">
            <text:p>-0.7296119915</text:p>
          </table:table-cell>
          <table:table-cell office:value-type="float" office:value="0.909110638850062">
            <text:p>0.9091106389</text:p>
          </table:table-cell>
          <table:table-cell office:value-type="float" office:value="0.909110638850062">
            <text:p>0.9091106389</text:p>
          </table:table-cell>
          <table:table-cell office:value-type="float" office:value="-1.20959230215758">
            <text:p>-1.2095923022</text:p>
          </table:table-cell>
          <table:table-cell/>
          <table:table-cell office:value-type="float" office:value="-0.0661142818034444">
            <text:p>-0.0661142818</text:p>
          </table:table-cell>
          <table:table-cell office:value-type="float" office:value="0.0240642076263508">
            <text:p>0.0240642076</text:p>
          </table:table-cell>
          <table:table-cell office:value-type="float" office:value="0.0240642076263508">
            <text:p>0.0240642076</text:p>
          </table:table-cell>
          <table:table-cell office:value-type="float" office:value="-0.000106037387218394">
            <text:p>-0.0001060374</text:p>
          </table:table-cell>
          <table:table-cell/>
          <table:table-cell office:value-type="float" office:value="0.0239581702391324">
            <text:p>0.0239581702</text:p>
          </table:table-cell>
          <table:table-cell office:value-type="float" office:value="0.0239581702391324">
            <text:p>0.0239581702</text:p>
          </table:table-cell>
          <table:table-cell office:value-type="float" office:value="-0.0180919039379612">
            <text:p>-0.0180919039</text:p>
          </table:table-cell>
          <table:table-cell/>
          <table:table-cell office:value-type="float" office:value="5.78921881995884">
            <text:p>5.78921882</text:p>
          </table:table-cell>
          <table:table-cell office:value-type="float" office:value="5.78921881995884">
            <text:p>5.78921882</text:p>
          </table:table-cell>
          <table:table-cell office:value-type="float" office:value="-2.20678637502165">
            <text:p>-2.206786375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00]*(1-[.J500])" office:value-type="float" office:value="0">
            <text:p>0.000</text:p>
          </table:table-cell>
          <table:table-cell table:style-name="ce2" table:formula="of:=[.K500]*(1-[.K500])" office:value-type="float" office:value="0">
            <text:p>0.000</text:p>
          </table:table-cell>
          <table:table-cell table:style-name="ce2" table:formula="of:=[.L500]*(1-[.L500])" office:value-type="float" office:value="0">
            <text:p>0.000</text:p>
          </table:table-cell>
          <table:table-cell table:style-name="ce2" table:formula="of:=[.M500]*(1-[.M50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50636861472259">
            <text:p>0.2506368615</text:p>
          </table:table-cell>
          <table:table-cell office:value-type="float" office:value="0.972789536774643">
            <text:p>0.9727895368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19609271859279">
            <text:p>0.3196092719</text:p>
          </table:table-cell>
          <table:table-cell office:value-type="float" office:value="-0.39823932818295">
            <text:p>-0.3982393282</text:p>
          </table:table-cell>
          <table:table-cell office:value-type="float" office:value="-0.39823932818295">
            <text:p>-0.3982393282</text:p>
          </table:table-cell>
          <table:table-cell office:value-type="float" office:value="0.529866448813993">
            <text:p>0.5298664488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3265046952243">
            <text:p>0.753265047</text:p>
          </table:table-cell>
          <table:table-cell office:value-type="float" office:value="0.999912328571955">
            <text:p>0.9999123286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498:.BY499]" office:value-type="float" office:value="2.26470591455892">
            <text:p>2.265</text:p>
          </table:table-cell>
          <table:table-cell table:style-name="ce2" office:value-type="float" office:value="2.26470591455892">
            <text:p>2.265</text:p>
          </table:table-cell>
          <table:table-cell table:style-name="ce2" office:value-type="float" office:value="-3.3971924515564">
            <text:p>-3.397</text:p>
          </table:table-cell>
          <table:table-cell table:style-name="ce2"/>
          <table:table-cell table:style-name="ce2" table:number-matrix-columns-spanned="4" table:number-matrix-rows-spanned="2" table:formula="of:=MMULT([.A503:.C504];[.$A$2:.$D$4])" office:value-type="float" office:value="-3.3971924515564">
            <text:p>-3.397</text:p>
          </table:table-cell>
          <table:table-cell table:style-name="ce2" office:value-type="float" office:value="-1.13248653699749">
            <text:p>-1.132</text:p>
          </table:table-cell>
          <table:table-cell table:style-name="ce2" office:value-type="float" office:value="-1.13248653699749">
            <text:p>-1.132</text:p>
          </table:table-cell>
          <table:table-cell table:style-name="ce2" office:value-type="float" office:value="1.13221937756143">
            <text:p>1.132</text:p>
          </table:table-cell>
          <table:table-cell table:style-name="ce2"/>
          <table:table-cell table:style-name="ce2" table:formula="of:=1/(1+EXP(-[.E503]))" office:value-type="float" office:value="0.0323833228244539">
            <text:p>0.032</text:p>
          </table:table-cell>
          <table:table-cell table:style-name="ce2" table:formula="of:=1/(1+EXP(-[.F503]))" office:value-type="float" office:value="0.24370251127975">
            <text:p>0.244</text:p>
          </table:table-cell>
          <table:table-cell table:style-name="ce2" table:formula="of:=1/(1+EXP(-[.G503]))" office:value-type="float" office:value="0.24370251127975">
            <text:p>0.244</text:p>
          </table:table-cell>
          <table:table-cell table:style-name="ce2" table:formula="of:=1/(1+EXP(-[.H503]))" office:value-type="float" office:value="0.75624824476631">
            <text:p>0.756</text:p>
          </table:table-cell>
          <table:table-cell table:style-name="ce2"/>
          <table:table-cell table:style-name="ce2" table:formula="of:=[.J503]*(1-[.J503])" office:value-type="float" office:value="0.0313346432273011">
            <text:p>0.031</text:p>
          </table:table-cell>
          <table:table-cell table:style-name="ce2" table:formula="of:=[.K503]*(1-[.K503])" office:value-type="float" office:value="0.184311597275693">
            <text:p>0.184</text:p>
          </table:table-cell>
          <table:table-cell table:style-name="ce2" table:formula="of:=[.L503]*(1-[.L503])" office:value-type="float" office:value="0.184311597275693">
            <text:p>0.184</text:p>
          </table:table-cell>
          <table:table-cell table:style-name="ce2" table:formula="of:=[.M503]*(1-[.M503])" office:value-type="float" office:value="0.184336837054185">
            <text:p>0.184</text:p>
          </table:table-cell>
          <table:table-cell table:style-name="ce2"/>
          <table:table-cell table:style-name="ce2" table:number-matrix-columns-spanned="3" table:number-matrix-rows-spanned="1" table:formula="of:=[.BE498:.BG498]" office:value-type="float" office:value="-3.48615522004866">
            <text:p>-3.486</text:p>
          </table:table-cell>
          <table:table-cell table:style-name="ce2" office:value-type="float" office:value="3.53047752753279">
            <text:p>3.530</text:p>
          </table:table-cell>
          <table:table-cell table:style-name="ce2" office:value-type="float" office:value="-1.54653893447786">
            <text:p>-1.547</text:p>
          </table:table-cell>
          <table:table-cell table:style-name="ce2"/>
          <table:table-cell table:style-name="ce2" table:number-matrix-columns-spanned="4" table:number-matrix-rows-spanned="1" table:formula="of:=MMULT([.T503:.V503];[.J503:.M505])" office:value-type="float" office:value="-1.30941106676247">
            <text:p>-1.309</text:p>
          </table:table-cell>
          <table:table-cell table:style-name="ce2" office:value-type="float" office:value="1.03883457836342">
            <text:p>1.039</text:p>
          </table:table-cell>
          <table:table-cell table:style-name="ce2" office:value-type="float" office:value="1.03883457836342">
            <text:p>1.039</text:p>
          </table:table-cell>
          <table:table-cell table:style-name="ce2" office:value-type="float" office:value="-0.652760600851857">
            <text:p>-0.653</text:p>
          </table:table-cell>
          <table:table-cell table:style-name="ce2"/>
          <table:table-cell table:style-name="ce2" table:formula="of:=1/(1+EXP(-[.X503]))" office:value-type="float" office:value="0.212585410650876">
            <text:p>0.213</text:p>
          </table:table-cell>
          <table:table-cell table:style-name="ce2" table:formula="of:=1/(1+EXP(-[.Y503]))" office:value-type="float" office:value="0.738625074606601">
            <text:p>0.739</text:p>
          </table:table-cell>
          <table:table-cell table:style-name="ce2" table:formula="of:=1/(1+EXP(-[.Z503]))" office:value-type="float" office:value="0.738625074606601">
            <text:p>0.739</text:p>
          </table:table-cell>
          <table:table-cell table:style-name="ce2" table:formula="of:=1/(1+EXP(-[.AA503]))" office:value-type="float" office:value="0.342367712154391">
            <text:p>0.342</text:p>
          </table:table-cell>
          <table:table-cell/>
          <table:table-cell table:style-name="ce2" table:formula="of:=[.AC503]*(1-[.AC503])" office:value-type="float" office:value="0.167392853829274">
            <text:p>0.167</text:p>
          </table:table-cell>
          <table:table-cell table:style-name="ce2" table:formula="of:=[.AD503]*(1-[.AD503])" office:value-type="float" office:value="0.193058073768994">
            <text:p>0.193</text:p>
          </table:table-cell>
          <table:table-cell table:style-name="ce2" table:formula="of:=[.AE503]*(1-[.AE503])" office:value-type="float" office:value="0.193058073768994">
            <text:p>0.193</text:p>
          </table:table-cell>
          <table:table-cell table:style-name="ce2" table:formula="of:=[.AF503]*(1-[.AF503])" office:value-type="float" office:value="0.225152061828559">
            <text:p>0.225</text:p>
          </table:table-cell>
          <table:table-cell/>
          <table:table-cell table:style-name="ce2" table:number-matrix-columns-spanned="4" table:number-matrix-rows-spanned="1" table:formula="of:=[.$AC$8:.$AF$8]-[.AC503:.AF503]" office:value-type="float" office:value="-0.205432622461979">
            <text:p>-0.205</text:p>
          </table:table-cell>
          <table:table-cell table:style-name="ce2" office:value-type="float" office:value="0.253730789565139">
            <text:p>0.254</text:p>
          </table:table-cell>
          <table:table-cell table:style-name="ce2" office:value-type="float" office:value="0.253730789565139">
            <text:p>0.254</text:p>
          </table:table-cell>
          <table:table-cell table:style-name="ce2" office:value-type="float" office:value="-0.335214923965495">
            <text:p>-0.335</text:p>
          </table:table-cell>
          <table:table-cell/>
          <table:table-cell table:number-matrix-columns-spanned="4" table:number-matrix-rows-spanned="1" table:formula="of:=[.AM503:.AP503]*[.AH503:.AK503]" office:value-type="float" office:value="-0.0343879529435426">
            <text:p>-0.0343879529</text:p>
          </table:table-cell>
          <table:table-cell office:value-type="float" office:value="0.0489847774893317">
            <text:p>0.0489847775</text:p>
          </table:table-cell>
          <table:table-cell office:value-type="float" office:value="0.0489847774893317">
            <text:p>0.0489847775</text:p>
          </table:table-cell>
          <table:table-cell office:value-type="float" office:value="-0.0754743312865349">
            <text:p>-0.0754743313</text:p>
          </table:table-cell>
          <table:table-cell/>
          <table:table-cell table:number-matrix-columns-spanned="3" table:number-matrix-rows-spanned="4" table:formula="of:=TRANSPOSE([.J503:.M505])" office:value-type="float" office:value="0.0323833228244539">
            <text:p>0.0323833228</text:p>
          </table:table-cell>
          <table:table-cell office:value-type="float" office:value="0.0991427235813587">
            <text:p>0.0991427236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503:.AU503];[.AW503:.AY506])" office:value-type="float" office:value="-0.0343155001645361">
            <text:p>-0.0343155002</text:p>
          </table:table-cell>
          <table:table-cell office:value-type="float" office:value="0.0164417045630242">
            <text:p>0.0164417046</text:p>
          </table:table-cell>
          <table:table-cell office:value-type="float" office:value="-0.0118927292514142">
            <text:p>-0.0118927293</text:p>
          </table:table-cell>
          <table:table-cell/>
          <table:table-cell table:number-matrix-columns-spanned="3" table:number-matrix-rows-spanned="1" table:formula="of:=[.T503:.V503]+[.BA503:.BC503]" office:value-type="float" office:value="-3.5204707202132">
            <text:p>-3.5204707202</text:p>
          </table:table-cell>
          <table:table-cell office:value-type="float" office:value="3.54691923209581">
            <text:p>3.5469192321</text:p>
          </table:table-cell>
          <table:table-cell office:value-type="float" office:value="-1.55843166372927">
            <text:p>-1.5584316637</text:p>
          </table:table-cell>
          <table:table-cell/>
          <table:table-cell table:number-matrix-columns-spanned="4" table:number-matrix-rows-spanned="3" table:formula="of:=MMULT(TRANSPOSE([.BE503:.BG503]);[.AM503:.AP503])" office:value-type="float" office:value="0.72321953235401">
            <text:p>0.7232195324</text:p>
          </table:table-cell>
          <table:table-cell office:value-type="float" office:value="-0.893251815480646">
            <text:p>-0.8932518155</text:p>
          </table:table-cell>
          <table:table-cell office:value-type="float" office:value="-0.893251815480646">
            <text:p>-0.8932518155</text:p>
          </table:table-cell>
          <table:table-cell office:value-type="float" office:value="1.18011432479902">
            <text:p>1.1801143248</text:p>
          </table:table-cell>
          <table:table-cell/>
          <table:table-cell table:number-matrix-columns-spanned="4" table:number-matrix-rows-spanned="3" table:formula="of:=[.BI503:.BL505]*[.O503:.R505]" office:value-type="float" office:value="0.0226618260213285">
            <text:p>0.022661826</text:p>
          </table:table-cell>
          <table:table-cell office:value-type="float" office:value="-0.164636668880651">
            <text:p>-0.1646366689</text:p>
          </table:table-cell>
          <table:table-cell office:value-type="float" office:value="-0.164636668880651">
            <text:p>-0.1646366689</text:p>
          </table:table-cell>
          <table:table-cell office:value-type="float" office:value="0.217538541995786">
            <text:p>0.217538542</text:p>
          </table:table-cell>
          <table:table-cell/>
          <table:table-cell table:number-matrix-columns-spanned="3" table:number-matrix-rows-spanned="2" table:formula="of:=MMULT([.BN503:.BQ504];[.$O$2:.$Q$5])" office:value-type="float" office:value="0.0529018731151357">
            <text:p>0.0529018731</text:p>
          </table:table-cell>
          <table:table-cell office:value-type="float" office:value="0.0529018731151357">
            <text:p>0.0529018731</text:p>
          </table:table-cell>
          <table:table-cell office:value-type="float" office:value="-0.0890729697441866">
            <text:p>-0.0890729697</text:p>
          </table:table-cell>
          <table:table-cell/>
          <table:table-cell table:number-matrix-columns-spanned="3" table:number-matrix-rows-spanned="2" table:formula="of:=[.A503:.C504]+[.BS503:.BU504]" office:value-type="float" office:value="2.31760778767405">
            <text:p>2.3176077877</text:p>
          </table:table-cell>
          <table:table-cell office:value-type="float" office:value="2.31760778767405">
            <text:p>2.3176077877</text:p>
          </table:table-cell>
          <table:table-cell office:value-type="float" office:value="-3.48626542130059">
            <text:p>-3.4862654213</text:p>
          </table:table-cell>
          <table:table-cell/>
          <table:table-cell table:formula="of:=SUMSQ([.AM503:.AP503])" office:value-type="float" office:value="0.283330234767496">
            <text:p>0.2833302348</text:p>
          </table:table-cell>
          <table:table-cell table:number-columns-repeated="945"/>
        </table:table-row>
        <table:table-row table:style-name="ro2">
          <table:table-cell table:style-name="ce2" office:value-type="float" office:value="5.78921881995884">
            <text:p>5.789</text:p>
          </table:table-cell>
          <table:table-cell table:style-name="ce2" office:value-type="float" office:value="5.78921881995884">
            <text:p>5.789</text:p>
          </table:table-cell>
          <table:table-cell table:style-name="ce2" office:value-type="float" office:value="-2.20678637502165">
            <text:p>-2.207</text:p>
          </table:table-cell>
          <table:table-cell table:style-name="ce2"/>
          <table:table-cell table:style-name="ce2" office:value-type="float" office:value="-2.20678637502165">
            <text:p>-2.207</text:p>
          </table:table-cell>
          <table:table-cell table:style-name="ce2" office:value-type="float" office:value="3.58243244493719">
            <text:p>3.582</text:p>
          </table:table-cell>
          <table:table-cell table:style-name="ce2" office:value-type="float" office:value="3.58243244493719">
            <text:p>3.582</text:p>
          </table:table-cell>
          <table:table-cell table:style-name="ce2" office:value-type="float" office:value="9.37165126489603">
            <text:p>9.372</text:p>
          </table:table-cell>
          <table:table-cell table:style-name="ce2"/>
          <table:table-cell table:style-name="ce2" table:formula="of:=1/(1+EXP(-[.E504]))" office:value-type="float" office:value="0.0991427235813587">
            <text:p>0.099</text:p>
          </table:table-cell>
          <table:table-cell table:style-name="ce2" table:formula="of:=1/(1+EXP(-[.F504]))" office:value-type="float" office:value="0.972944387236649">
            <text:p>0.973</text:p>
          </table:table-cell>
          <table:table-cell table:style-name="ce2" table:formula="of:=1/(1+EXP(-[.G504]))" office:value-type="float" office:value="0.972944387236649">
            <text:p>0.973</text:p>
          </table:table-cell>
          <table:table-cell table:style-name="ce2" table:formula="of:=1/(1+EXP(-[.H504]))" office:value-type="float" office:value="0.999914904496704">
            <text:p>1.000</text:p>
          </table:table-cell>
          <table:table-cell table:style-name="ce2"/>
          <table:table-cell table:style-name="ce2" table:formula="of:=[.J504]*(1-[.J504])" office:value-type="float" office:value="0.089313443942229">
            <text:p>0.089</text:p>
          </table:table-cell>
          <table:table-cell table:style-name="ce2" table:formula="of:=[.K504]*(1-[.K504])" office:value-type="float" office:value="0.0263236065813504">
            <text:p>0.026</text:p>
          </table:table-cell>
          <table:table-cell table:style-name="ce2" table:formula="of:=[.L504]*(1-[.L504])" office:value-type="float" office:value="0.0263236065813504">
            <text:p>0.026</text:p>
          </table:table-cell>
          <table:table-cell table:style-name="ce2" table:formula="of:=[.M504]*(1-[.M504])" office:value-type="float" office:value="0.0000850882620509258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4370251127975">
            <text:p>0.2437025113</text:p>
          </table:table-cell>
          <table:table-cell office:value-type="float" office:value="0.972944387236649">
            <text:p>0.97294438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8652919510273">
            <text:p>-0.7286529195</text:p>
          </table:table-cell>
          <table:table-cell office:value-type="float" office:value="0.899962617283446">
            <text:p>0.8999626173</text:p>
          </table:table-cell>
          <table:table-cell office:value-type="float" office:value="0.899962617283446">
            <text:p>0.8999626173</text:p>
          </table:table-cell>
          <table:table-cell office:value-type="float" office:value="-1.18898026069875">
            <text:p>-1.1889802607</text:p>
          </table:table-cell>
          <table:table-cell/>
          <table:table-cell office:value-type="float" office:value="-0.0650785016800223">
            <text:p>-0.0650785017</text:p>
          </table:table-cell>
          <table:table-cell office:value-type="float" office:value="0.0236902618752918">
            <text:p>0.0236902619</text:p>
          </table:table-cell>
          <table:table-cell office:value-type="float" office:value="0.0236902618752918">
            <text:p>0.0236902619</text:p>
          </table:table-cell>
          <table:table-cell office:value-type="float" office:value="-0.000101168263995713">
            <text:p>-0.0001011683</text:p>
          </table:table-cell>
          <table:table-cell/>
          <table:table-cell office:value-type="float" office:value="0.0235890936112961">
            <text:p>0.0235890936</text:p>
          </table:table-cell>
          <table:table-cell office:value-type="float" office:value="0.0235890936112961">
            <text:p>0.0235890936</text:p>
          </table:table-cell>
          <table:table-cell office:value-type="float" office:value="-0.0177991461934343">
            <text:p>-0.0177991462</text:p>
          </table:table-cell>
          <table:table-cell/>
          <table:table-cell office:value-type="float" office:value="5.81280791357013">
            <text:p>5.8128079136</text:p>
          </table:table-cell>
          <table:table-cell office:value-type="float" office:value="5.81280791357013">
            <text:p>5.8128079136</text:p>
          </table:table-cell>
          <table:table-cell office:value-type="float" office:value="-2.22458552121508">
            <text:p>-2.2245855212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05]*(1-[.J505])" office:value-type="float" office:value="0">
            <text:p>0.000</text:p>
          </table:table-cell>
          <table:table-cell table:style-name="ce2" table:formula="of:=[.K505]*(1-[.K505])" office:value-type="float" office:value="0">
            <text:p>0.000</text:p>
          </table:table-cell>
          <table:table-cell table:style-name="ce2" table:formula="of:=[.L505]*(1-[.L505])" office:value-type="float" office:value="0">
            <text:p>0.000</text:p>
          </table:table-cell>
          <table:table-cell table:style-name="ce2" table:formula="of:=[.M505]*(1-[.M50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4370251127975">
            <text:p>0.2437025113</text:p>
          </table:table-cell>
          <table:table-cell office:value-type="float" office:value="0.972944387236649">
            <text:p>0.9729443872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015270360769">
            <text:p>0.3201527036</text:p>
          </table:table-cell>
          <table:table-cell office:value-type="float" office:value="-0.395422096521341">
            <text:p>-0.3954220965</text:p>
          </table:table-cell>
          <table:table-cell office:value-type="float" office:value="-0.395422096521341">
            <text:p>-0.3954220965</text:p>
          </table:table-cell>
          <table:table-cell office:value-type="float" office:value="0.522409551662429">
            <text:p>0.5224095517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624824476631">
            <text:p>0.7562482448</text:p>
          </table:table-cell>
          <table:table-cell office:value-type="float" office:value="0.999914904496704">
            <text:p>0.999914904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Default" table:number-columns-repeated="34"/>
          <table:table-cell table:number-columns-repeated="990"/>
        </table:table-row>
        <table:table-row table:style-name="ro2">
          <table:table-cell table:style-name="ce2" table:number-matrix-columns-spanned="3" table:number-matrix-rows-spanned="2" table:formula="of:=[.BW503:.BY504]" office:value-type="float" office:value="2.31760778767405">
            <text:p>2.318</text:p>
          </table:table-cell>
          <table:table-cell table:style-name="ce2" office:value-type="float" office:value="2.31760778767405">
            <text:p>2.318</text:p>
          </table:table-cell>
          <table:table-cell table:style-name="ce2" office:value-type="float" office:value="-3.48626542130059">
            <text:p>-3.486</text:p>
          </table:table-cell>
          <table:table-cell table:style-name="ce2"/>
          <table:table-cell table:style-name="ce2" table:number-matrix-columns-spanned="4" table:number-matrix-rows-spanned="2" table:formula="of:=MMULT([.A508:.C509];[.$A$2:.$D$4])" office:value-type="float" office:value="-3.48626542130059">
            <text:p>-3.486</text:p>
          </table:table-cell>
          <table:table-cell table:style-name="ce2" office:value-type="float" office:value="-1.16865763362654">
            <text:p>-1.169</text:p>
          </table:table-cell>
          <table:table-cell table:style-name="ce2" office:value-type="float" office:value="-1.16865763362654">
            <text:p>-1.169</text:p>
          </table:table-cell>
          <table:table-cell table:style-name="ce2" office:value-type="float" office:value="1.14895015404751">
            <text:p>1.149</text:p>
          </table:table-cell>
          <table:table-cell table:style-name="ce2"/>
          <table:table-cell table:style-name="ce2" table:formula="of:=1/(1+EXP(-[.E508]))" office:value-type="float" office:value="0.0297055576034306">
            <text:p>0.030</text:p>
          </table:table-cell>
          <table:table-cell table:style-name="ce2" table:formula="of:=1/(1+EXP(-[.F508]))" office:value-type="float" office:value="0.237097709008121">
            <text:p>0.237</text:p>
          </table:table-cell>
          <table:table-cell table:style-name="ce2" table:formula="of:=1/(1+EXP(-[.G508]))" office:value-type="float" office:value="0.237097709008121">
            <text:p>0.237</text:p>
          </table:table-cell>
          <table:table-cell table:style-name="ce2" table:formula="of:=1/(1+EXP(-[.H508]))" office:value-type="float" office:value="0.75931910605775">
            <text:p>0.759</text:p>
          </table:table-cell>
          <table:table-cell table:style-name="ce2"/>
          <table:table-cell table:style-name="ce2" table:formula="of:=[.J508]*(1-[.J508])" office:value-type="float" office:value="0.0288231374508999">
            <text:p>0.029</text:p>
          </table:table-cell>
          <table:table-cell table:style-name="ce2" table:formula="of:=[.K508]*(1-[.K508])" office:value-type="float" office:value="0.180882385391221">
            <text:p>0.181</text:p>
          </table:table-cell>
          <table:table-cell table:style-name="ce2" table:formula="of:=[.L508]*(1-[.L508])" office:value-type="float" office:value="0.180882385391221">
            <text:p>0.181</text:p>
          </table:table-cell>
          <table:table-cell table:style-name="ce2" table:formula="of:=[.M508]*(1-[.M508])" office:value-type="float" office:value="0.18275360123341">
            <text:p>0.183</text:p>
          </table:table-cell>
          <table:table-cell table:style-name="ce2"/>
          <table:table-cell table:style-name="ce2" table:number-matrix-columns-spanned="3" table:number-matrix-rows-spanned="1" table:formula="of:=[.BE503:.BG503]" office:value-type="float" office:value="-3.5204707202132">
            <text:p>-3.520</text:p>
          </table:table-cell>
          <table:table-cell table:style-name="ce2" office:value-type="float" office:value="3.54691923209581">
            <text:p>3.547</text:p>
          </table:table-cell>
          <table:table-cell table:style-name="ce2" office:value-type="float" office:value="-1.55843166372927">
            <text:p>-1.558</text:p>
          </table:table-cell>
          <table:table-cell table:style-name="ce2"/>
          <table:table-cell table:style-name="ce2" table:number-matrix-columns-spanned="4" table:number-matrix-rows-spanned="1" table:formula="of:=MMULT([.T508:.V508];[.J508:.M510])" office:value-type="float" office:value="-1.31695643248984">
            <text:p>-1.317</text:p>
          </table:table-cell>
          <table:table-cell table:style-name="ce2" office:value-type="float" office:value="1.05836706905737">
            <text:p>1.058</text:p>
          </table:table-cell>
          <table:table-cell table:style-name="ce2" office:value-type="float" office:value="1.05836706905737">
            <text:p>1.058</text:p>
          </table:table-cell>
          <table:table-cell table:style-name="ce2" office:value-type="float" office:value="-0.684966201014614">
            <text:p>-0.685</text:p>
          </table:table-cell>
          <table:table-cell table:style-name="ce2"/>
          <table:table-cell table:style-name="ce2" table:formula="of:=1/(1+EXP(-[.X508]))" office:value-type="float" office:value="0.211325109477787">
            <text:p>0.211</text:p>
          </table:table-cell>
          <table:table-cell table:style-name="ce2" table:formula="of:=1/(1+EXP(-[.Y508]))" office:value-type="float" office:value="0.742378366431861">
            <text:p>0.742</text:p>
          </table:table-cell>
          <table:table-cell table:style-name="ce2" table:formula="of:=1/(1+EXP(-[.Z508]))" office:value-type="float" office:value="0.742378366431861">
            <text:p>0.742</text:p>
          </table:table-cell>
          <table:table-cell table:style-name="ce2" table:formula="of:=1/(1+EXP(-[.AA508]))" office:value-type="float" office:value="0.335153800835677">
            <text:p>0.335</text:p>
          </table:table-cell>
          <table:table-cell/>
          <table:table-cell table:style-name="ce2" table:formula="of:=[.AC508]*(1-[.AC508])" office:value-type="float" office:value="0.166666807581988">
            <text:p>0.167</text:p>
          </table:table-cell>
          <table:table-cell table:style-name="ce2" table:formula="of:=[.AD508]*(1-[.AD508])" office:value-type="float" office:value="0.191252727485823">
            <text:p>0.191</text:p>
          </table:table-cell>
          <table:table-cell table:style-name="ce2" table:formula="of:=[.AE508]*(1-[.AE508])" office:value-type="float" office:value="0.191252727485823">
            <text:p>0.191</text:p>
          </table:table-cell>
          <table:table-cell table:style-name="ce2" table:formula="of:=[.AF508]*(1-[.AF508])" office:value-type="float" office:value="0.222825730621076">
            <text:p>0.223</text:p>
          </table:table-cell>
          <table:table-cell/>
          <table:table-cell table:style-name="ce2" table:number-matrix-columns-spanned="4" table:number-matrix-rows-spanned="1" table:formula="of:=[.$AC$8:.$AF$8]-[.AC508:.AF508]" office:value-type="float" office:value="-0.204172321288891">
            <text:p>-0.204</text:p>
          </table:table-cell>
          <table:table-cell table:style-name="ce2" office:value-type="float" office:value="0.249977497739879">
            <text:p>0.250</text:p>
          </table:table-cell>
          <table:table-cell table:style-name="ce2" office:value-type="float" office:value="0.249977497739879">
            <text:p>0.250</text:p>
          </table:table-cell>
          <table:table-cell table:style-name="ce2" office:value-type="float" office:value="-0.328001012646781">
            <text:p>-0.328</text:p>
          </table:table-cell>
          <table:table-cell/>
          <table:table-cell table:number-matrix-columns-spanned="4" table:number-matrix-rows-spanned="1" table:formula="of:=[.AM508:.AP508]*[.AH508:.AK508]" office:value-type="float" office:value="-0.0340287489858234">
            <text:p>-0.034028749</text:p>
          </table:table-cell>
          <table:table-cell office:value-type="float" office:value="0.0478088782528329">
            <text:p>0.0478088783</text:p>
          </table:table-cell>
          <table:table-cell office:value-type="float" office:value="0.0478088782528329">
            <text:p>0.0478088783</text:p>
          </table:table-cell>
          <table:table-cell office:value-type="float" office:value="-0.0730870652874719">
            <text:p>-0.0730870653</text:p>
          </table:table-cell>
          <table:table-cell/>
          <table:table-cell table:number-matrix-columns-spanned="3" table:number-matrix-rows-spanned="4" table:formula="of:=TRANSPOSE([.J508:.M510])" office:value-type="float" office:value="0.0297055576034306">
            <text:p>0.0297055576</text:p>
          </table:table-cell>
          <table:table-cell office:value-type="float" office:value="0.0975643239571165">
            <text:p>0.09756432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508:.AU508];[.AW508:.AY511])" office:value-type="float" office:value="-0.0338364970336488">
            <text:p>-0.033836497</text:p>
          </table:table-cell>
          <table:table-cell office:value-type="float" office:value="0.0166442751529995">
            <text:p>0.0166442752</text:p>
          </table:table-cell>
          <table:table-cell office:value-type="float" office:value="-0.0114980577676294">
            <text:p>-0.0114980578</text:p>
          </table:table-cell>
          <table:table-cell/>
          <table:table-cell table:number-matrix-columns-spanned="3" table:number-matrix-rows-spanned="1" table:formula="of:=[.T508:.V508]+[.BA508:.BC508]" office:value-type="float" office:value="-3.55430721724684">
            <text:p>-3.5543072172</text:p>
          </table:table-cell>
          <table:table-cell office:value-type="float" office:value="3.56356350724881">
            <text:p>3.5635635072</text:p>
          </table:table-cell>
          <table:table-cell office:value-type="float" office:value="-1.5699297214969">
            <text:p>-1.5699297215</text:p>
          </table:table-cell>
          <table:table-cell/>
          <table:table-cell table:number-matrix-columns-spanned="4" table:number-matrix-rows-spanned="3" table:formula="of:=MMULT(TRANSPOSE([.BE508:.BG508]);[.AM508:.AP508])" office:value-type="float" office:value="0.725691155119145">
            <text:p>0.7256911551</text:p>
          </table:table-cell>
          <table:table-cell office:value-type="float" office:value="-0.888496824366158">
            <text:p>-0.8884968244</text:p>
          </table:table-cell>
          <table:table-cell office:value-type="float" office:value="-0.888496824366158">
            <text:p>-0.8884968244</text:p>
          </table:table-cell>
          <table:table-cell office:value-type="float" office:value="1.16581636651473">
            <text:p>1.1658163665</text:p>
          </table:table-cell>
          <table:table-cell/>
          <table:table-cell table:number-matrix-columns-spanned="4" table:number-matrix-rows-spanned="3" table:formula="of:=[.BI508:.BL510]*[.O508:.R510]" office:value-type="float" office:value="0.0209166959109015">
            <text:p>0.0209166959</text:p>
          </table:table-cell>
          <table:table-cell office:value-type="float" office:value="-0.160713425003876">
            <text:p>-0.160713425</text:p>
          </table:table-cell>
          <table:table-cell office:value-type="float" office:value="-0.160713425003876">
            <text:p>-0.160713425</text:p>
          </table:table-cell>
          <table:table-cell office:value-type="float" office:value="0.213057139357415">
            <text:p>0.2130571394</text:p>
          </table:table-cell>
          <table:table-cell/>
          <table:table-cell table:number-matrix-columns-spanned="3" table:number-matrix-rows-spanned="2" table:formula="of:=MMULT([.BN508:.BQ509];[.$O$2:.$Q$5])" office:value-type="float" office:value="0.052343714353539">
            <text:p>0.0523437144</text:p>
          </table:table-cell>
          <table:table-cell office:value-type="float" office:value="0.052343714353539">
            <text:p>0.0523437144</text:p>
          </table:table-cell>
          <table:table-cell office:value-type="float" office:value="-0.0874530147394355">
            <text:p>-0.0874530147</text:p>
          </table:table-cell>
          <table:table-cell/>
          <table:table-cell table:number-matrix-columns-spanned="3" table:number-matrix-rows-spanned="2" table:formula="of:=[.A508:.C509]+[.BS508:.BU509]" office:value-type="float" office:value="2.36995150202759">
            <text:p>2.369951502</text:p>
          </table:table-cell>
          <table:table-cell office:value-type="float" office:value="2.36995150202759">
            <text:p>2.369951502</text:p>
          </table:table-cell>
          <table:table-cell office:value-type="float" office:value="-3.57371843604002">
            <text:p>-3.573718436</text:p>
          </table:table-cell>
          <table:table-cell/>
          <table:table-cell table:formula="of:=SUMSQ([.AM508:.AP508])" office:value-type="float" office:value="0.27424849983039">
            <text:p>0.2742484998</text:p>
          </table:table-cell>
          <table:table-cell table:number-columns-repeated="945"/>
        </table:table-row>
        <table:table-row table:style-name="ro2">
          <table:table-cell table:style-name="ce2" office:value-type="float" office:value="5.81280791357013">
            <text:p>5.813</text:p>
          </table:table-cell>
          <table:table-cell table:style-name="ce2" office:value-type="float" office:value="5.81280791357013">
            <text:p>5.813</text:p>
          </table:table-cell>
          <table:table-cell table:style-name="ce2" office:value-type="float" office:value="-2.22458552121508">
            <text:p>-2.225</text:p>
          </table:table-cell>
          <table:table-cell table:style-name="ce2"/>
          <table:table-cell table:style-name="ce2" office:value-type="float" office:value="-2.22458552121508">
            <text:p>-2.225</text:p>
          </table:table-cell>
          <table:table-cell table:style-name="ce2" office:value-type="float" office:value="3.58822239235505">
            <text:p>3.588</text:p>
          </table:table-cell>
          <table:table-cell table:style-name="ce2" office:value-type="float" office:value="3.58822239235505">
            <text:p>3.588</text:p>
          </table:table-cell>
          <table:table-cell table:style-name="ce2" office:value-type="float" office:value="9.40103030592518">
            <text:p>9.401</text:p>
          </table:table-cell>
          <table:table-cell table:style-name="ce2"/>
          <table:table-cell table:style-name="ce2" table:formula="of:=1/(1+EXP(-[.E509]))" office:value-type="float" office:value="0.0975643239571165">
            <text:p>0.098</text:p>
          </table:table-cell>
          <table:table-cell table:style-name="ce2" table:formula="of:=1/(1+EXP(-[.F509]))" office:value-type="float" office:value="0.973096382896753">
            <text:p>0.973</text:p>
          </table:table-cell>
          <table:table-cell table:style-name="ce2" table:formula="of:=1/(1+EXP(-[.G509]))" office:value-type="float" office:value="0.973096382896753">
            <text:p>0.973</text:p>
          </table:table-cell>
          <table:table-cell table:style-name="ce2" table:formula="of:=1/(1+EXP(-[.H509]))" office:value-type="float" office:value="0.999917367950266">
            <text:p>1.000</text:p>
          </table:table-cell>
          <table:table-cell table:style-name="ce2"/>
          <table:table-cell table:style-name="ce2" table:formula="of:=[.J509]*(1-[.J509])" office:value-type="float" office:value="0.0880455266479073">
            <text:p>0.088</text:p>
          </table:table-cell>
          <table:table-cell table:style-name="ce2" table:formula="of:=[.K509]*(1-[.K509])" office:value-type="float" office:value="0.0261798124900089">
            <text:p>0.026</text:p>
          </table:table-cell>
          <table:table-cell table:style-name="ce2" table:formula="of:=[.L509]*(1-[.L509])" office:value-type="float" office:value="0.0261798124900089">
            <text:p>0.026</text:p>
          </table:table-cell>
          <table:table-cell table:style-name="ce2" table:formula="of:=[.M509]*(1-[.M509])" office:value-type="float" office:value="0.0000826252216781564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37097709008121">
            <text:p>0.237097709</text:p>
          </table:table-cell>
          <table:table-cell office:value-type="float" office:value="0.973096382896753">
            <text:p>0.973096382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7581033335371">
            <text:p>-0.7275810333</text:p>
          </table:table-cell>
          <table:table-cell office:value-type="float" office:value="0.890810688579206">
            <text:p>0.8908106886</text:p>
          </table:table-cell>
          <table:table-cell office:value-type="float" office:value="0.890810688579206">
            <text:p>0.8908106886</text:p>
          </table:table-cell>
          <table:table-cell office:value-type="float" office:value="-1.16885243900872">
            <text:p>-1.168852439</text:p>
          </table:table-cell>
          <table:table-cell/>
          <table:table-cell office:value-type="float" office:value="-0.0640602552590413">
            <text:p>-0.0640602553</text:p>
          </table:table-cell>
          <table:table-cell office:value-type="float" office:value="0.0233212567910993">
            <text:p>0.0233212568</text:p>
          </table:table-cell>
          <table:table-cell office:value-type="float" office:value="0.0233212567910993">
            <text:p>0.0233212568</text:p>
          </table:table-cell>
          <table:table-cell office:value-type="float" office:value="-0.0000965766918821496">
            <text:p>-9.65766918821496E-005</text:p>
          </table:table-cell>
          <table:table-cell/>
          <table:table-cell office:value-type="float" office:value="0.0232246800992172">
            <text:p>0.0232246801</text:p>
          </table:table-cell>
          <table:table-cell office:value-type="float" office:value="0.0232246800992172">
            <text:p>0.0232246801</text:p>
          </table:table-cell>
          <table:table-cell office:value-type="float" office:value="-0.0175143183687248">
            <text:p>-0.0175143184</text:p>
          </table:table-cell>
          <table:table-cell/>
          <table:table-cell office:value-type="float" office:value="5.83603259366935">
            <text:p>5.8360325937</text:p>
          </table:table-cell>
          <table:table-cell office:value-type="float" office:value="5.83603259366935">
            <text:p>5.8360325937</text:p>
          </table:table-cell>
          <table:table-cell office:value-type="float" office:value="-2.24209983958381">
            <text:p>-2.2420998396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10]*(1-[.J510])" office:value-type="float" office:value="0">
            <text:p>0.000</text:p>
          </table:table-cell>
          <table:table-cell table:style-name="ce2" table:formula="of:=[.K510]*(1-[.K510])" office:value-type="float" office:value="0">
            <text:p>0.000</text:p>
          </table:table-cell>
          <table:table-cell table:style-name="ce2" table:formula="of:=[.L510]*(1-[.L510])" office:value-type="float" office:value="0">
            <text:p>0.000</text:p>
          </table:table-cell>
          <table:table-cell table:style-name="ce2" table:formula="of:=[.M510]*(1-[.M510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37097709008121">
            <text:p>0.237097709</text:p>
          </table:table-cell>
          <table:table-cell office:value-type="float" office:value="0.973096382896753">
            <text:p>0.973096382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0536195498444">
            <text:p>0.3205361955</text:p>
          </table:table-cell>
          <table:table-cell office:value-type="float" office:value="-0.392447103407261">
            <text:p>-0.3924471034</text:p>
          </table:table-cell>
          <table:table-cell office:value-type="float" office:value="-0.392447103407261">
            <text:p>-0.3924471034</text:p>
          </table:table-cell>
          <table:table-cell office:value-type="float" office:value="0.514938538435263">
            <text:p>0.5149385384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5931910605775">
            <text:p>0.7593191061</text:p>
          </table:table-cell>
          <table:table-cell office:value-type="float" office:value="0.999917367950266">
            <text:p>0.999917368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table:style-name="ce2" table:number-columns-repeated="32"/>
          <table:table-cell/>
          <table:table-cell table:style-name="ce2" table:number-columns-repeated="4"/>
          <table:table-cell/>
          <table:table-cell table:style-name="ce2" table:number-columns-repeated="4"/>
          <table:table-cell table:number-columns-repeated="982"/>
        </table:table-row>
        <table:table-row table:style-name="ro2">
          <table:table-cell table:style-name="ce2" table:number-matrix-columns-spanned="3" table:number-matrix-rows-spanned="2" table:formula="of:=[.BW508:.BY509]" office:value-type="float" office:value="2.36995150202759">
            <text:p>2.370</text:p>
          </table:table-cell>
          <table:table-cell table:style-name="ce2" office:value-type="float" office:value="2.36995150202759">
            <text:p>2.370</text:p>
          </table:table-cell>
          <table:table-cell table:style-name="ce2" office:value-type="float" office:value="-3.57371843604002">
            <text:p>-3.574</text:p>
          </table:table-cell>
          <table:table-cell table:style-name="ce2"/>
          <table:table-cell table:style-name="ce2" table:number-matrix-columns-spanned="4" table:number-matrix-rows-spanned="2" table:formula="of:=MMULT([.A513:.C514];[.$A$2:.$D$4])" office:value-type="float" office:value="-3.57371843604002">
            <text:p>-3.574</text:p>
          </table:table-cell>
          <table:table-cell table:style-name="ce2" office:value-type="float" office:value="-1.20376693401243">
            <text:p>-1.204</text:p>
          </table:table-cell>
          <table:table-cell table:style-name="ce2" office:value-type="float" office:value="-1.20376693401243">
            <text:p>-1.204</text:p>
          </table:table-cell>
          <table:table-cell table:style-name="ce2" office:value-type="float" office:value="1.16618456801516">
            <text:p>1.166</text:p>
          </table:table-cell>
          <table:table-cell table:style-name="ce2"/>
          <table:table-cell table:style-name="ce2" table:formula="of:=1/(1+EXP(-[.E513]))" office:value-type="float" office:value="0.0272859447013711">
            <text:p>0.027</text:p>
          </table:table-cell>
          <table:table-cell table:style-name="ce2" table:formula="of:=1/(1+EXP(-[.F513]))" office:value-type="float" office:value="0.230805777820847">
            <text:p>0.231</text:p>
          </table:table-cell>
          <table:table-cell table:style-name="ce2" table:formula="of:=1/(1+EXP(-[.G513]))" office:value-type="float" office:value="0.230805777820847">
            <text:p>0.231</text:p>
          </table:table-cell>
          <table:table-cell table:style-name="ce2" table:formula="of:=1/(1+EXP(-[.H513]))" office:value-type="float" office:value="0.762454666178714">
            <text:p>0.762</text:p>
          </table:table-cell>
          <table:table-cell table:style-name="ce2"/>
          <table:table-cell table:style-name="ce2" table:formula="of:=[.J513]*(1-[.J513])" office:value-type="float" office:value="0.0265414219231248">
            <text:p>0.027</text:p>
          </table:table-cell>
          <table:table-cell table:style-name="ce2" table:formula="of:=[.K513]*(1-[.K513])" office:value-type="float" office:value="0.177534470745361">
            <text:p>0.178</text:p>
          </table:table-cell>
          <table:table-cell table:style-name="ce2" table:formula="of:=[.L513]*(1-[.L513])" office:value-type="float" office:value="0.177534470745361">
            <text:p>0.178</text:p>
          </table:table-cell>
          <table:table-cell table:style-name="ce2" table:formula="of:=[.M513]*(1-[.M513])" office:value-type="float" office:value="0.18111754820102">
            <text:p>0.181</text:p>
          </table:table-cell>
          <table:table-cell table:style-name="ce2"/>
          <table:table-cell table:style-name="ce2" table:number-matrix-columns-spanned="3" table:number-matrix-rows-spanned="1" table:formula="of:=[.BE508:.BG508]" office:value-type="float" office:value="-3.55430721724684">
            <text:p>-3.554</text:p>
          </table:table-cell>
          <table:table-cell table:style-name="ce2" office:value-type="float" office:value="3.56356350724881">
            <text:p>3.564</text:p>
          </table:table-cell>
          <table:table-cell table:style-name="ce2" office:value-type="float" office:value="-1.5699297214969">
            <text:p>-1.570</text:p>
          </table:table-cell>
          <table:table-cell table:style-name="ce2"/>
          <table:table-cell table:style-name="ce2" table:number-matrix-columns-spanned="4" table:number-matrix-rows-spanned="1" table:formula="of:=MMULT([.T513:.V513];[.J513:.M515])" office:value-type="float" office:value="-1.32469230678868">
            <text:p>-1.325</text:p>
          </table:table-cell>
          <table:table-cell table:style-name="ce2" office:value-type="float" office:value="1.0779376981548">
            <text:p>1.078</text:p>
          </table:table-cell>
          <table:table-cell table:style-name="ce2" office:value-type="float" office:value="1.0779376981548">
            <text:p>1.078</text:p>
          </table:table-cell>
          <table:table-cell table:style-name="ce2" office:value-type="float" office:value="-0.716650404045376">
            <text:p>-0.717</text:p>
          </table:table-cell>
          <table:table-cell table:style-name="ce2"/>
          <table:table-cell table:style-name="ce2" table:formula="of:=1/(1+EXP(-[.X513]))" office:value-type="float" office:value="0.210038675224042">
            <text:p>0.210</text:p>
          </table:table-cell>
          <table:table-cell table:style-name="ce2" table:formula="of:=1/(1+EXP(-[.Y513]))" office:value-type="float" office:value="0.746103513504507">
            <text:p>0.746</text:p>
          </table:table-cell>
          <table:table-cell table:style-name="ce2" table:formula="of:=1/(1+EXP(-[.Z513]))" office:value-type="float" office:value="0.746103513504507">
            <text:p>0.746</text:p>
          </table:table-cell>
          <table:table-cell table:style-name="ce2" table:formula="of:=1/(1+EXP(-[.AA513]))" office:value-type="float" office:value="0.328131012809939">
            <text:p>0.328</text:p>
          </table:table-cell>
          <table:table-cell/>
          <table:table-cell table:style-name="ce2" table:formula="of:=[.AC513]*(1-[.AC513])" office:value-type="float" office:value="0.165922430134172">
            <text:p>0.166</text:p>
          </table:table-cell>
          <table:table-cell table:style-name="ce2" table:formula="of:=[.AD513]*(1-[.AD513])" office:value-type="float" office:value="0.189433060640737">
            <text:p>0.189</text:p>
          </table:table-cell>
          <table:table-cell table:style-name="ce2" table:formula="of:=[.AE513]*(1-[.AE513])" office:value-type="float" office:value="0.189433060640737">
            <text:p>0.189</text:p>
          </table:table-cell>
          <table:table-cell table:style-name="ce2" table:formula="of:=[.AF513]*(1-[.AF513])" office:value-type="float" office:value="0.220461051242263">
            <text:p>0.220</text:p>
          </table:table-cell>
          <table:table-cell/>
          <table:table-cell table:style-name="ce2" table:number-matrix-columns-spanned="4" table:number-matrix-rows-spanned="1" table:formula="of:=[.$AC$8:.$AF$8]-[.AC513:.AF513]" office:value-type="float" office:value="-0.202885887035146">
            <text:p>-0.203</text:p>
          </table:table-cell>
          <table:table-cell table:style-name="ce2" office:value-type="float" office:value="0.246252350667232">
            <text:p>0.246</text:p>
          </table:table-cell>
          <table:table-cell table:style-name="ce2" office:value-type="float" office:value="0.246252350667232">
            <text:p>0.246</text:p>
          </table:table-cell>
          <table:table-cell table:style-name="ce2" office:value-type="float" office:value="-0.320978224621043">
            <text:p>-0.321</text:p>
          </table:table-cell>
          <table:table-cell/>
          <table:table-cell table:number-matrix-columns-spanned="4" table:number-matrix-rows-spanned="1" table:formula="of:=[.AM513:.AP513]*[.AH513:.AK513]" office:value-type="float" office:value="-0.0336633194167984">
            <text:p>-0.0336633194</text:p>
          </table:table-cell>
          <table:table-cell office:value-type="float" office:value="0.0466483364768698">
            <text:p>0.0466483365</text:p>
          </table:table-cell>
          <table:table-cell office:value-type="float" office:value="0.0466483364768698">
            <text:p>0.0466483365</text:p>
          </table:table-cell>
          <table:table-cell office:value-type="float" office:value="-0.0707631968258302">
            <text:p>-0.0707631968</text:p>
          </table:table-cell>
          <table:table-cell/>
          <table:table-cell table:number-matrix-columns-spanned="3" table:number-matrix-rows-spanned="4" table:formula="of:=TRANSPOSE([.J513:.M515])" office:value-type="float" office:value="0.0272859447013711">
            <text:p>0.0272859447</text:p>
          </table:table-cell>
          <table:table-cell office:value-type="float" office:value="0.0960330983841271">
            <text:p>0.0960330984</text:p>
          </table:table-cell>
          <table:table-cell office:value-type="float" office:value="1">
            <text:p>1</text:p>
          </table:table-cell>
          <table:table-cell/>
          <table:table-cell table:number-matrix-columns-spanned="3" table:number-matrix-rows-spanned="1" table:formula="of:=MMULT([.AR513:.AU513];[.AW513:.AY516])" office:value-type="float" office:value="-0.0333388539164633">
            <text:p>-0.0333388539</text:p>
          </table:table-cell>
          <table:table-cell office:value-type="float" office:value="0.0168102557318605">
            <text:p>0.0168102557</text:p>
          </table:table-cell>
          <table:table-cell office:value-type="float" office:value="-0.011129843288889">
            <text:p>-0.0111298433</text:p>
          </table:table-cell>
          <table:table-cell/>
          <table:table-cell table:number-matrix-columns-spanned="3" table:number-matrix-rows-spanned="1" table:formula="of:=[.T513:.V513]+[.BA513:.BC513]" office:value-type="float" office:value="-3.58764607116331">
            <text:p>-3.5876460712</text:p>
          </table:table-cell>
          <table:table-cell office:value-type="float" office:value="3.58037376298067">
            <text:p>3.580373763</text:p>
          </table:table-cell>
          <table:table-cell office:value-type="float" office:value="-1.58105956478579">
            <text:p>-1.5810595648</text:p>
          </table:table-cell>
          <table:table-cell/>
          <table:table-cell table:number-matrix-columns-spanned="4" table:number-matrix-rows-spanned="3" table:formula="of:=MMULT(TRANSPOSE([.BE513:.BG513]);[.AM513:.AP513])" office:value-type="float" office:value="0.727882755516123">
            <text:p>0.7278827555</text:p>
          </table:table-cell>
          <table:table-cell office:value-type="float" office:value="-0.883466278386025">
            <text:p>-0.8834662784</text:p>
          </table:table-cell>
          <table:table-cell office:value-type="float" office:value="-0.883466278386025">
            <text:p>-0.8834662784</text:p>
          </table:table-cell>
          <table:table-cell office:value-type="float" office:value="1.15155626649066">
            <text:p>1.1515562665</text:p>
          </table:table-cell>
          <table:table-cell/>
          <table:table-cell table:number-matrix-columns-spanned="4" table:number-matrix-rows-spanned="3" table:formula="of:=[.BI513:.BL515]*[.O513:.R515]" office:value-type="float" office:value="0.0193190433247201">
            <text:p>0.0193190433</text:p>
          </table:table-cell>
          <table:table-cell office:value-type="float" office:value="-0.156845718154636">
            <text:p>-0.1568457182</text:p>
          </table:table-cell>
          <table:table-cell office:value-type="float" office:value="-0.156845718154636">
            <text:p>-0.1568457182</text:p>
          </table:table-cell>
          <table:table-cell office:value-type="float" office:value="0.208567047602308">
            <text:p>0.2085670476</text:p>
          </table:table-cell>
          <table:table-cell/>
          <table:table-cell table:number-matrix-columns-spanned="3" table:number-matrix-rows-spanned="2" table:formula="of:=MMULT([.BN513:.BQ514];[.$O$2:.$Q$5])" office:value-type="float" office:value="0.0517213294476714">
            <text:p>0.0517213294</text:p>
          </table:table-cell>
          <table:table-cell office:value-type="float" office:value="0.0517213294476714">
            <text:p>0.0517213294</text:p>
          </table:table-cell>
          <table:table-cell office:value-type="float" office:value="-0.0858053453822449">
            <text:p>-0.0858053454</text:p>
          </table:table-cell>
          <table:table-cell/>
          <table:table-cell table:number-matrix-columns-spanned="3" table:number-matrix-rows-spanned="2" table:formula="of:=[.A513:.C514]+[.BS513:.BU514]" office:value-type="float" office:value="2.42167283147526">
            <text:p>2.4216728315</text:p>
          </table:table-cell>
          <table:table-cell office:value-type="float" office:value="2.42167283147526">
            <text:p>2.4216728315</text:p>
          </table:table-cell>
          <table:table-cell office:value-type="float" office:value="-3.65952378142227">
            <text:p>-3.6595237814</text:p>
          </table:table-cell>
          <table:table-cell/>
          <table:table-cell table:formula="of:=SUMSQ([.AM513:.AP513])" office:value-type="float" office:value="0.26547014425719">
            <text:p>0.2654701443</text:p>
          </table:table-cell>
          <table:table-cell table:number-columns-repeated="945"/>
        </table:table-row>
        <table:table-row table:style-name="ro2">
          <table:table-cell table:style-name="ce2" office:value-type="float" office:value="5.83603259366935">
            <text:p>5.836</text:p>
          </table:table-cell>
          <table:table-cell table:style-name="ce2" office:value-type="float" office:value="5.83603259366935">
            <text:p>5.836</text:p>
          </table:table-cell>
          <table:table-cell table:style-name="ce2" office:value-type="float" office:value="-2.24209983958381">
            <text:p>-2.242</text:p>
          </table:table-cell>
          <table:table-cell table:style-name="ce2"/>
          <table:table-cell table:style-name="ce2" office:value-type="float" office:value="-2.24209983958381">
            <text:p>-2.242</text:p>
          </table:table-cell>
          <table:table-cell table:style-name="ce2" office:value-type="float" office:value="3.59393275408554">
            <text:p>3.594</text:p>
          </table:table-cell>
          <table:table-cell table:style-name="ce2" office:value-type="float" office:value="3.59393275408554">
            <text:p>3.594</text:p>
          </table:table-cell>
          <table:table-cell table:style-name="ce2" office:value-type="float" office:value="9.42996534775489">
            <text:p>9.430</text:p>
          </table:table-cell>
          <table:table-cell table:style-name="ce2"/>
          <table:table-cell table:style-name="ce2" table:formula="of:=1/(1+EXP(-[.E514]))" office:value-type="float" office:value="0.0960330983841271">
            <text:p>0.096</text:p>
          </table:table-cell>
          <table:table-cell table:style-name="ce2" table:formula="of:=1/(1+EXP(-[.F514]))" office:value-type="float" office:value="0.973245475908523">
            <text:p>0.973</text:p>
          </table:table-cell>
          <table:table-cell table:style-name="ce2" table:formula="of:=1/(1+EXP(-[.G514]))" office:value-type="float" office:value="0.973245475908523">
            <text:p>0.973</text:p>
          </table:table-cell>
          <table:table-cell table:style-name="ce2" table:formula="of:=1/(1+EXP(-[.H514]))" office:value-type="float" office:value="0.99991972446284">
            <text:p>1.000</text:p>
          </table:table-cell>
          <table:table-cell table:style-name="ce2"/>
          <table:table-cell table:style-name="ce2" table:formula="of:=[.J514]*(1-[.J514])" office:value-type="float" office:value="0.0868107423988716">
            <text:p>0.087</text:p>
          </table:table-cell>
          <table:table-cell table:style-name="ce2" table:formula="of:=[.K514]*(1-[.K514])" office:value-type="float" office:value="0.0260387195321157">
            <text:p>0.026</text:p>
          </table:table-cell>
          <table:table-cell table:style-name="ce2" table:formula="of:=[.L514]*(1-[.L514])" office:value-type="float" office:value="0.0260387195321157">
            <text:p>0.026</text:p>
          </table:table-cell>
          <table:table-cell table:style-name="ce2" table:formula="of:=[.M514]*(1-[.M514])" office:value-type="float" office:value="0.0000802690929979688">
            <text:p>0.000</text:p>
          </table:table-cell>
          <table:table-cell table:style-name="ce2" table:number-columns-repeated="14"/>
          <table:table-cell table:number-columns-repeated="6"/>
          <table:table-cell table:style-name="ce2" table:number-columns-repeated="4"/>
          <table:table-cell table:number-columns-repeated="6"/>
          <table:table-cell office:value-type="float" office:value="0.230805777820847">
            <text:p>0.2308057778</text:p>
          </table:table-cell>
          <table:table-cell office:value-type="float" office:value="0.973245475908523">
            <text:p>0.973245475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-0.726407306819697">
            <text:p>-0.7264073068</text:p>
          </table:table-cell>
          <table:table-cell office:value-type="float" office:value="0.881675455401275">
            <text:p>0.8816754554</text:p>
          </table:table-cell>
          <table:table-cell office:value-type="float" office:value="0.881675455401275">
            <text:p>0.8816754554</text:p>
          </table:table-cell>
          <table:table-cell office:value-type="float" office:value="-1.1492220139213">
            <text:p>-1.1492220139</text:p>
          </table:table-cell>
          <table:table-cell/>
          <table:table-cell office:value-type="float" office:value="-0.0630599575889828">
            <text:p>-0.0630599576</text:p>
          </table:table-cell>
          <table:table-cell office:value-type="float" office:value="0.0229576999015442">
            <text:p>0.0229576999</text:p>
          </table:table-cell>
          <table:table-cell office:value-type="float" office:value="0.0229576999015442">
            <text:p>0.0229576999</text:p>
          </table:table-cell>
          <table:table-cell office:value-type="float" office:value="-0.0000922470087107618">
            <text:p>-0.000092247</text:p>
          </table:table-cell>
          <table:table-cell/>
          <table:table-cell office:value-type="float" office:value="0.0228654528928334">
            <text:p>0.0228654529</text:p>
          </table:table-cell>
          <table:table-cell office:value-type="float" office:value="0.0228654528928334">
            <text:p>0.0228654529</text:p>
          </table:table-cell>
          <table:table-cell office:value-type="float" office:value="-0.0172368047946052">
            <text:p>-0.0172368048</text:p>
          </table:table-cell>
          <table:table-cell/>
          <table:table-cell office:value-type="float" office:value="5.85889804656218">
            <text:p>5.8588980466</text:p>
          </table:table-cell>
          <table:table-cell office:value-type="float" office:value="5.85889804656218">
            <text:p>5.8588980466</text:p>
          </table:table-cell>
          <table:table-cell office:value-type="float" office:value="-2.25933664437841">
            <text:p>-2.2593366444</text:p>
          </table:table-cell>
          <table:table-cell table:number-columns-repeated="947"/>
        </table:table-row>
        <table:table-row table:style-name="ro2">
          <table:table-cell table:style-name="ce2" table:number-columns-repeated="9"/>
          <table:table-cell table:number-columns-repeated="4" table:style-name="ce2" office:value-type="float" office:value="1">
            <text:p>1.000</text:p>
          </table:table-cell>
          <table:table-cell table:style-name="ce2"/>
          <table:table-cell table:style-name="ce2" table:formula="of:=[.J515]*(1-[.J515])" office:value-type="float" office:value="0">
            <text:p>0.000</text:p>
          </table:table-cell>
          <table:table-cell table:style-name="ce2" table:formula="of:=[.K515]*(1-[.K515])" office:value-type="float" office:value="0">
            <text:p>0.000</text:p>
          </table:table-cell>
          <table:table-cell table:style-name="ce2" table:formula="of:=[.L515]*(1-[.L515])" office:value-type="float" office:value="0">
            <text:p>0.000</text:p>
          </table:table-cell>
          <table:table-cell table:style-name="ce2" table:formula="of:=[.M515]*(1-[.M515])" office:value-type="float" office:value="0">
            <text:p>0.000</text:p>
          </table:table-cell>
          <table:table-cell table:style-name="ce2" table:number-columns-repeated="14"/>
          <table:table-cell table:number-columns-repeated="16"/>
          <table:table-cell office:value-type="float" office:value="0.230805777820847">
            <text:p>0.2308057778</text:p>
          </table:table-cell>
          <table:table-cell office:value-type="float" office:value="0.973245475908523">
            <text:p>0.9732454759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float" office:value="0.320774672256967">
            <text:p>0.3207746723</text:p>
          </table:table-cell>
          <table:table-cell office:value-type="float" office:value="-0.389339634373413">
            <text:p>-0.3893396344</text:p>
          </table:table-cell>
          <table:table-cell office:value-type="float" office:value="-0.389339634373413">
            <text:p>-0.3893396344</text:p>
          </table:table-cell>
          <table:table-cell office:value-type="float" office:value="0.507485692125062">
            <text:p>0.5074856921</text:p>
          </table:table-cell>
          <table:table-cell/>
          <table:table-cell office:value-type="float" office:value="0">
            <text:p>0</text:p>
          </table:table-cell>
          <table:table-cell office:value-type="float" office:value="-0">
            <text:p>-0</text:p>
          </table:table-cell>
          <table:table-cell office:value-type="float" office:value="-0">
            <text:p>-0</text:p>
          </table:table-cell>
          <table:table-cell office:value-type="float" office:value="0">
            <text:p>0</text:p>
          </table:table-cell>
          <table:table-cell table:number-columns-repeated="955"/>
        </table:table-row>
        <table:table-row table:style-name="ro2">
          <table:table-cell table:number-columns-repeated="48"/>
          <table:table-cell office:value-type="float" office:value="0.762454666178714">
            <text:p>0.7624546662</text:p>
          </table:table-cell>
          <table:table-cell office:value-type="float" office:value="0.99991972446284">
            <text:p>0.9999197245</text:p>
          </table:table-cell>
          <table:table-cell office:value-type="float" office:value="1">
            <text:p>1</text:p>
          </table:table-cell>
          <table:table-cell table:number-columns-repeated="973"/>
        </table:table-row>
        <table:table-row table:style-name="ro2" table:number-rows-repeated="44205">
          <table:table-cell table:style-name="Default" table:number-columns-repeated="34"/>
          <table:table-cell table:number-columns-repeated="990"/>
        </table:table-row>
        <table:table-row table:style-name="ro2" table:number-rows-repeated="1003854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9">07/29/2023</text:date>, <text:time>14:0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Jones</meta:initial-creator>
    <meta:creation-date>2023-07-23T12:50:23.43</meta:creation-date>
    <dc:date>2023-07-29T14:09:08.37</dc:date>
    <dc:creator>Peter Jones</dc:creator>
    <meta:editing-duration>PT1H35M9S</meta:editing-duration>
    <meta:editing-cycles>6</meta:editing-cycles>
    <meta:generator>OpenOffice/4.1.6$Win32 OpenOffice.org_project/416m1$Build-9790</meta:generator>
    <meta:document-statistic meta:table-count="2" meta:cell-count="17222" meta:object-count="0"/>
  </office:meta>
</office:document-meta>
</file>